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table-column table:style-name="co1" table:number-columns-repeated="2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3" table:default-cell-style-name="Default"/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.8" calcext:value-type="float">
            <text:p>-9.8</text:p>
          </table:table-cell>
          <table:table-cell office:value-type="float" office:value="-9.6" calcext:value-type="float">
            <text:p>-9.6</text:p>
          </table:table-cell>
          <table:table-cell office:value-type="float" office:value="-9.4" calcext:value-type="float">
            <text:p>-9.4</text:p>
          </table:table-cell>
          <table:table-cell office:value-type="float" office:value="-9.2" calcext:value-type="float">
            <text:p>-9.2</text:p>
          </table:table-cell>
          <table:table-cell office:value-type="float" office:value="-9" calcext:value-type="float">
            <text:p>-9</text:p>
          </table:table-cell>
          <table:table-cell office:value-type="float" office:value="-8.8" calcext:value-type="float">
            <text:p>-8.8</text:p>
          </table:table-cell>
          <table:table-cell office:value-type="float" office:value="-8.6" calcext:value-type="float">
            <text:p>-8.6</text:p>
          </table:table-cell>
          <table:table-cell office:value-type="float" office:value="-8.4" calcext:value-type="float">
            <text:p>-8.4</text:p>
          </table:table-cell>
          <table:table-cell office:value-type="float" office:value="-8.2" calcext:value-type="float">
            <text:p>-8.2</text:p>
          </table:table-cell>
          <table:table-cell office:value-type="float" office:value="-8" calcext:value-type="float">
            <text:p>-8</text:p>
          </table:table-cell>
          <table:table-cell office:value-type="float" office:value="-7.8" calcext:value-type="float">
            <text:p>-7.8</text:p>
          </table:table-cell>
          <table:table-cell office:value-type="float" office:value="-7.6" calcext:value-type="float">
            <text:p>-7.6</text:p>
          </table:table-cell>
          <table:table-cell office:value-type="float" office:value="-7.4" calcext:value-type="float">
            <text:p>-7.4</text:p>
          </table:table-cell>
          <table:table-cell office:value-type="float" office:value="-7.2" calcext:value-type="float">
            <text:p>-7.2</text:p>
          </table:table-cell>
          <table:table-cell office:value-type="float" office:value="-7" calcext:value-type="float">
            <text:p>-7</text:p>
          </table:table-cell>
          <table:table-cell office:value-type="float" office:value="-6.8" calcext:value-type="float">
            <text:p>-6.8</text:p>
          </table:table-cell>
          <table:table-cell office:value-type="float" office:value="-6.6" calcext:value-type="float">
            <text:p>-6.6</text:p>
          </table:table-cell>
          <table:table-cell office:value-type="float" office:value="-6.4" calcext:value-type="float">
            <text:p>-6.4</text:p>
          </table:table-cell>
          <table:table-cell office:value-type="float" office:value="-6.2" calcext:value-type="float">
            <text:p>-6.2</text:p>
          </table:table-cell>
          <table:table-cell office:value-type="float" office:value="-6" calcext:value-type="float">
            <text:p>-6</text:p>
          </table:table-cell>
          <table:table-cell office:value-type="float" office:value="-5.8" calcext:value-type="float">
            <text:p>-5.8</text:p>
          </table:table-cell>
          <table:table-cell office:value-type="float" office:value="-5.6" calcext:value-type="float">
            <text:p>-5.6</text:p>
          </table:table-cell>
          <table:table-cell office:value-type="float" office:value="-5.4" calcext:value-type="float">
            <text:p>-5.4</text:p>
          </table:table-cell>
          <table:table-cell office:value-type="float" office:value="-5.2" calcext:value-type="float">
            <text:p>-5.2</text:p>
          </table:table-cell>
          <table:table-cell office:value-type="float" office:value="-5" calcext:value-type="float">
            <text:p>-5</text:p>
          </table:table-cell>
          <table:table-cell office:value-type="float" office:value="-4.8" calcext:value-type="float">
            <text:p>-4.8</text:p>
          </table:table-cell>
          <table:table-cell office:value-type="float" office:value="-4.6" calcext:value-type="float">
            <text:p>-4.6</text:p>
          </table:table-cell>
          <table:table-cell office:value-type="float" office:value="-4.4" calcext:value-type="float">
            <text:p>-4.4</text:p>
          </table:table-cell>
          <table:table-cell office:value-type="float" office:value="-4.2" calcext:value-type="float">
            <text:p>-4.2</text:p>
          </table:table-cell>
          <table:table-cell office:value-type="float" office:value="-4" calcext:value-type="float">
            <text:p>-4</text:p>
          </table:table-cell>
          <table:table-cell office:value-type="float" office:value="-3.8" calcext:value-type="float">
            <text:p>-3.8</text:p>
          </table:table-cell>
          <table:table-cell office:value-type="float" office:value="-3.6" calcext:value-type="float">
            <text:p>-3.6</text:p>
          </table:table-cell>
          <table:table-cell office:value-type="float" office:value="-3.4" calcext:value-type="float">
            <text:p>-3.4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  <table:table-cell office:value-type="float" office:value="-2.8" calcext:value-type="float">
            <text:p>-2.8</text:p>
          </table:table-cell>
          <table:table-cell office:value-type="float" office:value="-2.6" calcext:value-type="float">
            <text:p>-2.6</text:p>
          </table:table-cell>
          <table:table-cell office:value-type="float" office:value="-2.4" calcext:value-type="float">
            <text:p>-2.4</text:p>
          </table:table-cell>
          <table:table-cell office:value-type="float" office:value="-2.2" calcext:value-type="float">
            <text:p>-2.2</text:p>
          </table:table-cell>
          <table:table-cell office:value-type="float" office:value="-2" calcext:value-type="float">
            <text:p>-2</text:p>
          </table:table-cell>
          <table:table-cell office:value-type="float" office:value="-1.8" calcext:value-type="float">
            <text:p>-1.8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-0.799999999999999" calcext:value-type="float">
            <text:p>-0.799999999999999</text:p>
          </table:table-cell>
          <table:table-cell office:value-type="float" office:value="-0.6" calcext:value-type="float">
            <text:p>-0.6</text:p>
          </table:table-cell>
          <table:table-cell office:value-type="float" office:value="-0.399999999999999" calcext:value-type="float">
            <text:p>-0.399999999999999</text:p>
          </table:table-cell>
          <table:table-cell office:value-type="float" office:value="-0.199999999999999" calcext:value-type="float">
            <text:p>-0.1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0000000000001" calcext:value-type="float">
            <text:p>0.200000000000001</text:p>
          </table:table-cell>
          <table:table-cell office:value-type="float" office:value="0.4" calcext:value-type="float">
            <text:p>0.4</text:p>
          </table:table-cell>
          <table:table-cell office:value-type="float" office:value="0.600000000000001" calcext:value-type="float">
            <text:p>0.600000000000001</text:p>
          </table:table-cell>
          <table:table-cell office:value-type="float" office:value="0.800000000000001" calcext:value-type="float">
            <text:p>0.80000000000000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4" calcext:value-type="float">
            <text:p>3.4</text:p>
          </table:table-cell>
          <table:table-cell office:value-type="float" office:value="3.6" calcext:value-type="float">
            <text:p>3.6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7.4" calcext:value-type="float">
            <text:p>7.4</text:p>
          </table:table-cell>
          <table:table-cell office:value-type="float" office:value="7.6" calcext:value-type="float">
            <text:p>7.6</text:p>
          </table:table-cell>
          <table:table-cell office:value-type="float" office:value="7.8" calcext:value-type="float">
            <text:p>7.8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2.40418E-018" calcext:value-type="float">
            <text:p>2.40418E-18</text:p>
          </table:table-cell>
          <table:table-cell office:value-type="float" office:value="-2.30801E-016" calcext:value-type="float">
            <text:p>-2.30801E-16</text:p>
          </table:table-cell>
          <table:table-cell office:value-type="float" office:value="4.9884E-015" calcext:value-type="float">
            <text:p>4.9884E-15</text:p>
          </table:table-cell>
          <table:table-cell office:value-type="float" office:value="0.000000000000142311" calcext:value-type="float">
            <text:p>1.42311E-13</text:p>
          </table:table-cell>
          <table:table-cell office:value-type="float" office:value="-0.0000000000000547274" calcext:value-type="float">
            <text:p>-5.47274E-14</text:p>
          </table:table-cell>
          <table:table-cell office:value-type="float" office:value="-0.000000000380896" calcext:value-type="float">
            <text:p>-3.80896E-10</text:p>
          </table:table-cell>
          <table:table-cell office:value-type="float" office:value="-0.00000000152208" calcext:value-type="float">
            <text:p>-1.52208E-09</text:p>
          </table:table-cell>
          <table:table-cell office:value-type="float" office:value="0.000000495264" calcext:value-type="float">
            <text:p>4.95264E-07</text:p>
          </table:table-cell>
          <table:table-cell office:value-type="float" office:value="0.00000580242" calcext:value-type="float">
            <text:p>5.80242E-06</text:p>
          </table:table-cell>
          <table:table-cell office:value-type="float" office:value="-0.000435474" calcext:value-type="float">
            <text:p>-0.000435474</text:p>
          </table:table-cell>
          <table:table-cell office:value-type="float" office:value="-0.00800168" calcext:value-type="float">
            <text:p>-0.00800168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4.63675" calcext:value-type="float">
            <text:p>4.63675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-0.00800168" calcext:value-type="float">
            <text:p>-0.00800168</text:p>
          </table:table-cell>
          <table:table-cell office:value-type="float" office:value="-0.000435474" calcext:value-type="float">
            <text:p>-0.000435474</text:p>
          </table:table-cell>
          <table:table-cell office:value-type="float" office:value="0.00000580242" calcext:value-type="float">
            <text:p>5.80242E-06</text:p>
          </table:table-cell>
          <table:table-cell office:value-type="float" office:value="0.000000495264" calcext:value-type="float">
            <text:p>4.95264E-07</text:p>
          </table:table-cell>
          <table:table-cell office:value-type="float" office:value="-0.00000000152208" calcext:value-type="float">
            <text:p>-1.52208E-09</text:p>
          </table:table-cell>
          <table:table-cell office:value-type="float" office:value="-0.000000000380896" calcext:value-type="float">
            <text:p>-3.80896E-10</text:p>
          </table:table-cell>
          <table:table-cell office:value-type="float" office:value="-0.0000000000000547274" calcext:value-type="float">
            <text:p>-5.47274E-14</text:p>
          </table:table-cell>
          <table:table-cell office:value-type="float" office:value="0.000000000000142311" calcext:value-type="float">
            <text:p>1.42311E-13</text:p>
          </table:table-cell>
          <table:table-cell office:value-type="float" office:value="4.9884E-015" calcext:value-type="float">
            <text:p>4.9884E-15</text:p>
          </table:table-cell>
          <table:table-cell office:value-type="float" office:value="-2.30801E-016" calcext:value-type="float">
            <text:p>-2.30801E-16</text:p>
          </table:table-cell>
          <table:table-cell office:value-type="float" office:value="2.40418E-018" calcext:value-type="float">
            <text:p>2.40418E-18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office:value-type="float" office:value="1.23157E-035" calcext:value-type="float">
            <text:p>1.23157E-35</text:p>
          </table:table-cell>
          <table:table-cell office:value-type="float" office:value="-2.36461E-033" calcext:value-type="float">
            <text:p>-2.36461E-33</text:p>
          </table:table-cell>
          <table:table-cell office:value-type="float" office:value="1.72414E-031" calcext:value-type="float">
            <text:p>1.72414E-31</text:p>
          </table:table-cell>
          <table:table-cell office:value-type="float" office:value="-4.82215E-030" calcext:value-type="float">
            <text:p>-4.82215E-30</text:p>
          </table:table-cell>
          <table:table-cell office:value-type="float" office:value="-1.56266E-029" calcext:value-type="float">
            <text:p>-1.56266E-29</text:p>
          </table:table-cell>
          <table:table-cell office:value-type="float" office:value="-1.59798E-029" calcext:value-type="float">
            <text:p>-1.59798E-29</text:p>
          </table:table-cell>
          <table:table-cell office:value-type="float" office:value="2.49463E-025" calcext:value-type="float">
            <text:p>2.49463E-25</text:p>
          </table:table-cell>
          <table:table-cell office:value-type="float" office:value="-3.5758E-024" calcext:value-type="float">
            <text:p>-3.5758E-24</text:p>
          </table:table-cell>
          <table:table-cell office:value-type="float" office:value="-3.45198E-022" calcext:value-type="float">
            <text:p>-3.45198E-22</text:p>
          </table:table-cell>
          <table:table-cell office:value-type="float" office:value="3.53057E-021" calcext:value-type="float">
            <text:p>3.53057E-21</text:p>
          </table:table-cell>
          <table:table-cell office:value-type="float" office:value="4.70106E-019" calcext:value-type="float">
            <text:p>4.70106E-19</text:p>
          </table:table-cell>
          <table:table-cell office:value-type="float" office:value="-2.38234E-018" calcext:value-type="float">
            <text:p>-2.38234E-18</text:p>
          </table:table-cell>
          <table:table-cell office:value-type="float" office:value="-5.09726E-016" calcext:value-type="float">
            <text:p>-5.09726E-16</text:p>
          </table:table-cell>
          <table:table-cell office:value-type="float" office:value="-7.53152E-016" calcext:value-type="float">
            <text:p>-7.53152E-16</text:p>
          </table:table-cell>
          <table:table-cell office:value-type="float" office:value="0.000000000000442197" calcext:value-type="float">
            <text:p>4.42197E-13</text:p>
          </table:table-cell>
          <table:table-cell office:value-type="float" office:value="0.00000000000433774" calcext:value-type="float">
            <text:p>4.33774E-12</text:p>
          </table:table-cell>
          <table:table-cell office:value-type="float" office:value="-0.00000000030071" calcext:value-type="float">
            <text:p>-3.0071E-10</text:p>
          </table:table-cell>
          <table:table-cell office:value-type="float" office:value="-0.00000000578438" calcext:value-type="float">
            <text:p>-5.78438E-09</text:p>
          </table:table-cell>
          <table:table-cell office:value-type="float" office:value="0.00000014665" calcext:value-type="float">
            <text:p>1.4665E-07</text:p>
          </table:table-cell>
          <table:table-cell office:value-type="float" office:value="0.00000430679" calcext:value-type="float">
            <text:p>4.30679E-06</text:p>
          </table:table-cell>
          <table:table-cell office:value-type="float" office:value="-0.000034182" calcext:value-type="float">
            <text:p>-3.4182E-05</text:p>
          </table:table-cell>
          <table:table-cell office:value-type="float" office:value="-0.00196224" calcext:value-type="float">
            <text:p>-0.00196224</text:p>
          </table:table-cell>
          <table:table-cell office:value-type="float" office:value="-0.0050203" calcext:value-type="float">
            <text:p>-0.0050203</text:p>
          </table:table-cell>
          <table:table-cell office:value-type="float" office:value="0.421192" calcext:value-type="float">
            <text:p>0.421192</text:p>
          </table:table-cell>
          <table:table-cell office:value-type="float" office:value="4.17164" calcext:value-type="float">
            <text:p>4.17164</text:p>
          </table:table-cell>
          <table:table-cell office:value-type="float" office:value="0.421192" calcext:value-type="float">
            <text:p>0.421192</text:p>
          </table:table-cell>
          <table:table-cell office:value-type="float" office:value="-0.0050203" calcext:value-type="float">
            <text:p>-0.0050203</text:p>
          </table:table-cell>
          <table:table-cell office:value-type="float" office:value="-0.00196224" calcext:value-type="float">
            <text:p>-0.00196224</text:p>
          </table:table-cell>
          <table:table-cell office:value-type="float" office:value="-0.000034182" calcext:value-type="float">
            <text:p>-3.4182E-05</text:p>
          </table:table-cell>
          <table:table-cell office:value-type="float" office:value="0.00000430679" calcext:value-type="float">
            <text:p>4.30679E-06</text:p>
          </table:table-cell>
          <table:table-cell office:value-type="float" office:value="0.00000014665" calcext:value-type="float">
            <text:p>1.4665E-07</text:p>
          </table:table-cell>
          <table:table-cell office:value-type="float" office:value="-0.00000000578438" calcext:value-type="float">
            <text:p>-5.78438E-09</text:p>
          </table:table-cell>
          <table:table-cell office:value-type="float" office:value="-0.00000000030071" calcext:value-type="float">
            <text:p>-3.0071E-10</text:p>
          </table:table-cell>
          <table:table-cell office:value-type="float" office:value="0.00000000000433774" calcext:value-type="float">
            <text:p>4.33774E-12</text:p>
          </table:table-cell>
          <table:table-cell office:value-type="float" office:value="0.000000000000442197" calcext:value-type="float">
            <text:p>4.42197E-13</text:p>
          </table:table-cell>
          <table:table-cell office:value-type="float" office:value="-7.53152E-016" calcext:value-type="float">
            <text:p>-7.53152E-16</text:p>
          </table:table-cell>
          <table:table-cell office:value-type="float" office:value="-5.09726E-016" calcext:value-type="float">
            <text:p>-5.09726E-16</text:p>
          </table:table-cell>
          <table:table-cell office:value-type="float" office:value="-2.38234E-018" calcext:value-type="float">
            <text:p>-2.38234E-18</text:p>
          </table:table-cell>
          <table:table-cell office:value-type="float" office:value="4.70106E-019" calcext:value-type="float">
            <text:p>4.70106E-19</text:p>
          </table:table-cell>
          <table:table-cell office:value-type="float" office:value="3.53057E-021" calcext:value-type="float">
            <text:p>3.53057E-21</text:p>
          </table:table-cell>
          <table:table-cell office:value-type="float" office:value="-3.45198E-022" calcext:value-type="float">
            <text:p>-3.45198E-22</text:p>
          </table:table-cell>
          <table:table-cell office:value-type="float" office:value="-3.5758E-024" calcext:value-type="float">
            <text:p>-3.5758E-24</text:p>
          </table:table-cell>
          <table:table-cell office:value-type="float" office:value="2.49463E-025" calcext:value-type="float">
            <text:p>2.49463E-25</text:p>
          </table:table-cell>
          <table:table-cell office:value-type="float" office:value="-1.59798E-029" calcext:value-type="float">
            <text:p>-1.59798E-29</text:p>
          </table:table-cell>
          <table:table-cell office:value-type="float" office:value="-1.56266E-029" calcext:value-type="float">
            <text:p>-1.56266E-29</text:p>
          </table:table-cell>
          <table:table-cell office:value-type="float" office:value="-4.82215E-030" calcext:value-type="float">
            <text:p>-4.82215E-30</text:p>
          </table:table-cell>
          <table:table-cell office:value-type="float" office:value="1.72414E-031" calcext:value-type="float">
            <text:p>1.72414E-31</text:p>
          </table:table-cell>
          <table:table-cell office:value-type="float" office:value="-2.36461E-033" calcext:value-type="float">
            <text:p>-2.36461E-33</text:p>
          </table:table-cell>
          <table:table-cell office:value-type="float" office:value="1.23157E-035" calcext:value-type="float">
            <text:p>1.23157E-3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9.14761E-053" calcext:value-type="float">
            <text:p>9.14761E-53</text:p>
          </table:table-cell>
          <table:table-cell office:value-type="float" office:value="-2.63451E-050" calcext:value-type="float">
            <text:p>-2.63451E-50</text:p>
          </table:table-cell>
          <table:table-cell office:value-type="float" office:value="3.2217E-048" calcext:value-type="float">
            <text:p>3.2217E-48</text:p>
          </table:table-cell>
          <table:table-cell office:value-type="float" office:value="-2.07514E-046" calcext:value-type="float">
            <text:p>-2.07514E-46</text:p>
          </table:table-cell>
          <table:table-cell office:value-type="float" office:value="6.82108E-045" calcext:value-type="float">
            <text:p>6.82108E-45</text:p>
          </table:table-cell>
          <table:table-cell office:value-type="float" office:value="-8.42975E-044" calcext:value-type="float">
            <text:p>-8.42975E-44</text:p>
          </table:table-cell>
          <table:table-cell office:value-type="float" office:value="1.91556E-042" calcext:value-type="float">
            <text:p>1.91556E-42</text:p>
          </table:table-cell>
          <table:table-cell office:value-type="float" office:value="-2.59166E-040" calcext:value-type="float">
            <text:p>-2.59166E-40</text:p>
          </table:table-cell>
          <table:table-cell office:value-type="float" office:value="6.75405E-039" calcext:value-type="float">
            <text:p>6.75405E-39</text:p>
          </table:table-cell>
          <table:table-cell office:value-type="float" office:value="2.447E-037" calcext:value-type="float">
            <text:p>2.447E-37</text:p>
          </table:table-cell>
          <table:table-cell office:value-type="float" office:value="-7.95886E-036" calcext:value-type="float">
            <text:p>-7.95886E-36</text:p>
          </table:table-cell>
          <table:table-cell office:value-type="float" office:value="-4.03202E-034" calcext:value-type="float">
            <text:p>-4.03202E-34</text:p>
          </table:table-cell>
          <table:table-cell office:value-type="float" office:value="1.11949E-032" calcext:value-type="float">
            <text:p>1.11949E-32</text:p>
          </table:table-cell>
          <table:table-cell office:value-type="float" office:value="5.21295E-031" calcext:value-type="float">
            <text:p>5.21295E-31</text:p>
          </table:table-cell>
          <table:table-cell office:value-type="float" office:value="-1.15049E-029" calcext:value-type="float">
            <text:p>-1.15049E-29</text:p>
          </table:table-cell>
          <table:table-cell office:value-type="float" office:value="-6.27104E-028" calcext:value-type="float">
            <text:p>-6.27104E-28</text:p>
          </table:table-cell>
          <table:table-cell office:value-type="float" office:value="8.71171E-027" calcext:value-type="float">
            <text:p>8.71171E-27</text:p>
          </table:table-cell>
          <table:table-cell office:value-type="float" office:value="6.88422E-025" calcext:value-type="float">
            <text:p>6.88422E-25</text:p>
          </table:table-cell>
          <table:table-cell office:value-type="float" office:value="-4.03454E-024" calcext:value-type="float">
            <text:p>-4.03454E-24</text:p>
          </table:table-cell>
          <table:table-cell office:value-type="float" office:value="-6.56226E-022" calcext:value-type="float">
            <text:p>-6.56226E-22</text:p>
          </table:table-cell>
          <table:table-cell office:value-type="float" office:value="-7.28756E-022" calcext:value-type="float">
            <text:p>-7.28756E-22</text:p>
          </table:table-cell>
          <table:table-cell office:value-type="float" office:value="5.13183E-019" calcext:value-type="float">
            <text:p>5.13183E-19</text:p>
          </table:table-cell>
          <table:table-cell office:value-type="float" office:value="4.40624E-018" calcext:value-type="float">
            <text:p>4.40624E-18</text:p>
          </table:table-cell>
          <table:table-cell office:value-type="float" office:value="-3.26581E-016" calcext:value-type="float">
            <text:p>-3.26581E-16</text:p>
          </table:table-cell>
          <table:table-cell office:value-type="float" office:value="-5.50553E-015" calcext:value-type="float">
            <text:p>-5.50553E-15</text:p>
          </table:table-cell>
          <table:table-cell office:value-type="float" office:value="0.000000000000155994" calcext:value-type="float">
            <text:p>1.55994E-13</text:p>
          </table:table-cell>
          <table:table-cell office:value-type="float" office:value="0.00000000000442778" calcext:value-type="float">
            <text:p>4.42778E-12</text:p>
          </table:table-cell>
          <table:table-cell office:value-type="float" office:value="-0.0000000000459289" calcext:value-type="float">
            <text:p>-4.59289E-11</text:p>
          </table:table-cell>
          <table:table-cell office:value-type="float" office:value="-0.0000000025016" calcext:value-type="float">
            <text:p>-2.5016E-09</text:p>
          </table:table-cell>
          <table:table-cell office:value-type="float" office:value="-0.000000000263844" calcext:value-type="float">
            <text:p>-2.63844E-10</text:p>
          </table:table-cell>
          <table:table-cell office:value-type="float" office:value="0.000000959034" calcext:value-type="float">
            <text:p>9.59034E-07</text:p>
          </table:table-cell>
          <table:table-cell office:value-type="float" office:value="0.00000774929" calcext:value-type="float">
            <text:p>7.74929E-06</text:p>
          </table:table-cell>
          <table:table-cell office:value-type="float" office:value="-0.000213362" calcext:value-type="float">
            <text:p>-0.000213362</text:p>
          </table:table-cell>
          <table:table-cell office:value-type="float" office:value="-0.00357118" calcext:value-type="float">
            <text:p>-0.00357118</text:p>
          </table:table-cell>
          <table:table-cell office:value-type="float" office:value="0.0122453" calcext:value-type="float">
            <text:p>0.0122453</text:p>
          </table:table-cell>
          <table:table-cell office:value-type="float" office:value="0.61276" calcext:value-type="float">
            <text:p>0.61276</text:p>
          </table:table-cell>
          <table:table-cell office:value-type="float" office:value="3.75754" calcext:value-type="float">
            <text:p>3.75754</text:p>
          </table:table-cell>
          <table:table-cell office:value-type="float" office:value="0.61276" calcext:value-type="float">
            <text:p>0.61276</text:p>
          </table:table-cell>
          <table:table-cell office:value-type="float" office:value="0.0122453" calcext:value-type="float">
            <text:p>0.0122453</text:p>
          </table:table-cell>
          <table:table-cell office:value-type="float" office:value="-0.00357118" calcext:value-type="float">
            <text:p>-0.00357118</text:p>
          </table:table-cell>
          <table:table-cell office:value-type="float" office:value="-0.000213362" calcext:value-type="float">
            <text:p>-0.000213362</text:p>
          </table:table-cell>
          <table:table-cell office:value-type="float" office:value="0.00000774929" calcext:value-type="float">
            <text:p>7.74929E-06</text:p>
          </table:table-cell>
          <table:table-cell office:value-type="float" office:value="0.000000959034" calcext:value-type="float">
            <text:p>9.59034E-07</text:p>
          </table:table-cell>
          <table:table-cell office:value-type="float" office:value="-0.000000000263844" calcext:value-type="float">
            <text:p>-2.63844E-10</text:p>
          </table:table-cell>
          <table:table-cell office:value-type="float" office:value="-0.0000000025016" calcext:value-type="float">
            <text:p>-2.5016E-09</text:p>
          </table:table-cell>
          <table:table-cell office:value-type="float" office:value="-0.0000000000459289" calcext:value-type="float">
            <text:p>-4.59289E-11</text:p>
          </table:table-cell>
          <table:table-cell office:value-type="float" office:value="0.00000000000442778" calcext:value-type="float">
            <text:p>4.42778E-12</text:p>
          </table:table-cell>
          <table:table-cell office:value-type="float" office:value="0.000000000000155994" calcext:value-type="float">
            <text:p>1.55994E-13</text:p>
          </table:table-cell>
          <table:table-cell office:value-type="float" office:value="-5.50553E-015" calcext:value-type="float">
            <text:p>-5.50553E-15</text:p>
          </table:table-cell>
          <table:table-cell office:value-type="float" office:value="-3.26581E-016" calcext:value-type="float">
            <text:p>-3.26581E-16</text:p>
          </table:table-cell>
          <table:table-cell office:value-type="float" office:value="4.40624E-018" calcext:value-type="float">
            <text:p>4.40624E-18</text:p>
          </table:table-cell>
          <table:table-cell office:value-type="float" office:value="5.13183E-019" calcext:value-type="float">
            <text:p>5.13183E-19</text:p>
          </table:table-cell>
          <table:table-cell office:value-type="float" office:value="-7.28756E-022" calcext:value-type="float">
            <text:p>-7.28756E-22</text:p>
          </table:table-cell>
          <table:table-cell office:value-type="float" office:value="-6.56226E-022" calcext:value-type="float">
            <text:p>-6.56226E-22</text:p>
          </table:table-cell>
          <table:table-cell office:value-type="float" office:value="-4.03454E-024" calcext:value-type="float">
            <text:p>-4.03454E-24</text:p>
          </table:table-cell>
          <table:table-cell office:value-type="float" office:value="6.88422E-025" calcext:value-type="float">
            <text:p>6.88422E-25</text:p>
          </table:table-cell>
          <table:table-cell office:value-type="float" office:value="8.71171E-027" calcext:value-type="float">
            <text:p>8.71171E-27</text:p>
          </table:table-cell>
          <table:table-cell office:value-type="float" office:value="-6.27104E-028" calcext:value-type="float">
            <text:p>-6.27104E-28</text:p>
          </table:table-cell>
          <table:table-cell office:value-type="float" office:value="-1.15049E-029" calcext:value-type="float">
            <text:p>-1.15049E-29</text:p>
          </table:table-cell>
          <table:table-cell office:value-type="float" office:value="5.21295E-031" calcext:value-type="float">
            <text:p>5.21295E-31</text:p>
          </table:table-cell>
          <table:table-cell office:value-type="float" office:value="1.11949E-032" calcext:value-type="float">
            <text:p>1.11949E-32</text:p>
          </table:table-cell>
          <table:table-cell office:value-type="float" office:value="-4.03202E-034" calcext:value-type="float">
            <text:p>-4.03202E-34</text:p>
          </table:table-cell>
          <table:table-cell office:value-type="float" office:value="-7.95886E-036" calcext:value-type="float">
            <text:p>-7.95886E-36</text:p>
          </table:table-cell>
          <table:table-cell office:value-type="float" office:value="2.447E-037" calcext:value-type="float">
            <text:p>2.447E-37</text:p>
          </table:table-cell>
          <table:table-cell office:value-type="float" office:value="6.75405E-039" calcext:value-type="float">
            <text:p>6.75405E-39</text:p>
          </table:table-cell>
          <table:table-cell office:value-type="float" office:value="-2.59166E-040" calcext:value-type="float">
            <text:p>-2.59166E-40</text:p>
          </table:table-cell>
          <table:table-cell office:value-type="float" office:value="1.91556E-042" calcext:value-type="float">
            <text:p>1.91556E-42</text:p>
          </table:table-cell>
          <table:table-cell office:value-type="float" office:value="-8.42975E-044" calcext:value-type="float">
            <text:p>-8.42975E-44</text:p>
          </table:table-cell>
          <table:table-cell office:value-type="float" office:value="6.82108E-045" calcext:value-type="float">
            <text:p>6.82108E-45</text:p>
          </table:table-cell>
          <table:table-cell office:value-type="float" office:value="-2.07514E-046" calcext:value-type="float">
            <text:p>-2.07514E-46</text:p>
          </table:table-cell>
          <table:table-cell office:value-type="float" office:value="3.2217E-048" calcext:value-type="float">
            <text:p>3.2217E-48</text:p>
          </table:table-cell>
          <table:table-cell office:value-type="float" office:value="-2.63451E-050" calcext:value-type="float">
            <text:p>-2.63451E-50</text:p>
          </table:table-cell>
          <table:table-cell office:value-type="float" office:value="9.14761E-053" calcext:value-type="float">
            <text:p>9.14761E-5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.84613E-066" calcext:value-type="float">
            <text:p>-3.84613E-66</text:p>
          </table:table-cell>
          <table:table-cell office:value-type="float" office:value="3.8451E-067" calcext:value-type="float">
            <text:p>3.8451E-67</text:p>
          </table:table-cell>
          <table:table-cell office:value-type="float" office:value="1.0281E-069" calcext:value-type="float">
            <text:p>1.0281E-69</text:p>
          </table:table-cell>
          <table:table-cell office:value-type="float" office:value="-3.94791E-067" calcext:value-type="float">
            <text:p>-3.94791E-67</text:p>
          </table:table-cell>
          <table:table-cell office:value-type="float" office:value="6.7584E-065" calcext:value-type="float">
            <text:p>6.7584E-65</text:p>
          </table:table-cell>
          <table:table-cell office:value-type="float" office:value="-6.6625E-063" calcext:value-type="float">
            <text:p>-6.6625E-63</text:p>
          </table:table-cell>
          <table:table-cell office:value-type="float" office:value="4.05427E-061" calcext:value-type="float">
            <text:p>4.05427E-61</text:p>
          </table:table-cell>
          <table:table-cell office:value-type="float" office:value="-1.51037E-059" calcext:value-type="float">
            <text:p>-1.51037E-59</text:p>
          </table:table-cell>
          <table:table-cell office:value-type="float" office:value="3.43432E-058" calcext:value-type="float">
            <text:p>3.43432E-58</text:p>
          </table:table-cell>
          <table:table-cell office:value-type="float" office:value="-8.84933E-057" calcext:value-type="float">
            <text:p>-8.84933E-57</text:p>
          </table:table-cell>
          <table:table-cell office:value-type="float" office:value="4.97648E-055" calcext:value-type="float">
            <text:p>4.97648E-55</text:p>
          </table:table-cell>
          <table:table-cell office:value-type="float" office:value="-1.56262E-053" calcext:value-type="float">
            <text:p>-1.56262E-53</text:p>
          </table:table-cell>
          <table:table-cell office:value-type="float" office:value="-1.31075E-052" calcext:value-type="float">
            <text:p>-1.31075E-52</text:p>
          </table:table-cell>
          <table:table-cell office:value-type="float" office:value="1.32043E-050" calcext:value-type="float">
            <text:p>1.32043E-50</text:p>
          </table:table-cell>
          <table:table-cell office:value-type="float" office:value="4.02153E-049" calcext:value-type="float">
            <text:p>4.02153E-49</text:p>
          </table:table-cell>
          <table:table-cell office:value-type="float" office:value="-2.4308E-047" calcext:value-type="float">
            <text:p>-2.4308E-47</text:p>
          </table:table-cell>
          <table:table-cell office:value-type="float" office:value="-4.6326E-046" calcext:value-type="float">
            <text:p>-4.6326E-46</text:p>
          </table:table-cell>
          <table:table-cell office:value-type="float" office:value="3.04522E-044" calcext:value-type="float">
            <text:p>3.04522E-44</text:p>
          </table:table-cell>
          <table:table-cell office:value-type="float" office:value="6.30574E-043" calcext:value-type="float">
            <text:p>6.30574E-43</text:p>
          </table:table-cell>
          <table:table-cell office:value-type="float" office:value="-3.42876E-041" calcext:value-type="float">
            <text:p>-3.42876E-41</text:p>
          </table:table-cell>
          <table:table-cell office:value-type="float" office:value="-8.51527E-040" calcext:value-type="float">
            <text:p>-8.51527E-40</text:p>
          </table:table-cell>
          <table:table-cell office:value-type="float" office:value="3.45355E-038" calcext:value-type="float">
            <text:p>3.45355E-38</text:p>
          </table:table-cell>
          <table:table-cell office:value-type="float" office:value="1.05602E-036" calcext:value-type="float">
            <text:p>1.05602E-36</text:p>
          </table:table-cell>
          <table:table-cell office:value-type="float" office:value="-3.02611E-035" calcext:value-type="float">
            <text:p>-3.02611E-35</text:p>
          </table:table-cell>
          <table:table-cell office:value-type="float" office:value="-1.15569E-033" calcext:value-type="float">
            <text:p>-1.15569E-33</text:p>
          </table:table-cell>
          <table:table-cell office:value-type="float" office:value="2.08972E-032" calcext:value-type="float">
            <text:p>2.08972E-32</text:p>
          </table:table-cell>
          <table:table-cell office:value-type="float" office:value="1.14879E-030" calcext:value-type="float">
            <text:p>1.14879E-30</text:p>
          </table:table-cell>
          <table:table-cell office:value-type="float" office:value="-1.02893E-029" calcext:value-type="float">
            <text:p>-1.02893E-29</text:p>
          </table:table-cell>
          <table:table-cell office:value-type="float" office:value="-9.94566E-028" calcext:value-type="float">
            <text:p>-9.94566E-28</text:p>
          </table:table-cell>
          <table:table-cell office:value-type="float" office:value="1.01557E-027" calcext:value-type="float">
            <text:p>1.01557E-27</text:p>
          </table:table-cell>
          <table:table-cell office:value-type="float" office:value="7.39057E-025" calcext:value-type="float">
            <text:p>7.39057E-25</text:p>
          </table:table-cell>
          <table:table-cell office:value-type="float" office:value="4.70047E-024" calcext:value-type="float">
            <text:p>4.70047E-24</text:p>
          </table:table-cell>
          <table:table-cell office:value-type="float" office:value="-4.57283E-022" calcext:value-type="float">
            <text:p>-4.57283E-22</text:p>
          </table:table-cell>
          <table:table-cell office:value-type="float" office:value="-6.47674E-021" calcext:value-type="float">
            <text:p>-6.47674E-21</text:p>
          </table:table-cell>
          <table:table-cell office:value-type="float" office:value="2.23706E-019" calcext:value-type="float">
            <text:p>2.23706E-19</text:p>
          </table:table-cell>
          <table:table-cell office:value-type="float" office:value="5.45334E-018" calcext:value-type="float">
            <text:p>5.45334E-18</text:p>
          </table:table-cell>
          <table:table-cell office:value-type="float" office:value="-7.6109E-017" calcext:value-type="float">
            <text:p>-7.6109E-17</text:p>
          </table:table-cell>
          <table:table-cell office:value-type="float" office:value="-3.3646E-015" calcext:value-type="float">
            <text:p>-3.3646E-15</text:p>
          </table:table-cell>
          <table:table-cell office:value-type="float" office:value="8.66714E-015" calcext:value-type="float">
            <text:p>8.66714E-15</text:p>
          </table:table-cell>
          <table:table-cell office:value-type="float" office:value="0.00000000000154813" calcext:value-type="float">
            <text:p>1.54813E-12</text:p>
          </table:table-cell>
          <table:table-cell office:value-type="float" office:value="0.00000000000899373" calcext:value-type="float">
            <text:p>8.99373E-12</text:p>
          </table:table-cell>
          <table:table-cell office:value-type="float" office:value="-0.000000000504468" calcext:value-type="float">
            <text:p>-5.04468E-10</text:p>
          </table:table-cell>
          <table:table-cell office:value-type="float" office:value="-0.00000000710259" calcext:value-type="float">
            <text:p>-7.10259E-09</text:p>
          </table:table-cell>
          <table:table-cell office:value-type="float" office:value="0.0000000968106" calcext:value-type="float">
            <text:p>9.68106E-08</text:p>
          </table:table-cell>
          <table:table-cell office:value-type="float" office:value="0.00000269995" calcext:value-type="float">
            <text:p>2.69995E-06</text:p>
          </table:table-cell>
          <table:table-cell office:value-type="float" office:value="-0.0000012773" calcext:value-type="float">
            <text:p>-1.2773E-06</text:p>
          </table:table-cell>
          <table:table-cell office:value-type="float" office:value="-0.000558596" calcext:value-type="float">
            <text:p>-0.000558596</text:p>
          </table:table-cell>
          <table:table-cell office:value-type="float" office:value="-0.00427522" calcext:value-type="float">
            <text:p>-0.00427522</text:p>
          </table:table-cell>
          <table:table-cell office:value-type="float" office:value="0.0413672" calcext:value-type="float">
            <text:p>0.0413672</text:p>
          </table:table-cell>
          <table:table-cell office:value-type="float" office:value="0.769085" calcext:value-type="float">
            <text:p>0.769085</text:p>
          </table:table-cell>
          <table:table-cell office:value-type="float" office:value="3.38876" calcext:value-type="float">
            <text:p>3.38876</text:p>
          </table:table-cell>
          <table:table-cell office:value-type="float" office:value="0.769085" calcext:value-type="float">
            <text:p>0.769085</text:p>
          </table:table-cell>
          <table:table-cell office:value-type="float" office:value="0.0413672" calcext:value-type="float">
            <text:p>0.0413672</text:p>
          </table:table-cell>
          <table:table-cell office:value-type="float" office:value="-0.00427522" calcext:value-type="float">
            <text:p>-0.00427522</text:p>
          </table:table-cell>
          <table:table-cell office:value-type="float" office:value="-0.000558596" calcext:value-type="float">
            <text:p>-0.000558596</text:p>
          </table:table-cell>
          <table:table-cell office:value-type="float" office:value="-0.0000012773" calcext:value-type="float">
            <text:p>-1.2773E-06</text:p>
          </table:table-cell>
          <table:table-cell office:value-type="float" office:value="0.00000269995" calcext:value-type="float">
            <text:p>2.69995E-06</text:p>
          </table:table-cell>
          <table:table-cell office:value-type="float" office:value="0.0000000968106" calcext:value-type="float">
            <text:p>9.68106E-08</text:p>
          </table:table-cell>
          <table:table-cell office:value-type="float" office:value="-0.00000000710259" calcext:value-type="float">
            <text:p>-7.10259E-09</text:p>
          </table:table-cell>
          <table:table-cell office:value-type="float" office:value="-0.000000000504468" calcext:value-type="float">
            <text:p>-5.04468E-10</text:p>
          </table:table-cell>
          <table:table-cell office:value-type="float" office:value="0.00000000000899373" calcext:value-type="float">
            <text:p>8.99373E-12</text:p>
          </table:table-cell>
          <table:table-cell office:value-type="float" office:value="0.00000000000154813" calcext:value-type="float">
            <text:p>1.54813E-12</text:p>
          </table:table-cell>
          <table:table-cell office:value-type="float" office:value="8.66714E-015" calcext:value-type="float">
            <text:p>8.66714E-15</text:p>
          </table:table-cell>
          <table:table-cell office:value-type="float" office:value="-3.3646E-015" calcext:value-type="float">
            <text:p>-3.3646E-15</text:p>
          </table:table-cell>
          <table:table-cell office:value-type="float" office:value="-7.6109E-017" calcext:value-type="float">
            <text:p>-7.6109E-17</text:p>
          </table:table-cell>
          <table:table-cell office:value-type="float" office:value="5.45334E-018" calcext:value-type="float">
            <text:p>5.45334E-18</text:p>
          </table:table-cell>
          <table:table-cell office:value-type="float" office:value="2.23706E-019" calcext:value-type="float">
            <text:p>2.23706E-19</text:p>
          </table:table-cell>
          <table:table-cell office:value-type="float" office:value="-6.47674E-021" calcext:value-type="float">
            <text:p>-6.47674E-21</text:p>
          </table:table-cell>
          <table:table-cell office:value-type="float" office:value="-4.57283E-022" calcext:value-type="float">
            <text:p>-4.57283E-22</text:p>
          </table:table-cell>
          <table:table-cell office:value-type="float" office:value="4.70047E-024" calcext:value-type="float">
            <text:p>4.70047E-24</text:p>
          </table:table-cell>
          <table:table-cell office:value-type="float" office:value="7.39057E-025" calcext:value-type="float">
            <text:p>7.39057E-25</text:p>
          </table:table-cell>
          <table:table-cell office:value-type="float" office:value="1.01557E-027" calcext:value-type="float">
            <text:p>1.01557E-27</text:p>
          </table:table-cell>
          <table:table-cell office:value-type="float" office:value="-9.94566E-028" calcext:value-type="float">
            <text:p>-9.94566E-28</text:p>
          </table:table-cell>
          <table:table-cell office:value-type="float" office:value="-1.02893E-029" calcext:value-type="float">
            <text:p>-1.02893E-29</text:p>
          </table:table-cell>
          <table:table-cell office:value-type="float" office:value="1.14879E-030" calcext:value-type="float">
            <text:p>1.14879E-30</text:p>
          </table:table-cell>
          <table:table-cell office:value-type="float" office:value="2.08972E-032" calcext:value-type="float">
            <text:p>2.08972E-32</text:p>
          </table:table-cell>
          <table:table-cell office:value-type="float" office:value="-1.15569E-033" calcext:value-type="float">
            <text:p>-1.15569E-33</text:p>
          </table:table-cell>
          <table:table-cell office:value-type="float" office:value="-3.02611E-035" calcext:value-type="float">
            <text:p>-3.02611E-35</text:p>
          </table:table-cell>
          <table:table-cell office:value-type="float" office:value="1.05602E-036" calcext:value-type="float">
            <text:p>1.05602E-36</text:p>
          </table:table-cell>
          <table:table-cell office:value-type="float" office:value="3.45355E-038" calcext:value-type="float">
            <text:p>3.45355E-38</text:p>
          </table:table-cell>
          <table:table-cell office:value-type="float" office:value="-8.51527E-040" calcext:value-type="float">
            <text:p>-8.51527E-40</text:p>
          </table:table-cell>
          <table:table-cell office:value-type="float" office:value="-3.42876E-041" calcext:value-type="float">
            <text:p>-3.42876E-41</text:p>
          </table:table-cell>
          <table:table-cell office:value-type="float" office:value="6.30574E-043" calcext:value-type="float">
            <text:p>6.30574E-43</text:p>
          </table:table-cell>
          <table:table-cell office:value-type="float" office:value="3.04522E-044" calcext:value-type="float">
            <text:p>3.04522E-44</text:p>
          </table:table-cell>
          <table:table-cell office:value-type="float" office:value="-4.6326E-046" calcext:value-type="float">
            <text:p>-4.6326E-46</text:p>
          </table:table-cell>
          <table:table-cell office:value-type="float" office:value="-2.4308E-047" calcext:value-type="float">
            <text:p>-2.4308E-47</text:p>
          </table:table-cell>
          <table:table-cell office:value-type="float" office:value="4.02153E-049" calcext:value-type="float">
            <text:p>4.02153E-49</text:p>
          </table:table-cell>
          <table:table-cell office:value-type="float" office:value="1.32043E-050" calcext:value-type="float">
            <text:p>1.32043E-50</text:p>
          </table:table-cell>
          <table:table-cell office:value-type="float" office:value="-1.31075E-052" calcext:value-type="float">
            <text:p>-1.31075E-52</text:p>
          </table:table-cell>
          <table:table-cell office:value-type="float" office:value="-1.56262E-053" calcext:value-type="float">
            <text:p>-1.56262E-53</text:p>
          </table:table-cell>
          <table:table-cell office:value-type="float" office:value="4.97648E-055" calcext:value-type="float">
            <text:p>4.97648E-55</text:p>
          </table:table-cell>
          <table:table-cell office:value-type="float" office:value="-8.84933E-057" calcext:value-type="float">
            <text:p>-8.84933E-57</text:p>
          </table:table-cell>
          <table:table-cell office:value-type="float" office:value="3.43432E-058" calcext:value-type="float">
            <text:p>3.43432E-58</text:p>
          </table:table-cell>
          <table:table-cell office:value-type="float" office:value="-1.51037E-059" calcext:value-type="float">
            <text:p>-1.51037E-59</text:p>
          </table:table-cell>
          <table:table-cell office:value-type="float" office:value="4.05427E-061" calcext:value-type="float">
            <text:p>4.05427E-61</text:p>
          </table:table-cell>
          <table:table-cell office:value-type="float" office:value="-6.6625E-063" calcext:value-type="float">
            <text:p>-6.6625E-63</text:p>
          </table:table-cell>
          <table:table-cell office:value-type="float" office:value="6.7584E-065" calcext:value-type="float">
            <text:p>6.7584E-65</text:p>
          </table:table-cell>
          <table:table-cell office:value-type="float" office:value="-3.94791E-067" calcext:value-type="float">
            <text:p>-3.94791E-67</text:p>
          </table:table-cell>
          <table:table-cell office:value-type="float" office:value="1.0281E-069" calcext:value-type="float">
            <text:p>1.0281E-69</text:p>
          </table:table-cell>
          <table:table-cell office:value-type="float" office:value="3.8451E-067" calcext:value-type="float">
            <text:p>3.8451E-67</text:p>
          </table:table-cell>
          <table:table-cell office:value-type="float" office:value="-3.84613E-066" calcext:value-type="float">
            <text:p>-3.84613E-66</text:p>
          </table:table-cell>
        </table:table-row>
        <table:table-row table:style-name="ro1">
          <table:table-cell office:value-type="float" office:value="-7.43058E-063" calcext:value-type="float">
            <text:p>-7.43058E-63</text:p>
          </table:table-cell>
          <table:table-cell office:value-type="float" office:value="6.91525E-064" calcext:value-type="float">
            <text:p>6.91525E-64</text:p>
          </table:table-cell>
          <table:table-cell office:value-type="float" office:value="-1.20495E-065" calcext:value-type="float">
            <text:p>-1.20495E-65</text:p>
          </table:table-cell>
          <table:table-cell office:value-type="float" office:value="-5.51072E-064" calcext:value-type="float">
            <text:p>-5.51072E-64</text:p>
          </table:table-cell>
          <table:table-cell office:value-type="float" office:value="5.74788E-062" calcext:value-type="float">
            <text:p>5.74788E-62</text:p>
          </table:table-cell>
          <table:table-cell office:value-type="float" office:value="8.73634E-062" calcext:value-type="float">
            <text:p>8.73634E-62</text:p>
          </table:table-cell>
          <table:table-cell office:value-type="float" office:value="-7.03397E-059" calcext:value-type="float">
            <text:p>-7.03397E-59</text:p>
          </table:table-cell>
          <table:table-cell office:value-type="float" office:value="-1.83633E-058" calcext:value-type="float">
            <text:p>-1.83633E-58</text:p>
          </table:table-cell>
          <table:table-cell office:value-type="float" office:value="9.00721E-056" calcext:value-type="float">
            <text:p>9.00721E-56</text:p>
          </table:table-cell>
          <table:table-cell office:value-type="float" office:value="3.57021E-055" calcext:value-type="float">
            <text:p>3.57021E-55</text:p>
          </table:table-cell>
          <table:table-cell office:value-type="float" office:value="-1.07277E-052" calcext:value-type="float">
            <text:p>-1.07277E-52</text:p>
          </table:table-cell>
          <table:table-cell office:value-type="float" office:value="-6.69394E-052" calcext:value-type="float">
            <text:p>-6.69394E-52</text:p>
          </table:table-cell>
          <table:table-cell office:value-type="float" office:value="1.17943E-049" calcext:value-type="float">
            <text:p>1.17943E-49</text:p>
          </table:table-cell>
          <table:table-cell office:value-type="float" office:value="1.05436E-048" calcext:value-type="float">
            <text:p>1.05436E-48</text:p>
          </table:table-cell>
          <table:table-cell office:value-type="float" office:value="-1.15184E-046" calcext:value-type="float">
            <text:p>-1.15184E-46</text:p>
          </table:table-cell>
          <table:table-cell office:value-type="float" office:value="-1.58473E-045" calcext:value-type="float">
            <text:p>-1.58473E-45</text:p>
          </table:table-cell>
          <table:table-cell office:value-type="float" office:value="1.03189E-043" calcext:value-type="float">
            <text:p>1.03189E-43</text:p>
          </table:table-cell>
          <table:table-cell office:value-type="float" office:value="1.9871E-042" calcext:value-type="float">
            <text:p>1.9871E-42</text:p>
          </table:table-cell>
          <table:table-cell office:value-type="float" office:value="-8.10179E-041" calcext:value-type="float">
            <text:p>-8.10179E-41</text:p>
          </table:table-cell>
          <table:table-cell office:value-type="float" office:value="-2.18046E-039" calcext:value-type="float">
            <text:p>-2.18046E-39</text:p>
          </table:table-cell>
          <table:table-cell office:value-type="float" office:value="5.41302E-038" calcext:value-type="float">
            <text:p>5.41302E-38</text:p>
          </table:table-cell>
          <table:table-cell office:value-type="float" office:value="2.08624E-036" calcext:value-type="float">
            <text:p>2.08624E-36</text:p>
          </table:table-cell>
          <table:table-cell office:value-type="float" office:value="-2.81293E-035" calcext:value-type="float">
            <text:p>-2.81293E-35</text:p>
          </table:table-cell>
          <table:table-cell office:value-type="float" office:value="-1.74175E-033" calcext:value-type="float">
            <text:p>-1.74175E-33</text:p>
          </table:table-cell>
          <table:table-cell office:value-type="float" office:value="8.01755E-033" calcext:value-type="float">
            <text:p>8.01755E-33</text:p>
          </table:table-cell>
          <table:table-cell office:value-type="float" office:value="1.25888E-030" calcext:value-type="float">
            <text:p>1.25888E-30</text:p>
          </table:table-cell>
          <table:table-cell office:value-type="float" office:value="3.86897E-030" calcext:value-type="float">
            <text:p>3.86897E-30</text:p>
          </table:table-cell>
          <table:table-cell office:value-type="float" office:value="-7.73854E-028" calcext:value-type="float">
            <text:p>-7.73854E-28</text:p>
          </table:table-cell>
          <table:table-cell office:value-type="float" office:value="-8.21388E-027" calcext:value-type="float">
            <text:p>-8.21388E-27</text:p>
          </table:table-cell>
          <table:table-cell office:value-type="float" office:value="3.90606E-025" calcext:value-type="float">
            <text:p>3.90606E-25</text:p>
          </table:table-cell>
          <table:table-cell office:value-type="float" office:value="7.64111E-024" calcext:value-type="float">
            <text:p>7.64111E-24</text:p>
          </table:table-cell>
          <table:table-cell office:value-type="float" office:value="-1.49279E-022" calcext:value-type="float">
            <text:p>-1.49279E-22</text:p>
          </table:table-cell>
          <table:table-cell office:value-type="float" office:value="-5.0875E-021" calcext:value-type="float">
            <text:p>-5.0875E-21</text:p>
          </table:table-cell>
          <table:table-cell office:value-type="float" office:value="3.19448E-020" calcext:value-type="float">
            <text:p>3.19448E-20</text:p>
          </table:table-cell>
          <table:table-cell office:value-type="float" office:value="2.604E-018" calcext:value-type="float">
            <text:p>2.604E-18</text:p>
          </table:table-cell>
          <table:table-cell office:value-type="float" office:value="7.0293E-018" calcext:value-type="float">
            <text:p>7.0293E-18</text:p>
          </table:table-cell>
          <table:table-cell office:value-type="float" office:value="-1.01526E-015" calcext:value-type="float">
            <text:p>-1.01526E-15</text:p>
          </table:table-cell>
          <table:table-cell office:value-type="float" office:value="-0.0000000000000109105" calcext:value-type="float">
            <text:p>-1.09105E-14</text:p>
          </table:table-cell>
          <table:table-cell office:value-type="float" office:value="0.000000000000278681" calcext:value-type="float">
            <text:p>2.78681E-13</text:p>
          </table:table-cell>
          <table:table-cell office:value-type="float" office:value="0.00000000000590657" calcext:value-type="float">
            <text:p>5.90657E-12</text:p>
          </table:table-cell>
          <table:table-cell office:value-type="float" office:value="-0.0000000000388528" calcext:value-type="float">
            <text:p>-3.88528E-11</text:p>
          </table:table-cell>
          <table:table-cell office:value-type="float" office:value="-0.0000000019905" calcext:value-type="float">
            <text:p>-1.9905E-09</text:p>
          </table:table-cell>
          <table:table-cell office:value-type="float" office:value="-0.00000000594864" calcext:value-type="float">
            <text:p>-5.94864E-09</text:p>
          </table:table-cell>
          <table:table-cell office:value-type="float" office:value="0.000000414903" calcext:value-type="float">
            <text:p>4.14903E-07</text:p>
          </table:table-cell>
          <table:table-cell office:value-type="float" office:value="0.00000456087" calcext:value-type="float">
            <text:p>4.56087E-06</text:p>
          </table:table-cell>
          <table:table-cell office:value-type="float" office:value="-0.0000383688" calcext:value-type="float">
            <text:p>-3.83688E-05</text:p>
          </table:table-cell>
          <table:table-cell office:value-type="float" office:value="-0.00101584" calcext:value-type="float">
            <text:p>-0.00101584</text:p>
          </table:table-cell>
          <table:table-cell office:value-type="float" office:value="-0.00321632" calcext:value-type="float">
            <text:p>-0.00321632</text:p>
          </table:table-cell>
          <table:table-cell office:value-type="float" office:value="0.0793678" calcext:value-type="float">
            <text:p>0.0793678</text:p>
          </table:table-cell>
          <table:table-cell office:value-type="float" office:value="0.89185" calcext:value-type="float">
            <text:p>0.89185</text:p>
          </table:table-cell>
          <table:table-cell office:value-type="float" office:value="3.0661" calcext:value-type="float">
            <text:p>3.0661</text:p>
          </table:table-cell>
          <table:table-cell office:value-type="float" office:value="0.89185" calcext:value-type="float">
            <text:p>0.89185</text:p>
          </table:table-cell>
          <table:table-cell office:value-type="float" office:value="0.0793678" calcext:value-type="float">
            <text:p>0.0793678</text:p>
          </table:table-cell>
          <table:table-cell office:value-type="float" office:value="-0.00321632" calcext:value-type="float">
            <text:p>-0.00321632</text:p>
          </table:table-cell>
          <table:table-cell office:value-type="float" office:value="-0.00101584" calcext:value-type="float">
            <text:p>-0.00101584</text:p>
          </table:table-cell>
          <table:table-cell office:value-type="float" office:value="-0.0000383688" calcext:value-type="float">
            <text:p>-3.83688E-05</text:p>
          </table:table-cell>
          <table:table-cell office:value-type="float" office:value="0.00000456087" calcext:value-type="float">
            <text:p>4.56087E-06</text:p>
          </table:table-cell>
          <table:table-cell office:value-type="float" office:value="0.000000414903" calcext:value-type="float">
            <text:p>4.14903E-07</text:p>
          </table:table-cell>
          <table:table-cell office:value-type="float" office:value="-0.00000000594864" calcext:value-type="float">
            <text:p>-5.94864E-09</text:p>
          </table:table-cell>
          <table:table-cell office:value-type="float" office:value="-0.0000000019905" calcext:value-type="float">
            <text:p>-1.9905E-09</text:p>
          </table:table-cell>
          <table:table-cell office:value-type="float" office:value="-0.0000000000388528" calcext:value-type="float">
            <text:p>-3.88528E-11</text:p>
          </table:table-cell>
          <table:table-cell office:value-type="float" office:value="0.00000000000590657" calcext:value-type="float">
            <text:p>5.90657E-12</text:p>
          </table:table-cell>
          <table:table-cell office:value-type="float" office:value="0.000000000000278681" calcext:value-type="float">
            <text:p>2.78681E-13</text:p>
          </table:table-cell>
          <table:table-cell office:value-type="float" office:value="-0.0000000000000109105" calcext:value-type="float">
            <text:p>-1.09105E-14</text:p>
          </table:table-cell>
          <table:table-cell office:value-type="float" office:value="-1.01526E-015" calcext:value-type="float">
            <text:p>-1.01526E-15</text:p>
          </table:table-cell>
          <table:table-cell office:value-type="float" office:value="7.0293E-018" calcext:value-type="float">
            <text:p>7.0293E-18</text:p>
          </table:table-cell>
          <table:table-cell office:value-type="float" office:value="2.604E-018" calcext:value-type="float">
            <text:p>2.604E-18</text:p>
          </table:table-cell>
          <table:table-cell office:value-type="float" office:value="3.19448E-020" calcext:value-type="float">
            <text:p>3.19448E-20</text:p>
          </table:table-cell>
          <table:table-cell office:value-type="float" office:value="-5.0875E-021" calcext:value-type="float">
            <text:p>-5.0875E-21</text:p>
          </table:table-cell>
          <table:table-cell office:value-type="float" office:value="-1.49279E-022" calcext:value-type="float">
            <text:p>-1.49279E-22</text:p>
          </table:table-cell>
          <table:table-cell office:value-type="float" office:value="7.64111E-024" calcext:value-type="float">
            <text:p>7.64111E-24</text:p>
          </table:table-cell>
          <table:table-cell office:value-type="float" office:value="3.90606E-025" calcext:value-type="float">
            <text:p>3.90606E-25</text:p>
          </table:table-cell>
          <table:table-cell office:value-type="float" office:value="-8.21388E-027" calcext:value-type="float">
            <text:p>-8.21388E-27</text:p>
          </table:table-cell>
          <table:table-cell office:value-type="float" office:value="-7.73854E-028" calcext:value-type="float">
            <text:p>-7.73854E-28</text:p>
          </table:table-cell>
          <table:table-cell office:value-type="float" office:value="3.86897E-030" calcext:value-type="float">
            <text:p>3.86897E-30</text:p>
          </table:table-cell>
          <table:table-cell office:value-type="float" office:value="1.25888E-030" calcext:value-type="float">
            <text:p>1.25888E-30</text:p>
          </table:table-cell>
          <table:table-cell office:value-type="float" office:value="8.01755E-033" calcext:value-type="float">
            <text:p>8.01755E-33</text:p>
          </table:table-cell>
          <table:table-cell office:value-type="float" office:value="-1.74175E-033" calcext:value-type="float">
            <text:p>-1.74175E-33</text:p>
          </table:table-cell>
          <table:table-cell office:value-type="float" office:value="-2.81293E-035" calcext:value-type="float">
            <text:p>-2.81293E-35</text:p>
          </table:table-cell>
          <table:table-cell office:value-type="float" office:value="2.08624E-036" calcext:value-type="float">
            <text:p>2.08624E-36</text:p>
          </table:table-cell>
          <table:table-cell office:value-type="float" office:value="5.41302E-038" calcext:value-type="float">
            <text:p>5.41302E-38</text:p>
          </table:table-cell>
          <table:table-cell office:value-type="float" office:value="-2.18046E-039" calcext:value-type="float">
            <text:p>-2.18046E-39</text:p>
          </table:table-cell>
          <table:table-cell office:value-type="float" office:value="-8.10179E-041" calcext:value-type="float">
            <text:p>-8.10179E-41</text:p>
          </table:table-cell>
          <table:table-cell office:value-type="float" office:value="1.9871E-042" calcext:value-type="float">
            <text:p>1.9871E-42</text:p>
          </table:table-cell>
          <table:table-cell office:value-type="float" office:value="1.03189E-043" calcext:value-type="float">
            <text:p>1.03189E-43</text:p>
          </table:table-cell>
          <table:table-cell office:value-type="float" office:value="-1.58473E-045" calcext:value-type="float">
            <text:p>-1.58473E-45</text:p>
          </table:table-cell>
          <table:table-cell office:value-type="float" office:value="-1.15184E-046" calcext:value-type="float">
            <text:p>-1.15184E-46</text:p>
          </table:table-cell>
          <table:table-cell office:value-type="float" office:value="1.05436E-048" calcext:value-type="float">
            <text:p>1.05436E-48</text:p>
          </table:table-cell>
          <table:table-cell office:value-type="float" office:value="1.17943E-049" calcext:value-type="float">
            <text:p>1.17943E-49</text:p>
          </table:table-cell>
          <table:table-cell office:value-type="float" office:value="-6.69394E-052" calcext:value-type="float">
            <text:p>-6.69394E-52</text:p>
          </table:table-cell>
          <table:table-cell office:value-type="float" office:value="-1.07277E-052" calcext:value-type="float">
            <text:p>-1.07277E-52</text:p>
          </table:table-cell>
          <table:table-cell office:value-type="float" office:value="3.57021E-055" calcext:value-type="float">
            <text:p>3.57021E-55</text:p>
          </table:table-cell>
          <table:table-cell office:value-type="float" office:value="9.00721E-056" calcext:value-type="float">
            <text:p>9.00721E-56</text:p>
          </table:table-cell>
          <table:table-cell office:value-type="float" office:value="-1.83633E-058" calcext:value-type="float">
            <text:p>-1.83633E-58</text:p>
          </table:table-cell>
          <table:table-cell office:value-type="float" office:value="-7.03397E-059" calcext:value-type="float">
            <text:p>-7.03397E-59</text:p>
          </table:table-cell>
          <table:table-cell office:value-type="float" office:value="8.73634E-062" calcext:value-type="float">
            <text:p>8.73634E-62</text:p>
          </table:table-cell>
          <table:table-cell office:value-type="float" office:value="5.74788E-062" calcext:value-type="float">
            <text:p>5.74788E-62</text:p>
          </table:table-cell>
          <table:table-cell office:value-type="float" office:value="-5.51072E-064" calcext:value-type="float">
            <text:p>-5.51072E-64</text:p>
          </table:table-cell>
          <table:table-cell office:value-type="float" office:value="-1.20495E-065" calcext:value-type="float">
            <text:p>-1.20495E-65</text:p>
          </table:table-cell>
          <table:table-cell office:value-type="float" office:value="6.91525E-064" calcext:value-type="float">
            <text:p>6.91525E-64</text:p>
          </table:table-cell>
          <table:table-cell office:value-type="float" office:value="-7.43058E-063" calcext:value-type="float">
            <text:p>-7.43058E-63</text:p>
          </table:table-cell>
        </table:table-row>
        <table:table-row table:style-name="ro1">
          <table:table-cell office:value-type="float" office:value="4.1026E-060" calcext:value-type="float">
            <text:p>4.1026E-60</text:p>
          </table:table-cell>
          <table:table-cell office:value-type="float" office:value="-3.54022E-061" calcext:value-type="float">
            <text:p>-3.54022E-61</text:p>
          </table:table-cell>
          <table:table-cell office:value-type="float" office:value="-3.4056E-063" calcext:value-type="float">
            <text:p>-3.4056E-63</text:p>
          </table:table-cell>
          <table:table-cell office:value-type="float" office:value="3.99427E-061" calcext:value-type="float">
            <text:p>3.99427E-61</text:p>
          </table:table-cell>
          <table:table-cell office:value-type="float" office:value="-3.38705E-060" calcext:value-type="float">
            <text:p>-3.38705E-60</text:p>
          </table:table-cell>
          <table:table-cell office:value-type="float" office:value="-4.28485E-058" calcext:value-type="float">
            <text:p>-4.28485E-58</text:p>
          </table:table-cell>
          <table:table-cell office:value-type="float" office:value="1.94394E-057" calcext:value-type="float">
            <text:p>1.94394E-57</text:p>
          </table:table-cell>
          <table:table-cell office:value-type="float" office:value="4.22715E-055" calcext:value-type="float">
            <text:p>4.22715E-55</text:p>
          </table:table-cell>
          <table:table-cell office:value-type="float" office:value="4.05205E-056" calcext:value-type="float">
            <text:p>4.05205E-56</text:p>
          </table:table-cell>
          <table:table-cell office:value-type="float" office:value="-3.87608E-052" calcext:value-type="float">
            <text:p>-3.87608E-52</text:p>
          </table:table-cell>
          <table:table-cell office:value-type="float" office:value="-1.96659E-051" calcext:value-type="float">
            <text:p>-1.96659E-51</text:p>
          </table:table-cell>
          <table:table-cell office:value-type="float" office:value="3.23934E-049" calcext:value-type="float">
            <text:p>3.23934E-49</text:p>
          </table:table-cell>
          <table:table-cell office:value-type="float" office:value="3.45135E-048" calcext:value-type="float">
            <text:p>3.45135E-48</text:p>
          </table:table-cell>
          <table:table-cell office:value-type="float" office:value="-2.43208E-046" calcext:value-type="float">
            <text:p>-2.43208E-46</text:p>
          </table:table-cell>
          <table:table-cell office:value-type="float" office:value="-4.19533E-045" calcext:value-type="float">
            <text:p>-4.19533E-45</text:p>
          </table:table-cell>
          <table:table-cell office:value-type="float" office:value="1.59877E-043" calcext:value-type="float">
            <text:p>1.59877E-43</text:p>
          </table:table-cell>
          <table:table-cell office:value-type="float" office:value="4.14655E-042" calcext:value-type="float">
            <text:p>4.14655E-42</text:p>
          </table:table-cell>
          <table:table-cell office:value-type="float" office:value="-8.75208E-041" calcext:value-type="float">
            <text:p>-8.75208E-41</text:p>
          </table:table-cell>
          <table:table-cell office:value-type="float" office:value="-3.48668E-039" calcext:value-type="float">
            <text:p>-3.48668E-39</text:p>
          </table:table-cell>
          <table:table-cell office:value-type="float" office:value="3.48143E-038" calcext:value-type="float">
            <text:p>3.48143E-38</text:p>
          </table:table-cell>
          <table:table-cell office:value-type="float" office:value="2.52708E-036" calcext:value-type="float">
            <text:p>2.52708E-36</text:p>
          </table:table-cell>
          <table:table-cell office:value-type="float" office:value="-3.71423E-036" calcext:value-type="float">
            <text:p>-3.71423E-36</text:p>
          </table:table-cell>
          <table:table-cell office:value-type="float" office:value="-1.57291E-033" calcext:value-type="float">
            <text:p>-1.57291E-33</text:p>
          </table:table-cell>
          <table:table-cell office:value-type="float" office:value="-9.56469E-033" calcext:value-type="float">
            <text:p>-9.56469E-33</text:p>
          </table:table-cell>
          <table:table-cell office:value-type="float" office:value="8.2468E-031" calcext:value-type="float">
            <text:p>8.2468E-31</text:p>
          </table:table-cell>
          <table:table-cell office:value-type="float" office:value="1.15799E-029" calcext:value-type="float">
            <text:p>1.15799E-29</text:p>
          </table:table-cell>
          <table:table-cell office:value-type="float" office:value="-3.47224E-028" calcext:value-type="float">
            <text:p>-3.47224E-28</text:p>
          </table:table-cell>
          <table:table-cell office:value-type="float" office:value="-8.61364E-027" calcext:value-type="float">
            <text:p>-8.61364E-27</text:p>
          </table:table-cell>
          <table:table-cell office:value-type="float" office:value="1.0218E-025" calcext:value-type="float">
            <text:p>1.0218E-25</text:p>
          </table:table-cell>
          <table:table-cell office:value-type="float" office:value="4.85492E-024" calcext:value-type="float">
            <text:p>4.85492E-24</text:p>
          </table:table-cell>
          <table:table-cell office:value-type="float" office:value="-7.26391E-024" calcext:value-type="float">
            <text:p>-7.26391E-24</text:p>
          </table:table-cell>
          <table:table-cell office:value-type="float" office:value="-2.14478E-021" calcext:value-type="float">
            <text:p>-2.14478E-21</text:p>
          </table:table-cell>
          <table:table-cell office:value-type="float" office:value="-1.42413E-020" calcext:value-type="float">
            <text:p>-1.42413E-20</text:p>
          </table:table-cell>
          <table:table-cell office:value-type="float" office:value="7.21645E-019" calcext:value-type="float">
            <text:p>7.21645E-19</text:p>
          </table:table-cell>
          <table:table-cell office:value-type="float" office:value="1.10791E-017" calcext:value-type="float">
            <text:p>1.10791E-17</text:p>
          </table:table-cell>
          <table:table-cell office:value-type="float" office:value="-1.63047E-016" calcext:value-type="float">
            <text:p>-1.63047E-16</text:p>
          </table:table-cell>
          <table:table-cell office:value-type="float" office:value="-4.96265E-015" calcext:value-type="float">
            <text:p>-4.96265E-15</text:p>
          </table:table-cell>
          <table:table-cell office:value-type="float" office:value="0.0000000000000104188" calcext:value-type="float">
            <text:p>1.04188E-14</text:p>
          </table:table-cell>
          <table:table-cell office:value-type="float" office:value="0.00000000000151565" calcext:value-type="float">
            <text:p>1.51565E-12</text:p>
          </table:table-cell>
          <table:table-cell office:value-type="float" office:value="0.00000000000939594" calcext:value-type="float">
            <text:p>9.39594E-12</text:p>
          </table:table-cell>
          <table:table-cell office:value-type="float" office:value="-0.000000000299461" calcext:value-type="float">
            <text:p>-2.99461E-10</text:p>
          </table:table-cell>
          <table:table-cell office:value-type="float" office:value="-0.0000000045371" calcext:value-type="float">
            <text:p>-4.5371E-09</text:p>
          </table:table-cell>
          <table:table-cell office:value-type="float" office:value="0.0000000252928" calcext:value-type="float">
            <text:p>2.52928E-08</text:p>
          </table:table-cell>
          <table:table-cell office:value-type="float" office:value="0.00000104533" calcext:value-type="float">
            <text:p>1.04533E-06</text:p>
          </table:table-cell>
          <table:table-cell office:value-type="float" office:value="0.00000423167" calcext:value-type="float">
            <text:p>4.23167E-06</text:p>
          </table:table-cell>
          <table:table-cell office:value-type="float" office:value="-0.000116965" calcext:value-type="float">
            <text:p>-0.000116965</text:p>
          </table:table-cell>
          <table:table-cell office:value-type="float" office:value="-0.0014666" calcext:value-type="float">
            <text:p>-0.0014666</text:p>
          </table:table-cell>
          <table:table-cell office:value-type="float" office:value="0.00027149" calcext:value-type="float">
            <text:p>0.00027149</text:p>
          </table:table-cell>
          <table:table-cell office:value-type="float" office:value="0.123865" calcext:value-type="float">
            <text:p>0.123865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2.78336" calcext:value-type="float">
            <text:p>2.78336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0.123865" calcext:value-type="float">
            <text:p>0.123865</text:p>
          </table:table-cell>
          <table:table-cell office:value-type="float" office:value="0.00027149" calcext:value-type="float">
            <text:p>0.00027149</text:p>
          </table:table-cell>
          <table:table-cell office:value-type="float" office:value="-0.0014666" calcext:value-type="float">
            <text:p>-0.0014666</text:p>
          </table:table-cell>
          <table:table-cell office:value-type="float" office:value="-0.000116965" calcext:value-type="float">
            <text:p>-0.000116965</text:p>
          </table:table-cell>
          <table:table-cell office:value-type="float" office:value="0.00000423167" calcext:value-type="float">
            <text:p>4.23167E-06</text:p>
          </table:table-cell>
          <table:table-cell office:value-type="float" office:value="0.00000104533" calcext:value-type="float">
            <text:p>1.04533E-06</text:p>
          </table:table-cell>
          <table:table-cell office:value-type="float" office:value="0.0000000252928" calcext:value-type="float">
            <text:p>2.52928E-08</text:p>
          </table:table-cell>
          <table:table-cell office:value-type="float" office:value="-0.0000000045371" calcext:value-type="float">
            <text:p>-4.5371E-09</text:p>
          </table:table-cell>
          <table:table-cell office:value-type="float" office:value="-0.000000000299461" calcext:value-type="float">
            <text:p>-2.99461E-10</text:p>
          </table:table-cell>
          <table:table-cell office:value-type="float" office:value="0.00000000000939594" calcext:value-type="float">
            <text:p>9.39594E-12</text:p>
          </table:table-cell>
          <table:table-cell office:value-type="float" office:value="0.00000000000151565" calcext:value-type="float">
            <text:p>1.51565E-12</text:p>
          </table:table-cell>
          <table:table-cell office:value-type="float" office:value="0.0000000000000104188" calcext:value-type="float">
            <text:p>1.04188E-14</text:p>
          </table:table-cell>
          <table:table-cell office:value-type="float" office:value="-4.96265E-015" calcext:value-type="float">
            <text:p>-4.96265E-15</text:p>
          </table:table-cell>
          <table:table-cell office:value-type="float" office:value="-1.63047E-016" calcext:value-type="float">
            <text:p>-1.63047E-16</text:p>
          </table:table-cell>
          <table:table-cell office:value-type="float" office:value="1.10791E-017" calcext:value-type="float">
            <text:p>1.10791E-17</text:p>
          </table:table-cell>
          <table:table-cell office:value-type="float" office:value="7.21645E-019" calcext:value-type="float">
            <text:p>7.21645E-19</text:p>
          </table:table-cell>
          <table:table-cell office:value-type="float" office:value="-1.42413E-020" calcext:value-type="float">
            <text:p>-1.42413E-20</text:p>
          </table:table-cell>
          <table:table-cell office:value-type="float" office:value="-2.14478E-021" calcext:value-type="float">
            <text:p>-2.14478E-21</text:p>
          </table:table-cell>
          <table:table-cell office:value-type="float" office:value="-7.26391E-024" calcext:value-type="float">
            <text:p>-7.26391E-24</text:p>
          </table:table-cell>
          <table:table-cell office:value-type="float" office:value="4.85492E-024" calcext:value-type="float">
            <text:p>4.85492E-24</text:p>
          </table:table-cell>
          <table:table-cell office:value-type="float" office:value="1.0218E-025" calcext:value-type="float">
            <text:p>1.0218E-25</text:p>
          </table:table-cell>
          <table:table-cell office:value-type="float" office:value="-8.61364E-027" calcext:value-type="float">
            <text:p>-8.61364E-27</text:p>
          </table:table-cell>
          <table:table-cell office:value-type="float" office:value="-3.47224E-028" calcext:value-type="float">
            <text:p>-3.47224E-28</text:p>
          </table:table-cell>
          <table:table-cell office:value-type="float" office:value="1.15799E-029" calcext:value-type="float">
            <text:p>1.15799E-29</text:p>
          </table:table-cell>
          <table:table-cell office:value-type="float" office:value="8.2468E-031" calcext:value-type="float">
            <text:p>8.2468E-31</text:p>
          </table:table-cell>
          <table:table-cell office:value-type="float" office:value="-9.56469E-033" calcext:value-type="float">
            <text:p>-9.56469E-33</text:p>
          </table:table-cell>
          <table:table-cell office:value-type="float" office:value="-1.57291E-033" calcext:value-type="float">
            <text:p>-1.57291E-33</text:p>
          </table:table-cell>
          <table:table-cell office:value-type="float" office:value="-3.71423E-036" calcext:value-type="float">
            <text:p>-3.71423E-36</text:p>
          </table:table-cell>
          <table:table-cell office:value-type="float" office:value="2.52708E-036" calcext:value-type="float">
            <text:p>2.52708E-36</text:p>
          </table:table-cell>
          <table:table-cell office:value-type="float" office:value="3.48143E-038" calcext:value-type="float">
            <text:p>3.48143E-38</text:p>
          </table:table-cell>
          <table:table-cell office:value-type="float" office:value="-3.48668E-039" calcext:value-type="float">
            <text:p>-3.48668E-39</text:p>
          </table:table-cell>
          <table:table-cell office:value-type="float" office:value="-8.75208E-041" calcext:value-type="float">
            <text:p>-8.75208E-41</text:p>
          </table:table-cell>
          <table:table-cell office:value-type="float" office:value="4.14655E-042" calcext:value-type="float">
            <text:p>4.14655E-42</text:p>
          </table:table-cell>
          <table:table-cell office:value-type="float" office:value="1.59877E-043" calcext:value-type="float">
            <text:p>1.59877E-43</text:p>
          </table:table-cell>
          <table:table-cell office:value-type="float" office:value="-4.19533E-045" calcext:value-type="float">
            <text:p>-4.19533E-45</text:p>
          </table:table-cell>
          <table:table-cell office:value-type="float" office:value="-2.43208E-046" calcext:value-type="float">
            <text:p>-2.43208E-46</text:p>
          </table:table-cell>
          <table:table-cell office:value-type="float" office:value="3.45135E-048" calcext:value-type="float">
            <text:p>3.45135E-48</text:p>
          </table:table-cell>
          <table:table-cell office:value-type="float" office:value="3.23934E-049" calcext:value-type="float">
            <text:p>3.23934E-49</text:p>
          </table:table-cell>
          <table:table-cell office:value-type="float" office:value="-1.96659E-051" calcext:value-type="float">
            <text:p>-1.96659E-51</text:p>
          </table:table-cell>
          <table:table-cell office:value-type="float" office:value="-3.87608E-052" calcext:value-type="float">
            <text:p>-3.87608E-52</text:p>
          </table:table-cell>
          <table:table-cell office:value-type="float" office:value="4.05205E-056" calcext:value-type="float">
            <text:p>4.05205E-56</text:p>
          </table:table-cell>
          <table:table-cell office:value-type="float" office:value="4.22715E-055" calcext:value-type="float">
            <text:p>4.22715E-55</text:p>
          </table:table-cell>
          <table:table-cell office:value-type="float" office:value="1.94394E-057" calcext:value-type="float">
            <text:p>1.94394E-57</text:p>
          </table:table-cell>
          <table:table-cell office:value-type="float" office:value="-4.28485E-058" calcext:value-type="float">
            <text:p>-4.28485E-58</text:p>
          </table:table-cell>
          <table:table-cell office:value-type="float" office:value="-3.38705E-060" calcext:value-type="float">
            <text:p>-3.38705E-60</text:p>
          </table:table-cell>
          <table:table-cell office:value-type="float" office:value="3.99427E-061" calcext:value-type="float">
            <text:p>3.99427E-61</text:p>
          </table:table-cell>
          <table:table-cell office:value-type="float" office:value="-3.4056E-063" calcext:value-type="float">
            <text:p>-3.4056E-63</text:p>
          </table:table-cell>
          <table:table-cell office:value-type="float" office:value="-3.54022E-061" calcext:value-type="float">
            <text:p>-3.54022E-61</text:p>
          </table:table-cell>
          <table:table-cell office:value-type="float" office:value="4.1026E-060" calcext:value-type="float">
            <text:p>4.1026E-60</text:p>
          </table:table-cell>
        </table:table-row>
        <table:table-row table:style-name="ro1">
          <table:table-cell office:value-type="float" office:value="1.55552E-059" calcext:value-type="float">
            <text:p>1.55552E-59</text:p>
          </table:table-cell>
          <table:table-cell office:value-type="float" office:value="1.51446E-060" calcext:value-type="float">
            <text:p>1.51446E-60</text:p>
          </table:table-cell>
          <table:table-cell office:value-type="float" office:value="1.16662E-060" calcext:value-type="float">
            <text:p>1.16662E-60</text:p>
          </table:table-cell>
          <table:table-cell office:value-type="float" office:value="-1.51203E-059" calcext:value-type="float">
            <text:p>-1.51203E-59</text:p>
          </table:table-cell>
          <table:table-cell office:value-type="float" office:value="-1.37385E-057" calcext:value-type="float">
            <text:p>-1.37385E-57</text:p>
          </table:table-cell>
          <table:table-cell office:value-type="float" office:value="4.90092E-057" calcext:value-type="float">
            <text:p>4.90092E-57</text:p>
          </table:table-cell>
          <table:table-cell office:value-type="float" office:value="1.1171E-054" calcext:value-type="float">
            <text:p>1.1171E-54</text:p>
          </table:table-cell>
          <table:table-cell office:value-type="float" office:value="2.71367E-054" calcext:value-type="float">
            <text:p>2.71367E-54</text:p>
          </table:table-cell>
          <table:table-cell office:value-type="float" office:value="-8.24509E-052" calcext:value-type="float">
            <text:p>-8.24509E-52</text:p>
          </table:table-cell>
          <table:table-cell office:value-type="float" office:value="-7.10453E-051" calcext:value-type="float">
            <text:p>-7.10453E-51</text:p>
          </table:table-cell>
          <table:table-cell office:value-type="float" office:value="5.43455E-049" calcext:value-type="float">
            <text:p>5.43455E-49</text:p>
          </table:table-cell>
          <table:table-cell office:value-type="float" office:value="8.49133E-048" calcext:value-type="float">
            <text:p>8.49133E-48</text:p>
          </table:table-cell>
          <table:table-cell office:value-type="float" office:value="-3.10946E-046" calcext:value-type="float">
            <text:p>-3.10946E-46</text:p>
          </table:table-cell>
          <table:table-cell office:value-type="float" office:value="-7.71399E-045" calcext:value-type="float">
            <text:p>-7.71399E-45</text:p>
          </table:table-cell>
          <table:table-cell office:value-type="float" office:value="1.45438E-043" calcext:value-type="float">
            <text:p>1.45438E-43</text:p>
          </table:table-cell>
          <table:table-cell office:value-type="float" office:value="5.83257E-042" calcext:value-type="float">
            <text:p>5.83257E-42</text:p>
          </table:table-cell>
          <table:table-cell office:value-type="float" office:value="-4.60174E-041" calcext:value-type="float">
            <text:p>-4.60174E-41</text:p>
          </table:table-cell>
          <table:table-cell office:value-type="float" office:value="-3.76335E-039" calcext:value-type="float">
            <text:p>-3.76335E-39</text:p>
          </table:table-cell>
          <table:table-cell office:value-type="float" office:value="-1.60227E-039" calcext:value-type="float">
            <text:p>-1.60227E-39</text:p>
          </table:table-cell>
          <table:table-cell office:value-type="float" office:value="2.07053E-036" calcext:value-type="float">
            <text:p>2.07053E-36</text:p>
          </table:table-cell>
          <table:table-cell office:value-type="float" office:value="1.65411E-035" calcext:value-type="float">
            <text:p>1.65411E-35</text:p>
          </table:table-cell>
          <table:table-cell office:value-type="float" office:value="-9.49496E-034" calcext:value-type="float">
            <text:p>-9.49496E-34</text:p>
          </table:table-cell>
          <table:table-cell office:value-type="float" office:value="-1.5647E-032" calcext:value-type="float">
            <text:p>-1.5647E-32</text:p>
          </table:table-cell>
          <table:table-cell office:value-type="float" office:value="3.40115E-031" calcext:value-type="float">
            <text:p>3.40115E-31</text:p>
          </table:table-cell>
          <table:table-cell office:value-type="float" office:value="1.00153E-029" calcext:value-type="float">
            <text:p>1.00153E-29</text:p>
          </table:table-cell>
          <table:table-cell office:value-type="float" office:value="-7.52652E-029" calcext:value-type="float">
            <text:p>-7.52652E-29</text:p>
          </table:table-cell>
          <table:table-cell office:value-type="float" office:value="-4.97168E-027" calcext:value-type="float">
            <text:p>-4.97168E-27</text:p>
          </table:table-cell>
          <table:table-cell office:value-type="float" office:value="-7.91592E-027" calcext:value-type="float">
            <text:p>-7.91592E-27</text:p>
          </table:table-cell>
          <table:table-cell office:value-type="float" office:value="1.94538E-024" calcext:value-type="float">
            <text:p>1.94538E-24</text:p>
          </table:table-cell>
          <table:table-cell office:value-type="float" office:value="1.86502E-023" calcext:value-type="float">
            <text:p>1.86502E-23</text:p>
          </table:table-cell>
          <table:table-cell office:value-type="float" office:value="-5.72212E-022" calcext:value-type="float">
            <text:p>-5.72212E-22</text:p>
          </table:table-cell>
          <table:table-cell office:value-type="float" office:value="-1.12136E-020" calcext:value-type="float">
            <text:p>-1.12136E-20</text:p>
          </table:table-cell>
          <table:table-cell office:value-type="float" office:value="1.03176E-019" calcext:value-type="float">
            <text:p>1.03176E-19</text:p>
          </table:table-cell>
          <table:table-cell office:value-type="float" office:value="4.43469E-018" calcext:value-type="float">
            <text:p>4.43469E-18</text:p>
          </table:table-cell>
          <table:table-cell office:value-type="float" office:value="4.27058E-018" calcext:value-type="float">
            <text:p>4.27058E-18</text:p>
          </table:table-cell>
          <table:table-cell office:value-type="float" office:value="-1.24256E-015" calcext:value-type="float">
            <text:p>-1.24256E-15</text:p>
          </table:table-cell>
          <table:table-cell office:value-type="float" office:value="-0.0000000000000111577" calcext:value-type="float">
            <text:p>-1.11577E-14</text:p>
          </table:table-cell>
          <table:table-cell office:value-type="float" office:value="0.000000000000226189" calcext:value-type="float">
            <text:p>2.26189E-13</text:p>
          </table:table-cell>
          <table:table-cell office:value-type="float" office:value="0.00000000000446752" calcext:value-type="float">
            <text:p>4.46752E-12</text:p>
          </table:table-cell>
          <table:table-cell office:value-type="float" office:value="-0.0000000000139477" calcext:value-type="float">
            <text:p>-1.39477E-11</text:p>
          </table:table-cell>
          <table:table-cell office:value-type="float" office:value="-0.00000000102137" calcext:value-type="float">
            <text:p>-1.02137E-09</text:p>
          </table:table-cell>
          <table:table-cell office:value-type="float" office:value="-0.0000000056088" calcext:value-type="float">
            <text:p>-5.6088E-09</text:p>
          </table:table-cell>
          <table:table-cell office:value-type="float" office:value="0.000000128185" calcext:value-type="float">
            <text:p>1.28185E-07</text:p>
          </table:table-cell>
          <table:table-cell office:value-type="float" office:value="0.00000188806" calcext:value-type="float">
            <text:p>1.88806E-06</text:p>
          </table:table-cell>
          <table:table-cell office:value-type="float" office:value="-0.00000221344" calcext:value-type="float">
            <text:p>-2.21344E-06</text:p>
          </table:table-cell>
          <table:table-cell office:value-type="float" office:value="-0.000242462" calcext:value-type="float">
            <text:p>-0.000242462</text:p>
          </table:table-cell>
          <table:table-cell office:value-type="float" office:value="-0.00172982" calcext:value-type="float">
            <text:p>-0.00172982</text:p>
          </table:table-cell>
          <table:table-cell office:value-type="float" office:value="0.00670313" calcext:value-type="float">
            <text:p>0.00670313</text:p>
          </table:table-cell>
          <table:table-cell office:value-type="float" office:value="0.172698" calcext:value-type="float">
            <text:p>0.172698</text:p>
          </table:table-cell>
          <table:table-cell office:value-type="float" office:value="1.05475" calcext:value-type="float">
            <text:p>1.05475</text:p>
          </table:table-cell>
          <table:table-cell office:value-type="float" office:value="2.53563" calcext:value-type="float">
            <text:p>2.53563</text:p>
          </table:table-cell>
          <table:table-cell office:value-type="float" office:value="1.05475" calcext:value-type="float">
            <text:p>1.05475</text:p>
          </table:table-cell>
          <table:table-cell office:value-type="float" office:value="0.172698" calcext:value-type="float">
            <text:p>0.172698</text:p>
          </table:table-cell>
          <table:table-cell office:value-type="float" office:value="0.00670313" calcext:value-type="float">
            <text:p>0.00670313</text:p>
          </table:table-cell>
          <table:table-cell office:value-type="float" office:value="-0.00172982" calcext:value-type="float">
            <text:p>-0.00172982</text:p>
          </table:table-cell>
          <table:table-cell office:value-type="float" office:value="-0.000242462" calcext:value-type="float">
            <text:p>-0.000242462</text:p>
          </table:table-cell>
          <table:table-cell office:value-type="float" office:value="-0.00000221344" calcext:value-type="float">
            <text:p>-2.21344E-06</text:p>
          </table:table-cell>
          <table:table-cell office:value-type="float" office:value="0.00000188806" calcext:value-type="float">
            <text:p>1.88806E-06</text:p>
          </table:table-cell>
          <table:table-cell office:value-type="float" office:value="0.000000128185" calcext:value-type="float">
            <text:p>1.28185E-07</text:p>
          </table:table-cell>
          <table:table-cell office:value-type="float" office:value="-0.0000000056088" calcext:value-type="float">
            <text:p>-5.6088E-09</text:p>
          </table:table-cell>
          <table:table-cell office:value-type="float" office:value="-0.00000000102137" calcext:value-type="float">
            <text:p>-1.02137E-09</text:p>
          </table:table-cell>
          <table:table-cell office:value-type="float" office:value="-0.0000000000139477" calcext:value-type="float">
            <text:p>-1.39477E-11</text:p>
          </table:table-cell>
          <table:table-cell office:value-type="float" office:value="0.00000000000446752" calcext:value-type="float">
            <text:p>4.46752E-12</text:p>
          </table:table-cell>
          <table:table-cell office:value-type="float" office:value="0.000000000000226189" calcext:value-type="float">
            <text:p>2.26189E-13</text:p>
          </table:table-cell>
          <table:table-cell office:value-type="float" office:value="-0.0000000000000111577" calcext:value-type="float">
            <text:p>-1.11577E-14</text:p>
          </table:table-cell>
          <table:table-cell office:value-type="float" office:value="-1.24256E-015" calcext:value-type="float">
            <text:p>-1.24256E-15</text:p>
          </table:table-cell>
          <table:table-cell office:value-type="float" office:value="4.27058E-018" calcext:value-type="float">
            <text:p>4.27058E-18</text:p>
          </table:table-cell>
          <table:table-cell office:value-type="float" office:value="4.43469E-018" calcext:value-type="float">
            <text:p>4.43469E-18</text:p>
          </table:table-cell>
          <table:table-cell office:value-type="float" office:value="1.03176E-019" calcext:value-type="float">
            <text:p>1.03176E-19</text:p>
          </table:table-cell>
          <table:table-cell office:value-type="float" office:value="-1.12136E-020" calcext:value-type="float">
            <text:p>-1.12136E-20</text:p>
          </table:table-cell>
          <table:table-cell office:value-type="float" office:value="-5.72212E-022" calcext:value-type="float">
            <text:p>-5.72212E-22</text:p>
          </table:table-cell>
          <table:table-cell office:value-type="float" office:value="1.86502E-023" calcext:value-type="float">
            <text:p>1.86502E-23</text:p>
          </table:table-cell>
          <table:table-cell office:value-type="float" office:value="1.94538E-024" calcext:value-type="float">
            <text:p>1.94538E-24</text:p>
          </table:table-cell>
          <table:table-cell office:value-type="float" office:value="-7.91592E-027" calcext:value-type="float">
            <text:p>-7.91592E-27</text:p>
          </table:table-cell>
          <table:table-cell office:value-type="float" office:value="-4.97168E-027" calcext:value-type="float">
            <text:p>-4.97168E-27</text:p>
          </table:table-cell>
          <table:table-cell office:value-type="float" office:value="-7.52652E-029" calcext:value-type="float">
            <text:p>-7.52652E-29</text:p>
          </table:table-cell>
          <table:table-cell office:value-type="float" office:value="1.00153E-029" calcext:value-type="float">
            <text:p>1.00153E-29</text:p>
          </table:table-cell>
          <table:table-cell office:value-type="float" office:value="3.40115E-031" calcext:value-type="float">
            <text:p>3.40115E-31</text:p>
          </table:table-cell>
          <table:table-cell office:value-type="float" office:value="-1.5647E-032" calcext:value-type="float">
            <text:p>-1.5647E-32</text:p>
          </table:table-cell>
          <table:table-cell office:value-type="float" office:value="-9.49496E-034" calcext:value-type="float">
            <text:p>-9.49496E-34</text:p>
          </table:table-cell>
          <table:table-cell office:value-type="float" office:value="1.65411E-035" calcext:value-type="float">
            <text:p>1.65411E-35</text:p>
          </table:table-cell>
          <table:table-cell office:value-type="float" office:value="2.07053E-036" calcext:value-type="float">
            <text:p>2.07053E-36</text:p>
          </table:table-cell>
          <table:table-cell office:value-type="float" office:value="-1.60227E-039" calcext:value-type="float">
            <text:p>-1.60227E-39</text:p>
          </table:table-cell>
          <table:table-cell office:value-type="float" office:value="-3.76335E-039" calcext:value-type="float">
            <text:p>-3.76335E-39</text:p>
          </table:table-cell>
          <table:table-cell office:value-type="float" office:value="-4.60174E-041" calcext:value-type="float">
            <text:p>-4.60174E-41</text:p>
          </table:table-cell>
          <table:table-cell office:value-type="float" office:value="5.83257E-042" calcext:value-type="float">
            <text:p>5.83257E-42</text:p>
          </table:table-cell>
          <table:table-cell office:value-type="float" office:value="1.45438E-043" calcext:value-type="float">
            <text:p>1.45438E-43</text:p>
          </table:table-cell>
          <table:table-cell office:value-type="float" office:value="-7.71399E-045" calcext:value-type="float">
            <text:p>-7.71399E-45</text:p>
          </table:table-cell>
          <table:table-cell office:value-type="float" office:value="-3.10946E-046" calcext:value-type="float">
            <text:p>-3.10946E-46</text:p>
          </table:table-cell>
          <table:table-cell office:value-type="float" office:value="8.49133E-048" calcext:value-type="float">
            <text:p>8.49133E-48</text:p>
          </table:table-cell>
          <table:table-cell office:value-type="float" office:value="5.43455E-049" calcext:value-type="float">
            <text:p>5.43455E-49</text:p>
          </table:table-cell>
          <table:table-cell office:value-type="float" office:value="-7.10453E-051" calcext:value-type="float">
            <text:p>-7.10453E-51</text:p>
          </table:table-cell>
          <table:table-cell office:value-type="float" office:value="-8.24509E-052" calcext:value-type="float">
            <text:p>-8.24509E-52</text:p>
          </table:table-cell>
          <table:table-cell office:value-type="float" office:value="2.71367E-054" calcext:value-type="float">
            <text:p>2.71367E-54</text:p>
          </table:table-cell>
          <table:table-cell office:value-type="float" office:value="1.1171E-054" calcext:value-type="float">
            <text:p>1.1171E-54</text:p>
          </table:table-cell>
          <table:table-cell office:value-type="float" office:value="4.90092E-057" calcext:value-type="float">
            <text:p>4.90092E-57</text:p>
          </table:table-cell>
          <table:table-cell office:value-type="float" office:value="-1.37385E-057" calcext:value-type="float">
            <text:p>-1.37385E-57</text:p>
          </table:table-cell>
          <table:table-cell office:value-type="float" office:value="-1.51203E-059" calcext:value-type="float">
            <text:p>-1.51203E-59</text:p>
          </table:table-cell>
          <table:table-cell office:value-type="float" office:value="1.16662E-060" calcext:value-type="float">
            <text:p>1.16662E-60</text:p>
          </table:table-cell>
          <table:table-cell office:value-type="float" office:value="1.51446E-060" calcext:value-type="float">
            <text:p>1.51446E-60</text:p>
          </table:table-cell>
          <table:table-cell office:value-type="float" office:value="1.55552E-059" calcext:value-type="float">
            <text:p>1.55552E-59</text:p>
          </table:table-cell>
        </table:table-row>
        <table:table-row table:style-name="ro1">
          <table:table-cell office:value-type="float" office:value="-2.96995E-056" calcext:value-type="float">
            <text:p>-2.96995E-56</text:p>
          </table:table-cell>
          <table:table-cell office:value-type="float" office:value="2.39244E-057" calcext:value-type="float">
            <text:p>2.39244E-57</text:p>
          </table:table-cell>
          <table:table-cell office:value-type="float" office:value="4.89982E-059" calcext:value-type="float">
            <text:p>4.89982E-59</text:p>
          </table:table-cell>
          <table:table-cell office:value-type="float" office:value="-3.07987E-057" calcext:value-type="float">
            <text:p>-3.07987E-57</text:p>
          </table:table-cell>
          <table:table-cell office:value-type="float" office:value="2.51823E-058" calcext:value-type="float">
            <text:p>2.51823E-58</text:p>
          </table:table-cell>
          <table:table-cell office:value-type="float" office:value="2.06844E-054" calcext:value-type="float">
            <text:p>2.06844E-54</text:p>
          </table:table-cell>
          <table:table-cell office:value-type="float" office:value="1.34367E-053" calcext:value-type="float">
            <text:p>1.34367E-53</text:p>
          </table:table-cell>
          <table:table-cell office:value-type="float" office:value="-1.23385E-051" calcext:value-type="float">
            <text:p>-1.23385E-51</text:p>
          </table:table-cell>
          <table:table-cell office:value-type="float" office:value="-1.68172E-050" calcext:value-type="float">
            <text:p>-1.68172E-50</text:p>
          </table:table-cell>
          <table:table-cell office:value-type="float" office:value="6.35337E-049" calcext:value-type="float">
            <text:p>6.35337E-49</text:p>
          </table:table-cell>
          <table:table-cell office:value-type="float" office:value="1.44768E-047" calcext:value-type="float">
            <text:p>1.44768E-47</text:p>
          </table:table-cell>
          <table:table-cell office:value-type="float" office:value="-2.64787E-046" calcext:value-type="float">
            <text:p>-2.64787E-46</text:p>
          </table:table-cell>
          <table:table-cell office:value-type="float" office:value="-1.00976E-044" calcext:value-type="float">
            <text:p>-1.00976E-44</text:p>
          </table:table-cell>
          <table:table-cell office:value-type="float" office:value="7.16941E-044" calcext:value-type="float">
            <text:p>7.16941E-44</text:p>
          </table:table-cell>
          <table:table-cell office:value-type="float" office:value="5.94381E-042" calcext:value-type="float">
            <text:p>5.94381E-42</text:p>
          </table:table-cell>
          <table:table-cell office:value-type="float" office:value="7.14004E-042" calcext:value-type="float">
            <text:p>7.14004E-42</text:p>
          </table:table-cell>
          <table:table-cell office:value-type="float" office:value="-2.962E-039" calcext:value-type="float">
            <text:p>-2.962E-39</text:p>
          </table:table-cell>
          <table:table-cell office:value-type="float" office:value="-2.61242E-038" calcext:value-type="float">
            <text:p>-2.61242E-38</text:p>
          </table:table-cell>
          <table:table-cell office:value-type="float" office:value="1.2185E-036" calcext:value-type="float">
            <text:p>1.2185E-36</text:p>
          </table:table-cell>
          <table:table-cell office:value-type="float" office:value="2.15922E-035" calcext:value-type="float">
            <text:p>2.15922E-35</text:p>
          </table:table-cell>
          <table:table-cell office:value-type="float" office:value="-3.81519E-034" calcext:value-type="float">
            <text:p>-3.81519E-34</text:p>
          </table:table-cell>
          <table:table-cell office:value-type="float" office:value="-1.2435E-032" calcext:value-type="float">
            <text:p>-1.2435E-32</text:p>
          </table:table-cell>
          <table:table-cell office:value-type="float" office:value="6.35588E-032" calcext:value-type="float">
            <text:p>6.35588E-32</text:p>
          </table:table-cell>
          <table:table-cell office:value-type="float" office:value="5.59692E-030" calcext:value-type="float">
            <text:p>5.59692E-30</text:p>
          </table:table-cell>
          <table:table-cell office:value-type="float" office:value="1.93263E-029" calcext:value-type="float">
            <text:p>1.93263E-29</text:p>
          </table:table-cell>
          <table:table-cell office:value-type="float" office:value="-1.98367E-027" calcext:value-type="float">
            <text:p>-1.98367E-27</text:p>
          </table:table-cell>
          <table:table-cell office:value-type="float" office:value="-2.29753E-026" calcext:value-type="float">
            <text:p>-2.29753E-26</text:p>
          </table:table-cell>
          <table:table-cell office:value-type="float" office:value="5.18627E-025" calcext:value-type="float">
            <text:p>5.18627E-25</text:p>
          </table:table-cell>
          <table:table-cell office:value-type="float" office:value="1.19835E-023" calcext:value-type="float">
            <text:p>1.19835E-23</text:p>
          </table:table-cell>
          <table:table-cell office:value-type="float" office:value="-7.30041E-023" calcext:value-type="float">
            <text:p>-7.30041E-23</text:p>
          </table:table-cell>
          <table:table-cell office:value-type="float" office:value="-4.3324E-021" calcext:value-type="float">
            <text:p>-4.3324E-21</text:p>
          </table:table-cell>
          <table:table-cell office:value-type="float" office:value="-1.30728E-020" calcext:value-type="float">
            <text:p>-1.30728E-20</text:p>
          </table:table-cell>
          <table:table-cell office:value-type="float" office:value="1.12735E-018" calcext:value-type="float">
            <text:p>1.12735E-18</text:p>
          </table:table-cell>
          <table:table-cell office:value-type="float" office:value="1.26101E-017" calcext:value-type="float">
            <text:p>1.26101E-17</text:p>
          </table:table-cell>
          <table:table-cell office:value-type="float" office:value="-1.87463E-016" calcext:value-type="float">
            <text:p>-1.87463E-16</text:p>
          </table:table-cell>
          <table:table-cell office:value-type="float" office:value="-4.5622E-015" calcext:value-type="float">
            <text:p>-4.5622E-15</text:p>
          </table:table-cell>
          <table:table-cell office:value-type="float" office:value="6.03607E-015" calcext:value-type="float">
            <text:p>6.03607E-15</text:p>
          </table:table-cell>
          <table:table-cell office:value-type="float" office:value="0.00000000000102388" calcext:value-type="float">
            <text:p>1.02388E-12</text:p>
          </table:table-cell>
          <table:table-cell office:value-type="float" office:value="0.00000000000702999" calcext:value-type="float">
            <text:p>7.02999E-12</text:p>
          </table:table-cell>
          <table:table-cell office:value-type="float" office:value="-0.000000000133234" calcext:value-type="float">
            <text:p>-1.33234E-10</text:p>
          </table:table-cell>
          <table:table-cell office:value-type="float" office:value="-0.00000000227472" calcext:value-type="float">
            <text:p>-2.27472E-09</text:p>
          </table:table-cell>
          <table:table-cell office:value-type="float" office:value="0.00000000260265" calcext:value-type="float">
            <text:p>2.60265E-09</text:p>
          </table:table-cell>
          <table:table-cell office:value-type="float" office:value="0.000000345552" calcext:value-type="float">
            <text:p>3.45552E-07</text:p>
          </table:table-cell>
          <table:table-cell office:value-type="float" office:value="0.0000024489" calcext:value-type="float">
            <text:p>2.4489E-06</text:p>
          </table:table-cell>
          <table:table-cell office:value-type="float" office:value="-0.0000197626" calcext:value-type="float">
            <text:p>-1.97626E-05</text:p>
          </table:table-cell>
          <table:table-cell office:value-type="float" office:value="-0.000404734" calcext:value-type="float">
            <text:p>-0.000404734</text:p>
          </table:table-cell>
          <table:table-cell office:value-type="float" office:value="-0.00157014" calcext:value-type="float">
            <text:p>-0.00157014</text:p>
          </table:table-cell>
          <table:table-cell office:value-type="float" office:value="0.0163902" calcext:value-type="float">
            <text:p>0.0163902</text:p>
          </table:table-cell>
          <table:table-cell office:value-type="float" office:value="0.223696" calcext:value-type="float">
            <text:p>0.223696</text:p>
          </table:table-cell>
          <table:table-cell office:value-type="float" office:value="1.10216" calcext:value-type="float">
            <text:p>1.10216</text:p>
          </table:table-cell>
          <table:table-cell office:value-type="float" office:value="2.31949" calcext:value-type="float">
            <text:p>2.31949</text:p>
          </table:table-cell>
          <table:table-cell office:value-type="float" office:value="1.10216" calcext:value-type="float">
            <text:p>1.10216</text:p>
          </table:table-cell>
          <table:table-cell office:value-type="float" office:value="0.223696" calcext:value-type="float">
            <text:p>0.223696</text:p>
          </table:table-cell>
          <table:table-cell office:value-type="float" office:value="0.0163902" calcext:value-type="float">
            <text:p>0.0163902</text:p>
          </table:table-cell>
          <table:table-cell office:value-type="float" office:value="-0.00157014" calcext:value-type="float">
            <text:p>-0.00157014</text:p>
          </table:table-cell>
          <table:table-cell office:value-type="float" office:value="-0.000404734" calcext:value-type="float">
            <text:p>-0.000404734</text:p>
          </table:table-cell>
          <table:table-cell office:value-type="float" office:value="-0.0000197626" calcext:value-type="float">
            <text:p>-1.97626E-05</text:p>
          </table:table-cell>
          <table:table-cell office:value-type="float" office:value="0.0000024489" calcext:value-type="float">
            <text:p>2.4489E-06</text:p>
          </table:table-cell>
          <table:table-cell office:value-type="float" office:value="0.000000345552" calcext:value-type="float">
            <text:p>3.45552E-07</text:p>
          </table:table-cell>
          <table:table-cell office:value-type="float" office:value="0.00000000260265" calcext:value-type="float">
            <text:p>2.60265E-09</text:p>
          </table:table-cell>
          <table:table-cell office:value-type="float" office:value="-0.00000000227472" calcext:value-type="float">
            <text:p>-2.27472E-09</text:p>
          </table:table-cell>
          <table:table-cell office:value-type="float" office:value="-0.000000000133234" calcext:value-type="float">
            <text:p>-1.33234E-10</text:p>
          </table:table-cell>
          <table:table-cell office:value-type="float" office:value="0.00000000000702999" calcext:value-type="float">
            <text:p>7.02999E-12</text:p>
          </table:table-cell>
          <table:table-cell office:value-type="float" office:value="0.00000000000102388" calcext:value-type="float">
            <text:p>1.02388E-12</text:p>
          </table:table-cell>
          <table:table-cell office:value-type="float" office:value="6.03607E-015" calcext:value-type="float">
            <text:p>6.03607E-15</text:p>
          </table:table-cell>
          <table:table-cell office:value-type="float" office:value="-4.5622E-015" calcext:value-type="float">
            <text:p>-4.5622E-15</text:p>
          </table:table-cell>
          <table:table-cell office:value-type="float" office:value="-1.87463E-016" calcext:value-type="float">
            <text:p>-1.87463E-16</text:p>
          </table:table-cell>
          <table:table-cell office:value-type="float" office:value="1.26101E-017" calcext:value-type="float">
            <text:p>1.26101E-17</text:p>
          </table:table-cell>
          <table:table-cell office:value-type="float" office:value="1.12735E-018" calcext:value-type="float">
            <text:p>1.12735E-18</text:p>
          </table:table-cell>
          <table:table-cell office:value-type="float" office:value="-1.30728E-020" calcext:value-type="float">
            <text:p>-1.30728E-20</text:p>
          </table:table-cell>
          <table:table-cell office:value-type="float" office:value="-4.3324E-021" calcext:value-type="float">
            <text:p>-4.3324E-21</text:p>
          </table:table-cell>
          <table:table-cell office:value-type="float" office:value="-7.30041E-023" calcext:value-type="float">
            <text:p>-7.30041E-23</text:p>
          </table:table-cell>
          <table:table-cell office:value-type="float" office:value="1.19835E-023" calcext:value-type="float">
            <text:p>1.19835E-23</text:p>
          </table:table-cell>
          <table:table-cell office:value-type="float" office:value="5.18627E-025" calcext:value-type="float">
            <text:p>5.18627E-25</text:p>
          </table:table-cell>
          <table:table-cell office:value-type="float" office:value="-2.29753E-026" calcext:value-type="float">
            <text:p>-2.29753E-26</text:p>
          </table:table-cell>
          <table:table-cell office:value-type="float" office:value="-1.98367E-027" calcext:value-type="float">
            <text:p>-1.98367E-27</text:p>
          </table:table-cell>
          <table:table-cell office:value-type="float" office:value="1.93263E-029" calcext:value-type="float">
            <text:p>1.93263E-29</text:p>
          </table:table-cell>
          <table:table-cell office:value-type="float" office:value="5.59692E-030" calcext:value-type="float">
            <text:p>5.59692E-30</text:p>
          </table:table-cell>
          <table:table-cell office:value-type="float" office:value="6.35588E-032" calcext:value-type="float">
            <text:p>6.35588E-32</text:p>
          </table:table-cell>
          <table:table-cell office:value-type="float" office:value="-1.2435E-032" calcext:value-type="float">
            <text:p>-1.2435E-32</text:p>
          </table:table-cell>
          <table:table-cell office:value-type="float" office:value="-3.81519E-034" calcext:value-type="float">
            <text:p>-3.81519E-34</text:p>
          </table:table-cell>
          <table:table-cell office:value-type="float" office:value="2.15922E-035" calcext:value-type="float">
            <text:p>2.15922E-35</text:p>
          </table:table-cell>
          <table:table-cell office:value-type="float" office:value="1.2185E-036" calcext:value-type="float">
            <text:p>1.2185E-36</text:p>
          </table:table-cell>
          <table:table-cell office:value-type="float" office:value="-2.61242E-038" calcext:value-type="float">
            <text:p>-2.61242E-38</text:p>
          </table:table-cell>
          <table:table-cell office:value-type="float" office:value="-2.962E-039" calcext:value-type="float">
            <text:p>-2.962E-39</text:p>
          </table:table-cell>
          <table:table-cell office:value-type="float" office:value="7.14004E-042" calcext:value-type="float">
            <text:p>7.14004E-42</text:p>
          </table:table-cell>
          <table:table-cell office:value-type="float" office:value="5.94381E-042" calcext:value-type="float">
            <text:p>5.94381E-42</text:p>
          </table:table-cell>
          <table:table-cell office:value-type="float" office:value="7.16941E-044" calcext:value-type="float">
            <text:p>7.16941E-44</text:p>
          </table:table-cell>
          <table:table-cell office:value-type="float" office:value="-1.00976E-044" calcext:value-type="float">
            <text:p>-1.00976E-44</text:p>
          </table:table-cell>
          <table:table-cell office:value-type="float" office:value="-2.64787E-046" calcext:value-type="float">
            <text:p>-2.64787E-46</text:p>
          </table:table-cell>
          <table:table-cell office:value-type="float" office:value="1.44768E-047" calcext:value-type="float">
            <text:p>1.44768E-47</text:p>
          </table:table-cell>
          <table:table-cell office:value-type="float" office:value="6.35337E-049" calcext:value-type="float">
            <text:p>6.35337E-49</text:p>
          </table:table-cell>
          <table:table-cell office:value-type="float" office:value="-1.68172E-050" calcext:value-type="float">
            <text:p>-1.68172E-50</text:p>
          </table:table-cell>
          <table:table-cell office:value-type="float" office:value="-1.23385E-051" calcext:value-type="float">
            <text:p>-1.23385E-51</text:p>
          </table:table-cell>
          <table:table-cell office:value-type="float" office:value="1.34367E-053" calcext:value-type="float">
            <text:p>1.34367E-53</text:p>
          </table:table-cell>
          <table:table-cell office:value-type="float" office:value="2.06844E-054" calcext:value-type="float">
            <text:p>2.06844E-54</text:p>
          </table:table-cell>
          <table:table-cell office:value-type="float" office:value="2.51823E-058" calcext:value-type="float">
            <text:p>2.51823E-58</text:p>
          </table:table-cell>
          <table:table-cell office:value-type="float" office:value="-3.07987E-057" calcext:value-type="float">
            <text:p>-3.07987E-57</text:p>
          </table:table-cell>
          <table:table-cell office:value-type="float" office:value="4.89982E-059" calcext:value-type="float">
            <text:p>4.89982E-59</text:p>
          </table:table-cell>
          <table:table-cell office:value-type="float" office:value="2.39244E-057" calcext:value-type="float">
            <text:p>2.39244E-57</text:p>
          </table:table-cell>
          <table:table-cell office:value-type="float" office:value="-2.96995E-056" calcext:value-type="float">
            <text:p>-2.96995E-56</text:p>
          </table:table-cell>
        </table:table-row>
        <table:table-row table:style-name="ro1">
          <table:table-cell office:value-type="float" office:value="-7.01582E-055" calcext:value-type="float">
            <text:p>-7.01582E-55</text:p>
          </table:table-cell>
          <table:table-cell office:value-type="float" office:value="4.40826E-056" calcext:value-type="float">
            <text:p>4.40826E-56</text:p>
          </table:table-cell>
          <table:table-cell office:value-type="float" office:value="-2.07151E-057" calcext:value-type="float">
            <text:p>-2.07151E-57</text:p>
          </table:table-cell>
          <table:table-cell office:value-type="float" office:value="-2.0944E-056" calcext:value-type="float">
            <text:p>-2.0944E-56</text:p>
          </table:table-cell>
          <table:table-cell office:value-type="float" office:value="2.92928E-054" calcext:value-type="float">
            <text:p>2.92928E-54</text:p>
          </table:table-cell>
          <table:table-cell office:value-type="float" office:value="3.24465E-053" calcext:value-type="float">
            <text:p>3.24465E-53</text:p>
          </table:table-cell>
          <table:table-cell office:value-type="float" office:value="-1.39879E-051" calcext:value-type="float">
            <text:p>-1.39879E-51</text:p>
          </table:table-cell>
          <table:table-cell office:value-type="float" office:value="-2.76933E-050" calcext:value-type="float">
            <text:p>-2.76933E-50</text:p>
          </table:table-cell>
          <table:table-cell office:value-type="float" office:value="5.4146E-049" calcext:value-type="float">
            <text:p>5.4146E-49</text:p>
          </table:table-cell>
          <table:table-cell office:value-type="float" office:value="1.83408E-047" calcext:value-type="float">
            <text:p>1.83408E-47</text:p>
          </table:table-cell>
          <table:table-cell office:value-type="float" office:value="-1.38039E-046" calcext:value-type="float">
            <text:p>-1.38039E-46</text:p>
          </table:table-cell>
          <table:table-cell office:value-type="float" office:value="-1.00946E-044" calcext:value-type="float">
            <text:p>-1.00946E-44</text:p>
          </table:table-cell>
          <table:table-cell office:value-type="float" office:value="-9.71391E-045" calcext:value-type="float">
            <text:p>-9.71391E-45</text:p>
          </table:table-cell>
          <table:table-cell office:value-type="float" office:value="4.66799E-042" calcext:value-type="float">
            <text:p>4.66799E-42</text:p>
          </table:table-cell>
          <table:table-cell office:value-type="float" office:value="4.02287E-041" calcext:value-type="float">
            <text:p>4.02287E-41</text:p>
          </table:table-cell>
          <table:table-cell office:value-type="float" office:value="-1.77012E-039" calcext:value-type="float">
            <text:p>-1.77012E-39</text:p>
          </table:table-cell>
          <table:table-cell office:value-type="float" office:value="-3.11909E-038" calcext:value-type="float">
            <text:p>-3.11909E-38</text:p>
          </table:table-cell>
          <table:table-cell office:value-type="float" office:value="5.03236E-037" calcext:value-type="float">
            <text:p>5.03236E-37</text:p>
          </table:table-cell>
          <table:table-cell office:value-type="float" office:value="1.67346E-035" calcext:value-type="float">
            <text:p>1.67346E-35</text:p>
          </table:table-cell>
          <table:table-cell office:value-type="float" office:value="-6.84716E-035" calcext:value-type="float">
            <text:p>-6.84716E-35</text:p>
          </table:table-cell>
          <table:table-cell office:value-type="float" office:value="-7.00541E-033" calcext:value-type="float">
            <text:p>-7.00541E-33</text:p>
          </table:table-cell>
          <table:table-cell office:value-type="float" office:value="-2.99773E-032" calcext:value-type="float">
            <text:p>-2.99773E-32</text:p>
          </table:table-cell>
          <table:table-cell office:value-type="float" office:value="2.30135E-030" calcext:value-type="float">
            <text:p>2.30135E-30</text:p>
          </table:table-cell>
          <table:table-cell office:value-type="float" office:value="2.88879E-029" calcext:value-type="float">
            <text:p>2.88879E-29</text:p>
          </table:table-cell>
          <table:table-cell office:value-type="float" office:value="-5.48808E-028" calcext:value-type="float">
            <text:p>-5.48808E-28</text:p>
          </table:table-cell>
          <table:table-cell office:value-type="float" office:value="-1.38469E-026" calcext:value-type="float">
            <text:p>-1.38469E-26</text:p>
          </table:table-cell>
          <table:table-cell office:value-type="float" office:value="6.18217E-026" calcext:value-type="float">
            <text:p>6.18217E-26</text:p>
          </table:table-cell>
          <table:table-cell office:value-type="float" office:value="4.69624E-024" calcext:value-type="float">
            <text:p>4.69624E-24</text:p>
          </table:table-cell>
          <table:table-cell office:value-type="float" office:value="1.97557E-023" calcext:value-type="float">
            <text:p>1.97557E-23</text:p>
          </table:table-cell>
          <table:table-cell office:value-type="float" office:value="-1.15313E-021" calcext:value-type="float">
            <text:p>-1.15313E-21</text:p>
          </table:table-cell>
          <table:table-cell office:value-type="float" office:value="-1.45637E-020" calcext:value-type="float">
            <text:p>-1.45637E-20</text:p>
          </table:table-cell>
          <table:table-cell office:value-type="float" office:value="1.77259E-019" calcext:value-type="float">
            <text:p>1.77259E-19</text:p>
          </table:table-cell>
          <table:table-cell office:value-type="float" office:value="4.97063E-018" calcext:value-type="float">
            <text:p>4.97063E-18</text:p>
          </table:table-cell>
          <table:table-cell office:value-type="float" office:value="-9.85363E-019" calcext:value-type="float">
            <text:p>-9.85363E-19</text:p>
          </table:table-cell>
          <table:table-cell office:value-type="float" office:value="-1.09727E-015" calcext:value-type="float">
            <text:p>-1.09727E-15</text:p>
          </table:table-cell>
          <table:table-cell office:value-type="float" office:value="-8.6252E-015" calcext:value-type="float">
            <text:p>-8.6252E-15</text:p>
          </table:table-cell>
          <table:table-cell office:value-type="float" office:value="0.000000000000144463" calcext:value-type="float">
            <text:p>1.44463E-13</text:p>
          </table:table-cell>
          <table:table-cell office:value-type="float" office:value="0.00000000000273866" calcext:value-type="float">
            <text:p>2.73866E-12</text:p>
          </table:table-cell>
          <table:table-cell office:value-type="float" office:value="-0.00000000000261126" calcext:value-type="float">
            <text:p>-2.61126E-12</text:p>
          </table:table-cell>
          <table:table-cell office:value-type="float" office:value="-0.000000000455005" calcext:value-type="float">
            <text:p>-4.55005E-10</text:p>
          </table:table-cell>
          <table:table-cell office:value-type="float" office:value="-0.00000000328084" calcext:value-type="float">
            <text:p>-3.28084E-09</text:p>
          </table:table-cell>
          <table:table-cell office:value-type="float" office:value="0.0000000346331" calcext:value-type="float">
            <text:p>3.46331E-08</text:p>
          </table:table-cell>
          <table:table-cell office:value-type="float" office:value="0.000000679557" calcext:value-type="float">
            <text:p>6.79557E-07</text:p>
          </table:table-cell>
          <table:table-cell office:value-type="float" office:value="0.00000167242" calcext:value-type="float">
            <text:p>1.67242E-06</text:p>
          </table:table-cell>
          <table:table-cell office:value-type="float" office:value="-0.0000529923" calcext:value-type="float">
            <text:p>-5.29923E-05</text:p>
          </table:table-cell>
          <table:table-cell office:value-type="float" office:value="-0.000571648" calcext:value-type="float">
            <text:p>-0.000571648</text:p>
          </table:table-cell>
          <table:table-cell office:value-type="float" office:value="-0.000720515" calcext:value-type="float">
            <text:p>-0.000720515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1.13126" calcext:value-type="float">
            <text:p>1.13126</text:p>
          </table:table-cell>
          <table:table-cell office:value-type="float" office:value="2.13168" calcext:value-type="float">
            <text:p>2.13168</text:p>
          </table:table-cell>
          <table:table-cell office:value-type="float" office:value="1.13126" calcext:value-type="float">
            <text:p>1.13126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-0.000720515" calcext:value-type="float">
            <text:p>-0.000720515</text:p>
          </table:table-cell>
          <table:table-cell office:value-type="float" office:value="-0.000571648" calcext:value-type="float">
            <text:p>-0.000571648</text:p>
          </table:table-cell>
          <table:table-cell office:value-type="float" office:value="-0.0000529923" calcext:value-type="float">
            <text:p>-5.29923E-05</text:p>
          </table:table-cell>
          <table:table-cell office:value-type="float" office:value="0.00000167242" calcext:value-type="float">
            <text:p>1.67242E-06</text:p>
          </table:table-cell>
          <table:table-cell office:value-type="float" office:value="0.000000679557" calcext:value-type="float">
            <text:p>6.79557E-07</text:p>
          </table:table-cell>
          <table:table-cell office:value-type="float" office:value="0.0000000346331" calcext:value-type="float">
            <text:p>3.46331E-08</text:p>
          </table:table-cell>
          <table:table-cell office:value-type="float" office:value="-0.00000000328084" calcext:value-type="float">
            <text:p>-3.28084E-09</text:p>
          </table:table-cell>
          <table:table-cell office:value-type="float" office:value="-0.000000000455005" calcext:value-type="float">
            <text:p>-4.55005E-10</text:p>
          </table:table-cell>
          <table:table-cell office:value-type="float" office:value="-0.00000000000261126" calcext:value-type="float">
            <text:p>-2.61126E-12</text:p>
          </table:table-cell>
          <table:table-cell office:value-type="float" office:value="0.00000000000273866" calcext:value-type="float">
            <text:p>2.73866E-12</text:p>
          </table:table-cell>
          <table:table-cell office:value-type="float" office:value="0.000000000000144463" calcext:value-type="float">
            <text:p>1.44463E-13</text:p>
          </table:table-cell>
          <table:table-cell office:value-type="float" office:value="-8.6252E-015" calcext:value-type="float">
            <text:p>-8.6252E-15</text:p>
          </table:table-cell>
          <table:table-cell office:value-type="float" office:value="-1.09727E-015" calcext:value-type="float">
            <text:p>-1.09727E-15</text:p>
          </table:table-cell>
          <table:table-cell office:value-type="float" office:value="-9.85363E-019" calcext:value-type="float">
            <text:p>-9.85363E-19</text:p>
          </table:table-cell>
          <table:table-cell office:value-type="float" office:value="4.97063E-018" calcext:value-type="float">
            <text:p>4.97063E-18</text:p>
          </table:table-cell>
          <table:table-cell office:value-type="float" office:value="1.77259E-019" calcext:value-type="float">
            <text:p>1.77259E-19</text:p>
          </table:table-cell>
          <table:table-cell office:value-type="float" office:value="-1.45637E-020" calcext:value-type="float">
            <text:p>-1.45637E-20</text:p>
          </table:table-cell>
          <table:table-cell office:value-type="float" office:value="-1.15313E-021" calcext:value-type="float">
            <text:p>-1.15313E-21</text:p>
          </table:table-cell>
          <table:table-cell office:value-type="float" office:value="1.97557E-023" calcext:value-type="float">
            <text:p>1.97557E-23</text:p>
          </table:table-cell>
          <table:table-cell office:value-type="float" office:value="4.69624E-024" calcext:value-type="float">
            <text:p>4.69624E-24</text:p>
          </table:table-cell>
          <table:table-cell office:value-type="float" office:value="6.18217E-026" calcext:value-type="float">
            <text:p>6.18217E-26</text:p>
          </table:table-cell>
          <table:table-cell office:value-type="float" office:value="-1.38469E-026" calcext:value-type="float">
            <text:p>-1.38469E-26</text:p>
          </table:table-cell>
          <table:table-cell office:value-type="float" office:value="-5.48808E-028" calcext:value-type="float">
            <text:p>-5.48808E-28</text:p>
          </table:table-cell>
          <table:table-cell office:value-type="float" office:value="2.88879E-029" calcext:value-type="float">
            <text:p>2.88879E-29</text:p>
          </table:table-cell>
          <table:table-cell office:value-type="float" office:value="2.30135E-030" calcext:value-type="float">
            <text:p>2.30135E-30</text:p>
          </table:table-cell>
          <table:table-cell office:value-type="float" office:value="-2.99773E-032" calcext:value-type="float">
            <text:p>-2.99773E-32</text:p>
          </table:table-cell>
          <table:table-cell office:value-type="float" office:value="-7.00541E-033" calcext:value-type="float">
            <text:p>-7.00541E-33</text:p>
          </table:table-cell>
          <table:table-cell office:value-type="float" office:value="-6.84716E-035" calcext:value-type="float">
            <text:p>-6.84716E-35</text:p>
          </table:table-cell>
          <table:table-cell office:value-type="float" office:value="1.67346E-035" calcext:value-type="float">
            <text:p>1.67346E-35</text:p>
          </table:table-cell>
          <table:table-cell office:value-type="float" office:value="5.03236E-037" calcext:value-type="float">
            <text:p>5.03236E-37</text:p>
          </table:table-cell>
          <table:table-cell office:value-type="float" office:value="-3.11909E-038" calcext:value-type="float">
            <text:p>-3.11909E-38</text:p>
          </table:table-cell>
          <table:table-cell office:value-type="float" office:value="-1.77012E-039" calcext:value-type="float">
            <text:p>-1.77012E-39</text:p>
          </table:table-cell>
          <table:table-cell office:value-type="float" office:value="4.02287E-041" calcext:value-type="float">
            <text:p>4.02287E-41</text:p>
          </table:table-cell>
          <table:table-cell office:value-type="float" office:value="4.66799E-042" calcext:value-type="float">
            <text:p>4.66799E-42</text:p>
          </table:table-cell>
          <table:table-cell office:value-type="float" office:value="-9.71391E-045" calcext:value-type="float">
            <text:p>-9.71391E-45</text:p>
          </table:table-cell>
          <table:table-cell office:value-type="float" office:value="-1.00946E-044" calcext:value-type="float">
            <text:p>-1.00946E-44</text:p>
          </table:table-cell>
          <table:table-cell office:value-type="float" office:value="-1.38039E-046" calcext:value-type="float">
            <text:p>-1.38039E-46</text:p>
          </table:table-cell>
          <table:table-cell office:value-type="float" office:value="1.83408E-047" calcext:value-type="float">
            <text:p>1.83408E-47</text:p>
          </table:table-cell>
          <table:table-cell office:value-type="float" office:value="5.4146E-049" calcext:value-type="float">
            <text:p>5.4146E-49</text:p>
          </table:table-cell>
          <table:table-cell office:value-type="float" office:value="-2.76933E-050" calcext:value-type="float">
            <text:p>-2.76933E-50</text:p>
          </table:table-cell>
          <table:table-cell office:value-type="float" office:value="-1.39879E-051" calcext:value-type="float">
            <text:p>-1.39879E-51</text:p>
          </table:table-cell>
          <table:table-cell office:value-type="float" office:value="3.24465E-053" calcext:value-type="float">
            <text:p>3.24465E-53</text:p>
          </table:table-cell>
          <table:table-cell office:value-type="float" office:value="2.92928E-054" calcext:value-type="float">
            <text:p>2.92928E-54</text:p>
          </table:table-cell>
          <table:table-cell office:value-type="float" office:value="-2.0944E-056" calcext:value-type="float">
            <text:p>-2.0944E-56</text:p>
          </table:table-cell>
          <table:table-cell office:value-type="float" office:value="-2.07151E-057" calcext:value-type="float">
            <text:p>-2.07151E-57</text:p>
          </table:table-cell>
          <table:table-cell office:value-type="float" office:value="4.40826E-056" calcext:value-type="float">
            <text:p>4.40826E-56</text:p>
          </table:table-cell>
          <table:table-cell office:value-type="float" office:value="-7.01582E-055" calcext:value-type="float">
            <text:p>-7.01582E-55</text:p>
          </table:table-cell>
        </table:table-row>
        <table:table-row table:style-name="ro1">
          <table:table-cell office:value-type="float" office:value="2.20288E-053" calcext:value-type="float">
            <text:p>2.20288E-53</text:p>
          </table:table-cell>
          <table:table-cell office:value-type="float" office:value="-1.87473E-054" calcext:value-type="float">
            <text:p>-1.87473E-54</text:p>
          </table:table-cell>
          <table:table-cell office:value-type="float" office:value="-1.07739E-055" calcext:value-type="float">
            <text:p>-1.07739E-55</text:p>
          </table:table-cell>
          <table:table-cell office:value-type="float" office:value="3.39706E-054" calcext:value-type="float">
            <text:p>3.39706E-54</text:p>
          </table:table-cell>
          <table:table-cell office:value-type="float" office:value="5.41498E-053" calcext:value-type="float">
            <text:p>5.41498E-53</text:p>
          </table:table-cell>
          <table:table-cell office:value-type="float" office:value="-1.26746E-051" calcext:value-type="float">
            <text:p>-1.26746E-51</text:p>
          </table:table-cell>
          <table:table-cell office:value-type="float" office:value="-3.53806E-050" calcext:value-type="float">
            <text:p>-3.53806E-50</text:p>
          </table:table-cell>
          <table:table-cell office:value-type="float" office:value="3.30246E-049" calcext:value-type="float">
            <text:p>3.30246E-49</text:p>
          </table:table-cell>
          <table:table-cell office:value-type="float" office:value="1.87162E-047" calcext:value-type="float">
            <text:p>1.87162E-47</text:p>
          </table:table-cell>
          <table:table-cell office:value-type="float" office:value="-6.00493E-048" calcext:value-type="float">
            <text:p>-6.00493E-48</text:p>
          </table:table-cell>
          <table:table-cell office:value-type="float" office:value="-8.23861E-045" calcext:value-type="float">
            <text:p>-8.23861E-45</text:p>
          </table:table-cell>
          <table:table-cell office:value-type="float" office:value="-6.07532E-044" calcext:value-type="float">
            <text:p>-6.07532E-44</text:p>
          </table:table-cell>
          <table:table-cell office:value-type="float" office:value="2.96559E-042" calcext:value-type="float">
            <text:p>2.96559E-42</text:p>
          </table:table-cell>
          <table:table-cell office:value-type="float" office:value="4.77494E-041" calcext:value-type="float">
            <text:p>4.77494E-41</text:p>
          </table:table-cell>
          <table:table-cell office:value-type="float" office:value="-8.02481E-040" calcext:value-type="float">
            <text:p>-8.02481E-40</text:p>
          </table:table-cell>
          <table:table-cell office:value-type="float" office:value="-2.47275E-038" calcext:value-type="float">
            <text:p>-2.47275E-38</text:p>
          </table:table-cell>
          <table:table-cell office:value-type="float" office:value="1.06825E-037" calcext:value-type="float">
            <text:p>1.06825E-37</text:p>
          </table:table-cell>
          <table:table-cell office:value-type="float" office:value="9.88287E-036" calcext:value-type="float">
            <text:p>9.88287E-36</text:p>
          </table:table-cell>
          <table:table-cell office:value-type="float" office:value="4.04115E-035" calcext:value-type="float">
            <text:p>4.04115E-35</text:p>
          </table:table-cell>
          <table:table-cell office:value-type="float" office:value="-3.08865E-033" calcext:value-type="float">
            <text:p>-3.08865E-33</text:p>
          </table:table-cell>
          <table:table-cell office:value-type="float" office:value="-3.81535E-032" calcext:value-type="float">
            <text:p>-3.81535E-32</text:p>
          </table:table-cell>
          <table:table-cell office:value-type="float" office:value="6.97609E-031" calcext:value-type="float">
            <text:p>6.97609E-31</text:p>
          </table:table-cell>
          <table:table-cell office:value-type="float" office:value="1.75758E-029" calcext:value-type="float">
            <text:p>1.75758E-29</text:p>
          </table:table-cell>
          <table:table-cell office:value-type="float" office:value="-7.1195E-029" calcext:value-type="float">
            <text:p>-7.1195E-29</text:p>
          </table:table-cell>
          <table:table-cell office:value-type="float" office:value="-5.73442E-027" calcext:value-type="float">
            <text:p>-5.73442E-27</text:p>
          </table:table-cell>
          <table:table-cell office:value-type="float" office:value="-2.58953E-026" calcext:value-type="float">
            <text:p>-2.58953E-26</text:p>
          </table:table-cell>
          <table:table-cell office:value-type="float" office:value="1.35801E-024" calcext:value-type="float">
            <text:p>1.35801E-24</text:p>
          </table:table-cell>
          <table:table-cell office:value-type="float" office:value="1.77303E-023" calcext:value-type="float">
            <text:p>1.77303E-23</text:p>
          </table:table-cell>
          <table:table-cell office:value-type="float" office:value="-2.00086E-022" calcext:value-type="float">
            <text:p>-2.00086E-22</text:p>
          </table:table-cell>
          <table:table-cell office:value-type="float" office:value="-5.90166E-021" calcext:value-type="float">
            <text:p>-5.90166E-21</text:p>
          </table:table-cell>
          <table:table-cell office:value-type="float" office:value="-1.1695E-021" calcext:value-type="float">
            <text:p>-1.1695E-21</text:p>
          </table:table-cell>
          <table:table-cell office:value-type="float" office:value="1.29582E-018" calcext:value-type="float">
            <text:p>1.29582E-18</text:p>
          </table:table-cell>
          <table:table-cell office:value-type="float" office:value="1.06775E-017" calcext:value-type="float">
            <text:p>1.06775E-17</text:p>
          </table:table-cell>
          <table:table-cell office:value-type="float" office:value="-1.73518E-016" calcext:value-type="float">
            <text:p>-1.73518E-16</text:p>
          </table:table-cell>
          <table:table-cell office:value-type="float" office:value="-3.42263E-015" calcext:value-type="float">
            <text:p>-3.42263E-15</text:p>
          </table:table-cell>
          <table:table-cell office:value-type="float" office:value="3.55497E-015" calcext:value-type="float">
            <text:p>3.55497E-15</text:p>
          </table:table-cell>
          <table:table-cell office:value-type="float" office:value="0.000000000000606166" calcext:value-type="float">
            <text:p>6.06166E-13</text:p>
          </table:table-cell>
          <table:table-cell office:value-type="float" office:value="0.00000000000431713" calcext:value-type="float">
            <text:p>4.31713E-12</text:p>
          </table:table-cell>
          <table:table-cell office:value-type="float" office:value="-0.0000000000547904" calcext:value-type="float">
            <text:p>-5.47904E-11</text:p>
          </table:table-cell>
          <table:table-cell office:value-type="float" office:value="-0.00000000103374" calcext:value-type="float">
            <text:p>-1.03374E-09</text:p>
          </table:table-cell>
          <table:table-cell office:value-type="float" office:value="-0.00000000138584" calcext:value-type="float">
            <text:p>-1.38584E-09</text:p>
          </table:table-cell>
          <table:table-cell office:value-type="float" office:value="0.000000108992" calcext:value-type="float">
            <text:p>1.08992E-07</text:p>
          </table:table-cell>
          <table:table-cell office:value-type="float" office:value="0.00000102589" calcext:value-type="float">
            <text:p>1.02589E-06</text:p>
          </table:table-cell>
          <table:table-cell office:value-type="float" office:value="-0.00000210286" calcext:value-type="float">
            <text:p>-2.10286E-06</text:p>
          </table:table-cell>
          <table:table-cell office:value-type="float" office:value="-0.000104034" calcext:value-type="float">
            <text:p>-0.000104034</text:p>
          </table:table-cell>
          <table:table-cell office:value-type="float" office:value="-0.000685502" calcext:value-type="float">
            <text:p>-0.000685502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0.0456921" calcext:value-type="float">
            <text:p>0.0456921</text:p>
          </table:table-cell>
          <table:table-cell office:value-type="float" office:value="0.324608" calcext:value-type="float">
            <text:p>0.324608</text:p>
          </table:table-cell>
          <table:table-cell office:value-type="float" office:value="1.14531" calcext:value-type="float">
            <text:p>1.14531</text:p>
          </table:table-cell>
          <table:table-cell office:value-type="float" office:value="1.96816" calcext:value-type="float">
            <text:p>1.96816</text:p>
          </table:table-cell>
          <table:table-cell office:value-type="float" office:value="1.14531" calcext:value-type="float">
            <text:p>1.14531</text:p>
          </table:table-cell>
          <table:table-cell office:value-type="float" office:value="0.324608" calcext:value-type="float">
            <text:p>0.324608</text:p>
          </table:table-cell>
          <table:table-cell office:value-type="float" office:value="0.0456921" calcext:value-type="float">
            <text:p>0.0456921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-0.000685502" calcext:value-type="float">
            <text:p>-0.000685502</text:p>
          </table:table-cell>
          <table:table-cell office:value-type="float" office:value="-0.000104034" calcext:value-type="float">
            <text:p>-0.000104034</text:p>
          </table:table-cell>
          <table:table-cell office:value-type="float" office:value="-0.00000210286" calcext:value-type="float">
            <text:p>-2.10286E-06</text:p>
          </table:table-cell>
          <table:table-cell office:value-type="float" office:value="0.00000102589" calcext:value-type="float">
            <text:p>1.02589E-06</text:p>
          </table:table-cell>
          <table:table-cell office:value-type="float" office:value="0.000000108992" calcext:value-type="float">
            <text:p>1.08992E-07</text:p>
          </table:table-cell>
          <table:table-cell office:value-type="float" office:value="-0.00000000138584" calcext:value-type="float">
            <text:p>-1.38584E-09</text:p>
          </table:table-cell>
          <table:table-cell office:value-type="float" office:value="-0.00000000103374" calcext:value-type="float">
            <text:p>-1.03374E-09</text:p>
          </table:table-cell>
          <table:table-cell office:value-type="float" office:value="-0.0000000000547904" calcext:value-type="float">
            <text:p>-5.47904E-11</text:p>
          </table:table-cell>
          <table:table-cell office:value-type="float" office:value="0.00000000000431713" calcext:value-type="float">
            <text:p>4.31713E-12</text:p>
          </table:table-cell>
          <table:table-cell office:value-type="float" office:value="0.000000000000606166" calcext:value-type="float">
            <text:p>6.06166E-13</text:p>
          </table:table-cell>
          <table:table-cell office:value-type="float" office:value="3.55497E-015" calcext:value-type="float">
            <text:p>3.55497E-15</text:p>
          </table:table-cell>
          <table:table-cell office:value-type="float" office:value="-3.42263E-015" calcext:value-type="float">
            <text:p>-3.42263E-15</text:p>
          </table:table-cell>
          <table:table-cell office:value-type="float" office:value="-1.73518E-016" calcext:value-type="float">
            <text:p>-1.73518E-16</text:p>
          </table:table-cell>
          <table:table-cell office:value-type="float" office:value="1.06775E-017" calcext:value-type="float">
            <text:p>1.06775E-17</text:p>
          </table:table-cell>
          <table:table-cell office:value-type="float" office:value="1.29582E-018" calcext:value-type="float">
            <text:p>1.29582E-18</text:p>
          </table:table-cell>
          <table:table-cell office:value-type="float" office:value="-1.1695E-021" calcext:value-type="float">
            <text:p>-1.1695E-21</text:p>
          </table:table-cell>
          <table:table-cell office:value-type="float" office:value="-5.90166E-021" calcext:value-type="float">
            <text:p>-5.90166E-21</text:p>
          </table:table-cell>
          <table:table-cell office:value-type="float" office:value="-2.00086E-022" calcext:value-type="float">
            <text:p>-2.00086E-22</text:p>
          </table:table-cell>
          <table:table-cell office:value-type="float" office:value="1.77303E-023" calcext:value-type="float">
            <text:p>1.77303E-23</text:p>
          </table:table-cell>
          <table:table-cell office:value-type="float" office:value="1.35801E-024" calcext:value-type="float">
            <text:p>1.35801E-24</text:p>
          </table:table-cell>
          <table:table-cell office:value-type="float" office:value="-2.58953E-026" calcext:value-type="float">
            <text:p>-2.58953E-26</text:p>
          </table:table-cell>
          <table:table-cell office:value-type="float" office:value="-5.73442E-027" calcext:value-type="float">
            <text:p>-5.73442E-27</text:p>
          </table:table-cell>
          <table:table-cell office:value-type="float" office:value="-7.1195E-029" calcext:value-type="float">
            <text:p>-7.1195E-29</text:p>
          </table:table-cell>
          <table:table-cell office:value-type="float" office:value="1.75758E-029" calcext:value-type="float">
            <text:p>1.75758E-29</text:p>
          </table:table-cell>
          <table:table-cell office:value-type="float" office:value="6.97609E-031" calcext:value-type="float">
            <text:p>6.97609E-31</text:p>
          </table:table-cell>
          <table:table-cell office:value-type="float" office:value="-3.81535E-032" calcext:value-type="float">
            <text:p>-3.81535E-32</text:p>
          </table:table-cell>
          <table:table-cell office:value-type="float" office:value="-3.08865E-033" calcext:value-type="float">
            <text:p>-3.08865E-33</text:p>
          </table:table-cell>
          <table:table-cell office:value-type="float" office:value="4.04115E-035" calcext:value-type="float">
            <text:p>4.04115E-35</text:p>
          </table:table-cell>
          <table:table-cell office:value-type="float" office:value="9.88287E-036" calcext:value-type="float">
            <text:p>9.88287E-36</text:p>
          </table:table-cell>
          <table:table-cell office:value-type="float" office:value="1.06825E-037" calcext:value-type="float">
            <text:p>1.06825E-37</text:p>
          </table:table-cell>
          <table:table-cell office:value-type="float" office:value="-2.47275E-038" calcext:value-type="float">
            <text:p>-2.47275E-38</text:p>
          </table:table-cell>
          <table:table-cell office:value-type="float" office:value="-8.02481E-040" calcext:value-type="float">
            <text:p>-8.02481E-40</text:p>
          </table:table-cell>
          <table:table-cell office:value-type="float" office:value="4.77494E-041" calcext:value-type="float">
            <text:p>4.77494E-41</text:p>
          </table:table-cell>
          <table:table-cell office:value-type="float" office:value="2.96559E-042" calcext:value-type="float">
            <text:p>2.96559E-42</text:p>
          </table:table-cell>
          <table:table-cell office:value-type="float" office:value="-6.07532E-044" calcext:value-type="float">
            <text:p>-6.07532E-44</text:p>
          </table:table-cell>
          <table:table-cell office:value-type="float" office:value="-8.23861E-045" calcext:value-type="float">
            <text:p>-8.23861E-45</text:p>
          </table:table-cell>
          <table:table-cell office:value-type="float" office:value="-6.00493E-048" calcext:value-type="float">
            <text:p>-6.00493E-48</text:p>
          </table:table-cell>
          <table:table-cell office:value-type="float" office:value="1.87162E-047" calcext:value-type="float">
            <text:p>1.87162E-47</text:p>
          </table:table-cell>
          <table:table-cell office:value-type="float" office:value="3.30246E-049" calcext:value-type="float">
            <text:p>3.30246E-49</text:p>
          </table:table-cell>
          <table:table-cell office:value-type="float" office:value="-3.53806E-050" calcext:value-type="float">
            <text:p>-3.53806E-50</text:p>
          </table:table-cell>
          <table:table-cell office:value-type="float" office:value="-1.26746E-051" calcext:value-type="float">
            <text:p>-1.26746E-51</text:p>
          </table:table-cell>
          <table:table-cell office:value-type="float" office:value="5.41498E-053" calcext:value-type="float">
            <text:p>5.41498E-53</text:p>
          </table:table-cell>
          <table:table-cell office:value-type="float" office:value="3.39706E-054" calcext:value-type="float">
            <text:p>3.39706E-54</text:p>
          </table:table-cell>
          <table:table-cell office:value-type="float" office:value="-1.07739E-055" calcext:value-type="float">
            <text:p>-1.07739E-55</text:p>
          </table:table-cell>
          <table:table-cell office:value-type="float" office:value="-1.87473E-054" calcext:value-type="float">
            <text:p>-1.87473E-54</text:p>
          </table:table-cell>
          <table:table-cell office:value-type="float" office:value="2.20288E-053" calcext:value-type="float">
            <text:p>2.20288E-53</text:p>
          </table:table-cell>
        </table:table-row>
        <table:table-row table:style-name="ro1">
          <table:table-cell office:value-type="float" office:value="9.1116E-052" calcext:value-type="float">
            <text:p>9.1116E-52</text:p>
          </table:table-cell>
          <table:table-cell office:value-type="float" office:value="-5.96001E-053" calcext:value-type="float">
            <text:p>-5.96001E-53</text:p>
          </table:table-cell>
          <table:table-cell office:value-type="float" office:value="-4.58704E-055" calcext:value-type="float">
            <text:p>-4.58704E-55</text:p>
          </table:table-cell>
          <table:table-cell office:value-type="float" office:value="7.22058E-053" calcext:value-type="float">
            <text:p>7.22058E-53</text:p>
          </table:table-cell>
          <table:table-cell office:value-type="float" office:value="-9.41605E-052" calcext:value-type="float">
            <text:p>-9.41605E-52</text:p>
          </table:table-cell>
          <table:table-cell office:value-type="float" office:value="-3.80162E-050" calcext:value-type="float">
            <text:p>-3.80162E-50</text:p>
          </table:table-cell>
          <table:table-cell office:value-type="float" office:value="1.05193E-049" calcext:value-type="float">
            <text:p>1.05193E-49</text:p>
          </table:table-cell>
          <table:table-cell office:value-type="float" office:value="1.63823E-047" calcext:value-type="float">
            <text:p>1.63823E-47</text:p>
          </table:table-cell>
          <table:table-cell office:value-type="float" office:value="8.39149E-047" calcext:value-type="float">
            <text:p>8.39149E-47</text:p>
          </table:table-cell>
          <table:table-cell office:value-type="float" office:value="-5.76662E-045" calcext:value-type="float">
            <text:p>-5.76662E-45</text:p>
          </table:table-cell>
          <table:table-cell office:value-type="float" office:value="-7.69228E-044" calcext:value-type="float">
            <text:p>-7.69228E-44</text:p>
          </table:table-cell>
          <table:table-cell office:value-type="float" office:value="1.55392E-042" calcext:value-type="float">
            <text:p>1.55392E-42</text:p>
          </table:table-cell>
          <table:table-cell office:value-type="float" office:value="4.02269E-041" calcext:value-type="float">
            <text:p>4.02269E-41</text:p>
          </table:table-cell>
          <table:table-cell office:value-type="float" office:value="-2.36165E-040" calcext:value-type="float">
            <text:p>-2.36165E-40</text:p>
          </table:table-cell>
          <table:table-cell office:value-type="float" office:value="-1.58105E-038" calcext:value-type="float">
            <text:p>-1.58105E-38</text:p>
          </table:table-cell>
          <table:table-cell office:value-type="float" office:value="-4.54361E-038" calcext:value-type="float">
            <text:p>-4.54361E-38</text:p>
          </table:table-cell>
          <table:table-cell office:value-type="float" office:value="4.83757E-036" calcext:value-type="float">
            <text:p>4.83757E-36</text:p>
          </table:table-cell>
          <table:table-cell office:value-type="float" office:value="5.30415E-035" calcext:value-type="float">
            <text:p>5.30415E-35</text:p>
          </table:table-cell>
          <table:table-cell office:value-type="float" office:value="-1.08084E-033" calcext:value-type="float">
            <text:p>-1.08084E-33</text:p>
          </table:table-cell>
          <table:table-cell office:value-type="float" office:value="-2.46549E-032" calcext:value-type="float">
            <text:p>-2.46549E-32</text:p>
          </table:table-cell>
          <table:table-cell office:value-type="float" office:value="1.19275E-031" calcext:value-type="float">
            <text:p>1.19275E-31</text:p>
          </table:table-cell>
          <table:table-cell office:value-type="float" office:value="7.95858E-030" calcext:value-type="float">
            <text:p>7.95858E-30</text:p>
          </table:table-cell>
          <table:table-cell office:value-type="float" office:value="3.10776E-029" calcext:value-type="float">
            <text:p>3.10776E-29</text:p>
          </table:table-cell>
          <table:table-cell office:value-type="float" office:value="-1.86752E-027" calcext:value-type="float">
            <text:p>-1.86752E-27</text:p>
          </table:table-cell>
          <table:table-cell office:value-type="float" office:value="-2.30025E-026" calcext:value-type="float">
            <text:p>-2.30025E-26</text:p>
          </table:table-cell>
          <table:table-cell office:value-type="float" office:value="2.78052E-025" calcext:value-type="float">
            <text:p>2.78052E-25</text:p>
          </table:table-cell>
          <table:table-cell office:value-type="float" office:value="7.7335E-024" calcext:value-type="float">
            <text:p>7.7335E-24</text:p>
          </table:table-cell>
          <table:table-cell office:value-type="float" office:value="-1.65533E-024" calcext:value-type="float">
            <text:p>-1.65533E-24</text:p>
          </table:table-cell>
          <table:table-cell office:value-type="float" office:value="-1.72055E-021" calcext:value-type="float">
            <text:p>-1.72055E-21</text:p>
          </table:table-cell>
          <table:table-cell office:value-type="float" office:value="-1.35032E-020" calcext:value-type="float">
            <text:p>-1.35032E-20</text:p>
          </table:table-cell>
          <table:table-cell office:value-type="float" office:value="2.39721E-019" calcext:value-type="float">
            <text:p>2.39721E-19</text:p>
          </table:table-cell>
          <table:table-cell office:value-type="float" office:value="4.54146E-018" calcext:value-type="float">
            <text:p>4.54146E-18</text:p>
          </table:table-cell>
          <table:table-cell office:value-type="float" office:value="-7.59693E-018" calcext:value-type="float">
            <text:p>-7.59693E-18</text:p>
          </table:table-cell>
          <table:table-cell office:value-type="float" office:value="-8.56224E-016" calcext:value-type="float">
            <text:p>-8.56224E-16</text:p>
          </table:table-cell>
          <table:table-cell office:value-type="float" office:value="-5.63393E-015" calcext:value-type="float">
            <text:p>-5.63393E-15</text:p>
          </table:table-cell>
          <table:table-cell office:value-type="float" office:value="0.0000000000000888218" calcext:value-type="float">
            <text:p>8.88218E-14</text:p>
          </table:table-cell>
          <table:table-cell office:value-type="float" office:value="0.00000000000154662" calcext:value-type="float">
            <text:p>1.54662E-12</text:p>
          </table:table-cell>
          <table:table-cell office:value-type="float" office:value="0.000000000000168702" calcext:value-type="float">
            <text:p>1.68702E-13</text:p>
          </table:table-cell>
          <table:table-cell office:value-type="float" office:value="-0.000000000198459" calcext:value-type="float">
            <text:p>-1.98459E-10</text:p>
          </table:table-cell>
          <table:table-cell office:value-type="float" office:value="-0.00000000162014" calcext:value-type="float">
            <text:p>-1.62014E-09</text:p>
          </table:table-cell>
          <table:table-cell office:value-type="float" office:value="0.00000000893449" calcext:value-type="float">
            <text:p>8.93449E-09</text:p>
          </table:table-cell>
          <table:table-cell office:value-type="float" office:value="0.000000236899" calcext:value-type="float">
            <text:p>2.36899E-07</text:p>
          </table:table-cell>
          <table:table-cell office:value-type="float" office:value="0.0000010865" calcext:value-type="float">
            <text:p>1.0865E-06</text:p>
          </table:table-cell>
          <table:table-cell office:value-type="float" office:value="-0.0000109812" calcext:value-type="float">
            <text:p>-1.09812E-05</text:p>
          </table:table-cell>
          <table:table-cell office:value-type="float" office:value="-0.000169636" calcext:value-type="float">
            <text:p>-0.000169636</text:p>
          </table:table-cell>
          <table:table-cell office:value-type="float" office:value="-0.0006589" calcext:value-type="float">
            <text:p>-0.0006589</text:p>
          </table:table-cell>
          <table:table-cell office:value-type="float" office:value="0.00417421" calcext:value-type="float">
            <text:p>0.00417421</text:p>
          </table:table-cell>
          <table:table-cell office:value-type="float" office:value="0.0650255" calcext:value-type="float">
            <text:p>0.0650255</text:p>
          </table:table-cell>
          <table:table-cell office:value-type="float" office:value="0.371816" calcext:value-type="float">
            <text:p>0.371816</text:p>
          </table:table-cell>
          <table:table-cell office:value-type="float" office:value="1.14717" calcext:value-type="float">
            <text:p>1.14717</text:p>
          </table:table-cell>
          <table:table-cell office:value-type="float" office:value="1.8253" calcext:value-type="float">
            <text:p>1.8253</text:p>
          </table:table-cell>
          <table:table-cell office:value-type="float" office:value="1.14717" calcext:value-type="float">
            <text:p>1.14717</text:p>
          </table:table-cell>
          <table:table-cell office:value-type="float" office:value="0.371816" calcext:value-type="float">
            <text:p>0.371816</text:p>
          </table:table-cell>
          <table:table-cell office:value-type="float" office:value="0.0650255" calcext:value-type="float">
            <text:p>0.0650255</text:p>
          </table:table-cell>
          <table:table-cell office:value-type="float" office:value="0.00417421" calcext:value-type="float">
            <text:p>0.00417421</text:p>
          </table:table-cell>
          <table:table-cell office:value-type="float" office:value="-0.0006589" calcext:value-type="float">
            <text:p>-0.0006589</text:p>
          </table:table-cell>
          <table:table-cell office:value-type="float" office:value="-0.000169636" calcext:value-type="float">
            <text:p>-0.000169636</text:p>
          </table:table-cell>
          <table:table-cell office:value-type="float" office:value="-0.0000109812" calcext:value-type="float">
            <text:p>-1.09812E-05</text:p>
          </table:table-cell>
          <table:table-cell office:value-type="float" office:value="0.0000010865" calcext:value-type="float">
            <text:p>1.0865E-06</text:p>
          </table:table-cell>
          <table:table-cell office:value-type="float" office:value="0.000000236899" calcext:value-type="float">
            <text:p>2.36899E-07</text:p>
          </table:table-cell>
          <table:table-cell office:value-type="float" office:value="0.00000000893449" calcext:value-type="float">
            <text:p>8.93449E-09</text:p>
          </table:table-cell>
          <table:table-cell office:value-type="float" office:value="-0.00000000162014" calcext:value-type="float">
            <text:p>-1.62014E-09</text:p>
          </table:table-cell>
          <table:table-cell office:value-type="float" office:value="-0.000000000198459" calcext:value-type="float">
            <text:p>-1.98459E-10</text:p>
          </table:table-cell>
          <table:table-cell office:value-type="float" office:value="0.000000000000168702" calcext:value-type="float">
            <text:p>1.68702E-13</text:p>
          </table:table-cell>
          <table:table-cell office:value-type="float" office:value="0.00000000000154662" calcext:value-type="float">
            <text:p>1.54662E-12</text:p>
          </table:table-cell>
          <table:table-cell office:value-type="float" office:value="0.0000000000000888218" calcext:value-type="float">
            <text:p>8.88218E-14</text:p>
          </table:table-cell>
          <table:table-cell office:value-type="float" office:value="-5.63393E-015" calcext:value-type="float">
            <text:p>-5.63393E-15</text:p>
          </table:table-cell>
          <table:table-cell office:value-type="float" office:value="-8.56224E-016" calcext:value-type="float">
            <text:p>-8.56224E-16</text:p>
          </table:table-cell>
          <table:table-cell office:value-type="float" office:value="-7.59693E-018" calcext:value-type="float">
            <text:p>-7.59693E-18</text:p>
          </table:table-cell>
          <table:table-cell office:value-type="float" office:value="4.54146E-018" calcext:value-type="float">
            <text:p>4.54146E-18</text:p>
          </table:table-cell>
          <table:table-cell office:value-type="float" office:value="2.39721E-019" calcext:value-type="float">
            <text:p>2.39721E-19</text:p>
          </table:table-cell>
          <table:table-cell office:value-type="float" office:value="-1.35032E-020" calcext:value-type="float">
            <text:p>-1.35032E-20</text:p>
          </table:table-cell>
          <table:table-cell office:value-type="float" office:value="-1.72055E-021" calcext:value-type="float">
            <text:p>-1.72055E-21</text:p>
          </table:table-cell>
          <table:table-cell office:value-type="float" office:value="-1.65533E-024" calcext:value-type="float">
            <text:p>-1.65533E-24</text:p>
          </table:table-cell>
          <table:table-cell office:value-type="float" office:value="7.7335E-024" calcext:value-type="float">
            <text:p>7.7335E-24</text:p>
          </table:table-cell>
          <table:table-cell office:value-type="float" office:value="2.78052E-025" calcext:value-type="float">
            <text:p>2.78052E-25</text:p>
          </table:table-cell>
          <table:table-cell office:value-type="float" office:value="-2.30025E-026" calcext:value-type="float">
            <text:p>-2.30025E-26</text:p>
          </table:table-cell>
          <table:table-cell office:value-type="float" office:value="-1.86752E-027" calcext:value-type="float">
            <text:p>-1.86752E-27</text:p>
          </table:table-cell>
          <table:table-cell office:value-type="float" office:value="3.10776E-029" calcext:value-type="float">
            <text:p>3.10776E-29</text:p>
          </table:table-cell>
          <table:table-cell office:value-type="float" office:value="7.95858E-030" calcext:value-type="float">
            <text:p>7.95858E-30</text:p>
          </table:table-cell>
          <table:table-cell office:value-type="float" office:value="1.19275E-031" calcext:value-type="float">
            <text:p>1.19275E-31</text:p>
          </table:table-cell>
          <table:table-cell office:value-type="float" office:value="-2.46549E-032" calcext:value-type="float">
            <text:p>-2.46549E-32</text:p>
          </table:table-cell>
          <table:table-cell office:value-type="float" office:value="-1.08084E-033" calcext:value-type="float">
            <text:p>-1.08084E-33</text:p>
          </table:table-cell>
          <table:table-cell office:value-type="float" office:value="5.30415E-035" calcext:value-type="float">
            <text:p>5.30415E-35</text:p>
          </table:table-cell>
          <table:table-cell office:value-type="float" office:value="4.83757E-036" calcext:value-type="float">
            <text:p>4.83757E-36</text:p>
          </table:table-cell>
          <table:table-cell office:value-type="float" office:value="-4.54361E-038" calcext:value-type="float">
            <text:p>-4.54361E-38</text:p>
          </table:table-cell>
          <table:table-cell office:value-type="float" office:value="-1.58105E-038" calcext:value-type="float">
            <text:p>-1.58105E-38</text:p>
          </table:table-cell>
          <table:table-cell office:value-type="float" office:value="-2.36165E-040" calcext:value-type="float">
            <text:p>-2.36165E-40</text:p>
          </table:table-cell>
          <table:table-cell office:value-type="float" office:value="4.02269E-041" calcext:value-type="float">
            <text:p>4.02269E-41</text:p>
          </table:table-cell>
          <table:table-cell office:value-type="float" office:value="1.55392E-042" calcext:value-type="float">
            <text:p>1.55392E-42</text:p>
          </table:table-cell>
          <table:table-cell office:value-type="float" office:value="-7.69228E-044" calcext:value-type="float">
            <text:p>-7.69228E-44</text:p>
          </table:table-cell>
          <table:table-cell office:value-type="float" office:value="-5.76662E-045" calcext:value-type="float">
            <text:p>-5.76662E-45</text:p>
          </table:table-cell>
          <table:table-cell office:value-type="float" office:value="8.39149E-047" calcext:value-type="float">
            <text:p>8.39149E-47</text:p>
          </table:table-cell>
          <table:table-cell office:value-type="float" office:value="1.63823E-047" calcext:value-type="float">
            <text:p>1.63823E-47</text:p>
          </table:table-cell>
          <table:table-cell office:value-type="float" office:value="1.05193E-049" calcext:value-type="float">
            <text:p>1.05193E-49</text:p>
          </table:table-cell>
          <table:table-cell office:value-type="float" office:value="-3.80162E-050" calcext:value-type="float">
            <text:p>-3.80162E-50</text:p>
          </table:table-cell>
          <table:table-cell office:value-type="float" office:value="-9.41605E-052" calcext:value-type="float">
            <text:p>-9.41605E-52</text:p>
          </table:table-cell>
          <table:table-cell office:value-type="float" office:value="7.22058E-053" calcext:value-type="float">
            <text:p>7.22058E-53</text:p>
          </table:table-cell>
          <table:table-cell office:value-type="float" office:value="-4.58704E-055" calcext:value-type="float">
            <text:p>-4.58704E-55</text:p>
          </table:table-cell>
          <table:table-cell office:value-type="float" office:value="-5.96001E-053" calcext:value-type="float">
            <text:p>-5.96001E-53</text:p>
          </table:table-cell>
          <table:table-cell office:value-type="float" office:value="9.1116E-052" calcext:value-type="float">
            <text:p>9.1116E-52</text:p>
          </table:table-cell>
        </table:table-row>
        <table:table-row table:style-name="ro1">
          <table:table-cell office:value-type="float" office:value="4.04496E-051" calcext:value-type="float">
            <text:p>4.04496E-51</text:p>
          </table:table-cell>
          <table:table-cell office:value-type="float" office:value="-2.25663E-053" calcext:value-type="float">
            <text:p>-2.25663E-53</text:p>
          </table:table-cell>
          <table:table-cell office:value-type="float" office:value="4.51263E-053" calcext:value-type="float">
            <text:p>4.51263E-53</text:p>
          </table:table-cell>
          <table:table-cell office:value-type="float" office:value="-5.68518E-052" calcext:value-type="float">
            <text:p>-5.68518E-52</text:p>
          </table:table-cell>
          <table:table-cell office:value-type="float" office:value="-3.65223E-050" calcext:value-type="float">
            <text:p>-3.65223E-50</text:p>
          </table:table-cell>
          <table:table-cell office:value-type="float" office:value="-6.73117E-050" calcext:value-type="float">
            <text:p>-6.73117E-50</text:p>
          </table:table-cell>
          <table:table-cell office:value-type="float" office:value="1.29476E-047" calcext:value-type="float">
            <text:p>1.29476E-47</text:p>
          </table:table-cell>
          <table:table-cell office:value-type="float" office:value="1.24846E-046" calcext:value-type="float">
            <text:p>1.24846E-46</text:p>
          </table:table-cell>
          <table:table-cell office:value-type="float" office:value="-3.59554E-045" calcext:value-type="float">
            <text:p>-3.59554E-45</text:p>
          </table:table-cell>
          <table:table-cell office:value-type="float" office:value="-7.1219E-044" calcext:value-type="float">
            <text:p>-7.1219E-44</text:p>
          </table:table-cell>
          <table:table-cell office:value-type="float" office:value="6.52505E-043" calcext:value-type="float">
            <text:p>6.52505E-43</text:p>
          </table:table-cell>
          <table:table-cell office:value-type="float" office:value="2.85892E-041" calcext:value-type="float">
            <text:p>2.85892E-41</text:p>
          </table:table-cell>
          <table:table-cell office:value-type="float" office:value="1.6352E-041" calcext:value-type="float">
            <text:p>1.6352E-41</text:p>
          </table:table-cell>
          <table:table-cell office:value-type="float" office:value="-8.83189E-039" calcext:value-type="float">
            <text:p>-8.83189E-39</text:p>
          </table:table-cell>
          <table:table-cell office:value-type="float" office:value="-7.51853E-038" calcext:value-type="float">
            <text:p>-7.51853E-38</text:p>
          </table:table-cell>
          <table:table-cell office:value-type="float" office:value="2.03056E-036" calcext:value-type="float">
            <text:p>2.03056E-36</text:p>
          </table:table-cell>
          <table:table-cell office:value-type="float" office:value="3.7997E-035" calcext:value-type="float">
            <text:p>3.7997E-35</text:p>
          </table:table-cell>
          <table:table-cell office:value-type="float" office:value="-2.68772E-034" calcext:value-type="float">
            <text:p>-2.68772E-34</text:p>
          </table:table-cell>
          <table:table-cell office:value-type="float" office:value="-1.25661E-032" calcext:value-type="float">
            <text:p>-1.25661E-32</text:p>
          </table:table-cell>
          <table:table-cell office:value-type="float" office:value="-2.92037E-032" calcext:value-type="float">
            <text:p>-2.92037E-32</text:p>
          </table:table-cell>
          <table:table-cell office:value-type="float" office:value="3.01112E-030" calcext:value-type="float">
            <text:p>3.01112E-30</text:p>
          </table:table-cell>
          <table:table-cell office:value-type="float" office:value="3.15014E-029" calcext:value-type="float">
            <text:p>3.15014E-29</text:p>
          </table:table-cell>
          <table:table-cell office:value-type="float" office:value="-4.76712E-028" calcext:value-type="float">
            <text:p>-4.76712E-28</text:p>
          </table:table-cell>
          <table:table-cell office:value-type="float" office:value="-1.12212E-026" calcext:value-type="float">
            <text:p>-1.12212E-26</text:p>
          </table:table-cell>
          <table:table-cell office:value-type="float" office:value="1.76756E-026" calcext:value-type="float">
            <text:p>1.76756E-26</text:p>
          </table:table-cell>
          <table:table-cell office:value-type="float" office:value="2.59454E-024" calcext:value-type="float">
            <text:p>2.59454E-24</text:p>
          </table:table-cell>
          <table:table-cell office:value-type="float" office:value="1.71705E-023" calcext:value-type="float">
            <text:p>1.71705E-23</text:p>
          </table:table-cell>
          <table:table-cell office:value-type="float" office:value="-3.87202E-022" calcext:value-type="float">
            <text:p>-3.87202E-22</text:p>
          </table:table-cell>
          <table:table-cell office:value-type="float" office:value="-6.4584E-021" calcext:value-type="float">
            <text:p>-6.4584E-21</text:p>
          </table:table-cell>
          <table:table-cell office:value-type="float" office:value="2.01853E-020" calcext:value-type="float">
            <text:p>2.01853E-20</text:p>
          </table:table-cell>
          <table:table-cell office:value-type="float" office:value="1.31494E-018" calcext:value-type="float">
            <text:p>1.31494E-18</text:p>
          </table:table-cell>
          <table:table-cell office:value-type="float" office:value="7.15237E-018" calcext:value-type="float">
            <text:p>7.15237E-18</text:p>
          </table:table-cell>
          <table:table-cell office:value-type="float" office:value="-1.55812E-016" calcext:value-type="float">
            <text:p>-1.55812E-16</text:p>
          </table:table-cell>
          <table:table-cell office:value-type="float" office:value="-2.35828E-015" calcext:value-type="float">
            <text:p>-2.35828E-15</text:p>
          </table:table-cell>
          <table:table-cell office:value-type="float" office:value="3.77486E-015" calcext:value-type="float">
            <text:p>3.77486E-15</text:p>
          </table:table-cell>
          <table:table-cell office:value-type="float" office:value="0.000000000000356064" calcext:value-type="float">
            <text:p>3.56064E-13</text:p>
          </table:table-cell>
          <table:table-cell office:value-type="float" office:value="0.00000000000237896" calcext:value-type="float">
            <text:p>2.37896E-12</text:p>
          </table:table-cell>
          <table:table-cell office:value-type="float" office:value="-0.0000000000242382" calcext:value-type="float">
            <text:p>-2.42382E-11</text:p>
          </table:table-cell>
          <table:table-cell office:value-type="float" office:value="-0.000000000466383" calcext:value-type="float">
            <text:p>-4.66383E-10</text:p>
          </table:table-cell>
          <table:table-cell office:value-type="float" office:value="-0.00000000119899" calcext:value-type="float">
            <text:p>-1.19899E-09</text:p>
          </table:table-cell>
          <table:table-cell office:value-type="float" office:value="0.0000000359072" calcext:value-type="float">
            <text:p>3.59072E-08</text:p>
          </table:table-cell>
          <table:table-cell office:value-type="float" office:value="0.000000397704" calcext:value-type="float">
            <text:p>3.97704E-07</text:p>
          </table:table-cell>
          <table:table-cell office:value-type="float" office:value="0.000000284255" calcext:value-type="float">
            <text:p>2.84255E-07</text:p>
          </table:table-cell>
          <table:table-cell office:value-type="float" office:value="-0.0000269854" calcext:value-type="float">
            <text:p>-2.69854E-05</text:p>
          </table:table-cell>
          <table:table-cell office:value-type="float" office:value="-0.00023743" calcext:value-type="float">
            <text:p>-0.00023743</text:p>
          </table:table-cell>
          <table:table-cell office:value-type="float" office:value="-0.000372382" calcext:value-type="float">
            <text:p>-0.000372382</text:p>
          </table:table-cell>
          <table:table-cell office:value-type="float" office:value="0.00876759" calcext:value-type="float">
            <text:p>0.00876759</text:p>
          </table:table-cell>
          <table:table-cell office:value-type="float" office:value="0.0870837" calcext:value-type="float">
            <text:p>0.0870837</text:p>
          </table:table-cell>
          <table:table-cell office:value-type="float" office:value="0.415552" calcext:value-type="float">
            <text:p>0.415552</text:p>
          </table:table-cell>
          <table:table-cell office:value-type="float" office:value="1.13933" calcext:value-type="float">
            <text:p>1.13933</text:p>
          </table:table-cell>
          <table:table-cell office:value-type="float" office:value="1.6998" calcext:value-type="float">
            <text:p>1.6998</text:p>
          </table:table-cell>
          <table:table-cell office:value-type="float" office:value="1.13933" calcext:value-type="float">
            <text:p>1.13933</text:p>
          </table:table-cell>
          <table:table-cell office:value-type="float" office:value="0.415552" calcext:value-type="float">
            <text:p>0.415552</text:p>
          </table:table-cell>
          <table:table-cell office:value-type="float" office:value="0.0870837" calcext:value-type="float">
            <text:p>0.0870837</text:p>
          </table:table-cell>
          <table:table-cell office:value-type="float" office:value="0.00876759" calcext:value-type="float">
            <text:p>0.00876759</text:p>
          </table:table-cell>
          <table:table-cell office:value-type="float" office:value="-0.000372382" calcext:value-type="float">
            <text:p>-0.000372382</text:p>
          </table:table-cell>
          <table:table-cell office:value-type="float" office:value="-0.00023743" calcext:value-type="float">
            <text:p>-0.00023743</text:p>
          </table:table-cell>
          <table:table-cell office:value-type="float" office:value="-0.0000269854" calcext:value-type="float">
            <text:p>-2.69854E-05</text:p>
          </table:table-cell>
          <table:table-cell office:value-type="float" office:value="0.000000284255" calcext:value-type="float">
            <text:p>2.84255E-07</text:p>
          </table:table-cell>
          <table:table-cell office:value-type="float" office:value="0.000000397704" calcext:value-type="float">
            <text:p>3.97704E-07</text:p>
          </table:table-cell>
          <table:table-cell office:value-type="float" office:value="0.0000000359072" calcext:value-type="float">
            <text:p>3.59072E-08</text:p>
          </table:table-cell>
          <table:table-cell office:value-type="float" office:value="-0.00000000119899" calcext:value-type="float">
            <text:p>-1.19899E-09</text:p>
          </table:table-cell>
          <table:table-cell office:value-type="float" office:value="-0.000000000466383" calcext:value-type="float">
            <text:p>-4.66383E-10</text:p>
          </table:table-cell>
          <table:table-cell office:value-type="float" office:value="-0.0000000000242382" calcext:value-type="float">
            <text:p>-2.42382E-11</text:p>
          </table:table-cell>
          <table:table-cell office:value-type="float" office:value="0.00000000000237896" calcext:value-type="float">
            <text:p>2.37896E-12</text:p>
          </table:table-cell>
          <table:table-cell office:value-type="float" office:value="0.000000000000356064" calcext:value-type="float">
            <text:p>3.56064E-13</text:p>
          </table:table-cell>
          <table:table-cell office:value-type="float" office:value="3.77486E-015" calcext:value-type="float">
            <text:p>3.77486E-15</text:p>
          </table:table-cell>
          <table:table-cell office:value-type="float" office:value="-2.35828E-015" calcext:value-type="float">
            <text:p>-2.35828E-15</text:p>
          </table:table-cell>
          <table:table-cell office:value-type="float" office:value="-1.55812E-016" calcext:value-type="float">
            <text:p>-1.55812E-16</text:p>
          </table:table-cell>
          <table:table-cell office:value-type="float" office:value="7.15237E-018" calcext:value-type="float">
            <text:p>7.15237E-18</text:p>
          </table:table-cell>
          <table:table-cell office:value-type="float" office:value="1.31494E-018" calcext:value-type="float">
            <text:p>1.31494E-18</text:p>
          </table:table-cell>
          <table:table-cell office:value-type="float" office:value="2.01853E-020" calcext:value-type="float">
            <text:p>2.01853E-20</text:p>
          </table:table-cell>
          <table:table-cell office:value-type="float" office:value="-6.4584E-021" calcext:value-type="float">
            <text:p>-6.4584E-21</text:p>
          </table:table-cell>
          <table:table-cell office:value-type="float" office:value="-3.87202E-022" calcext:value-type="float">
            <text:p>-3.87202E-22</text:p>
          </table:table-cell>
          <table:table-cell office:value-type="float" office:value="1.71705E-023" calcext:value-type="float">
            <text:p>1.71705E-23</text:p>
          </table:table-cell>
          <table:table-cell office:value-type="float" office:value="2.59454E-024" calcext:value-type="float">
            <text:p>2.59454E-24</text:p>
          </table:table-cell>
          <table:table-cell office:value-type="float" office:value="1.76756E-026" calcext:value-type="float">
            <text:p>1.76756E-26</text:p>
          </table:table-cell>
          <table:table-cell office:value-type="float" office:value="-1.12212E-026" calcext:value-type="float">
            <text:p>-1.12212E-26</text:p>
          </table:table-cell>
          <table:table-cell office:value-type="float" office:value="-4.76712E-028" calcext:value-type="float">
            <text:p>-4.76712E-28</text:p>
          </table:table-cell>
          <table:table-cell office:value-type="float" office:value="3.15014E-029" calcext:value-type="float">
            <text:p>3.15014E-29</text:p>
          </table:table-cell>
          <table:table-cell office:value-type="float" office:value="3.01112E-030" calcext:value-type="float">
            <text:p>3.01112E-30</text:p>
          </table:table-cell>
          <table:table-cell office:value-type="float" office:value="-2.92037E-032" calcext:value-type="float">
            <text:p>-2.92037E-32</text:p>
          </table:table-cell>
          <table:table-cell office:value-type="float" office:value="-1.25661E-032" calcext:value-type="float">
            <text:p>-1.25661E-32</text:p>
          </table:table-cell>
          <table:table-cell office:value-type="float" office:value="-2.68772E-034" calcext:value-type="float">
            <text:p>-2.68772E-34</text:p>
          </table:table-cell>
          <table:table-cell office:value-type="float" office:value="3.7997E-035" calcext:value-type="float">
            <text:p>3.7997E-35</text:p>
          </table:table-cell>
          <table:table-cell office:value-type="float" office:value="2.03056E-036" calcext:value-type="float">
            <text:p>2.03056E-36</text:p>
          </table:table-cell>
          <table:table-cell office:value-type="float" office:value="-7.51853E-038" calcext:value-type="float">
            <text:p>-7.51853E-38</text:p>
          </table:table-cell>
          <table:table-cell office:value-type="float" office:value="-8.83189E-039" calcext:value-type="float">
            <text:p>-8.83189E-39</text:p>
          </table:table-cell>
          <table:table-cell office:value-type="float" office:value="1.6352E-041" calcext:value-type="float">
            <text:p>1.6352E-41</text:p>
          </table:table-cell>
          <table:table-cell office:value-type="float" office:value="2.85892E-041" calcext:value-type="float">
            <text:p>2.85892E-41</text:p>
          </table:table-cell>
          <table:table-cell office:value-type="float" office:value="6.52505E-043" calcext:value-type="float">
            <text:p>6.52505E-43</text:p>
          </table:table-cell>
          <table:table-cell office:value-type="float" office:value="-7.1219E-044" calcext:value-type="float">
            <text:p>-7.1219E-44</text:p>
          </table:table-cell>
          <table:table-cell office:value-type="float" office:value="-3.59554E-045" calcext:value-type="float">
            <text:p>-3.59554E-45</text:p>
          </table:table-cell>
          <table:table-cell office:value-type="float" office:value="1.24846E-046" calcext:value-type="float">
            <text:p>1.24846E-46</text:p>
          </table:table-cell>
          <table:table-cell office:value-type="float" office:value="1.29476E-047" calcext:value-type="float">
            <text:p>1.29476E-47</text:p>
          </table:table-cell>
          <table:table-cell office:value-type="float" office:value="-6.73117E-050" calcext:value-type="float">
            <text:p>-6.73117E-50</text:p>
          </table:table-cell>
          <table:table-cell office:value-type="float" office:value="-3.65223E-050" calcext:value-type="float">
            <text:p>-3.65223E-50</text:p>
          </table:table-cell>
          <table:table-cell office:value-type="float" office:value="-5.68518E-052" calcext:value-type="float">
            <text:p>-5.68518E-52</text:p>
          </table:table-cell>
          <table:table-cell office:value-type="float" office:value="4.51263E-053" calcext:value-type="float">
            <text:p>4.51263E-53</text:p>
          </table:table-cell>
          <table:table-cell office:value-type="float" office:value="-2.25663E-053" calcext:value-type="float">
            <text:p>-2.25663E-53</text:p>
          </table:table-cell>
          <table:table-cell office:value-type="float" office:value="4.04496E-051" calcext:value-type="float">
            <text:p>4.04496E-51</text:p>
          </table:table-cell>
        </table:table-row>
        <table:table-row table:style-name="ro1">
          <table:table-cell office:value-type="float" office:value="-2.66073E-049" calcext:value-type="float">
            <text:p>-2.66073E-49</text:p>
          </table:table-cell>
          <table:table-cell office:value-type="float" office:value="1.88113E-050" calcext:value-type="float">
            <text:p>1.88113E-50</text:p>
          </table:table-cell>
          <table:table-cell office:value-type="float" office:value="7.81754E-052" calcext:value-type="float">
            <text:p>7.81754E-52</text:p>
          </table:table-cell>
          <table:table-cell office:value-type="float" office:value="-3.30921E-050" calcext:value-type="float">
            <text:p>-3.30921E-50</text:p>
          </table:table-cell>
          <table:table-cell office:value-type="float" office:value="-1.71223E-049" calcext:value-type="float">
            <text:p>-1.71223E-49</text:p>
          </table:table-cell>
          <table:table-cell office:value-type="float" office:value="9.70337E-048" calcext:value-type="float">
            <text:p>9.70337E-48</text:p>
          </table:table-cell>
          <table:table-cell office:value-type="float" office:value="1.31759E-046" calcext:value-type="float">
            <text:p>1.31759E-46</text:p>
          </table:table-cell>
          <table:table-cell office:value-type="float" office:value="-2.06872E-045" calcext:value-type="float">
            <text:p>-2.06872E-45</text:p>
          </table:table-cell>
          <table:table-cell office:value-type="float" office:value="-5.74744E-044" calcext:value-type="float">
            <text:p>-5.74744E-44</text:p>
          </table:table-cell>
          <table:table-cell office:value-type="float" office:value="1.78974E-043" calcext:value-type="float">
            <text:p>1.78974E-43</text:p>
          </table:table-cell>
          <table:table-cell office:value-type="float" office:value="1.85866E-041" calcext:value-type="float">
            <text:p>1.85866E-41</text:p>
          </table:table-cell>
          <table:table-cell office:value-type="float" office:value="9.51979E-041" calcext:value-type="float">
            <text:p>9.51979E-41</text:p>
          </table:table-cell>
          <table:table-cell office:value-type="float" office:value="-4.53716E-039" calcext:value-type="float">
            <text:p>-4.53716E-39</text:p>
          </table:table-cell>
          <table:table-cell office:value-type="float" office:value="-6.25956E-038" calcext:value-type="float">
            <text:p>-6.25956E-38</text:p>
          </table:table-cell>
          <table:table-cell office:value-type="float" office:value="7.2952E-037" calcext:value-type="float">
            <text:p>7.2952E-37</text:p>
          </table:table-cell>
          <table:table-cell office:value-type="float" office:value="2.23525E-035" calcext:value-type="float">
            <text:p>2.23525E-35</text:p>
          </table:table-cell>
          <table:table-cell office:value-type="float" office:value="-8.49521E-036" calcext:value-type="float">
            <text:p>-8.49521E-36</text:p>
          </table:table-cell>
          <table:table-cell office:value-type="float" office:value="-5.65539E-033" calcext:value-type="float">
            <text:p>-5.65539E-33</text:p>
          </table:table-cell>
          <table:table-cell office:value-type="float" office:value="-4.33207E-032" calcext:value-type="float">
            <text:p>-4.33207E-32</text:p>
          </table:table-cell>
          <table:table-cell office:value-type="float" office:value="9.86507E-031" calcext:value-type="float">
            <text:p>9.86507E-31</text:p>
          </table:table-cell>
          <table:table-cell office:value-type="float" office:value="1.78486E-029" calcext:value-type="float">
            <text:p>1.78486E-29</text:p>
          </table:table-cell>
          <table:table-cell office:value-type="float" office:value="-7.53573E-029" calcext:value-type="float">
            <text:p>-7.53573E-29</text:p>
          </table:table-cell>
          <table:table-cell office:value-type="float" office:value="-4.44185E-027" calcext:value-type="float">
            <text:p>-4.44185E-27</text:p>
          </table:table-cell>
          <table:table-cell office:value-type="float" office:value="-2.01E-026" calcext:value-type="float">
            <text:p>-2.01E-26</text:p>
          </table:table-cell>
          <table:table-cell office:value-type="float" office:value="7.29887E-025" calcext:value-type="float">
            <text:p>7.29887E-25</text:p>
          </table:table-cell>
          <table:table-cell office:value-type="float" office:value="9.77231E-024" calcext:value-type="float">
            <text:p>9.77231E-24</text:p>
          </table:table-cell>
          <table:table-cell office:value-type="float" office:value="-5.74635E-023" calcext:value-type="float">
            <text:p>-5.74635E-23</text:p>
          </table:table-cell>
          <table:table-cell office:value-type="float" office:value="-2.21698E-021" calcext:value-type="float">
            <text:p>-2.21698E-21</text:p>
          </table:table-cell>
          <table:table-cell office:value-type="float" office:value="-7.95782E-021" calcext:value-type="float">
            <text:p>-7.95782E-21</text:p>
          </table:table-cell>
          <table:table-cell office:value-type="float" office:value="3.0223E-019" calcext:value-type="float">
            <text:p>3.0223E-19</text:p>
          </table:table-cell>
          <table:table-cell office:value-type="float" office:value="3.69363E-018" calcext:value-type="float">
            <text:p>3.69363E-18</text:p>
          </table:table-cell>
          <table:table-cell office:value-type="float" office:value="-1.58648E-017" calcext:value-type="float">
            <text:p>-1.58648E-17</text:p>
          </table:table-cell>
          <table:table-cell office:value-type="float" office:value="-6.59126E-016" calcext:value-type="float">
            <text:p>-6.59126E-16</text:p>
          </table:table-cell>
          <table:table-cell office:value-type="float" office:value="-3.1442E-015" calcext:value-type="float">
            <text:p>-3.1442E-15</text:p>
          </table:table-cell>
          <table:table-cell office:value-type="float" office:value="0.0000000000000600351" calcext:value-type="float">
            <text:p>6.00351E-14</text:p>
          </table:table-cell>
          <table:table-cell office:value-type="float" office:value="0.000000000000868931" calcext:value-type="float">
            <text:p>8.68931E-13</text:p>
          </table:table-cell>
          <table:table-cell office:value-type="float" office:value="0.000000000000090235" calcext:value-type="float">
            <text:p>9.0235E-14</text:p>
          </table:table-cell>
          <table:table-cell office:value-type="float" office:value="-0.0000000000932067" calcext:value-type="float">
            <text:p>-9.32067E-11</text:p>
          </table:table-cell>
          <table:table-cell office:value-type="float" office:value="-0.000000000761618" calcext:value-type="float">
            <text:p>-7.61618E-10</text:p>
          </table:table-cell>
          <table:table-cell office:value-type="float" office:value="0.00000000259346" calcext:value-type="float">
            <text:p>2.59346E-09</text:p>
          </table:table-cell>
          <table:table-cell office:value-type="float" office:value="0.0000000870068" calcext:value-type="float">
            <text:p>8.70068E-08</text:p>
          </table:table-cell>
          <table:table-cell office:value-type="float" office:value="0.000000497531" calcext:value-type="float">
            <text:p>4.97531E-07</text:p>
          </table:table-cell>
          <table:table-cell office:value-type="float" office:value="-0.00000227798" calcext:value-type="float">
            <text:p>-2.27798E-06</text:p>
          </table:table-cell>
          <table:table-cell office:value-type="float" office:value="-0.0000510126" calcext:value-type="float">
            <text:p>-5.10126E-05</text:p>
          </table:table-cell>
          <table:table-cell office:value-type="float" office:value="-0.000281362" calcext:value-type="float">
            <text:p>-0.000281362</text:p>
          </table:table-cell>
          <table:table-cell office:value-type="float" office:value="0.000327372" calcext:value-type="float">
            <text:p>0.000327372</text:p>
          </table:table-cell>
          <table:table-cell office:value-type="float" office:value="0.0151254" calcext:value-type="float">
            <text:p>0.0151254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455195" calcext:value-type="float">
            <text:p>0.455195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0.455195" calcext:value-type="float">
            <text:p>0.455195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0151254" calcext:value-type="float">
            <text:p>0.0151254</text:p>
          </table:table-cell>
          <table:table-cell office:value-type="float" office:value="0.000327372" calcext:value-type="float">
            <text:p>0.000327372</text:p>
          </table:table-cell>
          <table:table-cell office:value-type="float" office:value="-0.000281362" calcext:value-type="float">
            <text:p>-0.000281362</text:p>
          </table:table-cell>
          <table:table-cell office:value-type="float" office:value="-0.0000510126" calcext:value-type="float">
            <text:p>-5.10126E-05</text:p>
          </table:table-cell>
          <table:table-cell office:value-type="float" office:value="-0.00000227798" calcext:value-type="float">
            <text:p>-2.27798E-06</text:p>
          </table:table-cell>
          <table:table-cell office:value-type="float" office:value="0.000000497531" calcext:value-type="float">
            <text:p>4.97531E-07</text:p>
          </table:table-cell>
          <table:table-cell office:value-type="float" office:value="0.0000000870068" calcext:value-type="float">
            <text:p>8.70068E-08</text:p>
          </table:table-cell>
          <table:table-cell office:value-type="float" office:value="0.00000000259346" calcext:value-type="float">
            <text:p>2.59346E-09</text:p>
          </table:table-cell>
          <table:table-cell office:value-type="float" office:value="-0.000000000761618" calcext:value-type="float">
            <text:p>-7.61618E-10</text:p>
          </table:table-cell>
          <table:table-cell office:value-type="float" office:value="-0.0000000000932067" calcext:value-type="float">
            <text:p>-9.32067E-11</text:p>
          </table:table-cell>
          <table:table-cell office:value-type="float" office:value="0.000000000000090235" calcext:value-type="float">
            <text:p>9.0235E-14</text:p>
          </table:table-cell>
          <table:table-cell office:value-type="float" office:value="0.000000000000868931" calcext:value-type="float">
            <text:p>8.68931E-13</text:p>
          </table:table-cell>
          <table:table-cell office:value-type="float" office:value="0.0000000000000600351" calcext:value-type="float">
            <text:p>6.00351E-14</text:p>
          </table:table-cell>
          <table:table-cell office:value-type="float" office:value="-3.1442E-015" calcext:value-type="float">
            <text:p>-3.1442E-15</text:p>
          </table:table-cell>
          <table:table-cell office:value-type="float" office:value="-6.59126E-016" calcext:value-type="float">
            <text:p>-6.59126E-16</text:p>
          </table:table-cell>
          <table:table-cell office:value-type="float" office:value="-1.58648E-017" calcext:value-type="float">
            <text:p>-1.58648E-17</text:p>
          </table:table-cell>
          <table:table-cell office:value-type="float" office:value="3.69363E-018" calcext:value-type="float">
            <text:p>3.69363E-18</text:p>
          </table:table-cell>
          <table:table-cell office:value-type="float" office:value="3.0223E-019" calcext:value-type="float">
            <text:p>3.0223E-19</text:p>
          </table:table-cell>
          <table:table-cell office:value-type="float" office:value="-7.95782E-021" calcext:value-type="float">
            <text:p>-7.95782E-21</text:p>
          </table:table-cell>
          <table:table-cell office:value-type="float" office:value="-2.21698E-021" calcext:value-type="float">
            <text:p>-2.21698E-21</text:p>
          </table:table-cell>
          <table:table-cell office:value-type="float" office:value="-5.74635E-023" calcext:value-type="float">
            <text:p>-5.74635E-23</text:p>
          </table:table-cell>
          <table:table-cell office:value-type="float" office:value="9.77231E-024" calcext:value-type="float">
            <text:p>9.77231E-24</text:p>
          </table:table-cell>
          <table:table-cell office:value-type="float" office:value="7.29887E-025" calcext:value-type="float">
            <text:p>7.29887E-25</text:p>
          </table:table-cell>
          <table:table-cell office:value-type="float" office:value="-2.01E-026" calcext:value-type="float">
            <text:p>-2.01E-26</text:p>
          </table:table-cell>
          <table:table-cell office:value-type="float" office:value="-4.44185E-027" calcext:value-type="float">
            <text:p>-4.44185E-27</text:p>
          </table:table-cell>
          <table:table-cell office:value-type="float" office:value="-7.53573E-029" calcext:value-type="float">
            <text:p>-7.53573E-29</text:p>
          </table:table-cell>
          <table:table-cell office:value-type="float" office:value="1.78486E-029" calcext:value-type="float">
            <text:p>1.78486E-29</text:p>
          </table:table-cell>
          <table:table-cell office:value-type="float" office:value="9.86507E-031" calcext:value-type="float">
            <text:p>9.86507E-31</text:p>
          </table:table-cell>
          <table:table-cell office:value-type="float" office:value="-4.33207E-032" calcext:value-type="float">
            <text:p>-4.33207E-32</text:p>
          </table:table-cell>
          <table:table-cell office:value-type="float" office:value="-5.65539E-033" calcext:value-type="float">
            <text:p>-5.65539E-33</text:p>
          </table:table-cell>
          <table:table-cell office:value-type="float" office:value="-8.49521E-036" calcext:value-type="float">
            <text:p>-8.49521E-36</text:p>
          </table:table-cell>
          <table:table-cell office:value-type="float" office:value="2.23525E-035" calcext:value-type="float">
            <text:p>2.23525E-35</text:p>
          </table:table-cell>
          <table:table-cell office:value-type="float" office:value="7.2952E-037" calcext:value-type="float">
            <text:p>7.2952E-37</text:p>
          </table:table-cell>
          <table:table-cell office:value-type="float" office:value="-6.25956E-038" calcext:value-type="float">
            <text:p>-6.25956E-38</text:p>
          </table:table-cell>
          <table:table-cell office:value-type="float" office:value="-4.53716E-039" calcext:value-type="float">
            <text:p>-4.53716E-39</text:p>
          </table:table-cell>
          <table:table-cell office:value-type="float" office:value="9.51979E-041" calcext:value-type="float">
            <text:p>9.51979E-41</text:p>
          </table:table-cell>
          <table:table-cell office:value-type="float" office:value="1.85866E-041" calcext:value-type="float">
            <text:p>1.85866E-41</text:p>
          </table:table-cell>
          <table:table-cell office:value-type="float" office:value="1.78974E-043" calcext:value-type="float">
            <text:p>1.78974E-43</text:p>
          </table:table-cell>
          <table:table-cell office:value-type="float" office:value="-5.74744E-044" calcext:value-type="float">
            <text:p>-5.74744E-44</text:p>
          </table:table-cell>
          <table:table-cell office:value-type="float" office:value="-2.06872E-045" calcext:value-type="float">
            <text:p>-2.06872E-45</text:p>
          </table:table-cell>
          <table:table-cell office:value-type="float" office:value="1.31759E-046" calcext:value-type="float">
            <text:p>1.31759E-46</text:p>
          </table:table-cell>
          <table:table-cell office:value-type="float" office:value="9.70337E-048" calcext:value-type="float">
            <text:p>9.70337E-48</text:p>
          </table:table-cell>
          <table:table-cell office:value-type="float" office:value="-1.71223E-049" calcext:value-type="float">
            <text:p>-1.71223E-49</text:p>
          </table:table-cell>
          <table:table-cell office:value-type="float" office:value="-3.30921E-050" calcext:value-type="float">
            <text:p>-3.30921E-50</text:p>
          </table:table-cell>
          <table:table-cell office:value-type="float" office:value="7.81754E-052" calcext:value-type="float">
            <text:p>7.81754E-52</text:p>
          </table:table-cell>
          <table:table-cell office:value-type="float" office:value="1.88113E-050" calcext:value-type="float">
            <text:p>1.88113E-50</text:p>
          </table:table-cell>
          <table:table-cell office:value-type="float" office:value="-2.66073E-049" calcext:value-type="float">
            <text:p>-2.66073E-49</text:p>
          </table:table-cell>
        </table:table-row>
        <table:table-row table:style-name="ro1">
          <table:table-cell office:value-type="float" office:value="-4.45088E-048" calcext:value-type="float">
            <text:p>-4.45088E-48</text:p>
          </table:table-cell>
          <table:table-cell office:value-type="float" office:value="2.02526E-049" calcext:value-type="float">
            <text:p>2.02526E-49</text:p>
          </table:table-cell>
          <table:table-cell office:value-type="float" office:value="-3.15852E-051" calcext:value-type="float">
            <text:p>-3.15852E-51</text:p>
          </table:table-cell>
          <table:table-cell office:value-type="float" office:value="-2.2001E-049" calcext:value-type="float">
            <text:p>-2.2001E-49</text:p>
          </table:table-cell>
          <table:table-cell office:value-type="float" office:value="7.14841E-048" calcext:value-type="float">
            <text:p>7.14841E-48</text:p>
          </table:table-cell>
          <table:table-cell office:value-type="float" office:value="1.21566E-046" calcext:value-type="float">
            <text:p>1.21566E-46</text:p>
          </table:table-cell>
          <table:table-cell office:value-type="float" office:value="-1.12191E-045" calcext:value-type="float">
            <text:p>-1.12191E-45</text:p>
          </table:table-cell>
          <table:table-cell office:value-type="float" office:value="-4.34535E-044" calcext:value-type="float">
            <text:p>-4.34535E-44</text:p>
          </table:table-cell>
          <table:table-cell office:value-type="float" office:value="-3.15078E-044" calcext:value-type="float">
            <text:p>-3.15078E-44</text:p>
          </table:table-cell>
          <table:table-cell office:value-type="float" office:value="1.15792E-041" calcext:value-type="float">
            <text:p>1.15792E-41</text:p>
          </table:table-cell>
          <table:table-cell office:value-type="float" office:value="1.0043E-040" calcext:value-type="float">
            <text:p>1.0043E-40</text:p>
          </table:table-cell>
          <table:table-cell office:value-type="float" office:value="-2.20892E-039" calcext:value-type="float">
            <text:p>-2.20892E-39</text:p>
          </table:table-cell>
          <table:table-cell office:value-type="float" office:value="-4.31015E-038" calcext:value-type="float">
            <text:p>-4.31015E-38</text:p>
          </table:table-cell>
          <table:table-cell office:value-type="float" office:value="2.02146E-037" calcext:value-type="float">
            <text:p>2.02146E-37</text:p>
          </table:table-cell>
          <table:table-cell office:value-type="float" office:value="1.2017E-035" calcext:value-type="float">
            <text:p>1.2017E-35</text:p>
          </table:table-cell>
          <table:table-cell office:value-type="float" office:value="4.87914E-035" calcext:value-type="float">
            <text:p>4.87914E-35</text:p>
          </table:table-cell>
          <table:table-cell office:value-type="float" office:value="-2.35862E-033" calcext:value-type="float">
            <text:p>-2.35862E-33</text:p>
          </table:table-cell>
          <table:table-cell office:value-type="float" office:value="-2.98046E-032" calcext:value-type="float">
            <text:p>-2.98046E-32</text:p>
          </table:table-cell>
          <table:table-cell office:value-type="float" office:value="2.7084E-031" calcext:value-type="float">
            <text:p>2.7084E-31</text:p>
          </table:table-cell>
          <table:table-cell office:value-type="float" office:value="8.44209E-030" calcext:value-type="float">
            <text:p>8.44209E-30</text:p>
          </table:table-cell>
          <table:table-cell office:value-type="float" office:value="1.27149E-029" calcext:value-type="float">
            <text:p>1.27149E-29</text:p>
          </table:table-cell>
          <table:table-cell office:value-type="float" office:value="-1.56614E-027" calcext:value-type="float">
            <text:p>-1.56614E-27</text:p>
          </table:table-cell>
          <table:table-cell office:value-type="float" office:value="-1.50475E-026" calcext:value-type="float">
            <text:p>-1.50475E-26</text:p>
          </table:table-cell>
          <table:table-cell office:value-type="float" office:value="1.6863E-025" calcext:value-type="float">
            <text:p>1.6863E-25</text:p>
          </table:table-cell>
          <table:table-cell office:value-type="float" office:value="4.04908E-024" calcext:value-type="float">
            <text:p>4.04908E-24</text:p>
          </table:table-cell>
          <table:table-cell office:value-type="float" office:value="3.54867E-024" calcext:value-type="float">
            <text:p>3.54867E-24</text:p>
          </table:table-cell>
          <table:table-cell office:value-type="float" office:value="-6.44173E-022" calcext:value-type="float">
            <text:p>-6.44173E-22</text:p>
          </table:table-cell>
          <table:table-cell office:value-type="float" office:value="-5.75972E-021" calcext:value-type="float">
            <text:p>-5.75972E-21</text:p>
          </table:table-cell>
          <table:table-cell office:value-type="float" office:value="5.24441E-020" calcext:value-type="float">
            <text:p>5.24441E-20</text:p>
          </table:table-cell>
          <table:table-cell office:value-type="float" office:value="1.27033E-018" calcext:value-type="float">
            <text:p>1.27033E-18</text:p>
          </table:table-cell>
          <table:table-cell office:value-type="float" office:value="2.85783E-018" calcext:value-type="float">
            <text:p>2.85783E-18</text:p>
          </table:table-cell>
          <table:table-cell office:value-type="float" office:value="-1.47748E-016" calcext:value-type="float">
            <text:p>-1.47748E-16</text:p>
          </table:table-cell>
          <table:table-cell office:value-type="float" office:value="-1.55757E-015" calcext:value-type="float">
            <text:p>-1.55757E-15</text:p>
          </table:table-cell>
          <table:table-cell office:value-type="float" office:value="5.42272E-015" calcext:value-type="float">
            <text:p>5.42272E-15</text:p>
          </table:table-cell>
          <table:table-cell office:value-type="float" office:value="0.000000000000223461" calcext:value-type="float">
            <text:p>2.23461E-13</text:p>
          </table:table-cell>
          <table:table-cell office:value-type="float" office:value="0.00000000000121226" calcext:value-type="float">
            <text:p>1.21226E-12</text:p>
          </table:table-cell>
          <table:table-cell office:value-type="float" office:value="-0.0000000000131555" calcext:value-type="float">
            <text:p>-1.31555E-11</text:p>
          </table:table-cell>
          <table:table-cell office:value-type="float" office:value="-0.000000000223035" calcext:value-type="float">
            <text:p>-2.23035E-10</text:p>
          </table:table-cell>
          <table:table-cell office:value-type="float" office:value="-0.000000000618878" calcext:value-type="float">
            <text:p>-6.18878E-10</text:p>
          </table:table-cell>
          <table:table-cell office:value-type="float" office:value="0.0000000136505" calcext:value-type="float">
            <text:p>1.36505E-08</text:p>
          </table:table-cell>
          <table:table-cell office:value-type="float" office:value="0.000000158341" calcext:value-type="float">
            <text:p>1.58341E-07</text:p>
          </table:table-cell>
          <table:table-cell office:value-type="float" office:value="0.000000313661" calcext:value-type="float">
            <text:p>3.13661E-07</text:p>
          </table:table-cell>
          <table:table-cell office:value-type="float" office:value="-0.00000769999" calcext:value-type="float">
            <text:p>-7.69999E-06</text:p>
          </table:table-cell>
          <table:table-cell office:value-type="float" office:value="-0.0000808567" calcext:value-type="float">
            <text:p>-8.08567E-05</text:p>
          </table:table-cell>
          <table:table-cell office:value-type="float" office:value="-0.000256302" calcext:value-type="float">
            <text:p>-0.000256302</text:p>
          </table:table-cell>
          <table:table-cell office:value-type="float" office:value="0.00162153" calcext:value-type="float">
            <text:p>0.00162153</text:p>
          </table:table-cell>
          <table:table-cell office:value-type="float" office:value="0.0234198" calcext:value-type="float">
            <text:p>0.0234198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490193" calcext:value-type="float">
            <text:p>0.490193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48986" calcext:value-type="float">
            <text:p>1.4898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0.490193" calcext:value-type="float">
            <text:p>0.490193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0234198" calcext:value-type="float">
            <text:p>0.0234198</text:p>
          </table:table-cell>
          <table:table-cell office:value-type="float" office:value="0.00162153" calcext:value-type="float">
            <text:p>0.00162153</text:p>
          </table:table-cell>
          <table:table-cell office:value-type="float" office:value="-0.000256302" calcext:value-type="float">
            <text:p>-0.000256302</text:p>
          </table:table-cell>
          <table:table-cell office:value-type="float" office:value="-0.0000808567" calcext:value-type="float">
            <text:p>-8.08567E-05</text:p>
          </table:table-cell>
          <table:table-cell office:value-type="float" office:value="-0.00000769999" calcext:value-type="float">
            <text:p>-7.69999E-06</text:p>
          </table:table-cell>
          <table:table-cell office:value-type="float" office:value="0.000000313661" calcext:value-type="float">
            <text:p>3.13661E-07</text:p>
          </table:table-cell>
          <table:table-cell office:value-type="float" office:value="0.000000158341" calcext:value-type="float">
            <text:p>1.58341E-07</text:p>
          </table:table-cell>
          <table:table-cell office:value-type="float" office:value="0.0000000136505" calcext:value-type="float">
            <text:p>1.36505E-08</text:p>
          </table:table-cell>
          <table:table-cell office:value-type="float" office:value="-0.000000000618878" calcext:value-type="float">
            <text:p>-6.18878E-10</text:p>
          </table:table-cell>
          <table:table-cell office:value-type="float" office:value="-0.000000000223035" calcext:value-type="float">
            <text:p>-2.23035E-10</text:p>
          </table:table-cell>
          <table:table-cell office:value-type="float" office:value="-0.0000000000131555" calcext:value-type="float">
            <text:p>-1.31555E-11</text:p>
          </table:table-cell>
          <table:table-cell office:value-type="float" office:value="0.00000000000121226" calcext:value-type="float">
            <text:p>1.21226E-12</text:p>
          </table:table-cell>
          <table:table-cell office:value-type="float" office:value="0.000000000000223461" calcext:value-type="float">
            <text:p>2.23461E-13</text:p>
          </table:table-cell>
          <table:table-cell office:value-type="float" office:value="5.42272E-015" calcext:value-type="float">
            <text:p>5.42272E-15</text:p>
          </table:table-cell>
          <table:table-cell office:value-type="float" office:value="-1.55757E-015" calcext:value-type="float">
            <text:p>-1.55757E-15</text:p>
          </table:table-cell>
          <table:table-cell office:value-type="float" office:value="-1.47748E-016" calcext:value-type="float">
            <text:p>-1.47748E-16</text:p>
          </table:table-cell>
          <table:table-cell office:value-type="float" office:value="2.85783E-018" calcext:value-type="float">
            <text:p>2.85783E-18</text:p>
          </table:table-cell>
          <table:table-cell office:value-type="float" office:value="1.27033E-018" calcext:value-type="float">
            <text:p>1.27033E-18</text:p>
          </table:table-cell>
          <table:table-cell office:value-type="float" office:value="5.24441E-020" calcext:value-type="float">
            <text:p>5.24441E-20</text:p>
          </table:table-cell>
          <table:table-cell office:value-type="float" office:value="-5.75972E-021" calcext:value-type="float">
            <text:p>-5.75972E-21</text:p>
          </table:table-cell>
          <table:table-cell office:value-type="float" office:value="-6.44173E-022" calcext:value-type="float">
            <text:p>-6.44173E-22</text:p>
          </table:table-cell>
          <table:table-cell office:value-type="float" office:value="3.54867E-024" calcext:value-type="float">
            <text:p>3.54867E-24</text:p>
          </table:table-cell>
          <table:table-cell office:value-type="float" office:value="4.04908E-024" calcext:value-type="float">
            <text:p>4.04908E-24</text:p>
          </table:table-cell>
          <table:table-cell office:value-type="float" office:value="1.6863E-025" calcext:value-type="float">
            <text:p>1.6863E-25</text:p>
          </table:table-cell>
          <table:table-cell office:value-type="float" office:value="-1.50475E-026" calcext:value-type="float">
            <text:p>-1.50475E-26</text:p>
          </table:table-cell>
          <table:table-cell office:value-type="float" office:value="-1.56614E-027" calcext:value-type="float">
            <text:p>-1.56614E-27</text:p>
          </table:table-cell>
          <table:table-cell office:value-type="float" office:value="1.27149E-029" calcext:value-type="float">
            <text:p>1.27149E-29</text:p>
          </table:table-cell>
          <table:table-cell office:value-type="float" office:value="8.44209E-030" calcext:value-type="float">
            <text:p>8.44209E-30</text:p>
          </table:table-cell>
          <table:table-cell office:value-type="float" office:value="2.7084E-031" calcext:value-type="float">
            <text:p>2.7084E-31</text:p>
          </table:table-cell>
          <table:table-cell office:value-type="float" office:value="-2.98046E-032" calcext:value-type="float">
            <text:p>-2.98046E-32</text:p>
          </table:table-cell>
          <table:table-cell office:value-type="float" office:value="-2.35862E-033" calcext:value-type="float">
            <text:p>-2.35862E-33</text:p>
          </table:table-cell>
          <table:table-cell office:value-type="float" office:value="4.87914E-035" calcext:value-type="float">
            <text:p>4.87914E-35</text:p>
          </table:table-cell>
          <table:table-cell office:value-type="float" office:value="1.2017E-035" calcext:value-type="float">
            <text:p>1.2017E-35</text:p>
          </table:table-cell>
          <table:table-cell office:value-type="float" office:value="2.02146E-037" calcext:value-type="float">
            <text:p>2.02146E-37</text:p>
          </table:table-cell>
          <table:table-cell office:value-type="float" office:value="-4.31015E-038" calcext:value-type="float">
            <text:p>-4.31015E-38</text:p>
          </table:table-cell>
          <table:table-cell office:value-type="float" office:value="-2.20892E-039" calcext:value-type="float">
            <text:p>-2.20892E-39</text:p>
          </table:table-cell>
          <table:table-cell office:value-type="float" office:value="1.0043E-040" calcext:value-type="float">
            <text:p>1.0043E-40</text:p>
          </table:table-cell>
          <table:table-cell office:value-type="float" office:value="1.15792E-041" calcext:value-type="float">
            <text:p>1.15792E-41</text:p>
          </table:table-cell>
          <table:table-cell office:value-type="float" office:value="-3.15078E-044" calcext:value-type="float">
            <text:p>-3.15078E-44</text:p>
          </table:table-cell>
          <table:table-cell office:value-type="float" office:value="-4.34535E-044" calcext:value-type="float">
            <text:p>-4.34535E-44</text:p>
          </table:table-cell>
          <table:table-cell office:value-type="float" office:value="-1.12191E-045" calcext:value-type="float">
            <text:p>-1.12191E-45</text:p>
          </table:table-cell>
          <table:table-cell office:value-type="float" office:value="1.21566E-046" calcext:value-type="float">
            <text:p>1.21566E-46</text:p>
          </table:table-cell>
          <table:table-cell office:value-type="float" office:value="7.14841E-048" calcext:value-type="float">
            <text:p>7.14841E-48</text:p>
          </table:table-cell>
          <table:table-cell office:value-type="float" office:value="-2.2001E-049" calcext:value-type="float">
            <text:p>-2.2001E-49</text:p>
          </table:table-cell>
          <table:table-cell office:value-type="float" office:value="-3.15852E-051" calcext:value-type="float">
            <text:p>-3.15852E-51</text:p>
          </table:table-cell>
          <table:table-cell office:value-type="float" office:value="2.02526E-049" calcext:value-type="float">
            <text:p>2.02526E-49</text:p>
          </table:table-cell>
          <table:table-cell office:value-type="float" office:value="-4.45088E-048" calcext:value-type="float">
            <text:p>-4.45088E-48</text:p>
          </table:table-cell>
        </table:table-row>
        <table:table-row table:style-name="ro1">
          <table:table-cell office:value-type="float" office:value="1.12433E-047" calcext:value-type="float">
            <text:p>1.12433E-47</text:p>
          </table:table-cell>
          <table:table-cell office:value-type="float" office:value="-1.99111E-048" calcext:value-type="float">
            <text:p>-1.99111E-48</text:p>
          </table:table-cell>
          <table:table-cell office:value-type="float" office:value="-2.02264E-049" calcext:value-type="float">
            <text:p>-2.02264E-49</text:p>
          </table:table-cell>
          <table:table-cell office:value-type="float" office:value="5.27604E-048" calcext:value-type="float">
            <text:p>5.27604E-48</text:p>
          </table:table-cell>
          <table:table-cell office:value-type="float" office:value="1.04647E-046" calcext:value-type="float">
            <text:p>1.04647E-46</text:p>
          </table:table-cell>
          <table:table-cell office:value-type="float" office:value="-5.72652E-046" calcext:value-type="float">
            <text:p>-5.72652E-46</text:p>
          </table:table-cell>
          <table:table-cell office:value-type="float" office:value="-3.17477E-044" calcext:value-type="float">
            <text:p>-3.17477E-44</text:p>
          </table:table-cell>
          <table:table-cell office:value-type="float" office:value="-1.06027E-043" calcext:value-type="float">
            <text:p>-1.06027E-43</text:p>
          </table:table-cell>
          <table:table-cell office:value-type="float" office:value="7.06356E-042" calcext:value-type="float">
            <text:p>7.06356E-42</text:p>
          </table:table-cell>
          <table:table-cell office:value-type="float" office:value="8.20688E-041" calcext:value-type="float">
            <text:p>8.20688E-41</text:p>
          </table:table-cell>
          <table:table-cell office:value-type="float" office:value="-1.02635E-039" calcext:value-type="float">
            <text:p>-1.02635E-39</text:p>
          </table:table-cell>
          <table:table-cell office:value-type="float" office:value="-2.72789E-038" calcext:value-type="float">
            <text:p>-2.72789E-38</text:p>
          </table:table-cell>
          <table:table-cell office:value-type="float" office:value="1.46307E-038" calcext:value-type="float">
            <text:p>1.46307E-38</text:p>
          </table:table-cell>
          <table:table-cell office:value-type="float" office:value="6.1567E-036" calcext:value-type="float">
            <text:p>6.1567E-36</text:p>
          </table:table-cell>
          <table:table-cell office:value-type="float" office:value="4.62277E-035" calcext:value-type="float">
            <text:p>4.62277E-35</text:p>
          </table:table-cell>
          <table:table-cell office:value-type="float" office:value="-9.23606E-034" calcext:value-type="float">
            <text:p>-9.23606E-34</text:p>
          </table:table-cell>
          <table:table-cell office:value-type="float" office:value="-1.68877E-032" calcext:value-type="float">
            <text:p>-1.68877E-32</text:p>
          </table:table-cell>
          <table:table-cell office:value-type="float" office:value="4.81454E-032" calcext:value-type="float">
            <text:p>4.81454E-32</text:p>
          </table:table-cell>
          <table:table-cell office:value-type="float" office:value="3.65703E-030" calcext:value-type="float">
            <text:p>3.65703E-30</text:p>
          </table:table-cell>
          <table:table-cell office:value-type="float" office:value="2.03935E-029" calcext:value-type="float">
            <text:p>2.03935E-29</text:p>
          </table:table-cell>
          <table:table-cell office:value-type="float" office:value="-5.02859E-028" calcext:value-type="float">
            <text:p>-5.02859E-28</text:p>
          </table:table-cell>
          <table:table-cell office:value-type="float" office:value="-7.658E-027" calcext:value-type="float">
            <text:p>-7.658E-27</text:p>
          </table:table-cell>
          <table:table-cell office:value-type="float" office:value="2.43663E-026" calcext:value-type="float">
            <text:p>2.43663E-26</text:p>
          </table:table-cell>
          <table:table-cell office:value-type="float" office:value="1.46442E-024" calcext:value-type="float">
            <text:p>1.46442E-24</text:p>
          </table:table-cell>
          <table:table-cell office:value-type="float" office:value="7.91037E-024" calcext:value-type="float">
            <text:p>7.91037E-24</text:p>
          </table:table-cell>
          <table:table-cell office:value-type="float" office:value="-1.62164E-022" calcext:value-type="float">
            <text:p>-1.62164E-22</text:p>
          </table:table-cell>
          <table:table-cell office:value-type="float" office:value="-2.4836E-021" calcext:value-type="float">
            <text:p>-2.4836E-21</text:p>
          </table:table-cell>
          <table:table-cell office:value-type="float" office:value="3.15567E-021" calcext:value-type="float">
            <text:p>3.15567E-21</text:p>
          </table:table-cell>
          <table:table-cell office:value-type="float" office:value="3.66491E-019" calcext:value-type="float">
            <text:p>3.66491E-19</text:p>
          </table:table-cell>
          <table:table-cell office:value-type="float" office:value="2.54093E-018" calcext:value-type="float">
            <text:p>2.54093E-18</text:p>
          </table:table-cell>
          <table:table-cell office:value-type="float" office:value="-2.56674E-017" calcext:value-type="float">
            <text:p>-2.56674E-17</text:p>
          </table:table-cell>
          <table:table-cell office:value-type="float" office:value="-5.12759E-016" calcext:value-type="float">
            <text:p>-5.12759E-16</text:p>
          </table:table-cell>
          <table:table-cell office:value-type="float" office:value="-1.19639E-015" calcext:value-type="float">
            <text:p>-1.19639E-15</text:p>
          </table:table-cell>
          <table:table-cell office:value-type="float" office:value="0.0000000000000461991" calcext:value-type="float">
            <text:p>4.61991E-14</text:p>
          </table:table-cell>
          <table:table-cell office:value-type="float" office:value="0.000000000000496596" calcext:value-type="float">
            <text:p>4.96596E-13</text:p>
          </table:table-cell>
          <table:table-cell office:value-type="float" office:value="-0.000000000000496621" calcext:value-type="float">
            <text:p>-4.96621E-13</text:p>
          </table:table-cell>
          <table:table-cell office:value-type="float" office:value="-0.0000000000496562" calcext:value-type="float">
            <text:p>-4.96562E-11</text:p>
          </table:table-cell>
          <table:table-cell office:value-type="float" office:value="-0.00000000035871" calcext:value-type="float">
            <text:p>-3.5871E-10</text:p>
          </table:table-cell>
          <table:table-cell office:value-type="float" office:value="0.00000000109896" calcext:value-type="float">
            <text:p>1.09896E-09</text:p>
          </table:table-cell>
          <table:table-cell office:value-type="float" office:value="0.000000035778" calcext:value-type="float">
            <text:p>3.5778E-08</text:p>
          </table:table-cell>
          <table:table-cell office:value-type="float" office:value="0.00000021384" calcext:value-type="float">
            <text:p>2.1384E-07</text:p>
          </table:table-cell>
          <table:table-cell office:value-type="float" office:value="-0.00000054243" calcext:value-type="float">
            <text:p>-5.4243E-07</text:p>
          </table:table-cell>
          <table:table-cell office:value-type="float" office:value="-0.0000168167" calcext:value-type="float">
            <text:p>-1.68167E-05</text:p>
          </table:table-cell>
          <table:table-cell office:value-type="float" office:value="-0.000108372" calcext:value-type="float">
            <text:p>-0.000108372</text:p>
          </table:table-cell>
          <table:table-cell office:value-type="float" office:value="-0.0000953621" calcext:value-type="float">
            <text:p>-9.53621E-05</text:p>
          </table:table-cell>
          <table:table-cell office:value-type="float" office:value="0.0036963" calcext:value-type="float">
            <text:p>0.0036963</text:p>
          </table:table-cell>
          <table:table-cell office:value-type="float" office:value="0.0336828" calcext:value-type="float">
            <text:p>0.0336828</text:p>
          </table:table-cell>
          <table:table-cell office:value-type="float" office:value="0.164743" calcext:value-type="float">
            <text:p>0.164743</text:p>
          </table:table-cell>
          <table:table-cell office:value-type="float" office:value="0.520097" calcext:value-type="float">
            <text:p>0.520097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40179" calcext:value-type="float">
            <text:p>1.40179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520097" calcext:value-type="float">
            <text:p>0.520097</text:p>
          </table:table-cell>
          <table:table-cell office:value-type="float" office:value="0.164743" calcext:value-type="float">
            <text:p>0.164743</text:p>
          </table:table-cell>
          <table:table-cell office:value-type="float" office:value="0.0336828" calcext:value-type="float">
            <text:p>0.0336828</text:p>
          </table:table-cell>
          <table:table-cell office:value-type="float" office:value="0.0036963" calcext:value-type="float">
            <text:p>0.0036963</text:p>
          </table:table-cell>
          <table:table-cell office:value-type="float" office:value="-0.0000953621" calcext:value-type="float">
            <text:p>-9.53621E-05</text:p>
          </table:table-cell>
          <table:table-cell office:value-type="float" office:value="-0.000108372" calcext:value-type="float">
            <text:p>-0.000108372</text:p>
          </table:table-cell>
          <table:table-cell office:value-type="float" office:value="-0.0000168167" calcext:value-type="float">
            <text:p>-1.68167E-05</text:p>
          </table:table-cell>
          <table:table-cell office:value-type="float" office:value="-0.00000054243" calcext:value-type="float">
            <text:p>-5.4243E-07</text:p>
          </table:table-cell>
          <table:table-cell office:value-type="float" office:value="0.00000021384" calcext:value-type="float">
            <text:p>2.1384E-07</text:p>
          </table:table-cell>
          <table:table-cell office:value-type="float" office:value="0.000000035778" calcext:value-type="float">
            <text:p>3.5778E-08</text:p>
          </table:table-cell>
          <table:table-cell office:value-type="float" office:value="0.00000000109896" calcext:value-type="float">
            <text:p>1.09896E-09</text:p>
          </table:table-cell>
          <table:table-cell office:value-type="float" office:value="-0.00000000035871" calcext:value-type="float">
            <text:p>-3.5871E-10</text:p>
          </table:table-cell>
          <table:table-cell office:value-type="float" office:value="-0.0000000000496562" calcext:value-type="float">
            <text:p>-4.96562E-11</text:p>
          </table:table-cell>
          <table:table-cell office:value-type="float" office:value="-0.000000000000496621" calcext:value-type="float">
            <text:p>-4.96621E-13</text:p>
          </table:table-cell>
          <table:table-cell office:value-type="float" office:value="0.000000000000496596" calcext:value-type="float">
            <text:p>4.96596E-13</text:p>
          </table:table-cell>
          <table:table-cell office:value-type="float" office:value="0.0000000000000461991" calcext:value-type="float">
            <text:p>4.61991E-14</text:p>
          </table:table-cell>
          <table:table-cell office:value-type="float" office:value="-1.19639E-015" calcext:value-type="float">
            <text:p>-1.19639E-15</text:p>
          </table:table-cell>
          <table:table-cell office:value-type="float" office:value="-5.12759E-016" calcext:value-type="float">
            <text:p>-5.12759E-16</text:p>
          </table:table-cell>
          <table:table-cell office:value-type="float" office:value="-2.56674E-017" calcext:value-type="float">
            <text:p>-2.56674E-17</text:p>
          </table:table-cell>
          <table:table-cell office:value-type="float" office:value="2.54093E-018" calcext:value-type="float">
            <text:p>2.54093E-18</text:p>
          </table:table-cell>
          <table:table-cell office:value-type="float" office:value="3.66491E-019" calcext:value-type="float">
            <text:p>3.66491E-19</text:p>
          </table:table-cell>
          <table:table-cell office:value-type="float" office:value="3.15567E-021" calcext:value-type="float">
            <text:p>3.15567E-21</text:p>
          </table:table-cell>
          <table:table-cell office:value-type="float" office:value="-2.4836E-021" calcext:value-type="float">
            <text:p>-2.4836E-21</text:p>
          </table:table-cell>
          <table:table-cell office:value-type="float" office:value="-1.62164E-022" calcext:value-type="float">
            <text:p>-1.62164E-22</text:p>
          </table:table-cell>
          <table:table-cell office:value-type="float" office:value="7.91037E-024" calcext:value-type="float">
            <text:p>7.91037E-24</text:p>
          </table:table-cell>
          <table:table-cell office:value-type="float" office:value="1.46442E-024" calcext:value-type="float">
            <text:p>1.46442E-24</text:p>
          </table:table-cell>
          <table:table-cell office:value-type="float" office:value="2.43663E-026" calcext:value-type="float">
            <text:p>2.43663E-26</text:p>
          </table:table-cell>
          <table:table-cell office:value-type="float" office:value="-7.658E-027" calcext:value-type="float">
            <text:p>-7.658E-27</text:p>
          </table:table-cell>
          <table:table-cell office:value-type="float" office:value="-5.02859E-028" calcext:value-type="float">
            <text:p>-5.02859E-28</text:p>
          </table:table-cell>
          <table:table-cell office:value-type="float" office:value="2.03935E-029" calcext:value-type="float">
            <text:p>2.03935E-29</text:p>
          </table:table-cell>
          <table:table-cell office:value-type="float" office:value="3.65703E-030" calcext:value-type="float">
            <text:p>3.65703E-30</text:p>
          </table:table-cell>
          <table:table-cell office:value-type="float" office:value="4.81454E-032" calcext:value-type="float">
            <text:p>4.81454E-32</text:p>
          </table:table-cell>
          <table:table-cell office:value-type="float" office:value="-1.68877E-032" calcext:value-type="float">
            <text:p>-1.68877E-32</text:p>
          </table:table-cell>
          <table:table-cell office:value-type="float" office:value="-9.23606E-034" calcext:value-type="float">
            <text:p>-9.23606E-34</text:p>
          </table:table-cell>
          <table:table-cell office:value-type="float" office:value="4.62277E-035" calcext:value-type="float">
            <text:p>4.62277E-35</text:p>
          </table:table-cell>
          <table:table-cell office:value-type="float" office:value="6.1567E-036" calcext:value-type="float">
            <text:p>6.1567E-36</text:p>
          </table:table-cell>
          <table:table-cell office:value-type="float" office:value="1.46307E-038" calcext:value-type="float">
            <text:p>1.46307E-38</text:p>
          </table:table-cell>
          <table:table-cell office:value-type="float" office:value="-2.72789E-038" calcext:value-type="float">
            <text:p>-2.72789E-38</text:p>
          </table:table-cell>
          <table:table-cell office:value-type="float" office:value="-1.02635E-039" calcext:value-type="float">
            <text:p>-1.02635E-39</text:p>
          </table:table-cell>
          <table:table-cell office:value-type="float" office:value="8.20688E-041" calcext:value-type="float">
            <text:p>8.20688E-41</text:p>
          </table:table-cell>
          <table:table-cell office:value-type="float" office:value="7.06356E-042" calcext:value-type="float">
            <text:p>7.06356E-42</text:p>
          </table:table-cell>
          <table:table-cell office:value-type="float" office:value="-1.06027E-043" calcext:value-type="float">
            <text:p>-1.06027E-43</text:p>
          </table:table-cell>
          <table:table-cell office:value-type="float" office:value="-3.17477E-044" calcext:value-type="float">
            <text:p>-3.17477E-44</text:p>
          </table:table-cell>
          <table:table-cell office:value-type="float" office:value="-5.72652E-046" calcext:value-type="float">
            <text:p>-5.72652E-46</text:p>
          </table:table-cell>
          <table:table-cell office:value-type="float" office:value="1.04647E-046" calcext:value-type="float">
            <text:p>1.04647E-46</text:p>
          </table:table-cell>
          <table:table-cell office:value-type="float" office:value="5.27604E-048" calcext:value-type="float">
            <text:p>5.27604E-48</text:p>
          </table:table-cell>
          <table:table-cell office:value-type="float" office:value="-2.02264E-049" calcext:value-type="float">
            <text:p>-2.02264E-49</text:p>
          </table:table-cell>
          <table:table-cell office:value-type="float" office:value="-1.99111E-048" calcext:value-type="float">
            <text:p>-1.99111E-48</text:p>
          </table:table-cell>
          <table:table-cell office:value-type="float" office:value="1.12433E-047" calcext:value-type="float">
            <text:p>1.12433E-47</text:p>
          </table:table-cell>
        </table:table-row>
        <table:table-row table:style-name="ro1">
          <table:table-cell office:value-type="float" office:value="9.48737E-046" calcext:value-type="float">
            <text:p>9.48737E-46</text:p>
          </table:table-cell>
          <table:table-cell office:value-type="float" office:value="-4.91259E-047" calcext:value-type="float">
            <text:p>-4.91259E-47</text:p>
          </table:table-cell>
          <table:table-cell office:value-type="float" office:value="-1.15559E-048" calcext:value-type="float">
            <text:p>-1.15559E-48</text:p>
          </table:table-cell>
          <table:table-cell office:value-type="float" office:value="8.82295E-047" calcext:value-type="float">
            <text:p>8.82295E-47</text:p>
          </table:table-cell>
          <table:table-cell office:value-type="float" office:value="-3.00229E-046" calcext:value-type="float">
            <text:p>-3.00229E-46</text:p>
          </table:table-cell>
          <table:table-cell office:value-type="float" office:value="-2.34159E-044" calcext:value-type="float">
            <text:p>-2.34159E-44</text:p>
          </table:table-cell>
          <table:table-cell office:value-type="float" office:value="-1.15954E-043" calcext:value-type="float">
            <text:p>-1.15954E-43</text:p>
          </table:table-cell>
          <table:table-cell office:value-type="float" office:value="4.42588E-042" calcext:value-type="float">
            <text:p>4.42588E-42</text:p>
          </table:table-cell>
          <table:table-cell office:value-type="float" office:value="6.12046E-041" calcext:value-type="float">
            <text:p>6.12046E-41</text:p>
          </table:table-cell>
          <table:table-cell office:value-type="float" office:value="-4.78415E-040" calcext:value-type="float">
            <text:p>-4.78415E-40</text:p>
          </table:table-cell>
          <table:table-cell office:value-type="float" office:value="-1.68994E-038" calcext:value-type="float">
            <text:p>-1.68994E-38</text:p>
          </table:table-cell>
          <table:table-cell office:value-type="float" office:value="-3.55336E-038" calcext:value-type="float">
            <text:p>-3.55336E-38</text:p>
          </table:table-cell>
          <table:table-cell office:value-type="float" office:value="3.15719E-036" calcext:value-type="float">
            <text:p>3.15719E-36</text:p>
          </table:table-cell>
          <table:table-cell office:value-type="float" office:value="3.24048E-035" calcext:value-type="float">
            <text:p>3.24048E-35</text:p>
          </table:table-cell>
          <table:table-cell office:value-type="float" office:value="-3.51331E-034" calcext:value-type="float">
            <text:p>-3.51331E-34</text:p>
          </table:table-cell>
          <table:table-cell office:value-type="float" office:value="-8.94222E-033" calcext:value-type="float">
            <text:p>-8.94222E-33</text:p>
          </table:table-cell>
          <table:table-cell office:value-type="float" office:value="-7.39007E-033" calcext:value-type="float">
            <text:p>-7.39007E-33</text:p>
          </table:table-cell>
          <table:table-cell office:value-type="float" office:value="1.53925E-030" calcext:value-type="float">
            <text:p>1.53925E-30</text:p>
          </table:table-cell>
          <table:table-cell office:value-type="float" office:value="1.36843E-029" calcext:value-type="float">
            <text:p>1.36843E-29</text:p>
          </table:table-cell>
          <table:table-cell office:value-type="float" office:value="-1.49493E-028" calcext:value-type="float">
            <text:p>-1.49493E-28</text:p>
          </table:table-cell>
          <table:table-cell office:value-type="float" office:value="-3.44592E-027" calcext:value-type="float">
            <text:p>-3.44592E-27</text:p>
          </table:table-cell>
          <table:table-cell office:value-type="float" office:value="-4.06153E-027" calcext:value-type="float">
            <text:p>-4.06153E-27</text:p>
          </table:table-cell>
          <table:table-cell office:value-type="float" office:value="4.96781E-025" calcext:value-type="float">
            <text:p>4.96781E-25</text:p>
          </table:table-cell>
          <table:table-cell office:value-type="float" office:value="4.61114E-024" calcext:value-type="float">
            <text:p>4.61114E-24</text:p>
          </table:table-cell>
          <table:table-cell office:value-type="float" office:value="-3.41167E-023" calcext:value-type="float">
            <text:p>-3.41167E-23</text:p>
          </table:table-cell>
          <table:table-cell office:value-type="float" office:value="-9.13914E-022" calcext:value-type="float">
            <text:p>-9.13914E-22</text:p>
          </table:table-cell>
          <table:table-cell office:value-type="float" office:value="-2.82289E-021" calcext:value-type="float">
            <text:p>-2.82289E-21</text:p>
          </table:table-cell>
          <table:table-cell office:value-type="float" office:value="9.45171E-020" calcext:value-type="float">
            <text:p>9.45171E-20</text:p>
          </table:table-cell>
          <table:table-cell office:value-type="float" office:value="1.11083E-018" calcext:value-type="float">
            <text:p>1.11083E-18</text:p>
          </table:table-cell>
          <table:table-cell office:value-type="float" office:value="-2.20304E-018" calcext:value-type="float">
            <text:p>-2.20304E-18</text:p>
          </table:table-cell>
          <table:table-cell office:value-type="float" office:value="-1.43412E-016" calcext:value-type="float">
            <text:p>-1.43412E-16</text:p>
          </table:table-cell>
          <table:table-cell office:value-type="float" office:value="-9.20151E-016" calcext:value-type="float">
            <text:p>-9.20151E-16</text:p>
          </table:table-cell>
          <table:table-cell office:value-type="float" office:value="7.3266E-015" calcext:value-type="float">
            <text:p>7.3266E-15</text:p>
          </table:table-cell>
          <table:table-cell office:value-type="float" office:value="0.00000000000014921" calcext:value-type="float">
            <text:p>1.4921E-13</text:p>
          </table:table-cell>
          <table:table-cell office:value-type="float" office:value="0.000000000000526589" calcext:value-type="float">
            <text:p>5.26589E-13</text:p>
          </table:table-cell>
          <table:table-cell office:value-type="float" office:value="-0.00000000000882068" calcext:value-type="float">
            <text:p>-8.82068E-12</text:p>
          </table:table-cell>
          <table:table-cell office:value-type="float" office:value="-0.00000000011485" calcext:value-type="float">
            <text:p>-1.1485E-10</text:p>
          </table:table-cell>
          <table:table-cell office:value-type="float" office:value="-0.000000000246192" calcext:value-type="float">
            <text:p>-2.46192E-10</text:p>
          </table:table-cell>
          <table:table-cell office:value-type="float" office:value="0.00000000632471" calcext:value-type="float">
            <text:p>6.32471E-09</text:p>
          </table:table-cell>
          <table:table-cell office:value-type="float" office:value="0.0000000678733" calcext:value-type="float">
            <text:p>6.78733E-08</text:p>
          </table:table-cell>
          <table:table-cell office:value-type="float" office:value="0.000000156701" calcext:value-type="float">
            <text:p>1.56701E-07</text:p>
          </table:table-cell>
          <table:table-cell office:value-type="float" office:value="-0.0000026152" calcext:value-type="float">
            <text:p>-2.6152E-06</text:p>
          </table:table-cell>
          <table:table-cell office:value-type="float" office:value="-0.0000294708" calcext:value-type="float">
            <text:p>-2.94708E-05</text:p>
          </table:table-cell>
          <table:table-cell office:value-type="float" office:value="-0.00011659" calcext:value-type="float">
            <text:p>-0.00011659</text:p>
          </table:table-cell>
          <table:table-cell office:value-type="float" office:value="0.000293978" calcext:value-type="float">
            <text:p>0.000293978</text:p>
          </table:table-cell>
          <table:table-cell office:value-type="float" office:value="0.00675836" calcext:value-type="float">
            <text:p>0.00675836</text:p>
          </table:table-cell>
          <table:table-cell office:value-type="float" office:value="0.0459503" calcext:value-type="float">
            <text:p>0.0459503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54501" calcext:value-type="float">
            <text:p>0.54501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1.32234" calcext:value-type="float">
            <text:p>1.32234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0.54501" calcext:value-type="float">
            <text:p>0.54501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0459503" calcext:value-type="float">
            <text:p>0.0459503</text:p>
          </table:table-cell>
          <table:table-cell office:value-type="float" office:value="0.00675836" calcext:value-type="float">
            <text:p>0.00675836</text:p>
          </table:table-cell>
          <table:table-cell office:value-type="float" office:value="0.000293978" calcext:value-type="float">
            <text:p>0.000293978</text:p>
          </table:table-cell>
          <table:table-cell office:value-type="float" office:value="-0.00011659" calcext:value-type="float">
            <text:p>-0.00011659</text:p>
          </table:table-cell>
          <table:table-cell office:value-type="float" office:value="-0.0000294708" calcext:value-type="float">
            <text:p>-2.94708E-05</text:p>
          </table:table-cell>
          <table:table-cell office:value-type="float" office:value="-0.0000026152" calcext:value-type="float">
            <text:p>-2.6152E-06</text:p>
          </table:table-cell>
          <table:table-cell office:value-type="float" office:value="0.000000156701" calcext:value-type="float">
            <text:p>1.56701E-07</text:p>
          </table:table-cell>
          <table:table-cell office:value-type="float" office:value="0.0000000678733" calcext:value-type="float">
            <text:p>6.78733E-08</text:p>
          </table:table-cell>
          <table:table-cell office:value-type="float" office:value="0.00000000632471" calcext:value-type="float">
            <text:p>6.32471E-09</text:p>
          </table:table-cell>
          <table:table-cell office:value-type="float" office:value="-0.000000000246192" calcext:value-type="float">
            <text:p>-2.46192E-10</text:p>
          </table:table-cell>
          <table:table-cell office:value-type="float" office:value="-0.00000000011485" calcext:value-type="float">
            <text:p>-1.1485E-10</text:p>
          </table:table-cell>
          <table:table-cell office:value-type="float" office:value="-0.00000000000882068" calcext:value-type="float">
            <text:p>-8.82068E-12</text:p>
          </table:table-cell>
          <table:table-cell office:value-type="float" office:value="0.000000000000526589" calcext:value-type="float">
            <text:p>5.26589E-13</text:p>
          </table:table-cell>
          <table:table-cell office:value-type="float" office:value="0.00000000000014921" calcext:value-type="float">
            <text:p>1.4921E-13</text:p>
          </table:table-cell>
          <table:table-cell office:value-type="float" office:value="7.3266E-015" calcext:value-type="float">
            <text:p>7.3266E-15</text:p>
          </table:table-cell>
          <table:table-cell office:value-type="float" office:value="-9.20151E-016" calcext:value-type="float">
            <text:p>-9.20151E-16</text:p>
          </table:table-cell>
          <table:table-cell office:value-type="float" office:value="-1.43412E-016" calcext:value-type="float">
            <text:p>-1.43412E-16</text:p>
          </table:table-cell>
          <table:table-cell office:value-type="float" office:value="-2.20304E-018" calcext:value-type="float">
            <text:p>-2.20304E-18</text:p>
          </table:table-cell>
          <table:table-cell office:value-type="float" office:value="1.11083E-018" calcext:value-type="float">
            <text:p>1.11083E-18</text:p>
          </table:table-cell>
          <table:table-cell office:value-type="float" office:value="9.45171E-020" calcext:value-type="float">
            <text:p>9.45171E-20</text:p>
          </table:table-cell>
          <table:table-cell office:value-type="float" office:value="-2.82289E-021" calcext:value-type="float">
            <text:p>-2.82289E-21</text:p>
          </table:table-cell>
          <table:table-cell office:value-type="float" office:value="-9.13914E-022" calcext:value-type="float">
            <text:p>-9.13914E-22</text:p>
          </table:table-cell>
          <table:table-cell office:value-type="float" office:value="-3.41167E-023" calcext:value-type="float">
            <text:p>-3.41167E-23</text:p>
          </table:table-cell>
          <table:table-cell office:value-type="float" office:value="4.61114E-024" calcext:value-type="float">
            <text:p>4.61114E-24</text:p>
          </table:table-cell>
          <table:table-cell office:value-type="float" office:value="4.96781E-025" calcext:value-type="float">
            <text:p>4.96781E-25</text:p>
          </table:table-cell>
          <table:table-cell office:value-type="float" office:value="-4.06153E-027" calcext:value-type="float">
            <text:p>-4.06153E-27</text:p>
          </table:table-cell>
          <table:table-cell office:value-type="float" office:value="-3.44592E-027" calcext:value-type="float">
            <text:p>-3.44592E-27</text:p>
          </table:table-cell>
          <table:table-cell office:value-type="float" office:value="-1.49493E-028" calcext:value-type="float">
            <text:p>-1.49493E-28</text:p>
          </table:table-cell>
          <table:table-cell office:value-type="float" office:value="1.36843E-029" calcext:value-type="float">
            <text:p>1.36843E-29</text:p>
          </table:table-cell>
          <table:table-cell office:value-type="float" office:value="1.53925E-030" calcext:value-type="float">
            <text:p>1.53925E-30</text:p>
          </table:table-cell>
          <table:table-cell office:value-type="float" office:value="-7.39007E-033" calcext:value-type="float">
            <text:p>-7.39007E-33</text:p>
          </table:table-cell>
          <table:table-cell office:value-type="float" office:value="-8.94222E-033" calcext:value-type="float">
            <text:p>-8.94222E-33</text:p>
          </table:table-cell>
          <table:table-cell office:value-type="float" office:value="-3.51331E-034" calcext:value-type="float">
            <text:p>-3.51331E-34</text:p>
          </table:table-cell>
          <table:table-cell office:value-type="float" office:value="3.24048E-035" calcext:value-type="float">
            <text:p>3.24048E-35</text:p>
          </table:table-cell>
          <table:table-cell office:value-type="float" office:value="3.15719E-036" calcext:value-type="float">
            <text:p>3.15719E-36</text:p>
          </table:table-cell>
          <table:table-cell office:value-type="float" office:value="-3.55336E-038" calcext:value-type="float">
            <text:p>-3.55336E-38</text:p>
          </table:table-cell>
          <table:table-cell office:value-type="float" office:value="-1.68994E-038" calcext:value-type="float">
            <text:p>-1.68994E-38</text:p>
          </table:table-cell>
          <table:table-cell office:value-type="float" office:value="-4.78415E-040" calcext:value-type="float">
            <text:p>-4.78415E-40</text:p>
          </table:table-cell>
          <table:table-cell office:value-type="float" office:value="6.12046E-041" calcext:value-type="float">
            <text:p>6.12046E-41</text:p>
          </table:table-cell>
          <table:table-cell office:value-type="float" office:value="4.42588E-042" calcext:value-type="float">
            <text:p>4.42588E-42</text:p>
          </table:table-cell>
          <table:table-cell office:value-type="float" office:value="-1.15954E-043" calcext:value-type="float">
            <text:p>-1.15954E-43</text:p>
          </table:table-cell>
          <table:table-cell office:value-type="float" office:value="-2.34159E-044" calcext:value-type="float">
            <text:p>-2.34159E-44</text:p>
          </table:table-cell>
          <table:table-cell office:value-type="float" office:value="-3.00229E-046" calcext:value-type="float">
            <text:p>-3.00229E-46</text:p>
          </table:table-cell>
          <table:table-cell office:value-type="float" office:value="8.82295E-047" calcext:value-type="float">
            <text:p>8.82295E-47</text:p>
          </table:table-cell>
          <table:table-cell office:value-type="float" office:value="-1.15559E-048" calcext:value-type="float">
            <text:p>-1.15559E-48</text:p>
          </table:table-cell>
          <table:table-cell office:value-type="float" office:value="-4.91259E-047" calcext:value-type="float">
            <text:p>-4.91259E-47</text:p>
          </table:table-cell>
          <table:table-cell office:value-type="float" office:value="9.48737E-046" calcext:value-type="float">
            <text:p>9.48737E-46</text:p>
          </table:table-cell>
        </table:table-row>
        <table:table-row table:style-name="ro1">
          <table:table-cell office:value-type="float" office:value="6.31487E-045" calcext:value-type="float">
            <text:p>6.31487E-45</text:p>
          </table:table-cell>
          <table:table-cell office:value-type="float" office:value="-1.17593E-047" calcext:value-type="float">
            <text:p>-1.17593E-47</text:p>
          </table:table-cell>
          <table:table-cell office:value-type="float" office:value="2.39924E-047" calcext:value-type="float">
            <text:p>2.39924E-47</text:p>
          </table:table-cell>
          <table:table-cell office:value-type="float" office:value="-2.01694E-046" calcext:value-type="float">
            <text:p>-2.01694E-46</text:p>
          </table:table-cell>
          <table:table-cell office:value-type="float" office:value="-1.80612E-044" calcext:value-type="float">
            <text:p>-1.80612E-44</text:p>
          </table:table-cell>
          <table:table-cell office:value-type="float" office:value="-1.01053E-043" calcext:value-type="float">
            <text:p>-1.01053E-43</text:p>
          </table:table-cell>
          <table:table-cell office:value-type="float" office:value="2.98559E-042" calcext:value-type="float">
            <text:p>2.98559E-42</text:p>
          </table:table-cell>
          <table:table-cell office:value-type="float" office:value="4.45887E-041" calcext:value-type="float">
            <text:p>4.45887E-41</text:p>
          </table:table-cell>
          <table:table-cell office:value-type="float" office:value="-2.43743E-040" calcext:value-type="float">
            <text:p>-2.43743E-40</text:p>
          </table:table-cell>
          <table:table-cell office:value-type="float" office:value="-1.0716E-038" calcext:value-type="float">
            <text:p>-1.0716E-38</text:p>
          </table:table-cell>
          <table:table-cell office:value-type="float" office:value="-3.90531E-038" calcext:value-type="float">
            <text:p>-3.90531E-38</text:p>
          </table:table-cell>
          <table:table-cell office:value-type="float" office:value="1.69788E-036" calcext:value-type="float">
            <text:p>1.69788E-36</text:p>
          </table:table-cell>
          <table:table-cell office:value-type="float" office:value="2.0793E-035" calcext:value-type="float">
            <text:p>2.0793E-35</text:p>
          </table:table-cell>
          <table:table-cell office:value-type="float" office:value="-1.3637E-034" calcext:value-type="float">
            <text:p>-1.3637E-34</text:p>
          </table:table-cell>
          <table:table-cell office:value-type="float" office:value="-4.72144E-033" calcext:value-type="float">
            <text:p>-4.72144E-33</text:p>
          </table:table-cell>
          <table:table-cell office:value-type="float" office:value="-1.48538E-032" calcext:value-type="float">
            <text:p>-1.48538E-32</text:p>
          </table:table-cell>
          <table:table-cell office:value-type="float" office:value="6.60998E-031" calcext:value-type="float">
            <text:p>6.60998E-31</text:p>
          </table:table-cell>
          <table:table-cell office:value-type="float" office:value="7.71685E-030" calcext:value-type="float">
            <text:p>7.71685E-30</text:p>
          </table:table-cell>
          <table:table-cell office:value-type="float" office:value="-4.11248E-029" calcext:value-type="float">
            <text:p>-4.11248E-29</text:p>
          </table:table-cell>
          <table:table-cell office:value-type="float" office:value="-1.50346E-027" calcext:value-type="float">
            <text:p>-1.50346E-27</text:p>
          </table:table-cell>
          <table:table-cell office:value-type="float" office:value="-6.07155E-027" calcext:value-type="float">
            <text:p>-6.07155E-27</text:p>
          </table:table-cell>
          <table:table-cell office:value-type="float" office:value="1.65695E-025" calcext:value-type="float">
            <text:p>1.65695E-25</text:p>
          </table:table-cell>
          <table:table-cell office:value-type="float" office:value="2.17688E-024" calcext:value-type="float">
            <text:p>2.17688E-24</text:p>
          </table:table-cell>
          <table:table-cell office:value-type="float" office:value="-4.58422E-024" calcext:value-type="float">
            <text:p>-4.58422E-24</text:p>
          </table:table-cell>
          <table:table-cell office:value-type="float" office:value="-3.18211E-022" calcext:value-type="float">
            <text:p>-3.18211E-22</text:p>
          </table:table-cell>
          <table:table-cell office:value-type="float" office:value="-1.9981E-021" calcext:value-type="float">
            <text:p>-1.9981E-21</text:p>
          </table:table-cell>
          <table:table-cell office:value-type="float" office:value="2.20697E-020" calcext:value-type="float">
            <text:p>2.20697E-20</text:p>
          </table:table-cell>
          <table:table-cell office:value-type="float" office:value="4.09016E-019" calcext:value-type="float">
            <text:p>4.09016E-19</text:p>
          </table:table-cell>
          <table:table-cell office:value-type="float" office:value="8.55592E-019" calcext:value-type="float">
            <text:p>8.55592E-19</text:p>
          </table:table-cell>
          <table:table-cell office:value-type="float" office:value="-3.65908E-017" calcext:value-type="float">
            <text:p>-3.65908E-17</text:p>
          </table:table-cell>
          <table:table-cell office:value-type="float" office:value="-3.82757E-016" calcext:value-type="float">
            <text:p>-3.82757E-16</text:p>
          </table:table-cell>
          <table:table-cell office:value-type="float" office:value="4.63641E-016" calcext:value-type="float">
            <text:p>4.63641E-16</text:p>
          </table:table-cell>
          <table:table-cell office:value-type="float" office:value="0.0000000000000392093" calcext:value-type="float">
            <text:p>3.92093E-14</text:p>
          </table:table-cell>
          <table:table-cell office:value-type="float" office:value="0.000000000000276284" calcext:value-type="float">
            <text:p>2.76284E-13</text:p>
          </table:table-cell>
          <table:table-cell office:value-type="float" office:value="-0.00000000000103886" calcext:value-type="float">
            <text:p>-1.03886E-12</text:p>
          </table:table-cell>
          <table:table-cell office:value-type="float" office:value="-0.0000000000302223" calcext:value-type="float">
            <text:p>-3.02223E-11</text:p>
          </table:table-cell>
          <table:table-cell office:value-type="float" office:value="-0.000000000167536" calcext:value-type="float">
            <text:p>-1.67536E-10</text:p>
          </table:table-cell>
          <table:table-cell office:value-type="float" office:value="0.00000000075262" calcext:value-type="float">
            <text:p>7.5262E-10</text:p>
          </table:table-cell>
          <table:table-cell office:value-type="float" office:value="0.0000000170452" calcext:value-type="float">
            <text:p>1.70452E-08</text:p>
          </table:table-cell>
          <table:table-cell office:value-type="float" office:value="0.0000000926863" calcext:value-type="float">
            <text:p>9.26863E-08</text:p>
          </table:table-cell>
          <table:table-cell office:value-type="float" office:value="-0.000000205054" calcext:value-type="float">
            <text:p>-2.05054E-07</text:p>
          </table:table-cell>
          <table:table-cell office:value-type="float" office:value="-0.00000646301" calcext:value-type="float">
            <text:p>-6.46301E-06</text:p>
          </table:table-cell>
          <table:table-cell office:value-type="float" office:value="-0.0000430007" calcext:value-type="float">
            <text:p>-4.30007E-05</text:p>
          </table:table-cell>
          <table:table-cell office:value-type="float" office:value="-0.0000748694" calcext:value-type="float">
            <text:p>-7.48694E-05</text:p>
          </table:table-cell>
          <table:table-cell office:value-type="float" office:value="0.00103397" calcext:value-type="float">
            <text:p>0.00103397</text:p>
          </table:table-cell>
          <table:table-cell office:value-type="float" office:value="0.0110185" calcext:value-type="float">
            <text:p>0.0110185</text:p>
          </table:table-cell>
          <table:table-cell office:value-type="float" office:value="0.0601847" calcext:value-type="float">
            <text:p>0.0601847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0.565086" calcext:value-type="float">
            <text:p>0.565086</text:p>
          </table:table-cell>
          <table:table-cell office:value-type="float" office:value="1.01801" calcext:value-type="float">
            <text:p>1.01801</text:p>
          </table:table-cell>
          <table:table-cell office:value-type="float" office:value="1.24985" calcext:value-type="float">
            <text:p>1.24985</text:p>
          </table:table-cell>
          <table:table-cell office:value-type="float" office:value="1.01801" calcext:value-type="float">
            <text:p>1.01801</text:p>
          </table:table-cell>
          <table:table-cell office:value-type="float" office:value="0.565086" calcext:value-type="float">
            <text:p>0.565086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0.0601847" calcext:value-type="float">
            <text:p>0.0601847</text:p>
          </table:table-cell>
          <table:table-cell office:value-type="float" office:value="0.0110185" calcext:value-type="float">
            <text:p>0.0110185</text:p>
          </table:table-cell>
          <table:table-cell office:value-type="float" office:value="0.00103397" calcext:value-type="float">
            <text:p>0.00103397</text:p>
          </table:table-cell>
          <table:table-cell office:value-type="float" office:value="-0.0000748694" calcext:value-type="float">
            <text:p>-7.48694E-05</text:p>
          </table:table-cell>
          <table:table-cell office:value-type="float" office:value="-0.0000430007" calcext:value-type="float">
            <text:p>-4.30007E-05</text:p>
          </table:table-cell>
          <table:table-cell office:value-type="float" office:value="-0.00000646301" calcext:value-type="float">
            <text:p>-6.46301E-06</text:p>
          </table:table-cell>
          <table:table-cell office:value-type="float" office:value="-0.000000205054" calcext:value-type="float">
            <text:p>-2.05054E-07</text:p>
          </table:table-cell>
          <table:table-cell office:value-type="float" office:value="0.0000000926863" calcext:value-type="float">
            <text:p>9.26863E-08</text:p>
          </table:table-cell>
          <table:table-cell office:value-type="float" office:value="0.0000000170452" calcext:value-type="float">
            <text:p>1.70452E-08</text:p>
          </table:table-cell>
          <table:table-cell office:value-type="float" office:value="0.00000000075262" calcext:value-type="float">
            <text:p>7.5262E-10</text:p>
          </table:table-cell>
          <table:table-cell office:value-type="float" office:value="-0.000000000167536" calcext:value-type="float">
            <text:p>-1.67536E-10</text:p>
          </table:table-cell>
          <table:table-cell office:value-type="float" office:value="-0.0000000000302223" calcext:value-type="float">
            <text:p>-3.02223E-11</text:p>
          </table:table-cell>
          <table:table-cell office:value-type="float" office:value="-0.00000000000103886" calcext:value-type="float">
            <text:p>-1.03886E-12</text:p>
          </table:table-cell>
          <table:table-cell office:value-type="float" office:value="0.000000000000276284" calcext:value-type="float">
            <text:p>2.76284E-13</text:p>
          </table:table-cell>
          <table:table-cell office:value-type="float" office:value="0.0000000000000392093" calcext:value-type="float">
            <text:p>3.92093E-14</text:p>
          </table:table-cell>
          <table:table-cell office:value-type="float" office:value="4.63641E-016" calcext:value-type="float">
            <text:p>4.63641E-16</text:p>
          </table:table-cell>
          <table:table-cell office:value-type="float" office:value="-3.82757E-016" calcext:value-type="float">
            <text:p>-3.82757E-16</text:p>
          </table:table-cell>
          <table:table-cell office:value-type="float" office:value="-3.65908E-017" calcext:value-type="float">
            <text:p>-3.65908E-17</text:p>
          </table:table-cell>
          <table:table-cell office:value-type="float" office:value="8.55592E-019" calcext:value-type="float">
            <text:p>8.55592E-19</text:p>
          </table:table-cell>
          <table:table-cell office:value-type="float" office:value="4.09016E-019" calcext:value-type="float">
            <text:p>4.09016E-19</text:p>
          </table:table-cell>
          <table:table-cell office:value-type="float" office:value="2.20697E-020" calcext:value-type="float">
            <text:p>2.20697E-20</text:p>
          </table:table-cell>
          <table:table-cell office:value-type="float" office:value="-1.9981E-021" calcext:value-type="float">
            <text:p>-1.9981E-21</text:p>
          </table:table-cell>
          <table:table-cell office:value-type="float" office:value="-3.18211E-022" calcext:value-type="float">
            <text:p>-3.18211E-22</text:p>
          </table:table-cell>
          <table:table-cell office:value-type="float" office:value="-4.58422E-024" calcext:value-type="float">
            <text:p>-4.58422E-24</text:p>
          </table:table-cell>
          <table:table-cell office:value-type="float" office:value="2.17688E-024" calcext:value-type="float">
            <text:p>2.17688E-24</text:p>
          </table:table-cell>
          <table:table-cell office:value-type="float" office:value="1.65695E-025" calcext:value-type="float">
            <text:p>1.65695E-25</text:p>
          </table:table-cell>
          <table:table-cell office:value-type="float" office:value="-6.07155E-027" calcext:value-type="float">
            <text:p>-6.07155E-27</text:p>
          </table:table-cell>
          <table:table-cell office:value-type="float" office:value="-1.50346E-027" calcext:value-type="float">
            <text:p>-1.50346E-27</text:p>
          </table:table-cell>
          <table:table-cell office:value-type="float" office:value="-4.11248E-029" calcext:value-type="float">
            <text:p>-4.11248E-29</text:p>
          </table:table-cell>
          <table:table-cell office:value-type="float" office:value="7.71685E-030" calcext:value-type="float">
            <text:p>7.71685E-30</text:p>
          </table:table-cell>
          <table:table-cell office:value-type="float" office:value="6.60998E-031" calcext:value-type="float">
            <text:p>6.60998E-31</text:p>
          </table:table-cell>
          <table:table-cell office:value-type="float" office:value="-1.48538E-032" calcext:value-type="float">
            <text:p>-1.48538E-32</text:p>
          </table:table-cell>
          <table:table-cell office:value-type="float" office:value="-4.72144E-033" calcext:value-type="float">
            <text:p>-4.72144E-33</text:p>
          </table:table-cell>
          <table:table-cell office:value-type="float" office:value="-1.3637E-034" calcext:value-type="float">
            <text:p>-1.3637E-34</text:p>
          </table:table-cell>
          <table:table-cell office:value-type="float" office:value="2.0793E-035" calcext:value-type="float">
            <text:p>2.0793E-35</text:p>
          </table:table-cell>
          <table:table-cell office:value-type="float" office:value="1.69788E-036" calcext:value-type="float">
            <text:p>1.69788E-36</text:p>
          </table:table-cell>
          <table:table-cell office:value-type="float" office:value="-3.90531E-038" calcext:value-type="float">
            <text:p>-3.90531E-38</text:p>
          </table:table-cell>
          <table:table-cell office:value-type="float" office:value="-1.0716E-038" calcext:value-type="float">
            <text:p>-1.0716E-38</text:p>
          </table:table-cell>
          <table:table-cell office:value-type="float" office:value="-2.43743E-040" calcext:value-type="float">
            <text:p>-2.43743E-40</text:p>
          </table:table-cell>
          <table:table-cell office:value-type="float" office:value="4.45887E-041" calcext:value-type="float">
            <text:p>4.45887E-41</text:p>
          </table:table-cell>
          <table:table-cell office:value-type="float" office:value="2.98559E-042" calcext:value-type="float">
            <text:p>2.98559E-42</text:p>
          </table:table-cell>
          <table:table-cell office:value-type="float" office:value="-1.01053E-043" calcext:value-type="float">
            <text:p>-1.01053E-43</text:p>
          </table:table-cell>
          <table:table-cell office:value-type="float" office:value="-1.80612E-044" calcext:value-type="float">
            <text:p>-1.80612E-44</text:p>
          </table:table-cell>
          <table:table-cell office:value-type="float" office:value="-2.01694E-046" calcext:value-type="float">
            <text:p>-2.01694E-46</text:p>
          </table:table-cell>
          <table:table-cell office:value-type="float" office:value="2.39924E-047" calcext:value-type="float">
            <text:p>2.39924E-47</text:p>
          </table:table-cell>
          <table:table-cell office:value-type="float" office:value="-1.17593E-047" calcext:value-type="float">
            <text:p>-1.17593E-47</text:p>
          </table:table-cell>
          <table:table-cell office:value-type="float" office:value="6.31487E-045" calcext:value-type="float">
            <text:p>6.31487E-45</text:p>
          </table:table-cell>
        </table:table-row>
        <table:table-row table:style-name="ro1">
          <table:table-cell office:value-type="float" office:value="-9.80344E-044" calcext:value-type="float">
            <text:p>-9.80344E-44</text:p>
          </table:table-cell>
          <table:table-cell office:value-type="float" office:value="6.71576E-045" calcext:value-type="float">
            <text:p>6.71576E-45</text:p>
          </table:table-cell>
          <table:table-cell office:value-type="float" office:value="3.08482E-046" calcext:value-type="float">
            <text:p>3.08482E-46</text:p>
          </table:table-cell>
          <table:table-cell office:value-type="float" office:value="-1.49773E-044" calcext:value-type="float">
            <text:p>-1.49773E-44</text:p>
          </table:table-cell>
          <table:table-cell office:value-type="float" office:value="-7.84417E-044" calcext:value-type="float">
            <text:p>-7.84417E-44</text:p>
          </table:table-cell>
          <table:table-cell office:value-type="float" office:value="2.26288E-042" calcext:value-type="float">
            <text:p>2.26288E-42</text:p>
          </table:table-cell>
          <table:table-cell office:value-type="float" office:value="3.28958E-041" calcext:value-type="float">
            <text:p>3.28958E-41</text:p>
          </table:table-cell>
          <table:table-cell office:value-type="float" office:value="-1.55657E-040" calcext:value-type="float">
            <text:p>-1.55657E-40</text:p>
          </table:table-cell>
          <table:table-cell office:value-type="float" office:value="-7.20251E-039" calcext:value-type="float">
            <text:p>-7.20251E-39</text:p>
          </table:table-cell>
          <table:table-cell office:value-type="float" office:value="-3.0189E-038" calcext:value-type="float">
            <text:p>-3.0189E-38</text:p>
          </table:table-cell>
          <table:table-cell office:value-type="float" office:value="1.00423E-036" calcext:value-type="float">
            <text:p>1.00423E-36</text:p>
          </table:table-cell>
          <table:table-cell office:value-type="float" office:value="1.31736E-035" calcext:value-type="float">
            <text:p>1.31736E-35</text:p>
          </table:table-cell>
          <table:table-cell office:value-type="float" office:value="-5.9813E-035" calcext:value-type="float">
            <text:p>-5.9813E-35</text:p>
          </table:table-cell>
          <table:table-cell office:value-type="float" office:value="-2.60314E-033" calcext:value-type="float">
            <text:p>-2.60314E-33</text:p>
          </table:table-cell>
          <table:table-cell office:value-type="float" office:value="-1.15753E-032" calcext:value-type="float">
            <text:p>-1.15753E-32</text:p>
          </table:table-cell>
          <table:table-cell office:value-type="float" office:value="3.05013E-031" calcext:value-type="float">
            <text:p>3.05013E-31</text:p>
          </table:table-cell>
          <table:table-cell office:value-type="float" office:value="4.18406E-030" calcext:value-type="float">
            <text:p>4.18406E-30</text:p>
          </table:table-cell>
          <table:table-cell office:value-type="float" office:value="-1.04514E-029" calcext:value-type="float">
            <text:p>-1.04514E-29</text:p>
          </table:table-cell>
          <table:table-cell office:value-type="float" office:value="-6.73809E-028" calcext:value-type="float">
            <text:p>-6.73809E-28</text:p>
          </table:table-cell>
          <table:table-cell office:value-type="float" office:value="-4.00959E-027" calcext:value-type="float">
            <text:p>-4.00959E-27</text:p>
          </table:table-cell>
          <table:table-cell office:value-type="float" office:value="5.7076E-026" calcext:value-type="float">
            <text:p>5.7076E-26</text:p>
          </table:table-cell>
          <table:table-cell office:value-type="float" office:value="9.76941E-025" calcext:value-type="float">
            <text:p>9.76941E-25</text:p>
          </table:table-cell>
          <table:table-cell office:value-type="float" office:value="7.79756E-025" calcext:value-type="float">
            <text:p>7.79756E-25</text:p>
          </table:table-cell>
          <table:table-cell office:value-type="float" office:value="-1.11435E-022" calcext:value-type="float">
            <text:p>-1.11435E-22</text:p>
          </table:table-cell>
          <table:table-cell office:value-type="float" office:value="-9.91169E-022" calcext:value-type="float">
            <text:p>-9.91169E-22</text:p>
          </table:table-cell>
          <table:table-cell office:value-type="float" office:value="4.50694E-021" calcext:value-type="float">
            <text:p>4.50694E-21</text:p>
          </table:table-cell>
          <table:table-cell office:value-type="float" office:value="1.43686E-019" calcext:value-type="float">
            <text:p>1.43686E-19</text:p>
          </table:table-cell>
          <table:table-cell office:value-type="float" office:value="6.92211E-019" calcext:value-type="float">
            <text:p>6.92211E-19</text:p>
          </table:table-cell>
          <table:table-cell office:value-type="float" office:value="-8.77246E-018" calcext:value-type="float">
            <text:p>-8.77246E-18</text:p>
          </table:table-cell>
          <table:table-cell office:value-type="float" office:value="-1.3731E-016" calcext:value-type="float">
            <text:p>-1.3731E-16</text:p>
          </table:table-cell>
          <table:table-cell office:value-type="float" office:value="-3.0547E-016" calcext:value-type="float">
            <text:p>-3.0547E-16</text:p>
          </table:table-cell>
          <table:table-cell office:value-type="float" office:value="9.56584E-015" calcext:value-type="float">
            <text:p>9.56584E-15</text:p>
          </table:table-cell>
          <table:table-cell office:value-type="float" office:value="0.000000000000102944" calcext:value-type="float">
            <text:p>1.02944E-13</text:p>
          </table:table-cell>
          <table:table-cell office:value-type="float" office:value="0.0000000000000735435" calcext:value-type="float">
            <text:p>7.35435E-14</text:p>
          </table:table-cell>
          <table:table-cell office:value-type="float" office:value="-0.00000000000716027" calcext:value-type="float">
            <text:p>-7.16027E-12</text:p>
          </table:table-cell>
          <table:table-cell office:value-type="float" office:value="-0.000000000063278" calcext:value-type="float">
            <text:p>-6.3278E-11</text:p>
          </table:table-cell>
          <table:table-cell office:value-type="float" office:value="-0.0000000000324574" calcext:value-type="float">
            <text:p>-3.24574E-11</text:p>
          </table:table-cell>
          <table:table-cell office:value-type="float" office:value="0.00000000372688" calcext:value-type="float">
            <text:p>3.72688E-09</text:p>
          </table:table-cell>
          <table:table-cell office:value-type="float" office:value="0.0000000321945" calcext:value-type="float">
            <text:p>3.21945E-08</text:p>
          </table:table-cell>
          <table:table-cell office:value-type="float" office:value="0.0000000572009" calcext:value-type="float">
            <text:p>5.72009E-08</text:p>
          </table:table-cell>
          <table:table-cell office:value-type="float" office:value="-0.00000117134" calcext:value-type="float">
            <text:p>-1.17134E-06</text:p>
          </table:table-cell>
          <table:table-cell office:value-type="float" office:value="-0.0000122286" calcext:value-type="float">
            <text:p>-1.22286E-05</text:p>
          </table:table-cell>
          <table:table-cell office:value-type="float" office:value="-0.0000497704" calcext:value-type="float">
            <text:p>-4.97704E-05</text:p>
          </table:table-cell>
          <table:table-cell office:value-type="float" office:value="0.000066794" calcext:value-type="float">
            <text:p>6.6794E-05</text:p>
          </table:table-cell>
          <table:table-cell office:value-type="float" office:value="0.00227899" calcext:value-type="float">
            <text:p>0.00227899</text:p>
          </table:table-cell>
          <table:table-cell office:value-type="float" office:value="0.0166826" calcext:value-type="float">
            <text:p>0.0166826</text:p>
          </table:table-cell>
          <table:table-cell office:value-type="float" office:value="0.0762803" calcext:value-type="float">
            <text:p>0.0762803</text:p>
          </table:table-cell>
          <table:table-cell office:value-type="float" office:value="0.246828" calcext:value-type="float">
            <text:p>0.246828</text:p>
          </table:table-cell>
          <table:table-cell office:value-type="float" office:value="0.580541" calcext:value-type="float">
            <text:p>0.580541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1.183" calcext:value-type="float">
            <text:p>1.183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0.580541" calcext:value-type="float">
            <text:p>0.580541</text:p>
          </table:table-cell>
          <table:table-cell office:value-type="float" office:value="0.246828" calcext:value-type="float">
            <text:p>0.246828</text:p>
          </table:table-cell>
          <table:table-cell office:value-type="float" office:value="0.0762803" calcext:value-type="float">
            <text:p>0.0762803</text:p>
          </table:table-cell>
          <table:table-cell office:value-type="float" office:value="0.0166826" calcext:value-type="float">
            <text:p>0.0166826</text:p>
          </table:table-cell>
          <table:table-cell office:value-type="float" office:value="0.00227899" calcext:value-type="float">
            <text:p>0.00227899</text:p>
          </table:table-cell>
          <table:table-cell office:value-type="float" office:value="0.000066794" calcext:value-type="float">
            <text:p>6.6794E-05</text:p>
          </table:table-cell>
          <table:table-cell office:value-type="float" office:value="-0.0000497704" calcext:value-type="float">
            <text:p>-4.97704E-05</text:p>
          </table:table-cell>
          <table:table-cell office:value-type="float" office:value="-0.0000122286" calcext:value-type="float">
            <text:p>-1.22286E-05</text:p>
          </table:table-cell>
          <table:table-cell office:value-type="float" office:value="-0.00000117134" calcext:value-type="float">
            <text:p>-1.17134E-06</text:p>
          </table:table-cell>
          <table:table-cell office:value-type="float" office:value="0.0000000572009" calcext:value-type="float">
            <text:p>5.72009E-08</text:p>
          </table:table-cell>
          <table:table-cell office:value-type="float" office:value="0.0000000321945" calcext:value-type="float">
            <text:p>3.21945E-08</text:p>
          </table:table-cell>
          <table:table-cell office:value-type="float" office:value="0.00000000372688" calcext:value-type="float">
            <text:p>3.72688E-09</text:p>
          </table:table-cell>
          <table:table-cell office:value-type="float" office:value="-0.0000000000324574" calcext:value-type="float">
            <text:p>-3.24574E-11</text:p>
          </table:table-cell>
          <table:table-cell office:value-type="float" office:value="-0.000000000063278" calcext:value-type="float">
            <text:p>-6.3278E-11</text:p>
          </table:table-cell>
          <table:table-cell office:value-type="float" office:value="-0.00000000000716027" calcext:value-type="float">
            <text:p>-7.16027E-12</text:p>
          </table:table-cell>
          <table:table-cell office:value-type="float" office:value="0.0000000000000735435" calcext:value-type="float">
            <text:p>7.35435E-14</text:p>
          </table:table-cell>
          <table:table-cell office:value-type="float" office:value="0.000000000000102944" calcext:value-type="float">
            <text:p>1.02944E-13</text:p>
          </table:table-cell>
          <table:table-cell office:value-type="float" office:value="9.56584E-015" calcext:value-type="float">
            <text:p>9.56584E-15</text:p>
          </table:table-cell>
          <table:table-cell office:value-type="float" office:value="-3.0547E-016" calcext:value-type="float">
            <text:p>-3.0547E-16</text:p>
          </table:table-cell>
          <table:table-cell office:value-type="float" office:value="-1.3731E-016" calcext:value-type="float">
            <text:p>-1.3731E-16</text:p>
          </table:table-cell>
          <table:table-cell office:value-type="float" office:value="-8.77246E-018" calcext:value-type="float">
            <text:p>-8.77246E-18</text:p>
          </table:table-cell>
          <table:table-cell office:value-type="float" office:value="6.92211E-019" calcext:value-type="float">
            <text:p>6.92211E-19</text:p>
          </table:table-cell>
          <table:table-cell office:value-type="float" office:value="1.43686E-019" calcext:value-type="float">
            <text:p>1.43686E-19</text:p>
          </table:table-cell>
          <table:table-cell office:value-type="float" office:value="4.50694E-021" calcext:value-type="float">
            <text:p>4.50694E-21</text:p>
          </table:table-cell>
          <table:table-cell office:value-type="float" office:value="-9.91169E-022" calcext:value-type="float">
            <text:p>-9.91169E-22</text:p>
          </table:table-cell>
          <table:table-cell office:value-type="float" office:value="-1.11435E-022" calcext:value-type="float">
            <text:p>-1.11435E-22</text:p>
          </table:table-cell>
          <table:table-cell office:value-type="float" office:value="7.79756E-025" calcext:value-type="float">
            <text:p>7.79756E-25</text:p>
          </table:table-cell>
          <table:table-cell office:value-type="float" office:value="9.76941E-025" calcext:value-type="float">
            <text:p>9.76941E-25</text:p>
          </table:table-cell>
          <table:table-cell office:value-type="float" office:value="5.7076E-026" calcext:value-type="float">
            <text:p>5.7076E-26</text:p>
          </table:table-cell>
          <table:table-cell office:value-type="float" office:value="-4.00959E-027" calcext:value-type="float">
            <text:p>-4.00959E-27</text:p>
          </table:table-cell>
          <table:table-cell office:value-type="float" office:value="-6.73809E-028" calcext:value-type="float">
            <text:p>-6.73809E-28</text:p>
          </table:table-cell>
          <table:table-cell office:value-type="float" office:value="-1.04514E-029" calcext:value-type="float">
            <text:p>-1.04514E-29</text:p>
          </table:table-cell>
          <table:table-cell office:value-type="float" office:value="4.18406E-030" calcext:value-type="float">
            <text:p>4.18406E-30</text:p>
          </table:table-cell>
          <table:table-cell office:value-type="float" office:value="3.05013E-031" calcext:value-type="float">
            <text:p>3.05013E-31</text:p>
          </table:table-cell>
          <table:table-cell office:value-type="float" office:value="-1.15753E-032" calcext:value-type="float">
            <text:p>-1.15753E-32</text:p>
          </table:table-cell>
          <table:table-cell office:value-type="float" office:value="-2.60314E-033" calcext:value-type="float">
            <text:p>-2.60314E-33</text:p>
          </table:table-cell>
          <table:table-cell office:value-type="float" office:value="-5.9813E-035" calcext:value-type="float">
            <text:p>-5.9813E-35</text:p>
          </table:table-cell>
          <table:table-cell office:value-type="float" office:value="1.31736E-035" calcext:value-type="float">
            <text:p>1.31736E-35</text:p>
          </table:table-cell>
          <table:table-cell office:value-type="float" office:value="1.00423E-036" calcext:value-type="float">
            <text:p>1.00423E-36</text:p>
          </table:table-cell>
          <table:table-cell office:value-type="float" office:value="-3.0189E-038" calcext:value-type="float">
            <text:p>-3.0189E-38</text:p>
          </table:table-cell>
          <table:table-cell office:value-type="float" office:value="-7.20251E-039" calcext:value-type="float">
            <text:p>-7.20251E-39</text:p>
          </table:table-cell>
          <table:table-cell office:value-type="float" office:value="-1.55657E-040" calcext:value-type="float">
            <text:p>-1.55657E-40</text:p>
          </table:table-cell>
          <table:table-cell office:value-type="float" office:value="3.28958E-041" calcext:value-type="float">
            <text:p>3.28958E-41</text:p>
          </table:table-cell>
          <table:table-cell office:value-type="float" office:value="2.26288E-042" calcext:value-type="float">
            <text:p>2.26288E-42</text:p>
          </table:table-cell>
          <table:table-cell office:value-type="float" office:value="-7.84417E-044" calcext:value-type="float">
            <text:p>-7.84417E-44</text:p>
          </table:table-cell>
          <table:table-cell office:value-type="float" office:value="-1.49773E-044" calcext:value-type="float">
            <text:p>-1.49773E-44</text:p>
          </table:table-cell>
          <table:table-cell office:value-type="float" office:value="3.08482E-046" calcext:value-type="float">
            <text:p>3.08482E-46</text:p>
          </table:table-cell>
          <table:table-cell office:value-type="float" office:value="6.71576E-045" calcext:value-type="float">
            <text:p>6.71576E-45</text:p>
          </table:table-cell>
          <table:table-cell office:value-type="float" office:value="-9.80344E-044" calcext:value-type="float">
            <text:p>-9.80344E-44</text:p>
          </table:table-cell>
        </table:table-row>
        <table:table-row table:style-name="ro1">
          <table:table-cell office:value-type="float" office:value="-1.55667E-042" calcext:value-type="float">
            <text:p>-1.55667E-42</text:p>
          </table:table-cell>
          <table:table-cell office:value-type="float" office:value="2.50058E-044" calcext:value-type="float">
            <text:p>2.50058E-44</text:p>
          </table:table-cell>
          <table:table-cell office:value-type="float" office:value="-2.09218E-045" calcext:value-type="float">
            <text:p>-2.09218E-45</text:p>
          </table:table-cell>
          <table:table-cell office:value-type="float" office:value="-5.18435E-044" calcext:value-type="float">
            <text:p>-5.18435E-44</text:p>
          </table:table-cell>
          <table:table-cell office:value-type="float" office:value="1.97467E-042" calcext:value-type="float">
            <text:p>1.97467E-42</text:p>
          </table:table-cell>
          <table:table-cell office:value-type="float" office:value="2.48868E-041" calcext:value-type="float">
            <text:p>2.48868E-41</text:p>
          </table:table-cell>
          <table:table-cell office:value-type="float" office:value="-1.37325E-040" calcext:value-type="float">
            <text:p>-1.37325E-40</text:p>
          </table:table-cell>
          <table:table-cell office:value-type="float" office:value="-5.25025E-039" calcext:value-type="float">
            <text:p>-5.25025E-39</text:p>
          </table:table-cell>
          <table:table-cell office:value-type="float" office:value="-1.96971E-038" calcext:value-type="float">
            <text:p>-1.96971E-38</text:p>
          </table:table-cell>
          <table:table-cell office:value-type="float" office:value="6.79793E-037" calcext:value-type="float">
            <text:p>6.79793E-37</text:p>
          </table:table-cell>
          <table:table-cell office:value-type="float" office:value="8.53706E-036" calcext:value-type="float">
            <text:p>8.53706E-36</text:p>
          </table:table-cell>
          <table:table-cell office:value-type="float" office:value="-3.49257E-035" calcext:value-type="float">
            <text:p>-3.49257E-35</text:p>
          </table:table-cell>
          <table:table-cell office:value-type="float" office:value="-1.55165E-033" calcext:value-type="float">
            <text:p>-1.55165E-33</text:p>
          </table:table-cell>
          <table:table-cell office:value-type="float" office:value="-7.43238E-033" calcext:value-type="float">
            <text:p>-7.43238E-33</text:p>
          </table:table-cell>
          <table:table-cell office:value-type="float" office:value="1.59763E-031" calcext:value-type="float">
            <text:p>1.59763E-31</text:p>
          </table:table-cell>
          <table:table-cell office:value-type="float" office:value="2.31439E-030" calcext:value-type="float">
            <text:p>2.31439E-30</text:p>
          </table:table-cell>
          <table:table-cell office:value-type="float" office:value="-2.77992E-030" calcext:value-type="float">
            <text:p>-2.77992E-30</text:p>
          </table:table-cell>
          <table:table-cell office:value-type="float" office:value="-3.24928E-028" calcext:value-type="float">
            <text:p>-3.24928E-28</text:p>
          </table:table-cell>
          <table:table-cell office:value-type="float" office:value="-2.27157E-027" calcext:value-type="float">
            <text:p>-2.27157E-27</text:p>
          </table:table-cell>
          <table:table-cell office:value-type="float" office:value="2.17396E-026" calcext:value-type="float">
            <text:p>2.17396E-26</text:p>
          </table:table-cell>
          <table:table-cell office:value-type="float" office:value="4.47686E-025" calcext:value-type="float">
            <text:p>4.47686E-25</text:p>
          </table:table-cell>
          <table:table-cell office:value-type="float" office:value="1.09571E-024" calcext:value-type="float">
            <text:p>1.09571E-24</text:p>
          </table:table-cell>
          <table:table-cell office:value-type="float" office:value="-4.1457E-023" calcext:value-type="float">
            <text:p>-4.1457E-23</text:p>
          </table:table-cell>
          <table:table-cell office:value-type="float" office:value="-4.54341E-022" calcext:value-type="float">
            <text:p>-4.54341E-22</text:p>
          </table:table-cell>
          <table:table-cell office:value-type="float" office:value="6.7961E-022" calcext:value-type="float">
            <text:p>6.7961E-22</text:p>
          </table:table-cell>
          <table:table-cell office:value-type="float" office:value="5.15366E-020" calcext:value-type="float">
            <text:p>5.15366E-20</text:p>
          </table:table-cell>
          <table:table-cell office:value-type="float" office:value="3.5055E-019" calcext:value-type="float">
            <text:p>3.5055E-19</text:p>
          </table:table-cell>
          <table:table-cell office:value-type="float" office:value="-2.00511E-018" calcext:value-type="float">
            <text:p>-2.00511E-18</text:p>
          </table:table-cell>
          <table:table-cell office:value-type="float" office:value="-4.78603E-017" calcext:value-type="float">
            <text:p>-4.78603E-17</text:p>
          </table:table-cell>
          <table:table-cell office:value-type="float" office:value="-2.1388E-016" calcext:value-type="float">
            <text:p>-2.1388E-16</text:p>
          </table:table-cell>
          <table:table-cell office:value-type="float" office:value="2.233E-015" calcext:value-type="float">
            <text:p>2.233E-15</text:p>
          </table:table-cell>
          <table:table-cell office:value-type="float" office:value="0.0000000000000350129" calcext:value-type="float">
            <text:p>3.50129E-14</text:p>
          </table:table-cell>
          <table:table-cell office:value-type="float" office:value="0.000000000000115242" calcext:value-type="float">
            <text:p>1.15242E-13</text:p>
          </table:table-cell>
          <table:table-cell office:value-type="float" office:value="-0.00000000000157786" calcext:value-type="float">
            <text:p>-1.57786E-12</text:p>
          </table:table-cell>
          <table:table-cell office:value-type="float" office:value="-0.0000000000206416" calcext:value-type="float">
            <text:p>-2.06416E-11</text:p>
          </table:table-cell>
          <table:table-cell office:value-type="float" office:value="-0.0000000000659718" calcext:value-type="float">
            <text:p>-6.59718E-11</text:p>
          </table:table-cell>
          <table:table-cell office:value-type="float" office:value="0.000000000716909" calcext:value-type="float">
            <text:p>7.16909E-10</text:p>
          </table:table-cell>
          <table:table-cell office:value-type="float" office:value="0.00000000958999" calcext:value-type="float">
            <text:p>9.58999E-09</text:p>
          </table:table-cell>
          <table:table-cell office:value-type="float" office:value="0.0000000397903" calcext:value-type="float">
            <text:p>3.97903E-08</text:p>
          </table:table-cell>
          <table:table-cell office:value-type="float" office:value="-0.000000152467" calcext:value-type="float">
            <text:p>-1.52467E-07</text:p>
          </table:table-cell>
          <table:table-cell office:value-type="float" office:value="-0.00000307652" calcext:value-type="float">
            <text:p>-3.07652E-06</text:p>
          </table:table-cell>
          <table:table-cell office:value-type="float" office:value="-0.0000186653" calcext:value-type="float">
            <text:p>-1.86653E-05</text:p>
          </table:table-cell>
          <table:table-cell office:value-type="float" office:value="-0.0000333223" calcext:value-type="float">
            <text:p>-3.33223E-05</text:p>
          </table:table-cell>
          <table:table-cell office:value-type="float" office:value="0.000384386" calcext:value-type="float">
            <text:p>0.000384386</text:p>
          </table:table-cell>
          <table:table-cell office:value-type="float" office:value="0.00421551" calcext:value-type="float">
            <text:p>0.00421551</text:p>
          </table:table-cell>
          <table:table-cell office:value-type="float" office:value="0.0239371" calcext:value-type="float">
            <text:p>0.0239371</text:p>
          </table:table-cell>
          <table:table-cell office:value-type="float" office:value="0.0940578" calcext:value-type="float">
            <text:p>0.0940578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591621" calcext:value-type="float">
            <text:p>0.591621</text:p>
          </table:table-cell>
          <table:table-cell office:value-type="float" office:value="0.952706" calcext:value-type="float">
            <text:p>0.952706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0.952706" calcext:value-type="float">
            <text:p>0.952706</text:p>
          </table:table-cell>
          <table:table-cell office:value-type="float" office:value="0.591621" calcext:value-type="float">
            <text:p>0.591621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0940578" calcext:value-type="float">
            <text:p>0.0940578</text:p>
          </table:table-cell>
          <table:table-cell office:value-type="float" office:value="0.0239371" calcext:value-type="float">
            <text:p>0.0239371</text:p>
          </table:table-cell>
          <table:table-cell office:value-type="float" office:value="0.00421551" calcext:value-type="float">
            <text:p>0.00421551</text:p>
          </table:table-cell>
          <table:table-cell office:value-type="float" office:value="0.000384386" calcext:value-type="float">
            <text:p>0.000384386</text:p>
          </table:table-cell>
          <table:table-cell office:value-type="float" office:value="-0.0000333223" calcext:value-type="float">
            <text:p>-3.33223E-05</text:p>
          </table:table-cell>
          <table:table-cell office:value-type="float" office:value="-0.0000186653" calcext:value-type="float">
            <text:p>-1.86653E-05</text:p>
          </table:table-cell>
          <table:table-cell office:value-type="float" office:value="-0.00000307652" calcext:value-type="float">
            <text:p>-3.07652E-06</text:p>
          </table:table-cell>
          <table:table-cell office:value-type="float" office:value="-0.000000152467" calcext:value-type="float">
            <text:p>-1.52467E-07</text:p>
          </table:table-cell>
          <table:table-cell office:value-type="float" office:value="0.0000000397903" calcext:value-type="float">
            <text:p>3.97903E-08</text:p>
          </table:table-cell>
          <table:table-cell office:value-type="float" office:value="0.00000000958999" calcext:value-type="float">
            <text:p>9.58999E-09</text:p>
          </table:table-cell>
          <table:table-cell office:value-type="float" office:value="0.000000000716909" calcext:value-type="float">
            <text:p>7.16909E-10</text:p>
          </table:table-cell>
          <table:table-cell office:value-type="float" office:value="-0.0000000000659718" calcext:value-type="float">
            <text:p>-6.59718E-11</text:p>
          </table:table-cell>
          <table:table-cell office:value-type="float" office:value="-0.0000000000206416" calcext:value-type="float">
            <text:p>-2.06416E-11</text:p>
          </table:table-cell>
          <table:table-cell office:value-type="float" office:value="-0.00000000000157786" calcext:value-type="float">
            <text:p>-1.57786E-12</text:p>
          </table:table-cell>
          <table:table-cell office:value-type="float" office:value="0.000000000000115242" calcext:value-type="float">
            <text:p>1.15242E-13</text:p>
          </table:table-cell>
          <table:table-cell office:value-type="float" office:value="0.0000000000000350129" calcext:value-type="float">
            <text:p>3.50129E-14</text:p>
          </table:table-cell>
          <table:table-cell office:value-type="float" office:value="2.233E-015" calcext:value-type="float">
            <text:p>2.233E-15</text:p>
          </table:table-cell>
          <table:table-cell office:value-type="float" office:value="-2.1388E-016" calcext:value-type="float">
            <text:p>-2.1388E-16</text:p>
          </table:table-cell>
          <table:table-cell office:value-type="float" office:value="-4.78603E-017" calcext:value-type="float">
            <text:p>-4.78603E-17</text:p>
          </table:table-cell>
          <table:table-cell office:value-type="float" office:value="-2.00511E-018" calcext:value-type="float">
            <text:p>-2.00511E-18</text:p>
          </table:table-cell>
          <table:table-cell office:value-type="float" office:value="3.5055E-019" calcext:value-type="float">
            <text:p>3.5055E-19</text:p>
          </table:table-cell>
          <table:table-cell office:value-type="float" office:value="5.15366E-020" calcext:value-type="float">
            <text:p>5.15366E-20</text:p>
          </table:table-cell>
          <table:table-cell office:value-type="float" office:value="6.7961E-022" calcext:value-type="float">
            <text:p>6.7961E-22</text:p>
          </table:table-cell>
          <table:table-cell office:value-type="float" office:value="-4.54341E-022" calcext:value-type="float">
            <text:p>-4.54341E-22</text:p>
          </table:table-cell>
          <table:table-cell office:value-type="float" office:value="-4.1457E-023" calcext:value-type="float">
            <text:p>-4.1457E-23</text:p>
          </table:table-cell>
          <table:table-cell office:value-type="float" office:value="1.09571E-024" calcext:value-type="float">
            <text:p>1.09571E-24</text:p>
          </table:table-cell>
          <table:table-cell office:value-type="float" office:value="4.47686E-025" calcext:value-type="float">
            <text:p>4.47686E-25</text:p>
          </table:table-cell>
          <table:table-cell office:value-type="float" office:value="2.17396E-026" calcext:value-type="float">
            <text:p>2.17396E-26</text:p>
          </table:table-cell>
          <table:table-cell office:value-type="float" office:value="-2.27157E-027" calcext:value-type="float">
            <text:p>-2.27157E-27</text:p>
          </table:table-cell>
          <table:table-cell office:value-type="float" office:value="-3.24928E-028" calcext:value-type="float">
            <text:p>-3.24928E-28</text:p>
          </table:table-cell>
          <table:table-cell office:value-type="float" office:value="-2.77992E-030" calcext:value-type="float">
            <text:p>-2.77992E-30</text:p>
          </table:table-cell>
          <table:table-cell office:value-type="float" office:value="2.31439E-030" calcext:value-type="float">
            <text:p>2.31439E-30</text:p>
          </table:table-cell>
          <table:table-cell office:value-type="float" office:value="1.59763E-031" calcext:value-type="float">
            <text:p>1.59763E-31</text:p>
          </table:table-cell>
          <table:table-cell office:value-type="float" office:value="-7.43238E-033" calcext:value-type="float">
            <text:p>-7.43238E-33</text:p>
          </table:table-cell>
          <table:table-cell office:value-type="float" office:value="-1.55165E-033" calcext:value-type="float">
            <text:p>-1.55165E-33</text:p>
          </table:table-cell>
          <table:table-cell office:value-type="float" office:value="-3.49257E-035" calcext:value-type="float">
            <text:p>-3.49257E-35</text:p>
          </table:table-cell>
          <table:table-cell office:value-type="float" office:value="8.53706E-036" calcext:value-type="float">
            <text:p>8.53706E-36</text:p>
          </table:table-cell>
          <table:table-cell office:value-type="float" office:value="6.79793E-037" calcext:value-type="float">
            <text:p>6.79793E-37</text:p>
          </table:table-cell>
          <table:table-cell office:value-type="float" office:value="-1.96971E-038" calcext:value-type="float">
            <text:p>-1.96971E-38</text:p>
          </table:table-cell>
          <table:table-cell office:value-type="float" office:value="-5.25025E-039" calcext:value-type="float">
            <text:p>-5.25025E-39</text:p>
          </table:table-cell>
          <table:table-cell office:value-type="float" office:value="-1.37325E-040" calcext:value-type="float">
            <text:p>-1.37325E-40</text:p>
          </table:table-cell>
          <table:table-cell office:value-type="float" office:value="2.48868E-041" calcext:value-type="float">
            <text:p>2.48868E-41</text:p>
          </table:table-cell>
          <table:table-cell office:value-type="float" office:value="1.97467E-042" calcext:value-type="float">
            <text:p>1.97467E-42</text:p>
          </table:table-cell>
          <table:table-cell office:value-type="float" office:value="-5.18435E-044" calcext:value-type="float">
            <text:p>-5.18435E-44</text:p>
          </table:table-cell>
          <table:table-cell office:value-type="float" office:value="-2.09218E-045" calcext:value-type="float">
            <text:p>-2.09218E-45</text:p>
          </table:table-cell>
          <table:table-cell office:value-type="float" office:value="2.50058E-044" calcext:value-type="float">
            <text:p>2.50058E-44</text:p>
          </table:table-cell>
          <table:table-cell office:value-type="float" office:value="-1.55667E-042" calcext:value-type="float">
            <text:p>-1.55667E-42</text:p>
          </table:table-cell>
        </table:table-row>
        <table:table-row table:style-name="ro1">
          <table:table-cell office:value-type="float" office:value="6.19998E-042" calcext:value-type="float">
            <text:p>6.19998E-42</text:p>
          </table:table-cell>
          <table:table-cell office:value-type="float" office:value="-8.60859E-043" calcext:value-type="float">
            <text:p>-8.60859E-43</text:p>
          </table:table-cell>
          <table:table-cell office:value-type="float" office:value="-4.94754E-044" calcext:value-type="float">
            <text:p>-4.94754E-44</text:p>
          </table:table-cell>
          <table:table-cell office:value-type="float" office:value="1.9796E-042" calcext:value-type="float">
            <text:p>1.9796E-42</text:p>
          </table:table-cell>
          <table:table-cell office:value-type="float" office:value="1.88961E-041" calcext:value-type="float">
            <text:p>1.88961E-41</text:p>
          </table:table-cell>
          <table:table-cell office:value-type="float" office:value="-1.5827E-040" calcext:value-type="float">
            <text:p>-1.5827E-40</text:p>
          </table:table-cell>
          <table:table-cell office:value-type="float" office:value="-4.16823E-039" calcext:value-type="float">
            <text:p>-4.16823E-39</text:p>
          </table:table-cell>
          <table:table-cell office:value-type="float" office:value="-9.64052E-039" calcext:value-type="float">
            <text:p>-9.64052E-39</text:p>
          </table:table-cell>
          <table:table-cell office:value-type="float" office:value="5.35662E-037" calcext:value-type="float">
            <text:p>5.35662E-37</text:p>
          </table:table-cell>
          <table:table-cell office:value-type="float" office:value="5.69302E-036" calcext:value-type="float">
            <text:p>5.69302E-36</text:p>
          </table:table-cell>
          <table:table-cell office:value-type="float" office:value="-2.95216E-035" calcext:value-type="float">
            <text:p>-2.95216E-35</text:p>
          </table:table-cell>
          <table:table-cell office:value-type="float" office:value="-1.02004E-033" calcext:value-type="float">
            <text:p>-1.02004E-33</text:p>
          </table:table-cell>
          <table:table-cell office:value-type="float" office:value="-4.26177E-033" calcext:value-type="float">
            <text:p>-4.26177E-33</text:p>
          </table:table-cell>
          <table:table-cell office:value-type="float" office:value="9.91691E-032" calcext:value-type="float">
            <text:p>9.91691E-32</text:p>
          </table:table-cell>
          <table:table-cell office:value-type="float" office:value="1.34462E-030" calcext:value-type="float">
            <text:p>1.34462E-30</text:p>
          </table:table-cell>
          <table:table-cell office:value-type="float" office:value="-1.47857E-030" calcext:value-type="float">
            <text:p>-1.47857E-30</text:p>
          </table:table-cell>
          <table:table-cell office:value-type="float" office:value="-1.7485E-028" calcext:value-type="float">
            <text:p>-1.7485E-28</text:p>
          </table:table-cell>
          <table:table-cell office:value-type="float" office:value="-1.2391E-027" calcext:value-type="float">
            <text:p>-1.2391E-27</text:p>
          </table:table-cell>
          <table:table-cell office:value-type="float" office:value="1.00183E-026" calcext:value-type="float">
            <text:p>1.00183E-26</text:p>
          </table:table-cell>
          <table:table-cell office:value-type="float" office:value="2.18958E-025" calcext:value-type="float">
            <text:p>2.18958E-25</text:p>
          </table:table-cell>
          <table:table-cell office:value-type="float" office:value="6.89259E-025" calcext:value-type="float">
            <text:p>6.89259E-25</text:p>
          </table:table-cell>
          <table:table-cell office:value-type="float" office:value="-1.73513E-023" calcext:value-type="float">
            <text:p>-1.73513E-23</text:p>
          </table:table-cell>
          <table:table-cell office:value-type="float" office:value="-2.10324E-022" calcext:value-type="float">
            <text:p>-2.10324E-22</text:p>
          </table:table-cell>
          <table:table-cell office:value-type="float" office:value="-3.38926E-025" calcext:value-type="float">
            <text:p>-3.38926E-25</text:p>
          </table:table-cell>
          <table:table-cell office:value-type="float" office:value="1.99315E-020" calcext:value-type="float">
            <text:p>1.99315E-20</text:p>
          </table:table-cell>
          <table:table-cell office:value-type="float" office:value="1.61413E-019" calcext:value-type="float">
            <text:p>1.61413E-19</text:p>
          </table:table-cell>
          <table:table-cell office:value-type="float" office:value="-4.49426E-019" calcext:value-type="float">
            <text:p>-4.49426E-19</text:p>
          </table:table-cell>
          <table:table-cell office:value-type="float" office:value="-1.73286E-017" calcext:value-type="float">
            <text:p>-1.73286E-17</text:p>
          </table:table-cell>
          <table:table-cell office:value-type="float" office:value="-1.03774E-016" calcext:value-type="float">
            <text:p>-1.03774E-16</text:p>
          </table:table-cell>
          <table:table-cell office:value-type="float" office:value="5.1314E-016" calcext:value-type="float">
            <text:p>5.1314E-16</text:p>
          </table:table-cell>
          <table:table-cell office:value-type="float" office:value="0.0000000000000119235" calcext:value-type="float">
            <text:p>1.19235E-14</text:p>
          </table:table-cell>
          <table:table-cell office:value-type="float" office:value="0.0000000000000600145" calcext:value-type="float">
            <text:p>6.00145E-14</text:p>
          </table:table-cell>
          <table:table-cell office:value-type="float" office:value="-0.000000000000325781" calcext:value-type="float">
            <text:p>-3.25781E-13</text:p>
          </table:table-cell>
          <table:table-cell office:value-type="float" office:value="-0.00000000000653585" calcext:value-type="float">
            <text:p>-6.53585E-12</text:p>
          </table:table-cell>
          <table:table-cell office:value-type="float" office:value="-0.0000000000330481" calcext:value-type="float">
            <text:p>-3.30481E-11</text:p>
          </table:table-cell>
          <table:table-cell office:value-type="float" office:value="0.000000000111796" calcext:value-type="float">
            <text:p>1.11796E-10</text:p>
          </table:table-cell>
          <table:table-cell office:value-type="float" office:value="0.00000000272392" calcext:value-type="float">
            <text:p>2.72392E-09</text:p>
          </table:table-cell>
          <table:table-cell office:value-type="float" office:value="0.0000000164123" calcext:value-type="float">
            <text:p>1.64123E-08</text:p>
          </table:table-cell>
          <table:table-cell office:value-type="float" office:value="0.00000000218562" calcext:value-type="float">
            <text:p>2.18562E-09</text:p>
          </table:table-cell>
          <table:table-cell office:value-type="float" office:value="-0.000000721336" calcext:value-type="float">
            <text:p>-7.21336E-07</text:p>
          </table:table-cell>
          <table:table-cell office:value-type="float" office:value="-0.00000598725" calcext:value-type="float">
            <text:p>-5.98725E-06</text:p>
          </table:table-cell>
          <table:table-cell office:value-type="float" office:value="-0.0000212293" calcext:value-type="float">
            <text:p>-2.12293E-05</text:p>
          </table:table-cell>
          <table:table-cell office:value-type="float" office:value="0.0000371711" calcext:value-type="float">
            <text:p>3.71711E-05</text:p>
          </table:table-cell>
          <table:table-cell office:value-type="float" office:value="0.000986701" calcext:value-type="float">
            <text:p>0.000986701</text:p>
          </table:table-cell>
          <table:table-cell office:value-type="float" office:value="0.00705797" calcext:value-type="float">
            <text:p>0.00705797</text:p>
          </table:table-cell>
          <table:table-cell office:value-type="float" office:value="0.0329311" calcext:value-type="float">
            <text:p>0.0329311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0.297209" calcext:value-type="float">
            <text:p>0.297209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918804" calcext:value-type="float">
            <text:p>0.918804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918804" calcext:value-type="float">
            <text:p>0.918804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297209" calcext:value-type="float">
            <text:p>0.297209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0.0329311" calcext:value-type="float">
            <text:p>0.0329311</text:p>
          </table:table-cell>
          <table:table-cell office:value-type="float" office:value="0.00705797" calcext:value-type="float">
            <text:p>0.00705797</text:p>
          </table:table-cell>
          <table:table-cell office:value-type="float" office:value="0.000986701" calcext:value-type="float">
            <text:p>0.000986701</text:p>
          </table:table-cell>
          <table:table-cell office:value-type="float" office:value="0.0000371711" calcext:value-type="float">
            <text:p>3.71711E-05</text:p>
          </table:table-cell>
          <table:table-cell office:value-type="float" office:value="-0.0000212293" calcext:value-type="float">
            <text:p>-2.12293E-05</text:p>
          </table:table-cell>
          <table:table-cell office:value-type="float" office:value="-0.00000598725" calcext:value-type="float">
            <text:p>-5.98725E-06</text:p>
          </table:table-cell>
          <table:table-cell office:value-type="float" office:value="-0.000000721336" calcext:value-type="float">
            <text:p>-7.21336E-07</text:p>
          </table:table-cell>
          <table:table-cell office:value-type="float" office:value="0.00000000218562" calcext:value-type="float">
            <text:p>2.18562E-09</text:p>
          </table:table-cell>
          <table:table-cell office:value-type="float" office:value="0.0000000164123" calcext:value-type="float">
            <text:p>1.64123E-08</text:p>
          </table:table-cell>
          <table:table-cell office:value-type="float" office:value="0.00000000272392" calcext:value-type="float">
            <text:p>2.72392E-09</text:p>
          </table:table-cell>
          <table:table-cell office:value-type="float" office:value="0.000000000111796" calcext:value-type="float">
            <text:p>1.11796E-10</text:p>
          </table:table-cell>
          <table:table-cell office:value-type="float" office:value="-0.0000000000330481" calcext:value-type="float">
            <text:p>-3.30481E-11</text:p>
          </table:table-cell>
          <table:table-cell office:value-type="float" office:value="-0.00000000000653585" calcext:value-type="float">
            <text:p>-6.53585E-12</text:p>
          </table:table-cell>
          <table:table-cell office:value-type="float" office:value="-0.000000000000325781" calcext:value-type="float">
            <text:p>-3.25781E-13</text:p>
          </table:table-cell>
          <table:table-cell office:value-type="float" office:value="0.0000000000000600145" calcext:value-type="float">
            <text:p>6.00145E-14</text:p>
          </table:table-cell>
          <table:table-cell office:value-type="float" office:value="0.0000000000000119235" calcext:value-type="float">
            <text:p>1.19235E-14</text:p>
          </table:table-cell>
          <table:table-cell office:value-type="float" office:value="5.1314E-016" calcext:value-type="float">
            <text:p>5.1314E-16</text:p>
          </table:table-cell>
          <table:table-cell office:value-type="float" office:value="-1.03774E-016" calcext:value-type="float">
            <text:p>-1.03774E-16</text:p>
          </table:table-cell>
          <table:table-cell office:value-type="float" office:value="-1.73286E-017" calcext:value-type="float">
            <text:p>-1.73286E-17</text:p>
          </table:table-cell>
          <table:table-cell office:value-type="float" office:value="-4.49426E-019" calcext:value-type="float">
            <text:p>-4.49426E-19</text:p>
          </table:table-cell>
          <table:table-cell office:value-type="float" office:value="1.61413E-019" calcext:value-type="float">
            <text:p>1.61413E-19</text:p>
          </table:table-cell>
          <table:table-cell office:value-type="float" office:value="1.99315E-020" calcext:value-type="float">
            <text:p>1.99315E-20</text:p>
          </table:table-cell>
          <table:table-cell office:value-type="float" office:value="-3.38926E-025" calcext:value-type="float">
            <text:p>-3.38926E-25</text:p>
          </table:table-cell>
          <table:table-cell office:value-type="float" office:value="-2.10324E-022" calcext:value-type="float">
            <text:p>-2.10324E-22</text:p>
          </table:table-cell>
          <table:table-cell office:value-type="float" office:value="-1.73513E-023" calcext:value-type="float">
            <text:p>-1.73513E-23</text:p>
          </table:table-cell>
          <table:table-cell office:value-type="float" office:value="6.89259E-025" calcext:value-type="float">
            <text:p>6.89259E-25</text:p>
          </table:table-cell>
          <table:table-cell office:value-type="float" office:value="2.18958E-025" calcext:value-type="float">
            <text:p>2.18958E-25</text:p>
          </table:table-cell>
          <table:table-cell office:value-type="float" office:value="1.00183E-026" calcext:value-type="float">
            <text:p>1.00183E-26</text:p>
          </table:table-cell>
          <table:table-cell office:value-type="float" office:value="-1.2391E-027" calcext:value-type="float">
            <text:p>-1.2391E-27</text:p>
          </table:table-cell>
          <table:table-cell office:value-type="float" office:value="-1.7485E-028" calcext:value-type="float">
            <text:p>-1.7485E-28</text:p>
          </table:table-cell>
          <table:table-cell office:value-type="float" office:value="-1.47857E-030" calcext:value-type="float">
            <text:p>-1.47857E-30</text:p>
          </table:table-cell>
          <table:table-cell office:value-type="float" office:value="1.34462E-030" calcext:value-type="float">
            <text:p>1.34462E-30</text:p>
          </table:table-cell>
          <table:table-cell office:value-type="float" office:value="9.91691E-032" calcext:value-type="float">
            <text:p>9.91691E-32</text:p>
          </table:table-cell>
          <table:table-cell office:value-type="float" office:value="-4.26177E-033" calcext:value-type="float">
            <text:p>-4.26177E-33</text:p>
          </table:table-cell>
          <table:table-cell office:value-type="float" office:value="-1.02004E-033" calcext:value-type="float">
            <text:p>-1.02004E-33</text:p>
          </table:table-cell>
          <table:table-cell office:value-type="float" office:value="-2.95216E-035" calcext:value-type="float">
            <text:p>-2.95216E-35</text:p>
          </table:table-cell>
          <table:table-cell office:value-type="float" office:value="5.69302E-036" calcext:value-type="float">
            <text:p>5.69302E-36</text:p>
          </table:table-cell>
          <table:table-cell office:value-type="float" office:value="5.35662E-037" calcext:value-type="float">
            <text:p>5.35662E-37</text:p>
          </table:table-cell>
          <table:table-cell office:value-type="float" office:value="-9.64052E-039" calcext:value-type="float">
            <text:p>-9.64052E-39</text:p>
          </table:table-cell>
          <table:table-cell office:value-type="float" office:value="-4.16823E-039" calcext:value-type="float">
            <text:p>-4.16823E-39</text:p>
          </table:table-cell>
          <table:table-cell office:value-type="float" office:value="-1.5827E-040" calcext:value-type="float">
            <text:p>-1.5827E-40</text:p>
          </table:table-cell>
          <table:table-cell office:value-type="float" office:value="1.88961E-041" calcext:value-type="float">
            <text:p>1.88961E-41</text:p>
          </table:table-cell>
          <table:table-cell office:value-type="float" office:value="1.9796E-042" calcext:value-type="float">
            <text:p>1.9796E-42</text:p>
          </table:table-cell>
          <table:table-cell office:value-type="float" office:value="-4.94754E-044" calcext:value-type="float">
            <text:p>-4.94754E-44</text:p>
          </table:table-cell>
          <table:table-cell office:value-type="float" office:value="-8.60859E-043" calcext:value-type="float">
            <text:p>-8.60859E-43</text:p>
          </table:table-cell>
          <table:table-cell office:value-type="float" office:value="6.19998E-042" calcext:value-type="float">
            <text:p>6.19998E-42</text:p>
          </table:table-cell>
        </table:table-row>
        <table:table-row table:style-name="ro1">
          <table:table-cell office:value-type="float" office:value="2.52444E-040" calcext:value-type="float">
            <text:p>2.52444E-40</text:p>
          </table:table-cell>
          <table:table-cell office:value-type="float" office:value="-3.52071E-042" calcext:value-type="float">
            <text:p>-3.52071E-42</text:p>
          </table:table-cell>
          <table:table-cell office:value-type="float" office:value="2.83931E-043" calcext:value-type="float">
            <text:p>2.83931E-43</text:p>
          </table:table-cell>
          <table:table-cell office:value-type="float" office:value="1.2832E-041" calcext:value-type="float">
            <text:p>1.2832E-41</text:p>
          </table:table-cell>
          <table:table-cell office:value-type="float" office:value="-2.10813E-040" calcext:value-type="float">
            <text:p>-2.10813E-40</text:p>
          </table:table-cell>
          <table:table-cell office:value-type="float" office:value="-3.51332E-039" calcext:value-type="float">
            <text:p>-3.51332E-39</text:p>
          </table:table-cell>
          <table:table-cell office:value-type="float" office:value="9.80084E-040" calcext:value-type="float">
            <text:p>9.80084E-40</text:p>
          </table:table-cell>
          <table:table-cell office:value-type="float" office:value="4.8349E-037" calcext:value-type="float">
            <text:p>4.8349E-37</text:p>
          </table:table-cell>
          <table:table-cell office:value-type="float" office:value="3.75647E-036" calcext:value-type="float">
            <text:p>3.75647E-36</text:p>
          </table:table-cell>
          <table:table-cell office:value-type="float" office:value="-3.24344E-035" calcext:value-type="float">
            <text:p>-3.24344E-35</text:p>
          </table:table-cell>
          <table:table-cell office:value-type="float" office:value="-7.37277E-034" calcext:value-type="float">
            <text:p>-7.37277E-34</text:p>
          </table:table-cell>
          <table:table-cell office:value-type="float" office:value="-1.92878E-033" calcext:value-type="float">
            <text:p>-1.92878E-33</text:p>
          </table:table-cell>
          <table:table-cell office:value-type="float" office:value="7.35812E-032" calcext:value-type="float">
            <text:p>7.35812E-32</text:p>
          </table:table-cell>
          <table:table-cell office:value-type="float" office:value="8.21815E-031" calcext:value-type="float">
            <text:p>8.21815E-31</text:p>
          </table:table-cell>
          <table:table-cell office:value-type="float" office:value="-1.82711E-030" calcext:value-type="float">
            <text:p>-1.82711E-30</text:p>
          </table:table-cell>
          <table:table-cell office:value-type="float" office:value="-1.06947E-028" calcext:value-type="float">
            <text:p>-1.06947E-28</text:p>
          </table:table-cell>
          <table:table-cell office:value-type="float" office:value="-6.6554E-028" calcext:value-type="float">
            <text:p>-6.6554E-28</text:p>
          </table:table-cell>
          <table:table-cell office:value-type="float" office:value="5.9815E-027" calcext:value-type="float">
            <text:p>5.9815E-27</text:p>
          </table:table-cell>
          <table:table-cell office:value-type="float" office:value="1.172E-025" calcext:value-type="float">
            <text:p>1.172E-25</text:p>
          </table:table-cell>
          <table:table-cell office:value-type="float" office:value="3.48545E-025" calcext:value-type="float">
            <text:p>3.48545E-25</text:p>
          </table:table-cell>
          <table:table-cell office:value-type="float" office:value="-8.59554E-024" calcext:value-type="float">
            <text:p>-8.59554E-24</text:p>
          </table:table-cell>
          <table:table-cell office:value-type="float" office:value="-1.02557E-022" calcext:value-type="float">
            <text:p>-1.02557E-22</text:p>
          </table:table-cell>
          <table:table-cell office:value-type="float" office:value="-4.4585E-023" calcext:value-type="float">
            <text:p>-4.4585E-23</text:p>
          </table:table-cell>
          <table:table-cell office:value-type="float" office:value="8.71587E-021" calcext:value-type="float">
            <text:p>8.71587E-21</text:p>
          </table:table-cell>
          <table:table-cell office:value-type="float" office:value="7.44571E-020" calcext:value-type="float">
            <text:p>7.44571E-20</text:p>
          </table:table-cell>
          <table:table-cell office:value-type="float" office:value="-1.15793E-019" calcext:value-type="float">
            <text:p>-1.15793E-19</text:p>
          </table:table-cell>
          <table:table-cell office:value-type="float" office:value="-6.8617E-018" calcext:value-type="float">
            <text:p>-6.8617E-18</text:p>
          </table:table-cell>
          <table:table-cell office:value-type="float" office:value="-4.67836E-017" calcext:value-type="float">
            <text:p>-4.67836E-17</text:p>
          </table:table-cell>
          <table:table-cell office:value-type="float" office:value="1.25235E-016" calcext:value-type="float">
            <text:p>1.25235E-16</text:p>
          </table:table-cell>
          <table:table-cell office:value-type="float" office:value="4.31755E-015" calcext:value-type="float">
            <text:p>4.31755E-15</text:p>
          </table:table-cell>
          <table:table-cell office:value-type="float" office:value="0.0000000000000265855" calcext:value-type="float">
            <text:p>2.65855E-14</text:p>
          </table:table-cell>
          <table:table-cell office:value-type="float" office:value="-0.0000000000000629263" calcext:value-type="float">
            <text:p>-6.29263E-14</text:p>
          </table:table-cell>
          <table:table-cell office:value-type="float" office:value="-0.00000000000214875" calcext:value-type="float">
            <text:p>-2.14875E-12</text:p>
          </table:table-cell>
          <table:table-cell office:value-type="float" office:value="-0.0000000000137816" calcext:value-type="float">
            <text:p>-1.37816E-11</text:p>
          </table:table-cell>
          <table:table-cell office:value-type="float" office:value="0.00000000000740633" calcext:value-type="float">
            <text:p>7.40633E-12</text:p>
          </table:table-cell>
          <table:table-cell office:value-type="float" office:value="0.000000000785955" calcext:value-type="float">
            <text:p>7.85955E-10</text:p>
          </table:table-cell>
          <table:table-cell office:value-type="float" office:value="0.00000000603717" calcext:value-type="float">
            <text:p>6.03717E-09</text:p>
          </table:table-cell>
          <table:table-cell office:value-type="float" office:value="0.0000000125242" calcext:value-type="float">
            <text:p>1.25242E-08</text:p>
          </table:table-cell>
          <table:table-cell office:value-type="float" office:value="-0.000000162019" calcext:value-type="float">
            <text:p>-1.62019E-07</text:p>
          </table:table-cell>
          <table:table-cell office:value-type="float" office:value="-0.00000183662" calcext:value-type="float">
            <text:p>-1.83662E-06</text:p>
          </table:table-cell>
          <table:table-cell office:value-type="float" office:value="-0.00000889997" calcext:value-type="float">
            <text:p>-8.89997E-06</text:p>
          </table:table-cell>
          <table:table-cell office:value-type="float" office:value="-0.00000872037" calcext:value-type="float">
            <text:p>-8.72037E-06</text:p>
          </table:table-cell>
          <table:table-cell office:value-type="float" office:value="0.000214235" calcext:value-type="float">
            <text:p>0.000214235</text:p>
          </table:table-cell>
          <table:table-cell office:value-type="float" office:value="0.00202085" calcext:value-type="float">
            <text:p>0.00202085</text:p>
          </table:table-cell>
          <table:table-cell office:value-type="float" office:value="0.0110385" calcext:value-type="float">
            <text:p>0.0110385</text:p>
          </table:table-cell>
          <table:table-cell office:value-type="float" office:value="0.0437549" calcext:value-type="float">
            <text:p>0.0437549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319779" calcext:value-type="float">
            <text:p>0.319779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884424" calcext:value-type="float">
            <text:p>0.884424</text:p>
          </table:table-cell>
          <table:table-cell office:value-type="float" office:value="1.00703" calcext:value-type="float">
            <text:p>1.00703</text:p>
          </table:table-cell>
          <table:table-cell office:value-type="float" office:value="0.884424" calcext:value-type="float">
            <text:p>0.884424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319779" calcext:value-type="float">
            <text:p>0.319779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0437549" calcext:value-type="float">
            <text:p>0.0437549</text:p>
          </table:table-cell>
          <table:table-cell office:value-type="float" office:value="0.0110385" calcext:value-type="float">
            <text:p>0.0110385</text:p>
          </table:table-cell>
          <table:table-cell office:value-type="float" office:value="0.00202085" calcext:value-type="float">
            <text:p>0.00202085</text:p>
          </table:table-cell>
          <table:table-cell office:value-type="float" office:value="0.000214235" calcext:value-type="float">
            <text:p>0.000214235</text:p>
          </table:table-cell>
          <table:table-cell office:value-type="float" office:value="-0.00000872037" calcext:value-type="float">
            <text:p>-8.72037E-06</text:p>
          </table:table-cell>
          <table:table-cell office:value-type="float" office:value="-0.00000889997" calcext:value-type="float">
            <text:p>-8.89997E-06</text:p>
          </table:table-cell>
          <table:table-cell office:value-type="float" office:value="-0.00000183662" calcext:value-type="float">
            <text:p>-1.83662E-06</text:p>
          </table:table-cell>
          <table:table-cell office:value-type="float" office:value="-0.000000162019" calcext:value-type="float">
            <text:p>-1.62019E-07</text:p>
          </table:table-cell>
          <table:table-cell office:value-type="float" office:value="0.0000000125242" calcext:value-type="float">
            <text:p>1.25242E-08</text:p>
          </table:table-cell>
          <table:table-cell office:value-type="float" office:value="0.00000000603717" calcext:value-type="float">
            <text:p>6.03717E-09</text:p>
          </table:table-cell>
          <table:table-cell office:value-type="float" office:value="0.000000000785955" calcext:value-type="float">
            <text:p>7.85955E-10</text:p>
          </table:table-cell>
          <table:table-cell office:value-type="float" office:value="0.00000000000740633" calcext:value-type="float">
            <text:p>7.40633E-12</text:p>
          </table:table-cell>
          <table:table-cell office:value-type="float" office:value="-0.0000000000137816" calcext:value-type="float">
            <text:p>-1.37816E-11</text:p>
          </table:table-cell>
          <table:table-cell office:value-type="float" office:value="-0.00000000000214875" calcext:value-type="float">
            <text:p>-2.14875E-12</text:p>
          </table:table-cell>
          <table:table-cell office:value-type="float" office:value="-0.0000000000000629263" calcext:value-type="float">
            <text:p>-6.29263E-14</text:p>
          </table:table-cell>
          <table:table-cell office:value-type="float" office:value="0.0000000000000265855" calcext:value-type="float">
            <text:p>2.65855E-14</text:p>
          </table:table-cell>
          <table:table-cell office:value-type="float" office:value="4.31755E-015" calcext:value-type="float">
            <text:p>4.31755E-15</text:p>
          </table:table-cell>
          <table:table-cell office:value-type="float" office:value="1.25235E-016" calcext:value-type="float">
            <text:p>1.25235E-16</text:p>
          </table:table-cell>
          <table:table-cell office:value-type="float" office:value="-4.67836E-017" calcext:value-type="float">
            <text:p>-4.67836E-17</text:p>
          </table:table-cell>
          <table:table-cell office:value-type="float" office:value="-6.8617E-018" calcext:value-type="float">
            <text:p>-6.8617E-18</text:p>
          </table:table-cell>
          <table:table-cell office:value-type="float" office:value="-1.15793E-019" calcext:value-type="float">
            <text:p>-1.15793E-19</text:p>
          </table:table-cell>
          <table:table-cell office:value-type="float" office:value="7.44571E-020" calcext:value-type="float">
            <text:p>7.44571E-20</text:p>
          </table:table-cell>
          <table:table-cell office:value-type="float" office:value="8.71587E-021" calcext:value-type="float">
            <text:p>8.71587E-21</text:p>
          </table:table-cell>
          <table:table-cell office:value-type="float" office:value="-4.4585E-023" calcext:value-type="float">
            <text:p>-4.4585E-23</text:p>
          </table:table-cell>
          <table:table-cell office:value-type="float" office:value="-1.02557E-022" calcext:value-type="float">
            <text:p>-1.02557E-22</text:p>
          </table:table-cell>
          <table:table-cell office:value-type="float" office:value="-8.59554E-024" calcext:value-type="float">
            <text:p>-8.59554E-24</text:p>
          </table:table-cell>
          <table:table-cell office:value-type="float" office:value="3.48545E-025" calcext:value-type="float">
            <text:p>3.48545E-25</text:p>
          </table:table-cell>
          <table:table-cell office:value-type="float" office:value="1.172E-025" calcext:value-type="float">
            <text:p>1.172E-25</text:p>
          </table:table-cell>
          <table:table-cell office:value-type="float" office:value="5.9815E-027" calcext:value-type="float">
            <text:p>5.9815E-27</text:p>
          </table:table-cell>
          <table:table-cell office:value-type="float" office:value="-6.6554E-028" calcext:value-type="float">
            <text:p>-6.6554E-28</text:p>
          </table:table-cell>
          <table:table-cell office:value-type="float" office:value="-1.06947E-028" calcext:value-type="float">
            <text:p>-1.06947E-28</text:p>
          </table:table-cell>
          <table:table-cell office:value-type="float" office:value="-1.82711E-030" calcext:value-type="float">
            <text:p>-1.82711E-30</text:p>
          </table:table-cell>
          <table:table-cell office:value-type="float" office:value="8.21815E-031" calcext:value-type="float">
            <text:p>8.21815E-31</text:p>
          </table:table-cell>
          <table:table-cell office:value-type="float" office:value="7.35812E-032" calcext:value-type="float">
            <text:p>7.35812E-32</text:p>
          </table:table-cell>
          <table:table-cell office:value-type="float" office:value="-1.92878E-033" calcext:value-type="float">
            <text:p>-1.92878E-33</text:p>
          </table:table-cell>
          <table:table-cell office:value-type="float" office:value="-7.37277E-034" calcext:value-type="float">
            <text:p>-7.37277E-34</text:p>
          </table:table-cell>
          <table:table-cell office:value-type="float" office:value="-3.24344E-035" calcext:value-type="float">
            <text:p>-3.24344E-35</text:p>
          </table:table-cell>
          <table:table-cell office:value-type="float" office:value="3.75647E-036" calcext:value-type="float">
            <text:p>3.75647E-36</text:p>
          </table:table-cell>
          <table:table-cell office:value-type="float" office:value="4.8349E-037" calcext:value-type="float">
            <text:p>4.8349E-37</text:p>
          </table:table-cell>
          <table:table-cell office:value-type="float" office:value="9.80084E-040" calcext:value-type="float">
            <text:p>9.80084E-40</text:p>
          </table:table-cell>
          <table:table-cell office:value-type="float" office:value="-3.51332E-039" calcext:value-type="float">
            <text:p>-3.51332E-39</text:p>
          </table:table-cell>
          <table:table-cell office:value-type="float" office:value="-2.10813E-040" calcext:value-type="float">
            <text:p>-2.10813E-40</text:p>
          </table:table-cell>
          <table:table-cell office:value-type="float" office:value="1.2832E-041" calcext:value-type="float">
            <text:p>1.2832E-41</text:p>
          </table:table-cell>
          <table:table-cell office:value-type="float" office:value="2.83931E-043" calcext:value-type="float">
            <text:p>2.83931E-43</text:p>
          </table:table-cell>
          <table:table-cell office:value-type="float" office:value="-3.52071E-042" calcext:value-type="float">
            <text:p>-3.52071E-42</text:p>
          </table:table-cell>
          <table:table-cell office:value-type="float" office:value="2.52444E-040" calcext:value-type="float">
            <text:p>2.52444E-40</text:p>
          </table:table-cell>
        </table:table-row>
        <table:table-row table:style-name="ro1">
          <table:table-cell office:value-type="float" office:value="-4.50991E-040" calcext:value-type="float">
            <text:p>-4.50991E-40</text:p>
          </table:table-cell>
          <table:table-cell office:value-type="float" office:value="1.41582E-040" calcext:value-type="float">
            <text:p>1.41582E-40</text:p>
          </table:table-cell>
          <table:table-cell office:value-type="float" office:value="7.67617E-042" calcext:value-type="float">
            <text:p>7.67617E-42</text:p>
          </table:table-cell>
          <table:table-cell office:value-type="float" office:value="-2.97735E-040" calcext:value-type="float">
            <text:p>-2.97735E-40</text:p>
          </table:table-cell>
          <table:table-cell office:value-type="float" office:value="-2.89186E-039" calcext:value-type="float">
            <text:p>-2.89186E-39</text:p>
          </table:table-cell>
          <table:table-cell office:value-type="float" office:value="1.44717E-038" calcext:value-type="float">
            <text:p>1.44717E-38</text:p>
          </table:table-cell>
          <table:table-cell office:value-type="float" office:value="4.75812E-037" calcext:value-type="float">
            <text:p>4.75812E-37</text:p>
          </table:table-cell>
          <table:table-cell office:value-type="float" office:value="2.06029E-036" calcext:value-type="float">
            <text:p>2.06029E-36</text:p>
          </table:table-cell>
          <table:table-cell office:value-type="float" office:value="-4.01575E-035" calcext:value-type="float">
            <text:p>-4.01575E-35</text:p>
          </table:table-cell>
          <table:table-cell office:value-type="float" office:value="-5.63803E-034" calcext:value-type="float">
            <text:p>-5.63803E-34</text:p>
          </table:table-cell>
          <table:table-cell office:value-type="float" office:value="3.42521E-035" calcext:value-type="float">
            <text:p>3.42521E-35</text:p>
          </table:table-cell>
          <table:table-cell office:value-type="float" office:value="6.31241E-032" calcext:value-type="float">
            <text:p>6.31241E-32</text:p>
          </table:table-cell>
          <table:table-cell office:value-type="float" office:value="5.06215E-031" calcext:value-type="float">
            <text:p>5.06215E-31</text:p>
          </table:table-cell>
          <table:table-cell office:value-type="float" office:value="-2.61537E-030" calcext:value-type="float">
            <text:p>-2.61537E-30</text:p>
          </table:table-cell>
          <table:table-cell office:value-type="float" office:value="-7.36294E-029" calcext:value-type="float">
            <text:p>-7.36294E-29</text:p>
          </table:table-cell>
          <table:table-cell office:value-type="float" office:value="-3.31778E-028" calcext:value-type="float">
            <text:p>-3.31778E-28</text:p>
          </table:table-cell>
          <table:table-cell office:value-type="float" office:value="4.55857E-027" calcext:value-type="float">
            <text:p>4.55857E-27</text:p>
          </table:table-cell>
          <table:table-cell office:value-type="float" office:value="6.87104E-026" calcext:value-type="float">
            <text:p>6.87104E-26</text:p>
          </table:table-cell>
          <table:table-cell office:value-type="float" office:value="1.32378E-025" calcext:value-type="float">
            <text:p>1.32378E-25</text:p>
          </table:table-cell>
          <table:table-cell office:value-type="float" office:value="-5.14372E-024" calcext:value-type="float">
            <text:p>-5.14372E-24</text:p>
          </table:table-cell>
          <table:table-cell office:value-type="float" office:value="-5.33413E-023" calcext:value-type="float">
            <text:p>-5.33413E-23</text:p>
          </table:table-cell>
          <table:table-cell office:value-type="float" office:value="5.36703E-024" calcext:value-type="float">
            <text:p>5.36703E-24</text:p>
          </table:table-cell>
          <table:table-cell office:value-type="float" office:value="4.44389E-021" calcext:value-type="float">
            <text:p>4.44389E-21</text:p>
          </table:table-cell>
          <table:table-cell office:value-type="float" office:value="3.56327E-020" calcext:value-type="float">
            <text:p>3.56327E-20</text:p>
          </table:table-cell>
          <table:table-cell office:value-type="float" office:value="-5.36037E-020" calcext:value-type="float">
            <text:p>-5.36037E-20</text:p>
          </table:table-cell>
          <table:table-cell office:value-type="float" office:value="-3.08829E-018" calcext:value-type="float">
            <text:p>-3.08829E-18</text:p>
          </table:table-cell>
          <table:table-cell office:value-type="float" office:value="-2.12281E-017" calcext:value-type="float">
            <text:p>-2.12281E-17</text:p>
          </table:table-cell>
          <table:table-cell office:value-type="float" office:value="4.09496E-017" calcext:value-type="float">
            <text:p>4.09496E-17</text:p>
          </table:table-cell>
          <table:table-cell office:value-type="float" office:value="1.74212E-015" calcext:value-type="float">
            <text:p>1.74212E-15</text:p>
          </table:table-cell>
          <table:table-cell office:value-type="float" office:value="0.0000000000000115488" calcext:value-type="float">
            <text:p>1.15488E-14</text:p>
          </table:table-cell>
          <table:table-cell office:value-type="float" office:value="-0.0000000000000124122" calcext:value-type="float">
            <text:p>-1.24122E-14</text:p>
          </table:table-cell>
          <table:table-cell office:value-type="float" office:value="-0.000000000000774641" calcext:value-type="float">
            <text:p>-7.74641E-13</text:p>
          </table:table-cell>
          <table:table-cell office:value-type="float" office:value="-0.00000000000561359" calcext:value-type="float">
            <text:p>-5.61359E-12</text:p>
          </table:table-cell>
          <table:table-cell office:value-type="float" office:value="-0.00000000000467986" calcext:value-type="float">
            <text:p>-4.67986E-12</text:p>
          </table:table-cell>
          <table:table-cell office:value-type="float" office:value="0.00000000024423" calcext:value-type="float">
            <text:p>2.4423E-10</text:p>
          </table:table-cell>
          <table:table-cell office:value-type="float" office:value="0.0000000022151" calcext:value-type="float">
            <text:p>2.2151E-09</text:p>
          </table:table-cell>
          <table:table-cell office:value-type="float" office:value="0.00000000710139" calcext:value-type="float">
            <text:p>7.10139E-09</text:p>
          </table:table-cell>
          <table:table-cell office:value-type="float" office:value="-0.0000000357142" calcext:value-type="float">
            <text:p>-3.57142E-08</text:p>
          </table:table-cell>
          <table:table-cell office:value-type="float" office:value="-0.000000574165" calcext:value-type="float">
            <text:p>-5.74165E-07</text:p>
          </table:table-cell>
          <table:table-cell office:value-type="float" office:value="-0.00000338243" calcext:value-type="float">
            <text:p>-3.38243E-06</text:p>
          </table:table-cell>
          <table:table-cell office:value-type="float" office:value="-0.00000798825" calcext:value-type="float">
            <text:p>-7.98825E-06</text:p>
          </table:table-cell>
          <table:table-cell office:value-type="float" office:value="0.0000420528" calcext:value-type="float">
            <text:p>4.20528E-05</text:p>
          </table:table-cell>
          <table:table-cell office:value-type="float" office:value="0.000580605" calcext:value-type="float">
            <text:p>0.000580605</text:p>
          </table:table-cell>
          <table:table-cell office:value-type="float" office:value="0.00367388" calcext:value-type="float">
            <text:p>0.00367388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0564147" calcext:value-type="float">
            <text:p>0.0564147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340101" calcext:value-type="float">
            <text:p>0.340101</text:p>
          </table:table-cell>
          <table:table-cell office:value-type="float" office:value="0.601281" calcext:value-type="float">
            <text:p>0.601281</text:p>
          </table:table-cell>
          <table:table-cell office:value-type="float" office:value="0.849761" calcext:value-type="float">
            <text:p>0.849761</text:p>
          </table:table-cell>
          <table:table-cell office:value-type="float" office:value="0.954471" calcext:value-type="float">
            <text:p>0.954471</text:p>
          </table:table-cell>
          <table:table-cell office:value-type="float" office:value="0.849761" calcext:value-type="float">
            <text:p>0.849761</text:p>
          </table:table-cell>
          <table:table-cell office:value-type="float" office:value="0.601281" calcext:value-type="float">
            <text:p>0.601281</text:p>
          </table:table-cell>
          <table:table-cell office:value-type="float" office:value="0.340101" calcext:value-type="float">
            <text:p>0.340101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0564147" calcext:value-type="float">
            <text:p>0.0564147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00367388" calcext:value-type="float">
            <text:p>0.00367388</text:p>
          </table:table-cell>
          <table:table-cell office:value-type="float" office:value="0.000580605" calcext:value-type="float">
            <text:p>0.000580605</text:p>
          </table:table-cell>
          <table:table-cell office:value-type="float" office:value="0.0000420528" calcext:value-type="float">
            <text:p>4.20528E-05</text:p>
          </table:table-cell>
          <table:table-cell office:value-type="float" office:value="-0.00000798825" calcext:value-type="float">
            <text:p>-7.98825E-06</text:p>
          </table:table-cell>
          <table:table-cell office:value-type="float" office:value="-0.00000338243" calcext:value-type="float">
            <text:p>-3.38243E-06</text:p>
          </table:table-cell>
          <table:table-cell office:value-type="float" office:value="-0.000000574165" calcext:value-type="float">
            <text:p>-5.74165E-07</text:p>
          </table:table-cell>
          <table:table-cell office:value-type="float" office:value="-0.0000000357142" calcext:value-type="float">
            <text:p>-3.57142E-08</text:p>
          </table:table-cell>
          <table:table-cell office:value-type="float" office:value="0.00000000710139" calcext:value-type="float">
            <text:p>7.10139E-09</text:p>
          </table:table-cell>
          <table:table-cell office:value-type="float" office:value="0.0000000022151" calcext:value-type="float">
            <text:p>2.2151E-09</text:p>
          </table:table-cell>
          <table:table-cell office:value-type="float" office:value="0.00000000024423" calcext:value-type="float">
            <text:p>2.4423E-10</text:p>
          </table:table-cell>
          <table:table-cell office:value-type="float" office:value="-0.00000000000467986" calcext:value-type="float">
            <text:p>-4.67986E-12</text:p>
          </table:table-cell>
          <table:table-cell office:value-type="float" office:value="-0.00000000000561359" calcext:value-type="float">
            <text:p>-5.61359E-12</text:p>
          </table:table-cell>
          <table:table-cell office:value-type="float" office:value="-0.000000000000774641" calcext:value-type="float">
            <text:p>-7.74641E-13</text:p>
          </table:table-cell>
          <table:table-cell office:value-type="float" office:value="-0.0000000000000124122" calcext:value-type="float">
            <text:p>-1.24122E-14</text:p>
          </table:table-cell>
          <table:table-cell office:value-type="float" office:value="0.0000000000000115488" calcext:value-type="float">
            <text:p>1.15488E-14</text:p>
          </table:table-cell>
          <table:table-cell office:value-type="float" office:value="1.74212E-015" calcext:value-type="float">
            <text:p>1.74212E-15</text:p>
          </table:table-cell>
          <table:table-cell office:value-type="float" office:value="4.09496E-017" calcext:value-type="float">
            <text:p>4.09496E-17</text:p>
          </table:table-cell>
          <table:table-cell office:value-type="float" office:value="-2.12281E-017" calcext:value-type="float">
            <text:p>-2.12281E-17</text:p>
          </table:table-cell>
          <table:table-cell office:value-type="float" office:value="-3.08829E-018" calcext:value-type="float">
            <text:p>-3.08829E-18</text:p>
          </table:table-cell>
          <table:table-cell office:value-type="float" office:value="-5.36037E-020" calcext:value-type="float">
            <text:p>-5.36037E-20</text:p>
          </table:table-cell>
          <table:table-cell office:value-type="float" office:value="3.56327E-020" calcext:value-type="float">
            <text:p>3.56327E-20</text:p>
          </table:table-cell>
          <table:table-cell office:value-type="float" office:value="4.44389E-021" calcext:value-type="float">
            <text:p>4.44389E-21</text:p>
          </table:table-cell>
          <table:table-cell office:value-type="float" office:value="5.36703E-024" calcext:value-type="float">
            <text:p>5.36703E-24</text:p>
          </table:table-cell>
          <table:table-cell office:value-type="float" office:value="-5.33413E-023" calcext:value-type="float">
            <text:p>-5.33413E-23</text:p>
          </table:table-cell>
          <table:table-cell office:value-type="float" office:value="-5.14372E-024" calcext:value-type="float">
            <text:p>-5.14372E-24</text:p>
          </table:table-cell>
          <table:table-cell office:value-type="float" office:value="1.32378E-025" calcext:value-type="float">
            <text:p>1.32378E-25</text:p>
          </table:table-cell>
          <table:table-cell office:value-type="float" office:value="6.87104E-026" calcext:value-type="float">
            <text:p>6.87104E-26</text:p>
          </table:table-cell>
          <table:table-cell office:value-type="float" office:value="4.55857E-027" calcext:value-type="float">
            <text:p>4.55857E-27</text:p>
          </table:table-cell>
          <table:table-cell office:value-type="float" office:value="-3.31778E-028" calcext:value-type="float">
            <text:p>-3.31778E-28</text:p>
          </table:table-cell>
          <table:table-cell office:value-type="float" office:value="-7.36294E-029" calcext:value-type="float">
            <text:p>-7.36294E-29</text:p>
          </table:table-cell>
          <table:table-cell office:value-type="float" office:value="-2.61537E-030" calcext:value-type="float">
            <text:p>-2.61537E-30</text:p>
          </table:table-cell>
          <table:table-cell office:value-type="float" office:value="5.06215E-031" calcext:value-type="float">
            <text:p>5.06215E-31</text:p>
          </table:table-cell>
          <table:table-cell office:value-type="float" office:value="6.31241E-032" calcext:value-type="float">
            <text:p>6.31241E-32</text:p>
          </table:table-cell>
          <table:table-cell office:value-type="float" office:value="3.42521E-035" calcext:value-type="float">
            <text:p>3.42521E-35</text:p>
          </table:table-cell>
          <table:table-cell office:value-type="float" office:value="-5.63803E-034" calcext:value-type="float">
            <text:p>-5.63803E-34</text:p>
          </table:table-cell>
          <table:table-cell office:value-type="float" office:value="-4.01575E-035" calcext:value-type="float">
            <text:p>-4.01575E-35</text:p>
          </table:table-cell>
          <table:table-cell office:value-type="float" office:value="2.06029E-036" calcext:value-type="float">
            <text:p>2.06029E-36</text:p>
          </table:table-cell>
          <table:table-cell office:value-type="float" office:value="4.75812E-037" calcext:value-type="float">
            <text:p>4.75812E-37</text:p>
          </table:table-cell>
          <table:table-cell office:value-type="float" office:value="1.44717E-038" calcext:value-type="float">
            <text:p>1.44717E-38</text:p>
          </table:table-cell>
          <table:table-cell office:value-type="float" office:value="-2.89186E-039" calcext:value-type="float">
            <text:p>-2.89186E-39</text:p>
          </table:table-cell>
          <table:table-cell office:value-type="float" office:value="-2.97735E-040" calcext:value-type="float">
            <text:p>-2.97735E-40</text:p>
          </table:table-cell>
          <table:table-cell office:value-type="float" office:value="7.67617E-042" calcext:value-type="float">
            <text:p>7.67617E-42</text:p>
          </table:table-cell>
          <table:table-cell office:value-type="float" office:value="1.41582E-040" calcext:value-type="float">
            <text:p>1.41582E-40</text:p>
          </table:table-cell>
          <table:table-cell office:value-type="float" office:value="-4.50991E-040" calcext:value-type="float">
            <text:p>-4.50991E-40</text:p>
          </table:table-cell>
        </table:table-row>
        <table:table-row table:style-name="ro1">
          <table:table-cell office:value-type="float" office:value="-4.09572E-038" calcext:value-type="float">
            <text:p>-4.09572E-38</text:p>
          </table:table-cell>
          <table:table-cell office:value-type="float" office:value="-4.12658E-041" calcext:value-type="float">
            <text:p>-4.12658E-41</text:p>
          </table:table-cell>
          <table:table-cell office:value-type="float" office:value="-8.34728E-041" calcext:value-type="float">
            <text:p>-8.34728E-41</text:p>
          </table:table-cell>
          <table:table-cell office:value-type="float" office:value="-1.68292E-039" calcext:value-type="float">
            <text:p>-1.68292E-39</text:p>
          </table:table-cell>
          <table:table-cell office:value-type="float" office:value="3.36856E-038" calcext:value-type="float">
            <text:p>3.36856E-38</text:p>
          </table:table-cell>
          <table:table-cell office:value-type="float" office:value="4.64852E-037" calcext:value-type="float">
            <text:p>4.64852E-37</text:p>
          </table:table-cell>
          <table:table-cell office:value-type="float" office:value="-3.24249E-038" calcext:value-type="float">
            <text:p>-3.24249E-38</text:p>
          </table:table-cell>
          <table:table-cell office:value-type="float" office:value="-5.11446E-035" calcext:value-type="float">
            <text:p>-5.11446E-35</text:p>
          </table:table-cell>
          <table:table-cell office:value-type="float" office:value="-4.08341E-034" calcext:value-type="float">
            <text:p>-4.08341E-34</text:p>
          </table:table-cell>
          <table:table-cell office:value-type="float" office:value="2.0709E-033" calcext:value-type="float">
            <text:p>2.0709E-33</text:p>
          </table:table-cell>
          <table:table-cell office:value-type="float" office:value="5.85913E-032" calcext:value-type="float">
            <text:p>5.85913E-32</text:p>
          </table:table-cell>
          <table:table-cell office:value-type="float" office:value="2.65828E-031" calcext:value-type="float">
            <text:p>2.65828E-31</text:p>
          </table:table-cell>
          <table:table-cell office:value-type="float" office:value="-3.58726E-030" calcext:value-type="float">
            <text:p>-3.58726E-30</text:p>
          </table:table-cell>
          <table:table-cell office:value-type="float" office:value="-5.44468E-029" calcext:value-type="float">
            <text:p>-5.44468E-29</text:p>
          </table:table-cell>
          <table:table-cell office:value-type="float" office:value="-1.06481E-028" calcext:value-type="float">
            <text:p>-1.06481E-28</text:p>
          </table:table-cell>
          <table:table-cell office:value-type="float" office:value="4.08714E-027" calcext:value-type="float">
            <text:p>4.08714E-27</text:p>
          </table:table-cell>
          <table:table-cell office:value-type="float" office:value="4.25766E-026" calcext:value-type="float">
            <text:p>4.25766E-26</text:p>
          </table:table-cell>
          <table:table-cell office:value-type="float" office:value="-6.92771E-027" calcext:value-type="float">
            <text:p>-6.92771E-27</text:p>
          </table:table-cell>
          <table:table-cell office:value-type="float" office:value="-3.62639E-024" calcext:value-type="float">
            <text:p>-3.62639E-24</text:p>
          </table:table-cell>
          <table:table-cell office:value-type="float" office:value="-2.88799E-023" calcext:value-type="float">
            <text:p>-2.88799E-23</text:p>
          </table:table-cell>
          <table:table-cell office:value-type="float" office:value="5.23104E-023" calcext:value-type="float">
            <text:p>5.23104E-23</text:p>
          </table:table-cell>
          <table:table-cell office:value-type="float" office:value="2.64067E-021" calcext:value-type="float">
            <text:p>2.64067E-21</text:p>
          </table:table-cell>
          <table:table-cell office:value-type="float" office:value="1.75685E-020" calcext:value-type="float">
            <text:p>1.75685E-20</text:p>
          </table:table-cell>
          <table:table-cell office:value-type="float" office:value="-4.71744E-020" calcext:value-type="float">
            <text:p>-4.71744E-20</text:p>
          </table:table-cell>
          <table:table-cell office:value-type="float" office:value="-1.60509E-018" calcext:value-type="float">
            <text:p>-1.60509E-18</text:p>
          </table:table-cell>
          <table:table-cell office:value-type="float" office:value="-9.8833E-018" calcext:value-type="float">
            <text:p>-9.8833E-18</text:p>
          </table:table-cell>
          <table:table-cell office:value-type="float" office:value="2.35094E-017" calcext:value-type="float">
            <text:p>2.35094E-17</text:p>
          </table:table-cell>
          <table:table-cell office:value-type="float" office:value="8.07085E-016" calcext:value-type="float">
            <text:p>8.07085E-16</text:p>
          </table:table-cell>
          <table:table-cell office:value-type="float" office:value="5.15909E-015" calcext:value-type="float">
            <text:p>5.15909E-15</text:p>
          </table:table-cell>
          <table:table-cell office:value-type="float" office:value="-4.40423E-015" calcext:value-type="float">
            <text:p>-4.40423E-15</text:p>
          </table:table-cell>
          <table:table-cell office:value-type="float" office:value="-0.000000000000320039" calcext:value-type="float">
            <text:p>-3.20039E-13</text:p>
          </table:table-cell>
          <table:table-cell office:value-type="float" office:value="-0.00000000000237569" calcext:value-type="float">
            <text:p>-2.37569E-12</text:p>
          </table:table-cell>
          <table:table-cell office:value-type="float" office:value="-0.00000000000327997" calcext:value-type="float">
            <text:p>-3.27997E-12</text:p>
          </table:table-cell>
          <table:table-cell office:value-type="float" office:value="0.0000000000869744" calcext:value-type="float">
            <text:p>8.69744E-11</text:p>
          </table:table-cell>
          <table:table-cell office:value-type="float" office:value="0.000000000859377" calcext:value-type="float">
            <text:p>8.59377E-10</text:p>
          </table:table-cell>
          <table:table-cell office:value-type="float" office:value="0.00000000327552" calcext:value-type="float">
            <text:p>3.27552E-09</text:p>
          </table:table-cell>
          <table:table-cell office:value-type="float" office:value="-0.00000000819436" calcext:value-type="float">
            <text:p>-8.19436E-09</text:p>
          </table:table-cell>
          <table:table-cell office:value-type="float" office:value="-0.000000192759" calcext:value-type="float">
            <text:p>-1.92759E-07</text:p>
          </table:table-cell>
          <table:table-cell office:value-type="float" office:value="-0.00000128628" calcext:value-type="float">
            <text:p>-1.28628E-06</text:p>
          </table:table-cell>
          <table:table-cell office:value-type="float" office:value="-0.00000408065" calcext:value-type="float">
            <text:p>-4.08065E-06</text:p>
          </table:table-cell>
          <table:table-cell office:value-type="float" office:value="0.00000671202" calcext:value-type="float">
            <text:p>6.71202E-06</text:p>
          </table:table-cell>
          <table:table-cell office:value-type="float" office:value="0.000173781" calcext:value-type="float">
            <text:p>0.000173781</text:p>
          </table:table-cell>
          <table:table-cell office:value-type="float" office:value="0.00125713" calcext:value-type="float">
            <text:p>0.00125713</text:p>
          </table:table-cell>
          <table:table-cell office:value-type="float" office:value="0.00616684" calcext:value-type="float">
            <text:p>0.00616684</text:p>
          </table:table-cell>
          <table:table-cell office:value-type="float" office:value="0.0233083" calcext:value-type="float">
            <text:p>0.0233083</text:p>
          </table:table-cell>
          <table:table-cell office:value-type="float" office:value="0.0708079" calcext:value-type="float">
            <text:p>0.0708079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357861" calcext:value-type="float">
            <text:p>0.357861</text:p>
          </table:table-cell>
          <table:table-cell office:value-type="float" office:value="0.59756" calcext:value-type="float">
            <text:p>0.59756</text:p>
          </table:table-cell>
          <table:table-cell office:value-type="float" office:value="0.814992" calcext:value-type="float">
            <text:p>0.814992</text:p>
          </table:table-cell>
          <table:table-cell office:value-type="float" office:value="0.904326" calcext:value-type="float">
            <text:p>0.904326</text:p>
          </table:table-cell>
          <table:table-cell office:value-type="float" office:value="0.814992" calcext:value-type="float">
            <text:p>0.814992</text:p>
          </table:table-cell>
          <table:table-cell office:value-type="float" office:value="0.59756" calcext:value-type="float">
            <text:p>0.59756</text:p>
          </table:table-cell>
          <table:table-cell office:value-type="float" office:value="0.357861" calcext:value-type="float">
            <text:p>0.357861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0708079" calcext:value-type="float">
            <text:p>0.0708079</text:p>
          </table:table-cell>
          <table:table-cell office:value-type="float" office:value="0.0233083" calcext:value-type="float">
            <text:p>0.0233083</text:p>
          </table:table-cell>
          <table:table-cell office:value-type="float" office:value="0.00616684" calcext:value-type="float">
            <text:p>0.00616684</text:p>
          </table:table-cell>
          <table:table-cell office:value-type="float" office:value="0.00125713" calcext:value-type="float">
            <text:p>0.00125713</text:p>
          </table:table-cell>
          <table:table-cell office:value-type="float" office:value="0.000173781" calcext:value-type="float">
            <text:p>0.000173781</text:p>
          </table:table-cell>
          <table:table-cell office:value-type="float" office:value="0.00000671202" calcext:value-type="float">
            <text:p>6.71202E-06</text:p>
          </table:table-cell>
          <table:table-cell office:value-type="float" office:value="-0.00000408065" calcext:value-type="float">
            <text:p>-4.08065E-06</text:p>
          </table:table-cell>
          <table:table-cell office:value-type="float" office:value="-0.00000128628" calcext:value-type="float">
            <text:p>-1.28628E-06</text:p>
          </table:table-cell>
          <table:table-cell office:value-type="float" office:value="-0.000000192759" calcext:value-type="float">
            <text:p>-1.92759E-07</text:p>
          </table:table-cell>
          <table:table-cell office:value-type="float" office:value="-0.00000000819436" calcext:value-type="float">
            <text:p>-8.19436E-09</text:p>
          </table:table-cell>
          <table:table-cell office:value-type="float" office:value="0.00000000327552" calcext:value-type="float">
            <text:p>3.27552E-09</text:p>
          </table:table-cell>
          <table:table-cell office:value-type="float" office:value="0.000000000859377" calcext:value-type="float">
            <text:p>8.59377E-10</text:p>
          </table:table-cell>
          <table:table-cell office:value-type="float" office:value="0.0000000000869744" calcext:value-type="float">
            <text:p>8.69744E-11</text:p>
          </table:table-cell>
          <table:table-cell office:value-type="float" office:value="-0.00000000000327997" calcext:value-type="float">
            <text:p>-3.27997E-12</text:p>
          </table:table-cell>
          <table:table-cell office:value-type="float" office:value="-0.00000000000237569" calcext:value-type="float">
            <text:p>-2.37569E-12</text:p>
          </table:table-cell>
          <table:table-cell office:value-type="float" office:value="-0.000000000000320039" calcext:value-type="float">
            <text:p>-3.20039E-13</text:p>
          </table:table-cell>
          <table:table-cell office:value-type="float" office:value="-4.40423E-015" calcext:value-type="float">
            <text:p>-4.40423E-15</text:p>
          </table:table-cell>
          <table:table-cell office:value-type="float" office:value="5.15909E-015" calcext:value-type="float">
            <text:p>5.15909E-15</text:p>
          </table:table-cell>
          <table:table-cell office:value-type="float" office:value="8.07085E-016" calcext:value-type="float">
            <text:p>8.07085E-16</text:p>
          </table:table-cell>
          <table:table-cell office:value-type="float" office:value="2.35094E-017" calcext:value-type="float">
            <text:p>2.35094E-17</text:p>
          </table:table-cell>
          <table:table-cell office:value-type="float" office:value="-9.8833E-018" calcext:value-type="float">
            <text:p>-9.8833E-18</text:p>
          </table:table-cell>
          <table:table-cell office:value-type="float" office:value="-1.60509E-018" calcext:value-type="float">
            <text:p>-1.60509E-18</text:p>
          </table:table-cell>
          <table:table-cell office:value-type="float" office:value="-4.71744E-020" calcext:value-type="float">
            <text:p>-4.71744E-20</text:p>
          </table:table-cell>
          <table:table-cell office:value-type="float" office:value="1.75685E-020" calcext:value-type="float">
            <text:p>1.75685E-20</text:p>
          </table:table-cell>
          <table:table-cell office:value-type="float" office:value="2.64067E-021" calcext:value-type="float">
            <text:p>2.64067E-21</text:p>
          </table:table-cell>
          <table:table-cell office:value-type="float" office:value="5.23104E-023" calcext:value-type="float">
            <text:p>5.23104E-23</text:p>
          </table:table-cell>
          <table:table-cell office:value-type="float" office:value="-2.88799E-023" calcext:value-type="float">
            <text:p>-2.88799E-23</text:p>
          </table:table-cell>
          <table:table-cell office:value-type="float" office:value="-3.62639E-024" calcext:value-type="float">
            <text:p>-3.62639E-24</text:p>
          </table:table-cell>
          <table:table-cell office:value-type="float" office:value="-6.92771E-027" calcext:value-type="float">
            <text:p>-6.92771E-27</text:p>
          </table:table-cell>
          <table:table-cell office:value-type="float" office:value="4.25766E-026" calcext:value-type="float">
            <text:p>4.25766E-26</text:p>
          </table:table-cell>
          <table:table-cell office:value-type="float" office:value="4.08714E-027" calcext:value-type="float">
            <text:p>4.08714E-27</text:p>
          </table:table-cell>
          <table:table-cell office:value-type="float" office:value="-1.06481E-028" calcext:value-type="float">
            <text:p>-1.06481E-28</text:p>
          </table:table-cell>
          <table:table-cell office:value-type="float" office:value="-5.44468E-029" calcext:value-type="float">
            <text:p>-5.44468E-29</text:p>
          </table:table-cell>
          <table:table-cell office:value-type="float" office:value="-3.58726E-030" calcext:value-type="float">
            <text:p>-3.58726E-30</text:p>
          </table:table-cell>
          <table:table-cell office:value-type="float" office:value="2.65828E-031" calcext:value-type="float">
            <text:p>2.65828E-31</text:p>
          </table:table-cell>
          <table:table-cell office:value-type="float" office:value="5.85913E-032" calcext:value-type="float">
            <text:p>5.85913E-32</text:p>
          </table:table-cell>
          <table:table-cell office:value-type="float" office:value="2.0709E-033" calcext:value-type="float">
            <text:p>2.0709E-33</text:p>
          </table:table-cell>
          <table:table-cell office:value-type="float" office:value="-4.08341E-034" calcext:value-type="float">
            <text:p>-4.08341E-34</text:p>
          </table:table-cell>
          <table:table-cell office:value-type="float" office:value="-5.11446E-035" calcext:value-type="float">
            <text:p>-5.11446E-35</text:p>
          </table:table-cell>
          <table:table-cell office:value-type="float" office:value="-3.24249E-038" calcext:value-type="float">
            <text:p>-3.24249E-38</text:p>
          </table:table-cell>
          <table:table-cell office:value-type="float" office:value="4.64852E-037" calcext:value-type="float">
            <text:p>4.64852E-37</text:p>
          </table:table-cell>
          <table:table-cell office:value-type="float" office:value="3.36856E-038" calcext:value-type="float">
            <text:p>3.36856E-38</text:p>
          </table:table-cell>
          <table:table-cell office:value-type="float" office:value="-1.68292E-039" calcext:value-type="float">
            <text:p>-1.68292E-39</text:p>
          </table:table-cell>
          <table:table-cell office:value-type="float" office:value="-8.34728E-041" calcext:value-type="float">
            <text:p>-8.34728E-41</text:p>
          </table:table-cell>
          <table:table-cell office:value-type="float" office:value="-4.12658E-041" calcext:value-type="float">
            <text:p>-4.12658E-41</text:p>
          </table:table-cell>
          <table:table-cell office:value-type="float" office:value="-4.09572E-038" calcext:value-type="float">
            <text:p>-4.09572E-38</text:p>
          </table:table-cell>
        </table:table-row>
        <table:table-row table:style-name="ro1">
          <table:table-cell office:value-type="float" office:value="1.78671E-037" calcext:value-type="float">
            <text:p>1.78671E-37</text:p>
          </table:table-cell>
          <table:table-cell office:value-type="float" office:value="-2.77588E-038" calcext:value-type="float">
            <text:p>-2.77588E-38</text:p>
          </table:table-cell>
          <table:table-cell office:value-type="float" office:value="-1.05201E-039" calcext:value-type="float">
            <text:p>-1.05201E-39</text:p>
          </table:table-cell>
          <table:table-cell office:value-type="float" office:value="5.93995E-038" calcext:value-type="float">
            <text:p>5.93995E-38</text:p>
          </table:table-cell>
          <table:table-cell office:value-type="float" office:value="3.53026E-037" calcext:value-type="float">
            <text:p>3.53026E-37</text:p>
          </table:table-cell>
          <table:table-cell office:value-type="float" office:value="-3.22706E-036" calcext:value-type="float">
            <text:p>-3.22706E-36</text:p>
          </table:table-cell>
          <table:table-cell office:value-type="float" office:value="-6.1314E-035" calcext:value-type="float">
            <text:p>-6.1314E-35</text:p>
          </table:table-cell>
          <table:table-cell office:value-type="float" office:value="-1.76383E-034" calcext:value-type="float">
            <text:p>-1.76383E-34</text:p>
          </table:table-cell>
          <table:table-cell office:value-type="float" office:value="4.47562E-033" calcext:value-type="float">
            <text:p>4.47562E-33</text:p>
          </table:table-cell>
          <table:table-cell office:value-type="float" office:value="5.27174E-032" calcext:value-type="float">
            <text:p>5.27174E-32</text:p>
          </table:table-cell>
          <table:table-cell office:value-type="float" office:value="1.38231E-032" calcext:value-type="float">
            <text:p>1.38231E-32</text:p>
          </table:table-cell>
          <table:table-cell office:value-type="float" office:value="-4.63373E-030" calcext:value-type="float">
            <text:p>-4.63373E-30</text:p>
          </table:table-cell>
          <table:table-cell office:value-type="float" office:value="-3.87344E-029" calcext:value-type="float">
            <text:p>-3.87344E-29</text:p>
          </table:table-cell>
          <table:table-cell office:value-type="float" office:value="8.40521E-029" calcext:value-type="float">
            <text:p>8.40521E-29</text:p>
          </table:table-cell>
          <table:table-cell office:value-type="float" office:value="3.92797E-027" calcext:value-type="float">
            <text:p>3.92797E-27</text:p>
          </table:table-cell>
          <table:table-cell office:value-type="float" office:value="2.50127E-026" calcext:value-type="float">
            <text:p>2.50127E-26</text:p>
          </table:table-cell>
          <table:table-cell office:value-type="float" office:value="-1.09648E-025" calcext:value-type="float">
            <text:p>-1.09648E-25</text:p>
          </table:table-cell>
          <table:table-cell office:value-type="float" office:value="-2.83028E-024" calcext:value-type="float">
            <text:p>-2.83028E-24</text:p>
          </table:table-cell>
          <table:table-cell office:value-type="float" office:value="-1.47384E-023" calcext:value-type="float">
            <text:p>-1.47384E-23</text:p>
          </table:table-cell>
          <table:table-cell office:value-type="float" office:value="8.76281E-023" calcext:value-type="float">
            <text:p>8.76281E-23</text:p>
          </table:table-cell>
          <table:table-cell office:value-type="float" office:value="1.76207E-021" calcext:value-type="float">
            <text:p>1.76207E-21</text:p>
          </table:table-cell>
          <table:table-cell office:value-type="float" office:value="8.28715E-021" calcext:value-type="float">
            <text:p>8.28715E-21</text:p>
          </table:table-cell>
          <table:table-cell office:value-type="float" office:value="-5.0472E-020" calcext:value-type="float">
            <text:p>-5.0472E-20</text:p>
          </table:table-cell>
          <table:table-cell office:value-type="float" office:value="-9.47754E-019" calcext:value-type="float">
            <text:p>-9.47754E-19</text:p>
          </table:table-cell>
          <table:table-cell office:value-type="float" office:value="-4.55619E-018" calcext:value-type="float">
            <text:p>-4.55619E-18</text:p>
          </table:table-cell>
          <table:table-cell office:value-type="float" office:value="2.02146E-017" calcext:value-type="float">
            <text:p>2.02146E-17</text:p>
          </table:table-cell>
          <table:table-cell office:value-type="float" office:value="4.30445E-016" calcext:value-type="float">
            <text:p>4.30445E-16</text:p>
          </table:table-cell>
          <table:table-cell office:value-type="float" office:value="2.37226E-015" calcext:value-type="float">
            <text:p>2.37226E-15</text:p>
          </table:table-cell>
          <table:table-cell office:value-type="float" office:value="-3.91261E-015" calcext:value-type="float">
            <text:p>-3.91261E-15</text:p>
          </table:table-cell>
          <table:table-cell office:value-type="float" office:value="-0.000000000000154934" calcext:value-type="float">
            <text:p>-1.54934E-13</text:p>
          </table:table-cell>
          <table:table-cell office:value-type="float" office:value="-0.00000000000106966" calcext:value-type="float">
            <text:p>-1.06966E-12</text:p>
          </table:table-cell>
          <table:table-cell office:value-type="float" office:value="-0.00000000000136499" calcext:value-type="float">
            <text:p>-1.36499E-12</text:p>
          </table:table-cell>
          <table:table-cell office:value-type="float" office:value="0.0000000000374171" calcext:value-type="float">
            <text:p>3.74171E-11</text:p>
          </table:table-cell>
          <table:table-cell office:value-type="float" office:value="0.000000000364961" calcext:value-type="float">
            <text:p>3.64961E-10</text:p>
          </table:table-cell>
          <table:table-cell office:value-type="float" office:value="0.00000000144763" calcext:value-type="float">
            <text:p>1.44763E-09</text:p>
          </table:table-cell>
          <table:table-cell office:value-type="float" office:value="-0.00000000237471" calcext:value-type="float">
            <text:p>-2.37471E-09</text:p>
          </table:table-cell>
          <table:table-cell office:value-type="float" office:value="-0.0000000728603" calcext:value-type="float">
            <text:p>-7.28603E-08</text:p>
          </table:table-cell>
          <table:table-cell office:value-type="float" office:value="-0.000000515731" calcext:value-type="float">
            <text:p>-5.15731E-07</text:p>
          </table:table-cell>
          <table:table-cell office:value-type="float" office:value="-0.00000186077" calcext:value-type="float">
            <text:p>-1.86077E-06</text:p>
          </table:table-cell>
          <table:table-cell office:value-type="float" office:value="0.000000447207" calcext:value-type="float">
            <text:p>4.47207E-07</text:p>
          </table:table-cell>
          <table:table-cell office:value-type="float" office:value="0.0000567625" calcext:value-type="float">
            <text:p>5.67625E-05</text:p>
          </table:table-cell>
          <table:table-cell office:value-type="float" office:value="0.000457641" calcext:value-type="float">
            <text:p>0.000457641</text:p>
          </table:table-cell>
          <table:table-cell office:value-type="float" office:value="0.00240674" calcext:value-type="float">
            <text:p>0.00240674</text:p>
          </table:table-cell>
          <table:table-cell office:value-type="float" office:value="0.00973793" calcext:value-type="float">
            <text:p>0.00973793</text:p>
          </table:table-cell>
          <table:table-cell office:value-type="float" office:value="0.0319355" calcext:value-type="float">
            <text:p>0.0319355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372805" calcext:value-type="float">
            <text:p>0.372805</text:p>
          </table:table-cell>
          <table:table-cell office:value-type="float" office:value="0.590852" calcext:value-type="float">
            <text:p>0.590852</text:p>
          </table:table-cell>
          <table:table-cell office:value-type="float" office:value="0.780292" calcext:value-type="float">
            <text:p>0.780292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780292" calcext:value-type="float">
            <text:p>0.780292</text:p>
          </table:table-cell>
          <table:table-cell office:value-type="float" office:value="0.590852" calcext:value-type="float">
            <text:p>0.590852</text:p>
          </table:table-cell>
          <table:table-cell office:value-type="float" office:value="0.372805" calcext:value-type="float">
            <text:p>0.372805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0319355" calcext:value-type="float">
            <text:p>0.0319355</text:p>
          </table:table-cell>
          <table:table-cell office:value-type="float" office:value="0.00973793" calcext:value-type="float">
            <text:p>0.00973793</text:p>
          </table:table-cell>
          <table:table-cell office:value-type="float" office:value="0.00240674" calcext:value-type="float">
            <text:p>0.00240674</text:p>
          </table:table-cell>
          <table:table-cell office:value-type="float" office:value="0.000457641" calcext:value-type="float">
            <text:p>0.000457641</text:p>
          </table:table-cell>
          <table:table-cell office:value-type="float" office:value="0.0000567625" calcext:value-type="float">
            <text:p>5.67625E-05</text:p>
          </table:table-cell>
          <table:table-cell office:value-type="float" office:value="0.000000447207" calcext:value-type="float">
            <text:p>4.47207E-07</text:p>
          </table:table-cell>
          <table:table-cell office:value-type="float" office:value="-0.00000186077" calcext:value-type="float">
            <text:p>-1.86077E-06</text:p>
          </table:table-cell>
          <table:table-cell office:value-type="float" office:value="-0.000000515731" calcext:value-type="float">
            <text:p>-5.15731E-07</text:p>
          </table:table-cell>
          <table:table-cell office:value-type="float" office:value="-0.0000000728603" calcext:value-type="float">
            <text:p>-7.28603E-08</text:p>
          </table:table-cell>
          <table:table-cell office:value-type="float" office:value="-0.00000000237471" calcext:value-type="float">
            <text:p>-2.37471E-09</text:p>
          </table:table-cell>
          <table:table-cell office:value-type="float" office:value="0.00000000144763" calcext:value-type="float">
            <text:p>1.44763E-09</text:p>
          </table:table-cell>
          <table:table-cell office:value-type="float" office:value="0.000000000364961" calcext:value-type="float">
            <text:p>3.64961E-10</text:p>
          </table:table-cell>
          <table:table-cell office:value-type="float" office:value="0.0000000000374171" calcext:value-type="float">
            <text:p>3.74171E-11</text:p>
          </table:table-cell>
          <table:table-cell office:value-type="float" office:value="-0.00000000000136499" calcext:value-type="float">
            <text:p>-1.36499E-12</text:p>
          </table:table-cell>
          <table:table-cell office:value-type="float" office:value="-0.00000000000106966" calcext:value-type="float">
            <text:p>-1.06966E-12</text:p>
          </table:table-cell>
          <table:table-cell office:value-type="float" office:value="-0.000000000000154934" calcext:value-type="float">
            <text:p>-1.54934E-13</text:p>
          </table:table-cell>
          <table:table-cell office:value-type="float" office:value="-3.91261E-015" calcext:value-type="float">
            <text:p>-3.91261E-15</text:p>
          </table:table-cell>
          <table:table-cell office:value-type="float" office:value="2.37226E-015" calcext:value-type="float">
            <text:p>2.37226E-15</text:p>
          </table:table-cell>
          <table:table-cell office:value-type="float" office:value="4.30445E-016" calcext:value-type="float">
            <text:p>4.30445E-16</text:p>
          </table:table-cell>
          <table:table-cell office:value-type="float" office:value="2.02146E-017" calcext:value-type="float">
            <text:p>2.02146E-17</text:p>
          </table:table-cell>
          <table:table-cell office:value-type="float" office:value="-4.55619E-018" calcext:value-type="float">
            <text:p>-4.55619E-18</text:p>
          </table:table-cell>
          <table:table-cell office:value-type="float" office:value="-9.47754E-019" calcext:value-type="float">
            <text:p>-9.47754E-19</text:p>
          </table:table-cell>
          <table:table-cell office:value-type="float" office:value="-5.0472E-020" calcext:value-type="float">
            <text:p>-5.0472E-20</text:p>
          </table:table-cell>
          <table:table-cell office:value-type="float" office:value="8.28715E-021" calcext:value-type="float">
            <text:p>8.28715E-21</text:p>
          </table:table-cell>
          <table:table-cell office:value-type="float" office:value="1.76207E-021" calcext:value-type="float">
            <text:p>1.76207E-21</text:p>
          </table:table-cell>
          <table:table-cell office:value-type="float" office:value="8.76281E-023" calcext:value-type="float">
            <text:p>8.76281E-23</text:p>
          </table:table-cell>
          <table:table-cell office:value-type="float" office:value="-1.47384E-023" calcext:value-type="float">
            <text:p>-1.47384E-23</text:p>
          </table:table-cell>
          <table:table-cell office:value-type="float" office:value="-2.83028E-024" calcext:value-type="float">
            <text:p>-2.83028E-24</text:p>
          </table:table-cell>
          <table:table-cell office:value-type="float" office:value="-1.09648E-025" calcext:value-type="float">
            <text:p>-1.09648E-25</text:p>
          </table:table-cell>
          <table:table-cell office:value-type="float" office:value="2.50127E-026" calcext:value-type="float">
            <text:p>2.50127E-26</text:p>
          </table:table-cell>
          <table:table-cell office:value-type="float" office:value="3.92797E-027" calcext:value-type="float">
            <text:p>3.92797E-27</text:p>
          </table:table-cell>
          <table:table-cell office:value-type="float" office:value="8.40521E-029" calcext:value-type="float">
            <text:p>8.40521E-29</text:p>
          </table:table-cell>
          <table:table-cell office:value-type="float" office:value="-3.87344E-029" calcext:value-type="float">
            <text:p>-3.87344E-29</text:p>
          </table:table-cell>
          <table:table-cell office:value-type="float" office:value="-4.63373E-030" calcext:value-type="float">
            <text:p>-4.63373E-30</text:p>
          </table:table-cell>
          <table:table-cell office:value-type="float" office:value="1.38231E-032" calcext:value-type="float">
            <text:p>1.38231E-32</text:p>
          </table:table-cell>
          <table:table-cell office:value-type="float" office:value="5.27174E-032" calcext:value-type="float">
            <text:p>5.27174E-32</text:p>
          </table:table-cell>
          <table:table-cell office:value-type="float" office:value="4.47562E-033" calcext:value-type="float">
            <text:p>4.47562E-33</text:p>
          </table:table-cell>
          <table:table-cell office:value-type="float" office:value="-1.76383E-034" calcext:value-type="float">
            <text:p>-1.76383E-34</text:p>
          </table:table-cell>
          <table:table-cell office:value-type="float" office:value="-6.1314E-035" calcext:value-type="float">
            <text:p>-6.1314E-35</text:p>
          </table:table-cell>
          <table:table-cell office:value-type="float" office:value="-3.22706E-036" calcext:value-type="float">
            <text:p>-3.22706E-36</text:p>
          </table:table-cell>
          <table:table-cell office:value-type="float" office:value="3.53026E-037" calcext:value-type="float">
            <text:p>3.53026E-37</text:p>
          </table:table-cell>
          <table:table-cell office:value-type="float" office:value="5.93995E-038" calcext:value-type="float">
            <text:p>5.93995E-38</text:p>
          </table:table-cell>
          <table:table-cell office:value-type="float" office:value="-1.05201E-039" calcext:value-type="float">
            <text:p>-1.05201E-39</text:p>
          </table:table-cell>
          <table:table-cell office:value-type="float" office:value="-2.77588E-038" calcext:value-type="float">
            <text:p>-2.77588E-38</text:p>
          </table:table-cell>
          <table:table-cell office:value-type="float" office:value="1.78671E-037" calcext:value-type="float">
            <text:p>1.78671E-37</text:p>
          </table:table-cell>
        </table:table-row>
        <table:table-row table:style-name="ro1">
          <table:table-cell office:value-type="float" office:value="6.79084E-036" calcext:value-type="float">
            <text:p>6.79084E-36</text:p>
          </table:table-cell>
          <table:table-cell office:value-type="float" office:value="2.89908E-037" calcext:value-type="float">
            <text:p>2.89908E-37</text:p>
          </table:table-cell>
          <table:table-cell office:value-type="float" office:value="2.99501E-038" calcext:value-type="float">
            <text:p>2.99501E-38</text:p>
          </table:table-cell>
          <table:table-cell office:value-type="float" office:value="-8.45351E-038" calcext:value-type="float">
            <text:p>-8.45351E-38</text:p>
          </table:table-cell>
          <table:table-cell office:value-type="float" office:value="-7.86738E-036" calcext:value-type="float">
            <text:p>-7.86738E-36</text:p>
          </table:table-cell>
          <table:table-cell office:value-type="float" office:value="-5.60817E-035" calcext:value-type="float">
            <text:p>-5.60817E-35</text:p>
          </table:table-cell>
          <table:table-cell office:value-type="float" office:value="2.55806E-034" calcext:value-type="float">
            <text:p>2.55806E-34</text:p>
          </table:table-cell>
          <table:table-cell office:value-type="float" office:value="6.99486E-033" calcext:value-type="float">
            <text:p>6.99486E-33</text:p>
          </table:table-cell>
          <table:table-cell office:value-type="float" office:value="3.43582E-032" calcext:value-type="float">
            <text:p>3.43582E-32</text:p>
          </table:table-cell>
          <table:table-cell office:value-type="float" office:value="-3.12746E-031" calcext:value-type="float">
            <text:p>-3.12746E-31</text:p>
          </table:table-cell>
          <table:table-cell office:value-type="float" office:value="-5.36596E-030" calcext:value-type="float">
            <text:p>-5.36596E-30</text:p>
          </table:table-cell>
          <table:table-cell office:value-type="float" office:value="-1.82002E-029" calcext:value-type="float">
            <text:p>-1.82002E-29</text:p>
          </table:table-cell>
          <table:table-cell office:value-type="float" office:value="2.7588E-028" calcext:value-type="float">
            <text:p>2.7588E-28</text:p>
          </table:table-cell>
          <table:table-cell office:value-type="float" office:value="3.6415E-027" calcext:value-type="float">
            <text:p>3.6415E-27</text:p>
          </table:table-cell>
          <table:table-cell office:value-type="float" office:value="8.82298E-027" calcext:value-type="float">
            <text:p>8.82298E-27</text:p>
          </table:table-cell>
          <table:table-cell office:value-type="float" office:value="-1.95493E-025" calcext:value-type="float">
            <text:p>-1.95493E-25</text:p>
          </table:table-cell>
          <table:table-cell office:value-type="float" office:value="-2.22127E-024" calcext:value-type="float">
            <text:p>-2.22127E-24</text:p>
          </table:table-cell>
          <table:table-cell office:value-type="float" office:value="-4.46218E-024" calcext:value-type="float">
            <text:p>-4.46218E-24</text:p>
          </table:table-cell>
          <table:table-cell office:value-type="float" office:value="1.14228E-022" calcext:value-type="float">
            <text:p>1.14228E-22</text:p>
          </table:table-cell>
          <table:table-cell office:value-type="float" office:value="1.22468E-021" calcext:value-type="float">
            <text:p>1.22468E-21</text:p>
          </table:table-cell>
          <table:table-cell office:value-type="float" office:value="2.66899E-021" calcext:value-type="float">
            <text:p>2.66899E-21</text:p>
          </table:table-cell>
          <table:table-cell office:value-type="float" office:value="-5.43137E-020" calcext:value-type="float">
            <text:p>-5.43137E-20</text:p>
          </table:table-cell>
          <table:table-cell office:value-type="float" office:value="-6.03617E-019" calcext:value-type="float">
            <text:p>-6.03617E-19</text:p>
          </table:table-cell>
          <table:table-cell office:value-type="float" office:value="-1.75688E-018" calcext:value-type="float">
            <text:p>-1.75688E-18</text:p>
          </table:table-cell>
          <table:table-cell office:value-type="float" office:value="1.97027E-017" calcext:value-type="float">
            <text:p>1.97027E-17</text:p>
          </table:table-cell>
          <table:table-cell office:value-type="float" office:value="2.56482E-016" calcext:value-type="float">
            <text:p>2.56482E-16</text:p>
          </table:table-cell>
          <table:table-cell office:value-type="float" office:value="1.05836E-015" calcext:value-type="float">
            <text:p>1.05836E-15</text:p>
          </table:table-cell>
          <table:table-cell office:value-type="float" office:value="-4.34117E-015" calcext:value-type="float">
            <text:p>-4.34117E-15</text:p>
          </table:table-cell>
          <table:table-cell office:value-type="float" office:value="-0.000000000000086997" calcext:value-type="float">
            <text:p>-8.6997E-14</text:p>
          </table:table-cell>
          <table:table-cell office:value-type="float" office:value="-0.000000000000507913" calcext:value-type="float">
            <text:p>-5.07913E-13</text:p>
          </table:table-cell>
          <table:table-cell office:value-type="float" office:value="-0.0000000000002514" calcext:value-type="float">
            <text:p>-2.514E-13</text:p>
          </table:table-cell>
          <table:table-cell office:value-type="float" office:value="0.0000000000197458" calcext:value-type="float">
            <text:p>1.97458E-11</text:p>
          </table:table-cell>
          <table:table-cell office:value-type="float" office:value="0.000000000171974" calcext:value-type="float">
            <text:p>1.71974E-10</text:p>
          </table:table-cell>
          <table:table-cell office:value-type="float" office:value="0.000000000637115" calcext:value-type="float">
            <text:p>6.37115E-10</text:p>
          </table:table-cell>
          <table:table-cell office:value-type="float" office:value="-0.00000000117134" calcext:value-type="float">
            <text:p>-1.17134E-09</text:p>
          </table:table-cell>
          <table:table-cell office:value-type="float" office:value="-0.0000000321097" calcext:value-type="float">
            <text:p>-3.21097E-08</text:p>
          </table:table-cell>
          <table:table-cell office:value-type="float" office:value="-0.000000224841" calcext:value-type="float">
            <text:p>-2.24841E-07</text:p>
          </table:table-cell>
          <table:table-cell office:value-type="float" office:value="-0.000000838253" calcext:value-type="float">
            <text:p>-8.38253E-07</text:p>
          </table:table-cell>
          <table:table-cell office:value-type="float" office:value="-0.000000238599" calcext:value-type="float">
            <text:p>-2.38599E-07</text:p>
          </table:table-cell>
          <table:table-cell office:value-type="float" office:value="0.0000213613" calcext:value-type="float">
            <text:p>2.13613E-05</text:p>
          </table:table-cell>
          <table:table-cell office:value-type="float" office:value="0.00018302" calcext:value-type="float">
            <text:p>0.00018302</text:p>
          </table:table-cell>
          <table:table-cell office:value-type="float" office:value="0.00100159" calcext:value-type="float">
            <text:p>0.00100159</text:p>
          </table:table-cell>
          <table:table-cell office:value-type="float" office:value="0.00423034" calcext:value-type="float">
            <text:p>0.00423034</text:p>
          </table:table-cell>
          <table:table-cell office:value-type="float" office:value="0.0146137" calcext:value-type="float">
            <text:p>0.0146137</text:p>
          </table:table-cell>
          <table:table-cell office:value-type="float" office:value="0.0423046" calcext:value-type="float">
            <text:p>0.0423046</text:p>
          </table:table-cell>
          <table:table-cell office:value-type="float" office:value="0.103754" calcext:value-type="float">
            <text:p>0.103754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581476" calcext:value-type="float">
            <text:p>0.581476</text:p>
          </table:table-cell>
          <table:table-cell office:value-type="float" office:value="0.745848" calcext:value-type="float">
            <text:p>0.745848</text:p>
          </table:table-cell>
          <table:table-cell office:value-type="float" office:value="0.810568" calcext:value-type="float">
            <text:p>0.810568</text:p>
          </table:table-cell>
          <table:table-cell office:value-type="float" office:value="0.745848" calcext:value-type="float">
            <text:p>0.745848</text:p>
          </table:table-cell>
          <table:table-cell office:value-type="float" office:value="0.581476" calcext:value-type="float">
            <text:p>0.581476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103754" calcext:value-type="float">
            <text:p>0.103754</text:p>
          </table:table-cell>
          <table:table-cell office:value-type="float" office:value="0.0423046" calcext:value-type="float">
            <text:p>0.0423046</text:p>
          </table:table-cell>
          <table:table-cell office:value-type="float" office:value="0.0146137" calcext:value-type="float">
            <text:p>0.0146137</text:p>
          </table:table-cell>
          <table:table-cell office:value-type="float" office:value="0.00423034" calcext:value-type="float">
            <text:p>0.00423034</text:p>
          </table:table-cell>
          <table:table-cell office:value-type="float" office:value="0.00100159" calcext:value-type="float">
            <text:p>0.00100159</text:p>
          </table:table-cell>
          <table:table-cell office:value-type="float" office:value="0.00018302" calcext:value-type="float">
            <text:p>0.00018302</text:p>
          </table:table-cell>
          <table:table-cell office:value-type="float" office:value="0.0000213613" calcext:value-type="float">
            <text:p>2.13613E-05</text:p>
          </table:table-cell>
          <table:table-cell office:value-type="float" office:value="-0.000000238599" calcext:value-type="float">
            <text:p>-2.38599E-07</text:p>
          </table:table-cell>
          <table:table-cell office:value-type="float" office:value="-0.000000838253" calcext:value-type="float">
            <text:p>-8.38253E-07</text:p>
          </table:table-cell>
          <table:table-cell office:value-type="float" office:value="-0.000000224841" calcext:value-type="float">
            <text:p>-2.24841E-07</text:p>
          </table:table-cell>
          <table:table-cell office:value-type="float" office:value="-0.0000000321097" calcext:value-type="float">
            <text:p>-3.21097E-08</text:p>
          </table:table-cell>
          <table:table-cell office:value-type="float" office:value="-0.00000000117134" calcext:value-type="float">
            <text:p>-1.17134E-09</text:p>
          </table:table-cell>
          <table:table-cell office:value-type="float" office:value="0.000000000637115" calcext:value-type="float">
            <text:p>6.37115E-10</text:p>
          </table:table-cell>
          <table:table-cell office:value-type="float" office:value="0.000000000171974" calcext:value-type="float">
            <text:p>1.71974E-10</text:p>
          </table:table-cell>
          <table:table-cell office:value-type="float" office:value="0.0000000000197458" calcext:value-type="float">
            <text:p>1.97458E-11</text:p>
          </table:table-cell>
          <table:table-cell office:value-type="float" office:value="-0.0000000000002514" calcext:value-type="float">
            <text:p>-2.514E-13</text:p>
          </table:table-cell>
          <table:table-cell office:value-type="float" office:value="-0.000000000000507913" calcext:value-type="float">
            <text:p>-5.07913E-13</text:p>
          </table:table-cell>
          <table:table-cell office:value-type="float" office:value="-0.000000000000086997" calcext:value-type="float">
            <text:p>-8.6997E-14</text:p>
          </table:table-cell>
          <table:table-cell office:value-type="float" office:value="-4.34117E-015" calcext:value-type="float">
            <text:p>-4.34117E-15</text:p>
          </table:table-cell>
          <table:table-cell office:value-type="float" office:value="1.05836E-015" calcext:value-type="float">
            <text:p>1.05836E-15</text:p>
          </table:table-cell>
          <table:table-cell office:value-type="float" office:value="2.56482E-016" calcext:value-type="float">
            <text:p>2.56482E-16</text:p>
          </table:table-cell>
          <table:table-cell office:value-type="float" office:value="1.97027E-017" calcext:value-type="float">
            <text:p>1.97027E-17</text:p>
          </table:table-cell>
          <table:table-cell office:value-type="float" office:value="-1.75688E-018" calcext:value-type="float">
            <text:p>-1.75688E-18</text:p>
          </table:table-cell>
          <table:table-cell office:value-type="float" office:value="-6.03617E-019" calcext:value-type="float">
            <text:p>-6.03617E-19</text:p>
          </table:table-cell>
          <table:table-cell office:value-type="float" office:value="-5.43137E-020" calcext:value-type="float">
            <text:p>-5.43137E-20</text:p>
          </table:table-cell>
          <table:table-cell office:value-type="float" office:value="2.66899E-021" calcext:value-type="float">
            <text:p>2.66899E-21</text:p>
          </table:table-cell>
          <table:table-cell office:value-type="float" office:value="1.22468E-021" calcext:value-type="float">
            <text:p>1.22468E-21</text:p>
          </table:table-cell>
          <table:table-cell office:value-type="float" office:value="1.14228E-022" calcext:value-type="float">
            <text:p>1.14228E-22</text:p>
          </table:table-cell>
          <table:table-cell office:value-type="float" office:value="-4.46218E-024" calcext:value-type="float">
            <text:p>-4.46218E-24</text:p>
          </table:table-cell>
          <table:table-cell office:value-type="float" office:value="-2.22127E-024" calcext:value-type="float">
            <text:p>-2.22127E-24</text:p>
          </table:table-cell>
          <table:table-cell office:value-type="float" office:value="-1.95493E-025" calcext:value-type="float">
            <text:p>-1.95493E-25</text:p>
          </table:table-cell>
          <table:table-cell office:value-type="float" office:value="8.82298E-027" calcext:value-type="float">
            <text:p>8.82298E-27</text:p>
          </table:table-cell>
          <table:table-cell office:value-type="float" office:value="3.6415E-027" calcext:value-type="float">
            <text:p>3.6415E-27</text:p>
          </table:table-cell>
          <table:table-cell office:value-type="float" office:value="2.7588E-028" calcext:value-type="float">
            <text:p>2.7588E-28</text:p>
          </table:table-cell>
          <table:table-cell office:value-type="float" office:value="-1.82002E-029" calcext:value-type="float">
            <text:p>-1.82002E-29</text:p>
          </table:table-cell>
          <table:table-cell office:value-type="float" office:value="-5.36596E-030" calcext:value-type="float">
            <text:p>-5.36596E-30</text:p>
          </table:table-cell>
          <table:table-cell office:value-type="float" office:value="-3.12746E-031" calcext:value-type="float">
            <text:p>-3.12746E-31</text:p>
          </table:table-cell>
          <table:table-cell office:value-type="float" office:value="3.43582E-032" calcext:value-type="float">
            <text:p>3.43582E-32</text:p>
          </table:table-cell>
          <table:table-cell office:value-type="float" office:value="6.99486E-033" calcext:value-type="float">
            <text:p>6.99486E-33</text:p>
          </table:table-cell>
          <table:table-cell office:value-type="float" office:value="2.55806E-034" calcext:value-type="float">
            <text:p>2.55806E-34</text:p>
          </table:table-cell>
          <table:table-cell office:value-type="float" office:value="-5.60817E-035" calcext:value-type="float">
            <text:p>-5.60817E-35</text:p>
          </table:table-cell>
          <table:table-cell office:value-type="float" office:value="-7.86738E-036" calcext:value-type="float">
            <text:p>-7.86738E-36</text:p>
          </table:table-cell>
          <table:table-cell office:value-type="float" office:value="-8.45351E-038" calcext:value-type="float">
            <text:p>-8.45351E-38</text:p>
          </table:table-cell>
          <table:table-cell office:value-type="float" office:value="2.99501E-038" calcext:value-type="float">
            <text:p>2.99501E-38</text:p>
          </table:table-cell>
          <table:table-cell office:value-type="float" office:value="2.89908E-037" calcext:value-type="float">
            <text:p>2.89908E-37</text:p>
          </table:table-cell>
          <table:table-cell office:value-type="float" office:value="6.79084E-036" calcext:value-type="float">
            <text:p>6.79084E-36</text:p>
          </table:table-cell>
        </table:table-row>
        <table:table-row table:style-name="ro1">
          <table:table-cell office:value-type="float" office:value="-9.14378E-035" calcext:value-type="float">
            <text:p>-9.14378E-35</text:p>
          </table:table-cell>
          <table:table-cell office:value-type="float" office:value="3.20062E-036" calcext:value-type="float">
            <text:p>3.20062E-36</text:p>
          </table:table-cell>
          <table:table-cell office:value-type="float" office:value="-9.39949E-038" calcext:value-type="float">
            <text:p>-9.39949E-38</text:p>
          </table:table-cell>
          <table:table-cell office:value-type="float" office:value="-1.15277E-035" calcext:value-type="float">
            <text:p>-1.15277E-35</text:p>
          </table:table-cell>
          <table:table-cell office:value-type="float" office:value="2.71696E-036" calcext:value-type="float">
            <text:p>2.71696E-36</text:p>
          </table:table-cell>
          <table:table-cell office:value-type="float" office:value="9.69963E-034" calcext:value-type="float">
            <text:p>9.69963E-34</text:p>
          </table:table-cell>
          <table:table-cell office:value-type="float" office:value="7.57997E-033" calcext:value-type="float">
            <text:p>7.57997E-33</text:p>
          </table:table-cell>
          <table:table-cell office:value-type="float" office:value="-1.53209E-032" calcext:value-type="float">
            <text:p>-1.53209E-32</text:p>
          </table:table-cell>
          <table:table-cell office:value-type="float" office:value="-7.08449E-031" calcext:value-type="float">
            <text:p>-7.08449E-31</text:p>
          </table:table-cell>
          <table:table-cell office:value-type="float" office:value="-4.56903E-030" calcext:value-type="float">
            <text:p>-4.56903E-30</text:p>
          </table:table-cell>
          <table:table-cell office:value-type="float" office:value="1.5399E-029" calcext:value-type="float">
            <text:p>1.5399E-29</text:p>
          </table:table-cell>
          <table:table-cell office:value-type="float" office:value="4.55342E-028" calcext:value-type="float">
            <text:p>4.55342E-28</text:p>
          </table:table-cell>
          <table:table-cell office:value-type="float" office:value="2.60697E-027" calcext:value-type="float">
            <text:p>2.60697E-27</text:p>
          </table:table-cell>
          <table:table-cell office:value-type="float" office:value="-1.02782E-026" calcext:value-type="float">
            <text:p>-1.02782E-26</text:p>
          </table:table-cell>
          <table:table-cell office:value-type="float" office:value="-2.59494E-025" calcext:value-type="float">
            <text:p>-2.59494E-25</text:p>
          </table:table-cell>
          <table:table-cell office:value-type="float" office:value="-1.43612E-024" calcext:value-type="float">
            <text:p>-1.43612E-24</text:p>
          </table:table-cell>
          <table:table-cell office:value-type="float" office:value="4.95411E-024" calcext:value-type="float">
            <text:p>4.95411E-24</text:p>
          </table:table-cell>
          <table:table-cell office:value-type="float" office:value="1.302E-022" calcext:value-type="float">
            <text:p>1.302E-22</text:p>
          </table:table-cell>
          <table:table-cell office:value-type="float" office:value="7.6067E-022" calcext:value-type="float">
            <text:p>7.6067E-22</text:p>
          </table:table-cell>
          <table:table-cell office:value-type="float" office:value="-1.49938E-021" calcext:value-type="float">
            <text:p>-1.49938E-21</text:p>
          </table:table-cell>
          <table:table-cell office:value-type="float" office:value="-5.60029E-020" calcext:value-type="float">
            <text:p>-5.60029E-20</text:p>
          </table:table-cell>
          <table:table-cell office:value-type="float" office:value="-3.73751E-019" calcext:value-type="float">
            <text:p>-3.73751E-19</text:p>
          </table:table-cell>
          <table:table-cell office:value-type="float" office:value="-2.1523E-020" calcext:value-type="float">
            <text:p>-2.1523E-20</text:p>
          </table:table-cell>
          <table:table-cell office:value-type="float" office:value="1.94278E-017" calcext:value-type="float">
            <text:p>1.94278E-17</text:p>
          </table:table-cell>
          <table:table-cell office:value-type="float" office:value="1.59931E-016" calcext:value-type="float">
            <text:p>1.59931E-16</text:p>
          </table:table-cell>
          <table:table-cell office:value-type="float" office:value="3.55245E-016" calcext:value-type="float">
            <text:p>3.55245E-16</text:p>
          </table:table-cell>
          <table:table-cell office:value-type="float" office:value="-4.66267E-015" calcext:value-type="float">
            <text:p>-4.66267E-15</text:p>
          </table:table-cell>
          <table:table-cell office:value-type="float" office:value="-0.0000000000000543592" calcext:value-type="float">
            <text:p>-5.43592E-14</text:p>
          </table:table-cell>
          <table:table-cell office:value-type="float" office:value="-0.00000000000024035" calcext:value-type="float">
            <text:p>-2.4035E-13</text:p>
          </table:table-cell>
          <table:table-cell office:value-type="float" office:value="0.000000000000324309" calcext:value-type="float">
            <text:p>3.24309E-13</text:p>
          </table:table-cell>
          <table:table-cell office:value-type="float" office:value="0.0000000000123843" calcext:value-type="float">
            <text:p>1.23843E-11</text:p>
          </table:table-cell>
          <table:table-cell office:value-type="float" office:value="0.0000000000889884" calcext:value-type="float">
            <text:p>8.89884E-11</text:p>
          </table:table-cell>
          <table:table-cell office:value-type="float" office:value="0.000000000271432" calcext:value-type="float">
            <text:p>2.71432E-10</text:p>
          </table:table-cell>
          <table:table-cell office:value-type="float" office:value="-0.000000000916683" calcext:value-type="float">
            <text:p>-9.16683E-10</text:p>
          </table:table-cell>
          <table:table-cell office:value-type="float" office:value="-0.0000000166758" calcext:value-type="float">
            <text:p>-1.66758E-08</text:p>
          </table:table-cell>
          <table:table-cell office:value-type="float" office:value="-0.000000107967" calcext:value-type="float">
            <text:p>-1.07967E-07</text:p>
          </table:table-cell>
          <table:table-cell office:value-type="float" office:value="-0.000000384553" calcext:value-type="float">
            <text:p>-3.84553E-07</text:p>
          </table:table-cell>
          <table:table-cell office:value-type="float" office:value="-0.0000000814232" calcext:value-type="float">
            <text:p>-8.14232E-08</text:p>
          </table:table-cell>
          <table:table-cell office:value-type="float" office:value="0.00000971146" calcext:value-type="float">
            <text:p>9.71146E-06</text:p>
          </table:table-cell>
          <table:table-cell office:value-type="float" office:value="0.0000825321" calcext:value-type="float">
            <text:p>8.25321E-05</text:p>
          </table:table-cell>
          <table:table-cell office:value-type="float" office:value="0.00045457" calcext:value-type="float">
            <text:p>0.00045457</text:p>
          </table:table-cell>
          <table:table-cell office:value-type="float" office:value="0.00195439" calcext:value-type="float">
            <text:p>0.00195439</text:p>
          </table:table-cell>
          <table:table-cell office:value-type="float" office:value="0.00695136" calcext:value-type="float">
            <text:p>0.00695136</text:p>
          </table:table-cell>
          <table:table-cell office:value-type="float" office:value="0.0209725" calcext:value-type="float">
            <text:p>0.0209725</text:p>
          </table:table-cell>
          <table:table-cell office:value-type="float" office:value="0.0543236" calcext:value-type="float">
            <text:p>0.0543236</text:p>
          </table:table-cell>
          <table:table-cell office:value-type="float" office:value="0.121492" calcext:value-type="float">
            <text:p>0.121492</text:p>
          </table:table-cell>
          <table:table-cell office:value-type="float" office:value="0.235098" calcext:value-type="float">
            <text:p>0.235098</text:p>
          </table:table-cell>
          <table:table-cell office:value-type="float" office:value="0.393656" calcext:value-type="float">
            <text:p>0.393656</text:p>
          </table:table-cell>
          <table:table-cell office:value-type="float" office:value="0.569769" calcext:value-type="float">
            <text:p>0.569769</text:p>
          </table:table-cell>
          <table:table-cell office:value-type="float" office:value="0.711843" calcext:value-type="float">
            <text:p>0.711843</text:p>
          </table:table-cell>
          <table:table-cell office:value-type="float" office:value="0.76679" calcext:value-type="float">
            <text:p>0.76679</text:p>
          </table:table-cell>
          <table:table-cell office:value-type="float" office:value="0.711843" calcext:value-type="float">
            <text:p>0.711843</text:p>
          </table:table-cell>
          <table:table-cell office:value-type="float" office:value="0.569769" calcext:value-type="float">
            <text:p>0.569769</text:p>
          </table:table-cell>
          <table:table-cell office:value-type="float" office:value="0.393656" calcext:value-type="float">
            <text:p>0.393656</text:p>
          </table:table-cell>
          <table:table-cell office:value-type="float" office:value="0.235098" calcext:value-type="float">
            <text:p>0.235098</text:p>
          </table:table-cell>
          <table:table-cell office:value-type="float" office:value="0.121492" calcext:value-type="float">
            <text:p>0.121492</text:p>
          </table:table-cell>
          <table:table-cell office:value-type="float" office:value="0.0543236" calcext:value-type="float">
            <text:p>0.0543236</text:p>
          </table:table-cell>
          <table:table-cell office:value-type="float" office:value="0.0209725" calcext:value-type="float">
            <text:p>0.0209725</text:p>
          </table:table-cell>
          <table:table-cell office:value-type="float" office:value="0.00695136" calcext:value-type="float">
            <text:p>0.00695136</text:p>
          </table:table-cell>
          <table:table-cell office:value-type="float" office:value="0.00195439" calcext:value-type="float">
            <text:p>0.00195439</text:p>
          </table:table-cell>
          <table:table-cell office:value-type="float" office:value="0.00045457" calcext:value-type="float">
            <text:p>0.00045457</text:p>
          </table:table-cell>
          <table:table-cell office:value-type="float" office:value="0.0000825321" calcext:value-type="float">
            <text:p>8.25321E-05</text:p>
          </table:table-cell>
          <table:table-cell office:value-type="float" office:value="0.00000971146" calcext:value-type="float">
            <text:p>9.71146E-06</text:p>
          </table:table-cell>
          <table:table-cell office:value-type="float" office:value="-0.0000000814232" calcext:value-type="float">
            <text:p>-8.14232E-08</text:p>
          </table:table-cell>
          <table:table-cell office:value-type="float" office:value="-0.000000384553" calcext:value-type="float">
            <text:p>-3.84553E-07</text:p>
          </table:table-cell>
          <table:table-cell office:value-type="float" office:value="-0.000000107967" calcext:value-type="float">
            <text:p>-1.07967E-07</text:p>
          </table:table-cell>
          <table:table-cell office:value-type="float" office:value="-0.0000000166758" calcext:value-type="float">
            <text:p>-1.66758E-08</text:p>
          </table:table-cell>
          <table:table-cell office:value-type="float" office:value="-0.000000000916683" calcext:value-type="float">
            <text:p>-9.16683E-10</text:p>
          </table:table-cell>
          <table:table-cell office:value-type="float" office:value="0.000000000271432" calcext:value-type="float">
            <text:p>2.71432E-10</text:p>
          </table:table-cell>
          <table:table-cell office:value-type="float" office:value="0.0000000000889884" calcext:value-type="float">
            <text:p>8.89884E-11</text:p>
          </table:table-cell>
          <table:table-cell office:value-type="float" office:value="0.0000000000123843" calcext:value-type="float">
            <text:p>1.23843E-11</text:p>
          </table:table-cell>
          <table:table-cell office:value-type="float" office:value="0.000000000000324309" calcext:value-type="float">
            <text:p>3.24309E-13</text:p>
          </table:table-cell>
          <table:table-cell office:value-type="float" office:value="-0.00000000000024035" calcext:value-type="float">
            <text:p>-2.4035E-13</text:p>
          </table:table-cell>
          <table:table-cell office:value-type="float" office:value="-0.0000000000000543592" calcext:value-type="float">
            <text:p>-5.43592E-14</text:p>
          </table:table-cell>
          <table:table-cell office:value-type="float" office:value="-4.66267E-015" calcext:value-type="float">
            <text:p>-4.66267E-15</text:p>
          </table:table-cell>
          <table:table-cell office:value-type="float" office:value="3.55245E-016" calcext:value-type="float">
            <text:p>3.55245E-16</text:p>
          </table:table-cell>
          <table:table-cell office:value-type="float" office:value="1.59931E-016" calcext:value-type="float">
            <text:p>1.59931E-16</text:p>
          </table:table-cell>
          <table:table-cell office:value-type="float" office:value="1.94278E-017" calcext:value-type="float">
            <text:p>1.94278E-17</text:p>
          </table:table-cell>
          <table:table-cell office:value-type="float" office:value="-2.1523E-020" calcext:value-type="float">
            <text:p>-2.1523E-20</text:p>
          </table:table-cell>
          <table:table-cell office:value-type="float" office:value="-3.73751E-019" calcext:value-type="float">
            <text:p>-3.73751E-19</text:p>
          </table:table-cell>
          <table:table-cell office:value-type="float" office:value="-5.60029E-020" calcext:value-type="float">
            <text:p>-5.60029E-20</text:p>
          </table:table-cell>
          <table:table-cell office:value-type="float" office:value="-1.49938E-021" calcext:value-type="float">
            <text:p>-1.49938E-21</text:p>
          </table:table-cell>
          <table:table-cell office:value-type="float" office:value="7.6067E-022" calcext:value-type="float">
            <text:p>7.6067E-22</text:p>
          </table:table-cell>
          <table:table-cell office:value-type="float" office:value="1.302E-022" calcext:value-type="float">
            <text:p>1.302E-22</text:p>
          </table:table-cell>
          <table:table-cell office:value-type="float" office:value="4.95411E-024" calcext:value-type="float">
            <text:p>4.95411E-24</text:p>
          </table:table-cell>
          <table:table-cell office:value-type="float" office:value="-1.43612E-024" calcext:value-type="float">
            <text:p>-1.43612E-24</text:p>
          </table:table-cell>
          <table:table-cell office:value-type="float" office:value="-2.59494E-025" calcext:value-type="float">
            <text:p>-2.59494E-25</text:p>
          </table:table-cell>
          <table:table-cell office:value-type="float" office:value="-1.02782E-026" calcext:value-type="float">
            <text:p>-1.02782E-26</text:p>
          </table:table-cell>
          <table:table-cell office:value-type="float" office:value="2.60697E-027" calcext:value-type="float">
            <text:p>2.60697E-27</text:p>
          </table:table-cell>
          <table:table-cell office:value-type="float" office:value="4.55342E-028" calcext:value-type="float">
            <text:p>4.55342E-28</text:p>
          </table:table-cell>
          <table:table-cell office:value-type="float" office:value="1.5399E-029" calcext:value-type="float">
            <text:p>1.5399E-29</text:p>
          </table:table-cell>
          <table:table-cell office:value-type="float" office:value="-4.56903E-030" calcext:value-type="float">
            <text:p>-4.56903E-30</text:p>
          </table:table-cell>
          <table:table-cell office:value-type="float" office:value="-7.08449E-031" calcext:value-type="float">
            <text:p>-7.08449E-31</text:p>
          </table:table-cell>
          <table:table-cell office:value-type="float" office:value="-1.53209E-032" calcext:value-type="float">
            <text:p>-1.53209E-32</text:p>
          </table:table-cell>
          <table:table-cell office:value-type="float" office:value="7.57997E-033" calcext:value-type="float">
            <text:p>7.57997E-33</text:p>
          </table:table-cell>
          <table:table-cell office:value-type="float" office:value="9.69963E-034" calcext:value-type="float">
            <text:p>9.69963E-34</text:p>
          </table:table-cell>
          <table:table-cell office:value-type="float" office:value="2.71696E-036" calcext:value-type="float">
            <text:p>2.71696E-36</text:p>
          </table:table-cell>
          <table:table-cell office:value-type="float" office:value="-1.15277E-035" calcext:value-type="float">
            <text:p>-1.15277E-35</text:p>
          </table:table-cell>
          <table:table-cell office:value-type="float" office:value="-9.39949E-038" calcext:value-type="float">
            <text:p>-9.39949E-38</text:p>
          </table:table-cell>
          <table:table-cell office:value-type="float" office:value="3.20062E-036" calcext:value-type="float">
            <text:p>3.20062E-36</text:p>
          </table:table-cell>
          <table:table-cell office:value-type="float" office:value="-9.14378E-035" calcext:value-type="float">
            <text:p>-9.14378E-35</text:p>
          </table:table-cell>
        </table:table-row>
        <table:table-row table:style-name="ro1">
          <table:table-cell office:value-type="float" office:value="-4.78073E-034" calcext:value-type="float">
            <text:p>-4.78073E-34</text:p>
          </table:table-cell>
          <table:table-cell office:value-type="float" office:value="-1.32565E-034" calcext:value-type="float">
            <text:p>-1.32565E-34</text:p>
          </table:table-cell>
          <table:table-cell office:value-type="float" office:value="-7.3661E-036" calcext:value-type="float">
            <text:p>-7.3661E-36</text:p>
          </table:table-cell>
          <table:table-cell office:value-type="float" office:value="1.72311E-034" calcext:value-type="float">
            <text:p>1.72311E-34</text:p>
          </table:table-cell>
          <table:table-cell office:value-type="float" office:value="1.56957E-033" calcext:value-type="float">
            <text:p>1.56957E-33</text:p>
          </table:table-cell>
          <table:table-cell office:value-type="float" office:value="9.83297E-035" calcext:value-type="float">
            <text:p>9.83297E-35</text:p>
          </table:table-cell>
          <table:table-cell office:value-type="float" office:value="-1.11875E-031" calcext:value-type="float">
            <text:p>-1.11875E-31</text:p>
          </table:table-cell>
          <table:table-cell office:value-type="float" office:value="-9.08665E-031" calcext:value-type="float">
            <text:p>-9.08665E-31</text:p>
          </table:table-cell>
          <table:table-cell office:value-type="float" office:value="3.80081E-031" calcext:value-type="float">
            <text:p>3.80081E-31</text:p>
          </table:table-cell>
          <table:table-cell office:value-type="float" office:value="6.44859E-029" calcext:value-type="float">
            <text:p>6.44859E-29</text:p>
          </table:table-cell>
          <table:table-cell office:value-type="float" office:value="4.97426E-028" calcext:value-type="float">
            <text:p>4.97426E-28</text:p>
          </table:table-cell>
          <table:table-cell office:value-type="float" office:value="-1.38591E-028" calcext:value-type="float">
            <text:p>-1.38591E-28</text:p>
          </table:table-cell>
          <table:table-cell office:value-type="float" office:value="-3.26291E-026" calcext:value-type="float">
            <text:p>-3.26291E-26</text:p>
          </table:table-cell>
          <table:table-cell office:value-type="float" office:value="-2.56947E-025" calcext:value-type="float">
            <text:p>-2.56947E-25</text:p>
          </table:table-cell>
          <table:table-cell office:value-type="float" office:value="-1.20407E-025" calcext:value-type="float">
            <text:p>-1.20407E-25</text:p>
          </table:table-cell>
          <table:table-cell office:value-type="float" office:value="1.41835E-023" calcext:value-type="float">
            <text:p>1.41835E-23</text:p>
          </table:table-cell>
          <table:table-cell office:value-type="float" office:value="1.22705E-022" calcext:value-type="float">
            <text:p>1.22705E-22</text:p>
          </table:table-cell>
          <table:table-cell office:value-type="float" office:value="2.06507E-022" calcext:value-type="float">
            <text:p>2.06507E-22</text:p>
          </table:table-cell>
          <table:table-cell office:value-type="float" office:value="-5.01691E-021" calcext:value-type="float">
            <text:p>-5.01691E-21</text:p>
          </table:table-cell>
          <table:table-cell office:value-type="float" office:value="-5.20125E-020" calcext:value-type="float">
            <text:p>-5.20125E-20</text:p>
          </table:table-cell>
          <table:table-cell office:value-type="float" office:value="-1.6633E-019" calcext:value-type="float">
            <text:p>-1.6633E-19</text:p>
          </table:table-cell>
          <table:table-cell office:value-type="float" office:value="1.24887E-018" calcext:value-type="float">
            <text:p>1.24887E-18</text:p>
          </table:table-cell>
          <table:table-cell office:value-type="float" office:value="1.83258E-017" calcext:value-type="float">
            <text:p>1.83258E-17</text:p>
          </table:table-cell>
          <table:table-cell office:value-type="float" office:value="9.11981E-017" calcext:value-type="float">
            <text:p>9.11981E-17</text:p>
          </table:table-cell>
          <table:table-cell office:value-type="float" office:value="-8.96106E-017" calcext:value-type="float">
            <text:p>-8.96106E-17</text:p>
          </table:table-cell>
          <table:table-cell office:value-type="float" office:value="-4.76104E-015" calcext:value-type="float">
            <text:p>-4.76104E-15</text:p>
          </table:table-cell>
          <table:table-cell office:value-type="float" office:value="-0.0000000000000352186" calcext:value-type="float">
            <text:p>-3.52186E-14</text:p>
          </table:table-cell>
          <table:table-cell office:value-type="float" office:value="-0.0000000000000931801" calcext:value-type="float">
            <text:p>-9.31801E-14</text:p>
          </table:table-cell>
          <table:table-cell office:value-type="float" office:value="0.00000000000062935" calcext:value-type="float">
            <text:p>6.2935E-13</text:p>
          </table:table-cell>
          <table:table-cell office:value-type="float" office:value="0.00000000000871357" calcext:value-type="float">
            <text:p>8.71357E-12</text:p>
          </table:table-cell>
          <table:table-cell office:value-type="float" office:value="0.0000000000485921" calcext:value-type="float">
            <text:p>4.85921E-11</text:p>
          </table:table-cell>
          <table:table-cell office:value-type="float" office:value="0.0000000000943505" calcext:value-type="float">
            <text:p>9.43505E-11</text:p>
          </table:table-cell>
          <table:table-cell office:value-type="float" office:value="-0.000000000851865" calcext:value-type="float">
            <text:p>-8.51865E-10</text:p>
          </table:table-cell>
          <table:table-cell office:value-type="float" office:value="-0.0000000100357" calcext:value-type="float">
            <text:p>-1.00357E-08</text:p>
          </table:table-cell>
          <table:table-cell office:value-type="float" office:value="-0.000000056764" calcext:value-type="float">
            <text:p>-5.6764E-08</text:p>
          </table:table-cell>
          <table:table-cell office:value-type="float" office:value="-0.000000177441" calcext:value-type="float">
            <text:p>-1.77441E-07</text:p>
          </table:table-cell>
          <table:table-cell office:value-type="float" office:value="0.0000000961592" calcext:value-type="float">
            <text:p>9.61592E-08</text:p>
          </table:table-cell>
          <table:table-cell office:value-type="float" office:value="0.00000542261" calcext:value-type="float">
            <text:p>5.42261E-06</text:p>
          </table:table-cell>
          <table:table-cell office:value-type="float" office:value="0.0000426171" calcext:value-type="float">
            <text:p>4.26171E-05</text:p>
          </table:table-cell>
          <table:table-cell office:value-type="float" office:value="0.000228537" calcext:value-type="float">
            <text:p>0.000228537</text:p>
          </table:table-cell>
          <table:table-cell office:value-type="float" office:value="0.000976459" calcext:value-type="float">
            <text:p>0.000976459</text:p>
          </table:table-cell>
          <table:table-cell office:value-type="float" office:value="0.00350164" calcext:value-type="float">
            <text:p>0.00350164</text:p>
          </table:table-cell>
          <table:table-cell office:value-type="float" office:value="0.0107896" calcext:value-type="float">
            <text:p>0.0107896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.0677685" calcext:value-type="float">
            <text:p>0.0677685</text:p>
          </table:table-cell>
          <table:table-cell office:value-type="float" office:value="0.139396" calcext:value-type="float">
            <text:p>0.139396</text:p>
          </table:table-cell>
          <table:table-cell office:value-type="float" office:value="0.251835" calcext:value-type="float">
            <text:p>0.251835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0.678449" calcext:value-type="float">
            <text:p>0.678449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678449" calcext:value-type="float">
            <text:p>0.678449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0.251835" calcext:value-type="float">
            <text:p>0.251835</text:p>
          </table:table-cell>
          <table:table-cell office:value-type="float" office:value="0.139396" calcext:value-type="float">
            <text:p>0.139396</text:p>
          </table:table-cell>
          <table:table-cell office:value-type="float" office:value="0.0677685" calcext:value-type="float">
            <text:p>0.0677685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.0107896" calcext:value-type="float">
            <text:p>0.0107896</text:p>
          </table:table-cell>
          <table:table-cell office:value-type="float" office:value="0.00350164" calcext:value-type="float">
            <text:p>0.00350164</text:p>
          </table:table-cell>
          <table:table-cell office:value-type="float" office:value="0.000976459" calcext:value-type="float">
            <text:p>0.000976459</text:p>
          </table:table-cell>
          <table:table-cell office:value-type="float" office:value="0.000228537" calcext:value-type="float">
            <text:p>0.000228537</text:p>
          </table:table-cell>
          <table:table-cell office:value-type="float" office:value="0.0000426171" calcext:value-type="float">
            <text:p>4.26171E-05</text:p>
          </table:table-cell>
          <table:table-cell office:value-type="float" office:value="0.00000542261" calcext:value-type="float">
            <text:p>5.42261E-06</text:p>
          </table:table-cell>
          <table:table-cell office:value-type="float" office:value="0.0000000961592" calcext:value-type="float">
            <text:p>9.61592E-08</text:p>
          </table:table-cell>
          <table:table-cell office:value-type="float" office:value="-0.000000177441" calcext:value-type="float">
            <text:p>-1.77441E-07</text:p>
          </table:table-cell>
          <table:table-cell office:value-type="float" office:value="-0.000000056764" calcext:value-type="float">
            <text:p>-5.6764E-08</text:p>
          </table:table-cell>
          <table:table-cell office:value-type="float" office:value="-0.0000000100357" calcext:value-type="float">
            <text:p>-1.00357E-08</text:p>
          </table:table-cell>
          <table:table-cell office:value-type="float" office:value="-0.000000000851865" calcext:value-type="float">
            <text:p>-8.51865E-10</text:p>
          </table:table-cell>
          <table:table-cell office:value-type="float" office:value="0.0000000000943505" calcext:value-type="float">
            <text:p>9.43505E-11</text:p>
          </table:table-cell>
          <table:table-cell office:value-type="float" office:value="0.0000000000485921" calcext:value-type="float">
            <text:p>4.85921E-11</text:p>
          </table:table-cell>
          <table:table-cell office:value-type="float" office:value="0.00000000000871357" calcext:value-type="float">
            <text:p>8.71357E-12</text:p>
          </table:table-cell>
          <table:table-cell office:value-type="float" office:value="0.00000000000062935" calcext:value-type="float">
            <text:p>6.2935E-13</text:p>
          </table:table-cell>
          <table:table-cell office:value-type="float" office:value="-0.0000000000000931801" calcext:value-type="float">
            <text:p>-9.31801E-14</text:p>
          </table:table-cell>
          <table:table-cell office:value-type="float" office:value="-0.0000000000000352186" calcext:value-type="float">
            <text:p>-3.52186E-14</text:p>
          </table:table-cell>
          <table:table-cell office:value-type="float" office:value="-4.76104E-015" calcext:value-type="float">
            <text:p>-4.76104E-15</text:p>
          </table:table-cell>
          <table:table-cell office:value-type="float" office:value="-8.96106E-017" calcext:value-type="float">
            <text:p>-8.96106E-17</text:p>
          </table:table-cell>
          <table:table-cell office:value-type="float" office:value="9.11981E-017" calcext:value-type="float">
            <text:p>9.11981E-17</text:p>
          </table:table-cell>
          <table:table-cell office:value-type="float" office:value="1.83258E-017" calcext:value-type="float">
            <text:p>1.83258E-17</text:p>
          </table:table-cell>
          <table:table-cell office:value-type="float" office:value="1.24887E-018" calcext:value-type="float">
            <text:p>1.24887E-18</text:p>
          </table:table-cell>
          <table:table-cell office:value-type="float" office:value="-1.6633E-019" calcext:value-type="float">
            <text:p>-1.6633E-19</text:p>
          </table:table-cell>
          <table:table-cell office:value-type="float" office:value="-5.20125E-020" calcext:value-type="float">
            <text:p>-5.20125E-20</text:p>
          </table:table-cell>
          <table:table-cell office:value-type="float" office:value="-5.01691E-021" calcext:value-type="float">
            <text:p>-5.01691E-21</text:p>
          </table:table-cell>
          <table:table-cell office:value-type="float" office:value="2.06507E-022" calcext:value-type="float">
            <text:p>2.06507E-22</text:p>
          </table:table-cell>
          <table:table-cell office:value-type="float" office:value="1.22705E-022" calcext:value-type="float">
            <text:p>1.22705E-22</text:p>
          </table:table-cell>
          <table:table-cell office:value-type="float" office:value="1.41835E-023" calcext:value-type="float">
            <text:p>1.41835E-23</text:p>
          </table:table-cell>
          <table:table-cell office:value-type="float" office:value="-1.20407E-025" calcext:value-type="float">
            <text:p>-1.20407E-25</text:p>
          </table:table-cell>
          <table:table-cell office:value-type="float" office:value="-2.56947E-025" calcext:value-type="float">
            <text:p>-2.56947E-25</text:p>
          </table:table-cell>
          <table:table-cell office:value-type="float" office:value="-3.26291E-026" calcext:value-type="float">
            <text:p>-3.26291E-26</text:p>
          </table:table-cell>
          <table:table-cell office:value-type="float" office:value="-1.38591E-028" calcext:value-type="float">
            <text:p>-1.38591E-28</text:p>
          </table:table-cell>
          <table:table-cell office:value-type="float" office:value="4.97426E-028" calcext:value-type="float">
            <text:p>4.97426E-28</text:p>
          </table:table-cell>
          <table:table-cell office:value-type="float" office:value="6.44859E-029" calcext:value-type="float">
            <text:p>6.44859E-29</text:p>
          </table:table-cell>
          <table:table-cell office:value-type="float" office:value="3.80081E-031" calcext:value-type="float">
            <text:p>3.80081E-31</text:p>
          </table:table-cell>
          <table:table-cell office:value-type="float" office:value="-9.08665E-031" calcext:value-type="float">
            <text:p>-9.08665E-31</text:p>
          </table:table-cell>
          <table:table-cell office:value-type="float" office:value="-1.11875E-031" calcext:value-type="float">
            <text:p>-1.11875E-31</text:p>
          </table:table-cell>
          <table:table-cell office:value-type="float" office:value="9.83297E-035" calcext:value-type="float">
            <text:p>9.83297E-35</text:p>
          </table:table-cell>
          <table:table-cell office:value-type="float" office:value="1.56957E-033" calcext:value-type="float">
            <text:p>1.56957E-33</text:p>
          </table:table-cell>
          <table:table-cell office:value-type="float" office:value="1.72311E-034" calcext:value-type="float">
            <text:p>1.72311E-34</text:p>
          </table:table-cell>
          <table:table-cell office:value-type="float" office:value="-7.3661E-036" calcext:value-type="float">
            <text:p>-7.3661E-36</text:p>
          </table:table-cell>
          <table:table-cell office:value-type="float" office:value="-1.32565E-034" calcext:value-type="float">
            <text:p>-1.32565E-34</text:p>
          </table:table-cell>
          <table:table-cell office:value-type="float" office:value="-4.78073E-034" calcext:value-type="float">
            <text:p>-4.78073E-34</text:p>
          </table:table-cell>
        </table:table-row>
        <table:table-row table:style-name="ro1">
          <table:table-cell office:value-type="float" office:value="2.89799E-032" calcext:value-type="float">
            <text:p>2.89799E-32</text:p>
          </table:table-cell>
          <table:table-cell office:value-type="float" office:value="1.5927E-033" calcext:value-type="float">
            <text:p>1.5927E-33</text:p>
          </table:table-cell>
          <table:table-cell office:value-type="float" office:value="1.69158E-034" calcext:value-type="float">
            <text:p>1.69158E-34</text:p>
          </table:table-cell>
          <table:table-cell office:value-type="float" office:value="-3.26644E-035" calcext:value-type="float">
            <text:p>-3.26644E-35</text:p>
          </table:table-cell>
          <table:table-cell office:value-type="float" office:value="-2.41573E-032" calcext:value-type="float">
            <text:p>-2.41573E-32</text:p>
          </table:table-cell>
          <table:table-cell office:value-type="float" office:value="-1.94718E-031" calcext:value-type="float">
            <text:p>-1.94718E-31</text:p>
          </table:table-cell>
          <table:table-cell office:value-type="float" office:value="-1.8505E-032" calcext:value-type="float">
            <text:p>-1.8505E-32</text:p>
          </table:table-cell>
          <table:table-cell office:value-type="float" office:value="1.20941E-029" calcext:value-type="float">
            <text:p>1.20941E-29</text:p>
          </table:table-cell>
          <table:table-cell office:value-type="float" office:value="9.88799E-029" calcext:value-type="float">
            <text:p>9.88799E-29</text:p>
          </table:table-cell>
          <table:table-cell office:value-type="float" office:value="6.99724E-029" calcext:value-type="float">
            <text:p>6.99724E-29</text:p>
          </table:table-cell>
          <table:table-cell office:value-type="float" office:value="-5.28398E-027" calcext:value-type="float">
            <text:p>-5.28398E-27</text:p>
          </table:table-cell>
          <table:table-cell office:value-type="float" office:value="-4.69883E-026" calcext:value-type="float">
            <text:p>-4.69883E-26</text:p>
          </table:table-cell>
          <table:table-cell office:value-type="float" office:value="-8.28513E-026" calcext:value-type="float">
            <text:p>-8.28513E-26</text:p>
          </table:table-cell>
          <table:table-cell office:value-type="float" office:value="1.92945E-024" calcext:value-type="float">
            <text:p>1.92945E-24</text:p>
          </table:table-cell>
          <table:table-cell office:value-type="float" office:value="2.02313E-023" calcext:value-type="float">
            <text:p>2.02313E-23</text:p>
          </table:table-cell>
          <table:table-cell office:value-type="float" office:value="6.31968E-023" calcext:value-type="float">
            <text:p>6.31968E-23</text:p>
          </table:table-cell>
          <table:table-cell office:value-type="float" office:value="-5.27634E-022" calcext:value-type="float">
            <text:p>-5.27634E-22</text:p>
          </table:table-cell>
          <table:table-cell office:value-type="float" office:value="-7.4994E-021" calcext:value-type="float">
            <text:p>-7.4994E-21</text:p>
          </table:table-cell>
          <table:table-cell office:value-type="float" office:value="-3.55463E-020" calcext:value-type="float">
            <text:p>-3.55463E-20</text:p>
          </table:table-cell>
          <table:table-cell office:value-type="float" office:value="6.67036E-020" calcext:value-type="float">
            <text:p>6.67036E-20</text:p>
          </table:table-cell>
          <table:table-cell office:value-type="float" office:value="2.19747E-018" calcext:value-type="float">
            <text:p>2.19747E-18</text:p>
          </table:table-cell>
          <table:table-cell office:value-type="float" office:value="1.50198E-017" calcext:value-type="float">
            <text:p>1.50198E-17</text:p>
          </table:table-cell>
          <table:table-cell office:value-type="float" office:value="2.70621E-017" calcext:value-type="float">
            <text:p>2.70621E-17</text:p>
          </table:table-cell>
          <table:table-cell office:value-type="float" office:value="-4.15422E-016" calcext:value-type="float">
            <text:p>-4.15422E-16</text:p>
          </table:table-cell>
          <table:table-cell office:value-type="float" office:value="-4.5248E-015" calcext:value-type="float">
            <text:p>-4.5248E-15</text:p>
          </table:table-cell>
          <table:table-cell office:value-type="float" office:value="-0.0000000000000206587" calcext:value-type="float">
            <text:p>-2.06587E-14</text:p>
          </table:table-cell>
          <table:table-cell office:value-type="float" office:value="4.02804E-015" calcext:value-type="float">
            <text:p>4.02804E-15</text:p>
          </table:table-cell>
          <table:table-cell office:value-type="float" office:value="0.000000000000798916" calcext:value-type="float">
            <text:p>7.98916E-13</text:p>
          </table:table-cell>
          <table:table-cell office:value-type="float" office:value="0.00000000000642902" calcext:value-type="float">
            <text:p>6.42902E-12</text:p>
          </table:table-cell>
          <table:table-cell office:value-type="float" office:value="0.0000000000254665" calcext:value-type="float">
            <text:p>2.54665E-11</text:p>
          </table:table-cell>
          <table:table-cell office:value-type="float" office:value="-0.00000000000250899" calcext:value-type="float">
            <text:p>-2.50899E-12</text:p>
          </table:table-cell>
          <table:table-cell office:value-type="float" office:value="-0.000000000827386" calcext:value-type="float">
            <text:p>-8.27386E-10</text:p>
          </table:table-cell>
          <table:table-cell office:value-type="float" office:value="-0.00000000675094" calcext:value-type="float">
            <text:p>-6.75094E-09</text:p>
          </table:table-cell>
          <table:table-cell office:value-type="float" office:value="-0.0000000317613" calcext:value-type="float">
            <text:p>-3.17613E-08</text:p>
          </table:table-cell>
          <table:table-cell office:value-type="float" office:value="-0.0000000757527" calcext:value-type="float">
            <text:p>-7.57527E-08</text:p>
          </table:table-cell>
          <table:table-cell office:value-type="float" office:value="0.000000210341" calcext:value-type="float">
            <text:p>2.10341E-07</text:p>
          </table:table-cell>
          <table:table-cell office:value-type="float" office:value="0.00000364364" calcext:value-type="float">
            <text:p>3.64364E-06</text:p>
          </table:table-cell>
          <table:table-cell office:value-type="float" office:value="0.0000252671" calcext:value-type="float">
            <text:p>2.52671E-05</text:p>
          </table:table-cell>
          <table:table-cell office:value-type="float" office:value="0.000128301" calcext:value-type="float">
            <text:p>0.000128301</text:p>
          </table:table-cell>
          <table:table-cell office:value-type="float" office:value="0.000533339" calcext:value-type="float">
            <text:p>0.000533339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585136" calcext:value-type="float">
            <text:p>0.00585136</text:p>
          </table:table-cell>
          <table:table-cell office:value-type="float" office:value="0.0159284" calcext:value-type="float">
            <text:p>0.0159284</text:p>
          </table:table-cell>
          <table:table-cell office:value-type="float" office:value="0.0384087" calcext:value-type="float">
            <text:p>0.0384087</text:p>
          </table:table-cell>
          <table:table-cell office:value-type="float" office:value="0.0823003" calcext:value-type="float">
            <text:p>0.0823003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266393" calcext:value-type="float">
            <text:p>0.266393</text:p>
          </table:table-cell>
          <table:table-cell office:value-type="float" office:value="0.402441" calcext:value-type="float">
            <text:p>0.402441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645808" calcext:value-type="float">
            <text:p>0.645808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0.645808" calcext:value-type="float">
            <text:p>0.645808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402441" calcext:value-type="float">
            <text:p>0.402441</text:p>
          </table:table-cell>
          <table:table-cell office:value-type="float" office:value="0.266393" calcext:value-type="float">
            <text:p>0.266393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0823003" calcext:value-type="float">
            <text:p>0.0823003</text:p>
          </table:table-cell>
          <table:table-cell office:value-type="float" office:value="0.0384087" calcext:value-type="float">
            <text:p>0.0384087</text:p>
          </table:table-cell>
          <table:table-cell office:value-type="float" office:value="0.0159284" calcext:value-type="float">
            <text:p>0.0159284</text:p>
          </table:table-cell>
          <table:table-cell office:value-type="float" office:value="0.00585136" calcext:value-type="float">
            <text:p>0.00585136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0533339" calcext:value-type="float">
            <text:p>0.000533339</text:p>
          </table:table-cell>
          <table:table-cell office:value-type="float" office:value="0.000128301" calcext:value-type="float">
            <text:p>0.000128301</text:p>
          </table:table-cell>
          <table:table-cell office:value-type="float" office:value="0.0000252671" calcext:value-type="float">
            <text:p>2.52671E-05</text:p>
          </table:table-cell>
          <table:table-cell office:value-type="float" office:value="0.00000364364" calcext:value-type="float">
            <text:p>3.64364E-06</text:p>
          </table:table-cell>
          <table:table-cell office:value-type="float" office:value="0.000000210341" calcext:value-type="float">
            <text:p>2.10341E-07</text:p>
          </table:table-cell>
          <table:table-cell office:value-type="float" office:value="-0.0000000757527" calcext:value-type="float">
            <text:p>-7.57527E-08</text:p>
          </table:table-cell>
          <table:table-cell office:value-type="float" office:value="-0.0000000317613" calcext:value-type="float">
            <text:p>-3.17613E-08</text:p>
          </table:table-cell>
          <table:table-cell office:value-type="float" office:value="-0.00000000675094" calcext:value-type="float">
            <text:p>-6.75094E-09</text:p>
          </table:table-cell>
          <table:table-cell office:value-type="float" office:value="-0.000000000827386" calcext:value-type="float">
            <text:p>-8.27386E-10</text:p>
          </table:table-cell>
          <table:table-cell office:value-type="float" office:value="-0.00000000000250899" calcext:value-type="float">
            <text:p>-2.50899E-12</text:p>
          </table:table-cell>
          <table:table-cell office:value-type="float" office:value="0.0000000000254665" calcext:value-type="float">
            <text:p>2.54665E-11</text:p>
          </table:table-cell>
          <table:table-cell office:value-type="float" office:value="0.00000000000642902" calcext:value-type="float">
            <text:p>6.42902E-12</text:p>
          </table:table-cell>
          <table:table-cell office:value-type="float" office:value="0.000000000000798916" calcext:value-type="float">
            <text:p>7.98916E-13</text:p>
          </table:table-cell>
          <table:table-cell office:value-type="float" office:value="4.02804E-015" calcext:value-type="float">
            <text:p>4.02804E-15</text:p>
          </table:table-cell>
          <table:table-cell office:value-type="float" office:value="-0.0000000000000206587" calcext:value-type="float">
            <text:p>-2.06587E-14</text:p>
          </table:table-cell>
          <table:table-cell office:value-type="float" office:value="-4.5248E-015" calcext:value-type="float">
            <text:p>-4.5248E-15</text:p>
          </table:table-cell>
          <table:table-cell office:value-type="float" office:value="-4.15422E-016" calcext:value-type="float">
            <text:p>-4.15422E-16</text:p>
          </table:table-cell>
          <table:table-cell office:value-type="float" office:value="2.70621E-017" calcext:value-type="float">
            <text:p>2.70621E-17</text:p>
          </table:table-cell>
          <table:table-cell office:value-type="float" office:value="1.50198E-017" calcext:value-type="float">
            <text:p>1.50198E-17</text:p>
          </table:table-cell>
          <table:table-cell office:value-type="float" office:value="2.19747E-018" calcext:value-type="float">
            <text:p>2.19747E-18</text:p>
          </table:table-cell>
          <table:table-cell office:value-type="float" office:value="6.67036E-020" calcext:value-type="float">
            <text:p>6.67036E-20</text:p>
          </table:table-cell>
          <table:table-cell office:value-type="float" office:value="-3.55463E-020" calcext:value-type="float">
            <text:p>-3.55463E-20</text:p>
          </table:table-cell>
          <table:table-cell office:value-type="float" office:value="-7.4994E-021" calcext:value-type="float">
            <text:p>-7.4994E-21</text:p>
          </table:table-cell>
          <table:table-cell office:value-type="float" office:value="-5.27634E-022" calcext:value-type="float">
            <text:p>-5.27634E-22</text:p>
          </table:table-cell>
          <table:table-cell office:value-type="float" office:value="6.31968E-023" calcext:value-type="float">
            <text:p>6.31968E-23</text:p>
          </table:table-cell>
          <table:table-cell office:value-type="float" office:value="2.02313E-023" calcext:value-type="float">
            <text:p>2.02313E-23</text:p>
          </table:table-cell>
          <table:table-cell office:value-type="float" office:value="1.92945E-024" calcext:value-type="float">
            <text:p>1.92945E-24</text:p>
          </table:table-cell>
          <table:table-cell office:value-type="float" office:value="-8.28513E-026" calcext:value-type="float">
            <text:p>-8.28513E-26</text:p>
          </table:table-cell>
          <table:table-cell office:value-type="float" office:value="-4.69883E-026" calcext:value-type="float">
            <text:p>-4.69883E-26</text:p>
          </table:table-cell>
          <table:table-cell office:value-type="float" office:value="-5.28398E-027" calcext:value-type="float">
            <text:p>-5.28398E-27</text:p>
          </table:table-cell>
          <table:table-cell office:value-type="float" office:value="6.99724E-029" calcext:value-type="float">
            <text:p>6.99724E-29</text:p>
          </table:table-cell>
          <table:table-cell office:value-type="float" office:value="9.88799E-029" calcext:value-type="float">
            <text:p>9.88799E-29</text:p>
          </table:table-cell>
          <table:table-cell office:value-type="float" office:value="1.20941E-029" calcext:value-type="float">
            <text:p>1.20941E-29</text:p>
          </table:table-cell>
          <table:table-cell office:value-type="float" office:value="-1.8505E-032" calcext:value-type="float">
            <text:p>-1.8505E-32</text:p>
          </table:table-cell>
          <table:table-cell office:value-type="float" office:value="-1.94718E-031" calcext:value-type="float">
            <text:p>-1.94718E-31</text:p>
          </table:table-cell>
          <table:table-cell office:value-type="float" office:value="-2.41573E-032" calcext:value-type="float">
            <text:p>-2.41573E-32</text:p>
          </table:table-cell>
          <table:table-cell office:value-type="float" office:value="-3.26644E-035" calcext:value-type="float">
            <text:p>-3.26644E-35</text:p>
          </table:table-cell>
          <table:table-cell office:value-type="float" office:value="1.69158E-034" calcext:value-type="float">
            <text:p>1.69158E-34</text:p>
          </table:table-cell>
          <table:table-cell office:value-type="float" office:value="1.5927E-033" calcext:value-type="float">
            <text:p>1.5927E-33</text:p>
          </table:table-cell>
          <table:table-cell office:value-type="float" office:value="2.89799E-032" calcext:value-type="float">
            <text:p>2.89799E-32</text:p>
          </table:table-cell>
        </table:table-row>
        <table:table-row table:style-name="ro1">
          <table:table-cell office:value-type="float" office:value="-3.92019E-031" calcext:value-type="float">
            <text:p>-3.92019E-31</text:p>
          </table:table-cell>
          <table:table-cell office:value-type="float" office:value="7.98479E-033" calcext:value-type="float">
            <text:p>7.98479E-33</text:p>
          </table:table-cell>
          <table:table-cell office:value-type="float" office:value="-1.177E-033" calcext:value-type="float">
            <text:p>-1.177E-33</text:p>
          </table:table-cell>
          <table:table-cell office:value-type="float" office:value="-4.59479E-032" calcext:value-type="float">
            <text:p>-4.59479E-32</text:p>
          </table:table-cell>
          <table:table-cell office:value-type="float" office:value="6.01812E-032" calcext:value-type="float">
            <text:p>6.01812E-32</text:p>
          </table:table-cell>
          <table:table-cell office:value-type="float" office:value="3.19371E-030" calcext:value-type="float">
            <text:p>3.19371E-30</text:p>
          </table:table-cell>
          <table:table-cell office:value-type="float" office:value="2.22632E-029" calcext:value-type="float">
            <text:p>2.22632E-29</text:p>
          </table:table-cell>
          <table:table-cell office:value-type="float" office:value="3.49032E-031" calcext:value-type="float">
            <text:p>3.49032E-31</text:p>
          </table:table-cell>
          <table:table-cell office:value-type="float" office:value="-1.22309E-027" calcext:value-type="float">
            <text:p>-1.22309E-27</text:p>
          </table:table-cell>
          <table:table-cell office:value-type="float" office:value="-9.93037E-027" calcext:value-type="float">
            <text:p>-9.93037E-27</text:p>
          </table:table-cell>
          <table:table-cell office:value-type="float" office:value="-1.59181E-026" calcext:value-type="float">
            <text:p>-1.59181E-26</text:p>
          </table:table-cell>
          <table:table-cell office:value-type="float" office:value="3.85122E-025" calcext:value-type="float">
            <text:p>3.85122E-25</text:p>
          </table:table-cell>
          <table:table-cell office:value-type="float" office:value="3.94537E-024" calcext:value-type="float">
            <text:p>3.94537E-24</text:p>
          </table:table-cell>
          <table:table-cell office:value-type="float" office:value="1.30814E-023" calcext:value-type="float">
            <text:p>1.30814E-23</text:p>
          </table:table-cell>
          <table:table-cell office:value-type="float" office:value="-8.45489E-023" calcext:value-type="float">
            <text:p>-8.45489E-23</text:p>
          </table:table-cell>
          <table:table-cell office:value-type="float" office:value="-1.31196E-021" calcext:value-type="float">
            <text:p>-1.31196E-21</text:p>
          </table:table-cell>
          <table:table-cell office:value-type="float" office:value="-6.83251E-021" calcext:value-type="float">
            <text:p>-6.83251E-21</text:p>
          </table:table-cell>
          <table:table-cell office:value-type="float" office:value="3.22908E-021" calcext:value-type="float">
            <text:p>3.22908E-21</text:p>
          </table:table-cell>
          <table:table-cell office:value-type="float" office:value="3.27302E-019" calcext:value-type="float">
            <text:p>3.27302E-19</text:p>
          </table:table-cell>
          <table:table-cell office:value-type="float" office:value="2.54956E-018" calcext:value-type="float">
            <text:p>2.54956E-18</text:p>
          </table:table-cell>
          <table:table-cell office:value-type="float" office:value="7.29526E-018" calcext:value-type="float">
            <text:p>7.29526E-18</text:p>
          </table:table-cell>
          <table:table-cell office:value-type="float" office:value="-4.34355E-017" calcext:value-type="float">
            <text:p>-4.34355E-17</text:p>
          </table:table-cell>
          <table:table-cell office:value-type="float" office:value="-6.44733E-016" calcext:value-type="float">
            <text:p>-6.44733E-16</text:p>
          </table:table-cell>
          <table:table-cell office:value-type="float" office:value="-3.64643E-015" calcext:value-type="float">
            <text:p>-3.64643E-15</text:p>
          </table:table-cell>
          <table:table-cell office:value-type="float" office:value="-6.14686E-015" calcext:value-type="float">
            <text:p>-6.14686E-15</text:p>
          </table:table-cell>
          <table:table-cell office:value-type="float" office:value="0.0000000000000800782" calcext:value-type="float">
            <text:p>8.00782E-14</text:p>
          </table:table-cell>
          <table:table-cell office:value-type="float" office:value="0.000000000000872931" calcext:value-type="float">
            <text:p>8.72931E-13</text:p>
          </table:table-cell>
          <table:table-cell office:value-type="float" office:value="0.00000000000451766" calcext:value-type="float">
            <text:p>4.51766E-12</text:p>
          </table:table-cell>
          <table:table-cell office:value-type="float" office:value="0.000000000009101" calcext:value-type="float">
            <text:p>9.101E-12</text:p>
          </table:table-cell>
          <table:table-cell office:value-type="float" office:value="-0.000000000065257" calcext:value-type="float">
            <text:p>-6.5257E-11</text:p>
          </table:table-cell>
          <table:table-cell office:value-type="float" office:value="-0.000000000811034" calcext:value-type="float">
            <text:p>-8.11034E-10</text:p>
          </table:table-cell>
          <table:table-cell office:value-type="float" office:value="-0.00000000483254" calcext:value-type="float">
            <text:p>-4.83254E-09</text:p>
          </table:table-cell>
          <table:table-cell office:value-type="float" office:value="-0.000000017674" calcext:value-type="float">
            <text:p>-1.7674E-08</text:p>
          </table:table-cell>
          <table:table-cell office:value-type="float" office:value="-0.0000000191089" calcext:value-type="float">
            <text:p>-1.91089E-08</text:p>
          </table:table-cell>
          <table:table-cell office:value-type="float" office:value="0.000000286557" calcext:value-type="float">
            <text:p>2.86557E-07</text:p>
          </table:table-cell>
          <table:table-cell office:value-type="float" office:value="0.00000283968" calcext:value-type="float">
            <text:p>2.83968E-06</text:p>
          </table:table-cell>
          <table:table-cell office:value-type="float" office:value="0.0000170699" calcext:value-type="float">
            <text:p>1.70699E-05</text:p>
          </table:table-cell>
          <table:table-cell office:value-type="float" office:value="0.0000805093" calcext:value-type="float">
            <text:p>8.05093E-05</text:p>
          </table:table-cell>
          <table:table-cell office:value-type="float" office:value="0.000320136" calcext:value-type="float">
            <text:p>0.000320136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338148" calcext:value-type="float">
            <text:p>0.00338148</text:p>
          </table:table-cell>
          <table:table-cell office:value-type="float" office:value="0.00920983" calcext:value-type="float">
            <text:p>0.00920983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0.0493382" calcext:value-type="float">
            <text:p>0.0493382</text:p>
          </table:table-cell>
          <table:table-cell office:value-type="float" office:value="0.0974964" calcext:value-type="float">
            <text:p>0.0974964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402631" calcext:value-type="float">
            <text:p>0.402631</text:p>
          </table:table-cell>
          <table:table-cell office:value-type="float" office:value="0.524086" calcext:value-type="float">
            <text:p>0.524086</text:p>
          </table:table-cell>
          <table:table-cell office:value-type="float" office:value="0.614032" calcext:value-type="float">
            <text:p>0.614032</text:p>
          </table:table-cell>
          <table:table-cell office:value-type="float" office:value="0.647346" calcext:value-type="float">
            <text:p>0.647346</text:p>
          </table:table-cell>
          <table:table-cell office:value-type="float" office:value="0.614032" calcext:value-type="float">
            <text:p>0.614032</text:p>
          </table:table-cell>
          <table:table-cell office:value-type="float" office:value="0.524086" calcext:value-type="float">
            <text:p>0.524086</text:p>
          </table:table-cell>
          <table:table-cell office:value-type="float" office:value="0.402631" calcext:value-type="float">
            <text:p>0.402631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0.0974964" calcext:value-type="float">
            <text:p>0.0974964</text:p>
          </table:table-cell>
          <table:table-cell office:value-type="float" office:value="0.0493382" calcext:value-type="float">
            <text:p>0.0493382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0.00920983" calcext:value-type="float">
            <text:p>0.00920983</text:p>
          </table:table-cell>
          <table:table-cell office:value-type="float" office:value="0.00338148" calcext:value-type="float">
            <text:p>0.00338148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0320136" calcext:value-type="float">
            <text:p>0.000320136</text:p>
          </table:table-cell>
          <table:table-cell office:value-type="float" office:value="0.0000805093" calcext:value-type="float">
            <text:p>8.05093E-05</text:p>
          </table:table-cell>
          <table:table-cell office:value-type="float" office:value="0.0000170699" calcext:value-type="float">
            <text:p>1.70699E-05</text:p>
          </table:table-cell>
          <table:table-cell office:value-type="float" office:value="0.00000283968" calcext:value-type="float">
            <text:p>2.83968E-06</text:p>
          </table:table-cell>
          <table:table-cell office:value-type="float" office:value="0.000000286557" calcext:value-type="float">
            <text:p>2.86557E-07</text:p>
          </table:table-cell>
          <table:table-cell office:value-type="float" office:value="-0.0000000191089" calcext:value-type="float">
            <text:p>-1.91089E-08</text:p>
          </table:table-cell>
          <table:table-cell office:value-type="float" office:value="-0.000000017674" calcext:value-type="float">
            <text:p>-1.7674E-08</text:p>
          </table:table-cell>
          <table:table-cell office:value-type="float" office:value="-0.00000000483254" calcext:value-type="float">
            <text:p>-4.83254E-09</text:p>
          </table:table-cell>
          <table:table-cell office:value-type="float" office:value="-0.000000000811034" calcext:value-type="float">
            <text:p>-8.11034E-10</text:p>
          </table:table-cell>
          <table:table-cell office:value-type="float" office:value="-0.000000000065257" calcext:value-type="float">
            <text:p>-6.5257E-11</text:p>
          </table:table-cell>
          <table:table-cell office:value-type="float" office:value="0.000000000009101" calcext:value-type="float">
            <text:p>9.101E-12</text:p>
          </table:table-cell>
          <table:table-cell office:value-type="float" office:value="0.00000000000451766" calcext:value-type="float">
            <text:p>4.51766E-12</text:p>
          </table:table-cell>
          <table:table-cell office:value-type="float" office:value="0.000000000000872931" calcext:value-type="float">
            <text:p>8.72931E-13</text:p>
          </table:table-cell>
          <table:table-cell office:value-type="float" office:value="0.0000000000000800782" calcext:value-type="float">
            <text:p>8.00782E-14</text:p>
          </table:table-cell>
          <table:table-cell office:value-type="float" office:value="-6.14686E-015" calcext:value-type="float">
            <text:p>-6.14686E-15</text:p>
          </table:table-cell>
          <table:table-cell office:value-type="float" office:value="-3.64643E-015" calcext:value-type="float">
            <text:p>-3.64643E-15</text:p>
          </table:table-cell>
          <table:table-cell office:value-type="float" office:value="-6.44733E-016" calcext:value-type="float">
            <text:p>-6.44733E-16</text:p>
          </table:table-cell>
          <table:table-cell office:value-type="float" office:value="-4.34355E-017" calcext:value-type="float">
            <text:p>-4.34355E-17</text:p>
          </table:table-cell>
          <table:table-cell office:value-type="float" office:value="7.29526E-018" calcext:value-type="float">
            <text:p>7.29526E-18</text:p>
          </table:table-cell>
          <table:table-cell office:value-type="float" office:value="2.54956E-018" calcext:value-type="float">
            <text:p>2.54956E-18</text:p>
          </table:table-cell>
          <table:table-cell office:value-type="float" office:value="3.27302E-019" calcext:value-type="float">
            <text:p>3.27302E-19</text:p>
          </table:table-cell>
          <table:table-cell office:value-type="float" office:value="3.22908E-021" calcext:value-type="float">
            <text:p>3.22908E-21</text:p>
          </table:table-cell>
          <table:table-cell office:value-type="float" office:value="-6.83251E-021" calcext:value-type="float">
            <text:p>-6.83251E-21</text:p>
          </table:table-cell>
          <table:table-cell office:value-type="float" office:value="-1.31196E-021" calcext:value-type="float">
            <text:p>-1.31196E-21</text:p>
          </table:table-cell>
          <table:table-cell office:value-type="float" office:value="-8.45489E-023" calcext:value-type="float">
            <text:p>-8.45489E-23</text:p>
          </table:table-cell>
          <table:table-cell office:value-type="float" office:value="1.30814E-023" calcext:value-type="float">
            <text:p>1.30814E-23</text:p>
          </table:table-cell>
          <table:table-cell office:value-type="float" office:value="3.94537E-024" calcext:value-type="float">
            <text:p>3.94537E-24</text:p>
          </table:table-cell>
          <table:table-cell office:value-type="float" office:value="3.85122E-025" calcext:value-type="float">
            <text:p>3.85122E-25</text:p>
          </table:table-cell>
          <table:table-cell office:value-type="float" office:value="-1.59181E-026" calcext:value-type="float">
            <text:p>-1.59181E-26</text:p>
          </table:table-cell>
          <table:table-cell office:value-type="float" office:value="-9.93037E-027" calcext:value-type="float">
            <text:p>-9.93037E-27</text:p>
          </table:table-cell>
          <table:table-cell office:value-type="float" office:value="-1.22309E-027" calcext:value-type="float">
            <text:p>-1.22309E-27</text:p>
          </table:table-cell>
          <table:table-cell office:value-type="float" office:value="3.49032E-031" calcext:value-type="float">
            <text:p>3.49032E-31</text:p>
          </table:table-cell>
          <table:table-cell office:value-type="float" office:value="2.22632E-029" calcext:value-type="float">
            <text:p>2.22632E-29</text:p>
          </table:table-cell>
          <table:table-cell office:value-type="float" office:value="3.19371E-030" calcext:value-type="float">
            <text:p>3.19371E-30</text:p>
          </table:table-cell>
          <table:table-cell office:value-type="float" office:value="6.01812E-032" calcext:value-type="float">
            <text:p>6.01812E-32</text:p>
          </table:table-cell>
          <table:table-cell office:value-type="float" office:value="-4.59479E-032" calcext:value-type="float">
            <text:p>-4.59479E-32</text:p>
          </table:table-cell>
          <table:table-cell office:value-type="float" office:value="-1.177E-033" calcext:value-type="float">
            <text:p>-1.177E-33</text:p>
          </table:table-cell>
          <table:table-cell office:value-type="float" office:value="7.98479E-033" calcext:value-type="float">
            <text:p>7.98479E-33</text:p>
          </table:table-cell>
          <table:table-cell office:value-type="float" office:value="-3.92019E-031" calcext:value-type="float">
            <text:p>-3.92019E-31</text:p>
          </table:table-cell>
        </table:table-row>
        <table:table-row table:style-name="ro1">
          <table:table-cell office:value-type="float" office:value="-5.31346E-032" calcext:value-type="float">
            <text:p>-5.31346E-32</text:p>
          </table:table-cell>
          <table:table-cell office:value-type="float" office:value="-7.91258E-031" calcext:value-type="float">
            <text:p>-7.91258E-31</text:p>
          </table:table-cell>
          <table:table-cell office:value-type="float" office:value="-3.44759E-032" calcext:value-type="float">
            <text:p>-3.44759E-32</text:p>
          </table:table-cell>
          <table:table-cell office:value-type="float" office:value="1.10788E-030" calcext:value-type="float">
            <text:p>1.10788E-30</text:p>
          </table:table-cell>
          <table:table-cell office:value-type="float" office:value="5.20432E-030" calcext:value-type="float">
            <text:p>5.20432E-30</text:p>
          </table:table-cell>
          <table:table-cell office:value-type="float" office:value="-1.57582E-029" calcext:value-type="float">
            <text:p>-1.57582E-29</text:p>
          </table:table-cell>
          <table:table-cell office:value-type="float" office:value="-3.92371E-028" calcext:value-type="float">
            <text:p>-3.92371E-28</text:p>
          </table:table-cell>
          <table:table-cell office:value-type="float" office:value="-2.3774E-027" calcext:value-type="float">
            <text:p>-2.3774E-27</text:p>
          </table:table-cell>
          <table:table-cell office:value-type="float" office:value="6.01809E-029" calcext:value-type="float">
            <text:p>6.01809E-29</text:p>
          </table:table-cell>
          <table:table-cell office:value-type="float" office:value="1.15175E-025" calcext:value-type="float">
            <text:p>1.15175E-25</text:p>
          </table:table-cell>
          <table:table-cell office:value-type="float" office:value="9.33069E-025" calcext:value-type="float">
            <text:p>9.33069E-25</text:p>
          </table:table-cell>
          <table:table-cell office:value-type="float" office:value="2.25824E-024" calcext:value-type="float">
            <text:p>2.25824E-24</text:p>
          </table:table-cell>
          <table:table-cell office:value-type="float" office:value="-2.39421E-023" calcext:value-type="float">
            <text:p>-2.39421E-23</text:p>
          </table:table-cell>
          <table:table-cell office:value-type="float" office:value="-2.95967E-022" calcext:value-type="float">
            <text:p>-2.95967E-22</text:p>
          </table:table-cell>
          <table:table-cell office:value-type="float" office:value="-1.38088E-021" calcext:value-type="float">
            <text:p>-1.38088E-21</text:p>
          </table:table-cell>
          <table:table-cell office:value-type="float" office:value="1.26445E-021" calcext:value-type="float">
            <text:p>1.26445E-21</text:p>
          </table:table-cell>
          <table:table-cell office:value-type="float" office:value="6.77102E-020" calcext:value-type="float">
            <text:p>6.77102E-20</text:p>
          </table:table-cell>
          <table:table-cell office:value-type="float" office:value="5.04879E-019" calcext:value-type="float">
            <text:p>5.04879E-19</text:p>
          </table:table-cell>
          <table:table-cell office:value-type="float" office:value="1.47379E-018" calcext:value-type="float">
            <text:p>1.47379E-18</text:p>
          </table:table-cell>
          <table:table-cell office:value-type="float" office:value="-7.32741E-018" calcext:value-type="float">
            <text:p>-7.32741E-18</text:p>
          </table:table-cell>
          <table:table-cell office:value-type="float" office:value="-1.15641E-016" calcext:value-type="float">
            <text:p>-1.15641E-16</text:p>
          </table:table-cell>
          <table:table-cell office:value-type="float" office:value="-6.85503E-016" calcext:value-type="float">
            <text:p>-6.85503E-16</text:p>
          </table:table-cell>
          <table:table-cell office:value-type="float" office:value="-1.55028E-015" calcext:value-type="float">
            <text:p>-1.55028E-15</text:p>
          </table:table-cell>
          <table:table-cell office:value-type="float" office:value="0.0000000000000108167" calcext:value-type="float">
            <text:p>1.08167E-14</text:p>
          </table:table-cell>
          <table:table-cell office:value-type="float" office:value="0.000000000000141052" calcext:value-type="float">
            <text:p>1.41052E-13</text:p>
          </table:table-cell>
          <table:table-cell office:value-type="float" office:value="0.000000000000814925" calcext:value-type="float">
            <text:p>8.14925E-13</text:p>
          </table:table-cell>
          <table:table-cell office:value-type="float" office:value="0.00000000000231855" calcext:value-type="float">
            <text:p>2.31855E-12</text:p>
          </table:table-cell>
          <table:table-cell office:value-type="float" office:value="-0.00000000000548079" calcext:value-type="float">
            <text:p>-5.48079E-12</text:p>
          </table:table-cell>
          <table:table-cell office:value-type="float" office:value="-0.000000000113024" calcext:value-type="float">
            <text:p>-1.13024E-10</text:p>
          </table:table-cell>
          <table:table-cell office:value-type="float" office:value="-0.000000000781355" calcext:value-type="float">
            <text:p>-7.81355E-10</text:p>
          </table:table-cell>
          <table:table-cell office:value-type="float" office:value="-0.00000000341075" calcext:value-type="float">
            <text:p>-3.41075E-09</text:p>
          </table:table-cell>
          <table:table-cell office:value-type="float" office:value="-0.00000000792623" calcext:value-type="float">
            <text:p>-7.92623E-09</text:p>
          </table:table-cell>
          <table:table-cell office:value-type="float" office:value="0.0000000195286" calcext:value-type="float">
            <text:p>1.95286E-08</text:p>
          </table:table-cell>
          <table:table-cell office:value-type="float" office:value="0.000000352435" calcext:value-type="float">
            <text:p>3.52435E-07</text:p>
          </table:table-cell>
          <table:table-cell office:value-type="float" office:value="0.00000248457" calcext:value-type="float">
            <text:p>2.48457E-06</text:p>
          </table:table-cell>
          <table:table-cell office:value-type="float" office:value="0.0000129706" calcext:value-type="float">
            <text:p>1.29706E-05</text:p>
          </table:table-cell>
          <table:table-cell office:value-type="float" office:value="0.0000562235" calcext:value-type="float">
            <text:p>5.62235E-05</text:p>
          </table:table-cell>
          <table:table-cell office:value-type="float" office:value="0.000211283" calcext:value-type="float">
            <text:p>0.000211283</text:p>
          </table:table-cell>
          <table:table-cell office:value-type="float" office:value="0.000703045" calcext:value-type="float">
            <text:p>0.000703045</text:p>
          </table:table-cell>
          <table:table-cell office:value-type="float" office:value="0.0020961" calcext:value-type="float">
            <text:p>0.0020961</text:p>
          </table:table-cell>
          <table:table-cell office:value-type="float" office:value="0.00563936" calcext:value-type="float">
            <text:p>0.00563936</text:p>
          </table:table-cell>
          <table:table-cell office:value-type="float" office:value="0.0137509" calcext:value-type="float">
            <text:p>0.0137509</text:p>
          </table:table-cell>
          <table:table-cell office:value-type="float" office:value="0.0304701" calcext:value-type="float">
            <text:p>0.0304701</text:p>
          </table:table-cell>
          <table:table-cell office:value-type="float" office:value="0.0614517" calcext:value-type="float">
            <text:p>0.0614517</text:p>
          </table:table-cell>
          <table:table-cell office:value-type="float" office:value="0.11289" calcext:value-type="float">
            <text:p>0.11289</text:p>
          </table:table-cell>
          <table:table-cell office:value-type="float" office:value="0.188958" calcext:value-type="float">
            <text:p>0.188958</text:p>
          </table:table-cell>
          <table:table-cell office:value-type="float" office:value="0.288169" calcext:value-type="float">
            <text:p>0.288169</text:p>
          </table:table-cell>
          <table:table-cell office:value-type="float" office:value="0.400316" calcext:value-type="float">
            <text:p>0.400316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583202" calcext:value-type="float">
            <text:p>0.583202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83202" calcext:value-type="float">
            <text:p>0.583202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400316" calcext:value-type="float">
            <text:p>0.400316</text:p>
          </table:table-cell>
          <table:table-cell office:value-type="float" office:value="0.288169" calcext:value-type="float">
            <text:p>0.288169</text:p>
          </table:table-cell>
          <table:table-cell office:value-type="float" office:value="0.188958" calcext:value-type="float">
            <text:p>0.188958</text:p>
          </table:table-cell>
          <table:table-cell office:value-type="float" office:value="0.11289" calcext:value-type="float">
            <text:p>0.11289</text:p>
          </table:table-cell>
          <table:table-cell office:value-type="float" office:value="0.0614517" calcext:value-type="float">
            <text:p>0.0614517</text:p>
          </table:table-cell>
          <table:table-cell office:value-type="float" office:value="0.0304701" calcext:value-type="float">
            <text:p>0.0304701</text:p>
          </table:table-cell>
          <table:table-cell office:value-type="float" office:value="0.0137509" calcext:value-type="float">
            <text:p>0.0137509</text:p>
          </table:table-cell>
          <table:table-cell office:value-type="float" office:value="0.00563936" calcext:value-type="float">
            <text:p>0.00563936</text:p>
          </table:table-cell>
          <table:table-cell office:value-type="float" office:value="0.0020961" calcext:value-type="float">
            <text:p>0.0020961</text:p>
          </table:table-cell>
          <table:table-cell office:value-type="float" office:value="0.000703045" calcext:value-type="float">
            <text:p>0.000703045</text:p>
          </table:table-cell>
          <table:table-cell office:value-type="float" office:value="0.000211283" calcext:value-type="float">
            <text:p>0.000211283</text:p>
          </table:table-cell>
          <table:table-cell office:value-type="float" office:value="0.0000562235" calcext:value-type="float">
            <text:p>5.62235E-05</text:p>
          </table:table-cell>
          <table:table-cell office:value-type="float" office:value="0.0000129706" calcext:value-type="float">
            <text:p>1.29706E-05</text:p>
          </table:table-cell>
          <table:table-cell office:value-type="float" office:value="0.00000248457" calcext:value-type="float">
            <text:p>2.48457E-06</text:p>
          </table:table-cell>
          <table:table-cell office:value-type="float" office:value="0.000000352435" calcext:value-type="float">
            <text:p>3.52435E-07</text:p>
          </table:table-cell>
          <table:table-cell office:value-type="float" office:value="0.0000000195286" calcext:value-type="float">
            <text:p>1.95286E-08</text:p>
          </table:table-cell>
          <table:table-cell office:value-type="float" office:value="-0.00000000792623" calcext:value-type="float">
            <text:p>-7.92623E-09</text:p>
          </table:table-cell>
          <table:table-cell office:value-type="float" office:value="-0.00000000341075" calcext:value-type="float">
            <text:p>-3.41075E-09</text:p>
          </table:table-cell>
          <table:table-cell office:value-type="float" office:value="-0.000000000781355" calcext:value-type="float">
            <text:p>-7.81355E-10</text:p>
          </table:table-cell>
          <table:table-cell office:value-type="float" office:value="-0.000000000113024" calcext:value-type="float">
            <text:p>-1.13024E-10</text:p>
          </table:table-cell>
          <table:table-cell office:value-type="float" office:value="-0.00000000000548079" calcext:value-type="float">
            <text:p>-5.48079E-12</text:p>
          </table:table-cell>
          <table:table-cell office:value-type="float" office:value="0.00000000000231855" calcext:value-type="float">
            <text:p>2.31855E-12</text:p>
          </table:table-cell>
          <table:table-cell office:value-type="float" office:value="0.000000000000814925" calcext:value-type="float">
            <text:p>8.14925E-13</text:p>
          </table:table-cell>
          <table:table-cell office:value-type="float" office:value="0.000000000000141052" calcext:value-type="float">
            <text:p>1.41052E-13</text:p>
          </table:table-cell>
          <table:table-cell office:value-type="float" office:value="0.0000000000000108167" calcext:value-type="float">
            <text:p>1.08167E-14</text:p>
          </table:table-cell>
          <table:table-cell office:value-type="float" office:value="-1.55028E-015" calcext:value-type="float">
            <text:p>-1.55028E-15</text:p>
          </table:table-cell>
          <table:table-cell office:value-type="float" office:value="-6.85503E-016" calcext:value-type="float">
            <text:p>-6.85503E-16</text:p>
          </table:table-cell>
          <table:table-cell office:value-type="float" office:value="-1.15641E-016" calcext:value-type="float">
            <text:p>-1.15641E-16</text:p>
          </table:table-cell>
          <table:table-cell office:value-type="float" office:value="-7.32741E-018" calcext:value-type="float">
            <text:p>-7.32741E-18</text:p>
          </table:table-cell>
          <table:table-cell office:value-type="float" office:value="1.47379E-018" calcext:value-type="float">
            <text:p>1.47379E-18</text:p>
          </table:table-cell>
          <table:table-cell office:value-type="float" office:value="5.04879E-019" calcext:value-type="float">
            <text:p>5.04879E-19</text:p>
          </table:table-cell>
          <table:table-cell office:value-type="float" office:value="6.77102E-020" calcext:value-type="float">
            <text:p>6.77102E-20</text:p>
          </table:table-cell>
          <table:table-cell office:value-type="float" office:value="1.26445E-021" calcext:value-type="float">
            <text:p>1.26445E-21</text:p>
          </table:table-cell>
          <table:table-cell office:value-type="float" office:value="-1.38088E-021" calcext:value-type="float">
            <text:p>-1.38088E-21</text:p>
          </table:table-cell>
          <table:table-cell office:value-type="float" office:value="-2.95967E-022" calcext:value-type="float">
            <text:p>-2.95967E-22</text:p>
          </table:table-cell>
          <table:table-cell office:value-type="float" office:value="-2.39421E-023" calcext:value-type="float">
            <text:p>-2.39421E-23</text:p>
          </table:table-cell>
          <table:table-cell office:value-type="float" office:value="2.25824E-024" calcext:value-type="float">
            <text:p>2.25824E-24</text:p>
          </table:table-cell>
          <table:table-cell office:value-type="float" office:value="9.33069E-025" calcext:value-type="float">
            <text:p>9.33069E-25</text:p>
          </table:table-cell>
          <table:table-cell office:value-type="float" office:value="1.15175E-025" calcext:value-type="float">
            <text:p>1.15175E-25</text:p>
          </table:table-cell>
          <table:table-cell office:value-type="float" office:value="6.01809E-029" calcext:value-type="float">
            <text:p>6.01809E-29</text:p>
          </table:table-cell>
          <table:table-cell office:value-type="float" office:value="-2.3774E-027" calcext:value-type="float">
            <text:p>-2.3774E-27</text:p>
          </table:table-cell>
          <table:table-cell office:value-type="float" office:value="-3.92371E-028" calcext:value-type="float">
            <text:p>-3.92371E-28</text:p>
          </table:table-cell>
          <table:table-cell office:value-type="float" office:value="-1.57582E-029" calcext:value-type="float">
            <text:p>-1.57582E-29</text:p>
          </table:table-cell>
          <table:table-cell office:value-type="float" office:value="5.20432E-030" calcext:value-type="float">
            <text:p>5.20432E-30</text:p>
          </table:table-cell>
          <table:table-cell office:value-type="float" office:value="1.10788E-030" calcext:value-type="float">
            <text:p>1.10788E-30</text:p>
          </table:table-cell>
          <table:table-cell office:value-type="float" office:value="-3.44759E-032" calcext:value-type="float">
            <text:p>-3.44759E-32</text:p>
          </table:table-cell>
          <table:table-cell office:value-type="float" office:value="-7.91258E-031" calcext:value-type="float">
            <text:p>-7.91258E-31</text:p>
          </table:table-cell>
          <table:table-cell office:value-type="float" office:value="-5.31346E-032" calcext:value-type="float">
            <text:p>-5.31346E-32</text:p>
          </table:table-cell>
        </table:table-row>
        <table:table-row table:style-name="ro1">
          <table:table-cell office:value-type="float" office:value="1.29242E-028" calcext:value-type="float">
            <text:p>1.29242E-28</text:p>
          </table:table-cell>
          <table:table-cell office:value-type="float" office:value="2.04629E-029" calcext:value-type="float">
            <text:p>2.04629E-29</text:p>
          </table:table-cell>
          <table:table-cell office:value-type="float" office:value="1.51704E-030" calcext:value-type="float">
            <text:p>1.51704E-30</text:p>
          </table:table-cell>
          <table:table-cell office:value-type="float" office:value="-1.53262E-029" calcext:value-type="float">
            <text:p>-1.53262E-29</text:p>
          </table:table-cell>
          <table:table-cell office:value-type="float" office:value="-1.50244E-028" calcext:value-type="float">
            <text:p>-1.50244E-28</text:p>
          </table:table-cell>
          <table:table-cell office:value-type="float" office:value="-5.07897E-028" calcext:value-type="float">
            <text:p>-5.07897E-28</text:p>
          </table:table-cell>
          <table:table-cell office:value-type="float" office:value="2.74938E-027" calcext:value-type="float">
            <text:p>2.74938E-27</text:p>
          </table:table-cell>
          <table:table-cell office:value-type="float" office:value="4.49143E-026" calcext:value-type="float">
            <text:p>4.49143E-26</text:p>
          </table:table-cell>
          <table:table-cell office:value-type="float" office:value="2.4275E-025" calcext:value-type="float">
            <text:p>2.4275E-25</text:p>
          </table:table-cell>
          <table:table-cell office:value-type="float" office:value="3.30091E-026" calcext:value-type="float">
            <text:p>3.30091E-26</text:p>
          </table:table-cell>
          <table:table-cell office:value-type="float" office:value="-9.99925E-024" calcext:value-type="float">
            <text:p>-9.99925E-24</text:p>
          </table:table-cell>
          <table:table-cell office:value-type="float" office:value="-8.28439E-023" calcext:value-type="float">
            <text:p>-8.28439E-23</text:p>
          </table:table-cell>
          <table:table-cell office:value-type="float" office:value="-2.69881E-022" calcext:value-type="float">
            <text:p>-2.69881E-22</text:p>
          </table:table-cell>
          <table:table-cell office:value-type="float" office:value="1.09105E-021" calcext:value-type="float">
            <text:p>1.09105E-21</text:p>
          </table:table-cell>
          <table:table-cell office:value-type="float" office:value="1.94555E-020" calcext:value-type="float">
            <text:p>1.94555E-20</text:p>
          </table:table-cell>
          <table:table-cell office:value-type="float" office:value="1.18027E-019" calcext:value-type="float">
            <text:p>1.18027E-19</text:p>
          </table:table-cell>
          <table:table-cell office:value-type="float" office:value="2.44612E-019" calcext:value-type="float">
            <text:p>2.44612E-19</text:p>
          </table:table-cell>
          <table:table-cell office:value-type="float" office:value="-2.28467E-018" calcext:value-type="float">
            <text:p>-2.28467E-18</text:p>
          </table:table-cell>
          <table:table-cell office:value-type="float" office:value="-2.75077E-017" calcext:value-type="float">
            <text:p>-2.75077E-17</text:p>
          </table:table-cell>
          <table:table-cell office:value-type="float" office:value="-1.47584E-016" calcext:value-type="float">
            <text:p>-1.47584E-16</text:p>
          </table:table-cell>
          <table:table-cell office:value-type="float" office:value="-2.88738E-016" calcext:value-type="float">
            <text:p>-2.88738E-16</text:p>
          </table:table-cell>
          <table:table-cell office:value-type="float" office:value="2.46799E-015" calcext:value-type="float">
            <text:p>2.46799E-15</text:p>
          </table:table-cell>
          <table:table-cell office:value-type="float" office:value="0.0000000000000296267" calcext:value-type="float">
            <text:p>2.96267E-14</text:p>
          </table:table-cell>
          <table:table-cell office:value-type="float" office:value="0.000000000000168299" calcext:value-type="float">
            <text:p>1.68299E-13</text:p>
          </table:table-cell>
          <table:table-cell office:value-type="float" office:value="0.000000000000499105" calcext:value-type="float">
            <text:p>4.99105E-13</text:p>
          </table:table-cell>
          <table:table-cell office:value-type="float" office:value="-0.0000000000007882" calcext:value-type="float">
            <text:p>-7.882E-13</text:p>
          </table:table-cell>
          <table:table-cell office:value-type="float" office:value="-0.0000000000206597" calcext:value-type="float">
            <text:p>-2.06597E-11</text:p>
          </table:table-cell>
          <table:table-cell office:value-type="float" office:value="-0.000000000149661" calcext:value-type="float">
            <text:p>-1.49661E-10</text:p>
          </table:table-cell>
          <table:table-cell office:value-type="float" office:value="-0.000000000694677" calcext:value-type="float">
            <text:p>-6.94677E-10</text:p>
          </table:table-cell>
          <table:table-cell office:value-type="float" office:value="-0.00000000194414" calcext:value-type="float">
            <text:p>-1.94414E-09</text:p>
          </table:table-cell>
          <table:table-cell office:value-type="float" office:value="0.000000000952111" calcext:value-type="float">
            <text:p>9.52111E-10</text:p>
          </table:table-cell>
          <table:table-cell office:value-type="float" office:value="0.0000000540174" calcext:value-type="float">
            <text:p>5.40174E-08</text:p>
          </table:table-cell>
          <table:table-cell office:value-type="float" office:value="0.000000428101" calcext:value-type="float">
            <text:p>4.28101E-07</text:p>
          </table:table-cell>
          <table:table-cell office:value-type="float" office:value="0.00000238628" calcext:value-type="float">
            <text:p>2.38628E-06</text:p>
          </table:table-cell>
          <table:table-cell office:value-type="float" office:value="0.0000109297" calcext:value-type="float">
            <text:p>1.09297E-05</text:p>
          </table:table-cell>
          <table:table-cell office:value-type="float" office:value="0.0000433698" calcext:value-type="float">
            <text:p>4.33698E-05</text:p>
          </table:table-cell>
          <table:table-cell office:value-type="float" office:value="0.000152853" calcext:value-type="float">
            <text:p>0.000152853</text:p>
          </table:table-cell>
          <table:table-cell office:value-type="float" office:value="0.000485099" calcext:value-type="float">
            <text:p>0.000485099</text:p>
          </table:table-cell>
          <table:table-cell office:value-type="float" office:value="0.00139787" calcext:value-type="float">
            <text:p>0.00139787</text:p>
          </table:table-cell>
          <table:table-cell office:value-type="float" office:value="0.00367674" calcext:value-type="float">
            <text:p>0.00367674</text:p>
          </table:table-cell>
          <table:table-cell office:value-type="float" office:value="0.00885721" calcext:value-type="float">
            <text:p>0.00885721</text:p>
          </table:table-cell>
          <table:table-cell office:value-type="float" office:value="0.0195848" calcext:value-type="float">
            <text:p>0.0195848</text:p>
          </table:table-cell>
          <table:table-cell office:value-type="float" office:value="0.0398033" calcext:value-type="float">
            <text:p>0.0398033</text:p>
          </table:table-cell>
          <table:table-cell office:value-type="float" office:value="0.0744111" calcext:value-type="float">
            <text:p>0.0744111</text:p>
          </table:table-cell>
          <table:table-cell office:value-type="float" office:value="0.128008" calcext:value-type="float">
            <text:p>0.128008</text:p>
          </table:table-cell>
          <table:table-cell office:value-type="float" office:value="0.202659" calcext:value-type="float">
            <text:p>0.202659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395759" calcext:value-type="float">
            <text:p>0.395759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553378" calcext:value-type="float">
            <text:p>0.553378</text:p>
          </table:table-cell>
          <table:table-cell office:value-type="float" office:value="0.577079" calcext:value-type="float">
            <text:p>0.577079</text:p>
          </table:table-cell>
          <table:table-cell office:value-type="float" office:value="0.553378" calcext:value-type="float">
            <text:p>0.553378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395759" calcext:value-type="float">
            <text:p>0.395759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202659" calcext:value-type="float">
            <text:p>0.202659</text:p>
          </table:table-cell>
          <table:table-cell office:value-type="float" office:value="0.128008" calcext:value-type="float">
            <text:p>0.128008</text:p>
          </table:table-cell>
          <table:table-cell office:value-type="float" office:value="0.0744111" calcext:value-type="float">
            <text:p>0.0744111</text:p>
          </table:table-cell>
          <table:table-cell office:value-type="float" office:value="0.0398033" calcext:value-type="float">
            <text:p>0.0398033</text:p>
          </table:table-cell>
          <table:table-cell office:value-type="float" office:value="0.0195848" calcext:value-type="float">
            <text:p>0.0195848</text:p>
          </table:table-cell>
          <table:table-cell office:value-type="float" office:value="0.00885721" calcext:value-type="float">
            <text:p>0.00885721</text:p>
          </table:table-cell>
          <table:table-cell office:value-type="float" office:value="0.00367674" calcext:value-type="float">
            <text:p>0.00367674</text:p>
          </table:table-cell>
          <table:table-cell office:value-type="float" office:value="0.00139787" calcext:value-type="float">
            <text:p>0.00139787</text:p>
          </table:table-cell>
          <table:table-cell office:value-type="float" office:value="0.000485099" calcext:value-type="float">
            <text:p>0.000485099</text:p>
          </table:table-cell>
          <table:table-cell office:value-type="float" office:value="0.000152853" calcext:value-type="float">
            <text:p>0.000152853</text:p>
          </table:table-cell>
          <table:table-cell office:value-type="float" office:value="0.0000433698" calcext:value-type="float">
            <text:p>4.33698E-05</text:p>
          </table:table-cell>
          <table:table-cell office:value-type="float" office:value="0.0000109297" calcext:value-type="float">
            <text:p>1.09297E-05</text:p>
          </table:table-cell>
          <table:table-cell office:value-type="float" office:value="0.00000238628" calcext:value-type="float">
            <text:p>2.38628E-06</text:p>
          </table:table-cell>
          <table:table-cell office:value-type="float" office:value="0.000000428101" calcext:value-type="float">
            <text:p>4.28101E-07</text:p>
          </table:table-cell>
          <table:table-cell office:value-type="float" office:value="0.0000000540174" calcext:value-type="float">
            <text:p>5.40174E-08</text:p>
          </table:table-cell>
          <table:table-cell office:value-type="float" office:value="0.000000000952111" calcext:value-type="float">
            <text:p>9.52111E-10</text:p>
          </table:table-cell>
          <table:table-cell office:value-type="float" office:value="-0.00000000194414" calcext:value-type="float">
            <text:p>-1.94414E-09</text:p>
          </table:table-cell>
          <table:table-cell office:value-type="float" office:value="-0.000000000694677" calcext:value-type="float">
            <text:p>-6.94677E-10</text:p>
          </table:table-cell>
          <table:table-cell office:value-type="float" office:value="-0.000000000149661" calcext:value-type="float">
            <text:p>-1.49661E-10</text:p>
          </table:table-cell>
          <table:table-cell office:value-type="float" office:value="-0.0000000000206597" calcext:value-type="float">
            <text:p>-2.06597E-11</text:p>
          </table:table-cell>
          <table:table-cell office:value-type="float" office:value="-0.0000000000007882" calcext:value-type="float">
            <text:p>-7.882E-13</text:p>
          </table:table-cell>
          <table:table-cell office:value-type="float" office:value="0.000000000000499105" calcext:value-type="float">
            <text:p>4.99105E-13</text:p>
          </table:table-cell>
          <table:table-cell office:value-type="float" office:value="0.000000000000168299" calcext:value-type="float">
            <text:p>1.68299E-13</text:p>
          </table:table-cell>
          <table:table-cell office:value-type="float" office:value="0.0000000000000296267" calcext:value-type="float">
            <text:p>2.96267E-14</text:p>
          </table:table-cell>
          <table:table-cell office:value-type="float" office:value="2.46799E-015" calcext:value-type="float">
            <text:p>2.46799E-15</text:p>
          </table:table-cell>
          <table:table-cell office:value-type="float" office:value="-2.88738E-016" calcext:value-type="float">
            <text:p>-2.88738E-16</text:p>
          </table:table-cell>
          <table:table-cell office:value-type="float" office:value="-1.47584E-016" calcext:value-type="float">
            <text:p>-1.47584E-16</text:p>
          </table:table-cell>
          <table:table-cell office:value-type="float" office:value="-2.75077E-017" calcext:value-type="float">
            <text:p>-2.75077E-17</text:p>
          </table:table-cell>
          <table:table-cell office:value-type="float" office:value="-2.28467E-018" calcext:value-type="float">
            <text:p>-2.28467E-18</text:p>
          </table:table-cell>
          <table:table-cell office:value-type="float" office:value="2.44612E-019" calcext:value-type="float">
            <text:p>2.44612E-19</text:p>
          </table:table-cell>
          <table:table-cell office:value-type="float" office:value="1.18027E-019" calcext:value-type="float">
            <text:p>1.18027E-19</text:p>
          </table:table-cell>
          <table:table-cell office:value-type="float" office:value="1.94555E-020" calcext:value-type="float">
            <text:p>1.94555E-20</text:p>
          </table:table-cell>
          <table:table-cell office:value-type="float" office:value="1.09105E-021" calcext:value-type="float">
            <text:p>1.09105E-21</text:p>
          </table:table-cell>
          <table:table-cell office:value-type="float" office:value="-2.69881E-022" calcext:value-type="float">
            <text:p>-2.69881E-22</text:p>
          </table:table-cell>
          <table:table-cell office:value-type="float" office:value="-8.28439E-023" calcext:value-type="float">
            <text:p>-8.28439E-23</text:p>
          </table:table-cell>
          <table:table-cell office:value-type="float" office:value="-9.99925E-024" calcext:value-type="float">
            <text:p>-9.99925E-24</text:p>
          </table:table-cell>
          <table:table-cell office:value-type="float" office:value="3.30091E-026" calcext:value-type="float">
            <text:p>3.30091E-26</text:p>
          </table:table-cell>
          <table:table-cell office:value-type="float" office:value="2.4275E-025" calcext:value-type="float">
            <text:p>2.4275E-25</text:p>
          </table:table-cell>
          <table:table-cell office:value-type="float" office:value="4.49143E-026" calcext:value-type="float">
            <text:p>4.49143E-26</text:p>
          </table:table-cell>
          <table:table-cell office:value-type="float" office:value="2.74938E-027" calcext:value-type="float">
            <text:p>2.74938E-27</text:p>
          </table:table-cell>
          <table:table-cell office:value-type="float" office:value="-5.07897E-028" calcext:value-type="float">
            <text:p>-5.07897E-28</text:p>
          </table:table-cell>
          <table:table-cell office:value-type="float" office:value="-1.50244E-028" calcext:value-type="float">
            <text:p>-1.50244E-28</text:p>
          </table:table-cell>
          <table:table-cell office:value-type="float" office:value="-1.53262E-029" calcext:value-type="float">
            <text:p>-1.53262E-29</text:p>
          </table:table-cell>
          <table:table-cell office:value-type="float" office:value="1.51704E-030" calcext:value-type="float">
            <text:p>1.51704E-30</text:p>
          </table:table-cell>
          <table:table-cell office:value-type="float" office:value="2.04629E-029" calcext:value-type="float">
            <text:p>2.04629E-29</text:p>
          </table:table-cell>
          <table:table-cell office:value-type="float" office:value="1.29242E-028" calcext:value-type="float">
            <text:p>1.29242E-28</text:p>
          </table:table-cell>
        </table:table-row>
        <table:table-row table:style-name="ro1">
          <table:table-cell office:value-type="float" office:value="-3.73376E-027" calcext:value-type="float">
            <text:p>-3.73376E-27</text:p>
          </table:table-cell>
          <table:table-cell office:value-type="float" office:value="-3.3306E-028" calcext:value-type="float">
            <text:p>-3.3306E-28</text:p>
          </table:table-cell>
          <table:table-cell office:value-type="float" office:value="-3.45553E-029" calcext:value-type="float">
            <text:p>-3.45553E-29</text:p>
          </table:table-cell>
          <table:table-cell office:value-type="float" office:value="6.30615E-029" calcext:value-type="float">
            <text:p>6.30615E-29</text:p>
          </table:table-cell>
          <table:table-cell office:value-type="float" office:value="2.58531E-027" calcext:value-type="float">
            <text:p>2.58531E-27</text:p>
          </table:table-cell>
          <table:table-cell office:value-type="float" office:value="1.85424E-026" calcext:value-type="float">
            <text:p>1.85424E-26</text:p>
          </table:table-cell>
          <table:table-cell office:value-type="float" office:value="4.42426E-026" calcext:value-type="float">
            <text:p>4.42426E-26</text:p>
          </table:table-cell>
          <table:table-cell office:value-type="float" office:value="-3.83618E-025" calcext:value-type="float">
            <text:p>-3.83618E-25</text:p>
          </table:table-cell>
          <table:table-cell office:value-type="float" office:value="-4.84179E-024" calcext:value-type="float">
            <text:p>-4.84179E-24</text:p>
          </table:table-cell>
          <table:table-cell office:value-type="float" office:value="-2.45014E-023" calcext:value-type="float">
            <text:p>-2.45014E-23</text:p>
          </table:table-cell>
          <table:table-cell office:value-type="float" office:value="-1.60484E-023" calcext:value-type="float">
            <text:p>-1.60484E-23</text:p>
          </table:table-cell>
          <table:table-cell office:value-type="float" office:value="7.79075E-022" calcext:value-type="float">
            <text:p>7.79075E-22</text:p>
          </table:table-cell>
          <table:table-cell office:value-type="float" office:value="6.94894E-021" calcext:value-type="float">
            <text:p>6.94894E-21</text:p>
          </table:table-cell>
          <table:table-cell office:value-type="float" office:value="2.90663E-020" calcext:value-type="float">
            <text:p>2.90663E-20</text:p>
          </table:table-cell>
          <table:table-cell office:value-type="float" office:value="-4.64469E-021" calcext:value-type="float">
            <text:p>-4.64469E-21</text:p>
          </table:table-cell>
          <table:table-cell office:value-type="float" office:value="-1.03303E-018" calcext:value-type="float">
            <text:p>-1.03303E-18</text:p>
          </table:table-cell>
          <table:table-cell office:value-type="float" office:value="-8.3416E-018" calcext:value-type="float">
            <text:p>-8.3416E-18</text:p>
          </table:table-cell>
          <table:table-cell office:value-type="float" office:value="-3.48942E-017" calcext:value-type="float">
            <text:p>-3.48942E-17</text:p>
          </table:table-cell>
          <table:table-cell office:value-type="float" office:value="-2.10575E-017" calcext:value-type="float">
            <text:p>-2.10575E-17</text:p>
          </table:table-cell>
          <table:table-cell office:value-type="float" office:value="9.15176E-016" calcext:value-type="float">
            <text:p>9.15176E-16</text:p>
          </table:table-cell>
          <table:table-cell office:value-type="float" office:value="8.20506E-015" calcext:value-type="float">
            <text:p>8.20506E-15</text:p>
          </table:table-cell>
          <table:table-cell office:value-type="float" office:value="0.0000000000000407385" calcext:value-type="float">
            <text:p>4.07385E-14</text:p>
          </table:table-cell>
          <table:table-cell office:value-type="float" office:value="0.000000000000100438" calcext:value-type="float">
            <text:p>1.00438E-13</text:p>
          </table:table-cell>
          <table:table-cell office:value-type="float" office:value="-0.000000000000311453" calcext:value-type="float">
            <text:p>-3.11453E-13</text:p>
          </table:table-cell>
          <table:table-cell office:value-type="float" office:value="-0.00000000000532197" calcext:value-type="float">
            <text:p>-5.32197E-12</text:p>
          </table:table-cell>
          <table:table-cell office:value-type="float" office:value="-0.000000000035918" calcext:value-type="float">
            <text:p>-3.5918E-11</text:p>
          </table:table-cell>
          <table:table-cell office:value-type="float" office:value="-0.000000000161689" calcext:value-type="float">
            <text:p>-1.61689E-10</text:p>
          </table:table-cell>
          <table:table-cell office:value-type="float" office:value="-0.000000000450972" calcext:value-type="float">
            <text:p>-4.50972E-10</text:p>
          </table:table-cell>
          <table:table-cell office:value-type="float" office:value="0.000000000137365" calcext:value-type="float">
            <text:p>1.37365E-10</text:p>
          </table:table-cell>
          <table:table-cell office:value-type="float" office:value="0.0000000116254" calcext:value-type="float">
            <text:p>1.16254E-08</text:p>
          </table:table-cell>
          <table:table-cell office:value-type="float" office:value="0.0000000937977" calcext:value-type="float">
            <text:p>9.37977E-08</text:p>
          </table:table-cell>
          <table:table-cell office:value-type="float" office:value="0.000000530924" calcext:value-type="float">
            <text:p>5.30924E-07</text:p>
          </table:table-cell>
          <table:table-cell office:value-type="float" office:value="0.000002479" calcext:value-type="float">
            <text:p>2.479E-06</text:p>
          </table:table-cell>
          <table:table-cell office:value-type="float" office:value="0.000010081" calcext:value-type="float">
            <text:p>1.0081E-05</text:p>
          </table:table-cell>
          <table:table-cell office:value-type="float" office:value="0.0000366249" calcext:value-type="float">
            <text:p>3.66249E-05</text:p>
          </table:table-cell>
          <table:table-cell office:value-type="float" office:value="0.000120565" calcext:value-type="float">
            <text:p>0.000120565</text:p>
          </table:table-cell>
          <table:table-cell office:value-type="float" office:value="0.000362733" calcext:value-type="float">
            <text:p>0.000362733</text:p>
          </table:table-cell>
          <table:table-cell office:value-type="float" office:value="0.00100299" calcext:value-type="float">
            <text:p>0.00100299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060354" calcext:value-type="float">
            <text:p>0.0060354</text:p>
          </table:table-cell>
          <table:table-cell office:value-type="float" office:value="0.0131898" calcext:value-type="float">
            <text:p>0.0131898</text:p>
          </table:table-cell>
          <table:table-cell office:value-type="float" office:value="0.0267331" calcext:value-type="float">
            <text:p>0.0267331</text:p>
          </table:table-cell>
          <table:table-cell office:value-type="float" office:value="0.0502852" calcext:value-type="float">
            <text:p>0.0502852</text:p>
          </table:table-cell>
          <table:table-cell office:value-type="float" office:value="0.0878169" calcext:value-type="float">
            <text:p>0.0878169</text:p>
          </table:table-cell>
          <table:table-cell office:value-type="float" office:value="0.142408" calcext:value-type="float">
            <text:p>0.142408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0.299845" calcext:value-type="float">
            <text:p>0.299845</text:p>
          </table:table-cell>
          <table:table-cell office:value-type="float" office:value="0.389235" calcext:value-type="float">
            <text:p>0.389235</text:p>
          </table:table-cell>
          <table:table-cell office:value-type="float" office:value="0.469036" calcext:value-type="float">
            <text:p>0.469036</text:p>
          </table:table-cell>
          <table:table-cell office:value-type="float" office:value="0.524599" calcext:value-type="float">
            <text:p>0.524599</text:p>
          </table:table-cell>
          <table:table-cell office:value-type="float" office:value="0.54455" calcext:value-type="float">
            <text:p>0.54455</text:p>
          </table:table-cell>
          <table:table-cell office:value-type="float" office:value="0.524599" calcext:value-type="float">
            <text:p>0.524599</text:p>
          </table:table-cell>
          <table:table-cell office:value-type="float" office:value="0.469036" calcext:value-type="float">
            <text:p>0.469036</text:p>
          </table:table-cell>
          <table:table-cell office:value-type="float" office:value="0.389235" calcext:value-type="float">
            <text:p>0.389235</text:p>
          </table:table-cell>
          <table:table-cell office:value-type="float" office:value="0.299845" calcext:value-type="float">
            <text:p>0.299845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0.142408" calcext:value-type="float">
            <text:p>0.142408</text:p>
          </table:table-cell>
          <table:table-cell office:value-type="float" office:value="0.0878169" calcext:value-type="float">
            <text:p>0.0878169</text:p>
          </table:table-cell>
          <table:table-cell office:value-type="float" office:value="0.0502852" calcext:value-type="float">
            <text:p>0.0502852</text:p>
          </table:table-cell>
          <table:table-cell office:value-type="float" office:value="0.0267331" calcext:value-type="float">
            <text:p>0.0267331</text:p>
          </table:table-cell>
          <table:table-cell office:value-type="float" office:value="0.0131898" calcext:value-type="float">
            <text:p>0.0131898</text:p>
          </table:table-cell>
          <table:table-cell office:value-type="float" office:value="0.0060354" calcext:value-type="float">
            <text:p>0.0060354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0100299" calcext:value-type="float">
            <text:p>0.00100299</text:p>
          </table:table-cell>
          <table:table-cell office:value-type="float" office:value="0.000362733" calcext:value-type="float">
            <text:p>0.000362733</text:p>
          </table:table-cell>
          <table:table-cell office:value-type="float" office:value="0.000120565" calcext:value-type="float">
            <text:p>0.000120565</text:p>
          </table:table-cell>
          <table:table-cell office:value-type="float" office:value="0.0000366249" calcext:value-type="float">
            <text:p>3.66249E-05</text:p>
          </table:table-cell>
          <table:table-cell office:value-type="float" office:value="0.000010081" calcext:value-type="float">
            <text:p>1.0081E-05</text:p>
          </table:table-cell>
          <table:table-cell office:value-type="float" office:value="0.000002479" calcext:value-type="float">
            <text:p>2.479E-06</text:p>
          </table:table-cell>
          <table:table-cell office:value-type="float" office:value="0.000000530924" calcext:value-type="float">
            <text:p>5.30924E-07</text:p>
          </table:table-cell>
          <table:table-cell office:value-type="float" office:value="0.0000000937977" calcext:value-type="float">
            <text:p>9.37977E-08</text:p>
          </table:table-cell>
          <table:table-cell office:value-type="float" office:value="0.0000000116254" calcext:value-type="float">
            <text:p>1.16254E-08</text:p>
          </table:table-cell>
          <table:table-cell office:value-type="float" office:value="0.000000000137365" calcext:value-type="float">
            <text:p>1.37365E-10</text:p>
          </table:table-cell>
          <table:table-cell office:value-type="float" office:value="-0.000000000450972" calcext:value-type="float">
            <text:p>-4.50972E-10</text:p>
          </table:table-cell>
          <table:table-cell office:value-type="float" office:value="-0.000000000161689" calcext:value-type="float">
            <text:p>-1.61689E-10</text:p>
          </table:table-cell>
          <table:table-cell office:value-type="float" office:value="-0.000000000035918" calcext:value-type="float">
            <text:p>-3.5918E-11</text:p>
          </table:table-cell>
          <table:table-cell office:value-type="float" office:value="-0.00000000000532197" calcext:value-type="float">
            <text:p>-5.32197E-12</text:p>
          </table:table-cell>
          <table:table-cell office:value-type="float" office:value="-0.000000000000311453" calcext:value-type="float">
            <text:p>-3.11453E-13</text:p>
          </table:table-cell>
          <table:table-cell office:value-type="float" office:value="0.000000000000100438" calcext:value-type="float">
            <text:p>1.00438E-13</text:p>
          </table:table-cell>
          <table:table-cell office:value-type="float" office:value="0.0000000000000407385" calcext:value-type="float">
            <text:p>4.07385E-14</text:p>
          </table:table-cell>
          <table:table-cell office:value-type="float" office:value="8.20506E-015" calcext:value-type="float">
            <text:p>8.20506E-15</text:p>
          </table:table-cell>
          <table:table-cell office:value-type="float" office:value="9.15176E-016" calcext:value-type="float">
            <text:p>9.15176E-16</text:p>
          </table:table-cell>
          <table:table-cell office:value-type="float" office:value="-2.10575E-017" calcext:value-type="float">
            <text:p>-2.10575E-17</text:p>
          </table:table-cell>
          <table:table-cell office:value-type="float" office:value="-3.48942E-017" calcext:value-type="float">
            <text:p>-3.48942E-17</text:p>
          </table:table-cell>
          <table:table-cell office:value-type="float" office:value="-8.3416E-018" calcext:value-type="float">
            <text:p>-8.3416E-18</text:p>
          </table:table-cell>
          <table:table-cell office:value-type="float" office:value="-1.03303E-018" calcext:value-type="float">
            <text:p>-1.03303E-18</text:p>
          </table:table-cell>
          <table:table-cell office:value-type="float" office:value="-4.64469E-021" calcext:value-type="float">
            <text:p>-4.64469E-21</text:p>
          </table:table-cell>
          <table:table-cell office:value-type="float" office:value="2.90663E-020" calcext:value-type="float">
            <text:p>2.90663E-20</text:p>
          </table:table-cell>
          <table:table-cell office:value-type="float" office:value="6.94894E-021" calcext:value-type="float">
            <text:p>6.94894E-21</text:p>
          </table:table-cell>
          <table:table-cell office:value-type="float" office:value="7.79075E-022" calcext:value-type="float">
            <text:p>7.79075E-22</text:p>
          </table:table-cell>
          <table:table-cell office:value-type="float" office:value="-1.60484E-023" calcext:value-type="float">
            <text:p>-1.60484E-23</text:p>
          </table:table-cell>
          <table:table-cell office:value-type="float" office:value="-2.45014E-023" calcext:value-type="float">
            <text:p>-2.45014E-23</text:p>
          </table:table-cell>
          <table:table-cell office:value-type="float" office:value="-4.84179E-024" calcext:value-type="float">
            <text:p>-4.84179E-24</text:p>
          </table:table-cell>
          <table:table-cell office:value-type="float" office:value="-3.83618E-025" calcext:value-type="float">
            <text:p>-3.83618E-25</text:p>
          </table:table-cell>
          <table:table-cell office:value-type="float" office:value="4.42426E-026" calcext:value-type="float">
            <text:p>4.42426E-26</text:p>
          </table:table-cell>
          <table:table-cell office:value-type="float" office:value="1.85424E-026" calcext:value-type="float">
            <text:p>1.85424E-26</text:p>
          </table:table-cell>
          <table:table-cell office:value-type="float" office:value="2.58531E-027" calcext:value-type="float">
            <text:p>2.58531E-27</text:p>
          </table:table-cell>
          <table:table-cell office:value-type="float" office:value="6.30615E-029" calcext:value-type="float">
            <text:p>6.30615E-29</text:p>
          </table:table-cell>
          <table:table-cell office:value-type="float" office:value="-3.45553E-029" calcext:value-type="float">
            <text:p>-3.45553E-29</text:p>
          </table:table-cell>
          <table:table-cell office:value-type="float" office:value="-3.3306E-028" calcext:value-type="float">
            <text:p>-3.3306E-28</text:p>
          </table:table-cell>
          <table:table-cell office:value-type="float" office:value="-3.73376E-027" calcext:value-type="float">
            <text:p>-3.73376E-27</text:p>
          </table:table-cell>
        </table:table-row>
        <table:table-row table:style-name="ro1">
          <table:table-cell office:value-type="float" office:value="6.79597E-026" calcext:value-type="float">
            <text:p>6.79597E-26</text:p>
          </table:table-cell>
          <table:table-cell office:value-type="float" office:value="1.92974E-027" calcext:value-type="float">
            <text:p>1.92974E-27</text:p>
          </table:table-cell>
          <table:table-cell office:value-type="float" office:value="4.80274E-028" calcext:value-type="float">
            <text:p>4.80274E-28</text:p>
          </table:table-cell>
          <table:table-cell office:value-type="float" office:value="4.63638E-027" calcext:value-type="float">
            <text:p>4.63638E-27</text:p>
          </table:table-cell>
          <table:table-cell office:value-type="float" office:value="-2.50292E-026" calcext:value-type="float">
            <text:p>-2.50292E-26</text:p>
          </table:table-cell>
          <table:table-cell office:value-type="float" office:value="-3.82363E-025" calcext:value-type="float">
            <text:p>-3.82363E-25</text:p>
          </table:table-cell>
          <table:table-cell office:value-type="float" office:value="-2.16803E-024" calcext:value-type="float">
            <text:p>-2.16803E-24</text:p>
          </table:table-cell>
          <table:table-cell office:value-type="float" office:value="-3.8452E-024" calcext:value-type="float">
            <text:p>-3.8452E-24</text:p>
          </table:table-cell>
          <table:table-cell office:value-type="float" office:value="4.5018E-023" calcext:value-type="float">
            <text:p>4.5018E-23</text:p>
          </table:table-cell>
          <table:table-cell office:value-type="float" office:value="4.97964E-022" calcext:value-type="float">
            <text:p>4.97964E-22</text:p>
          </table:table-cell>
          <table:table-cell office:value-type="float" office:value="2.52511E-021" calcext:value-type="float">
            <text:p>2.52511E-21</text:p>
          </table:table-cell>
          <table:table-cell office:value-type="float" office:value="4.01269E-021" calcext:value-type="float">
            <text:p>4.01269E-21</text:p>
          </table:table-cell>
          <table:table-cell office:value-type="float" office:value="-4.96985E-020" calcext:value-type="float">
            <text:p>-4.96985E-20</text:p>
          </table:table-cell>
          <table:table-cell office:value-type="float" office:value="-5.35589E-019" calcext:value-type="float">
            <text:p>-5.35589E-19</text:p>
          </table:table-cell>
          <table:table-cell office:value-type="float" office:value="-2.83307E-018" calcext:value-type="float">
            <text:p>-2.83307E-18</text:p>
          </table:table-cell>
          <table:table-cell office:value-type="float" office:value="-6.80409E-018" calcext:value-type="float">
            <text:p>-6.80409E-18</text:p>
          </table:table-cell>
          <table:table-cell office:value-type="float" office:value="2.93376E-017" calcext:value-type="float">
            <text:p>2.93376E-17</text:p>
          </table:table-cell>
          <table:table-cell office:value-type="float" office:value="4.42443E-016" calcext:value-type="float">
            <text:p>4.42443E-16</text:p>
          </table:table-cell>
          <table:table-cell office:value-type="float" office:value="2.80777E-015" calcext:value-type="float">
            <text:p>2.80777E-15</text:p>
          </table:table-cell>
          <table:table-cell office:value-type="float" office:value="0.0000000000000107577" calcext:value-type="float">
            <text:p>1.07577E-14</text:p>
          </table:table-cell>
          <table:table-cell office:value-type="float" office:value="0.000000000000011889" calcext:value-type="float">
            <text:p>1.1889E-14</text:p>
          </table:table-cell>
          <table:table-cell office:value-type="float" office:value="-0.000000000000189786" calcext:value-type="float">
            <text:p>-1.89786E-13</text:p>
          </table:table-cell>
          <table:table-cell office:value-type="float" office:value="-0.00000000000188455" calcext:value-type="float">
            <text:p>-1.88455E-12</text:p>
          </table:table-cell>
          <table:table-cell office:value-type="float" office:value="-0.0000000000108204" calcext:value-type="float">
            <text:p>-1.08204E-11</text:p>
          </table:table-cell>
          <table:table-cell office:value-type="float" office:value="-0.0000000000433124" calcext:value-type="float">
            <text:p>-4.33124E-11</text:p>
          </table:table-cell>
          <table:table-cell office:value-type="float" office:value="-0.00000000010025" calcext:value-type="float">
            <text:p>-1.0025E-10</text:p>
          </table:table-cell>
          <table:table-cell office:value-type="float" office:value="0.000000000175641" calcext:value-type="float">
            <text:p>1.75641E-10</text:p>
          </table:table-cell>
          <table:table-cell office:value-type="float" office:value="0.00000000373057" calcext:value-type="float">
            <text:p>3.73057E-09</text:p>
          </table:table-cell>
          <table:table-cell office:value-type="float" office:value="0.00000002726" calcext:value-type="float">
            <text:p>2.726E-08</text:p>
          </table:table-cell>
          <table:table-cell office:value-type="float" office:value="0.000000148418" calcext:value-type="float">
            <text:p>1.48418E-07</text:p>
          </table:table-cell>
          <table:table-cell office:value-type="float" office:value="0.000000681065" calcext:value-type="float">
            <text:p>6.81065E-07</text:p>
          </table:table-cell>
          <table:table-cell office:value-type="float" office:value="0.00000275647" calcext:value-type="float">
            <text:p>2.75647E-06</text:p>
          </table:table-cell>
          <table:table-cell office:value-type="float" office:value="0.0000100615" calcext:value-type="float">
            <text:p>1.00615E-05</text:p>
          </table:table-cell>
          <table:table-cell office:value-type="float" office:value="0.0000335465" calcext:value-type="float">
            <text:p>3.35465E-05</text:p>
          </table:table-cell>
          <table:table-cell office:value-type="float" office:value="0.000102986" calcext:value-type="float">
            <text:p>0.000102986</text:p>
          </table:table-cell>
          <table:table-cell office:value-type="float" office:value="0.000292655" calcext:value-type="float">
            <text:p>0.000292655</text:p>
          </table:table-cell>
          <table:table-cell office:value-type="float" office:value="0.000772611" calcext:value-type="float">
            <text:p>0.000772611</text:p>
          </table:table-cell>
          <table:table-cell office:value-type="float" office:value="0.00189978" calcext:value-type="float">
            <text:p>0.00189978</text:p>
          </table:table-cell>
          <table:table-cell office:value-type="float" office:value="0.00435875" calcext:value-type="float">
            <text:p>0.00435875</text:p>
          </table:table-cell>
          <table:table-cell office:value-type="float" office:value="0.009343" calcext:value-type="float">
            <text:p>0.009343</text:p>
          </table:table-cell>
          <table:table-cell office:value-type="float" office:value="0.0187262" calcext:value-type="float">
            <text:p>0.0187262</text:p>
          </table:table-cell>
          <table:table-cell office:value-type="float" office:value="0.0351151" calcext:value-type="float">
            <text:p>0.0351151</text:p>
          </table:table-cell>
          <table:table-cell office:value-type="float" office:value="0.0616273" calcext:value-type="float">
            <text:p>0.0616273</text:p>
          </table:table-cell>
          <table:table-cell office:value-type="float" office:value="0.101242" calcext:value-type="float">
            <text:p>0.101242</text:p>
          </table:table-cell>
          <table:table-cell office:value-type="float" office:value="0.155701" calcext:value-type="float">
            <text:p>0.155701</text:p>
          </table:table-cell>
          <table:table-cell office:value-type="float" office:value="0.224158" calcext:value-type="float">
            <text:p>0.224158</text:p>
          </table:table-cell>
          <table:table-cell office:value-type="float" office:value="0.302079" calcext:value-type="float">
            <text:p>0.302079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44979" calcext:value-type="float">
            <text:p>0.44979</text:p>
          </table:table-cell>
          <table:table-cell office:value-type="float" office:value="0.496889" calcext:value-type="float">
            <text:p>0.496889</text:p>
          </table:table-cell>
          <table:table-cell office:value-type="float" office:value="0.513663" calcext:value-type="float">
            <text:p>0.513663</text:p>
          </table:table-cell>
          <table:table-cell office:value-type="float" office:value="0.496889" calcext:value-type="float">
            <text:p>0.496889</text:p>
          </table:table-cell>
          <table:table-cell office:value-type="float" office:value="0.44979" calcext:value-type="float">
            <text:p>0.44979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302079" calcext:value-type="float">
            <text:p>0.302079</text:p>
          </table:table-cell>
          <table:table-cell office:value-type="float" office:value="0.224158" calcext:value-type="float">
            <text:p>0.224158</text:p>
          </table:table-cell>
          <table:table-cell office:value-type="float" office:value="0.155701" calcext:value-type="float">
            <text:p>0.155701</text:p>
          </table:table-cell>
          <table:table-cell office:value-type="float" office:value="0.101242" calcext:value-type="float">
            <text:p>0.101242</text:p>
          </table:table-cell>
          <table:table-cell office:value-type="float" office:value="0.0616273" calcext:value-type="float">
            <text:p>0.0616273</text:p>
          </table:table-cell>
          <table:table-cell office:value-type="float" office:value="0.0351151" calcext:value-type="float">
            <text:p>0.0351151</text:p>
          </table:table-cell>
          <table:table-cell office:value-type="float" office:value="0.0187262" calcext:value-type="float">
            <text:p>0.0187262</text:p>
          </table:table-cell>
          <table:table-cell office:value-type="float" office:value="0.009343" calcext:value-type="float">
            <text:p>0.009343</text:p>
          </table:table-cell>
          <table:table-cell office:value-type="float" office:value="0.00435875" calcext:value-type="float">
            <text:p>0.00435875</text:p>
          </table:table-cell>
          <table:table-cell office:value-type="float" office:value="0.00189978" calcext:value-type="float">
            <text:p>0.00189978</text:p>
          </table:table-cell>
          <table:table-cell office:value-type="float" office:value="0.000772611" calcext:value-type="float">
            <text:p>0.000772611</text:p>
          </table:table-cell>
          <table:table-cell office:value-type="float" office:value="0.000292655" calcext:value-type="float">
            <text:p>0.000292655</text:p>
          </table:table-cell>
          <table:table-cell office:value-type="float" office:value="0.000102986" calcext:value-type="float">
            <text:p>0.000102986</text:p>
          </table:table-cell>
          <table:table-cell office:value-type="float" office:value="0.0000335465" calcext:value-type="float">
            <text:p>3.35465E-05</text:p>
          </table:table-cell>
          <table:table-cell office:value-type="float" office:value="0.0000100615" calcext:value-type="float">
            <text:p>1.00615E-05</text:p>
          </table:table-cell>
          <table:table-cell office:value-type="float" office:value="0.00000275647" calcext:value-type="float">
            <text:p>2.75647E-06</text:p>
          </table:table-cell>
          <table:table-cell office:value-type="float" office:value="0.000000681065" calcext:value-type="float">
            <text:p>6.81065E-07</text:p>
          </table:table-cell>
          <table:table-cell office:value-type="float" office:value="0.000000148418" calcext:value-type="float">
            <text:p>1.48418E-07</text:p>
          </table:table-cell>
          <table:table-cell office:value-type="float" office:value="0.00000002726" calcext:value-type="float">
            <text:p>2.726E-08</text:p>
          </table:table-cell>
          <table:table-cell office:value-type="float" office:value="0.00000000373057" calcext:value-type="float">
            <text:p>3.73057E-09</text:p>
          </table:table-cell>
          <table:table-cell office:value-type="float" office:value="0.000000000175641" calcext:value-type="float">
            <text:p>1.75641E-10</text:p>
          </table:table-cell>
          <table:table-cell office:value-type="float" office:value="-0.00000000010025" calcext:value-type="float">
            <text:p>-1.0025E-10</text:p>
          </table:table-cell>
          <table:table-cell office:value-type="float" office:value="-0.0000000000433124" calcext:value-type="float">
            <text:p>-4.33124E-11</text:p>
          </table:table-cell>
          <table:table-cell office:value-type="float" office:value="-0.0000000000108204" calcext:value-type="float">
            <text:p>-1.08204E-11</text:p>
          </table:table-cell>
          <table:table-cell office:value-type="float" office:value="-0.00000000000188455" calcext:value-type="float">
            <text:p>-1.88455E-12</text:p>
          </table:table-cell>
          <table:table-cell office:value-type="float" office:value="-0.000000000000189786" calcext:value-type="float">
            <text:p>-1.89786E-13</text:p>
          </table:table-cell>
          <table:table-cell office:value-type="float" office:value="0.000000000000011889" calcext:value-type="float">
            <text:p>1.1889E-14</text:p>
          </table:table-cell>
          <table:table-cell office:value-type="float" office:value="0.0000000000000107577" calcext:value-type="float">
            <text:p>1.07577E-14</text:p>
          </table:table-cell>
          <table:table-cell office:value-type="float" office:value="2.80777E-015" calcext:value-type="float">
            <text:p>2.80777E-15</text:p>
          </table:table-cell>
          <table:table-cell office:value-type="float" office:value="4.42443E-016" calcext:value-type="float">
            <text:p>4.42443E-16</text:p>
          </table:table-cell>
          <table:table-cell office:value-type="float" office:value="2.93376E-017" calcext:value-type="float">
            <text:p>2.93376E-17</text:p>
          </table:table-cell>
          <table:table-cell office:value-type="float" office:value="-6.80409E-018" calcext:value-type="float">
            <text:p>-6.80409E-18</text:p>
          </table:table-cell>
          <table:table-cell office:value-type="float" office:value="-2.83307E-018" calcext:value-type="float">
            <text:p>-2.83307E-18</text:p>
          </table:table-cell>
          <table:table-cell office:value-type="float" office:value="-5.35589E-019" calcext:value-type="float">
            <text:p>-5.35589E-19</text:p>
          </table:table-cell>
          <table:table-cell office:value-type="float" office:value="-4.96985E-020" calcext:value-type="float">
            <text:p>-4.96985E-20</text:p>
          </table:table-cell>
          <table:table-cell office:value-type="float" office:value="4.01269E-021" calcext:value-type="float">
            <text:p>4.01269E-21</text:p>
          </table:table-cell>
          <table:table-cell office:value-type="float" office:value="2.52511E-021" calcext:value-type="float">
            <text:p>2.52511E-21</text:p>
          </table:table-cell>
          <table:table-cell office:value-type="float" office:value="4.97964E-022" calcext:value-type="float">
            <text:p>4.97964E-22</text:p>
          </table:table-cell>
          <table:table-cell office:value-type="float" office:value="4.5018E-023" calcext:value-type="float">
            <text:p>4.5018E-23</text:p>
          </table:table-cell>
          <table:table-cell office:value-type="float" office:value="-3.8452E-024" calcext:value-type="float">
            <text:p>-3.8452E-24</text:p>
          </table:table-cell>
          <table:table-cell office:value-type="float" office:value="-2.16803E-024" calcext:value-type="float">
            <text:p>-2.16803E-24</text:p>
          </table:table-cell>
          <table:table-cell office:value-type="float" office:value="-3.82363E-025" calcext:value-type="float">
            <text:p>-3.82363E-25</text:p>
          </table:table-cell>
          <table:table-cell office:value-type="float" office:value="-2.50292E-026" calcext:value-type="float">
            <text:p>-2.50292E-26</text:p>
          </table:table-cell>
          <table:table-cell office:value-type="float" office:value="4.63638E-027" calcext:value-type="float">
            <text:p>4.63638E-27</text:p>
          </table:table-cell>
          <table:table-cell office:value-type="float" office:value="4.80274E-028" calcext:value-type="float">
            <text:p>4.80274E-28</text:p>
          </table:table-cell>
          <table:table-cell office:value-type="float" office:value="1.92973E-027" calcext:value-type="float">
            <text:p>1.92973E-27</text:p>
          </table:table-cell>
          <table:table-cell office:value-type="float" office:value="6.79598E-026" calcext:value-type="float">
            <text:p>6.79598E-26</text:p>
          </table:table-cell>
        </table:table-row>
        <table:table-row table:style-name="ro1">
          <table:table-cell office:value-type="float" office:value="-6.1075E-025" calcext:value-type="float">
            <text:p>-6.1075E-25</text:p>
          </table:table-cell>
          <table:table-cell office:value-type="float" office:value="1.3082E-025" calcext:value-type="float">
            <text:p>1.3082E-25</text:p>
          </table:table-cell>
          <table:table-cell office:value-type="float" office:value="2.1649E-027" calcext:value-type="float">
            <text:p>2.1649E-27</text:p>
          </table:table-cell>
          <table:table-cell office:value-type="float" office:value="-2.30392E-025" calcext:value-type="float">
            <text:p>-2.30392E-25</text:p>
          </table:table-cell>
          <table:table-cell office:value-type="float" office:value="-3.33151E-025" calcext:value-type="float">
            <text:p>-3.33151E-25</text:p>
          </table:table-cell>
          <table:table-cell office:value-type="float" office:value="5.03498E-024" calcext:value-type="float">
            <text:p>5.03498E-24</text:p>
          </table:table-cell>
          <table:table-cell office:value-type="float" office:value="5.19142E-023" calcext:value-type="float">
            <text:p>5.19142E-23</text:p>
          </table:table-cell>
          <table:table-cell office:value-type="float" office:value="2.55225E-022" calcext:value-type="float">
            <text:p>2.55225E-22</text:p>
          </table:table-cell>
          <table:table-cell office:value-type="float" office:value="4.42545E-022" calcext:value-type="float">
            <text:p>4.42545E-22</text:p>
          </table:table-cell>
          <table:table-cell office:value-type="float" office:value="-4.34885E-021" calcext:value-type="float">
            <text:p>-4.34885E-21</text:p>
          </table:table-cell>
          <table:table-cell office:value-type="float" office:value="-4.8675E-020" calcext:value-type="float">
            <text:p>-4.8675E-20</text:p>
          </table:table-cell>
          <table:table-cell office:value-type="float" office:value="-2.67536E-019" calcext:value-type="float">
            <text:p>-2.67536E-19</text:p>
          </table:table-cell>
          <table:table-cell office:value-type="float" office:value="-7.55349E-019" calcext:value-type="float">
            <text:p>-7.55349E-19</text:p>
          </table:table-cell>
          <table:table-cell office:value-type="float" office:value="1.51421E-018" calcext:value-type="float">
            <text:p>1.51421E-18</text:p>
          </table:table-cell>
          <table:table-cell office:value-type="float" office:value="3.38157E-017" calcext:value-type="float">
            <text:p>3.38157E-17</text:p>
          </table:table-cell>
          <table:table-cell office:value-type="float" office:value="2.35966E-016" calcext:value-type="float">
            <text:p>2.35966E-16</text:p>
          </table:table-cell>
          <table:table-cell office:value-type="float" office:value="1.02576E-015" calcext:value-type="float">
            <text:p>1.02576E-15</text:p>
          </table:table-cell>
          <table:table-cell office:value-type="float" office:value="2.18647E-015" calcext:value-type="float">
            <text:p>2.18647E-15</text:p>
          </table:table-cell>
          <table:table-cell office:value-type="float" office:value="-8.62162E-015" calcext:value-type="float">
            <text:p>-8.62162E-15</text:p>
          </table:table-cell>
          <table:table-cell office:value-type="float" office:value="-0.000000000000127007" calcext:value-type="float">
            <text:p>-1.27007E-13</text:p>
          </table:table-cell>
          <table:table-cell office:value-type="float" office:value="-0.000000000000838009" calcext:value-type="float">
            <text:p>-8.38009E-13</text:p>
          </table:table-cell>
          <table:table-cell office:value-type="float" office:value="-0.00000000000386977" calcext:value-type="float">
            <text:p>-3.86977E-12</text:p>
          </table:table-cell>
          <table:table-cell office:value-type="float" office:value="-0.0000000000122988" calcext:value-type="float">
            <text:p>-1.22988E-11</text:p>
          </table:table-cell>
          <table:table-cell office:value-type="float" office:value="-0.0000000000129603" calcext:value-type="float">
            <text:p>-1.29603E-11</text:p>
          </table:table-cell>
          <table:table-cell office:value-type="float" office:value="0.000000000168513" calcext:value-type="float">
            <text:p>1.68513E-10</text:p>
          </table:table-cell>
          <table:table-cell office:value-type="float" office:value="0.0000000016874" calcext:value-type="float">
            <text:p>1.6874E-09</text:p>
          </table:table-cell>
          <table:table-cell office:value-type="float" office:value="0.0000000104922" calcext:value-type="float">
            <text:p>1.04922E-08</text:p>
          </table:table-cell>
          <table:table-cell office:value-type="float" office:value="0.000000052768" calcext:value-type="float">
            <text:p>5.2768E-08</text:p>
          </table:table-cell>
          <table:table-cell office:value-type="float" office:value="0.000000230854" calcext:value-type="float">
            <text:p>2.30854E-07</text:p>
          </table:table-cell>
          <table:table-cell office:value-type="float" office:value="0.000000906684" calcext:value-type="float">
            <text:p>9.06684E-07</text:p>
          </table:table-cell>
          <table:table-cell office:value-type="float" office:value="0.00000325112" calcext:value-type="float">
            <text:p>3.25112E-06</text:p>
          </table:table-cell>
          <table:table-cell office:value-type="float" office:value="0.0000107518" calcext:value-type="float">
            <text:p>1.07518E-05</text:p>
          </table:table-cell>
          <table:table-cell office:value-type="float" office:value="0.0000330116" calcext:value-type="float">
            <text:p>3.30116E-05</text:p>
          </table:table-cell>
          <table:table-cell office:value-type="float" office:value="0.000094529" calcext:value-type="float">
            <text:p>9.4529E-05</text:p>
          </table:table-cell>
          <table:table-cell office:value-type="float" office:value="0.000253263" calcext:value-type="float">
            <text:p>0.000253263</text:p>
          </table:table-cell>
          <table:table-cell office:value-type="float" office:value="0.000636353" calcext:value-type="float">
            <text:p>0.000636353</text:p>
          </table:table-cell>
          <table:table-cell office:value-type="float" office:value="0.00150204" calcext:value-type="float">
            <text:p>0.00150204</text:p>
          </table:table-cell>
          <table:table-cell office:value-type="float" office:value="0.00333473" calcext:value-type="float">
            <text:p>0.00333473</text:p>
          </table:table-cell>
          <table:table-cell office:value-type="float" office:value="0.00696991" calcext:value-type="float">
            <text:p>0.00696991</text:p>
          </table:table-cell>
          <table:table-cell office:value-type="float" office:value="0.0137233" calcext:value-type="float">
            <text:p>0.0137233</text:p>
          </table:table-cell>
          <table:table-cell office:value-type="float" office:value="0.0254649" calcext:value-type="float">
            <text:p>0.0254649</text:p>
          </table:table-cell>
          <table:table-cell office:value-type="float" office:value="0.0445454" calcext:value-type="float">
            <text:p>0.0445454</text:p>
          </table:table-cell>
          <table:table-cell office:value-type="float" office:value="0.0734705" calcext:value-type="float">
            <text:p>0.0734705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71399" calcext:value-type="float">
            <text:p>0.371399</text:p>
          </table:table-cell>
          <table:table-cell office:value-type="float" office:value="0.430431" calcext:value-type="float">
            <text:p>0.430431</text:p>
          </table:table-cell>
          <table:table-cell office:value-type="float" office:value="0.470274" calcext:value-type="float">
            <text:p>0.470274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470274" calcext:value-type="float">
            <text:p>0.470274</text:p>
          </table:table-cell>
          <table:table-cell office:value-type="float" office:value="0.430431" calcext:value-type="float">
            <text:p>0.430431</text:p>
          </table:table-cell>
          <table:table-cell office:value-type="float" office:value="0.371399" calcext:value-type="float">
            <text:p>0.371399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0734705" calcext:value-type="float">
            <text:p>0.0734705</text:p>
          </table:table-cell>
          <table:table-cell office:value-type="float" office:value="0.0445454" calcext:value-type="float">
            <text:p>0.0445454</text:p>
          </table:table-cell>
          <table:table-cell office:value-type="float" office:value="0.0254649" calcext:value-type="float">
            <text:p>0.0254649</text:p>
          </table:table-cell>
          <table:table-cell office:value-type="float" office:value="0.0137233" calcext:value-type="float">
            <text:p>0.0137233</text:p>
          </table:table-cell>
          <table:table-cell office:value-type="float" office:value="0.00696991" calcext:value-type="float">
            <text:p>0.00696991</text:p>
          </table:table-cell>
          <table:table-cell office:value-type="float" office:value="0.00333473" calcext:value-type="float">
            <text:p>0.00333473</text:p>
          </table:table-cell>
          <table:table-cell office:value-type="float" office:value="0.00150204" calcext:value-type="float">
            <text:p>0.00150204</text:p>
          </table:table-cell>
          <table:table-cell office:value-type="float" office:value="0.000636353" calcext:value-type="float">
            <text:p>0.000636353</text:p>
          </table:table-cell>
          <table:table-cell office:value-type="float" office:value="0.000253263" calcext:value-type="float">
            <text:p>0.000253263</text:p>
          </table:table-cell>
          <table:table-cell office:value-type="float" office:value="0.000094529" calcext:value-type="float">
            <text:p>9.4529E-05</text:p>
          </table:table-cell>
          <table:table-cell office:value-type="float" office:value="0.0000330116" calcext:value-type="float">
            <text:p>3.30116E-05</text:p>
          </table:table-cell>
          <table:table-cell office:value-type="float" office:value="0.0000107518" calcext:value-type="float">
            <text:p>1.07518E-05</text:p>
          </table:table-cell>
          <table:table-cell office:value-type="float" office:value="0.00000325112" calcext:value-type="float">
            <text:p>3.25112E-06</text:p>
          </table:table-cell>
          <table:table-cell office:value-type="float" office:value="0.000000906684" calcext:value-type="float">
            <text:p>9.06684E-07</text:p>
          </table:table-cell>
          <table:table-cell office:value-type="float" office:value="0.000000230854" calcext:value-type="float">
            <text:p>2.30854E-07</text:p>
          </table:table-cell>
          <table:table-cell office:value-type="float" office:value="0.000000052768" calcext:value-type="float">
            <text:p>5.2768E-08</text:p>
          </table:table-cell>
          <table:table-cell office:value-type="float" office:value="0.0000000104922" calcext:value-type="float">
            <text:p>1.04922E-08</text:p>
          </table:table-cell>
          <table:table-cell office:value-type="float" office:value="0.0000000016874" calcext:value-type="float">
            <text:p>1.6874E-09</text:p>
          </table:table-cell>
          <table:table-cell office:value-type="float" office:value="0.000000000168513" calcext:value-type="float">
            <text:p>1.68513E-10</text:p>
          </table:table-cell>
          <table:table-cell office:value-type="float" office:value="-0.0000000000129603" calcext:value-type="float">
            <text:p>-1.29603E-11</text:p>
          </table:table-cell>
          <table:table-cell office:value-type="float" office:value="-0.0000000000122988" calcext:value-type="float">
            <text:p>-1.22988E-11</text:p>
          </table:table-cell>
          <table:table-cell office:value-type="float" office:value="-0.00000000000386977" calcext:value-type="float">
            <text:p>-3.86977E-12</text:p>
          </table:table-cell>
          <table:table-cell office:value-type="float" office:value="-0.000000000000838009" calcext:value-type="float">
            <text:p>-8.38009E-13</text:p>
          </table:table-cell>
          <table:table-cell office:value-type="float" office:value="-0.000000000000127007" calcext:value-type="float">
            <text:p>-1.27007E-13</text:p>
          </table:table-cell>
          <table:table-cell office:value-type="float" office:value="-8.62162E-015" calcext:value-type="float">
            <text:p>-8.62162E-15</text:p>
          </table:table-cell>
          <table:table-cell office:value-type="float" office:value="2.18647E-015" calcext:value-type="float">
            <text:p>2.18647E-15</text:p>
          </table:table-cell>
          <table:table-cell office:value-type="float" office:value="1.02576E-015" calcext:value-type="float">
            <text:p>1.02576E-15</text:p>
          </table:table-cell>
          <table:table-cell office:value-type="float" office:value="2.35966E-016" calcext:value-type="float">
            <text:p>2.35966E-16</text:p>
          </table:table-cell>
          <table:table-cell office:value-type="float" office:value="3.38157E-017" calcext:value-type="float">
            <text:p>3.38157E-17</text:p>
          </table:table-cell>
          <table:table-cell office:value-type="float" office:value="1.51421E-018" calcext:value-type="float">
            <text:p>1.51421E-18</text:p>
          </table:table-cell>
          <table:table-cell office:value-type="float" office:value="-7.55349E-019" calcext:value-type="float">
            <text:p>-7.55349E-19</text:p>
          </table:table-cell>
          <table:table-cell office:value-type="float" office:value="-2.67536E-019" calcext:value-type="float">
            <text:p>-2.67536E-19</text:p>
          </table:table-cell>
          <table:table-cell office:value-type="float" office:value="-4.8675E-020" calcext:value-type="float">
            <text:p>-4.8675E-20</text:p>
          </table:table-cell>
          <table:table-cell office:value-type="float" office:value="-4.34885E-021" calcext:value-type="float">
            <text:p>-4.34885E-21</text:p>
          </table:table-cell>
          <table:table-cell office:value-type="float" office:value="4.42544E-022" calcext:value-type="float">
            <text:p>4.42544E-22</text:p>
          </table:table-cell>
          <table:table-cell office:value-type="float" office:value="2.55225E-022" calcext:value-type="float">
            <text:p>2.55225E-22</text:p>
          </table:table-cell>
          <table:table-cell office:value-type="float" office:value="5.1914E-023" calcext:value-type="float">
            <text:p>5.1914E-23</text:p>
          </table:table-cell>
          <table:table-cell office:value-type="float" office:value="5.03504E-024" calcext:value-type="float">
            <text:p>5.03504E-24</text:p>
          </table:table-cell>
          <table:table-cell office:value-type="float" office:value="-3.33167E-025" calcext:value-type="float">
            <text:p>-3.33167E-25</text:p>
          </table:table-cell>
          <table:table-cell office:value-type="float" office:value="-2.30388E-025" calcext:value-type="float">
            <text:p>-2.30388E-25</text:p>
          </table:table-cell>
          <table:table-cell office:value-type="float" office:value="2.16473E-027" calcext:value-type="float">
            <text:p>2.16473E-27</text:p>
          </table:table-cell>
          <table:table-cell office:value-type="float" office:value="1.30817E-025" calcext:value-type="float">
            <text:p>1.30817E-25</text:p>
          </table:table-cell>
          <table:table-cell office:value-type="float" office:value="-6.10739E-025" calcext:value-type="float">
            <text:p>-6.10739E-25</text:p>
          </table:table-cell>
        </table:table-row>
        <table:table-row table:style-name="ro1">
          <table:table-cell office:value-type="float" office:value="-2.58106E-023" calcext:value-type="float">
            <text:p>-2.58106E-23</text:p>
          </table:table-cell>
          <table:table-cell office:value-type="float" office:value="-6.00739E-024" calcext:value-type="float">
            <text:p>-6.00739E-24</text:p>
          </table:table-cell>
          <table:table-cell office:value-type="float" office:value="-4.02656E-025" calcext:value-type="float">
            <text:p>-4.02656E-25</text:p>
          </table:table-cell>
          <table:table-cell office:value-type="float" office:value="5.38505E-024" calcext:value-type="float">
            <text:p>5.38505E-24</text:p>
          </table:table-cell>
          <table:table-cell office:value-type="float" office:value="3.98158E-023" calcext:value-type="float">
            <text:p>3.98158E-23</text:p>
          </table:table-cell>
          <table:table-cell office:value-type="float" office:value="-1.47991E-023" calcext:value-type="float">
            <text:p>-1.47991E-23</text:p>
          </table:table-cell>
          <table:table-cell office:value-type="float" office:value="-6.12887E-022" calcext:value-type="float">
            <text:p>-6.12887E-22</text:p>
          </table:table-cell>
          <table:table-cell office:value-type="float" office:value="-7.05641E-021" calcext:value-type="float">
            <text:p>-7.05641E-21</text:p>
          </table:table-cell>
          <table:table-cell office:value-type="float" office:value="-3.01621E-020" calcext:value-type="float">
            <text:p>-3.01621E-20</text:p>
          </table:table-cell>
          <table:table-cell office:value-type="float" office:value="-8.42218E-020" calcext:value-type="float">
            <text:p>-8.42218E-20</text:p>
          </table:table-cell>
          <table:table-cell office:value-type="float" office:value="2.73224E-019" calcext:value-type="float">
            <text:p>2.73224E-19</text:p>
          </table:table-cell>
          <table:table-cell office:value-type="float" office:value="4.01936E-018" calcext:value-type="float">
            <text:p>4.01936E-18</text:p>
          </table:table-cell>
          <table:table-cell office:value-type="float" office:value="2.73033E-017" calcext:value-type="float">
            <text:p>2.73033E-17</text:p>
          </table:table-cell>
          <table:table-cell office:value-type="float" office:value="1.13397E-016" calcext:value-type="float">
            <text:p>1.13397E-16</text:p>
          </table:table-cell>
          <table:table-cell office:value-type="float" office:value="2.53299E-016" calcext:value-type="float">
            <text:p>2.53299E-16</text:p>
          </table:table-cell>
          <table:table-cell office:value-type="float" office:value="-8.22131E-016" calcext:value-type="float">
            <text:p>-8.22131E-16</text:p>
          </table:table-cell>
          <table:table-cell office:value-type="float" office:value="-0.0000000000000127883" calcext:value-type="float">
            <text:p>-1.27883E-14</text:p>
          </table:table-cell>
          <table:table-cell office:value-type="float" office:value="-0.0000000000000864634" calcext:value-type="float">
            <text:p>-8.64634E-14</text:p>
          </table:table-cell>
          <table:table-cell office:value-type="float" office:value="-0.000000000000411217" calcext:value-type="float">
            <text:p>-4.11217E-13</text:p>
          </table:table-cell>
          <table:table-cell office:value-type="float" office:value="-0.00000000000141627" calcext:value-type="float">
            <text:p>-1.41627E-12</text:p>
          </table:table-cell>
          <table:table-cell office:value-type="float" office:value="-0.00000000000244113" calcext:value-type="float">
            <text:p>-2.44113E-12</text:p>
          </table:table-cell>
          <table:table-cell office:value-type="float" office:value="0.0000000000109219" calcext:value-type="float">
            <text:p>1.09219E-11</text:p>
          </table:table-cell>
          <table:table-cell office:value-type="float" office:value="0.000000000143608" calcext:value-type="float">
            <text:p>1.43608E-10</text:p>
          </table:table-cell>
          <table:table-cell office:value-type="float" office:value="0.000000000965522" calcext:value-type="float">
            <text:p>9.65522E-10</text:p>
          </table:table-cell>
          <table:table-cell office:value-type="float" office:value="0.0000000051051" calcext:value-type="float">
            <text:p>5.1051E-09</text:p>
          </table:table-cell>
          <table:table-cell office:value-type="float" office:value="0.000000023312" calcext:value-type="float">
            <text:p>2.3312E-08</text:p>
          </table:table-cell>
          <table:table-cell office:value-type="float" office:value="0.0000000954946" calcext:value-type="float">
            <text:p>9.54946E-08</text:p>
          </table:table-cell>
          <table:table-cell office:value-type="float" office:value="0.000000357699" calcext:value-type="float">
            <text:p>3.57699E-07</text:p>
          </table:table-cell>
          <table:table-cell office:value-type="float" office:value="0.00000123932" calcext:value-type="float">
            <text:p>1.23932E-06</text:p>
          </table:table-cell>
          <table:table-cell office:value-type="float" office:value="0.00000400059" calcext:value-type="float">
            <text:p>4.00059E-06</text:p>
          </table:table-cell>
          <table:table-cell office:value-type="float" office:value="0.0000120931" calcext:value-type="float">
            <text:p>1.20931E-05</text:p>
          </table:table-cell>
          <table:table-cell office:value-type="float" office:value="0.0000343524" calcext:value-type="float">
            <text:p>3.43524E-05</text:p>
          </table:table-cell>
          <table:table-cell office:value-type="float" office:value="0.0000919453" calcext:value-type="float">
            <text:p>9.19453E-05</text:p>
          </table:table-cell>
          <table:table-cell office:value-type="float" office:value="0.000232323" calcext:value-type="float">
            <text:p>0.000232323</text:p>
          </table:table-cell>
          <table:table-cell office:value-type="float" office:value="0.000554998" calcext:value-type="float">
            <text:p>0.000554998</text:p>
          </table:table-cell>
          <table:table-cell office:value-type="float" office:value="0.00125489" calcext:value-type="float">
            <text:p>0.00125489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0.0105065" calcext:value-type="float">
            <text:p>0.0105065</text:p>
          </table:table-cell>
          <table:table-cell office:value-type="float" office:value="0.0191891" calcext:value-type="float">
            <text:p>0.0191891</text:p>
          </table:table-cell>
          <table:table-cell office:value-type="float" office:value="0.0332539" calcext:value-type="float">
            <text:p>0.0332539</text:p>
          </table:table-cell>
          <table:table-cell office:value-type="float" office:value="0.0546863" calcext:value-type="float">
            <text:p>0.0546863</text:p>
          </table:table-cell>
          <table:table-cell office:value-type="float" office:value="0.0853496" calcext:value-type="float">
            <text:p>0.0853496</text:p>
          </table:table-cell>
          <table:table-cell office:value-type="float" office:value="0.126421" calcext:value-type="float">
            <text:p>0.126421</text:p>
          </table:table-cell>
          <table:table-cell office:value-type="float" office:value="0.177721" calcext:value-type="float">
            <text:p>0.177721</text:p>
          </table:table-cell>
          <table:table-cell office:value-type="float" office:value="0.237104" calcext:value-type="float">
            <text:p>0.237104</text:p>
          </table:table-cell>
          <table:table-cell office:value-type="float" office:value="0.300202" calcext:value-type="float">
            <text:p>0.300202</text:p>
          </table:table-cell>
          <table:table-cell office:value-type="float" office:value="0.360694" calcext:value-type="float">
            <text:p>0.360694</text:p>
          </table:table-cell>
          <table:table-cell office:value-type="float" office:value="0.411245" calcext:value-type="float">
            <text:p>0.411245</text:p>
          </table:table-cell>
          <table:table-cell office:value-type="float" office:value="0.444921" calcext:value-type="float">
            <text:p>0.444921</text:p>
          </table:table-cell>
          <table:table-cell office:value-type="float" office:value="0.456751" calcext:value-type="float">
            <text:p>0.456751</text:p>
          </table:table-cell>
          <table:table-cell office:value-type="float" office:value="0.444921" calcext:value-type="float">
            <text:p>0.444921</text:p>
          </table:table-cell>
          <table:table-cell office:value-type="float" office:value="0.411245" calcext:value-type="float">
            <text:p>0.411245</text:p>
          </table:table-cell>
          <table:table-cell office:value-type="float" office:value="0.360694" calcext:value-type="float">
            <text:p>0.360694</text:p>
          </table:table-cell>
          <table:table-cell office:value-type="float" office:value="0.300202" calcext:value-type="float">
            <text:p>0.300202</text:p>
          </table:table-cell>
          <table:table-cell office:value-type="float" office:value="0.237104" calcext:value-type="float">
            <text:p>0.237104</text:p>
          </table:table-cell>
          <table:table-cell office:value-type="float" office:value="0.177721" calcext:value-type="float">
            <text:p>0.177721</text:p>
          </table:table-cell>
          <table:table-cell office:value-type="float" office:value="0.126421" calcext:value-type="float">
            <text:p>0.126421</text:p>
          </table:table-cell>
          <table:table-cell office:value-type="float" office:value="0.0853496" calcext:value-type="float">
            <text:p>0.0853496</text:p>
          </table:table-cell>
          <table:table-cell office:value-type="float" office:value="0.0546863" calcext:value-type="float">
            <text:p>0.0546863</text:p>
          </table:table-cell>
          <table:table-cell office:value-type="float" office:value="0.0332539" calcext:value-type="float">
            <text:p>0.0332539</text:p>
          </table:table-cell>
          <table:table-cell office:value-type="float" office:value="0.0191891" calcext:value-type="float">
            <text:p>0.0191891</text:p>
          </table:table-cell>
          <table:table-cell office:value-type="float" office:value="0.0105065" calcext:value-type="float">
            <text:p>0.0105065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0125489" calcext:value-type="float">
            <text:p>0.00125489</text:p>
          </table:table-cell>
          <table:table-cell office:value-type="float" office:value="0.000554998" calcext:value-type="float">
            <text:p>0.000554998</text:p>
          </table:table-cell>
          <table:table-cell office:value-type="float" office:value="0.000232323" calcext:value-type="float">
            <text:p>0.000232323</text:p>
          </table:table-cell>
          <table:table-cell office:value-type="float" office:value="0.0000919453" calcext:value-type="float">
            <text:p>9.19453E-05</text:p>
          </table:table-cell>
          <table:table-cell office:value-type="float" office:value="0.0000343524" calcext:value-type="float">
            <text:p>3.43524E-05</text:p>
          </table:table-cell>
          <table:table-cell office:value-type="float" office:value="0.0000120931" calcext:value-type="float">
            <text:p>1.20931E-05</text:p>
          </table:table-cell>
          <table:table-cell office:value-type="float" office:value="0.00000400059" calcext:value-type="float">
            <text:p>4.00059E-06</text:p>
          </table:table-cell>
          <table:table-cell office:value-type="float" office:value="0.00000123932" calcext:value-type="float">
            <text:p>1.23932E-06</text:p>
          </table:table-cell>
          <table:table-cell office:value-type="float" office:value="0.000000357699" calcext:value-type="float">
            <text:p>3.57699E-07</text:p>
          </table:table-cell>
          <table:table-cell office:value-type="float" office:value="0.0000000954946" calcext:value-type="float">
            <text:p>9.54946E-08</text:p>
          </table:table-cell>
          <table:table-cell office:value-type="float" office:value="0.000000023312" calcext:value-type="float">
            <text:p>2.3312E-08</text:p>
          </table:table-cell>
          <table:table-cell office:value-type="float" office:value="0.0000000051051" calcext:value-type="float">
            <text:p>5.1051E-09</text:p>
          </table:table-cell>
          <table:table-cell office:value-type="float" office:value="0.000000000965522" calcext:value-type="float">
            <text:p>9.65522E-10</text:p>
          </table:table-cell>
          <table:table-cell office:value-type="float" office:value="0.000000000143608" calcext:value-type="float">
            <text:p>1.43608E-10</text:p>
          </table:table-cell>
          <table:table-cell office:value-type="float" office:value="0.0000000000109219" calcext:value-type="float">
            <text:p>1.09219E-11</text:p>
          </table:table-cell>
          <table:table-cell office:value-type="float" office:value="-0.00000000000244113" calcext:value-type="float">
            <text:p>-2.44113E-12</text:p>
          </table:table-cell>
          <table:table-cell office:value-type="float" office:value="-0.00000000000141627" calcext:value-type="float">
            <text:p>-1.41627E-12</text:p>
          </table:table-cell>
          <table:table-cell office:value-type="float" office:value="-0.000000000000411217" calcext:value-type="float">
            <text:p>-4.11217E-13</text:p>
          </table:table-cell>
          <table:table-cell office:value-type="float" office:value="-0.0000000000000864634" calcext:value-type="float">
            <text:p>-8.64634E-14</text:p>
          </table:table-cell>
          <table:table-cell office:value-type="float" office:value="-0.0000000000000127883" calcext:value-type="float">
            <text:p>-1.27883E-14</text:p>
          </table:table-cell>
          <table:table-cell office:value-type="float" office:value="-8.22133E-016" calcext:value-type="float">
            <text:p>-8.22133E-16</text:p>
          </table:table-cell>
          <table:table-cell office:value-type="float" office:value="2.533E-016" calcext:value-type="float">
            <text:p>2.533E-16</text:p>
          </table:table-cell>
          <table:table-cell office:value-type="float" office:value="1.13396E-016" calcext:value-type="float">
            <text:p>1.13396E-16</text:p>
          </table:table-cell>
          <table:table-cell office:value-type="float" office:value="2.73034E-017" calcext:value-type="float">
            <text:p>2.73034E-17</text:p>
          </table:table-cell>
          <table:table-cell office:value-type="float" office:value="4.01932E-018" calcext:value-type="float">
            <text:p>4.01932E-18</text:p>
          </table:table-cell>
          <table:table-cell office:value-type="float" office:value="2.73238E-019" calcext:value-type="float">
            <text:p>2.73238E-19</text:p>
          </table:table-cell>
          <table:table-cell office:value-type="float" office:value="-8.42257E-020" calcext:value-type="float">
            <text:p>-8.42257E-20</text:p>
          </table:table-cell>
          <table:table-cell office:value-type="float" office:value="-3.01611E-020" calcext:value-type="float">
            <text:p>-3.01611E-20</text:p>
          </table:table-cell>
          <table:table-cell office:value-type="float" office:value="-7.05663E-021" calcext:value-type="float">
            <text:p>-7.05663E-21</text:p>
          </table:table-cell>
          <table:table-cell office:value-type="float" office:value="-6.12853E-022" calcext:value-type="float">
            <text:p>-6.12853E-22</text:p>
          </table:table-cell>
          <table:table-cell office:value-type="float" office:value="-1.47998E-023" calcext:value-type="float">
            <text:p>-1.47998E-23</text:p>
          </table:table-cell>
          <table:table-cell office:value-type="float" office:value="3.98135E-023" calcext:value-type="float">
            <text:p>3.98135E-23</text:p>
          </table:table-cell>
          <table:table-cell office:value-type="float" office:value="5.38627E-024" calcext:value-type="float">
            <text:p>5.38627E-24</text:p>
          </table:table-cell>
          <table:table-cell office:value-type="float" office:value="-4.02717E-025" calcext:value-type="float">
            <text:p>-4.02717E-25</text:p>
          </table:table-cell>
          <table:table-cell office:value-type="float" office:value="-6.00848E-024" calcext:value-type="float">
            <text:p>-6.00848E-24</text:p>
          </table:table-cell>
          <table:table-cell office:value-type="float" office:value="-2.58085E-023" calcext:value-type="float">
            <text:p>-2.58085E-23</text:p>
          </table:table-cell>
        </table:table-row>
        <table:table-row table:style-name="ro1">
          <table:table-cell office:value-type="float" office:value="9.01722E-023" calcext:value-type="float">
            <text:p>9.01722E-23</text:p>
          </table:table-cell>
          <table:table-cell office:value-type="float" office:value="6.79578E-024" calcext:value-type="float">
            <text:p>6.79578E-24</text:p>
          </table:table-cell>
          <table:table-cell office:value-type="float" office:value="1.1185E-024" calcext:value-type="float">
            <text:p>1.1185E-24</text:p>
          </table:table-cell>
          <table:table-cell office:value-type="float" office:value="4.85033E-024" calcext:value-type="float">
            <text:p>4.85033E-24</text:p>
          </table:table-cell>
          <table:table-cell office:value-type="float" office:value="7.10586E-024" calcext:value-type="float">
            <text:p>7.10586E-24</text:p>
          </table:table-cell>
          <table:table-cell office:value-type="float" office:value="-7.22483E-022" calcext:value-type="float">
            <text:p>-7.22483E-22</text:p>
          </table:table-cell>
          <table:table-cell office:value-type="float" office:value="-3.79045E-021" calcext:value-type="float">
            <text:p>-3.79045E-21</text:p>
          </table:table-cell>
          <table:table-cell office:value-type="float" office:value="-1.86542E-020" calcext:value-type="float">
            <text:p>-1.86542E-20</text:p>
          </table:table-cell>
          <table:table-cell office:value-type="float" office:value="-1.98793E-020" calcext:value-type="float">
            <text:p>-1.98793E-20</text:p>
          </table:table-cell>
          <table:table-cell office:value-type="float" office:value="2.46482E-019" calcext:value-type="float">
            <text:p>2.46482E-19</text:p>
          </table:table-cell>
          <table:table-cell office:value-type="float" office:value="2.86215E-018" calcext:value-type="float">
            <text:p>2.86215E-18</text:p>
          </table:table-cell>
          <table:table-cell office:value-type="float" office:value="1.59564E-017" calcext:value-type="float">
            <text:p>1.59564E-17</text:p>
          </table:table-cell>
          <table:table-cell office:value-type="float" office:value="6.09523E-017" calcext:value-type="float">
            <text:p>6.09523E-17</text:p>
          </table:table-cell>
          <table:table-cell office:value-type="float" office:value="8.82137E-017" calcext:value-type="float">
            <text:p>8.82137E-17</text:p>
          </table:table-cell>
          <table:table-cell office:value-type="float" office:value="-7.46842E-016" calcext:value-type="float">
            <text:p>-7.46842E-16</text:p>
          </table:table-cell>
          <table:table-cell office:value-type="float" office:value="-8.40871E-015" calcext:value-type="float">
            <text:p>-8.40871E-15</text:p>
          </table:table-cell>
          <table:table-cell office:value-type="float" office:value="-0.0000000000000514106" calcext:value-type="float">
            <text:p>-5.14106E-14</text:p>
          </table:table-cell>
          <table:table-cell office:value-type="float" office:value="-0.000000000000230419" calcext:value-type="float">
            <text:p>-2.30419E-13</text:p>
          </table:table-cell>
          <table:table-cell office:value-type="float" office:value="-0.0000000000007334" calcext:value-type="float">
            <text:p>-7.334E-13</text:p>
          </table:table-cell>
          <table:table-cell office:value-type="float" office:value="-0.000000000000946427" calcext:value-type="float">
            <text:p>-9.46427E-13</text:p>
          </table:table-cell>
          <table:table-cell office:value-type="float" office:value="0.00000000000818139" calcext:value-type="float">
            <text:p>8.18139E-12</text:p>
          </table:table-cell>
          <table:table-cell office:value-type="float" office:value="0.0000000000882205" calcext:value-type="float">
            <text:p>8.82205E-11</text:p>
          </table:table-cell>
          <table:table-cell office:value-type="float" office:value="0.000000000564396" calcext:value-type="float">
            <text:p>5.64396E-10</text:p>
          </table:table-cell>
          <table:table-cell office:value-type="float" office:value="0.00000000291081" calcext:value-type="float">
            <text:p>2.91081E-09</text:p>
          </table:table-cell>
          <table:table-cell office:value-type="float" office:value="0.0000000131005" calcext:value-type="float">
            <text:p>1.31005E-08</text:p>
          </table:table-cell>
          <table:table-cell office:value-type="float" office:value="0.0000000531892" calcext:value-type="float">
            <text:p>5.31892E-08</text:p>
          </table:table-cell>
          <table:table-cell office:value-type="float" office:value="0.000000198282" calcext:value-type="float">
            <text:p>1.98282E-07</text:p>
          </table:table-cell>
          <table:table-cell office:value-type="float" office:value="0.00000068584" calcext:value-type="float">
            <text:p>6.8584E-07</text:p>
          </table:table-cell>
          <table:table-cell office:value-type="float" office:value="0.00000221637" calcext:value-type="float">
            <text:p>2.21637E-06</text:p>
          </table:table-cell>
          <table:table-cell office:value-type="float" office:value="0.00000672349" calcext:value-type="float">
            <text:p>6.72349E-06</text:p>
          </table:table-cell>
          <table:table-cell office:value-type="float" office:value="0.0000192118" calcext:value-type="float">
            <text:p>1.92118E-05</text:p>
          </table:table-cell>
          <table:table-cell office:value-type="float" office:value="0.0000518383" calcext:value-type="float">
            <text:p>5.18383E-05</text:p>
          </table:table-cell>
          <table:table-cell office:value-type="float" office:value="0.000132334" calcext:value-type="float">
            <text:p>0.000132334</text:p>
          </table:table-cell>
          <table:table-cell office:value-type="float" office:value="0.000320079" calcext:value-type="float">
            <text:p>0.000320079</text:p>
          </table:table-cell>
          <table:table-cell office:value-type="float" office:value="0.000734324" calcext:value-type="float">
            <text:p>0.000734324</text:p>
          </table:table-cell>
          <table:table-cell office:value-type="float" office:value="0.0015993" calcext:value-type="float">
            <text:p>0.0015993</text:p>
          </table:table-cell>
          <table:table-cell office:value-type="float" office:value="0.00330873" calcext:value-type="float">
            <text:p>0.00330873</text:p>
          </table:table-cell>
          <table:table-cell office:value-type="float" office:value="0.00650567" calcext:value-type="float">
            <text:p>0.00650567</text:p>
          </table:table-cell>
          <table:table-cell office:value-type="float" office:value="0.0121612" calcext:value-type="float">
            <text:p>0.0121612</text:p>
          </table:table-cell>
          <table:table-cell office:value-type="float" office:value="0.0216181" calcext:value-type="float">
            <text:p>0.0216181</text:p>
          </table:table-cell>
          <table:table-cell office:value-type="float" office:value="0.0365506" calcext:value-type="float">
            <text:p>0.0365506</text:p>
          </table:table-cell>
          <table:table-cell office:value-type="float" office:value="0.0587829" calcext:value-type="float">
            <text:p>0.0587829</text:p>
          </table:table-cell>
          <table:table-cell office:value-type="float" office:value="0.0899315" calcext:value-type="float">
            <text:p>0.0899315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181205" calcext:value-type="float">
            <text:p>0.181205</text:p>
          </table:table-cell>
          <table:table-cell office:value-type="float" office:value="0.238646" calcext:value-type="float">
            <text:p>0.238646</text:p>
          </table:table-cell>
          <table:table-cell office:value-type="float" office:value="0.298969" calcext:value-type="float">
            <text:p>0.298969</text:p>
          </table:table-cell>
          <table:table-cell office:value-type="float" office:value="0.356261" calcext:value-type="float">
            <text:p>0.356261</text:p>
          </table:table-cell>
          <table:table-cell office:value-type="float" office:value="0.403802" calcext:value-type="float">
            <text:p>0.403802</text:p>
          </table:table-cell>
          <table:table-cell office:value-type="float" office:value="0.435324" calcext:value-type="float">
            <text:p>0.435324</text:p>
          </table:table-cell>
          <table:table-cell office:value-type="float" office:value="0.44637" calcext:value-type="float">
            <text:p>0.44637</text:p>
          </table:table-cell>
          <table:table-cell office:value-type="float" office:value="0.435324" calcext:value-type="float">
            <text:p>0.435324</text:p>
          </table:table-cell>
          <table:table-cell office:value-type="float" office:value="0.403802" calcext:value-type="float">
            <text:p>0.403802</text:p>
          </table:table-cell>
          <table:table-cell office:value-type="float" office:value="0.356261" calcext:value-type="float">
            <text:p>0.356261</text:p>
          </table:table-cell>
          <table:table-cell office:value-type="float" office:value="0.298969" calcext:value-type="float">
            <text:p>0.298969</text:p>
          </table:table-cell>
          <table:table-cell office:value-type="float" office:value="0.238646" calcext:value-type="float">
            <text:p>0.238646</text:p>
          </table:table-cell>
          <table:table-cell office:value-type="float" office:value="0.181205" calcext:value-type="float">
            <text:p>0.181205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0899315" calcext:value-type="float">
            <text:p>0.0899315</text:p>
          </table:table-cell>
          <table:table-cell office:value-type="float" office:value="0.0587829" calcext:value-type="float">
            <text:p>0.0587829</text:p>
          </table:table-cell>
          <table:table-cell office:value-type="float" office:value="0.0365506" calcext:value-type="float">
            <text:p>0.0365506</text:p>
          </table:table-cell>
          <table:table-cell office:value-type="float" office:value="0.0216181" calcext:value-type="float">
            <text:p>0.0216181</text:p>
          </table:table-cell>
          <table:table-cell office:value-type="float" office:value="0.0121612" calcext:value-type="float">
            <text:p>0.0121612</text:p>
          </table:table-cell>
          <table:table-cell office:value-type="float" office:value="0.00650567" calcext:value-type="float">
            <text:p>0.00650567</text:p>
          </table:table-cell>
          <table:table-cell office:value-type="float" office:value="0.00330873" calcext:value-type="float">
            <text:p>0.00330873</text:p>
          </table:table-cell>
          <table:table-cell office:value-type="float" office:value="0.0015993" calcext:value-type="float">
            <text:p>0.0015993</text:p>
          </table:table-cell>
          <table:table-cell office:value-type="float" office:value="0.000734324" calcext:value-type="float">
            <text:p>0.000734324</text:p>
          </table:table-cell>
          <table:table-cell office:value-type="float" office:value="0.000320079" calcext:value-type="float">
            <text:p>0.000320079</text:p>
          </table:table-cell>
          <table:table-cell office:value-type="float" office:value="0.000132334" calcext:value-type="float">
            <text:p>0.000132334</text:p>
          </table:table-cell>
          <table:table-cell office:value-type="float" office:value="0.0000518383" calcext:value-type="float">
            <text:p>5.18383E-05</text:p>
          </table:table-cell>
          <table:table-cell office:value-type="float" office:value="0.0000192118" calcext:value-type="float">
            <text:p>1.92118E-05</text:p>
          </table:table-cell>
          <table:table-cell office:value-type="float" office:value="0.00000672349" calcext:value-type="float">
            <text:p>6.72349E-06</text:p>
          </table:table-cell>
          <table:table-cell office:value-type="float" office:value="0.00000221637" calcext:value-type="float">
            <text:p>2.21637E-06</text:p>
          </table:table-cell>
          <table:table-cell office:value-type="float" office:value="0.00000068584" calcext:value-type="float">
            <text:p>6.8584E-07</text:p>
          </table:table-cell>
          <table:table-cell office:value-type="float" office:value="0.000000198282" calcext:value-type="float">
            <text:p>1.98282E-07</text:p>
          </table:table-cell>
          <table:table-cell office:value-type="float" office:value="0.0000000531892" calcext:value-type="float">
            <text:p>5.31892E-08</text:p>
          </table:table-cell>
          <table:table-cell office:value-type="float" office:value="0.0000000131005" calcext:value-type="float">
            <text:p>1.31005E-08</text:p>
          </table:table-cell>
          <table:table-cell office:value-type="float" office:value="0.00000000291081" calcext:value-type="float">
            <text:p>2.91081E-09</text:p>
          </table:table-cell>
          <table:table-cell office:value-type="float" office:value="0.000000000564396" calcext:value-type="float">
            <text:p>5.64396E-10</text:p>
          </table:table-cell>
          <table:table-cell office:value-type="float" office:value="0.0000000000882205" calcext:value-type="float">
            <text:p>8.82205E-11</text:p>
          </table:table-cell>
          <table:table-cell office:value-type="float" office:value="0.00000000000818139" calcext:value-type="float">
            <text:p>8.18139E-12</text:p>
          </table:table-cell>
          <table:table-cell office:value-type="float" office:value="-0.000000000000946427" calcext:value-type="float">
            <text:p>-9.46427E-13</text:p>
          </table:table-cell>
          <table:table-cell office:value-type="float" office:value="-0.0000000000007334" calcext:value-type="float">
            <text:p>-7.334E-13</text:p>
          </table:table-cell>
          <table:table-cell office:value-type="float" office:value="-0.000000000000230419" calcext:value-type="float">
            <text:p>-2.30419E-13</text:p>
          </table:table-cell>
          <table:table-cell office:value-type="float" office:value="-0.0000000000000514106" calcext:value-type="float">
            <text:p>-5.14106E-14</text:p>
          </table:table-cell>
          <table:table-cell office:value-type="float" office:value="-8.40871E-015" calcext:value-type="float">
            <text:p>-8.40871E-15</text:p>
          </table:table-cell>
          <table:table-cell office:value-type="float" office:value="-7.46842E-016" calcext:value-type="float">
            <text:p>-7.46842E-16</text:p>
          </table:table-cell>
          <table:table-cell office:value-type="float" office:value="8.82135E-017" calcext:value-type="float">
            <text:p>8.82135E-17</text:p>
          </table:table-cell>
          <table:table-cell office:value-type="float" office:value="6.09524E-017" calcext:value-type="float">
            <text:p>6.09524E-17</text:p>
          </table:table-cell>
          <table:table-cell office:value-type="float" office:value="1.59563E-017" calcext:value-type="float">
            <text:p>1.59563E-17</text:p>
          </table:table-cell>
          <table:table-cell office:value-type="float" office:value="2.86216E-018" calcext:value-type="float">
            <text:p>2.86216E-18</text:p>
          </table:table-cell>
          <table:table-cell office:value-type="float" office:value="2.46476E-019" calcext:value-type="float">
            <text:p>2.46476E-19</text:p>
          </table:table-cell>
          <table:table-cell office:value-type="float" office:value="-1.98773E-020" calcext:value-type="float">
            <text:p>-1.98773E-20</text:p>
          </table:table-cell>
          <table:table-cell office:value-type="float" office:value="-1.86549E-020" calcext:value-type="float">
            <text:p>-1.86549E-20</text:p>
          </table:table-cell>
          <table:table-cell office:value-type="float" office:value="-3.79024E-021" calcext:value-type="float">
            <text:p>-3.79024E-21</text:p>
          </table:table-cell>
          <table:table-cell office:value-type="float" office:value="-7.22542E-022" calcext:value-type="float">
            <text:p>-7.22542E-22</text:p>
          </table:table-cell>
          <table:table-cell office:value-type="float" office:value="7.12156E-024" calcext:value-type="float">
            <text:p>7.12156E-24</text:p>
          </table:table-cell>
          <table:table-cell office:value-type="float" office:value="4.84667E-024" calcext:value-type="float">
            <text:p>4.84667E-24</text:p>
          </table:table-cell>
          <table:table-cell office:value-type="float" office:value="1.11865E-024" calcext:value-type="float">
            <text:p>1.11865E-24</text:p>
          </table:table-cell>
          <table:table-cell office:value-type="float" office:value="6.79891E-024" calcext:value-type="float">
            <text:p>6.79891E-24</text:p>
          </table:table-cell>
          <table:table-cell office:value-type="float" office:value="9.01613E-023" calcext:value-type="float">
            <text:p>9.01613E-23</text:p>
          </table:table-cell>
        </table:table-row>
        <table:table-row table:style-name="ro1">
          <table:table-cell office:value-type="float" office:value="1.77894E-022" calcext:value-type="float">
            <text:p>1.77894E-22</text:p>
          </table:table-cell>
          <table:table-cell office:value-type="float" office:value="5.66175E-022" calcext:value-type="float">
            <text:p>5.66175E-22</text:p>
          </table:table-cell>
          <table:table-cell office:value-type="float" office:value="3.61803E-023" calcext:value-type="float">
            <text:p>3.61803E-23</text:p>
          </table:table-cell>
          <table:table-cell office:value-type="float" office:value="-5.33264E-022" calcext:value-type="float">
            <text:p>-5.33264E-22</text:p>
          </table:table-cell>
          <table:table-cell office:value-type="float" office:value="4.22757E-022" calcext:value-type="float">
            <text:p>4.22757E-22</text:p>
          </table:table-cell>
          <table:table-cell office:value-type="float" office:value="-8.49829E-021" calcext:value-type="float">
            <text:p>-8.49829E-21</text:p>
          </table:table-cell>
          <table:table-cell office:value-type="float" office:value="1.03545E-020" calcext:value-type="float">
            <text:p>1.03545E-20</text:p>
          </table:table-cell>
          <table:table-cell office:value-type="float" office:value="1.15882E-020" calcext:value-type="float">
            <text:p>1.15882E-20</text:p>
          </table:table-cell>
          <table:table-cell office:value-type="float" office:value="7.87685E-019" calcext:value-type="float">
            <text:p>7.87685E-19</text:p>
          </table:table-cell>
          <table:table-cell office:value-type="float" office:value="3.1147E-018" calcext:value-type="float">
            <text:p>3.1147E-18</text:p>
          </table:table-cell>
          <table:table-cell office:value-type="float" office:value="1.51554E-017" calcext:value-type="float">
            <text:p>1.51554E-17</text:p>
          </table:table-cell>
          <table:table-cell office:value-type="float" office:value="1.82396E-017" calcext:value-type="float">
            <text:p>1.82396E-17</text:p>
          </table:table-cell>
          <table:table-cell office:value-type="float" office:value="-1.33069E-016" calcext:value-type="float">
            <text:p>-1.33069E-16</text:p>
          </table:table-cell>
          <table:table-cell office:value-type="float" office:value="-1.79401E-015" calcext:value-type="float">
            <text:p>-1.79401E-15</text:p>
          </table:table-cell>
          <table:table-cell office:value-type="float" office:value="-0.0000000000000109607" calcext:value-type="float">
            <text:p>-1.09607E-14</text:p>
          </table:table-cell>
          <table:table-cell office:value-type="float" office:value="-0.0000000000000514259" calcext:value-type="float">
            <text:p>-5.14259E-14</text:p>
          </table:table-cell>
          <table:table-cell office:value-type="float" office:value="-0.000000000000172233" calcext:value-type="float">
            <text:p>-1.72233E-13</text:p>
          </table:table-cell>
          <table:table-cell office:value-type="float" office:value="-0.000000000000304449" calcext:value-type="float">
            <text:p>-3.04449E-13</text:p>
          </table:table-cell>
          <table:table-cell office:value-type="float" office:value="0.00000000000125632" calcext:value-type="float">
            <text:p>1.25632E-12</text:p>
          </table:table-cell>
          <table:table-cell office:value-type="float" office:value="0.0000000000168176" calcext:value-type="float">
            <text:p>1.68176E-11</text:p>
          </table:table-cell>
          <table:table-cell office:value-type="float" office:value="0.000000000114256" calcext:value-type="float">
            <text:p>1.14256E-10</text:p>
          </table:table-cell>
          <table:table-cell office:value-type="float" office:value="0.000000000610122" calcext:value-type="float">
            <text:p>6.10122E-10</text:p>
          </table:table-cell>
          <table:table-cell office:value-type="float" office:value="0.00000000282577" calcext:value-type="float">
            <text:p>2.82577E-09</text:p>
          </table:table-cell>
          <table:table-cell office:value-type="float" office:value="0.0000000117793" calcext:value-type="float">
            <text:p>1.17793E-08</text:p>
          </table:table-cell>
          <table:table-cell office:value-type="float" office:value="0.0000000450905" calcext:value-type="float">
            <text:p>4.50905E-08</text:p>
          </table:table-cell>
          <table:table-cell office:value-type="float" office:value="0.000000160278" calcext:value-type="float">
            <text:p>1.60278E-07</text:p>
          </table:table-cell>
          <table:table-cell office:value-type="float" office:value="0.000000533083" calcext:value-type="float">
            <text:p>5.33083E-07</text:p>
          </table:table-cell>
          <table:table-cell office:value-type="float" office:value="0.00000166724" calcext:value-type="float">
            <text:p>1.66724E-06</text:p>
          </table:table-cell>
          <table:table-cell office:value-type="float" office:value="0.00000492155" calcext:value-type="float">
            <text:p>4.92155E-06</text:p>
          </table:table-cell>
          <table:table-cell office:value-type="float" office:value="0.0000137485" calcext:value-type="float">
            <text:p>1.37485E-05</text:p>
          </table:table-cell>
          <table:table-cell office:value-type="float" office:value="0.0000364217" calcext:value-type="float">
            <text:p>3.64217E-05</text:p>
          </table:table-cell>
          <table:table-cell office:value-type="float" office:value="0.0000916402" calcext:value-type="float">
            <text:p>9.16402E-05</text:p>
          </table:table-cell>
          <table:table-cell office:value-type="float" office:value="0.000219264" calcext:value-type="float">
            <text:p>0.000219264</text:p>
          </table:table-cell>
          <table:table-cell office:value-type="float" office:value="0.000499355" calcext:value-type="float">
            <text:p>0.000499355</text:p>
          </table:table-cell>
          <table:table-cell office:value-type="float" office:value="0.00108327" calcext:value-type="float">
            <text:p>0.00108327</text:p>
          </table:table-cell>
          <table:table-cell office:value-type="float" office:value="0.00223968" calcext:value-type="float">
            <text:p>0.00223968</text:p>
          </table:table-cell>
          <table:table-cell office:value-type="float" office:value="0.00441525" calcext:value-type="float">
            <text:p>0.00441525</text:p>
          </table:table-cell>
          <table:table-cell office:value-type="float" office:value="0.00830193" calcext:value-type="float">
            <text:p>0.00830193</text:p>
          </table:table-cell>
          <table:table-cell office:value-type="float" office:value="0.0148925" calcext:value-type="float">
            <text:p>0.0148925</text:p>
          </table:table-cell>
          <table:table-cell office:value-type="float" office:value="0.025491" calcext:value-type="float">
            <text:p>0.025491</text:p>
          </table:table-cell>
          <table:table-cell office:value-type="float" office:value="0.0416382" calcext:value-type="float">
            <text:p>0.0416382</text:p>
          </table:table-cell>
          <table:table-cell office:value-type="float" office:value="0.0649097" calcext:value-type="float">
            <text:p>0.0649097</text:p>
          </table:table-cell>
          <table:table-cell office:value-type="float" office:value="0.0965732" calcext:value-type="float">
            <text:p>0.0965732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240365" calcext:value-type="float">
            <text:p>0.240365</text:p>
          </table:table-cell>
          <table:table-cell office:value-type="float" office:value="0.296694" calcext:value-type="float">
            <text:p>0.296694</text:p>
          </table:table-cell>
          <table:table-cell office:value-type="float" office:value="0.349495" calcext:value-type="float">
            <text:p>0.349495</text:p>
          </table:table-cell>
          <table:table-cell office:value-type="float" office:value="0.392881" calcext:value-type="float">
            <text:p>0.392881</text:p>
          </table:table-cell>
          <table:table-cell office:value-type="float" office:value="0.421459" calcext:value-type="float">
            <text:p>0.421459</text:p>
          </table:table-cell>
          <table:table-cell office:value-type="float" office:value="0.431441" calcext:value-type="float">
            <text:p>0.431441</text:p>
          </table:table-cell>
          <table:table-cell office:value-type="float" office:value="0.421459" calcext:value-type="float">
            <text:p>0.421459</text:p>
          </table:table-cell>
          <table:table-cell office:value-type="float" office:value="0.392881" calcext:value-type="float">
            <text:p>0.392881</text:p>
          </table:table-cell>
          <table:table-cell office:value-type="float" office:value="0.349495" calcext:value-type="float">
            <text:p>0.349495</text:p>
          </table:table-cell>
          <table:table-cell office:value-type="float" office:value="0.296694" calcext:value-type="float">
            <text:p>0.296694</text:p>
          </table:table-cell>
          <table:table-cell office:value-type="float" office:value="0.240365" calcext:value-type="float">
            <text:p>0.240365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0965732" calcext:value-type="float">
            <text:p>0.0965732</text:p>
          </table:table-cell>
          <table:table-cell office:value-type="float" office:value="0.0649097" calcext:value-type="float">
            <text:p>0.0649097</text:p>
          </table:table-cell>
          <table:table-cell office:value-type="float" office:value="0.0416382" calcext:value-type="float">
            <text:p>0.0416382</text:p>
          </table:table-cell>
          <table:table-cell office:value-type="float" office:value="0.025491" calcext:value-type="float">
            <text:p>0.025491</text:p>
          </table:table-cell>
          <table:table-cell office:value-type="float" office:value="0.0148925" calcext:value-type="float">
            <text:p>0.0148925</text:p>
          </table:table-cell>
          <table:table-cell office:value-type="float" office:value="0.00830193" calcext:value-type="float">
            <text:p>0.00830193</text:p>
          </table:table-cell>
          <table:table-cell office:value-type="float" office:value="0.00441525" calcext:value-type="float">
            <text:p>0.00441525</text:p>
          </table:table-cell>
          <table:table-cell office:value-type="float" office:value="0.00223968" calcext:value-type="float">
            <text:p>0.00223968</text:p>
          </table:table-cell>
          <table:table-cell office:value-type="float" office:value="0.00108327" calcext:value-type="float">
            <text:p>0.00108327</text:p>
          </table:table-cell>
          <table:table-cell office:value-type="float" office:value="0.000499355" calcext:value-type="float">
            <text:p>0.000499355</text:p>
          </table:table-cell>
          <table:table-cell office:value-type="float" office:value="0.000219264" calcext:value-type="float">
            <text:p>0.000219264</text:p>
          </table:table-cell>
          <table:table-cell office:value-type="float" office:value="0.0000916402" calcext:value-type="float">
            <text:p>9.16402E-05</text:p>
          </table:table-cell>
          <table:table-cell office:value-type="float" office:value="0.0000364217" calcext:value-type="float">
            <text:p>3.64217E-05</text:p>
          </table:table-cell>
          <table:table-cell office:value-type="float" office:value="0.0000137485" calcext:value-type="float">
            <text:p>1.37485E-05</text:p>
          </table:table-cell>
          <table:table-cell office:value-type="float" office:value="0.00000492155" calcext:value-type="float">
            <text:p>4.92155E-06</text:p>
          </table:table-cell>
          <table:table-cell office:value-type="float" office:value="0.00000166724" calcext:value-type="float">
            <text:p>1.66724E-06</text:p>
          </table:table-cell>
          <table:table-cell office:value-type="float" office:value="0.000000533083" calcext:value-type="float">
            <text:p>5.33083E-07</text:p>
          </table:table-cell>
          <table:table-cell office:value-type="float" office:value="0.000000160278" calcext:value-type="float">
            <text:p>1.60278E-07</text:p>
          </table:table-cell>
          <table:table-cell office:value-type="float" office:value="0.0000000450905" calcext:value-type="float">
            <text:p>4.50905E-08</text:p>
          </table:table-cell>
          <table:table-cell office:value-type="float" office:value="0.0000000117793" calcext:value-type="float">
            <text:p>1.17793E-08</text:p>
          </table:table-cell>
          <table:table-cell office:value-type="float" office:value="0.00000000282577" calcext:value-type="float">
            <text:p>2.82577E-09</text:p>
          </table:table-cell>
          <table:table-cell office:value-type="float" office:value="0.000000000610122" calcext:value-type="float">
            <text:p>6.10122E-10</text:p>
          </table:table-cell>
          <table:table-cell office:value-type="float" office:value="0.000000000114256" calcext:value-type="float">
            <text:p>1.14256E-10</text:p>
          </table:table-cell>
          <table:table-cell office:value-type="float" office:value="0.0000000000168176" calcext:value-type="float">
            <text:p>1.68176E-11</text:p>
          </table:table-cell>
          <table:table-cell office:value-type="float" office:value="0.00000000000125632" calcext:value-type="float">
            <text:p>1.25632E-12</text:p>
          </table:table-cell>
          <table:table-cell office:value-type="float" office:value="-0.000000000000304449" calcext:value-type="float">
            <text:p>-3.04449E-13</text:p>
          </table:table-cell>
          <table:table-cell office:value-type="float" office:value="-0.000000000000172233" calcext:value-type="float">
            <text:p>-1.72233E-13</text:p>
          </table:table-cell>
          <table:table-cell office:value-type="float" office:value="-0.0000000000000514259" calcext:value-type="float">
            <text:p>-5.14259E-14</text:p>
          </table:table-cell>
          <table:table-cell office:value-type="float" office:value="-0.0000000000000109607" calcext:value-type="float">
            <text:p>-1.09607E-14</text:p>
          </table:table-cell>
          <table:table-cell office:value-type="float" office:value="-1.79401E-015" calcext:value-type="float">
            <text:p>-1.79401E-15</text:p>
          </table:table-cell>
          <table:table-cell office:value-type="float" office:value="-1.33068E-016" calcext:value-type="float">
            <text:p>-1.33068E-16</text:p>
          </table:table-cell>
          <table:table-cell office:value-type="float" office:value="1.82394E-017" calcext:value-type="float">
            <text:p>1.82394E-17</text:p>
          </table:table-cell>
          <table:table-cell office:value-type="float" office:value="1.51555E-017" calcext:value-type="float">
            <text:p>1.51555E-17</text:p>
          </table:table-cell>
          <table:table-cell office:value-type="float" office:value="3.11465E-018" calcext:value-type="float">
            <text:p>3.11465E-18</text:p>
          </table:table-cell>
          <table:table-cell office:value-type="float" office:value="7.8771E-019" calcext:value-type="float">
            <text:p>7.8771E-19</text:p>
          </table:table-cell>
          <table:table-cell office:value-type="float" office:value="1.1578E-020" calcext:value-type="float">
            <text:p>1.1578E-20</text:p>
          </table:table-cell>
          <table:table-cell office:value-type="float" office:value="1.03585E-020" calcext:value-type="float">
            <text:p>1.03585E-20</text:p>
          </table:table-cell>
          <table:table-cell office:value-type="float" office:value="-8.49977E-021" calcext:value-type="float">
            <text:p>-8.49977E-21</text:p>
          </table:table-cell>
          <table:table-cell office:value-type="float" office:value="4.23268E-022" calcext:value-type="float">
            <text:p>4.23268E-22</text:p>
          </table:table-cell>
          <table:table-cell office:value-type="float" office:value="-5.33421E-022" calcext:value-type="float">
            <text:p>-5.33421E-22</text:p>
          </table:table-cell>
          <table:table-cell office:value-type="float" office:value="3.61874E-023" calcext:value-type="float">
            <text:p>3.61874E-23</text:p>
          </table:table-cell>
          <table:table-cell office:value-type="float" office:value="5.66313E-022" calcext:value-type="float">
            <text:p>5.66313E-22</text:p>
          </table:table-cell>
          <table:table-cell office:value-type="float" office:value="1.77516E-022" calcext:value-type="float">
            <text:p>1.77516E-22</text:p>
          </table:table-cell>
        </table:table-row>
        <table:table-row table:style-name="ro1">
          <table:table-cell office:value-type="float" office:value="-3.62133E-020" calcext:value-type="float">
            <text:p>-3.62133E-20</text:p>
          </table:table-cell>
          <table:table-cell office:value-type="float" office:value="1.25371E-020" calcext:value-type="float">
            <text:p>1.25371E-20</text:p>
          </table:table-cell>
          <table:table-cell office:value-type="float" office:value="6.28398E-022" calcext:value-type="float">
            <text:p>6.28398E-22</text:p>
          </table:table-cell>
          <table:table-cell office:value-type="float" office:value="-1.46069E-020" calcext:value-type="float">
            <text:p>-1.46069E-20</text:p>
          </table:table-cell>
          <table:table-cell office:value-type="float" office:value="4.61147E-020" calcext:value-type="float">
            <text:p>4.61147E-20</text:p>
          </table:table-cell>
          <table:table-cell office:value-type="float" office:value="-1.32241E-019" calcext:value-type="float">
            <text:p>-1.32241E-19</text:p>
          </table:table-cell>
          <table:table-cell office:value-type="float" office:value="5.93618E-019" calcext:value-type="float">
            <text:p>5.93618E-19</text:p>
          </table:table-cell>
          <table:table-cell office:value-type="float" office:value="-5.21522E-019" calcext:value-type="float">
            <text:p>-5.21522E-19</text:p>
          </table:table-cell>
          <table:table-cell office:value-type="float" office:value="7.08658E-018" calcext:value-type="float">
            <text:p>7.08658E-18</text:p>
          </table:table-cell>
          <table:table-cell office:value-type="float" office:value="-5.88408E-018" calcext:value-type="float">
            <text:p>-5.88408E-18</text:p>
          </table:table-cell>
          <table:table-cell office:value-type="float" office:value="2.97933E-018" calcext:value-type="float">
            <text:p>2.97933E-18</text:p>
          </table:table-cell>
          <table:table-cell office:value-type="float" office:value="-4.68787E-016" calcext:value-type="float">
            <text:p>-4.68787E-16</text:p>
          </table:table-cell>
          <table:table-cell office:value-type="float" office:value="-2.18326E-015" calcext:value-type="float">
            <text:p>-2.18326E-15</text:p>
          </table:table-cell>
          <table:table-cell office:value-type="float" office:value="-0.0000000000000121898" calcext:value-type="float">
            <text:p>-1.21898E-14</text:p>
          </table:table-cell>
          <table:table-cell office:value-type="float" office:value="-0.0000000000000390059" calcext:value-type="float">
            <text:p>-3.90059E-14</text:p>
          </table:table-cell>
          <table:table-cell office:value-type="float" office:value="-0.0000000000000894821" calcext:value-type="float">
            <text:p>-8.94821E-14</text:p>
          </table:table-cell>
          <table:table-cell office:value-type="float" office:value="0.000000000000188637" calcext:value-type="float">
            <text:p>1.88637E-13</text:p>
          </table:table-cell>
          <table:table-cell office:value-type="float" office:value="0.00000000000323916" calcext:value-type="float">
            <text:p>3.23916E-12</text:p>
          </table:table-cell>
          <table:table-cell office:value-type="float" office:value="0.0000000000236397" calcext:value-type="float">
            <text:p>2.36397E-11</text:p>
          </table:table-cell>
          <table:table-cell office:value-type="float" office:value="0.000000000129993" calcext:value-type="float">
            <text:p>1.29993E-10</text:p>
          </table:table-cell>
          <table:table-cell office:value-type="float" office:value="0.000000000618918" calcext:value-type="float">
            <text:p>6.18918E-10</text:p>
          </table:table-cell>
          <table:table-cell office:value-type="float" office:value="0.00000000263928" calcext:value-type="float">
            <text:p>2.63928E-09</text:p>
          </table:table-cell>
          <table:table-cell office:value-type="float" office:value="0.0000000103471" calcext:value-type="float">
            <text:p>1.03471E-08</text:p>
          </table:table-cell>
          <table:table-cell office:value-type="float" office:value="0.0000000376646" calcext:value-type="float">
            <text:p>3.76646E-08</text:p>
          </table:table-cell>
          <table:table-cell office:value-type="float" office:value="0.0000001285" calcext:value-type="float">
            <text:p>1.285E-07</text:p>
          </table:table-cell>
          <table:table-cell office:value-type="float" office:value="0.000000412754" calcext:value-type="float">
            <text:p>4.12754E-07</text:p>
          </table:table-cell>
          <table:table-cell office:value-type="float" office:value="0.00000125377" calcext:value-type="float">
            <text:p>1.25377E-06</text:p>
          </table:table-cell>
          <table:table-cell office:value-type="float" office:value="0.00000361043" calcext:value-type="float">
            <text:p>3.61043E-06</text:p>
          </table:table-cell>
          <table:table-cell office:value-type="float" office:value="0.00000988029" calcext:value-type="float">
            <text:p>9.88029E-06</text:p>
          </table:table-cell>
          <table:table-cell office:value-type="float" office:value="0.0000257333" calcext:value-type="float">
            <text:p>2.57333E-05</text:p>
          </table:table-cell>
          <table:table-cell office:value-type="float" office:value="0.0000638792" calcext:value-type="float">
            <text:p>6.38792E-05</text:p>
          </table:table-cell>
          <table:table-cell office:value-type="float" office:value="0.000151275" calcext:value-type="float">
            <text:p>0.000151275</text:p>
          </table:table-cell>
          <table:table-cell office:value-type="float" office:value="0.000342061" calcext:value-type="float">
            <text:p>0.000342061</text:p>
          </table:table-cell>
          <table:table-cell office:value-type="float" office:value="0.000738958" calcext:value-type="float">
            <text:p>0.000738958</text:p>
          </table:table-cell>
          <table:table-cell office:value-type="float" office:value="0.00152601" calcext:value-type="float">
            <text:p>0.00152601</text:p>
          </table:table-cell>
          <table:table-cell office:value-type="float" office:value="0.00301345" calcext:value-type="float">
            <text:p>0.00301345</text:p>
          </table:table-cell>
          <table:table-cell office:value-type="float" office:value="0.00569233" calcext:value-type="float">
            <text:p>0.00569233</text:p>
          </table:table-cell>
          <table:table-cell office:value-type="float" office:value="0.0102877" calcext:value-type="float">
            <text:p>0.0102877</text:p>
          </table:table-cell>
          <table:table-cell office:value-type="float" office:value="0.0177923" calcext:value-type="float">
            <text:p>0.0177923</text:p>
          </table:table-cell>
          <table:table-cell office:value-type="float" office:value="0.0294491" calcext:value-type="float">
            <text:p>0.0294491</text:p>
          </table:table-cell>
          <table:table-cell office:value-type="float" office:value="0.046653" calcext:value-type="float">
            <text:p>0.046653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102672" calcext:value-type="float">
            <text:p>0.102672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189668" calcext:value-type="float">
            <text:p>0.189668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294078" calcext:value-type="float">
            <text:p>0.294078</text:p>
          </table:table-cell>
          <table:table-cell office:value-type="float" office:value="0.342883" calcext:value-type="float">
            <text:p>0.342883</text:p>
          </table:table-cell>
          <table:table-cell office:value-type="float" office:value="0.382636" calcext:value-type="float">
            <text:p>0.382636</text:p>
          </table:table-cell>
          <table:table-cell office:value-type="float" office:value="0.408668" calcext:value-type="float">
            <text:p>0.408668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0.408668" calcext:value-type="float">
            <text:p>0.408668</text:p>
          </table:table-cell>
          <table:table-cell office:value-type="float" office:value="0.382636" calcext:value-type="float">
            <text:p>0.382636</text:p>
          </table:table-cell>
          <table:table-cell office:value-type="float" office:value="0.342883" calcext:value-type="float">
            <text:p>0.342883</text:p>
          </table:table-cell>
          <table:table-cell office:value-type="float" office:value="0.294078" calcext:value-type="float">
            <text:p>0.294078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189668" calcext:value-type="float">
            <text:p>0.189668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102672" calcext:value-type="float">
            <text:p>0.102672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046653" calcext:value-type="float">
            <text:p>0.046653</text:p>
          </table:table-cell>
          <table:table-cell office:value-type="float" office:value="0.0294491" calcext:value-type="float">
            <text:p>0.0294491</text:p>
          </table:table-cell>
          <table:table-cell office:value-type="float" office:value="0.0177923" calcext:value-type="float">
            <text:p>0.0177923</text:p>
          </table:table-cell>
          <table:table-cell office:value-type="float" office:value="0.0102877" calcext:value-type="float">
            <text:p>0.0102877</text:p>
          </table:table-cell>
          <table:table-cell office:value-type="float" office:value="0.00569233" calcext:value-type="float">
            <text:p>0.00569233</text:p>
          </table:table-cell>
          <table:table-cell office:value-type="float" office:value="0.00301345" calcext:value-type="float">
            <text:p>0.00301345</text:p>
          </table:table-cell>
          <table:table-cell office:value-type="float" office:value="0.00152601" calcext:value-type="float">
            <text:p>0.00152601</text:p>
          </table:table-cell>
          <table:table-cell office:value-type="float" office:value="0.000738958" calcext:value-type="float">
            <text:p>0.000738958</text:p>
          </table:table-cell>
          <table:table-cell office:value-type="float" office:value="0.000342061" calcext:value-type="float">
            <text:p>0.000342061</text:p>
          </table:table-cell>
          <table:table-cell office:value-type="float" office:value="0.000151275" calcext:value-type="float">
            <text:p>0.000151275</text:p>
          </table:table-cell>
          <table:table-cell office:value-type="float" office:value="0.0000638792" calcext:value-type="float">
            <text:p>6.38792E-05</text:p>
          </table:table-cell>
          <table:table-cell office:value-type="float" office:value="0.0000257333" calcext:value-type="float">
            <text:p>2.57333E-05</text:p>
          </table:table-cell>
          <table:table-cell office:value-type="float" office:value="0.00000988029" calcext:value-type="float">
            <text:p>9.88029E-06</text:p>
          </table:table-cell>
          <table:table-cell office:value-type="float" office:value="0.00000361043" calcext:value-type="float">
            <text:p>3.61043E-06</text:p>
          </table:table-cell>
          <table:table-cell office:value-type="float" office:value="0.00000125377" calcext:value-type="float">
            <text:p>1.25377E-06</text:p>
          </table:table-cell>
          <table:table-cell office:value-type="float" office:value="0.000000412754" calcext:value-type="float">
            <text:p>4.12754E-07</text:p>
          </table:table-cell>
          <table:table-cell office:value-type="float" office:value="0.0000001285" calcext:value-type="float">
            <text:p>1.285E-07</text:p>
          </table:table-cell>
          <table:table-cell office:value-type="float" office:value="0.0000000376646" calcext:value-type="float">
            <text:p>3.76646E-08</text:p>
          </table:table-cell>
          <table:table-cell office:value-type="float" office:value="0.0000000103471" calcext:value-type="float">
            <text:p>1.03471E-08</text:p>
          </table:table-cell>
          <table:table-cell office:value-type="float" office:value="0.00000000263928" calcext:value-type="float">
            <text:p>2.63928E-09</text:p>
          </table:table-cell>
          <table:table-cell office:value-type="float" office:value="0.000000000618918" calcext:value-type="float">
            <text:p>6.18918E-10</text:p>
          </table:table-cell>
          <table:table-cell office:value-type="float" office:value="0.000000000129993" calcext:value-type="float">
            <text:p>1.29993E-10</text:p>
          </table:table-cell>
          <table:table-cell office:value-type="float" office:value="0.0000000000236397" calcext:value-type="float">
            <text:p>2.36397E-11</text:p>
          </table:table-cell>
          <table:table-cell office:value-type="float" office:value="0.00000000000323916" calcext:value-type="float">
            <text:p>3.23916E-12</text:p>
          </table:table-cell>
          <table:table-cell office:value-type="float" office:value="0.000000000000188636" calcext:value-type="float">
            <text:p>1.88636E-13</text:p>
          </table:table-cell>
          <table:table-cell office:value-type="float" office:value="-0.000000000000089482" calcext:value-type="float">
            <text:p>-8.9482E-14</text:p>
          </table:table-cell>
          <table:table-cell office:value-type="float" office:value="-0.0000000000000390059" calcext:value-type="float">
            <text:p>-3.90059E-14</text:p>
          </table:table-cell>
          <table:table-cell office:value-type="float" office:value="-0.0000000000000121897" calcext:value-type="float">
            <text:p>-1.21897E-14</text:p>
          </table:table-cell>
          <table:table-cell office:value-type="float" office:value="-2.18327E-015" calcext:value-type="float">
            <text:p>-2.18327E-15</text:p>
          </table:table-cell>
          <table:table-cell office:value-type="float" office:value="-4.68786E-016" calcext:value-type="float">
            <text:p>-4.68786E-16</text:p>
          </table:table-cell>
          <table:table-cell office:value-type="float" office:value="2.97927E-018" calcext:value-type="float">
            <text:p>2.97927E-18</text:p>
          </table:table-cell>
          <table:table-cell office:value-type="float" office:value="-5.88421E-018" calcext:value-type="float">
            <text:p>-5.88421E-18</text:p>
          </table:table-cell>
          <table:table-cell office:value-type="float" office:value="7.0867E-018" calcext:value-type="float">
            <text:p>7.0867E-18</text:p>
          </table:table-cell>
          <table:table-cell office:value-type="float" office:value="-5.21593E-019" calcext:value-type="float">
            <text:p>-5.21593E-19</text:p>
          </table:table-cell>
          <table:table-cell office:value-type="float" office:value="5.93654E-019" calcext:value-type="float">
            <text:p>5.93654E-19</text:p>
          </table:table-cell>
          <table:table-cell office:value-type="float" office:value="-1.32258E-019" calcext:value-type="float">
            <text:p>-1.32258E-19</text:p>
          </table:table-cell>
          <table:table-cell office:value-type="float" office:value="4.61217E-020" calcext:value-type="float">
            <text:p>4.61217E-20</text:p>
          </table:table-cell>
          <table:table-cell office:value-type="float" office:value="-1.46095E-020" calcext:value-type="float">
            <text:p>-1.46095E-20</text:p>
          </table:table-cell>
          <table:table-cell office:value-type="float" office:value="6.28519E-022" calcext:value-type="float">
            <text:p>6.28519E-22</text:p>
          </table:table-cell>
          <table:table-cell office:value-type="float" office:value="1.25394E-020" calcext:value-type="float">
            <text:p>1.25394E-20</text:p>
          </table:table-cell>
          <table:table-cell office:value-type="float" office:value="-3.62187E-020" calcext:value-type="float">
            <text:p>-3.62187E-20</text:p>
          </table:table-cell>
        </table:table-row>
        <table:table-row table:style-name="ro1">
          <table:table-cell office:value-type="float" office:value="-4.1063E-019" calcext:value-type="float">
            <text:p>-4.1063E-19</text:p>
          </table:table-cell>
          <table:table-cell office:value-type="float" office:value="1.31421E-019" calcext:value-type="float">
            <text:p>1.31421E-19</text:p>
          </table:table-cell>
          <table:table-cell office:value-type="float" office:value="6.56014E-021" calcext:value-type="float">
            <text:p>6.56014E-21</text:p>
          </table:table-cell>
          <table:table-cell office:value-type="float" office:value="-1.53922E-019" calcext:value-type="float">
            <text:p>-1.53922E-19</text:p>
          </table:table-cell>
          <table:table-cell office:value-type="float" office:value="5.26649E-019" calcext:value-type="float">
            <text:p>5.26649E-19</text:p>
          </table:table-cell>
          <table:table-cell office:value-type="float" office:value="-1.31465E-018" calcext:value-type="float">
            <text:p>-1.31465E-18</text:p>
          </table:table-cell>
          <table:table-cell office:value-type="float" office:value="4.81849E-018" calcext:value-type="float">
            <text:p>4.81849E-18</text:p>
          </table:table-cell>
          <table:table-cell office:value-type="float" office:value="-1.0084E-017" calcext:value-type="float">
            <text:p>-1.0084E-17</text:p>
          </table:table-cell>
          <table:table-cell office:value-type="float" office:value="2.98287E-017" calcext:value-type="float">
            <text:p>2.98287E-17</text:p>
          </table:table-cell>
          <table:table-cell office:value-type="float" office:value="-1.43781E-016" calcext:value-type="float">
            <text:p>-1.43781E-16</text:p>
          </table:table-cell>
          <table:table-cell office:value-type="float" office:value="-1.86381E-016" calcext:value-type="float">
            <text:p>-1.86381E-16</text:p>
          </table:table-cell>
          <table:table-cell office:value-type="float" office:value="-2.76202E-015" calcext:value-type="float">
            <text:p>-2.76202E-15</text:p>
          </table:table-cell>
          <table:table-cell office:value-type="float" office:value="-6.98643E-015" calcext:value-type="float">
            <text:p>-6.98643E-15</text:p>
          </table:table-cell>
          <table:table-cell office:value-type="float" office:value="-0.000000000000027196" calcext:value-type="float">
            <text:p>-2.7196E-14</text:p>
          </table:table-cell>
          <table:table-cell office:value-type="float" office:value="7.3067E-016" calcext:value-type="float">
            <text:p>7.3067E-16</text:p>
          </table:table-cell>
          <table:table-cell office:value-type="float" office:value="0.000000000000396473" calcext:value-type="float">
            <text:p>3.96473E-13</text:p>
          </table:table-cell>
          <table:table-cell office:value-type="float" office:value="0.00000000000374111" calcext:value-type="float">
            <text:p>3.74111E-12</text:p>
          </table:table-cell>
          <table:table-cell office:value-type="float" office:value="0.000000000022033" calcext:value-type="float">
            <text:p>2.2033E-11</text:p>
          </table:table-cell>
          <table:table-cell office:value-type="float" office:value="0.000000000111704" calcext:value-type="float">
            <text:p>1.11704E-10</text:p>
          </table:table-cell>
          <table:table-cell office:value-type="float" office:value="0.000000000496636" calcext:value-type="float">
            <text:p>4.96636E-10</text:p>
          </table:table-cell>
          <table:table-cell office:value-type="float" office:value="0.00000000202869" calcext:value-type="float">
            <text:p>2.02869E-09</text:p>
          </table:table-cell>
          <table:table-cell office:value-type="float" office:value="0.00000000765733" calcext:value-type="float">
            <text:p>7.65733E-09</text:p>
          </table:table-cell>
          <table:table-cell office:value-type="float" office:value="0.0000000270971" calcext:value-type="float">
            <text:p>2.70971E-08</text:p>
          </table:table-cell>
          <table:table-cell office:value-type="float" office:value="0.0000000901953" calcext:value-type="float">
            <text:p>9.01953E-08</text:p>
          </table:table-cell>
          <table:table-cell office:value-type="float" office:value="0.000000284148" calcext:value-type="float">
            <text:p>2.84148E-07</text:p>
          </table:table-cell>
          <table:table-cell office:value-type="float" office:value="0.000000849016" calcext:value-type="float">
            <text:p>8.49016E-07</text:p>
          </table:table-cell>
          <table:table-cell office:value-type="float" office:value="0.00000241364" calcext:value-type="float">
            <text:p>2.41364E-06</text:p>
          </table:table-cell>
          <table:table-cell office:value-type="float" office:value="0.00000653751" calcext:value-type="float">
            <text:p>6.53751E-06</text:p>
          </table:table-cell>
          <table:table-cell office:value-type="float" office:value="0.0000169013" calcext:value-type="float">
            <text:p>1.69013E-05</text:p>
          </table:table-cell>
          <table:table-cell office:value-type="float" office:value="0.0000417441" calcext:value-type="float">
            <text:p>4.17441E-05</text:p>
          </table:table-cell>
          <table:table-cell office:value-type="float" office:value="0.0000986082" calcext:value-type="float">
            <text:p>9.86082E-05</text:p>
          </table:table-cell>
          <table:table-cell office:value-type="float" office:value="0.000222914" calcext:value-type="float">
            <text:p>0.000222914</text:p>
          </table:table-cell>
          <table:table-cell office:value-type="float" office:value="0.000482577" calcext:value-type="float">
            <text:p>0.000482577</text:p>
          </table:table-cell>
          <table:table-cell office:value-type="float" office:value="0.00100085" calcext:value-type="float">
            <text:p>0.00100085</text:p>
          </table:table-cell>
          <table:table-cell office:value-type="float" office:value="0.00198947" calcext:value-type="float">
            <text:p>0.00198947</text:p>
          </table:table-cell>
          <table:table-cell office:value-type="float" office:value="0.00379113" calcext:value-type="float">
            <text:p>0.00379113</text:p>
          </table:table-cell>
          <table:table-cell office:value-type="float" office:value="0.00692757" calcext:value-type="float">
            <text:p>0.00692757</text:p>
          </table:table-cell>
          <table:table-cell office:value-type="float" office:value="0.0121403" calcext:value-type="float">
            <text:p>0.0121403</text:p>
          </table:table-cell>
          <table:table-cell office:value-type="float" office:value="0.0204072" calcext:value-type="float">
            <text:p>0.0204072</text:p>
          </table:table-cell>
          <table:table-cell office:value-type="float" office:value="0.0329052" calcext:value-type="float">
            <text:p>0.0329052</text:p>
          </table:table-cell>
          <table:table-cell office:value-type="float" office:value="0.050899" calcext:value-type="float">
            <text:p>0.050899</text:p>
          </table:table-cell>
          <table:table-cell office:value-type="float" office:value="0.0755303" calcext:value-type="float">
            <text:p>0.0755303</text:p>
          </table:table-cell>
          <table:table-cell office:value-type="float" office:value="0.107526" calcext:value-type="float">
            <text:p>0.107526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92409" calcext:value-type="float">
            <text:p>0.192409</text:p>
          </table:table-cell>
          <table:table-cell office:value-type="float" office:value="0.241842" calcext:value-type="float">
            <text:p>0.241842</text:p>
          </table:table-cell>
          <table:table-cell office:value-type="float" office:value="0.291609" calcext:value-type="float">
            <text:p>0.291609</text:p>
          </table:table-cell>
          <table:table-cell office:value-type="float" office:value="0.337301" calcext:value-type="float">
            <text:p>0.337301</text:p>
          </table:table-cell>
          <table:table-cell office:value-type="float" office:value="0.374266" calcext:value-type="float">
            <text:p>0.374266</text:p>
          </table:table-cell>
          <table:table-cell office:value-type="float" office:value="0.398362" calcext:value-type="float">
            <text:p>0.398362</text:p>
          </table:table-cell>
          <table:table-cell office:value-type="float" office:value="0.406736" calcext:value-type="float">
            <text:p>0.406736</text:p>
          </table:table-cell>
          <table:table-cell office:value-type="float" office:value="0.398362" calcext:value-type="float">
            <text:p>0.398362</text:p>
          </table:table-cell>
          <table:table-cell office:value-type="float" office:value="0.374266" calcext:value-type="float">
            <text:p>0.374266</text:p>
          </table:table-cell>
          <table:table-cell office:value-type="float" office:value="0.337301" calcext:value-type="float">
            <text:p>0.337301</text:p>
          </table:table-cell>
          <table:table-cell office:value-type="float" office:value="0.291609" calcext:value-type="float">
            <text:p>0.291609</text:p>
          </table:table-cell>
          <table:table-cell office:value-type="float" office:value="0.241842" calcext:value-type="float">
            <text:p>0.241842</text:p>
          </table:table-cell>
          <table:table-cell office:value-type="float" office:value="0.192409" calcext:value-type="float">
            <text:p>0.192409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07526" calcext:value-type="float">
            <text:p>0.107526</text:p>
          </table:table-cell>
          <table:table-cell office:value-type="float" office:value="0.0755303" calcext:value-type="float">
            <text:p>0.0755303</text:p>
          </table:table-cell>
          <table:table-cell office:value-type="float" office:value="0.050899" calcext:value-type="float">
            <text:p>0.050899</text:p>
          </table:table-cell>
          <table:table-cell office:value-type="float" office:value="0.0329052" calcext:value-type="float">
            <text:p>0.0329052</text:p>
          </table:table-cell>
          <table:table-cell office:value-type="float" office:value="0.0204072" calcext:value-type="float">
            <text:p>0.0204072</text:p>
          </table:table-cell>
          <table:table-cell office:value-type="float" office:value="0.0121403" calcext:value-type="float">
            <text:p>0.0121403</text:p>
          </table:table-cell>
          <table:table-cell office:value-type="float" office:value="0.00692757" calcext:value-type="float">
            <text:p>0.00692757</text:p>
          </table:table-cell>
          <table:table-cell office:value-type="float" office:value="0.00379113" calcext:value-type="float">
            <text:p>0.00379113</text:p>
          </table:table-cell>
          <table:table-cell office:value-type="float" office:value="0.00198947" calcext:value-type="float">
            <text:p>0.00198947</text:p>
          </table:table-cell>
          <table:table-cell office:value-type="float" office:value="0.00100085" calcext:value-type="float">
            <text:p>0.00100085</text:p>
          </table:table-cell>
          <table:table-cell office:value-type="float" office:value="0.000482577" calcext:value-type="float">
            <text:p>0.000482577</text:p>
          </table:table-cell>
          <table:table-cell office:value-type="float" office:value="0.000222914" calcext:value-type="float">
            <text:p>0.000222914</text:p>
          </table:table-cell>
          <table:table-cell office:value-type="float" office:value="0.0000986082" calcext:value-type="float">
            <text:p>9.86082E-05</text:p>
          </table:table-cell>
          <table:table-cell office:value-type="float" office:value="0.0000417441" calcext:value-type="float">
            <text:p>4.17441E-05</text:p>
          </table:table-cell>
          <table:table-cell office:value-type="float" office:value="0.0000169013" calcext:value-type="float">
            <text:p>1.69013E-05</text:p>
          </table:table-cell>
          <table:table-cell office:value-type="float" office:value="0.00000653751" calcext:value-type="float">
            <text:p>6.53751E-06</text:p>
          </table:table-cell>
          <table:table-cell office:value-type="float" office:value="0.00000241364" calcext:value-type="float">
            <text:p>2.41364E-06</text:p>
          </table:table-cell>
          <table:table-cell office:value-type="float" office:value="0.000000849016" calcext:value-type="float">
            <text:p>8.49016E-07</text:p>
          </table:table-cell>
          <table:table-cell office:value-type="float" office:value="0.000000284148" calcext:value-type="float">
            <text:p>2.84148E-07</text:p>
          </table:table-cell>
          <table:table-cell office:value-type="float" office:value="0.0000000901954" calcext:value-type="float">
            <text:p>9.01954E-08</text:p>
          </table:table-cell>
          <table:table-cell office:value-type="float" office:value="0.0000000270971" calcext:value-type="float">
            <text:p>2.70971E-08</text:p>
          </table:table-cell>
          <table:table-cell office:value-type="float" office:value="0.00000000765733" calcext:value-type="float">
            <text:p>7.65733E-09</text:p>
          </table:table-cell>
          <table:table-cell office:value-type="float" office:value="0.00000000202869" calcext:value-type="float">
            <text:p>2.02869E-09</text:p>
          </table:table-cell>
          <table:table-cell office:value-type="float" office:value="0.000000000496636" calcext:value-type="float">
            <text:p>4.96636E-10</text:p>
          </table:table-cell>
          <table:table-cell office:value-type="float" office:value="0.000000000111704" calcext:value-type="float">
            <text:p>1.11704E-10</text:p>
          </table:table-cell>
          <table:table-cell office:value-type="float" office:value="0.000000000022033" calcext:value-type="float">
            <text:p>2.2033E-11</text:p>
          </table:table-cell>
          <table:table-cell office:value-type="float" office:value="0.00000000000374111" calcext:value-type="float">
            <text:p>3.74111E-12</text:p>
          </table:table-cell>
          <table:table-cell office:value-type="float" office:value="0.000000000000396474" calcext:value-type="float">
            <text:p>3.96474E-13</text:p>
          </table:table-cell>
          <table:table-cell office:value-type="float" office:value="7.30431E-016" calcext:value-type="float">
            <text:p>7.30431E-16</text:p>
          </table:table-cell>
          <table:table-cell office:value-type="float" office:value="-0.0000000000000271959" calcext:value-type="float">
            <text:p>-2.71959E-14</text:p>
          </table:table-cell>
          <table:table-cell office:value-type="float" office:value="-6.98647E-015" calcext:value-type="float">
            <text:p>-6.98647E-15</text:p>
          </table:table-cell>
          <table:table-cell office:value-type="float" office:value="-2.76201E-015" calcext:value-type="float">
            <text:p>-2.76201E-15</text:p>
          </table:table-cell>
          <table:table-cell office:value-type="float" office:value="-1.86386E-016" calcext:value-type="float">
            <text:p>-1.86386E-16</text:p>
          </table:table-cell>
          <table:table-cell office:value-type="float" office:value="-1.4378E-016" calcext:value-type="float">
            <text:p>-1.4378E-16</text:p>
          </table:table-cell>
          <table:table-cell office:value-type="float" office:value="2.98282E-017" calcext:value-type="float">
            <text:p>2.98282E-17</text:p>
          </table:table-cell>
          <table:table-cell office:value-type="float" office:value="-1.00839E-017" calcext:value-type="float">
            <text:p>-1.00839E-17</text:p>
          </table:table-cell>
          <table:table-cell office:value-type="float" office:value="4.81851E-018" calcext:value-type="float">
            <text:p>4.81851E-18</text:p>
          </table:table-cell>
          <table:table-cell office:value-type="float" office:value="-1.31468E-018" calcext:value-type="float">
            <text:p>-1.31468E-18</text:p>
          </table:table-cell>
          <table:table-cell office:value-type="float" office:value="5.26666E-019" calcext:value-type="float">
            <text:p>5.26666E-19</text:p>
          </table:table-cell>
          <table:table-cell office:value-type="float" office:value="-1.5393E-019" calcext:value-type="float">
            <text:p>-1.5393E-19</text:p>
          </table:table-cell>
          <table:table-cell office:value-type="float" office:value="6.56054E-021" calcext:value-type="float">
            <text:p>6.56054E-21</text:p>
          </table:table-cell>
          <table:table-cell office:value-type="float" office:value="1.31428E-019" calcext:value-type="float">
            <text:p>1.31428E-19</text:p>
          </table:table-cell>
          <table:table-cell office:value-type="float" office:value="-4.10644E-019" calcext:value-type="float">
            <text:p>-4.10644E-19</text:p>
          </table:table-cell>
        </table:table-row>
        <table:table-row table:style-name="ro1">
          <table:table-cell office:value-type="float" office:value="-5.37126E-018" calcext:value-type="float">
            <text:p>-5.37126E-18</text:p>
          </table:table-cell>
          <table:table-cell office:value-type="float" office:value="1.97965E-018" calcext:value-type="float">
            <text:p>1.97965E-18</text:p>
          </table:table-cell>
          <table:table-cell office:value-type="float" office:value="1.02946E-019" calcext:value-type="float">
            <text:p>1.02946E-19</text:p>
          </table:table-cell>
          <table:table-cell office:value-type="float" office:value="-2.25807E-018" calcext:value-type="float">
            <text:p>-2.25807E-18</text:p>
          </table:table-cell>
          <table:table-cell office:value-type="float" office:value="7.13641E-018" calcext:value-type="float">
            <text:p>7.13641E-18</text:p>
          </table:table-cell>
          <table:table-cell office:value-type="float" office:value="-1.88148E-017" calcext:value-type="float">
            <text:p>-1.88148E-17</text:p>
          </table:table-cell>
          <table:table-cell office:value-type="float" office:value="5.11605E-017" calcext:value-type="float">
            <text:p>5.11605E-17</text:p>
          </table:table-cell>
          <table:table-cell office:value-type="float" office:value="-1.44967E-016" calcext:value-type="float">
            <text:p>-1.44967E-16</text:p>
          </table:table-cell>
          <table:table-cell office:value-type="float" office:value="2.65503E-016" calcext:value-type="float">
            <text:p>2.65503E-16</text:p>
          </table:table-cell>
          <table:table-cell office:value-type="float" office:value="-1.3286E-015" calcext:value-type="float">
            <text:p>-1.3286E-15</text:p>
          </table:table-cell>
          <table:table-cell office:value-type="float" office:value="3.35394E-016" calcext:value-type="float">
            <text:p>3.35394E-16</text:p>
          </table:table-cell>
          <table:table-cell office:value-type="float" office:value="-0.0000000000000111112" calcext:value-type="float">
            <text:p>-1.11112E-14</text:p>
          </table:table-cell>
          <table:table-cell office:value-type="float" office:value="5.89249E-015" calcext:value-type="float">
            <text:p>5.89249E-15</text:p>
          </table:table-cell>
          <table:table-cell office:value-type="float" office:value="0.0000000000000305585" calcext:value-type="float">
            <text:p>3.05585E-14</text:p>
          </table:table-cell>
          <table:table-cell office:value-type="float" office:value="0.000000000000732705" calcext:value-type="float">
            <text:p>7.32705E-13</text:p>
          </table:table-cell>
          <table:table-cell office:value-type="float" office:value="0.00000000000409094" calcext:value-type="float">
            <text:p>4.09094E-12</text:p>
          </table:table-cell>
          <table:table-cell office:value-type="float" office:value="0.0000000000226711" calcext:value-type="float">
            <text:p>2.26711E-11</text:p>
          </table:table-cell>
          <table:table-cell office:value-type="float" office:value="0.000000000102028" calcext:value-type="float">
            <text:p>1.02028E-10</text:p>
          </table:table-cell>
          <table:table-cell office:value-type="float" office:value="0.000000000433218" calcext:value-type="float">
            <text:p>4.33218E-10</text:p>
          </table:table-cell>
          <table:table-cell office:value-type="float" office:value="0.00000000167173" calcext:value-type="float">
            <text:p>1.67173E-09</text:p>
          </table:table-cell>
          <table:table-cell office:value-type="float" office:value="0.00000000609469" calcext:value-type="float">
            <text:p>6.09469E-09</text:p>
          </table:table-cell>
          <table:table-cell office:value-type="float" office:value="0.0000000208128" calcext:value-type="float">
            <text:p>2.08128E-08</text:p>
          </table:table-cell>
          <table:table-cell office:value-type="float" office:value="0.0000000674935" calcext:value-type="float">
            <text:p>6.74935E-08</text:p>
          </table:table-cell>
          <table:table-cell office:value-type="float" office:value="0.000000207461" calcext:value-type="float">
            <text:p>2.07461E-07</text:p>
          </table:table-cell>
          <table:table-cell office:value-type="float" office:value="0.000000608053" calcext:value-type="float">
            <text:p>6.08053E-07</text:p>
          </table:table-cell>
          <table:table-cell office:value-type="float" office:value="0.00000169911" calcext:value-type="float">
            <text:p>1.69911E-06</text:p>
          </table:table-cell>
          <table:table-cell office:value-type="float" office:value="0.00000454027" calcext:value-type="float">
            <text:p>4.54027E-06</text:p>
          </table:table-cell>
          <table:table-cell office:value-type="float" office:value="0.000011605" calcext:value-type="float">
            <text:p>1.1605E-05</text:p>
          </table:table-cell>
          <table:table-cell office:value-type="float" office:value="0.0000284214" calcext:value-type="float">
            <text:p>2.84214E-05</text:p>
          </table:table-cell>
          <table:table-cell office:value-type="float" office:value="0.0000667146" calcext:value-type="float">
            <text:p>6.67146E-05</text:p>
          </table:table-cell>
          <table:table-cell office:value-type="float" office:value="0.000150249" calcext:value-type="float">
            <text:p>0.000150249</text:p>
          </table:table-cell>
          <table:table-cell office:value-type="float" office:value="0.000324736" calcext:value-type="float">
            <text:p>0.000324736</text:p>
          </table:table-cell>
          <table:table-cell office:value-type="float" office:value="0.000673987" calcext:value-type="float">
            <text:p>0.000673987</text:p>
          </table:table-cell>
          <table:table-cell office:value-type="float" office:value="0.00134355" calcext:value-type="float">
            <text:p>0.00134355</text:p>
          </table:table-cell>
          <table:table-cell office:value-type="float" office:value="0.00257341" calcext:value-type="float">
            <text:p>0.00257341</text:p>
          </table:table-cell>
          <table:table-cell office:value-type="float" office:value="0.00473659" calcext:value-type="float">
            <text:p>0.00473659</text:p>
          </table:table-cell>
          <table:table-cell office:value-type="float" office:value="0.00837973" calcext:value-type="float">
            <text:p>0.00837973</text:p>
          </table:table-cell>
          <table:table-cell office:value-type="float" office:value="0.0142504" calcext:value-type="float">
            <text:p>0.0142504</text:p>
          </table:table-cell>
          <table:table-cell office:value-type="float" office:value="0.0232978" calcext:value-type="float">
            <text:p>0.0232978</text:p>
          </table:table-cell>
          <table:table-cell office:value-type="float" office:value="0.0366188" calcext:value-type="float">
            <text:p>0.0366188</text:p>
          </table:table-cell>
          <table:table-cell office:value-type="float" office:value="0.0553387" calcext:value-type="float">
            <text:p>0.0553387</text:p>
          </table:table-cell>
          <table:table-cell office:value-type="float" office:value="0.0804047" calcext:value-type="float">
            <text:p>0.0804047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150873" calcext:value-type="float">
            <text:p>0.150873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88799" calcext:value-type="float">
            <text:p>0.288799</text:p>
          </table:table-cell>
          <table:table-cell office:value-type="float" office:value="0.331456" calcext:value-type="float">
            <text:p>0.331456</text:p>
          </table:table-cell>
          <table:table-cell office:value-type="float" office:value="0.365739" calcext:value-type="float">
            <text:p>0.365739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65739" calcext:value-type="float">
            <text:p>0.365739</text:p>
          </table:table-cell>
          <table:table-cell office:value-type="float" office:value="0.331456" calcext:value-type="float">
            <text:p>0.331456</text:p>
          </table:table-cell>
          <table:table-cell office:value-type="float" office:value="0.288799" calcext:value-type="float">
            <text:p>0.288799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0.150873" calcext:value-type="float">
            <text:p>0.150873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0804047" calcext:value-type="float">
            <text:p>0.0804047</text:p>
          </table:table-cell>
          <table:table-cell office:value-type="float" office:value="0.0553387" calcext:value-type="float">
            <text:p>0.0553387</text:p>
          </table:table-cell>
          <table:table-cell office:value-type="float" office:value="0.0366188" calcext:value-type="float">
            <text:p>0.0366188</text:p>
          </table:table-cell>
          <table:table-cell office:value-type="float" office:value="0.0232978" calcext:value-type="float">
            <text:p>0.0232978</text:p>
          </table:table-cell>
          <table:table-cell office:value-type="float" office:value="0.0142504" calcext:value-type="float">
            <text:p>0.0142504</text:p>
          </table:table-cell>
          <table:table-cell office:value-type="float" office:value="0.00837973" calcext:value-type="float">
            <text:p>0.00837973</text:p>
          </table:table-cell>
          <table:table-cell office:value-type="float" office:value="0.00473659" calcext:value-type="float">
            <text:p>0.00473659</text:p>
          </table:table-cell>
          <table:table-cell office:value-type="float" office:value="0.00257341" calcext:value-type="float">
            <text:p>0.00257341</text:p>
          </table:table-cell>
          <table:table-cell office:value-type="float" office:value="0.00134355" calcext:value-type="float">
            <text:p>0.00134355</text:p>
          </table:table-cell>
          <table:table-cell office:value-type="float" office:value="0.000673987" calcext:value-type="float">
            <text:p>0.000673987</text:p>
          </table:table-cell>
          <table:table-cell office:value-type="float" office:value="0.000324736" calcext:value-type="float">
            <text:p>0.000324736</text:p>
          </table:table-cell>
          <table:table-cell office:value-type="float" office:value="0.000150249" calcext:value-type="float">
            <text:p>0.000150249</text:p>
          </table:table-cell>
          <table:table-cell office:value-type="float" office:value="0.0000667146" calcext:value-type="float">
            <text:p>6.67146E-05</text:p>
          </table:table-cell>
          <table:table-cell office:value-type="float" office:value="0.0000284214" calcext:value-type="float">
            <text:p>2.84214E-05</text:p>
          </table:table-cell>
          <table:table-cell office:value-type="float" office:value="0.000011605" calcext:value-type="float">
            <text:p>1.1605E-05</text:p>
          </table:table-cell>
          <table:table-cell office:value-type="float" office:value="0.00000454027" calcext:value-type="float">
            <text:p>4.54027E-06</text:p>
          </table:table-cell>
          <table:table-cell office:value-type="float" office:value="0.00000169911" calcext:value-type="float">
            <text:p>1.69911E-06</text:p>
          </table:table-cell>
          <table:table-cell office:value-type="float" office:value="0.000000608053" calcext:value-type="float">
            <text:p>6.08053E-07</text:p>
          </table:table-cell>
          <table:table-cell office:value-type="float" office:value="0.000000207461" calcext:value-type="float">
            <text:p>2.07461E-07</text:p>
          </table:table-cell>
          <table:table-cell office:value-type="float" office:value="0.0000000674935" calcext:value-type="float">
            <text:p>6.74935E-08</text:p>
          </table:table-cell>
          <table:table-cell office:value-type="float" office:value="0.0000000208128" calcext:value-type="float">
            <text:p>2.08128E-08</text:p>
          </table:table-cell>
          <table:table-cell office:value-type="float" office:value="0.00000000609469" calcext:value-type="float">
            <text:p>6.09469E-09</text:p>
          </table:table-cell>
          <table:table-cell office:value-type="float" office:value="0.00000000167173" calcext:value-type="float">
            <text:p>1.67173E-09</text:p>
          </table:table-cell>
          <table:table-cell office:value-type="float" office:value="0.000000000433218" calcext:value-type="float">
            <text:p>4.33218E-10</text:p>
          </table:table-cell>
          <table:table-cell office:value-type="float" office:value="0.000000000102028" calcext:value-type="float">
            <text:p>1.02028E-10</text:p>
          </table:table-cell>
          <table:table-cell office:value-type="float" office:value="0.0000000000226711" calcext:value-type="float">
            <text:p>2.26711E-11</text:p>
          </table:table-cell>
          <table:table-cell office:value-type="float" office:value="0.00000000000409095" calcext:value-type="float">
            <text:p>4.09095E-12</text:p>
          </table:table-cell>
          <table:table-cell office:value-type="float" office:value="0.000000000000732704" calcext:value-type="float">
            <text:p>7.32704E-13</text:p>
          </table:table-cell>
          <table:table-cell office:value-type="float" office:value="0.0000000000000305592" calcext:value-type="float">
            <text:p>3.05592E-14</text:p>
          </table:table-cell>
          <table:table-cell office:value-type="float" office:value="5.89219E-015" calcext:value-type="float">
            <text:p>5.89219E-15</text:p>
          </table:table-cell>
          <table:table-cell office:value-type="float" office:value="-0.0000000000000111111" calcext:value-type="float">
            <text:p>-1.11111E-14</text:p>
          </table:table-cell>
          <table:table-cell office:value-type="float" office:value="3.35341E-016" calcext:value-type="float">
            <text:p>3.35341E-16</text:p>
          </table:table-cell>
          <table:table-cell office:value-type="float" office:value="-1.32858E-015" calcext:value-type="float">
            <text:p>-1.32858E-15</text:p>
          </table:table-cell>
          <table:table-cell office:value-type="float" office:value="2.65495E-016" calcext:value-type="float">
            <text:p>2.65495E-16</text:p>
          </table:table-cell>
          <table:table-cell office:value-type="float" office:value="-1.44964E-016" calcext:value-type="float">
            <text:p>-1.44964E-16</text:p>
          </table:table-cell>
          <table:table-cell office:value-type="float" office:value="5.11596E-017" calcext:value-type="float">
            <text:p>5.11596E-17</text:p>
          </table:table-cell>
          <table:table-cell office:value-type="float" office:value="-1.88145E-017" calcext:value-type="float">
            <text:p>-1.88145E-17</text:p>
          </table:table-cell>
          <table:table-cell office:value-type="float" office:value="7.13634E-018" calcext:value-type="float">
            <text:p>7.13634E-18</text:p>
          </table:table-cell>
          <table:table-cell office:value-type="float" office:value="-2.25806E-018" calcext:value-type="float">
            <text:p>-2.25806E-18</text:p>
          </table:table-cell>
          <table:table-cell office:value-type="float" office:value="1.02946E-019" calcext:value-type="float">
            <text:p>1.02946E-19</text:p>
          </table:table-cell>
          <table:table-cell office:value-type="float" office:value="1.97964E-018" calcext:value-type="float">
            <text:p>1.97964E-18</text:p>
          </table:table-cell>
          <table:table-cell office:value-type="float" office:value="-5.37122E-018" calcext:value-type="float">
            <text:p>-5.37122E-18</text:p>
          </table:table-cell>
        </table:table-row>
        <table:table-row table:style-name="ro1">
          <table:table-cell office:value-type="float" office:value="-2.5735E-017" calcext:value-type="float">
            <text:p>-2.5735E-17</text:p>
          </table:table-cell>
          <table:table-cell office:value-type="float" office:value="1.03635E-017" calcext:value-type="float">
            <text:p>1.03635E-17</text:p>
          </table:table-cell>
          <table:table-cell office:value-type="float" office:value="5.49367E-019" calcext:value-type="float">
            <text:p>5.49367E-19</text:p>
          </table:table-cell>
          <table:table-cell office:value-type="float" office:value="-1.16757E-017" calcext:value-type="float">
            <text:p>-1.16757E-17</text:p>
          </table:table-cell>
          <table:table-cell office:value-type="float" office:value="3.44164E-017" calcext:value-type="float">
            <text:p>3.44164E-17</text:p>
          </table:table-cell>
          <table:table-cell office:value-type="float" office:value="-9.01606E-017" calcext:value-type="float">
            <text:p>-9.01606E-17</text:p>
          </table:table-cell>
          <table:table-cell office:value-type="float" office:value="2.12013E-016" calcext:value-type="float">
            <text:p>2.12013E-16</text:p>
          </table:table-cell>
          <table:table-cell office:value-type="float" office:value="-6.2998E-016" calcext:value-type="float">
            <text:p>-6.2998E-16</text:p>
          </table:table-cell>
          <table:table-cell office:value-type="float" office:value="1.00304E-015" calcext:value-type="float">
            <text:p>1.00304E-15</text:p>
          </table:table-cell>
          <table:table-cell office:value-type="float" office:value="-4.48304E-015" calcext:value-type="float">
            <text:p>-4.48304E-15</text:p>
          </table:table-cell>
          <table:table-cell office:value-type="float" office:value="4.81311E-015" calcext:value-type="float">
            <text:p>4.81311E-15</text:p>
          </table:table-cell>
          <table:table-cell office:value-type="float" office:value="-0.0000000000000146612" calcext:value-type="float">
            <text:p>-1.46612E-14</text:p>
          </table:table-cell>
          <table:table-cell office:value-type="float" office:value="0.000000000000124373" calcext:value-type="float">
            <text:p>1.24373E-13</text:p>
          </table:table-cell>
          <table:table-cell office:value-type="float" office:value="0.00000000000054833" calcext:value-type="float">
            <text:p>5.4833E-13</text:p>
          </table:table-cell>
          <table:table-cell office:value-type="float" office:value="0.00000000000383776" calcext:value-type="float">
            <text:p>3.83776E-12</text:p>
          </table:table-cell>
          <table:table-cell office:value-type="float" office:value="0.0000000000173452" calcext:value-type="float">
            <text:p>1.73452E-11</text:p>
          </table:table-cell>
          <table:table-cell office:value-type="float" office:value="0.0000000000790477" calcext:value-type="float">
            <text:p>7.90477E-11</text:p>
          </table:table-cell>
          <table:table-cell office:value-type="float" office:value="0.000000000314174" calcext:value-type="float">
            <text:p>3.14174E-10</text:p>
          </table:table-cell>
          <table:table-cell office:value-type="float" office:value="0.00000000119678" calcext:value-type="float">
            <text:p>1.19678E-09</text:p>
          </table:table-cell>
          <table:table-cell office:value-type="float" office:value="0.00000000422558" calcext:value-type="float">
            <text:p>4.22558E-09</text:p>
          </table:table-cell>
          <table:table-cell office:value-type="float" office:value="0.0000000142276" calcext:value-type="float">
            <text:p>1.42276E-08</text:p>
          </table:table-cell>
          <table:table-cell office:value-type="float" office:value="0.000000045276" calcext:value-type="float">
            <text:p>4.5276E-08</text:p>
          </table:table-cell>
          <table:table-cell office:value-type="float" office:value="0.000000137638" calcext:value-type="float">
            <text:p>1.37638E-07</text:p>
          </table:table-cell>
          <table:table-cell office:value-type="float" office:value="0.000000398738" calcext:value-type="float">
            <text:p>3.98738E-07</text:p>
          </table:table-cell>
          <table:table-cell office:value-type="float" office:value="0.00000110608" calcext:value-type="float">
            <text:p>1.10608E-06</text:p>
          </table:table-cell>
          <table:table-cell office:value-type="float" office:value="0.00000293633" calcext:value-type="float">
            <text:p>2.93633E-06</text:p>
          </table:table-cell>
          <table:table-cell office:value-type="float" office:value="0.00000747822" calcext:value-type="float">
            <text:p>7.47822E-06</text:p>
          </table:table-cell>
          <table:table-cell office:value-type="float" office:value="0.0000182718" calcext:value-type="float">
            <text:p>1.82718E-05</text:p>
          </table:table-cell>
          <table:table-cell office:value-type="float" office:value="0.0000428888" calcext:value-type="float">
            <text:p>4.28888E-05</text:p>
          </table:table-cell>
          <table:table-cell office:value-type="float" office:value="0.0000967298" calcext:value-type="float">
            <text:p>9.67298E-05</text:p>
          </table:table-cell>
          <table:table-cell office:value-type="float" office:value="0.000209789" calcext:value-type="float">
            <text:p>0.000209789</text:p>
          </table:table-cell>
          <table:table-cell office:value-type="float" office:value="0.000437608" calcext:value-type="float">
            <text:p>0.000437608</text:p>
          </table:table-cell>
          <table:table-cell office:value-type="float" office:value="0.000878388" calcext:value-type="float">
            <text:p>0.000878388</text:p>
          </table:table-cell>
          <table:table-cell office:value-type="float" office:value="0.00169683" calcext:value-type="float">
            <text:p>0.00169683</text:p>
          </table:table-cell>
          <table:table-cell office:value-type="float" office:value="0.0031556" calcext:value-type="float">
            <text:p>0.003155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974142" calcext:value-type="float">
            <text:p>0.00974142</text:p>
          </table:table-cell>
          <table:table-cell office:value-type="float" office:value="0.0161741" calcext:value-type="float">
            <text:p>0.0161741</text:p>
          </table:table-cell>
          <table:table-cell office:value-type="float" office:value="0.0258638" calcext:value-type="float">
            <text:p>0.0258638</text:p>
          </table:table-cell>
          <table:table-cell office:value-type="float" office:value="0.0398328" calcext:value-type="float">
            <text:p>0.0398328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0844199" calcext:value-type="float">
            <text:p>0.0844199</text:p>
          </table:table-cell>
          <table:table-cell office:value-type="float" office:value="0.116174" calcext:value-type="float">
            <text:p>0.116174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286251" calcext:value-type="float">
            <text:p>0.286251</text:p>
          </table:table-cell>
          <table:table-cell office:value-type="float" office:value="0.326498" calcext:value-type="float">
            <text:p>0.326498</text:p>
          </table:table-cell>
          <table:table-cell office:value-type="float" office:value="0.358672" calcext:value-type="float">
            <text:p>0.358672</text:p>
          </table:table-cell>
          <table:table-cell office:value-type="float" office:value="0.379477" calcext:value-type="float">
            <text:p>0.379477</text:p>
          </table:table-cell>
          <table:table-cell office:value-type="float" office:value="0.38668" calcext:value-type="float">
            <text:p>0.38668</text:p>
          </table:table-cell>
          <table:table-cell office:value-type="float" office:value="0.379477" calcext:value-type="float">
            <text:p>0.379477</text:p>
          </table:table-cell>
          <table:table-cell office:value-type="float" office:value="0.358672" calcext:value-type="float">
            <text:p>0.358672</text:p>
          </table:table-cell>
          <table:table-cell office:value-type="float" office:value="0.326498" calcext:value-type="float">
            <text:p>0.326498</text:p>
          </table:table-cell>
          <table:table-cell office:value-type="float" office:value="0.286251" calcext:value-type="float">
            <text:p>0.286251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116174" calcext:value-type="float">
            <text:p>0.116174</text:p>
          </table:table-cell>
          <table:table-cell office:value-type="float" office:value="0.0844199" calcext:value-type="float">
            <text:p>0.0844199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0398328" calcext:value-type="float">
            <text:p>0.0398328</text:p>
          </table:table-cell>
          <table:table-cell office:value-type="float" office:value="0.0258638" calcext:value-type="float">
            <text:p>0.0258638</text:p>
          </table:table-cell>
          <table:table-cell office:value-type="float" office:value="0.0161741" calcext:value-type="float">
            <text:p>0.0161741</text:p>
          </table:table-cell>
          <table:table-cell office:value-type="float" office:value="0.00974142" calcext:value-type="float">
            <text:p>0.00974142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31556" calcext:value-type="float">
            <text:p>0.0031556</text:p>
          </table:table-cell>
          <table:table-cell office:value-type="float" office:value="0.00169683" calcext:value-type="float">
            <text:p>0.00169683</text:p>
          </table:table-cell>
          <table:table-cell office:value-type="float" office:value="0.000878388" calcext:value-type="float">
            <text:p>0.000878388</text:p>
          </table:table-cell>
          <table:table-cell office:value-type="float" office:value="0.000437608" calcext:value-type="float">
            <text:p>0.000437608</text:p>
          </table:table-cell>
          <table:table-cell office:value-type="float" office:value="0.000209789" calcext:value-type="float">
            <text:p>0.000209789</text:p>
          </table:table-cell>
          <table:table-cell office:value-type="float" office:value="0.0000967298" calcext:value-type="float">
            <text:p>9.67298E-05</text:p>
          </table:table-cell>
          <table:table-cell office:value-type="float" office:value="0.0000428888" calcext:value-type="float">
            <text:p>4.28888E-05</text:p>
          </table:table-cell>
          <table:table-cell office:value-type="float" office:value="0.0000182718" calcext:value-type="float">
            <text:p>1.82718E-05</text:p>
          </table:table-cell>
          <table:table-cell office:value-type="float" office:value="0.00000747822" calcext:value-type="float">
            <text:p>7.47822E-06</text:p>
          </table:table-cell>
          <table:table-cell office:value-type="float" office:value="0.00000293633" calcext:value-type="float">
            <text:p>2.93633E-06</text:p>
          </table:table-cell>
          <table:table-cell office:value-type="float" office:value="0.00000110608" calcext:value-type="float">
            <text:p>1.10608E-06</text:p>
          </table:table-cell>
          <table:table-cell office:value-type="float" office:value="0.000000398738" calcext:value-type="float">
            <text:p>3.98738E-07</text:p>
          </table:table-cell>
          <table:table-cell office:value-type="float" office:value="0.000000137638" calcext:value-type="float">
            <text:p>1.37638E-07</text:p>
          </table:table-cell>
          <table:table-cell office:value-type="float" office:value="0.000000045276" calcext:value-type="float">
            <text:p>4.5276E-08</text:p>
          </table:table-cell>
          <table:table-cell office:value-type="float" office:value="0.0000000142276" calcext:value-type="float">
            <text:p>1.42276E-08</text:p>
          </table:table-cell>
          <table:table-cell office:value-type="float" office:value="0.00000000422558" calcext:value-type="float">
            <text:p>4.22558E-09</text:p>
          </table:table-cell>
          <table:table-cell office:value-type="float" office:value="0.00000000119678" calcext:value-type="float">
            <text:p>1.19678E-09</text:p>
          </table:table-cell>
          <table:table-cell office:value-type="float" office:value="0.000000000314174" calcext:value-type="float">
            <text:p>3.14174E-10</text:p>
          </table:table-cell>
          <table:table-cell office:value-type="float" office:value="0.0000000000790477" calcext:value-type="float">
            <text:p>7.90477E-11</text:p>
          </table:table-cell>
          <table:table-cell office:value-type="float" office:value="0.0000000000173452" calcext:value-type="float">
            <text:p>1.73452E-11</text:p>
          </table:table-cell>
          <table:table-cell office:value-type="float" office:value="0.00000000000383776" calcext:value-type="float">
            <text:p>3.83776E-12</text:p>
          </table:table-cell>
          <table:table-cell office:value-type="float" office:value="0.000000000000548332" calcext:value-type="float">
            <text:p>5.48332E-13</text:p>
          </table:table-cell>
          <table:table-cell office:value-type="float" office:value="0.000000000000124372" calcext:value-type="float">
            <text:p>1.24372E-13</text:p>
          </table:table-cell>
          <table:table-cell office:value-type="float" office:value="-0.0000000000000146608" calcext:value-type="float">
            <text:p>-1.46608E-14</text:p>
          </table:table-cell>
          <table:table-cell office:value-type="float" office:value="4.81295E-015" calcext:value-type="float">
            <text:p>4.81295E-15</text:p>
          </table:table-cell>
          <table:table-cell office:value-type="float" office:value="-4.48297E-015" calcext:value-type="float">
            <text:p>-4.48297E-15</text:p>
          </table:table-cell>
          <table:table-cell office:value-type="float" office:value="1.00301E-015" calcext:value-type="float">
            <text:p>1.00301E-15</text:p>
          </table:table-cell>
          <table:table-cell office:value-type="float" office:value="-6.29967E-016" calcext:value-type="float">
            <text:p>-6.29967E-16</text:p>
          </table:table-cell>
          <table:table-cell office:value-type="float" office:value="2.12008E-016" calcext:value-type="float">
            <text:p>2.12008E-16</text:p>
          </table:table-cell>
          <table:table-cell office:value-type="float" office:value="-9.01586E-017" calcext:value-type="float">
            <text:p>-9.01586E-17</text:p>
          </table:table-cell>
          <table:table-cell office:value-type="float" office:value="3.44157E-017" calcext:value-type="float">
            <text:p>3.44157E-17</text:p>
          </table:table-cell>
          <table:table-cell office:value-type="float" office:value="-1.16755E-017" calcext:value-type="float">
            <text:p>-1.16755E-17</text:p>
          </table:table-cell>
          <table:table-cell office:value-type="float" office:value="5.49356E-019" calcext:value-type="float">
            <text:p>5.49356E-19</text:p>
          </table:table-cell>
          <table:table-cell office:value-type="float" office:value="1.03633E-017" calcext:value-type="float">
            <text:p>1.03633E-17</text:p>
          </table:table-cell>
          <table:table-cell office:value-type="float" office:value="-2.57345E-017" calcext:value-type="float">
            <text:p>-2.57345E-17</text:p>
          </table:table-cell>
        </table:table-row>
        <table:table-row table:style-name="ro1">
          <table:table-cell office:value-type="float" office:value="-1.00697E-016" calcext:value-type="float">
            <text:p>-1.00697E-16</text:p>
          </table:table-cell>
          <table:table-cell office:value-type="float" office:value="4.37472E-017" calcext:value-type="float">
            <text:p>4.37472E-17</text:p>
          </table:table-cell>
          <table:table-cell office:value-type="float" office:value="2.35101E-018" calcext:value-type="float">
            <text:p>2.35101E-18</text:p>
          </table:table-cell>
          <table:table-cell office:value-type="float" office:value="-4.88483E-017" calcext:value-type="float">
            <text:p>-4.88483E-17</text:p>
          </table:table-cell>
          <table:table-cell office:value-type="float" office:value="1.34747E-016" calcext:value-type="float">
            <text:p>1.34747E-16</text:p>
          </table:table-cell>
          <table:table-cell office:value-type="float" office:value="-3.48409E-016" calcext:value-type="float">
            <text:p>-3.48409E-16</text:p>
          </table:table-cell>
          <table:table-cell office:value-type="float" office:value="7.41266E-016" calcext:value-type="float">
            <text:p>7.41266E-16</text:p>
          </table:table-cell>
          <table:table-cell office:value-type="float" office:value="-2.13489E-015" calcext:value-type="float">
            <text:p>-2.13489E-15</text:p>
          </table:table-cell>
          <table:table-cell office:value-type="float" office:value="3.61496E-015" calcext:value-type="float">
            <text:p>3.61496E-15</text:p>
          </table:table-cell>
          <table:table-cell office:value-type="float" office:value="-0.0000000000000106708" calcext:value-type="float">
            <text:p>-1.06708E-14</text:p>
          </table:table-cell>
          <table:table-cell office:value-type="float" office:value="0.0000000000000309948" calcext:value-type="float">
            <text:p>3.09948E-14</text:p>
          </table:table-cell>
          <table:table-cell office:value-type="float" office:value="0.0000000000000415403" calcext:value-type="float">
            <text:p>4.15403E-14</text:p>
          </table:table-cell>
          <table:table-cell office:value-type="float" office:value="0.000000000000678378" calcext:value-type="float">
            <text:p>6.78378E-13</text:p>
          </table:table-cell>
          <table:table-cell office:value-type="float" office:value="0.00000000000276705" calcext:value-type="float">
            <text:p>2.76705E-12</text:p>
          </table:table-cell>
          <table:table-cell office:value-type="float" office:value="0.0000000000142958" calcext:value-type="float">
            <text:p>1.42958E-11</text:p>
          </table:table-cell>
          <table:table-cell office:value-type="float" office:value="0.0000000000573809" calcext:value-type="float">
            <text:p>5.73809E-11</text:p>
          </table:table-cell>
          <table:table-cell office:value-type="float" office:value="0.000000000230753" calcext:value-type="float">
            <text:p>2.30753E-10</text:p>
          </table:table-cell>
          <table:table-cell office:value-type="float" office:value="0.000000000837836" calcext:value-type="float">
            <text:p>8.37836E-10</text:p>
          </table:table-cell>
          <table:table-cell office:value-type="float" office:value="0.00000000293368" calcext:value-type="float">
            <text:p>2.93368E-09</text:p>
          </table:table-cell>
          <table:table-cell office:value-type="float" office:value="0.00000000963927" calcext:value-type="float">
            <text:p>9.63927E-09</text:p>
          </table:table-cell>
          <table:table-cell office:value-type="float" office:value="0.0000000303674" calcext:value-type="float">
            <text:p>3.03674E-08</text:p>
          </table:table-cell>
          <table:table-cell office:value-type="float" office:value="0.0000000909983" calcext:value-type="float">
            <text:p>9.09983E-08</text:p>
          </table:table-cell>
          <table:table-cell office:value-type="float" office:value="0.000000261561" calcext:value-type="float">
            <text:p>2.61561E-07</text:p>
          </table:table-cell>
          <table:table-cell office:value-type="float" office:value="0.000000719427" calcext:value-type="float">
            <text:p>7.19427E-07</text:p>
          </table:table-cell>
          <table:table-cell office:value-type="float" office:value="0.00000190078" calcext:value-type="float">
            <text:p>1.90078E-06</text:p>
          </table:table-cell>
          <table:table-cell office:value-type="float" office:value="0.00000482095" calcext:value-type="float">
            <text:p>4.82095E-06</text:p>
          </table:table-cell>
          <table:table-cell office:value-type="float" office:value="0.0000117608" calcext:value-type="float">
            <text:p>1.17608E-05</text:p>
          </table:table-cell>
          <table:table-cell office:value-type="float" office:value="0.0000275938" calcext:value-type="float">
            <text:p>2.75938E-05</text:p>
          </table:table-cell>
          <table:table-cell office:value-type="float" office:value="0.0000623353" calcext:value-type="float">
            <text:p>6.23353E-05</text:p>
          </table:table-cell>
          <table:table-cell office:value-type="float" office:value="0.000135594" calcext:value-type="float">
            <text:p>0.000135594</text:p>
          </table:table-cell>
          <table:table-cell office:value-type="float" office:value="0.000284195" calcext:value-type="float">
            <text:p>0.000284195</text:p>
          </table:table-cell>
          <table:table-cell office:value-type="float" office:value="0.000573996" calcext:value-type="float">
            <text:p>0.000573996</text:p>
          </table:table-cell>
          <table:table-cell office:value-type="float" office:value="0.00111762" calcext:value-type="float">
            <text:p>0.00111762</text:p>
          </table:table-cell>
          <table:table-cell office:value-type="float" office:value="0.00209803" calcext:value-type="float">
            <text:p>0.00209803</text:p>
          </table:table-cell>
          <table:table-cell office:value-type="float" office:value="0.00379814" calcext:value-type="float">
            <text:p>0.00379814</text:p>
          </table:table-cell>
          <table:table-cell office:value-type="float" office:value="0.00663125" calcext:value-type="float">
            <text:p>0.00663125</text:p>
          </table:table-cell>
          <table:table-cell office:value-type="float" office:value="0.0111674" calcext:value-type="float">
            <text:p>0.0111674</text:p>
          </table:table-cell>
          <table:table-cell office:value-type="float" office:value="0.0181407" calcext:value-type="float">
            <text:p>0.0181407</text:p>
          </table:table-cell>
          <table:table-cell office:value-type="float" office:value="0.0284275" calcext:value-type="float">
            <text:p>0.0284275</text:p>
          </table:table-cell>
          <table:table-cell office:value-type="float" office:value="0.0429743" calcext:value-type="float">
            <text:p>0.0429743</text:p>
          </table:table-cell>
          <table:table-cell office:value-type="float" office:value="0.0626738" calcext:value-type="float">
            <text:p>0.0626738</text:p>
          </table:table-cell>
          <table:table-cell office:value-type="float" office:value="0.0881786" calcext:value-type="float">
            <text:p>0.0881786</text:p>
          </table:table-cell>
          <table:table-cell office:value-type="float" office:value="0.119688" calcext:value-type="float">
            <text:p>0.119688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97987" calcext:value-type="float">
            <text:p>0.197987</text:p>
          </table:table-cell>
          <table:table-cell office:value-type="float" office:value="0.241282" calcext:value-type="float">
            <text:p>0.241282</text:p>
          </table:table-cell>
          <table:table-cell office:value-type="float" office:value="0.283667" calcext:value-type="float">
            <text:p>0.283667</text:p>
          </table:table-cell>
          <table:table-cell office:value-type="float" office:value="0.321719" calcext:value-type="float">
            <text:p>0.321719</text:p>
          </table:table-cell>
          <table:table-cell office:value-type="float" office:value="0.351991" calcext:value-type="float">
            <text:p>0.351991</text:p>
          </table:table-cell>
          <table:table-cell office:value-type="float" office:value="0.371504" calcext:value-type="float">
            <text:p>0.371504</text:p>
          </table:table-cell>
          <table:table-cell office:value-type="float" office:value="0.378248" calcext:value-type="float">
            <text:p>0.378248</text:p>
          </table:table-cell>
          <table:table-cell office:value-type="float" office:value="0.371504" calcext:value-type="float">
            <text:p>0.371504</text:p>
          </table:table-cell>
          <table:table-cell office:value-type="float" office:value="0.351991" calcext:value-type="float">
            <text:p>0.351991</text:p>
          </table:table-cell>
          <table:table-cell office:value-type="float" office:value="0.321719" calcext:value-type="float">
            <text:p>0.321719</text:p>
          </table:table-cell>
          <table:table-cell office:value-type="float" office:value="0.283667" calcext:value-type="float">
            <text:p>0.283667</text:p>
          </table:table-cell>
          <table:table-cell office:value-type="float" office:value="0.241282" calcext:value-type="float">
            <text:p>0.241282</text:p>
          </table:table-cell>
          <table:table-cell office:value-type="float" office:value="0.197987" calcext:value-type="float">
            <text:p>0.197987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19688" calcext:value-type="float">
            <text:p>0.119688</text:p>
          </table:table-cell>
          <table:table-cell office:value-type="float" office:value="0.0881786" calcext:value-type="float">
            <text:p>0.0881786</text:p>
          </table:table-cell>
          <table:table-cell office:value-type="float" office:value="0.0626738" calcext:value-type="float">
            <text:p>0.0626738</text:p>
          </table:table-cell>
          <table:table-cell office:value-type="float" office:value="0.0429743" calcext:value-type="float">
            <text:p>0.0429743</text:p>
          </table:table-cell>
          <table:table-cell office:value-type="float" office:value="0.0284275" calcext:value-type="float">
            <text:p>0.0284275</text:p>
          </table:table-cell>
          <table:table-cell office:value-type="float" office:value="0.0181407" calcext:value-type="float">
            <text:p>0.0181407</text:p>
          </table:table-cell>
          <table:table-cell office:value-type="float" office:value="0.0111674" calcext:value-type="float">
            <text:p>0.0111674</text:p>
          </table:table-cell>
          <table:table-cell office:value-type="float" office:value="0.00663125" calcext:value-type="float">
            <text:p>0.00663125</text:p>
          </table:table-cell>
          <table:table-cell office:value-type="float" office:value="0.00379814" calcext:value-type="float">
            <text:p>0.00379814</text:p>
          </table:table-cell>
          <table:table-cell office:value-type="float" office:value="0.00209803" calcext:value-type="float">
            <text:p>0.00209803</text:p>
          </table:table-cell>
          <table:table-cell office:value-type="float" office:value="0.00111762" calcext:value-type="float">
            <text:p>0.00111762</text:p>
          </table:table-cell>
          <table:table-cell office:value-type="float" office:value="0.000573996" calcext:value-type="float">
            <text:p>0.000573996</text:p>
          </table:table-cell>
          <table:table-cell office:value-type="float" office:value="0.000284195" calcext:value-type="float">
            <text:p>0.000284195</text:p>
          </table:table-cell>
          <table:table-cell office:value-type="float" office:value="0.000135594" calcext:value-type="float">
            <text:p>0.000135594</text:p>
          </table:table-cell>
          <table:table-cell office:value-type="float" office:value="0.0000623353" calcext:value-type="float">
            <text:p>6.23353E-05</text:p>
          </table:table-cell>
          <table:table-cell office:value-type="float" office:value="0.0000275938" calcext:value-type="float">
            <text:p>2.75938E-05</text:p>
          </table:table-cell>
          <table:table-cell office:value-type="float" office:value="0.0000117608" calcext:value-type="float">
            <text:p>1.17608E-05</text:p>
          </table:table-cell>
          <table:table-cell office:value-type="float" office:value="0.00000482095" calcext:value-type="float">
            <text:p>4.82095E-06</text:p>
          </table:table-cell>
          <table:table-cell office:value-type="float" office:value="0.00000190078" calcext:value-type="float">
            <text:p>1.90078E-06</text:p>
          </table:table-cell>
          <table:table-cell office:value-type="float" office:value="0.000000719427" calcext:value-type="float">
            <text:p>7.19427E-07</text:p>
          </table:table-cell>
          <table:table-cell office:value-type="float" office:value="0.000000261561" calcext:value-type="float">
            <text:p>2.61561E-07</text:p>
          </table:table-cell>
          <table:table-cell office:value-type="float" office:value="0.0000000909983" calcext:value-type="float">
            <text:p>9.09983E-08</text:p>
          </table:table-cell>
          <table:table-cell office:value-type="float" office:value="0.0000000303674" calcext:value-type="float">
            <text:p>3.03674E-08</text:p>
          </table:table-cell>
          <table:table-cell office:value-type="float" office:value="0.00000000963927" calcext:value-type="float">
            <text:p>9.63927E-09</text:p>
          </table:table-cell>
          <table:table-cell office:value-type="float" office:value="0.00000000293368" calcext:value-type="float">
            <text:p>2.93368E-09</text:p>
          </table:table-cell>
          <table:table-cell office:value-type="float" office:value="0.000000000837836" calcext:value-type="float">
            <text:p>8.37836E-10</text:p>
          </table:table-cell>
          <table:table-cell office:value-type="float" office:value="0.000000000230753" calcext:value-type="float">
            <text:p>2.30753E-10</text:p>
          </table:table-cell>
          <table:table-cell office:value-type="float" office:value="0.000000000057381" calcext:value-type="float">
            <text:p>5.7381E-11</text:p>
          </table:table-cell>
          <table:table-cell office:value-type="float" office:value="0.0000000000142958" calcext:value-type="float">
            <text:p>1.42958E-11</text:p>
          </table:table-cell>
          <table:table-cell office:value-type="float" office:value="0.00000000000276705" calcext:value-type="float">
            <text:p>2.76705E-12</text:p>
          </table:table-cell>
          <table:table-cell office:value-type="float" office:value="0.000000000000678377" calcext:value-type="float">
            <text:p>6.78377E-13</text:p>
          </table:table-cell>
          <table:table-cell office:value-type="float" office:value="0.000000000000041541" calcext:value-type="float">
            <text:p>4.1541E-14</text:p>
          </table:table-cell>
          <table:table-cell office:value-type="float" office:value="0.0000000000000309944" calcext:value-type="float">
            <text:p>3.09944E-14</text:p>
          </table:table-cell>
          <table:table-cell office:value-type="float" office:value="-0.0000000000000106706" calcext:value-type="float">
            <text:p>-1.06706E-14</text:p>
          </table:table-cell>
          <table:table-cell office:value-type="float" office:value="3.61488E-015" calcext:value-type="float">
            <text:p>3.61488E-15</text:p>
          </table:table-cell>
          <table:table-cell office:value-type="float" office:value="-2.13486E-015" calcext:value-type="float">
            <text:p>-2.13486E-15</text:p>
          </table:table-cell>
          <table:table-cell office:value-type="float" office:value="7.41249E-016" calcext:value-type="float">
            <text:p>7.41249E-16</text:p>
          </table:table-cell>
          <table:table-cell office:value-type="float" office:value="-3.48401E-016" calcext:value-type="float">
            <text:p>-3.48401E-16</text:p>
          </table:table-cell>
          <table:table-cell office:value-type="float" office:value="1.34744E-016" calcext:value-type="float">
            <text:p>1.34744E-16</text:p>
          </table:table-cell>
          <table:table-cell office:value-type="float" office:value="-4.88472E-017" calcext:value-type="float">
            <text:p>-4.88472E-17</text:p>
          </table:table-cell>
          <table:table-cell office:value-type="float" office:value="2.35096E-018" calcext:value-type="float">
            <text:p>2.35096E-18</text:p>
          </table:table-cell>
          <table:table-cell office:value-type="float" office:value="4.37463E-017" calcext:value-type="float">
            <text:p>4.37463E-17</text:p>
          </table:table-cell>
          <table:table-cell office:value-type="float" office:value="-1.00695E-016" calcext:value-type="float">
            <text:p>-1.00695E-16</text:p>
          </table:table-cell>
        </table:table-row>
        <table:table-row table:style-name="ro1">
          <table:table-cell office:value-type="float" office:value="-5.52732E-016" calcext:value-type="float">
            <text:p>-5.52732E-16</text:p>
          </table:table-cell>
          <table:table-cell office:value-type="float" office:value="2.48582E-016" calcext:value-type="float">
            <text:p>2.48582E-16</text:p>
          </table:table-cell>
          <table:table-cell office:value-type="float" office:value="1.34132E-017" calcext:value-type="float">
            <text:p>1.34132E-17</text:p>
          </table:table-cell>
          <table:table-cell office:value-type="float" office:value="-2.76983E-016" calcext:value-type="float">
            <text:p>-2.76983E-16</text:p>
          </table:table-cell>
          <table:table-cell office:value-type="float" office:value="7.29757E-016" calcext:value-type="float">
            <text:p>7.29757E-16</text:p>
          </table:table-cell>
          <table:table-cell office:value-type="float" office:value="-1.79741E-015" calcext:value-type="float">
            <text:p>-1.79741E-15</text:p>
          </table:table-cell>
          <table:table-cell office:value-type="float" office:value="3.79906E-015" calcext:value-type="float">
            <text:p>3.79906E-15</text:p>
          </table:table-cell>
          <table:table-cell office:value-type="float" office:value="-9.19772E-015" calcext:value-type="float">
            <text:p>-9.19772E-15</text:p>
          </table:table-cell>
          <table:table-cell office:value-type="float" office:value="0.0000000000000203617" calcext:value-type="float">
            <text:p>2.03617E-14</text:p>
          </table:table-cell>
          <table:table-cell office:value-type="float" office:value="-0.0000000000000282255" calcext:value-type="float">
            <text:p>-2.82255E-14</text:p>
          </table:table-cell>
          <table:table-cell office:value-type="float" office:value="0.000000000000189235" calcext:value-type="float">
            <text:p>1.89235E-13</text:p>
          </table:table-cell>
          <table:table-cell office:value-type="float" office:value="0.000000000000360459" calcext:value-type="float">
            <text:p>3.60459E-13</text:p>
          </table:table-cell>
          <table:table-cell office:value-type="float" office:value="0.00000000000303821" calcext:value-type="float">
            <text:p>3.03821E-12</text:p>
          </table:table-cell>
          <table:table-cell office:value-type="float" office:value="0.000000000010771" calcext:value-type="float">
            <text:p>1.0771E-11</text:p>
          </table:table-cell>
          <table:table-cell office:value-type="float" office:value="0.0000000000483587" calcext:value-type="float">
            <text:p>4.83587E-11</text:p>
          </table:table-cell>
          <table:table-cell office:value-type="float" office:value="0.000000000173986" calcext:value-type="float">
            <text:p>1.73986E-10</text:p>
          </table:table-cell>
          <table:table-cell office:value-type="float" office:value="0.00000000063936" calcext:value-type="float">
            <text:p>6.3936E-10</text:p>
          </table:table-cell>
          <table:table-cell office:value-type="float" office:value="0.00000000213696" calcext:value-type="float">
            <text:p>2.13696E-09</text:p>
          </table:table-cell>
          <table:table-cell office:value-type="float" office:value="0.00000000696625" calcext:value-type="float">
            <text:p>6.96625E-09</text:p>
          </table:table-cell>
          <table:table-cell office:value-type="float" office:value="0.0000000214025" calcext:value-type="float">
            <text:p>2.14025E-08</text:p>
          </table:table-cell>
          <table:table-cell office:value-type="float" office:value="0.0000000634669" calcext:value-type="float">
            <text:p>6.34669E-08</text:p>
          </table:table-cell>
          <table:table-cell office:value-type="float" office:value="0.000000179625" calcext:value-type="float">
            <text:p>1.79625E-07</text:p>
          </table:table-cell>
          <table:table-cell office:value-type="float" office:value="0.000000489773" calcext:value-type="float">
            <text:p>4.89773E-07</text:p>
          </table:table-cell>
          <table:table-cell office:value-type="float" office:value="0.00000128152" calcext:value-type="float">
            <text:p>1.28152E-06</text:p>
          </table:table-cell>
          <table:table-cell office:value-type="float" office:value="0.0000032313" calcext:value-type="float">
            <text:p>3.2313E-06</text:p>
          </table:table-cell>
          <table:table-cell office:value-type="float" office:value="0.00000784035" calcext:value-type="float">
            <text:p>7.84035E-06</text:p>
          </table:table-cell>
          <table:table-cell office:value-type="float" office:value="0.0000183446" calcext:value-type="float">
            <text:p>1.83446E-05</text:p>
          </table:table-cell>
          <table:table-cell office:value-type="float" office:value="0.0000413694" calcext:value-type="float">
            <text:p>4.13694E-05</text:p>
          </table:table-cell>
          <table:table-cell office:value-type="float" office:value="0.0000900211" calcext:value-type="float">
            <text:p>9.00211E-05</text:p>
          </table:table-cell>
          <table:table-cell office:value-type="float" office:value="0.000188989" calcext:value-type="float">
            <text:p>0.000188989</text:p>
          </table:table-cell>
          <table:table-cell office:value-type="float" office:value="0.00038304" calcext:value-type="float">
            <text:p>0.00038304</text:p>
          </table:table-cell>
          <table:table-cell office:value-type="float" office:value="0.000749463" calcext:value-type="float">
            <text:p>0.000749463</text:p>
          </table:table-cell>
          <table:table-cell office:value-type="float" office:value="0.00141623" calcext:value-type="float">
            <text:p>0.00141623</text:p>
          </table:table-cell>
          <table:table-cell office:value-type="float" office:value="0.00258457" calcext:value-type="float">
            <text:p>0.00258457</text:p>
          </table:table-cell>
          <table:table-cell office:value-type="float" office:value="0.00455647" calcext:value-type="float">
            <text:p>0.00455647</text:p>
          </table:table-cell>
          <table:table-cell office:value-type="float" office:value="0.00775983" calcext:value-type="float">
            <text:p>0.00775983</text:p>
          </table:table-cell>
          <table:table-cell office:value-type="float" office:value="0.0127681" calcext:value-type="float">
            <text:p>0.0127681</text:p>
          </table:table-cell>
          <table:table-cell office:value-type="float" office:value="0.0202977" calcext:value-type="float">
            <text:p>0.0202977</text:p>
          </table:table-cell>
          <table:table-cell office:value-type="float" office:value="0.0311785" calcext:value-type="float">
            <text:p>0.0311785</text:p>
          </table:table-cell>
          <table:table-cell office:value-type="float" office:value="0.0462747" calcext:value-type="float">
            <text:p>0.0462747</text:p>
          </table:table-cell>
          <table:table-cell office:value-type="float" office:value="0.0663644" calcext:value-type="float">
            <text:p>0.0663644</text:p>
          </table:table-cell>
          <table:table-cell office:value-type="float" office:value="0.0919641" calcext:value-type="float">
            <text:p>0.0919641</text:p>
          </table:table-cell>
          <table:table-cell office:value-type="float" office:value="0.123142" calcext:value-type="float">
            <text:p>0.123142</text:p>
          </table:table-cell>
          <table:table-cell office:value-type="float" office:value="0.159326" calcext:value-type="float">
            <text:p>0.159326</text:p>
          </table:table-cell>
          <table:table-cell office:value-type="float" office:value="0.199189" calcext:value-type="float">
            <text:p>0.199189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280857" calcext:value-type="float">
            <text:p>0.280857</text:p>
          </table:table-cell>
          <table:table-cell office:value-type="float" office:value="0.316751" calcext:value-type="float">
            <text:p>0.316751</text:p>
          </table:table-cell>
          <table:table-cell office:value-type="float" office:value="0.34517" calcext:value-type="float">
            <text:p>0.34517</text:p>
          </table:table-cell>
          <table:table-cell office:value-type="float" office:value="0.36343" calcext:value-type="float">
            <text:p>0.36343</text:p>
          </table:table-cell>
          <table:table-cell office:value-type="float" office:value="0.369731" calcext:value-type="float">
            <text:p>0.369731</text:p>
          </table:table-cell>
          <table:table-cell office:value-type="float" office:value="0.36343" calcext:value-type="float">
            <text:p>0.36343</text:p>
          </table:table-cell>
          <table:table-cell office:value-type="float" office:value="0.34517" calcext:value-type="float">
            <text:p>0.34517</text:p>
          </table:table-cell>
          <table:table-cell office:value-type="float" office:value="0.316751" calcext:value-type="float">
            <text:p>0.316751</text:p>
          </table:table-cell>
          <table:table-cell office:value-type="float" office:value="0.280857" calcext:value-type="float">
            <text:p>0.280857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199189" calcext:value-type="float">
            <text:p>0.199189</text:p>
          </table:table-cell>
          <table:table-cell office:value-type="float" office:value="0.159326" calcext:value-type="float">
            <text:p>0.159326</text:p>
          </table:table-cell>
          <table:table-cell office:value-type="float" office:value="0.123142" calcext:value-type="float">
            <text:p>0.123142</text:p>
          </table:table-cell>
          <table:table-cell office:value-type="float" office:value="0.0919641" calcext:value-type="float">
            <text:p>0.0919641</text:p>
          </table:table-cell>
          <table:table-cell office:value-type="float" office:value="0.0663644" calcext:value-type="float">
            <text:p>0.0663644</text:p>
          </table:table-cell>
          <table:table-cell office:value-type="float" office:value="0.0462747" calcext:value-type="float">
            <text:p>0.0462747</text:p>
          </table:table-cell>
          <table:table-cell office:value-type="float" office:value="0.0311785" calcext:value-type="float">
            <text:p>0.0311785</text:p>
          </table:table-cell>
          <table:table-cell office:value-type="float" office:value="0.0202977" calcext:value-type="float">
            <text:p>0.0202977</text:p>
          </table:table-cell>
          <table:table-cell office:value-type="float" office:value="0.0127681" calcext:value-type="float">
            <text:p>0.0127681</text:p>
          </table:table-cell>
          <table:table-cell office:value-type="float" office:value="0.00775983" calcext:value-type="float">
            <text:p>0.00775983</text:p>
          </table:table-cell>
          <table:table-cell office:value-type="float" office:value="0.00455647" calcext:value-type="float">
            <text:p>0.00455647</text:p>
          </table:table-cell>
          <table:table-cell office:value-type="float" office:value="0.00258457" calcext:value-type="float">
            <text:p>0.00258457</text:p>
          </table:table-cell>
          <table:table-cell office:value-type="float" office:value="0.00141623" calcext:value-type="float">
            <text:p>0.00141623</text:p>
          </table:table-cell>
          <table:table-cell office:value-type="float" office:value="0.000749463" calcext:value-type="float">
            <text:p>0.000749463</text:p>
          </table:table-cell>
          <table:table-cell office:value-type="float" office:value="0.00038304" calcext:value-type="float">
            <text:p>0.00038304</text:p>
          </table:table-cell>
          <table:table-cell office:value-type="float" office:value="0.000188989" calcext:value-type="float">
            <text:p>0.000188989</text:p>
          </table:table-cell>
          <table:table-cell office:value-type="float" office:value="0.0000900211" calcext:value-type="float">
            <text:p>9.00211E-05</text:p>
          </table:table-cell>
          <table:table-cell office:value-type="float" office:value="0.0000413694" calcext:value-type="float">
            <text:p>4.13694E-05</text:p>
          </table:table-cell>
          <table:table-cell office:value-type="float" office:value="0.0000183446" calcext:value-type="float">
            <text:p>1.83446E-05</text:p>
          </table:table-cell>
          <table:table-cell office:value-type="float" office:value="0.00000784035" calcext:value-type="float">
            <text:p>7.84035E-06</text:p>
          </table:table-cell>
          <table:table-cell office:value-type="float" office:value="0.0000032313" calcext:value-type="float">
            <text:p>3.2313E-06</text:p>
          </table:table-cell>
          <table:table-cell office:value-type="float" office:value="0.00000128152" calcext:value-type="float">
            <text:p>1.28152E-06</text:p>
          </table:table-cell>
          <table:table-cell office:value-type="float" office:value="0.000000489773" calcext:value-type="float">
            <text:p>4.89773E-07</text:p>
          </table:table-cell>
          <table:table-cell office:value-type="float" office:value="0.000000179625" calcext:value-type="float">
            <text:p>1.79625E-07</text:p>
          </table:table-cell>
          <table:table-cell office:value-type="float" office:value="0.0000000634669" calcext:value-type="float">
            <text:p>6.34669E-08</text:p>
          </table:table-cell>
          <table:table-cell office:value-type="float" office:value="0.0000000214025" calcext:value-type="float">
            <text:p>2.14025E-08</text:p>
          </table:table-cell>
          <table:table-cell office:value-type="float" office:value="0.00000000696625" calcext:value-type="float">
            <text:p>6.96625E-09</text:p>
          </table:table-cell>
          <table:table-cell office:value-type="float" office:value="0.00000000213696" calcext:value-type="float">
            <text:p>2.13696E-09</text:p>
          </table:table-cell>
          <table:table-cell office:value-type="float" office:value="0.00000000063936" calcext:value-type="float">
            <text:p>6.3936E-10</text:p>
          </table:table-cell>
          <table:table-cell office:value-type="float" office:value="0.000000000173986" calcext:value-type="float">
            <text:p>1.73986E-10</text:p>
          </table:table-cell>
          <table:table-cell office:value-type="float" office:value="0.0000000000483587" calcext:value-type="float">
            <text:p>4.83587E-11</text:p>
          </table:table-cell>
          <table:table-cell office:value-type="float" office:value="0.0000000000107711" calcext:value-type="float">
            <text:p>1.07711E-11</text:p>
          </table:table-cell>
          <table:table-cell office:value-type="float" office:value="0.0000000000030382" calcext:value-type="float">
            <text:p>3.0382E-12</text:p>
          </table:table-cell>
          <table:table-cell office:value-type="float" office:value="0.000000000000360461" calcext:value-type="float">
            <text:p>3.60461E-13</text:p>
          </table:table-cell>
          <table:table-cell office:value-type="float" office:value="0.000000000000189234" calcext:value-type="float">
            <text:p>1.89234E-13</text:p>
          </table:table-cell>
          <table:table-cell office:value-type="float" office:value="-0.000000000000028225" calcext:value-type="float">
            <text:p>-2.8225E-14</text:p>
          </table:table-cell>
          <table:table-cell office:value-type="float" office:value="0.0000000000000203614" calcext:value-type="float">
            <text:p>2.03614E-14</text:p>
          </table:table-cell>
          <table:table-cell office:value-type="float" office:value="-9.19757E-015" calcext:value-type="float">
            <text:p>-9.19757E-15</text:p>
          </table:table-cell>
          <table:table-cell office:value-type="float" office:value="3.79899E-015" calcext:value-type="float">
            <text:p>3.79899E-15</text:p>
          </table:table-cell>
          <table:table-cell office:value-type="float" office:value="-1.79738E-015" calcext:value-type="float">
            <text:p>-1.79738E-15</text:p>
          </table:table-cell>
          <table:table-cell office:value-type="float" office:value="7.29743E-016" calcext:value-type="float">
            <text:p>7.29743E-16</text:p>
          </table:table-cell>
          <table:table-cell office:value-type="float" office:value="-2.76978E-016" calcext:value-type="float">
            <text:p>-2.76978E-16</text:p>
          </table:table-cell>
          <table:table-cell office:value-type="float" office:value="1.34129E-017" calcext:value-type="float">
            <text:p>1.34129E-17</text:p>
          </table:table-cell>
          <table:table-cell office:value-type="float" office:value="2.48577E-016" calcext:value-type="float">
            <text:p>2.48577E-16</text:p>
          </table:table-cell>
          <table:table-cell office:value-type="float" office:value="-5.52721E-016" calcext:value-type="float">
            <text:p>-5.52721E-16</text:p>
          </table:table-cell>
        </table:table-row>
        <table:table-row table:style-name="ro1">
          <table:table-cell office:value-type="float" office:value="-3.27054E-015" calcext:value-type="float">
            <text:p>-3.27054E-15</text:p>
          </table:table-cell>
          <table:table-cell office:value-type="float" office:value="1.47925E-015" calcext:value-type="float">
            <text:p>1.47925E-15</text:p>
          </table:table-cell>
          <table:table-cell office:value-type="float" office:value="7.97602E-017" calcext:value-type="float">
            <text:p>7.97602E-17</text:p>
          </table:table-cell>
          <table:table-cell office:value-type="float" office:value="-1.65044E-015" calcext:value-type="float">
            <text:p>-1.65044E-15</text:p>
          </table:table-cell>
          <table:table-cell office:value-type="float" office:value="4.24426E-015" calcext:value-type="float">
            <text:p>4.24426E-15</text:p>
          </table:table-cell>
          <table:table-cell office:value-type="float" office:value="-9.76651E-015" calcext:value-type="float">
            <text:p>-9.76651E-15</text:p>
          </table:table-cell>
          <table:table-cell office:value-type="float" office:value="0.0000000000000210749" calcext:value-type="float">
            <text:p>2.10749E-14</text:p>
          </table:table-cell>
          <table:table-cell office:value-type="float" office:value="-0.0000000000000427216" calcext:value-type="float">
            <text:p>-4.27216E-14</text:p>
          </table:table-cell>
          <table:table-cell office:value-type="float" office:value="0.000000000000112352" calcext:value-type="float">
            <text:p>1.12352E-13</text:p>
          </table:table-cell>
          <table:table-cell office:value-type="float" office:value="-0.0000000000000909129" calcext:value-type="float">
            <text:p>-9.09129E-14</text:p>
          </table:table-cell>
          <table:table-cell office:value-type="float" office:value="0.000000000000924823" calcext:value-type="float">
            <text:p>9.24823E-13</text:p>
          </table:table-cell>
          <table:table-cell office:value-type="float" office:value="0.00000000000156275" calcext:value-type="float">
            <text:p>1.56275E-12</text:p>
          </table:table-cell>
          <table:table-cell office:value-type="float" office:value="0.0000000000114243" calcext:value-type="float">
            <text:p>1.14243E-11</text:p>
          </table:table-cell>
          <table:table-cell office:value-type="float" office:value="0.0000000000350894" calcext:value-type="float">
            <text:p>3.50894E-11</text:p>
          </table:table-cell>
          <table:table-cell office:value-type="float" office:value="0.000000000145936" calcext:value-type="float">
            <text:p>1.45936E-10</text:p>
          </table:table-cell>
          <table:table-cell office:value-type="float" office:value="0.000000000475299" calcext:value-type="float">
            <text:p>4.75299E-10</text:p>
          </table:table-cell>
          <table:table-cell office:value-type="float" office:value="0.00000000163291" calcext:value-type="float">
            <text:p>1.63291E-09</text:p>
          </table:table-cell>
          <table:table-cell office:value-type="float" office:value="0.00000000506418" calcext:value-type="float">
            <text:p>5.06418E-09</text:p>
          </table:table-cell>
          <table:table-cell office:value-type="float" office:value="0.0000000155464" calcext:value-type="float">
            <text:p>1.55464E-08</text:p>
          </table:table-cell>
          <table:table-cell office:value-type="float" office:value="0.0000000449289" calcext:value-type="float">
            <text:p>4.49289E-08</text:p>
          </table:table-cell>
          <table:table-cell office:value-type="float" office:value="0.000000126285" calcext:value-type="float">
            <text:p>1.26285E-07</text:p>
          </table:table-cell>
          <table:table-cell office:value-type="float" office:value="0.000000339124" calcext:value-type="float">
            <text:p>3.39124E-07</text:p>
          </table:table-cell>
          <table:table-cell office:value-type="float" office:value="0.000000881382" calcext:value-type="float">
            <text:p>8.81382E-07</text:p>
          </table:table-cell>
          <table:table-cell office:value-type="float" office:value="0.00000220188" calcext:value-type="float">
            <text:p>2.20188E-06</text:p>
          </table:table-cell>
          <table:table-cell office:value-type="float" office:value="0.00000531764" calcext:value-type="float">
            <text:p>5.31764E-06</text:p>
          </table:table-cell>
          <table:table-cell office:value-type="float" office:value="0.0000123802" calcext:value-type="float">
            <text:p>1.23802E-05</text:p>
          </table:table-cell>
          <table:table-cell office:value-type="float" office:value="0.0000278622" calcext:value-type="float">
            <text:p>2.78622E-05</text:p>
          </table:table-cell>
          <table:table-cell office:value-type="float" office:value="0.0000605431" calcext:value-type="float">
            <text:p>6.05431E-05</text:p>
          </table:table-cell>
          <table:table-cell office:value-type="float" office:value="0.000127205" calcext:value-type="float">
            <text:p>0.000127205</text:p>
          </table:table-cell>
          <table:table-cell office:value-type="float" office:value="0.000258287" calcext:value-type="float">
            <text:p>0.000258287</text:p>
          </table:table-cell>
          <table:table-cell office:value-type="float" office:value="0.000507242" calcext:value-type="float">
            <text:p>0.000507242</text:p>
          </table:table-cell>
          <table:table-cell office:value-type="float" office:value="0.000963229" calcext:value-type="float">
            <text:p>0.000963229</text:p>
          </table:table-cell>
          <table:table-cell office:value-type="float" office:value="0.00176953" calcext:value-type="float">
            <text:p>0.00176953</text:p>
          </table:table-cell>
          <table:table-cell office:value-type="float" office:value="0.00314443" calcext:value-type="float">
            <text:p>0.00314443</text:p>
          </table:table-cell>
          <table:table-cell office:value-type="float" office:value="0.00540645" calcext:value-type="float">
            <text:p>0.00540645</text:p>
          </table:table-cell>
          <table:table-cell office:value-type="float" office:value="0.00899356" calcext:value-type="float">
            <text:p>0.00899356</text:p>
          </table:table-cell>
          <table:table-cell office:value-type="float" office:value="0.0144771" calcext:value-type="float">
            <text:p>0.0144771</text:p>
          </table:table-cell>
          <table:table-cell office:value-type="float" office:value="0.0225495" calcext:value-type="float">
            <text:p>0.0225495</text:p>
          </table:table-cell>
          <table:table-cell office:value-type="float" office:value="0.0339896" calcext:value-type="float">
            <text:p>0.0339896</text:p>
          </table:table-cell>
          <table:table-cell office:value-type="float" office:value="0.0495778" calcext:value-type="float">
            <text:p>0.0495778</text:p>
          </table:table-cell>
          <table:table-cell office:value-type="float" office:value="0.069983" calcext:value-type="float">
            <text:p>0.069983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126372" calcext:value-type="float">
            <text:p>0.126372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200133" calcext:value-type="float">
            <text:p>0.200133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0.311815" calcext:value-type="float">
            <text:p>0.311815</text:p>
          </table:table-cell>
          <table:table-cell office:value-type="float" office:value="0.338508" calcext:value-type="float">
            <text:p>0.338508</text:p>
          </table:table-cell>
          <table:table-cell office:value-type="float" office:value="0.355605" calcext:value-type="float">
            <text:p>0.355605</text:p>
          </table:table-cell>
          <table:table-cell office:value-type="float" office:value="0.361497" calcext:value-type="float">
            <text:p>0.361497</text:p>
          </table:table-cell>
          <table:table-cell office:value-type="float" office:value="0.355605" calcext:value-type="float">
            <text:p>0.355605</text:p>
          </table:table-cell>
          <table:table-cell office:value-type="float" office:value="0.338508" calcext:value-type="float">
            <text:p>0.338508</text:p>
          </table:table-cell>
          <table:table-cell office:value-type="float" office:value="0.311815" calcext:value-type="float">
            <text:p>0.311815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00133" calcext:value-type="float">
            <text:p>0.200133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126372" calcext:value-type="float">
            <text:p>0.126372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069983" calcext:value-type="float">
            <text:p>0.069983</text:p>
          </table:table-cell>
          <table:table-cell office:value-type="float" office:value="0.0495778" calcext:value-type="float">
            <text:p>0.0495778</text:p>
          </table:table-cell>
          <table:table-cell office:value-type="float" office:value="0.0339896" calcext:value-type="float">
            <text:p>0.0339896</text:p>
          </table:table-cell>
          <table:table-cell office:value-type="float" office:value="0.0225495" calcext:value-type="float">
            <text:p>0.0225495</text:p>
          </table:table-cell>
          <table:table-cell office:value-type="float" office:value="0.0144771" calcext:value-type="float">
            <text:p>0.0144771</text:p>
          </table:table-cell>
          <table:table-cell office:value-type="float" office:value="0.00899356" calcext:value-type="float">
            <text:p>0.00899356</text:p>
          </table:table-cell>
          <table:table-cell office:value-type="float" office:value="0.00540645" calcext:value-type="float">
            <text:p>0.00540645</text:p>
          </table:table-cell>
          <table:table-cell office:value-type="float" office:value="0.00314443" calcext:value-type="float">
            <text:p>0.00314443</text:p>
          </table:table-cell>
          <table:table-cell office:value-type="float" office:value="0.00176953" calcext:value-type="float">
            <text:p>0.00176953</text:p>
          </table:table-cell>
          <table:table-cell office:value-type="float" office:value="0.000963229" calcext:value-type="float">
            <text:p>0.000963229</text:p>
          </table:table-cell>
          <table:table-cell office:value-type="float" office:value="0.000507242" calcext:value-type="float">
            <text:p>0.000507242</text:p>
          </table:table-cell>
          <table:table-cell office:value-type="float" office:value="0.000258287" calcext:value-type="float">
            <text:p>0.000258287</text:p>
          </table:table-cell>
          <table:table-cell office:value-type="float" office:value="0.000127205" calcext:value-type="float">
            <text:p>0.000127205</text:p>
          </table:table-cell>
          <table:table-cell office:value-type="float" office:value="0.0000605431" calcext:value-type="float">
            <text:p>6.05431E-05</text:p>
          </table:table-cell>
          <table:table-cell office:value-type="float" office:value="0.0000278622" calcext:value-type="float">
            <text:p>2.78622E-05</text:p>
          </table:table-cell>
          <table:table-cell office:value-type="float" office:value="0.0000123802" calcext:value-type="float">
            <text:p>1.23802E-05</text:p>
          </table:table-cell>
          <table:table-cell office:value-type="float" office:value="0.00000531764" calcext:value-type="float">
            <text:p>5.31764E-06</text:p>
          </table:table-cell>
          <table:table-cell office:value-type="float" office:value="0.00000220188" calcext:value-type="float">
            <text:p>2.20188E-06</text:p>
          </table:table-cell>
          <table:table-cell office:value-type="float" office:value="0.000000881382" calcext:value-type="float">
            <text:p>8.81382E-07</text:p>
          </table:table-cell>
          <table:table-cell office:value-type="float" office:value="0.000000339124" calcext:value-type="float">
            <text:p>3.39124E-07</text:p>
          </table:table-cell>
          <table:table-cell office:value-type="float" office:value="0.000000126285" calcext:value-type="float">
            <text:p>1.26285E-07</text:p>
          </table:table-cell>
          <table:table-cell office:value-type="float" office:value="0.0000000449289" calcext:value-type="float">
            <text:p>4.49289E-08</text:p>
          </table:table-cell>
          <table:table-cell office:value-type="float" office:value="0.0000000155464" calcext:value-type="float">
            <text:p>1.55464E-08</text:p>
          </table:table-cell>
          <table:table-cell office:value-type="float" office:value="0.00000000506418" calcext:value-type="float">
            <text:p>5.06418E-09</text:p>
          </table:table-cell>
          <table:table-cell office:value-type="float" office:value="0.00000000163291" calcext:value-type="float">
            <text:p>1.63291E-09</text:p>
          </table:table-cell>
          <table:table-cell office:value-type="float" office:value="0.000000000475299" calcext:value-type="float">
            <text:p>4.75299E-10</text:p>
          </table:table-cell>
          <table:table-cell office:value-type="float" office:value="0.000000000145936" calcext:value-type="float">
            <text:p>1.45936E-10</text:p>
          </table:table-cell>
          <table:table-cell office:value-type="float" office:value="0.0000000000350894" calcext:value-type="float">
            <text:p>3.50894E-11</text:p>
          </table:table-cell>
          <table:table-cell office:value-type="float" office:value="0.0000000000114243" calcext:value-type="float">
            <text:p>1.14243E-11</text:p>
          </table:table-cell>
          <table:table-cell office:value-type="float" office:value="0.00000000000156276" calcext:value-type="float">
            <text:p>1.56276E-12</text:p>
          </table:table-cell>
          <table:table-cell office:value-type="float" office:value="0.000000000000924819" calcext:value-type="float">
            <text:p>9.24819E-13</text:p>
          </table:table-cell>
          <table:table-cell office:value-type="float" office:value="-0.0000000000000909108" calcext:value-type="float">
            <text:p>-9.09108E-14</text:p>
          </table:table-cell>
          <table:table-cell office:value-type="float" office:value="0.000000000000112351" calcext:value-type="float">
            <text:p>1.12351E-13</text:p>
          </table:table-cell>
          <table:table-cell office:value-type="float" office:value="-0.000000000000042721" calcext:value-type="float">
            <text:p>-4.2721E-14</text:p>
          </table:table-cell>
          <table:table-cell office:value-type="float" office:value="0.0000000000000210746" calcext:value-type="float">
            <text:p>2.10746E-14</text:p>
          </table:table-cell>
          <table:table-cell office:value-type="float" office:value="-9.76637E-015" calcext:value-type="float">
            <text:p>-9.76637E-15</text:p>
          </table:table-cell>
          <table:table-cell office:value-type="float" office:value="4.2442E-015" calcext:value-type="float">
            <text:p>4.2442E-15</text:p>
          </table:table-cell>
          <table:table-cell office:value-type="float" office:value="-1.65041E-015" calcext:value-type="float">
            <text:p>-1.65041E-15</text:p>
          </table:table-cell>
          <table:table-cell office:value-type="float" office:value="7.97589E-017" calcext:value-type="float">
            <text:p>7.97589E-17</text:p>
          </table:table-cell>
          <table:table-cell office:value-type="float" office:value="1.47923E-015" calcext:value-type="float">
            <text:p>1.47923E-15</text:p>
          </table:table-cell>
          <table:table-cell office:value-type="float" office:value="-3.27048E-015" calcext:value-type="float">
            <text:p>-3.27048E-15</text:p>
          </table:table-cell>
        </table:table-row>
        <table:table-row table:style-name="ro1">
          <table:table-cell office:value-type="float" office:value="-5.77257E-015" calcext:value-type="float">
            <text:p>-5.77257E-15</text:p>
          </table:table-cell>
          <table:table-cell office:value-type="float" office:value="2.63134E-015" calcext:value-type="float">
            <text:p>2.63134E-15</text:p>
          </table:table-cell>
          <table:table-cell office:value-type="float" office:value="1.41765E-016" calcext:value-type="float">
            <text:p>1.41765E-16</text:p>
          </table:table-cell>
          <table:table-cell office:value-type="float" office:value="-2.93918E-015" calcext:value-type="float">
            <text:p>-2.93918E-15</text:p>
          </table:table-cell>
          <table:table-cell office:value-type="float" office:value="7.37082E-015" calcext:value-type="float">
            <text:p>7.37082E-15</text:p>
          </table:table-cell>
          <table:table-cell office:value-type="float" office:value="-0.000000000000015954" calcext:value-type="float">
            <text:p>-1.5954E-14</text:p>
          </table:table-cell>
          <table:table-cell office:value-type="float" office:value="0.0000000000000359188" calcext:value-type="float">
            <text:p>3.59188E-14</text:p>
          </table:table-cell>
          <table:table-cell office:value-type="float" office:value="-0.0000000000000543287" calcext:value-type="float">
            <text:p>-5.43287E-14</text:p>
          </table:table-cell>
          <table:table-cell office:value-type="float" office:value="0.000000000000220635" calcext:value-type="float">
            <text:p>2.20635E-13</text:p>
          </table:table-cell>
          <table:table-cell office:value-type="float" office:value="0.000000000000107466" calcext:value-type="float">
            <text:p>1.07466E-13</text:p>
          </table:table-cell>
          <table:table-cell office:value-type="float" office:value="0.00000000000222884" calcext:value-type="float">
            <text:p>2.22884E-12</text:p>
          </table:table-cell>
          <table:table-cell office:value-type="float" office:value="0.00000000000575129" calcext:value-type="float">
            <text:p>5.75129E-12</text:p>
          </table:table-cell>
          <table:table-cell office:value-type="float" office:value="0.0000000000279413" calcext:value-type="float">
            <text:p>2.79413E-11</text:p>
          </table:table-cell>
          <table:table-cell office:value-type="float" office:value="0.0000000000896012" calcext:value-type="float">
            <text:p>8.96012E-11</text:p>
          </table:table-cell>
          <table:table-cell office:value-type="float" office:value="0.00000000032731" calcext:value-type="float">
            <text:p>3.2731E-10</text:p>
          </table:table-cell>
          <table:table-cell office:value-type="float" office:value="0.00000000103592" calcext:value-type="float">
            <text:p>1.03592E-09</text:p>
          </table:table-cell>
          <table:table-cell office:value-type="float" office:value="0.00000000331238" calcext:value-type="float">
            <text:p>3.31238E-09</text:p>
          </table:table-cell>
          <table:table-cell office:value-type="float" office:value="0.00000000985931" calcext:value-type="float">
            <text:p>9.85931E-09</text:p>
          </table:table-cell>
          <table:table-cell office:value-type="float" office:value="0.0000000287202" calcext:value-type="float">
            <text:p>2.87202E-08</text:p>
          </table:table-cell>
          <table:table-cell office:value-type="float" office:value="0.000000079682" calcext:value-type="float">
            <text:p>7.9682E-08</text:p>
          </table:table-cell>
          <table:table-cell office:value-type="float" office:value="0.000000214462" calcext:value-type="float">
            <text:p>2.14462E-07</text:p>
          </table:table-cell>
          <table:table-cell office:value-type="float" office:value="0.000000554507" calcext:value-type="float">
            <text:p>5.54507E-07</text:p>
          </table:table-cell>
          <table:table-cell office:value-type="float" office:value="0.00000138772" calcext:value-type="float">
            <text:p>1.38772E-06</text:p>
          </table:table-cell>
          <table:table-cell office:value-type="float" office:value="0.00000334898" calcext:value-type="float">
            <text:p>3.34898E-06</text:p>
          </table:table-cell>
          <table:table-cell office:value-type="float" office:value="0.00000782021" calcext:value-type="float">
            <text:p>7.82021E-06</text:p>
          </table:table-cell>
          <table:table-cell office:value-type="float" office:value="0.000017643" calcext:value-type="float">
            <text:p>1.7643E-05</text:p>
          </table:table-cell>
          <table:table-cell office:value-type="float" office:value="0.0000385227" calcext:value-type="float">
            <text:p>3.85227E-05</text:p>
          </table:table-cell>
          <table:table-cell office:value-type="float" office:value="0.0000813547" calcext:value-type="float">
            <text:p>8.13547E-05</text:p>
          </table:table-cell>
          <table:table-cell office:value-type="float" office:value="0.000166331" calcext:value-type="float">
            <text:p>0.000166331</text:p>
          </table:table-cell>
          <table:table-cell office:value-type="float" office:value="0.000329137" calcext:value-type="float">
            <text:p>0.000329137</text:p>
          </table:table-cell>
          <table:table-cell office:value-type="float" office:value="0.000630702" calcext:value-type="float">
            <text:p>0.000630702</text:p>
          </table:table-cell>
          <table:table-cell office:value-type="float" office:value="0.00117023" calcext:value-type="float">
            <text:p>0.00117023</text:p>
          </table:table-cell>
          <table:table-cell office:value-type="float" office:value="0.00210306" calcext:value-type="float">
            <text:p>0.00210306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617231" calcext:value-type="float">
            <text:p>0.00617231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159536" calcext:value-type="float">
            <text:p>0.0159536</text:p>
          </table:table-cell>
          <table:table-cell office:value-type="float" office:value="0.0244576" calcext:value-type="float">
            <text:p>0.0244576</text:p>
          </table:table-cell>
          <table:table-cell office:value-type="float" office:value="0.0363271" calcext:value-type="float">
            <text:p>0.0363271</text:p>
          </table:table-cell>
          <table:table-cell office:value-type="float" office:value="0.0522755" calcext:value-type="float">
            <text:p>0.0522755</text:p>
          </table:table-cell>
          <table:table-cell office:value-type="float" office:value="0.0728846" calcext:value-type="float">
            <text:p>0.0728846</text:p>
          </table:table-cell>
          <table:table-cell office:value-type="float" office:value="0.0984532" calcext:value-type="float">
            <text:p>0.0984532</text:p>
          </table:table-cell>
          <table:table-cell office:value-type="float" office:value="0.128853" calcext:value-type="float">
            <text:p>0.128853</text:p>
          </table:table-cell>
          <table:table-cell office:value-type="float" office:value="0.163386" calcext:value-type="float">
            <text:p>0.163386</text:p>
          </table:table-cell>
          <table:table-cell office:value-type="float" office:value="0.200723" calcext:value-type="float">
            <text:p>0.200723</text:p>
          </table:table-cell>
          <table:table-cell office:value-type="float" office:value="0.23891" calcext:value-type="float">
            <text:p>0.23891</text:p>
          </table:table-cell>
          <table:table-cell office:value-type="float" office:value="0.275503" calcext:value-type="float">
            <text:p>0.275503</text:p>
          </table:table-cell>
          <table:table-cell office:value-type="float" office:value="0.307798" calcext:value-type="float">
            <text:p>0.307798</text:p>
          </table:table-cell>
          <table:table-cell office:value-type="float" office:value="0.333163" calcext:value-type="float">
            <text:p>0.333163</text:p>
          </table:table-cell>
          <table:table-cell office:value-type="float" office:value="0.349372" calcext:value-type="float">
            <text:p>0.349372</text:p>
          </table:table-cell>
          <table:table-cell office:value-type="float" office:value="0.354951" calcext:value-type="float">
            <text:p>0.354951</text:p>
          </table:table-cell>
          <table:table-cell office:value-type="float" office:value="0.349372" calcext:value-type="float">
            <text:p>0.349372</text:p>
          </table:table-cell>
          <table:table-cell office:value-type="float" office:value="0.333163" calcext:value-type="float">
            <text:p>0.333163</text:p>
          </table:table-cell>
          <table:table-cell office:value-type="float" office:value="0.307798" calcext:value-type="float">
            <text:p>0.307798</text:p>
          </table:table-cell>
          <table:table-cell office:value-type="float" office:value="0.275503" calcext:value-type="float">
            <text:p>0.275503</text:p>
          </table:table-cell>
          <table:table-cell office:value-type="float" office:value="0.23891" calcext:value-type="float">
            <text:p>0.23891</text:p>
          </table:table-cell>
          <table:table-cell office:value-type="float" office:value="0.200723" calcext:value-type="float">
            <text:p>0.200723</text:p>
          </table:table-cell>
          <table:table-cell office:value-type="float" office:value="0.163386" calcext:value-type="float">
            <text:p>0.163386</text:p>
          </table:table-cell>
          <table:table-cell office:value-type="float" office:value="0.128853" calcext:value-type="float">
            <text:p>0.128853</text:p>
          </table:table-cell>
          <table:table-cell office:value-type="float" office:value="0.0984532" calcext:value-type="float">
            <text:p>0.0984532</text:p>
          </table:table-cell>
          <table:table-cell office:value-type="float" office:value="0.0728846" calcext:value-type="float">
            <text:p>0.0728846</text:p>
          </table:table-cell>
          <table:table-cell office:value-type="float" office:value="0.0522755" calcext:value-type="float">
            <text:p>0.0522755</text:p>
          </table:table-cell>
          <table:table-cell office:value-type="float" office:value="0.0363271" calcext:value-type="float">
            <text:p>0.0363271</text:p>
          </table:table-cell>
          <table:table-cell office:value-type="float" office:value="0.0244576" calcext:value-type="float">
            <text:p>0.0244576</text:p>
          </table:table-cell>
          <table:table-cell office:value-type="float" office:value="0.0159536" calcext:value-type="float">
            <text:p>0.0159536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0617231" calcext:value-type="float">
            <text:p>0.00617231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210306" calcext:value-type="float">
            <text:p>0.00210306</text:p>
          </table:table-cell>
          <table:table-cell office:value-type="float" office:value="0.00117023" calcext:value-type="float">
            <text:p>0.00117023</text:p>
          </table:table-cell>
          <table:table-cell office:value-type="float" office:value="0.000630702" calcext:value-type="float">
            <text:p>0.000630702</text:p>
          </table:table-cell>
          <table:table-cell office:value-type="float" office:value="0.000329137" calcext:value-type="float">
            <text:p>0.000329137</text:p>
          </table:table-cell>
          <table:table-cell office:value-type="float" office:value="0.000166331" calcext:value-type="float">
            <text:p>0.000166331</text:p>
          </table:table-cell>
          <table:table-cell office:value-type="float" office:value="0.0000813547" calcext:value-type="float">
            <text:p>8.13547E-05</text:p>
          </table:table-cell>
          <table:table-cell office:value-type="float" office:value="0.0000385227" calcext:value-type="float">
            <text:p>3.85227E-05</text:p>
          </table:table-cell>
          <table:table-cell office:value-type="float" office:value="0.000017643" calcext:value-type="float">
            <text:p>1.7643E-05</text:p>
          </table:table-cell>
          <table:table-cell office:value-type="float" office:value="0.00000782021" calcext:value-type="float">
            <text:p>7.82021E-06</text:p>
          </table:table-cell>
          <table:table-cell office:value-type="float" office:value="0.00000334898" calcext:value-type="float">
            <text:p>3.34898E-06</text:p>
          </table:table-cell>
          <table:table-cell office:value-type="float" office:value="0.00000138772" calcext:value-type="float">
            <text:p>1.38772E-06</text:p>
          </table:table-cell>
          <table:table-cell office:value-type="float" office:value="0.000000554507" calcext:value-type="float">
            <text:p>5.54507E-07</text:p>
          </table:table-cell>
          <table:table-cell office:value-type="float" office:value="0.000000214462" calcext:value-type="float">
            <text:p>2.14462E-07</text:p>
          </table:table-cell>
          <table:table-cell office:value-type="float" office:value="0.000000079682" calcext:value-type="float">
            <text:p>7.9682E-08</text:p>
          </table:table-cell>
          <table:table-cell office:value-type="float" office:value="0.0000000287202" calcext:value-type="float">
            <text:p>2.87202E-08</text:p>
          </table:table-cell>
          <table:table-cell office:value-type="float" office:value="0.00000000985931" calcext:value-type="float">
            <text:p>9.85931E-09</text:p>
          </table:table-cell>
          <table:table-cell office:value-type="float" office:value="0.00000000331238" calcext:value-type="float">
            <text:p>3.31238E-09</text:p>
          </table:table-cell>
          <table:table-cell office:value-type="float" office:value="0.00000000103592" calcext:value-type="float">
            <text:p>1.03592E-09</text:p>
          </table:table-cell>
          <table:table-cell office:value-type="float" office:value="0.00000000032731" calcext:value-type="float">
            <text:p>3.2731E-10</text:p>
          </table:table-cell>
          <table:table-cell office:value-type="float" office:value="0.0000000000896013" calcext:value-type="float">
            <text:p>8.96013E-11</text:p>
          </table:table-cell>
          <table:table-cell office:value-type="float" office:value="0.0000000000279412" calcext:value-type="float">
            <text:p>2.79412E-11</text:p>
          </table:table-cell>
          <table:table-cell office:value-type="float" office:value="0.00000000000575129" calcext:value-type="float">
            <text:p>5.75129E-12</text:p>
          </table:table-cell>
          <table:table-cell office:value-type="float" office:value="0.00000000000222884" calcext:value-type="float">
            <text:p>2.22884E-12</text:p>
          </table:table-cell>
          <table:table-cell office:value-type="float" office:value="0.000000000000107469" calcext:value-type="float">
            <text:p>1.07469E-13</text:p>
          </table:table-cell>
          <table:table-cell office:value-type="float" office:value="0.000000000000220634" calcext:value-type="float">
            <text:p>2.20634E-13</text:p>
          </table:table-cell>
          <table:table-cell office:value-type="float" office:value="-0.0000000000000543279" calcext:value-type="float">
            <text:p>-5.43279E-14</text:p>
          </table:table-cell>
          <table:table-cell office:value-type="float" office:value="0.0000000000000359184" calcext:value-type="float">
            <text:p>3.59184E-14</text:p>
          </table:table-cell>
          <table:table-cell office:value-type="float" office:value="-0.0000000000000159538" calcext:value-type="float">
            <text:p>-1.59538E-14</text:p>
          </table:table-cell>
          <table:table-cell office:value-type="float" office:value="7.37072E-015" calcext:value-type="float">
            <text:p>7.37072E-15</text:p>
          </table:table-cell>
          <table:table-cell office:value-type="float" office:value="-2.93914E-015" calcext:value-type="float">
            <text:p>-2.93914E-15</text:p>
          </table:table-cell>
          <table:table-cell office:value-type="float" office:value="1.41763E-016" calcext:value-type="float">
            <text:p>1.41763E-16</text:p>
          </table:table-cell>
          <table:table-cell office:value-type="float" office:value="2.6313E-015" calcext:value-type="float">
            <text:p>2.6313E-15</text:p>
          </table:table-cell>
          <table:table-cell office:value-type="float" office:value="-5.7725E-015" calcext:value-type="float">
            <text:p>-5.7725E-15</text:p>
          </table:table-cell>
        </table:table-row>
        <table:table-row table:style-name="ro1">
          <table:table-cell office:value-type="float" office:value="-0.0000000000000130723" calcext:value-type="float">
            <text:p>-1.30723E-14</text:p>
          </table:table-cell>
          <table:table-cell office:value-type="float" office:value="5.7283E-015" calcext:value-type="float">
            <text:p>5.7283E-15</text:p>
          </table:table-cell>
          <table:table-cell office:value-type="float" office:value="3.0549E-016" calcext:value-type="float">
            <text:p>3.0549E-16</text:p>
          </table:table-cell>
          <table:table-cell office:value-type="float" office:value="-6.44866E-015" calcext:value-type="float">
            <text:p>-6.44866E-15</text:p>
          </table:table-cell>
          <table:table-cell office:value-type="float" office:value="0.0000000000000162401" calcext:value-type="float">
            <text:p>1.62401E-14</text:p>
          </table:table-cell>
          <table:table-cell office:value-type="float" office:value="-0.0000000000000314794" calcext:value-type="float">
            <text:p>-3.14794E-14</text:p>
          </table:table-cell>
          <table:table-cell office:value-type="float" office:value="0.0000000000000807792" calcext:value-type="float">
            <text:p>8.07792E-14</text:p>
          </table:table-cell>
          <table:table-cell office:value-type="float" office:value="-0.0000000000000689115" calcext:value-type="float">
            <text:p>-6.89115E-14</text:p>
          </table:table-cell>
          <table:table-cell office:value-type="float" office:value="0.000000000000559463" calcext:value-type="float">
            <text:p>5.59463E-13</text:p>
          </table:table-cell>
          <table:table-cell office:value-type="float" office:value="0.000000000000750861" calcext:value-type="float">
            <text:p>7.50861E-13</text:p>
          </table:table-cell>
          <table:table-cell office:value-type="float" office:value="0.00000000000589062" calcext:value-type="float">
            <text:p>5.89062E-12</text:p>
          </table:table-cell>
          <table:table-cell office:value-type="float" office:value="0.0000000000165963" calcext:value-type="float">
            <text:p>1.65963E-11</text:p>
          </table:table-cell>
          <table:table-cell office:value-type="float" office:value="0.0000000000682705" calcext:value-type="float">
            <text:p>6.82705E-11</text:p>
          </table:table-cell>
          <table:table-cell office:value-type="float" office:value="0.000000000213363" calcext:value-type="float">
            <text:p>2.13363E-10</text:p>
          </table:table-cell>
          <table:table-cell office:value-type="float" office:value="0.000000000719367" calcext:value-type="float">
            <text:p>7.19367E-10</text:p>
          </table:table-cell>
          <table:table-cell office:value-type="float" office:value="0.00000000217849" calcext:value-type="float">
            <text:p>2.17849E-09</text:p>
          </table:table-cell>
          <table:table-cell office:value-type="float" office:value="0.00000000658425" calcext:value-type="float">
            <text:p>6.58425E-09</text:p>
          </table:table-cell>
          <table:table-cell office:value-type="float" office:value="0.0000000187517" calcext:value-type="float">
            <text:p>1.87517E-08</text:p>
          </table:table-cell>
          <table:table-cell office:value-type="float" office:value="0.0000000521574" calcext:value-type="float">
            <text:p>5.21574E-08</text:p>
          </table:table-cell>
          <table:table-cell office:value-type="float" office:value="0.000000138919" calcext:value-type="float">
            <text:p>1.38919E-07</text:p>
          </table:table-cell>
          <table:table-cell office:value-type="float" office:value="0.000000359149" calcext:value-type="float">
            <text:p>3.59149E-07</text:p>
          </table:table-cell>
          <table:table-cell office:value-type="float" office:value="0.000000894728" calcext:value-type="float">
            <text:p>8.94728E-07</text:p>
          </table:table-cell>
          <table:table-cell office:value-type="float" office:value="0.00000216015" calcext:value-type="float">
            <text:p>2.16015E-06</text:p>
          </table:table-cell>
          <table:table-cell office:value-type="float" office:value="0.00000503994" calcext:value-type="float">
            <text:p>5.03994E-06</text:p>
          </table:table-cell>
          <table:table-cell office:value-type="float" office:value="0.0000113935" calcext:value-type="float">
            <text:p>1.13935E-05</text:p>
          </table:table-cell>
          <table:table-cell office:value-type="float" office:value="0.0000249276" calcext:value-type="float">
            <text:p>2.49276E-05</text:p>
          </table:table-cell>
          <table:table-cell office:value-type="float" office:value="0.0000528541" calcext:value-type="float">
            <text:p>5.28541E-05</text:p>
          </table:table-cell>
          <table:table-cell office:value-type="float" office:value="0.000108554" calcext:value-type="float">
            <text:p>0.000108554</text:p>
          </table:table-cell>
          <table:table-cell office:value-type="float" office:value="0.000216122" calcext:value-type="float">
            <text:p>0.000216122</text:p>
          </table:table-cell>
          <table:table-cell office:value-type="float" office:value="0.000417015" calcext:value-type="float">
            <text:p>0.000417015</text:p>
          </table:table-cell>
          <table:table-cell office:value-type="float" office:value="0.000780173" calcext:value-type="float">
            <text:p>0.000780173</text:p>
          </table:table-cell>
          <table:table-cell office:value-type="float" office:value="0.00141507" calcext:value-type="float">
            <text:p>0.00141507</text:p>
          </table:table-cell>
          <table:table-cell office:value-type="float" office:value="0.00248902" calcext:value-type="float">
            <text:p>0.00248902</text:p>
          </table:table-cell>
          <table:table-cell office:value-type="float" office:value="0.00424545" calcext:value-type="float">
            <text:p>0.00424545</text:p>
          </table:table-cell>
          <table:table-cell office:value-type="float" office:value="0.00702313" calcext:value-type="float">
            <text:p>0.00702313</text:p>
          </table:table-cell>
          <table:table-cell office:value-type="float" office:value="0.0112679" calcext:value-type="float">
            <text:p>0.0112679</text:p>
          </table:table-cell>
          <table:table-cell office:value-type="float" office:value="0.0175347" calcext:value-type="float">
            <text:p>0.0175347</text:p>
          </table:table-cell>
          <table:table-cell office:value-type="float" office:value="0.0264661" calcext:value-type="float">
            <text:p>0.0264661</text:p>
          </table:table-cell>
          <table:table-cell office:value-type="float" office:value="0.0387477" calcext:value-type="float">
            <text:p>0.0387477</text:p>
          </table:table-cell>
          <table:table-cell office:value-type="float" office:value="0.0550244" calcext:value-type="float">
            <text:p>0.0550244</text:p>
          </table:table-cell>
          <table:table-cell office:value-type="float" office:value="0.0757937" calcext:value-type="float">
            <text:p>0.0757937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64982" calcext:value-type="float">
            <text:p>0.164982</text:p>
          </table:table-cell>
          <table:table-cell office:value-type="float" office:value="0.201169" calcext:value-type="float">
            <text:p>0.201169</text:p>
          </table:table-cell>
          <table:table-cell office:value-type="float" office:value="0.237924" calcext:value-type="float">
            <text:p>0.237924</text:p>
          </table:table-cell>
          <table:table-cell office:value-type="float" office:value="0.272944" calcext:value-type="float">
            <text:p>0.272944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348417" calcext:value-type="float">
            <text:p>0.348417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272944" calcext:value-type="float">
            <text:p>0.272944</text:p>
          </table:table-cell>
          <table:table-cell office:value-type="float" office:value="0.237924" calcext:value-type="float">
            <text:p>0.237924</text:p>
          </table:table-cell>
          <table:table-cell office:value-type="float" office:value="0.201169" calcext:value-type="float">
            <text:p>0.201169</text:p>
          </table:table-cell>
          <table:table-cell office:value-type="float" office:value="0.164982" calcext:value-type="float">
            <text:p>0.164982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0757937" calcext:value-type="float">
            <text:p>0.0757937</text:p>
          </table:table-cell>
          <table:table-cell office:value-type="float" office:value="0.0550244" calcext:value-type="float">
            <text:p>0.0550244</text:p>
          </table:table-cell>
          <table:table-cell office:value-type="float" office:value="0.0387477" calcext:value-type="float">
            <text:p>0.0387477</text:p>
          </table:table-cell>
          <table:table-cell office:value-type="float" office:value="0.0264661" calcext:value-type="float">
            <text:p>0.0264661</text:p>
          </table:table-cell>
          <table:table-cell office:value-type="float" office:value="0.0175347" calcext:value-type="float">
            <text:p>0.0175347</text:p>
          </table:table-cell>
          <table:table-cell office:value-type="float" office:value="0.0112679" calcext:value-type="float">
            <text:p>0.0112679</text:p>
          </table:table-cell>
          <table:table-cell office:value-type="float" office:value="0.00702313" calcext:value-type="float">
            <text:p>0.00702313</text:p>
          </table:table-cell>
          <table:table-cell office:value-type="float" office:value="0.00424545" calcext:value-type="float">
            <text:p>0.00424545</text:p>
          </table:table-cell>
          <table:table-cell office:value-type="float" office:value="0.00248902" calcext:value-type="float">
            <text:p>0.00248902</text:p>
          </table:table-cell>
          <table:table-cell office:value-type="float" office:value="0.00141507" calcext:value-type="float">
            <text:p>0.00141507</text:p>
          </table:table-cell>
          <table:table-cell office:value-type="float" office:value="0.000780173" calcext:value-type="float">
            <text:p>0.000780173</text:p>
          </table:table-cell>
          <table:table-cell office:value-type="float" office:value="0.000417015" calcext:value-type="float">
            <text:p>0.000417015</text:p>
          </table:table-cell>
          <table:table-cell office:value-type="float" office:value="0.000216122" calcext:value-type="float">
            <text:p>0.000216122</text:p>
          </table:table-cell>
          <table:table-cell office:value-type="float" office:value="0.000108554" calcext:value-type="float">
            <text:p>0.000108554</text:p>
          </table:table-cell>
          <table:table-cell office:value-type="float" office:value="0.0000528541" calcext:value-type="float">
            <text:p>5.28541E-05</text:p>
          </table:table-cell>
          <table:table-cell office:value-type="float" office:value="0.0000249276" calcext:value-type="float">
            <text:p>2.49276E-05</text:p>
          </table:table-cell>
          <table:table-cell office:value-type="float" office:value="0.0000113935" calcext:value-type="float">
            <text:p>1.13935E-05</text:p>
          </table:table-cell>
          <table:table-cell office:value-type="float" office:value="0.00000503994" calcext:value-type="float">
            <text:p>5.03994E-06</text:p>
          </table:table-cell>
          <table:table-cell office:value-type="float" office:value="0.00000216015" calcext:value-type="float">
            <text:p>2.16015E-06</text:p>
          </table:table-cell>
          <table:table-cell office:value-type="float" office:value="0.000000894728" calcext:value-type="float">
            <text:p>8.94728E-07</text:p>
          </table:table-cell>
          <table:table-cell office:value-type="float" office:value="0.000000359149" calcext:value-type="float">
            <text:p>3.59149E-07</text:p>
          </table:table-cell>
          <table:table-cell office:value-type="float" office:value="0.000000138919" calcext:value-type="float">
            <text:p>1.38919E-07</text:p>
          </table:table-cell>
          <table:table-cell office:value-type="float" office:value="0.0000000521574" calcext:value-type="float">
            <text:p>5.21574E-08</text:p>
          </table:table-cell>
          <table:table-cell office:value-type="float" office:value="0.0000000187517" calcext:value-type="float">
            <text:p>1.87517E-08</text:p>
          </table:table-cell>
          <table:table-cell office:value-type="float" office:value="0.00000000658425" calcext:value-type="float">
            <text:p>6.58425E-09</text:p>
          </table:table-cell>
          <table:table-cell office:value-type="float" office:value="0.00000000217849" calcext:value-type="float">
            <text:p>2.17849E-09</text:p>
          </table:table-cell>
          <table:table-cell office:value-type="float" office:value="0.000000000719367" calcext:value-type="float">
            <text:p>7.19367E-10</text:p>
          </table:table-cell>
          <table:table-cell office:value-type="float" office:value="0.000000000213363" calcext:value-type="float">
            <text:p>2.13363E-10</text:p>
          </table:table-cell>
          <table:table-cell office:value-type="float" office:value="0.0000000000682704" calcext:value-type="float">
            <text:p>6.82704E-11</text:p>
          </table:table-cell>
          <table:table-cell office:value-type="float" office:value="0.0000000000165963" calcext:value-type="float">
            <text:p>1.65963E-11</text:p>
          </table:table-cell>
          <table:table-cell office:value-type="float" office:value="0.00000000000589061" calcext:value-type="float">
            <text:p>5.89061E-12</text:p>
          </table:table-cell>
          <table:table-cell office:value-type="float" office:value="0.000000000000750865" calcext:value-type="float">
            <text:p>7.50865E-13</text:p>
          </table:table-cell>
          <table:table-cell office:value-type="float" office:value="0.000000000000559461" calcext:value-type="float">
            <text:p>5.59461E-13</text:p>
          </table:table-cell>
          <table:table-cell office:value-type="float" office:value="-0.0000000000000689103" calcext:value-type="float">
            <text:p>-6.89103E-14</text:p>
          </table:table-cell>
          <table:table-cell office:value-type="float" office:value="0.0000000000000807786" calcext:value-type="float">
            <text:p>8.07786E-14</text:p>
          </table:table-cell>
          <table:table-cell office:value-type="float" office:value="-0.0000000000000314791" calcext:value-type="float">
            <text:p>-3.14791E-14</text:p>
          </table:table-cell>
          <table:table-cell office:value-type="float" office:value="0.0000000000000162399" calcext:value-type="float">
            <text:p>1.62399E-14</text:p>
          </table:table-cell>
          <table:table-cell office:value-type="float" office:value="-6.44859E-015" calcext:value-type="float">
            <text:p>-6.44859E-15</text:p>
          </table:table-cell>
          <table:table-cell office:value-type="float" office:value="3.05487E-016" calcext:value-type="float">
            <text:p>3.05487E-16</text:p>
          </table:table-cell>
          <table:table-cell office:value-type="float" office:value="5.72824E-015" calcext:value-type="float">
            <text:p>5.72824E-15</text:p>
          </table:table-cell>
          <table:table-cell office:value-type="float" office:value="-0.0000000000000130721" calcext:value-type="float">
            <text:p>-1.30721E-14</text:p>
          </table:table-cell>
        </table:table-row>
        <table:table-row table:style-name="ro1">
          <table:table-cell office:value-type="float" office:value="-0.0000000000000508123" calcext:value-type="float">
            <text:p>-5.08123E-14</text:p>
          </table:table-cell>
          <table:table-cell office:value-type="float" office:value="0.0000000000000214641" calcext:value-type="float">
            <text:p>2.14641E-14</text:p>
          </table:table-cell>
          <table:table-cell office:value-type="float" office:value="1.13574E-015" calcext:value-type="float">
            <text:p>1.13574E-15</text:p>
          </table:table-cell>
          <table:table-cell office:value-type="float" office:value="-0.0000000000000243108" calcext:value-type="float">
            <text:p>-2.43108E-14</text:p>
          </table:table-cell>
          <table:table-cell office:value-type="float" office:value="0.0000000000000620802" calcext:value-type="float">
            <text:p>6.20802E-14</text:p>
          </table:table-cell>
          <table:table-cell office:value-type="float" office:value="-0.000000000000109514" calcext:value-type="float">
            <text:p>-1.09514E-13</text:p>
          </table:table-cell>
          <table:table-cell office:value-type="float" office:value="0.000000000000297364" calcext:value-type="float">
            <text:p>2.97364E-13</text:p>
          </table:table-cell>
          <table:table-cell office:value-type="float" office:value="-0.000000000000199555" calcext:value-type="float">
            <text:p>-1.99555E-13</text:p>
          </table:table-cell>
          <table:table-cell office:value-type="float" office:value="0.00000000000189263" calcext:value-type="float">
            <text:p>1.89263E-12</text:p>
          </table:table-cell>
          <table:table-cell office:value-type="float" office:value="0.00000000000234943" calcext:value-type="float">
            <text:p>2.34943E-12</text:p>
          </table:table-cell>
          <table:table-cell office:value-type="float" office:value="0.0000000000172003" calcext:value-type="float">
            <text:p>1.72003E-11</text:p>
          </table:table-cell>
          <table:table-cell office:value-type="float" office:value="0.000000000044011" calcext:value-type="float">
            <text:p>4.4011E-11</text:p>
          </table:table-cell>
          <table:table-cell office:value-type="float" office:value="0.000000000172452" calcext:value-type="float">
            <text:p>1.72452E-10</text:p>
          </table:table-cell>
          <table:table-cell office:value-type="float" office:value="0.000000000500648" calcext:value-type="float">
            <text:p>5.00648E-10</text:p>
          </table:table-cell>
          <table:table-cell office:value-type="float" office:value="0.00000000160797" calcext:value-type="float">
            <text:p>1.60797E-09</text:p>
          </table:table-cell>
          <table:table-cell office:value-type="float" office:value="0.00000000459399" calcext:value-type="float">
            <text:p>4.59399E-09</text:p>
          </table:table-cell>
          <table:table-cell office:value-type="float" office:value="0.0000000132578" calcext:value-type="float">
            <text:p>1.32578E-08</text:p>
          </table:table-cell>
          <table:table-cell office:value-type="float" office:value="0.0000000359535" calcext:value-type="float">
            <text:p>3.59535E-08</text:p>
          </table:table-cell>
          <table:table-cell office:value-type="float" office:value="0.0000000958176" calcext:value-type="float">
            <text:p>9.58176E-08</text:p>
          </table:table-cell>
          <table:table-cell office:value-type="float" office:value="0.000000244501" calcext:value-type="float">
            <text:p>2.44501E-07</text:p>
          </table:table-cell>
          <table:table-cell office:value-type="float" office:value="0.000000607816" calcext:value-type="float">
            <text:p>6.07816E-07</text:p>
          </table:table-cell>
          <table:table-cell office:value-type="float" office:value="0.00000145729" calcext:value-type="float">
            <text:p>1.45729E-06</text:p>
          </table:table-cell>
          <table:table-cell office:value-type="float" office:value="0.00000339455" calcext:value-type="float">
            <text:p>3.39455E-06</text:p>
          </table:table-cell>
          <table:table-cell office:value-type="float" office:value="0.00000765037" calcext:value-type="float">
            <text:p>7.65037E-06</text:p>
          </table:table-cell>
          <table:table-cell office:value-type="float" office:value="0.0000167382" calcext:value-type="float">
            <text:p>1.67382E-05</text:p>
          </table:table-cell>
          <table:table-cell office:value-type="float" office:value="0.0000354881" calcext:value-type="float">
            <text:p>3.54881E-05</text:p>
          </table:table-cell>
          <table:table-cell office:value-type="float" office:value="0.0000730353" calcext:value-type="float">
            <text:p>7.30353E-05</text:p>
          </table:table-cell>
          <table:table-cell office:value-type="float" office:value="0.000145782" calcext:value-type="float">
            <text:p>0.000145782</text:p>
          </table:table-cell>
          <table:table-cell office:value-type="float" office:value="0.000282482" calcext:value-type="float">
            <text:p>0.000282482</text:p>
          </table:table-cell>
          <table:table-cell office:value-type="float" office:value="0.000531154" calcext:value-type="float">
            <text:p>0.000531154</text:p>
          </table:table-cell>
          <table:table-cell office:value-type="float" office:value="0.000969654" calcext:value-type="float">
            <text:p>0.000969654</text:p>
          </table:table-cell>
          <table:table-cell office:value-type="float" office:value="0.00171829" calcext:value-type="float">
            <text:p>0.00171829</text:p>
          </table:table-cell>
          <table:table-cell office:value-type="float" office:value="0.00295657" calcext:value-type="float">
            <text:p>0.00295657</text:p>
          </table:table-cell>
          <table:table-cell office:value-type="float" office:value="0.00493912" calcext:value-type="float">
            <text:p>0.00493912</text:p>
          </table:table-cell>
          <table:table-cell office:value-type="float" office:value="0.00801234" calcext:value-type="float">
            <text:p>0.00801234</text:p>
          </table:table-cell>
          <table:table-cell office:value-type="float" office:value="0.0126209" calcext:value-type="float">
            <text:p>0.0126209</text:p>
          </table:table-cell>
          <table:table-cell office:value-type="float" office:value="0.0193059" calcext:value-type="float">
            <text:p>0.0193059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413689" calcext:value-type="float">
            <text:p>0.0413689</text:p>
          </table:table-cell>
          <table:table-cell office:value-type="float" office:value="0.0579524" calcext:value-type="float">
            <text:p>0.0579524</text:p>
          </table:table-cell>
          <table:table-cell office:value-type="float" office:value="0.0788413" calcext:value-type="float">
            <text:p>0.0788413</text:p>
          </table:table-cell>
          <table:table-cell office:value-type="float" office:value="0.104161" calcext:value-type="float">
            <text:p>0.104161</text:p>
          </table:table-cell>
          <table:table-cell office:value-type="float" office:value="0.133641" calcext:value-type="float">
            <text:p>0.133641</text:p>
          </table:table-cell>
          <table:table-cell office:value-type="float" office:value="0.166511" calcext:value-type="float">
            <text:p>0.166511</text:p>
          </table:table-cell>
          <table:table-cell office:value-type="float" office:value="0.201477" calcext:value-type="float">
            <text:p>0.201477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299345" calcext:value-type="float">
            <text:p>0.299345</text:p>
          </table:table-cell>
          <table:table-cell office:value-type="float" office:value="0.322121" calcext:value-type="float">
            <text:p>0.322121</text:p>
          </table:table-cell>
          <table:table-cell office:value-type="float" office:value="0.336609" calcext:value-type="float">
            <text:p>0.336609</text:p>
          </table:table-cell>
          <table:table-cell office:value-type="float" office:value="0.341584" calcext:value-type="float">
            <text:p>0.341584</text:p>
          </table:table-cell>
          <table:table-cell office:value-type="float" office:value="0.336609" calcext:value-type="float">
            <text:p>0.336609</text:p>
          </table:table-cell>
          <table:table-cell office:value-type="float" office:value="0.322121" calcext:value-type="float">
            <text:p>0.322121</text:p>
          </table:table-cell>
          <table:table-cell office:value-type="float" office:value="0.299345" calcext:value-type="float">
            <text:p>0.299345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0.201477" calcext:value-type="float">
            <text:p>0.201477</text:p>
          </table:table-cell>
          <table:table-cell office:value-type="float" office:value="0.166511" calcext:value-type="float">
            <text:p>0.166511</text:p>
          </table:table-cell>
          <table:table-cell office:value-type="float" office:value="0.133641" calcext:value-type="float">
            <text:p>0.133641</text:p>
          </table:table-cell>
          <table:table-cell office:value-type="float" office:value="0.104161" calcext:value-type="float">
            <text:p>0.104161</text:p>
          </table:table-cell>
          <table:table-cell office:value-type="float" office:value="0.0788413" calcext:value-type="float">
            <text:p>0.0788413</text:p>
          </table:table-cell>
          <table:table-cell office:value-type="float" office:value="0.0579524" calcext:value-type="float">
            <text:p>0.0579524</text:p>
          </table:table-cell>
          <table:table-cell office:value-type="float" office:value="0.0413689" calcext:value-type="float">
            <text:p>0.0413689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193059" calcext:value-type="float">
            <text:p>0.0193059</text:p>
          </table:table-cell>
          <table:table-cell office:value-type="float" office:value="0.0126209" calcext:value-type="float">
            <text:p>0.0126209</text:p>
          </table:table-cell>
          <table:table-cell office:value-type="float" office:value="0.00801234" calcext:value-type="float">
            <text:p>0.00801234</text:p>
          </table:table-cell>
          <table:table-cell office:value-type="float" office:value="0.00493912" calcext:value-type="float">
            <text:p>0.00493912</text:p>
          </table:table-cell>
          <table:table-cell office:value-type="float" office:value="0.00295657" calcext:value-type="float">
            <text:p>0.00295657</text:p>
          </table:table-cell>
          <table:table-cell office:value-type="float" office:value="0.00171829" calcext:value-type="float">
            <text:p>0.00171829</text:p>
          </table:table-cell>
          <table:table-cell office:value-type="float" office:value="0.000969654" calcext:value-type="float">
            <text:p>0.000969654</text:p>
          </table:table-cell>
          <table:table-cell office:value-type="float" office:value="0.000531154" calcext:value-type="float">
            <text:p>0.000531154</text:p>
          </table:table-cell>
          <table:table-cell office:value-type="float" office:value="0.000282482" calcext:value-type="float">
            <text:p>0.000282482</text:p>
          </table:table-cell>
          <table:table-cell office:value-type="float" office:value="0.000145782" calcext:value-type="float">
            <text:p>0.000145782</text:p>
          </table:table-cell>
          <table:table-cell office:value-type="float" office:value="0.0000730353" calcext:value-type="float">
            <text:p>7.30353E-05</text:p>
          </table:table-cell>
          <table:table-cell office:value-type="float" office:value="0.0000354881" calcext:value-type="float">
            <text:p>3.54881E-05</text:p>
          </table:table-cell>
          <table:table-cell office:value-type="float" office:value="0.0000167382" calcext:value-type="float">
            <text:p>1.67382E-05</text:p>
          </table:table-cell>
          <table:table-cell office:value-type="float" office:value="0.00000765037" calcext:value-type="float">
            <text:p>7.65037E-06</text:p>
          </table:table-cell>
          <table:table-cell office:value-type="float" office:value="0.00000339455" calcext:value-type="float">
            <text:p>3.39455E-06</text:p>
          </table:table-cell>
          <table:table-cell office:value-type="float" office:value="0.00000145729" calcext:value-type="float">
            <text:p>1.45729E-06</text:p>
          </table:table-cell>
          <table:table-cell office:value-type="float" office:value="0.000000607816" calcext:value-type="float">
            <text:p>6.07816E-07</text:p>
          </table:table-cell>
          <table:table-cell office:value-type="float" office:value="0.000000244501" calcext:value-type="float">
            <text:p>2.44501E-07</text:p>
          </table:table-cell>
          <table:table-cell office:value-type="float" office:value="0.0000000958176" calcext:value-type="float">
            <text:p>9.58176E-08</text:p>
          </table:table-cell>
          <table:table-cell office:value-type="float" office:value="0.0000000359535" calcext:value-type="float">
            <text:p>3.59535E-08</text:p>
          </table:table-cell>
          <table:table-cell office:value-type="float" office:value="0.0000000132578" calcext:value-type="float">
            <text:p>1.32578E-08</text:p>
          </table:table-cell>
          <table:table-cell office:value-type="float" office:value="0.00000000459399" calcext:value-type="float">
            <text:p>4.59399E-09</text:p>
          </table:table-cell>
          <table:table-cell office:value-type="float" office:value="0.00000000160797" calcext:value-type="float">
            <text:p>1.60797E-09</text:p>
          </table:table-cell>
          <table:table-cell office:value-type="float" office:value="0.000000000500648" calcext:value-type="float">
            <text:p>5.00648E-10</text:p>
          </table:table-cell>
          <table:table-cell office:value-type="float" office:value="0.000000000172452" calcext:value-type="float">
            <text:p>1.72452E-10</text:p>
          </table:table-cell>
          <table:table-cell office:value-type="float" office:value="0.000000000044011" calcext:value-type="float">
            <text:p>4.4011E-11</text:p>
          </table:table-cell>
          <table:table-cell office:value-type="float" office:value="0.0000000000172003" calcext:value-type="float">
            <text:p>1.72003E-11</text:p>
          </table:table-cell>
          <table:table-cell office:value-type="float" office:value="0.00000000000234944" calcext:value-type="float">
            <text:p>2.34944E-12</text:p>
          </table:table-cell>
          <table:table-cell office:value-type="float" office:value="0.00000000000189262" calcext:value-type="float">
            <text:p>1.89262E-12</text:p>
          </table:table-cell>
          <table:table-cell office:value-type="float" office:value="-0.000000000000199552" calcext:value-type="float">
            <text:p>-1.99552E-13</text:p>
          </table:table-cell>
          <table:table-cell office:value-type="float" office:value="0.000000000000297362" calcext:value-type="float">
            <text:p>2.97362E-13</text:p>
          </table:table-cell>
          <table:table-cell office:value-type="float" office:value="-0.000000000000109513" calcext:value-type="float">
            <text:p>-1.09513E-13</text:p>
          </table:table-cell>
          <table:table-cell office:value-type="float" office:value="0.0000000000000620797" calcext:value-type="float">
            <text:p>6.20797E-14</text:p>
          </table:table-cell>
          <table:table-cell office:value-type="float" office:value="-0.0000000000000243106" calcext:value-type="float">
            <text:p>-2.43106E-14</text:p>
          </table:table-cell>
          <table:table-cell office:value-type="float" office:value="1.13573E-015" calcext:value-type="float">
            <text:p>1.13573E-15</text:p>
          </table:table-cell>
          <table:table-cell office:value-type="float" office:value="0.0000000000000214639" calcext:value-type="float">
            <text:p>2.14639E-14</text:p>
          </table:table-cell>
          <table:table-cell office:value-type="float" office:value="-0.0000000000000508119" calcext:value-type="float">
            <text:p>-5.08119E-14</text:p>
          </table:table-cell>
        </table:table-row>
        <table:table-row table:style-name="ro1">
          <table:table-cell office:value-type="float" office:value="-0.000000000000178243" calcext:value-type="float">
            <text:p>-1.78243E-13</text:p>
          </table:table-cell>
          <table:table-cell office:value-type="float" office:value="0.0000000000000736212" calcext:value-type="float">
            <text:p>7.36212E-14</text:p>
          </table:table-cell>
          <table:table-cell office:value-type="float" office:value="3.87721E-015" calcext:value-type="float">
            <text:p>3.87721E-15</text:p>
          </table:table-cell>
          <table:table-cell office:value-type="float" office:value="-0.0000000000000836973" calcext:value-type="float">
            <text:p>-8.36973E-14</text:p>
          </table:table-cell>
          <table:table-cell office:value-type="float" office:value="0.000000000000215526" calcext:value-type="float">
            <text:p>2.15526E-13</text:p>
          </table:table-cell>
          <table:table-cell office:value-type="float" office:value="-0.00000000000035402" calcext:value-type="float">
            <text:p>-3.5402E-13</text:p>
          </table:table-cell>
          <table:table-cell office:value-type="float" office:value="0.000000000000983335" calcext:value-type="float">
            <text:p>9.83335E-13</text:p>
          </table:table-cell>
          <table:table-cell office:value-type="float" office:value="-0.000000000000587161" calcext:value-type="float">
            <text:p>-5.87161E-13</text:p>
          </table:table-cell>
          <table:table-cell office:value-type="float" office:value="0.00000000000570647" calcext:value-type="float">
            <text:p>5.70647E-12</text:p>
          </table:table-cell>
          <table:table-cell office:value-type="float" office:value="0.00000000000626897" calcext:value-type="float">
            <text:p>6.26897E-12</text:p>
          </table:table-cell>
          <table:table-cell office:value-type="float" office:value="0.0000000000453995" calcext:value-type="float">
            <text:p>4.53995E-11</text:p>
          </table:table-cell>
          <table:table-cell office:value-type="float" office:value="0.000000000105568" calcext:value-type="float">
            <text:p>1.05568E-10</text:p>
          </table:table-cell>
          <table:table-cell office:value-type="float" office:value="0.00000000040081" calcext:value-type="float">
            <text:p>4.0081E-10</text:p>
          </table:table-cell>
          <table:table-cell office:value-type="float" office:value="0.00000000108592" calcext:value-type="float">
            <text:p>1.08592E-09</text:p>
          </table:table-cell>
          <table:table-cell office:value-type="float" office:value="0.00000000335367" calcext:value-type="float">
            <text:p>3.35367E-09</text:p>
          </table:table-cell>
          <table:table-cell office:value-type="float" office:value="0.00000000908136" calcext:value-type="float">
            <text:p>9.08136E-09</text:p>
          </table:table-cell>
          <table:table-cell office:value-type="float" office:value="0.0000000251828" calcext:value-type="float">
            <text:p>2.51828E-08</text:p>
          </table:table-cell>
          <table:table-cell office:value-type="float" office:value="0.0000000652985" calcext:value-type="float">
            <text:p>6.52985E-08</text:p>
          </table:table-cell>
          <table:table-cell office:value-type="float" office:value="0.000000167529" calcext:value-type="float">
            <text:p>1.67529E-07</text:p>
          </table:table-cell>
          <table:table-cell office:value-type="float" office:value="0.000000411045" calcext:value-type="float">
            <text:p>4.11045E-07</text:p>
          </table:table-cell>
          <table:table-cell office:value-type="float" office:value="0.0000009863" calcext:value-type="float">
            <text:p>9.863E-07</text:p>
          </table:table-cell>
          <table:table-cell office:value-type="float" office:value="0.00000228308" calcext:value-type="float">
            <text:p>2.28308E-06</text:p>
          </table:table-cell>
          <table:table-cell office:value-type="float" office:value="0.00000514733" calcext:value-type="float">
            <text:p>5.14733E-06</text:p>
          </table:table-cell>
          <table:table-cell office:value-type="float" office:value="0.0000112372" calcext:value-type="float">
            <text:p>1.12372E-05</text:p>
          </table:table-cell>
          <table:table-cell office:value-type="float" office:value="0.0000238601" calcext:value-type="float">
            <text:p>2.38601E-05</text:p>
          </table:table-cell>
          <table:table-cell office:value-type="float" office:value="0.0000491446" calcext:value-type="float">
            <text:p>4.91446E-05</text:p>
          </table:table-cell>
          <table:table-cell office:value-type="float" office:value="0.0000984057" calcext:value-type="float">
            <text:p>9.84057E-05</text:p>
          </table:table-cell>
          <table:table-cell office:value-type="float" office:value="0.00019132" calcext:value-type="float">
            <text:p>0.00019132</text:p>
          </table:table-cell>
          <table:table-cell office:value-type="float" office:value="0.000361577" calcext:value-type="float">
            <text:p>0.000361577</text:p>
          </table:table-cell>
          <table:table-cell office:value-type="float" office:value="0.000663842" calcext:value-type="float">
            <text:p>0.000663842</text:p>
          </table:table-cell>
          <table:table-cell office:value-type="float" office:value="0.00118478" calcext:value-type="float">
            <text:p>0.00118478</text:p>
          </table:table-cell>
          <table:table-cell office:value-type="float" office:value="0.00205481" calcext:value-type="float">
            <text:p>0.00205481</text:p>
          </table:table-cell>
          <table:table-cell office:value-type="float" office:value="0.00346445" calcext:value-type="float">
            <text:p>0.00346445</text:p>
          </table:table-cell>
          <table:table-cell office:value-type="float" office:value="0.00567729" calcext:value-type="float">
            <text:p>0.00567729</text:p>
          </table:table-cell>
          <table:table-cell office:value-type="float" office:value="0.0090447" calcext:value-type="float">
            <text:p>0.0090447</text:p>
          </table:table-cell>
          <table:table-cell office:value-type="float" office:value="0.0140069" calcext:value-type="float">
            <text:p>0.0140069</text:p>
          </table:table-cell>
          <table:table-cell office:value-type="float" office:value="0.0210885" calcext:value-type="float">
            <text:p>0.0210885</text:p>
          </table:table-cell>
          <table:table-cell office:value-type="float" office:value="0.0308655" calcext:value-type="float">
            <text:p>0.0308655</text:p>
          </table:table-cell>
          <table:table-cell office:value-type="float" office:value="0.0439201" calcext:value-type="float">
            <text:p>0.0439201</text:p>
          </table:table-cell>
          <table:table-cell office:value-type="float" office:value="0.0607561" calcext:value-type="float">
            <text:p>0.0607561</text:p>
          </table:table-cell>
          <table:table-cell office:value-type="float" office:value="0.081711" calcext:value-type="float">
            <text:p>0.081711</text:p>
          </table:table-cell>
          <table:table-cell office:value-type="float" office:value="0.106835" calcext:value-type="float">
            <text:p>0.106835</text:p>
          </table:table-cell>
          <table:table-cell office:value-type="float" office:value="0.135801" calcext:value-type="float">
            <text:p>0.135801</text:p>
          </table:table-cell>
          <table:table-cell office:value-type="float" office:value="0.167817" calcext:value-type="float">
            <text:p>0.167817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0.235479" calcext:value-type="float">
            <text:p>0.235479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95148" calcext:value-type="float">
            <text:p>0.295148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330437" calcext:value-type="float">
            <text:p>0.330437</text:p>
          </table:table-cell>
          <table:table-cell office:value-type="float" office:value="0.335137" calcext:value-type="float">
            <text:p>0.335137</text:p>
          </table:table-cell>
          <table:table-cell office:value-type="float" office:value="0.330437" calcext:value-type="float">
            <text:p>0.330437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295148" calcext:value-type="float">
            <text:p>0.295148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35479" calcext:value-type="float">
            <text:p>0.235479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0.167817" calcext:value-type="float">
            <text:p>0.167817</text:p>
          </table:table-cell>
          <table:table-cell office:value-type="float" office:value="0.135801" calcext:value-type="float">
            <text:p>0.135801</text:p>
          </table:table-cell>
          <table:table-cell office:value-type="float" office:value="0.106835" calcext:value-type="float">
            <text:p>0.106835</text:p>
          </table:table-cell>
          <table:table-cell office:value-type="float" office:value="0.081711" calcext:value-type="float">
            <text:p>0.081711</text:p>
          </table:table-cell>
          <table:table-cell office:value-type="float" office:value="0.0607561" calcext:value-type="float">
            <text:p>0.0607561</text:p>
          </table:table-cell>
          <table:table-cell office:value-type="float" office:value="0.0439201" calcext:value-type="float">
            <text:p>0.0439201</text:p>
          </table:table-cell>
          <table:table-cell office:value-type="float" office:value="0.0308655" calcext:value-type="float">
            <text:p>0.0308655</text:p>
          </table:table-cell>
          <table:table-cell office:value-type="float" office:value="0.0210885" calcext:value-type="float">
            <text:p>0.0210885</text:p>
          </table:table-cell>
          <table:table-cell office:value-type="float" office:value="0.0140069" calcext:value-type="float">
            <text:p>0.0140069</text:p>
          </table:table-cell>
          <table:table-cell office:value-type="float" office:value="0.0090447" calcext:value-type="float">
            <text:p>0.0090447</text:p>
          </table:table-cell>
          <table:table-cell office:value-type="float" office:value="0.00567729" calcext:value-type="float">
            <text:p>0.00567729</text:p>
          </table:table-cell>
          <table:table-cell office:value-type="float" office:value="0.00346445" calcext:value-type="float">
            <text:p>0.00346445</text:p>
          </table:table-cell>
          <table:table-cell office:value-type="float" office:value="0.00205481" calcext:value-type="float">
            <text:p>0.00205481</text:p>
          </table:table-cell>
          <table:table-cell office:value-type="float" office:value="0.00118478" calcext:value-type="float">
            <text:p>0.00118478</text:p>
          </table:table-cell>
          <table:table-cell office:value-type="float" office:value="0.000663842" calcext:value-type="float">
            <text:p>0.000663842</text:p>
          </table:table-cell>
          <table:table-cell office:value-type="float" office:value="0.000361577" calcext:value-type="float">
            <text:p>0.000361577</text:p>
          </table:table-cell>
          <table:table-cell office:value-type="float" office:value="0.00019132" calcext:value-type="float">
            <text:p>0.00019132</text:p>
          </table:table-cell>
          <table:table-cell office:value-type="float" office:value="0.0000984057" calcext:value-type="float">
            <text:p>9.84057E-05</text:p>
          </table:table-cell>
          <table:table-cell office:value-type="float" office:value="0.0000491446" calcext:value-type="float">
            <text:p>4.91446E-05</text:p>
          </table:table-cell>
          <table:table-cell office:value-type="float" office:value="0.0000238601" calcext:value-type="float">
            <text:p>2.38601E-05</text:p>
          </table:table-cell>
          <table:table-cell office:value-type="float" office:value="0.0000112372" calcext:value-type="float">
            <text:p>1.12372E-05</text:p>
          </table:table-cell>
          <table:table-cell office:value-type="float" office:value="0.00000514733" calcext:value-type="float">
            <text:p>5.14733E-06</text:p>
          </table:table-cell>
          <table:table-cell office:value-type="float" office:value="0.00000228308" calcext:value-type="float">
            <text:p>2.28308E-06</text:p>
          </table:table-cell>
          <table:table-cell office:value-type="float" office:value="0.0000009863" calcext:value-type="float">
            <text:p>9.863E-07</text:p>
          </table:table-cell>
          <table:table-cell office:value-type="float" office:value="0.000000411045" calcext:value-type="float">
            <text:p>4.11045E-07</text:p>
          </table:table-cell>
          <table:table-cell office:value-type="float" office:value="0.000000167529" calcext:value-type="float">
            <text:p>1.67529E-07</text:p>
          </table:table-cell>
          <table:table-cell office:value-type="float" office:value="0.0000000652985" calcext:value-type="float">
            <text:p>6.52985E-08</text:p>
          </table:table-cell>
          <table:table-cell office:value-type="float" office:value="0.0000000251828" calcext:value-type="float">
            <text:p>2.51828E-08</text:p>
          </table:table-cell>
          <table:table-cell office:value-type="float" office:value="0.00000000908136" calcext:value-type="float">
            <text:p>9.08136E-09</text:p>
          </table:table-cell>
          <table:table-cell office:value-type="float" office:value="0.00000000335367" calcext:value-type="float">
            <text:p>3.35367E-09</text:p>
          </table:table-cell>
          <table:table-cell office:value-type="float" office:value="0.00000000108592" calcext:value-type="float">
            <text:p>1.08592E-09</text:p>
          </table:table-cell>
          <table:table-cell office:value-type="float" office:value="0.00000000040081" calcext:value-type="float">
            <text:p>4.0081E-10</text:p>
          </table:table-cell>
          <table:table-cell office:value-type="float" office:value="0.000000000105568" calcext:value-type="float">
            <text:p>1.05568E-10</text:p>
          </table:table-cell>
          <table:table-cell office:value-type="float" office:value="0.0000000000453995" calcext:value-type="float">
            <text:p>4.53995E-11</text:p>
          </table:table-cell>
          <table:table-cell office:value-type="float" office:value="0.00000000000626899" calcext:value-type="float">
            <text:p>6.26899E-12</text:p>
          </table:table-cell>
          <table:table-cell office:value-type="float" office:value="0.00000000000570646" calcext:value-type="float">
            <text:p>5.70646E-12</text:p>
          </table:table-cell>
          <table:table-cell office:value-type="float" office:value="-0.000000000000587153" calcext:value-type="float">
            <text:p>-5.87153E-13</text:p>
          </table:table-cell>
          <table:table-cell office:value-type="float" office:value="0.00000000000098333" calcext:value-type="float">
            <text:p>9.8333E-13</text:p>
          </table:table-cell>
          <table:table-cell office:value-type="float" office:value="-0.000000000000354017" calcext:value-type="float">
            <text:p>-3.54017E-13</text:p>
          </table:table-cell>
          <table:table-cell office:value-type="float" office:value="0.000000000000215525" calcext:value-type="float">
            <text:p>2.15525E-13</text:p>
          </table:table-cell>
          <table:table-cell office:value-type="float" office:value="-0.0000000000000836967" calcext:value-type="float">
            <text:p>-8.36967E-14</text:p>
          </table:table-cell>
          <table:table-cell office:value-type="float" office:value="3.87718E-015" calcext:value-type="float">
            <text:p>3.87718E-15</text:p>
          </table:table-cell>
          <table:table-cell office:value-type="float" office:value="0.0000000000000736207" calcext:value-type="float">
            <text:p>7.36207E-14</text:p>
          </table:table-cell>
          <table:table-cell office:value-type="float" office:value="-0.000000000000178242" calcext:value-type="float">
            <text:p>-1.78242E-13</text:p>
          </table:table-cell>
        </table:table-row>
        <table:table-row table:style-name="ro1">
          <table:table-cell office:value-type="float" office:value="-0.000000000000277916" calcext:value-type="float">
            <text:p>-2.77916E-13</text:p>
          </table:table-cell>
          <table:table-cell office:value-type="float" office:value="0.0000000000000965861" calcext:value-type="float">
            <text:p>9.65861E-14</text:p>
          </table:table-cell>
          <table:table-cell office:value-type="float" office:value="4.86612E-015" calcext:value-type="float">
            <text:p>4.86612E-15</text:p>
          </table:table-cell>
          <table:table-cell office:value-type="float" office:value="-0.000000000000113156" calcext:value-type="float">
            <text:p>-1.13156E-13</text:p>
          </table:table-cell>
          <table:table-cell office:value-type="float" office:value="0.000000000000320669" calcext:value-type="float">
            <text:p>3.20669E-13</text:p>
          </table:table-cell>
          <table:table-cell office:value-type="float" office:value="-0.000000000000396881" calcext:value-type="float">
            <text:p>-3.96881E-13</text:p>
          </table:table-cell>
          <table:table-cell office:value-type="float" office:value="0.00000000000159994" calcext:value-type="float">
            <text:p>1.59994E-12</text:p>
          </table:table-cell>
          <table:table-cell office:value-type="float" office:value="0.000000000000301556" calcext:value-type="float">
            <text:p>3.01556E-13</text:p>
          </table:table-cell>
          <table:table-cell office:value-type="float" office:value="0.0000000000106726" calcext:value-type="float">
            <text:p>1.06726E-11</text:p>
          </table:table-cell>
          <table:table-cell office:value-type="float" office:value="0.0000000000190775" calcext:value-type="float">
            <text:p>1.90775E-11</text:p>
          </table:table-cell>
          <table:table-cell office:value-type="float" office:value="0.0000000000894682" calcext:value-type="float">
            <text:p>8.94682E-11</text:p>
          </table:table-cell>
          <table:table-cell office:value-type="float" office:value="0.000000000229382" calcext:value-type="float">
            <text:p>2.29382E-10</text:p>
          </table:table-cell>
          <table:table-cell office:value-type="float" office:value="0.000000000764194" calcext:value-type="float">
            <text:p>7.64194E-10</text:p>
          </table:table-cell>
          <table:table-cell office:value-type="float" office:value="0.00000000207552" calcext:value-type="float">
            <text:p>2.07552E-09</text:p>
          </table:table-cell>
          <table:table-cell office:value-type="float" office:value="0.00000000600739" calcext:value-type="float">
            <text:p>6.00739E-09</text:p>
          </table:table-cell>
          <table:table-cell office:value-type="float" office:value="0.0000000159015" calcext:value-type="float">
            <text:p>1.59015E-08</text:p>
          </table:table-cell>
          <table:table-cell office:value-type="float" office:value="0.0000000422021" calcext:value-type="float">
            <text:p>4.22021E-08</text:p>
          </table:table-cell>
          <table:table-cell office:value-type="float" office:value="0.000000106356" calcext:value-type="float">
            <text:p>1.06356E-07</text:p>
          </table:table-cell>
          <table:table-cell office:value-type="float" office:value="0.000000263426" calcext:value-type="float">
            <text:p>2.63426E-07</text:p>
          </table:table-cell>
          <table:table-cell office:value-type="float" office:value="0.000000628082" calcext:value-type="float">
            <text:p>6.28082E-07</text:p>
          </table:table-cell>
          <table:table-cell office:value-type="float" office:value="0.00000146178" calcext:value-type="float">
            <text:p>1.46178E-06</text:p>
          </table:table-cell>
          <table:table-cell office:value-type="float" office:value="0.00000329298" calcext:value-type="float">
            <text:p>3.29298E-06</text:p>
          </table:table-cell>
          <table:table-cell office:value-type="float" office:value="0.0000072241" calcext:value-type="float">
            <text:p>7.2241E-06</text:p>
          </table:table-cell>
          <table:table-cell office:value-type="float" office:value="0.0000153775" calcext:value-type="float">
            <text:p>1.53775E-05</text:p>
          </table:table-cell>
          <table:table-cell office:value-type="float" office:value="0.0000318522" calcext:value-type="float">
            <text:p>3.18522E-05</text:p>
          </table:table-cell>
          <table:table-cell office:value-type="float" office:value="0.0000640957" calcext:value-type="float">
            <text:p>6.40957E-05</text:p>
          </table:table-cell>
          <table:table-cell office:value-type="float" office:value="0.000125483" calcext:value-type="float">
            <text:p>0.000125483</text:p>
          </table:table-cell>
          <table:table-cell office:value-type="float" office:value="0.000238815" calcext:value-type="float">
            <text:p>0.000238815</text:p>
          </table:table-cell>
          <table:table-cell office:value-type="float" office:value="0.000442185" calcext:value-type="float">
            <text:p>0.000442185</text:p>
          </table:table-cell>
          <table:table-cell office:value-type="float" office:value="0.000796231" calcext:value-type="float">
            <text:p>0.000796231</text:p>
          </table:table-cell>
          <table:table-cell office:value-type="float" office:value="0.00139496" calcext:value-type="float">
            <text:p>0.00139496</text:p>
          </table:table-cell>
          <table:table-cell office:value-type="float" office:value="0.00237726" calcext:value-type="float">
            <text:p>0.00237726</text:p>
          </table:table-cell>
          <table:table-cell office:value-type="float" office:value="0.0039419" calcext:value-type="float">
            <text:p>0.0039419</text:p>
          </table:table-cell>
          <table:table-cell office:value-type="float" office:value="0.00635905" calcext:value-type="float">
            <text:p>0.00635905</text:p>
          </table:table-cell>
          <table:table-cell office:value-type="float" office:value="0.00998182" calcext:value-type="float">
            <text:p>0.00998182</text:p>
          </table:table-cell>
          <table:table-cell office:value-type="float" office:value="0.0152449" calcext:value-type="float">
            <text:p>0.0152449</text:p>
          </table:table-cell>
          <table:table-cell office:value-type="float" office:value="0.0226559" calcext:value-type="float">
            <text:p>0.0226559</text:p>
          </table:table-cell>
          <table:table-cell office:value-type="float" office:value="0.0327611" calcext:value-type="float">
            <text:p>0.0327611</text:p>
          </table:table-cell>
          <table:table-cell office:value-type="float" office:value="0.0460981" calcext:value-type="float">
            <text:p>0.0460981</text:p>
          </table:table-cell>
          <table:table-cell office:value-type="float" office:value="0.0631157" calcext:value-type="float">
            <text:p>0.0631157</text:p>
          </table:table-cell>
          <table:table-cell office:value-type="float" office:value="0.0840891" calcext:value-type="float">
            <text:p>0.0840891</text:p>
          </table:table-cell>
          <table:table-cell office:value-type="float" office:value="0.109012" calcext:value-type="float">
            <text:p>0.109012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234321" calcext:value-type="float">
            <text:p>0.234321</text:p>
          </table:table-cell>
          <table:table-cell office:value-type="float" office:value="0.264992" calcext:value-type="float">
            <text:p>0.264992</text:p>
          </table:table-cell>
          <table:table-cell office:value-type="float" office:value="0.291597" calcext:value-type="float">
            <text:p>0.291597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0.325291" calcext:value-type="float">
            <text:p>0.325291</text:p>
          </table:table-cell>
          <table:table-cell office:value-type="float" office:value="0.329769" calcext:value-type="float">
            <text:p>0.329769</text:p>
          </table:table-cell>
          <table:table-cell office:value-type="float" office:value="0.325291" calcext:value-type="float">
            <text:p>0.325291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0.291597" calcext:value-type="float">
            <text:p>0.291597</text:p>
          </table:table-cell>
          <table:table-cell office:value-type="float" office:value="0.264992" calcext:value-type="float">
            <text:p>0.264992</text:p>
          </table:table-cell>
          <table:table-cell office:value-type="float" office:value="0.234321" calcext:value-type="float">
            <text:p>0.234321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109012" calcext:value-type="float">
            <text:p>0.109012</text:p>
          </table:table-cell>
          <table:table-cell office:value-type="float" office:value="0.0840891" calcext:value-type="float">
            <text:p>0.0840891</text:p>
          </table:table-cell>
          <table:table-cell office:value-type="float" office:value="0.0631157" calcext:value-type="float">
            <text:p>0.0631157</text:p>
          </table:table-cell>
          <table:table-cell office:value-type="float" office:value="0.0460981" calcext:value-type="float">
            <text:p>0.0460981</text:p>
          </table:table-cell>
          <table:table-cell office:value-type="float" office:value="0.0327611" calcext:value-type="float">
            <text:p>0.0327611</text:p>
          </table:table-cell>
          <table:table-cell office:value-type="float" office:value="0.0226559" calcext:value-type="float">
            <text:p>0.0226559</text:p>
          </table:table-cell>
          <table:table-cell office:value-type="float" office:value="0.0152449" calcext:value-type="float">
            <text:p>0.0152449</text:p>
          </table:table-cell>
          <table:table-cell office:value-type="float" office:value="0.00998182" calcext:value-type="float">
            <text:p>0.00998182</text:p>
          </table:table-cell>
          <table:table-cell office:value-type="float" office:value="0.00635905" calcext:value-type="float">
            <text:p>0.00635905</text:p>
          </table:table-cell>
          <table:table-cell office:value-type="float" office:value="0.0039419" calcext:value-type="float">
            <text:p>0.0039419</text:p>
          </table:table-cell>
          <table:table-cell office:value-type="float" office:value="0.00237726" calcext:value-type="float">
            <text:p>0.00237726</text:p>
          </table:table-cell>
          <table:table-cell office:value-type="float" office:value="0.00139496" calcext:value-type="float">
            <text:p>0.00139496</text:p>
          </table:table-cell>
          <table:table-cell office:value-type="float" office:value="0.000796231" calcext:value-type="float">
            <text:p>0.000796231</text:p>
          </table:table-cell>
          <table:table-cell office:value-type="float" office:value="0.000442185" calcext:value-type="float">
            <text:p>0.000442185</text:p>
          </table:table-cell>
          <table:table-cell office:value-type="float" office:value="0.000238815" calcext:value-type="float">
            <text:p>0.000238815</text:p>
          </table:table-cell>
          <table:table-cell office:value-type="float" office:value="0.000125483" calcext:value-type="float">
            <text:p>0.000125483</text:p>
          </table:table-cell>
          <table:table-cell office:value-type="float" office:value="0.0000640957" calcext:value-type="float">
            <text:p>6.40957E-05</text:p>
          </table:table-cell>
          <table:table-cell office:value-type="float" office:value="0.0000318522" calcext:value-type="float">
            <text:p>3.18522E-05</text:p>
          </table:table-cell>
          <table:table-cell office:value-type="float" office:value="0.0000153775" calcext:value-type="float">
            <text:p>1.53775E-05</text:p>
          </table:table-cell>
          <table:table-cell office:value-type="float" office:value="0.0000072241" calcext:value-type="float">
            <text:p>7.2241E-06</text:p>
          </table:table-cell>
          <table:table-cell office:value-type="float" office:value="0.00000329298" calcext:value-type="float">
            <text:p>3.29298E-06</text:p>
          </table:table-cell>
          <table:table-cell office:value-type="float" office:value="0.00000146178" calcext:value-type="float">
            <text:p>1.46178E-06</text:p>
          </table:table-cell>
          <table:table-cell office:value-type="float" office:value="0.000000628082" calcext:value-type="float">
            <text:p>6.28082E-07</text:p>
          </table:table-cell>
          <table:table-cell office:value-type="float" office:value="0.000000263426" calcext:value-type="float">
            <text:p>2.63426E-07</text:p>
          </table:table-cell>
          <table:table-cell office:value-type="float" office:value="0.000000106356" calcext:value-type="float">
            <text:p>1.06356E-07</text:p>
          </table:table-cell>
          <table:table-cell office:value-type="float" office:value="0.0000000422021" calcext:value-type="float">
            <text:p>4.22021E-08</text:p>
          </table:table-cell>
          <table:table-cell office:value-type="float" office:value="0.0000000159015" calcext:value-type="float">
            <text:p>1.59015E-08</text:p>
          </table:table-cell>
          <table:table-cell office:value-type="float" office:value="0.00000000600739" calcext:value-type="float">
            <text:p>6.00739E-09</text:p>
          </table:table-cell>
          <table:table-cell office:value-type="float" office:value="0.00000000207552" calcext:value-type="float">
            <text:p>2.07552E-09</text:p>
          </table:table-cell>
          <table:table-cell office:value-type="float" office:value="0.000000000764194" calcext:value-type="float">
            <text:p>7.64194E-10</text:p>
          </table:table-cell>
          <table:table-cell office:value-type="float" office:value="0.000000000229382" calcext:value-type="float">
            <text:p>2.29382E-10</text:p>
          </table:table-cell>
          <table:table-cell office:value-type="float" office:value="0.0000000000894682" calcext:value-type="float">
            <text:p>8.94682E-11</text:p>
          </table:table-cell>
          <table:table-cell office:value-type="float" office:value="0.0000000000190775" calcext:value-type="float">
            <text:p>1.90775E-11</text:p>
          </table:table-cell>
          <table:table-cell office:value-type="float" office:value="0.0000000000106726" calcext:value-type="float">
            <text:p>1.06726E-11</text:p>
          </table:table-cell>
          <table:table-cell office:value-type="float" office:value="0.000000000000301565" calcext:value-type="float">
            <text:p>3.01565E-13</text:p>
          </table:table-cell>
          <table:table-cell office:value-type="float" office:value="0.00000000000159994" calcext:value-type="float">
            <text:p>1.59994E-12</text:p>
          </table:table-cell>
          <table:table-cell office:value-type="float" office:value="-0.000000000000396878" calcext:value-type="float">
            <text:p>-3.96878E-13</text:p>
          </table:table-cell>
          <table:table-cell office:value-type="float" office:value="0.000000000000320667" calcext:value-type="float">
            <text:p>3.20667E-13</text:p>
          </table:table-cell>
          <table:table-cell office:value-type="float" office:value="-0.000000000000113156" calcext:value-type="float">
            <text:p>-1.13156E-13</text:p>
          </table:table-cell>
          <table:table-cell office:value-type="float" office:value="4.86608E-015" calcext:value-type="float">
            <text:p>4.86608E-15</text:p>
          </table:table-cell>
          <table:table-cell office:value-type="float" office:value="0.0000000000000965855" calcext:value-type="float">
            <text:p>9.65855E-14</text:p>
          </table:table-cell>
          <table:table-cell office:value-type="float" office:value="-0.000000000000277915" calcext:value-type="float">
            <text:p>-2.77915E-13</text:p>
          </table:table-cell>
        </table:table-row>
        <table:table-row table:style-name="ro1">
          <table:table-cell office:value-type="float" office:value="-0.000000000000440958" calcext:value-type="float">
            <text:p>-4.40958E-13</text:p>
          </table:table-cell>
          <table:table-cell office:value-type="float" office:value="0.000000000000106673" calcext:value-type="float">
            <text:p>1.06673E-13</text:p>
          </table:table-cell>
          <table:table-cell office:value-type="float" office:value="4.71811E-015" calcext:value-type="float">
            <text:p>4.71811E-15</text:p>
          </table:table-cell>
          <table:table-cell office:value-type="float" office:value="-0.000000000000134876" calcext:value-type="float">
            <text:p>-1.34876E-13</text:p>
          </table:table-cell>
          <table:table-cell office:value-type="float" office:value="0.000000000000475346" calcext:value-type="float">
            <text:p>4.75346E-13</text:p>
          </table:table-cell>
          <table:table-cell office:value-type="float" office:value="-0.000000000000293005" calcext:value-type="float">
            <text:p>-2.93005E-13</text:p>
          </table:table-cell>
          <table:table-cell office:value-type="float" office:value="0.00000000000271733" calcext:value-type="float">
            <text:p>2.71733E-12</text:p>
          </table:table-cell>
          <table:table-cell office:value-type="float" office:value="0.00000000000279028" calcext:value-type="float">
            <text:p>2.79028E-12</text:p>
          </table:table-cell>
          <table:table-cell office:value-type="float" office:value="0.0000000000203736" calcext:value-type="float">
            <text:p>2.03736E-11</text:p>
          </table:table-cell>
          <table:table-cell office:value-type="float" office:value="0.0000000000460115" calcext:value-type="float">
            <text:p>4.60115E-11</text:p>
          </table:table-cell>
          <table:table-cell office:value-type="float" office:value="0.000000000172506" calcext:value-type="float">
            <text:p>1.72506E-10</text:p>
          </table:table-cell>
          <table:table-cell office:value-type="float" office:value="0.000000000460165" calcext:value-type="float">
            <text:p>4.60165E-10</text:p>
          </table:table-cell>
          <table:table-cell office:value-type="float" office:value="0.00000000140452" calcext:value-type="float">
            <text:p>1.40452E-09</text:p>
          </table:table-cell>
          <table:table-cell office:value-type="float" office:value="0.00000000376864" calcext:value-type="float">
            <text:p>3.76864E-09</text:p>
          </table:table-cell>
          <table:table-cell office:value-type="float" office:value="0.0000000103682" calcext:value-type="float">
            <text:p>1.03682E-08</text:p>
          </table:table-cell>
          <table:table-cell office:value-type="float" office:value="0.0000000267549" calcext:value-type="float">
            <text:p>2.67549E-08</text:p>
          </table:table-cell>
          <table:table-cell office:value-type="float" office:value="0.000000068382" calcext:value-type="float">
            <text:p>6.8382E-08</text:p>
          </table:table-cell>
          <table:table-cell office:value-type="float" office:value="0.000000167593" calcext:value-type="float">
            <text:p>1.67593E-07</text:p>
          </table:table-cell>
          <table:table-cell office:value-type="float" office:value="0.000000402181" calcext:value-type="float">
            <text:p>4.02181E-07</text:p>
          </table:table-cell>
          <table:table-cell office:value-type="float" office:value="0.000000933209" calcext:value-type="float">
            <text:p>9.33209E-07</text:p>
          </table:table-cell>
          <table:table-cell office:value-type="float" office:value="0.00000211197" calcext:value-type="float">
            <text:p>2.11197E-06</text:p>
          </table:table-cell>
          <table:table-cell office:value-type="float" office:value="0.0000046377" calcext:value-type="float">
            <text:p>4.6377E-06</text:p>
          </table:table-cell>
          <table:table-cell office:value-type="float" office:value="0.0000099198" calcext:value-type="float">
            <text:p>9.9198E-06</text:p>
          </table:table-cell>
          <table:table-cell office:value-type="float" office:value="0.0000206213" calcext:value-type="float">
            <text:p>2.06213E-05</text:p>
          </table:table-cell>
          <table:table-cell office:value-type="float" office:value="0.0000417397" calcext:value-type="float">
            <text:p>4.17397E-05</text:p>
          </table:table-cell>
          <table:table-cell office:value-type="float" office:value="0.0000821792" calcext:value-type="float">
            <text:p>8.21792E-05</text:p>
          </table:table-cell>
          <table:table-cell office:value-type="float" office:value="0.000157533" calcext:value-type="float">
            <text:p>0.000157533</text:p>
          </table:table-cell>
          <table:table-cell office:value-type="float" office:value="0.000293879" calcext:value-type="float">
            <text:p>0.000293879</text:p>
          </table:table-cell>
          <table:table-cell office:value-type="float" office:value="0.000533807" calcext:value-type="float">
            <text:p>0.000533807</text:p>
          </table:table-cell>
          <table:table-cell office:value-type="float" office:value="0.000943874" calcext:value-type="float">
            <text:p>0.000943874</text:p>
          </table:table-cell>
          <table:table-cell office:value-type="float" office:value="0.00162514" calcext:value-type="float">
            <text:p>0.00162514</text:p>
          </table:table-cell>
          <table:table-cell office:value-type="float" office:value="0.00272435" calcext:value-type="float">
            <text:p>0.00272435</text:p>
          </table:table-cell>
          <table:table-cell office:value-type="float" office:value="0.00444742" calcext:value-type="float">
            <text:p>0.00444742</text:p>
          </table:table-cell>
          <table:table-cell office:value-type="float" office:value="0.00706962" calcext:value-type="float">
            <text:p>0.00706962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0.0346289" calcext:value-type="float">
            <text:p>0.0346289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653812" calcext:value-type="float">
            <text:p>0.0653812</text:p>
          </table:table-cell>
          <table:table-cell office:value-type="float" office:value="0.0863416" calcext:value-type="float">
            <text:p>0.0863416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0.139079" calcext:value-type="float">
            <text:p>0.139079</text:p>
          </table:table-cell>
          <table:table-cell office:value-type="float" office:value="0.169643" calcext:value-type="float">
            <text:p>0.169643</text:p>
          </table:table-cell>
          <table:table-cell office:value-type="float" office:value="0.201519" calcext:value-type="float">
            <text:p>0.201519</text:p>
          </table:table-cell>
          <table:table-cell office:value-type="float" office:value="0.233126" calcext:value-type="float">
            <text:p>0.233126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0.288161" calcext:value-type="float">
            <text:p>0.288161</text:p>
          </table:table-cell>
          <table:table-cell office:value-type="float" office:value="0.307895" calcext:value-type="float">
            <text:p>0.307895</text:p>
          </table:table-cell>
          <table:table-cell office:value-type="float" office:value="0.320377" calcext:value-type="float">
            <text:p>0.320377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.320377" calcext:value-type="float">
            <text:p>0.320377</text:p>
          </table:table-cell>
          <table:table-cell office:value-type="float" office:value="0.307895" calcext:value-type="float">
            <text:p>0.307895</text:p>
          </table:table-cell>
          <table:table-cell office:value-type="float" office:value="0.288161" calcext:value-type="float">
            <text:p>0.288161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0.233126" calcext:value-type="float">
            <text:p>0.233126</text:p>
          </table:table-cell>
          <table:table-cell office:value-type="float" office:value="0.201519" calcext:value-type="float">
            <text:p>0.201519</text:p>
          </table:table-cell>
          <table:table-cell office:value-type="float" office:value="0.169643" calcext:value-type="float">
            <text:p>0.169643</text:p>
          </table:table-cell>
          <table:table-cell office:value-type="float" office:value="0.139079" calcext:value-type="float">
            <text:p>0.139079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0.0863416" calcext:value-type="float">
            <text:p>0.0863416</text:p>
          </table:table-cell>
          <table:table-cell office:value-type="float" office:value="0.0653812" calcext:value-type="float">
            <text:p>0.0653812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346289" calcext:value-type="float">
            <text:p>0.0346289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0706962" calcext:value-type="float">
            <text:p>0.00706962</text:p>
          </table:table-cell>
          <table:table-cell office:value-type="float" office:value="0.00444742" calcext:value-type="float">
            <text:p>0.00444742</text:p>
          </table:table-cell>
          <table:table-cell office:value-type="float" office:value="0.00272435" calcext:value-type="float">
            <text:p>0.00272435</text:p>
          </table:table-cell>
          <table:table-cell office:value-type="float" office:value="0.00162514" calcext:value-type="float">
            <text:p>0.00162514</text:p>
          </table:table-cell>
          <table:table-cell office:value-type="float" office:value="0.000943874" calcext:value-type="float">
            <text:p>0.000943874</text:p>
          </table:table-cell>
          <table:table-cell office:value-type="float" office:value="0.000533807" calcext:value-type="float">
            <text:p>0.000533807</text:p>
          </table:table-cell>
          <table:table-cell office:value-type="float" office:value="0.000293879" calcext:value-type="float">
            <text:p>0.000293879</text:p>
          </table:table-cell>
          <table:table-cell office:value-type="float" office:value="0.000157533" calcext:value-type="float">
            <text:p>0.000157533</text:p>
          </table:table-cell>
          <table:table-cell office:value-type="float" office:value="0.0000821792" calcext:value-type="float">
            <text:p>8.21792E-05</text:p>
          </table:table-cell>
          <table:table-cell office:value-type="float" office:value="0.0000417397" calcext:value-type="float">
            <text:p>4.17397E-05</text:p>
          </table:table-cell>
          <table:table-cell office:value-type="float" office:value="0.0000206213" calcext:value-type="float">
            <text:p>2.06213E-05</text:p>
          </table:table-cell>
          <table:table-cell office:value-type="float" office:value="0.0000099198" calcext:value-type="float">
            <text:p>9.9198E-06</text:p>
          </table:table-cell>
          <table:table-cell office:value-type="float" office:value="0.0000046377" calcext:value-type="float">
            <text:p>4.6377E-06</text:p>
          </table:table-cell>
          <table:table-cell office:value-type="float" office:value="0.00000211197" calcext:value-type="float">
            <text:p>2.11197E-06</text:p>
          </table:table-cell>
          <table:table-cell office:value-type="float" office:value="0.000000933209" calcext:value-type="float">
            <text:p>9.33209E-07</text:p>
          </table:table-cell>
          <table:table-cell office:value-type="float" office:value="0.000000402181" calcext:value-type="float">
            <text:p>4.02181E-07</text:p>
          </table:table-cell>
          <table:table-cell office:value-type="float" office:value="0.000000167593" calcext:value-type="float">
            <text:p>1.67593E-07</text:p>
          </table:table-cell>
          <table:table-cell office:value-type="float" office:value="0.000000068382" calcext:value-type="float">
            <text:p>6.8382E-08</text:p>
          </table:table-cell>
          <table:table-cell office:value-type="float" office:value="0.0000000267549" calcext:value-type="float">
            <text:p>2.67549E-08</text:p>
          </table:table-cell>
          <table:table-cell office:value-type="float" office:value="0.0000000103682" calcext:value-type="float">
            <text:p>1.03682E-08</text:p>
          </table:table-cell>
          <table:table-cell office:value-type="float" office:value="0.00000000376864" calcext:value-type="float">
            <text:p>3.76864E-09</text:p>
          </table:table-cell>
          <table:table-cell office:value-type="float" office:value="0.00000000140452" calcext:value-type="float">
            <text:p>1.40452E-09</text:p>
          </table:table-cell>
          <table:table-cell office:value-type="float" office:value="0.000000000460166" calcext:value-type="float">
            <text:p>4.60166E-10</text:p>
          </table:table-cell>
          <table:table-cell office:value-type="float" office:value="0.000000000172506" calcext:value-type="float">
            <text:p>1.72506E-10</text:p>
          </table:table-cell>
          <table:table-cell office:value-type="float" office:value="0.0000000000460116" calcext:value-type="float">
            <text:p>4.60116E-11</text:p>
          </table:table-cell>
          <table:table-cell office:value-type="float" office:value="0.0000000000203736" calcext:value-type="float">
            <text:p>2.03736E-11</text:p>
          </table:table-cell>
          <table:table-cell office:value-type="float" office:value="0.00000000000279029" calcext:value-type="float">
            <text:p>2.79029E-12</text:p>
          </table:table-cell>
          <table:table-cell office:value-type="float" office:value="0.00000000000271732" calcext:value-type="float">
            <text:p>2.71732E-12</text:p>
          </table:table-cell>
          <table:table-cell office:value-type="float" office:value="-0.000000000000293002" calcext:value-type="float">
            <text:p>-2.93002E-13</text:p>
          </table:table-cell>
          <table:table-cell office:value-type="float" office:value="0.000000000000475344" calcext:value-type="float">
            <text:p>4.75344E-13</text:p>
          </table:table-cell>
          <table:table-cell office:value-type="float" office:value="-0.000000000000134875" calcext:value-type="float">
            <text:p>-1.34875E-13</text:p>
          </table:table-cell>
          <table:table-cell office:value-type="float" office:value="4.71806E-015" calcext:value-type="float">
            <text:p>4.71806E-15</text:p>
          </table:table-cell>
          <table:table-cell office:value-type="float" office:value="0.000000000000106672" calcext:value-type="float">
            <text:p>1.06672E-13</text:p>
          </table:table-cell>
          <table:table-cell office:value-type="float" office:value="-0.000000000000440957" calcext:value-type="float">
            <text:p>-4.40957E-13</text:p>
          </table:table-cell>
        </table:table-row>
        <table:table-row table:style-name="ro1">
          <table:table-cell office:value-type="float" office:value="-0.00000000000114685" calcext:value-type="float">
            <text:p>-1.14685E-12</text:p>
          </table:table-cell>
          <table:table-cell office:value-type="float" office:value="0.000000000000252543" calcext:value-type="float">
            <text:p>2.52543E-13</text:p>
          </table:table-cell>
          <table:table-cell office:value-type="float" office:value="0.0000000000000107056" calcext:value-type="float">
            <text:p>1.07056E-14</text:p>
          </table:table-cell>
          <table:table-cell office:value-type="float" office:value="-0.000000000000326368" calcext:value-type="float">
            <text:p>-3.26368E-13</text:p>
          </table:table-cell>
          <table:table-cell office:value-type="float" office:value="0.00000000000122589" calcext:value-type="float">
            <text:p>1.22589E-12</text:p>
          </table:table-cell>
          <table:table-cell office:value-type="float" office:value="-0.000000000000608907" calcext:value-type="float">
            <text:p>-6.08907E-13</text:p>
          </table:table-cell>
          <table:table-cell office:value-type="float" office:value="0.00000000000671351" calcext:value-type="float">
            <text:p>6.71351E-12</text:p>
          </table:table-cell>
          <table:table-cell office:value-type="float" office:value="0.00000000000687365" calcext:value-type="float">
            <text:p>6.87365E-12</text:p>
          </table:table-cell>
          <table:table-cell office:value-type="float" office:value="0.0000000000465065" calcext:value-type="float">
            <text:p>4.65065E-11</text:p>
          </table:table-cell>
          <table:table-cell office:value-type="float" office:value="0.0000000000998348" calcext:value-type="float">
            <text:p>9.98348E-11</text:p>
          </table:table-cell>
          <table:table-cell office:value-type="float" office:value="0.000000000359881" calcext:value-type="float">
            <text:p>3.59881E-10</text:p>
          </table:table-cell>
          <table:table-cell office:value-type="float" office:value="0.000000000914785" calcext:value-type="float">
            <text:p>9.14785E-10</text:p>
          </table:table-cell>
          <table:table-cell office:value-type="float" office:value="0.0000000026934" calcext:value-type="float">
            <text:p>2.6934E-09</text:p>
          </table:table-cell>
          <table:table-cell office:value-type="float" office:value="0.00000000693173" calcext:value-type="float">
            <text:p>6.93173E-09</text:p>
          </table:table-cell>
          <table:table-cell office:value-type="float" office:value="0.0000000184258" calcext:value-type="float">
            <text:p>1.84258E-08</text:p>
          </table:table-cell>
          <table:table-cell office:value-type="float" office:value="0.0000000458377" calcext:value-type="float">
            <text:p>4.58377E-08</text:p>
          </table:table-cell>
          <table:table-cell office:value-type="float" office:value="0.000000113418" calcext:value-type="float">
            <text:p>1.13418E-07</text:p>
          </table:table-cell>
          <table:table-cell office:value-type="float" office:value="0.00000026899" calcext:value-type="float">
            <text:p>2.6899E-07</text:p>
          </table:table-cell>
          <table:table-cell office:value-type="float" office:value="0.000000626284" calcext:value-type="float">
            <text:p>6.26284E-07</text:p>
          </table:table-cell>
          <table:table-cell office:value-type="float" office:value="0.00000141047" calcext:value-type="float">
            <text:p>1.41047E-06</text:p>
          </table:table-cell>
          <table:table-cell office:value-type="float" office:value="0.00000310382" calcext:value-type="float">
            <text:p>3.10382E-06</text:p>
          </table:table-cell>
          <table:table-cell office:value-type="float" office:value="0.00000663202" calcext:value-type="float">
            <text:p>6.63202E-06</text:p>
          </table:table-cell>
          <table:table-cell office:value-type="float" office:value="0.0000138227" calcext:value-type="float">
            <text:p>1.38227E-05</text:p>
          </table:table-cell>
          <table:table-cell office:value-type="float" office:value="0.0000280233" calcext:value-type="float">
            <text:p>2.80233E-05</text:p>
          </table:table-cell>
          <table:table-cell office:value-type="float" office:value="0.0000553841" calcext:value-type="float">
            <text:p>5.53841E-05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0.000199853" calcext:value-type="float">
            <text:p>0.000199853</text:p>
          </table:table-cell>
          <table:table-cell office:value-type="float" office:value="0.000365077" calcext:value-type="float">
            <text:p>0.000365077</text:p>
          </table:table-cell>
          <table:table-cell office:value-type="float" office:value="0.000649992" calcext:value-type="float">
            <text:p>0.000649992</text:p>
          </table:table-cell>
          <table:table-cell office:value-type="float" office:value="0.00112755" calcext:value-type="float">
            <text:p>0.00112755</text:p>
          </table:table-cell>
          <table:table-cell office:value-type="float" office:value="0.00190645" calcext:value-type="float">
            <text:p>0.00190645</text:p>
          </table:table-cell>
          <table:table-cell office:value-type="float" office:value="0.00314119" calcext:value-type="float">
            <text:p>0.00314119</text:p>
          </table:table-cell>
          <table:table-cell office:value-type="float" office:value="0.00504472" calcext:value-type="float">
            <text:p>0.00504472</text:p>
          </table:table-cell>
          <table:table-cell office:value-type="float" office:value="0.00789602" calcext:value-type="float">
            <text:p>0.00789602</text:p>
          </table:table-cell>
          <table:table-cell office:value-type="float" office:value="0.0120466" calcext:value-type="float">
            <text:p>0.0120466</text:p>
          </table:table-cell>
          <table:table-cell office:value-type="float" office:value="0.0179134" calcext:value-type="float">
            <text:p>0.0179134</text:p>
          </table:table-cell>
          <table:table-cell office:value-type="float" office:value="0.0259647" calcext:value-type="float">
            <text:p>0.0259647</text:p>
          </table:table-cell>
          <table:table-cell office:value-type="float" office:value="0.0366825" calcext:value-type="float">
            <text:p>0.0366825</text:p>
          </table:table-cell>
          <table:table-cell office:value-type="float" office:value="0.0505162" calcext:value-type="float">
            <text:p>0.0505162</text:p>
          </table:table-cell>
          <table:table-cell office:value-type="float" office:value="0.0678081" calcext:value-type="float">
            <text:p>0.0678081</text:p>
          </table:table-cell>
          <table:table-cell office:value-type="float" office:value="0.0887211" calcext:value-type="float">
            <text:p>0.0887211</text:p>
          </table:table-cell>
          <table:table-cell office:value-type="float" office:value="0.11315" calcext:value-type="float">
            <text:p>0.11315</text:p>
          </table:table-cell>
          <table:table-cell office:value-type="float" office:value="0.14066" calcext:value-type="float">
            <text:p>0.14066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0.26006" calcext:value-type="float">
            <text:p>0.26006</text:p>
          </table:table-cell>
          <table:table-cell office:value-type="float" office:value="0.284447" calcext:value-type="float">
            <text:p>0.284447</text:p>
          </table:table-cell>
          <table:table-cell office:value-type="float" office:value="0.303256" calcext:value-type="float">
            <text:p>0.303256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0.319194" calcext:value-type="float">
            <text:p>0.319194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0.303256" calcext:value-type="float">
            <text:p>0.303256</text:p>
          </table:table-cell>
          <table:table-cell office:value-type="float" office:value="0.284447" calcext:value-type="float">
            <text:p>0.284447</text:p>
          </table:table-cell>
          <table:table-cell office:value-type="float" office:value="0.26006" calcext:value-type="float">
            <text:p>0.26006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0.14066" calcext:value-type="float">
            <text:p>0.14066</text:p>
          </table:table-cell>
          <table:table-cell office:value-type="float" office:value="0.11315" calcext:value-type="float">
            <text:p>0.11315</text:p>
          </table:table-cell>
          <table:table-cell office:value-type="float" office:value="0.0887211" calcext:value-type="float">
            <text:p>0.0887211</text:p>
          </table:table-cell>
          <table:table-cell office:value-type="float" office:value="0.0678081" calcext:value-type="float">
            <text:p>0.0678081</text:p>
          </table:table-cell>
          <table:table-cell office:value-type="float" office:value="0.0505162" calcext:value-type="float">
            <text:p>0.0505162</text:p>
          </table:table-cell>
          <table:table-cell office:value-type="float" office:value="0.0366825" calcext:value-type="float">
            <text:p>0.0366825</text:p>
          </table:table-cell>
          <table:table-cell office:value-type="float" office:value="0.0259647" calcext:value-type="float">
            <text:p>0.0259647</text:p>
          </table:table-cell>
          <table:table-cell office:value-type="float" office:value="0.0179134" calcext:value-type="float">
            <text:p>0.0179134</text:p>
          </table:table-cell>
          <table:table-cell office:value-type="float" office:value="0.0120466" calcext:value-type="float">
            <text:p>0.0120466</text:p>
          </table:table-cell>
          <table:table-cell office:value-type="float" office:value="0.00789602" calcext:value-type="float">
            <text:p>0.00789602</text:p>
          </table:table-cell>
          <table:table-cell office:value-type="float" office:value="0.00504472" calcext:value-type="float">
            <text:p>0.00504472</text:p>
          </table:table-cell>
          <table:table-cell office:value-type="float" office:value="0.00314119" calcext:value-type="float">
            <text:p>0.00314119</text:p>
          </table:table-cell>
          <table:table-cell office:value-type="float" office:value="0.00190645" calcext:value-type="float">
            <text:p>0.00190645</text:p>
          </table:table-cell>
          <table:table-cell office:value-type="float" office:value="0.00112755" calcext:value-type="float">
            <text:p>0.00112755</text:p>
          </table:table-cell>
          <table:table-cell office:value-type="float" office:value="0.000649992" calcext:value-type="float">
            <text:p>0.000649992</text:p>
          </table:table-cell>
          <table:table-cell office:value-type="float" office:value="0.000365077" calcext:value-type="float">
            <text:p>0.000365077</text:p>
          </table:table-cell>
          <table:table-cell office:value-type="float" office:value="0.000199853" calcext:value-type="float">
            <text:p>0.000199853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0.0000553841" calcext:value-type="float">
            <text:p>5.53841E-05</text:p>
          </table:table-cell>
          <table:table-cell office:value-type="float" office:value="0.0000280233" calcext:value-type="float">
            <text:p>2.80233E-05</text:p>
          </table:table-cell>
          <table:table-cell office:value-type="float" office:value="0.0000138227" calcext:value-type="float">
            <text:p>1.38227E-05</text:p>
          </table:table-cell>
          <table:table-cell office:value-type="float" office:value="0.00000663202" calcext:value-type="float">
            <text:p>6.63202E-06</text:p>
          </table:table-cell>
          <table:table-cell office:value-type="float" office:value="0.00000310382" calcext:value-type="float">
            <text:p>3.10382E-06</text:p>
          </table:table-cell>
          <table:table-cell office:value-type="float" office:value="0.00000141047" calcext:value-type="float">
            <text:p>1.41047E-06</text:p>
          </table:table-cell>
          <table:table-cell office:value-type="float" office:value="0.000000626284" calcext:value-type="float">
            <text:p>6.26284E-07</text:p>
          </table:table-cell>
          <table:table-cell office:value-type="float" office:value="0.00000026899" calcext:value-type="float">
            <text:p>2.6899E-07</text:p>
          </table:table-cell>
          <table:table-cell office:value-type="float" office:value="0.000000113418" calcext:value-type="float">
            <text:p>1.13418E-07</text:p>
          </table:table-cell>
          <table:table-cell office:value-type="float" office:value="0.0000000458377" calcext:value-type="float">
            <text:p>4.58377E-08</text:p>
          </table:table-cell>
          <table:table-cell office:value-type="float" office:value="0.0000000184257" calcext:value-type="float">
            <text:p>1.84257E-08</text:p>
          </table:table-cell>
          <table:table-cell office:value-type="float" office:value="0.00000000693173" calcext:value-type="float">
            <text:p>6.93173E-09</text:p>
          </table:table-cell>
          <table:table-cell office:value-type="float" office:value="0.0000000026934" calcext:value-type="float">
            <text:p>2.6934E-09</text:p>
          </table:table-cell>
          <table:table-cell office:value-type="float" office:value="0.000000000914785" calcext:value-type="float">
            <text:p>9.14785E-10</text:p>
          </table:table-cell>
          <table:table-cell office:value-type="float" office:value="0.000000000359881" calcext:value-type="float">
            <text:p>3.59881E-10</text:p>
          </table:table-cell>
          <table:table-cell office:value-type="float" office:value="0.0000000000998348" calcext:value-type="float">
            <text:p>9.98348E-11</text:p>
          </table:table-cell>
          <table:table-cell office:value-type="float" office:value="0.0000000000465065" calcext:value-type="float">
            <text:p>4.65065E-11</text:p>
          </table:table-cell>
          <table:table-cell office:value-type="float" office:value="0.00000000000687367" calcext:value-type="float">
            <text:p>6.87367E-12</text:p>
          </table:table-cell>
          <table:table-cell office:value-type="float" office:value="0.0000000000067135" calcext:value-type="float">
            <text:p>6.7135E-12</text:p>
          </table:table-cell>
          <table:table-cell office:value-type="float" office:value="-0.0000000000006089" calcext:value-type="float">
            <text:p>-6.089E-13</text:p>
          </table:table-cell>
          <table:table-cell office:value-type="float" office:value="0.00000000000122588" calcext:value-type="float">
            <text:p>1.22588E-12</text:p>
          </table:table-cell>
          <table:table-cell office:value-type="float" office:value="-0.000000000000326366" calcext:value-type="float">
            <text:p>-3.26366E-13</text:p>
          </table:table-cell>
          <table:table-cell office:value-type="float" office:value="0.0000000000000107055" calcext:value-type="float">
            <text:p>1.07055E-14</text:p>
          </table:table-cell>
          <table:table-cell office:value-type="float" office:value="0.000000000000252542" calcext:value-type="float">
            <text:p>2.52542E-13</text:p>
          </table:table-cell>
          <table:table-cell office:value-type="float" office:value="-0.00000000000114685" calcext:value-type="float">
            <text:p>-1.14685E-12</text:p>
          </table:table-cell>
        </table:table-row>
        <table:table-row table:style-name="ro1">
          <table:table-cell office:value-type="float" office:value="-0.00000000000368612" calcext:value-type="float">
            <text:p>-3.68612E-12</text:p>
          </table:table-cell>
          <table:table-cell office:value-type="float" office:value="0.000000000000970725" calcext:value-type="float">
            <text:p>9.70725E-13</text:p>
          </table:table-cell>
          <table:table-cell office:value-type="float" office:value="0.0000000000000447493" calcext:value-type="float">
            <text:p>4.47493E-14</text:p>
          </table:table-cell>
          <table:table-cell office:value-type="float" office:value="-0.00000000000120058" calcext:value-type="float">
            <text:p>-1.20058E-12</text:p>
          </table:table-cell>
          <table:table-cell office:value-type="float" office:value="0.00000000000405939" calcext:value-type="float">
            <text:p>4.05939E-12</text:p>
          </table:table-cell>
          <table:table-cell office:value-type="float" office:value="-0.00000000000297988" calcext:value-type="float">
            <text:p>-2.97988E-12</text:p>
          </table:table-cell>
          <table:table-cell office:value-type="float" office:value="0.0000000000193021" calcext:value-type="float">
            <text:p>1.93021E-11</text:p>
          </table:table-cell>
          <table:table-cell office:value-type="float" office:value="0.0000000000113589" calcext:value-type="float">
            <text:p>1.13589E-11</text:p>
          </table:table-cell>
          <table:table-cell office:value-type="float" office:value="0.000000000112891" calcext:value-type="float">
            <text:p>1.12891E-10</text:p>
          </table:table-cell>
          <table:table-cell office:value-type="float" office:value="0.000000000199373" calcext:value-type="float">
            <text:p>1.99373E-10</text:p>
          </table:table-cell>
          <table:table-cell office:value-type="float" office:value="0.000000000763872" calcext:value-type="float">
            <text:p>7.63872E-10</text:p>
          </table:table-cell>
          <table:table-cell office:value-type="float" office:value="0.00000000176187" calcext:value-type="float">
            <text:p>1.76187E-09</text:p>
          </table:table-cell>
          <table:table-cell office:value-type="float" office:value="0.00000000517288" calcext:value-type="float">
            <text:p>5.17288E-09</text:p>
          </table:table-cell>
          <table:table-cell office:value-type="float" office:value="0.0000000125497" calcext:value-type="float">
            <text:p>1.25497E-08</text:p>
          </table:table-cell>
          <table:table-cell office:value-type="float" office:value="0.0000000326403" calcext:value-type="float">
            <text:p>3.26403E-08</text:p>
          </table:table-cell>
          <table:table-cell office:value-type="float" office:value="0.0000000777858" calcext:value-type="float">
            <text:p>7.77858E-08</text:p>
          </table:table-cell>
          <table:table-cell office:value-type="float" office:value="0.000000187323" calcext:value-type="float">
            <text:p>1.87323E-07</text:p>
          </table:table-cell>
          <table:table-cell office:value-type="float" office:value="0.000000428912" calcext:value-type="float">
            <text:p>4.28912E-07</text:p>
          </table:table-cell>
          <table:table-cell office:value-type="float" office:value="0.000000971289" calcext:value-type="float">
            <text:p>9.71289E-07</text:p>
          </table:table-cell>
          <table:table-cell office:value-type="float" office:value="0.00000212138" calcext:value-type="float">
            <text:p>2.12138E-06</text:p>
          </table:table-cell>
          <table:table-cell office:value-type="float" office:value="0.00000454494" calcext:value-type="float">
            <text:p>4.54494E-06</text:p>
          </table:table-cell>
          <table:table-cell office:value-type="float" office:value="0.00000944728" calcext:value-type="float">
            <text:p>9.44728E-06</text:p>
          </table:table-cell>
          <table:table-cell office:value-type="float" office:value="0.0000192007" calcext:value-type="float">
            <text:p>1.92007E-05</text:p>
          </table:table-cell>
          <table:table-cell office:value-type="float" office:value="0.0000379624" calcext:value-type="float">
            <text:p>3.79624E-05</text:p>
          </table:table-cell>
          <table:table-cell office:value-type="float" office:value="0.0000732909" calcext:value-type="float">
            <text:p>7.32909E-05</text:p>
          </table:table-cell>
          <table:table-cell office:value-type="float" office:value="0.000137827" calcext:value-type="float">
            <text:p>0.000137827</text:p>
          </table:table-cell>
          <table:table-cell office:value-type="float" office:value="0.000252958" calcext:value-type="float">
            <text:p>0.000252958</text:p>
          </table:table-cell>
          <table:table-cell office:value-type="float" office:value="0.000452523" calcext:value-type="float">
            <text:p>0.000452523</text:p>
          </table:table-cell>
          <table:table-cell office:value-type="float" office:value="0.0007899" calcext:value-type="float">
            <text:p>0.0007899</text:p>
          </table:table-cell>
          <table:table-cell office:value-type="float" office:value="0.00134445" calcext:value-type="float">
            <text:p>0.00134445</text:p>
          </table:table-cell>
          <table:table-cell office:value-type="float" office:value="0.00223265" calcext:value-type="float">
            <text:p>0.00223265</text:p>
          </table:table-cell>
          <table:table-cell office:value-type="float" office:value="0.00361602" calcext:value-type="float">
            <text:p>0.00361602</text:p>
          </table:table-cell>
          <table:table-cell office:value-type="float" office:value="0.00571394" calcext:value-type="float">
            <text:p>0.00571394</text:p>
          </table:table-cell>
          <table:table-cell office:value-type="float" office:value="0.00880704" calcext:value-type="float">
            <text:p>0.00880704</text:p>
          </table:table-cell>
          <table:table-cell office:value-type="float" office:value="0.0132438" calcext:value-type="float">
            <text:p>0.0132438</text:p>
          </table:table-cell>
          <table:table-cell office:value-type="float" office:value="0.0194277" calcext:value-type="float">
            <text:p>0.0194277</text:p>
          </table:table-cell>
          <table:table-cell office:value-type="float" office:value="0.0278045" calcext:value-type="float">
            <text:p>0.0278045</text:p>
          </table:table-cell>
          <table:table-cell office:value-type="float" office:value="0.0388196" calcext:value-type="float">
            <text:p>0.0388196</text:p>
          </table:table-cell>
          <table:table-cell office:value-type="float" office:value="0.0528777" calcext:value-type="float">
            <text:p>0.0528777</text:p>
          </table:table-cell>
          <table:table-cell office:value-type="float" office:value="0.0702658" calcext:value-type="float">
            <text:p>0.0702658</text:p>
          </table:table-cell>
          <table:table-cell office:value-type="float" office:value="0.0910958" calcext:value-type="float">
            <text:p>0.0910958</text:p>
          </table:table-cell>
          <table:table-cell office:value-type="float" office:value="0.115214" calcext:value-type="float">
            <text:p>0.115214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0.171133" calcext:value-type="float">
            <text:p>0.171133</text:p>
          </table:table-cell>
          <table:table-cell office:value-type="float" office:value="0.200978" calcext:value-type="float">
            <text:p>0.200978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25737" calcext:value-type="float">
            <text:p>0.25737</text:p>
          </table:table-cell>
          <table:table-cell office:value-type="float" office:value="0.280639" calcext:value-type="float">
            <text:p>0.280639</text:p>
          </table:table-cell>
          <table:table-cell office:value-type="float" office:value="0.298543" calcext:value-type="float">
            <text:p>0.298543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313683" calcext:value-type="float">
            <text:p>0.313683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298543" calcext:value-type="float">
            <text:p>0.298543</text:p>
          </table:table-cell>
          <table:table-cell office:value-type="float" office:value="0.280639" calcext:value-type="float">
            <text:p>0.280639</text:p>
          </table:table-cell>
          <table:table-cell office:value-type="float" office:value="0.25737" calcext:value-type="float">
            <text:p>0.25737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200978" calcext:value-type="float">
            <text:p>0.200978</text:p>
          </table:table-cell>
          <table:table-cell office:value-type="float" office:value="0.171133" calcext:value-type="float">
            <text:p>0.171133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0.115214" calcext:value-type="float">
            <text:p>0.115214</text:p>
          </table:table-cell>
          <table:table-cell office:value-type="float" office:value="0.0910958" calcext:value-type="float">
            <text:p>0.0910958</text:p>
          </table:table-cell>
          <table:table-cell office:value-type="float" office:value="0.0702658" calcext:value-type="float">
            <text:p>0.0702658</text:p>
          </table:table-cell>
          <table:table-cell office:value-type="float" office:value="0.0528777" calcext:value-type="float">
            <text:p>0.0528777</text:p>
          </table:table-cell>
          <table:table-cell office:value-type="float" office:value="0.0388196" calcext:value-type="float">
            <text:p>0.0388196</text:p>
          </table:table-cell>
          <table:table-cell office:value-type="float" office:value="0.0278045" calcext:value-type="float">
            <text:p>0.0278045</text:p>
          </table:table-cell>
          <table:table-cell office:value-type="float" office:value="0.0194277" calcext:value-type="float">
            <text:p>0.0194277</text:p>
          </table:table-cell>
          <table:table-cell office:value-type="float" office:value="0.0132438" calcext:value-type="float">
            <text:p>0.0132438</text:p>
          </table:table-cell>
          <table:table-cell office:value-type="float" office:value="0.00880704" calcext:value-type="float">
            <text:p>0.00880704</text:p>
          </table:table-cell>
          <table:table-cell office:value-type="float" office:value="0.00571394" calcext:value-type="float">
            <text:p>0.00571394</text:p>
          </table:table-cell>
          <table:table-cell office:value-type="float" office:value="0.00361602" calcext:value-type="float">
            <text:p>0.00361602</text:p>
          </table:table-cell>
          <table:table-cell office:value-type="float" office:value="0.00223265" calcext:value-type="float">
            <text:p>0.00223265</text:p>
          </table:table-cell>
          <table:table-cell office:value-type="float" office:value="0.00134445" calcext:value-type="float">
            <text:p>0.00134445</text:p>
          </table:table-cell>
          <table:table-cell office:value-type="float" office:value="0.0007899" calcext:value-type="float">
            <text:p>0.0007899</text:p>
          </table:table-cell>
          <table:table-cell office:value-type="float" office:value="0.000452523" calcext:value-type="float">
            <text:p>0.000452523</text:p>
          </table:table-cell>
          <table:table-cell office:value-type="float" office:value="0.000252958" calcext:value-type="float">
            <text:p>0.000252958</text:p>
          </table:table-cell>
          <table:table-cell office:value-type="float" office:value="0.000137827" calcext:value-type="float">
            <text:p>0.000137827</text:p>
          </table:table-cell>
          <table:table-cell office:value-type="float" office:value="0.0000732909" calcext:value-type="float">
            <text:p>7.32909E-05</text:p>
          </table:table-cell>
          <table:table-cell office:value-type="float" office:value="0.0000379624" calcext:value-type="float">
            <text:p>3.79624E-05</text:p>
          </table:table-cell>
          <table:table-cell office:value-type="float" office:value="0.0000192007" calcext:value-type="float">
            <text:p>1.92007E-05</text:p>
          </table:table-cell>
          <table:table-cell office:value-type="float" office:value="0.00000944728" calcext:value-type="float">
            <text:p>9.44728E-06</text:p>
          </table:table-cell>
          <table:table-cell office:value-type="float" office:value="0.00000454494" calcext:value-type="float">
            <text:p>4.54494E-06</text:p>
          </table:table-cell>
          <table:table-cell office:value-type="float" office:value="0.00000212138" calcext:value-type="float">
            <text:p>2.12138E-06</text:p>
          </table:table-cell>
          <table:table-cell office:value-type="float" office:value="0.000000971289" calcext:value-type="float">
            <text:p>9.71289E-07</text:p>
          </table:table-cell>
          <table:table-cell office:value-type="float" office:value="0.000000428912" calcext:value-type="float">
            <text:p>4.28912E-07</text:p>
          </table:table-cell>
          <table:table-cell office:value-type="float" office:value="0.000000187323" calcext:value-type="float">
            <text:p>1.87323E-07</text:p>
          </table:table-cell>
          <table:table-cell office:value-type="float" office:value="0.0000000777858" calcext:value-type="float">
            <text:p>7.77858E-08</text:p>
          </table:table-cell>
          <table:table-cell office:value-type="float" office:value="0.0000000326403" calcext:value-type="float">
            <text:p>3.26403E-08</text:p>
          </table:table-cell>
          <table:table-cell office:value-type="float" office:value="0.0000000125497" calcext:value-type="float">
            <text:p>1.25497E-08</text:p>
          </table:table-cell>
          <table:table-cell office:value-type="float" office:value="0.00000000517288" calcext:value-type="float">
            <text:p>5.17288E-09</text:p>
          </table:table-cell>
          <table:table-cell office:value-type="float" office:value="0.00000000176187" calcext:value-type="float">
            <text:p>1.76187E-09</text:p>
          </table:table-cell>
          <table:table-cell office:value-type="float" office:value="0.000000000763872" calcext:value-type="float">
            <text:p>7.63872E-10</text:p>
          </table:table-cell>
          <table:table-cell office:value-type="float" office:value="0.000000000199374" calcext:value-type="float">
            <text:p>1.99374E-10</text:p>
          </table:table-cell>
          <table:table-cell office:value-type="float" office:value="0.000000000112891" calcext:value-type="float">
            <text:p>1.12891E-10</text:p>
          </table:table-cell>
          <table:table-cell office:value-type="float" office:value="0.0000000000113589" calcext:value-type="float">
            <text:p>1.13589E-11</text:p>
          </table:table-cell>
          <table:table-cell office:value-type="float" office:value="0.0000000000193021" calcext:value-type="float">
            <text:p>1.93021E-11</text:p>
          </table:table-cell>
          <table:table-cell office:value-type="float" office:value="-0.00000000000297986" calcext:value-type="float">
            <text:p>-2.97986E-12</text:p>
          </table:table-cell>
          <table:table-cell office:value-type="float" office:value="0.00000000000405937" calcext:value-type="float">
            <text:p>4.05937E-12</text:p>
          </table:table-cell>
          <table:table-cell office:value-type="float" office:value="-0.00000000000120058" calcext:value-type="float">
            <text:p>-1.20058E-12</text:p>
          </table:table-cell>
          <table:table-cell office:value-type="float" office:value="0.000000000000044749" calcext:value-type="float">
            <text:p>4.4749E-14</text:p>
          </table:table-cell>
          <table:table-cell office:value-type="float" office:value="0.00000000000097072" calcext:value-type="float">
            <text:p>9.7072E-13</text:p>
          </table:table-cell>
          <table:table-cell office:value-type="float" office:value="-0.00000000000368611" calcext:value-type="float">
            <text:p>-3.68611E-12</text:p>
          </table:table-cell>
        </table:table-row>
        <table:table-row table:style-name="ro1">
          <table:table-cell office:value-type="float" office:value="-0.00000000000400066" calcext:value-type="float">
            <text:p>-4.00066E-12</text:p>
          </table:table-cell>
          <table:table-cell office:value-type="float" office:value="0.000000000000187179" calcext:value-type="float">
            <text:p>1.87179E-13</text:p>
          </table:table-cell>
          <table:table-cell office:value-type="float" office:value="-7.01856E-015" calcext:value-type="float">
            <text:p>-7.01856E-15</text:p>
          </table:table-cell>
          <table:table-cell office:value-type="float" office:value="-0.000000000000466734" calcext:value-type="float">
            <text:p>-4.66734E-13</text:p>
          </table:table-cell>
          <table:table-cell office:value-type="float" office:value="0.00000000000389603" calcext:value-type="float">
            <text:p>3.89603E-12</text:p>
          </table:table-cell>
          <table:table-cell office:value-type="float" office:value="0.00000000000189978" calcext:value-type="float">
            <text:p>1.89978E-12</text:p>
          </table:table-cell>
          <table:table-cell office:value-type="float" office:value="0.0000000000240538" calcext:value-type="float">
            <text:p>2.40538E-11</text:p>
          </table:table-cell>
          <table:table-cell office:value-type="float" office:value="0.000000000041651" calcext:value-type="float">
            <text:p>4.1651E-11</text:p>
          </table:table-cell>
          <table:table-cell office:value-type="float" office:value="0.00000000016863" calcext:value-type="float">
            <text:p>1.6863E-10</text:p>
          </table:table-cell>
          <table:table-cell office:value-type="float" office:value="0.000000000396295" calcext:value-type="float">
            <text:p>3.96295E-10</text:p>
          </table:table-cell>
          <table:table-cell office:value-type="float" office:value="0.0000000012006" calcext:value-type="float">
            <text:p>1.2006E-09</text:p>
          </table:table-cell>
          <table:table-cell office:value-type="float" office:value="0.00000000299438" calcext:value-type="float">
            <text:p>2.99438E-09</text:p>
          </table:table-cell>
          <table:table-cell office:value-type="float" office:value="0.00000000800728" calcext:value-type="float">
            <text:p>8.00728E-09</text:p>
          </table:table-cell>
          <table:table-cell office:value-type="float" office:value="0.0000000196524" calcext:value-type="float">
            <text:p>1.96524E-08</text:p>
          </table:table-cell>
          <table:table-cell office:value-type="float" office:value="0.0000000486703" calcext:value-type="float">
            <text:p>4.86703E-08</text:p>
          </table:table-cell>
          <table:table-cell office:value-type="float" office:value="0.000000114826" calcext:value-type="float">
            <text:p>1.14826E-07</text:p>
          </table:table-cell>
          <table:table-cell office:value-type="float" office:value="0.000000267662" calcext:value-type="float">
            <text:p>2.67662E-07</text:p>
          </table:table-cell>
          <table:table-cell office:value-type="float" office:value="0.000000602648" calcext:value-type="float">
            <text:p>6.02648E-07</text:p>
          </table:table-cell>
          <table:table-cell office:value-type="float" office:value="0.00000133041" calcext:value-type="float">
            <text:p>1.33041E-06</text:p>
          </table:table-cell>
          <table:table-cell office:value-type="float" office:value="0.00000285269" calcext:value-type="float">
            <text:p>2.85269E-06</text:p>
          </table:table-cell>
          <table:table-cell office:value-type="float" office:value="0.00000598036" calcext:value-type="float">
            <text:p>5.98036E-06</text:p>
          </table:table-cell>
          <table:table-cell office:value-type="float" office:value="0.0000122069" calcext:value-type="float">
            <text:p>1.22069E-05</text:p>
          </table:table-cell>
          <table:table-cell office:value-type="float" office:value="0.0000243344" calcext:value-type="float">
            <text:p>2.43344E-05</text:p>
          </table:table-cell>
          <table:table-cell office:value-type="float" office:value="0.0000472875" calcext:value-type="float">
            <text:p>4.72875E-05</text:p>
          </table:table-cell>
          <table:table-cell office:value-type="float" office:value="0.0000897113" calcext:value-type="float">
            <text:p>8.97113E-05</text:p>
          </table:table-cell>
          <table:table-cell office:value-type="float" office:value="0.000166005" calcext:value-type="float">
            <text:p>0.000166005</text:p>
          </table:table-cell>
          <table:table-cell office:value-type="float" office:value="0.000299862" calcext:value-type="float">
            <text:p>0.000299862</text:p>
          </table:table-cell>
          <table:table-cell office:value-type="float" office:value="0.000528498" calcext:value-type="float">
            <text:p>0.000528498</text:p>
          </table:table-cell>
          <table:table-cell office:value-type="float" office:value="0.000909252" calcext:value-type="float">
            <text:p>0.000909252</text:p>
          </table:table-cell>
          <table:table-cell office:value-type="float" office:value="0.00152664" calcext:value-type="float">
            <text:p>0.00152664</text:p>
          </table:table-cell>
          <table:table-cell office:value-type="float" office:value="0.00250216" calcext:value-type="float">
            <text:p>0.00250216</text:p>
          </table:table-cell>
          <table:table-cell office:value-type="float" office:value="0.00400276" calcext:value-type="float">
            <text:p>0.00400276</text:p>
          </table:table-cell>
          <table:table-cell office:value-type="float" office:value="0.00625086" calcext:value-type="float">
            <text:p>0.00625086</text:p>
          </table:table-cell>
          <table:table-cell office:value-type="float" office:value="0.00952839" calcext:value-type="float">
            <text:p>0.00952839</text:p>
          </table:table-cell>
          <table:table-cell office:value-type="float" office:value="0.0141789" calcext:value-type="float">
            <text:p>0.0141789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292064" calcext:value-type="float">
            <text:p>0.0292064</text:p>
          </table:table-cell>
          <table:table-cell office:value-type="float" office:value="0.0404296" calcext:value-type="float">
            <text:p>0.0404296</text:p>
          </table:table-cell>
          <table:table-cell office:value-type="float" office:value="0.0546351" calcext:value-type="float">
            <text:p>0.0546351</text:p>
          </table:table-cell>
          <table:table-cell office:value-type="float" office:value="0.0720741" calcext:value-type="float">
            <text:p>0.0720741</text:p>
          </table:table-cell>
          <table:table-cell office:value-type="float" office:value="0.0928187" calcext:value-type="float">
            <text:p>0.0928187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143208" calcext:value-type="float">
            <text:p>0.143208</text:p>
          </table:table-cell>
          <table:table-cell office:value-type="float" office:value="0.171571" calcext:value-type="float">
            <text:p>0.171571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229097" calcext:value-type="float">
            <text:p>0.229097</text:p>
          </table:table-cell>
          <table:table-cell office:value-type="float" office:value="0.255337" calcext:value-type="float">
            <text:p>0.255337</text:p>
          </table:table-cell>
          <table:table-cell office:value-type="float" office:value="0.277806" calcext:value-type="float">
            <text:p>0.277806</text:p>
          </table:table-cell>
          <table:table-cell office:value-type="float" office:value="0.295058" calcext:value-type="float">
            <text:p>0.295058</text:p>
          </table:table-cell>
          <table:table-cell office:value-type="float" office:value="0.305918" calcext:value-type="float">
            <text:p>0.305918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0.305918" calcext:value-type="float">
            <text:p>0.305918</text:p>
          </table:table-cell>
          <table:table-cell office:value-type="float" office:value="0.295058" calcext:value-type="float">
            <text:p>0.295058</text:p>
          </table:table-cell>
          <table:table-cell office:value-type="float" office:value="0.277806" calcext:value-type="float">
            <text:p>0.277806</text:p>
          </table:table-cell>
          <table:table-cell office:value-type="float" office:value="0.255337" calcext:value-type="float">
            <text:p>0.255337</text:p>
          </table:table-cell>
          <table:table-cell office:value-type="float" office:value="0.229097" calcext:value-type="float">
            <text:p>0.229097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171571" calcext:value-type="float">
            <text:p>0.171571</text:p>
          </table:table-cell>
          <table:table-cell office:value-type="float" office:value="0.143208" calcext:value-type="float">
            <text:p>0.143208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0928187" calcext:value-type="float">
            <text:p>0.0928187</text:p>
          </table:table-cell>
          <table:table-cell office:value-type="float" office:value="0.0720741" calcext:value-type="float">
            <text:p>0.0720741</text:p>
          </table:table-cell>
          <table:table-cell office:value-type="float" office:value="0.0546351" calcext:value-type="float">
            <text:p>0.0546351</text:p>
          </table:table-cell>
          <table:table-cell office:value-type="float" office:value="0.0404296" calcext:value-type="float">
            <text:p>0.0404296</text:p>
          </table:table-cell>
          <table:table-cell office:value-type="float" office:value="0.0292064" calcext:value-type="float">
            <text:p>0.0292064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141789" calcext:value-type="float">
            <text:p>0.0141789</text:p>
          </table:table-cell>
          <table:table-cell office:value-type="float" office:value="0.00952839" calcext:value-type="float">
            <text:p>0.00952839</text:p>
          </table:table-cell>
          <table:table-cell office:value-type="float" office:value="0.00625086" calcext:value-type="float">
            <text:p>0.00625086</text:p>
          </table:table-cell>
          <table:table-cell office:value-type="float" office:value="0.00400276" calcext:value-type="float">
            <text:p>0.00400276</text:p>
          </table:table-cell>
          <table:table-cell office:value-type="float" office:value="0.00250216" calcext:value-type="float">
            <text:p>0.00250216</text:p>
          </table:table-cell>
          <table:table-cell office:value-type="float" office:value="0.00152664" calcext:value-type="float">
            <text:p>0.00152664</text:p>
          </table:table-cell>
          <table:table-cell office:value-type="float" office:value="0.000909252" calcext:value-type="float">
            <text:p>0.000909252</text:p>
          </table:table-cell>
          <table:table-cell office:value-type="float" office:value="0.000528498" calcext:value-type="float">
            <text:p>0.000528498</text:p>
          </table:table-cell>
          <table:table-cell office:value-type="float" office:value="0.000299862" calcext:value-type="float">
            <text:p>0.000299862</text:p>
          </table:table-cell>
          <table:table-cell office:value-type="float" office:value="0.000166005" calcext:value-type="float">
            <text:p>0.000166005</text:p>
          </table:table-cell>
          <table:table-cell office:value-type="float" office:value="0.0000897113" calcext:value-type="float">
            <text:p>8.97113E-05</text:p>
          </table:table-cell>
          <table:table-cell office:value-type="float" office:value="0.0000472875" calcext:value-type="float">
            <text:p>4.72875E-05</text:p>
          </table:table-cell>
          <table:table-cell office:value-type="float" office:value="0.0000243344" calcext:value-type="float">
            <text:p>2.43344E-05</text:p>
          </table:table-cell>
          <table:table-cell office:value-type="float" office:value="0.0000122069" calcext:value-type="float">
            <text:p>1.22069E-05</text:p>
          </table:table-cell>
          <table:table-cell office:value-type="float" office:value="0.00000598036" calcext:value-type="float">
            <text:p>5.98036E-06</text:p>
          </table:table-cell>
          <table:table-cell office:value-type="float" office:value="0.00000285269" calcext:value-type="float">
            <text:p>2.85269E-06</text:p>
          </table:table-cell>
          <table:table-cell office:value-type="float" office:value="0.00000133041" calcext:value-type="float">
            <text:p>1.33041E-06</text:p>
          </table:table-cell>
          <table:table-cell office:value-type="float" office:value="0.000000602648" calcext:value-type="float">
            <text:p>6.02648E-07</text:p>
          </table:table-cell>
          <table:table-cell office:value-type="float" office:value="0.000000267662" calcext:value-type="float">
            <text:p>2.67662E-07</text:p>
          </table:table-cell>
          <table:table-cell office:value-type="float" office:value="0.000000114826" calcext:value-type="float">
            <text:p>1.14826E-07</text:p>
          </table:table-cell>
          <table:table-cell office:value-type="float" office:value="0.0000000486703" calcext:value-type="float">
            <text:p>4.86703E-08</text:p>
          </table:table-cell>
          <table:table-cell office:value-type="float" office:value="0.0000000196524" calcext:value-type="float">
            <text:p>1.96524E-08</text:p>
          </table:table-cell>
          <table:table-cell office:value-type="float" office:value="0.00000000800728" calcext:value-type="float">
            <text:p>8.00728E-09</text:p>
          </table:table-cell>
          <table:table-cell office:value-type="float" office:value="0.00000000299438" calcext:value-type="float">
            <text:p>2.99438E-09</text:p>
          </table:table-cell>
          <table:table-cell office:value-type="float" office:value="0.0000000012006" calcext:value-type="float">
            <text:p>1.2006E-09</text:p>
          </table:table-cell>
          <table:table-cell office:value-type="float" office:value="0.000000000396295" calcext:value-type="float">
            <text:p>3.96295E-10</text:p>
          </table:table-cell>
          <table:table-cell office:value-type="float" office:value="0.00000000016863" calcext:value-type="float">
            <text:p>1.6863E-10</text:p>
          </table:table-cell>
          <table:table-cell office:value-type="float" office:value="0.000000000041651" calcext:value-type="float">
            <text:p>4.1651E-11</text:p>
          </table:table-cell>
          <table:table-cell office:value-type="float" office:value="0.0000000000240538" calcext:value-type="float">
            <text:p>2.40538E-11</text:p>
          </table:table-cell>
          <table:table-cell office:value-type="float" office:value="0.00000000000189979" calcext:value-type="float">
            <text:p>1.89979E-12</text:p>
          </table:table-cell>
          <table:table-cell office:value-type="float" office:value="0.00000000000389602" calcext:value-type="float">
            <text:p>3.89602E-12</text:p>
          </table:table-cell>
          <table:table-cell office:value-type="float" office:value="-0.00000000000046673" calcext:value-type="float">
            <text:p>-4.6673E-13</text:p>
          </table:table-cell>
          <table:table-cell office:value-type="float" office:value="-7.01873E-015" calcext:value-type="float">
            <text:p>-7.01873E-15</text:p>
          </table:table-cell>
          <table:table-cell office:value-type="float" office:value="0.000000000000187176" calcext:value-type="float">
            <text:p>1.87176E-13</text:p>
          </table:table-cell>
          <table:table-cell office:value-type="float" office:value="-0.00000000000400065" calcext:value-type="float">
            <text:p>-4.00065E-12</text:p>
          </table:table-cell>
        </table:table-row>
        <table:table-row table:style-name="ro1">
          <table:table-cell office:value-type="float" office:value="-0.00000000000687672" calcext:value-type="float">
            <text:p>-6.87672E-12</text:p>
          </table:table-cell>
          <table:table-cell office:value-type="float" office:value="-0.000000000000412496" calcext:value-type="float">
            <text:p>-4.12496E-13</text:p>
          </table:table-cell>
          <table:table-cell office:value-type="float" office:value="-0.0000000000000589444" calcext:value-type="float">
            <text:p>-5.89444E-14</text:p>
          </table:table-cell>
          <table:table-cell office:value-type="float" office:value="-0.0000000000000897151" calcext:value-type="float">
            <text:p>-8.97151E-14</text:p>
          </table:table-cell>
          <table:table-cell office:value-type="float" office:value="0.00000000000633029" calcext:value-type="float">
            <text:p>6.33029E-12</text:p>
          </table:table-cell>
          <table:table-cell office:value-type="float" office:value="0.00000000000713648" calcext:value-type="float">
            <text:p>7.13648E-12</text:p>
          </table:table-cell>
          <table:table-cell office:value-type="float" office:value="0.0000000000421106" calcext:value-type="float">
            <text:p>4.21106E-11</text:p>
          </table:table-cell>
          <table:table-cell office:value-type="float" office:value="0.0000000000869579" calcext:value-type="float">
            <text:p>8.69579E-11</text:p>
          </table:table-cell>
          <table:table-cell office:value-type="float" office:value="0.000000000296616" calcext:value-type="float">
            <text:p>2.96616E-10</text:p>
          </table:table-cell>
          <table:table-cell office:value-type="float" office:value="0.00000000072108" calcext:value-type="float">
            <text:p>7.2108E-10</text:p>
          </table:table-cell>
          <table:table-cell office:value-type="float" office:value="0.0000000020347" calcext:value-type="float">
            <text:p>2.0347E-09</text:p>
          </table:table-cell>
          <table:table-cell office:value-type="float" office:value="0.00000000503435" calcext:value-type="float">
            <text:p>5.03435E-09</text:p>
          </table:table-cell>
          <table:table-cell office:value-type="float" office:value="0.000000012911" calcext:value-type="float">
            <text:p>1.2911E-08</text:p>
          </table:table-cell>
          <table:table-cell office:value-type="float" office:value="0.0000000310634" calcext:value-type="float">
            <text:p>3.10634E-08</text:p>
          </table:table-cell>
          <table:table-cell office:value-type="float" office:value="0.0000000745684" calcext:value-type="float">
            <text:p>7.45684E-08</text:p>
          </table:table-cell>
          <table:table-cell office:value-type="float" office:value="0.00000017199" calcext:value-type="float">
            <text:p>1.7199E-07</text:p>
          </table:table-cell>
          <table:table-cell office:value-type="float" office:value="0.000000390495" calcext:value-type="float">
            <text:p>3.90495E-07</text:p>
          </table:table-cell>
          <table:table-cell office:value-type="float" office:value="0.000000859669" calcext:value-type="float">
            <text:p>8.59669E-07</text:p>
          </table:table-cell>
          <table:table-cell office:value-type="float" office:value="0.0000018538" calcext:value-type="float">
            <text:p>1.8538E-06</text:p>
          </table:table-cell>
          <table:table-cell office:value-type="float" office:value="0.00000389077" calcext:value-type="float">
            <text:p>3.89077E-06</text:p>
          </table:table-cell>
          <table:table-cell office:value-type="float" office:value="0.00000798404" calcext:value-type="float">
            <text:p>7.98404E-06</text:p>
          </table:table-cell>
          <table:table-cell office:value-type="float" office:value="0.0000159732" calcext:value-type="float">
            <text:p>1.59732E-05</text:p>
          </table:table-cell>
          <table:table-cell office:value-type="float" office:value="0.0000312234" calcext:value-type="float">
            <text:p>3.12234E-05</text:p>
          </table:table-cell>
          <table:table-cell office:value-type="float" office:value="0.0000595547" calcext:value-type="float">
            <text:p>5.95547E-05</text:p>
          </table:table-cell>
          <table:table-cell office:value-type="float" office:value="0.000110962" calcext:value-type="float">
            <text:p>0.000110962</text:p>
          </table:table-cell>
          <table:table-cell office:value-type="float" office:value="0.000201825" calcext:value-type="float">
            <text:p>0.000201825</text:p>
          </table:table-cell>
          <table:table-cell office:value-type="float" office:value="0.000358572" calcext:value-type="float">
            <text:p>0.000358572</text:p>
          </table:table-cell>
          <table:table-cell office:value-type="float" office:value="0.000622065" calcext:value-type="float">
            <text:p>0.000622065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0.00174457" calcext:value-type="float">
            <text:p>0.00174457</text:p>
          </table:table-cell>
          <table:table-cell office:value-type="float" office:value="0.00282028" calcext:value-type="float">
            <text:p>0.00282028</text:p>
          </table:table-cell>
          <table:table-cell office:value-type="float" office:value="0.00445314" calcext:value-type="float">
            <text:p>0.00445314</text:p>
          </table:table-cell>
          <table:table-cell office:value-type="float" office:value="0.00686857" calcext:value-type="float">
            <text:p>0.00686857</text:p>
          </table:table-cell>
          <table:table-cell office:value-type="float" office:value="0.0103482" calcext:value-type="float">
            <text:p>0.0103482</text:p>
          </table:table-cell>
          <table:table-cell office:value-type="float" office:value="0.0152298" calcext:value-type="float">
            <text:p>0.0152298</text:p>
          </table:table-cell>
          <table:table-cell office:value-type="float" office:value="0.0218947" calcext:value-type="float">
            <text:p>0.0218947</text:p>
          </table:table-cell>
          <table:table-cell office:value-type="float" office:value="0.0307482" calcext:value-type="float">
            <text:p>0.0307482</text:p>
          </table:table-cell>
          <table:table-cell office:value-type="float" office:value="0.0421817" calcext:value-type="float">
            <text:p>0.0421817</text:p>
          </table:table-cell>
          <table:table-cell office:value-type="float" office:value="0.0565285" calcext:value-type="float">
            <text:p>0.0565285</text:p>
          </table:table-cell>
          <table:table-cell office:value-type="float" office:value="0.074001" calcext:value-type="float">
            <text:p>0.074001</text:p>
          </table:table-cell>
          <table:table-cell office:value-type="float" office:value="0.0946335" calcext:value-type="float">
            <text:p>0.0946335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144262" calcext:value-type="float">
            <text:p>0.144262</text:p>
          </table:table-cell>
          <table:table-cell office:value-type="float" office:value="0.171969" calcext:value-type="float">
            <text:p>0.171969</text:p>
          </table:table-cell>
          <table:table-cell office:value-type="float" office:value="0.200254" calcext:value-type="float">
            <text:p>0.200254</text:p>
          </table:table-cell>
          <table:table-cell office:value-type="float" office:value="0.227792" calcext:value-type="float">
            <text:p>0.227792</text:p>
          </table:table-cell>
          <table:table-cell office:value-type="float" office:value="0.253119" calcext:value-type="float">
            <text:p>0.253119</text:p>
          </table:table-cell>
          <table:table-cell office:value-type="float" office:value="0.274749" calcext:value-type="float">
            <text:p>0.274749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0.301743" calcext:value-type="float">
            <text:p>0.301743</text:p>
          </table:table-cell>
          <table:table-cell office:value-type="float" office:value="0.305299" calcext:value-type="float">
            <text:p>0.305299</text:p>
          </table:table-cell>
          <table:table-cell office:value-type="float" office:value="0.301743" calcext:value-type="float">
            <text:p>0.301743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0.274749" calcext:value-type="float">
            <text:p>0.274749</text:p>
          </table:table-cell>
          <table:table-cell office:value-type="float" office:value="0.253119" calcext:value-type="float">
            <text:p>0.253119</text:p>
          </table:table-cell>
          <table:table-cell office:value-type="float" office:value="0.227792" calcext:value-type="float">
            <text:p>0.227792</text:p>
          </table:table-cell>
          <table:table-cell office:value-type="float" office:value="0.200254" calcext:value-type="float">
            <text:p>0.200254</text:p>
          </table:table-cell>
          <table:table-cell office:value-type="float" office:value="0.171969" calcext:value-type="float">
            <text:p>0.171969</text:p>
          </table:table-cell>
          <table:table-cell office:value-type="float" office:value="0.144262" calcext:value-type="float">
            <text:p>0.144262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0946335" calcext:value-type="float">
            <text:p>0.0946335</text:p>
          </table:table-cell>
          <table:table-cell office:value-type="float" office:value="0.074001" calcext:value-type="float">
            <text:p>0.074001</text:p>
          </table:table-cell>
          <table:table-cell office:value-type="float" office:value="0.0565285" calcext:value-type="float">
            <text:p>0.0565285</text:p>
          </table:table-cell>
          <table:table-cell office:value-type="float" office:value="0.0421817" calcext:value-type="float">
            <text:p>0.0421817</text:p>
          </table:table-cell>
          <table:table-cell office:value-type="float" office:value="0.0307482" calcext:value-type="float">
            <text:p>0.0307482</text:p>
          </table:table-cell>
          <table:table-cell office:value-type="float" office:value="0.0218947" calcext:value-type="float">
            <text:p>0.0218947</text:p>
          </table:table-cell>
          <table:table-cell office:value-type="float" office:value="0.0152298" calcext:value-type="float">
            <text:p>0.0152298</text:p>
          </table:table-cell>
          <table:table-cell office:value-type="float" office:value="0.0103482" calcext:value-type="float">
            <text:p>0.0103482</text:p>
          </table:table-cell>
          <table:table-cell office:value-type="float" office:value="0.00686857" calcext:value-type="float">
            <text:p>0.00686857</text:p>
          </table:table-cell>
          <table:table-cell office:value-type="float" office:value="0.00445314" calcext:value-type="float">
            <text:p>0.00445314</text:p>
          </table:table-cell>
          <table:table-cell office:value-type="float" office:value="0.00282028" calcext:value-type="float">
            <text:p>0.00282028</text:p>
          </table:table-cell>
          <table:table-cell office:value-type="float" office:value="0.00174457" calcext:value-type="float">
            <text:p>0.00174457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0.000622065" calcext:value-type="float">
            <text:p>0.000622065</text:p>
          </table:table-cell>
          <table:table-cell office:value-type="float" office:value="0.000358572" calcext:value-type="float">
            <text:p>0.000358572</text:p>
          </table:table-cell>
          <table:table-cell office:value-type="float" office:value="0.000201825" calcext:value-type="float">
            <text:p>0.000201825</text:p>
          </table:table-cell>
          <table:table-cell office:value-type="float" office:value="0.000110962" calcext:value-type="float">
            <text:p>0.000110962</text:p>
          </table:table-cell>
          <table:table-cell office:value-type="float" office:value="0.0000595547" calcext:value-type="float">
            <text:p>5.95547E-05</text:p>
          </table:table-cell>
          <table:table-cell office:value-type="float" office:value="0.0000312234" calcext:value-type="float">
            <text:p>3.12234E-05</text:p>
          </table:table-cell>
          <table:table-cell office:value-type="float" office:value="0.0000159732" calcext:value-type="float">
            <text:p>1.59732E-05</text:p>
          </table:table-cell>
          <table:table-cell office:value-type="float" office:value="0.00000798404" calcext:value-type="float">
            <text:p>7.98404E-06</text:p>
          </table:table-cell>
          <table:table-cell office:value-type="float" office:value="0.00000389077" calcext:value-type="float">
            <text:p>3.89077E-06</text:p>
          </table:table-cell>
          <table:table-cell office:value-type="float" office:value="0.0000018538" calcext:value-type="float">
            <text:p>1.8538E-06</text:p>
          </table:table-cell>
          <table:table-cell office:value-type="float" office:value="0.000000859669" calcext:value-type="float">
            <text:p>8.59669E-07</text:p>
          </table:table-cell>
          <table:table-cell office:value-type="float" office:value="0.000000390495" calcext:value-type="float">
            <text:p>3.90495E-07</text:p>
          </table:table-cell>
          <table:table-cell office:value-type="float" office:value="0.00000017199" calcext:value-type="float">
            <text:p>1.7199E-07</text:p>
          </table:table-cell>
          <table:table-cell office:value-type="float" office:value="0.0000000745684" calcext:value-type="float">
            <text:p>7.45684E-08</text:p>
          </table:table-cell>
          <table:table-cell office:value-type="float" office:value="0.0000000310634" calcext:value-type="float">
            <text:p>3.10634E-08</text:p>
          </table:table-cell>
          <table:table-cell office:value-type="float" office:value="0.000000012911" calcext:value-type="float">
            <text:p>1.2911E-08</text:p>
          </table:table-cell>
          <table:table-cell office:value-type="float" office:value="0.00000000503435" calcext:value-type="float">
            <text:p>5.03435E-09</text:p>
          </table:table-cell>
          <table:table-cell office:value-type="float" office:value="0.0000000020347" calcext:value-type="float">
            <text:p>2.0347E-09</text:p>
          </table:table-cell>
          <table:table-cell office:value-type="float" office:value="0.00000000072108" calcext:value-type="float">
            <text:p>7.2108E-10</text:p>
          </table:table-cell>
          <table:table-cell office:value-type="float" office:value="0.000000000296616" calcext:value-type="float">
            <text:p>2.96616E-10</text:p>
          </table:table-cell>
          <table:table-cell office:value-type="float" office:value="0.0000000000869579" calcext:value-type="float">
            <text:p>8.69579E-11</text:p>
          </table:table-cell>
          <table:table-cell office:value-type="float" office:value="0.0000000000421106" calcext:value-type="float">
            <text:p>4.21106E-11</text:p>
          </table:table-cell>
          <table:table-cell office:value-type="float" office:value="0.0000000000071365" calcext:value-type="float">
            <text:p>7.1365E-12</text:p>
          </table:table-cell>
          <table:table-cell office:value-type="float" office:value="0.00000000000633028" calcext:value-type="float">
            <text:p>6.33028E-12</text:p>
          </table:table-cell>
          <table:table-cell office:value-type="float" office:value="-0.0000000000000897115" calcext:value-type="float">
            <text:p>-8.97115E-14</text:p>
          </table:table-cell>
          <table:table-cell office:value-type="float" office:value="-0.0000000000000589446" calcext:value-type="float">
            <text:p>-5.89446E-14</text:p>
          </table:table-cell>
          <table:table-cell office:value-type="float" office:value="-0.000000000000412499" calcext:value-type="float">
            <text:p>-4.12499E-13</text:p>
          </table:table-cell>
          <table:table-cell office:value-type="float" office:value="-0.00000000000687672" calcext:value-type="float">
            <text:p>-6.87672E-12</text:p>
          </table:table-cell>
        </table:table-row>
        <table:table-row table:style-name="ro1">
          <table:table-cell office:value-type="float" office:value="-0.0000000000172515" calcext:value-type="float">
            <text:p>-1.72515E-11</text:p>
          </table:table-cell>
          <table:table-cell office:value-type="float" office:value="-0.0000000000000502391" calcext:value-type="float">
            <text:p>-5.02391E-14</text:p>
          </table:table-cell>
          <table:table-cell office:value-type="float" office:value="-0.0000000000000841182" calcext:value-type="float">
            <text:p>-8.41182E-14</text:p>
          </table:table-cell>
          <table:table-cell office:value-type="float" office:value="-0.0000000000011665" calcext:value-type="float">
            <text:p>-1.1665E-12</text:p>
          </table:table-cell>
          <table:table-cell office:value-type="float" office:value="0.0000000000165975" calcext:value-type="float">
            <text:p>1.65975E-11</text:p>
          </table:table-cell>
          <table:table-cell office:value-type="float" office:value="0.0000000000113337" calcext:value-type="float">
            <text:p>1.13337E-11</text:p>
          </table:table-cell>
          <table:table-cell office:value-type="float" office:value="0.0000000000954104" calcext:value-type="float">
            <text:p>9.54104E-11</text:p>
          </table:table-cell>
          <table:table-cell office:value-type="float" office:value="0.000000000162824" calcext:value-type="float">
            <text:p>1.62824E-10</text:p>
          </table:table-cell>
          <table:table-cell office:value-type="float" office:value="0.000000000595372" calcext:value-type="float">
            <text:p>5.95372E-10</text:p>
          </table:table-cell>
          <table:table-cell office:value-type="float" office:value="0.00000000131852" calcext:value-type="float">
            <text:p>1.31852E-09</text:p>
          </table:table-cell>
          <table:table-cell office:value-type="float" office:value="0.00000000373426" calcext:value-type="float">
            <text:p>3.73426E-09</text:p>
          </table:table-cell>
          <table:table-cell office:value-type="float" office:value="0.00000000874482" calcext:value-type="float">
            <text:p>8.74482E-09</text:p>
          </table:table-cell>
          <table:table-cell office:value-type="float" office:value="0.0000000220535" calcext:value-type="float">
            <text:p>2.20535E-08</text:p>
          </table:table-cell>
          <table:table-cell office:value-type="float" office:value="0.0000000510233" calcext:value-type="float">
            <text:p>5.10233E-08</text:p>
          </table:table-cell>
          <table:table-cell office:value-type="float" office:value="0.000000119695" calcext:value-type="float">
            <text:p>1.19695E-07</text:p>
          </table:table-cell>
          <table:table-cell office:value-type="float" office:value="0.000000267456" calcext:value-type="float">
            <text:p>2.67456E-07</text:p>
          </table:table-cell>
          <table:table-cell office:value-type="float" office:value="0.000000592665" calcext:value-type="float">
            <text:p>5.92665E-07</text:p>
          </table:table-cell>
          <table:table-cell office:value-type="float" office:value="0.00000126925" calcext:value-type="float">
            <text:p>1.26925E-06</text:p>
          </table:table-cell>
          <table:table-cell office:value-type="float" office:value="0.0000026727" calcext:value-type="float">
            <text:p>2.6727E-06</text:p>
          </table:table-cell>
          <table:table-cell office:value-type="float" office:value="0.00000547196" calcext:value-type="float">
            <text:p>5.47196E-06</text:p>
          </table:table-cell>
          <table:table-cell office:value-type="float" office:value="0.0000109779" calcext:value-type="float">
            <text:p>1.09779E-05</text:p>
          </table:table-cell>
          <table:table-cell office:value-type="float" office:value="0.0000214704" calcext:value-type="float">
            <text:p>2.14704E-05</text:p>
          </table:table-cell>
          <table:table-cell office:value-type="float" office:value="0.00004109" calcext:value-type="float">
            <text:p>4.109E-05</text:p>
          </table:table-cell>
          <table:table-cell office:value-type="float" office:value="0.0000767591" calcext:value-type="float">
            <text:p>7.67591E-05</text:p>
          </table:table-cell>
          <table:table-cell office:value-type="float" office:value="0.000140232" calcext:value-type="float">
            <text:p>0.000140232</text:p>
          </table:table-cell>
          <table:table-cell office:value-type="float" office:value="0.000250234" calcext:value-type="float">
            <text:p>0.000250234</text:p>
          </table:table-cell>
          <table:table-cell office:value-type="float" office:value="0.000436582" calcext:value-type="float">
            <text:p>0.000436582</text:p>
          </table:table-cell>
          <table:table-cell office:value-type="float" office:value="0.000744252" calcext:value-type="float">
            <text:p>0.000744252</text:p>
          </table:table-cell>
          <table:table-cell office:value-type="float" office:value="0.00124039" calcext:value-type="float">
            <text:p>0.00124039</text:p>
          </table:table-cell>
          <table:table-cell office:value-type="float" office:value="0.00202031" calcext:value-type="float">
            <text:p>0.00202031</text:p>
          </table:table-cell>
          <table:table-cell office:value-type="float" office:value="0.00321699" calcext:value-type="float">
            <text:p>0.00321699</text:p>
          </table:table-cell>
          <table:table-cell office:value-type="float" office:value="0.00500675" calcext:value-type="float">
            <text:p>0.00500675</text:p>
          </table:table-cell>
          <table:table-cell office:value-type="float" office:value="0.0076178" calcext:value-type="float">
            <text:p>0.0076178</text:p>
          </table:table-cell>
          <table:table-cell office:value-type="float" office:value="0.0113295" calcext:value-type="float">
            <text:p>0.0113295</text:p>
          </table:table-cell>
          <table:table-cell office:value-type="float" office:value="0.0164725" calcext:value-type="float">
            <text:p>0.0164725</text:p>
          </table:table-cell>
          <table:table-cell office:value-type="float" office:value="0.0234117" calcext:value-type="float">
            <text:p>0.0234117</text:p>
          </table:table-cell>
          <table:table-cell office:value-type="float" office:value="0.0325292" calcext:value-type="float">
            <text:p>0.0325292</text:p>
          </table:table-cell>
          <table:table-cell office:value-type="float" office:value="0.0441825" calcext:value-type="float">
            <text:p>0.0441825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0761509" calcext:value-type="float">
            <text:p>0.0761509</text:p>
          </table:table-cell>
          <table:table-cell office:value-type="float" office:value="0.0966319" calcext:value-type="float">
            <text:p>0.0966319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145365" calcext:value-type="float">
            <text:p>0.145365</text:p>
          </table:table-cell>
          <table:table-cell office:value-type="float" office:value="0.172327" calcext:value-type="float">
            <text:p>0.172327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226253" calcext:value-type="float">
            <text:p>0.226253</text:p>
          </table:table-cell>
          <table:table-cell office:value-type="float" office:value="0.250575" calcext:value-type="float">
            <text:p>0.250575</text:p>
          </table:table-cell>
          <table:table-cell office:value-type="float" office:value="0.271285" calcext:value-type="float">
            <text:p>0.271285</text:p>
          </table:table-cell>
          <table:table-cell office:value-type="float" office:value="0.287121" calcext:value-type="float">
            <text:p>0.287121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300451" calcext:value-type="float">
            <text:p>0.300451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287121" calcext:value-type="float">
            <text:p>0.287121</text:p>
          </table:table-cell>
          <table:table-cell office:value-type="float" office:value="0.271285" calcext:value-type="float">
            <text:p>0.271285</text:p>
          </table:table-cell>
          <table:table-cell office:value-type="float" office:value="0.250575" calcext:value-type="float">
            <text:p>0.250575</text:p>
          </table:table-cell>
          <table:table-cell office:value-type="float" office:value="0.226253" calcext:value-type="float">
            <text:p>0.226253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172327" calcext:value-type="float">
            <text:p>0.172327</text:p>
          </table:table-cell>
          <table:table-cell office:value-type="float" office:value="0.145365" calcext:value-type="float">
            <text:p>0.145365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0966319" calcext:value-type="float">
            <text:p>0.0966319</text:p>
          </table:table-cell>
          <table:table-cell office:value-type="float" office:value="0.0761509" calcext:value-type="float">
            <text:p>0.0761509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0441825" calcext:value-type="float">
            <text:p>0.0441825</text:p>
          </table:table-cell>
          <table:table-cell office:value-type="float" office:value="0.0325292" calcext:value-type="float">
            <text:p>0.0325292</text:p>
          </table:table-cell>
          <table:table-cell office:value-type="float" office:value="0.0234117" calcext:value-type="float">
            <text:p>0.0234117</text:p>
          </table:table-cell>
          <table:table-cell office:value-type="float" office:value="0.0164725" calcext:value-type="float">
            <text:p>0.0164725</text:p>
          </table:table-cell>
          <table:table-cell office:value-type="float" office:value="0.0113295" calcext:value-type="float">
            <text:p>0.0113295</text:p>
          </table:table-cell>
          <table:table-cell office:value-type="float" office:value="0.0076178" calcext:value-type="float">
            <text:p>0.0076178</text:p>
          </table:table-cell>
          <table:table-cell office:value-type="float" office:value="0.00500675" calcext:value-type="float">
            <text:p>0.00500675</text:p>
          </table:table-cell>
          <table:table-cell office:value-type="float" office:value="0.00321699" calcext:value-type="float">
            <text:p>0.00321699</text:p>
          </table:table-cell>
          <table:table-cell office:value-type="float" office:value="0.00202031" calcext:value-type="float">
            <text:p>0.00202031</text:p>
          </table:table-cell>
          <table:table-cell office:value-type="float" office:value="0.00124039" calcext:value-type="float">
            <text:p>0.00124039</text:p>
          </table:table-cell>
          <table:table-cell office:value-type="float" office:value="0.000744252" calcext:value-type="float">
            <text:p>0.000744252</text:p>
          </table:table-cell>
          <table:table-cell office:value-type="float" office:value="0.000436582" calcext:value-type="float">
            <text:p>0.000436582</text:p>
          </table:table-cell>
          <table:table-cell office:value-type="float" office:value="0.000250234" calcext:value-type="float">
            <text:p>0.000250234</text:p>
          </table:table-cell>
          <table:table-cell office:value-type="float" office:value="0.000140232" calcext:value-type="float">
            <text:p>0.000140232</text:p>
          </table:table-cell>
          <table:table-cell office:value-type="float" office:value="0.0000767591" calcext:value-type="float">
            <text:p>7.67591E-05</text:p>
          </table:table-cell>
          <table:table-cell office:value-type="float" office:value="0.00004109" calcext:value-type="float">
            <text:p>4.109E-05</text:p>
          </table:table-cell>
          <table:table-cell office:value-type="float" office:value="0.0000214704" calcext:value-type="float">
            <text:p>2.14704E-05</text:p>
          </table:table-cell>
          <table:table-cell office:value-type="float" office:value="0.0000109779" calcext:value-type="float">
            <text:p>1.09779E-05</text:p>
          </table:table-cell>
          <table:table-cell office:value-type="float" office:value="0.00000547196" calcext:value-type="float">
            <text:p>5.47196E-06</text:p>
          </table:table-cell>
          <table:table-cell office:value-type="float" office:value="0.0000026727" calcext:value-type="float">
            <text:p>2.6727E-06</text:p>
          </table:table-cell>
          <table:table-cell office:value-type="float" office:value="0.00000126925" calcext:value-type="float">
            <text:p>1.26925E-06</text:p>
          </table:table-cell>
          <table:table-cell office:value-type="float" office:value="0.000000592665" calcext:value-type="float">
            <text:p>5.92665E-07</text:p>
          </table:table-cell>
          <table:table-cell office:value-type="float" office:value="0.000000267456" calcext:value-type="float">
            <text:p>2.67456E-07</text:p>
          </table:table-cell>
          <table:table-cell office:value-type="float" office:value="0.000000119695" calcext:value-type="float">
            <text:p>1.19695E-07</text:p>
          </table:table-cell>
          <table:table-cell office:value-type="float" office:value="0.0000000510233" calcext:value-type="float">
            <text:p>5.10233E-08</text:p>
          </table:table-cell>
          <table:table-cell office:value-type="float" office:value="0.0000000220535" calcext:value-type="float">
            <text:p>2.20535E-08</text:p>
          </table:table-cell>
          <table:table-cell office:value-type="float" office:value="0.00000000874482" calcext:value-type="float">
            <text:p>8.74482E-09</text:p>
          </table:table-cell>
          <table:table-cell office:value-type="float" office:value="0.00000000373426" calcext:value-type="float">
            <text:p>3.73426E-09</text:p>
          </table:table-cell>
          <table:table-cell office:value-type="float" office:value="0.00000000131852" calcext:value-type="float">
            <text:p>1.31852E-09</text:p>
          </table:table-cell>
          <table:table-cell office:value-type="float" office:value="0.000000000595372" calcext:value-type="float">
            <text:p>5.95372E-10</text:p>
          </table:table-cell>
          <table:table-cell office:value-type="float" office:value="0.000000000162825" calcext:value-type="float">
            <text:p>1.62825E-10</text:p>
          </table:table-cell>
          <table:table-cell office:value-type="float" office:value="0.0000000000954103" calcext:value-type="float">
            <text:p>9.54103E-11</text:p>
          </table:table-cell>
          <table:table-cell office:value-type="float" office:value="0.0000000000113338" calcext:value-type="float">
            <text:p>1.13338E-11</text:p>
          </table:table-cell>
          <table:table-cell office:value-type="float" office:value="0.0000000000165975" calcext:value-type="float">
            <text:p>1.65975E-11</text:p>
          </table:table-cell>
          <table:table-cell office:value-type="float" office:value="-0.00000000000116649" calcext:value-type="float">
            <text:p>-1.16649E-12</text:p>
          </table:table-cell>
          <table:table-cell office:value-type="float" office:value="-0.0000000000000841187" calcext:value-type="float">
            <text:p>-8.41187E-14</text:p>
          </table:table-cell>
          <table:table-cell office:value-type="float" office:value="-0.0000000000000502483" calcext:value-type="float">
            <text:p>-5.02483E-14</text:p>
          </table:table-cell>
          <table:table-cell office:value-type="float" office:value="-0.0000000000172515" calcext:value-type="float">
            <text:p>-1.72515E-11</text:p>
          </table:table-cell>
        </table:table-row>
        <table:table-row table:style-name="ro1">
          <table:table-cell office:value-type="float" office:value="-0.0000000000311393" calcext:value-type="float">
            <text:p>-3.11393E-11</text:p>
          </table:table-cell>
          <table:table-cell office:value-type="float" office:value="-0.00000000000165624" calcext:value-type="float">
            <text:p>-1.65624E-12</text:p>
          </table:table-cell>
          <table:table-cell office:value-type="float" office:value="-0.000000000000251221" calcext:value-type="float">
            <text:p>-2.51221E-13</text:p>
          </table:table-cell>
          <table:table-cell office:value-type="float" office:value="-0.000000000000576209" calcext:value-type="float">
            <text:p>-5.76209E-13</text:p>
          </table:table-cell>
          <table:table-cell office:value-type="float" office:value="0.000000000029355" calcext:value-type="float">
            <text:p>2.9355E-11</text:p>
          </table:table-cell>
          <table:table-cell office:value-type="float" office:value="0.0000000000273514" calcext:value-type="float">
            <text:p>2.73514E-11</text:p>
          </table:table-cell>
          <table:table-cell office:value-type="float" office:value="0.000000000168868" calcext:value-type="float">
            <text:p>1.68868E-10</text:p>
          </table:table-cell>
          <table:table-cell office:value-type="float" office:value="0.000000000304737" calcext:value-type="float">
            <text:p>3.04737E-10</text:p>
          </table:table-cell>
          <table:table-cell office:value-type="float" office:value="0.00000000102185" calcext:value-type="float">
            <text:p>1.02185E-09</text:p>
          </table:table-cell>
          <table:table-cell office:value-type="float" office:value="0.00000000225771" calcext:value-type="float">
            <text:p>2.25771E-09</text:p>
          </table:table-cell>
          <table:table-cell office:value-type="float" office:value="0.00000000611893" calcext:value-type="float">
            <text:p>6.11893E-09</text:p>
          </table:table-cell>
          <table:table-cell office:value-type="float" office:value="0.0000000140667" calcext:value-type="float">
            <text:p>1.40667E-08</text:p>
          </table:table-cell>
          <table:table-cell office:value-type="float" office:value="0.0000000343897" calcext:value-type="float">
            <text:p>3.43897E-08</text:p>
          </table:table-cell>
          <table:table-cell office:value-type="float" office:value="0.0000000778118" calcext:value-type="float">
            <text:p>7.78118E-08</text:p>
          </table:table-cell>
          <table:table-cell office:value-type="float" office:value="0.000000177869" calcext:value-type="float">
            <text:p>1.77869E-07</text:p>
          </table:table-cell>
          <table:table-cell office:value-type="float" office:value="0.00000038865" calcext:value-type="float">
            <text:p>3.8865E-07</text:p>
          </table:table-cell>
          <table:table-cell office:value-type="float" office:value="0.000000841525" calcext:value-type="float">
            <text:p>8.41525E-07</text:p>
          </table:table-cell>
          <table:table-cell office:value-type="float" office:value="0.00000176407" calcext:value-type="float">
            <text:p>1.76407E-06</text:p>
          </table:table-cell>
          <table:table-cell office:value-type="float" office:value="0.00000363675" calcext:value-type="float">
            <text:p>3.63675E-06</text:p>
          </table:table-cell>
          <table:table-cell office:value-type="float" office:value="0.00000729762" calcext:value-type="float">
            <text:p>7.29762E-06</text:p>
          </table:table-cell>
          <table:table-cell office:value-type="float" office:value="0.0000143566" calcext:value-type="float">
            <text:p>1.43566E-05</text:p>
          </table:table-cell>
          <table:table-cell office:value-type="float" office:value="0.0000275575" calcext:value-type="float">
            <text:p>2.75575E-05</text:p>
          </table:table-cell>
          <table:table-cell office:value-type="float" office:value="0.0000517928" calcext:value-type="float">
            <text:p>5.17928E-05</text:p>
          </table:table-cell>
          <table:table-cell office:value-type="float" office:value="0.0000950863" calcext:value-type="float">
            <text:p>9.50863E-05</text:p>
          </table:table-cell>
          <table:table-cell office:value-type="float" office:value="0.000170832" calcext:value-type="float">
            <text:p>0.000170832</text:p>
          </table:table-cell>
          <table:table-cell office:value-type="float" office:value="0.000299985" calcext:value-type="float">
            <text:p>0.000299985</text:p>
          </table:table-cell>
          <table:table-cell office:value-type="float" office:value="0.000515386" calcext:value-type="float">
            <text:p>0.000515386</text:p>
          </table:table-cell>
          <table:table-cell office:value-type="float" office:value="0.000865738" calcext:value-type="float">
            <text:p>0.000865738</text:p>
          </table:table-cell>
          <table:table-cell office:value-type="float" office:value="0.00142266" calcext:value-type="float">
            <text:p>0.00142266</text:p>
          </table:table-cell>
          <table:table-cell office:value-type="float" office:value="0.00228624" calcext:value-type="float">
            <text:p>0.00228624</text:p>
          </table:table-cell>
          <table:table-cell office:value-type="float" office:value="0.00359407" calcext:value-type="float">
            <text:p>0.00359407</text:p>
          </table:table-cell>
          <table:table-cell office:value-type="float" office:value="0.00552591" calcext:value-type="float">
            <text:p>0.00552591</text:p>
          </table:table-cell>
          <table:table-cell office:value-type="float" office:value="0.00831116" calcext:value-type="float">
            <text:p>0.00831116</text:p>
          </table:table-cell>
          <table:table-cell office:value-type="float" office:value="0.0122265" calcext:value-type="float">
            <text:p>0.0122265</text:p>
          </table:table-cell>
          <table:table-cell office:value-type="float" office:value="0.0175945" calcext:value-type="float">
            <text:p>0.0175945</text:p>
          </table:table-cell>
          <table:table-cell office:value-type="float" office:value="0.0247659" calcext:value-type="float">
            <text:p>0.0247659</text:p>
          </table:table-cell>
          <table:table-cell office:value-type="float" office:value="0.034101" calcext:value-type="float">
            <text:p>0.034101</text:p>
          </table:table-cell>
          <table:table-cell office:value-type="float" office:value="0.0459291" calcext:value-type="float">
            <text:p>0.0459291</text:p>
          </table:table-cell>
          <table:table-cell office:value-type="float" office:value="0.0605123" calcext:value-type="float">
            <text:p>0.0605123</text:p>
          </table:table-cell>
          <table:table-cell office:value-type="float" office:value="0.0779853" calcext:value-type="float">
            <text:p>0.0779853</text:p>
          </table:table-cell>
          <table:table-cell office:value-type="float" office:value="0.0983138" calcext:value-type="float">
            <text:p>0.0983138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0.146243" calcext:value-type="float">
            <text:p>0.146243</text:p>
          </table:table-cell>
          <table:table-cell office:value-type="float" office:value="0.172559" calcext:value-type="float">
            <text:p>0.172559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48342" calcext:value-type="float">
            <text:p>0.248342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283498" calcext:value-type="float">
            <text:p>0.283498</text:p>
          </table:table-cell>
          <table:table-cell office:value-type="float" office:value="0.293037" calcext:value-type="float">
            <text:p>0.293037</text:p>
          </table:table-cell>
          <table:table-cell office:value-type="float" office:value="0.296289" calcext:value-type="float">
            <text:p>0.296289</text:p>
          </table:table-cell>
          <table:table-cell office:value-type="float" office:value="0.293037" calcext:value-type="float">
            <text:p>0.293037</text:p>
          </table:table-cell>
          <table:table-cell office:value-type="float" office:value="0.283498" calcext:value-type="float">
            <text:p>0.283498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248342" calcext:value-type="float">
            <text:p>0.248342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72559" calcext:value-type="float">
            <text:p>0.172559</text:p>
          </table:table-cell>
          <table:table-cell office:value-type="float" office:value="0.146243" calcext:value-type="float">
            <text:p>0.146243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0.0983138" calcext:value-type="float">
            <text:p>0.0983138</text:p>
          </table:table-cell>
          <table:table-cell office:value-type="float" office:value="0.0779853" calcext:value-type="float">
            <text:p>0.0779853</text:p>
          </table:table-cell>
          <table:table-cell office:value-type="float" office:value="0.0605123" calcext:value-type="float">
            <text:p>0.0605123</text:p>
          </table:table-cell>
          <table:table-cell office:value-type="float" office:value="0.0459291" calcext:value-type="float">
            <text:p>0.0459291</text:p>
          </table:table-cell>
          <table:table-cell office:value-type="float" office:value="0.034101" calcext:value-type="float">
            <text:p>0.034101</text:p>
          </table:table-cell>
          <table:table-cell office:value-type="float" office:value="0.0247659" calcext:value-type="float">
            <text:p>0.0247659</text:p>
          </table:table-cell>
          <table:table-cell office:value-type="float" office:value="0.0175945" calcext:value-type="float">
            <text:p>0.0175945</text:p>
          </table:table-cell>
          <table:table-cell office:value-type="float" office:value="0.0122265" calcext:value-type="float">
            <text:p>0.0122265</text:p>
          </table:table-cell>
          <table:table-cell office:value-type="float" office:value="0.00831116" calcext:value-type="float">
            <text:p>0.00831116</text:p>
          </table:table-cell>
          <table:table-cell office:value-type="float" office:value="0.00552591" calcext:value-type="float">
            <text:p>0.00552591</text:p>
          </table:table-cell>
          <table:table-cell office:value-type="float" office:value="0.00359407" calcext:value-type="float">
            <text:p>0.00359407</text:p>
          </table:table-cell>
          <table:table-cell office:value-type="float" office:value="0.00228624" calcext:value-type="float">
            <text:p>0.00228624</text:p>
          </table:table-cell>
          <table:table-cell office:value-type="float" office:value="0.00142266" calcext:value-type="float">
            <text:p>0.00142266</text:p>
          </table:table-cell>
          <table:table-cell office:value-type="float" office:value="0.000865738" calcext:value-type="float">
            <text:p>0.000865738</text:p>
          </table:table-cell>
          <table:table-cell office:value-type="float" office:value="0.000515386" calcext:value-type="float">
            <text:p>0.000515386</text:p>
          </table:table-cell>
          <table:table-cell office:value-type="float" office:value="0.000299985" calcext:value-type="float">
            <text:p>0.000299985</text:p>
          </table:table-cell>
          <table:table-cell office:value-type="float" office:value="0.000170832" calcext:value-type="float">
            <text:p>0.000170832</text:p>
          </table:table-cell>
          <table:table-cell office:value-type="float" office:value="0.0000950863" calcext:value-type="float">
            <text:p>9.50863E-05</text:p>
          </table:table-cell>
          <table:table-cell office:value-type="float" office:value="0.0000517928" calcext:value-type="float">
            <text:p>5.17928E-05</text:p>
          </table:table-cell>
          <table:table-cell office:value-type="float" office:value="0.0000275575" calcext:value-type="float">
            <text:p>2.75575E-05</text:p>
          </table:table-cell>
          <table:table-cell office:value-type="float" office:value="0.0000143566" calcext:value-type="float">
            <text:p>1.43566E-05</text:p>
          </table:table-cell>
          <table:table-cell office:value-type="float" office:value="0.00000729762" calcext:value-type="float">
            <text:p>7.29762E-06</text:p>
          </table:table-cell>
          <table:table-cell office:value-type="float" office:value="0.00000363675" calcext:value-type="float">
            <text:p>3.63675E-06</text:p>
          </table:table-cell>
          <table:table-cell office:value-type="float" office:value="0.00000176407" calcext:value-type="float">
            <text:p>1.76407E-06</text:p>
          </table:table-cell>
          <table:table-cell office:value-type="float" office:value="0.000000841525" calcext:value-type="float">
            <text:p>8.41525E-07</text:p>
          </table:table-cell>
          <table:table-cell office:value-type="float" office:value="0.00000038865" calcext:value-type="float">
            <text:p>3.8865E-07</text:p>
          </table:table-cell>
          <table:table-cell office:value-type="float" office:value="0.000000177869" calcext:value-type="float">
            <text:p>1.77869E-07</text:p>
          </table:table-cell>
          <table:table-cell office:value-type="float" office:value="0.0000000778118" calcext:value-type="float">
            <text:p>7.78118E-08</text:p>
          </table:table-cell>
          <table:table-cell office:value-type="float" office:value="0.0000000343897" calcext:value-type="float">
            <text:p>3.43897E-08</text:p>
          </table:table-cell>
          <table:table-cell office:value-type="float" office:value="0.0000000140667" calcext:value-type="float">
            <text:p>1.40667E-08</text:p>
          </table:table-cell>
          <table:table-cell office:value-type="float" office:value="0.00000000611893" calcext:value-type="float">
            <text:p>6.11893E-09</text:p>
          </table:table-cell>
          <table:table-cell office:value-type="float" office:value="0.00000000225771" calcext:value-type="float">
            <text:p>2.25771E-09</text:p>
          </table:table-cell>
          <table:table-cell office:value-type="float" office:value="0.00000000102185" calcext:value-type="float">
            <text:p>1.02185E-09</text:p>
          </table:table-cell>
          <table:table-cell office:value-type="float" office:value="0.000000000304737" calcext:value-type="float">
            <text:p>3.04737E-10</text:p>
          </table:table-cell>
          <table:table-cell office:value-type="float" office:value="0.000000000168868" calcext:value-type="float">
            <text:p>1.68868E-10</text:p>
          </table:table-cell>
          <table:table-cell office:value-type="float" office:value="0.0000000000273514" calcext:value-type="float">
            <text:p>2.73514E-11</text:p>
          </table:table-cell>
          <table:table-cell office:value-type="float" office:value="0.000000000029355" calcext:value-type="float">
            <text:p>2.9355E-11</text:p>
          </table:table-cell>
          <table:table-cell office:value-type="float" office:value="-0.000000000000576195" calcext:value-type="float">
            <text:p>-5.76195E-13</text:p>
          </table:table-cell>
          <table:table-cell office:value-type="float" office:value="-0.000000000000251222" calcext:value-type="float">
            <text:p>-2.51222E-13</text:p>
          </table:table-cell>
          <table:table-cell office:value-type="float" office:value="-0.00000000000165625" calcext:value-type="float">
            <text:p>-1.65625E-12</text:p>
          </table:table-cell>
          <table:table-cell office:value-type="float" office:value="-0.0000000000311393" calcext:value-type="float">
            <text:p>-3.11393E-11</text:p>
          </table:table-cell>
        </table:table-row>
        <table:table-row table:style-name="ro1">
          <table:table-cell office:value-type="float" office:value="-0.0000000000547896" calcext:value-type="float">
            <text:p>-5.47896E-11</text:p>
          </table:table-cell>
          <table:table-cell office:value-type="float" office:value="-0.00000000000540611" calcext:value-type="float">
            <text:p>-5.40611E-12</text:p>
          </table:table-cell>
          <table:table-cell office:value-type="float" office:value="-0.000000000000600008" calcext:value-type="float">
            <text:p>-6.00008E-13</text:p>
          </table:table-cell>
          <table:table-cell office:value-type="float" office:value="0.00000000000142481" calcext:value-type="float">
            <text:p>1.42481E-12</text:p>
          </table:table-cell>
          <table:table-cell office:value-type="float" office:value="0.0000000000507756" calcext:value-type="float">
            <text:p>5.07756E-11</text:p>
          </table:table-cell>
          <table:table-cell office:value-type="float" office:value="0.0000000000582872" calcext:value-type="float">
            <text:p>5.82872E-11</text:p>
          </table:table-cell>
          <table:table-cell office:value-type="float" office:value="0.000000000290628" calcext:value-type="float">
            <text:p>2.90628E-10</text:p>
          </table:table-cell>
          <table:table-cell office:value-type="float" office:value="0.000000000545658" calcext:value-type="float">
            <text:p>5.45658E-10</text:p>
          </table:table-cell>
          <table:table-cell office:value-type="float" office:value="0.00000000170268" calcext:value-type="float">
            <text:p>1.70268E-09</text:p>
          </table:table-cell>
          <table:table-cell office:value-type="float" office:value="0.00000000374162" calcext:value-type="float">
            <text:p>3.74162E-09</text:p>
          </table:table-cell>
          <table:table-cell office:value-type="float" office:value="0.00000000975091" calcext:value-type="float">
            <text:p>9.75091E-09</text:p>
          </table:table-cell>
          <table:table-cell office:value-type="float" office:value="0.0000000220124" calcext:value-type="float">
            <text:p>2.20124E-08</text:p>
          </table:table-cell>
          <table:table-cell office:value-type="float" office:value="0.0000000522964" calcext:value-type="float">
            <text:p>5.22964E-08</text:p>
          </table:table-cell>
          <table:table-cell office:value-type="float" office:value="0.000000115852" calcext:value-type="float">
            <text:p>1.15852E-07</text:p>
          </table:table-cell>
          <table:table-cell office:value-type="float" office:value="0.000000258493" calcext:value-type="float">
            <text:p>2.58493E-07</text:p>
          </table:table-cell>
          <table:table-cell office:value-type="float" office:value="0.000000553018" calcext:value-type="float">
            <text:p>5.53018E-07</text:p>
          </table:table-cell>
          <table:table-cell office:value-type="float" office:value="0.00000117167" calcext:value-type="float">
            <text:p>1.17167E-06</text:p>
          </table:table-cell>
          <table:table-cell office:value-type="float" office:value="0.00000240711" calcext:value-type="float">
            <text:p>2.40711E-06</text:p>
          </table:table-cell>
          <table:table-cell office:value-type="float" office:value="0.00000486432" calcext:value-type="float">
            <text:p>4.86432E-06</text:p>
          </table:table-cell>
          <table:table-cell office:value-type="float" office:value="0.00000957764" calcext:value-type="float">
            <text:p>9.57764E-06</text:p>
          </table:table-cell>
          <table:table-cell office:value-type="float" office:value="0.0000184972" calcext:value-type="float">
            <text:p>1.84972E-05</text:p>
          </table:table-cell>
          <table:table-cell office:value-type="float" office:value="0.000034883" calcext:value-type="float">
            <text:p>3.4883E-05</text:p>
          </table:table-cell>
          <table:table-cell office:value-type="float" office:value="0.0000644483" calcext:value-type="float">
            <text:p>6.44483E-05</text:p>
          </table:table-cell>
          <table:table-cell office:value-type="float" office:value="0.000116394" calcext:value-type="float">
            <text:p>0.000116394</text:p>
          </table:table-cell>
          <table:table-cell office:value-type="float" office:value="0.000205833" calcext:value-type="float">
            <text:p>0.000205833</text:p>
          </table:table-cell>
          <table:table-cell office:value-type="float" office:value="0.000356006" calcext:value-type="float">
            <text:p>0.000356006</text:p>
          </table:table-cell>
          <table:table-cell office:value-type="float" office:value="0.000602792" calcext:value-type="float">
            <text:p>0.000602792</text:p>
          </table:table-cell>
          <table:table-cell office:value-type="float" office:value="0.000998547" calcext:value-type="float">
            <text:p>0.000998547</text:p>
          </table:table-cell>
          <table:table-cell office:value-type="float" office:value="0.00161917" calcext:value-type="float">
            <text:p>0.00161917</text:p>
          </table:table-cell>
          <table:table-cell office:value-type="float" office:value="0.00256913" calcext:value-type="float">
            <text:p>0.00256913</text:p>
          </table:table-cell>
          <table:table-cell office:value-type="float" office:value="0.00399012" calcext:value-type="float">
            <text:p>0.00399012</text:p>
          </table:table-cell>
          <table:table-cell office:value-type="float" office:value="0.00606453" calcext:value-type="float">
            <text:p>0.00606453</text:p>
          </table:table-cell>
          <table:table-cell office:value-type="float" office:value="0.00902212" calcext:value-type="float">
            <text:p>0.00902212</text:p>
          </table:table-cell>
          <table:table-cell office:value-type="float" office:value="0.0131359" calcext:value-type="float">
            <text:p>0.0131359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61101" calcext:value-type="float">
            <text:p>0.0261101</text:p>
          </table:table-cell>
          <table:table-cell office:value-type="float" office:value="0.0356455" calcext:value-type="float">
            <text:p>0.0356455</text:p>
          </table:table-cell>
          <table:table-cell office:value-type="float" office:value="0.0476283" calcext:value-type="float">
            <text:p>0.0476283</text:p>
          </table:table-cell>
          <table:table-cell office:value-type="float" office:value="0.0622898" calcext:value-type="float">
            <text:p>0.0622898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0998958" calcext:value-type="float">
            <text:p>0.0998958</text:p>
          </table:table-cell>
          <table:table-cell office:value-type="float" office:value="0.122498" calcext:value-type="float">
            <text:p>0.122498</text:p>
          </table:table-cell>
          <table:table-cell office:value-type="float" office:value="0.147026" calcext:value-type="float">
            <text:p>0.147026</text:p>
          </table:table-cell>
          <table:table-cell office:value-type="float" office:value="0.172715" calcext:value-type="float">
            <text:p>0.172715</text:p>
          </table:table-cell>
          <table:table-cell office:value-type="float" office:value="0.198587" calcext:value-type="float">
            <text:p>0.198587</text:p>
          </table:table-cell>
          <table:table-cell office:value-type="float" office:value="0.223481" calcext:value-type="float">
            <text:p>0.223481</text:p>
          </table:table-cell>
          <table:table-cell office:value-type="float" office:value="0.246156" calcext:value-type="float">
            <text:p>0.246156</text:p>
          </table:table-cell>
          <table:table-cell office:value-type="float" office:value="0.265369" calcext:value-type="float">
            <text:p>0.265369</text:p>
          </table:table-cell>
          <table:table-cell office:value-type="float" office:value="0.280008" calcext:value-type="float">
            <text:p>0.280008</text:p>
          </table:table-cell>
          <table:table-cell office:value-type="float" office:value="0.289173" calcext:value-type="float">
            <text:p>0.289173</text:p>
          </table:table-cell>
          <table:table-cell office:value-type="float" office:value="0.292296" calcext:value-type="float">
            <text:p>0.292296</text:p>
          </table:table-cell>
          <table:table-cell office:value-type="float" office:value="0.289173" calcext:value-type="float">
            <text:p>0.289173</text:p>
          </table:table-cell>
          <table:table-cell office:value-type="float" office:value="0.280008" calcext:value-type="float">
            <text:p>0.280008</text:p>
          </table:table-cell>
          <table:table-cell office:value-type="float" office:value="0.265369" calcext:value-type="float">
            <text:p>0.265369</text:p>
          </table:table-cell>
          <table:table-cell office:value-type="float" office:value="0.246156" calcext:value-type="float">
            <text:p>0.246156</text:p>
          </table:table-cell>
          <table:table-cell office:value-type="float" office:value="0.223481" calcext:value-type="float">
            <text:p>0.223481</text:p>
          </table:table-cell>
          <table:table-cell office:value-type="float" office:value="0.198587" calcext:value-type="float">
            <text:p>0.198587</text:p>
          </table:table-cell>
          <table:table-cell office:value-type="float" office:value="0.172715" calcext:value-type="float">
            <text:p>0.172715</text:p>
          </table:table-cell>
          <table:table-cell office:value-type="float" office:value="0.147026" calcext:value-type="float">
            <text:p>0.147026</text:p>
          </table:table-cell>
          <table:table-cell office:value-type="float" office:value="0.122498" calcext:value-type="float">
            <text:p>0.122498</text:p>
          </table:table-cell>
          <table:table-cell office:value-type="float" office:value="0.0998958" calcext:value-type="float">
            <text:p>0.0998958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0622898" calcext:value-type="float">
            <text:p>0.0622898</text:p>
          </table:table-cell>
          <table:table-cell office:value-type="float" office:value="0.0476283" calcext:value-type="float">
            <text:p>0.0476283</text:p>
          </table:table-cell>
          <table:table-cell office:value-type="float" office:value="0.0356455" calcext:value-type="float">
            <text:p>0.0356455</text:p>
          </table:table-cell>
          <table:table-cell office:value-type="float" office:value="0.0261101" calcext:value-type="float">
            <text:p>0.0261101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31359" calcext:value-type="float">
            <text:p>0.0131359</text:p>
          </table:table-cell>
          <table:table-cell office:value-type="float" office:value="0.00902212" calcext:value-type="float">
            <text:p>0.00902212</text:p>
          </table:table-cell>
          <table:table-cell office:value-type="float" office:value="0.00606453" calcext:value-type="float">
            <text:p>0.00606453</text:p>
          </table:table-cell>
          <table:table-cell office:value-type="float" office:value="0.00399012" calcext:value-type="float">
            <text:p>0.00399012</text:p>
          </table:table-cell>
          <table:table-cell office:value-type="float" office:value="0.00256913" calcext:value-type="float">
            <text:p>0.00256913</text:p>
          </table:table-cell>
          <table:table-cell office:value-type="float" office:value="0.00161917" calcext:value-type="float">
            <text:p>0.00161917</text:p>
          </table:table-cell>
          <table:table-cell office:value-type="float" office:value="0.000998547" calcext:value-type="float">
            <text:p>0.000998547</text:p>
          </table:table-cell>
          <table:table-cell office:value-type="float" office:value="0.000602792" calcext:value-type="float">
            <text:p>0.000602792</text:p>
          </table:table-cell>
          <table:table-cell office:value-type="float" office:value="0.000356006" calcext:value-type="float">
            <text:p>0.000356006</text:p>
          </table:table-cell>
          <table:table-cell office:value-type="float" office:value="0.000205833" calcext:value-type="float">
            <text:p>0.000205833</text:p>
          </table:table-cell>
          <table:table-cell office:value-type="float" office:value="0.000116394" calcext:value-type="float">
            <text:p>0.000116394</text:p>
          </table:table-cell>
          <table:table-cell office:value-type="float" office:value="0.0000644483" calcext:value-type="float">
            <text:p>6.44483E-05</text:p>
          </table:table-cell>
          <table:table-cell office:value-type="float" office:value="0.000034883" calcext:value-type="float">
            <text:p>3.4883E-05</text:p>
          </table:table-cell>
          <table:table-cell office:value-type="float" office:value="0.0000184972" calcext:value-type="float">
            <text:p>1.84972E-05</text:p>
          </table:table-cell>
          <table:table-cell office:value-type="float" office:value="0.00000957764" calcext:value-type="float">
            <text:p>9.57764E-06</text:p>
          </table:table-cell>
          <table:table-cell office:value-type="float" office:value="0.00000486432" calcext:value-type="float">
            <text:p>4.86432E-06</text:p>
          </table:table-cell>
          <table:table-cell office:value-type="float" office:value="0.00000240711" calcext:value-type="float">
            <text:p>2.40711E-06</text:p>
          </table:table-cell>
          <table:table-cell office:value-type="float" office:value="0.00000117167" calcext:value-type="float">
            <text:p>1.17167E-06</text:p>
          </table:table-cell>
          <table:table-cell office:value-type="float" office:value="0.000000553018" calcext:value-type="float">
            <text:p>5.53018E-07</text:p>
          </table:table-cell>
          <table:table-cell office:value-type="float" office:value="0.000000258493" calcext:value-type="float">
            <text:p>2.58493E-07</text:p>
          </table:table-cell>
          <table:table-cell office:value-type="float" office:value="0.000000115852" calcext:value-type="float">
            <text:p>1.15852E-07</text:p>
          </table:table-cell>
          <table:table-cell office:value-type="float" office:value="0.0000000522964" calcext:value-type="float">
            <text:p>5.22964E-08</text:p>
          </table:table-cell>
          <table:table-cell office:value-type="float" office:value="0.0000000220124" calcext:value-type="float">
            <text:p>2.20124E-08</text:p>
          </table:table-cell>
          <table:table-cell office:value-type="float" office:value="0.00000000975091" calcext:value-type="float">
            <text:p>9.75091E-09</text:p>
          </table:table-cell>
          <table:table-cell office:value-type="float" office:value="0.00000000374163" calcext:value-type="float">
            <text:p>3.74163E-09</text:p>
          </table:table-cell>
          <table:table-cell office:value-type="float" office:value="0.00000000170268" calcext:value-type="float">
            <text:p>1.70268E-09</text:p>
          </table:table-cell>
          <table:table-cell office:value-type="float" office:value="0.000000000545658" calcext:value-type="float">
            <text:p>5.45658E-10</text:p>
          </table:table-cell>
          <table:table-cell office:value-type="float" office:value="0.000000000290628" calcext:value-type="float">
            <text:p>2.90628E-10</text:p>
          </table:table-cell>
          <table:table-cell office:value-type="float" office:value="0.0000000000582873" calcext:value-type="float">
            <text:p>5.82873E-11</text:p>
          </table:table-cell>
          <table:table-cell office:value-type="float" office:value="0.0000000000507755" calcext:value-type="float">
            <text:p>5.07755E-11</text:p>
          </table:table-cell>
          <table:table-cell office:value-type="float" office:value="0.00000000000142483" calcext:value-type="float">
            <text:p>1.42483E-12</text:p>
          </table:table-cell>
          <table:table-cell office:value-type="float" office:value="-0.000000000000600008" calcext:value-type="float">
            <text:p>-6.00008E-13</text:p>
          </table:table-cell>
          <table:table-cell office:value-type="float" office:value="-0.00000000000540613" calcext:value-type="float">
            <text:p>-5.40613E-12</text:p>
          </table:table-cell>
          <table:table-cell office:value-type="float" office:value="-0.0000000000547896" calcext:value-type="float">
            <text:p>-5.47896E-11</text:p>
          </table:table-cell>
        </table:table-row>
        <table:table-row table:style-name="ro1">
          <table:table-cell office:value-type="float" office:value="-0.0000000000940854" calcext:value-type="float">
            <text:p>-9.40854E-11</text:p>
          </table:table-cell>
          <table:table-cell office:value-type="float" office:value="-0.0000000000130989" calcext:value-type="float">
            <text:p>-1.30989E-11</text:p>
          </table:table-cell>
          <table:table-cell office:value-type="float" office:value="-0.00000000000127191" calcext:value-type="float">
            <text:p>-1.27191E-12</text:p>
          </table:table-cell>
          <table:table-cell office:value-type="float" office:value="0.00000000000618699" calcext:value-type="float">
            <text:p>6.18699E-12</text:p>
          </table:table-cell>
          <table:table-cell office:value-type="float" office:value="0.0000000000859827" calcext:value-type="float">
            <text:p>8.59827E-11</text:p>
          </table:table-cell>
          <table:table-cell office:value-type="float" office:value="0.000000000114456" calcext:value-type="float">
            <text:p>1.14456E-10</text:p>
          </table:table-cell>
          <table:table-cell office:value-type="float" office:value="0.000000000487224" calcext:value-type="float">
            <text:p>4.87224E-10</text:p>
          </table:table-cell>
          <table:table-cell office:value-type="float" office:value="0.000000000940328" calcext:value-type="float">
            <text:p>9.40328E-10</text:p>
          </table:table-cell>
          <table:table-cell office:value-type="float" office:value="0.00000000276097" calcext:value-type="float">
            <text:p>2.76097E-09</text:p>
          </table:table-cell>
          <table:table-cell office:value-type="float" office:value="0.00000000602088" calcext:value-type="float">
            <text:p>6.02088E-09</text:p>
          </table:table-cell>
          <table:table-cell office:value-type="float" office:value="0.0000000151477" calcext:value-type="float">
            <text:p>1.51477E-08</text:p>
          </table:table-cell>
          <table:table-cell office:value-type="float" office:value="0.0000000335922" calcext:value-type="float">
            <text:p>3.35922E-08</text:p>
          </table:table-cell>
          <table:table-cell office:value-type="float" office:value="0.000000077721" calcext:value-type="float">
            <text:p>7.7721E-08</text:p>
          </table:table-cell>
          <table:table-cell office:value-type="float" office:value="0.000000168749" calcext:value-type="float">
            <text:p>1.68749E-07</text:p>
          </table:table-cell>
          <table:table-cell office:value-type="float" office:value="0.000000368073" calcext:value-type="float">
            <text:p>3.68073E-07</text:p>
          </table:table-cell>
          <table:table-cell office:value-type="float" office:value="0.000000771891" calcext:value-type="float">
            <text:p>7.71891E-07</text:p>
          </table:table-cell>
          <table:table-cell office:value-type="float" office:value="0.00000160225" calcext:value-type="float">
            <text:p>1.60225E-06</text:p>
          </table:table-cell>
          <table:table-cell office:value-type="float" office:value="0.00000322959" calcext:value-type="float">
            <text:p>3.22959E-06</text:p>
          </table:table-cell>
          <table:table-cell office:value-type="float" office:value="0.0000064045" calcext:value-type="float">
            <text:p>6.4045E-06</text:p>
          </table:table-cell>
          <table:table-cell office:value-type="float" office:value="0.0000123863" calcext:value-type="float">
            <text:p>1.23863E-05</text:p>
          </table:table-cell>
          <table:table-cell office:value-type="float" office:value="0.0000235073" calcext:value-type="float">
            <text:p>2.35073E-05</text:p>
          </table:table-cell>
          <table:table-cell office:value-type="float" office:value="0.000043596" calcext:value-type="float">
            <text:p>4.3596E-05</text:p>
          </table:table-cell>
          <table:table-cell office:value-type="float" office:value="0.0000792526" calcext:value-type="float">
            <text:p>7.92526E-05</text:p>
          </table:table-cell>
          <table:table-cell office:value-type="float" office:value="0.000140924" calcext:value-type="float">
            <text:p>0.000140924</text:p>
          </table:table-cell>
          <table:table-cell office:value-type="float" office:value="0.000245508" calcext:value-type="float">
            <text:p>0.000245508</text:p>
          </table:table-cell>
          <table:table-cell office:value-type="float" office:value="0.000418574" calcext:value-type="float">
            <text:p>0.000418574</text:p>
          </table:table-cell>
          <table:table-cell office:value-type="float" office:value="0.000699025" calcext:value-type="float">
            <text:p>0.000699025</text:p>
          </table:table-cell>
          <table:table-cell office:value-type="float" office:value="0.00114277" calcext:value-type="float">
            <text:p>0.00114277</text:p>
          </table:table-cell>
          <table:table-cell office:value-type="float" office:value="0.00182978" calcext:value-type="float">
            <text:p>0.00182978</text:p>
          </table:table-cell>
          <table:table-cell office:value-type="float" office:value="0.0028685" calcext:value-type="float">
            <text:p>0.0028685</text:p>
          </table:table-cell>
          <table:table-cell office:value-type="float" office:value="0.00440418" calcext:value-type="float">
            <text:p>0.00440418</text:p>
          </table:table-cell>
          <table:table-cell office:value-type="float" office:value="0.00662114" calcext:value-type="float">
            <text:p>0.00662114</text:p>
          </table:table-cell>
          <table:table-cell office:value-type="float" office:value="0.00974868" calcext:value-type="float">
            <text:p>0.00974868</text:p>
          </table:table-cell>
          <table:table-cell office:value-type="float" office:value="0.0140554" calcext:value-type="float">
            <text:p>0.0140554</text:p>
          </table:table-cell>
          <table:table-cell office:value-type="float" office:value="0.0198463" calcext:value-type="float">
            <text:p>0.0198463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371611" calcext:value-type="float">
            <text:p>0.0371611</text:p>
          </table:table-cell>
          <table:table-cell office:value-type="float" office:value="0.0492797" calcext:value-type="float">
            <text:p>0.0492797</text:p>
          </table:table-cell>
          <table:table-cell office:value-type="float" office:value="0.0640004" calcext:value-type="float">
            <text:p>0.0640004</text:p>
          </table:table-cell>
          <table:table-cell office:value-type="float" office:value="0.0813971" calcext:value-type="float">
            <text:p>0.0813971</text:p>
          </table:table-cell>
          <table:table-cell office:value-type="float" office:value="0.101383" calcext:value-type="float">
            <text:p>0.101383</text:p>
          </table:table-cell>
          <table:table-cell office:value-type="float" office:value="0.123662" calcext:value-type="float">
            <text:p>0.123662</text:p>
          </table:table-cell>
          <table:table-cell office:value-type="float" office:value="0.147719" calcext:value-type="float">
            <text:p>0.147719</text:p>
          </table:table-cell>
          <table:table-cell office:value-type="float" office:value="0.172803" calcext:value-type="float">
            <text:p>0.172803</text:p>
          </table:table-cell>
          <table:table-cell office:value-type="float" office:value="0.197966" calcext:value-type="float">
            <text:p>0.197966</text:p>
          </table:table-cell>
          <table:table-cell office:value-type="float" office:value="0.222097" calcext:value-type="float">
            <text:p>0.222097</text:p>
          </table:table-cell>
          <table:table-cell office:value-type="float" office:value="0.244017" calcext:value-type="float">
            <text:p>0.244017</text:p>
          </table:table-cell>
          <table:table-cell office:value-type="float" office:value="0.262548" calcext:value-type="float">
            <text:p>0.262548</text:p>
          </table:table-cell>
          <table:table-cell office:value-type="float" office:value="0.276643" calcext:value-type="float">
            <text:p>0.276643</text:p>
          </table:table-cell>
          <table:table-cell office:value-type="float" office:value="0.285458" calcext:value-type="float">
            <text:p>0.285458</text:p>
          </table:table-cell>
          <table:table-cell office:value-type="float" office:value="0.288461" calcext:value-type="float">
            <text:p>0.288461</text:p>
          </table:table-cell>
          <table:table-cell office:value-type="float" office:value="0.285458" calcext:value-type="float">
            <text:p>0.285458</text:p>
          </table:table-cell>
          <table:table-cell office:value-type="float" office:value="0.276643" calcext:value-type="float">
            <text:p>0.276643</text:p>
          </table:table-cell>
          <table:table-cell office:value-type="float" office:value="0.262548" calcext:value-type="float">
            <text:p>0.262548</text:p>
          </table:table-cell>
          <table:table-cell office:value-type="float" office:value="0.244017" calcext:value-type="float">
            <text:p>0.244017</text:p>
          </table:table-cell>
          <table:table-cell office:value-type="float" office:value="0.222097" calcext:value-type="float">
            <text:p>0.222097</text:p>
          </table:table-cell>
          <table:table-cell office:value-type="float" office:value="0.197966" calcext:value-type="float">
            <text:p>0.197966</text:p>
          </table:table-cell>
          <table:table-cell office:value-type="float" office:value="0.172803" calcext:value-type="float">
            <text:p>0.172803</text:p>
          </table:table-cell>
          <table:table-cell office:value-type="float" office:value="0.147719" calcext:value-type="float">
            <text:p>0.147719</text:p>
          </table:table-cell>
          <table:table-cell office:value-type="float" office:value="0.123662" calcext:value-type="float">
            <text:p>0.123662</text:p>
          </table:table-cell>
          <table:table-cell office:value-type="float" office:value="0.101383" calcext:value-type="float">
            <text:p>0.101383</text:p>
          </table:table-cell>
          <table:table-cell office:value-type="float" office:value="0.0813971" calcext:value-type="float">
            <text:p>0.0813971</text:p>
          </table:table-cell>
          <table:table-cell office:value-type="float" office:value="0.0640004" calcext:value-type="float">
            <text:p>0.0640004</text:p>
          </table:table-cell>
          <table:table-cell office:value-type="float" office:value="0.0492797" calcext:value-type="float">
            <text:p>0.0492797</text:p>
          </table:table-cell>
          <table:table-cell office:value-type="float" office:value="0.0371611" calcext:value-type="float">
            <text:p>0.0371611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198463" calcext:value-type="float">
            <text:p>0.0198463</text:p>
          </table:table-cell>
          <table:table-cell office:value-type="float" office:value="0.0140554" calcext:value-type="float">
            <text:p>0.0140554</text:p>
          </table:table-cell>
          <table:table-cell office:value-type="float" office:value="0.00974868" calcext:value-type="float">
            <text:p>0.00974868</text:p>
          </table:table-cell>
          <table:table-cell office:value-type="float" office:value="0.00662114" calcext:value-type="float">
            <text:p>0.00662114</text:p>
          </table:table-cell>
          <table:table-cell office:value-type="float" office:value="0.00440418" calcext:value-type="float">
            <text:p>0.00440418</text:p>
          </table:table-cell>
          <table:table-cell office:value-type="float" office:value="0.0028685" calcext:value-type="float">
            <text:p>0.0028685</text:p>
          </table:table-cell>
          <table:table-cell office:value-type="float" office:value="0.00182978" calcext:value-type="float">
            <text:p>0.00182978</text:p>
          </table:table-cell>
          <table:table-cell office:value-type="float" office:value="0.00114277" calcext:value-type="float">
            <text:p>0.00114277</text:p>
          </table:table-cell>
          <table:table-cell office:value-type="float" office:value="0.000699025" calcext:value-type="float">
            <text:p>0.000699025</text:p>
          </table:table-cell>
          <table:table-cell office:value-type="float" office:value="0.000418574" calcext:value-type="float">
            <text:p>0.000418574</text:p>
          </table:table-cell>
          <table:table-cell office:value-type="float" office:value="0.000245508" calcext:value-type="float">
            <text:p>0.000245508</text:p>
          </table:table-cell>
          <table:table-cell office:value-type="float" office:value="0.000140924" calcext:value-type="float">
            <text:p>0.000140924</text:p>
          </table:table-cell>
          <table:table-cell office:value-type="float" office:value="0.0000792526" calcext:value-type="float">
            <text:p>7.92526E-05</text:p>
          </table:table-cell>
          <table:table-cell office:value-type="float" office:value="0.000043596" calcext:value-type="float">
            <text:p>4.3596E-05</text:p>
          </table:table-cell>
          <table:table-cell office:value-type="float" office:value="0.0000235073" calcext:value-type="float">
            <text:p>2.35073E-05</text:p>
          </table:table-cell>
          <table:table-cell office:value-type="float" office:value="0.0000123863" calcext:value-type="float">
            <text:p>1.23863E-05</text:p>
          </table:table-cell>
          <table:table-cell office:value-type="float" office:value="0.0000064045" calcext:value-type="float">
            <text:p>6.4045E-06</text:p>
          </table:table-cell>
          <table:table-cell office:value-type="float" office:value="0.00000322959" calcext:value-type="float">
            <text:p>3.22959E-06</text:p>
          </table:table-cell>
          <table:table-cell office:value-type="float" office:value="0.00000160225" calcext:value-type="float">
            <text:p>1.60225E-06</text:p>
          </table:table-cell>
          <table:table-cell office:value-type="float" office:value="0.000000771891" calcext:value-type="float">
            <text:p>7.71891E-07</text:p>
          </table:table-cell>
          <table:table-cell office:value-type="float" office:value="0.000000368073" calcext:value-type="float">
            <text:p>3.68073E-07</text:p>
          </table:table-cell>
          <table:table-cell office:value-type="float" office:value="0.000000168749" calcext:value-type="float">
            <text:p>1.68749E-07</text:p>
          </table:table-cell>
          <table:table-cell office:value-type="float" office:value="0.000000077721" calcext:value-type="float">
            <text:p>7.7721E-08</text:p>
          </table:table-cell>
          <table:table-cell office:value-type="float" office:value="0.0000000335922" calcext:value-type="float">
            <text:p>3.35922E-08</text:p>
          </table:table-cell>
          <table:table-cell office:value-type="float" office:value="0.0000000151477" calcext:value-type="float">
            <text:p>1.51477E-08</text:p>
          </table:table-cell>
          <table:table-cell office:value-type="float" office:value="0.00000000602088" calcext:value-type="float">
            <text:p>6.02088E-09</text:p>
          </table:table-cell>
          <table:table-cell office:value-type="float" office:value="0.00000000276097" calcext:value-type="float">
            <text:p>2.76097E-09</text:p>
          </table:table-cell>
          <table:table-cell office:value-type="float" office:value="0.000000000940328" calcext:value-type="float">
            <text:p>9.40328E-10</text:p>
          </table:table-cell>
          <table:table-cell office:value-type="float" office:value="0.000000000487224" calcext:value-type="float">
            <text:p>4.87224E-10</text:p>
          </table:table-cell>
          <table:table-cell office:value-type="float" office:value="0.000000000114456" calcext:value-type="float">
            <text:p>1.14456E-10</text:p>
          </table:table-cell>
          <table:table-cell office:value-type="float" office:value="0.0000000000859826" calcext:value-type="float">
            <text:p>8.59826E-11</text:p>
          </table:table-cell>
          <table:table-cell office:value-type="float" office:value="0.00000000000618701" calcext:value-type="float">
            <text:p>6.18701E-12</text:p>
          </table:table-cell>
          <table:table-cell office:value-type="float" office:value="-0.00000000000127191" calcext:value-type="float">
            <text:p>-1.27191E-12</text:p>
          </table:table-cell>
          <table:table-cell office:value-type="float" office:value="-0.0000000000130989" calcext:value-type="float">
            <text:p>-1.30989E-11</text:p>
          </table:table-cell>
          <table:table-cell office:value-type="float" office:value="-0.0000000000940854" calcext:value-type="float">
            <text:p>-9.40854E-11</text:p>
          </table:table-cell>
        </table:table-row>
        <table:table-row table:style-name="ro1">
          <table:table-cell office:value-type="float" office:value="-0.000000000157852" calcext:value-type="float">
            <text:p>-1.57852E-10</text:p>
          </table:table-cell>
          <table:table-cell office:value-type="float" office:value="-0.0000000000276252" calcext:value-type="float">
            <text:p>-2.76252E-11</text:p>
          </table:table-cell>
          <table:table-cell office:value-type="float" office:value="-0.00000000000249112" calcext:value-type="float">
            <text:p>-2.49112E-12</text:p>
          </table:table-cell>
          <table:table-cell office:value-type="float" office:value="0.000000000015927" calcext:value-type="float">
            <text:p>1.5927E-11</text:p>
          </table:table-cell>
          <table:table-cell office:value-type="float" office:value="0.000000000142655" calcext:value-type="float">
            <text:p>1.42655E-10</text:p>
          </table:table-cell>
          <table:table-cell office:value-type="float" office:value="0.000000000211562" calcext:value-type="float">
            <text:p>2.11562E-10</text:p>
          </table:table-cell>
          <table:table-cell office:value-type="float" office:value="0.000000000796928" calcext:value-type="float">
            <text:p>7.96928E-10</text:p>
          </table:table-cell>
          <table:table-cell office:value-type="float" office:value="0.00000000156677" calcext:value-type="float">
            <text:p>1.56677E-09</text:p>
          </table:table-cell>
          <table:table-cell office:value-type="float" office:value="0.00000000436607" calcext:value-type="float">
            <text:p>4.36607E-09</text:p>
          </table:table-cell>
          <table:table-cell office:value-type="float" office:value="0.00000000943324" calcext:value-type="float">
            <text:p>9.43324E-09</text:p>
          </table:table-cell>
          <table:table-cell office:value-type="float" office:value="0.0000000229874" calcext:value-type="float">
            <text:p>2.29874E-08</text:p>
          </table:table-cell>
          <table:table-cell office:value-type="float" office:value="0.0000000501008" calcext:value-type="float">
            <text:p>5.01008E-08</text:p>
          </table:table-cell>
          <table:table-cell office:value-type="float" office:value="0.000000113097" calcext:value-type="float">
            <text:p>1.13097E-07</text:p>
          </table:table-cell>
          <table:table-cell office:value-type="float" office:value="0.000000240901" calcext:value-type="float">
            <text:p>2.40901E-07</text:p>
          </table:table-cell>
          <table:table-cell office:value-type="float" office:value="0.000000514372" calcext:value-type="float">
            <text:p>5.14372E-07</text:p>
          </table:table-cell>
          <table:table-cell office:value-type="float" office:value="0.00000105849" calcext:value-type="float">
            <text:p>1.05849E-06</text:p>
          </table:table-cell>
          <table:table-cell office:value-type="float" office:value="0.00000215511" calcext:value-type="float">
            <text:p>2.15511E-06</text:p>
          </table:table-cell>
          <table:table-cell office:value-type="float" office:value="0.0000042663" calcext:value-type="float">
            <text:p>4.2663E-06</text:p>
          </table:table-cell>
          <table:table-cell office:value-type="float" office:value="0.00000831087" calcext:value-type="float">
            <text:p>8.31087E-06</text:p>
          </table:table-cell>
          <table:table-cell office:value-type="float" office:value="0.0000158027" calcext:value-type="float">
            <text:p>1.58027E-05</text:p>
          </table:table-cell>
          <table:table-cell office:value-type="float" office:value="0.0000294993" calcext:value-type="float">
            <text:p>2.94993E-05</text:p>
          </table:table-cell>
          <table:table-cell office:value-type="float" office:value="0.0000538483" calcext:value-type="float">
            <text:p>5.38483E-05</text:p>
          </table:table-cell>
          <table:table-cell office:value-type="float" office:value="0.0000963999" calcext:value-type="float">
            <text:p>9.63999E-05</text:p>
          </table:table-cell>
          <table:table-cell office:value-type="float" office:value="0.000168908" calcext:value-type="float">
            <text:p>0.000168908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48793" calcext:value-type="float">
            <text:p>0.00048793</text:p>
          </table:table-cell>
          <table:table-cell office:value-type="float" office:value="0.000804262" calcext:value-type="float">
            <text:p>0.000804262</text:p>
          </table:table-cell>
          <table:table-cell office:value-type="float" office:value="0.00129845" calcext:value-type="float">
            <text:p>0.00129845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31838" calcext:value-type="float">
            <text:p>0.0031838</text:p>
          </table:table-cell>
          <table:table-cell office:value-type="float" office:value="0.00483526" calcext:value-type="float">
            <text:p>0.00483526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0149827" calcext:value-type="float">
            <text:p>0.0149827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287594" calcext:value-type="float">
            <text:p>0.0287594</text:p>
          </table:table-cell>
          <table:table-cell office:value-type="float" office:value="0.0386464" calcext:value-type="float">
            <text:p>0.0386464</text:p>
          </table:table-cell>
          <table:table-cell office:value-type="float" office:value="0.0508834" calcext:value-type="float">
            <text:p>0.0508834</text:p>
          </table:table-cell>
          <table:table-cell office:value-type="float" office:value="0.0656459" calcext:value-type="float">
            <text:p>0.0656459</text:p>
          </table:table-cell>
          <table:table-cell office:value-type="float" office:value="0.0829814" calcext:value-type="float">
            <text:p>0.0829814</text:p>
          </table:table-cell>
          <table:table-cell office:value-type="float" office:value="0.102782" calcext:value-type="float">
            <text:p>0.102782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72829" calcext:value-type="float">
            <text:p>0.17282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0.220719" calcext:value-type="float">
            <text:p>0.220719</text:p>
          </table:table-cell>
          <table:table-cell office:value-type="float" office:value="0.241923" calcext:value-type="float">
            <text:p>0.241923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281883" calcext:value-type="float">
            <text:p>0.281883</text:p>
          </table:table-cell>
          <table:table-cell office:value-type="float" office:value="0.284772" calcext:value-type="float">
            <text:p>0.284772</text:p>
          </table:table-cell>
          <table:table-cell office:value-type="float" office:value="0.281883" calcext:value-type="float">
            <text:p>0.281883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0.241923" calcext:value-type="float">
            <text:p>0.241923</text:p>
          </table:table-cell>
          <table:table-cell office:value-type="float" office:value="0.220719" calcext:value-type="float">
            <text:p>0.22071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0.172829" calcext:value-type="float">
            <text:p>0.172829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102782" calcext:value-type="float">
            <text:p>0.102782</text:p>
          </table:table-cell>
          <table:table-cell office:value-type="float" office:value="0.0829814" calcext:value-type="float">
            <text:p>0.0829814</text:p>
          </table:table-cell>
          <table:table-cell office:value-type="float" office:value="0.0656459" calcext:value-type="float">
            <text:p>0.0656459</text:p>
          </table:table-cell>
          <table:table-cell office:value-type="float" office:value="0.0508834" calcext:value-type="float">
            <text:p>0.0508834</text:p>
          </table:table-cell>
          <table:table-cell office:value-type="float" office:value="0.0386464" calcext:value-type="float">
            <text:p>0.0386464</text:p>
          </table:table-cell>
          <table:table-cell office:value-type="float" office:value="0.0287594" calcext:value-type="float">
            <text:p>0.0287594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149827" calcext:value-type="float">
            <text:p>0.0149827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00483526" calcext:value-type="float">
            <text:p>0.00483526</text:p>
          </table:table-cell>
          <table:table-cell office:value-type="float" office:value="0.0031838" calcext:value-type="float">
            <text:p>0.0031838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129845" calcext:value-type="float">
            <text:p>0.00129845</text:p>
          </table:table-cell>
          <table:table-cell office:value-type="float" office:value="0.000804262" calcext:value-type="float">
            <text:p>0.000804262</text:p>
          </table:table-cell>
          <table:table-cell office:value-type="float" office:value="0.00048793" calcext:value-type="float">
            <text:p>0.00048793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168908" calcext:value-type="float">
            <text:p>0.000168908</text:p>
          </table:table-cell>
          <table:table-cell office:value-type="float" office:value="0.0000963999" calcext:value-type="float">
            <text:p>9.63999E-05</text:p>
          </table:table-cell>
          <table:table-cell office:value-type="float" office:value="0.0000538483" calcext:value-type="float">
            <text:p>5.38483E-05</text:p>
          </table:table-cell>
          <table:table-cell office:value-type="float" office:value="0.0000294993" calcext:value-type="float">
            <text:p>2.94993E-05</text:p>
          </table:table-cell>
          <table:table-cell office:value-type="float" office:value="0.0000158027" calcext:value-type="float">
            <text:p>1.58027E-05</text:p>
          </table:table-cell>
          <table:table-cell office:value-type="float" office:value="0.00000831087" calcext:value-type="float">
            <text:p>8.31087E-06</text:p>
          </table:table-cell>
          <table:table-cell office:value-type="float" office:value="0.0000042663" calcext:value-type="float">
            <text:p>4.2663E-06</text:p>
          </table:table-cell>
          <table:table-cell office:value-type="float" office:value="0.00000215511" calcext:value-type="float">
            <text:p>2.15511E-06</text:p>
          </table:table-cell>
          <table:table-cell office:value-type="float" office:value="0.00000105849" calcext:value-type="float">
            <text:p>1.05849E-06</text:p>
          </table:table-cell>
          <table:table-cell office:value-type="float" office:value="0.000000514372" calcext:value-type="float">
            <text:p>5.14372E-07</text:p>
          </table:table-cell>
          <table:table-cell office:value-type="float" office:value="0.000000240901" calcext:value-type="float">
            <text:p>2.40901E-07</text:p>
          </table:table-cell>
          <table:table-cell office:value-type="float" office:value="0.000000113096" calcext:value-type="float">
            <text:p>1.13096E-07</text:p>
          </table:table-cell>
          <table:table-cell office:value-type="float" office:value="0.0000000501008" calcext:value-type="float">
            <text:p>5.01008E-08</text:p>
          </table:table-cell>
          <table:table-cell office:value-type="float" office:value="0.0000000229874" calcext:value-type="float">
            <text:p>2.29874E-08</text:p>
          </table:table-cell>
          <table:table-cell office:value-type="float" office:value="0.00000000943324" calcext:value-type="float">
            <text:p>9.43324E-09</text:p>
          </table:table-cell>
          <table:table-cell office:value-type="float" office:value="0.00000000436607" calcext:value-type="float">
            <text:p>4.36607E-09</text:p>
          </table:table-cell>
          <table:table-cell office:value-type="float" office:value="0.00000000156677" calcext:value-type="float">
            <text:p>1.56677E-09</text:p>
          </table:table-cell>
          <table:table-cell office:value-type="float" office:value="0.000000000796928" calcext:value-type="float">
            <text:p>7.96928E-10</text:p>
          </table:table-cell>
          <table:table-cell office:value-type="float" office:value="0.000000000211562" calcext:value-type="float">
            <text:p>2.11562E-10</text:p>
          </table:table-cell>
          <table:table-cell office:value-type="float" office:value="0.000000000142655" calcext:value-type="float">
            <text:p>1.42655E-10</text:p>
          </table:table-cell>
          <table:table-cell office:value-type="float" office:value="0.0000000000159271" calcext:value-type="float">
            <text:p>1.59271E-11</text:p>
          </table:table-cell>
          <table:table-cell office:value-type="float" office:value="-0.00000000000249112" calcext:value-type="float">
            <text:p>-2.49112E-12</text:p>
          </table:table-cell>
          <table:table-cell office:value-type="float" office:value="-0.0000000000276252" calcext:value-type="float">
            <text:p>-2.76252E-11</text:p>
          </table:table-cell>
          <table:table-cell office:value-type="float" office:value="-0.000000000157852" calcext:value-type="float">
            <text:p>-1.57852E-10</text:p>
          </table:table-cell>
        </table:table-row>
        <table:table-row table:style-name="ro1">
          <table:table-cell office:value-type="float" office:value="-0.00000000025901" calcext:value-type="float">
            <text:p>-2.5901E-10</text:p>
          </table:table-cell>
          <table:table-cell office:value-type="float" office:value="-0.0000000000534515" calcext:value-type="float">
            <text:p>-5.34515E-11</text:p>
          </table:table-cell>
          <table:table-cell office:value-type="float" office:value="-0.00000000000460049" calcext:value-type="float">
            <text:p>-4.60049E-12</text:p>
          </table:table-cell>
          <table:table-cell office:value-type="float" office:value="0.0000000000341237" calcext:value-type="float">
            <text:p>3.41237E-11</text:p>
          </table:table-cell>
          <table:table-cell office:value-type="float" office:value="0.00000000023204" calcext:value-type="float">
            <text:p>2.3204E-10</text:p>
          </table:table-cell>
          <table:table-cell office:value-type="float" office:value="0.000000000372768" calcext:value-type="float">
            <text:p>3.72768E-10</text:p>
          </table:table-cell>
          <table:table-cell office:value-type="float" office:value="0.00000000127368" calcext:value-type="float">
            <text:p>1.27368E-09</text:p>
          </table:table-cell>
          <table:table-cell office:value-type="float" office:value="0.0000000025334" calcext:value-type="float">
            <text:p>2.5334E-09</text:p>
          </table:table-cell>
          <table:table-cell office:value-type="float" office:value="0.00000000674599" calcext:value-type="float">
            <text:p>6.74599E-09</text:p>
          </table:table-cell>
          <table:table-cell office:value-type="float" office:value="0.0000000144242" calcext:value-type="float">
            <text:p>1.44242E-08</text:p>
          </table:table-cell>
          <table:table-cell office:value-type="float" office:value="0.0000000341415" calcext:value-type="float">
            <text:p>3.41415E-08</text:p>
          </table:table-cell>
          <table:table-cell office:value-type="float" office:value="0.0000000731655" calcext:value-type="float">
            <text:p>7.31655E-08</text:p>
          </table:table-cell>
          <table:table-cell office:value-type="float" office:value="0.000000161411" calcext:value-type="float">
            <text:p>1.61411E-07</text:p>
          </table:table-cell>
          <table:table-cell office:value-type="float" office:value="0.000000337597" calcext:value-type="float">
            <text:p>3.37597E-07</text:p>
          </table:table-cell>
          <table:table-cell office:value-type="float" office:value="0.000000706512" calcext:value-type="float">
            <text:p>7.06512E-07</text:p>
          </table:table-cell>
          <table:table-cell office:value-type="float" office:value="0.00000142802" calcext:value-type="float">
            <text:p>1.42802E-06</text:p>
          </table:table-cell>
          <table:table-cell office:value-type="float" office:value="0.00000285483" calcext:value-type="float">
            <text:p>2.85483E-06</text:p>
          </table:table-cell>
          <table:table-cell office:value-type="float" office:value="0.00000555564" calcext:value-type="float">
            <text:p>5.55564E-06</text:p>
          </table:table-cell>
          <table:table-cell office:value-type="float" office:value="0.0000106412" calcext:value-type="float">
            <text:p>1.06412E-05</text:p>
          </table:table-cell>
          <table:table-cell office:value-type="float" office:value="0.0000199107" calcext:value-type="float">
            <text:p>1.99107E-05</text:p>
          </table:table-cell>
          <table:table-cell office:value-type="float" office:value="0.0000365893" calcext:value-type="float">
            <text:p>3.65893E-05</text:p>
          </table:table-cell>
          <table:table-cell office:value-type="float" office:value="0.0000657932" calcext:value-type="float">
            <text:p>6.57932E-05</text:p>
          </table:table-cell>
          <table:table-cell office:value-type="float" office:value="0.000116081" calcext:value-type="float">
            <text:p>0.000116081</text:p>
          </table:table-cell>
          <table:table-cell office:value-type="float" office:value="0.000200568" calcext:value-type="float">
            <text:p>0.000200568</text:p>
          </table:table-cell>
          <table:table-cell office:value-type="float" office:value="0.000339879" calcext:value-type="float">
            <text:p>0.000339879</text:p>
          </table:table-cell>
          <table:table-cell office:value-type="float" office:value="0.000564283" calcext:value-type="float">
            <text:p>0.000564283</text:p>
          </table:table-cell>
          <table:table-cell office:value-type="float" office:value="0.000918629" calcext:value-type="float">
            <text:p>0.000918629</text:p>
          </table:table-cell>
          <table:table-cell office:value-type="float" office:value="0.00146555" calcext:value-type="float">
            <text:p>0.00146555</text:p>
          </table:table-cell>
          <table:table-cell office:value-type="float" office:value="0.00229239" calcext:value-type="float">
            <text:p>0.00229239</text:p>
          </table:table-cell>
          <table:table-cell office:value-type="float" office:value="0.00351443" calcext:value-type="float">
            <text:p>0.00351443</text:p>
          </table:table-cell>
          <table:table-cell office:value-type="float" office:value="0.00528236" calcext:value-type="float">
            <text:p>0.00528236</text:p>
          </table:table-cell>
          <table:table-cell office:value-type="float" office:value="0.00778245" calcext:value-type="float">
            <text:p>0.00778245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220921" calcext:value-type="float">
            <text:p>0.0220921</text:p>
          </table:table-cell>
          <table:table-cell office:value-type="float" office:value="0.0300608" calcext:value-type="float">
            <text:p>0.0300608</text:p>
          </table:table-cell>
          <table:table-cell office:value-type="float" office:value="0.0401005" calcext:value-type="float">
            <text:p>0.0401005</text:p>
          </table:table-cell>
          <table:table-cell office:value-type="float" office:value="0.0524394" calcext:value-type="float">
            <text:p>0.0524394</text:p>
          </table:table-cell>
          <table:table-cell office:value-type="float" office:value="0.0672278" calcext:value-type="float">
            <text:p>0.0672278</text:p>
          </table:table-cell>
          <table:table-cell office:value-type="float" office:value="0.0844892" calcext:value-type="float">
            <text:p>0.0844892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125728" calcext:value-type="float">
            <text:p>0.125728</text:p>
          </table:table-cell>
          <table:table-cell office:value-type="float" office:value="0.148869" calcext:value-type="float">
            <text:p>0.148869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239874" calcext:value-type="float">
            <text:p>0.239874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27026" calcext:value-type="float">
            <text:p>0.27026</text:p>
          </table:table-cell>
          <table:table-cell office:value-type="float" office:value="0.278438" calcext:value-type="float">
            <text:p>0.278438</text:p>
          </table:table-cell>
          <table:table-cell office:value-type="float" office:value="0.281221" calcext:value-type="float">
            <text:p>0.281221</text:p>
          </table:table-cell>
          <table:table-cell office:value-type="float" office:value="0.278438" calcext:value-type="float">
            <text:p>0.278438</text:p>
          </table:table-cell>
          <table:table-cell office:value-type="float" office:value="0.27026" calcext:value-type="float">
            <text:p>0.27026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239874" calcext:value-type="float">
            <text:p>0.239874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48869" calcext:value-type="float">
            <text:p>0.148869</text:p>
          </table:table-cell>
          <table:table-cell office:value-type="float" office:value="0.125728" calcext:value-type="float">
            <text:p>0.125728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0844892" calcext:value-type="float">
            <text:p>0.0844892</text:p>
          </table:table-cell>
          <table:table-cell office:value-type="float" office:value="0.0672278" calcext:value-type="float">
            <text:p>0.0672278</text:p>
          </table:table-cell>
          <table:table-cell office:value-type="float" office:value="0.0524394" calcext:value-type="float">
            <text:p>0.0524394</text:p>
          </table:table-cell>
          <table:table-cell office:value-type="float" office:value="0.0401005" calcext:value-type="float">
            <text:p>0.0401005</text:p>
          </table:table-cell>
          <table:table-cell office:value-type="float" office:value="0.0300608" calcext:value-type="float">
            <text:p>0.0300608</text:p>
          </table:table-cell>
          <table:table-cell office:value-type="float" office:value="0.0220921" calcext:value-type="float">
            <text:p>0.0220921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0.00778245" calcext:value-type="float">
            <text:p>0.00778245</text:p>
          </table:table-cell>
          <table:table-cell office:value-type="float" office:value="0.00528236" calcext:value-type="float">
            <text:p>0.00528236</text:p>
          </table:table-cell>
          <table:table-cell office:value-type="float" office:value="0.00351443" calcext:value-type="float">
            <text:p>0.00351443</text:p>
          </table:table-cell>
          <table:table-cell office:value-type="float" office:value="0.00229239" calcext:value-type="float">
            <text:p>0.00229239</text:p>
          </table:table-cell>
          <table:table-cell office:value-type="float" office:value="0.00146555" calcext:value-type="float">
            <text:p>0.00146555</text:p>
          </table:table-cell>
          <table:table-cell office:value-type="float" office:value="0.000918629" calcext:value-type="float">
            <text:p>0.000918629</text:p>
          </table:table-cell>
          <table:table-cell office:value-type="float" office:value="0.000564283" calcext:value-type="float">
            <text:p>0.000564283</text:p>
          </table:table-cell>
          <table:table-cell office:value-type="float" office:value="0.000339879" calcext:value-type="float">
            <text:p>0.000339879</text:p>
          </table:table-cell>
          <table:table-cell office:value-type="float" office:value="0.000200568" calcext:value-type="float">
            <text:p>0.000200568</text:p>
          </table:table-cell>
          <table:table-cell office:value-type="float" office:value="0.000116081" calcext:value-type="float">
            <text:p>0.000116081</text:p>
          </table:table-cell>
          <table:table-cell office:value-type="float" office:value="0.0000657932" calcext:value-type="float">
            <text:p>6.57932E-05</text:p>
          </table:table-cell>
          <table:table-cell office:value-type="float" office:value="0.0000365893" calcext:value-type="float">
            <text:p>3.65893E-05</text:p>
          </table:table-cell>
          <table:table-cell office:value-type="float" office:value="0.0000199107" calcext:value-type="float">
            <text:p>1.99107E-05</text:p>
          </table:table-cell>
          <table:table-cell office:value-type="float" office:value="0.0000106412" calcext:value-type="float">
            <text:p>1.06412E-05</text:p>
          </table:table-cell>
          <table:table-cell office:value-type="float" office:value="0.00000555564" calcext:value-type="float">
            <text:p>5.55564E-06</text:p>
          </table:table-cell>
          <table:table-cell office:value-type="float" office:value="0.00000285483" calcext:value-type="float">
            <text:p>2.85483E-06</text:p>
          </table:table-cell>
          <table:table-cell office:value-type="float" office:value="0.00000142802" calcext:value-type="float">
            <text:p>1.42802E-06</text:p>
          </table:table-cell>
          <table:table-cell office:value-type="float" office:value="0.000000706512" calcext:value-type="float">
            <text:p>7.06512E-07</text:p>
          </table:table-cell>
          <table:table-cell office:value-type="float" office:value="0.000000337597" calcext:value-type="float">
            <text:p>3.37597E-07</text:p>
          </table:table-cell>
          <table:table-cell office:value-type="float" office:value="0.000000161411" calcext:value-type="float">
            <text:p>1.61411E-07</text:p>
          </table:table-cell>
          <table:table-cell office:value-type="float" office:value="0.0000000731655" calcext:value-type="float">
            <text:p>7.31655E-08</text:p>
          </table:table-cell>
          <table:table-cell office:value-type="float" office:value="0.0000000341415" calcext:value-type="float">
            <text:p>3.41415E-08</text:p>
          </table:table-cell>
          <table:table-cell office:value-type="float" office:value="0.0000000144242" calcext:value-type="float">
            <text:p>1.44242E-08</text:p>
          </table:table-cell>
          <table:table-cell office:value-type="float" office:value="0.00000000674599" calcext:value-type="float">
            <text:p>6.74599E-09</text:p>
          </table:table-cell>
          <table:table-cell office:value-type="float" office:value="0.0000000025334" calcext:value-type="float">
            <text:p>2.5334E-09</text:p>
          </table:table-cell>
          <table:table-cell office:value-type="float" office:value="0.00000000127367" calcext:value-type="float">
            <text:p>1.27367E-09</text:p>
          </table:table-cell>
          <table:table-cell office:value-type="float" office:value="0.000000000372768" calcext:value-type="float">
            <text:p>3.72768E-10</text:p>
          </table:table-cell>
          <table:table-cell office:value-type="float" office:value="0.00000000023204" calcext:value-type="float">
            <text:p>2.3204E-10</text:p>
          </table:table-cell>
          <table:table-cell office:value-type="float" office:value="0.0000000000341237" calcext:value-type="float">
            <text:p>3.41237E-11</text:p>
          </table:table-cell>
          <table:table-cell office:value-type="float" office:value="-0.0000000000046005" calcext:value-type="float">
            <text:p>-4.6005E-12</text:p>
          </table:table-cell>
          <table:table-cell office:value-type="float" office:value="-0.0000000000534515" calcext:value-type="float">
            <text:p>-5.34515E-11</text:p>
          </table:table-cell>
          <table:table-cell office:value-type="float" office:value="-0.00000000025901" calcext:value-type="float">
            <text:p>-2.5901E-10</text:p>
          </table:table-cell>
        </table:table-row>
        <table:table-row table:style-name="ro1">
          <table:table-cell office:value-type="float" office:value="-0.000000000416056" calcext:value-type="float">
            <text:p>-4.16056E-10</text:p>
          </table:table-cell>
          <table:table-cell office:value-type="float" office:value="-0.0000000000972509" calcext:value-type="float">
            <text:p>-9.72509E-11</text:p>
          </table:table-cell>
          <table:table-cell office:value-type="float" office:value="-0.00000000000810827" calcext:value-type="float">
            <text:p>-8.10827E-12</text:p>
          </table:table-cell>
          <table:table-cell office:value-type="float" office:value="0.0000000000660368" calcext:value-type="float">
            <text:p>6.60368E-11</text:p>
          </table:table-cell>
          <table:table-cell office:value-type="float" office:value="0.000000000370256" calcext:value-type="float">
            <text:p>3.70256E-10</text:p>
          </table:table-cell>
          <table:table-cell office:value-type="float" office:value="0.000000000631285" calcext:value-type="float">
            <text:p>6.31285E-10</text:p>
          </table:table-cell>
          <table:table-cell office:value-type="float" office:value="0.00000000199185" calcext:value-type="float">
            <text:p>1.99185E-09</text:p>
          </table:table-cell>
          <table:table-cell office:value-type="float" office:value="0.00000000398748" calcext:value-type="float">
            <text:p>3.98748E-09</text:p>
          </table:table-cell>
          <table:table-cell office:value-type="float" office:value="0.0000000102016" calcext:value-type="float">
            <text:p>1.02016E-08</text:p>
          </table:table-cell>
          <table:table-cell office:value-type="float" office:value="0.0000000215701" calcext:value-type="float">
            <text:p>2.15701E-08</text:p>
          </table:table-cell>
          <table:table-cell office:value-type="float" office:value="0.0000000497099" calcext:value-type="float">
            <text:p>4.97099E-08</text:p>
          </table:table-cell>
          <table:table-cell office:value-type="float" office:value="0.000000104798" calcext:value-type="float">
            <text:p>1.04798E-07</text:p>
          </table:table-cell>
          <table:table-cell office:value-type="float" office:value="0.000000226275" calcext:value-type="float">
            <text:p>2.26275E-07</text:p>
          </table:table-cell>
          <table:table-cell office:value-type="float" office:value="0.000000465097" calcext:value-type="float">
            <text:p>4.65097E-07</text:p>
          </table:table-cell>
          <table:table-cell office:value-type="float" office:value="0.000000955067" calcext:value-type="float">
            <text:p>9.55067E-07</text:p>
          </table:table-cell>
          <table:table-cell office:value-type="float" office:value="0.00000189776" calcext:value-type="float">
            <text:p>1.89776E-06</text:p>
          </table:table-cell>
          <table:table-cell office:value-type="float" office:value="0.00000372877" calcext:value-type="float">
            <text:p>3.72877E-06</text:p>
          </table:table-cell>
          <table:table-cell office:value-type="float" office:value="0.00000713941" calcext:value-type="float">
            <text:p>7.13941E-06</text:p>
          </table:table-cell>
          <table:table-cell office:value-type="float" office:value="0.0000134573" calcext:value-type="float">
            <text:p>1.34573E-05</text:p>
          </table:table-cell>
          <table:table-cell office:value-type="float" office:value="0.0000247976" calcext:value-type="float">
            <text:p>2.47976E-05</text:p>
          </table:table-cell>
          <table:table-cell office:value-type="float" office:value="0.0000448958" calcext:value-type="float">
            <text:p>4.48958E-05</text:p>
          </table:table-cell>
          <table:table-cell office:value-type="float" office:value="0.0000795836" calcext:value-type="float">
            <text:p>7.95836E-05</text:p>
          </table:table-cell>
          <table:table-cell office:value-type="float" office:value="0.000138482" calcext:value-type="float">
            <text:p>0.000138482</text:p>
          </table:table-cell>
          <table:table-cell office:value-type="float" office:value="0.000236113" calcext:value-type="float">
            <text:p>0.000236113</text:p>
          </table:table-cell>
          <table:table-cell office:value-type="float" office:value="0.000395017" calcext:value-type="float">
            <text:p>0.000395017</text:p>
          </table:table-cell>
          <table:table-cell office:value-type="float" office:value="0.000647805" calcext:value-type="float">
            <text:p>0.000647805</text:p>
          </table:table-cell>
          <table:table-cell office:value-type="float" office:value="0.00104221" calcext:value-type="float">
            <text:p>0.00104221</text:p>
          </table:table-cell>
          <table:table-cell office:value-type="float" office:value="0.00164399" calcext:value-type="float">
            <text:p>0.00164399</text:p>
          </table:table-cell>
          <table:table-cell office:value-type="float" office:value="0.0025438" calcext:value-type="float">
            <text:p>0.0025438</text:p>
          </table:table-cell>
          <table:table-cell office:value-type="float" office:value="0.00385972" calcext:value-type="float">
            <text:p>0.00385972</text:p>
          </table:table-cell>
          <table:table-cell office:value-type="float" office:value="0.00574445" calcext:value-type="float">
            <text:p>0.00574445</text:p>
          </table:table-cell>
          <table:table-cell office:value-type="float" office:value="0.00838428" calcext:value-type="float">
            <text:p>0.00838428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0.0232077" calcext:value-type="float">
            <text:p>0.0232077</text:p>
          </table:table-cell>
          <table:table-cell office:value-type="float" office:value="0.0313444" calcext:value-type="float">
            <text:p>0.0313444</text:p>
          </table:table-cell>
          <table:table-cell office:value-type="float" office:value="0.0415227" calcext:value-type="float">
            <text:p>0.0415227</text:p>
          </table:table-cell>
          <table:table-cell office:value-type="float" office:value="0.0539482" calcext:value-type="float">
            <text:p>0.0539482</text:p>
          </table:table-cell>
          <table:table-cell office:value-type="float" office:value="0.0687481" calcext:value-type="float">
            <text:p>0.0687481</text:p>
          </table:table-cell>
          <table:table-cell office:value-type="float" office:value="0.0859238" calcext:value-type="float">
            <text:p>0.0859238</text:p>
          </table:table-cell>
          <table:table-cell office:value-type="float" office:value="0.105331" calcext:value-type="float">
            <text:p>0.105331</text:p>
          </table:table-cell>
          <table:table-cell office:value-type="float" office:value="0.12664" calcext:value-type="float">
            <text:p>0.12664</text:p>
          </table:table-cell>
          <table:table-cell office:value-type="float" office:value="0.149338" calcext:value-type="float">
            <text:p>0.149338</text:p>
          </table:table-cell>
          <table:table-cell office:value-type="float" office:value="0.17272" calcext:value-type="float">
            <text:p>0.17272</text:p>
          </table:table-cell>
          <table:table-cell office:value-type="float" office:value="0.195929" calcext:value-type="float">
            <text:p>0.195929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237869" calcext:value-type="float">
            <text:p>0.237869</text:p>
          </table:table-cell>
          <table:table-cell office:value-type="float" office:value="0.254578" calcext:value-type="float">
            <text:p>0.254578</text:p>
          </table:table-cell>
          <table:table-cell office:value-type="float" office:value="0.267229" calcext:value-type="float">
            <text:p>0.267229</text:p>
          </table:table-cell>
          <table:table-cell office:value-type="float" office:value="0.275117" calcext:value-type="float">
            <text:p>0.275117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5117" calcext:value-type="float">
            <text:p>0.275117</text:p>
          </table:table-cell>
          <table:table-cell office:value-type="float" office:value="0.267229" calcext:value-type="float">
            <text:p>0.267229</text:p>
          </table:table-cell>
          <table:table-cell office:value-type="float" office:value="0.254578" calcext:value-type="float">
            <text:p>0.254578</text:p>
          </table:table-cell>
          <table:table-cell office:value-type="float" office:value="0.237869" calcext:value-type="float">
            <text:p>0.237869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195929" calcext:value-type="float">
            <text:p>0.195929</text:p>
          </table:table-cell>
          <table:table-cell office:value-type="float" office:value="0.17272" calcext:value-type="float">
            <text:p>0.17272</text:p>
          </table:table-cell>
          <table:table-cell office:value-type="float" office:value="0.149338" calcext:value-type="float">
            <text:p>0.149338</text:p>
          </table:table-cell>
          <table:table-cell office:value-type="float" office:value="0.12664" calcext:value-type="float">
            <text:p>0.12664</text:p>
          </table:table-cell>
          <table:table-cell office:value-type="float" office:value="0.105331" calcext:value-type="float">
            <text:p>0.105331</text:p>
          </table:table-cell>
          <table:table-cell office:value-type="float" office:value="0.0859238" calcext:value-type="float">
            <text:p>0.0859238</text:p>
          </table:table-cell>
          <table:table-cell office:value-type="float" office:value="0.0687481" calcext:value-type="float">
            <text:p>0.0687481</text:p>
          </table:table-cell>
          <table:table-cell office:value-type="float" office:value="0.0539482" calcext:value-type="float">
            <text:p>0.0539482</text:p>
          </table:table-cell>
          <table:table-cell office:value-type="float" office:value="0.0415227" calcext:value-type="float">
            <text:p>0.0415227</text:p>
          </table:table-cell>
          <table:table-cell office:value-type="float" office:value="0.0313444" calcext:value-type="float">
            <text:p>0.0313444</text:p>
          </table:table-cell>
          <table:table-cell office:value-type="float" office:value="0.0232077" calcext:value-type="float">
            <text:p>0.0232077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0838428" calcext:value-type="float">
            <text:p>0.00838428</text:p>
          </table:table-cell>
          <table:table-cell office:value-type="float" office:value="0.00574445" calcext:value-type="float">
            <text:p>0.00574445</text:p>
          </table:table-cell>
          <table:table-cell office:value-type="float" office:value="0.00385972" calcext:value-type="float">
            <text:p>0.00385972</text:p>
          </table:table-cell>
          <table:table-cell office:value-type="float" office:value="0.0025438" calcext:value-type="float">
            <text:p>0.0025438</text:p>
          </table:table-cell>
          <table:table-cell office:value-type="float" office:value="0.00164399" calcext:value-type="float">
            <text:p>0.00164399</text:p>
          </table:table-cell>
          <table:table-cell office:value-type="float" office:value="0.00104221" calcext:value-type="float">
            <text:p>0.00104221</text:p>
          </table:table-cell>
          <table:table-cell office:value-type="float" office:value="0.000647805" calcext:value-type="float">
            <text:p>0.000647805</text:p>
          </table:table-cell>
          <table:table-cell office:value-type="float" office:value="0.000395017" calcext:value-type="float">
            <text:p>0.000395017</text:p>
          </table:table-cell>
          <table:table-cell office:value-type="float" office:value="0.000236113" calcext:value-type="float">
            <text:p>0.000236113</text:p>
          </table:table-cell>
          <table:table-cell office:value-type="float" office:value="0.000138482" calcext:value-type="float">
            <text:p>0.000138482</text:p>
          </table:table-cell>
          <table:table-cell office:value-type="float" office:value="0.0000795836" calcext:value-type="float">
            <text:p>7.95836E-05</text:p>
          </table:table-cell>
          <table:table-cell office:value-type="float" office:value="0.0000448958" calcext:value-type="float">
            <text:p>4.48958E-05</text:p>
          </table:table-cell>
          <table:table-cell office:value-type="float" office:value="0.0000247976" calcext:value-type="float">
            <text:p>2.47976E-05</text:p>
          </table:table-cell>
          <table:table-cell office:value-type="float" office:value="0.0000134573" calcext:value-type="float">
            <text:p>1.34573E-05</text:p>
          </table:table-cell>
          <table:table-cell office:value-type="float" office:value="0.00000713941" calcext:value-type="float">
            <text:p>7.13941E-06</text:p>
          </table:table-cell>
          <table:table-cell office:value-type="float" office:value="0.00000372877" calcext:value-type="float">
            <text:p>3.72877E-06</text:p>
          </table:table-cell>
          <table:table-cell office:value-type="float" office:value="0.00000189776" calcext:value-type="float">
            <text:p>1.89776E-06</text:p>
          </table:table-cell>
          <table:table-cell office:value-type="float" office:value="0.000000955067" calcext:value-type="float">
            <text:p>9.55067E-07</text:p>
          </table:table-cell>
          <table:table-cell office:value-type="float" office:value="0.000000465097" calcext:value-type="float">
            <text:p>4.65097E-07</text:p>
          </table:table-cell>
          <table:table-cell office:value-type="float" office:value="0.000000226275" calcext:value-type="float">
            <text:p>2.26275E-07</text:p>
          </table:table-cell>
          <table:table-cell office:value-type="float" office:value="0.000000104798" calcext:value-type="float">
            <text:p>1.04798E-07</text:p>
          </table:table-cell>
          <table:table-cell office:value-type="float" office:value="0.0000000497099" calcext:value-type="float">
            <text:p>4.97099E-08</text:p>
          </table:table-cell>
          <table:table-cell office:value-type="float" office:value="0.0000000215701" calcext:value-type="float">
            <text:p>2.15701E-08</text:p>
          </table:table-cell>
          <table:table-cell office:value-type="float" office:value="0.0000000102016" calcext:value-type="float">
            <text:p>1.02016E-08</text:p>
          </table:table-cell>
          <table:table-cell office:value-type="float" office:value="0.00000000398748" calcext:value-type="float">
            <text:p>3.98748E-09</text:p>
          </table:table-cell>
          <table:table-cell office:value-type="float" office:value="0.00000000199185" calcext:value-type="float">
            <text:p>1.99185E-09</text:p>
          </table:table-cell>
          <table:table-cell office:value-type="float" office:value="0.000000000631285" calcext:value-type="float">
            <text:p>6.31285E-10</text:p>
          </table:table-cell>
          <table:table-cell office:value-type="float" office:value="0.000000000370256" calcext:value-type="float">
            <text:p>3.70256E-10</text:p>
          </table:table-cell>
          <table:table-cell office:value-type="float" office:value="0.0000000000660369" calcext:value-type="float">
            <text:p>6.60369E-11</text:p>
          </table:table-cell>
          <table:table-cell office:value-type="float" office:value="-0.00000000000810827" calcext:value-type="float">
            <text:p>-8.10827E-12</text:p>
          </table:table-cell>
          <table:table-cell office:value-type="float" office:value="-0.000000000097251" calcext:value-type="float">
            <text:p>-9.7251E-11</text:p>
          </table:table-cell>
          <table:table-cell office:value-type="float" office:value="-0.000000000416056" calcext:value-type="float">
            <text:p>-4.16056E-10</text:p>
          </table:table-cell>
        </table:table-row>
        <table:table-row table:style-name="ro1">
          <table:table-cell office:value-type="float" office:value="-0.000000000654898" calcext:value-type="float">
            <text:p>-6.54898E-10</text:p>
          </table:table-cell>
          <table:table-cell office:value-type="float" office:value="-0.000000000168707" calcext:value-type="float">
            <text:p>-1.68707E-10</text:p>
          </table:table-cell>
          <table:table-cell office:value-type="float" office:value="-0.0000000000137472" calcext:value-type="float">
            <text:p>-1.37472E-11</text:p>
          </table:table-cell>
          <table:table-cell office:value-type="float" office:value="0.00000000011937" calcext:value-type="float">
            <text:p>1.1937E-10</text:p>
          </table:table-cell>
          <table:table-cell office:value-type="float" office:value="0.000000000579926" calcext:value-type="float">
            <text:p>5.79926E-10</text:p>
          </table:table-cell>
          <table:table-cell office:value-type="float" office:value="0.00000000103356" calcext:value-type="float">
            <text:p>1.03356E-09</text:p>
          </table:table-cell>
          <table:table-cell office:value-type="float" office:value="0.00000000305199" calcext:value-type="float">
            <text:p>3.05199E-09</text:p>
          </table:table-cell>
          <table:table-cell office:value-type="float" office:value="0.00000000612492" calcext:value-type="float">
            <text:p>6.12492E-09</text:p>
          </table:table-cell>
          <table:table-cell office:value-type="float" office:value="0.0000000151226" calcext:value-type="float">
            <text:p>1.51226E-08</text:p>
          </table:table-cell>
          <table:table-cell office:value-type="float" office:value="0.000000031603" calcext:value-type="float">
            <text:p>3.1603E-08</text:p>
          </table:table-cell>
          <table:table-cell office:value-type="float" office:value="0.0000000710585" calcext:value-type="float">
            <text:p>7.10585E-08</text:p>
          </table:table-cell>
          <table:table-cell office:value-type="float" office:value="0.000000147447" calcext:value-type="float">
            <text:p>1.47447E-07</text:p>
          </table:table-cell>
          <table:table-cell office:value-type="float" office:value="0.000000311993" calcext:value-type="float">
            <text:p>3.11993E-07</text:p>
          </table:table-cell>
          <table:table-cell office:value-type="float" office:value="0.00000063071" calcext:value-type="float">
            <text:p>6.3071E-07</text:p>
          </table:table-cell>
          <table:table-cell office:value-type="float" office:value="0.00000127213" calcext:value-type="float">
            <text:p>1.27213E-06</text:p>
          </table:table-cell>
          <table:table-cell office:value-type="float" office:value="0.00000248707" calcext:value-type="float">
            <text:p>2.48707E-06</text:p>
          </table:table-cell>
          <table:table-cell office:value-type="float" office:value="0.00000480701" calcext:value-type="float">
            <text:p>4.80701E-06</text:p>
          </table:table-cell>
          <table:table-cell office:value-type="float" office:value="0.00000906273" calcext:value-type="float">
            <text:p>9.06273E-06</text:p>
          </table:table-cell>
          <table:table-cell office:value-type="float" office:value="0.0000168242" calcext:value-type="float">
            <text:p>1.68242E-05</text:p>
          </table:table-cell>
          <table:table-cell office:value-type="float" office:value="0.0000305541" calcext:value-type="float">
            <text:p>3.05541E-05</text:p>
          </table:table-cell>
          <table:table-cell office:value-type="float" office:value="0.0000545392" calcext:value-type="float">
            <text:p>5.45392E-05</text:p>
          </table:table-cell>
          <table:table-cell office:value-type="float" office:value="0.0000953713" calcext:value-type="float">
            <text:p>9.53713E-05</text:p>
          </table:table-cell>
          <table:table-cell office:value-type="float" office:value="0.000163782" calcext:value-type="float">
            <text:p>0.000163782</text:p>
          </table:table-cell>
          <table:table-cell office:value-type="float" office:value="0.000275737" calcext:value-type="float">
            <text:p>0.000275737</text:p>
          </table:table-cell>
          <table:table-cell office:value-type="float" office:value="0.000455712" calcext:value-type="float">
            <text:p>0.000455712</text:p>
          </table:table-cell>
          <table:table-cell office:value-type="float" office:value="0.000738637" calcext:value-type="float">
            <text:p>0.000738637</text:p>
          </table:table-cell>
          <table:table-cell office:value-type="float" office:value="0.00117504" calcext:value-type="float">
            <text:p>0.00117504</text:p>
          </table:table-cell>
          <table:table-cell office:value-type="float" office:value="0.00183365" calcext:value-type="float">
            <text:p>0.00183365</text:p>
          </table:table-cell>
          <table:table-cell office:value-type="float" office:value="0.00280813" calcext:value-type="float">
            <text:p>0.00280813</text:p>
          </table:table-cell>
          <table:table-cell office:value-type="float" office:value="0.00421902" calcext:value-type="float">
            <text:p>0.00421902</text:p>
          </table:table-cell>
          <table:table-cell office:value-type="float" office:value="0.00622049" calcext:value-type="float">
            <text:p>0.00622049</text:p>
          </table:table-cell>
          <table:table-cell office:value-type="float" office:value="0.00899837" calcext:value-type="float">
            <text:p>0.00899837</text:p>
          </table:table-cell>
          <table:table-cell office:value-type="float" office:value="0.0127735" calcext:value-type="float">
            <text:p>0.0127735</text:p>
          </table:table-cell>
          <table:table-cell office:value-type="float" office:value="0.017791" calcext:value-type="float">
            <text:p>0.017791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0.0326092" calcext:value-type="float">
            <text:p>0.0326092</text:p>
          </table:table-cell>
          <table:table-cell office:value-type="float" office:value="0.0429124" calcext:value-type="float">
            <text:p>0.0429124</text:p>
          </table:table-cell>
          <table:table-cell office:value-type="float" office:value="0.0554103" calcext:value-type="float">
            <text:p>0.0554103</text:p>
          </table:table-cell>
          <table:table-cell office:value-type="float" office:value="0.0702085" calcext:value-type="float">
            <text:p>0.0702085</text:p>
          </table:table-cell>
          <table:table-cell office:value-type="float" office:value="0.0872883" calcext:value-type="float">
            <text:p>0.0872883</text:p>
          </table:table-cell>
          <table:table-cell office:value-type="float" office:value="0.106491" calcext:value-type="float">
            <text:p>0.106491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149743" calcext:value-type="float">
            <text:p>0.149743</text:p>
          </table:table-cell>
          <table:table-cell office:value-type="float" office:value="0.172595" calcext:value-type="float">
            <text:p>0.172595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52073" calcext:value-type="float">
            <text:p>0.252073</text:p>
          </table:table-cell>
          <table:table-cell office:value-type="float" office:value="0.264297" calcext:value-type="float">
            <text:p>0.264297</text:p>
          </table:table-cell>
          <table:table-cell office:value-type="float" office:value="0.271912" calcext:value-type="float">
            <text:p>0.271912</text:p>
          </table:table-cell>
          <table:table-cell office:value-type="float" office:value="0.274501" calcext:value-type="float">
            <text:p>0.274501</text:p>
          </table:table-cell>
          <table:table-cell office:value-type="float" office:value="0.271912" calcext:value-type="float">
            <text:p>0.271912</text:p>
          </table:table-cell>
          <table:table-cell office:value-type="float" office:value="0.264297" calcext:value-type="float">
            <text:p>0.264297</text:p>
          </table:table-cell>
          <table:table-cell office:value-type="float" office:value="0.252073" calcext:value-type="float">
            <text:p>0.252073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72595" calcext:value-type="float">
            <text:p>0.172595</text:p>
          </table:table-cell>
          <table:table-cell office:value-type="float" office:value="0.149743" calcext:value-type="float">
            <text:p>0.149743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106491" calcext:value-type="float">
            <text:p>0.106491</text:p>
          </table:table-cell>
          <table:table-cell office:value-type="float" office:value="0.0872883" calcext:value-type="float">
            <text:p>0.0872883</text:p>
          </table:table-cell>
          <table:table-cell office:value-type="float" office:value="0.0702085" calcext:value-type="float">
            <text:p>0.0702085</text:p>
          </table:table-cell>
          <table:table-cell office:value-type="float" office:value="0.0554103" calcext:value-type="float">
            <text:p>0.0554103</text:p>
          </table:table-cell>
          <table:table-cell office:value-type="float" office:value="0.0429124" calcext:value-type="float">
            <text:p>0.0429124</text:p>
          </table:table-cell>
          <table:table-cell office:value-type="float" office:value="0.0326092" calcext:value-type="float">
            <text:p>0.0326092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0.017791" calcext:value-type="float">
            <text:p>0.017791</text:p>
          </table:table-cell>
          <table:table-cell office:value-type="float" office:value="0.0127735" calcext:value-type="float">
            <text:p>0.0127735</text:p>
          </table:table-cell>
          <table:table-cell office:value-type="float" office:value="0.00899837" calcext:value-type="float">
            <text:p>0.00899837</text:p>
          </table:table-cell>
          <table:table-cell office:value-type="float" office:value="0.00622049" calcext:value-type="float">
            <text:p>0.00622049</text:p>
          </table:table-cell>
          <table:table-cell office:value-type="float" office:value="0.00421902" calcext:value-type="float">
            <text:p>0.00421902</text:p>
          </table:table-cell>
          <table:table-cell office:value-type="float" office:value="0.00280813" calcext:value-type="float">
            <text:p>0.00280813</text:p>
          </table:table-cell>
          <table:table-cell office:value-type="float" office:value="0.00183365" calcext:value-type="float">
            <text:p>0.00183365</text:p>
          </table:table-cell>
          <table:table-cell office:value-type="float" office:value="0.00117504" calcext:value-type="float">
            <text:p>0.00117504</text:p>
          </table:table-cell>
          <table:table-cell office:value-type="float" office:value="0.000738637" calcext:value-type="float">
            <text:p>0.000738637</text:p>
          </table:table-cell>
          <table:table-cell office:value-type="float" office:value="0.000455712" calcext:value-type="float">
            <text:p>0.000455712</text:p>
          </table:table-cell>
          <table:table-cell office:value-type="float" office:value="0.000275737" calcext:value-type="float">
            <text:p>0.000275737</text:p>
          </table:table-cell>
          <table:table-cell office:value-type="float" office:value="0.000163782" calcext:value-type="float">
            <text:p>0.000163782</text:p>
          </table:table-cell>
          <table:table-cell office:value-type="float" office:value="0.0000953713" calcext:value-type="float">
            <text:p>9.53713E-05</text:p>
          </table:table-cell>
          <table:table-cell office:value-type="float" office:value="0.0000545392" calcext:value-type="float">
            <text:p>5.45392E-05</text:p>
          </table:table-cell>
          <table:table-cell office:value-type="float" office:value="0.0000305541" calcext:value-type="float">
            <text:p>3.05541E-05</text:p>
          </table:table-cell>
          <table:table-cell office:value-type="float" office:value="0.0000168242" calcext:value-type="float">
            <text:p>1.68242E-05</text:p>
          </table:table-cell>
          <table:table-cell office:value-type="float" office:value="0.00000906273" calcext:value-type="float">
            <text:p>9.06273E-06</text:p>
          </table:table-cell>
          <table:table-cell office:value-type="float" office:value="0.00000480701" calcext:value-type="float">
            <text:p>4.80701E-06</text:p>
          </table:table-cell>
          <table:table-cell office:value-type="float" office:value="0.00000248707" calcext:value-type="float">
            <text:p>2.48707E-06</text:p>
          </table:table-cell>
          <table:table-cell office:value-type="float" office:value="0.00000127213" calcext:value-type="float">
            <text:p>1.27213E-06</text:p>
          </table:table-cell>
          <table:table-cell office:value-type="float" office:value="0.00000063071" calcext:value-type="float">
            <text:p>6.3071E-07</text:p>
          </table:table-cell>
          <table:table-cell office:value-type="float" office:value="0.000000311993" calcext:value-type="float">
            <text:p>3.11993E-07</text:p>
          </table:table-cell>
          <table:table-cell office:value-type="float" office:value="0.000000147447" calcext:value-type="float">
            <text:p>1.47447E-07</text:p>
          </table:table-cell>
          <table:table-cell office:value-type="float" office:value="0.0000000710585" calcext:value-type="float">
            <text:p>7.10585E-08</text:p>
          </table:table-cell>
          <table:table-cell office:value-type="float" office:value="0.000000031603" calcext:value-type="float">
            <text:p>3.1603E-08</text:p>
          </table:table-cell>
          <table:table-cell office:value-type="float" office:value="0.0000000151226" calcext:value-type="float">
            <text:p>1.51226E-08</text:p>
          </table:table-cell>
          <table:table-cell office:value-type="float" office:value="0.00000000612492" calcext:value-type="float">
            <text:p>6.12492E-09</text:p>
          </table:table-cell>
          <table:table-cell office:value-type="float" office:value="0.00000000305199" calcext:value-type="float">
            <text:p>3.05199E-09</text:p>
          </table:table-cell>
          <table:table-cell office:value-type="float" office:value="0.00000000103356" calcext:value-type="float">
            <text:p>1.03356E-09</text:p>
          </table:table-cell>
          <table:table-cell office:value-type="float" office:value="0.000000000579926" calcext:value-type="float">
            <text:p>5.79926E-10</text:p>
          </table:table-cell>
          <table:table-cell office:value-type="float" office:value="0.00000000011937" calcext:value-type="float">
            <text:p>1.1937E-10</text:p>
          </table:table-cell>
          <table:table-cell office:value-type="float" office:value="-0.0000000000137472" calcext:value-type="float">
            <text:p>-1.37472E-11</text:p>
          </table:table-cell>
          <table:table-cell office:value-type="float" office:value="-0.000000000168707" calcext:value-type="float">
            <text:p>-1.68707E-10</text:p>
          </table:table-cell>
          <table:table-cell office:value-type="float" office:value="-0.000000000654898" calcext:value-type="float">
            <text:p>-6.54898E-10</text:p>
          </table:table-cell>
        </table:table-row>
        <table:table-row table:style-name="ro1">
          <table:table-cell office:value-type="float" office:value="-0.00000000101111" calcext:value-type="float">
            <text:p>-1.01111E-09</text:p>
          </table:table-cell>
          <table:table-cell office:value-type="float" office:value="-0.000000000281508" calcext:value-type="float">
            <text:p>-2.81508E-10</text:p>
          </table:table-cell>
          <table:table-cell office:value-type="float" office:value="-0.000000000022548" calcext:value-type="float">
            <text:p>-2.2548E-11</text:p>
          </table:table-cell>
          <table:table-cell office:value-type="float" office:value="0.000000000205097" calcext:value-type="float">
            <text:p>2.05097E-10</text:p>
          </table:table-cell>
          <table:table-cell office:value-type="float" office:value="0.000000000892175" calcext:value-type="float">
            <text:p>8.92175E-10</text:p>
          </table:table-cell>
          <table:table-cell office:value-type="float" office:value="0.00000000164308" calcext:value-type="float">
            <text:p>1.64308E-09</text:p>
          </table:table-cell>
          <table:table-cell office:value-type="float" office:value="0.00000000458748" calcext:value-type="float">
            <text:p>4.58748E-09</text:p>
          </table:table-cell>
          <table:table-cell office:value-type="float" office:value="0.00000000920139" calcext:value-type="float">
            <text:p>9.20139E-09</text:p>
          </table:table-cell>
          <table:table-cell office:value-type="float" office:value="0.0000000220054" calcext:value-type="float">
            <text:p>2.20054E-08</text:p>
          </table:table-cell>
          <table:table-cell office:value-type="float" office:value="0.0000000454378" calcext:value-type="float">
            <text:p>4.54378E-08</text:p>
          </table:table-cell>
          <table:table-cell office:value-type="float" office:value="0.0000000998576" calcext:value-type="float">
            <text:p>9.98576E-08</text:p>
          </table:table-cell>
          <table:table-cell office:value-type="float" office:value="0.000000204049" calcext:value-type="float">
            <text:p>2.04049E-07</text:p>
          </table:table-cell>
          <table:table-cell office:value-type="float" office:value="0.000000423623" calcext:value-type="float">
            <text:p>4.23623E-07</text:p>
          </table:table-cell>
          <table:table-cell office:value-type="float" office:value="0.000000842866" calcext:value-type="float">
            <text:p>8.42866E-07</text:p>
          </table:table-cell>
          <table:table-cell office:value-type="float" office:value="0.0000016714" calcext:value-type="float">
            <text:p>1.6714E-06</text:p>
          </table:table-cell>
          <table:table-cell office:value-type="float" office:value="0.00000321746" calcext:value-type="float">
            <text:p>3.21746E-06</text:p>
          </table:table-cell>
          <table:table-cell office:value-type="float" office:value="0.00000612234" calcext:value-type="float">
            <text:p>6.12234E-06</text:p>
          </table:table-cell>
          <table:table-cell office:value-type="float" office:value="0.0000113738" calcext:value-type="float">
            <text:p>1.13738E-05</text:p>
          </table:table-cell>
          <table:table-cell office:value-type="float" office:value="0.0000208105" calcext:value-type="float">
            <text:p>2.08105E-05</text:p>
          </table:table-cell>
          <table:table-cell office:value-type="float" office:value="0.0000372731" calcext:value-type="float">
            <text:p>3.72731E-05</text:p>
          </table:table-cell>
          <table:table-cell office:value-type="float" office:value="0.0000656404" calcext:value-type="float">
            <text:p>6.56404E-05</text:p>
          </table:table-cell>
          <table:table-cell office:value-type="float" office:value="0.000113305" calcext:value-type="float">
            <text:p>0.000113305</text:p>
          </table:table-cell>
          <table:table-cell office:value-type="float" office:value="0.000192152" calcext:value-type="float">
            <text:p>0.000192152</text:p>
          </table:table-cell>
          <table:table-cell office:value-type="float" office:value="0.00031962" calcext:value-type="float">
            <text:p>0.00031962</text:p>
          </table:table-cell>
          <table:table-cell office:value-type="float" office:value="0.000522127" calcext:value-type="float">
            <text:p>0.000522127</text:p>
          </table:table-cell>
          <table:table-cell office:value-type="float" office:value="0.000836885" calcext:value-type="float">
            <text:p>0.000836885</text:p>
          </table:table-cell>
          <table:table-cell office:value-type="float" office:value="0.00131713" calcext:value-type="float">
            <text:p>0.00131713</text:p>
          </table:table-cell>
          <table:table-cell office:value-type="float" office:value="0.00203434" calcext:value-type="float">
            <text:p>0.00203434</text:p>
          </table:table-cell>
          <table:table-cell office:value-type="float" office:value="0.00308497" calcext:value-type="float">
            <text:p>0.00308497</text:p>
          </table:table-cell>
          <table:table-cell office:value-type="float" office:value="0.00459161" calcext:value-type="float">
            <text:p>0.00459161</text:p>
          </table:table-cell>
          <table:table-cell office:value-type="float" office:value="0.00670946" calcext:value-type="float">
            <text:p>0.00670946</text:p>
          </table:table-cell>
          <table:table-cell office:value-type="float" office:value="0.00962338" calcext:value-type="float">
            <text:p>0.00962338</text:p>
          </table:table-cell>
          <table:table-cell office:value-type="float" office:value="0.0135508" calcext:value-type="float">
            <text:p>0.0135508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254155" calcext:value-type="float">
            <text:p>0.0254155</text:p>
          </table:table-cell>
          <table:table-cell office:value-type="float" office:value="0.0338539" calcext:value-type="float">
            <text:p>0.0338539</text:p>
          </table:table-cell>
          <table:table-cell office:value-type="float" office:value="0.0442693" calcext:value-type="float">
            <text:p>0.0442693</text:p>
          </table:table-cell>
          <table:table-cell office:value-type="float" office:value="0.0568264" calcext:value-type="float">
            <text:p>0.0568264</text:p>
          </table:table-cell>
          <table:table-cell office:value-type="float" office:value="0.071611" calcext:value-type="float">
            <text:p>0.071611</text:p>
          </table:table-cell>
          <table:table-cell office:value-type="float" office:value="0.0885861" calcext:value-type="float">
            <text:p>0.0885861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172428" calcext:value-type="float">
            <text:p>0.172428</text:p>
          </table:table-cell>
          <table:table-cell office:value-type="float" office:value="0.194464" calcext:value-type="float">
            <text:p>0.194464</text:p>
          </table:table-cell>
          <table:table-cell office:value-type="float" office:value="0.215293" calcext:value-type="float">
            <text:p>0.215293</text:p>
          </table:table-cell>
          <table:table-cell office:value-type="float" office:value="0.233987" calcext:value-type="float">
            <text:p>0.233987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268816" calcext:value-type="float">
            <text:p>0.268816</text:p>
          </table:table-cell>
          <table:table-cell office:value-type="float" office:value="0.271317" calcext:value-type="float">
            <text:p>0.271317</text:p>
          </table:table-cell>
          <table:table-cell office:value-type="float" office:value="0.268816" calcext:value-type="float">
            <text:p>0.268816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0.233987" calcext:value-type="float">
            <text:p>0.233987</text:p>
          </table:table-cell>
          <table:table-cell office:value-type="float" office:value="0.215293" calcext:value-type="float">
            <text:p>0.215293</text:p>
          </table:table-cell>
          <table:table-cell office:value-type="float" office:value="0.194464" calcext:value-type="float">
            <text:p>0.194464</text:p>
          </table:table-cell>
          <table:table-cell office:value-type="float" office:value="0.172428" calcext:value-type="float">
            <text:p>0.17242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0885861" calcext:value-type="float">
            <text:p>0.0885861</text:p>
          </table:table-cell>
          <table:table-cell office:value-type="float" office:value="0.071611" calcext:value-type="float">
            <text:p>0.071611</text:p>
          </table:table-cell>
          <table:table-cell office:value-type="float" office:value="0.0568264" calcext:value-type="float">
            <text:p>0.0568264</text:p>
          </table:table-cell>
          <table:table-cell office:value-type="float" office:value="0.0442693" calcext:value-type="float">
            <text:p>0.0442693</text:p>
          </table:table-cell>
          <table:table-cell office:value-type="float" office:value="0.0338539" calcext:value-type="float">
            <text:p>0.0338539</text:p>
          </table:table-cell>
          <table:table-cell office:value-type="float" office:value="0.0254155" calcext:value-type="float">
            <text:p>0.0254155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35508" calcext:value-type="float">
            <text:p>0.0135508</text:p>
          </table:table-cell>
          <table:table-cell office:value-type="float" office:value="0.00962338" calcext:value-type="float">
            <text:p>0.00962338</text:p>
          </table:table-cell>
          <table:table-cell office:value-type="float" office:value="0.00670946" calcext:value-type="float">
            <text:p>0.00670946</text:p>
          </table:table-cell>
          <table:table-cell office:value-type="float" office:value="0.00459161" calcext:value-type="float">
            <text:p>0.00459161</text:p>
          </table:table-cell>
          <table:table-cell office:value-type="float" office:value="0.00308497" calcext:value-type="float">
            <text:p>0.00308497</text:p>
          </table:table-cell>
          <table:table-cell office:value-type="float" office:value="0.00203434" calcext:value-type="float">
            <text:p>0.00203434</text:p>
          </table:table-cell>
          <table:table-cell office:value-type="float" office:value="0.00131713" calcext:value-type="float">
            <text:p>0.00131713</text:p>
          </table:table-cell>
          <table:table-cell office:value-type="float" office:value="0.000836885" calcext:value-type="float">
            <text:p>0.000836885</text:p>
          </table:table-cell>
          <table:table-cell office:value-type="float" office:value="0.000522127" calcext:value-type="float">
            <text:p>0.000522127</text:p>
          </table:table-cell>
          <table:table-cell office:value-type="float" office:value="0.00031962" calcext:value-type="float">
            <text:p>0.00031962</text:p>
          </table:table-cell>
          <table:table-cell office:value-type="float" office:value="0.000192152" calcext:value-type="float">
            <text:p>0.000192152</text:p>
          </table:table-cell>
          <table:table-cell office:value-type="float" office:value="0.000113305" calcext:value-type="float">
            <text:p>0.000113305</text:p>
          </table:table-cell>
          <table:table-cell office:value-type="float" office:value="0.0000656404" calcext:value-type="float">
            <text:p>6.56404E-05</text:p>
          </table:table-cell>
          <table:table-cell office:value-type="float" office:value="0.0000372731" calcext:value-type="float">
            <text:p>3.72731E-05</text:p>
          </table:table-cell>
          <table:table-cell office:value-type="float" office:value="0.0000208105" calcext:value-type="float">
            <text:p>2.08105E-05</text:p>
          </table:table-cell>
          <table:table-cell office:value-type="float" office:value="0.0000113738" calcext:value-type="float">
            <text:p>1.13738E-05</text:p>
          </table:table-cell>
          <table:table-cell office:value-type="float" office:value="0.00000612234" calcext:value-type="float">
            <text:p>6.12234E-06</text:p>
          </table:table-cell>
          <table:table-cell office:value-type="float" office:value="0.00000321746" calcext:value-type="float">
            <text:p>3.21746E-06</text:p>
          </table:table-cell>
          <table:table-cell office:value-type="float" office:value="0.0000016714" calcext:value-type="float">
            <text:p>1.6714E-06</text:p>
          </table:table-cell>
          <table:table-cell office:value-type="float" office:value="0.000000842866" calcext:value-type="float">
            <text:p>8.42866E-07</text:p>
          </table:table-cell>
          <table:table-cell office:value-type="float" office:value="0.000000423623" calcext:value-type="float">
            <text:p>4.23623E-07</text:p>
          </table:table-cell>
          <table:table-cell office:value-type="float" office:value="0.000000204049" calcext:value-type="float">
            <text:p>2.04049E-07</text:p>
          </table:table-cell>
          <table:table-cell office:value-type="float" office:value="0.0000000998576" calcext:value-type="float">
            <text:p>9.98576E-08</text:p>
          </table:table-cell>
          <table:table-cell office:value-type="float" office:value="0.0000000454378" calcext:value-type="float">
            <text:p>4.54378E-08</text:p>
          </table:table-cell>
          <table:table-cell office:value-type="float" office:value="0.0000000220054" calcext:value-type="float">
            <text:p>2.20054E-08</text:p>
          </table:table-cell>
          <table:table-cell office:value-type="float" office:value="0.00000000920139" calcext:value-type="float">
            <text:p>9.20139E-09</text:p>
          </table:table-cell>
          <table:table-cell office:value-type="float" office:value="0.00000000458748" calcext:value-type="float">
            <text:p>4.58748E-09</text:p>
          </table:table-cell>
          <table:table-cell office:value-type="float" office:value="0.00000000164308" calcext:value-type="float">
            <text:p>1.64308E-09</text:p>
          </table:table-cell>
          <table:table-cell office:value-type="float" office:value="0.000000000892175" calcext:value-type="float">
            <text:p>8.92175E-10</text:p>
          </table:table-cell>
          <table:table-cell office:value-type="float" office:value="0.000000000205097" calcext:value-type="float">
            <text:p>2.05097E-10</text:p>
          </table:table-cell>
          <table:table-cell office:value-type="float" office:value="-0.000000000022548" calcext:value-type="float">
            <text:p>-2.2548E-11</text:p>
          </table:table-cell>
          <table:table-cell office:value-type="float" office:value="-0.000000000281508" calcext:value-type="float">
            <text:p>-2.81508E-10</text:p>
          </table:table-cell>
          <table:table-cell office:value-type="float" office:value="-0.00000000101111" calcext:value-type="float">
            <text:p>-1.01111E-09</text:p>
          </table:table-cell>
        </table:table-row>
        <table:table-row table:style-name="ro1">
          <table:table-cell office:value-type="float" office:value="-0.00000000153261" calcext:value-type="float">
            <text:p>-1.53261E-09</text:p>
          </table:table-cell>
          <table:table-cell office:value-type="float" office:value="-0.000000000454561" calcext:value-type="float">
            <text:p>-4.54561E-10</text:p>
          </table:table-cell>
          <table:table-cell office:value-type="float" office:value="-0.0000000000359279" calcext:value-type="float">
            <text:p>-3.59279E-11</text:p>
          </table:table-cell>
          <table:table-cell office:value-type="float" office:value="0.00000000033847" calcext:value-type="float">
            <text:p>3.3847E-10</text:p>
          </table:table-cell>
          <table:table-cell office:value-type="float" office:value="0.00000000134904" calcext:value-type="float">
            <text:p>1.34904E-09</text:p>
          </table:table-cell>
          <table:table-cell office:value-type="float" office:value="0.00000000254487" calcext:value-type="float">
            <text:p>2.54487E-09</text:p>
          </table:table-cell>
          <table:table-cell office:value-type="float" office:value="0.00000000677218" calcext:value-type="float">
            <text:p>6.77218E-09</text:p>
          </table:table-cell>
          <table:table-cell office:value-type="float" office:value="0.0000000135448" calcext:value-type="float">
            <text:p>1.35448E-08</text:p>
          </table:table-cell>
          <table:table-cell office:value-type="float" office:value="0.0000000314723" calcext:value-type="float">
            <text:p>3.14723E-08</text:p>
          </table:table-cell>
          <table:table-cell office:value-type="float" office:value="0.0000000642007" calcext:value-type="float">
            <text:p>6.42007E-08</text:p>
          </table:table-cell>
          <table:table-cell office:value-type="float" office:value="0.000000138121" calcext:value-type="float">
            <text:p>1.38121E-07</text:p>
          </table:table-cell>
          <table:table-cell office:value-type="float" office:value="0.000000278078" calcext:value-type="float">
            <text:p>2.78078E-07</text:p>
          </table:table-cell>
          <table:table-cell office:value-type="float" office:value="0.000000567037" calcext:value-type="float">
            <text:p>5.67037E-07</text:p>
          </table:table-cell>
          <table:table-cell office:value-type="float" office:value="0.00000111118" calcext:value-type="float">
            <text:p>1.11118E-06</text:p>
          </table:table-cell>
          <table:table-cell office:value-type="float" office:value="0.00000216819" calcext:value-type="float">
            <text:p>2.16819E-06</text:p>
          </table:table-cell>
          <table:table-cell office:value-type="float" office:value="0.00000411257" calcext:value-type="float">
            <text:p>4.11257E-06</text:p>
          </table:table-cell>
          <table:table-cell office:value-type="float" office:value="0.00000771008" calcext:value-type="float">
            <text:p>7.71008E-06</text:p>
          </table:table-cell>
          <table:table-cell office:value-type="float" office:value="0.0000141236" calcext:value-type="float">
            <text:p>1.41236E-05</text:p>
          </table:table-cell>
          <table:table-cell office:value-type="float" office:value="0.000025487" calcext:value-type="float">
            <text:p>2.5487E-05</text:p>
          </table:table-cell>
          <table:table-cell office:value-type="float" office:value="0.0000450494" calcext:value-type="float">
            <text:p>4.50494E-05</text:p>
          </table:table-cell>
          <table:table-cell office:value-type="float" office:value="0.00007832" calcext:value-type="float">
            <text:p>7.832E-05</text:p>
          </table:table-cell>
          <table:table-cell office:value-type="float" office:value="0.000133529" calcext:value-type="float">
            <text:p>0.000133529</text:p>
          </table:table-cell>
          <table:table-cell office:value-type="float" office:value="0.000223755" calcext:value-type="float">
            <text:p>0.000223755</text:p>
          </table:table-cell>
          <table:table-cell office:value-type="float" office:value="0.000367925" calcext:value-type="float">
            <text:p>0.000367925</text:p>
          </table:table-cell>
          <table:table-cell office:value-type="float" office:value="0.000594401" calcext:value-type="float">
            <text:p>0.000594401</text:p>
          </table:table-cell>
          <table:table-cell office:value-type="float" office:value="0.000942622" calcext:value-type="float">
            <text:p>0.000942622</text:p>
          </table:table-cell>
          <table:table-cell office:value-type="float" office:value="0.00146842" calcext:value-type="float">
            <text:p>0.00146842</text:p>
          </table:table-cell>
          <table:table-cell office:value-type="float" office:value="0.00224587" calcext:value-type="float">
            <text:p>0.00224587</text:p>
          </table:table-cell>
          <table:table-cell office:value-type="float" office:value="0.00337389" calcext:value-type="float">
            <text:p>0.00337389</text:p>
          </table:table-cell>
          <table:table-cell office:value-type="float" office:value="0.00497677" calcext:value-type="float">
            <text:p>0.00497677</text:p>
          </table:table-cell>
          <table:table-cell office:value-type="float" office:value="0.00721035" calcext:value-type="float">
            <text:p>0.00721035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0.0143334" calcext:value-type="float">
            <text:p>0.0143334</text:p>
          </table:table-cell>
          <table:table-cell office:value-type="float" office:value="0.0196677" calcext:value-type="float">
            <text:p>0.0196677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350777" calcext:value-type="float">
            <text:p>0.0350777</text:p>
          </table:table-cell>
          <table:table-cell office:value-type="float" office:value="0.0455932" calcext:value-type="float">
            <text:p>0.0455932</text:p>
          </table:table-cell>
          <table:table-cell office:value-type="float" office:value="0.0581974" calcext:value-type="float">
            <text:p>0.0581974</text:p>
          </table:table-cell>
          <table:table-cell office:value-type="float" office:value="0.0729574" calcext:value-type="float">
            <text:p>0.0729574</text:p>
          </table:table-cell>
          <table:table-cell office:value-type="float" office:value="0.0898199" calcext:value-type="float">
            <text:p>0.0898199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72225" calcext:value-type="float">
            <text:p>0.172225</text:p>
          </table:table-cell>
          <table:table-cell office:value-type="float" office:value="0.193709" calcext:value-type="float">
            <text:p>0.193709</text:p>
          </table:table-cell>
          <table:table-cell office:value-type="float" office:value="0.213965" calcext:value-type="float">
            <text:p>0.213965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65824" calcext:value-type="float">
            <text:p>0.265824</text:p>
          </table:table-cell>
          <table:table-cell office:value-type="float" office:value="0.268241" calcext:value-type="float">
            <text:p>0.268241</text:p>
          </table:table-cell>
          <table:table-cell office:value-type="float" office:value="0.265824" calcext:value-type="float">
            <text:p>0.265824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213965" calcext:value-type="float">
            <text:p>0.213965</text:p>
          </table:table-cell>
          <table:table-cell office:value-type="float" office:value="0.193709" calcext:value-type="float">
            <text:p>0.193709</text:p>
          </table:table-cell>
          <table:table-cell office:value-type="float" office:value="0.172225" calcext:value-type="float">
            <text:p>0.172225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0898199" calcext:value-type="float">
            <text:p>0.0898199</text:p>
          </table:table-cell>
          <table:table-cell office:value-type="float" office:value="0.0729574" calcext:value-type="float">
            <text:p>0.0729574</text:p>
          </table:table-cell>
          <table:table-cell office:value-type="float" office:value="0.0581974" calcext:value-type="float">
            <text:p>0.0581974</text:p>
          </table:table-cell>
          <table:table-cell office:value-type="float" office:value="0.0455932" calcext:value-type="float">
            <text:p>0.0455932</text:p>
          </table:table-cell>
          <table:table-cell office:value-type="float" office:value="0.0350777" calcext:value-type="float">
            <text:p>0.0350777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196677" calcext:value-type="float">
            <text:p>0.0196677</text:p>
          </table:table-cell>
          <table:table-cell office:value-type="float" office:value="0.0143334" calcext:value-type="float">
            <text:p>0.0143334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0.00721035" calcext:value-type="float">
            <text:p>0.00721035</text:p>
          </table:table-cell>
          <table:table-cell office:value-type="float" office:value="0.00497677" calcext:value-type="float">
            <text:p>0.00497677</text:p>
          </table:table-cell>
          <table:table-cell office:value-type="float" office:value="0.00337389" calcext:value-type="float">
            <text:p>0.00337389</text:p>
          </table:table-cell>
          <table:table-cell office:value-type="float" office:value="0.00224587" calcext:value-type="float">
            <text:p>0.00224587</text:p>
          </table:table-cell>
          <table:table-cell office:value-type="float" office:value="0.00146842" calcext:value-type="float">
            <text:p>0.00146842</text:p>
          </table:table-cell>
          <table:table-cell office:value-type="float" office:value="0.000942622" calcext:value-type="float">
            <text:p>0.000942622</text:p>
          </table:table-cell>
          <table:table-cell office:value-type="float" office:value="0.000594401" calcext:value-type="float">
            <text:p>0.000594401</text:p>
          </table:table-cell>
          <table:table-cell office:value-type="float" office:value="0.000367925" calcext:value-type="float">
            <text:p>0.000367925</text:p>
          </table:table-cell>
          <table:table-cell office:value-type="float" office:value="0.000223755" calcext:value-type="float">
            <text:p>0.000223755</text:p>
          </table:table-cell>
          <table:table-cell office:value-type="float" office:value="0.000133529" calcext:value-type="float">
            <text:p>0.000133529</text:p>
          </table:table-cell>
          <table:table-cell office:value-type="float" office:value="0.00007832" calcext:value-type="float">
            <text:p>7.832E-05</text:p>
          </table:table-cell>
          <table:table-cell office:value-type="float" office:value="0.0000450494" calcext:value-type="float">
            <text:p>4.50494E-05</text:p>
          </table:table-cell>
          <table:table-cell office:value-type="float" office:value="0.000025487" calcext:value-type="float">
            <text:p>2.5487E-05</text:p>
          </table:table-cell>
          <table:table-cell office:value-type="float" office:value="0.0000141236" calcext:value-type="float">
            <text:p>1.41236E-05</text:p>
          </table:table-cell>
          <table:table-cell office:value-type="float" office:value="0.00000771008" calcext:value-type="float">
            <text:p>7.71008E-06</text:p>
          </table:table-cell>
          <table:table-cell office:value-type="float" office:value="0.00000411257" calcext:value-type="float">
            <text:p>4.11257E-06</text:p>
          </table:table-cell>
          <table:table-cell office:value-type="float" office:value="0.00000216819" calcext:value-type="float">
            <text:p>2.16819E-06</text:p>
          </table:table-cell>
          <table:table-cell office:value-type="float" office:value="0.00000111118" calcext:value-type="float">
            <text:p>1.11118E-06</text:p>
          </table:table-cell>
          <table:table-cell office:value-type="float" office:value="0.000000567037" calcext:value-type="float">
            <text:p>5.67037E-07</text:p>
          </table:table-cell>
          <table:table-cell office:value-type="float" office:value="0.000000278078" calcext:value-type="float">
            <text:p>2.78078E-07</text:p>
          </table:table-cell>
          <table:table-cell office:value-type="float" office:value="0.000000138121" calcext:value-type="float">
            <text:p>1.38121E-07</text:p>
          </table:table-cell>
          <table:table-cell office:value-type="float" office:value="0.0000000642007" calcext:value-type="float">
            <text:p>6.42007E-08</text:p>
          </table:table-cell>
          <table:table-cell office:value-type="float" office:value="0.0000000314723" calcext:value-type="float">
            <text:p>3.14723E-08</text:p>
          </table:table-cell>
          <table:table-cell office:value-type="float" office:value="0.0000000135449" calcext:value-type="float">
            <text:p>1.35449E-08</text:p>
          </table:table-cell>
          <table:table-cell office:value-type="float" office:value="0.00000000677218" calcext:value-type="float">
            <text:p>6.77218E-09</text:p>
          </table:table-cell>
          <table:table-cell office:value-type="float" office:value="0.00000000254487" calcext:value-type="float">
            <text:p>2.54487E-09</text:p>
          </table:table-cell>
          <table:table-cell office:value-type="float" office:value="0.00000000134904" calcext:value-type="float">
            <text:p>1.34904E-09</text:p>
          </table:table-cell>
          <table:table-cell office:value-type="float" office:value="0.00000000033847" calcext:value-type="float">
            <text:p>3.3847E-10</text:p>
          </table:table-cell>
          <table:table-cell office:value-type="float" office:value="-0.0000000000359279" calcext:value-type="float">
            <text:p>-3.59279E-11</text:p>
          </table:table-cell>
          <table:table-cell office:value-type="float" office:value="-0.000000000454561" calcext:value-type="float">
            <text:p>-4.54561E-10</text:p>
          </table:table-cell>
          <table:table-cell office:value-type="float" office:value="-0.00000000153261" calcext:value-type="float">
            <text:p>-1.53261E-09</text:p>
          </table:table-cell>
        </table:table-row>
        <table:table-row table:style-name="ro1">
          <table:table-cell office:value-type="float" office:value="-0.00000000228284" calcext:value-type="float">
            <text:p>-2.28284E-09</text:p>
          </table:table-cell>
          <table:table-cell office:value-type="float" office:value="-0.000000000713436" calcext:value-type="float">
            <text:p>-7.13436E-10</text:p>
          </table:table-cell>
          <table:table-cell office:value-type="float" office:value="-0.0000000000557966" calcext:value-type="float">
            <text:p>-5.57966E-11</text:p>
          </table:table-cell>
          <table:table-cell office:value-type="float" office:value="0.000000000540223" calcext:value-type="float">
            <text:p>5.40223E-10</text:p>
          </table:table-cell>
          <table:table-cell office:value-type="float" office:value="0.00000000200629" calcext:value-type="float">
            <text:p>2.00629E-09</text:p>
          </table:table-cell>
          <table:table-cell office:value-type="float" office:value="0.00000000385071" calcext:value-type="float">
            <text:p>3.85071E-09</text:p>
          </table:table-cell>
          <table:table-cell office:value-type="float" office:value="0.00000000982914" calcext:value-type="float">
            <text:p>9.82914E-09</text:p>
          </table:table-cell>
          <table:table-cell office:value-type="float" office:value="0.0000000195692" calcext:value-type="float">
            <text:p>1.95692E-08</text:p>
          </table:table-cell>
          <table:table-cell office:value-type="float" office:value="0.0000000442919" calcext:value-type="float">
            <text:p>4.42919E-08</text:p>
          </table:table-cell>
          <table:table-cell office:value-type="float" office:value="0.0000000892584" calcext:value-type="float">
            <text:p>8.92584E-08</text:p>
          </table:table-cell>
          <table:table-cell office:value-type="float" office:value="0.000000188247" calcext:value-type="float">
            <text:p>1.88247E-07</text:p>
          </table:table-cell>
          <table:table-cell office:value-type="float" office:value="0.000000373599" calcext:value-type="float">
            <text:p>3.73599E-07</text:p>
          </table:table-cell>
          <table:table-cell office:value-type="float" office:value="0.000000748976" calcext:value-type="float">
            <text:p>7.48976E-07</text:p>
          </table:table-cell>
          <table:table-cell office:value-type="float" office:value="0.00000144647" calcext:value-type="float">
            <text:p>1.44647E-06</text:p>
          </table:table-cell>
          <table:table-cell office:value-type="float" office:value="0.00000277945" calcext:value-type="float">
            <text:p>2.77945E-06</text:p>
          </table:table-cell>
          <table:table-cell office:value-type="float" office:value="0.0000051981" calcext:value-type="float">
            <text:p>5.1981E-06</text:p>
          </table:table-cell>
          <table:table-cell office:value-type="float" office:value="0.00000960802" calcext:value-type="float">
            <text:p>9.60802E-06</text:p>
          </table:table-cell>
          <table:table-cell office:value-type="float" office:value="0.0000173658" calcext:value-type="float">
            <text:p>1.73658E-05</text:p>
          </table:table-cell>
          <table:table-cell office:value-type="float" office:value="0.000030927" calcext:value-type="float">
            <text:p>3.0927E-05</text:p>
          </table:table-cell>
          <table:table-cell office:value-type="float" office:value="0.0000539789" calcext:value-type="float">
            <text:p>5.39789E-05</text:p>
          </table:table-cell>
          <table:table-cell office:value-type="float" office:value="0.0000926973" calcext:value-type="float">
            <text:p>9.26973E-05</text:p>
          </table:table-cell>
          <table:table-cell office:value-type="float" office:value="0.000156185" calcext:value-type="float">
            <text:p>0.000156185</text:p>
          </table:table-cell>
          <table:table-cell office:value-type="float" office:value="0.000258741" calcext:value-type="float">
            <text:p>0.000258741</text:p>
          </table:table-cell>
          <table:table-cell office:value-type="float" office:value="0.000420798" calcext:value-type="float">
            <text:p>0.000420798</text:p>
          </table:table-cell>
          <table:table-cell office:value-type="float" office:value="0.000672646" calcext:value-type="float">
            <text:p>0.000672646</text:p>
          </table:table-cell>
          <table:table-cell office:value-type="float" office:value="0.00105589" calcext:value-type="float">
            <text:p>0.00105589</text:p>
          </table:table-cell>
          <table:table-cell office:value-type="float" office:value="0.00162885" calcext:value-type="float">
            <text:p>0.00162885</text:p>
          </table:table-cell>
          <table:table-cell office:value-type="float" office:value="0.00246797" calcext:value-type="float">
            <text:p>0.00246797</text:p>
          </table:table-cell>
          <table:table-cell office:value-type="float" office:value="0.00367441" calcext:value-type="float">
            <text:p>0.00367441</text:p>
          </table:table-cell>
          <table:table-cell office:value-type="float" office:value="0.00537378" calcext:value-type="float">
            <text:p>0.00537378</text:p>
          </table:table-cell>
          <table:table-cell office:value-type="float" office:value="0.00772214" calcext:value-type="float">
            <text:p>0.00772214</text:p>
          </table:table-cell>
          <table:table-cell office:value-type="float" office:value="0.0109011" calcext:value-type="float">
            <text:p>0.0109011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206028" calcext:value-type="float">
            <text:p>0.0206028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362799" calcext:value-type="float">
            <text:p>0.0362799</text:p>
          </table:table-cell>
          <table:table-cell office:value-type="float" office:value="0.0468841" calcext:value-type="float">
            <text:p>0.0468841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0.0742496" calcext:value-type="float">
            <text:p>0.0742496</text:p>
          </table:table-cell>
          <table:table-cell office:value-type="float" office:value="0.0909928" calcext:value-type="float">
            <text:p>0.0909928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129601" calcext:value-type="float">
            <text:p>0.129601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212651" calcext:value-type="float">
            <text:p>0.212651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44971" calcext:value-type="float">
            <text:p>0.244971</text:p>
          </table:table-cell>
          <table:table-cell office:value-type="float" office:value="0.256048" calcext:value-type="float">
            <text:p>0.256048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265267" calcext:value-type="float">
            <text:p>0.265267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256048" calcext:value-type="float">
            <text:p>0.256048</text:p>
          </table:table-cell>
          <table:table-cell office:value-type="float" office:value="0.244971" calcext:value-type="float">
            <text:p>0.244971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12651" calcext:value-type="float">
            <text:p>0.212651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29601" calcext:value-type="float">
            <text:p>0.129601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0909928" calcext:value-type="float">
            <text:p>0.0909928</text:p>
          </table:table-cell>
          <table:table-cell office:value-type="float" office:value="0.0742496" calcext:value-type="float">
            <text:p>0.0742496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0.0468841" calcext:value-type="float">
            <text:p>0.0468841</text:p>
          </table:table-cell>
          <table:table-cell office:value-type="float" office:value="0.0362799" calcext:value-type="float">
            <text:p>0.0362799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206028" calcext:value-type="float">
            <text:p>0.0206028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09011" calcext:value-type="float">
            <text:p>0.0109011</text:p>
          </table:table-cell>
          <table:table-cell office:value-type="float" office:value="0.00772214" calcext:value-type="float">
            <text:p>0.00772214</text:p>
          </table:table-cell>
          <table:table-cell office:value-type="float" office:value="0.00537378" calcext:value-type="float">
            <text:p>0.00537378</text:p>
          </table:table-cell>
          <table:table-cell office:value-type="float" office:value="0.00367441" calcext:value-type="float">
            <text:p>0.00367441</text:p>
          </table:table-cell>
          <table:table-cell office:value-type="float" office:value="0.00246797" calcext:value-type="float">
            <text:p>0.00246797</text:p>
          </table:table-cell>
          <table:table-cell office:value-type="float" office:value="0.00162885" calcext:value-type="float">
            <text:p>0.00162885</text:p>
          </table:table-cell>
          <table:table-cell office:value-type="float" office:value="0.00105589" calcext:value-type="float">
            <text:p>0.00105589</text:p>
          </table:table-cell>
          <table:table-cell office:value-type="float" office:value="0.000672646" calcext:value-type="float">
            <text:p>0.000672646</text:p>
          </table:table-cell>
          <table:table-cell office:value-type="float" office:value="0.000420798" calcext:value-type="float">
            <text:p>0.000420798</text:p>
          </table:table-cell>
          <table:table-cell office:value-type="float" office:value="0.000258741" calcext:value-type="float">
            <text:p>0.000258741</text:p>
          </table:table-cell>
          <table:table-cell office:value-type="float" office:value="0.000156185" calcext:value-type="float">
            <text:p>0.000156185</text:p>
          </table:table-cell>
          <table:table-cell office:value-type="float" office:value="0.0000926973" calcext:value-type="float">
            <text:p>9.26973E-05</text:p>
          </table:table-cell>
          <table:table-cell office:value-type="float" office:value="0.0000539789" calcext:value-type="float">
            <text:p>5.39789E-05</text:p>
          </table:table-cell>
          <table:table-cell office:value-type="float" office:value="0.000030927" calcext:value-type="float">
            <text:p>3.0927E-05</text:p>
          </table:table-cell>
          <table:table-cell office:value-type="float" office:value="0.0000173658" calcext:value-type="float">
            <text:p>1.73658E-05</text:p>
          </table:table-cell>
          <table:table-cell office:value-type="float" office:value="0.00000960802" calcext:value-type="float">
            <text:p>9.60802E-06</text:p>
          </table:table-cell>
          <table:table-cell office:value-type="float" office:value="0.0000051981" calcext:value-type="float">
            <text:p>5.1981E-06</text:p>
          </table:table-cell>
          <table:table-cell office:value-type="float" office:value="0.00000277945" calcext:value-type="float">
            <text:p>2.77945E-06</text:p>
          </table:table-cell>
          <table:table-cell office:value-type="float" office:value="0.00000144647" calcext:value-type="float">
            <text:p>1.44647E-06</text:p>
          </table:table-cell>
          <table:table-cell office:value-type="float" office:value="0.000000748976" calcext:value-type="float">
            <text:p>7.48976E-07</text:p>
          </table:table-cell>
          <table:table-cell office:value-type="float" office:value="0.000000373599" calcext:value-type="float">
            <text:p>3.73599E-07</text:p>
          </table:table-cell>
          <table:table-cell office:value-type="float" office:value="0.000000188247" calcext:value-type="float">
            <text:p>1.88247E-07</text:p>
          </table:table-cell>
          <table:table-cell office:value-type="float" office:value="0.0000000892584" calcext:value-type="float">
            <text:p>8.92584E-08</text:p>
          </table:table-cell>
          <table:table-cell office:value-type="float" office:value="0.0000000442919" calcext:value-type="float">
            <text:p>4.42919E-08</text:p>
          </table:table-cell>
          <table:table-cell office:value-type="float" office:value="0.0000000195692" calcext:value-type="float">
            <text:p>1.95692E-08</text:p>
          </table:table-cell>
          <table:table-cell office:value-type="float" office:value="0.00000000982914" calcext:value-type="float">
            <text:p>9.82914E-09</text:p>
          </table:table-cell>
          <table:table-cell office:value-type="float" office:value="0.00000000385071" calcext:value-type="float">
            <text:p>3.85071E-09</text:p>
          </table:table-cell>
          <table:table-cell office:value-type="float" office:value="0.00000000200629" calcext:value-type="float">
            <text:p>2.00629E-09</text:p>
          </table:table-cell>
          <table:table-cell office:value-type="float" office:value="0.000000000540224" calcext:value-type="float">
            <text:p>5.40224E-10</text:p>
          </table:table-cell>
          <table:table-cell office:value-type="float" office:value="-0.0000000000557967" calcext:value-type="float">
            <text:p>-5.57967E-11</text:p>
          </table:table-cell>
          <table:table-cell office:value-type="float" office:value="-0.000000000713437" calcext:value-type="float">
            <text:p>-7.13437E-10</text:p>
          </table:table-cell>
          <table:table-cell office:value-type="float" office:value="-0.00000000228284" calcext:value-type="float">
            <text:p>-2.28284E-09</text:p>
          </table:table-cell>
        </table:table-row>
        <table:table-row table:style-name="ro1">
          <table:table-cell office:value-type="float" office:value="-0.0000000033444" calcext:value-type="float">
            <text:p>-3.3444E-09</text:p>
          </table:table-cell>
          <table:table-cell office:value-type="float" office:value="-0.00000000109205" calcext:value-type="float">
            <text:p>-1.09205E-09</text:p>
          </table:table-cell>
          <table:table-cell office:value-type="float" office:value="-0.0000000000846793" calcext:value-type="float">
            <text:p>-8.46793E-11</text:p>
          </table:table-cell>
          <table:table-cell office:value-type="float" office:value="0.000000000837988" calcext:value-type="float">
            <text:p>8.37988E-10</text:p>
          </table:table-cell>
          <table:table-cell office:value-type="float" office:value="0.00000000293675" calcext:value-type="float">
            <text:p>2.93675E-09</text:p>
          </table:table-cell>
          <table:table-cell office:value-type="float" office:value="0.000000005705" calcext:value-type="float">
            <text:p>5.705E-09</text:p>
          </table:table-cell>
          <table:table-cell office:value-type="float" office:value="0.0000000140401" calcext:value-type="float">
            <text:p>1.40401E-08</text:p>
          </table:table-cell>
          <table:table-cell office:value-type="float" office:value="0.0000000277891" calcext:value-type="float">
            <text:p>2.77891E-08</text:p>
          </table:table-cell>
          <table:table-cell office:value-type="float" office:value="0.0000000614012" calcext:value-type="float">
            <text:p>6.14012E-08</text:p>
          </table:table-cell>
          <table:table-cell office:value-type="float" office:value="0.000000122248" calcext:value-type="float">
            <text:p>1.22248E-07</text:p>
          </table:table-cell>
          <table:table-cell office:value-type="float" office:value="0.000000253053" calcext:value-type="float">
            <text:p>2.53053E-07</text:p>
          </table:table-cell>
          <table:table-cell office:value-type="float" office:value="0.000000495309" calcext:value-type="float">
            <text:p>4.95309E-07</text:p>
          </table:table-cell>
          <table:table-cell office:value-type="float" office:value="0.000000977095" calcext:value-type="float">
            <text:p>9.77095E-07</text:p>
          </table:table-cell>
          <table:table-cell office:value-type="float" office:value="0.00000186086" calcext:value-type="float">
            <text:p>1.86086E-06</text:p>
          </table:table-cell>
          <table:table-cell office:value-type="float" office:value="0.0000035238" calcext:value-type="float">
            <text:p>3.5238E-06</text:p>
          </table:table-cell>
          <table:table-cell office:value-type="float" office:value="0.00000650178" calcext:value-type="float">
            <text:p>6.50178E-06</text:p>
          </table:table-cell>
          <table:table-cell office:value-type="float" office:value="0.0000118562" calcext:value-type="float">
            <text:p>1.18562E-05</text:p>
          </table:table-cell>
          <table:table-cell office:value-type="float" office:value="0.0000211562" calcext:value-type="float">
            <text:p>2.11562E-05</text:p>
          </table:table-cell>
          <table:table-cell office:value-type="float" office:value="0.0000372054" calcext:value-type="float">
            <text:p>3.72054E-05</text:p>
          </table:table-cell>
          <table:table-cell office:value-type="float" office:value="0.0000641576" calcext:value-type="float">
            <text:p>6.41576E-05</text:p>
          </table:table-cell>
          <table:table-cell office:value-type="float" office:value="0.00010889" calcext:value-type="float">
            <text:p>0.00010889</text:p>
          </table:table-cell>
          <table:table-cell office:value-type="float" office:value="0.000181405" calcext:value-type="float">
            <text:p>0.000181405</text:p>
          </table:table-cell>
          <table:table-cell office:value-type="float" office:value="0.000297252" calcext:value-type="float">
            <text:p>0.000297252</text:p>
          </table:table-cell>
          <table:table-cell office:value-type="float" office:value="0.000478369" calcext:value-type="float">
            <text:p>0.000478369</text:p>
          </table:table-cell>
          <table:table-cell office:value-type="float" office:value="0.000756954" calcext:value-type="float">
            <text:p>0.000756954</text:p>
          </table:table-cell>
          <table:table-cell office:value-type="float" office:value="0.00117671" calcext:value-type="float">
            <text:p>0.00117671</text:p>
          </table:table-cell>
          <table:table-cell office:value-type="float" office:value="0.0017983" calcext:value-type="float">
            <text:p>0.0017983</text:p>
          </table:table-cell>
          <table:table-cell office:value-type="float" office:value="0.00270038" calcext:value-type="float">
            <text:p>0.00270038</text:p>
          </table:table-cell>
          <table:table-cell office:value-type="float" office:value="0.00398604" calcext:value-type="float">
            <text:p>0.00398604</text:p>
          </table:table-cell>
          <table:table-cell office:value-type="float" office:value="0.0057819" calcext:value-type="float">
            <text:p>0.0057819</text:p>
          </table:table-cell>
          <table:table-cell office:value-type="float" office:value="0.00824387" calcext:value-type="float">
            <text:p>0.00824387</text:p>
          </table:table-cell>
          <table:table-cell office:value-type="float" office:value="0.0115513" calcext:value-type="float">
            <text:p>0.0115513</text:p>
          </table:table-cell>
          <table:table-cell office:value-type="float" office:value="0.0159093" calcext:value-type="float">
            <text:p>0.0159093</text:p>
          </table:table-cell>
          <table:table-cell office:value-type="float" office:value="0.0215341" calcext:value-type="float">
            <text:p>0.0215341</text:p>
          </table:table-cell>
          <table:table-cell office:value-type="float" office:value="0.0286493" calcext:value-type="float">
            <text:p>0.0286493</text:p>
          </table:table-cell>
          <table:table-cell office:value-type="float" office:value="0.0374599" calcext:value-type="float">
            <text:p>0.0374599</text:p>
          </table:table-cell>
          <table:table-cell office:value-type="float" office:value="0.0481421" calcext:value-type="float">
            <text:p>0.0481421</text:p>
          </table:table-cell>
          <table:table-cell office:value-type="float" office:value="0.0608073" calcext:value-type="float">
            <text:p>0.0608073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0921075" calcext:value-type="float">
            <text:p>0.0921075</text:p>
          </table:table-cell>
          <table:table-cell office:value-type="float" office:value="0.110459" calcext:value-type="float">
            <text:p>0.110459</text:p>
          </table:table-cell>
          <table:table-cell office:value-type="float" office:value="0.130192" calcext:value-type="float">
            <text:p>0.130192</text:p>
          </table:table-cell>
          <table:table-cell office:value-type="float" office:value="0.150822" calcext:value-type="float">
            <text:p>0.150822</text:p>
          </table:table-cell>
          <table:table-cell office:value-type="float" office:value="0.17172" calcext:value-type="float">
            <text:p>0.17172</text:p>
          </table:table-cell>
          <table:table-cell office:value-type="float" office:value="0.192164" calcext:value-type="float">
            <text:p>0.192164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228467" calcext:value-type="float">
            <text:p>0.228467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260128" calcext:value-type="float">
            <text:p>0.260128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260128" calcext:value-type="float">
            <text:p>0.260128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228467" calcext:value-type="float">
            <text:p>0.228467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192164" calcext:value-type="float">
            <text:p>0.192164</text:p>
          </table:table-cell>
          <table:table-cell office:value-type="float" office:value="0.17172" calcext:value-type="float">
            <text:p>0.17172</text:p>
          </table:table-cell>
          <table:table-cell office:value-type="float" office:value="0.150822" calcext:value-type="float">
            <text:p>0.150822</text:p>
          </table:table-cell>
          <table:table-cell office:value-type="float" office:value="0.130192" calcext:value-type="float">
            <text:p>0.130192</text:p>
          </table:table-cell>
          <table:table-cell office:value-type="float" office:value="0.110459" calcext:value-type="float">
            <text:p>0.110459</text:p>
          </table:table-cell>
          <table:table-cell office:value-type="float" office:value="0.0921075" calcext:value-type="float">
            <text:p>0.0921075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0608073" calcext:value-type="float">
            <text:p>0.0608073</text:p>
          </table:table-cell>
          <table:table-cell office:value-type="float" office:value="0.0481421" calcext:value-type="float">
            <text:p>0.0481421</text:p>
          </table:table-cell>
          <table:table-cell office:value-type="float" office:value="0.0374599" calcext:value-type="float">
            <text:p>0.0374599</text:p>
          </table:table-cell>
          <table:table-cell office:value-type="float" office:value="0.0286493" calcext:value-type="float">
            <text:p>0.0286493</text:p>
          </table:table-cell>
          <table:table-cell office:value-type="float" office:value="0.0215341" calcext:value-type="float">
            <text:p>0.0215341</text:p>
          </table:table-cell>
          <table:table-cell office:value-type="float" office:value="0.0159093" calcext:value-type="float">
            <text:p>0.0159093</text:p>
          </table:table-cell>
          <table:table-cell office:value-type="float" office:value="0.0115513" calcext:value-type="float">
            <text:p>0.0115513</text:p>
          </table:table-cell>
          <table:table-cell office:value-type="float" office:value="0.00824387" calcext:value-type="float">
            <text:p>0.00824387</text:p>
          </table:table-cell>
          <table:table-cell office:value-type="float" office:value="0.0057819" calcext:value-type="float">
            <text:p>0.0057819</text:p>
          </table:table-cell>
          <table:table-cell office:value-type="float" office:value="0.00398604" calcext:value-type="float">
            <text:p>0.00398604</text:p>
          </table:table-cell>
          <table:table-cell office:value-type="float" office:value="0.00270038" calcext:value-type="float">
            <text:p>0.00270038</text:p>
          </table:table-cell>
          <table:table-cell office:value-type="float" office:value="0.0017983" calcext:value-type="float">
            <text:p>0.0017983</text:p>
          </table:table-cell>
          <table:table-cell office:value-type="float" office:value="0.00117671" calcext:value-type="float">
            <text:p>0.00117671</text:p>
          </table:table-cell>
          <table:table-cell office:value-type="float" office:value="0.000756954" calcext:value-type="float">
            <text:p>0.000756954</text:p>
          </table:table-cell>
          <table:table-cell office:value-type="float" office:value="0.000478369" calcext:value-type="float">
            <text:p>0.000478369</text:p>
          </table:table-cell>
          <table:table-cell office:value-type="float" office:value="0.000297252" calcext:value-type="float">
            <text:p>0.000297252</text:p>
          </table:table-cell>
          <table:table-cell office:value-type="float" office:value="0.000181405" calcext:value-type="float">
            <text:p>0.000181405</text:p>
          </table:table-cell>
          <table:table-cell office:value-type="float" office:value="0.00010889" calcext:value-type="float">
            <text:p>0.00010889</text:p>
          </table:table-cell>
          <table:table-cell office:value-type="float" office:value="0.0000641576" calcext:value-type="float">
            <text:p>6.41576E-05</text:p>
          </table:table-cell>
          <table:table-cell office:value-type="float" office:value="0.0000372054" calcext:value-type="float">
            <text:p>3.72054E-05</text:p>
          </table:table-cell>
          <table:table-cell office:value-type="float" office:value="0.0000211562" calcext:value-type="float">
            <text:p>2.11562E-05</text:p>
          </table:table-cell>
          <table:table-cell office:value-type="float" office:value="0.0000118562" calcext:value-type="float">
            <text:p>1.18562E-05</text:p>
          </table:table-cell>
          <table:table-cell office:value-type="float" office:value="0.00000650178" calcext:value-type="float">
            <text:p>6.50178E-06</text:p>
          </table:table-cell>
          <table:table-cell office:value-type="float" office:value="0.0000035238" calcext:value-type="float">
            <text:p>3.5238E-06</text:p>
          </table:table-cell>
          <table:table-cell office:value-type="float" office:value="0.00000186086" calcext:value-type="float">
            <text:p>1.86086E-06</text:p>
          </table:table-cell>
          <table:table-cell office:value-type="float" office:value="0.000000977095" calcext:value-type="float">
            <text:p>9.77095E-07</text:p>
          </table:table-cell>
          <table:table-cell office:value-type="float" office:value="0.000000495309" calcext:value-type="float">
            <text:p>4.95309E-07</text:p>
          </table:table-cell>
          <table:table-cell office:value-type="float" office:value="0.000000253053" calcext:value-type="float">
            <text:p>2.53053E-07</text:p>
          </table:table-cell>
          <table:table-cell office:value-type="float" office:value="0.000000122248" calcext:value-type="float">
            <text:p>1.22248E-07</text:p>
          </table:table-cell>
          <table:table-cell office:value-type="float" office:value="0.0000000614012" calcext:value-type="float">
            <text:p>6.14012E-08</text:p>
          </table:table-cell>
          <table:table-cell office:value-type="float" office:value="0.0000000277891" calcext:value-type="float">
            <text:p>2.77891E-08</text:p>
          </table:table-cell>
          <table:table-cell office:value-type="float" office:value="0.0000000140401" calcext:value-type="float">
            <text:p>1.40401E-08</text:p>
          </table:table-cell>
          <table:table-cell office:value-type="float" office:value="0.000000005705" calcext:value-type="float">
            <text:p>5.705E-09</text:p>
          </table:table-cell>
          <table:table-cell office:value-type="float" office:value="0.00000000293675" calcext:value-type="float">
            <text:p>2.93675E-09</text:p>
          </table:table-cell>
          <table:table-cell office:value-type="float" office:value="0.000000000837988" calcext:value-type="float">
            <text:p>8.37988E-10</text:p>
          </table:table-cell>
          <table:table-cell office:value-type="float" office:value="-0.0000000000846793" calcext:value-type="float">
            <text:p>-8.46793E-11</text:p>
          </table:table-cell>
          <table:table-cell office:value-type="float" office:value="-0.00000000109205" calcext:value-type="float">
            <text:p>-1.09205E-09</text:p>
          </table:table-cell>
          <table:table-cell office:value-type="float" office:value="-0.0000000033444" calcext:value-type="float">
            <text:p>-3.3444E-09</text:p>
          </table:table-cell>
        </table:table-row>
        <table:table-row table:style-name="ro1">
          <table:table-cell office:value-type="float" office:value="-0.00000000482318" calcext:value-type="float">
            <text:p>-4.82318E-09</text:p>
          </table:table-cell>
          <table:table-cell office:value-type="float" office:value="-0.00000000163461" calcext:value-type="float">
            <text:p>-1.63461E-09</text:p>
          </table:table-cell>
          <table:table-cell office:value-type="float" office:value="-0.000000000125858" calcext:value-type="float">
            <text:p>-1.25858E-10</text:p>
          </table:table-cell>
          <table:table-cell office:value-type="float" office:value="0.00000000126792" calcext:value-type="float">
            <text:p>1.26792E-09</text:p>
          </table:table-cell>
          <table:table-cell office:value-type="float" office:value="0.00000000423397" calcext:value-type="float">
            <text:p>4.23397E-09</text:p>
          </table:table-cell>
          <table:table-cell office:value-type="float" office:value="0.00000000829134" calcext:value-type="float">
            <text:p>8.29134E-09</text:p>
          </table:table-cell>
          <table:table-cell office:value-type="float" office:value="0.0000000197563" calcext:value-type="float">
            <text:p>1.97563E-08</text:p>
          </table:table-cell>
          <table:table-cell office:value-type="float" office:value="0.0000000388359" calcext:value-type="float">
            <text:p>3.88359E-08</text:p>
          </table:table-cell>
          <table:table-cell office:value-type="float" office:value="0.0000000839277" calcext:value-type="float">
            <text:p>8.39277E-08</text:p>
          </table:table-cell>
          <table:table-cell office:value-type="float" office:value="0.000000165108" calcext:value-type="float">
            <text:p>1.65108E-07</text:p>
          </table:table-cell>
          <table:table-cell office:value-type="float" office:value="0.000000335819" calcext:value-type="float">
            <text:p>3.35819E-07</text:p>
          </table:table-cell>
          <table:table-cell office:value-type="float" office:value="0.000000648578" calcext:value-type="float">
            <text:p>6.48578E-07</text:p>
          </table:table-cell>
          <table:table-cell office:value-type="float" office:value="0.00000126" calcext:value-type="float">
            <text:p>1.26E-06</text:p>
          </table:table-cell>
          <table:table-cell office:value-type="float" office:value="0.00000236771" calcext:value-type="float">
            <text:p>2.36771E-06</text:p>
          </table:table-cell>
          <table:table-cell office:value-type="float" office:value="0.00000442149" calcext:value-type="float">
            <text:p>4.42149E-06</text:p>
          </table:table-cell>
          <table:table-cell office:value-type="float" office:value="0.00000805332" calcext:value-type="float">
            <text:p>8.05332E-06</text:p>
          </table:table-cell>
          <table:table-cell office:value-type="float" office:value="0.0000144968" calcext:value-type="float">
            <text:p>1.44968E-05</text:p>
          </table:table-cell>
          <table:table-cell office:value-type="float" office:value="0.0000255525" calcext:value-type="float">
            <text:p>2.55525E-05</text:p>
          </table:table-cell>
          <table:table-cell office:value-type="float" office:value="0.0000443983" calcext:value-type="float">
            <text:p>4.43983E-05</text:p>
          </table:table-cell>
          <table:table-cell office:value-type="float" office:value="0.0000756813" calcext:value-type="float">
            <text:p>7.56813E-05</text:p>
          </table:table-cell>
          <table:table-cell office:value-type="float" office:value="0.000127011" calcext:value-type="float">
            <text:p>0.000127011</text:p>
          </table:table-cell>
          <table:table-cell office:value-type="float" office:value="0.000209318" calcext:value-type="float">
            <text:p>0.000209318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0540751" calcext:value-type="float">
            <text:p>0.000540751</text:p>
          </table:table-cell>
          <table:table-cell office:value-type="float" office:value="0.000847392" calcext:value-type="float">
            <text:p>0.000847392</text:p>
          </table:table-cell>
          <table:table-cell office:value-type="float" office:value="0.00130506" calcext:value-type="float">
            <text:p>0.00130506</text:p>
          </table:table-cell>
          <table:table-cell office:value-type="float" office:value="0.00197665" calcext:value-type="float">
            <text:p>0.00197665</text:p>
          </table:table-cell>
          <table:table-cell office:value-type="float" office:value="0.00294279" calcext:value-type="float">
            <text:p>0.00294279</text:p>
          </table:table-cell>
          <table:table-cell office:value-type="float" office:value="0.00430827" calcext:value-type="float">
            <text:p>0.00430827</text:p>
          </table:table-cell>
          <table:table-cell office:value-type="float" office:value="0.0062004" calcext:value-type="float">
            <text:p>0.0062004</text:p>
          </table:table-cell>
          <table:table-cell office:value-type="float" office:value="0.00877459" calcext:value-type="float">
            <text:p>0.00877459</text:p>
          </table:table-cell>
          <table:table-cell office:value-type="float" office:value="0.0122077" calcext:value-type="float">
            <text:p>0.0122077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0224604" calcext:value-type="float">
            <text:p>0.0224604</text:p>
          </table:table-cell>
          <table:table-cell office:value-type="float" office:value="0.0297021" calcext:value-type="float">
            <text:p>0.0297021</text:p>
          </table:table-cell>
          <table:table-cell office:value-type="float" office:value="0.0386172" calcext:value-type="float">
            <text:p>0.0386172</text:p>
          </table:table-cell>
          <table:table-cell office:value-type="float" office:value="0.0493673" calcext:value-type="float">
            <text:p>0.0493673</text:p>
          </table:table-cell>
          <table:table-cell office:value-type="float" office:value="0.0620481" calcext:value-type="float">
            <text:p>0.0620481</text:p>
          </table:table-cell>
          <table:table-cell office:value-type="float" office:value="0.0766792" calcext:value-type="float">
            <text:p>0.0766792</text:p>
          </table:table-cell>
          <table:table-cell office:value-type="float" office:value="0.0931668" calcext:value-type="float">
            <text:p>0.0931668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130731" calcext:value-type="float">
            <text:p>0.130731</text:p>
          </table:table-cell>
          <table:table-cell office:value-type="float" office:value="0.150976" calcext:value-type="float">
            <text:p>0.150976</text:p>
          </table:table-cell>
          <table:table-cell office:value-type="float" office:value="0.171425" calcext:value-type="float">
            <text:p>0.171425</text:p>
          </table:table-cell>
          <table:table-cell office:value-type="float" office:value="0.191379" calcext:value-type="float">
            <text:p>0.191379</text:p>
          </table:table-cell>
          <table:table-cell office:value-type="float" office:value="0.210064" calcext:value-type="float">
            <text:p>0.210064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240549" calcext:value-type="float">
            <text:p>0.240549</text:p>
          </table:table-cell>
          <table:table-cell office:value-type="float" office:value="0.250957" calcext:value-type="float">
            <text:p>0.250957</text:p>
          </table:table-cell>
          <table:table-cell office:value-type="float" office:value="0.257413" calcext:value-type="float">
            <text:p>0.257413</text:p>
          </table:table-cell>
          <table:table-cell office:value-type="float" office:value="0.259605" calcext:value-type="float">
            <text:p>0.259605</text:p>
          </table:table-cell>
          <table:table-cell office:value-type="float" office:value="0.257413" calcext:value-type="float">
            <text:p>0.257413</text:p>
          </table:table-cell>
          <table:table-cell office:value-type="float" office:value="0.250957" calcext:value-type="float">
            <text:p>0.250957</text:p>
          </table:table-cell>
          <table:table-cell office:value-type="float" office:value="0.240549" calcext:value-type="float">
            <text:p>0.240549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210064" calcext:value-type="float">
            <text:p>0.210064</text:p>
          </table:table-cell>
          <table:table-cell office:value-type="float" office:value="0.191379" calcext:value-type="float">
            <text:p>0.191379</text:p>
          </table:table-cell>
          <table:table-cell office:value-type="float" office:value="0.171425" calcext:value-type="float">
            <text:p>0.171425</text:p>
          </table:table-cell>
          <table:table-cell office:value-type="float" office:value="0.150976" calcext:value-type="float">
            <text:p>0.150976</text:p>
          </table:table-cell>
          <table:table-cell office:value-type="float" office:value="0.130731" calcext:value-type="float">
            <text:p>0.130731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0931668" calcext:value-type="float">
            <text:p>0.0931668</text:p>
          </table:table-cell>
          <table:table-cell office:value-type="float" office:value="0.0766792" calcext:value-type="float">
            <text:p>0.0766792</text:p>
          </table:table-cell>
          <table:table-cell office:value-type="float" office:value="0.0620481" calcext:value-type="float">
            <text:p>0.0620481</text:p>
          </table:table-cell>
          <table:table-cell office:value-type="float" office:value="0.0493673" calcext:value-type="float">
            <text:p>0.0493673</text:p>
          </table:table-cell>
          <table:table-cell office:value-type="float" office:value="0.0386172" calcext:value-type="float">
            <text:p>0.0386172</text:p>
          </table:table-cell>
          <table:table-cell office:value-type="float" office:value="0.0297021" calcext:value-type="float">
            <text:p>0.0297021</text:p>
          </table:table-cell>
          <table:table-cell office:value-type="float" office:value="0.0224604" calcext:value-type="float">
            <text:p>0.0224604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0122077" calcext:value-type="float">
            <text:p>0.0122077</text:p>
          </table:table-cell>
          <table:table-cell office:value-type="float" office:value="0.00877459" calcext:value-type="float">
            <text:p>0.00877459</text:p>
          </table:table-cell>
          <table:table-cell office:value-type="float" office:value="0.0062004" calcext:value-type="float">
            <text:p>0.0062004</text:p>
          </table:table-cell>
          <table:table-cell office:value-type="float" office:value="0.00430827" calcext:value-type="float">
            <text:p>0.00430827</text:p>
          </table:table-cell>
          <table:table-cell office:value-type="float" office:value="0.00294279" calcext:value-type="float">
            <text:p>0.00294279</text:p>
          </table:table-cell>
          <table:table-cell office:value-type="float" office:value="0.00197665" calcext:value-type="float">
            <text:p>0.00197665</text:p>
          </table:table-cell>
          <table:table-cell office:value-type="float" office:value="0.00130506" calcext:value-type="float">
            <text:p>0.00130506</text:p>
          </table:table-cell>
          <table:table-cell office:value-type="float" office:value="0.000847392" calcext:value-type="float">
            <text:p>0.000847392</text:p>
          </table:table-cell>
          <table:table-cell office:value-type="float" office:value="0.000540751" calcext:value-type="float">
            <text:p>0.000540751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0209318" calcext:value-type="float">
            <text:p>0.000209318</text:p>
          </table:table-cell>
          <table:table-cell office:value-type="float" office:value="0.000127011" calcext:value-type="float">
            <text:p>0.000127011</text:p>
          </table:table-cell>
          <table:table-cell office:value-type="float" office:value="0.0000756813" calcext:value-type="float">
            <text:p>7.56813E-05</text:p>
          </table:table-cell>
          <table:table-cell office:value-type="float" office:value="0.0000443983" calcext:value-type="float">
            <text:p>4.43983E-05</text:p>
          </table:table-cell>
          <table:table-cell office:value-type="float" office:value="0.0000255525" calcext:value-type="float">
            <text:p>2.55525E-05</text:p>
          </table:table-cell>
          <table:table-cell office:value-type="float" office:value="0.0000144968" calcext:value-type="float">
            <text:p>1.44968E-05</text:p>
          </table:table-cell>
          <table:table-cell office:value-type="float" office:value="0.00000805332" calcext:value-type="float">
            <text:p>8.05332E-06</text:p>
          </table:table-cell>
          <table:table-cell office:value-type="float" office:value="0.00000442149" calcext:value-type="float">
            <text:p>4.42149E-06</text:p>
          </table:table-cell>
          <table:table-cell office:value-type="float" office:value="0.00000236771" calcext:value-type="float">
            <text:p>2.36771E-06</text:p>
          </table:table-cell>
          <table:table-cell office:value-type="float" office:value="0.00000126" calcext:value-type="float">
            <text:p>1.26E-06</text:p>
          </table:table-cell>
          <table:table-cell office:value-type="float" office:value="0.000000648578" calcext:value-type="float">
            <text:p>6.48578E-07</text:p>
          </table:table-cell>
          <table:table-cell office:value-type="float" office:value="0.000000335819" calcext:value-type="float">
            <text:p>3.35819E-07</text:p>
          </table:table-cell>
          <table:table-cell office:value-type="float" office:value="0.000000165108" calcext:value-type="float">
            <text:p>1.65108E-07</text:p>
          </table:table-cell>
          <table:table-cell office:value-type="float" office:value="0.0000000839277" calcext:value-type="float">
            <text:p>8.39277E-08</text:p>
          </table:table-cell>
          <table:table-cell office:value-type="float" office:value="0.0000000388359" calcext:value-type="float">
            <text:p>3.88359E-08</text:p>
          </table:table-cell>
          <table:table-cell office:value-type="float" office:value="0.0000000197563" calcext:value-type="float">
            <text:p>1.97563E-08</text:p>
          </table:table-cell>
          <table:table-cell office:value-type="float" office:value="0.00000000829134" calcext:value-type="float">
            <text:p>8.29134E-09</text:p>
          </table:table-cell>
          <table:table-cell office:value-type="float" office:value="0.00000000423397" calcext:value-type="float">
            <text:p>4.23397E-09</text:p>
          </table:table-cell>
          <table:table-cell office:value-type="float" office:value="0.00000000126792" calcext:value-type="float">
            <text:p>1.26792E-09</text:p>
          </table:table-cell>
          <table:table-cell office:value-type="float" office:value="-0.000000000125858" calcext:value-type="float">
            <text:p>-1.25858E-10</text:p>
          </table:table-cell>
          <table:table-cell office:value-type="float" office:value="-0.00000000163461" calcext:value-type="float">
            <text:p>-1.63461E-09</text:p>
          </table:table-cell>
          <table:table-cell office:value-type="float" office:value="-0.00000000482318" calcext:value-type="float">
            <text:p>-4.82318E-09</text:p>
          </table:table-cell>
        </table:table-row>
        <table:table-row table:style-name="ro1">
          <table:table-cell office:value-type="float" office:value="-0.00000000685301" calcext:value-type="float">
            <text:p>-6.85301E-09</text:p>
          </table:table-cell>
          <table:table-cell office:value-type="float" office:value="-0.00000000239781" calcext:value-type="float">
            <text:p>-2.39781E-09</text:p>
          </table:table-cell>
          <table:table-cell office:value-type="float" office:value="-0.000000000183531" calcext:value-type="float">
            <text:p>-1.83531E-10</text:p>
          </table:table-cell>
          <table:table-cell office:value-type="float" office:value="0.00000000187654" calcext:value-type="float">
            <text:p>1.87654E-09</text:p>
          </table:table-cell>
          <table:table-cell office:value-type="float" office:value="0.00000000601649" calcext:value-type="float">
            <text:p>6.01649E-09</text:p>
          </table:table-cell>
          <table:table-cell office:value-type="float" office:value="0.0000000118398" calcext:value-type="float">
            <text:p>1.18398E-08</text:p>
          </table:table-cell>
          <table:table-cell office:value-type="float" office:value="0.0000000274092" calcext:value-type="float">
            <text:p>2.74092E-08</text:p>
          </table:table-cell>
          <table:table-cell office:value-type="float" office:value="0.0000000534741" calcext:value-type="float">
            <text:p>5.34741E-08</text:p>
          </table:table-cell>
          <table:table-cell office:value-type="float" office:value="0.000000113212" calcext:value-type="float">
            <text:p>1.13212E-07</text:p>
          </table:table-cell>
          <table:table-cell office:value-type="float" office:value="0.000000220107" calcext:value-type="float">
            <text:p>2.20107E-07</text:p>
          </table:table-cell>
          <table:table-cell office:value-type="float" office:value="0.000000440317" calcext:value-type="float">
            <text:p>4.40317E-07</text:p>
          </table:table-cell>
          <table:table-cell office:value-type="float" office:value="0.000000839491" calcext:value-type="float">
            <text:p>8.39491E-07</text:p>
          </table:table-cell>
          <table:table-cell office:value-type="float" office:value="0.00000160729" calcext:value-type="float">
            <text:p>1.60729E-06</text:p>
          </table:table-cell>
          <table:table-cell office:value-type="float" office:value="0.0000029817" calcext:value-type="float">
            <text:p>2.9817E-06</text:p>
          </table:table-cell>
          <table:table-cell office:value-type="float" office:value="0.00000549436" calcext:value-type="float">
            <text:p>5.49436E-06</text:p>
          </table:table-cell>
          <table:table-cell office:value-type="float" office:value="0.00000988421" calcext:value-type="float">
            <text:p>9.88421E-06</text:p>
          </table:table-cell>
          <table:table-cell office:value-type="float" office:value="0.0000175739" calcext:value-type="float">
            <text:p>1.75739E-05</text:p>
          </table:table-cell>
          <table:table-cell office:value-type="float" office:value="0.000030614" calcext:value-type="float">
            <text:p>3.0614E-05</text:p>
          </table:table-cell>
          <table:table-cell office:value-type="float" office:value="0.0000525824" calcext:value-type="float">
            <text:p>5.25824E-05</text:p>
          </table:table-cell>
          <table:table-cell office:value-type="float" office:value="0.0000886449" calcext:value-type="float">
            <text:p>8.86449E-05</text:p>
          </table:table-cell>
          <table:table-cell office:value-type="float" office:value="0.000147173" calcext:value-type="float">
            <text:p>0.000147173</text:p>
          </table:table-cell>
          <table:table-cell office:value-type="float" office:value="0.000240044" calcext:value-type="float">
            <text:p>0.000240044</text:p>
          </table:table-cell>
          <table:table-cell office:value-type="float" office:value="0.000385355" calcext:value-type="float">
            <text:p>0.000385355</text:p>
          </table:table-cell>
          <table:table-cell office:value-type="float" office:value="0.000608037" calcext:value-type="float">
            <text:p>0.000608037</text:p>
          </table:table-cell>
          <table:table-cell office:value-type="float" office:value="0.000944005" calcext:value-type="float">
            <text:p>0.000944005</text:p>
          </table:table-cell>
          <table:table-cell office:value-type="float" office:value="0.00144091" calcext:value-type="float">
            <text:p>0.00144091</text:p>
          </table:table-cell>
          <table:table-cell office:value-type="float" office:value="0.00216373" calcext:value-type="float">
            <text:p>0.00216373</text:p>
          </table:table-cell>
          <table:table-cell office:value-type="float" office:value="0.00319488" calcext:value-type="float">
            <text:p>0.00319488</text:p>
          </table:table-cell>
          <table:table-cell office:value-type="float" office:value="0.00464059" calcext:value-type="float">
            <text:p>0.00464059</text:p>
          </table:table-cell>
          <table:table-cell office:value-type="float" office:value="0.00662855" calcext:value-type="float">
            <text:p>0.00662855</text:p>
          </table:table-cell>
          <table:table-cell office:value-type="float" office:value="0.00931337" calcext:value-type="float">
            <text:p>0.00931337</text:p>
          </table:table-cell>
          <table:table-cell office:value-type="float" office:value="0.0128691" calcext:value-type="float">
            <text:p>0.0128691</text:p>
          </table:table-cell>
          <table:table-cell office:value-type="float" office:value="0.0174912" calcext:value-type="float">
            <text:p>0.0174912</text:p>
          </table:table-cell>
          <table:table-cell office:value-type="float" office:value="0.0233807" calcext:value-type="float">
            <text:p>0.0233807</text:p>
          </table:table-cell>
          <table:table-cell office:value-type="float" office:value="0.030741" calcext:value-type="float">
            <text:p>0.030741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505601" calcext:value-type="float">
            <text:p>0.0505601</text:p>
          </table:table-cell>
          <table:table-cell office:value-type="float" office:value="0.0632476" calcext:value-type="float">
            <text:p>0.0632476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941731" calcext:value-type="float">
            <text:p>0.0941731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51091" calcext:value-type="float">
            <text:p>0.151091</text:p>
          </table:table-cell>
          <table:table-cell office:value-type="float" office:value="0.171106" calcext:value-type="float">
            <text:p>0.171106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208793" calcext:value-type="float">
            <text:p>0.208793</text:p>
          </table:table-cell>
          <table:table-cell office:value-type="float" office:value="0.224977" calcext:value-type="float">
            <text:p>0.224977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48522" calcext:value-type="float">
            <text:p>0.248522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256906" calcext:value-type="float">
            <text:p>0.256906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248522" calcext:value-type="float">
            <text:p>0.248522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24977" calcext:value-type="float">
            <text:p>0.224977</text:p>
          </table:table-cell>
          <table:table-cell office:value-type="float" office:value="0.208793" calcext:value-type="float">
            <text:p>0.208793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171106" calcext:value-type="float">
            <text:p>0.171106</text:p>
          </table:table-cell>
          <table:table-cell office:value-type="float" office:value="0.151091" calcext:value-type="float">
            <text:p>0.151091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0941731" calcext:value-type="float">
            <text:p>0.0941731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632476" calcext:value-type="float">
            <text:p>0.0632476</text:p>
          </table:table-cell>
          <table:table-cell office:value-type="float" office:value="0.0505601" calcext:value-type="float">
            <text:p>0.0505601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30741" calcext:value-type="float">
            <text:p>0.030741</text:p>
          </table:table-cell>
          <table:table-cell office:value-type="float" office:value="0.0233807" calcext:value-type="float">
            <text:p>0.0233807</text:p>
          </table:table-cell>
          <table:table-cell office:value-type="float" office:value="0.0174912" calcext:value-type="float">
            <text:p>0.0174912</text:p>
          </table:table-cell>
          <table:table-cell office:value-type="float" office:value="0.0128691" calcext:value-type="float">
            <text:p>0.0128691</text:p>
          </table:table-cell>
          <table:table-cell office:value-type="float" office:value="0.00931337" calcext:value-type="float">
            <text:p>0.00931337</text:p>
          </table:table-cell>
          <table:table-cell office:value-type="float" office:value="0.00662855" calcext:value-type="float">
            <text:p>0.00662855</text:p>
          </table:table-cell>
          <table:table-cell office:value-type="float" office:value="0.00464059" calcext:value-type="float">
            <text:p>0.00464059</text:p>
          </table:table-cell>
          <table:table-cell office:value-type="float" office:value="0.00319488" calcext:value-type="float">
            <text:p>0.00319488</text:p>
          </table:table-cell>
          <table:table-cell office:value-type="float" office:value="0.00216373" calcext:value-type="float">
            <text:p>0.00216373</text:p>
          </table:table-cell>
          <table:table-cell office:value-type="float" office:value="0.00144091" calcext:value-type="float">
            <text:p>0.00144091</text:p>
          </table:table-cell>
          <table:table-cell office:value-type="float" office:value="0.000944005" calcext:value-type="float">
            <text:p>0.000944005</text:p>
          </table:table-cell>
          <table:table-cell office:value-type="float" office:value="0.000608037" calcext:value-type="float">
            <text:p>0.000608037</text:p>
          </table:table-cell>
          <table:table-cell office:value-type="float" office:value="0.000385355" calcext:value-type="float">
            <text:p>0.000385355</text:p>
          </table:table-cell>
          <table:table-cell office:value-type="float" office:value="0.000240044" calcext:value-type="float">
            <text:p>0.000240044</text:p>
          </table:table-cell>
          <table:table-cell office:value-type="float" office:value="0.000147173" calcext:value-type="float">
            <text:p>0.000147173</text:p>
          </table:table-cell>
          <table:table-cell office:value-type="float" office:value="0.0000886449" calcext:value-type="float">
            <text:p>8.86449E-05</text:p>
          </table:table-cell>
          <table:table-cell office:value-type="float" office:value="0.0000525824" calcext:value-type="float">
            <text:p>5.25824E-05</text:p>
          </table:table-cell>
          <table:table-cell office:value-type="float" office:value="0.000030614" calcext:value-type="float">
            <text:p>3.0614E-05</text:p>
          </table:table-cell>
          <table:table-cell office:value-type="float" office:value="0.0000175739" calcext:value-type="float">
            <text:p>1.75739E-05</text:p>
          </table:table-cell>
          <table:table-cell office:value-type="float" office:value="0.00000988421" calcext:value-type="float">
            <text:p>9.88421E-06</text:p>
          </table:table-cell>
          <table:table-cell office:value-type="float" office:value="0.00000549436" calcext:value-type="float">
            <text:p>5.49436E-06</text:p>
          </table:table-cell>
          <table:table-cell office:value-type="float" office:value="0.0000029817" calcext:value-type="float">
            <text:p>2.9817E-06</text:p>
          </table:table-cell>
          <table:table-cell office:value-type="float" office:value="0.00000160729" calcext:value-type="float">
            <text:p>1.60729E-06</text:p>
          </table:table-cell>
          <table:table-cell office:value-type="float" office:value="0.000000839491" calcext:value-type="float">
            <text:p>8.39491E-07</text:p>
          </table:table-cell>
          <table:table-cell office:value-type="float" office:value="0.000000440317" calcext:value-type="float">
            <text:p>4.40317E-07</text:p>
          </table:table-cell>
          <table:table-cell office:value-type="float" office:value="0.000000220107" calcext:value-type="float">
            <text:p>2.20107E-07</text:p>
          </table:table-cell>
          <table:table-cell office:value-type="float" office:value="0.000000113212" calcext:value-type="float">
            <text:p>1.13212E-07</text:p>
          </table:table-cell>
          <table:table-cell office:value-type="float" office:value="0.0000000534741" calcext:value-type="float">
            <text:p>5.34741E-08</text:p>
          </table:table-cell>
          <table:table-cell office:value-type="float" office:value="0.0000000274092" calcext:value-type="float">
            <text:p>2.74092E-08</text:p>
          </table:table-cell>
          <table:table-cell office:value-type="float" office:value="0.0000000118398" calcext:value-type="float">
            <text:p>1.18398E-08</text:p>
          </table:table-cell>
          <table:table-cell office:value-type="float" office:value="0.00000000601649" calcext:value-type="float">
            <text:p>6.01649E-09</text:p>
          </table:table-cell>
          <table:table-cell office:value-type="float" office:value="0.00000000187654" calcext:value-type="float">
            <text:p>1.87654E-09</text:p>
          </table:table-cell>
          <table:table-cell office:value-type="float" office:value="-0.000000000183531" calcext:value-type="float">
            <text:p>-1.83531E-10</text:p>
          </table:table-cell>
          <table:table-cell office:value-type="float" office:value="-0.00000000239781" calcext:value-type="float">
            <text:p>-2.39781E-09</text:p>
          </table:table-cell>
          <table:table-cell office:value-type="float" office:value="-0.00000000685301" calcext:value-type="float">
            <text:p>-6.85301E-09</text:p>
          </table:table-cell>
        </table:table-row>
        <table:table-row table:style-name="ro1">
          <table:table-cell office:value-type="float" office:value="-0.00000000960068" calcext:value-type="float">
            <text:p>-9.60068E-09</text:p>
          </table:table-cell>
          <table:table-cell office:value-type="float" office:value="-0.00000000345326" calcext:value-type="float">
            <text:p>-3.45326E-09</text:p>
          </table:table-cell>
          <table:table-cell office:value-type="float" office:value="-0.000000000262991" calcext:value-type="float">
            <text:p>-2.62991E-10</text:p>
          </table:table-cell>
          <table:table-cell office:value-type="float" office:value="0.00000000272281" calcext:value-type="float">
            <text:p>2.72281E-09</text:p>
          </table:table-cell>
          <table:table-cell office:value-type="float" office:value="0.00000000843239" calcext:value-type="float">
            <text:p>8.43239E-09</text:p>
          </table:table-cell>
          <table:table-cell office:value-type="float" office:value="0.0000000166349" calcext:value-type="float">
            <text:p>1.66349E-08</text:p>
          </table:table-cell>
          <table:table-cell office:value-type="float" office:value="0.0000000375231" calcext:value-type="float">
            <text:p>3.75231E-08</text:p>
          </table:table-cell>
          <table:table-cell office:value-type="float" office:value="0.0000000726185" calcext:value-type="float">
            <text:p>7.26185E-08</text:p>
          </table:table-cell>
          <table:table-cell office:value-type="float" office:value="0.000000150833" calcext:value-type="float">
            <text:p>1.50833E-07</text:p>
          </table:table-cell>
          <table:table-cell office:value-type="float" office:value="0.000000289871" calcext:value-type="float">
            <text:p>2.89871E-07</text:p>
          </table:table-cell>
          <table:table-cell office:value-type="float" office:value="0.000000570845" calcext:value-type="float">
            <text:p>5.70845E-07</text:p>
          </table:table-cell>
          <table:table-cell office:value-type="float" office:value="0.00000107487" calcext:value-type="float">
            <text:p>1.07487E-06</text:p>
          </table:table-cell>
          <table:table-cell office:value-type="float" office:value="0.00000202955" calcext:value-type="float">
            <text:p>2.02955E-06</text:p>
          </table:table-cell>
          <table:table-cell office:value-type="float" office:value="0.00000371879" calcext:value-type="float">
            <text:p>3.71879E-06</text:p>
          </table:table-cell>
          <table:table-cell office:value-type="float" office:value="0.00000676582" calcext:value-type="float">
            <text:p>6.76582E-06</text:p>
          </table:table-cell>
          <table:table-cell office:value-type="float" office:value="0.0000120277" calcext:value-type="float">
            <text:p>1.20277E-05</text:p>
          </table:table-cell>
          <table:table-cell office:value-type="float" office:value="0.0000211331" calcext:value-type="float">
            <text:p>2.11331E-05</text:p>
          </table:table-cell>
          <table:table-cell office:value-type="float" office:value="0.0000364013" calcext:value-type="float">
            <text:p>3.64013E-05</text:p>
          </table:table-cell>
          <table:table-cell office:value-type="float" office:value="0.0000618347" calcext:value-type="float">
            <text:p>6.18347E-05</text:p>
          </table:table-cell>
          <table:table-cell office:value-type="float" office:value="0.000103142" calcext:value-type="float">
            <text:p>0.000103142</text:p>
          </table:table-cell>
          <table:table-cell office:value-type="float" office:value="0.000169481" calcext:value-type="float">
            <text:p>0.000169481</text:p>
          </table:table-cell>
          <table:table-cell office:value-type="float" office:value="0.000273695" calcext:value-type="float">
            <text:p>0.000273695</text:p>
          </table:table-cell>
          <table:table-cell office:value-type="float" office:value="0.000435169" calcext:value-type="float">
            <text:p>0.000435169</text:p>
          </table:table-cell>
          <table:table-cell office:value-type="float" office:value="0.000680307" calcext:value-type="float">
            <text:p>0.000680307</text:p>
          </table:table-cell>
          <table:table-cell office:value-type="float" office:value="0.00104682" calcext:value-type="float">
            <text:p>0.00104682</text:p>
          </table:table-cell>
          <table:table-cell office:value-type="float" office:value="0.00158419" calcext:value-type="float">
            <text:p>0.00158419</text:p>
          </table:table-cell>
          <table:table-cell office:value-type="float" office:value="0.00235935" calcext:value-type="float">
            <text:p>0.00235935</text:p>
          </table:table-cell>
          <table:table-cell office:value-type="float" office:value="0.0034563" calcext:value-type="float">
            <text:p>0.0034563</text:p>
          </table:table-cell>
          <table:table-cell office:value-type="float" office:value="0.00498247" calcext:value-type="float">
            <text:p>0.00498247</text:p>
          </table:table-cell>
          <table:table-cell office:value-type="float" office:value="0.00706563" calcext:value-type="float">
            <text:p>0.00706563</text:p>
          </table:table-cell>
          <table:table-cell office:value-type="float" office:value="0.00985934" calcext:value-type="float">
            <text:p>0.00985934</text:p>
          </table:table-cell>
          <table:table-cell office:value-type="float" office:value="0.0135345" calcext:value-type="float">
            <text:p>0.0135345</text:p>
          </table:table-cell>
          <table:table-cell office:value-type="float" office:value="0.0182816" calcext:value-type="float">
            <text:p>0.0182816</text:p>
          </table:table-cell>
          <table:table-cell office:value-type="float" office:value="0.024294" calcext:value-type="float">
            <text:p>0.024294</text:p>
          </table:table-cell>
          <table:table-cell office:value-type="float" office:value="0.0317652" calcext:value-type="float">
            <text:p>0.0317652</text:p>
          </table:table-cell>
          <table:table-cell office:value-type="float" office:value="0.0408628" calcext:value-type="float">
            <text:p>0.0408628</text:p>
          </table:table-cell>
          <table:table-cell office:value-type="float" office:value="0.0517209" calcext:value-type="float">
            <text:p>0.0517209</text:p>
          </table:table-cell>
          <table:table-cell office:value-type="float" office:value="0.0644068" calcext:value-type="float">
            <text:p>0.0644068</text:p>
          </table:table-cell>
          <table:table-cell office:value-type="float" office:value="0.0789144" calcext:value-type="float">
            <text:p>0.0789144</text:p>
          </table:table-cell>
          <table:table-cell office:value-type="float" office:value="0.0951289" calcext:value-type="float">
            <text:p>0.0951289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131664" calcext:value-type="float">
            <text:p>0.131664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70764" calcext:value-type="float">
            <text:p>0.170764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0.207537" calcext:value-type="float">
            <text:p>0.207537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236354" calcext:value-type="float">
            <text:p>0.236354</text:p>
          </table:table-cell>
          <table:table-cell office:value-type="float" office:value="0.246157" calcext:value-type="float">
            <text:p>0.246157</text:p>
          </table:table-cell>
          <table:table-cell office:value-type="float" office:value="0.25223" calcext:value-type="float">
            <text:p>0.25223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25223" calcext:value-type="float">
            <text:p>0.25223</text:p>
          </table:table-cell>
          <table:table-cell office:value-type="float" office:value="0.246157" calcext:value-type="float">
            <text:p>0.246157</text:p>
          </table:table-cell>
          <table:table-cell office:value-type="float" office:value="0.236354" calcext:value-type="float">
            <text:p>0.236354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207537" calcext:value-type="float">
            <text:p>0.207537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0.170764" calcext:value-type="float">
            <text:p>0.170764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31664" calcext:value-type="float">
            <text:p>0.131664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0951289" calcext:value-type="float">
            <text:p>0.0951289</text:p>
          </table:table-cell>
          <table:table-cell office:value-type="float" office:value="0.0789144" calcext:value-type="float">
            <text:p>0.0789144</text:p>
          </table:table-cell>
          <table:table-cell office:value-type="float" office:value="0.0644068" calcext:value-type="float">
            <text:p>0.0644068</text:p>
          </table:table-cell>
          <table:table-cell office:value-type="float" office:value="0.0517209" calcext:value-type="float">
            <text:p>0.0517209</text:p>
          </table:table-cell>
          <table:table-cell office:value-type="float" office:value="0.0408628" calcext:value-type="float">
            <text:p>0.0408628</text:p>
          </table:table-cell>
          <table:table-cell office:value-type="float" office:value="0.0317652" calcext:value-type="float">
            <text:p>0.0317652</text:p>
          </table:table-cell>
          <table:table-cell office:value-type="float" office:value="0.024294" calcext:value-type="float">
            <text:p>0.024294</text:p>
          </table:table-cell>
          <table:table-cell office:value-type="float" office:value="0.0182816" calcext:value-type="float">
            <text:p>0.0182816</text:p>
          </table:table-cell>
          <table:table-cell office:value-type="float" office:value="0.0135345" calcext:value-type="float">
            <text:p>0.0135345</text:p>
          </table:table-cell>
          <table:table-cell office:value-type="float" office:value="0.00985934" calcext:value-type="float">
            <text:p>0.00985934</text:p>
          </table:table-cell>
          <table:table-cell office:value-type="float" office:value="0.00706563" calcext:value-type="float">
            <text:p>0.00706563</text:p>
          </table:table-cell>
          <table:table-cell office:value-type="float" office:value="0.00498247" calcext:value-type="float">
            <text:p>0.00498247</text:p>
          </table:table-cell>
          <table:table-cell office:value-type="float" office:value="0.0034563" calcext:value-type="float">
            <text:p>0.0034563</text:p>
          </table:table-cell>
          <table:table-cell office:value-type="float" office:value="0.00235935" calcext:value-type="float">
            <text:p>0.00235935</text:p>
          </table:table-cell>
          <table:table-cell office:value-type="float" office:value="0.00158419" calcext:value-type="float">
            <text:p>0.00158419</text:p>
          </table:table-cell>
          <table:table-cell office:value-type="float" office:value="0.00104682" calcext:value-type="float">
            <text:p>0.00104682</text:p>
          </table:table-cell>
          <table:table-cell office:value-type="float" office:value="0.000680307" calcext:value-type="float">
            <text:p>0.000680307</text:p>
          </table:table-cell>
          <table:table-cell office:value-type="float" office:value="0.000435169" calcext:value-type="float">
            <text:p>0.000435169</text:p>
          </table:table-cell>
          <table:table-cell office:value-type="float" office:value="0.000273695" calcext:value-type="float">
            <text:p>0.000273695</text:p>
          </table:table-cell>
          <table:table-cell office:value-type="float" office:value="0.000169481" calcext:value-type="float">
            <text:p>0.000169481</text:p>
          </table:table-cell>
          <table:table-cell office:value-type="float" office:value="0.000103142" calcext:value-type="float">
            <text:p>0.000103142</text:p>
          </table:table-cell>
          <table:table-cell office:value-type="float" office:value="0.0000618347" calcext:value-type="float">
            <text:p>6.18347E-05</text:p>
          </table:table-cell>
          <table:table-cell office:value-type="float" office:value="0.0000364013" calcext:value-type="float">
            <text:p>3.64013E-05</text:p>
          </table:table-cell>
          <table:table-cell office:value-type="float" office:value="0.0000211331" calcext:value-type="float">
            <text:p>2.11331E-05</text:p>
          </table:table-cell>
          <table:table-cell office:value-type="float" office:value="0.0000120277" calcext:value-type="float">
            <text:p>1.20277E-05</text:p>
          </table:table-cell>
          <table:table-cell office:value-type="float" office:value="0.00000676582" calcext:value-type="float">
            <text:p>6.76582E-06</text:p>
          </table:table-cell>
          <table:table-cell office:value-type="float" office:value="0.00000371879" calcext:value-type="float">
            <text:p>3.71879E-06</text:p>
          </table:table-cell>
          <table:table-cell office:value-type="float" office:value="0.00000202955" calcext:value-type="float">
            <text:p>2.02955E-06</text:p>
          </table:table-cell>
          <table:table-cell office:value-type="float" office:value="0.00000107487" calcext:value-type="float">
            <text:p>1.07487E-06</text:p>
          </table:table-cell>
          <table:table-cell office:value-type="float" office:value="0.000000570845" calcext:value-type="float">
            <text:p>5.70845E-07</text:p>
          </table:table-cell>
          <table:table-cell office:value-type="float" office:value="0.000000289871" calcext:value-type="float">
            <text:p>2.89871E-07</text:p>
          </table:table-cell>
          <table:table-cell office:value-type="float" office:value="0.000000150833" calcext:value-type="float">
            <text:p>1.50833E-07</text:p>
          </table:table-cell>
          <table:table-cell office:value-type="float" office:value="0.0000000726185" calcext:value-type="float">
            <text:p>7.26185E-08</text:p>
          </table:table-cell>
          <table:table-cell office:value-type="float" office:value="0.0000000375231" calcext:value-type="float">
            <text:p>3.75231E-08</text:p>
          </table:table-cell>
          <table:table-cell office:value-type="float" office:value="0.0000000166349" calcext:value-type="float">
            <text:p>1.66349E-08</text:p>
          </table:table-cell>
          <table:table-cell office:value-type="float" office:value="0.00000000843239" calcext:value-type="float">
            <text:p>8.43239E-09</text:p>
          </table:table-cell>
          <table:table-cell office:value-type="float" office:value="0.00000000272281" calcext:value-type="float">
            <text:p>2.72281E-09</text:p>
          </table:table-cell>
          <table:table-cell office:value-type="float" office:value="-0.000000000262991" calcext:value-type="float">
            <text:p>-2.62991E-10</text:p>
          </table:table-cell>
          <table:table-cell office:value-type="float" office:value="-0.00000000345326" calcext:value-type="float">
            <text:p>-3.45326E-09</text:p>
          </table:table-cell>
          <table:table-cell office:value-type="float" office:value="-0.00000000960068" calcext:value-type="float">
            <text:p>-9.60068E-09</text:p>
          </table:table-cell>
        </table:table-row>
        <table:table-row table:style-name="ro1">
          <table:table-cell office:value-type="float" office:value="-0.0000000132715" calcext:value-type="float">
            <text:p>-1.32715E-08</text:p>
          </table:table-cell>
          <table:table-cell office:value-type="float" office:value="-0.00000000489017" calcext:value-type="float">
            <text:p>-4.89017E-09</text:p>
          </table:table-cell>
          <table:table-cell office:value-type="float" office:value="-0.000000000370818" calcext:value-type="float">
            <text:p>-3.70818E-10</text:p>
          </table:table-cell>
          <table:table-cell office:value-type="float" office:value="0.00000000388037" calcext:value-type="float">
            <text:p>3.88037E-09</text:p>
          </table:table-cell>
          <table:table-cell office:value-type="float" office:value="0.0000000116644" calcext:value-type="float">
            <text:p>1.16644E-08</text:p>
          </table:table-cell>
          <table:table-cell office:value-type="float" office:value="0.0000000230238" calcext:value-type="float">
            <text:p>2.30238E-08</text:p>
          </table:table-cell>
          <table:table-cell office:value-type="float" office:value="0.0000000507275" calcext:value-type="float">
            <text:p>5.07275E-08</text:p>
          </table:table-cell>
          <table:table-cell office:value-type="float" office:value="0.000000097352" calcext:value-type="float">
            <text:p>9.7352E-08</text:p>
          </table:table-cell>
          <table:table-cell office:value-type="float" office:value="0.000000198625" calcext:value-type="float">
            <text:p>1.98625E-07</text:p>
          </table:table-cell>
          <table:table-cell office:value-type="float" office:value="0.000000377414" calcext:value-type="float">
            <text:p>3.77414E-07</text:p>
          </table:table-cell>
          <table:table-cell office:value-type="float" office:value="0.00000073226" calcext:value-type="float">
            <text:p>7.3226E-07</text:p>
          </table:table-cell>
          <table:table-cell office:value-type="float" office:value="0.00000136232" calcext:value-type="float">
            <text:p>1.36232E-06</text:p>
          </table:table-cell>
          <table:table-cell office:value-type="float" office:value="0.00000253838" calcext:value-type="float">
            <text:p>2.53838E-06</text:p>
          </table:table-cell>
          <table:table-cell office:value-type="float" office:value="0.00000459619" calcext:value-type="float">
            <text:p>4.59619E-06</text:p>
          </table:table-cell>
          <table:table-cell office:value-type="float" office:value="0.00000826075" calcext:value-type="float">
            <text:p>8.26075E-06</text:p>
          </table:table-cell>
          <table:table-cell office:value-type="float" office:value="0.0000145185" calcext:value-type="float">
            <text:p>1.45185E-05</text:p>
          </table:table-cell>
          <table:table-cell office:value-type="float" office:value="0.0000252215" calcext:value-type="float">
            <text:p>2.52215E-05</text:p>
          </table:table-cell>
          <table:table-cell office:value-type="float" office:value="0.0000429758" calcext:value-type="float">
            <text:p>4.29758E-05</text:p>
          </table:table-cell>
          <table:table-cell office:value-type="float" office:value="0.000072232" calcext:value-type="float">
            <text:p>7.2232E-05</text:p>
          </table:table-cell>
          <table:table-cell office:value-type="float" office:value="0.000119263" calcext:value-type="float">
            <text:p>0.000119263</text:p>
          </table:table-cell>
          <table:table-cell office:value-type="float" office:value="0.000194038" calcext:value-type="float">
            <text:p>0.000194038</text:p>
          </table:table-cell>
          <table:table-cell office:value-type="float" office:value="0.000310376" calcext:value-type="float">
            <text:p>0.000310376</text:p>
          </table:table-cell>
          <table:table-cell office:value-type="float" office:value="0.000488952" calcext:value-type="float">
            <text:p>0.000488952</text:p>
          </table:table-cell>
          <table:table-cell office:value-type="float" office:value="0.000757622" calcext:value-type="float">
            <text:p>0.000757622</text:p>
          </table:table-cell>
          <table:table-cell office:value-type="float" office:value="0.00115583" calcext:value-type="float">
            <text:p>0.00115583</text:p>
          </table:table-cell>
          <table:table-cell office:value-type="float" office:value="0.00173481" calcext:value-type="float">
            <text:p>0.00173481</text:p>
          </table:table-cell>
          <table:table-cell office:value-type="float" office:value="0.0025633" calcext:value-type="float">
            <text:p>0.0025633</text:p>
          </table:table-cell>
          <table:table-cell office:value-type="float" office:value="0.0037267" calcext:value-type="float">
            <text:p>0.0037267</text:p>
          </table:table-cell>
          <table:table-cell office:value-type="float" office:value="0.00533337" calcext:value-type="float">
            <text:p>0.00533337</text:p>
          </table:table-cell>
          <table:table-cell office:value-type="float" office:value="0.00751095" calcext:value-type="float">
            <text:p>0.00751095</text:p>
          </table:table-cell>
          <table:table-cell office:value-type="float" office:value="0.0104116" calcext:value-type="float">
            <text:p>0.0104116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251996" calcext:value-type="float">
            <text:p>0.0251996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0419506" calcext:value-type="float">
            <text:p>0.0419506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655268" calcext:value-type="float">
            <text:p>0.0655268</text:p>
          </table:table-cell>
          <table:table-cell office:value-type="float" office:value="0.0799636" calcext:value-type="float">
            <text:p>0.0799636</text:p>
          </table:table-cell>
          <table:table-cell office:value-type="float" office:value="0.0960365" calcext:value-type="float">
            <text:p>0.0960365</text:p>
          </table:table-cell>
          <table:table-cell office:value-type="float" office:value="0.113521" calcext:value-type="float">
            <text:p>0.113521</text:p>
          </table:table-cell>
          <table:table-cell office:value-type="float" office:value="0.132065" calcext:value-type="float">
            <text:p>0.132065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.188993" calcext:value-type="float">
            <text:p>0.188993</text:p>
          </table:table-cell>
          <table:table-cell office:value-type="float" office:value="0.206296" calcext:value-type="float">
            <text:p>0.206296</text:p>
          </table:table-cell>
          <table:table-cell office:value-type="float" office:value="0.221629" calcext:value-type="float">
            <text:p>0.221629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43858" calcext:value-type="float">
            <text:p>0.243858</text:p>
          </table:table-cell>
          <table:table-cell office:value-type="float" office:value="0.249753" calcext:value-type="float">
            <text:p>0.249753</text:p>
          </table:table-cell>
          <table:table-cell office:value-type="float" office:value="0.251752" calcext:value-type="float">
            <text:p>0.251752</text:p>
          </table:table-cell>
          <table:table-cell office:value-type="float" office:value="0.249753" calcext:value-type="float">
            <text:p>0.249753</text:p>
          </table:table-cell>
          <table:table-cell office:value-type="float" office:value="0.243858" calcext:value-type="float">
            <text:p>0.243858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21629" calcext:value-type="float">
            <text:p>0.221629</text:p>
          </table:table-cell>
          <table:table-cell office:value-type="float" office:value="0.206296" calcext:value-type="float">
            <text:p>0.206296</text:p>
          </table:table-cell>
          <table:table-cell office:value-type="float" office:value="0.188993" calcext:value-type="float">
            <text:p>0.188993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32065" calcext:value-type="float">
            <text:p>0.132065</text:p>
          </table:table-cell>
          <table:table-cell office:value-type="float" office:value="0.113521" calcext:value-type="float">
            <text:p>0.113521</text:p>
          </table:table-cell>
          <table:table-cell office:value-type="float" office:value="0.0960365" calcext:value-type="float">
            <text:p>0.0960365</text:p>
          </table:table-cell>
          <table:table-cell office:value-type="float" office:value="0.0799636" calcext:value-type="float">
            <text:p>0.0799636</text:p>
          </table:table-cell>
          <table:table-cell office:value-type="float" office:value="0.0655268" calcext:value-type="float">
            <text:p>0.0655268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419506" calcext:value-type="float">
            <text:p>0.0419506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0251996" calcext:value-type="float">
            <text:p>0.0251996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04116" calcext:value-type="float">
            <text:p>0.0104116</text:p>
          </table:table-cell>
          <table:table-cell office:value-type="float" office:value="0.00751095" calcext:value-type="float">
            <text:p>0.00751095</text:p>
          </table:table-cell>
          <table:table-cell office:value-type="float" office:value="0.00533337" calcext:value-type="float">
            <text:p>0.00533337</text:p>
          </table:table-cell>
          <table:table-cell office:value-type="float" office:value="0.0037267" calcext:value-type="float">
            <text:p>0.0037267</text:p>
          </table:table-cell>
          <table:table-cell office:value-type="float" office:value="0.0025633" calcext:value-type="float">
            <text:p>0.0025633</text:p>
          </table:table-cell>
          <table:table-cell office:value-type="float" office:value="0.00173481" calcext:value-type="float">
            <text:p>0.00173481</text:p>
          </table:table-cell>
          <table:table-cell office:value-type="float" office:value="0.00115583" calcext:value-type="float">
            <text:p>0.00115583</text:p>
          </table:table-cell>
          <table:table-cell office:value-type="float" office:value="0.000757622" calcext:value-type="float">
            <text:p>0.000757622</text:p>
          </table:table-cell>
          <table:table-cell office:value-type="float" office:value="0.000488952" calcext:value-type="float">
            <text:p>0.000488952</text:p>
          </table:table-cell>
          <table:table-cell office:value-type="float" office:value="0.000310376" calcext:value-type="float">
            <text:p>0.000310376</text:p>
          </table:table-cell>
          <table:table-cell office:value-type="float" office:value="0.000194038" calcext:value-type="float">
            <text:p>0.000194038</text:p>
          </table:table-cell>
          <table:table-cell office:value-type="float" office:value="0.000119263" calcext:value-type="float">
            <text:p>0.000119263</text:p>
          </table:table-cell>
          <table:table-cell office:value-type="float" office:value="0.000072232" calcext:value-type="float">
            <text:p>7.2232E-05</text:p>
          </table:table-cell>
          <table:table-cell office:value-type="float" office:value="0.0000429758" calcext:value-type="float">
            <text:p>4.29758E-05</text:p>
          </table:table-cell>
          <table:table-cell office:value-type="float" office:value="0.0000252215" calcext:value-type="float">
            <text:p>2.52215E-05</text:p>
          </table:table-cell>
          <table:table-cell office:value-type="float" office:value="0.0000145185" calcext:value-type="float">
            <text:p>1.45185E-05</text:p>
          </table:table-cell>
          <table:table-cell office:value-type="float" office:value="0.00000826075" calcext:value-type="float">
            <text:p>8.26075E-06</text:p>
          </table:table-cell>
          <table:table-cell office:value-type="float" office:value="0.00000459619" calcext:value-type="float">
            <text:p>4.59619E-06</text:p>
          </table:table-cell>
          <table:table-cell office:value-type="float" office:value="0.00000253838" calcext:value-type="float">
            <text:p>2.53838E-06</text:p>
          </table:table-cell>
          <table:table-cell office:value-type="float" office:value="0.00000136232" calcext:value-type="float">
            <text:p>1.36232E-06</text:p>
          </table:table-cell>
          <table:table-cell office:value-type="float" office:value="0.00000073226" calcext:value-type="float">
            <text:p>7.3226E-07</text:p>
          </table:table-cell>
          <table:table-cell office:value-type="float" office:value="0.000000377414" calcext:value-type="float">
            <text:p>3.77414E-07</text:p>
          </table:table-cell>
          <table:table-cell office:value-type="float" office:value="0.000000198625" calcext:value-type="float">
            <text:p>1.98625E-07</text:p>
          </table:table-cell>
          <table:table-cell office:value-type="float" office:value="0.000000097352" calcext:value-type="float">
            <text:p>9.7352E-08</text:p>
          </table:table-cell>
          <table:table-cell office:value-type="float" office:value="0.0000000507275" calcext:value-type="float">
            <text:p>5.07275E-08</text:p>
          </table:table-cell>
          <table:table-cell office:value-type="float" office:value="0.0000000230238" calcext:value-type="float">
            <text:p>2.30238E-08</text:p>
          </table:table-cell>
          <table:table-cell office:value-type="float" office:value="0.0000000116644" calcext:value-type="float">
            <text:p>1.16644E-08</text:p>
          </table:table-cell>
          <table:table-cell office:value-type="float" office:value="0.00000000388037" calcext:value-type="float">
            <text:p>3.88037E-09</text:p>
          </table:table-cell>
          <table:table-cell office:value-type="float" office:value="-0.000000000370818" calcext:value-type="float">
            <text:p>-3.70818E-10</text:p>
          </table:table-cell>
          <table:table-cell office:value-type="float" office:value="-0.00000000489017" calcext:value-type="float">
            <text:p>-4.89017E-09</text:p>
          </table:table-cell>
          <table:table-cell office:value-type="float" office:value="-0.0000000132715" calcext:value-type="float">
            <text:p>-1.32715E-08</text:p>
          </table:table-cell>
        </table:table-row>
        <table:table-row table:style-name="ro1">
          <table:table-cell office:value-type="float" office:value="-0.0000000181153" calcext:value-type="float">
            <text:p>-1.81153E-08</text:p>
          </table:table-cell>
          <table:table-cell office:value-type="float" office:value="-0.00000000681825" calcext:value-type="float">
            <text:p>-6.81825E-09</text:p>
          </table:table-cell>
          <table:table-cell office:value-type="float" office:value="-0.000000000515087" calcext:value-type="float">
            <text:p>-5.15087E-10</text:p>
          </table:table-cell>
          <table:table-cell office:value-type="float" office:value="0.00000000544001" calcext:value-type="float">
            <text:p>5.44001E-09</text:p>
          </table:table-cell>
          <table:table-cell office:value-type="float" office:value="0.0000000159351" calcext:value-type="float">
            <text:p>1.59351E-08</text:p>
          </table:table-cell>
          <table:table-cell office:value-type="float" office:value="0.0000000314253" calcext:value-type="float">
            <text:p>3.14253E-08</text:p>
          </table:table-cell>
          <table:table-cell office:value-type="float" office:value="0.00000006777" calcext:value-type="float">
            <text:p>6.777E-08</text:p>
          </table:table-cell>
          <table:table-cell office:value-type="float" office:value="0.000000128943" calcext:value-type="float">
            <text:p>1.28943E-07</text:p>
          </table:table-cell>
          <table:table-cell office:value-type="float" office:value="0.000000258709" calcext:value-type="float">
            <text:p>2.58709E-07</text:p>
          </table:table-cell>
          <table:table-cell office:value-type="float" office:value="0.000000486162" calcext:value-type="float">
            <text:p>4.86162E-07</text:p>
          </table:table-cell>
          <table:table-cell office:value-type="float" office:value="0.000000929996" calcext:value-type="float">
            <text:p>9.29996E-07</text:p>
          </table:table-cell>
          <table:table-cell office:value-type="float" office:value="0.0000017102" calcext:value-type="float">
            <text:p>1.7102E-06</text:p>
          </table:table-cell>
          <table:table-cell office:value-type="float" office:value="0.00000314642" calcext:value-type="float">
            <text:p>3.14642E-06</text:p>
          </table:table-cell>
          <table:table-cell office:value-type="float" office:value="0.00000563239" calcext:value-type="float">
            <text:p>5.63239E-06</text:p>
          </table:table-cell>
          <table:table-cell office:value-type="float" office:value="0.0000100054" calcext:value-type="float">
            <text:p>1.00054E-05</text:p>
          </table:table-cell>
          <table:table-cell office:value-type="float" office:value="0.000017393" calcext:value-type="float">
            <text:p>1.7393E-05</text:p>
          </table:table-cell>
          <table:table-cell office:value-type="float" office:value="0.0000298875" calcext:value-type="float">
            <text:p>2.98875E-05</text:p>
          </table:table-cell>
          <table:table-cell office:value-type="float" office:value="0.0000503993" calcext:value-type="float">
            <text:p>5.03993E-05</text:p>
          </table:table-cell>
          <table:table-cell office:value-type="float" office:value="0.0000838503" calcext:value-type="float">
            <text:p>8.38503E-05</text:p>
          </table:table-cell>
          <table:table-cell office:value-type="float" office:value="0.000137097" calcext:value-type="float">
            <text:p>0.000137097</text:p>
          </table:table-cell>
          <table:table-cell office:value-type="float" office:value="0.00022094" calcext:value-type="float">
            <text:p>0.00022094</text:p>
          </table:table-cell>
          <table:table-cell office:value-type="float" office:value="0.000350181" calcext:value-type="float">
            <text:p>0.000350181</text:p>
          </table:table-cell>
          <table:table-cell office:value-type="float" office:value="0.000546785" calcext:value-type="float">
            <text:p>0.000546785</text:p>
          </table:table-cell>
          <table:table-cell office:value-type="float" office:value="0.000840027" calcext:value-type="float">
            <text:p>0.000840027</text:p>
          </table:table-cell>
          <table:table-cell office:value-type="float" office:value="0.00127104" calcext:value-type="float">
            <text:p>0.00127104</text:p>
          </table:table-cell>
          <table:table-cell office:value-type="float" office:value="0.00189268" calcext:value-type="float">
            <text:p>0.00189268</text:p>
          </table:table-cell>
          <table:table-cell office:value-type="float" office:value="0.00277537" calcext:value-type="float">
            <text:p>0.00277537</text:p>
          </table:table-cell>
          <table:table-cell office:value-type="float" office:value="0.00400571" calcext:value-type="float">
            <text:p>0.00400571</text:p>
          </table:table-cell>
          <table:table-cell office:value-type="float" office:value="0.00569278" calcext:value-type="float">
            <text:p>0.00569278</text:p>
          </table:table-cell>
          <table:table-cell office:value-type="float" office:value="0.00796382" calcext:value-type="float">
            <text:p>0.00796382</text:p>
          </table:table-cell>
          <table:table-cell office:value-type="float" office:value="0.0109694" calcext:value-type="float">
            <text:p>0.0109694</text:p>
          </table:table-cell>
          <table:table-cell office:value-type="float" office:value="0.0148737" calcext:value-type="float">
            <text:p>0.0148737</text:p>
          </table:table-cell>
          <table:table-cell office:value-type="float" office:value="0.0198567" calcext:value-type="float">
            <text:p>0.0198567</text:p>
          </table:table-cell>
          <table:table-cell office:value-type="float" office:value="0.0260966" calcext:value-type="float">
            <text:p>0.0260966</text:p>
          </table:table-cell>
          <table:table-cell office:value-type="float" office:value="0.0337679" calcext:value-type="float">
            <text:p>0.0337679</text:p>
          </table:table-cell>
          <table:table-cell office:value-type="float" office:value="0.043015" calcext:value-type="float">
            <text:p>0.043015</text:p>
          </table:table-cell>
          <table:table-cell office:value-type="float" office:value="0.0539479" calcext:value-type="float">
            <text:p>0.0539479</text:p>
          </table:table-cell>
          <table:table-cell office:value-type="float" office:value="0.0666087" calcext:value-type="float">
            <text:p>0.0666087</text:p>
          </table:table-cell>
          <table:table-cell office:value-type="float" office:value="0.0809693" calcext:value-type="float">
            <text:p>0.0809693</text:p>
          </table:table-cell>
          <table:table-cell office:value-type="float" office:value="0.0968982" calcext:value-type="float">
            <text:p>0.0968982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32426" calcext:value-type="float">
            <text:p>0.132426</text:p>
          </table:table-cell>
          <table:table-cell office:value-type="float" office:value="0.151229" calcext:value-type="float">
            <text:p>0.151229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188192" calcext:value-type="float">
            <text:p>0.188192</text:p>
          </table:table-cell>
          <table:table-cell office:value-type="float" office:value="0.205072" calcext:value-type="float">
            <text:p>0.205072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0.232367" calcext:value-type="float">
            <text:p>0.232367</text:p>
          </table:table-cell>
          <table:table-cell office:value-type="float" office:value="0.241622" calcext:value-type="float">
            <text:p>0.241622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0.249289" calcext:value-type="float">
            <text:p>0.249289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0.241622" calcext:value-type="float">
            <text:p>0.241622</text:p>
          </table:table-cell>
          <table:table-cell office:value-type="float" office:value="0.232367" calcext:value-type="float">
            <text:p>0.232367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0.205072" calcext:value-type="float">
            <text:p>0.205072</text:p>
          </table:table-cell>
          <table:table-cell office:value-type="float" office:value="0.188192" calcext:value-type="float">
            <text:p>0.188192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151229" calcext:value-type="float">
            <text:p>0.151229</text:p>
          </table:table-cell>
          <table:table-cell office:value-type="float" office:value="0.132426" calcext:value-type="float">
            <text:p>0.132426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0968982" calcext:value-type="float">
            <text:p>0.0968982</text:p>
          </table:table-cell>
          <table:table-cell office:value-type="float" office:value="0.0809693" calcext:value-type="float">
            <text:p>0.0809693</text:p>
          </table:table-cell>
          <table:table-cell office:value-type="float" office:value="0.0666087" calcext:value-type="float">
            <text:p>0.0666087</text:p>
          </table:table-cell>
          <table:table-cell office:value-type="float" office:value="0.0539479" calcext:value-type="float">
            <text:p>0.0539479</text:p>
          </table:table-cell>
          <table:table-cell office:value-type="float" office:value="0.043015" calcext:value-type="float">
            <text:p>0.043015</text:p>
          </table:table-cell>
          <table:table-cell office:value-type="float" office:value="0.0337679" calcext:value-type="float">
            <text:p>0.0337679</text:p>
          </table:table-cell>
          <table:table-cell office:value-type="float" office:value="0.0260966" calcext:value-type="float">
            <text:p>0.0260966</text:p>
          </table:table-cell>
          <table:table-cell office:value-type="float" office:value="0.0198567" calcext:value-type="float">
            <text:p>0.0198567</text:p>
          </table:table-cell>
          <table:table-cell office:value-type="float" office:value="0.0148737" calcext:value-type="float">
            <text:p>0.0148737</text:p>
          </table:table-cell>
          <table:table-cell office:value-type="float" office:value="0.0109694" calcext:value-type="float">
            <text:p>0.0109694</text:p>
          </table:table-cell>
          <table:table-cell office:value-type="float" office:value="0.00796382" calcext:value-type="float">
            <text:p>0.00796382</text:p>
          </table:table-cell>
          <table:table-cell office:value-type="float" office:value="0.00569278" calcext:value-type="float">
            <text:p>0.00569278</text:p>
          </table:table-cell>
          <table:table-cell office:value-type="float" office:value="0.00400571" calcext:value-type="float">
            <text:p>0.00400571</text:p>
          </table:table-cell>
          <table:table-cell office:value-type="float" office:value="0.00277537" calcext:value-type="float">
            <text:p>0.00277537</text:p>
          </table:table-cell>
          <table:table-cell office:value-type="float" office:value="0.00189268" calcext:value-type="float">
            <text:p>0.00189268</text:p>
          </table:table-cell>
          <table:table-cell office:value-type="float" office:value="0.00127104" calcext:value-type="float">
            <text:p>0.00127104</text:p>
          </table:table-cell>
          <table:table-cell office:value-type="float" office:value="0.000840027" calcext:value-type="float">
            <text:p>0.000840027</text:p>
          </table:table-cell>
          <table:table-cell office:value-type="float" office:value="0.000546785" calcext:value-type="float">
            <text:p>0.000546785</text:p>
          </table:table-cell>
          <table:table-cell office:value-type="float" office:value="0.000350181" calcext:value-type="float">
            <text:p>0.000350181</text:p>
          </table:table-cell>
          <table:table-cell office:value-type="float" office:value="0.00022094" calcext:value-type="float">
            <text:p>0.00022094</text:p>
          </table:table-cell>
          <table:table-cell office:value-type="float" office:value="0.000137097" calcext:value-type="float">
            <text:p>0.000137097</text:p>
          </table:table-cell>
          <table:table-cell office:value-type="float" office:value="0.0000838503" calcext:value-type="float">
            <text:p>8.38503E-05</text:p>
          </table:table-cell>
          <table:table-cell office:value-type="float" office:value="0.0000503993" calcext:value-type="float">
            <text:p>5.03993E-05</text:p>
          </table:table-cell>
          <table:table-cell office:value-type="float" office:value="0.0000298875" calcext:value-type="float">
            <text:p>2.98875E-05</text:p>
          </table:table-cell>
          <table:table-cell office:value-type="float" office:value="0.000017393" calcext:value-type="float">
            <text:p>1.7393E-05</text:p>
          </table:table-cell>
          <table:table-cell office:value-type="float" office:value="0.0000100054" calcext:value-type="float">
            <text:p>1.00054E-05</text:p>
          </table:table-cell>
          <table:table-cell office:value-type="float" office:value="0.00000563239" calcext:value-type="float">
            <text:p>5.63239E-06</text:p>
          </table:table-cell>
          <table:table-cell office:value-type="float" office:value="0.00000314642" calcext:value-type="float">
            <text:p>3.14642E-06</text:p>
          </table:table-cell>
          <table:table-cell office:value-type="float" office:value="0.0000017102" calcext:value-type="float">
            <text:p>1.7102E-06</text:p>
          </table:table-cell>
          <table:table-cell office:value-type="float" office:value="0.000000929996" calcext:value-type="float">
            <text:p>9.29996E-07</text:p>
          </table:table-cell>
          <table:table-cell office:value-type="float" office:value="0.000000486162" calcext:value-type="float">
            <text:p>4.86162E-07</text:p>
          </table:table-cell>
          <table:table-cell office:value-type="float" office:value="0.000000258709" calcext:value-type="float">
            <text:p>2.58709E-07</text:p>
          </table:table-cell>
          <table:table-cell office:value-type="float" office:value="0.000000128943" calcext:value-type="float">
            <text:p>1.28943E-07</text:p>
          </table:table-cell>
          <table:table-cell office:value-type="float" office:value="0.00000006777" calcext:value-type="float">
            <text:p>6.777E-08</text:p>
          </table:table-cell>
          <table:table-cell office:value-type="float" office:value="0.0000000314253" calcext:value-type="float">
            <text:p>3.14253E-08</text:p>
          </table:table-cell>
          <table:table-cell office:value-type="float" office:value="0.0000000159351" calcext:value-type="float">
            <text:p>1.59351E-08</text:p>
          </table:table-cell>
          <table:table-cell office:value-type="float" office:value="0.00000000544001" calcext:value-type="float">
            <text:p>5.44001E-09</text:p>
          </table:table-cell>
          <table:table-cell office:value-type="float" office:value="-0.000000000515087" calcext:value-type="float">
            <text:p>-5.15087E-10</text:p>
          </table:table-cell>
          <table:table-cell office:value-type="float" office:value="-0.00000000681825" calcext:value-type="float">
            <text:p>-6.81825E-09</text:p>
          </table:table-cell>
          <table:table-cell office:value-type="float" office:value="-0.0000000181153" calcext:value-type="float">
            <text:p>-1.81153E-08</text:p>
          </table:table-cell>
        </table:table-row>
        <table:table-row table:style-name="ro1">
          <table:table-cell office:value-type="float" office:value="-0.0000000244324" calcext:value-type="float">
            <text:p>-2.44324E-08</text:p>
          </table:table-cell>
          <table:table-cell office:value-type="float" office:value="-0.00000000937079" calcext:value-type="float">
            <text:p>-9.37079E-09</text:p>
          </table:table-cell>
          <table:table-cell office:value-type="float" office:value="-0.000000000705595" calcext:value-type="float">
            <text:p>-7.05595E-10</text:p>
          </table:table-cell>
          <table:table-cell office:value-type="float" office:value="0.0000000075123" calcext:value-type="float">
            <text:p>7.5123E-09</text:p>
          </table:table-cell>
          <table:table-cell office:value-type="float" office:value="0.000000021513" calcext:value-type="float">
            <text:p>2.1513E-08</text:p>
          </table:table-cell>
          <table:table-cell office:value-type="float" office:value="0.0000000423393" calcext:value-type="float">
            <text:p>4.23393E-08</text:p>
          </table:table-cell>
          <table:table-cell office:value-type="float" office:value="0.0000000895296" calcext:value-type="float">
            <text:p>8.95296E-08</text:p>
          </table:table-cell>
          <table:table-cell office:value-type="float" office:value="0.000000168863" calcext:value-type="float">
            <text:p>1.68863E-07</text:p>
          </table:table-cell>
          <table:table-cell office:value-type="float" office:value="0.000000333504" calcext:value-type="float">
            <text:p>3.33504E-07</text:p>
          </table:table-cell>
          <table:table-cell office:value-type="float" office:value="0.000000619975" calcext:value-type="float">
            <text:p>6.19975E-07</text:p>
          </table:table-cell>
          <table:table-cell office:value-type="float" office:value="0.00000117009" calcext:value-type="float">
            <text:p>1.17009E-06</text:p>
          </table:table-cell>
          <table:table-cell office:value-type="float" office:value="0.00000212771" calcext:value-type="float">
            <text:p>2.12771E-06</text:p>
          </table:table-cell>
          <table:table-cell office:value-type="float" office:value="0.00000386729" calcext:value-type="float">
            <text:p>3.86729E-06</text:p>
          </table:table-cell>
          <table:table-cell office:value-type="float" office:value="0.00000684703" calcext:value-type="float">
            <text:p>6.84703E-06</text:p>
          </table:table-cell>
          <table:table-cell office:value-type="float" office:value="0.0000120274" calcext:value-type="float">
            <text:p>1.20274E-05</text:p>
          </table:table-cell>
          <table:table-cell office:value-type="float" office:value="0.0000206885" calcext:value-type="float">
            <text:p>2.06885E-05</text:p>
          </table:table-cell>
          <table:table-cell office:value-type="float" office:value="0.0000351801" calcext:value-type="float">
            <text:p>3.51801E-05</text:p>
          </table:table-cell>
          <table:table-cell office:value-type="float" office:value="0.0000587339" calcext:value-type="float">
            <text:p>5.87339E-05</text:p>
          </table:table-cell>
          <table:table-cell office:value-type="float" office:value="0.0000967644" calcext:value-type="float">
            <text:p>9.67644E-05</text:p>
          </table:table-cell>
          <table:table-cell office:value-type="float" office:value="0.000156729" calcext:value-type="float">
            <text:p>0.000156729</text:p>
          </table:table-cell>
          <table:table-cell office:value-type="float" office:value="0.000250277" calcext:value-type="float">
            <text:p>0.000250277</text:p>
          </table:table-cell>
          <table:table-cell office:value-type="float" office:value="0.000393197" calcext:value-type="float">
            <text:p>0.000393197</text:p>
          </table:table-cell>
          <table:table-cell office:value-type="float" office:value="0.000608737" calcext:value-type="float">
            <text:p>0.000608737</text:p>
          </table:table-cell>
          <table:table-cell office:value-type="float" office:value="0.000927552" calcext:value-type="float">
            <text:p>0.000927552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0205767" calcext:value-type="float">
            <text:p>0.00205767</text:p>
          </table:table-cell>
          <table:table-cell office:value-type="float" office:value="0.00299531" calcext:value-type="float">
            <text:p>0.00299531</text:p>
          </table:table-cell>
          <table:table-cell office:value-type="float" office:value="0.00429294" calcext:value-type="float">
            <text:p>0.00429294</text:p>
          </table:table-cell>
          <table:table-cell office:value-type="float" office:value="0.00606016" calcext:value-type="float">
            <text:p>0.00606016</text:p>
          </table:table-cell>
          <table:table-cell office:value-type="float" office:value="0.00842356" calcext:value-type="float">
            <text:p>0.00842356</text:p>
          </table:table-cell>
          <table:table-cell office:value-type="float" office:value="0.0115319" calcext:value-type="float">
            <text:p>0.0115319</text:p>
          </table:table-cell>
          <table:table-cell office:value-type="float" office:value="0.0155458" calcext:value-type="float">
            <text:p>0.0155458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0.0269845" calcext:value-type="float">
            <text:p>0.0269845</text:p>
          </table:table-cell>
          <table:table-cell office:value-type="float" office:value="0.0347454" calcext:value-type="float">
            <text:p>0.0347454</text:p>
          </table:table-cell>
          <table:table-cell office:value-type="float" office:value="0.0440561" calcext:value-type="float">
            <text:p>0.0440561</text:p>
          </table:table-cell>
          <table:table-cell office:value-type="float" office:value="0.0550151" calcext:value-type="float">
            <text:p>0.0550151</text:p>
          </table:table-cell>
          <table:table-cell office:value-type="float" office:value="0.0676535" calcext:value-type="float">
            <text:p>0.0676535</text:p>
          </table:table-cell>
          <table:table-cell office:value-type="float" office:value="0.0819334" calcext:value-type="float">
            <text:p>0.0819334</text:p>
          </table:table-cell>
          <table:table-cell office:value-type="float" office:value="0.0977162" calcext:value-type="float">
            <text:p>0.0977162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69626" calcext:value-type="float">
            <text:p>0.169626</text:p>
          </table:table-cell>
          <table:table-cell office:value-type="float" office:value="0.18739" calcext:value-type="float">
            <text:p>0.18739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218416" calcext:value-type="float">
            <text:p>0.218416</text:p>
          </table:table-cell>
          <table:table-cell office:value-type="float" office:value="0.230446" calcext:value-type="float">
            <text:p>0.230446</text:p>
          </table:table-cell>
          <table:table-cell office:value-type="float" office:value="0.239446" calcext:value-type="float">
            <text:p>0.239446</text:p>
          </table:table-cell>
          <table:table-cell office:value-type="float" office:value="0.245011" calcext:value-type="float">
            <text:p>0.245011</text:p>
          </table:table-cell>
          <table:table-cell office:value-type="float" office:value="0.246897" calcext:value-type="float">
            <text:p>0.246897</text:p>
          </table:table-cell>
          <table:table-cell office:value-type="float" office:value="0.245011" calcext:value-type="float">
            <text:p>0.245011</text:p>
          </table:table-cell>
          <table:table-cell office:value-type="float" office:value="0.239446" calcext:value-type="float">
            <text:p>0.239446</text:p>
          </table:table-cell>
          <table:table-cell office:value-type="float" office:value="0.230446" calcext:value-type="float">
            <text:p>0.230446</text:p>
          </table:table-cell>
          <table:table-cell office:value-type="float" office:value="0.218416" calcext:value-type="float">
            <text:p>0.218416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18739" calcext:value-type="float">
            <text:p>0.18739</text:p>
          </table:table-cell>
          <table:table-cell office:value-type="float" office:value="0.169626" calcext:value-type="float">
            <text:p>0.169626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0977162" calcext:value-type="float">
            <text:p>0.0977162</text:p>
          </table:table-cell>
          <table:table-cell office:value-type="float" office:value="0.0819334" calcext:value-type="float">
            <text:p>0.0819334</text:p>
          </table:table-cell>
          <table:table-cell office:value-type="float" office:value="0.0676535" calcext:value-type="float">
            <text:p>0.0676535</text:p>
          </table:table-cell>
          <table:table-cell office:value-type="float" office:value="0.0550151" calcext:value-type="float">
            <text:p>0.0550151</text:p>
          </table:table-cell>
          <table:table-cell office:value-type="float" office:value="0.0440561" calcext:value-type="float">
            <text:p>0.0440561</text:p>
          </table:table-cell>
          <table:table-cell office:value-type="float" office:value="0.0347454" calcext:value-type="float">
            <text:p>0.0347454</text:p>
          </table:table-cell>
          <table:table-cell office:value-type="float" office:value="0.0269845" calcext:value-type="float">
            <text:p>0.0269845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0.0155458" calcext:value-type="float">
            <text:p>0.0155458</text:p>
          </table:table-cell>
          <table:table-cell office:value-type="float" office:value="0.0115319" calcext:value-type="float">
            <text:p>0.0115319</text:p>
          </table:table-cell>
          <table:table-cell office:value-type="float" office:value="0.00842356" calcext:value-type="float">
            <text:p>0.00842356</text:p>
          </table:table-cell>
          <table:table-cell office:value-type="float" office:value="0.00606016" calcext:value-type="float">
            <text:p>0.00606016</text:p>
          </table:table-cell>
          <table:table-cell office:value-type="float" office:value="0.00429294" calcext:value-type="float">
            <text:p>0.00429294</text:p>
          </table:table-cell>
          <table:table-cell office:value-type="float" office:value="0.00299531" calcext:value-type="float">
            <text:p>0.00299531</text:p>
          </table:table-cell>
          <table:table-cell office:value-type="float" office:value="0.00205767" calcext:value-type="float">
            <text:p>0.00205767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00927552" calcext:value-type="float">
            <text:p>0.000927552</text:p>
          </table:table-cell>
          <table:table-cell office:value-type="float" office:value="0.000608737" calcext:value-type="float">
            <text:p>0.000608737</text:p>
          </table:table-cell>
          <table:table-cell office:value-type="float" office:value="0.000393197" calcext:value-type="float">
            <text:p>0.000393197</text:p>
          </table:table-cell>
          <table:table-cell office:value-type="float" office:value="0.000250277" calcext:value-type="float">
            <text:p>0.000250277</text:p>
          </table:table-cell>
          <table:table-cell office:value-type="float" office:value="0.000156729" calcext:value-type="float">
            <text:p>0.000156729</text:p>
          </table:table-cell>
          <table:table-cell office:value-type="float" office:value="0.0000967644" calcext:value-type="float">
            <text:p>9.67644E-05</text:p>
          </table:table-cell>
          <table:table-cell office:value-type="float" office:value="0.0000587339" calcext:value-type="float">
            <text:p>5.87339E-05</text:p>
          </table:table-cell>
          <table:table-cell office:value-type="float" office:value="0.0000351801" calcext:value-type="float">
            <text:p>3.51801E-05</text:p>
          </table:table-cell>
          <table:table-cell office:value-type="float" office:value="0.0000206885" calcext:value-type="float">
            <text:p>2.06885E-05</text:p>
          </table:table-cell>
          <table:table-cell office:value-type="float" office:value="0.0000120274" calcext:value-type="float">
            <text:p>1.20274E-05</text:p>
          </table:table-cell>
          <table:table-cell office:value-type="float" office:value="0.00000684703" calcext:value-type="float">
            <text:p>6.84703E-06</text:p>
          </table:table-cell>
          <table:table-cell office:value-type="float" office:value="0.00000386729" calcext:value-type="float">
            <text:p>3.86729E-06</text:p>
          </table:table-cell>
          <table:table-cell office:value-type="float" office:value="0.00000212771" calcext:value-type="float">
            <text:p>2.12771E-06</text:p>
          </table:table-cell>
          <table:table-cell office:value-type="float" office:value="0.00000117009" calcext:value-type="float">
            <text:p>1.17009E-06</text:p>
          </table:table-cell>
          <table:table-cell office:value-type="float" office:value="0.000000619975" calcext:value-type="float">
            <text:p>6.19975E-07</text:p>
          </table:table-cell>
          <table:table-cell office:value-type="float" office:value="0.000000333504" calcext:value-type="float">
            <text:p>3.33504E-07</text:p>
          </table:table-cell>
          <table:table-cell office:value-type="float" office:value="0.000000168863" calcext:value-type="float">
            <text:p>1.68863E-07</text:p>
          </table:table-cell>
          <table:table-cell office:value-type="float" office:value="0.0000000895296" calcext:value-type="float">
            <text:p>8.95296E-08</text:p>
          </table:table-cell>
          <table:table-cell office:value-type="float" office:value="0.0000000423393" calcext:value-type="float">
            <text:p>4.23393E-08</text:p>
          </table:table-cell>
          <table:table-cell office:value-type="float" office:value="0.000000021513" calcext:value-type="float">
            <text:p>2.1513E-08</text:p>
          </table:table-cell>
          <table:table-cell office:value-type="float" office:value="0.0000000075123" calcext:value-type="float">
            <text:p>7.5123E-09</text:p>
          </table:table-cell>
          <table:table-cell office:value-type="float" office:value="-0.000000000705595" calcext:value-type="float">
            <text:p>-7.05595E-10</text:p>
          </table:table-cell>
          <table:table-cell office:value-type="float" office:value="-0.00000000937079" calcext:value-type="float">
            <text:p>-9.37079E-09</text:p>
          </table:table-cell>
          <table:table-cell office:value-type="float" office:value="-0.0000000244324" calcext:value-type="float">
            <text:p>-2.44324E-08</text:p>
          </table:table-cell>
        </table:table-row>
        <table:table-row table:style-name="ro1">
          <table:table-cell office:value-type="float" office:value="-0.0000000325803" calcext:value-type="float">
            <text:p>-3.25803E-08</text:p>
          </table:table-cell>
          <table:table-cell office:value-type="float" office:value="-0.0000000127079" calcext:value-type="float">
            <text:p>-1.27079E-08</text:p>
          </table:table-cell>
          <table:table-cell office:value-type="float" office:value="-0.000000000954095" calcext:value-type="float">
            <text:p>-9.54095E-10</text:p>
          </table:table-cell>
          <table:table-cell office:value-type="float" office:value="0.0000000102303" calcext:value-type="float">
            <text:p>1.02303E-08</text:p>
          </table:table-cell>
          <table:table-cell office:value-type="float" office:value="0.000000028718" calcext:value-type="float">
            <text:p>2.8718E-08</text:p>
          </table:table-cell>
          <table:table-cell office:value-type="float" office:value="0.0000000563557" calcext:value-type="float">
            <text:p>5.63557E-08</text:p>
          </table:table-cell>
          <table:table-cell office:value-type="float" office:value="0.00000011703" calcext:value-type="float">
            <text:p>1.1703E-07</text:p>
          </table:table-cell>
          <table:table-cell office:value-type="float" office:value="0.000000218803" calcext:value-type="float">
            <text:p>2.18803E-07</text:p>
          </table:table-cell>
          <table:table-cell office:value-type="float" office:value="0.000000425756" calcext:value-type="float">
            <text:p>4.25756E-07</text:p>
          </table:table-cell>
          <table:table-cell office:value-type="float" office:value="0.00000078317" calcext:value-type="float">
            <text:p>7.8317E-07</text:p>
          </table:table-cell>
          <table:table-cell office:value-type="float" office:value="0.00000145921" calcext:value-type="float">
            <text:p>1.45921E-06</text:p>
          </table:table-cell>
          <table:table-cell office:value-type="float" office:value="0.00000262482" calcext:value-type="float">
            <text:p>2.62482E-06</text:p>
          </table:table-cell>
          <table:table-cell office:value-type="float" office:value="0.00000471561" calcext:value-type="float">
            <text:p>4.71561E-06</text:p>
          </table:table-cell>
          <table:table-cell office:value-type="float" office:value="0.00000826092" calcext:value-type="float">
            <text:p>8.26092E-06</text:p>
          </table:table-cell>
          <table:table-cell office:value-type="float" office:value="0.0000143555" calcext:value-type="float">
            <text:p>1.43555E-05</text:p>
          </table:table-cell>
          <table:table-cell office:value-type="float" office:value="0.0000244435" calcext:value-type="float">
            <text:p>2.44435E-05</text:p>
          </table:table-cell>
          <table:table-cell office:value-type="float" office:value="0.0000411492" calcext:value-type="float">
            <text:p>4.11492E-05</text:p>
          </table:table-cell>
          <table:table-cell office:value-type="float" office:value="0.0000680414" calcext:value-type="float">
            <text:p>6.80414E-05</text:p>
          </table:table-cell>
          <table:table-cell office:value-type="float" office:value="0.000111048" calcext:value-type="float">
            <text:p>0.000111048</text:p>
          </table:table-cell>
          <table:table-cell office:value-type="float" office:value="0.000178242" calcext:value-type="float">
            <text:p>0.000178242</text:p>
          </table:table-cell>
          <table:table-cell office:value-type="float" office:value="0.000282135" calcext:value-type="float">
            <text:p>0.000282135</text:p>
          </table:table-cell>
          <table:table-cell office:value-type="float" office:value="0.000439503" calcext:value-type="float">
            <text:p>0.000439503</text:p>
          </table:table-cell>
          <table:table-cell office:value-type="float" office:value="0.000674862" calcext:value-type="float">
            <text:p>0.000674862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0.00151986" calcext:value-type="float">
            <text:p>0.00151986</text:p>
          </table:table-cell>
          <table:table-cell office:value-type="float" office:value="0.00222964" calcext:value-type="float">
            <text:p>0.00222964</text:p>
          </table:table-cell>
          <table:table-cell office:value-type="float" office:value="0.00322288" calcext:value-type="float">
            <text:p>0.00322288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888953" calcext:value-type="float">
            <text:p>0.00888953</text:p>
          </table:table-cell>
          <table:table-cell office:value-type="float" office:value="0.0120984" calcext:value-type="float">
            <text:p>0.0120984</text:p>
          </table:table-cell>
          <table:table-cell office:value-type="float" office:value="0.0162184" calcext:value-type="float">
            <text:p>0.0162184</text:p>
          </table:table-cell>
          <table:table-cell office:value-type="float" office:value="0.0214188" calcext:value-type="float">
            <text:p>0.0214188</text:p>
          </table:table-cell>
          <table:table-cell office:value-type="float" office:value="0.0278626" calcext:value-type="float">
            <text:p>0.0278626</text:p>
          </table:table-cell>
          <table:table-cell office:value-type="float" office:value="0.0357066" calcext:value-type="float">
            <text:p>0.0357066</text:p>
          </table:table-cell>
          <table:table-cell office:value-type="float" office:value="0.0450739" calcext:value-type="float">
            <text:p>0.0450739</text:p>
          </table:table-cell>
          <table:table-cell office:value-type="float" office:value="0.0560523" calcext:value-type="float">
            <text:p>0.0560523</text:p>
          </table:table-cell>
          <table:table-cell office:value-type="float" office:value="0.0686623" calcext:value-type="float">
            <text:p>0.0686623</text:p>
          </table:table-cell>
          <table:table-cell office:value-type="float" office:value="0.0828573" calcext:value-type="float">
            <text:p>0.0828573</text:p>
          </table:table-cell>
          <table:table-cell office:value-type="float" office:value="0.0984924" calcext:value-type="float">
            <text:p>0.0984924</text:p>
          </table:table-cell>
          <table:table-cell office:value-type="float" office:value="0.115334" calcext:value-type="float">
            <text:p>0.115334</text:p>
          </table:table-cell>
          <table:table-cell office:value-type="float" office:value="0.133038" calcext:value-type="float">
            <text:p>0.133038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69215" calcext:value-type="float">
            <text:p>0.169215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202669" calcext:value-type="float">
            <text:p>0.202669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37328" calcext:value-type="float">
            <text:p>0.237328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0.244572" calcext:value-type="float">
            <text:p>0.244572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0.237328" calcext:value-type="float">
            <text:p>0.237328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202669" calcext:value-type="float">
            <text:p>0.202669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169215" calcext:value-type="float">
            <text:p>0.169215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33038" calcext:value-type="float">
            <text:p>0.133038</text:p>
          </table:table-cell>
          <table:table-cell office:value-type="float" office:value="0.115334" calcext:value-type="float">
            <text:p>0.115334</text:p>
          </table:table-cell>
          <table:table-cell office:value-type="float" office:value="0.0984924" calcext:value-type="float">
            <text:p>0.0984924</text:p>
          </table:table-cell>
          <table:table-cell office:value-type="float" office:value="0.0828573" calcext:value-type="float">
            <text:p>0.0828573</text:p>
          </table:table-cell>
          <table:table-cell office:value-type="float" office:value="0.0686623" calcext:value-type="float">
            <text:p>0.0686623</text:p>
          </table:table-cell>
          <table:table-cell office:value-type="float" office:value="0.0560523" calcext:value-type="float">
            <text:p>0.0560523</text:p>
          </table:table-cell>
          <table:table-cell office:value-type="float" office:value="0.0450739" calcext:value-type="float">
            <text:p>0.0450739</text:p>
          </table:table-cell>
          <table:table-cell office:value-type="float" office:value="0.0357066" calcext:value-type="float">
            <text:p>0.0357066</text:p>
          </table:table-cell>
          <table:table-cell office:value-type="float" office:value="0.0278626" calcext:value-type="float">
            <text:p>0.0278626</text:p>
          </table:table-cell>
          <table:table-cell office:value-type="float" office:value="0.0214188" calcext:value-type="float">
            <text:p>0.0214188</text:p>
          </table:table-cell>
          <table:table-cell office:value-type="float" office:value="0.0162184" calcext:value-type="float">
            <text:p>0.0162184</text:p>
          </table:table-cell>
          <table:table-cell office:value-type="float" office:value="0.0120984" calcext:value-type="float">
            <text:p>0.0120984</text:p>
          </table:table-cell>
          <table:table-cell office:value-type="float" office:value="0.00888953" calcext:value-type="float">
            <text:p>0.0088895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322288" calcext:value-type="float">
            <text:p>0.00322288</text:p>
          </table:table-cell>
          <table:table-cell office:value-type="float" office:value="0.00222964" calcext:value-type="float">
            <text:p>0.00222964</text:p>
          </table:table-cell>
          <table:table-cell office:value-type="float" office:value="0.00151986" calcext:value-type="float">
            <text:p>0.00151986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0.000674862" calcext:value-type="float">
            <text:p>0.000674862</text:p>
          </table:table-cell>
          <table:table-cell office:value-type="float" office:value="0.000439503" calcext:value-type="float">
            <text:p>0.000439503</text:p>
          </table:table-cell>
          <table:table-cell office:value-type="float" office:value="0.000282135" calcext:value-type="float">
            <text:p>0.000282135</text:p>
          </table:table-cell>
          <table:table-cell office:value-type="float" office:value="0.000178242" calcext:value-type="float">
            <text:p>0.000178242</text:p>
          </table:table-cell>
          <table:table-cell office:value-type="float" office:value="0.000111048" calcext:value-type="float">
            <text:p>0.000111048</text:p>
          </table:table-cell>
          <table:table-cell office:value-type="float" office:value="0.0000680414" calcext:value-type="float">
            <text:p>6.80414E-05</text:p>
          </table:table-cell>
          <table:table-cell office:value-type="float" office:value="0.0000411492" calcext:value-type="float">
            <text:p>4.11492E-05</text:p>
          </table:table-cell>
          <table:table-cell office:value-type="float" office:value="0.0000244435" calcext:value-type="float">
            <text:p>2.44435E-05</text:p>
          </table:table-cell>
          <table:table-cell office:value-type="float" office:value="0.0000143555" calcext:value-type="float">
            <text:p>1.43555E-05</text:p>
          </table:table-cell>
          <table:table-cell office:value-type="float" office:value="0.00000826092" calcext:value-type="float">
            <text:p>8.26092E-06</text:p>
          </table:table-cell>
          <table:table-cell office:value-type="float" office:value="0.00000471561" calcext:value-type="float">
            <text:p>4.71561E-06</text:p>
          </table:table-cell>
          <table:table-cell office:value-type="float" office:value="0.00000262482" calcext:value-type="float">
            <text:p>2.62482E-06</text:p>
          </table:table-cell>
          <table:table-cell office:value-type="float" office:value="0.00000145921" calcext:value-type="float">
            <text:p>1.45921E-06</text:p>
          </table:table-cell>
          <table:table-cell office:value-type="float" office:value="0.00000078317" calcext:value-type="float">
            <text:p>7.8317E-07</text:p>
          </table:table-cell>
          <table:table-cell office:value-type="float" office:value="0.000000425756" calcext:value-type="float">
            <text:p>4.25756E-07</text:p>
          </table:table-cell>
          <table:table-cell office:value-type="float" office:value="0.000000218803" calcext:value-type="float">
            <text:p>2.18803E-07</text:p>
          </table:table-cell>
          <table:table-cell office:value-type="float" office:value="0.00000011703" calcext:value-type="float">
            <text:p>1.1703E-07</text:p>
          </table:table-cell>
          <table:table-cell office:value-type="float" office:value="0.0000000563557" calcext:value-type="float">
            <text:p>5.63557E-08</text:p>
          </table:table-cell>
          <table:table-cell office:value-type="float" office:value="0.000000028718" calcext:value-type="float">
            <text:p>2.8718E-08</text:p>
          </table:table-cell>
          <table:table-cell office:value-type="float" office:value="0.0000000102303" calcext:value-type="float">
            <text:p>1.02303E-08</text:p>
          </table:table-cell>
          <table:table-cell office:value-type="float" office:value="-0.000000000954095" calcext:value-type="float">
            <text:p>-9.54095E-10</text:p>
          </table:table-cell>
          <table:table-cell office:value-type="float" office:value="-0.0000000127079" calcext:value-type="float">
            <text:p>-1.27079E-08</text:p>
          </table:table-cell>
          <table:table-cell office:value-type="float" office:value="-0.0000000325803" calcext:value-type="float">
            <text:p>-3.25803E-08</text:p>
          </table:table-cell>
        </table:table-row>
        <table:table-row table:style-name="ro1">
          <table:table-cell office:value-type="float" office:value="-0.0000000429804" calcext:value-type="float">
            <text:p>-4.29804E-08</text:p>
          </table:table-cell>
          <table:table-cell office:value-type="float" office:value="-0.0000000170199" calcext:value-type="float">
            <text:p>-1.70199E-08</text:p>
          </table:table-cell>
          <table:table-cell office:value-type="float" office:value="-0.00000000127453" calcext:value-type="float">
            <text:p>-1.27453E-09</text:p>
          </table:table-cell>
          <table:table-cell office:value-type="float" office:value="0.0000000137526" calcext:value-type="float">
            <text:p>1.37526E-08</text:p>
          </table:table-cell>
          <table:table-cell office:value-type="float" office:value="0.000000037928" calcext:value-type="float">
            <text:p>3.7928E-08</text:p>
          </table:table-cell>
          <table:table-cell office:value-type="float" office:value="0.0000000741648" calcext:value-type="float">
            <text:p>7.41648E-08</text:p>
          </table:table-cell>
          <table:table-cell office:value-type="float" office:value="0.000000151453" calcext:value-type="float">
            <text:p>1.51453E-07</text:p>
          </table:table-cell>
          <table:table-cell office:value-type="float" office:value="0.000000280692" calcext:value-type="float">
            <text:p>2.80692E-07</text:p>
          </table:table-cell>
          <table:table-cell office:value-type="float" office:value="0.000000538548" calcext:value-type="float">
            <text:p>5.38548E-07</text:p>
          </table:table-cell>
          <table:table-cell office:value-type="float" office:value="0.000000980534" calcext:value-type="float">
            <text:p>9.80534E-07</text:p>
          </table:table-cell>
          <table:table-cell office:value-type="float" office:value="0.00000180462" calcext:value-type="float">
            <text:p>1.80462E-06</text:p>
          </table:table-cell>
          <table:table-cell office:value-type="float" office:value="0.00000321232" calcext:value-type="float">
            <text:p>3.21232E-06</text:p>
          </table:table-cell>
          <table:table-cell office:value-type="float" office:value="0.00000570698" calcext:value-type="float">
            <text:p>5.70698E-06</text:p>
          </table:table-cell>
          <table:table-cell office:value-type="float" office:value="0.00000989592" calcext:value-type="float">
            <text:p>9.89592E-06</text:p>
          </table:table-cell>
          <table:table-cell office:value-type="float" office:value="0.0000170195" calcext:value-type="float">
            <text:p>1.70195E-05</text:p>
          </table:table-cell>
          <table:table-cell office:value-type="float" office:value="0.0000286975" calcext:value-type="float">
            <text:p>2.86975E-05</text:p>
          </table:table-cell>
          <table:table-cell office:value-type="float" office:value="0.000047845" calcext:value-type="float">
            <text:p>4.7845E-05</text:p>
          </table:table-cell>
          <table:table-cell office:value-type="float" office:value="0.0000783834" calcext:value-type="float">
            <text:p>7.83834E-05</text:p>
          </table:table-cell>
          <table:table-cell office:value-type="float" office:value="0.000126772" calcext:value-type="float">
            <text:p>0.000126772</text:p>
          </table:table-cell>
          <table:table-cell office:value-type="float" office:value="0.000201713" calcext:value-type="float">
            <text:p>0.000201713</text:p>
          </table:table-cell>
          <table:table-cell office:value-type="float" office:value="0.000316591" calcext:value-type="float">
            <text:p>0.000316591</text:p>
          </table:table-cell>
          <table:table-cell office:value-type="float" office:value="0.000489165" calcext:value-type="float">
            <text:p>0.000489165</text:p>
          </table:table-cell>
          <table:table-cell office:value-type="float" office:value="0.000745205" calcext:value-type="float">
            <text:p>0.000745205</text:p>
          </table:table-cell>
          <table:table-cell office:value-type="float" office:value="0.00111801" calcext:value-type="float">
            <text:p>0.00111801</text:p>
          </table:table-cell>
          <table:table-cell office:value-type="float" office:value="0.00165337" calcext:value-type="float">
            <text:p>0.00165337</text:p>
          </table:table-cell>
          <table:table-cell office:value-type="float" office:value="0.00240845" calcext:value-type="float">
            <text:p>0.00240845</text:p>
          </table:table-cell>
          <table:table-cell office:value-type="float" office:value="0.00345781" calcext:value-type="float">
            <text:p>0.00345781</text:p>
          </table:table-cell>
          <table:table-cell office:value-type="float" office:value="0.00489056" calcext:value-type="float">
            <text:p>0.00489056</text:p>
          </table:table-cell>
          <table:table-cell office:value-type="float" office:value="0.00681677" calcext:value-type="float">
            <text:p>0.00681677</text:p>
          </table:table-cell>
          <table:table-cell office:value-type="float" office:value="0.00936109" calcext:value-type="float">
            <text:p>0.00936109</text:p>
          </table:table-cell>
          <table:table-cell office:value-type="float" office:value="0.0126682" calcext:value-type="float">
            <text:p>0.0126682</text:p>
          </table:table-cell>
          <table:table-cell office:value-type="float" office:value="0.0168909" calcext:value-type="float">
            <text:p>0.0168909</text:p>
          </table:table-cell>
          <table:table-cell office:value-type="float" office:value="0.0221931" calcext:value-type="float">
            <text:p>0.0221931</text:p>
          </table:table-cell>
          <table:table-cell office:value-type="float" office:value="0.0287305" calcext:value-type="float">
            <text:p>0.0287305</text:p>
          </table:table-cell>
          <table:table-cell office:value-type="float" office:value="0.0366512" calcext:value-type="float">
            <text:p>0.0366512</text:p>
          </table:table-cell>
          <table:table-cell office:value-type="float" office:value="0.0460685" calcext:value-type="float">
            <text:p>0.0460685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696362" calcext:value-type="float">
            <text:p>0.0696362</text:p>
          </table:table-cell>
          <table:table-cell office:value-type="float" office:value="0.0837427" calcext:value-type="float">
            <text:p>0.0837427</text:p>
          </table:table-cell>
          <table:table-cell office:value-type="float" office:value="0.0992287" calcext:value-type="float">
            <text:p>0.0992287</text:p>
          </table:table-cell>
          <table:table-cell office:value-type="float" office:value="0.11586" calcext:value-type="float">
            <text:p>0.11586</text:p>
          </table:table-cell>
          <table:table-cell office:value-type="float" office:value="0.133294" calcext:value-type="float">
            <text:p>0.133294</text:p>
          </table:table-cell>
          <table:table-cell office:value-type="float" office:value="0.151108" calcext:value-type="float">
            <text:p>0.151108</text:p>
          </table:table-cell>
          <table:table-cell office:value-type="float" office:value="0.168791" calcext:value-type="float">
            <text:p>0.168791</text:p>
          </table:table-cell>
          <table:table-cell office:value-type="float" office:value="0.185786" calcext:value-type="float">
            <text:p>0.185786</text:p>
          </table:table-cell>
          <table:table-cell office:value-type="float" office:value="0.201492" calcext:value-type="float">
            <text:p>0.201492</text:p>
          </table:table-cell>
          <table:table-cell office:value-type="float" office:value="0.215329" calcext:value-type="float">
            <text:p>0.215329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0.240529" calcext:value-type="float">
            <text:p>0.240529</text:p>
          </table:table-cell>
          <table:table-cell office:value-type="float" office:value="0.242312" calcext:value-type="float">
            <text:p>0.242312</text:p>
          </table:table-cell>
          <table:table-cell office:value-type="float" office:value="0.240529" calcext:value-type="float">
            <text:p>0.240529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15329" calcext:value-type="float">
            <text:p>0.215329</text:p>
          </table:table-cell>
          <table:table-cell office:value-type="float" office:value="0.201492" calcext:value-type="float">
            <text:p>0.201492</text:p>
          </table:table-cell>
          <table:table-cell office:value-type="float" office:value="0.185786" calcext:value-type="float">
            <text:p>0.185786</text:p>
          </table:table-cell>
          <table:table-cell office:value-type="float" office:value="0.168791" calcext:value-type="float">
            <text:p>0.168791</text:p>
          </table:table-cell>
          <table:table-cell office:value-type="float" office:value="0.151108" calcext:value-type="float">
            <text:p>0.151108</text:p>
          </table:table-cell>
          <table:table-cell office:value-type="float" office:value="0.133294" calcext:value-type="float">
            <text:p>0.133294</text:p>
          </table:table-cell>
          <table:table-cell office:value-type="float" office:value="0.11586" calcext:value-type="float">
            <text:p>0.11586</text:p>
          </table:table-cell>
          <table:table-cell office:value-type="float" office:value="0.0992287" calcext:value-type="float">
            <text:p>0.0992287</text:p>
          </table:table-cell>
          <table:table-cell office:value-type="float" office:value="0.0837427" calcext:value-type="float">
            <text:p>0.0837427</text:p>
          </table:table-cell>
          <table:table-cell office:value-type="float" office:value="0.0696362" calcext:value-type="float">
            <text:p>0.0696362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460685" calcext:value-type="float">
            <text:p>0.0460685</text:p>
          </table:table-cell>
          <table:table-cell office:value-type="float" office:value="0.0366512" calcext:value-type="float">
            <text:p>0.0366512</text:p>
          </table:table-cell>
          <table:table-cell office:value-type="float" office:value="0.0287305" calcext:value-type="float">
            <text:p>0.0287305</text:p>
          </table:table-cell>
          <table:table-cell office:value-type="float" office:value="0.0221931" calcext:value-type="float">
            <text:p>0.0221931</text:p>
          </table:table-cell>
          <table:table-cell office:value-type="float" office:value="0.0168909" calcext:value-type="float">
            <text:p>0.0168909</text:p>
          </table:table-cell>
          <table:table-cell office:value-type="float" office:value="0.0126682" calcext:value-type="float">
            <text:p>0.0126682</text:p>
          </table:table-cell>
          <table:table-cell office:value-type="float" office:value="0.00936109" calcext:value-type="float">
            <text:p>0.00936109</text:p>
          </table:table-cell>
          <table:table-cell office:value-type="float" office:value="0.00681677" calcext:value-type="float">
            <text:p>0.00681677</text:p>
          </table:table-cell>
          <table:table-cell office:value-type="float" office:value="0.00489056" calcext:value-type="float">
            <text:p>0.00489056</text:p>
          </table:table-cell>
          <table:table-cell office:value-type="float" office:value="0.00345781" calcext:value-type="float">
            <text:p>0.00345781</text:p>
          </table:table-cell>
          <table:table-cell office:value-type="float" office:value="0.00240845" calcext:value-type="float">
            <text:p>0.00240845</text:p>
          </table:table-cell>
          <table:table-cell office:value-type="float" office:value="0.00165337" calcext:value-type="float">
            <text:p>0.00165337</text:p>
          </table:table-cell>
          <table:table-cell office:value-type="float" office:value="0.00111801" calcext:value-type="float">
            <text:p>0.00111801</text:p>
          </table:table-cell>
          <table:table-cell office:value-type="float" office:value="0.000745205" calcext:value-type="float">
            <text:p>0.000745205</text:p>
          </table:table-cell>
          <table:table-cell office:value-type="float" office:value="0.000489165" calcext:value-type="float">
            <text:p>0.000489165</text:p>
          </table:table-cell>
          <table:table-cell office:value-type="float" office:value="0.000316591" calcext:value-type="float">
            <text:p>0.000316591</text:p>
          </table:table-cell>
          <table:table-cell office:value-type="float" office:value="0.000201713" calcext:value-type="float">
            <text:p>0.000201713</text:p>
          </table:table-cell>
          <table:table-cell office:value-type="float" office:value="0.000126772" calcext:value-type="float">
            <text:p>0.000126772</text:p>
          </table:table-cell>
          <table:table-cell office:value-type="float" office:value="0.0000783834" calcext:value-type="float">
            <text:p>7.83834E-05</text:p>
          </table:table-cell>
          <table:table-cell office:value-type="float" office:value="0.000047845" calcext:value-type="float">
            <text:p>4.7845E-05</text:p>
          </table:table-cell>
          <table:table-cell office:value-type="float" office:value="0.0000286975" calcext:value-type="float">
            <text:p>2.86975E-05</text:p>
          </table:table-cell>
          <table:table-cell office:value-type="float" office:value="0.0000170195" calcext:value-type="float">
            <text:p>1.70195E-05</text:p>
          </table:table-cell>
          <table:table-cell office:value-type="float" office:value="0.00000989592" calcext:value-type="float">
            <text:p>9.89592E-06</text:p>
          </table:table-cell>
          <table:table-cell office:value-type="float" office:value="0.00000570698" calcext:value-type="float">
            <text:p>5.70698E-06</text:p>
          </table:table-cell>
          <table:table-cell office:value-type="float" office:value="0.00000321232" calcext:value-type="float">
            <text:p>3.21232E-06</text:p>
          </table:table-cell>
          <table:table-cell office:value-type="float" office:value="0.00000180462" calcext:value-type="float">
            <text:p>1.80462E-06</text:p>
          </table:table-cell>
          <table:table-cell office:value-type="float" office:value="0.000000980534" calcext:value-type="float">
            <text:p>9.80534E-07</text:p>
          </table:table-cell>
          <table:table-cell office:value-type="float" office:value="0.000000538548" calcext:value-type="float">
            <text:p>5.38548E-07</text:p>
          </table:table-cell>
          <table:table-cell office:value-type="float" office:value="0.000000280692" calcext:value-type="float">
            <text:p>2.80692E-07</text:p>
          </table:table-cell>
          <table:table-cell office:value-type="float" office:value="0.000000151453" calcext:value-type="float">
            <text:p>1.51453E-07</text:p>
          </table:table-cell>
          <table:table-cell office:value-type="float" office:value="0.0000000741648" calcext:value-type="float">
            <text:p>7.41648E-08</text:p>
          </table:table-cell>
          <table:table-cell office:value-type="float" office:value="0.000000037928" calcext:value-type="float">
            <text:p>3.7928E-08</text:p>
          </table:table-cell>
          <table:table-cell office:value-type="float" office:value="0.0000000137526" calcext:value-type="float">
            <text:p>1.37526E-08</text:p>
          </table:table-cell>
          <table:table-cell office:value-type="float" office:value="-0.00000000127453" calcext:value-type="float">
            <text:p>-1.27453E-09</text:p>
          </table:table-cell>
          <table:table-cell office:value-type="float" office:value="-0.0000000170199" calcext:value-type="float">
            <text:p>-1.70199E-08</text:p>
          </table:table-cell>
          <table:table-cell office:value-type="float" office:value="-0.0000000429804" calcext:value-type="float">
            <text:p>-4.29804E-08</text:p>
          </table:table-cell>
        </table:table-row>
        <table:table-row table:style-name="ro1">
          <table:table-cell office:value-type="float" office:value="-0.0000000561244" calcext:value-type="float">
            <text:p>-5.61244E-08</text:p>
          </table:table-cell>
          <table:table-cell office:value-type="float" office:value="-0.0000000225308" calcext:value-type="float">
            <text:p>-2.25308E-08</text:p>
          </table:table-cell>
          <table:table-cell office:value-type="float" office:value="-0.00000000168331" calcext:value-type="float">
            <text:p>-1.68331E-09</text:p>
          </table:table-cell>
          <table:table-cell office:value-type="float" office:value="0.000000018266" calcext:value-type="float">
            <text:p>1.8266E-08</text:p>
          </table:table-cell>
          <table:table-cell office:value-type="float" office:value="0.000000049585" calcext:value-type="float">
            <text:p>4.9585E-08</text:p>
          </table:table-cell>
          <table:table-cell office:value-type="float" office:value="0.0000000965664" calcext:value-type="float">
            <text:p>9.65664E-08</text:p>
          </table:table-cell>
          <table:table-cell office:value-type="float" office:value="0.000000194152" calcext:value-type="float">
            <text:p>1.94152E-07</text:p>
          </table:table-cell>
          <table:table-cell office:value-type="float" office:value="0.00000035671" calcext:value-type="float">
            <text:p>3.5671E-07</text:p>
          </table:table-cell>
          <table:table-cell office:value-type="float" office:value="0.000000675323" calcext:value-type="float">
            <text:p>6.75323E-07</text:p>
          </table:table-cell>
          <table:table-cell office:value-type="float" office:value="0.00000121735" calcext:value-type="float">
            <text:p>1.21735E-06</text:p>
          </table:table-cell>
          <table:table-cell office:value-type="float" office:value="0.00000221427" calcext:value-type="float">
            <text:p>2.21427E-06</text:p>
          </table:table-cell>
          <table:table-cell office:value-type="float" office:value="0.00000390179" calcext:value-type="float">
            <text:p>3.90179E-06</text:p>
          </table:table-cell>
          <table:table-cell office:value-type="float" office:value="0.0000068579" calcext:value-type="float">
            <text:p>6.8579E-06</text:p>
          </table:table-cell>
          <table:table-cell office:value-type="float" office:value="0.0000117749" calcext:value-type="float">
            <text:p>1.17749E-05</text:p>
          </table:table-cell>
          <table:table-cell office:value-type="float" office:value="0.0000200502" calcext:value-type="float">
            <text:p>2.00502E-05</text:p>
          </table:table-cell>
          <table:table-cell office:value-type="float" office:value="0.0000334906" calcext:value-type="float">
            <text:p>3.34906E-05</text:p>
          </table:table-cell>
          <table:table-cell office:value-type="float" office:value="0.0000553179" calcext:value-type="float">
            <text:p>5.53179E-05</text:p>
          </table:table-cell>
          <table:table-cell office:value-type="float" office:value="0.0000898204" calcext:value-type="float">
            <text:p>8.98204E-05</text:p>
          </table:table-cell>
          <table:table-cell office:value-type="float" office:value="0.000144006" calcext:value-type="float">
            <text:p>0.000144006</text:p>
          </table:table-cell>
          <table:table-cell office:value-type="float" office:value="0.000227217" calcext:value-type="float">
            <text:p>0.000227217</text:p>
          </table:table-cell>
          <table:table-cell office:value-type="float" office:value="0.000353718" calcext:value-type="float">
            <text:p>0.000353718</text:p>
          </table:table-cell>
          <table:table-cell office:value-type="float" office:value="0.000542244" calcext:value-type="float">
            <text:p>0.000542244</text:p>
          </table:table-cell>
          <table:table-cell office:value-type="float" office:value="0.000819797" calcext:value-type="float">
            <text:p>0.000819797</text:p>
          </table:table-cell>
          <table:table-cell office:value-type="float" office:value="0.00122092" calcext:value-type="float">
            <text:p>0.00122092</text:p>
          </table:table-cell>
          <table:table-cell office:value-type="float" office:value="0.00179285" calcext:value-type="float">
            <text:p>0.00179285</text:p>
          </table:table-cell>
          <table:table-cell office:value-type="float" office:value="0.00259391" calcext:value-type="float">
            <text:p>0.00259391</text:p>
          </table:table-cell>
          <table:table-cell office:value-type="float" office:value="0.00369982" calcext:value-type="float">
            <text:p>0.00369982</text:p>
          </table:table-cell>
          <table:table-cell office:value-type="float" office:value="0.00520017" calcext:value-type="float">
            <text:p>0.00520017</text:p>
          </table:table-cell>
          <table:table-cell office:value-type="float" office:value="0.00720497" calcext:value-type="float">
            <text:p>0.00720497</text:p>
          </table:table-cell>
          <table:table-cell office:value-type="float" office:value="0.00983764" calcext:value-type="float">
            <text:p>0.00983764</text:p>
          </table:table-cell>
          <table:table-cell office:value-type="float" office:value="0.0132406" calcext:value-type="float">
            <text:p>0.0132406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229621" calcext:value-type="float">
            <text:p>0.0229621</text:p>
          </table:table-cell>
          <table:table-cell office:value-type="float" office:value="0.0295877" calcext:value-type="float">
            <text:p>0.0295877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470401" calcext:value-type="float">
            <text:p>0.0470401</text:p>
          </table:table-cell>
          <table:table-cell office:value-type="float" office:value="0.0580388" calcext:value-type="float">
            <text:p>0.0580388</text:p>
          </table:table-cell>
          <table:table-cell office:value-type="float" office:value="0.0705763" calcext:value-type="float">
            <text:p>0.0705763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99927" calcext:value-type="float">
            <text:p>0.099927</text:p>
          </table:table-cell>
          <table:table-cell office:value-type="float" office:value="0.116349" calcext:value-type="float">
            <text:p>0.116349</text:p>
          </table:table-cell>
          <table:table-cell office:value-type="float" office:value="0.133518" calcext:value-type="float">
            <text:p>0.133518</text:p>
          </table:table-cell>
          <table:table-cell office:value-type="float" office:value="0.15102" calcext:value-type="float">
            <text:p>0.15102</text:p>
          </table:table-cell>
          <table:table-cell office:value-type="float" office:value="0.168356" calcext:value-type="float">
            <text:p>0.168356</text:p>
          </table:table-cell>
          <table:table-cell office:value-type="float" office:value="0.184986" calcext:value-type="float">
            <text:p>0.184986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0.213831" calcext:value-type="float">
            <text:p>0.213831</text:p>
          </table:table-cell>
          <table:table-cell office:value-type="float" office:value="0.224953" calcext:value-type="float">
            <text:p>0.224953</text:p>
          </table:table-cell>
          <table:table-cell office:value-type="float" office:value="0.233254" calcext:value-type="float">
            <text:p>0.233254</text:p>
          </table:table-cell>
          <table:table-cell office:value-type="float" office:value="0.238378" calcext:value-type="float">
            <text:p>0.238378</text:p>
          </table:table-cell>
          <table:table-cell office:value-type="float" office:value="0.240113" calcext:value-type="float">
            <text:p>0.240113</text:p>
          </table:table-cell>
          <table:table-cell office:value-type="float" office:value="0.238378" calcext:value-type="float">
            <text:p>0.238378</text:p>
          </table:table-cell>
          <table:table-cell office:value-type="float" office:value="0.233254" calcext:value-type="float">
            <text:p>0.233254</text:p>
          </table:table-cell>
          <table:table-cell office:value-type="float" office:value="0.224953" calcext:value-type="float">
            <text:p>0.224953</text:p>
          </table:table-cell>
          <table:table-cell office:value-type="float" office:value="0.213831" calcext:value-type="float">
            <text:p>0.213831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0.184986" calcext:value-type="float">
            <text:p>0.184986</text:p>
          </table:table-cell>
          <table:table-cell office:value-type="float" office:value="0.168356" calcext:value-type="float">
            <text:p>0.168356</text:p>
          </table:table-cell>
          <table:table-cell office:value-type="float" office:value="0.15102" calcext:value-type="float">
            <text:p>0.15102</text:p>
          </table:table-cell>
          <table:table-cell office:value-type="float" office:value="0.133518" calcext:value-type="float">
            <text:p>0.133518</text:p>
          </table:table-cell>
          <table:table-cell office:value-type="float" office:value="0.116349" calcext:value-type="float">
            <text:p>0.116349</text:p>
          </table:table-cell>
          <table:table-cell office:value-type="float" office:value="0.099927" calcext:value-type="float">
            <text:p>0.099927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705763" calcext:value-type="float">
            <text:p>0.0705763</text:p>
          </table:table-cell>
          <table:table-cell office:value-type="float" office:value="0.0580388" calcext:value-type="float">
            <text:p>0.0580388</text:p>
          </table:table-cell>
          <table:table-cell office:value-type="float" office:value="0.0470401" calcext:value-type="float">
            <text:p>0.0470401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295877" calcext:value-type="float">
            <text:p>0.0295877</text:p>
          </table:table-cell>
          <table:table-cell office:value-type="float" office:value="0.0229621" calcext:value-type="float">
            <text:p>0.0229621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32406" calcext:value-type="float">
            <text:p>0.0132406</text:p>
          </table:table-cell>
          <table:table-cell office:value-type="float" office:value="0.00983764" calcext:value-type="float">
            <text:p>0.00983764</text:p>
          </table:table-cell>
          <table:table-cell office:value-type="float" office:value="0.00720497" calcext:value-type="float">
            <text:p>0.00720497</text:p>
          </table:table-cell>
          <table:table-cell office:value-type="float" office:value="0.00520017" calcext:value-type="float">
            <text:p>0.00520017</text:p>
          </table:table-cell>
          <table:table-cell office:value-type="float" office:value="0.00369982" calcext:value-type="float">
            <text:p>0.00369982</text:p>
          </table:table-cell>
          <table:table-cell office:value-type="float" office:value="0.00259391" calcext:value-type="float">
            <text:p>0.00259391</text:p>
          </table:table-cell>
          <table:table-cell office:value-type="float" office:value="0.00179285" calcext:value-type="float">
            <text:p>0.00179285</text:p>
          </table:table-cell>
          <table:table-cell office:value-type="float" office:value="0.00122092" calcext:value-type="float">
            <text:p>0.00122092</text:p>
          </table:table-cell>
          <table:table-cell office:value-type="float" office:value="0.000819797" calcext:value-type="float">
            <text:p>0.000819797</text:p>
          </table:table-cell>
          <table:table-cell office:value-type="float" office:value="0.000542244" calcext:value-type="float">
            <text:p>0.000542244</text:p>
          </table:table-cell>
          <table:table-cell office:value-type="float" office:value="0.000353718" calcext:value-type="float">
            <text:p>0.000353718</text:p>
          </table:table-cell>
          <table:table-cell office:value-type="float" office:value="0.000227217" calcext:value-type="float">
            <text:p>0.000227217</text:p>
          </table:table-cell>
          <table:table-cell office:value-type="float" office:value="0.000144006" calcext:value-type="float">
            <text:p>0.000144006</text:p>
          </table:table-cell>
          <table:table-cell office:value-type="float" office:value="0.0000898204" calcext:value-type="float">
            <text:p>8.98204E-05</text:p>
          </table:table-cell>
          <table:table-cell office:value-type="float" office:value="0.0000553179" calcext:value-type="float">
            <text:p>5.53179E-05</text:p>
          </table:table-cell>
          <table:table-cell office:value-type="float" office:value="0.0000334906" calcext:value-type="float">
            <text:p>3.34906E-05</text:p>
          </table:table-cell>
          <table:table-cell office:value-type="float" office:value="0.0000200502" calcext:value-type="float">
            <text:p>2.00502E-05</text:p>
          </table:table-cell>
          <table:table-cell office:value-type="float" office:value="0.0000117749" calcext:value-type="float">
            <text:p>1.17749E-05</text:p>
          </table:table-cell>
          <table:table-cell office:value-type="float" office:value="0.0000068579" calcext:value-type="float">
            <text:p>6.8579E-06</text:p>
          </table:table-cell>
          <table:table-cell office:value-type="float" office:value="0.00000390179" calcext:value-type="float">
            <text:p>3.90179E-06</text:p>
          </table:table-cell>
          <table:table-cell office:value-type="float" office:value="0.00000221427" calcext:value-type="float">
            <text:p>2.21427E-06</text:p>
          </table:table-cell>
          <table:table-cell office:value-type="float" office:value="0.00000121735" calcext:value-type="float">
            <text:p>1.21735E-06</text:p>
          </table:table-cell>
          <table:table-cell office:value-type="float" office:value="0.000000675323" calcext:value-type="float">
            <text:p>6.75323E-07</text:p>
          </table:table-cell>
          <table:table-cell office:value-type="float" office:value="0.00000035671" calcext:value-type="float">
            <text:p>3.5671E-07</text:p>
          </table:table-cell>
          <table:table-cell office:value-type="float" office:value="0.000000194152" calcext:value-type="float">
            <text:p>1.94152E-07</text:p>
          </table:table-cell>
          <table:table-cell office:value-type="float" office:value="0.0000000965664" calcext:value-type="float">
            <text:p>9.65664E-08</text:p>
          </table:table-cell>
          <table:table-cell office:value-type="float" office:value="0.000000049585" calcext:value-type="float">
            <text:p>4.9585E-08</text:p>
          </table:table-cell>
          <table:table-cell office:value-type="float" office:value="0.000000018266" calcext:value-type="float">
            <text:p>1.8266E-08</text:p>
          </table:table-cell>
          <table:table-cell office:value-type="float" office:value="-0.00000000168331" calcext:value-type="float">
            <text:p>-1.68331E-09</text:p>
          </table:table-cell>
          <table:table-cell office:value-type="float" office:value="-0.0000000225308" calcext:value-type="float">
            <text:p>-2.25308E-08</text:p>
          </table:table-cell>
          <table:table-cell office:value-type="float" office:value="-0.0000000561244" calcext:value-type="float">
            <text:p>-5.61244E-08</text:p>
          </table:table-cell>
        </table:table-row>
        <table:table-row table:style-name="ro1">
          <table:table-cell office:value-type="float" office:value="-0.0000000725816" calcext:value-type="float">
            <text:p>-7.25816E-08</text:p>
          </table:table-cell>
          <table:table-cell office:value-type="float" office:value="-0.0000000295018" calcext:value-type="float">
            <text:p>-2.95018E-08</text:p>
          </table:table-cell>
          <table:table-cell office:value-type="float" office:value="-0.00000000219951" calcext:value-type="float">
            <text:p>-2.19951E-09</text:p>
          </table:table-cell>
          <table:table-cell office:value-type="float" office:value="0.0000000239887" calcext:value-type="float">
            <text:p>2.39887E-08</text:p>
          </table:table-cell>
          <table:table-cell office:value-type="float" office:value="0.000000064201" calcext:value-type="float">
            <text:p>6.4201E-08</text:p>
          </table:table-cell>
          <table:table-cell office:value-type="float" office:value="0.00000012448" calcext:value-type="float">
            <text:p>1.2448E-07</text:p>
          </table:table-cell>
          <table:table-cell office:value-type="float" office:value="0.000000246662" calcext:value-type="float">
            <text:p>2.46662E-07</text:p>
          </table:table-cell>
          <table:table-cell office:value-type="float" office:value="0.000000449304" calcext:value-type="float">
            <text:p>4.49304E-07</text:p>
          </table:table-cell>
          <table:table-cell office:value-type="float" office:value="0.000000839898" calcext:value-type="float">
            <text:p>8.39898E-07</text:p>
          </table:table-cell>
          <table:table-cell office:value-type="float" office:value="0.00000149938" calcext:value-type="float">
            <text:p>1.49938E-06</text:p>
          </table:table-cell>
          <table:table-cell office:value-type="float" office:value="0.00000269672" calcext:value-type="float">
            <text:p>2.69672E-06</text:p>
          </table:table-cell>
          <table:table-cell office:value-type="float" office:value="0.00000470558" calcext:value-type="float">
            <text:p>4.70558E-06</text:p>
          </table:table-cell>
          <table:table-cell office:value-type="float" office:value="0.00000818578" calcext:value-type="float">
            <text:p>8.18578E-06</text:p>
          </table:table-cell>
          <table:table-cell office:value-type="float" office:value="0.0000139217" calcext:value-type="float">
            <text:p>1.39217E-05</text:p>
          </table:table-cell>
          <table:table-cell office:value-type="float" office:value="0.0000234793" calcext:value-type="float">
            <text:p>2.34793E-05</text:p>
          </table:table-cell>
          <table:table-cell office:value-type="float" office:value="0.0000388633" calcext:value-type="float">
            <text:p>3.88633E-05</text:p>
          </table:table-cell>
          <table:table-cell office:value-type="float" office:value="0.0000636182" calcext:value-type="float">
            <text:p>6.36182E-05</text:p>
          </table:table-cell>
          <table:table-cell office:value-type="float" office:value="0.000102412" calcext:value-type="float">
            <text:p>0.000102412</text:p>
          </table:table-cell>
          <table:table-cell office:value-type="float" office:value="0.000162817" calcext:value-type="float">
            <text:p>0.000162817</text:p>
          </table:table-cell>
          <table:table-cell office:value-type="float" office:value="0.000254823" calcext:value-type="float">
            <text:p>0.000254823</text:p>
          </table:table-cell>
          <table:table-cell office:value-type="float" office:value="0.000393582" calcext:value-type="float">
            <text:p>0.000393582</text:p>
          </table:table-cell>
          <table:table-cell office:value-type="float" office:value="0.000598791" calcext:value-type="float">
            <text:p>0.000598791</text:p>
          </table:table-cell>
          <table:table-cell office:value-type="float" office:value="0.000898662" calcext:value-type="float">
            <text:p>0.000898662</text:p>
          </table:table-cell>
          <table:table-cell office:value-type="float" office:value="0.00132894" calcext:value-type="float">
            <text:p>0.00132894</text:p>
          </table:table-cell>
          <table:table-cell office:value-type="float" office:value="0.00193819" calcext:value-type="float">
            <text:p>0.00193819</text:p>
          </table:table-cell>
          <table:table-cell office:value-type="float" office:value="0.00278587" calcext:value-type="float">
            <text:p>0.00278587</text:p>
          </table:table-cell>
          <table:table-cell office:value-type="float" office:value="0.00394865" calcext:value-type="float">
            <text:p>0.00394865</text:p>
          </table:table-cell>
          <table:table-cell office:value-type="float" office:value="0.00551646" calcext:value-type="float">
            <text:p>0.00551646</text:p>
          </table:table-cell>
          <table:table-cell office:value-type="float" office:value="0.00759911" calcext:value-type="float">
            <text:p>0.00759911</text:p>
          </table:table-cell>
          <table:table-cell office:value-type="float" office:value="0.0103186" calcext:value-type="float">
            <text:p>0.0103186</text:p>
          </table:table-cell>
          <table:table-cell office:value-type="float" office:value="0.0138149" calcext:value-type="float">
            <text:p>0.0138149</text:p>
          </table:table-cell>
          <table:table-cell office:value-type="float" office:value="0.0182327" calcext:value-type="float">
            <text:p>0.0182327</text:p>
          </table:table-cell>
          <table:table-cell office:value-type="float" office:value="0.0237252" calcext:value-type="float">
            <text:p>0.0237252</text:p>
          </table:table-cell>
          <table:table-cell office:value-type="float" office:value="0.0304338" calcext:value-type="float">
            <text:p>0.0304338</text:p>
          </table:table-cell>
          <table:table-cell office:value-type="float" office:value="0.0384903" calcext:value-type="float">
            <text:p>0.0384903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0589892" calcext:value-type="float">
            <text:p>0.0589892</text:p>
          </table:table-cell>
          <table:table-cell office:value-type="float" office:value="0.0714836" calcext:value-type="float">
            <text:p>0.0714836</text:p>
          </table:table-cell>
          <table:table-cell office:value-type="float" office:value="0.0854035" calcext:value-type="float">
            <text:p>0.0854035</text:p>
          </table:table-cell>
          <table:table-cell office:value-type="float" office:value="0.100589" calcext:value-type="float">
            <text:p>0.100589</text:p>
          </table:table-cell>
          <table:table-cell office:value-type="float" office:value="0.116804" calcext:value-type="float">
            <text:p>0.116804</text:p>
          </table:table-cell>
          <table:table-cell office:value-type="float" office:value="0.133713" calcext:value-type="float">
            <text:p>0.133713</text:p>
          </table:table-cell>
          <table:table-cell office:value-type="float" office:value="0.150911" calcext:value-type="float">
            <text:p>0.150911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184188" calcext:value-type="float">
            <text:p>0.184188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223207" calcext:value-type="float">
            <text:p>0.223207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236284" calcext:value-type="float">
            <text:p>0.236284</text:p>
          </table:table-cell>
          <table:table-cell office:value-type="float" office:value="0.237973" calcext:value-type="float">
            <text:p>0.237973</text:p>
          </table:table-cell>
          <table:table-cell office:value-type="float" office:value="0.236284" calcext:value-type="float">
            <text:p>0.236284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223207" calcext:value-type="float">
            <text:p>0.223207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0.184188" calcext:value-type="float">
            <text:p>0.184188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150911" calcext:value-type="float">
            <text:p>0.150911</text:p>
          </table:table-cell>
          <table:table-cell office:value-type="float" office:value="0.133713" calcext:value-type="float">
            <text:p>0.133713</text:p>
          </table:table-cell>
          <table:table-cell office:value-type="float" office:value="0.116804" calcext:value-type="float">
            <text:p>0.116804</text:p>
          </table:table-cell>
          <table:table-cell office:value-type="float" office:value="0.100589" calcext:value-type="float">
            <text:p>0.100589</text:p>
          </table:table-cell>
          <table:table-cell office:value-type="float" office:value="0.0854035" calcext:value-type="float">
            <text:p>0.0854035</text:p>
          </table:table-cell>
          <table:table-cell office:value-type="float" office:value="0.0714836" calcext:value-type="float">
            <text:p>0.0714836</text:p>
          </table:table-cell>
          <table:table-cell office:value-type="float" office:value="0.0589892" calcext:value-type="float">
            <text:p>0.0589892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0384903" calcext:value-type="float">
            <text:p>0.0384903</text:p>
          </table:table-cell>
          <table:table-cell office:value-type="float" office:value="0.0304338" calcext:value-type="float">
            <text:p>0.0304338</text:p>
          </table:table-cell>
          <table:table-cell office:value-type="float" office:value="0.0237252" calcext:value-type="float">
            <text:p>0.0237252</text:p>
          </table:table-cell>
          <table:table-cell office:value-type="float" office:value="0.0182327" calcext:value-type="float">
            <text:p>0.0182327</text:p>
          </table:table-cell>
          <table:table-cell office:value-type="float" office:value="0.0138149" calcext:value-type="float">
            <text:p>0.0138149</text:p>
          </table:table-cell>
          <table:table-cell office:value-type="float" office:value="0.0103186" calcext:value-type="float">
            <text:p>0.0103186</text:p>
          </table:table-cell>
          <table:table-cell office:value-type="float" office:value="0.00759911" calcext:value-type="float">
            <text:p>0.00759911</text:p>
          </table:table-cell>
          <table:table-cell office:value-type="float" office:value="0.00551646" calcext:value-type="float">
            <text:p>0.00551646</text:p>
          </table:table-cell>
          <table:table-cell office:value-type="float" office:value="0.00394865" calcext:value-type="float">
            <text:p>0.00394865</text:p>
          </table:table-cell>
          <table:table-cell office:value-type="float" office:value="0.00278587" calcext:value-type="float">
            <text:p>0.00278587</text:p>
          </table:table-cell>
          <table:table-cell office:value-type="float" office:value="0.00193819" calcext:value-type="float">
            <text:p>0.00193819</text:p>
          </table:table-cell>
          <table:table-cell office:value-type="float" office:value="0.00132894" calcext:value-type="float">
            <text:p>0.00132894</text:p>
          </table:table-cell>
          <table:table-cell office:value-type="float" office:value="0.000898662" calcext:value-type="float">
            <text:p>0.000898662</text:p>
          </table:table-cell>
          <table:table-cell office:value-type="float" office:value="0.000598791" calcext:value-type="float">
            <text:p>0.000598791</text:p>
          </table:table-cell>
          <table:table-cell office:value-type="float" office:value="0.000393582" calcext:value-type="float">
            <text:p>0.000393582</text:p>
          </table:table-cell>
          <table:table-cell office:value-type="float" office:value="0.000254823" calcext:value-type="float">
            <text:p>0.000254823</text:p>
          </table:table-cell>
          <table:table-cell office:value-type="float" office:value="0.000162817" calcext:value-type="float">
            <text:p>0.000162817</text:p>
          </table:table-cell>
          <table:table-cell office:value-type="float" office:value="0.000102412" calcext:value-type="float">
            <text:p>0.000102412</text:p>
          </table:table-cell>
          <table:table-cell office:value-type="float" office:value="0.0000636182" calcext:value-type="float">
            <text:p>6.36182E-05</text:p>
          </table:table-cell>
          <table:table-cell office:value-type="float" office:value="0.0000388633" calcext:value-type="float">
            <text:p>3.88633E-05</text:p>
          </table:table-cell>
          <table:table-cell office:value-type="float" office:value="0.0000234793" calcext:value-type="float">
            <text:p>2.34793E-05</text:p>
          </table:table-cell>
          <table:table-cell office:value-type="float" office:value="0.0000139217" calcext:value-type="float">
            <text:p>1.39217E-05</text:p>
          </table:table-cell>
          <table:table-cell office:value-type="float" office:value="0.00000818578" calcext:value-type="float">
            <text:p>8.18578E-06</text:p>
          </table:table-cell>
          <table:table-cell office:value-type="float" office:value="0.00000470558" calcext:value-type="float">
            <text:p>4.70558E-06</text:p>
          </table:table-cell>
          <table:table-cell office:value-type="float" office:value="0.00000269672" calcext:value-type="float">
            <text:p>2.69672E-06</text:p>
          </table:table-cell>
          <table:table-cell office:value-type="float" office:value="0.00000149938" calcext:value-type="float">
            <text:p>1.49938E-06</text:p>
          </table:table-cell>
          <table:table-cell office:value-type="float" office:value="0.000000839898" calcext:value-type="float">
            <text:p>8.39898E-07</text:p>
          </table:table-cell>
          <table:table-cell office:value-type="float" office:value="0.000000449304" calcext:value-type="float">
            <text:p>4.49304E-07</text:p>
          </table:table-cell>
          <table:table-cell office:value-type="float" office:value="0.000000246662" calcext:value-type="float">
            <text:p>2.46662E-07</text:p>
          </table:table-cell>
          <table:table-cell office:value-type="float" office:value="0.00000012448" calcext:value-type="float">
            <text:p>1.2448E-07</text:p>
          </table:table-cell>
          <table:table-cell office:value-type="float" office:value="0.000000064201" calcext:value-type="float">
            <text:p>6.4201E-08</text:p>
          </table:table-cell>
          <table:table-cell office:value-type="float" office:value="0.0000000239887" calcext:value-type="float">
            <text:p>2.39887E-08</text:p>
          </table:table-cell>
          <table:table-cell office:value-type="float" office:value="-0.00000000219951" calcext:value-type="float">
            <text:p>-2.19951E-09</text:p>
          </table:table-cell>
          <table:table-cell office:value-type="float" office:value="-0.0000000295018" calcext:value-type="float">
            <text:p>-2.95018E-08</text:p>
          </table:table-cell>
          <table:table-cell office:value-type="float" office:value="-0.0000000725815" calcext:value-type="float">
            <text:p>-7.25815E-08</text:p>
          </table:table-cell>
        </table:table-row>
        <table:table-row table:style-name="ro1">
          <table:table-cell office:value-type="float" office:value="-0.0000000930052" calcext:value-type="float">
            <text:p>-9.30052E-08</text:p>
          </table:table-cell>
          <table:table-cell office:value-type="float" office:value="-0.0000000382347" calcext:value-type="float">
            <text:p>-3.82347E-08</text:p>
          </table:table-cell>
          <table:table-cell office:value-type="float" office:value="-0.00000000284519" calcext:value-type="float">
            <text:p>-2.84519E-09</text:p>
          </table:table-cell>
          <table:table-cell office:value-type="float" office:value="0.0000000311734" calcext:value-type="float">
            <text:p>3.11734E-08</text:p>
          </table:table-cell>
          <table:table-cell office:value-type="float" office:value="0.000000082365" calcext:value-type="float">
            <text:p>8.2365E-08</text:p>
          </table:table-cell>
          <table:table-cell office:value-type="float" office:value="0.000000158952" calcext:value-type="float">
            <text:p>1.58952E-07</text:p>
          </table:table-cell>
          <table:table-cell office:value-type="float" office:value="0.000000310715" calcext:value-type="float">
            <text:p>3.10715E-07</text:p>
          </table:table-cell>
          <table:table-cell office:value-type="float" office:value="0.000000561203" calcext:value-type="float">
            <text:p>5.61203E-07</text:p>
          </table:table-cell>
          <table:table-cell office:value-type="float" office:value="0.00000103647" calcext:value-type="float">
            <text:p>1.03647E-06</text:p>
          </table:table-cell>
          <table:table-cell office:value-type="float" office:value="0.00000183292" calcext:value-type="float">
            <text:p>1.83292E-06</text:p>
          </table:table-cell>
          <table:table-cell office:value-type="float" office:value="0.00000326117" calcext:value-type="float">
            <text:p>3.26117E-06</text:p>
          </table:table-cell>
          <table:table-cell office:value-type="float" office:value="0.00000563682" calcext:value-type="float">
            <text:p>5.63682E-06</text:p>
          </table:table-cell>
          <table:table-cell office:value-type="float" office:value="0.00000970888" calcext:value-type="float">
            <text:p>9.70888E-06</text:p>
          </table:table-cell>
          <table:table-cell office:value-type="float" office:value="0.000016361" calcext:value-type="float">
            <text:p>1.6361E-05</text:p>
          </table:table-cell>
          <table:table-cell office:value-type="float" office:value="0.0000273392" calcext:value-type="float">
            <text:p>2.73392E-05</text:p>
          </table:table-cell>
          <table:table-cell office:value-type="float" office:value="0.0000448567" calcext:value-type="float">
            <text:p>4.48567E-05</text:p>
          </table:table-cell>
          <table:table-cell office:value-type="float" office:value="0.0000727958" calcext:value-type="float">
            <text:p>7.27958E-05</text:p>
          </table:table-cell>
          <table:table-cell office:value-type="float" office:value="0.000116216" calcext:value-type="float">
            <text:p>0.000116216</text:p>
          </table:table-cell>
          <table:table-cell office:value-type="float" office:value="0.000183269" calcext:value-type="float">
            <text:p>0.000183269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0.000436241" calcext:value-type="float">
            <text:p>0.000436241</text:p>
          </table:table-cell>
          <table:table-cell office:value-type="float" office:value="0.000658847" calcext:value-type="float">
            <text:p>0.000658847</text:p>
          </table:table-cell>
          <table:table-cell office:value-type="float" office:value="0.000981809" calcext:value-type="float">
            <text:p>0.000981809</text:p>
          </table:table-cell>
          <table:table-cell office:value-type="float" office:value="0.00144202" calcext:value-type="float">
            <text:p>0.00144202</text:p>
          </table:table-cell>
          <table:table-cell office:value-type="float" office:value="0.00208931" calcext:value-type="float">
            <text:p>0.00208931</text:p>
          </table:table-cell>
          <table:table-cell office:value-type="float" office:value="0.00298412" calcext:value-type="float">
            <text:p>0.00298412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583905" calcext:value-type="float">
            <text:p>0.00583905</text:p>
          </table:table-cell>
          <table:table-cell office:value-type="float" office:value="0.00799871" calcext:value-type="float">
            <text:p>0.00799871</text:p>
          </table:table-cell>
          <table:table-cell office:value-type="float" office:value="0.0108034" calcext:value-type="float">
            <text:p>0.0108034</text:p>
          </table:table-cell>
          <table:table-cell office:value-type="float" office:value="0.0143906" calcext:value-type="float">
            <text:p>0.0143906</text:p>
          </table:table-cell>
          <table:table-cell office:value-type="float" office:value="0.0189008" calcext:value-type="float">
            <text:p>0.0189008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312686" calcext:value-type="float">
            <text:p>0.0312686</text:p>
          </table:table-cell>
          <table:table-cell office:value-type="float" office:value="0.0393844" calcext:value-type="float">
            <text:p>0.0393844</text:p>
          </table:table-cell>
          <table:table-cell office:value-type="float" office:value="0.0489153" calcext:value-type="float">
            <text:p>0.0489153</text:p>
          </table:table-cell>
          <table:table-cell office:value-type="float" office:value="0.0599121" calcext:value-type="float">
            <text:p>0.0599121</text:p>
          </table:table-cell>
          <table:table-cell office:value-type="float" office:value="0.0723591" calcext:value-type="float">
            <text:p>0.0723591</text:p>
          </table:table-cell>
          <table:table-cell office:value-type="float" office:value="0.0861819" calcext:value-type="float">
            <text:p>0.0861819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50782" calcext:value-type="float">
            <text:p>0.150782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183392" calcext:value-type="float">
            <text:p>0.183392</text:p>
          </table:table-cell>
          <table:table-cell office:value-type="float" office:value="0.198053" calcext:value-type="float">
            <text:p>0.198053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221499" calcext:value-type="float">
            <text:p>0.221499</text:p>
          </table:table-cell>
          <table:table-cell office:value-type="float" office:value="0.229383" calcext:value-type="float">
            <text:p>0.229383</text:p>
          </table:table-cell>
          <table:table-cell office:value-type="float" office:value="0.234244" calcext:value-type="float">
            <text:p>0.234244</text:p>
          </table:table-cell>
          <table:table-cell office:value-type="float" office:value="0.23589" calcext:value-type="float">
            <text:p>0.23589</text:p>
          </table:table-cell>
          <table:table-cell office:value-type="float" office:value="0.234244" calcext:value-type="float">
            <text:p>0.234244</text:p>
          </table:table-cell>
          <table:table-cell office:value-type="float" office:value="0.229383" calcext:value-type="float">
            <text:p>0.229383</text:p>
          </table:table-cell>
          <table:table-cell office:value-type="float" office:value="0.221499" calcext:value-type="float">
            <text:p>0.221499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198053" calcext:value-type="float">
            <text:p>0.198053</text:p>
          </table:table-cell>
          <table:table-cell office:value-type="float" office:value="0.183392" calcext:value-type="float">
            <text:p>0.183392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150782" calcext:value-type="float">
            <text:p>0.150782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861819" calcext:value-type="float">
            <text:p>0.0861819</text:p>
          </table:table-cell>
          <table:table-cell office:value-type="float" office:value="0.0723591" calcext:value-type="float">
            <text:p>0.0723591</text:p>
          </table:table-cell>
          <table:table-cell office:value-type="float" office:value="0.0599121" calcext:value-type="float">
            <text:p>0.0599121</text:p>
          </table:table-cell>
          <table:table-cell office:value-type="float" office:value="0.0489153" calcext:value-type="float">
            <text:p>0.0489153</text:p>
          </table:table-cell>
          <table:table-cell office:value-type="float" office:value="0.0393844" calcext:value-type="float">
            <text:p>0.0393844</text:p>
          </table:table-cell>
          <table:table-cell office:value-type="float" office:value="0.0312686" calcext:value-type="float">
            <text:p>0.0312686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189008" calcext:value-type="float">
            <text:p>0.0189008</text:p>
          </table:table-cell>
          <table:table-cell office:value-type="float" office:value="0.0143906" calcext:value-type="float">
            <text:p>0.0143906</text:p>
          </table:table-cell>
          <table:table-cell office:value-type="float" office:value="0.0108034" calcext:value-type="float">
            <text:p>0.0108034</text:p>
          </table:table-cell>
          <table:table-cell office:value-type="float" office:value="0.00799871" calcext:value-type="float">
            <text:p>0.00799871</text:p>
          </table:table-cell>
          <table:table-cell office:value-type="float" office:value="0.00583905" calcext:value-type="float">
            <text:p>0.00583905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298412" calcext:value-type="float">
            <text:p>0.00298412</text:p>
          </table:table-cell>
          <table:table-cell office:value-type="float" office:value="0.00208931" calcext:value-type="float">
            <text:p>0.00208931</text:p>
          </table:table-cell>
          <table:table-cell office:value-type="float" office:value="0.00144202" calcext:value-type="float">
            <text:p>0.00144202</text:p>
          </table:table-cell>
          <table:table-cell office:value-type="float" office:value="0.000981809" calcext:value-type="float">
            <text:p>0.000981809</text:p>
          </table:table-cell>
          <table:table-cell office:value-type="float" office:value="0.000658847" calcext:value-type="float">
            <text:p>0.000658847</text:p>
          </table:table-cell>
          <table:table-cell office:value-type="float" office:value="0.000436241" calcext:value-type="float">
            <text:p>0.000436241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0.000183269" calcext:value-type="float">
            <text:p>0.000183269</text:p>
          </table:table-cell>
          <table:table-cell office:value-type="float" office:value="0.000116216" calcext:value-type="float">
            <text:p>0.000116216</text:p>
          </table:table-cell>
          <table:table-cell office:value-type="float" office:value="0.0000727958" calcext:value-type="float">
            <text:p>7.27958E-05</text:p>
          </table:table-cell>
          <table:table-cell office:value-type="float" office:value="0.0000448567" calcext:value-type="float">
            <text:p>4.48567E-05</text:p>
          </table:table-cell>
          <table:table-cell office:value-type="float" office:value="0.0000273392" calcext:value-type="float">
            <text:p>2.73392E-05</text:p>
          </table:table-cell>
          <table:table-cell office:value-type="float" office:value="0.000016361" calcext:value-type="float">
            <text:p>1.6361E-05</text:p>
          </table:table-cell>
          <table:table-cell office:value-type="float" office:value="0.00000970888" calcext:value-type="float">
            <text:p>9.70888E-06</text:p>
          </table:table-cell>
          <table:table-cell office:value-type="float" office:value="0.00000563682" calcext:value-type="float">
            <text:p>5.63682E-06</text:p>
          </table:table-cell>
          <table:table-cell office:value-type="float" office:value="0.00000326117" calcext:value-type="float">
            <text:p>3.26117E-06</text:p>
          </table:table-cell>
          <table:table-cell office:value-type="float" office:value="0.00000183292" calcext:value-type="float">
            <text:p>1.83292E-06</text:p>
          </table:table-cell>
          <table:table-cell office:value-type="float" office:value="0.00000103647" calcext:value-type="float">
            <text:p>1.03647E-06</text:p>
          </table:table-cell>
          <table:table-cell office:value-type="float" office:value="0.000000561203" calcext:value-type="float">
            <text:p>5.61203E-07</text:p>
          </table:table-cell>
          <table:table-cell office:value-type="float" office:value="0.000000310715" calcext:value-type="float">
            <text:p>3.10715E-07</text:p>
          </table:table-cell>
          <table:table-cell office:value-type="float" office:value="0.000000158952" calcext:value-type="float">
            <text:p>1.58952E-07</text:p>
          </table:table-cell>
          <table:table-cell office:value-type="float" office:value="0.000000082365" calcext:value-type="float">
            <text:p>8.2365E-08</text:p>
          </table:table-cell>
          <table:table-cell office:value-type="float" office:value="0.0000000311734" calcext:value-type="float">
            <text:p>3.11734E-08</text:p>
          </table:table-cell>
          <table:table-cell office:value-type="float" office:value="-0.00000000284519" calcext:value-type="float">
            <text:p>-2.84519E-09</text:p>
          </table:table-cell>
          <table:table-cell office:value-type="float" office:value="-0.0000000382347" calcext:value-type="float">
            <text:p>-3.82347E-08</text:p>
          </table:table-cell>
          <table:table-cell office:value-type="float" office:value="-0.0000000930052" calcext:value-type="float">
            <text:p>-9.30052E-08</text:p>
          </table:table-cell>
        </table:table-row>
        <table:table-row table:style-name="ro1">
          <table:table-cell office:value-type="float" office:value="-0.000000118139" calcext:value-type="float">
            <text:p>-1.18139E-07</text:p>
          </table:table-cell>
          <table:table-cell office:value-type="float" office:value="-0.0000000490755" calcext:value-type="float">
            <text:p>-4.90755E-08</text:p>
          </table:table-cell>
          <table:table-cell office:value-type="float" office:value="-0.00000000364559" calcext:value-type="float">
            <text:p>-3.64559E-09</text:p>
          </table:table-cell>
          <table:table-cell office:value-type="float" office:value="0.0000000401101" calcext:value-type="float">
            <text:p>4.01101E-08</text:p>
          </table:table-cell>
          <table:table-cell office:value-type="float" office:value="0.000000104748" calcext:value-type="float">
            <text:p>1.04748E-07</text:p>
          </table:table-cell>
          <table:table-cell office:value-type="float" office:value="0.000000201169" calcext:value-type="float">
            <text:p>2.01169E-07</text:p>
          </table:table-cell>
          <table:table-cell office:value-type="float" office:value="0.000000388249" calcext:value-type="float">
            <text:p>3.88249E-07</text:p>
          </table:table-cell>
          <table:table-cell office:value-type="float" office:value="0.000000695424" calcext:value-type="float">
            <text:p>6.95424E-07</text:p>
          </table:table-cell>
          <table:table-cell office:value-type="float" office:value="0.00000126964" calcext:value-type="float">
            <text:p>1.26964E-06</text:p>
          </table:table-cell>
          <table:table-cell office:value-type="float" office:value="0.00000222477" calcext:value-type="float">
            <text:p>2.22477E-06</text:p>
          </table:table-cell>
          <table:table-cell office:value-type="float" office:value="0.00000391745" calcext:value-type="float">
            <text:p>3.91745E-06</text:p>
          </table:table-cell>
          <table:table-cell office:value-type="float" office:value="0.00000670935" calcext:value-type="float">
            <text:p>6.70935E-06</text:p>
          </table:table-cell>
          <table:table-cell office:value-type="float" office:value="0.0000114462" calcext:value-type="float">
            <text:p>1.14462E-05</text:p>
          </table:table-cell>
          <table:table-cell office:value-type="float" office:value="0.0000191182" calcext:value-type="float">
            <text:p>1.91182E-05</text:p>
          </table:table-cell>
          <table:table-cell office:value-type="float" office:value="0.0000316626" calcext:value-type="float">
            <text:p>3.16626E-05</text:p>
          </table:table-cell>
          <table:table-cell office:value-type="float" office:value="0.0000515118" calcext:value-type="float">
            <text:p>5.15118E-05</text:p>
          </table:table-cell>
          <table:table-cell office:value-type="float" office:value="0.0000829001" calcext:value-type="float">
            <text:p>8.29001E-05</text:p>
          </table:table-cell>
          <table:table-cell office:value-type="float" office:value="0.000131289" calcext:value-type="float">
            <text:p>0.000131289</text:p>
          </table:table-cell>
          <table:table-cell office:value-type="float" office:value="0.000205422" calcext:value-type="float">
            <text:p>0.000205422</text:p>
          </table:table-cell>
          <table:table-cell office:value-type="float" office:value="0.000316599" calcext:value-type="float">
            <text:p>0.000316599</text:p>
          </table:table-cell>
          <table:table-cell office:value-type="float" office:value="0.000481747" calcext:value-type="float">
            <text:p>0.000481747</text:p>
          </table:table-cell>
          <table:table-cell office:value-type="float" office:value="0.000722444" calcext:value-type="float">
            <text:p>0.000722444</text:p>
          </table:table-cell>
          <table:table-cell office:value-type="float" office:value="0.00106924" calcext:value-type="float">
            <text:p>0.00106924</text:p>
          </table:table-cell>
          <table:table-cell office:value-type="float" office:value="0.00156011" calcext:value-type="float">
            <text:p>0.00156011</text:p>
          </table:table-cell>
          <table:table-cell office:value-type="float" office:value="0.00224608" calcext:value-type="float">
            <text:p>0.00224608</text:p>
          </table:table-cell>
          <table:table-cell office:value-type="float" office:value="0.00318849" calcext:value-type="float">
            <text:p>0.00318849</text:p>
          </table:table-cell>
          <table:table-cell office:value-type="float" office:value="0.0044656" calcext:value-type="float">
            <text:p>0.0044656</text:p>
          </table:table-cell>
          <table:table-cell office:value-type="float" office:value="0.00616756" calcext:value-type="float">
            <text:p>0.00616756</text:p>
          </table:table-cell>
          <table:table-cell office:value-type="float" office:value="0.00840329" calcext:value-type="float">
            <text:p>0.00840329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0149671" calcext:value-type="float">
            <text:p>0.0149671</text:p>
          </table:table-cell>
          <table:table-cell office:value-type="float" office:value="0.0195664" calcext:value-type="float">
            <text:p>0.0195664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320916" calcext:value-type="float">
            <text:p>0.0320916</text:p>
          </table:table-cell>
          <table:table-cell office:value-type="float" office:value="0.0402617" calcext:value-type="float">
            <text:p>0.0402617</text:p>
          </table:table-cell>
          <table:table-cell office:value-type="float" office:value="0.0498195" calcext:value-type="float">
            <text:p>0.0498195</text:p>
          </table:table-cell>
          <table:table-cell office:value-type="float" office:value="0.0608079" calcext:value-type="float">
            <text:p>0.0608079</text:p>
          </table:table-cell>
          <table:table-cell office:value-type="float" office:value="0.0732038" calcext:value-type="float">
            <text:p>0.0732038</text:p>
          </table:table-cell>
          <table:table-cell office:value-type="float" office:value="0.0869273" calcext:value-type="float">
            <text:p>0.0869273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134024" calcext:value-type="float">
            <text:p>0.134024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96938" calcext:value-type="float">
            <text:p>0.196938</text:p>
          </table:table-cell>
          <table:table-cell office:value-type="float" office:value="0.209507" calcext:value-type="float">
            <text:p>0.209507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227518" calcext:value-type="float">
            <text:p>0.227518</text:p>
          </table:table-cell>
          <table:table-cell office:value-type="float" office:value="0.232256" calcext:value-type="float">
            <text:p>0.232256</text:p>
          </table:table-cell>
          <table:table-cell office:value-type="float" office:value="0.23386" calcext:value-type="float">
            <text:p>0.23386</text:p>
          </table:table-cell>
          <table:table-cell office:value-type="float" office:value="0.232256" calcext:value-type="float">
            <text:p>0.232256</text:p>
          </table:table-cell>
          <table:table-cell office:value-type="float" office:value="0.227518" calcext:value-type="float">
            <text:p>0.227518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209507" calcext:value-type="float">
            <text:p>0.209507</text:p>
          </table:table-cell>
          <table:table-cell office:value-type="float" office:value="0.196938" calcext:value-type="float">
            <text:p>0.196938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34024" calcext:value-type="float">
            <text:p>0.134024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0869273" calcext:value-type="float">
            <text:p>0.0869273</text:p>
          </table:table-cell>
          <table:table-cell office:value-type="float" office:value="0.0732038" calcext:value-type="float">
            <text:p>0.0732038</text:p>
          </table:table-cell>
          <table:table-cell office:value-type="float" office:value="0.0608079" calcext:value-type="float">
            <text:p>0.0608079</text:p>
          </table:table-cell>
          <table:table-cell office:value-type="float" office:value="0.0498195" calcext:value-type="float">
            <text:p>0.0498195</text:p>
          </table:table-cell>
          <table:table-cell office:value-type="float" office:value="0.0402617" calcext:value-type="float">
            <text:p>0.0402617</text:p>
          </table:table-cell>
          <table:table-cell office:value-type="float" office:value="0.0320916" calcext:value-type="float">
            <text:p>0.0320916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195664" calcext:value-type="float">
            <text:p>0.0195664</text:p>
          </table:table-cell>
          <table:table-cell office:value-type="float" office:value="0.0149671" calcext:value-type="float">
            <text:p>0.0149671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00840329" calcext:value-type="float">
            <text:p>0.00840329</text:p>
          </table:table-cell>
          <table:table-cell office:value-type="float" office:value="0.00616756" calcext:value-type="float">
            <text:p>0.00616756</text:p>
          </table:table-cell>
          <table:table-cell office:value-type="float" office:value="0.0044656" calcext:value-type="float">
            <text:p>0.0044656</text:p>
          </table:table-cell>
          <table:table-cell office:value-type="float" office:value="0.00318849" calcext:value-type="float">
            <text:p>0.00318849</text:p>
          </table:table-cell>
          <table:table-cell office:value-type="float" office:value="0.00224608" calcext:value-type="float">
            <text:p>0.00224608</text:p>
          </table:table-cell>
          <table:table-cell office:value-type="float" office:value="0.00156011" calcext:value-type="float">
            <text:p>0.00156011</text:p>
          </table:table-cell>
          <table:table-cell office:value-type="float" office:value="0.00106924" calcext:value-type="float">
            <text:p>0.00106924</text:p>
          </table:table-cell>
          <table:table-cell office:value-type="float" office:value="0.000722444" calcext:value-type="float">
            <text:p>0.000722444</text:p>
          </table:table-cell>
          <table:table-cell office:value-type="float" office:value="0.000481747" calcext:value-type="float">
            <text:p>0.000481747</text:p>
          </table:table-cell>
          <table:table-cell office:value-type="float" office:value="0.000316599" calcext:value-type="float">
            <text:p>0.000316599</text:p>
          </table:table-cell>
          <table:table-cell office:value-type="float" office:value="0.000205422" calcext:value-type="float">
            <text:p>0.000205422</text:p>
          </table:table-cell>
          <table:table-cell office:value-type="float" office:value="0.000131289" calcext:value-type="float">
            <text:p>0.000131289</text:p>
          </table:table-cell>
          <table:table-cell office:value-type="float" office:value="0.0000829001" calcext:value-type="float">
            <text:p>8.29001E-05</text:p>
          </table:table-cell>
          <table:table-cell office:value-type="float" office:value="0.0000515118" calcext:value-type="float">
            <text:p>5.15118E-05</text:p>
          </table:table-cell>
          <table:table-cell office:value-type="float" office:value="0.0000316626" calcext:value-type="float">
            <text:p>3.16626E-05</text:p>
          </table:table-cell>
          <table:table-cell office:value-type="float" office:value="0.0000191182" calcext:value-type="float">
            <text:p>1.91182E-05</text:p>
          </table:table-cell>
          <table:table-cell office:value-type="float" office:value="0.0000114462" calcext:value-type="float">
            <text:p>1.14462E-05</text:p>
          </table:table-cell>
          <table:table-cell office:value-type="float" office:value="0.00000670935" calcext:value-type="float">
            <text:p>6.70935E-06</text:p>
          </table:table-cell>
          <table:table-cell office:value-type="float" office:value="0.00000391745" calcext:value-type="float">
            <text:p>3.91745E-06</text:p>
          </table:table-cell>
          <table:table-cell office:value-type="float" office:value="0.00000222477" calcext:value-type="float">
            <text:p>2.22477E-06</text:p>
          </table:table-cell>
          <table:table-cell office:value-type="float" office:value="0.00000126964" calcext:value-type="float">
            <text:p>1.26964E-06</text:p>
          </table:table-cell>
          <table:table-cell office:value-type="float" office:value="0.000000695424" calcext:value-type="float">
            <text:p>6.95424E-07</text:p>
          </table:table-cell>
          <table:table-cell office:value-type="float" office:value="0.000000388249" calcext:value-type="float">
            <text:p>3.88249E-07</text:p>
          </table:table-cell>
          <table:table-cell office:value-type="float" office:value="0.000000201169" calcext:value-type="float">
            <text:p>2.01169E-07</text:p>
          </table:table-cell>
          <table:table-cell office:value-type="float" office:value="0.000000104748" calcext:value-type="float">
            <text:p>1.04748E-07</text:p>
          </table:table-cell>
          <table:table-cell office:value-type="float" office:value="0.0000000401101" calcext:value-type="float">
            <text:p>4.01101E-08</text:p>
          </table:table-cell>
          <table:table-cell office:value-type="float" office:value="-0.00000000364559" calcext:value-type="float">
            <text:p>-3.64559E-09</text:p>
          </table:table-cell>
          <table:table-cell office:value-type="float" office:value="-0.0000000490755" calcext:value-type="float">
            <text:p>-4.90755E-08</text:p>
          </table:table-cell>
          <table:table-cell office:value-type="float" office:value="-0.000000118139" calcext:value-type="float">
            <text:p>-1.18139E-07</text:p>
          </table:table-cell>
        </table:table-row>
        <table:table-row table:style-name="ro1">
          <table:table-cell office:value-type="float" office:value="-0.000000148824" calcext:value-type="float">
            <text:p>-1.48824E-07</text:p>
          </table:table-cell>
          <table:table-cell office:value-type="float" office:value="-0.0000000624179" calcext:value-type="float">
            <text:p>-6.24179E-08</text:p>
          </table:table-cell>
          <table:table-cell office:value-type="float" office:value="-0.00000000462938" calcext:value-type="float">
            <text:p>-4.62938E-09</text:p>
          </table:table-cell>
          <table:table-cell office:value-type="float" office:value="0.000000051129" calcext:value-type="float">
            <text:p>5.1129E-08</text:p>
          </table:table-cell>
          <table:table-cell office:value-type="float" office:value="0.000000132111" calcext:value-type="float">
            <text:p>1.32111E-07</text:p>
          </table:table-cell>
          <table:table-cell office:value-type="float" office:value="0.000000252462" calcext:value-type="float">
            <text:p>2.52462E-07</text:p>
          </table:table-cell>
          <table:table-cell office:value-type="float" office:value="0.000000481418" calcext:value-type="float">
            <text:p>4.81418E-07</text:p>
          </table:table-cell>
          <table:table-cell office:value-type="float" office:value="0.00000085529" calcext:value-type="float">
            <text:p>8.5529E-07</text:p>
          </table:table-cell>
          <table:table-cell office:value-type="float" office:value="0.0000015444" calcext:value-type="float">
            <text:p>1.5444E-06</text:p>
          </table:table-cell>
          <table:table-cell office:value-type="float" office:value="0.00000268221" calcext:value-type="float">
            <text:p>2.68221E-06</text:p>
          </table:table-cell>
          <table:table-cell office:value-type="float" office:value="0.00000467602" calcext:value-type="float">
            <text:p>4.67602E-06</text:p>
          </table:table-cell>
          <table:table-cell office:value-type="float" office:value="0.00000793772" calcext:value-type="float">
            <text:p>7.93772E-06</text:p>
          </table:table-cell>
          <table:table-cell office:value-type="float" office:value="0.0000134176" calcext:value-type="float">
            <text:p>1.34176E-05</text:p>
          </table:table-cell>
          <table:table-cell office:value-type="float" office:value="0.0000222192" calcext:value-type="float">
            <text:p>2.22192E-05</text:p>
          </table:table-cell>
          <table:table-cell office:value-type="float" office:value="0.000036483" calcext:value-type="float">
            <text:p>3.6483E-05</text:p>
          </table:table-cell>
          <table:table-cell office:value-type="float" office:value="0.0000588698" calcext:value-type="float">
            <text:p>5.88698E-05</text:p>
          </table:table-cell>
          <table:table-cell office:value-type="float" office:value="0.0000939798" calcext:value-type="float">
            <text:p>9.39798E-05</text:p>
          </table:table-cell>
          <table:table-cell office:value-type="float" office:value="0.000147687" calcext:value-type="float">
            <text:p>0.000147687</text:p>
          </table:table-cell>
          <table:table-cell office:value-type="float" office:value="0.000229336" calcext:value-type="float">
            <text:p>0.000229336</text:p>
          </table:table-cell>
          <table:table-cell office:value-type="float" office:value="0.000350884" calcext:value-type="float">
            <text:p>0.000350884</text:p>
          </table:table-cell>
          <table:table-cell office:value-type="float" office:value="0.000530145" calcext:value-type="float">
            <text:p>0.000530145</text:p>
          </table:table-cell>
          <table:table-cell office:value-type="float" office:value="0.000789608" calcext:value-type="float">
            <text:p>0.000789608</text:p>
          </table:table-cell>
          <table:table-cell office:value-type="float" office:value="0.00116094" calcext:value-type="float">
            <text:p>0.00116094</text:p>
          </table:table-cell>
          <table:table-cell office:value-type="float" office:value="0.00168315" calcext:value-type="float">
            <text:p>0.00168315</text:p>
          </table:table-cell>
          <table:table-cell office:value-type="float" office:value="0.00240838" calcext:value-type="float">
            <text:p>0.00240838</text:p>
          </table:table-cell>
          <table:table-cell office:value-type="float" office:value="0.00339876" calcext:value-type="float">
            <text:p>0.00339876</text:p>
          </table:table-cell>
          <table:table-cell office:value-type="float" office:value="0.00473316" calcext:value-type="float">
            <text:p>0.00473316</text:p>
          </table:table-cell>
          <table:table-cell office:value-type="float" office:value="0.00650161" calcext:value-type="float">
            <text:p>0.00650161</text:p>
          </table:table-cell>
          <table:table-cell office:value-type="float" office:value="0.00881239" calcext:value-type="float">
            <text:p>0.00881239</text:p>
          </table:table-cell>
          <table:table-cell office:value-type="float" office:value="0.0117824" calcext:value-type="float">
            <text:p>0.0117824</text:p>
          </table:table-cell>
          <table:table-cell office:value-type="float" office:value="0.0155439" calcext:value-type="float">
            <text:p>0.0155439</text:p>
          </table:table-cell>
          <table:table-cell office:value-type="float" office:value="0.0202288" calcext:value-type="float">
            <text:p>0.0202288</text:p>
          </table:table-cell>
          <table:table-cell office:value-type="float" office:value="0.0259748" calcext:value-type="float">
            <text:p>0.0259748</text:p>
          </table:table-cell>
          <table:table-cell office:value-type="float" office:value="0.0329028" calcext:value-type="float">
            <text:p>0.0329028</text:p>
          </table:table-cell>
          <table:table-cell office:value-type="float" office:value="0.041122" calcext:value-type="float">
            <text:p>0.041122</text:p>
          </table:table-cell>
          <table:table-cell office:value-type="float" office:value="0.0507018" calcext:value-type="float">
            <text:p>0.0507018</text:p>
          </table:table-cell>
          <table:table-cell office:value-type="float" office:value="0.0616774" calcext:value-type="float">
            <text:p>0.0616774</text:p>
          </table:table-cell>
          <table:table-cell office:value-type="float" office:value="0.0740188" calcext:value-type="float">
            <text:p>0.0740188</text:p>
          </table:table-cell>
          <table:table-cell office:value-type="float" office:value="0.0876411" calcext:value-type="float">
            <text:p>0.0876411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0.117983" calcext:value-type="float">
            <text:p>0.117983</text:p>
          </table:table-cell>
          <table:table-cell office:value-type="float" office:value="0.134142" calcext:value-type="float">
            <text:p>0.134142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166521" calcext:value-type="float">
            <text:p>0.166521</text:p>
          </table:table-cell>
          <table:table-cell office:value-type="float" office:value="0.181812" calcext:value-type="float">
            <text:p>0.181812</text:p>
          </table:table-cell>
          <table:table-cell office:value-type="float" office:value="0.195838" calcext:value-type="float">
            <text:p>0.195838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218198" calcext:value-type="float">
            <text:p>0.218198</text:p>
          </table:table-cell>
          <table:table-cell office:value-type="float" office:value="0.225698" calcext:value-type="float">
            <text:p>0.225698</text:p>
          </table:table-cell>
          <table:table-cell office:value-type="float" office:value="0.230318" calcext:value-type="float">
            <text:p>0.230318</text:p>
          </table:table-cell>
          <table:table-cell office:value-type="float" office:value="0.231881" calcext:value-type="float">
            <text:p>0.231881</text:p>
          </table:table-cell>
          <table:table-cell office:value-type="float" office:value="0.230318" calcext:value-type="float">
            <text:p>0.230318</text:p>
          </table:table-cell>
          <table:table-cell office:value-type="float" office:value="0.225698" calcext:value-type="float">
            <text:p>0.225698</text:p>
          </table:table-cell>
          <table:table-cell office:value-type="float" office:value="0.218198" calcext:value-type="float">
            <text:p>0.218198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195838" calcext:value-type="float">
            <text:p>0.195838</text:p>
          </table:table-cell>
          <table:table-cell office:value-type="float" office:value="0.181812" calcext:value-type="float">
            <text:p>0.181812</text:p>
          </table:table-cell>
          <table:table-cell office:value-type="float" office:value="0.166521" calcext:value-type="float">
            <text:p>0.166521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134142" calcext:value-type="float">
            <text:p>0.134142</text:p>
          </table:table-cell>
          <table:table-cell office:value-type="float" office:value="0.117983" calcext:value-type="float">
            <text:p>0.117983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0.0876411" calcext:value-type="float">
            <text:p>0.0876411</text:p>
          </table:table-cell>
          <table:table-cell office:value-type="float" office:value="0.0740188" calcext:value-type="float">
            <text:p>0.0740188</text:p>
          </table:table-cell>
          <table:table-cell office:value-type="float" office:value="0.0616774" calcext:value-type="float">
            <text:p>0.0616774</text:p>
          </table:table-cell>
          <table:table-cell office:value-type="float" office:value="0.0507018" calcext:value-type="float">
            <text:p>0.0507018</text:p>
          </table:table-cell>
          <table:table-cell office:value-type="float" office:value="0.041122" calcext:value-type="float">
            <text:p>0.041122</text:p>
          </table:table-cell>
          <table:table-cell office:value-type="float" office:value="0.0329028" calcext:value-type="float">
            <text:p>0.0329028</text:p>
          </table:table-cell>
          <table:table-cell office:value-type="float" office:value="0.0259748" calcext:value-type="float">
            <text:p>0.0259748</text:p>
          </table:table-cell>
          <table:table-cell office:value-type="float" office:value="0.0202288" calcext:value-type="float">
            <text:p>0.0202288</text:p>
          </table:table-cell>
          <table:table-cell office:value-type="float" office:value="0.0155439" calcext:value-type="float">
            <text:p>0.0155439</text:p>
          </table:table-cell>
          <table:table-cell office:value-type="float" office:value="0.0117824" calcext:value-type="float">
            <text:p>0.0117824</text:p>
          </table:table-cell>
          <table:table-cell office:value-type="float" office:value="0.00881239" calcext:value-type="float">
            <text:p>0.00881239</text:p>
          </table:table-cell>
          <table:table-cell office:value-type="float" office:value="0.00650161" calcext:value-type="float">
            <text:p>0.00650161</text:p>
          </table:table-cell>
          <table:table-cell office:value-type="float" office:value="0.00473316" calcext:value-type="float">
            <text:p>0.00473316</text:p>
          </table:table-cell>
          <table:table-cell office:value-type="float" office:value="0.00339876" calcext:value-type="float">
            <text:p>0.00339876</text:p>
          </table:table-cell>
          <table:table-cell office:value-type="float" office:value="0.00240838" calcext:value-type="float">
            <text:p>0.00240838</text:p>
          </table:table-cell>
          <table:table-cell office:value-type="float" office:value="0.00168315" calcext:value-type="float">
            <text:p>0.00168315</text:p>
          </table:table-cell>
          <table:table-cell office:value-type="float" office:value="0.00116094" calcext:value-type="float">
            <text:p>0.00116094</text:p>
          </table:table-cell>
          <table:table-cell office:value-type="float" office:value="0.000789608" calcext:value-type="float">
            <text:p>0.000789608</text:p>
          </table:table-cell>
          <table:table-cell office:value-type="float" office:value="0.000530145" calcext:value-type="float">
            <text:p>0.000530145</text:p>
          </table:table-cell>
          <table:table-cell office:value-type="float" office:value="0.000350884" calcext:value-type="float">
            <text:p>0.000350884</text:p>
          </table:table-cell>
          <table:table-cell office:value-type="float" office:value="0.000229336" calcext:value-type="float">
            <text:p>0.000229336</text:p>
          </table:table-cell>
          <table:table-cell office:value-type="float" office:value="0.000147687" calcext:value-type="float">
            <text:p>0.000147687</text:p>
          </table:table-cell>
          <table:table-cell office:value-type="float" office:value="0.0000939798" calcext:value-type="float">
            <text:p>9.39798E-05</text:p>
          </table:table-cell>
          <table:table-cell office:value-type="float" office:value="0.0000588698" calcext:value-type="float">
            <text:p>5.88698E-05</text:p>
          </table:table-cell>
          <table:table-cell office:value-type="float" office:value="0.000036483" calcext:value-type="float">
            <text:p>3.6483E-05</text:p>
          </table:table-cell>
          <table:table-cell office:value-type="float" office:value="0.0000222192" calcext:value-type="float">
            <text:p>2.22192E-05</text:p>
          </table:table-cell>
          <table:table-cell office:value-type="float" office:value="0.0000134176" calcext:value-type="float">
            <text:p>1.34176E-05</text:p>
          </table:table-cell>
          <table:table-cell office:value-type="float" office:value="0.00000793772" calcext:value-type="float">
            <text:p>7.93772E-06</text:p>
          </table:table-cell>
          <table:table-cell office:value-type="float" office:value="0.00000467602" calcext:value-type="float">
            <text:p>4.67602E-06</text:p>
          </table:table-cell>
          <table:table-cell office:value-type="float" office:value="0.00000268221" calcext:value-type="float">
            <text:p>2.68221E-06</text:p>
          </table:table-cell>
          <table:table-cell office:value-type="float" office:value="0.0000015444" calcext:value-type="float">
            <text:p>1.5444E-06</text:p>
          </table:table-cell>
          <table:table-cell office:value-type="float" office:value="0.00000085529" calcext:value-type="float">
            <text:p>8.5529E-07</text:p>
          </table:table-cell>
          <table:table-cell office:value-type="float" office:value="0.000000481418" calcext:value-type="float">
            <text:p>4.81418E-07</text:p>
          </table:table-cell>
          <table:table-cell office:value-type="float" office:value="0.000000252462" calcext:value-type="float">
            <text:p>2.52462E-07</text:p>
          </table:table-cell>
          <table:table-cell office:value-type="float" office:value="0.000000132111" calcext:value-type="float">
            <text:p>1.32111E-07</text:p>
          </table:table-cell>
          <table:table-cell office:value-type="float" office:value="0.000000051129" calcext:value-type="float">
            <text:p>5.1129E-08</text:p>
          </table:table-cell>
          <table:table-cell office:value-type="float" office:value="-0.00000000462938" calcext:value-type="float">
            <text:p>-4.62938E-09</text:p>
          </table:table-cell>
          <table:table-cell office:value-type="float" office:value="-0.0000000624179" calcext:value-type="float">
            <text:p>-6.24179E-08</text:p>
          </table:table-cell>
          <table:table-cell office:value-type="float" office:value="-0.000000148824" calcext:value-type="float">
            <text:p>-1.48824E-07</text:p>
          </table:table-cell>
        </table:table-row>
        <table:table-row table:style-name="ro1">
          <table:table-cell office:value-type="float" office:value="-0.000000186005" calcext:value-type="float">
            <text:p>-1.86005E-07</text:p>
          </table:table-cell>
          <table:table-cell office:value-type="float" office:value="-0.000000078706" calcext:value-type="float">
            <text:p>-7.8706E-08</text:p>
          </table:table-cell>
          <table:table-cell office:value-type="float" office:value="-0.00000000582893" calcext:value-type="float">
            <text:p>-5.82893E-09</text:p>
          </table:table-cell>
          <table:table-cell office:value-type="float" office:value="0.0000000646035" calcext:value-type="float">
            <text:p>6.46035E-08</text:p>
          </table:table-cell>
          <table:table-cell office:value-type="float" office:value="0.000000165308" calcext:value-type="float">
            <text:p>1.65308E-07</text:p>
          </table:table-cell>
          <table:table-cell office:value-type="float" office:value="0.000000314315" calcext:value-type="float">
            <text:p>3.14315E-07</text:p>
          </table:table-cell>
          <table:table-cell office:value-type="float" office:value="0.000000592601" calcext:value-type="float">
            <text:p>5.92601E-07</text:p>
          </table:table-cell>
          <table:table-cell office:value-type="float" office:value="0.00000104443" calcext:value-type="float">
            <text:p>1.04443E-06</text:p>
          </table:table-cell>
          <table:table-cell office:value-type="float" office:value="0.00000186615" calcext:value-type="float">
            <text:p>1.86615E-06</text:p>
          </table:table-cell>
          <table:table-cell office:value-type="float" office:value="0.00000321308" calcext:value-type="float">
            <text:p>3.21308E-06</text:p>
          </table:table-cell>
          <table:table-cell office:value-type="float" office:value="0.00000554793" calcext:value-type="float">
            <text:p>5.54793E-06</text:p>
          </table:table-cell>
          <table:table-cell office:value-type="float" office:value="0.00000933715" calcext:value-type="float">
            <text:p>9.33715E-06</text:p>
          </table:table-cell>
          <table:table-cell office:value-type="float" office:value="0.0000156434" calcext:value-type="float">
            <text:p>1.56434E-05</text:p>
          </table:table-cell>
          <table:table-cell office:value-type="float" office:value="0.0000256907" calcext:value-type="float">
            <text:p>2.56907E-05</text:p>
          </table:table-cell>
          <table:table-cell office:value-type="float" office:value="0.0000418338" calcext:value-type="float">
            <text:p>4.18338E-05</text:p>
          </table:table-cell>
          <table:table-cell office:value-type="float" office:value="0.0000669714" calcext:value-type="float">
            <text:p>6.69714E-05</text:p>
          </table:table-cell>
          <table:table-cell office:value-type="float" office:value="0.000106083" calcext:value-type="float">
            <text:p>0.000106083</text:p>
          </table:table-cell>
          <table:table-cell office:value-type="float" office:value="0.000165461" calcext:value-type="float">
            <text:p>0.000165461</text:p>
          </table:table-cell>
          <table:table-cell office:value-type="float" office:value="0.000255063" calcext:value-type="float">
            <text:p>0.000255063</text:p>
          </table:table-cell>
          <table:table-cell office:value-type="float" office:value="0.000387503" calcext:value-type="float">
            <text:p>0.000387503</text:p>
          </table:table-cell>
          <table:table-cell office:value-type="float" office:value="0.000581476" calcext:value-type="float">
            <text:p>0.000581476</text:p>
          </table:table-cell>
          <table:table-cell office:value-type="float" office:value="0.000860356" calcext:value-type="float">
            <text:p>0.000860356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0.00181108" calcext:value-type="float">
            <text:p>0.00181108</text:p>
          </table:table-cell>
          <table:table-cell office:value-type="float" office:value="0.00257609" calcext:value-type="float">
            <text:p>0.00257609</text:p>
          </table:table-cell>
          <table:table-cell office:value-type="float" office:value="0.00361473" calcext:value-type="float">
            <text:p>0.00361473</text:p>
          </table:table-cell>
          <table:table-cell office:value-type="float" office:value="0.00500638" calcext:value-type="float">
            <text:p>0.00500638</text:p>
          </table:table-cell>
          <table:table-cell office:value-type="float" office:value="0.00684082" calcext:value-type="float">
            <text:p>0.00684082</text:p>
          </table:table-cell>
          <table:table-cell office:value-type="float" office:value="0.00922558" calcext:value-type="float">
            <text:p>0.00922558</text:p>
          </table:table-cell>
          <table:table-cell office:value-type="float" office:value="0.0122757" calcext:value-type="float">
            <text:p>0.0122757</text:p>
          </table:table-cell>
          <table:table-cell office:value-type="float" office:value="0.0161204" calcext:value-type="float">
            <text:p>0.0161204</text:p>
          </table:table-cell>
          <table:table-cell office:value-type="float" office:value="0.0208878" calcext:value-type="float">
            <text:p>0.0208878</text:p>
          </table:table-cell>
          <table:table-cell office:value-type="float" office:value="0.0267101" calcext:value-type="float">
            <text:p>0.0267101</text:p>
          </table:table-cell>
          <table:table-cell office:value-type="float" office:value="0.0337019" calcext:value-type="float">
            <text:p>0.0337019</text:p>
          </table:table-cell>
          <table:table-cell office:value-type="float" office:value="0.0419654" calcext:value-type="float">
            <text:p>0.0419654</text:p>
          </table:table-cell>
          <table:table-cell office:value-type="float" office:value="0.0515624" calcext:value-type="float">
            <text:p>0.0515624</text:p>
          </table:table-cell>
          <table:table-cell office:value-type="float" office:value="0.0625211" calcext:value-type="float">
            <text:p>0.0625211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0.0883245" calcext:value-type="float">
            <text:p>0.0883245</text:p>
          </table:table-cell>
          <table:table-cell office:value-type="float" office:value="0.102907" calcext:value-type="float">
            <text:p>0.102907</text:p>
          </table:table-cell>
          <table:table-cell office:value-type="float" office:value="0.118319" calcext:value-type="float">
            <text:p>0.118319</text:p>
          </table:table-cell>
          <table:table-cell office:value-type="float" office:value="0.134238" calcext:value-type="float">
            <text:p>0.134238</text:p>
          </table:table-cell>
          <table:table-cell office:value-type="float" office:value="0.150294" calcext:value-type="float">
            <text:p>0.150294</text:p>
          </table:table-cell>
          <table:table-cell office:value-type="float" office:value="0.166044" calcext:value-type="float">
            <text:p>0.166044</text:p>
          </table:table-cell>
          <table:table-cell office:value-type="float" office:value="0.181028" calcext:value-type="float">
            <text:p>0.181028</text:p>
          </table:table-cell>
          <table:table-cell office:value-type="float" office:value="0.194753" calcext:value-type="float">
            <text:p>0.194753</text:p>
          </table:table-cell>
          <table:table-cell office:value-type="float" office:value="0.206758" calcext:value-type="float">
            <text:p>0.206758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223921" calcext:value-type="float">
            <text:p>0.223921</text:p>
          </table:table-cell>
          <table:table-cell office:value-type="float" office:value="0.228427" calcext:value-type="float">
            <text:p>0.228427</text:p>
          </table:table-cell>
          <table:table-cell office:value-type="float" office:value="0.229952" calcext:value-type="float">
            <text:p>0.229952</text:p>
          </table:table-cell>
          <table:table-cell office:value-type="float" office:value="0.228427" calcext:value-type="float">
            <text:p>0.228427</text:p>
          </table:table-cell>
          <table:table-cell office:value-type="float" office:value="0.223921" calcext:value-type="float">
            <text:p>0.223921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206758" calcext:value-type="float">
            <text:p>0.206758</text:p>
          </table:table-cell>
          <table:table-cell office:value-type="float" office:value="0.194753" calcext:value-type="float">
            <text:p>0.194753</text:p>
          </table:table-cell>
          <table:table-cell office:value-type="float" office:value="0.181028" calcext:value-type="float">
            <text:p>0.181028</text:p>
          </table:table-cell>
          <table:table-cell office:value-type="float" office:value="0.166044" calcext:value-type="float">
            <text:p>0.166044</text:p>
          </table:table-cell>
          <table:table-cell office:value-type="float" office:value="0.150294" calcext:value-type="float">
            <text:p>0.150294</text:p>
          </table:table-cell>
          <table:table-cell office:value-type="float" office:value="0.134238" calcext:value-type="float">
            <text:p>0.134238</text:p>
          </table:table-cell>
          <table:table-cell office:value-type="float" office:value="0.118319" calcext:value-type="float">
            <text:p>0.118319</text:p>
          </table:table-cell>
          <table:table-cell office:value-type="float" office:value="0.102907" calcext:value-type="float">
            <text:p>0.102907</text:p>
          </table:table-cell>
          <table:table-cell office:value-type="float" office:value="0.0883245" calcext:value-type="float">
            <text:p>0.0883245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0.0625211" calcext:value-type="float">
            <text:p>0.0625211</text:p>
          </table:table-cell>
          <table:table-cell office:value-type="float" office:value="0.0515624" calcext:value-type="float">
            <text:p>0.0515624</text:p>
          </table:table-cell>
          <table:table-cell office:value-type="float" office:value="0.0419654" calcext:value-type="float">
            <text:p>0.0419654</text:p>
          </table:table-cell>
          <table:table-cell office:value-type="float" office:value="0.0337019" calcext:value-type="float">
            <text:p>0.0337019</text:p>
          </table:table-cell>
          <table:table-cell office:value-type="float" office:value="0.0267101" calcext:value-type="float">
            <text:p>0.0267101</text:p>
          </table:table-cell>
          <table:table-cell office:value-type="float" office:value="0.0208878" calcext:value-type="float">
            <text:p>0.0208878</text:p>
          </table:table-cell>
          <table:table-cell office:value-type="float" office:value="0.0161204" calcext:value-type="float">
            <text:p>0.0161204</text:p>
          </table:table-cell>
          <table:table-cell office:value-type="float" office:value="0.0122757" calcext:value-type="float">
            <text:p>0.0122757</text:p>
          </table:table-cell>
          <table:table-cell office:value-type="float" office:value="0.00922558" calcext:value-type="float">
            <text:p>0.00922558</text:p>
          </table:table-cell>
          <table:table-cell office:value-type="float" office:value="0.00684082" calcext:value-type="float">
            <text:p>0.00684082</text:p>
          </table:table-cell>
          <table:table-cell office:value-type="float" office:value="0.00500638" calcext:value-type="float">
            <text:p>0.00500638</text:p>
          </table:table-cell>
          <table:table-cell office:value-type="float" office:value="0.00361473" calcext:value-type="float">
            <text:p>0.00361473</text:p>
          </table:table-cell>
          <table:table-cell office:value-type="float" office:value="0.00257609" calcext:value-type="float">
            <text:p>0.00257609</text:p>
          </table:table-cell>
          <table:table-cell office:value-type="float" office:value="0.00181108" calcext:value-type="float">
            <text:p>0.00181108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0.000860356" calcext:value-type="float">
            <text:p>0.000860356</text:p>
          </table:table-cell>
          <table:table-cell office:value-type="float" office:value="0.000581476" calcext:value-type="float">
            <text:p>0.000581476</text:p>
          </table:table-cell>
          <table:table-cell office:value-type="float" office:value="0.000387503" calcext:value-type="float">
            <text:p>0.000387503</text:p>
          </table:table-cell>
          <table:table-cell office:value-type="float" office:value="0.000255063" calcext:value-type="float">
            <text:p>0.000255063</text:p>
          </table:table-cell>
          <table:table-cell office:value-type="float" office:value="0.000165461" calcext:value-type="float">
            <text:p>0.000165461</text:p>
          </table:table-cell>
          <table:table-cell office:value-type="float" office:value="0.000106083" calcext:value-type="float">
            <text:p>0.000106083</text:p>
          </table:table-cell>
          <table:table-cell office:value-type="float" office:value="0.0000669714" calcext:value-type="float">
            <text:p>6.69714E-05</text:p>
          </table:table-cell>
          <table:table-cell office:value-type="float" office:value="0.0000418338" calcext:value-type="float">
            <text:p>4.18338E-05</text:p>
          </table:table-cell>
          <table:table-cell office:value-type="float" office:value="0.0000256907" calcext:value-type="float">
            <text:p>2.56907E-05</text:p>
          </table:table-cell>
          <table:table-cell office:value-type="float" office:value="0.0000156434" calcext:value-type="float">
            <text:p>1.56434E-05</text:p>
          </table:table-cell>
          <table:table-cell office:value-type="float" office:value="0.00000933715" calcext:value-type="float">
            <text:p>9.33715E-06</text:p>
          </table:table-cell>
          <table:table-cell office:value-type="float" office:value="0.00000554793" calcext:value-type="float">
            <text:p>5.54793E-06</text:p>
          </table:table-cell>
          <table:table-cell office:value-type="float" office:value="0.00000321308" calcext:value-type="float">
            <text:p>3.21308E-06</text:p>
          </table:table-cell>
          <table:table-cell office:value-type="float" office:value="0.00000186615" calcext:value-type="float">
            <text:p>1.86615E-06</text:p>
          </table:table-cell>
          <table:table-cell office:value-type="float" office:value="0.00000104443" calcext:value-type="float">
            <text:p>1.04443E-06</text:p>
          </table:table-cell>
          <table:table-cell office:value-type="float" office:value="0.000000592601" calcext:value-type="float">
            <text:p>5.92601E-07</text:p>
          </table:table-cell>
          <table:table-cell office:value-type="float" office:value="0.000000314315" calcext:value-type="float">
            <text:p>3.14315E-07</text:p>
          </table:table-cell>
          <table:table-cell office:value-type="float" office:value="0.000000165308" calcext:value-type="float">
            <text:p>1.65308E-07</text:p>
          </table:table-cell>
          <table:table-cell office:value-type="float" office:value="0.0000000646035" calcext:value-type="float">
            <text:p>6.46035E-08</text:p>
          </table:table-cell>
          <table:table-cell office:value-type="float" office:value="-0.00000000582893" calcext:value-type="float">
            <text:p>-5.82893E-09</text:p>
          </table:table-cell>
          <table:table-cell office:value-type="float" office:value="-0.000000078706" calcext:value-type="float">
            <text:p>-7.8706E-08</text:p>
          </table:table-cell>
          <table:table-cell office:value-type="float" office:value="-0.000000186005" calcext:value-type="float">
            <text:p>-1.86005E-07</text:p>
          </table:table-cell>
        </table:table-row>
        <table:table-row table:style-name="ro1">
          <table:table-cell office:value-type="float" office:value="-0.000000230732" calcext:value-type="float">
            <text:p>-2.30732E-07</text:p>
          </table:table-cell>
          <table:table-cell office:value-type="float" office:value="-0.0000000984379" calcext:value-type="float">
            <text:p>-9.84379E-08</text:p>
          </table:table-cell>
          <table:table-cell office:value-type="float" office:value="-0.00000000728047" calcext:value-type="float">
            <text:p>-7.28047E-09</text:p>
          </table:table-cell>
          <table:table-cell office:value-type="float" office:value="0.0000000809525" calcext:value-type="float">
            <text:p>8.09525E-08</text:p>
          </table:table-cell>
          <table:table-cell office:value-type="float" office:value="0.000000205292" calcext:value-type="float">
            <text:p>2.05292E-07</text:p>
          </table:table-cell>
          <table:table-cell office:value-type="float" office:value="0.000000388374" calcext:value-type="float">
            <text:p>3.88374E-07</text:p>
          </table:table-cell>
          <table:table-cell office:value-type="float" office:value="0.000000724411" calcext:value-type="float">
            <text:p>7.24411E-07</text:p>
          </table:table-cell>
          <table:table-cell office:value-type="float" office:value="0.00000126679" calcext:value-type="float">
            <text:p>1.26679E-06</text:p>
          </table:table-cell>
          <table:table-cell office:value-type="float" office:value="0.00000224071" calcext:value-type="float">
            <text:p>2.24071E-06</text:p>
          </table:table-cell>
          <table:table-cell office:value-type="float" office:value="0.00000382567" calcext:value-type="float">
            <text:p>3.82567E-06</text:p>
          </table:table-cell>
          <table:table-cell office:value-type="float" office:value="0.00000654481" calcext:value-type="float">
            <text:p>6.54481E-06</text:p>
          </table:table-cell>
          <table:table-cell office:value-type="float" office:value="0.0000109235" calcext:value-type="float">
            <text:p>1.09235E-05</text:p>
          </table:table-cell>
          <table:table-cell office:value-type="float" office:value="0.0000181446" calcext:value-type="float">
            <text:p>1.81446E-05</text:p>
          </table:table-cell>
          <table:table-cell office:value-type="float" office:value="0.0000295598" calcext:value-type="float">
            <text:p>2.95598E-05</text:p>
          </table:table-cell>
          <table:table-cell office:value-type="float" office:value="0.0000477488" calcext:value-type="float">
            <text:p>4.77488E-05</text:p>
          </table:table-cell>
          <table:table-cell office:value-type="float" office:value="0.0000758573" calcext:value-type="float">
            <text:p>7.58573E-05</text:p>
          </table:table-cell>
          <table:table-cell office:value-type="float" office:value="0.000119255" calcext:value-type="float">
            <text:p>0.000119255</text:p>
          </table:table-cell>
          <table:table-cell office:value-type="float" office:value="0.000184663" calcext:value-type="float">
            <text:p>0.000184663</text:p>
          </table:table-cell>
          <table:table-cell office:value-type="float" office:value="0.000282656" calcext:value-type="float">
            <text:p>0.000282656</text:p>
          </table:table-cell>
          <table:table-cell office:value-type="float" office:value="0.000426502" calcext:value-type="float">
            <text:p>0.000426502</text:p>
          </table:table-cell>
          <table:table-cell office:value-type="float" office:value="0.00063577" calcext:value-type="float">
            <text:p>0.00063577</text:p>
          </table:table-cell>
          <table:table-cell office:value-type="float" office:value="0.000934695" calcext:value-type="float">
            <text:p>0.000934695</text:p>
          </table:table-cell>
          <table:table-cell office:value-type="float" office:value="0.00135708" calcext:value-type="float">
            <text:p>0.00135708</text:p>
          </table:table-cell>
          <table:table-cell office:value-type="float" office:value="0.00194382" calcext:value-type="float">
            <text:p>0.00194382</text:p>
          </table:table-cell>
          <table:table-cell office:value-type="float" office:value="0.00274907" calcext:value-type="float">
            <text:p>0.00274907</text:p>
          </table:table-cell>
          <table:table-cell office:value-type="float" office:value="0.0038362" calcext:value-type="float">
            <text:p>0.0038362</text:p>
          </table:table-cell>
          <table:table-cell office:value-type="float" office:value="0.00528498" calcext:value-type="float">
            <text:p>0.00528498</text:p>
          </table:table-cell>
          <table:table-cell office:value-type="float" office:value="0.00718484" calcext:value-type="float">
            <text:p>0.00718484</text:p>
          </table:table-cell>
          <table:table-cell office:value-type="float" office:value="0.00964243" calcext:value-type="float">
            <text:p>0.00964243</text:p>
          </table:table-cell>
          <table:table-cell office:value-type="float" office:value="0.0127707" calcext:value-type="float">
            <text:p>0.0127707</text:p>
          </table:table-cell>
          <table:table-cell office:value-type="float" office:value="0.0166962" calcext:value-type="float">
            <text:p>0.0166962</text:p>
          </table:table-cell>
          <table:table-cell office:value-type="float" office:value="0.0215427" calcext:value-type="float">
            <text:p>0.0215427</text:p>
          </table:table-cell>
          <table:table-cell office:value-type="float" office:value="0.0274374" calcext:value-type="float">
            <text:p>0.0274374</text:p>
          </table:table-cell>
          <table:table-cell office:value-type="float" office:value="0.0344887" calcext:value-type="float">
            <text:p>0.0344887</text:p>
          </table:table-cell>
          <table:table-cell office:value-type="float" office:value="0.042792" calcext:value-type="float">
            <text:p>0.042792</text:p>
          </table:table-cell>
          <table:table-cell office:value-type="float" office:value="0.0524019" calcext:value-type="float">
            <text:p>0.0524019</text:p>
          </table:table-cell>
          <table:table-cell office:value-type="float" office:value="0.0633398" calcext:value-type="float">
            <text:p>0.0633398</text:p>
          </table:table-cell>
          <table:table-cell office:value-type="float" office:value="0.0755632" calcext:value-type="float">
            <text:p>0.0755632</text:p>
          </table:table-cell>
          <table:table-cell office:value-type="float" office:value="0.0889786" calcext:value-type="float">
            <text:p>0.0889786</text:p>
          </table:table-cell>
          <table:table-cell office:value-type="float" office:value="0.103411" calcext:value-type="float">
            <text:p>0.103411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0.134313" calcext:value-type="float">
            <text:p>0.134313</text:p>
          </table:table-cell>
          <table:table-cell office:value-type="float" office:value="0.150101" calcext:value-type="float">
            <text:p>0.150101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0.180248" calcext:value-type="float">
            <text:p>0.180248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205422" calcext:value-type="float">
            <text:p>0.205422</text:p>
          </table:table-cell>
          <table:table-cell office:value-type="float" office:value="0.215038" calcext:value-type="float">
            <text:p>0.215038</text:p>
          </table:table-cell>
          <table:table-cell office:value-type="float" office:value="0.222185" calcext:value-type="float">
            <text:p>0.222185</text:p>
          </table:table-cell>
          <table:table-cell office:value-type="float" office:value="0.226582" calcext:value-type="float">
            <text:p>0.226582</text:p>
          </table:table-cell>
          <table:table-cell office:value-type="float" office:value="0.228071" calcext:value-type="float">
            <text:p>0.228071</text:p>
          </table:table-cell>
          <table:table-cell office:value-type="float" office:value="0.226582" calcext:value-type="float">
            <text:p>0.226582</text:p>
          </table:table-cell>
          <table:table-cell office:value-type="float" office:value="0.222185" calcext:value-type="float">
            <text:p>0.222185</text:p>
          </table:table-cell>
          <table:table-cell office:value-type="float" office:value="0.215038" calcext:value-type="float">
            <text:p>0.215038</text:p>
          </table:table-cell>
          <table:table-cell office:value-type="float" office:value="0.205422" calcext:value-type="float">
            <text:p>0.205422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180248" calcext:value-type="float">
            <text:p>0.180248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0.150101" calcext:value-type="float">
            <text:p>0.150101</text:p>
          </table:table-cell>
          <table:table-cell office:value-type="float" office:value="0.134313" calcext:value-type="float">
            <text:p>0.134313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0.103411" calcext:value-type="float">
            <text:p>0.103411</text:p>
          </table:table-cell>
          <table:table-cell office:value-type="float" office:value="0.0889786" calcext:value-type="float">
            <text:p>0.0889786</text:p>
          </table:table-cell>
          <table:table-cell office:value-type="float" office:value="0.0755632" calcext:value-type="float">
            <text:p>0.0755632</text:p>
          </table:table-cell>
          <table:table-cell office:value-type="float" office:value="0.0633398" calcext:value-type="float">
            <text:p>0.0633398</text:p>
          </table:table-cell>
          <table:table-cell office:value-type="float" office:value="0.0524019" calcext:value-type="float">
            <text:p>0.0524019</text:p>
          </table:table-cell>
          <table:table-cell office:value-type="float" office:value="0.042792" calcext:value-type="float">
            <text:p>0.042792</text:p>
          </table:table-cell>
          <table:table-cell office:value-type="float" office:value="0.0344887" calcext:value-type="float">
            <text:p>0.0344887</text:p>
          </table:table-cell>
          <table:table-cell office:value-type="float" office:value="0.0274374" calcext:value-type="float">
            <text:p>0.0274374</text:p>
          </table:table-cell>
          <table:table-cell office:value-type="float" office:value="0.0215427" calcext:value-type="float">
            <text:p>0.0215427</text:p>
          </table:table-cell>
          <table:table-cell office:value-type="float" office:value="0.0166962" calcext:value-type="float">
            <text:p>0.0166962</text:p>
          </table:table-cell>
          <table:table-cell office:value-type="float" office:value="0.0127707" calcext:value-type="float">
            <text:p>0.0127707</text:p>
          </table:table-cell>
          <table:table-cell office:value-type="float" office:value="0.00964243" calcext:value-type="float">
            <text:p>0.00964243</text:p>
          </table:table-cell>
          <table:table-cell office:value-type="float" office:value="0.00718484" calcext:value-type="float">
            <text:p>0.00718484</text:p>
          </table:table-cell>
          <table:table-cell office:value-type="float" office:value="0.00528498" calcext:value-type="float">
            <text:p>0.00528498</text:p>
          </table:table-cell>
          <table:table-cell office:value-type="float" office:value="0.0038362" calcext:value-type="float">
            <text:p>0.0038362</text:p>
          </table:table-cell>
          <table:table-cell office:value-type="float" office:value="0.00274907" calcext:value-type="float">
            <text:p>0.00274907</text:p>
          </table:table-cell>
          <table:table-cell office:value-type="float" office:value="0.00194382" calcext:value-type="float">
            <text:p>0.00194382</text:p>
          </table:table-cell>
          <table:table-cell office:value-type="float" office:value="0.00135708" calcext:value-type="float">
            <text:p>0.00135708</text:p>
          </table:table-cell>
          <table:table-cell office:value-type="float" office:value="0.000934695" calcext:value-type="float">
            <text:p>0.000934695</text:p>
          </table:table-cell>
          <table:table-cell office:value-type="float" office:value="0.00063577" calcext:value-type="float">
            <text:p>0.00063577</text:p>
          </table:table-cell>
          <table:table-cell office:value-type="float" office:value="0.000426502" calcext:value-type="float">
            <text:p>0.000426502</text:p>
          </table:table-cell>
          <table:table-cell office:value-type="float" office:value="0.000282656" calcext:value-type="float">
            <text:p>0.000282656</text:p>
          </table:table-cell>
          <table:table-cell office:value-type="float" office:value="0.000184663" calcext:value-type="float">
            <text:p>0.000184663</text:p>
          </table:table-cell>
          <table:table-cell office:value-type="float" office:value="0.000119255" calcext:value-type="float">
            <text:p>0.000119255</text:p>
          </table:table-cell>
          <table:table-cell office:value-type="float" office:value="0.0000758573" calcext:value-type="float">
            <text:p>7.58573E-05</text:p>
          </table:table-cell>
          <table:table-cell office:value-type="float" office:value="0.0000477488" calcext:value-type="float">
            <text:p>4.77488E-05</text:p>
          </table:table-cell>
          <table:table-cell office:value-type="float" office:value="0.0000295598" calcext:value-type="float">
            <text:p>2.95598E-05</text:p>
          </table:table-cell>
          <table:table-cell office:value-type="float" office:value="0.0000181446" calcext:value-type="float">
            <text:p>1.81446E-05</text:p>
          </table:table-cell>
          <table:table-cell office:value-type="float" office:value="0.0000109235" calcext:value-type="float">
            <text:p>1.09235E-05</text:p>
          </table:table-cell>
          <table:table-cell office:value-type="float" office:value="0.00000654481" calcext:value-type="float">
            <text:p>6.54481E-06</text:p>
          </table:table-cell>
          <table:table-cell office:value-type="float" office:value="0.00000382567" calcext:value-type="float">
            <text:p>3.82567E-06</text:p>
          </table:table-cell>
          <table:table-cell office:value-type="float" office:value="0.00000224071" calcext:value-type="float">
            <text:p>2.24071E-06</text:p>
          </table:table-cell>
          <table:table-cell office:value-type="float" office:value="0.00000126679" calcext:value-type="float">
            <text:p>1.26679E-06</text:p>
          </table:table-cell>
          <table:table-cell office:value-type="float" office:value="0.000000724411" calcext:value-type="float">
            <text:p>7.24411E-07</text:p>
          </table:table-cell>
          <table:table-cell office:value-type="float" office:value="0.000000388374" calcext:value-type="float">
            <text:p>3.88374E-07</text:p>
          </table:table-cell>
          <table:table-cell office:value-type="float" office:value="0.000000205292" calcext:value-type="float">
            <text:p>2.05292E-07</text:p>
          </table:table-cell>
          <table:table-cell office:value-type="float" office:value="0.0000000809525" calcext:value-type="float">
            <text:p>8.09525E-08</text:p>
          </table:table-cell>
          <table:table-cell office:value-type="float" office:value="-0.00000000728047" calcext:value-type="float">
            <text:p>-7.28047E-09</text:p>
          </table:table-cell>
          <table:table-cell office:value-type="float" office:value="-0.0000000984379" calcext:value-type="float">
            <text:p>-9.84379E-08</text:p>
          </table:table-cell>
          <table:table-cell office:value-type="float" office:value="-0.000000230732" calcext:value-type="float">
            <text:p>-2.30732E-07</text:p>
          </table:table-cell>
        </table:table-row>
        <table:table-row table:style-name="ro1">
          <table:table-cell office:value-type="float" office:value="-0.000000284172" calcext:value-type="float">
            <text:p>-2.84172E-07</text:p>
          </table:table-cell>
          <table:table-cell office:value-type="float" office:value="-0.000000122168" calcext:value-type="float">
            <text:p>-1.22168E-07</text:p>
          </table:table-cell>
          <table:table-cell office:value-type="float" office:value="-0.00000000902433" calcext:value-type="float">
            <text:p>-9.02433E-09</text:p>
          </table:table-cell>
          <table:table-cell office:value-type="float" office:value="0.000000100643" calcext:value-type="float">
            <text:p>1.00643E-07</text:p>
          </table:table-cell>
          <table:table-cell office:value-type="float" office:value="0.000000253121" calcext:value-type="float">
            <text:p>2.53121E-07</text:p>
          </table:table-cell>
          <table:table-cell office:value-type="float" office:value="0.000000476453" calcext:value-type="float">
            <text:p>4.76453E-07</text:p>
          </table:table-cell>
          <table:table-cell office:value-type="float" office:value="0.000000879702" calcext:value-type="float">
            <text:p>8.79702E-07</text:p>
          </table:table-cell>
          <table:table-cell office:value-type="float" office:value="0.00000152665" calcext:value-type="float">
            <text:p>1.52665E-06</text:p>
          </table:table-cell>
          <table:table-cell office:value-type="float" office:value="0.0000026743" calcext:value-type="float">
            <text:p>2.6743E-06</text:p>
          </table:table-cell>
          <table:table-cell office:value-type="float" office:value="0.00000452881" calcext:value-type="float">
            <text:p>4.52881E-06</text:p>
          </table:table-cell>
          <table:table-cell office:value-type="float" office:value="0.00000767885" calcext:value-type="float">
            <text:p>7.67885E-06</text:p>
          </table:table-cell>
          <table:table-cell office:value-type="float" office:value="0.0000127131" calcext:value-type="float">
            <text:p>1.27131E-05</text:p>
          </table:table-cell>
          <table:table-cell office:value-type="float" office:value="0.0000209428" calcext:value-type="float">
            <text:p>2.09428E-05</text:p>
          </table:table-cell>
          <table:table-cell office:value-type="float" office:value="0.0000338538" calcext:value-type="float">
            <text:p>3.38538E-05</text:p>
          </table:table-cell>
          <table:table-cell office:value-type="float" office:value="0.0000542619" calcext:value-type="float">
            <text:p>5.42619E-05</text:p>
          </table:table-cell>
          <table:table-cell office:value-type="float" office:value="0.0000855673" calcext:value-type="float">
            <text:p>8.55673E-05</text:p>
          </table:table-cell>
          <table:table-cell office:value-type="float" office:value="0.000133542" calcext:value-type="float">
            <text:p>0.000133542</text:p>
          </table:table-cell>
          <table:table-cell office:value-type="float" office:value="0.00020534" calcext:value-type="float">
            <text:p>0.00020534</text:p>
          </table:table-cell>
          <table:table-cell office:value-type="float" office:value="0.000312161" calcext:value-type="float">
            <text:p>0.000312161</text:p>
          </table:table-cell>
          <table:table-cell office:value-type="float" office:value="0.000467921" calcext:value-type="float">
            <text:p>0.000467921</text:p>
          </table:table-cell>
          <table:table-cell office:value-type="float" office:value="0.000693054" calcext:value-type="float">
            <text:p>0.000693054</text:p>
          </table:table-cell>
          <table:table-cell office:value-type="float" office:value="0.00101263" calcext:value-type="float">
            <text:p>0.00101263</text:p>
          </table:table-cell>
          <table:table-cell office:value-type="float" office:value="0.00146146" calcext:value-type="float">
            <text:p>0.00146146</text:p>
          </table:table-cell>
          <table:table-cell office:value-type="float" office:value="0.00208129" calcext:value-type="float">
            <text:p>0.00208129</text:p>
          </table:table-cell>
          <table:table-cell office:value-type="float" office:value="0.00292717" calcext:value-type="float">
            <text:p>0.00292717</text:p>
          </table:table-cell>
          <table:table-cell office:value-type="float" office:value="0.00406294" calcext:value-type="float">
            <text:p>0.00406294</text:p>
          </table:table-cell>
          <table:table-cell office:value-type="float" office:value="0.00556868" calcext:value-type="float">
            <text:p>0.00556868</text:p>
          </table:table-cell>
          <table:table-cell office:value-type="float" office:value="0.00753332" calcext:value-type="float">
            <text:p>0.00753332</text:p>
          </table:table-cell>
          <table:table-cell office:value-type="float" office:value="0.0100625" calcext:value-type="float">
            <text:p>0.0100625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0.0172709" calcext:value-type="float">
            <text:p>0.0172709</text:p>
          </table:table-cell>
          <table:table-cell office:value-type="float" office:value="0.0221933" calcext:value-type="float">
            <text:p>0.0221933</text:p>
          </table:table-cell>
          <table:table-cell office:value-type="float" office:value="0.0281567" calcext:value-type="float">
            <text:p>0.0281567</text:p>
          </table:table-cell>
          <table:table-cell office:value-type="float" office:value="0.0352632" calcext:value-type="float">
            <text:p>0.0352632</text:p>
          </table:table-cell>
          <table:table-cell office:value-type="float" office:value="0.0436019" calcext:value-type="float">
            <text:p>0.0436019</text:p>
          </table:table-cell>
          <table:table-cell office:value-type="float" office:value="0.0532205" calcext:value-type="float">
            <text:p>0.0532205</text:p>
          </table:table-cell>
          <table:table-cell office:value-type="float" office:value="0.0641341" calcext:value-type="float">
            <text:p>0.0641341</text:p>
          </table:table-cell>
          <table:table-cell office:value-type="float" office:value="0.0762945" calcext:value-type="float">
            <text:p>0.0762945</text:p>
          </table:table-cell>
          <table:table-cell office:value-type="float" office:value="0.0896047" calcext:value-type="float">
            <text:p>0.0896047</text:p>
          </table:table-cell>
          <table:table-cell office:value-type="float" office:value="0.103888" calcext:value-type="float">
            <text:p>0.103888</text:p>
          </table:table-cell>
          <table:table-cell office:value-type="float" office:value="0.118913" calcext:value-type="float">
            <text:p>0.118913</text:p>
          </table:table-cell>
          <table:table-cell office:value-type="float" office:value="0.134368" calcext:value-type="float">
            <text:p>0.134368</text:p>
          </table:table-cell>
          <table:table-cell office:value-type="float" office:value="0.149895" calcext:value-type="float">
            <text:p>0.149895</text:p>
          </table:table-cell>
          <table:table-cell office:value-type="float" office:value="0.165075" calcext:value-type="float">
            <text:p>0.165075</text:p>
          </table:table-cell>
          <table:table-cell office:value-type="float" office:value="0.179473" calcext:value-type="float">
            <text:p>0.179473</text:p>
          </table:table-cell>
          <table:table-cell office:value-type="float" office:value="0.192628" calcext:value-type="float">
            <text:p>0.192628</text:p>
          </table:table-cell>
          <table:table-cell office:value-type="float" office:value="0.20411" calcext:value-type="float">
            <text:p>0.20411</text:p>
          </table:table-cell>
          <table:table-cell office:value-type="float" office:value="0.213508" calcext:value-type="float">
            <text:p>0.213508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0.226235" calcext:value-type="float">
            <text:p>0.226235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213508" calcext:value-type="float">
            <text:p>0.213508</text:p>
          </table:table-cell>
          <table:table-cell office:value-type="float" office:value="0.20411" calcext:value-type="float">
            <text:p>0.20411</text:p>
          </table:table-cell>
          <table:table-cell office:value-type="float" office:value="0.192628" calcext:value-type="float">
            <text:p>0.192628</text:p>
          </table:table-cell>
          <table:table-cell office:value-type="float" office:value="0.179473" calcext:value-type="float">
            <text:p>0.179473</text:p>
          </table:table-cell>
          <table:table-cell office:value-type="float" office:value="0.165075" calcext:value-type="float">
            <text:p>0.165075</text:p>
          </table:table-cell>
          <table:table-cell office:value-type="float" office:value="0.149895" calcext:value-type="float">
            <text:p>0.149895</text:p>
          </table:table-cell>
          <table:table-cell office:value-type="float" office:value="0.134368" calcext:value-type="float">
            <text:p>0.134368</text:p>
          </table:table-cell>
          <table:table-cell office:value-type="float" office:value="0.118913" calcext:value-type="float">
            <text:p>0.118913</text:p>
          </table:table-cell>
          <table:table-cell office:value-type="float" office:value="0.103888" calcext:value-type="float">
            <text:p>0.103888</text:p>
          </table:table-cell>
          <table:table-cell office:value-type="float" office:value="0.0896047" calcext:value-type="float">
            <text:p>0.0896047</text:p>
          </table:table-cell>
          <table:table-cell office:value-type="float" office:value="0.0762945" calcext:value-type="float">
            <text:p>0.0762945</text:p>
          </table:table-cell>
          <table:table-cell office:value-type="float" office:value="0.0641341" calcext:value-type="float">
            <text:p>0.0641341</text:p>
          </table:table-cell>
          <table:table-cell office:value-type="float" office:value="0.0532205" calcext:value-type="float">
            <text:p>0.0532205</text:p>
          </table:table-cell>
          <table:table-cell office:value-type="float" office:value="0.0436019" calcext:value-type="float">
            <text:p>0.0436019</text:p>
          </table:table-cell>
          <table:table-cell office:value-type="float" office:value="0.0352632" calcext:value-type="float">
            <text:p>0.0352632</text:p>
          </table:table-cell>
          <table:table-cell office:value-type="float" office:value="0.0281567" calcext:value-type="float">
            <text:p>0.0281567</text:p>
          </table:table-cell>
          <table:table-cell office:value-type="float" office:value="0.0221933" calcext:value-type="float">
            <text:p>0.0221933</text:p>
          </table:table-cell>
          <table:table-cell office:value-type="float" office:value="0.0172709" calcext:value-type="float">
            <text:p>0.0172709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0.0100625" calcext:value-type="float">
            <text:p>0.0100625</text:p>
          </table:table-cell>
          <table:table-cell office:value-type="float" office:value="0.00753332" calcext:value-type="float">
            <text:p>0.00753332</text:p>
          </table:table-cell>
          <table:table-cell office:value-type="float" office:value="0.00556868" calcext:value-type="float">
            <text:p>0.00556868</text:p>
          </table:table-cell>
          <table:table-cell office:value-type="float" office:value="0.00406294" calcext:value-type="float">
            <text:p>0.00406294</text:p>
          </table:table-cell>
          <table:table-cell office:value-type="float" office:value="0.00292717" calcext:value-type="float">
            <text:p>0.00292717</text:p>
          </table:table-cell>
          <table:table-cell office:value-type="float" office:value="0.00208129" calcext:value-type="float">
            <text:p>0.00208129</text:p>
          </table:table-cell>
          <table:table-cell office:value-type="float" office:value="0.00146146" calcext:value-type="float">
            <text:p>0.00146146</text:p>
          </table:table-cell>
          <table:table-cell office:value-type="float" office:value="0.00101263" calcext:value-type="float">
            <text:p>0.00101263</text:p>
          </table:table-cell>
          <table:table-cell office:value-type="float" office:value="0.000693054" calcext:value-type="float">
            <text:p>0.000693054</text:p>
          </table:table-cell>
          <table:table-cell office:value-type="float" office:value="0.000467921" calcext:value-type="float">
            <text:p>0.000467921</text:p>
          </table:table-cell>
          <table:table-cell office:value-type="float" office:value="0.000312161" calcext:value-type="float">
            <text:p>0.000312161</text:p>
          </table:table-cell>
          <table:table-cell office:value-type="float" office:value="0.00020534" calcext:value-type="float">
            <text:p>0.00020534</text:p>
          </table:table-cell>
          <table:table-cell office:value-type="float" office:value="0.000133542" calcext:value-type="float">
            <text:p>0.000133542</text:p>
          </table:table-cell>
          <table:table-cell office:value-type="float" office:value="0.0000855673" calcext:value-type="float">
            <text:p>8.55673E-05</text:p>
          </table:table-cell>
          <table:table-cell office:value-type="float" office:value="0.0000542619" calcext:value-type="float">
            <text:p>5.42619E-05</text:p>
          </table:table-cell>
          <table:table-cell office:value-type="float" office:value="0.0000338538" calcext:value-type="float">
            <text:p>3.38538E-05</text:p>
          </table:table-cell>
          <table:table-cell office:value-type="float" office:value="0.0000209428" calcext:value-type="float">
            <text:p>2.09428E-05</text:p>
          </table:table-cell>
          <table:table-cell office:value-type="float" office:value="0.0000127131" calcext:value-type="float">
            <text:p>1.27131E-05</text:p>
          </table:table-cell>
          <table:table-cell office:value-type="float" office:value="0.00000767885" calcext:value-type="float">
            <text:p>7.67885E-06</text:p>
          </table:table-cell>
          <table:table-cell office:value-type="float" office:value="0.00000452881" calcext:value-type="float">
            <text:p>4.52881E-06</text:p>
          </table:table-cell>
          <table:table-cell office:value-type="float" office:value="0.0000026743" calcext:value-type="float">
            <text:p>2.6743E-06</text:p>
          </table:table-cell>
          <table:table-cell office:value-type="float" office:value="0.00000152665" calcext:value-type="float">
            <text:p>1.52665E-06</text:p>
          </table:table-cell>
          <table:table-cell office:value-type="float" office:value="0.000000879702" calcext:value-type="float">
            <text:p>8.79702E-07</text:p>
          </table:table-cell>
          <table:table-cell office:value-type="float" office:value="0.000000476453" calcext:value-type="float">
            <text:p>4.76453E-07</text:p>
          </table:table-cell>
          <table:table-cell office:value-type="float" office:value="0.000000253121" calcext:value-type="float">
            <text:p>2.53121E-07</text:p>
          </table:table-cell>
          <table:table-cell office:value-type="float" office:value="0.000000100643" calcext:value-type="float">
            <text:p>1.00643E-07</text:p>
          </table:table-cell>
          <table:table-cell office:value-type="float" office:value="-0.00000000902433" calcext:value-type="float">
            <text:p>-9.02433E-09</text:p>
          </table:table-cell>
          <table:table-cell office:value-type="float" office:value="-0.000000122168" calcext:value-type="float">
            <text:p>-1.22168E-07</text:p>
          </table:table-cell>
          <table:table-cell office:value-type="float" office:value="-0.000000284172" calcext:value-type="float">
            <text:p>-2.84172E-07</text:p>
          </table:table-cell>
        </table:table-row>
        <table:table-row table:style-name="ro1">
          <table:table-cell office:value-type="float" office:value="-0.000000347609" calcext:value-type="float">
            <text:p>-3.47609E-07</text:p>
          </table:table-cell>
          <table:table-cell office:value-type="float" office:value="-0.000000150512" calcext:value-type="float">
            <text:p>-1.50512E-07</text:p>
          </table:table-cell>
          <table:table-cell office:value-type="float" office:value="-0.0000000111051" calcext:value-type="float">
            <text:p>-1.11051E-08</text:p>
          </table:table-cell>
          <table:table-cell office:value-type="float" office:value="0.000000124193" calcext:value-type="float">
            <text:p>1.24193E-07</text:p>
          </table:table-cell>
          <table:table-cell office:value-type="float" office:value="0.000000309962" calcext:value-type="float">
            <text:p>3.09962E-07</text:p>
          </table:table-cell>
          <table:table-cell office:value-type="float" office:value="0.000000580537" calcext:value-type="float">
            <text:p>5.80537E-07</text:p>
          </table:table-cell>
          <table:table-cell office:value-type="float" office:value="0.00000106157" calcext:value-type="float">
            <text:p>1.06157E-06</text:p>
          </table:table-cell>
          <table:table-cell office:value-type="float" office:value="0.00000182859" calcext:value-type="float">
            <text:p>1.82859E-06</text:p>
          </table:table-cell>
          <table:table-cell office:value-type="float" office:value="0.00000317355" calcext:value-type="float">
            <text:p>3.17355E-06</text:p>
          </table:table-cell>
          <table:table-cell office:value-type="float" office:value="0.00000533176" calcext:value-type="float">
            <text:p>5.33176E-06</text:p>
          </table:table-cell>
          <table:table-cell office:value-type="float" office:value="0.00000896278" calcext:value-type="float">
            <text:p>8.96278E-06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2406" calcext:value-type="float">
            <text:p>2.406E-05</text:p>
          </table:table-cell>
          <table:table-cell office:value-type="float" office:value="0.0000386004" calcext:value-type="float">
            <text:p>3.86004E-05</text:p>
          </table:table-cell>
          <table:table-cell office:value-type="float" office:value="0.0000614066" calcext:value-type="float">
            <text:p>6.14066E-05</text:p>
          </table:table-cell>
          <table:table-cell office:value-type="float" office:value="0.0000961407" calcext:value-type="float">
            <text:p>9.61407E-05</text:p>
          </table:table-cell>
          <table:table-cell office:value-type="float" office:value="0.000148988" calcext:value-type="float">
            <text:p>0.000148988</text:p>
          </table:table-cell>
          <table:table-cell office:value-type="float" office:value="0.000227538" calcext:value-type="float">
            <text:p>0.000227538</text:p>
          </table:table-cell>
          <table:table-cell office:value-type="float" office:value="0.000343622" calcext:value-type="float">
            <text:p>0.000343622</text:p>
          </table:table-cell>
          <table:table-cell office:value-type="float" office:value="0.000511797" calcext:value-type="float">
            <text:p>0.000511797</text:p>
          </table:table-cell>
          <table:table-cell office:value-type="float" office:value="0.000753348" calcext:value-type="float">
            <text:p>0.000753348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156999" calcext:value-type="float">
            <text:p>0.00156999</text:p>
          </table:table-cell>
          <table:table-cell office:value-type="float" office:value="0.0022234" calcext:value-type="float">
            <text:p>0.0022234</text:p>
          </table:table-cell>
          <table:table-cell office:value-type="float" office:value="0.00311024" calcext:value-type="float">
            <text:p>0.00311024</text:p>
          </table:table-cell>
          <table:table-cell office:value-type="float" office:value="0.00429475" calcext:value-type="float">
            <text:p>0.00429475</text:p>
          </table:table-cell>
          <table:table-cell office:value-type="float" office:value="0.00585719" calcext:value-type="float">
            <text:p>0.00585719</text:p>
          </table:table-cell>
          <table:table-cell office:value-type="float" office:value="0.00788589" calcext:value-type="float">
            <text:p>0.00788589</text:p>
          </table:table-cell>
          <table:table-cell office:value-type="float" office:value="0.0104855" calcext:value-type="float">
            <text:p>0.0104855</text:p>
          </table:table-cell>
          <table:table-cell office:value-type="float" office:value="0.0137646" calcext:value-type="float">
            <text:p>0.0137646</text:p>
          </table:table-cell>
          <table:table-cell office:value-type="float" office:value="0.0178441" calcext:value-type="float">
            <text:p>0.0178441</text:p>
          </table:table-cell>
          <table:table-cell office:value-type="float" office:value="0.0228392" calcext:value-type="float">
            <text:p>0.0228392</text:p>
          </table:table-cell>
          <table:table-cell office:value-type="float" office:value="0.0288675" calcext:value-type="float">
            <text:p>0.0288675</text:p>
          </table:table-cell>
          <table:table-cell office:value-type="float" office:value="0.0360253" calcext:value-type="float">
            <text:p>0.0360253</text:p>
          </table:table-cell>
          <table:table-cell office:value-type="float" office:value="0.0443953" calcext:value-type="float">
            <text:p>0.0443953</text:p>
          </table:table-cell>
          <table:table-cell office:value-type="float" office:value="0.0540186" calcext:value-type="float">
            <text:p>0.0540186</text:p>
          </table:table-cell>
          <table:table-cell office:value-type="float" office:value="0.0649046" calcext:value-type="float">
            <text:p>0.0649046</text:p>
          </table:table-cell>
          <table:table-cell office:value-type="float" office:value="0.0769998" calcext:value-type="float">
            <text:p>0.0769998</text:p>
          </table:table-cell>
          <table:table-cell office:value-type="float" office:value="0.0902038" calcext:value-type="float">
            <text:p>0.0902038</text:p>
          </table:table-cell>
          <table:table-cell office:value-type="float" office:value="0.104339" calcext:value-type="float">
            <text:p>0.104339</text:p>
          </table:table-cell>
          <table:table-cell office:value-type="float" office:value="0.119175" calcext:value-type="float">
            <text:p>0.119175</text:p>
          </table:table-cell>
          <table:table-cell office:value-type="float" office:value="0.134404" calcext:value-type="float">
            <text:p>0.134404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178703" calcext:value-type="float">
            <text:p>0.178703</text:p>
          </table:table-cell>
          <table:table-cell office:value-type="float" office:value="0.191588" calcext:value-type="float">
            <text:p>0.191588</text:p>
          </table:table-cell>
          <table:table-cell office:value-type="float" office:value="0.202822" calcext:value-type="float">
            <text:p>0.202822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223023" calcext:value-type="float">
            <text:p>0.223023</text:p>
          </table:table-cell>
          <table:table-cell office:value-type="float" office:value="0.224442" calcext:value-type="float">
            <text:p>0.224442</text:p>
          </table:table-cell>
          <table:table-cell office:value-type="float" office:value="0.223023" calcext:value-type="float">
            <text:p>0.223023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0.202822" calcext:value-type="float">
            <text:p>0.202822</text:p>
          </table:table-cell>
          <table:table-cell office:value-type="float" office:value="0.191588" calcext:value-type="float">
            <text:p>0.191588</text:p>
          </table:table-cell>
          <table:table-cell office:value-type="float" office:value="0.178703" calcext:value-type="float">
            <text:p>0.178703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0.134404" calcext:value-type="float">
            <text:p>0.134404</text:p>
          </table:table-cell>
          <table:table-cell office:value-type="float" office:value="0.119175" calcext:value-type="float">
            <text:p>0.119175</text:p>
          </table:table-cell>
          <table:table-cell office:value-type="float" office:value="0.104339" calcext:value-type="float">
            <text:p>0.104339</text:p>
          </table:table-cell>
          <table:table-cell office:value-type="float" office:value="0.0902038" calcext:value-type="float">
            <text:p>0.0902038</text:p>
          </table:table-cell>
          <table:table-cell office:value-type="float" office:value="0.0769998" calcext:value-type="float">
            <text:p>0.0769998</text:p>
          </table:table-cell>
          <table:table-cell office:value-type="float" office:value="0.0649046" calcext:value-type="float">
            <text:p>0.0649046</text:p>
          </table:table-cell>
          <table:table-cell office:value-type="float" office:value="0.0540186" calcext:value-type="float">
            <text:p>0.0540186</text:p>
          </table:table-cell>
          <table:table-cell office:value-type="float" office:value="0.0443953" calcext:value-type="float">
            <text:p>0.0443953</text:p>
          </table:table-cell>
          <table:table-cell office:value-type="float" office:value="0.0360253" calcext:value-type="float">
            <text:p>0.0360253</text:p>
          </table:table-cell>
          <table:table-cell office:value-type="float" office:value="0.0288675" calcext:value-type="float">
            <text:p>0.0288675</text:p>
          </table:table-cell>
          <table:table-cell office:value-type="float" office:value="0.0228392" calcext:value-type="float">
            <text:p>0.0228392</text:p>
          </table:table-cell>
          <table:table-cell office:value-type="float" office:value="0.0178441" calcext:value-type="float">
            <text:p>0.0178441</text:p>
          </table:table-cell>
          <table:table-cell office:value-type="float" office:value="0.0137646" calcext:value-type="float">
            <text:p>0.0137646</text:p>
          </table:table-cell>
          <table:table-cell office:value-type="float" office:value="0.0104855" calcext:value-type="float">
            <text:p>0.0104855</text:p>
          </table:table-cell>
          <table:table-cell office:value-type="float" office:value="0.00788589" calcext:value-type="float">
            <text:p>0.00788589</text:p>
          </table:table-cell>
          <table:table-cell office:value-type="float" office:value="0.00585719" calcext:value-type="float">
            <text:p>0.00585719</text:p>
          </table:table-cell>
          <table:table-cell office:value-type="float" office:value="0.00429475" calcext:value-type="float">
            <text:p>0.00429475</text:p>
          </table:table-cell>
          <table:table-cell office:value-type="float" office:value="0.00311024" calcext:value-type="float">
            <text:p>0.00311024</text:p>
          </table:table-cell>
          <table:table-cell office:value-type="float" office:value="0.0022234" calcext:value-type="float">
            <text:p>0.0022234</text:p>
          </table:table-cell>
          <table:table-cell office:value-type="float" office:value="0.00156999" calcext:value-type="float">
            <text:p>0.00156999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0753348" calcext:value-type="float">
            <text:p>0.000753348</text:p>
          </table:table-cell>
          <table:table-cell office:value-type="float" office:value="0.000511797" calcext:value-type="float">
            <text:p>0.000511797</text:p>
          </table:table-cell>
          <table:table-cell office:value-type="float" office:value="0.000343622" calcext:value-type="float">
            <text:p>0.000343622</text:p>
          </table:table-cell>
          <table:table-cell office:value-type="float" office:value="0.000227538" calcext:value-type="float">
            <text:p>0.000227538</text:p>
          </table:table-cell>
          <table:table-cell office:value-type="float" office:value="0.000148988" calcext:value-type="float">
            <text:p>0.000148988</text:p>
          </table:table-cell>
          <table:table-cell office:value-type="float" office:value="0.0000961407" calcext:value-type="float">
            <text:p>9.61407E-05</text:p>
          </table:table-cell>
          <table:table-cell office:value-type="float" office:value="0.0000614066" calcext:value-type="float">
            <text:p>6.14066E-05</text:p>
          </table:table-cell>
          <table:table-cell office:value-type="float" office:value="0.0000386004" calcext:value-type="float">
            <text:p>3.86004E-05</text:p>
          </table:table-cell>
          <table:table-cell office:value-type="float" office:value="0.00002406" calcext:value-type="float">
            <text:p>2.406E-05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0896278" calcext:value-type="float">
            <text:p>8.96278E-06</text:p>
          </table:table-cell>
          <table:table-cell office:value-type="float" office:value="0.00000533176" calcext:value-type="float">
            <text:p>5.33176E-06</text:p>
          </table:table-cell>
          <table:table-cell office:value-type="float" office:value="0.00000317355" calcext:value-type="float">
            <text:p>3.17355E-06</text:p>
          </table:table-cell>
          <table:table-cell office:value-type="float" office:value="0.00000182859" calcext:value-type="float">
            <text:p>1.82859E-06</text:p>
          </table:table-cell>
          <table:table-cell office:value-type="float" office:value="0.00000106157" calcext:value-type="float">
            <text:p>1.06157E-06</text:p>
          </table:table-cell>
          <table:table-cell office:value-type="float" office:value="0.000000580537" calcext:value-type="float">
            <text:p>5.80537E-07</text:p>
          </table:table-cell>
          <table:table-cell office:value-type="float" office:value="0.000000309962" calcext:value-type="float">
            <text:p>3.09962E-07</text:p>
          </table:table-cell>
          <table:table-cell office:value-type="float" office:value="0.000000124193" calcext:value-type="float">
            <text:p>1.24193E-07</text:p>
          </table:table-cell>
          <table:table-cell office:value-type="float" office:value="-0.0000000111051" calcext:value-type="float">
            <text:p>-1.11051E-08</text:p>
          </table:table-cell>
          <table:table-cell office:value-type="float" office:value="-0.000000150512" calcext:value-type="float">
            <text:p>-1.50512E-07</text:p>
          </table:table-cell>
          <table:table-cell office:value-type="float" office:value="-0.000000347609" calcext:value-type="float">
            <text:p>-3.47609E-07</text:p>
          </table:table-cell>
        </table:table-row>
        <table:table-row table:style-name="ro1">
          <table:table-cell office:value-type="float" office:value="-0.000000422449" calcext:value-type="float">
            <text:p>-4.22449E-07</text:p>
          </table:table-cell>
          <table:table-cell office:value-type="float" office:value="-0.000000184143" calcext:value-type="float">
            <text:p>-1.84143E-07</text:p>
          </table:table-cell>
          <table:table-cell office:value-type="float" office:value="-0.0000000135718" calcext:value-type="float">
            <text:p>-1.35718E-08</text:p>
          </table:table-cell>
          <table:table-cell office:value-type="float" office:value="0.000000152172" calcext:value-type="float">
            <text:p>1.52172E-07</text:p>
          </table:table-cell>
          <table:table-cell office:value-type="float" office:value="0.000000377093" calcext:value-type="float">
            <text:p>3.77093E-07</text:p>
          </table:table-cell>
          <table:table-cell office:value-type="float" office:value="0.000000702789" calcext:value-type="float">
            <text:p>7.02789E-07</text:p>
          </table:table-cell>
          <table:table-cell office:value-type="float" office:value="0.00000127337" calcext:value-type="float">
            <text:p>1.27337E-06</text:p>
          </table:table-cell>
          <table:table-cell office:value-type="float" office:value="0.00000217754" calcext:value-type="float">
            <text:p>2.17754E-06</text:p>
          </table:table-cell>
          <table:table-cell office:value-type="float" office:value="0.00000374548" calcext:value-type="float">
            <text:p>3.74548E-06</text:p>
          </table:table-cell>
          <table:table-cell office:value-type="float" office:value="0.00000624429" calcext:value-type="float">
            <text:p>6.24429E-06</text:p>
          </table:table-cell>
          <table:table-cell office:value-type="float" office:value="0.0000104098" calcext:value-type="float">
            <text:p>1.04098E-05</text:p>
          </table:table-cell>
          <table:table-cell office:value-type="float" office:value="0.0000169705" calcext:value-type="float">
            <text:p>1.69705E-05</text:p>
          </table:table-cell>
          <table:table-cell office:value-type="float" office:value="0.0000275186" calcext:value-type="float">
            <text:p>2.75186E-05</text:p>
          </table:table-cell>
          <table:table-cell office:value-type="float" office:value="0.0000438274" calcext:value-type="float">
            <text:p>4.38274E-05</text:p>
          </table:table-cell>
          <table:table-cell office:value-type="float" office:value="0.0000692164" calcext:value-type="float">
            <text:p>6.92164E-05</text:p>
          </table:table-cell>
          <table:table-cell office:value-type="float" office:value="0.000107616" calcext:value-type="float">
            <text:p>0.000107616</text:p>
          </table:table-cell>
          <table:table-cell office:value-type="float" office:value="0.000165635" calcext:value-type="float">
            <text:p>0.000165635</text:p>
          </table:table-cell>
          <table:table-cell office:value-type="float" office:value="0.000251302" calcext:value-type="float">
            <text:p>0.000251302</text:p>
          </table:table-cell>
          <table:table-cell office:value-type="float" office:value="0.000377079" calcext:value-type="float">
            <text:p>0.000377079</text:p>
          </table:table-cell>
          <table:table-cell office:value-type="float" office:value="0.000558159" calcext:value-type="float">
            <text:p>0.000558159</text:p>
          </table:table-cell>
          <table:table-cell office:value-type="float" office:value="0.000816665" calcext:value-type="float">
            <text:p>0.000816665</text:p>
          </table:table-cell>
          <table:table-cell office:value-type="float" office:value="0.00117924" calcext:value-type="float">
            <text:p>0.00117924</text:p>
          </table:table-cell>
          <table:table-cell office:value-type="float" office:value="0.00168263" calcext:value-type="float">
            <text:p>0.00168263</text:p>
          </table:table-cell>
          <table:table-cell office:value-type="float" office:value="0.00237005" calcext:value-type="float">
            <text:p>0.00237005</text:p>
          </table:table-cell>
          <table:table-cell office:value-type="float" office:value="0.00329813" calcext:value-type="float">
            <text:p>0.00329813</text:p>
          </table:table-cell>
          <table:table-cell office:value-type="float" office:value="0.00453141" calcext:value-type="float">
            <text:p>0.00453141</text:p>
          </table:table-cell>
          <table:table-cell office:value-type="float" office:value="0.00615022" calcext:value-type="float">
            <text:p>0.00615022</text:p>
          </table:table-cell>
          <table:table-cell office:value-type="float" office:value="0.00824223" calcext:value-type="float">
            <text:p>0.00824223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0.0142626" calcext:value-type="float">
            <text:p>0.0142626</text:p>
          </table:table-cell>
          <table:table-cell office:value-type="float" office:value="0.0184153" calcext:value-type="float">
            <text:p>0.0184153</text:p>
          </table:table-cell>
          <table:table-cell office:value-type="float" office:value="0.0234801" calcext:value-type="float">
            <text:p>0.0234801</text:p>
          </table:table-cell>
          <table:table-cell office:value-type="float" office:value="0.0295698" calcext:value-type="float">
            <text:p>0.0295698</text:p>
          </table:table-cell>
          <table:table-cell office:value-type="float" office:value="0.0367748" calcext:value-type="float">
            <text:p>0.0367748</text:p>
          </table:table-cell>
          <table:table-cell office:value-type="float" office:value="0.0451722" calcext:value-type="float">
            <text:p>0.0451722</text:p>
          </table:table-cell>
          <table:table-cell office:value-type="float" office:value="0.0547966" calcext:value-type="float">
            <text:p>0.0547966</text:p>
          </table:table-cell>
          <table:table-cell office:value-type="float" office:value="0.0656519" calcext:value-type="float">
            <text:p>0.0656519</text:p>
          </table:table-cell>
          <table:table-cell office:value-type="float" office:value="0.0776797" calcext:value-type="float">
            <text:p>0.0776797</text:p>
          </table:table-cell>
          <table:table-cell office:value-type="float" office:value="0.090777" calcext:value-type="float">
            <text:p>0.090777</text:p>
          </table:table-cell>
          <table:table-cell office:value-type="float" office:value="0.104764" calcext:value-type="float">
            <text:p>0.104764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164089" calcext:value-type="float">
            <text:p>0.164089</text:p>
          </table:table-cell>
          <table:table-cell office:value-type="float" office:value="0.177938" calcext:value-type="float">
            <text:p>0.177938</text:p>
          </table:table-cell>
          <table:table-cell office:value-type="float" office:value="0.190561" calcext:value-type="float">
            <text:p>0.190561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210542" calcext:value-type="float">
            <text:p>0.210542</text:p>
          </table:table-cell>
          <table:table-cell office:value-type="float" office:value="0.217209" calcext:value-type="float">
            <text:p>0.217209</text:p>
          </table:table-cell>
          <table:table-cell office:value-type="float" office:value="0.221305" calcext:value-type="float">
            <text:p>0.221305</text:p>
          </table:table-cell>
          <table:table-cell office:value-type="float" office:value="0.222692" calcext:value-type="float">
            <text:p>0.222692</text:p>
          </table:table-cell>
          <table:table-cell office:value-type="float" office:value="0.221305" calcext:value-type="float">
            <text:p>0.221305</text:p>
          </table:table-cell>
          <table:table-cell office:value-type="float" office:value="0.217209" calcext:value-type="float">
            <text:p>0.217209</text:p>
          </table:table-cell>
          <table:table-cell office:value-type="float" office:value="0.210542" calcext:value-type="float">
            <text:p>0.210542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190561" calcext:value-type="float">
            <text:p>0.190561</text:p>
          </table:table-cell>
          <table:table-cell office:value-type="float" office:value="0.177938" calcext:value-type="float">
            <text:p>0.177938</text:p>
          </table:table-cell>
          <table:table-cell office:value-type="float" office:value="0.164089" calcext:value-type="float">
            <text:p>0.164089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.104764" calcext:value-type="float">
            <text:p>0.104764</text:p>
          </table:table-cell>
          <table:table-cell office:value-type="float" office:value="0.090777" calcext:value-type="float">
            <text:p>0.090777</text:p>
          </table:table-cell>
          <table:table-cell office:value-type="float" office:value="0.0776797" calcext:value-type="float">
            <text:p>0.0776797</text:p>
          </table:table-cell>
          <table:table-cell office:value-type="float" office:value="0.0656519" calcext:value-type="float">
            <text:p>0.0656519</text:p>
          </table:table-cell>
          <table:table-cell office:value-type="float" office:value="0.0547966" calcext:value-type="float">
            <text:p>0.0547966</text:p>
          </table:table-cell>
          <table:table-cell office:value-type="float" office:value="0.0451722" calcext:value-type="float">
            <text:p>0.0451722</text:p>
          </table:table-cell>
          <table:table-cell office:value-type="float" office:value="0.0367748" calcext:value-type="float">
            <text:p>0.0367748</text:p>
          </table:table-cell>
          <table:table-cell office:value-type="float" office:value="0.0295698" calcext:value-type="float">
            <text:p>0.0295698</text:p>
          </table:table-cell>
          <table:table-cell office:value-type="float" office:value="0.0234801" calcext:value-type="float">
            <text:p>0.0234801</text:p>
          </table:table-cell>
          <table:table-cell office:value-type="float" office:value="0.0184153" calcext:value-type="float">
            <text:p>0.0184153</text:p>
          </table:table-cell>
          <table:table-cell office:value-type="float" office:value="0.0142626" calcext:value-type="float">
            <text:p>0.0142626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0.00824223" calcext:value-type="float">
            <text:p>0.00824223</text:p>
          </table:table-cell>
          <table:table-cell office:value-type="float" office:value="0.00615022" calcext:value-type="float">
            <text:p>0.00615022</text:p>
          </table:table-cell>
          <table:table-cell office:value-type="float" office:value="0.00453141" calcext:value-type="float">
            <text:p>0.00453141</text:p>
          </table:table-cell>
          <table:table-cell office:value-type="float" office:value="0.00329813" calcext:value-type="float">
            <text:p>0.00329813</text:p>
          </table:table-cell>
          <table:table-cell office:value-type="float" office:value="0.00237005" calcext:value-type="float">
            <text:p>0.00237005</text:p>
          </table:table-cell>
          <table:table-cell office:value-type="float" office:value="0.00168263" calcext:value-type="float">
            <text:p>0.00168263</text:p>
          </table:table-cell>
          <table:table-cell office:value-type="float" office:value="0.00117924" calcext:value-type="float">
            <text:p>0.00117924</text:p>
          </table:table-cell>
          <table:table-cell office:value-type="float" office:value="0.000816665" calcext:value-type="float">
            <text:p>0.000816665</text:p>
          </table:table-cell>
          <table:table-cell office:value-type="float" office:value="0.000558159" calcext:value-type="float">
            <text:p>0.000558159</text:p>
          </table:table-cell>
          <table:table-cell office:value-type="float" office:value="0.000377079" calcext:value-type="float">
            <text:p>0.000377079</text:p>
          </table:table-cell>
          <table:table-cell office:value-type="float" office:value="0.000251302" calcext:value-type="float">
            <text:p>0.000251302</text:p>
          </table:table-cell>
          <table:table-cell office:value-type="float" office:value="0.000165635" calcext:value-type="float">
            <text:p>0.000165635</text:p>
          </table:table-cell>
          <table:table-cell office:value-type="float" office:value="0.000107616" calcext:value-type="float">
            <text:p>0.000107616</text:p>
          </table:table-cell>
          <table:table-cell office:value-type="float" office:value="0.0000692164" calcext:value-type="float">
            <text:p>6.92164E-05</text:p>
          </table:table-cell>
          <table:table-cell office:value-type="float" office:value="0.0000438274" calcext:value-type="float">
            <text:p>4.38274E-05</text:p>
          </table:table-cell>
          <table:table-cell office:value-type="float" office:value="0.0000275186" calcext:value-type="float">
            <text:p>2.75186E-05</text:p>
          </table:table-cell>
          <table:table-cell office:value-type="float" office:value="0.0000169705" calcext:value-type="float">
            <text:p>1.69705E-05</text:p>
          </table:table-cell>
          <table:table-cell office:value-type="float" office:value="0.0000104098" calcext:value-type="float">
            <text:p>1.04098E-05</text:p>
          </table:table-cell>
          <table:table-cell office:value-type="float" office:value="0.00000624429" calcext:value-type="float">
            <text:p>6.24429E-06</text:p>
          </table:table-cell>
          <table:table-cell office:value-type="float" office:value="0.00000374548" calcext:value-type="float">
            <text:p>3.74548E-06</text:p>
          </table:table-cell>
          <table:table-cell office:value-type="float" office:value="0.00000217754" calcext:value-type="float">
            <text:p>2.17754E-06</text:p>
          </table:table-cell>
          <table:table-cell office:value-type="float" office:value="0.00000127337" calcext:value-type="float">
            <text:p>1.27337E-06</text:p>
          </table:table-cell>
          <table:table-cell office:value-type="float" office:value="0.000000702789" calcext:value-type="float">
            <text:p>7.02789E-07</text:p>
          </table:table-cell>
          <table:table-cell office:value-type="float" office:value="0.000000377093" calcext:value-type="float">
            <text:p>3.77093E-07</text:p>
          </table:table-cell>
          <table:table-cell office:value-type="float" office:value="0.000000152172" calcext:value-type="float">
            <text:p>1.52172E-07</text:p>
          </table:table-cell>
          <table:table-cell office:value-type="float" office:value="-0.0000000135718" calcext:value-type="float">
            <text:p>-1.35718E-08</text:p>
          </table:table-cell>
          <table:table-cell office:value-type="float" office:value="-0.000000184143" calcext:value-type="float">
            <text:p>-1.84143E-07</text:p>
          </table:table-cell>
          <table:table-cell office:value-type="float" office:value="-0.000000422449" calcext:value-type="float">
            <text:p>-4.22449E-07</text:p>
          </table:table-cell>
        </table:table-row>
        <table:table-row table:style-name="ro1">
          <table:table-cell office:value-type="float" office:value="-0.000000498684" calcext:value-type="float">
            <text:p>-4.98684E-07</text:p>
          </table:table-cell>
          <table:table-cell office:value-type="float" office:value="-0.000000220452" calcext:value-type="float">
            <text:p>-2.20452E-07</text:p>
          </table:table-cell>
          <table:table-cell office:value-type="float" office:value="-0.0000000162145" calcext:value-type="float">
            <text:p>-1.62145E-08</text:p>
          </table:table-cell>
          <table:table-cell office:value-type="float" office:value="0.000000182687" calcext:value-type="float">
            <text:p>1.82687E-07</text:p>
          </table:table-cell>
          <table:table-cell office:value-type="float" office:value="0.000000444939" calcext:value-type="float">
            <text:p>4.44939E-07</text:p>
          </table:table-cell>
          <table:table-cell office:value-type="float" office:value="0.000000833305" calcext:value-type="float">
            <text:p>8.33305E-07</text:p>
          </table:table-cell>
          <table:table-cell office:value-type="float" office:value="0.00000148692" calcext:value-type="float">
            <text:p>1.48692E-06</text:p>
          </table:table-cell>
          <table:table-cell office:value-type="float" office:value="0.00000254118" calcext:value-type="float">
            <text:p>2.54118E-06</text:p>
          </table:table-cell>
          <table:table-cell office:value-type="float" office:value="0.00000431828" calcext:value-type="float">
            <text:p>4.31828E-06</text:p>
          </table:table-cell>
          <table:table-cell office:value-type="float" office:value="0.00000717453" calcext:value-type="float">
            <text:p>7.17453E-06</text:p>
          </table:table-cell>
          <table:table-cell office:value-type="float" office:value="0.0000118452" calcext:value-type="float">
            <text:p>1.18452E-05</text:p>
          </table:table-cell>
          <table:table-cell office:value-type="float" office:value="0.0000192187" calcext:value-type="float">
            <text:p>1.92187E-05</text:p>
          </table:table-cell>
          <table:table-cell office:value-type="float" office:value="0.0000309112" calcext:value-type="float">
            <text:p>3.09112E-05</text:p>
          </table:table-cell>
          <table:table-cell office:value-type="float" office:value="0.0000489698" calcext:value-type="float">
            <text:p>4.89698E-05</text:p>
          </table:table-cell>
          <table:table-cell office:value-type="float" office:value="0.0000767877" calcext:value-type="float">
            <text:p>7.67877E-05</text:p>
          </table:table-cell>
          <table:table-cell office:value-type="float" office:value="0.000118739" calcext:value-type="float">
            <text:p>0.000118739</text:p>
          </table:table-cell>
          <table:table-cell office:value-type="float" office:value="0.000181584" calcext:value-type="float">
            <text:p>0.000181584</text:p>
          </table:table-cell>
          <table:table-cell office:value-type="float" office:value="0.000274025" calcext:value-type="float">
            <text:p>0.000274025</text:p>
          </table:table-cell>
          <table:table-cell office:value-type="float" office:value="0.000408766" calcext:value-type="float">
            <text:p>0.000408766</text:p>
          </table:table-cell>
          <table:table-cell office:value-type="float" office:value="0.000601942" calcext:value-type="float">
            <text:p>0.000601942</text:p>
          </table:table-cell>
          <table:table-cell office:value-type="float" office:value="0.000875967" calcext:value-type="float">
            <text:p>0.000875967</text:p>
          </table:table-cell>
          <table:table-cell office:value-type="float" office:value="0.00125868" calcext:value-type="float">
            <text:p>0.00125868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250547" calcext:value-type="float">
            <text:p>0.00250547</text:p>
          </table:table-cell>
          <table:table-cell office:value-type="float" office:value="0.00347052" calcext:value-type="float">
            <text:p>0.00347052</text:p>
          </table:table-cell>
          <table:table-cell office:value-type="float" office:value="0.00474777" calcext:value-type="float">
            <text:p>0.00474777</text:p>
          </table:table-cell>
          <table:table-cell office:value-type="float" office:value="0.00641654" calcext:value-type="float">
            <text:p>0.00641654</text:p>
          </table:table-cell>
          <table:table-cell office:value-type="float" office:value="0.00856496" calcext:value-type="float">
            <text:p>0.00856496</text:p>
          </table:table-cell>
          <table:table-cell office:value-type="float" office:value="0.0112941" calcext:value-type="float">
            <text:p>0.0112941</text:p>
          </table:table-cell>
          <table:table-cell office:value-type="float" office:value="0.0147097" calcext:value-type="float">
            <text:p>0.0147097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240507" calcext:value-type="float">
            <text:p>0.0240507</text:p>
          </table:table-cell>
          <table:table-cell office:value-type="float" office:value="0.030192" calcext:value-type="float">
            <text:p>0.030192</text:p>
          </table:table-cell>
          <table:table-cell office:value-type="float" office:value="0.0374368" calcext:value-type="float">
            <text:p>0.0374368</text:p>
          </table:table-cell>
          <table:table-cell office:value-type="float" office:value="0.0458549" calcext:value-type="float">
            <text:p>0.0458549</text:p>
          </table:table-cell>
          <table:table-cell office:value-type="float" office:value="0.055478" calcext:value-type="float">
            <text:p>0.055478</text:p>
          </table:table-cell>
          <table:table-cell office:value-type="float" office:value="0.0663026" calcext:value-type="float">
            <text:p>0.0663026</text:p>
          </table:table-cell>
          <table:table-cell office:value-type="float" office:value="0.0782693" calcext:value-type="float">
            <text:p>0.0782693</text:p>
          </table:table-cell>
          <table:table-cell office:value-type="float" office:value="0.0912694" calcext:value-type="float">
            <text:p>0.0912694</text:p>
          </table:table-cell>
          <table:table-cell office:value-type="float" office:value="0.105126" calcext:value-type="float">
            <text:p>0.105126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49232" calcext:value-type="float">
            <text:p>0.149232</text:p>
          </table:table-cell>
          <table:table-cell office:value-type="float" office:value="0.163643" calcext:value-type="float">
            <text:p>0.163643</text:p>
          </table:table-cell>
          <table:table-cell office:value-type="float" office:value="0.177256" calcext:value-type="float">
            <text:p>0.177256</text:p>
          </table:table-cell>
          <table:table-cell office:value-type="float" office:value="0.189653" calcext:value-type="float">
            <text:p>0.189653</text:p>
          </table:table-cell>
          <table:table-cell office:value-type="float" office:value="0.200441" calcext:value-type="float">
            <text:p>0.200441</text:p>
          </table:table-cell>
          <table:table-cell office:value-type="float" office:value="0.209252" calcext:value-type="float">
            <text:p>0.209252</text:p>
          </table:table-cell>
          <table:table-cell office:value-type="float" office:value="0.215784" calcext:value-type="float">
            <text:p>0.215784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0.221155" calcext:value-type="float">
            <text:p>0.221155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0.215784" calcext:value-type="float">
            <text:p>0.215784</text:p>
          </table:table-cell>
          <table:table-cell office:value-type="float" office:value="0.209252" calcext:value-type="float">
            <text:p>0.209252</text:p>
          </table:table-cell>
          <table:table-cell office:value-type="float" office:value="0.200441" calcext:value-type="float">
            <text:p>0.200441</text:p>
          </table:table-cell>
          <table:table-cell office:value-type="float" office:value="0.189653" calcext:value-type="float">
            <text:p>0.189653</text:p>
          </table:table-cell>
          <table:table-cell office:value-type="float" office:value="0.177256" calcext:value-type="float">
            <text:p>0.177256</text:p>
          </table:table-cell>
          <table:table-cell office:value-type="float" office:value="0.163643" calcext:value-type="float">
            <text:p>0.163643</text:p>
          </table:table-cell>
          <table:table-cell office:value-type="float" office:value="0.149232" calcext:value-type="float">
            <text:p>0.149232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0.105126" calcext:value-type="float">
            <text:p>0.105126</text:p>
          </table:table-cell>
          <table:table-cell office:value-type="float" office:value="0.0912694" calcext:value-type="float">
            <text:p>0.0912694</text:p>
          </table:table-cell>
          <table:table-cell office:value-type="float" office:value="0.0782693" calcext:value-type="float">
            <text:p>0.0782693</text:p>
          </table:table-cell>
          <table:table-cell office:value-type="float" office:value="0.0663026" calcext:value-type="float">
            <text:p>0.0663026</text:p>
          </table:table-cell>
          <table:table-cell office:value-type="float" office:value="0.055478" calcext:value-type="float">
            <text:p>0.055478</text:p>
          </table:table-cell>
          <table:table-cell office:value-type="float" office:value="0.0458549" calcext:value-type="float">
            <text:p>0.0458549</text:p>
          </table:table-cell>
          <table:table-cell office:value-type="float" office:value="0.0374368" calcext:value-type="float">
            <text:p>0.0374368</text:p>
          </table:table-cell>
          <table:table-cell office:value-type="float" office:value="0.030192" calcext:value-type="float">
            <text:p>0.030192</text:p>
          </table:table-cell>
          <table:table-cell office:value-type="float" office:value="0.0240507" calcext:value-type="float">
            <text:p>0.0240507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147097" calcext:value-type="float">
            <text:p>0.0147097</text:p>
          </table:table-cell>
          <table:table-cell office:value-type="float" office:value="0.0112941" calcext:value-type="float">
            <text:p>0.0112941</text:p>
          </table:table-cell>
          <table:table-cell office:value-type="float" office:value="0.00856496" calcext:value-type="float">
            <text:p>0.00856496</text:p>
          </table:table-cell>
          <table:table-cell office:value-type="float" office:value="0.00641654" calcext:value-type="float">
            <text:p>0.00641654</text:p>
          </table:table-cell>
          <table:table-cell office:value-type="float" office:value="0.00474777" calcext:value-type="float">
            <text:p>0.00474777</text:p>
          </table:table-cell>
          <table:table-cell office:value-type="float" office:value="0.00347052" calcext:value-type="float">
            <text:p>0.00347052</text:p>
          </table:table-cell>
          <table:table-cell office:value-type="float" office:value="0.00250547" calcext:value-type="float">
            <text:p>0.00250547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25868" calcext:value-type="float">
            <text:p>0.00125868</text:p>
          </table:table-cell>
          <table:table-cell office:value-type="float" office:value="0.000875967" calcext:value-type="float">
            <text:p>0.000875967</text:p>
          </table:table-cell>
          <table:table-cell office:value-type="float" office:value="0.000601942" calcext:value-type="float">
            <text:p>0.000601942</text:p>
          </table:table-cell>
          <table:table-cell office:value-type="float" office:value="0.000408766" calcext:value-type="float">
            <text:p>0.000408766</text:p>
          </table:table-cell>
          <table:table-cell office:value-type="float" office:value="0.000274025" calcext:value-type="float">
            <text:p>0.000274025</text:p>
          </table:table-cell>
          <table:table-cell office:value-type="float" office:value="0.000181584" calcext:value-type="float">
            <text:p>0.000181584</text:p>
          </table:table-cell>
          <table:table-cell office:value-type="float" office:value="0.000118739" calcext:value-type="float">
            <text:p>0.000118739</text:p>
          </table:table-cell>
          <table:table-cell office:value-type="float" office:value="0.0000767877" calcext:value-type="float">
            <text:p>7.67877E-05</text:p>
          </table:table-cell>
          <table:table-cell office:value-type="float" office:value="0.0000489698" calcext:value-type="float">
            <text:p>4.89698E-05</text:p>
          </table:table-cell>
          <table:table-cell office:value-type="float" office:value="0.0000309112" calcext:value-type="float">
            <text:p>3.09112E-05</text:p>
          </table:table-cell>
          <table:table-cell office:value-type="float" office:value="0.0000192187" calcext:value-type="float">
            <text:p>1.92187E-05</text:p>
          </table:table-cell>
          <table:table-cell office:value-type="float" office:value="0.0000118452" calcext:value-type="float">
            <text:p>1.18452E-05</text:p>
          </table:table-cell>
          <table:table-cell office:value-type="float" office:value="0.00000717453" calcext:value-type="float">
            <text:p>7.17453E-06</text:p>
          </table:table-cell>
          <table:table-cell office:value-type="float" office:value="0.00000431828" calcext:value-type="float">
            <text:p>4.31828E-06</text:p>
          </table:table-cell>
          <table:table-cell office:value-type="float" office:value="0.00000254118" calcext:value-type="float">
            <text:p>2.54118E-06</text:p>
          </table:table-cell>
          <table:table-cell office:value-type="float" office:value="0.00000148692" calcext:value-type="float">
            <text:p>1.48692E-06</text:p>
          </table:table-cell>
          <table:table-cell office:value-type="float" office:value="0.000000833305" calcext:value-type="float">
            <text:p>8.33305E-07</text:p>
          </table:table-cell>
          <table:table-cell office:value-type="float" office:value="0.000000444939" calcext:value-type="float">
            <text:p>4.44939E-07</text:p>
          </table:table-cell>
          <table:table-cell office:value-type="float" office:value="0.000000182687" calcext:value-type="float">
            <text:p>1.82687E-07</text:p>
          </table:table-cell>
          <table:table-cell office:value-type="float" office:value="-0.0000000162145" calcext:value-type="float">
            <text:p>-1.62145E-08</text:p>
          </table:table-cell>
          <table:table-cell office:value-type="float" office:value="-0.000000220452" calcext:value-type="float">
            <text:p>-2.20452E-07</text:p>
          </table:table-cell>
          <table:table-cell office:value-type="float" office:value="-0.000000498684" calcext:value-type="float">
            <text:p>-4.98684E-07</text:p>
          </table:table-cell>
        </table:table-row>
        <table:table-row table:style-name="ro1">
          <table:table-cell office:value-type="float" office:value="-0.0000005871" calcext:value-type="float">
            <text:p>-5.871E-07</text:p>
          </table:table-cell>
          <table:table-cell office:value-type="float" office:value="-0.00000026186" calcext:value-type="float">
            <text:p>-2.6186E-07</text:p>
          </table:table-cell>
          <table:table-cell office:value-type="float" office:value="-0.0000000192344" calcext:value-type="float">
            <text:p>-1.92344E-08</text:p>
          </table:table-cell>
          <table:table-cell office:value-type="float" office:value="0.000000217396" calcext:value-type="float">
            <text:p>2.17396E-07</text:p>
          </table:table-cell>
          <table:table-cell office:value-type="float" office:value="0.000000523986" calcext:value-type="float">
            <text:p>5.23986E-07</text:p>
          </table:table-cell>
          <table:table-cell office:value-type="float" office:value="0.00000098103" calcext:value-type="float">
            <text:p>9.8103E-07</text:p>
          </table:table-cell>
          <table:table-cell office:value-type="float" office:value="0.00000173176" calcext:value-type="float">
            <text:p>1.73176E-06</text:p>
          </table:table-cell>
          <table:table-cell office:value-type="float" office:value="0.00000294879" calcext:value-type="float">
            <text:p>2.94879E-06</text:p>
          </table:table-cell>
          <table:table-cell office:value-type="float" office:value="0.0000049638" calcext:value-type="float">
            <text:p>4.9638E-06</text:p>
          </table:table-cell>
          <table:table-cell office:value-type="float" office:value="0.0000082054" calcext:value-type="float">
            <text:p>8.2054E-06</text:p>
          </table:table-cell>
          <table:table-cell office:value-type="float" office:value="0.0000134371" calcext:value-type="float">
            <text:p>1.34371E-05</text:p>
          </table:table-cell>
          <table:table-cell office:value-type="float" office:value="0.0000216803" calcext:value-type="float">
            <text:p>2.16803E-05</text:p>
          </table:table-cell>
          <table:table-cell office:value-type="float" office:value="0.0000346196" calcext:value-type="float">
            <text:p>3.46196E-05</text:p>
          </table:table-cell>
          <table:table-cell office:value-type="float" office:value="0.0000545335" calcext:value-type="float">
            <text:p>5.45335E-05</text:p>
          </table:table-cell>
          <table:table-cell office:value-type="float" office:value="0.0000849537" calcext:value-type="float">
            <text:p>8.49537E-05</text:p>
          </table:table-cell>
          <table:table-cell office:value-type="float" office:value="0.000130634" calcext:value-type="float">
            <text:p>0.000130634</text:p>
          </table:table-cell>
          <table:table-cell office:value-type="float" office:value="0.000198573" calcext:value-type="float">
            <text:p>0.000198573</text:p>
          </table:table-cell>
          <table:table-cell office:value-type="float" office:value="0.000298051" calcext:value-type="float">
            <text:p>0.000298051</text:p>
          </table:table-cell>
          <table:table-cell office:value-type="float" office:value="0.000442131" calcext:value-type="float">
            <text:p>0.000442131</text:p>
          </table:table-cell>
          <table:table-cell office:value-type="float" office:value="0.00064774" calcext:value-type="float">
            <text:p>0.00064774</text:p>
          </table:table-cell>
          <table:table-cell office:value-type="float" office:value="0.000937738" calcext:value-type="float">
            <text:p>0.000937738</text:p>
          </table:table-cell>
          <table:table-cell office:value-type="float" office:value="0.00134093" calcext:value-type="float">
            <text:p>0.00134093</text:p>
          </table:table-cell>
          <table:table-cell office:value-type="float" office:value="0.00189463" calcext:value-type="float">
            <text:p>0.00189463</text:p>
          </table:table-cell>
          <table:table-cell office:value-type="float" office:value="0.00264434" calcext:value-type="float">
            <text:p>0.00264434</text:p>
          </table:table-cell>
          <table:table-cell office:value-type="float" office:value="0.00364659" calcext:value-type="float">
            <text:p>0.00364659</text:p>
          </table:table-cell>
          <table:table-cell office:value-type="float" office:value="0.00496764" calcext:value-type="float">
            <text:p>0.00496764</text:p>
          </table:table-cell>
          <table:table-cell office:value-type="float" office:value="0.00668615" calcext:value-type="float">
            <text:p>0.00668615</text:p>
          </table:table-cell>
          <table:table-cell office:value-type="float" office:value="0.00889016" calcext:value-type="float">
            <text:p>0.00889016</text:p>
          </table:table-cell>
          <table:table-cell office:value-type="float" office:value="0.0116788" calcext:value-type="float">
            <text:p>0.0116788</text:p>
          </table:table-cell>
          <table:table-cell office:value-type="float" office:value="0.0151566" calcext:value-type="float">
            <text:p>0.0151566</text:p>
          </table:table-cell>
          <table:table-cell office:value-type="float" office:value="0.0194337" calcext:value-type="float">
            <text:p>0.0194337</text:p>
          </table:table-cell>
          <table:table-cell office:value-type="float" office:value="0.0246167" calcext:value-type="float">
            <text:p>0.0246167</text:p>
          </table:table-cell>
          <table:table-cell office:value-type="float" office:value="0.0308071" calcext:value-type="float">
            <text:p>0.0308071</text:p>
          </table:table-cell>
          <table:table-cell office:value-type="float" office:value="0.0380887" calcext:value-type="float">
            <text:p>0.0380887</text:p>
          </table:table-cell>
          <table:table-cell office:value-type="float" office:value="0.0465248" calcext:value-type="float">
            <text:p>0.0465248</text:p>
          </table:table-cell>
          <table:table-cell office:value-type="float" office:value="0.0561437" calcext:value-type="float">
            <text:p>0.0561437</text:p>
          </table:table-cell>
          <table:table-cell office:value-type="float" office:value="0.0669358" calcext:value-type="float">
            <text:p>0.0669358</text:p>
          </table:table-cell>
          <table:table-cell office:value-type="float" office:value="0.0788397" calcext:value-type="float">
            <text:p>0.0788397</text:p>
          </table:table-cell>
          <table:table-cell office:value-type="float" office:value="0.0917427" calcext:value-type="float">
            <text:p>0.0917427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119791" calcext:value-type="float">
            <text:p>0.119791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149009" calcext:value-type="float">
            <text:p>0.149009</text:p>
          </table:table-cell>
          <table:table-cell office:value-type="float" office:value="0.163195" calcext:value-type="float">
            <text:p>0.163195</text:p>
          </table:table-cell>
          <table:table-cell office:value-type="float" office:value="0.176579" calcext:value-type="float">
            <text:p>0.176579</text:p>
          </table:table-cell>
          <table:table-cell office:value-type="float" office:value="0.188756" calcext:value-type="float">
            <text:p>0.188756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0.214387" calcext:value-type="float">
            <text:p>0.214387</text:p>
          </table:table-cell>
          <table:table-cell office:value-type="float" office:value="0.218322" calcext:value-type="float">
            <text:p>0.218322</text:p>
          </table:table-cell>
          <table:table-cell office:value-type="float" office:value="0.21965" calcext:value-type="float">
            <text:p>0.21965</text:p>
          </table:table-cell>
          <table:table-cell office:value-type="float" office:value="0.218322" calcext:value-type="float">
            <text:p>0.218322</text:p>
          </table:table-cell>
          <table:table-cell office:value-type="float" office:value="0.214387" calcext:value-type="float">
            <text:p>0.214387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88756" calcext:value-type="float">
            <text:p>0.188756</text:p>
          </table:table-cell>
          <table:table-cell office:value-type="float" office:value="0.176579" calcext:value-type="float">
            <text:p>0.176579</text:p>
          </table:table-cell>
          <table:table-cell office:value-type="float" office:value="0.163195" calcext:value-type="float">
            <text:p>0.163195</text:p>
          </table:table-cell>
          <table:table-cell office:value-type="float" office:value="0.149009" calcext:value-type="float">
            <text:p>0.149009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119791" calcext:value-type="float">
            <text:p>0.119791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0917427" calcext:value-type="float">
            <text:p>0.0917427</text:p>
          </table:table-cell>
          <table:table-cell office:value-type="float" office:value="0.0788397" calcext:value-type="float">
            <text:p>0.0788397</text:p>
          </table:table-cell>
          <table:table-cell office:value-type="float" office:value="0.0669358" calcext:value-type="float">
            <text:p>0.0669358</text:p>
          </table:table-cell>
          <table:table-cell office:value-type="float" office:value="0.0561437" calcext:value-type="float">
            <text:p>0.0561437</text:p>
          </table:table-cell>
          <table:table-cell office:value-type="float" office:value="0.0465248" calcext:value-type="float">
            <text:p>0.0465248</text:p>
          </table:table-cell>
          <table:table-cell office:value-type="float" office:value="0.0380887" calcext:value-type="float">
            <text:p>0.0380887</text:p>
          </table:table-cell>
          <table:table-cell office:value-type="float" office:value="0.0308071" calcext:value-type="float">
            <text:p>0.0308071</text:p>
          </table:table-cell>
          <table:table-cell office:value-type="float" office:value="0.0246167" calcext:value-type="float">
            <text:p>0.0246167</text:p>
          </table:table-cell>
          <table:table-cell office:value-type="float" office:value="0.0194337" calcext:value-type="float">
            <text:p>0.0194337</text:p>
          </table:table-cell>
          <table:table-cell office:value-type="float" office:value="0.0151566" calcext:value-type="float">
            <text:p>0.0151566</text:p>
          </table:table-cell>
          <table:table-cell office:value-type="float" office:value="0.0116788" calcext:value-type="float">
            <text:p>0.0116788</text:p>
          </table:table-cell>
          <table:table-cell office:value-type="float" office:value="0.00889016" calcext:value-type="float">
            <text:p>0.00889016</text:p>
          </table:table-cell>
          <table:table-cell office:value-type="float" office:value="0.00668615" calcext:value-type="float">
            <text:p>0.00668615</text:p>
          </table:table-cell>
          <table:table-cell office:value-type="float" office:value="0.00496764" calcext:value-type="float">
            <text:p>0.00496764</text:p>
          </table:table-cell>
          <table:table-cell office:value-type="float" office:value="0.00364659" calcext:value-type="float">
            <text:p>0.00364659</text:p>
          </table:table-cell>
          <table:table-cell office:value-type="float" office:value="0.00264434" calcext:value-type="float">
            <text:p>0.00264434</text:p>
          </table:table-cell>
          <table:table-cell office:value-type="float" office:value="0.00189463" calcext:value-type="float">
            <text:p>0.00189463</text:p>
          </table:table-cell>
          <table:table-cell office:value-type="float" office:value="0.00134093" calcext:value-type="float">
            <text:p>0.00134093</text:p>
          </table:table-cell>
          <table:table-cell office:value-type="float" office:value="0.000937738" calcext:value-type="float">
            <text:p>0.000937738</text:p>
          </table:table-cell>
          <table:table-cell office:value-type="float" office:value="0.00064774" calcext:value-type="float">
            <text:p>0.00064774</text:p>
          </table:table-cell>
          <table:table-cell office:value-type="float" office:value="0.000442131" calcext:value-type="float">
            <text:p>0.000442131</text:p>
          </table:table-cell>
          <table:table-cell office:value-type="float" office:value="0.000298051" calcext:value-type="float">
            <text:p>0.000298051</text:p>
          </table:table-cell>
          <table:table-cell office:value-type="float" office:value="0.000198573" calcext:value-type="float">
            <text:p>0.000198573</text:p>
          </table:table-cell>
          <table:table-cell office:value-type="float" office:value="0.000130634" calcext:value-type="float">
            <text:p>0.000130634</text:p>
          </table:table-cell>
          <table:table-cell office:value-type="float" office:value="0.0000849537" calcext:value-type="float">
            <text:p>8.49537E-05</text:p>
          </table:table-cell>
          <table:table-cell office:value-type="float" office:value="0.0000545335" calcext:value-type="float">
            <text:p>5.45335E-05</text:p>
          </table:table-cell>
          <table:table-cell office:value-type="float" office:value="0.0000346196" calcext:value-type="float">
            <text:p>3.46196E-05</text:p>
          </table:table-cell>
          <table:table-cell office:value-type="float" office:value="0.0000216803" calcext:value-type="float">
            <text:p>2.16803E-05</text:p>
          </table:table-cell>
          <table:table-cell office:value-type="float" office:value="0.0000134371" calcext:value-type="float">
            <text:p>1.34371E-05</text:p>
          </table:table-cell>
          <table:table-cell office:value-type="float" office:value="0.0000082054" calcext:value-type="float">
            <text:p>8.2054E-06</text:p>
          </table:table-cell>
          <table:table-cell office:value-type="float" office:value="0.0000049638" calcext:value-type="float">
            <text:p>4.9638E-06</text:p>
          </table:table-cell>
          <table:table-cell office:value-type="float" office:value="0.00000294879" calcext:value-type="float">
            <text:p>2.94879E-06</text:p>
          </table:table-cell>
          <table:table-cell office:value-type="float" office:value="0.00000173176" calcext:value-type="float">
            <text:p>1.73176E-06</text:p>
          </table:table-cell>
          <table:table-cell office:value-type="float" office:value="0.00000098103" calcext:value-type="float">
            <text:p>9.8103E-07</text:p>
          </table:table-cell>
          <table:table-cell office:value-type="float" office:value="0.000000523986" calcext:value-type="float">
            <text:p>5.23986E-07</text:p>
          </table:table-cell>
          <table:table-cell office:value-type="float" office:value="0.000000217396" calcext:value-type="float">
            <text:p>2.17396E-07</text:p>
          </table:table-cell>
          <table:table-cell office:value-type="float" office:value="-0.0000000192344" calcext:value-type="float">
            <text:p>-1.92344E-08</text:p>
          </table:table-cell>
          <table:table-cell office:value-type="float" office:value="-0.00000026186" calcext:value-type="float">
            <text:p>-2.6186E-07</text:p>
          </table:table-cell>
          <table:table-cell office:value-type="float" office:value="-0.0000005871" calcext:value-type="float">
            <text:p>-5.871E-07</text:p>
          </table:table-cell>
        </table:table-row>
        <table:table-row table:style-name="ro1">
          <table:table-cell office:value-type="float" office:value="-0.000000706404" calcext:value-type="float">
            <text:p>-7.06404E-07</text:p>
          </table:table-cell>
          <table:table-cell office:value-type="float" office:value="-0.00000031631" calcext:value-type="float">
            <text:p>-3.1631E-07</text:p>
          </table:table-cell>
          <table:table-cell office:value-type="float" office:value="-0.0000000232185" calcext:value-type="float">
            <text:p>-2.32185E-08</text:p>
          </table:table-cell>
          <table:table-cell office:value-type="float" office:value="0.000000262847" calcext:value-type="float">
            <text:p>2.62847E-07</text:p>
          </table:table-cell>
          <table:table-cell office:value-type="float" office:value="0.000000631291" calcext:value-type="float">
            <text:p>6.31291E-07</text:p>
          </table:table-cell>
          <table:table-cell office:value-type="float" office:value="0.0000011738" calcext:value-type="float">
            <text:p>1.1738E-06</text:p>
          </table:table-cell>
          <table:table-cell office:value-type="float" office:value="0.00000205818" calcext:value-type="float">
            <text:p>2.05818E-06</text:p>
          </table:table-cell>
          <table:table-cell office:value-type="float" office:value="0.00000347609" calcext:value-type="float">
            <text:p>3.47609E-06</text:p>
          </table:table-cell>
          <table:table-cell office:value-type="float" office:value="0.0000058081" calcext:value-type="float">
            <text:p>5.8081E-06</text:p>
          </table:table-cell>
          <table:table-cell office:value-type="float" office:value="0.00000952448" calcext:value-type="float">
            <text:p>9.52448E-06</text:p>
          </table:table-cell>
          <table:table-cell office:value-type="float" office:value="0.0000154831" calcext:value-type="float">
            <text:p>1.54831E-05</text:p>
          </table:table-cell>
          <table:table-cell office:value-type="float" office:value="0.000024793" calcext:value-type="float">
            <text:p>2.4793E-05</text:p>
          </table:table-cell>
          <table:table-cell office:value-type="float" office:value="0.0000393111" calcext:value-type="float">
            <text:p>3.93111E-05</text:p>
          </table:table-cell>
          <table:table-cell office:value-type="float" office:value="0.0000614838" calcext:value-type="float">
            <text:p>6.14838E-05</text:p>
          </table:table-cell>
          <table:table-cell office:value-type="float" office:value="0.0000951373" calcext:value-type="float">
            <text:p>9.51373E-05</text:p>
          </table:table-cell>
          <table:table-cell office:value-type="float" office:value="0.000145315" calcext:value-type="float">
            <text:p>0.000145315</text:p>
          </table:table-cell>
          <table:table-cell office:value-type="float" office:value="0.000219482" calcext:value-type="float">
            <text:p>0.000219482</text:p>
          </table:table-cell>
          <table:table-cell office:value-type="float" office:value="0.000327365" calcext:value-type="float">
            <text:p>0.000327365</text:p>
          </table:table-cell>
          <table:table-cell office:value-type="float" office:value="0.000482691" calcext:value-type="float">
            <text:p>0.000482691</text:p>
          </table:table-cell>
          <table:table-cell office:value-type="float" office:value="0.000702997" calcext:value-type="float">
            <text:p>0.000702997</text:p>
          </table:table-cell>
          <table:table-cell office:value-type="float" office:value="0.00101198" calcext:value-type="float">
            <text:p>0.00101198</text:p>
          </table:table-cell>
          <table:table-cell office:value-type="float" office:value="0.00143911" calcext:value-type="float">
            <text:p>0.00143911</text:p>
          </table:table-cell>
          <table:table-cell office:value-type="float" office:value="0.0020226" calcext:value-type="float">
            <text:p>0.0020226</text:p>
          </table:table-cell>
          <table:table-cell office:value-type="float" office:value="0.00280848" calcext:value-type="float">
            <text:p>0.00280848</text:p>
          </table:table-cell>
          <table:table-cell office:value-type="float" office:value="0.00385387" calcext:value-type="float">
            <text:p>0.00385387</text:p>
          </table:table-cell>
          <table:table-cell office:value-type="float" office:value="0.00522506" calcext:value-type="float">
            <text:p>0.00522506</text:p>
          </table:table-cell>
          <table:table-cell office:value-type="float" office:value="0.00700061" calcext:value-type="float">
            <text:p>0.00700061</text:p>
          </table:table-cell>
          <table:table-cell office:value-type="float" office:value="0.00926751" calcext:value-type="float">
            <text:p>0.00926751</text:p>
          </table:table-cell>
          <table:table-cell office:value-type="float" office:value="0.0121236" calcext:value-type="float">
            <text:p>0.0121236</text:p>
          </table:table-cell>
          <table:table-cell office:value-type="float" office:value="0.0156708" calcext:value-type="float">
            <text:p>0.0156708</text:p>
          </table:table-cell>
          <table:table-cell office:value-type="float" office:value="0.0200165" calcext:value-type="float">
            <text:p>0.0200165</text:p>
          </table:table-cell>
          <table:table-cell office:value-type="float" office:value="0.0252628" calcext:value-type="float">
            <text:p>0.0252628</text:p>
          </table:table-cell>
          <table:table-cell office:value-type="float" office:value="0.0315069" calcext:value-type="float">
            <text:p>0.0315069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472809" calcext:value-type="float">
            <text:p>0.0472809</text:p>
          </table:table-cell>
          <table:table-cell office:value-type="float" office:value="0.0568913" calcext:value-type="float">
            <text:p>0.0568913</text:p>
          </table:table-cell>
          <table:table-cell office:value-type="float" office:value="0.0676442" calcext:value-type="float">
            <text:p>0.0676442</text:p>
          </table:table-cell>
          <table:table-cell office:value-type="float" office:value="0.0794736" calcext:value-type="float">
            <text:p>0.0794736</text:p>
          </table:table-cell>
          <table:table-cell office:value-type="float" office:value="0.0922652" calcext:value-type="float">
            <text:p>0.0922652</text:p>
          </table:table-cell>
          <table:table-cell office:value-type="float" office:value="0.105843" calcext:value-type="float">
            <text:p>0.105843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34389" calcext:value-type="float">
            <text:p>0.134389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62677" calcext:value-type="float">
            <text:p>0.162677</text:p>
          </table:table-cell>
          <table:table-cell office:value-type="float" office:value="0.175805" calcext:value-type="float">
            <text:p>0.175805</text:p>
          </table:table-cell>
          <table:table-cell office:value-type="float" office:value="0.187736" calcext:value-type="float">
            <text:p>0.187736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206552" calcext:value-type="float">
            <text:p>0.206552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216656" calcext:value-type="float">
            <text:p>0.216656</text:p>
          </table:table-cell>
          <table:table-cell office:value-type="float" office:value="0.217954" calcext:value-type="float">
            <text:p>0.217954</text:p>
          </table:table-cell>
          <table:table-cell office:value-type="float" office:value="0.216656" calcext:value-type="float">
            <text:p>0.216656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206552" calcext:value-type="float">
            <text:p>0.206552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187736" calcext:value-type="float">
            <text:p>0.187736</text:p>
          </table:table-cell>
          <table:table-cell office:value-type="float" office:value="0.175805" calcext:value-type="float">
            <text:p>0.175805</text:p>
          </table:table-cell>
          <table:table-cell office:value-type="float" office:value="0.162677" calcext:value-type="float">
            <text:p>0.162677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34389" calcext:value-type="float">
            <text:p>0.134389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05843" calcext:value-type="float">
            <text:p>0.105843</text:p>
          </table:table-cell>
          <table:table-cell office:value-type="float" office:value="0.0922652" calcext:value-type="float">
            <text:p>0.0922652</text:p>
          </table:table-cell>
          <table:table-cell office:value-type="float" office:value="0.0794736" calcext:value-type="float">
            <text:p>0.0794736</text:p>
          </table:table-cell>
          <table:table-cell office:value-type="float" office:value="0.0676442" calcext:value-type="float">
            <text:p>0.0676442</text:p>
          </table:table-cell>
          <table:table-cell office:value-type="float" office:value="0.0568913" calcext:value-type="float">
            <text:p>0.0568913</text:p>
          </table:table-cell>
          <table:table-cell office:value-type="float" office:value="0.0472809" calcext:value-type="float">
            <text:p>0.0472809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315069" calcext:value-type="float">
            <text:p>0.0315069</text:p>
          </table:table-cell>
          <table:table-cell office:value-type="float" office:value="0.0252628" calcext:value-type="float">
            <text:p>0.0252628</text:p>
          </table:table-cell>
          <table:table-cell office:value-type="float" office:value="0.0200165" calcext:value-type="float">
            <text:p>0.0200165</text:p>
          </table:table-cell>
          <table:table-cell office:value-type="float" office:value="0.0156708" calcext:value-type="float">
            <text:p>0.0156708</text:p>
          </table:table-cell>
          <table:table-cell office:value-type="float" office:value="0.0121236" calcext:value-type="float">
            <text:p>0.0121236</text:p>
          </table:table-cell>
          <table:table-cell office:value-type="float" office:value="0.00926751" calcext:value-type="float">
            <text:p>0.00926751</text:p>
          </table:table-cell>
          <table:table-cell office:value-type="float" office:value="0.00700061" calcext:value-type="float">
            <text:p>0.00700061</text:p>
          </table:table-cell>
          <table:table-cell office:value-type="float" office:value="0.00522506" calcext:value-type="float">
            <text:p>0.00522506</text:p>
          </table:table-cell>
          <table:table-cell office:value-type="float" office:value="0.00385387" calcext:value-type="float">
            <text:p>0.00385387</text:p>
          </table:table-cell>
          <table:table-cell office:value-type="float" office:value="0.00280848" calcext:value-type="float">
            <text:p>0.00280848</text:p>
          </table:table-cell>
          <table:table-cell office:value-type="float" office:value="0.0020226" calcext:value-type="float">
            <text:p>0.0020226</text:p>
          </table:table-cell>
          <table:table-cell office:value-type="float" office:value="0.00143911" calcext:value-type="float">
            <text:p>0.00143911</text:p>
          </table:table-cell>
          <table:table-cell office:value-type="float" office:value="0.00101198" calcext:value-type="float">
            <text:p>0.00101198</text:p>
          </table:table-cell>
          <table:table-cell office:value-type="float" office:value="0.000702997" calcext:value-type="float">
            <text:p>0.000702997</text:p>
          </table:table-cell>
          <table:table-cell office:value-type="float" office:value="0.000482691" calcext:value-type="float">
            <text:p>0.000482691</text:p>
          </table:table-cell>
          <table:table-cell office:value-type="float" office:value="0.000327365" calcext:value-type="float">
            <text:p>0.000327365</text:p>
          </table:table-cell>
          <table:table-cell office:value-type="float" office:value="0.000219482" calcext:value-type="float">
            <text:p>0.000219482</text:p>
          </table:table-cell>
          <table:table-cell office:value-type="float" office:value="0.000145315" calcext:value-type="float">
            <text:p>0.000145315</text:p>
          </table:table-cell>
          <table:table-cell office:value-type="float" office:value="0.0000951373" calcext:value-type="float">
            <text:p>9.51373E-05</text:p>
          </table:table-cell>
          <table:table-cell office:value-type="float" office:value="0.0000614838" calcext:value-type="float">
            <text:p>6.14838E-05</text:p>
          </table:table-cell>
          <table:table-cell office:value-type="float" office:value="0.0000393111" calcext:value-type="float">
            <text:p>3.93111E-05</text:p>
          </table:table-cell>
          <table:table-cell office:value-type="float" office:value="0.000024793" calcext:value-type="float">
            <text:p>2.4793E-05</text:p>
          </table:table-cell>
          <table:table-cell office:value-type="float" office:value="0.0000154831" calcext:value-type="float">
            <text:p>1.54831E-05</text:p>
          </table:table-cell>
          <table:table-cell office:value-type="float" office:value="0.00000952448" calcext:value-type="float">
            <text:p>9.52448E-06</text:p>
          </table:table-cell>
          <table:table-cell office:value-type="float" office:value="0.0000058081" calcext:value-type="float">
            <text:p>5.8081E-06</text:p>
          </table:table-cell>
          <table:table-cell office:value-type="float" office:value="0.00000347609" calcext:value-type="float">
            <text:p>3.47609E-06</text:p>
          </table:table-cell>
          <table:table-cell office:value-type="float" office:value="0.00000205818" calcext:value-type="float">
            <text:p>2.05818E-06</text:p>
          </table:table-cell>
          <table:table-cell office:value-type="float" office:value="0.0000011738" calcext:value-type="float">
            <text:p>1.1738E-06</text:p>
          </table:table-cell>
          <table:table-cell office:value-type="float" office:value="0.000000631291" calcext:value-type="float">
            <text:p>6.31291E-07</text:p>
          </table:table-cell>
          <table:table-cell office:value-type="float" office:value="0.000000262847" calcext:value-type="float">
            <text:p>2.62847E-07</text:p>
          </table:table-cell>
          <table:table-cell office:value-type="float" office:value="-0.0000000232185" calcext:value-type="float">
            <text:p>-2.32185E-08</text:p>
          </table:table-cell>
          <table:table-cell office:value-type="float" office:value="-0.00000031631" calcext:value-type="float">
            <text:p>-3.1631E-07</text:p>
          </table:table-cell>
          <table:table-cell office:value-type="float" office:value="-0.000000706404" calcext:value-type="float">
            <text:p>-7.06404E-07</text:p>
          </table:table-cell>
        </table:table-row>
        <table:table-row table:style-name="ro1">
          <table:table-cell office:value-type="float" office:value="-0.000000862438" calcext:value-type="float">
            <text:p>-8.62438E-07</text:p>
          </table:table-cell>
          <table:table-cell office:value-type="float" office:value="-0.00000038584" calcext:value-type="float">
            <text:p>-3.8584E-07</text:p>
          </table:table-cell>
          <table:table-cell office:value-type="float" office:value="-0.0000000283217" calcext:value-type="float">
            <text:p>-2.83217E-08</text:p>
          </table:table-cell>
          <table:table-cell office:value-type="float" office:value="0.000000320655" calcext:value-type="float">
            <text:p>3.20655E-07</text:p>
          </table:table-cell>
          <table:table-cell office:value-type="float" office:value="0.000000772424" calcext:value-type="float">
            <text:p>7.72424E-07</text:p>
          </table:table-cell>
          <table:table-cell office:value-type="float" office:value="0.00000141788" calcext:value-type="float">
            <text:p>1.41788E-06</text:p>
          </table:table-cell>
          <table:table-cell office:value-type="float" office:value="0.0000024797" calcext:value-type="float">
            <text:p>2.4797E-06</text:p>
          </table:table-cell>
          <table:table-cell office:value-type="float" office:value="0.00000413694" calcext:value-type="float">
            <text:p>4.13694E-06</text:p>
          </table:table-cell>
          <table:table-cell office:value-type="float" office:value="0.0000068768" calcext:value-type="float">
            <text:p>6.8768E-06</text:p>
          </table:table-cell>
          <table:table-cell office:value-type="float" office:value="0.0000111574" calcext:value-type="float">
            <text:p>1.11574E-05</text:p>
          </table:table-cell>
          <table:table-cell office:value-type="float" office:value="0.000018025" calcext:value-type="float">
            <text:p>1.8025E-05</text:p>
          </table:table-cell>
          <table:table-cell office:value-type="float" office:value="0.0000285955" calcext:value-type="float">
            <text:p>2.85955E-05</text:p>
          </table:table-cell>
          <table:table-cell office:value-type="float" office:value="0.0000450416" calcext:value-type="float">
            <text:p>4.50416E-05</text:p>
          </table:table-cell>
          <table:table-cell office:value-type="float" office:value="0.0000698615" calcext:value-type="float">
            <text:p>6.98615E-05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016278" calcext:value-type="float">
            <text:p>0.00016278</text:p>
          </table:table-cell>
          <table:table-cell office:value-type="float" office:value="0.000244269" calcext:value-type="float">
            <text:p>0.000244269</text:p>
          </table:table-cell>
          <table:table-cell office:value-type="float" office:value="0.000361794" calcext:value-type="float">
            <text:p>0.000361794</text:p>
          </table:table-cell>
          <table:table-cell office:value-type="float" office:value="0.000530137" calcext:value-type="float">
            <text:p>0.000530137</text:p>
          </table:table-cell>
          <table:table-cell office:value-type="float" office:value="0.000767108" calcext:value-type="float">
            <text:p>0.000767108</text:p>
          </table:table-cell>
          <table:table-cell office:value-type="float" office:value="0.00109774" calcext:value-type="float">
            <text:p>0.00109774</text:p>
          </table:table-cell>
          <table:table-cell office:value-type="float" office:value="0.00155172" calcext:value-type="float">
            <text:p>0.00155172</text:p>
          </table:table-cell>
          <table:table-cell office:value-type="float" office:value="0.00216873" calcext:value-type="float">
            <text:p>0.00216873</text:p>
          </table:table-cell>
          <table:table-cell office:value-type="float" office:value="0.00299466" calcext:value-type="float">
            <text:p>0.00299466</text:p>
          </table:table-cell>
          <table:table-cell office:value-type="float" office:value="0.00408799" calcext:value-type="float">
            <text:p>0.00408799</text:p>
          </table:table-cell>
          <table:table-cell office:value-type="float" office:value="0.00551405" calcext:value-type="float">
            <text:p>0.00551405</text:p>
          </table:table-cell>
          <table:table-cell office:value-type="float" office:value="0.00735218" calcext:value-type="float">
            <text:p>0.00735218</text:p>
          </table:table-cell>
          <table:table-cell office:value-type="float" office:value="0.00968706" calcext:value-type="float">
            <text:p>0.00968706</text:p>
          </table:table-cell>
          <table:table-cell office:value-type="float" office:value="0.0126162" calcext:value-type="float">
            <text:p>0.0126162</text:p>
          </table:table-cell>
          <table:table-cell office:value-type="float" office:value="0.0162373" calcext:value-type="float">
            <text:p>0.0162373</text:p>
          </table:table-cell>
          <table:table-cell office:value-type="float" office:value="0.020656" calcext:value-type="float">
            <text:p>0.020656</text:p>
          </table:table-cell>
          <table:table-cell office:value-type="float" office:value="0.0259683" calcext:value-type="float">
            <text:p>0.0259683</text:p>
          </table:table-cell>
          <table:table-cell office:value-type="float" office:value="0.0322682" calcext:value-type="float">
            <text:p>0.0322682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480964" calcext:value-type="float">
            <text:p>0.0480964</text:p>
          </table:table-cell>
          <table:table-cell office:value-type="float" office:value="0.0576933" calcext:value-type="float">
            <text:p>0.0576933</text:p>
          </table:table-cell>
          <table:table-cell office:value-type="float" office:value="0.0684006" calcext:value-type="float">
            <text:p>0.0684006</text:p>
          </table:table-cell>
          <table:table-cell office:value-type="float" office:value="0.0801455" calcext:value-type="float">
            <text:p>0.0801455</text:p>
          </table:table-cell>
          <table:table-cell office:value-type="float" office:value="0.0928147" calcext:value-type="float">
            <text:p>0.0928147</text:p>
          </table:table-cell>
          <table:table-cell office:value-type="float" office:value="0.106229" calcext:value-type="float">
            <text:p>0.106229</text:p>
          </table:table-cell>
          <table:table-cell office:value-type="float" office:value="0.120166" calcext:value-type="float">
            <text:p>0.120166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48441" calcext:value-type="float">
            <text:p>0.148441</text:p>
          </table:table-cell>
          <table:table-cell office:value-type="float" office:value="0.162102" calcext:value-type="float">
            <text:p>0.162102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186626" calcext:value-type="float">
            <text:p>0.186626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205004" calcext:value-type="float">
            <text:p>0.205004</text:p>
          </table:table-cell>
          <table:table-cell office:value-type="float" office:value="0.211112" calcext:value-type="float">
            <text:p>0.211112</text:p>
          </table:table-cell>
          <table:table-cell office:value-type="float" office:value="0.214861" calcext:value-type="float">
            <text:p>0.214861</text:p>
          </table:table-cell>
          <table:table-cell office:value-type="float" office:value="0.216128" calcext:value-type="float">
            <text:p>0.216128</text:p>
          </table:table-cell>
          <table:table-cell office:value-type="float" office:value="0.214861" calcext:value-type="float">
            <text:p>0.214861</text:p>
          </table:table-cell>
          <table:table-cell office:value-type="float" office:value="0.211112" calcext:value-type="float">
            <text:p>0.211112</text:p>
          </table:table-cell>
          <table:table-cell office:value-type="float" office:value="0.205004" calcext:value-type="float">
            <text:p>0.205004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186626" calcext:value-type="float">
            <text:p>0.186626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162102" calcext:value-type="float">
            <text:p>0.162102</text:p>
          </table:table-cell>
          <table:table-cell office:value-type="float" office:value="0.148441" calcext:value-type="float">
            <text:p>0.148441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20166" calcext:value-type="float">
            <text:p>0.120166</text:p>
          </table:table-cell>
          <table:table-cell office:value-type="float" office:value="0.106229" calcext:value-type="float">
            <text:p>0.106229</text:p>
          </table:table-cell>
          <table:table-cell office:value-type="float" office:value="0.0928147" calcext:value-type="float">
            <text:p>0.0928147</text:p>
          </table:table-cell>
          <table:table-cell office:value-type="float" office:value="0.0801455" calcext:value-type="float">
            <text:p>0.0801455</text:p>
          </table:table-cell>
          <table:table-cell office:value-type="float" office:value="0.0684006" calcext:value-type="float">
            <text:p>0.0684006</text:p>
          </table:table-cell>
          <table:table-cell office:value-type="float" office:value="0.0576933" calcext:value-type="float">
            <text:p>0.0576933</text:p>
          </table:table-cell>
          <table:table-cell office:value-type="float" office:value="0.0480964" calcext:value-type="float">
            <text:p>0.0480964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322682" calcext:value-type="float">
            <text:p>0.0322682</text:p>
          </table:table-cell>
          <table:table-cell office:value-type="float" office:value="0.0259683" calcext:value-type="float">
            <text:p>0.0259683</text:p>
          </table:table-cell>
          <table:table-cell office:value-type="float" office:value="0.020656" calcext:value-type="float">
            <text:p>0.020656</text:p>
          </table:table-cell>
          <table:table-cell office:value-type="float" office:value="0.0162373" calcext:value-type="float">
            <text:p>0.0162373</text:p>
          </table:table-cell>
          <table:table-cell office:value-type="float" office:value="0.0126162" calcext:value-type="float">
            <text:p>0.0126162</text:p>
          </table:table-cell>
          <table:table-cell office:value-type="float" office:value="0.00968706" calcext:value-type="float">
            <text:p>0.00968706</text:p>
          </table:table-cell>
          <table:table-cell office:value-type="float" office:value="0.00735218" calcext:value-type="float">
            <text:p>0.00735218</text:p>
          </table:table-cell>
          <table:table-cell office:value-type="float" office:value="0.00551405" calcext:value-type="float">
            <text:p>0.00551405</text:p>
          </table:table-cell>
          <table:table-cell office:value-type="float" office:value="0.00408799" calcext:value-type="float">
            <text:p>0.00408799</text:p>
          </table:table-cell>
          <table:table-cell office:value-type="float" office:value="0.00299466" calcext:value-type="float">
            <text:p>0.00299466</text:p>
          </table:table-cell>
          <table:table-cell office:value-type="float" office:value="0.00216873" calcext:value-type="float">
            <text:p>0.00216873</text:p>
          </table:table-cell>
          <table:table-cell office:value-type="float" office:value="0.00155172" calcext:value-type="float">
            <text:p>0.00155172</text:p>
          </table:table-cell>
          <table:table-cell office:value-type="float" office:value="0.00109774" calcext:value-type="float">
            <text:p>0.00109774</text:p>
          </table:table-cell>
          <table:table-cell office:value-type="float" office:value="0.000767108" calcext:value-type="float">
            <text:p>0.000767108</text:p>
          </table:table-cell>
          <table:table-cell office:value-type="float" office:value="0.000530137" calcext:value-type="float">
            <text:p>0.000530137</text:p>
          </table:table-cell>
          <table:table-cell office:value-type="float" office:value="0.000361794" calcext:value-type="float">
            <text:p>0.000361794</text:p>
          </table:table-cell>
          <table:table-cell office:value-type="float" office:value="0.000244269" calcext:value-type="float">
            <text:p>0.000244269</text:p>
          </table:table-cell>
          <table:table-cell office:value-type="float" office:value="0.00016278" calcext:value-type="float">
            <text:p>0.00016278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00698615" calcext:value-type="float">
            <text:p>6.98615E-05</text:p>
          </table:table-cell>
          <table:table-cell office:value-type="float" office:value="0.0000450416" calcext:value-type="float">
            <text:p>4.50416E-05</text:p>
          </table:table-cell>
          <table:table-cell office:value-type="float" office:value="0.0000285955" calcext:value-type="float">
            <text:p>2.85955E-05</text:p>
          </table:table-cell>
          <table:table-cell office:value-type="float" office:value="0.000018025" calcext:value-type="float">
            <text:p>1.8025E-05</text:p>
          </table:table-cell>
          <table:table-cell office:value-type="float" office:value="0.0000111574" calcext:value-type="float">
            <text:p>1.11574E-05</text:p>
          </table:table-cell>
          <table:table-cell office:value-type="float" office:value="0.0000068768" calcext:value-type="float">
            <text:p>6.8768E-06</text:p>
          </table:table-cell>
          <table:table-cell office:value-type="float" office:value="0.00000413694" calcext:value-type="float">
            <text:p>4.13694E-06</text:p>
          </table:table-cell>
          <table:table-cell office:value-type="float" office:value="0.0000024797" calcext:value-type="float">
            <text:p>2.4797E-06</text:p>
          </table:table-cell>
          <table:table-cell office:value-type="float" office:value="0.00000141788" calcext:value-type="float">
            <text:p>1.41788E-06</text:p>
          </table:table-cell>
          <table:table-cell office:value-type="float" office:value="0.000000772424" calcext:value-type="float">
            <text:p>7.72424E-07</text:p>
          </table:table-cell>
          <table:table-cell office:value-type="float" office:value="0.000000320655" calcext:value-type="float">
            <text:p>3.20655E-07</text:p>
          </table:table-cell>
          <table:table-cell office:value-type="float" office:value="-0.0000000283217" calcext:value-type="float">
            <text:p>-2.83217E-08</text:p>
          </table:table-cell>
          <table:table-cell office:value-type="float" office:value="-0.00000038584" calcext:value-type="float">
            <text:p>-3.8584E-07</text:p>
          </table:table-cell>
          <table:table-cell office:value-type="float" office:value="-0.000000862438" calcext:value-type="float">
            <text:p>-8.62438E-07</text:p>
          </table:table-cell>
        </table:table-row>
        <table:table-row table:style-name="ro1">
          <table:table-cell office:value-type="float" office:value="-0.000000988144" calcext:value-type="float">
            <text:p>-9.88144E-07</text:p>
          </table:table-cell>
          <table:table-cell office:value-type="float" office:value="-0.000000446784" calcext:value-type="float">
            <text:p>-4.46784E-07</text:p>
          </table:table-cell>
          <table:table-cell office:value-type="float" office:value="-0.0000000327453" calcext:value-type="float">
            <text:p>-3.27453E-08</text:p>
          </table:table-cell>
          <table:table-cell office:value-type="float" office:value="0.000000372061" calcext:value-type="float">
            <text:p>3.72061E-07</text:p>
          </table:table-cell>
          <table:table-cell office:value-type="float" office:value="0.000000884742" calcext:value-type="float">
            <text:p>8.84742E-07</text:p>
          </table:table-cell>
          <table:table-cell office:value-type="float" office:value="0.00000162967" calcext:value-type="float">
            <text:p>1.62967E-06</text:p>
          </table:table-cell>
          <table:table-cell office:value-type="float" office:value="0.00000281617" calcext:value-type="float">
            <text:p>2.81617E-06</text:p>
          </table:table-cell>
          <table:table-cell office:value-type="float" office:value="0.00000469528" calcext:value-type="float">
            <text:p>4.69528E-06</text:p>
          </table:table-cell>
          <table:table-cell office:value-type="float" office:value="0.00000772847" calcext:value-type="float">
            <text:p>7.72847E-06</text:p>
          </table:table-cell>
          <table:table-cell office:value-type="float" office:value="0.0000125042" calcext:value-type="float">
            <text:p>1.25042E-05</text:p>
          </table:table-cell>
          <table:table-cell office:value-type="float" office:value="0.0000200394" calcext:value-type="float">
            <text:p>2.00394E-05</text:p>
          </table:table-cell>
          <table:table-cell office:value-type="float" office:value="0.0000316695" calcext:value-type="float">
            <text:p>3.16695E-05</text:p>
          </table:table-cell>
          <table:table-cell office:value-type="float" office:value="0.0000495463" calcext:value-type="float">
            <text:p>4.95463E-05</text:p>
          </table:table-cell>
          <table:table-cell office:value-type="float" office:value="0.0000765197" calcext:value-type="float">
            <text:p>7.65197E-05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00176456" calcext:value-type="float">
            <text:p>0.000176456</text:p>
          </table:table-cell>
          <table:table-cell office:value-type="float" office:value="0.000263378" calcext:value-type="float">
            <text:p>0.000263378</text:p>
          </table:table-cell>
          <table:table-cell office:value-type="float" office:value="0.000388398" calcext:value-type="float">
            <text:p>0.000388398</text:p>
          </table:table-cell>
          <table:table-cell office:value-type="float" office:value="0.000566348" calcext:value-type="float">
            <text:p>0.000566348</text:p>
          </table:table-cell>
          <table:table-cell office:value-type="float" office:value="0.000816057" calcext:value-type="float">
            <text:p>0.000816057</text:p>
          </table:table-cell>
          <table:table-cell office:value-type="float" office:value="0.00116255" calcext:value-type="float">
            <text:p>0.00116255</text:p>
          </table:table-cell>
          <table:table-cell office:value-type="float" office:value="0.00163675" calcext:value-type="float">
            <text:p>0.00163675</text:p>
          </table:table-cell>
          <table:table-cell office:value-type="float" office:value="0.00227811" calcext:value-type="float">
            <text:p>0.00227811</text:p>
          </table:table-cell>
          <table:table-cell office:value-type="float" office:value="0.00313382" calcext:value-type="float">
            <text:p>0.00313382</text:p>
          </table:table-cell>
          <table:table-cell office:value-type="float" office:value="0.00426164" calcext:value-type="float">
            <text:p>0.00426164</text:p>
          </table:table-cell>
          <table:table-cell office:value-type="float" office:value="0.00572803" calcext:value-type="float">
            <text:p>0.00572803</text:p>
          </table:table-cell>
          <table:table-cell office:value-type="float" office:value="0.0076107" calcext:value-type="float">
            <text:p>0.0076107</text:p>
          </table:table-cell>
          <table:table-cell office:value-type="float" office:value="0.00999496" calcext:value-type="float">
            <text:p>0.00999496</text:p>
          </table:table-cell>
          <table:table-cell office:value-type="float" office:value="0.0129754" calcext:value-type="float">
            <text:p>0.0129754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0211188" calcext:value-type="float">
            <text:p>0.0211188</text:p>
          </table:table-cell>
          <table:table-cell office:value-type="float" office:value="0.0264778" calcext:value-type="float">
            <text:p>0.0264778</text:p>
          </table:table-cell>
          <table:table-cell office:value-type="float" office:value="0.0328149" calcext:value-type="float">
            <text:p>0.0328149</text:p>
          </table:table-cell>
          <table:table-cell office:value-type="float" office:value="0.0401987" calcext:value-type="float">
            <text:p>0.0401987</text:p>
          </table:table-cell>
          <table:table-cell office:value-type="float" office:value="0.0486773" calcext:value-type="float">
            <text:p>0.0486773</text:p>
          </table:table-cell>
          <table:table-cell office:value-type="float" office:value="0.0582634" calcext:value-type="float">
            <text:p>0.0582634</text:p>
          </table:table-cell>
          <table:table-cell office:value-type="float" office:value="0.0689345" calcext:value-type="float">
            <text:p>0.0689345</text:p>
          </table:table-cell>
          <table:table-cell office:value-type="float" office:value="0.0806183" calcext:value-type="float">
            <text:p>0.0806183</text:p>
          </table:table-cell>
          <table:table-cell office:value-type="float" office:value="0.0931967" calcext:value-type="float">
            <text:p>0.0931967</text:p>
          </table:table-cell>
          <table:table-cell office:value-type="float" office:value="0.106494" calcext:value-type="float">
            <text:p>0.106494</text:p>
          </table:table-cell>
          <table:table-cell office:value-type="float" office:value="0.120287" calcext:value-type="float">
            <text:p>0.120287</text:p>
          </table:table-cell>
          <table:table-cell office:value-type="float" office:value="0.134298" calcext:value-type="float">
            <text:p>0.134298</text:p>
          </table:table-cell>
          <table:table-cell office:value-type="float" office:value="0.148214" calcext:value-type="float">
            <text:p>0.148214</text:p>
          </table:table-cell>
          <table:table-cell office:value-type="float" office:value="0.161684" calcext:value-type="float">
            <text:p>0.161684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18583" calcext:value-type="float">
            <text:p>0.18583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203899" calcext:value-type="float">
            <text:p>0.203899</text:p>
          </table:table-cell>
          <table:table-cell office:value-type="float" office:value="0.209899" calcext:value-type="float">
            <text:p>0.209899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.209899" calcext:value-type="float">
            <text:p>0.209899</text:p>
          </table:table-cell>
          <table:table-cell office:value-type="float" office:value="0.203899" calcext:value-type="float">
            <text:p>0.203899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8583" calcext:value-type="float">
            <text:p>0.18583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161684" calcext:value-type="float">
            <text:p>0.161684</text:p>
          </table:table-cell>
          <table:table-cell office:value-type="float" office:value="0.148214" calcext:value-type="float">
            <text:p>0.148214</text:p>
          </table:table-cell>
          <table:table-cell office:value-type="float" office:value="0.134298" calcext:value-type="float">
            <text:p>0.134298</text:p>
          </table:table-cell>
          <table:table-cell office:value-type="float" office:value="0.120287" calcext:value-type="float">
            <text:p>0.120287</text:p>
          </table:table-cell>
          <table:table-cell office:value-type="float" office:value="0.106494" calcext:value-type="float">
            <text:p>0.106494</text:p>
          </table:table-cell>
          <table:table-cell office:value-type="float" office:value="0.0931967" calcext:value-type="float">
            <text:p>0.0931967</text:p>
          </table:table-cell>
          <table:table-cell office:value-type="float" office:value="0.0806183" calcext:value-type="float">
            <text:p>0.0806183</text:p>
          </table:table-cell>
          <table:table-cell office:value-type="float" office:value="0.0689345" calcext:value-type="float">
            <text:p>0.0689345</text:p>
          </table:table-cell>
          <table:table-cell office:value-type="float" office:value="0.0582634" calcext:value-type="float">
            <text:p>0.0582634</text:p>
          </table:table-cell>
          <table:table-cell office:value-type="float" office:value="0.0486773" calcext:value-type="float">
            <text:p>0.0486773</text:p>
          </table:table-cell>
          <table:table-cell office:value-type="float" office:value="0.0401987" calcext:value-type="float">
            <text:p>0.0401987</text:p>
          </table:table-cell>
          <table:table-cell office:value-type="float" office:value="0.0328149" calcext:value-type="float">
            <text:p>0.0328149</text:p>
          </table:table-cell>
          <table:table-cell office:value-type="float" office:value="0.0264778" calcext:value-type="float">
            <text:p>0.0264778</text:p>
          </table:table-cell>
          <table:table-cell office:value-type="float" office:value="0.0211188" calcext:value-type="float">
            <text:p>0.0211188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0129754" calcext:value-type="float">
            <text:p>0.0129754</text:p>
          </table:table-cell>
          <table:table-cell office:value-type="float" office:value="0.00999496" calcext:value-type="float">
            <text:p>0.00999496</text:p>
          </table:table-cell>
          <table:table-cell office:value-type="float" office:value="0.0076107" calcext:value-type="float">
            <text:p>0.0076107</text:p>
          </table:table-cell>
          <table:table-cell office:value-type="float" office:value="0.00572803" calcext:value-type="float">
            <text:p>0.00572803</text:p>
          </table:table-cell>
          <table:table-cell office:value-type="float" office:value="0.00426164" calcext:value-type="float">
            <text:p>0.00426164</text:p>
          </table:table-cell>
          <table:table-cell office:value-type="float" office:value="0.00313382" calcext:value-type="float">
            <text:p>0.00313382</text:p>
          </table:table-cell>
          <table:table-cell office:value-type="float" office:value="0.00227811" calcext:value-type="float">
            <text:p>0.00227811</text:p>
          </table:table-cell>
          <table:table-cell office:value-type="float" office:value="0.00163675" calcext:value-type="float">
            <text:p>0.00163675</text:p>
          </table:table-cell>
          <table:table-cell office:value-type="float" office:value="0.00116255" calcext:value-type="float">
            <text:p>0.00116255</text:p>
          </table:table-cell>
          <table:table-cell office:value-type="float" office:value="0.000816057" calcext:value-type="float">
            <text:p>0.000816057</text:p>
          </table:table-cell>
          <table:table-cell office:value-type="float" office:value="0.000566348" calcext:value-type="float">
            <text:p>0.000566348</text:p>
          </table:table-cell>
          <table:table-cell office:value-type="float" office:value="0.000388398" calcext:value-type="float">
            <text:p>0.000388398</text:p>
          </table:table-cell>
          <table:table-cell office:value-type="float" office:value="0.000263378" calcext:value-type="float">
            <text:p>0.000263378</text:p>
          </table:table-cell>
          <table:table-cell office:value-type="float" office:value="0.000176456" calcext:value-type="float">
            <text:p>0.000176456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000765197" calcext:value-type="float">
            <text:p>7.65197E-05</text:p>
          </table:table-cell>
          <table:table-cell office:value-type="float" office:value="0.0000495463" calcext:value-type="float">
            <text:p>4.95463E-05</text:p>
          </table:table-cell>
          <table:table-cell office:value-type="float" office:value="0.0000316695" calcext:value-type="float">
            <text:p>3.16695E-05</text:p>
          </table:table-cell>
          <table:table-cell office:value-type="float" office:value="0.0000200394" calcext:value-type="float">
            <text:p>2.00394E-05</text:p>
          </table:table-cell>
          <table:table-cell office:value-type="float" office:value="0.0000125042" calcext:value-type="float">
            <text:p>1.25042E-05</text:p>
          </table:table-cell>
          <table:table-cell office:value-type="float" office:value="0.00000772847" calcext:value-type="float">
            <text:p>7.72847E-06</text:p>
          </table:table-cell>
          <table:table-cell office:value-type="float" office:value="0.00000469528" calcext:value-type="float">
            <text:p>4.69528E-06</text:p>
          </table:table-cell>
          <table:table-cell office:value-type="float" office:value="0.00000281617" calcext:value-type="float">
            <text:p>2.81617E-06</text:p>
          </table:table-cell>
          <table:table-cell office:value-type="float" office:value="0.00000162967" calcext:value-type="float">
            <text:p>1.62967E-06</text:p>
          </table:table-cell>
          <table:table-cell office:value-type="float" office:value="0.000000884742" calcext:value-type="float">
            <text:p>8.84742E-07</text:p>
          </table:table-cell>
          <table:table-cell office:value-type="float" office:value="0.000000372061" calcext:value-type="float">
            <text:p>3.72061E-07</text:p>
          </table:table-cell>
          <table:table-cell office:value-type="float" office:value="-0.0000000327453" calcext:value-type="float">
            <text:p>-3.27453E-08</text:p>
          </table:table-cell>
          <table:table-cell office:value-type="float" office:value="-0.000000446784" calcext:value-type="float">
            <text:p>-4.46784E-07</text:p>
          </table:table-cell>
          <table:table-cell office:value-type="float" office:value="-0.000000988144" calcext:value-type="float">
            <text:p>-9.88144E-07</text:p>
          </table:table-cell>
        </table:table-row>
        <table:table-row table:style-name="ro1">
          <table:table-cell office:value-type="float" office:value="-0.00000115386" calcext:value-type="float">
            <text:p>-1.15386E-06</text:p>
          </table:table-cell>
          <table:table-cell office:value-type="float" office:value="-0.000000524197" calcext:value-type="float">
            <text:p>-5.24197E-07</text:p>
          </table:table-cell>
          <table:table-cell office:value-type="float" office:value="-0.0000000383905" calcext:value-type="float">
            <text:p>-3.83905E-08</text:p>
          </table:table-cell>
          <table:table-cell office:value-type="float" office:value="0.000000436972" calcext:value-type="float">
            <text:p>4.36972E-07</text:p>
          </table:table-cell>
          <table:table-cell office:value-type="float" office:value="0.00000103394" calcext:value-type="float">
            <text:p>1.03394E-06</text:p>
          </table:table-cell>
          <table:table-cell office:value-type="float" office:value="0.00000189706" calcext:value-type="float">
            <text:p>1.89706E-06</text:p>
          </table:table-cell>
          <table:table-cell office:value-type="float" office:value="0.00000325537" calcext:value-type="float">
            <text:p>3.25537E-06</text:p>
          </table:table-cell>
          <table:table-cell office:value-type="float" office:value="0.00000539675" calcext:value-type="float">
            <text:p>5.39675E-06</text:p>
          </table:table-cell>
          <table:table-cell office:value-type="float" office:value="0.00000881998" calcext:value-type="float">
            <text:p>8.81998E-06</text:p>
          </table:table-cell>
          <table:table-cell office:value-type="float" office:value="0.000014184" calcext:value-type="float">
            <text:p>1.4184E-05</text:p>
          </table:table-cell>
          <table:table-cell office:value-type="float" office:value="0.0000225792" calcext:value-type="float">
            <text:p>2.25792E-05</text:p>
          </table:table-cell>
          <table:table-cell office:value-type="float" office:value="0.00003547" calcext:value-type="float">
            <text:p>3.547E-05</text:p>
          </table:table-cell>
          <table:table-cell office:value-type="float" office:value="0.0000551445" calcext:value-type="float">
            <text:p>5.51445E-05</text:p>
          </table:table-cell>
          <table:table-cell office:value-type="float" office:value="0.0000846742" calcext:value-type="float">
            <text:p>8.46742E-05</text:p>
          </table:table-cell>
          <table:table-cell office:value-type="float" office:value="0.000128622" calcext:value-type="float">
            <text:p>0.000128622</text:p>
          </table:table-cell>
          <table:table-cell office:value-type="float" office:value="0.000193045" calcext:value-type="float">
            <text:p>0.000193045</text:p>
          </table:table-cell>
          <table:table-cell office:value-type="float" office:value="0.000286553" calcext:value-type="float">
            <text:p>0.000286553</text:p>
          </table:table-cell>
          <table:table-cell office:value-type="float" office:value="0.000420364" calcext:value-type="float">
            <text:p>0.000420364</text:p>
          </table:table-cell>
          <table:table-cell office:value-type="float" office:value="0.000609796" calcext:value-type="float">
            <text:p>0.000609796</text:p>
          </table:table-cell>
          <table:table-cell office:value-type="float" office:value="0.00087433" calcext:value-type="float">
            <text:p>0.00087433</text:p>
          </table:table-cell>
          <table:table-cell office:value-type="float" office:value="0.00123955" calcext:value-type="float">
            <text:p>0.00123955</text:p>
          </table:table-cell>
          <table:table-cell office:value-type="float" office:value="0.00173709" calcext:value-type="float">
            <text:p>0.00173709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329666" calcext:value-type="float">
            <text:p>0.00329666</text:p>
          </table:table-cell>
          <table:table-cell office:value-type="float" office:value="0.00446433" calcext:value-type="float">
            <text:p>0.00446433</text:p>
          </table:table-cell>
          <table:table-cell office:value-type="float" office:value="0.00597642" calcext:value-type="float">
            <text:p>0.00597642</text:p>
          </table:table-cell>
          <table:table-cell office:value-type="float" office:value="0.00791004" calcext:value-type="float">
            <text:p>0.00791004</text:p>
          </table:table-cell>
          <table:table-cell office:value-type="float" office:value="0.0103497" calcext:value-type="float">
            <text:p>0.0103497</text:p>
          </table:table-cell>
          <table:table-cell office:value-type="float" office:value="0.0133883" calcext:value-type="float">
            <text:p>0.0133883</text:p>
          </table:table-cell>
          <table:table-cell office:value-type="float" office:value="0.0171214" calcext:value-type="float">
            <text:p>0.0171214</text:p>
          </table:table-cell>
          <table:table-cell office:value-type="float" office:value="0.0216469" calcext:value-type="float">
            <text:p>0.0216469</text:p>
          </table:table-cell>
          <table:table-cell office:value-type="float" office:value="0.0270567" calcext:value-type="float">
            <text:p>0.0270567</text:p>
          </table:table-cell>
          <table:table-cell office:value-type="float" office:value="0.0334345" calcext:value-type="float">
            <text:p>0.0334345</text:p>
          </table:table-cell>
          <table:table-cell office:value-type="float" office:value="0.0408449" calcext:value-type="float">
            <text:p>0.0408449</text:p>
          </table:table-cell>
          <table:table-cell office:value-type="float" office:value="0.0493312" calcext:value-type="float">
            <text:p>0.0493312</text:p>
          </table:table-cell>
          <table:table-cell office:value-type="float" office:value="0.058902" calcext:value-type="float">
            <text:p>0.058902</text:p>
          </table:table-cell>
          <table:table-cell office:value-type="float" office:value="0.0695307" calcext:value-type="float">
            <text:p>0.0695307</text:p>
          </table:table-cell>
          <table:table-cell office:value-type="float" office:value="0.0811427" calcext:value-type="float">
            <text:p>0.0811427</text:p>
          </table:table-cell>
          <table:table-cell office:value-type="float" office:value="0.093618" calcext:value-type="float">
            <text:p>0.093618</text:p>
          </table:table-cell>
          <table:table-cell office:value-type="float" office:value="0.106782" calcext:value-type="float">
            <text:p>0.106782</text:p>
          </table:table-cell>
          <table:table-cell office:value-type="float" office:value="0.120412" calcext:value-type="float">
            <text:p>0.120412</text:p>
          </table:table-cell>
          <table:table-cell office:value-type="float" office:value="0.134237" calcext:value-type="float">
            <text:p>0.134237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61202" calcext:value-type="float">
            <text:p>0.161202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84926" calcext:value-type="float">
            <text:p>0.184926</text:p>
          </table:table-cell>
          <table:table-cell office:value-type="float" office:value="0.194697" calcext:value-type="float">
            <text:p>0.194697</text:p>
          </table:table-cell>
          <table:table-cell office:value-type="float" office:value="0.202651" calcext:value-type="float">
            <text:p>0.202651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13359" calcext:value-type="float">
            <text:p>0.213359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202651" calcext:value-type="float">
            <text:p>0.202651</text:p>
          </table:table-cell>
          <table:table-cell office:value-type="float" office:value="0.194697" calcext:value-type="float">
            <text:p>0.194697</text:p>
          </table:table-cell>
          <table:table-cell office:value-type="float" office:value="0.184926" calcext:value-type="float">
            <text:p>0.184926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61202" calcext:value-type="float">
            <text:p>0.161202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34237" calcext:value-type="float">
            <text:p>0.134237</text:p>
          </table:table-cell>
          <table:table-cell office:value-type="float" office:value="0.120412" calcext:value-type="float">
            <text:p>0.120412</text:p>
          </table:table-cell>
          <table:table-cell office:value-type="float" office:value="0.106782" calcext:value-type="float">
            <text:p>0.106782</text:p>
          </table:table-cell>
          <table:table-cell office:value-type="float" office:value="0.093618" calcext:value-type="float">
            <text:p>0.093618</text:p>
          </table:table-cell>
          <table:table-cell office:value-type="float" office:value="0.0811427" calcext:value-type="float">
            <text:p>0.0811427</text:p>
          </table:table-cell>
          <table:table-cell office:value-type="float" office:value="0.0695307" calcext:value-type="float">
            <text:p>0.0695307</text:p>
          </table:table-cell>
          <table:table-cell office:value-type="float" office:value="0.058902" calcext:value-type="float">
            <text:p>0.058902</text:p>
          </table:table-cell>
          <table:table-cell office:value-type="float" office:value="0.0493312" calcext:value-type="float">
            <text:p>0.0493312</text:p>
          </table:table-cell>
          <table:table-cell office:value-type="float" office:value="0.0408449" calcext:value-type="float">
            <text:p>0.0408449</text:p>
          </table:table-cell>
          <table:table-cell office:value-type="float" office:value="0.0334345" calcext:value-type="float">
            <text:p>0.0334345</text:p>
          </table:table-cell>
          <table:table-cell office:value-type="float" office:value="0.0270567" calcext:value-type="float">
            <text:p>0.0270567</text:p>
          </table:table-cell>
          <table:table-cell office:value-type="float" office:value="0.0216469" calcext:value-type="float">
            <text:p>0.0216469</text:p>
          </table:table-cell>
          <table:table-cell office:value-type="float" office:value="0.0171214" calcext:value-type="float">
            <text:p>0.0171214</text:p>
          </table:table-cell>
          <table:table-cell office:value-type="float" office:value="0.0133883" calcext:value-type="float">
            <text:p>0.0133883</text:p>
          </table:table-cell>
          <table:table-cell office:value-type="float" office:value="0.0103497" calcext:value-type="float">
            <text:p>0.0103497</text:p>
          </table:table-cell>
          <table:table-cell office:value-type="float" office:value="0.00791004" calcext:value-type="float">
            <text:p>0.00791004</text:p>
          </table:table-cell>
          <table:table-cell office:value-type="float" office:value="0.00597642" calcext:value-type="float">
            <text:p>0.00597642</text:p>
          </table:table-cell>
          <table:table-cell office:value-type="float" office:value="0.00446433" calcext:value-type="float">
            <text:p>0.00446433</text:p>
          </table:table-cell>
          <table:table-cell office:value-type="float" office:value="0.00329666" calcext:value-type="float">
            <text:p>0.00329666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173709" calcext:value-type="float">
            <text:p>0.00173709</text:p>
          </table:table-cell>
          <table:table-cell office:value-type="float" office:value="0.00123955" calcext:value-type="float">
            <text:p>0.00123955</text:p>
          </table:table-cell>
          <table:table-cell office:value-type="float" office:value="0.00087433" calcext:value-type="float">
            <text:p>0.00087433</text:p>
          </table:table-cell>
          <table:table-cell office:value-type="float" office:value="0.000609796" calcext:value-type="float">
            <text:p>0.000609796</text:p>
          </table:table-cell>
          <table:table-cell office:value-type="float" office:value="0.000420364" calcext:value-type="float">
            <text:p>0.000420364</text:p>
          </table:table-cell>
          <table:table-cell office:value-type="float" office:value="0.000286553" calcext:value-type="float">
            <text:p>0.000286553</text:p>
          </table:table-cell>
          <table:table-cell office:value-type="float" office:value="0.000193045" calcext:value-type="float">
            <text:p>0.000193045</text:p>
          </table:table-cell>
          <table:table-cell office:value-type="float" office:value="0.000128622" calcext:value-type="float">
            <text:p>0.000128622</text:p>
          </table:table-cell>
          <table:table-cell office:value-type="float" office:value="0.0000846742" calcext:value-type="float">
            <text:p>8.46742E-05</text:p>
          </table:table-cell>
          <table:table-cell office:value-type="float" office:value="0.0000551445" calcext:value-type="float">
            <text:p>5.51445E-05</text:p>
          </table:table-cell>
          <table:table-cell office:value-type="float" office:value="0.00003547" calcext:value-type="float">
            <text:p>3.547E-05</text:p>
          </table:table-cell>
          <table:table-cell office:value-type="float" office:value="0.0000225792" calcext:value-type="float">
            <text:p>2.25792E-05</text:p>
          </table:table-cell>
          <table:table-cell office:value-type="float" office:value="0.000014184" calcext:value-type="float">
            <text:p>1.4184E-05</text:p>
          </table:table-cell>
          <table:table-cell office:value-type="float" office:value="0.00000881998" calcext:value-type="float">
            <text:p>8.81998E-06</text:p>
          </table:table-cell>
          <table:table-cell office:value-type="float" office:value="0.00000539675" calcext:value-type="float">
            <text:p>5.39675E-06</text:p>
          </table:table-cell>
          <table:table-cell office:value-type="float" office:value="0.00000325537" calcext:value-type="float">
            <text:p>3.25537E-06</text:p>
          </table:table-cell>
          <table:table-cell office:value-type="float" office:value="0.00000189706" calcext:value-type="float">
            <text:p>1.89706E-06</text:p>
          </table:table-cell>
          <table:table-cell office:value-type="float" office:value="0.00000103394" calcext:value-type="float">
            <text:p>1.03394E-06</text:p>
          </table:table-cell>
          <table:table-cell office:value-type="float" office:value="0.000000436972" calcext:value-type="float">
            <text:p>4.36972E-07</text:p>
          </table:table-cell>
          <table:table-cell office:value-type="float" office:value="-0.0000000383905" calcext:value-type="float">
            <text:p>-3.83905E-08</text:p>
          </table:table-cell>
          <table:table-cell office:value-type="float" office:value="-0.000000524197" calcext:value-type="float">
            <text:p>-5.24197E-07</text:p>
          </table:table-cell>
          <table:table-cell office:value-type="float" office:value="-0.00000115386" calcext:value-type="float">
            <text:p>-1.15386E-06</text:p>
          </table:table-cell>
        </table:table-row>
        <table:table-row table:style-name="ro1">
          <table:table-cell office:value-type="float" office:value="-0.00000138377" calcext:value-type="float">
            <text:p>-1.38377E-06</text:p>
          </table:table-cell>
          <table:table-cell office:value-type="float" office:value="-0.000000629515" calcext:value-type="float">
            <text:p>-6.29515E-07</text:p>
          </table:table-cell>
          <table:table-cell office:value-type="float" office:value="-0.0000000460896" calcext:value-type="float">
            <text:p>-4.60896E-08</text:p>
          </table:table-cell>
          <table:table-cell office:value-type="float" office:value="0.000000525004" calcext:value-type="float">
            <text:p>5.25004E-07</text:p>
          </table:table-cell>
          <table:table-cell office:value-type="float" office:value="0.00000124192" calcext:value-type="float">
            <text:p>1.24192E-06</text:p>
          </table:table-cell>
          <table:table-cell office:value-type="float" office:value="0.00000225812" calcext:value-type="float">
            <text:p>2.25812E-06</text:p>
          </table:table-cell>
          <table:table-cell office:value-type="float" office:value="0.00000385818" calcext:value-type="float">
            <text:p>3.85818E-06</text:p>
          </table:table-cell>
          <table:table-cell office:value-type="float" office:value="0.0000063352" calcext:value-type="float">
            <text:p>6.3352E-06</text:p>
          </table:table-cell>
          <table:table-cell office:value-type="float" office:value="0.0000102925" calcext:value-type="float">
            <text:p>1.02925E-05</text:p>
          </table:table-cell>
          <table:table-cell office:value-type="float" office:value="0.0000164063" calcext:value-type="float">
            <text:p>1.64063E-05</text:p>
          </table:table-cell>
          <table:table-cell office:value-type="float" office:value="0.00002595" calcext:value-type="float">
            <text:p>2.595E-05</text:p>
          </table:table-cell>
          <table:table-cell office:value-type="float" office:value="0.0000404391" calcext:value-type="float">
            <text:p>4.04391E-05</text:p>
          </table:table-cell>
          <table:table-cell office:value-type="float" office:value="0.0000624643" calcext:value-type="float">
            <text:p>6.24643E-05</text:p>
          </table:table-cell>
          <table:table-cell office:value-type="float" office:value="0.0000952102" calcext:value-type="float">
            <text:p>9.52102E-05</text:p>
          </table:table-cell>
          <table:table-cell office:value-type="float" office:value="0.000143712" calcext:value-type="float">
            <text:p>0.000143712</text:p>
          </table:table-cell>
          <table:table-cell office:value-type="float" office:value="0.00021423" calcext:value-type="float">
            <text:p>0.00021423</text:p>
          </table:table-cell>
          <table:table-cell office:value-type="float" office:value="0.000316062" calcext:value-type="float">
            <text:p>0.000316062</text:p>
          </table:table-cell>
          <table:table-cell office:value-type="float" office:value="0.000460728" calcext:value-type="float">
            <text:p>0.000460728</text:p>
          </table:table-cell>
          <table:table-cell office:value-type="float" office:value="0.00066447" calcext:value-type="float">
            <text:p>0.00066447</text:p>
          </table:table-cell>
          <table:table-cell office:value-type="float" office:value="0.00094712" calcext:value-type="float">
            <text:p>0.00094712</text:p>
          </table:table-cell>
          <table:table-cell office:value-type="float" office:value="0.00133538" calcext:value-type="float">
            <text:p>0.00133538</text:p>
          </table:table-cell>
          <table:table-cell office:value-type="float" office:value="0.00186114" calcext:value-type="float">
            <text:p>0.00186114</text:p>
          </table:table-cell>
          <table:table-cell office:value-type="float" office:value="0.00256547" calcext:value-type="float">
            <text:p>0.00256547</text:p>
          </table:table-cell>
          <table:table-cell office:value-type="float" office:value="0.00349603" calcext:value-type="float">
            <text:p>0.00349603</text:p>
          </table:table-cell>
          <table:table-cell office:value-type="float" office:value="0.00471158" calcext:value-type="float">
            <text:p>0.00471158</text:p>
          </table:table-cell>
          <table:table-cell office:value-type="float" office:value="0.00627776" calcext:value-type="float">
            <text:p>0.00627776</text:p>
          </table:table-cell>
          <table:table-cell office:value-type="float" office:value="0.0082719" calcext:value-type="float">
            <text:p>0.0082719</text:p>
          </table:table-cell>
          <table:table-cell office:value-type="float" office:value="0.0107764" calcext:value-type="float">
            <text:p>0.0107764</text:p>
          </table:table-cell>
          <table:table-cell office:value-type="float" office:value="0.0138831" calcext:value-type="float">
            <text:p>0.0138831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0222748" calcext:value-type="float">
            <text:p>0.0222748</text:p>
          </table:table-cell>
          <table:table-cell office:value-type="float" office:value="0.0277418" calcext:value-type="float">
            <text:p>0.0277418</text:p>
          </table:table-cell>
          <table:table-cell office:value-type="float" office:value="0.0341654" calcext:value-type="float">
            <text:p>0.0341654</text:p>
          </table:table-cell>
          <table:table-cell office:value-type="float" office:value="0.0416038" calcext:value-type="float">
            <text:p>0.0416038</text:p>
          </table:table-cell>
          <table:table-cell office:value-type="float" office:value="0.0500964" calcext:value-type="float">
            <text:p>0.0500964</text:p>
          </table:table-cell>
          <table:table-cell office:value-type="float" office:value="0.0596455" calcext:value-type="float">
            <text:p>0.0596455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817463" calcext:value-type="float">
            <text:p>0.0817463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107104" calcext:value-type="float">
            <text:p>0.107104</text:p>
          </table:table-cell>
          <table:table-cell office:value-type="float" office:value="0.120544" calcext:value-type="float">
            <text:p>0.120544</text:p>
          </table:table-cell>
          <table:table-cell office:value-type="float" office:value="0.134149" calcext:value-type="float">
            <text:p>0.134149</text:p>
          </table:table-cell>
          <table:table-cell office:value-type="float" office:value="0.147621" calcext:value-type="float">
            <text:p>0.147621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193415" calcext:value-type="float">
            <text:p>0.193415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0.206931" calcext:value-type="float">
            <text:p>0.206931</text:p>
          </table:table-cell>
          <table:table-cell office:value-type="float" office:value="0.210453" calcext:value-type="float">
            <text:p>0.210453</text:p>
          </table:table-cell>
          <table:table-cell office:value-type="float" office:value="0.211643" calcext:value-type="float">
            <text:p>0.211643</text:p>
          </table:table-cell>
          <table:table-cell office:value-type="float" office:value="0.210453" calcext:value-type="float">
            <text:p>0.210453</text:p>
          </table:table-cell>
          <table:table-cell office:value-type="float" office:value="0.206931" calcext:value-type="float">
            <text:p>0.206931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0.193415" calcext:value-type="float">
            <text:p>0.193415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47621" calcext:value-type="float">
            <text:p>0.147621</text:p>
          </table:table-cell>
          <table:table-cell office:value-type="float" office:value="0.134149" calcext:value-type="float">
            <text:p>0.134149</text:p>
          </table:table-cell>
          <table:table-cell office:value-type="float" office:value="0.120544" calcext:value-type="float">
            <text:p>0.120544</text:p>
          </table:table-cell>
          <table:table-cell office:value-type="float" office:value="0.107104" calcext:value-type="float">
            <text:p>0.107104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0817463" calcext:value-type="float">
            <text:p>0.0817463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596455" calcext:value-type="float">
            <text:p>0.0596455</text:p>
          </table:table-cell>
          <table:table-cell office:value-type="float" office:value="0.0500964" calcext:value-type="float">
            <text:p>0.0500964</text:p>
          </table:table-cell>
          <table:table-cell office:value-type="float" office:value="0.0416038" calcext:value-type="float">
            <text:p>0.0416038</text:p>
          </table:table-cell>
          <table:table-cell office:value-type="float" office:value="0.0341654" calcext:value-type="float">
            <text:p>0.0341654</text:p>
          </table:table-cell>
          <table:table-cell office:value-type="float" office:value="0.0277418" calcext:value-type="float">
            <text:p>0.0277418</text:p>
          </table:table-cell>
          <table:table-cell office:value-type="float" office:value="0.0222748" calcext:value-type="float">
            <text:p>0.0222748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0138831" calcext:value-type="float">
            <text:p>0.0138831</text:p>
          </table:table-cell>
          <table:table-cell office:value-type="float" office:value="0.0107764" calcext:value-type="float">
            <text:p>0.0107764</text:p>
          </table:table-cell>
          <table:table-cell office:value-type="float" office:value="0.0082719" calcext:value-type="float">
            <text:p>0.0082719</text:p>
          </table:table-cell>
          <table:table-cell office:value-type="float" office:value="0.00627776" calcext:value-type="float">
            <text:p>0.00627776</text:p>
          </table:table-cell>
          <table:table-cell office:value-type="float" office:value="0.00471158" calcext:value-type="float">
            <text:p>0.00471158</text:p>
          </table:table-cell>
          <table:table-cell office:value-type="float" office:value="0.00349603" calcext:value-type="float">
            <text:p>0.00349603</text:p>
          </table:table-cell>
          <table:table-cell office:value-type="float" office:value="0.00256547" calcext:value-type="float">
            <text:p>0.00256547</text:p>
          </table:table-cell>
          <table:table-cell office:value-type="float" office:value="0.00186114" calcext:value-type="float">
            <text:p>0.00186114</text:p>
          </table:table-cell>
          <table:table-cell office:value-type="float" office:value="0.00133538" calcext:value-type="float">
            <text:p>0.00133538</text:p>
          </table:table-cell>
          <table:table-cell office:value-type="float" office:value="0.00094712" calcext:value-type="float">
            <text:p>0.00094712</text:p>
          </table:table-cell>
          <table:table-cell office:value-type="float" office:value="0.00066447" calcext:value-type="float">
            <text:p>0.00066447</text:p>
          </table:table-cell>
          <table:table-cell office:value-type="float" office:value="0.000460728" calcext:value-type="float">
            <text:p>0.000460728</text:p>
          </table:table-cell>
          <table:table-cell office:value-type="float" office:value="0.000316062" calcext:value-type="float">
            <text:p>0.000316062</text:p>
          </table:table-cell>
          <table:table-cell office:value-type="float" office:value="0.00021423" calcext:value-type="float">
            <text:p>0.00021423</text:p>
          </table:table-cell>
          <table:table-cell office:value-type="float" office:value="0.000143712" calcext:value-type="float">
            <text:p>0.000143712</text:p>
          </table:table-cell>
          <table:table-cell office:value-type="float" office:value="0.0000952102" calcext:value-type="float">
            <text:p>9.52102E-05</text:p>
          </table:table-cell>
          <table:table-cell office:value-type="float" office:value="0.0000624643" calcext:value-type="float">
            <text:p>6.24643E-05</text:p>
          </table:table-cell>
          <table:table-cell office:value-type="float" office:value="0.0000404391" calcext:value-type="float">
            <text:p>4.04391E-05</text:p>
          </table:table-cell>
          <table:table-cell office:value-type="float" office:value="0.00002595" calcext:value-type="float">
            <text:p>2.595E-05</text:p>
          </table:table-cell>
          <table:table-cell office:value-type="float" office:value="0.0000164063" calcext:value-type="float">
            <text:p>1.64063E-05</text:p>
          </table:table-cell>
          <table:table-cell office:value-type="float" office:value="0.0000102925" calcext:value-type="float">
            <text:p>1.02925E-05</text:p>
          </table:table-cell>
          <table:table-cell office:value-type="float" office:value="0.0000063352" calcext:value-type="float">
            <text:p>6.3352E-06</text:p>
          </table:table-cell>
          <table:table-cell office:value-type="float" office:value="0.00000385818" calcext:value-type="float">
            <text:p>3.85818E-06</text:p>
          </table:table-cell>
          <table:table-cell office:value-type="float" office:value="0.00000225812" calcext:value-type="float">
            <text:p>2.25812E-06</text:p>
          </table:table-cell>
          <table:table-cell office:value-type="float" office:value="0.00000124192" calcext:value-type="float">
            <text:p>1.24192E-06</text:p>
          </table:table-cell>
          <table:table-cell office:value-type="float" office:value="0.000000525004" calcext:value-type="float">
            <text:p>5.25004E-07</text:p>
          </table:table-cell>
          <table:table-cell office:value-type="float" office:value="-0.0000000460896" calcext:value-type="float">
            <text:p>-4.60896E-08</text:p>
          </table:table-cell>
          <table:table-cell office:value-type="float" office:value="-0.000000629515" calcext:value-type="float">
            <text:p>-6.29515E-07</text:p>
          </table:table-cell>
          <table:table-cell office:value-type="float" office:value="-0.00000138377" calcext:value-type="float">
            <text:p>-1.38377E-06</text:p>
          </table:table-cell>
        </table:table-row>
        <table:table-row table:style-name="ro1">
          <table:table-cell office:value-type="float" office:value="-0.00000160042" calcext:value-type="float">
            <text:p>-1.60042E-06</text:p>
          </table:table-cell>
          <table:table-cell office:value-type="float" office:value="-0.000000731674" calcext:value-type="float">
            <text:p>-7.31674E-07</text:p>
          </table:table-cell>
          <table:table-cell office:value-type="float" office:value="-0.000000053529" calcext:value-type="float">
            <text:p>-5.3529E-08</text:p>
          </table:table-cell>
          <table:table-cell office:value-type="float" office:value="0.00000061083" calcext:value-type="float">
            <text:p>6.1083E-07</text:p>
          </table:table-cell>
          <table:table-cell office:value-type="float" office:value="0.00000143727" calcext:value-type="float">
            <text:p>1.43727E-06</text:p>
          </table:table-cell>
          <table:table-cell office:value-type="float" office:value="0.00000260556" calcext:value-type="float">
            <text:p>2.60556E-06</text:p>
          </table:table-cell>
          <table:table-cell office:value-type="float" office:value="0.00000442061" calcext:value-type="float">
            <text:p>4.42061E-06</text:p>
          </table:table-cell>
          <table:table-cell office:value-type="float" office:value="0.00000722329" calcext:value-type="float">
            <text:p>7.22329E-06</text:p>
          </table:table-cell>
          <table:table-cell office:value-type="float" office:value="0.0000116533" calcext:value-type="float">
            <text:p>1.16533E-05</text:p>
          </table:table-cell>
          <table:table-cell office:value-type="float" office:value="0.0000184746" calcext:value-type="float">
            <text:p>1.84746E-05</text:p>
          </table:table-cell>
          <table:table-cell office:value-type="float" office:value="0.0000290313" calcext:value-type="float">
            <text:p>2.90313E-05</text:p>
          </table:table-cell>
          <table:table-cell office:value-type="float" office:value="0.0000449931" calcext:value-type="float">
            <text:p>4.49931E-05</text:p>
          </table:table-cell>
          <table:table-cell office:value-type="float" office:value="0.0000690803" calcext:value-type="float">
            <text:p>6.90803E-05</text:p>
          </table:table-cell>
          <table:table-cell office:value-type="float" office:value="0.000104731" calcext:value-type="float">
            <text:p>0.000104731</text:p>
          </table:table-cell>
          <table:table-cell office:value-type="float" office:value="0.000157198" calcext:value-type="float">
            <text:p>0.000157198</text:p>
          </table:table-cell>
          <table:table-cell office:value-type="float" office:value="0.000233129" calcext:value-type="float">
            <text:p>0.000233129</text:p>
          </table:table-cell>
          <table:table-cell office:value-type="float" office:value="0.000342145" calcext:value-type="float">
            <text:p>0.000342145</text:p>
          </table:table-cell>
          <table:table-cell office:value-type="float" office:value="0.000496308" calcext:value-type="float">
            <text:p>0.000496308</text:p>
          </table:table-cell>
          <table:table-cell office:value-type="float" office:value="0.000712282" calcext:value-type="float">
            <text:p>0.000712282</text:p>
          </table:table-cell>
          <table:table-cell office:value-type="float" office:value="0.00101057" calcext:value-type="float">
            <text:p>0.00101057</text:p>
          </table:table-cell>
          <table:table-cell office:value-type="float" office:value="0.00141833" calcext:value-type="float">
            <text:p>0.00141833</text:p>
          </table:table-cell>
          <table:table-cell office:value-type="float" office:value="0.00196816" calcext:value-type="float">
            <text:p>0.00196816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366637" calcext:value-type="float">
            <text:p>0.00366637</text:p>
          </table:table-cell>
          <table:table-cell office:value-type="float" office:value="0.0049216" calcext:value-type="float">
            <text:p>0.0049216</text:p>
          </table:table-cell>
          <table:table-cell office:value-type="float" office:value="0.00653288" calcext:value-type="float">
            <text:p>0.00653288</text:p>
          </table:table-cell>
          <table:table-cell office:value-type="float" office:value="0.00857663" calcext:value-type="float">
            <text:p>0.00857663</text:p>
          </table:table-cell>
          <table:table-cell office:value-type="float" office:value="0.0111345" calcext:value-type="float">
            <text:p>0.0111345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181525" calcext:value-type="float">
            <text:p>0.0181525</text:p>
          </table:table-cell>
          <table:table-cell office:value-type="float" office:value="0.0227952" calcext:value-type="float">
            <text:p>0.0227952</text:p>
          </table:table-cell>
          <table:table-cell office:value-type="float" office:value="0.0283078" calcext:value-type="float">
            <text:p>0.0283078</text:p>
          </table:table-cell>
          <table:table-cell office:value-type="float" office:value="0.0347666" calcext:value-type="float">
            <text:p>0.0347666</text:p>
          </table:table-cell>
          <table:table-cell office:value-type="float" office:value="0.0422259" calcext:value-type="float">
            <text:p>0.0422259</text:p>
          </table:table-cell>
          <table:table-cell office:value-type="float" office:value="0.0507208" calcext:value-type="float">
            <text:p>0.0507208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707807" calcext:value-type="float">
            <text:p>0.0707807</text:p>
          </table:table-cell>
          <table:table-cell office:value-type="float" office:value="0.0822317" calcext:value-type="float">
            <text:p>0.0822317</text:p>
          </table:table-cell>
          <table:table-cell office:value-type="float" office:value="0.0944818" calcext:value-type="float">
            <text:p>0.0944818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0.134065" calcext:value-type="float">
            <text:p>0.134065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160143" calcext:value-type="float">
            <text:p>0.160143</text:p>
          </table:table-cell>
          <table:table-cell office:value-type="float" office:value="0.172136" calcext:value-type="float">
            <text:p>0.172136</text:p>
          </table:table-cell>
          <table:table-cell office:value-type="float" office:value="0.18298" calcext:value-type="float">
            <text:p>0.18298</text:p>
          </table:table-cell>
          <table:table-cell office:value-type="float" office:value="0.192361" calcext:value-type="float">
            <text:p>0.192361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1024" calcext:value-type="float">
            <text:p>0.21024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192361" calcext:value-type="float">
            <text:p>0.192361</text:p>
          </table:table-cell>
          <table:table-cell office:value-type="float" office:value="0.18298" calcext:value-type="float">
            <text:p>0.18298</text:p>
          </table:table-cell>
          <table:table-cell office:value-type="float" office:value="0.172136" calcext:value-type="float">
            <text:p>0.172136</text:p>
          </table:table-cell>
          <table:table-cell office:value-type="float" office:value="0.160143" calcext:value-type="float">
            <text:p>0.160143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134065" calcext:value-type="float">
            <text:p>0.134065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0.0944818" calcext:value-type="float">
            <text:p>0.0944818</text:p>
          </table:table-cell>
          <table:table-cell office:value-type="float" office:value="0.0822317" calcext:value-type="float">
            <text:p>0.0822317</text:p>
          </table:table-cell>
          <table:table-cell office:value-type="float" office:value="0.0707807" calcext:value-type="float">
            <text:p>0.0707807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507208" calcext:value-type="float">
            <text:p>0.0507208</text:p>
          </table:table-cell>
          <table:table-cell office:value-type="float" office:value="0.0422259" calcext:value-type="float">
            <text:p>0.0422259</text:p>
          </table:table-cell>
          <table:table-cell office:value-type="float" office:value="0.0347666" calcext:value-type="float">
            <text:p>0.0347666</text:p>
          </table:table-cell>
          <table:table-cell office:value-type="float" office:value="0.0283078" calcext:value-type="float">
            <text:p>0.0283078</text:p>
          </table:table-cell>
          <table:table-cell office:value-type="float" office:value="0.0227952" calcext:value-type="float">
            <text:p>0.0227952</text:p>
          </table:table-cell>
          <table:table-cell office:value-type="float" office:value="0.0181525" calcext:value-type="float">
            <text:p>0.0181525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111345" calcext:value-type="float">
            <text:p>0.0111345</text:p>
          </table:table-cell>
          <table:table-cell office:value-type="float" office:value="0.00857663" calcext:value-type="float">
            <text:p>0.00857663</text:p>
          </table:table-cell>
          <table:table-cell office:value-type="float" office:value="0.00653288" calcext:value-type="float">
            <text:p>0.00653288</text:p>
          </table:table-cell>
          <table:table-cell office:value-type="float" office:value="0.0049216" calcext:value-type="float">
            <text:p>0.0049216</text:p>
          </table:table-cell>
          <table:table-cell office:value-type="float" office:value="0.00366637" calcext:value-type="float">
            <text:p>0.00366637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196816" calcext:value-type="float">
            <text:p>0.00196816</text:p>
          </table:table-cell>
          <table:table-cell office:value-type="float" office:value="0.00141833" calcext:value-type="float">
            <text:p>0.00141833</text:p>
          </table:table-cell>
          <table:table-cell office:value-type="float" office:value="0.00101057" calcext:value-type="float">
            <text:p>0.00101057</text:p>
          </table:table-cell>
          <table:table-cell office:value-type="float" office:value="0.000712282" calcext:value-type="float">
            <text:p>0.000712282</text:p>
          </table:table-cell>
          <table:table-cell office:value-type="float" office:value="0.000496308" calcext:value-type="float">
            <text:p>0.000496308</text:p>
          </table:table-cell>
          <table:table-cell office:value-type="float" office:value="0.000342145" calcext:value-type="float">
            <text:p>0.000342145</text:p>
          </table:table-cell>
          <table:table-cell office:value-type="float" office:value="0.000233129" calcext:value-type="float">
            <text:p>0.000233129</text:p>
          </table:table-cell>
          <table:table-cell office:value-type="float" office:value="0.000157198" calcext:value-type="float">
            <text:p>0.000157198</text:p>
          </table:table-cell>
          <table:table-cell office:value-type="float" office:value="0.000104731" calcext:value-type="float">
            <text:p>0.000104731</text:p>
          </table:table-cell>
          <table:table-cell office:value-type="float" office:value="0.0000690803" calcext:value-type="float">
            <text:p>6.90803E-05</text:p>
          </table:table-cell>
          <table:table-cell office:value-type="float" office:value="0.0000449931" calcext:value-type="float">
            <text:p>4.49931E-05</text:p>
          </table:table-cell>
          <table:table-cell office:value-type="float" office:value="0.0000290313" calcext:value-type="float">
            <text:p>2.90313E-05</text:p>
          </table:table-cell>
          <table:table-cell office:value-type="float" office:value="0.0000184746" calcext:value-type="float">
            <text:p>1.84746E-05</text:p>
          </table:table-cell>
          <table:table-cell office:value-type="float" office:value="0.0000116533" calcext:value-type="float">
            <text:p>1.16533E-05</text:p>
          </table:table-cell>
          <table:table-cell office:value-type="float" office:value="0.00000722329" calcext:value-type="float">
            <text:p>7.22329E-06</text:p>
          </table:table-cell>
          <table:table-cell office:value-type="float" office:value="0.00000442061" calcext:value-type="float">
            <text:p>4.42061E-06</text:p>
          </table:table-cell>
          <table:table-cell office:value-type="float" office:value="0.00000260556" calcext:value-type="float">
            <text:p>2.60556E-06</text:p>
          </table:table-cell>
          <table:table-cell office:value-type="float" office:value="0.00000143727" calcext:value-type="float">
            <text:p>1.43727E-06</text:p>
          </table:table-cell>
          <table:table-cell office:value-type="float" office:value="0.00000061083" calcext:value-type="float">
            <text:p>6.1083E-07</text:p>
          </table:table-cell>
          <table:table-cell office:value-type="float" office:value="-0.000000053529" calcext:value-type="float">
            <text:p>-5.3529E-08</text:p>
          </table:table-cell>
          <table:table-cell office:value-type="float" office:value="-0.000000731674" calcext:value-type="float">
            <text:p>-7.31674E-07</text:p>
          </table:table-cell>
          <table:table-cell office:value-type="float" office:value="-0.00000160042" calcext:value-type="float">
            <text:p>-1.60042E-06</text:p>
          </table:table-cell>
        </table:table-row>
        <table:table-row table:style-name="ro1">
          <table:table-cell office:value-type="float" office:value="-0.00000186124" calcext:value-type="float">
            <text:p>-1.86124E-06</text:p>
          </table:table-cell>
          <table:table-cell office:value-type="float" office:value="-0.000000853777" calcext:value-type="float">
            <text:p>-8.53777E-07</text:p>
          </table:table-cell>
          <table:table-cell office:value-type="float" office:value="-0.0000000624282" calcext:value-type="float">
            <text:p>-6.24282E-08</text:p>
          </table:table-cell>
          <table:table-cell office:value-type="float" office:value="0.000000713301" calcext:value-type="float">
            <text:p>7.13301E-07</text:p>
          </table:table-cell>
          <table:table-cell office:value-type="float" office:value="0.00000167303" calcext:value-type="float">
            <text:p>1.67303E-06</text:p>
          </table:table-cell>
          <table:table-cell office:value-type="float" office:value="0.00000301804" calcext:value-type="float">
            <text:p>3.01804E-06</text:p>
          </table:table-cell>
          <table:table-cell office:value-type="float" office:value="0.00000509154" calcext:value-type="float">
            <text:p>5.09154E-06</text:p>
          </table:table-cell>
          <table:table-cell office:value-type="float" office:value="0.00000826737" calcext:value-type="float">
            <text:p>8.26737E-06</text:p>
          </table:table-cell>
          <table:table-cell office:value-type="float" office:value="0.0000132546" calcext:value-type="float">
            <text:p>1.32546E-05</text:p>
          </table:table-cell>
          <table:table-cell office:value-type="float" office:value="0.0000208794" calcext:value-type="float">
            <text:p>2.08794E-05</text:p>
          </table:table-cell>
          <table:table-cell office:value-type="float" office:value="0.0000326091" calcext:value-type="float">
            <text:p>3.26091E-05</text:p>
          </table:table-cell>
          <table:table-cell office:value-type="float" office:value="0.0000502288" calcext:value-type="float">
            <text:p>5.02288E-05</text:p>
          </table:table-cell>
          <table:table-cell office:value-type="float" office:value="0.0000766661" calcext:value-type="float">
            <text:p>7.66661E-05</text:p>
          </table:table-cell>
          <table:table-cell office:value-type="float" office:value="0.000115558" calcext:value-type="float">
            <text:p>0.000115558</text:p>
          </table:table-cell>
          <table:table-cell office:value-type="float" office:value="0.00017248" calcext:value-type="float">
            <text:p>0.00017248</text:p>
          </table:table-cell>
          <table:table-cell office:value-type="float" office:value="0.00025439" calcext:value-type="float">
            <text:p>0.00025439</text:p>
          </table:table-cell>
          <table:table-cell office:value-type="float" office:value="0.000371377" calcext:value-type="float">
            <text:p>0.000371377</text:p>
          </table:table-cell>
          <table:table-cell office:value-type="float" office:value="0.000535929" calcext:value-type="float">
            <text:p>0.000535929</text:p>
          </table:table-cell>
          <table:table-cell office:value-type="float" office:value="0.000765315" calcext:value-type="float">
            <text:p>0.000765315</text:p>
          </table:table-cell>
          <table:table-cell office:value-type="float" office:value="0.00108055" calcext:value-type="float">
            <text:p>0.00108055</text:p>
          </table:table-cell>
          <table:table-cell office:value-type="float" office:value="0.00150946" calcext:value-type="float">
            <text:p>0.00150946</text:p>
          </table:table-cell>
          <table:table-cell office:value-type="float" office:value="0.00208509" calcext:value-type="float">
            <text:p>0.00208509</text:p>
          </table:table-cell>
          <table:table-cell office:value-type="float" office:value="0.00284944" calcext:value-type="float">
            <text:p>0.00284944</text:p>
          </table:table-cell>
          <table:table-cell office:value-type="float" office:value="0.00385088" calcext:value-type="float">
            <text:p>0.00385088</text:p>
          </table:table-cell>
          <table:table-cell office:value-type="float" office:value="0.00514828" calcext:value-type="float">
            <text:p>0.00514828</text:p>
          </table:table-cell>
          <table:table-cell office:value-type="float" office:value="0.00680697" calcext:value-type="float">
            <text:p>0.00680697</text:p>
          </table:table-cell>
          <table:table-cell office:value-type="float" office:value="0.00890289" calcext:value-type="float">
            <text:p>0.00890289</text:p>
          </table:table-cell>
          <table:table-cell office:value-type="float" office:value="0.0115163" calcext:value-type="float">
            <text:p>0.0115163</text:p>
          </table:table-cell>
          <table:table-cell office:value-type="float" office:value="0.0147356" calcext:value-type="float">
            <text:p>0.0147356</text:p>
          </table:table-cell>
          <table:table-cell office:value-type="float" office:value="0.0186483" calcext:value-type="float">
            <text:p>0.0186483</text:p>
          </table:table-cell>
          <table:table-cell office:value-type="float" office:value="0.0233441" calcext:value-type="float">
            <text:p>0.0233441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353963" calcext:value-type="float">
            <text:p>0.0353963</text:p>
          </table:table-cell>
          <table:table-cell office:value-type="float" office:value="0.0428751" calcext:value-type="float">
            <text:p>0.0428751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608759" calcext:value-type="float">
            <text:p>0.0608759</text:p>
          </table:table-cell>
          <table:table-cell office:value-type="float" office:value="0.0713567" calcext:value-type="float">
            <text:p>0.0713567</text:p>
          </table:table-cell>
          <table:table-cell office:value-type="float" office:value="0.0827288" calcext:value-type="float">
            <text:p>0.0827288</text:p>
          </table:table-cell>
          <table:table-cell office:value-type="float" office:value="0.0948705" calcext:value-type="float">
            <text:p>0.0948705</text:p>
          </table:table-cell>
          <table:table-cell office:value-type="float" office:value="0.107607" calcext:value-type="float">
            <text:p>0.107607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159631" calcext:value-type="float">
            <text:p>0.159631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0.182058" calcext:value-type="float">
            <text:p>0.182058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198735" calcext:value-type="float">
            <text:p>0.198735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0.207637" calcext:value-type="float">
            <text:p>0.207637</text:p>
          </table:table-cell>
          <table:table-cell office:value-type="float" office:value="0.208779" calcext:value-type="float">
            <text:p>0.208779</text:p>
          </table:table-cell>
          <table:table-cell office:value-type="float" office:value="0.207637" calcext:value-type="float">
            <text:p>0.207637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0.198735" calcext:value-type="float">
            <text:p>0.198735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182058" calcext:value-type="float">
            <text:p>0.182058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0.159631" calcext:value-type="float">
            <text:p>0.159631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107607" calcext:value-type="float">
            <text:p>0.107607</text:p>
          </table:table-cell>
          <table:table-cell office:value-type="float" office:value="0.0948705" calcext:value-type="float">
            <text:p>0.0948705</text:p>
          </table:table-cell>
          <table:table-cell office:value-type="float" office:value="0.0827288" calcext:value-type="float">
            <text:p>0.0827288</text:p>
          </table:table-cell>
          <table:table-cell office:value-type="float" office:value="0.0713567" calcext:value-type="float">
            <text:p>0.0713567</text:p>
          </table:table-cell>
          <table:table-cell office:value-type="float" office:value="0.0608759" calcext:value-type="float">
            <text:p>0.0608759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428751" calcext:value-type="float">
            <text:p>0.0428751</text:p>
          </table:table-cell>
          <table:table-cell office:value-type="float" office:value="0.0353963" calcext:value-type="float">
            <text:p>0.0353963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233441" calcext:value-type="float">
            <text:p>0.0233441</text:p>
          </table:table-cell>
          <table:table-cell office:value-type="float" office:value="0.0186483" calcext:value-type="float">
            <text:p>0.0186483</text:p>
          </table:table-cell>
          <table:table-cell office:value-type="float" office:value="0.0147356" calcext:value-type="float">
            <text:p>0.0147356</text:p>
          </table:table-cell>
          <table:table-cell office:value-type="float" office:value="0.0115163" calcext:value-type="float">
            <text:p>0.0115163</text:p>
          </table:table-cell>
          <table:table-cell office:value-type="float" office:value="0.00890289" calcext:value-type="float">
            <text:p>0.00890289</text:p>
          </table:table-cell>
          <table:table-cell office:value-type="float" office:value="0.00680697" calcext:value-type="float">
            <text:p>0.00680697</text:p>
          </table:table-cell>
          <table:table-cell office:value-type="float" office:value="0.00514828" calcext:value-type="float">
            <text:p>0.00514828</text:p>
          </table:table-cell>
          <table:table-cell office:value-type="float" office:value="0.00385088" calcext:value-type="float">
            <text:p>0.00385088</text:p>
          </table:table-cell>
          <table:table-cell office:value-type="float" office:value="0.00284944" calcext:value-type="float">
            <text:p>0.00284944</text:p>
          </table:table-cell>
          <table:table-cell office:value-type="float" office:value="0.00208509" calcext:value-type="float">
            <text:p>0.00208509</text:p>
          </table:table-cell>
          <table:table-cell office:value-type="float" office:value="0.00150946" calcext:value-type="float">
            <text:p>0.00150946</text:p>
          </table:table-cell>
          <table:table-cell office:value-type="float" office:value="0.00108055" calcext:value-type="float">
            <text:p>0.00108055</text:p>
          </table:table-cell>
          <table:table-cell office:value-type="float" office:value="0.000765315" calcext:value-type="float">
            <text:p>0.000765315</text:p>
          </table:table-cell>
          <table:table-cell office:value-type="float" office:value="0.000535929" calcext:value-type="float">
            <text:p>0.000535929</text:p>
          </table:table-cell>
          <table:table-cell office:value-type="float" office:value="0.000371377" calcext:value-type="float">
            <text:p>0.000371377</text:p>
          </table:table-cell>
          <table:table-cell office:value-type="float" office:value="0.00025439" calcext:value-type="float">
            <text:p>0.00025439</text:p>
          </table:table-cell>
          <table:table-cell office:value-type="float" office:value="0.00017248" calcext:value-type="float">
            <text:p>0.00017248</text:p>
          </table:table-cell>
          <table:table-cell office:value-type="float" office:value="0.000115558" calcext:value-type="float">
            <text:p>0.000115558</text:p>
          </table:table-cell>
          <table:table-cell office:value-type="float" office:value="0.0000766661" calcext:value-type="float">
            <text:p>7.66661E-05</text:p>
          </table:table-cell>
          <table:table-cell office:value-type="float" office:value="0.0000502288" calcext:value-type="float">
            <text:p>5.02288E-05</text:p>
          </table:table-cell>
          <table:table-cell office:value-type="float" office:value="0.0000326091" calcext:value-type="float">
            <text:p>3.26091E-05</text:p>
          </table:table-cell>
          <table:table-cell office:value-type="float" office:value="0.0000208794" calcext:value-type="float">
            <text:p>2.08794E-05</text:p>
          </table:table-cell>
          <table:table-cell office:value-type="float" office:value="0.0000132546" calcext:value-type="float">
            <text:p>1.32546E-05</text:p>
          </table:table-cell>
          <table:table-cell office:value-type="float" office:value="0.00000826737" calcext:value-type="float">
            <text:p>8.26737E-06</text:p>
          </table:table-cell>
          <table:table-cell office:value-type="float" office:value="0.00000509154" calcext:value-type="float">
            <text:p>5.09154E-06</text:p>
          </table:table-cell>
          <table:table-cell office:value-type="float" office:value="0.00000301804" calcext:value-type="float">
            <text:p>3.01804E-06</text:p>
          </table:table-cell>
          <table:table-cell office:value-type="float" office:value="0.00000167303" calcext:value-type="float">
            <text:p>1.67303E-06</text:p>
          </table:table-cell>
          <table:table-cell office:value-type="float" office:value="0.000000713301" calcext:value-type="float">
            <text:p>7.13301E-07</text:p>
          </table:table-cell>
          <table:table-cell office:value-type="float" office:value="-0.0000000624282" calcext:value-type="float">
            <text:p>-6.24282E-08</text:p>
          </table:table-cell>
          <table:table-cell office:value-type="float" office:value="-0.000000853777" calcext:value-type="float">
            <text:p>-8.53777E-07</text:p>
          </table:table-cell>
          <table:table-cell office:value-type="float" office:value="-0.00000186124" calcext:value-type="float">
            <text:p>-1.86124E-06</text:p>
          </table:table-cell>
        </table:table-row>
        <table:table-row table:style-name="ro1">
          <table:table-cell office:value-type="float" office:value="-0.00000216933" calcext:value-type="float">
            <text:p>-2.16933E-06</text:p>
          </table:table-cell>
          <table:table-cell office:value-type="float" office:value="-0.000000997307" calcext:value-type="float">
            <text:p>-9.97307E-07</text:p>
          </table:table-cell>
          <table:table-cell office:value-type="float" office:value="-0.0000000728948" calcext:value-type="float">
            <text:p>-7.28948E-08</text:p>
          </table:table-cell>
          <table:table-cell office:value-type="float" office:value="0.000000833677" calcext:value-type="float">
            <text:p>8.33677E-07</text:p>
          </table:table-cell>
          <table:table-cell office:value-type="float" office:value="0.00000195212" calcext:value-type="float">
            <text:p>1.95212E-06</text:p>
          </table:table-cell>
          <table:table-cell office:value-type="float" office:value="0.00000349959" calcext:value-type="float">
            <text:p>3.49959E-06</text:p>
          </table:table-cell>
          <table:table-cell office:value-type="float" office:value="0.00000587676" calcext:value-type="float">
            <text:p>5.87676E-06</text:p>
          </table:table-cell>
          <table:table-cell office:value-type="float" office:value="0.00000947372" calcext:value-type="float">
            <text:p>9.47372E-06</text:p>
          </table:table-cell>
          <table:table-cell office:value-type="float" office:value="0.0000151036" calcext:value-type="float">
            <text:p>1.51036E-05</text:p>
          </table:table-cell>
          <table:table-cell office:value-type="float" office:value="0.0000236258" calcext:value-type="float">
            <text:p>2.36258E-05</text:p>
          </table:table-cell>
          <table:table-cell office:value-type="float" office:value="0.0000366852" calcext:value-type="float">
            <text:p>3.66852E-05</text:p>
          </table:table-cell>
          <table:table-cell office:value-type="float" office:value="0.0000561387" calcext:value-type="float">
            <text:p>5.61387E-05</text:p>
          </table:table-cell>
          <table:table-cell office:value-type="float" office:value="0.0000851996" calcext:value-type="float">
            <text:p>8.51996E-05</text:p>
          </table:table-cell>
          <table:table-cell office:value-type="float" office:value="0.000127639" calcext:value-type="float">
            <text:p>0.000127639</text:p>
          </table:table-cell>
          <table:table-cell office:value-type="float" office:value="0.000189467" calcext:value-type="float">
            <text:p>0.000189467</text:p>
          </table:table-cell>
          <table:table-cell office:value-type="float" office:value="0.000277857" calcext:value-type="float">
            <text:p>0.000277857</text:p>
          </table:table-cell>
          <table:table-cell office:value-type="float" office:value="0.000403508" calcext:value-type="float">
            <text:p>0.000403508</text:p>
          </table:table-cell>
          <table:table-cell office:value-type="float" office:value="0.000579204" calcext:value-type="float">
            <text:p>0.000579204</text:p>
          </table:table-cell>
          <table:table-cell office:value-type="float" office:value="0.000822997" calcext:value-type="float">
            <text:p>0.000822997</text:p>
          </table:table-cell>
          <table:table-cell office:value-type="float" office:value="0.00115622" calcext:value-type="float">
            <text:p>0.00115622</text:p>
          </table:table-cell>
          <table:table-cell office:value-type="float" office:value="0.00160759" calcext:value-type="float">
            <text:p>0.00160759</text:p>
          </table:table-cell>
          <table:table-cell office:value-type="float" office:value="0.00221036" calcext:value-type="float">
            <text:p>0.00221036</text:p>
          </table:table-cell>
          <table:table-cell office:value-type="float" office:value="0.00300735" calcext:value-type="float">
            <text:p>0.00300735</text:p>
          </table:table-cell>
          <table:table-cell office:value-type="float" office:value="0.00404678" calcext:value-type="float">
            <text:p>0.00404678</text:p>
          </table:table-cell>
          <table:table-cell office:value-type="float" office:value="0.00538802" calcext:value-type="float">
            <text:p>0.00538802</text:p>
          </table:table-cell>
          <table:table-cell office:value-type="float" office:value="0.00709554" calcext:value-type="float">
            <text:p>0.00709554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119151" calcext:value-type="float">
            <text:p>0.0119151</text:p>
          </table:table-cell>
          <table:table-cell office:value-type="float" office:value="0.0151928" calcext:value-type="float">
            <text:p>0.0151928</text:p>
          </table:table-cell>
          <table:table-cell office:value-type="float" office:value="0.0191623" calcext:value-type="float">
            <text:p>0.0191623</text:p>
          </table:table-cell>
          <table:table-cell office:value-type="float" office:value="0.0239113" calcext:value-type="float">
            <text:p>0.0239113</text:p>
          </table:table-cell>
          <table:table-cell office:value-type="float" office:value="0.0295147" calcext:value-type="float">
            <text:p>0.0295147</text:p>
          </table:table-cell>
          <table:table-cell office:value-type="float" office:value="0.0360422" calcext:value-type="float">
            <text:p>0.0360422</text:p>
          </table:table-cell>
          <table:table-cell office:value-type="float" office:value="0.0435383" calcext:value-type="float">
            <text:p>0.0435383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615101" calcext:value-type="float">
            <text:p>0.0615101</text:p>
          </table:table-cell>
          <table:table-cell office:value-type="float" office:value="0.0719378" calcext:value-type="float">
            <text:p>0.0719378</text:p>
          </table:table-cell>
          <table:table-cell office:value-type="float" office:value="0.0832268" calcext:value-type="float">
            <text:p>0.0832268</text:p>
          </table:table-cell>
          <table:table-cell office:value-type="float" office:value="0.0952563" calcext:value-type="float">
            <text:p>0.0952563</text:p>
          </table:table-cell>
          <table:table-cell office:value-type="float" office:value="0.107851" calcext:value-type="float">
            <text:p>0.107851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133851" calcext:value-type="float">
            <text:p>0.133851</text:p>
          </table:table-cell>
          <table:table-cell office:value-type="float" office:value="0.146721" calcext:value-type="float">
            <text:p>0.146721</text:p>
          </table:table-cell>
          <table:table-cell office:value-type="float" office:value="0.159098" calcext:value-type="float">
            <text:p>0.159098</text:p>
          </table:table-cell>
          <table:table-cell office:value-type="float" office:value="0.170669" calcext:value-type="float">
            <text:p>0.170669</text:p>
          </table:table-cell>
          <table:table-cell office:value-type="float" office:value="0.181111" calcext:value-type="float">
            <text:p>0.181111</text:p>
          </table:table-cell>
          <table:table-cell office:value-type="float" office:value="0.190132" calcext:value-type="float">
            <text:p>0.190132</text:p>
          </table:table-cell>
          <table:table-cell office:value-type="float" office:value="0.197454" calcext:value-type="float">
            <text:p>0.197454</text:p>
          </table:table-cell>
          <table:table-cell office:value-type="float" office:value="0.20286" calcext:value-type="float">
            <text:p>0.20286</text:p>
          </table:table-cell>
          <table:table-cell office:value-type="float" office:value="0.206171" calcext:value-type="float">
            <text:p>0.206171</text:p>
          </table:table-cell>
          <table:table-cell office:value-type="float" office:value="0.207289" calcext:value-type="float">
            <text:p>0.207289</text:p>
          </table:table-cell>
          <table:table-cell office:value-type="float" office:value="0.206171" calcext:value-type="float">
            <text:p>0.206171</text:p>
          </table:table-cell>
          <table:table-cell office:value-type="float" office:value="0.20286" calcext:value-type="float">
            <text:p>0.20286</text:p>
          </table:table-cell>
          <table:table-cell office:value-type="float" office:value="0.197454" calcext:value-type="float">
            <text:p>0.197454</text:p>
          </table:table-cell>
          <table:table-cell office:value-type="float" office:value="0.190132" calcext:value-type="float">
            <text:p>0.190132</text:p>
          </table:table-cell>
          <table:table-cell office:value-type="float" office:value="0.181111" calcext:value-type="float">
            <text:p>0.181111</text:p>
          </table:table-cell>
          <table:table-cell office:value-type="float" office:value="0.170669" calcext:value-type="float">
            <text:p>0.170669</text:p>
          </table:table-cell>
          <table:table-cell office:value-type="float" office:value="0.159098" calcext:value-type="float">
            <text:p>0.159098</text:p>
          </table:table-cell>
          <table:table-cell office:value-type="float" office:value="0.146721" calcext:value-type="float">
            <text:p>0.146721</text:p>
          </table:table-cell>
          <table:table-cell office:value-type="float" office:value="0.133851" calcext:value-type="float">
            <text:p>0.133851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107851" calcext:value-type="float">
            <text:p>0.107851</text:p>
          </table:table-cell>
          <table:table-cell office:value-type="float" office:value="0.0952563" calcext:value-type="float">
            <text:p>0.0952563</text:p>
          </table:table-cell>
          <table:table-cell office:value-type="float" office:value="0.0832268" calcext:value-type="float">
            <text:p>0.0832268</text:p>
          </table:table-cell>
          <table:table-cell office:value-type="float" office:value="0.0719378" calcext:value-type="float">
            <text:p>0.0719378</text:p>
          </table:table-cell>
          <table:table-cell office:value-type="float" office:value="0.0615101" calcext:value-type="float">
            <text:p>0.0615101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435383" calcext:value-type="float">
            <text:p>0.0435383</text:p>
          </table:table-cell>
          <table:table-cell office:value-type="float" office:value="0.0360422" calcext:value-type="float">
            <text:p>0.0360422</text:p>
          </table:table-cell>
          <table:table-cell office:value-type="float" office:value="0.0295147" calcext:value-type="float">
            <text:p>0.0295147</text:p>
          </table:table-cell>
          <table:table-cell office:value-type="float" office:value="0.0239113" calcext:value-type="float">
            <text:p>0.0239113</text:p>
          </table:table-cell>
          <table:table-cell office:value-type="float" office:value="0.0191623" calcext:value-type="float">
            <text:p>0.0191623</text:p>
          </table:table-cell>
          <table:table-cell office:value-type="float" office:value="0.0151928" calcext:value-type="float">
            <text:p>0.0151928</text:p>
          </table:table-cell>
          <table:table-cell office:value-type="float" office:value="0.0119151" calcext:value-type="float">
            <text:p>0.0119151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709554" calcext:value-type="float">
            <text:p>0.00709554</text:p>
          </table:table-cell>
          <table:table-cell office:value-type="float" office:value="0.00538802" calcext:value-type="float">
            <text:p>0.00538802</text:p>
          </table:table-cell>
          <table:table-cell office:value-type="float" office:value="0.00404678" calcext:value-type="float">
            <text:p>0.00404678</text:p>
          </table:table-cell>
          <table:table-cell office:value-type="float" office:value="0.00300735" calcext:value-type="float">
            <text:p>0.00300735</text:p>
          </table:table-cell>
          <table:table-cell office:value-type="float" office:value="0.00221036" calcext:value-type="float">
            <text:p>0.00221036</text:p>
          </table:table-cell>
          <table:table-cell office:value-type="float" office:value="0.00160759" calcext:value-type="float">
            <text:p>0.00160759</text:p>
          </table:table-cell>
          <table:table-cell office:value-type="float" office:value="0.00115622" calcext:value-type="float">
            <text:p>0.00115622</text:p>
          </table:table-cell>
          <table:table-cell office:value-type="float" office:value="0.000822997" calcext:value-type="float">
            <text:p>0.000822997</text:p>
          </table:table-cell>
          <table:table-cell office:value-type="float" office:value="0.000579204" calcext:value-type="float">
            <text:p>0.000579204</text:p>
          </table:table-cell>
          <table:table-cell office:value-type="float" office:value="0.000403508" calcext:value-type="float">
            <text:p>0.000403508</text:p>
          </table:table-cell>
          <table:table-cell office:value-type="float" office:value="0.000277857" calcext:value-type="float">
            <text:p>0.000277857</text:p>
          </table:table-cell>
          <table:table-cell office:value-type="float" office:value="0.000189467" calcext:value-type="float">
            <text:p>0.000189467</text:p>
          </table:table-cell>
          <table:table-cell office:value-type="float" office:value="0.000127639" calcext:value-type="float">
            <text:p>0.000127639</text:p>
          </table:table-cell>
          <table:table-cell office:value-type="float" office:value="0.0000851996" calcext:value-type="float">
            <text:p>8.51996E-05</text:p>
          </table:table-cell>
          <table:table-cell office:value-type="float" office:value="0.0000561387" calcext:value-type="float">
            <text:p>5.61387E-05</text:p>
          </table:table-cell>
          <table:table-cell office:value-type="float" office:value="0.0000366852" calcext:value-type="float">
            <text:p>3.66852E-05</text:p>
          </table:table-cell>
          <table:table-cell office:value-type="float" office:value="0.0000236258" calcext:value-type="float">
            <text:p>2.36258E-05</text:p>
          </table:table-cell>
          <table:table-cell office:value-type="float" office:value="0.0000151036" calcext:value-type="float">
            <text:p>1.51036E-05</text:p>
          </table:table-cell>
          <table:table-cell office:value-type="float" office:value="0.00000947372" calcext:value-type="float">
            <text:p>9.47372E-06</text:p>
          </table:table-cell>
          <table:table-cell office:value-type="float" office:value="0.00000587676" calcext:value-type="float">
            <text:p>5.87676E-06</text:p>
          </table:table-cell>
          <table:table-cell office:value-type="float" office:value="0.00000349959" calcext:value-type="float">
            <text:p>3.49959E-06</text:p>
          </table:table-cell>
          <table:table-cell office:value-type="float" office:value="0.00000195212" calcext:value-type="float">
            <text:p>1.95212E-06</text:p>
          </table:table-cell>
          <table:table-cell office:value-type="float" office:value="0.000000833677" calcext:value-type="float">
            <text:p>8.33677E-07</text:p>
          </table:table-cell>
          <table:table-cell office:value-type="float" office:value="-0.0000000728948" calcext:value-type="float">
            <text:p>-7.28948E-08</text:p>
          </table:table-cell>
          <table:table-cell office:value-type="float" office:value="-0.000000997307" calcext:value-type="float">
            <text:p>-9.97307E-07</text:p>
          </table:table-cell>
          <table:table-cell office:value-type="float" office:value="-0.00000216933" calcext:value-type="float">
            <text:p>-2.16933E-06</text:p>
          </table:table-cell>
        </table:table-row>
        <table:table-row table:style-name="ro1">
          <table:table-cell office:value-type="float" office:value="-0.00000251744" calcext:value-type="float">
            <text:p>-2.51744E-06</text:p>
          </table:table-cell>
          <table:table-cell office:value-type="float" office:value="-0.00000115928" calcext:value-type="float">
            <text:p>-1.15928E-06</text:p>
          </table:table-cell>
          <table:table-cell office:value-type="float" office:value="-0.0000000847075" calcext:value-type="float">
            <text:p>-8.47075E-08</text:p>
          </table:table-cell>
          <table:table-cell office:value-type="float" office:value="0.000000969514" calcext:value-type="float">
            <text:p>9.69514E-07</text:p>
          </table:table-cell>
          <table:table-cell office:value-type="float" office:value="0.00000226794" calcext:value-type="float">
            <text:p>2.26794E-06</text:p>
          </table:table-cell>
          <table:table-cell office:value-type="float" office:value="0.00000403937" calcext:value-type="float">
            <text:p>4.03937E-06</text:p>
          </table:table-cell>
          <table:table-cell office:value-type="float" office:value="0.000006756" calcext:value-type="float">
            <text:p>6.756E-06</text:p>
          </table:table-cell>
          <table:table-cell office:value-type="float" office:value="0.0000108114" calcext:value-type="float">
            <text:p>1.08114E-05</text:p>
          </table:table-cell>
          <table:table-cell office:value-type="float" office:value="0.0000171476" calcext:value-type="float">
            <text:p>1.71476E-05</text:p>
          </table:table-cell>
          <table:table-cell office:value-type="float" office:value="0.0000266351" calcext:value-type="float">
            <text:p>2.66351E-05</text:p>
          </table:table-cell>
          <table:table-cell office:value-type="float" office:value="0.0000411337" calcext:value-type="float">
            <text:p>4.11337E-05</text:p>
          </table:table-cell>
          <table:table-cell office:value-type="float" office:value="0.0000625377" calcext:value-type="float">
            <text:p>6.25377E-05</text:p>
          </table:table-cell>
          <table:table-cell office:value-type="float" office:value="0.0000943981" calcext:value-type="float">
            <text:p>9.43981E-05</text:p>
          </table:table-cell>
          <table:table-cell office:value-type="float" office:value="0.000140571" calcext:value-type="float">
            <text:p>0.000140571</text:p>
          </table:table-cell>
          <table:table-cell office:value-type="float" office:value="0.000207566" calcext:value-type="float">
            <text:p>0.000207566</text:p>
          </table:table-cell>
          <table:table-cell office:value-type="float" office:value="0.000302699" calcext:value-type="float">
            <text:p>0.000302699</text:p>
          </table:table-cell>
          <table:table-cell office:value-type="float" office:value="0.000437365" calcext:value-type="float">
            <text:p>0.000437365</text:p>
          </table:table-cell>
          <table:table-cell office:value-type="float" office:value="0.000624537" calcext:value-type="float">
            <text:p>0.000624537</text:p>
          </table:table-cell>
          <table:table-cell office:value-type="float" office:value="0.000883148" calcext:value-type="float">
            <text:p>0.000883148</text:p>
          </table:table-cell>
          <table:table-cell office:value-type="float" office:value="0.0012347" calcext:value-type="float">
            <text:p>0.0012347</text:p>
          </table:table-cell>
          <table:table-cell office:value-type="float" office:value="0.00170892" calcext:value-type="float">
            <text:p>0.00170892</text:p>
          </table:table-cell>
          <table:table-cell office:value-type="float" office:value="0.00233907" calcext:value-type="float">
            <text:p>0.00233907</text:p>
          </table:table-cell>
          <table:table-cell office:value-type="float" office:value="0.00316891" calcext:value-type="float">
            <text:p>0.00316891</text:p>
          </table:table-cell>
          <table:table-cell office:value-type="float" office:value="0.00424627" calcext:value-type="float">
            <text:p>0.00424627</text:p>
          </table:table-cell>
          <table:table-cell office:value-type="float" office:value="0.00563119" calcext:value-type="float">
            <text:p>0.00563119</text:p>
          </table:table-cell>
          <table:table-cell office:value-type="float" office:value="0.00738697" calcext:value-type="float">
            <text:p>0.00738697</text:p>
          </table:table-cell>
          <table:table-cell office:value-type="float" office:value="0.00958944" calcext:value-type="float">
            <text:p>0.00958944</text:p>
          </table:table-cell>
          <table:table-cell office:value-type="float" office:value="0.0123147" calcext:value-type="float">
            <text:p>0.0123147</text:p>
          </table:table-cell>
          <table:table-cell office:value-type="float" office:value="0.0156491" calcext:value-type="float">
            <text:p>0.0156491</text:p>
          </table:table-cell>
          <table:table-cell office:value-type="float" office:value="0.0196734" calcext:value-type="float">
            <text:p>0.0196734</text:p>
          </table:table-cell>
          <table:table-cell office:value-type="float" office:value="0.0244733" calcext:value-type="float">
            <text:p>0.0244733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0366777" calcext:value-type="float">
            <text:p>0.0366777</text:p>
          </table:table-cell>
          <table:table-cell office:value-type="float" office:value="0.0441883" calcext:value-type="float">
            <text:p>0.0441883</text:p>
          </table:table-cell>
          <table:table-cell office:value-type="float" office:value="0.0526765" calcext:value-type="float">
            <text:p>0.0526765</text:p>
          </table:table-cell>
          <table:table-cell office:value-type="float" office:value="0.0621266" calcext:value-type="float">
            <text:p>0.0621266</text:p>
          </table:table-cell>
          <table:table-cell office:value-type="float" office:value="0.0724999" calcext:value-type="float">
            <text:p>0.0724999</text:p>
          </table:table-cell>
          <table:table-cell office:value-type="float" office:value="0.0837053" calcext:value-type="float">
            <text:p>0.0837053</text:p>
          </table:table-cell>
          <table:table-cell office:value-type="float" office:value="0.0956234" calcext:value-type="float">
            <text:p>0.0956234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0.133727" calcext:value-type="float">
            <text:p>0.133727</text:p>
          </table:table-cell>
          <table:table-cell office:value-type="float" office:value="0.146397" calcext:value-type="float">
            <text:p>0.146397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169931" calcext:value-type="float">
            <text:p>0.169931</text:p>
          </table:table-cell>
          <table:table-cell office:value-type="float" office:value="0.180177" calcext:value-type="float">
            <text:p>0.180177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196198" calcext:value-type="float">
            <text:p>0.196198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196198" calcext:value-type="float">
            <text:p>0.196198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180177" calcext:value-type="float">
            <text:p>0.180177</text:p>
          </table:table-cell>
          <table:table-cell office:value-type="float" office:value="0.169931" calcext:value-type="float">
            <text:p>0.169931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146397" calcext:value-type="float">
            <text:p>0.146397</text:p>
          </table:table-cell>
          <table:table-cell office:value-type="float" office:value="0.133727" calcext:value-type="float">
            <text:p>0.133727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0956234" calcext:value-type="float">
            <text:p>0.0956234</text:p>
          </table:table-cell>
          <table:table-cell office:value-type="float" office:value="0.0837053" calcext:value-type="float">
            <text:p>0.0837053</text:p>
          </table:table-cell>
          <table:table-cell office:value-type="float" office:value="0.0724999" calcext:value-type="float">
            <text:p>0.0724999</text:p>
          </table:table-cell>
          <table:table-cell office:value-type="float" office:value="0.0621266" calcext:value-type="float">
            <text:p>0.0621266</text:p>
          </table:table-cell>
          <table:table-cell office:value-type="float" office:value="0.0526765" calcext:value-type="float">
            <text:p>0.0526765</text:p>
          </table:table-cell>
          <table:table-cell office:value-type="float" office:value="0.0441883" calcext:value-type="float">
            <text:p>0.0441883</text:p>
          </table:table-cell>
          <table:table-cell office:value-type="float" office:value="0.0366777" calcext:value-type="float">
            <text:p>0.0366777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0244733" calcext:value-type="float">
            <text:p>0.0244733</text:p>
          </table:table-cell>
          <table:table-cell office:value-type="float" office:value="0.0196734" calcext:value-type="float">
            <text:p>0.0196734</text:p>
          </table:table-cell>
          <table:table-cell office:value-type="float" office:value="0.0156491" calcext:value-type="float">
            <text:p>0.0156491</text:p>
          </table:table-cell>
          <table:table-cell office:value-type="float" office:value="0.0123147" calcext:value-type="float">
            <text:p>0.0123147</text:p>
          </table:table-cell>
          <table:table-cell office:value-type="float" office:value="0.00958944" calcext:value-type="float">
            <text:p>0.00958944</text:p>
          </table:table-cell>
          <table:table-cell office:value-type="float" office:value="0.00738697" calcext:value-type="float">
            <text:p>0.00738697</text:p>
          </table:table-cell>
          <table:table-cell office:value-type="float" office:value="0.00563119" calcext:value-type="float">
            <text:p>0.00563119</text:p>
          </table:table-cell>
          <table:table-cell office:value-type="float" office:value="0.00424627" calcext:value-type="float">
            <text:p>0.00424627</text:p>
          </table:table-cell>
          <table:table-cell office:value-type="float" office:value="0.00316891" calcext:value-type="float">
            <text:p>0.00316891</text:p>
          </table:table-cell>
          <table:table-cell office:value-type="float" office:value="0.00233907" calcext:value-type="float">
            <text:p>0.00233907</text:p>
          </table:table-cell>
          <table:table-cell office:value-type="float" office:value="0.00170892" calcext:value-type="float">
            <text:p>0.00170892</text:p>
          </table:table-cell>
          <table:table-cell office:value-type="float" office:value="0.0012347" calcext:value-type="float">
            <text:p>0.0012347</text:p>
          </table:table-cell>
          <table:table-cell office:value-type="float" office:value="0.000883148" calcext:value-type="float">
            <text:p>0.000883148</text:p>
          </table:table-cell>
          <table:table-cell office:value-type="float" office:value="0.000624537" calcext:value-type="float">
            <text:p>0.000624537</text:p>
          </table:table-cell>
          <table:table-cell office:value-type="float" office:value="0.000437365" calcext:value-type="float">
            <text:p>0.000437365</text:p>
          </table:table-cell>
          <table:table-cell office:value-type="float" office:value="0.000302699" calcext:value-type="float">
            <text:p>0.000302699</text:p>
          </table:table-cell>
          <table:table-cell office:value-type="float" office:value="0.000207566" calcext:value-type="float">
            <text:p>0.000207566</text:p>
          </table:table-cell>
          <table:table-cell office:value-type="float" office:value="0.000140571" calcext:value-type="float">
            <text:p>0.000140571</text:p>
          </table:table-cell>
          <table:table-cell office:value-type="float" office:value="0.0000943981" calcext:value-type="float">
            <text:p>9.43981E-05</text:p>
          </table:table-cell>
          <table:table-cell office:value-type="float" office:value="0.0000625377" calcext:value-type="float">
            <text:p>6.25377E-05</text:p>
          </table:table-cell>
          <table:table-cell office:value-type="float" office:value="0.0000411337" calcext:value-type="float">
            <text:p>4.11337E-05</text:p>
          </table:table-cell>
          <table:table-cell office:value-type="float" office:value="0.0000266351" calcext:value-type="float">
            <text:p>2.66351E-05</text:p>
          </table:table-cell>
          <table:table-cell office:value-type="float" office:value="0.0000171476" calcext:value-type="float">
            <text:p>1.71476E-05</text:p>
          </table:table-cell>
          <table:table-cell office:value-type="float" office:value="0.0000108114" calcext:value-type="float">
            <text:p>1.08114E-05</text:p>
          </table:table-cell>
          <table:table-cell office:value-type="float" office:value="0.000006756" calcext:value-type="float">
            <text:p>6.756E-06</text:p>
          </table:table-cell>
          <table:table-cell office:value-type="float" office:value="0.00000403937" calcext:value-type="float">
            <text:p>4.03937E-06</text:p>
          </table:table-cell>
          <table:table-cell office:value-type="float" office:value="0.00000226794" calcext:value-type="float">
            <text:p>2.26794E-06</text:p>
          </table:table-cell>
          <table:table-cell office:value-type="float" office:value="0.000000969514" calcext:value-type="float">
            <text:p>9.69514E-07</text:p>
          </table:table-cell>
          <table:table-cell office:value-type="float" office:value="-0.0000000847075" calcext:value-type="float">
            <text:p>-8.47075E-08</text:p>
          </table:table-cell>
          <table:table-cell office:value-type="float" office:value="-0.00000115928" calcext:value-type="float">
            <text:p>-1.15928E-06</text:p>
          </table:table-cell>
          <table:table-cell office:value-type="float" office:value="-0.00000251744" calcext:value-type="float">
            <text:p>-2.51744E-06</text:p>
          </table:table-cell>
        </table:table-row>
        <table:table-row table:style-name="ro1">
          <table:table-cell office:value-type="float" office:value="-0.00000282005" calcext:value-type="float">
            <text:p>-2.82005E-06</text:p>
          </table:table-cell>
          <table:table-cell office:value-type="float" office:value="-0.00000130751" calcext:value-type="float">
            <text:p>-1.30751E-06</text:p>
          </table:table-cell>
          <table:table-cell office:value-type="float" office:value="-0.0000000954465" calcext:value-type="float">
            <text:p>-9.54465E-08</text:p>
          </table:table-cell>
          <table:table-cell office:value-type="float" office:value="0.00000109489" calcext:value-type="float">
            <text:p>1.09489E-06</text:p>
          </table:table-cell>
          <table:table-cell office:value-type="float" office:value="0.00000254049" calcext:value-type="float">
            <text:p>2.54049E-06</text:p>
          </table:table-cell>
          <table:table-cell office:value-type="float" office:value="0.00000453033" calcext:value-type="float">
            <text:p>4.53033E-06</text:p>
          </table:table-cell>
          <table:table-cell office:value-type="float" office:value="0.00000751406" calcext:value-type="float">
            <text:p>7.51406E-06</text:p>
          </table:table-cell>
          <table:table-cell office:value-type="float" office:value="0.0000120074" calcext:value-type="float">
            <text:p>1.20074E-05</text:p>
          </table:table-cell>
          <table:table-cell office:value-type="float" office:value="0.0000189033" calcext:value-type="float">
            <text:p>1.89033E-05</text:p>
          </table:table-cell>
          <table:table-cell office:value-type="float" office:value="0.0000292809" calcext:value-type="float">
            <text:p>2.92809E-05</text:p>
          </table:table-cell>
          <table:table-cell office:value-type="float" office:value="0.0000449323" calcext:value-type="float">
            <text:p>4.49323E-05</text:p>
          </table:table-cell>
          <table:table-cell office:value-type="float" office:value="0.0000680806" calcext:value-type="float">
            <text:p>6.80806E-05</text:p>
          </table:table-cell>
          <table:table-cell office:value-type="float" office:value="0.000102197" calcext:value-type="float">
            <text:p>0.000102197</text:p>
          </table:table-cell>
          <table:table-cell office:value-type="float" office:value="0.000151627" calcext:value-type="float">
            <text:p>0.000151627</text:p>
          </table:table-cell>
          <table:table-cell office:value-type="float" office:value="0.00022279" calcext:value-type="float">
            <text:p>0.00022279</text:p>
          </table:table-cell>
          <table:table-cell office:value-type="float" office:value="0.000323695" calcext:value-type="float">
            <text:p>0.000323695</text:p>
          </table:table-cell>
          <table:table-cell office:value-type="float" office:value="0.000465617" calcext:value-type="float">
            <text:p>0.000465617</text:p>
          </table:table-cell>
          <table:table-cell office:value-type="float" office:value="0.000662452" calcext:value-type="float">
            <text:p>0.000662452</text:p>
          </table:table-cell>
          <table:table-cell office:value-type="float" office:value="0.000932937" calcext:value-type="float">
            <text:p>0.000932937</text:p>
          </table:table-cell>
          <table:table-cell office:value-type="float" office:value="0.00129972" calcext:value-type="float">
            <text:p>0.00129972</text:p>
          </table:table-cell>
          <table:table-cell office:value-type="float" office:value="0.00179214" calcext:value-type="float">
            <text:p>0.00179214</text:p>
          </table:table-cell>
          <table:table-cell office:value-type="float" office:value="0.00244475" calcext:value-type="float">
            <text:p>0.00244475</text:p>
          </table:table-cell>
          <table:table-cell office:value-type="float" office:value="0.00330059" calcext:value-type="float">
            <text:p>0.00330059</text:p>
          </table:table-cell>
          <table:table-cell office:value-type="float" office:value="0.00440876" calcext:value-type="float">
            <text:p>0.00440876</text:p>
          </table:table-cell>
          <table:table-cell office:value-type="float" office:value="0.00582793" calcext:value-type="float">
            <text:p>0.00582793</text:p>
          </table:table-cell>
          <table:table-cell office:value-type="float" office:value="0.00762253" calcext:value-type="float">
            <text:p>0.00762253</text:p>
          </table:table-cell>
          <table:table-cell office:value-type="float" office:value="0.00986607" calcext:value-type="float">
            <text:p>0.00986607</text:p>
          </table:table-cell>
          <table:table-cell office:value-type="float" office:value="0.0126354" calcext:value-type="float">
            <text:p>0.0126354</text:p>
          </table:table-cell>
          <table:table-cell office:value-type="float" office:value="0.0160134" calcext:value-type="float">
            <text:p>0.0160134</text:p>
          </table:table-cell>
          <table:table-cell office:value-type="float" office:value="0.0200809" calcext:value-type="float">
            <text:p>0.0200809</text:p>
          </table:table-cell>
          <table:table-cell office:value-type="float" office:value="0.024919" calcext:value-type="float">
            <text:p>0.024919</text:p>
          </table:table-cell>
          <table:table-cell office:value-type="float" office:value="0.0305978" calcext:value-type="float">
            <text:p>0.0305978</text:p>
          </table:table-cell>
          <table:table-cell office:value-type="float" office:value="0.0371784" calcext:value-type="float">
            <text:p>0.0371784</text:p>
          </table:table-cell>
          <table:table-cell office:value-type="float" office:value="0.0446998" calcext:value-type="float">
            <text:p>0.0446998</text:p>
          </table:table-cell>
          <table:table-cell office:value-type="float" office:value="0.0531815" calcext:value-type="float">
            <text:p>0.0531815</text:p>
          </table:table-cell>
          <table:table-cell office:value-type="float" office:value="0.0626084" calcext:value-type="float">
            <text:p>0.0626084</text:p>
          </table:table-cell>
          <table:table-cell office:value-type="float" office:value="0.072936" calcext:value-type="float">
            <text:p>0.072936</text:p>
          </table:table-cell>
          <table:table-cell office:value-type="float" office:value="0.0840756" calcext:value-type="float">
            <text:p>0.0840756</text:p>
          </table:table-cell>
          <table:table-cell office:value-type="float" office:value="0.0959034" calcext:value-type="float">
            <text:p>0.0959034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33621" calcext:value-type="float">
            <text:p>0.133621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15814" calcext:value-type="float">
            <text:p>0.15814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200418" calcext:value-type="float">
            <text:p>0.200418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204684" calcext:value-type="float">
            <text:p>0.204684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200418" calcext:value-type="float">
            <text:p>0.200418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5814" calcext:value-type="float">
            <text:p>0.15814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133621" calcext:value-type="float">
            <text:p>0.133621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0959034" calcext:value-type="float">
            <text:p>0.0959034</text:p>
          </table:table-cell>
          <table:table-cell office:value-type="float" office:value="0.0840756" calcext:value-type="float">
            <text:p>0.0840756</text:p>
          </table:table-cell>
          <table:table-cell office:value-type="float" office:value="0.072936" calcext:value-type="float">
            <text:p>0.072936</text:p>
          </table:table-cell>
          <table:table-cell office:value-type="float" office:value="0.0626084" calcext:value-type="float">
            <text:p>0.0626084</text:p>
          </table:table-cell>
          <table:table-cell office:value-type="float" office:value="0.0531815" calcext:value-type="float">
            <text:p>0.0531815</text:p>
          </table:table-cell>
          <table:table-cell office:value-type="float" office:value="0.0446998" calcext:value-type="float">
            <text:p>0.0446998</text:p>
          </table:table-cell>
          <table:table-cell office:value-type="float" office:value="0.0371784" calcext:value-type="float">
            <text:p>0.0371784</text:p>
          </table:table-cell>
          <table:table-cell office:value-type="float" office:value="0.0305978" calcext:value-type="float">
            <text:p>0.0305978</text:p>
          </table:table-cell>
          <table:table-cell office:value-type="float" office:value="0.024919" calcext:value-type="float">
            <text:p>0.024919</text:p>
          </table:table-cell>
          <table:table-cell office:value-type="float" office:value="0.0200809" calcext:value-type="float">
            <text:p>0.0200809</text:p>
          </table:table-cell>
          <table:table-cell office:value-type="float" office:value="0.0160134" calcext:value-type="float">
            <text:p>0.0160134</text:p>
          </table:table-cell>
          <table:table-cell office:value-type="float" office:value="0.0126354" calcext:value-type="float">
            <text:p>0.0126354</text:p>
          </table:table-cell>
          <table:table-cell office:value-type="float" office:value="0.00986607" calcext:value-type="float">
            <text:p>0.00986607</text:p>
          </table:table-cell>
          <table:table-cell office:value-type="float" office:value="0.00762253" calcext:value-type="float">
            <text:p>0.00762253</text:p>
          </table:table-cell>
          <table:table-cell office:value-type="float" office:value="0.00582793" calcext:value-type="float">
            <text:p>0.00582793</text:p>
          </table:table-cell>
          <table:table-cell office:value-type="float" office:value="0.00440876" calcext:value-type="float">
            <text:p>0.00440876</text:p>
          </table:table-cell>
          <table:table-cell office:value-type="float" office:value="0.00330059" calcext:value-type="float">
            <text:p>0.00330059</text:p>
          </table:table-cell>
          <table:table-cell office:value-type="float" office:value="0.00244475" calcext:value-type="float">
            <text:p>0.00244475</text:p>
          </table:table-cell>
          <table:table-cell office:value-type="float" office:value="0.00179214" calcext:value-type="float">
            <text:p>0.00179214</text:p>
          </table:table-cell>
          <table:table-cell office:value-type="float" office:value="0.00129972" calcext:value-type="float">
            <text:p>0.00129972</text:p>
          </table:table-cell>
          <table:table-cell office:value-type="float" office:value="0.000932937" calcext:value-type="float">
            <text:p>0.000932937</text:p>
          </table:table-cell>
          <table:table-cell office:value-type="float" office:value="0.000662452" calcext:value-type="float">
            <text:p>0.000662452</text:p>
          </table:table-cell>
          <table:table-cell office:value-type="float" office:value="0.000465617" calcext:value-type="float">
            <text:p>0.000465617</text:p>
          </table:table-cell>
          <table:table-cell office:value-type="float" office:value="0.000323695" calcext:value-type="float">
            <text:p>0.000323695</text:p>
          </table:table-cell>
          <table:table-cell office:value-type="float" office:value="0.00022279" calcext:value-type="float">
            <text:p>0.00022279</text:p>
          </table:table-cell>
          <table:table-cell office:value-type="float" office:value="0.000151627" calcext:value-type="float">
            <text:p>0.000151627</text:p>
          </table:table-cell>
          <table:table-cell office:value-type="float" office:value="0.000102197" calcext:value-type="float">
            <text:p>0.000102197</text:p>
          </table:table-cell>
          <table:table-cell office:value-type="float" office:value="0.0000680806" calcext:value-type="float">
            <text:p>6.80806E-05</text:p>
          </table:table-cell>
          <table:table-cell office:value-type="float" office:value="0.0000449323" calcext:value-type="float">
            <text:p>4.49323E-05</text:p>
          </table:table-cell>
          <table:table-cell office:value-type="float" office:value="0.0000292809" calcext:value-type="float">
            <text:p>2.92809E-05</text:p>
          </table:table-cell>
          <table:table-cell office:value-type="float" office:value="0.0000189033" calcext:value-type="float">
            <text:p>1.89033E-05</text:p>
          </table:table-cell>
          <table:table-cell office:value-type="float" office:value="0.0000120074" calcext:value-type="float">
            <text:p>1.20074E-05</text:p>
          </table:table-cell>
          <table:table-cell office:value-type="float" office:value="0.00000751406" calcext:value-type="float">
            <text:p>7.51406E-06</text:p>
          </table:table-cell>
          <table:table-cell office:value-type="float" office:value="0.00000453033" calcext:value-type="float">
            <text:p>4.53033E-06</text:p>
          </table:table-cell>
          <table:table-cell office:value-type="float" office:value="0.00000254049" calcext:value-type="float">
            <text:p>2.54049E-06</text:p>
          </table:table-cell>
          <table:table-cell office:value-type="float" office:value="0.00000109489" calcext:value-type="float">
            <text:p>1.09489E-06</text:p>
          </table:table-cell>
          <table:table-cell office:value-type="float" office:value="-0.0000000954465" calcext:value-type="float">
            <text:p>-9.54465E-08</text:p>
          </table:table-cell>
          <table:table-cell office:value-type="float" office:value="-0.00000130751" calcext:value-type="float">
            <text:p>-1.30751E-06</text:p>
          </table:table-cell>
          <table:table-cell office:value-type="float" office:value="-0.00000282005" calcext:value-type="float">
            <text:p>-2.82005E-06</text:p>
          </table:table-cell>
        </table:table-row>
        <table:table-row table:style-name="ro1">
          <table:table-cell office:value-type="float" office:value="-0.00000318576" calcext:value-type="float">
            <text:p>-3.18576E-06</text:p>
          </table:table-cell>
          <table:table-cell office:value-type="float" office:value="-0.0000014826" calcext:value-type="float">
            <text:p>-1.4826E-06</text:p>
          </table:table-cell>
          <table:table-cell office:value-type="float" office:value="-0.000000108167" calcext:value-type="float">
            <text:p>-1.08167E-07</text:p>
          </table:table-cell>
          <table:table-cell office:value-type="float" office:value="0.00000124245" calcext:value-type="float">
            <text:p>1.24245E-06</text:p>
          </table:table-cell>
          <table:table-cell office:value-type="float" office:value="0.00000287146" calcext:value-type="float">
            <text:p>2.87146E-06</text:p>
          </table:table-cell>
          <table:table-cell office:value-type="float" office:value="0.00000510726" calcext:value-type="float">
            <text:p>5.10726E-06</text:p>
          </table:table-cell>
          <table:table-cell office:value-type="float" office:value="0.0000084239" calcext:value-type="float">
            <text:p>8.4239E-06</text:p>
          </table:table-cell>
          <table:table-cell office:value-type="float" office:value="0.0000134054" calcext:value-type="float">
            <text:p>1.34054E-05</text:p>
          </table:table-cell>
          <table:table-cell office:value-type="float" office:value="0.0000209829" calcext:value-type="float">
            <text:p>2.09829E-05</text:p>
          </table:table-cell>
          <table:table-cell office:value-type="float" office:value="0.0000323527" calcext:value-type="float">
            <text:p>3.23527E-05</text:p>
          </table:table-cell>
          <table:table-cell office:value-type="float" office:value="0.000049376" calcext:value-type="float">
            <text:p>4.9376E-05</text:p>
          </table:table-cell>
          <table:table-cell office:value-type="float" office:value="0.0000744672" calcext:value-type="float">
            <text:p>7.44672E-05</text:p>
          </table:table-cell>
          <table:table-cell office:value-type="float" office:value="0.000111218" calcext:value-type="float">
            <text:p>0.000111218</text:p>
          </table:table-cell>
          <table:table-cell office:value-type="float" office:value="0.000164266" calcext:value-type="float">
            <text:p>0.000164266</text:p>
          </table:table-cell>
          <table:table-cell office:value-type="float" office:value="0.000240219" calcext:value-type="float">
            <text:p>0.000240219</text:p>
          </table:table-cell>
          <table:table-cell office:value-type="float" office:value="0.000347506" calcext:value-type="float">
            <text:p>0.000347506</text:p>
          </table:table-cell>
          <table:table-cell office:value-type="float" office:value="0.000497656" calcext:value-type="float">
            <text:p>0.000497656</text:p>
          </table:table-cell>
          <table:table-cell office:value-type="float" office:value="0.000705114" calcext:value-type="float">
            <text:p>0.000705114</text:p>
          </table:table-cell>
          <table:table-cell office:value-type="float" office:value="0.000988911" calcext:value-type="float">
            <text:p>0.000988911</text:p>
          </table:table-cell>
          <table:table-cell office:value-type="float" office:value="0.00137233" calcext:value-type="float">
            <text:p>0.00137233</text:p>
          </table:table-cell>
          <table:table-cell office:value-type="float" office:value="0.00188494" calcext:value-type="float">
            <text:p>0.00188494</text:p>
          </table:table-cell>
          <table:table-cell office:value-type="float" office:value="0.00256192" calcext:value-type="float">
            <text:p>0.00256192</text:p>
          </table:table-cell>
          <table:table-cell office:value-type="float" office:value="0.00344632" calcext:value-type="float">
            <text:p>0.00344632</text:p>
          </table:table-cell>
          <table:table-cell office:value-type="float" office:value="0.00458766" calcext:value-type="float">
            <text:p>0.00458766</text:p>
          </table:table-cell>
          <table:table-cell office:value-type="float" office:value="0.00604416" calcext:value-type="float">
            <text:p>0.00604416</text:p>
          </table:table-cell>
          <table:table-cell office:value-type="float" office:value="0.0078802" calcext:value-type="float">
            <text:p>0.0078802</text:p>
          </table:table-cell>
          <table:table-cell office:value-type="float" office:value="0.0101681" calcext:value-type="float">
            <text:p>0.0101681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64086" calcext:value-type="float">
            <text:p>0.0164086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0.0253998" calcext:value-type="float">
            <text:p>0.0253998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.0377153" calcext:value-type="float">
            <text:p>0.0377153</text:p>
          </table:table-cell>
          <table:table-cell office:value-type="float" office:value="0.0452461" calcext:value-type="float">
            <text:p>0.0452461</text:p>
          </table:table-cell>
          <table:table-cell office:value-type="float" office:value="0.0537198" calcext:value-type="float">
            <text:p>0.0537198</text:p>
          </table:table-cell>
          <table:table-cell office:value-type="float" office:value="0.0631195" calcext:value-type="float">
            <text:p>0.0631195</text:p>
          </table:table-cell>
          <table:table-cell office:value-type="float" office:value="0.0733973" calcext:value-type="float">
            <text:p>0.0733973</text:p>
          </table:table-cell>
          <table:table-cell office:value-type="float" office:value="0.0844644" calcext:value-type="float">
            <text:p>0.0844644</text:p>
          </table:table-cell>
          <table:table-cell office:value-type="float" office:value="0.0961954" calcext:value-type="float">
            <text:p>0.0961954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120936" calcext:value-type="float">
            <text:p>0.120936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57679" calcext:value-type="float">
            <text:p>0.157679</text:p>
          </table:table-cell>
          <table:table-cell office:value-type="float" office:value="0.168712" calcext:value-type="float">
            <text:p>0.168712</text:p>
          </table:table-cell>
          <table:table-cell office:value-type="float" office:value="0.178647" calcext:value-type="float">
            <text:p>0.178647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0.199269" calcext:value-type="float">
            <text:p>0.199269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203459" calcext:value-type="float">
            <text:p>0.203459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199269" calcext:value-type="float">
            <text:p>0.199269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178647" calcext:value-type="float">
            <text:p>0.178647</text:p>
          </table:table-cell>
          <table:table-cell office:value-type="float" office:value="0.168712" calcext:value-type="float">
            <text:p>0.168712</text:p>
          </table:table-cell>
          <table:table-cell office:value-type="float" office:value="0.157679" calcext:value-type="float">
            <text:p>0.157679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20936" calcext:value-type="float">
            <text:p>0.120936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0961954" calcext:value-type="float">
            <text:p>0.0961954</text:p>
          </table:table-cell>
          <table:table-cell office:value-type="float" office:value="0.0844644" calcext:value-type="float">
            <text:p>0.0844644</text:p>
          </table:table-cell>
          <table:table-cell office:value-type="float" office:value="0.0733973" calcext:value-type="float">
            <text:p>0.0733973</text:p>
          </table:table-cell>
          <table:table-cell office:value-type="float" office:value="0.0631195" calcext:value-type="float">
            <text:p>0.0631195</text:p>
          </table:table-cell>
          <table:table-cell office:value-type="float" office:value="0.0537198" calcext:value-type="float">
            <text:p>0.0537198</text:p>
          </table:table-cell>
          <table:table-cell office:value-type="float" office:value="0.0452461" calcext:value-type="float">
            <text:p>0.0452461</text:p>
          </table:table-cell>
          <table:table-cell office:value-type="float" office:value="0.0377153" calcext:value-type="float">
            <text:p>0.0377153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.0253998" calcext:value-type="float">
            <text:p>0.0253998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0.0164086" calcext:value-type="float">
            <text:p>0.0164086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01681" calcext:value-type="float">
            <text:p>0.0101681</text:p>
          </table:table-cell>
          <table:table-cell office:value-type="float" office:value="0.0078802" calcext:value-type="float">
            <text:p>0.0078802</text:p>
          </table:table-cell>
          <table:table-cell office:value-type="float" office:value="0.00604416" calcext:value-type="float">
            <text:p>0.00604416</text:p>
          </table:table-cell>
          <table:table-cell office:value-type="float" office:value="0.00458766" calcext:value-type="float">
            <text:p>0.00458766</text:p>
          </table:table-cell>
          <table:table-cell office:value-type="float" office:value="0.00344632" calcext:value-type="float">
            <text:p>0.00344632</text:p>
          </table:table-cell>
          <table:table-cell office:value-type="float" office:value="0.00256192" calcext:value-type="float">
            <text:p>0.00256192</text:p>
          </table:table-cell>
          <table:table-cell office:value-type="float" office:value="0.00188494" calcext:value-type="float">
            <text:p>0.00188494</text:p>
          </table:table-cell>
          <table:table-cell office:value-type="float" office:value="0.00137233" calcext:value-type="float">
            <text:p>0.00137233</text:p>
          </table:table-cell>
          <table:table-cell office:value-type="float" office:value="0.000988911" calcext:value-type="float">
            <text:p>0.000988911</text:p>
          </table:table-cell>
          <table:table-cell office:value-type="float" office:value="0.000705114" calcext:value-type="float">
            <text:p>0.000705114</text:p>
          </table:table-cell>
          <table:table-cell office:value-type="float" office:value="0.000497656" calcext:value-type="float">
            <text:p>0.000497656</text:p>
          </table:table-cell>
          <table:table-cell office:value-type="float" office:value="0.000347506" calcext:value-type="float">
            <text:p>0.000347506</text:p>
          </table:table-cell>
          <table:table-cell office:value-type="float" office:value="0.000240219" calcext:value-type="float">
            <text:p>0.000240219</text:p>
          </table:table-cell>
          <table:table-cell office:value-type="float" office:value="0.000164266" calcext:value-type="float">
            <text:p>0.000164266</text:p>
          </table:table-cell>
          <table:table-cell office:value-type="float" office:value="0.000111218" calcext:value-type="float">
            <text:p>0.000111218</text:p>
          </table:table-cell>
          <table:table-cell office:value-type="float" office:value="0.0000744672" calcext:value-type="float">
            <text:p>7.44672E-05</text:p>
          </table:table-cell>
          <table:table-cell office:value-type="float" office:value="0.000049376" calcext:value-type="float">
            <text:p>4.9376E-05</text:p>
          </table:table-cell>
          <table:table-cell office:value-type="float" office:value="0.0000323527" calcext:value-type="float">
            <text:p>3.23527E-05</text:p>
          </table:table-cell>
          <table:table-cell office:value-type="float" office:value="0.0000209829" calcext:value-type="float">
            <text:p>2.09829E-05</text:p>
          </table:table-cell>
          <table:table-cell office:value-type="float" office:value="0.0000134054" calcext:value-type="float">
            <text:p>1.34054E-05</text:p>
          </table:table-cell>
          <table:table-cell office:value-type="float" office:value="0.0000084239" calcext:value-type="float">
            <text:p>8.4239E-06</text:p>
          </table:table-cell>
          <table:table-cell office:value-type="float" office:value="0.00000510726" calcext:value-type="float">
            <text:p>5.10726E-06</text:p>
          </table:table-cell>
          <table:table-cell office:value-type="float" office:value="0.00000287146" calcext:value-type="float">
            <text:p>2.87146E-06</text:p>
          </table:table-cell>
          <table:table-cell office:value-type="float" office:value="0.00000124245" calcext:value-type="float">
            <text:p>1.24245E-06</text:p>
          </table:table-cell>
          <table:table-cell office:value-type="float" office:value="-0.000000108167" calcext:value-type="float">
            <text:p>-1.08167E-07</text:p>
          </table:table-cell>
          <table:table-cell office:value-type="float" office:value="-0.0000014826" calcext:value-type="float">
            <text:p>-1.4826E-06</text:p>
          </table:table-cell>
          <table:table-cell office:value-type="float" office:value="-0.00000318576" calcext:value-type="float">
            <text:p>-3.18576E-06</text:p>
          </table:table-cell>
        </table:table-row>
        <table:table-row table:style-name="ro1">
          <table:table-cell office:value-type="float" office:value="-0.00000367079" calcext:value-type="float">
            <text:p>-3.67079E-06</text:p>
          </table:table-cell>
          <table:table-cell office:value-type="float" office:value="-0.00000171203" calcext:value-type="float">
            <text:p>-1.71203E-06</text:p>
          </table:table-cell>
          <table:table-cell office:value-type="float" office:value="-0.00000012486" calcext:value-type="float">
            <text:p>-1.2486E-07</text:p>
          </table:table-cell>
          <table:table-cell office:value-type="float" office:value="0.00000143544" calcext:value-type="float">
            <text:p>1.43544E-06</text:p>
          </table:table-cell>
          <table:table-cell office:value-type="float" office:value="0.00000331175" calcext:value-type="float">
            <text:p>3.31175E-06</text:p>
          </table:table-cell>
          <table:table-cell office:value-type="float" office:value="0.00000585887" calcext:value-type="float">
            <text:p>5.85887E-06</text:p>
          </table:table-cell>
          <table:table-cell office:value-type="float" office:value="0.00000962135" calcext:value-type="float">
            <text:p>9.62135E-06</text:p>
          </table:table-cell>
          <table:table-cell office:value-type="float" office:value="0.0000152126" calcext:value-type="float">
            <text:p>1.52126E-05</text:p>
          </table:table-cell>
          <table:table-cell office:value-type="float" office:value="0.0000236856" calcext:value-type="float">
            <text:p>2.36856E-05</text:p>
          </table:table-cell>
          <table:table-cell office:value-type="float" office:value="0.0000362873" calcext:value-type="float">
            <text:p>3.62873E-05</text:p>
          </table:table-cell>
          <table:table-cell office:value-type="float" office:value="0.0000550794" calcext:value-type="float">
            <text:p>5.50794E-05</text:p>
          </table:table-cell>
          <table:table-cell office:value-type="float" office:value="0.00008257" calcext:value-type="float">
            <text:p>8.257E-05</text:p>
          </table:table-cell>
          <table:table-cell office:value-type="float" office:value="0.000122661" calcext:value-type="float">
            <text:p>0.000122661</text:p>
          </table:table-cell>
          <table:table-cell office:value-type="float" office:value="0.000180149" calcext:value-type="float">
            <text:p>0.000180149</text:p>
          </table:table-cell>
          <table:table-cell office:value-type="float" office:value="0.000262092" calcext:value-type="float">
            <text:p>0.000262092</text:p>
          </table:table-cell>
          <table:table-cell office:value-type="float" office:value="0.000377149" calcext:value-type="float">
            <text:p>0.000377149</text:p>
          </table:table-cell>
          <table:table-cell office:value-type="float" office:value="0.00053746" calcext:value-type="float">
            <text:p>0.00053746</text:p>
          </table:table-cell>
          <table:table-cell office:value-type="float" office:value="0.000757752" calcext:value-type="float">
            <text:p>0.000757752</text:p>
          </table:table-cell>
          <table:table-cell office:value-type="float" office:value="0.0010578" calcext:value-type="float">
            <text:p>0.0010578</text:p>
          </table:table-cell>
          <table:table-cell office:value-type="float" office:value="0.00146114" calcext:value-type="float">
            <text:p>0.00146114</text:p>
          </table:table-cell>
          <table:table-cell office:value-type="float" office:value="0.00199815" calcext:value-type="float">
            <text:p>0.00199815</text:p>
          </table:table-cell>
          <table:table-cell office:value-type="float" office:value="0.00270408" calcext:value-type="float">
            <text:p>0.00270408</text:p>
          </table:table-cell>
          <table:table-cell office:value-type="float" office:value="0.00362264" calcext:value-type="float">
            <text:p>0.00362264</text:p>
          </table:table-cell>
          <table:table-cell office:value-type="float" office:value="0.00480303" calcext:value-type="float">
            <text:p>0.00480303</text:p>
          </table:table-cell>
          <table:table-cell office:value-type="float" office:value="0.00630375" calcext:value-type="float">
            <text:p>0.00630375</text:p>
          </table:table-cell>
          <table:table-cell office:value-type="float" office:value="0.00818812" calcext:value-type="float">
            <text:p>0.00818812</text:p>
          </table:table-cell>
          <table:table-cell office:value-type="float" office:value="0.0105281" calcext:value-type="float">
            <text:p>0.0105281</text:p>
          </table:table-cell>
          <table:table-cell office:value-type="float" office:value="0.0133977" calcext:value-type="float">
            <text:p>0.0133977</text:p>
          </table:table-cell>
          <table:table-cell office:value-type="float" office:value="0.0168764" calcext:value-type="float">
            <text:p>0.0168764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259651" calcext:value-type="float">
            <text:p>0.0259651</text:p>
          </table:table-cell>
          <table:table-cell office:value-type="float" office:value="0.0317143" calcext:value-type="float">
            <text:p>0.0317143</text:p>
          </table:table-cell>
          <table:table-cell office:value-type="float" office:value="0.0383426" calcext:value-type="float">
            <text:p>0.0383426</text:p>
          </table:table-cell>
          <table:table-cell office:value-type="float" office:value="0.0458817" calcext:value-type="float">
            <text:p>0.0458817</text:p>
          </table:table-cell>
          <table:table-cell office:value-type="float" office:value="0.0543444" calcext:value-type="float">
            <text:p>0.0543444</text:p>
          </table:table-cell>
          <table:table-cell office:value-type="float" office:value="0.0637095" calcext:value-type="float">
            <text:p>0.0637095</text:p>
          </table:table-cell>
          <table:table-cell office:value-type="float" office:value="0.0739279" calcext:value-type="float">
            <text:p>0.0739279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965258" calcext:value-type="float">
            <text:p>0.0965258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33346" calcext:value-type="float">
            <text:p>0.133346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57133" calcext:value-type="float">
            <text:p>0.157133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0.186116" calcext:value-type="float">
            <text:p>0.186116</text:p>
          </table:table-cell>
          <table:table-cell office:value-type="float" office:value="0.192919" calcext:value-type="float">
            <text:p>0.192919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2035" calcext:value-type="float">
            <text:p>0.20203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92919" calcext:value-type="float">
            <text:p>0.192919</text:p>
          </table:table-cell>
          <table:table-cell office:value-type="float" office:value="0.186116" calcext:value-type="float">
            <text:p>0.186116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0.157133" calcext:value-type="float">
            <text:p>0.157133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33346" calcext:value-type="float">
            <text:p>0.133346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0965258" calcext:value-type="float">
            <text:p>0.0965258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739279" calcext:value-type="float">
            <text:p>0.0739279</text:p>
          </table:table-cell>
          <table:table-cell office:value-type="float" office:value="0.0637095" calcext:value-type="float">
            <text:p>0.0637095</text:p>
          </table:table-cell>
          <table:table-cell office:value-type="float" office:value="0.0543444" calcext:value-type="float">
            <text:p>0.0543444</text:p>
          </table:table-cell>
          <table:table-cell office:value-type="float" office:value="0.0458817" calcext:value-type="float">
            <text:p>0.0458817</text:p>
          </table:table-cell>
          <table:table-cell office:value-type="float" office:value="0.0383426" calcext:value-type="float">
            <text:p>0.0383426</text:p>
          </table:table-cell>
          <table:table-cell office:value-type="float" office:value="0.0317143" calcext:value-type="float">
            <text:p>0.0317143</text:p>
          </table:table-cell>
          <table:table-cell office:value-type="float" office:value="0.0259651" calcext:value-type="float">
            <text:p>0.0259651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168764" calcext:value-type="float">
            <text:p>0.0168764</text:p>
          </table:table-cell>
          <table:table-cell office:value-type="float" office:value="0.0133977" calcext:value-type="float">
            <text:p>0.0133977</text:p>
          </table:table-cell>
          <table:table-cell office:value-type="float" office:value="0.0105281" calcext:value-type="float">
            <text:p>0.0105281</text:p>
          </table:table-cell>
          <table:table-cell office:value-type="float" office:value="0.00818812" calcext:value-type="float">
            <text:p>0.00818812</text:p>
          </table:table-cell>
          <table:table-cell office:value-type="float" office:value="0.00630375" calcext:value-type="float">
            <text:p>0.00630375</text:p>
          </table:table-cell>
          <table:table-cell office:value-type="float" office:value="0.00480303" calcext:value-type="float">
            <text:p>0.00480303</text:p>
          </table:table-cell>
          <table:table-cell office:value-type="float" office:value="0.00362264" calcext:value-type="float">
            <text:p>0.00362264</text:p>
          </table:table-cell>
          <table:table-cell office:value-type="float" office:value="0.00270408" calcext:value-type="float">
            <text:p>0.00270408</text:p>
          </table:table-cell>
          <table:table-cell office:value-type="float" office:value="0.00199815" calcext:value-type="float">
            <text:p>0.00199815</text:p>
          </table:table-cell>
          <table:table-cell office:value-type="float" office:value="0.00146114" calcext:value-type="float">
            <text:p>0.00146114</text:p>
          </table:table-cell>
          <table:table-cell office:value-type="float" office:value="0.0010578" calcext:value-type="float">
            <text:p>0.0010578</text:p>
          </table:table-cell>
          <table:table-cell office:value-type="float" office:value="0.000757752" calcext:value-type="float">
            <text:p>0.000757752</text:p>
          </table:table-cell>
          <table:table-cell office:value-type="float" office:value="0.00053746" calcext:value-type="float">
            <text:p>0.00053746</text:p>
          </table:table-cell>
          <table:table-cell office:value-type="float" office:value="0.000377149" calcext:value-type="float">
            <text:p>0.000377149</text:p>
          </table:table-cell>
          <table:table-cell office:value-type="float" office:value="0.000262092" calcext:value-type="float">
            <text:p>0.000262092</text:p>
          </table:table-cell>
          <table:table-cell office:value-type="float" office:value="0.000180149" calcext:value-type="float">
            <text:p>0.000180149</text:p>
          </table:table-cell>
          <table:table-cell office:value-type="float" office:value="0.000122661" calcext:value-type="float">
            <text:p>0.000122661</text:p>
          </table:table-cell>
          <table:table-cell office:value-type="float" office:value="0.00008257" calcext:value-type="float">
            <text:p>8.257E-05</text:p>
          </table:table-cell>
          <table:table-cell office:value-type="float" office:value="0.0000550794" calcext:value-type="float">
            <text:p>5.50794E-05</text:p>
          </table:table-cell>
          <table:table-cell office:value-type="float" office:value="0.0000362873" calcext:value-type="float">
            <text:p>3.62873E-05</text:p>
          </table:table-cell>
          <table:table-cell office:value-type="float" office:value="0.0000236856" calcext:value-type="float">
            <text:p>2.36856E-05</text:p>
          </table:table-cell>
          <table:table-cell office:value-type="float" office:value="0.0000152126" calcext:value-type="float">
            <text:p>1.52126E-05</text:p>
          </table:table-cell>
          <table:table-cell office:value-type="float" office:value="0.00000962135" calcext:value-type="float">
            <text:p>9.62135E-06</text:p>
          </table:table-cell>
          <table:table-cell office:value-type="float" office:value="0.00000585887" calcext:value-type="float">
            <text:p>5.85887E-06</text:p>
          </table:table-cell>
          <table:table-cell office:value-type="float" office:value="0.00000331175" calcext:value-type="float">
            <text:p>3.31175E-06</text:p>
          </table:table-cell>
          <table:table-cell office:value-type="float" office:value="0.00000143544" calcext:value-type="float">
            <text:p>1.43544E-06</text:p>
          </table:table-cell>
          <table:table-cell office:value-type="float" office:value="-0.00000012486" calcext:value-type="float">
            <text:p>-1.2486E-07</text:p>
          </table:table-cell>
          <table:table-cell office:value-type="float" office:value="-0.00000171203" calcext:value-type="float">
            <text:p>-1.71203E-06</text:p>
          </table:table-cell>
          <table:table-cell office:value-type="float" office:value="-0.00000367079" calcext:value-type="float">
            <text:p>-3.67079E-06</text:p>
          </table:table-cell>
        </table:table-row>
        <table:table-row table:style-name="ro1">
          <table:table-cell office:value-type="float" office:value="-0.00000417053" calcext:value-type="float">
            <text:p>-4.17053E-06</text:p>
          </table:table-cell>
          <table:table-cell office:value-type="float" office:value="-0.00000195026" calcext:value-type="float">
            <text:p>-1.95026E-06</text:p>
          </table:table-cell>
          <table:table-cell office:value-type="float" office:value="-0.000000142175" calcext:value-type="float">
            <text:p>-1.42175E-07</text:p>
          </table:table-cell>
          <table:table-cell office:value-type="float" office:value="0.00000163614" calcext:value-type="float">
            <text:p>1.63614E-06</text:p>
          </table:table-cell>
          <table:table-cell office:value-type="float" office:value="0.00000376532" calcext:value-type="float">
            <text:p>3.76532E-06</text:p>
          </table:table-cell>
          <table:table-cell office:value-type="float" office:value="0.00000663482" calcext:value-type="float">
            <text:p>6.63482E-06</text:p>
          </table:table-cell>
          <table:table-cell office:value-type="float" office:value="0.0000108453" calcext:value-type="float">
            <text:p>1.08453E-05</text:p>
          </table:table-cell>
          <table:table-cell office:value-type="float" office:value="0.0000170584" calcext:value-type="float">
            <text:p>1.70584E-05</text:p>
          </table:table-cell>
          <table:table-cell office:value-type="float" office:value="0.0000264204" calcext:value-type="float">
            <text:p>2.64204E-05</text:p>
          </table:table-cell>
          <table:table-cell office:value-type="float" office:value="0.0000402593" calcext:value-type="float">
            <text:p>4.02593E-05</text:p>
          </table:table-cell>
          <table:table-cell office:value-type="float" office:value="0.00006079" calcext:value-type="float">
            <text:p>6.079E-05</text:p>
          </table:table-cell>
          <table:table-cell office:value-type="float" office:value="0.0000906564" calcext:value-type="float">
            <text:p>9.06564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95828" calcext:value-type="float">
            <text:p>0.000195828</text:p>
          </table:table-cell>
          <table:table-cell office:value-type="float" office:value="0.000283546" calcext:value-type="float">
            <text:p>0.000283546</text:p>
          </table:table-cell>
          <table:table-cell office:value-type="float" office:value="0.000406114" calcext:value-type="float">
            <text:p>0.000406114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808689" calcext:value-type="float">
            <text:p>0.000808689</text:p>
          </table:table-cell>
          <table:table-cell office:value-type="float" office:value="0.00112411" calcext:value-type="float">
            <text:p>0.00112411</text:p>
          </table:table-cell>
          <table:table-cell office:value-type="float" office:value="0.00154631" calcext:value-type="float">
            <text:p>0.00154631</text:p>
          </table:table-cell>
          <table:table-cell office:value-type="float" office:value="0.00210618" calcext:value-type="float">
            <text:p>0.00210618</text:p>
          </table:table-cell>
          <table:table-cell office:value-type="float" office:value="0.00283923" calcext:value-type="float">
            <text:p>0.00283923</text:p>
          </table:table-cell>
          <table:table-cell office:value-type="float" office:value="0.00378952" calcext:value-type="float">
            <text:p>0.00378952</text:p>
          </table:table-cell>
          <table:table-cell office:value-type="float" office:value="0.00500614" calcext:value-type="float">
            <text:p>0.00500614</text:p>
          </table:table-cell>
          <table:table-cell office:value-type="float" office:value="0.00654752" calcext:value-type="float">
            <text:p>0.00654752</text:p>
          </table:table-cell>
          <table:table-cell office:value-type="float" office:value="0.0084763" calcext:value-type="float">
            <text:p>0.0084763</text:p>
          </table:table-cell>
          <table:table-cell office:value-type="float" office:value="0.0108637" calcext:value-type="float">
            <text:p>0.0108637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0173094" calcext:value-type="float">
            <text:p>0.0173094</text:p>
          </table:table-cell>
          <table:table-cell office:value-type="float" office:value="0.0215193" calcext:value-type="float">
            <text:p>0.0215193</text:p>
          </table:table-cell>
          <table:table-cell office:value-type="float" office:value="0.0264849" calcext:value-type="float">
            <text:p>0.0264849</text:p>
          </table:table-cell>
          <table:table-cell office:value-type="float" office:value="0.0322664" calcext:value-type="float">
            <text:p>0.0322664</text:p>
          </table:table-cell>
          <table:table-cell office:value-type="float" office:value="0.0389155" calcext:value-type="float">
            <text:p>0.0389155</text:p>
          </table:table-cell>
          <table:table-cell office:value-type="float" office:value="0.0464603" calcext:value-type="float">
            <text:p>0.0464603</text:p>
          </table:table-cell>
          <table:table-cell office:value-type="float" office:value="0.0549107" calcext:value-type="float">
            <text:p>0.0549107</text:p>
          </table:table-cell>
          <table:table-cell office:value-type="float" office:value="0.0642424" calcext:value-type="float">
            <text:p>0.0642424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0.0853043" calcext:value-type="float">
            <text:p>0.0853043</text:p>
          </table:table-cell>
          <table:table-cell office:value-type="float" office:value="0.0968172" calcext:value-type="float">
            <text:p>0.0968172</text:p>
          </table:table-cell>
          <table:table-cell office:value-type="float" office:value="0.108775" calcext:value-type="float">
            <text:p>0.108775</text:p>
          </table:table-cell>
          <table:table-cell office:value-type="float" office:value="0.12098" calcext:value-type="float">
            <text:p>0.12098</text:p>
          </table:table-cell>
          <table:table-cell office:value-type="float" office:value="0.133197" calcext:value-type="float">
            <text:p>0.133197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0.176867" calcext:value-type="float">
            <text:p>0.176867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196713" calcext:value-type="float">
            <text:p>0.196713</text:p>
          </table:table-cell>
          <table:table-cell office:value-type="float" office:value="0.199722" calcext:value-type="float">
            <text:p>0.199722</text:p>
          </table:table-cell>
          <table:table-cell office:value-type="float" office:value="0.200738" calcext:value-type="float">
            <text:p>0.200738</text:p>
          </table:table-cell>
          <table:table-cell office:value-type="float" office:value="0.199722" calcext:value-type="float">
            <text:p>0.199722</text:p>
          </table:table-cell>
          <table:table-cell office:value-type="float" office:value="0.196713" calcext:value-type="float">
            <text:p>0.196713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176867" calcext:value-type="float">
            <text:p>0.176867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133197" calcext:value-type="float">
            <text:p>0.133197</text:p>
          </table:table-cell>
          <table:table-cell office:value-type="float" office:value="0.12098" calcext:value-type="float">
            <text:p>0.12098</text:p>
          </table:table-cell>
          <table:table-cell office:value-type="float" office:value="0.108775" calcext:value-type="float">
            <text:p>0.108775</text:p>
          </table:table-cell>
          <table:table-cell office:value-type="float" office:value="0.0968172" calcext:value-type="float">
            <text:p>0.0968172</text:p>
          </table:table-cell>
          <table:table-cell office:value-type="float" office:value="0.0853043" calcext:value-type="float">
            <text:p>0.0853043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0.0642424" calcext:value-type="float">
            <text:p>0.0642424</text:p>
          </table:table-cell>
          <table:table-cell office:value-type="float" office:value="0.0549107" calcext:value-type="float">
            <text:p>0.0549107</text:p>
          </table:table-cell>
          <table:table-cell office:value-type="float" office:value="0.0464603" calcext:value-type="float">
            <text:p>0.0464603</text:p>
          </table:table-cell>
          <table:table-cell office:value-type="float" office:value="0.0389155" calcext:value-type="float">
            <text:p>0.0389155</text:p>
          </table:table-cell>
          <table:table-cell office:value-type="float" office:value="0.0322664" calcext:value-type="float">
            <text:p>0.0322664</text:p>
          </table:table-cell>
          <table:table-cell office:value-type="float" office:value="0.0264849" calcext:value-type="float">
            <text:p>0.0264849</text:p>
          </table:table-cell>
          <table:table-cell office:value-type="float" office:value="0.0215193" calcext:value-type="float">
            <text:p>0.0215193</text:p>
          </table:table-cell>
          <table:table-cell office:value-type="float" office:value="0.0173094" calcext:value-type="float">
            <text:p>0.0173094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0108637" calcext:value-type="float">
            <text:p>0.0108637</text:p>
          </table:table-cell>
          <table:table-cell office:value-type="float" office:value="0.0084763" calcext:value-type="float">
            <text:p>0.0084763</text:p>
          </table:table-cell>
          <table:table-cell office:value-type="float" office:value="0.00654752" calcext:value-type="float">
            <text:p>0.00654752</text:p>
          </table:table-cell>
          <table:table-cell office:value-type="float" office:value="0.00500614" calcext:value-type="float">
            <text:p>0.00500614</text:p>
          </table:table-cell>
          <table:table-cell office:value-type="float" office:value="0.00378952" calcext:value-type="float">
            <text:p>0.00378952</text:p>
          </table:table-cell>
          <table:table-cell office:value-type="float" office:value="0.00283923" calcext:value-type="float">
            <text:p>0.00283923</text:p>
          </table:table-cell>
          <table:table-cell office:value-type="float" office:value="0.00210618" calcext:value-type="float">
            <text:p>0.00210618</text:p>
          </table:table-cell>
          <table:table-cell office:value-type="float" office:value="0.00154631" calcext:value-type="float">
            <text:p>0.00154631</text:p>
          </table:table-cell>
          <table:table-cell office:value-type="float" office:value="0.00112411" calcext:value-type="float">
            <text:p>0.00112411</text:p>
          </table:table-cell>
          <table:table-cell office:value-type="float" office:value="0.000808689" calcext:value-type="float">
            <text:p>0.000808689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406114" calcext:value-type="float">
            <text:p>0.000406114</text:p>
          </table:table-cell>
          <table:table-cell office:value-type="float" office:value="0.000283546" calcext:value-type="float">
            <text:p>0.000283546</text:p>
          </table:table-cell>
          <table:table-cell office:value-type="float" office:value="0.000195828" calcext:value-type="float">
            <text:p>0.000195828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0906564" calcext:value-type="float">
            <text:p>9.06564E-05</text:p>
          </table:table-cell>
          <table:table-cell office:value-type="float" office:value="0.00006079" calcext:value-type="float">
            <text:p>6.079E-05</text:p>
          </table:table-cell>
          <table:table-cell office:value-type="float" office:value="0.0000402593" calcext:value-type="float">
            <text:p>4.02593E-05</text:p>
          </table:table-cell>
          <table:table-cell office:value-type="float" office:value="0.0000264204" calcext:value-type="float">
            <text:p>2.64204E-05</text:p>
          </table:table-cell>
          <table:table-cell office:value-type="float" office:value="0.0000170584" calcext:value-type="float">
            <text:p>1.70584E-05</text:p>
          </table:table-cell>
          <table:table-cell office:value-type="float" office:value="0.0000108453" calcext:value-type="float">
            <text:p>1.08453E-05</text:p>
          </table:table-cell>
          <table:table-cell office:value-type="float" office:value="0.00000663482" calcext:value-type="float">
            <text:p>6.63482E-06</text:p>
          </table:table-cell>
          <table:table-cell office:value-type="float" office:value="0.00000376532" calcext:value-type="float">
            <text:p>3.76532E-06</text:p>
          </table:table-cell>
          <table:table-cell office:value-type="float" office:value="0.00000163614" calcext:value-type="float">
            <text:p>1.63614E-06</text:p>
          </table:table-cell>
          <table:table-cell office:value-type="float" office:value="-0.000000142175" calcext:value-type="float">
            <text:p>-1.42175E-07</text:p>
          </table:table-cell>
          <table:table-cell office:value-type="float" office:value="-0.00000195026" calcext:value-type="float">
            <text:p>-1.95026E-06</text:p>
          </table:table-cell>
          <table:table-cell office:value-type="float" office:value="-0.00000417053" calcext:value-type="float">
            <text:p>-4.17053E-06</text:p>
          </table:table-cell>
        </table:table-row>
        <table:table-row table:style-name="ro1">
          <table:table-cell office:value-type="float" office:value="-0.00000471802" calcext:value-type="float">
            <text:p>-4.71802E-06</text:p>
          </table:table-cell>
          <table:table-cell office:value-type="float" office:value="-0.00000221209" calcext:value-type="float">
            <text:p>-2.21209E-06</text:p>
          </table:table-cell>
          <table:table-cell office:value-type="float" office:value="-0.000000161196" calcext:value-type="float">
            <text:p>-1.61196E-07</text:p>
          </table:table-cell>
          <table:table-cell office:value-type="float" office:value="0.00000185684" calcext:value-type="float">
            <text:p>1.85684E-06</text:p>
          </table:table-cell>
          <table:table-cell office:value-type="float" office:value="0.00000426249" calcext:value-type="float">
            <text:p>4.26249E-06</text:p>
          </table:table-cell>
          <table:table-cell office:value-type="float" office:value="0.00000748302" calcext:value-type="float">
            <text:p>7.48302E-06</text:p>
          </table:table-cell>
          <table:table-cell office:value-type="float" office:value="0.0000121765" calcext:value-type="float">
            <text:p>1.21765E-05</text:p>
          </table:table-cell>
          <table:table-cell office:value-type="float" office:value="0.0000190572" calcext:value-type="float">
            <text:p>1.90572E-05</text:p>
          </table:table-cell>
          <table:table-cell office:value-type="float" office:value="0.0000293653" calcext:value-type="float">
            <text:p>2.93653E-05</text:p>
          </table:table-cell>
          <table:table-cell office:value-type="float" office:value="0.0000445159" calcext:value-type="float">
            <text:p>4.45159E-05</text:p>
          </table:table-cell>
          <table:table-cell office:value-type="float" office:value="0.0000668762" calcext:value-type="float">
            <text:p>6.68762E-05</text:p>
          </table:table-cell>
          <table:table-cell office:value-type="float" office:value="0.0000992332" calcext:value-type="float">
            <text:p>9.92332E-05</text:p>
          </table:table-cell>
          <table:table-cell office:value-type="float" office:value="0.000145963" calcext:value-type="float">
            <text:p>0.000145963</text:p>
          </table:table-cell>
          <table:table-cell office:value-type="float" office:value="0.000212294" calcext:value-type="float">
            <text:p>0.000212294</text:p>
          </table:table-cell>
          <table:table-cell office:value-type="float" office:value="0.000305966" calcext:value-type="float">
            <text:p>0.000305966</text:p>
          </table:table-cell>
          <table:table-cell office:value-type="float" office:value="0.000436245" calcext:value-type="float">
            <text:p>0.000436245</text:p>
          </table:table-cell>
          <table:table-cell office:value-type="float" office:value="0.000616168" calcext:value-type="float">
            <text:p>0.000616168</text:p>
          </table:table-cell>
          <table:table-cell office:value-type="float" office:value="0.000861206" calcext:value-type="float">
            <text:p>0.000861206</text:p>
          </table:table-cell>
          <table:table-cell office:value-type="float" office:value="0.00119218" calcext:value-type="float">
            <text:p>0.00119218</text:p>
          </table:table-cell>
          <table:table-cell office:value-type="float" office:value="0.00163337" calcext:value-type="float">
            <text:p>0.00163337</text:p>
          </table:table-cell>
          <table:table-cell office:value-type="float" office:value="0.00221616" calcext:value-type="float">
            <text:p>0.00221616</text:p>
          </table:table-cell>
          <table:table-cell office:value-type="float" office:value="0.0029763" calcext:value-type="float">
            <text:p>0.0029763</text:p>
          </table:table-cell>
          <table:table-cell office:value-type="float" office:value="0.0039581" calcext:value-type="float">
            <text:p>0.0039581</text:p>
          </table:table-cell>
          <table:table-cell office:value-type="float" office:value="0.00521058" calcext:value-type="float">
            <text:p>0.00521058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00876431" calcext:value-type="float">
            <text:p>0.00876431</text:p>
          </table:table-cell>
          <table:table-cell office:value-type="float" office:value="0.0111979" calcext:value-type="float">
            <text:p>0.0111979</text:p>
          </table:table-cell>
          <table:table-cell office:value-type="float" office:value="0.0141637" calcext:value-type="float">
            <text:p>0.0141637</text:p>
          </table:table-cell>
          <table:table-cell office:value-type="float" office:value="0.0177379" calcext:value-type="float">
            <text:p>0.0177379</text:p>
          </table:table-cell>
          <table:table-cell office:value-type="float" office:value="0.0219918" calcext:value-type="float">
            <text:p>0.0219918</text:p>
          </table:table-cell>
          <table:table-cell office:value-type="float" office:value="0.026996" calcext:value-type="float">
            <text:p>0.026996</text:p>
          </table:table-cell>
          <table:table-cell office:value-type="float" office:value="0.0328076" calcext:value-type="float">
            <text:p>0.0328076</text:p>
          </table:table-cell>
          <table:table-cell office:value-type="float" office:value="0.0394753" calcext:value-type="float">
            <text:p>0.0394753</text:p>
          </table:table-cell>
          <table:table-cell office:value-type="float" office:value="0.0470238" calcext:value-type="float">
            <text:p>0.0470238</text:p>
          </table:table-cell>
          <table:table-cell office:value-type="float" office:value="0.0554603" calcext:value-type="float">
            <text:p>0.0554603</text:p>
          </table:table-cell>
          <table:table-cell office:value-type="float" office:value="0.0647576" calcext:value-type="float">
            <text:p>0.0647576</text:p>
          </table:table-cell>
          <table:table-cell office:value-type="float" office:value="0.0748632" calcext:value-type="float">
            <text:p>0.0748632</text:p>
          </table:table-cell>
          <table:table-cell office:value-type="float" office:value="0.0856827" calcext:value-type="float">
            <text:p>0.0856827</text:p>
          </table:table-cell>
          <table:table-cell office:value-type="float" office:value="0.0970924" calcext:value-type="float">
            <text:p>0.0970924</text:p>
          </table:table-cell>
          <table:table-cell office:value-type="float" office:value="0.108924" calcext:value-type="float">
            <text:p>0.108924</text:p>
          </table:table-cell>
          <table:table-cell office:value-type="float" office:value="0.120985" calcext:value-type="float">
            <text:p>0.120985</text:p>
          </table:table-cell>
          <table:table-cell office:value-type="float" office:value="0.133041" calcext:value-type="float">
            <text:p>0.133041</text:p>
          </table:table-cell>
          <table:table-cell office:value-type="float" office:value="0.144846" calcext:value-type="float">
            <text:p>0.144846</text:p>
          </table:table-cell>
          <table:table-cell office:value-type="float" office:value="0.156126" calcext:value-type="float">
            <text:p>0.156126</text:p>
          </table:table-cell>
          <table:table-cell office:value-type="float" office:value="0.166613" calcext:value-type="float">
            <text:p>0.166613</text:p>
          </table:table-cell>
          <table:table-cell office:value-type="float" office:value="0.176032" calcext:value-type="float">
            <text:p>0.176032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195523" calcext:value-type="float">
            <text:p>0.195523</text:p>
          </table:table-cell>
          <table:table-cell office:value-type="float" office:value="0.198477" calcext:value-type="float">
            <text:p>0.198477</text:p>
          </table:table-cell>
          <table:table-cell office:value-type="float" office:value="0.199473" calcext:value-type="float">
            <text:p>0.199473</text:p>
          </table:table-cell>
          <table:table-cell office:value-type="float" office:value="0.198477" calcext:value-type="float">
            <text:p>0.198477</text:p>
          </table:table-cell>
          <table:table-cell office:value-type="float" office:value="0.195523" calcext:value-type="float">
            <text:p>0.195523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184137" calcext:value-type="float">
            <text:p>0.184137</text:p>
          </table:table-cell>
          <table:table-cell office:value-type="float" office:value="0.176032" calcext:value-type="float">
            <text:p>0.176032</text:p>
          </table:table-cell>
          <table:table-cell office:value-type="float" office:value="0.166613" calcext:value-type="float">
            <text:p>0.166613</text:p>
          </table:table-cell>
          <table:table-cell office:value-type="float" office:value="0.156126" calcext:value-type="float">
            <text:p>0.156126</text:p>
          </table:table-cell>
          <table:table-cell office:value-type="float" office:value="0.144846" calcext:value-type="float">
            <text:p>0.144846</text:p>
          </table:table-cell>
          <table:table-cell office:value-type="float" office:value="0.133041" calcext:value-type="float">
            <text:p>0.133041</text:p>
          </table:table-cell>
          <table:table-cell office:value-type="float" office:value="0.120985" calcext:value-type="float">
            <text:p>0.120985</text:p>
          </table:table-cell>
          <table:table-cell office:value-type="float" office:value="0.108924" calcext:value-type="float">
            <text:p>0.108924</text:p>
          </table:table-cell>
          <table:table-cell office:value-type="float" office:value="0.0970924" calcext:value-type="float">
            <text:p>0.0970924</text:p>
          </table:table-cell>
          <table:table-cell office:value-type="float" office:value="0.0856827" calcext:value-type="float">
            <text:p>0.0856827</text:p>
          </table:table-cell>
          <table:table-cell office:value-type="float" office:value="0.0748632" calcext:value-type="float">
            <text:p>0.0748632</text:p>
          </table:table-cell>
          <table:table-cell office:value-type="float" office:value="0.0647576" calcext:value-type="float">
            <text:p>0.0647576</text:p>
          </table:table-cell>
          <table:table-cell office:value-type="float" office:value="0.0554603" calcext:value-type="float">
            <text:p>0.0554603</text:p>
          </table:table-cell>
          <table:table-cell office:value-type="float" office:value="0.0470238" calcext:value-type="float">
            <text:p>0.0470238</text:p>
          </table:table-cell>
          <table:table-cell office:value-type="float" office:value="0.0394753" calcext:value-type="float">
            <text:p>0.0394753</text:p>
          </table:table-cell>
          <table:table-cell office:value-type="float" office:value="0.0328076" calcext:value-type="float">
            <text:p>0.0328076</text:p>
          </table:table-cell>
          <table:table-cell office:value-type="float" office:value="0.026996" calcext:value-type="float">
            <text:p>0.026996</text:p>
          </table:table-cell>
          <table:table-cell office:value-type="float" office:value="0.0219918" calcext:value-type="float">
            <text:p>0.0219918</text:p>
          </table:table-cell>
          <table:table-cell office:value-type="float" office:value="0.0177379" calcext:value-type="float">
            <text:p>0.0177379</text:p>
          </table:table-cell>
          <table:table-cell office:value-type="float" office:value="0.0141637" calcext:value-type="float">
            <text:p>0.0141637</text:p>
          </table:table-cell>
          <table:table-cell office:value-type="float" office:value="0.0111979" calcext:value-type="float">
            <text:p>0.0111979</text:p>
          </table:table-cell>
          <table:table-cell office:value-type="float" office:value="0.00876431" calcext:value-type="float">
            <text:p>0.00876431</text:p>
          </table:table-cell>
          <table:table-cell office:value-type="float" office:value="0.006792" calcext:value-type="float">
            <text:p>0.006792</text:p>
          </table:table-cell>
          <table:table-cell office:value-type="float" office:value="0.00521058" calcext:value-type="float">
            <text:p>0.00521058</text:p>
          </table:table-cell>
          <table:table-cell office:value-type="float" office:value="0.0039581" calcext:value-type="float">
            <text:p>0.0039581</text:p>
          </table:table-cell>
          <table:table-cell office:value-type="float" office:value="0.0029763" calcext:value-type="float">
            <text:p>0.0029763</text:p>
          </table:table-cell>
          <table:table-cell office:value-type="float" office:value="0.00221616" calcext:value-type="float">
            <text:p>0.00221616</text:p>
          </table:table-cell>
          <table:table-cell office:value-type="float" office:value="0.00163337" calcext:value-type="float">
            <text:p>0.00163337</text:p>
          </table:table-cell>
          <table:table-cell office:value-type="float" office:value="0.00119218" calcext:value-type="float">
            <text:p>0.00119218</text:p>
          </table:table-cell>
          <table:table-cell office:value-type="float" office:value="0.000861206" calcext:value-type="float">
            <text:p>0.000861206</text:p>
          </table:table-cell>
          <table:table-cell office:value-type="float" office:value="0.000616168" calcext:value-type="float">
            <text:p>0.000616168</text:p>
          </table:table-cell>
          <table:table-cell office:value-type="float" office:value="0.000436245" calcext:value-type="float">
            <text:p>0.000436245</text:p>
          </table:table-cell>
          <table:table-cell office:value-type="float" office:value="0.000305966" calcext:value-type="float">
            <text:p>0.000305966</text:p>
          </table:table-cell>
          <table:table-cell office:value-type="float" office:value="0.000212294" calcext:value-type="float">
            <text:p>0.000212294</text:p>
          </table:table-cell>
          <table:table-cell office:value-type="float" office:value="0.000145963" calcext:value-type="float">
            <text:p>0.000145963</text:p>
          </table:table-cell>
          <table:table-cell office:value-type="float" office:value="0.0000992332" calcext:value-type="float">
            <text:p>9.92332E-05</text:p>
          </table:table-cell>
          <table:table-cell office:value-type="float" office:value="0.0000668762" calcext:value-type="float">
            <text:p>6.68762E-05</text:p>
          </table:table-cell>
          <table:table-cell office:value-type="float" office:value="0.0000445159" calcext:value-type="float">
            <text:p>4.45159E-05</text:p>
          </table:table-cell>
          <table:table-cell office:value-type="float" office:value="0.0000293653" calcext:value-type="float">
            <text:p>2.93653E-05</text:p>
          </table:table-cell>
          <table:table-cell office:value-type="float" office:value="0.0000190572" calcext:value-type="float">
            <text:p>1.90572E-05</text:p>
          </table:table-cell>
          <table:table-cell office:value-type="float" office:value="0.0000121765" calcext:value-type="float">
            <text:p>1.21765E-05</text:p>
          </table:table-cell>
          <table:table-cell office:value-type="float" office:value="0.00000748302" calcext:value-type="float">
            <text:p>7.48302E-06</text:p>
          </table:table-cell>
          <table:table-cell office:value-type="float" office:value="0.00000426249" calcext:value-type="float">
            <text:p>4.26249E-06</text:p>
          </table:table-cell>
          <table:table-cell office:value-type="float" office:value="0.00000185684" calcext:value-type="float">
            <text:p>1.85684E-06</text:p>
          </table:table-cell>
          <table:table-cell office:value-type="float" office:value="-0.000000161196" calcext:value-type="float">
            <text:p>-1.61196E-07</text:p>
          </table:table-cell>
          <table:table-cell office:value-type="float" office:value="-0.00000221209" calcext:value-type="float">
            <text:p>-2.21209E-06</text:p>
          </table:table-cell>
          <table:table-cell office:value-type="float" office:value="-0.00000471802" calcext:value-type="float">
            <text:p>-4.71802E-0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230.394cm" svg:y="18.047cm">
            <draw:object draw:notify-on-update-of-ranges="Sheet2.B46:Sheet2.B56 Sheet2.C46:Sheet2.C56 Sheet2.D46:Sheet2.D56 Sheet2.E46:Sheet2.E56 Sheet2.F46:Sheet2.F56 Sheet2.G46:Sheet2.G56 Sheet2.H46:Sheet2.H56 Sheet2.I46:Sheet2.I56 Sheet2.J46:Sheet2.J56 Sheet2.K46:Sheet2.K56 Sheet2.L46:Sheet2.L56 Sheet2.M46:Sheet2.M56 Sheet2.N46:Sheet2.N56 Sheet2.O46:Sheet2.O56 Sheet2.P46:Sheet2.P56 Sheet2.Q46:Sheet2.Q56 Sheet2.R46:Sheet2.R56 Sheet2.S46:Sheet2.S56 Sheet2.T46:Sheet2.T56 Sheet2.U46:Sheet2.U56 Sheet2.V46:Sheet2.V56 Sheet2.W46:Sheet2.W56 Sheet2.X46:Sheet2.X56 Sheet2.Y46:Sheet2.Y56 Sheet2.Z46:Sheet2.Z56 Sheet2.AA46:Sheet2.AA56 Sheet2.AB46:Sheet2.AB56 Sheet2.AC46:Sheet2.AC56 Sheet2.AD46:Sheet2.AD56 Sheet2.AE46:Sheet2.AE56 Sheet2.AF46:Sheet2.AF56 Sheet2.AG46:Sheet2.AG56 Sheet2.AH46:Sheet2.AH56 Sheet2.AI46:Sheet2.AI56 Sheet2.AJ46:Sheet2.AJ56 Sheet2.AK46:Sheet2.AK56 Sheet2.AL46:Sheet2.AL56 Sheet2.AM46:Sheet2.AM56 Sheet2.AN46:Sheet2.AN56 Sheet2.AO46:Sheet2.AO56 Sheet2.AP46:Sheet2.AP56 Sheet2.AQ46:Sheet2.AQ56 Sheet2.AR46:Sheet2.AR56 Sheet2.AS46:Sheet2.AS56 Sheet2.AT46:Sheet2.AT56 Sheet2.AU46:Sheet2.AU56 Sheet2.AV46:Sheet2.AV56 Sheet2.AW46:Sheet2.AW56 Sheet2.AX46:Sheet2.AX56 Sheet2.AY46:Sheet2.AY56 Sheet2.AZ46:Sheet2.AZ56 Sheet2.BA46:Sheet2.BA56 Sheet2.BB46:Sheet2.BB56 Sheet2.BC46:Sheet2.BC56 Sheet2.BD46:Sheet2.BD56 Sheet2.BE46:Sheet2.BE56 Sheet2.BF46:Sheet2.BF56 Sheet2.BG46:Sheet2.BG56 Sheet2.BH46:Sheet2.BH56 Sheet2.BI46:Sheet2.BI56 Sheet2.BJ46:Sheet2.BJ56 Sheet2.BK46:Sheet2.BK56 Sheet2.BL46:Sheet2.BL56 Sheet2.BM46:Sheet2.BM56 Sheet2.BN46:Sheet2.BN56 Sheet2.BO46:Sheet2.BO56 Sheet2.BP46:Sheet2.BP56 Sheet2.BQ46:Sheet2.BQ56 Sheet2.BR46:Sheet2.BR56 Sheet2.BS46:Sheet2.BS56 Sheet2.BT46:Sheet2.BT56 Sheet2.BU46:Sheet2.BU56 Sheet2.BV46:Sheet2.BV56 Sheet2.BW46:Sheet2.BW56 Sheet2.BX46:Sheet2.BX56 Sheet2.BY46:Sheet2.BY56 Sheet2.BZ46:Sheet2.BZ56 Sheet2.CA46:Sheet2.CA56 Sheet2.CB46:Sheet2.CB56 Sheet2.CC46:Sheet2.CC56 Sheet2.CD46:Sheet2.CD56 Sheet2.CE46:Sheet2.CE56 Sheet2.CF46:Sheet2.CF56 Sheet2.CG46:Sheet2.CG56 Sheet2.CH46:Sheet2.CH56 Sheet2.CI46:Sheet2.CI56 Sheet2.CJ46:Sheet2.CJ56 Sheet2.CK46:Sheet2.CK56 Sheet2.CL46:Sheet2.CL56 Sheet2.CM46:Sheet2.CM56 Sheet2.CN46:Sheet2.CN56 Sheet2.CO46:Sheet2.CO56 Sheet2.CP46:Sheet2.CP56 Sheet2.CQ46:Sheet2.CQ56 Sheet2.CR46:Sheet2.CR56 Sheet2.CS46:Sheet2.CS56 Sheet2.CT46:Sheet2.CT56 Sheet2.CU46:Sheet2.CU56 Sheet2.CV46:Sheet2.CV56 Sheet2.CW46:Sheet2.CW56 Sheet2.CX46:Sheet2.CX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102" table:default-cell-style-name="Default"/>
        <table:table-row table:style-name="ro1">
          <table:table-cell office:value-type="float" office:value="-10" calcext:value-type="float">
            <text:p>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4613E-066" calcext:value-type="float">
            <text:p>-3.84613E-66</text:p>
          </table:table-cell>
          <table:table-cell office:value-type="float" office:value="-7.43058E-063" calcext:value-type="float">
            <text:p>-7.43058E-63</text:p>
          </table:table-cell>
          <table:table-cell office:value-type="float" office:value="4.1026E-060" calcext:value-type="float">
            <text:p>4.1026E-60</text:p>
          </table:table-cell>
          <table:table-cell office:value-type="float" office:value="1.55552E-059" calcext:value-type="float">
            <text:p>1.55552E-59</text:p>
          </table:table-cell>
          <table:table-cell office:value-type="float" office:value="-2.96995E-056" calcext:value-type="float">
            <text:p>-2.96995E-56</text:p>
          </table:table-cell>
          <table:table-cell office:value-type="float" office:value="-7.01582E-055" calcext:value-type="float">
            <text:p>-7.01582E-55</text:p>
          </table:table-cell>
          <table:table-cell office:value-type="float" office:value="2.20288E-053" calcext:value-type="float">
            <text:p>2.20288E-53</text:p>
          </table:table-cell>
          <table:table-cell office:value-type="float" office:value="9.1116E-052" calcext:value-type="float">
            <text:p>9.1116E-52</text:p>
          </table:table-cell>
          <table:table-cell office:value-type="float" office:value="4.04496E-051" calcext:value-type="float">
            <text:p>4.04496E-51</text:p>
          </table:table-cell>
          <table:table-cell office:value-type="float" office:value="-2.66073E-049" calcext:value-type="float">
            <text:p>-2.66073E-49</text:p>
          </table:table-cell>
          <table:table-cell office:value-type="float" office:value="-4.45088E-048" calcext:value-type="float">
            <text:p>-4.45088E-48</text:p>
          </table:table-cell>
          <table:table-cell office:value-type="float" office:value="1.12433E-047" calcext:value-type="float">
            <text:p>1.12433E-47</text:p>
          </table:table-cell>
          <table:table-cell office:value-type="float" office:value="9.48737E-046" calcext:value-type="float">
            <text:p>9.48737E-46</text:p>
          </table:table-cell>
          <table:table-cell office:value-type="float" office:value="6.31487E-045" calcext:value-type="float">
            <text:p>6.31487E-45</text:p>
          </table:table-cell>
          <table:table-cell office:value-type="float" office:value="-9.80344E-044" calcext:value-type="float">
            <text:p>-9.80344E-44</text:p>
          </table:table-cell>
          <table:table-cell office:value-type="float" office:value="-1.55667E-042" calcext:value-type="float">
            <text:p>-1.55667E-42</text:p>
          </table:table-cell>
          <table:table-cell office:value-type="float" office:value="6.19998E-042" calcext:value-type="float">
            <text:p>6.19998E-42</text:p>
          </table:table-cell>
          <table:table-cell office:value-type="float" office:value="2.52444E-040" calcext:value-type="float">
            <text:p>2.52444E-40</text:p>
          </table:table-cell>
          <table:table-cell office:value-type="float" office:value="-4.50991E-040" calcext:value-type="float">
            <text:p>-4.50991E-40</text:p>
          </table:table-cell>
          <table:table-cell office:value-type="float" office:value="-4.09572E-038" calcext:value-type="float">
            <text:p>-4.09572E-38</text:p>
          </table:table-cell>
          <table:table-cell office:value-type="float" office:value="1.78671E-037" calcext:value-type="float">
            <text:p>1.78671E-37</text:p>
          </table:table-cell>
          <table:table-cell office:value-type="float" office:value="6.79084E-036" calcext:value-type="float">
            <text:p>6.79084E-36</text:p>
          </table:table-cell>
          <table:table-cell office:value-type="float" office:value="-9.14378E-035" calcext:value-type="float">
            <text:p>-9.14378E-35</text:p>
          </table:table-cell>
          <table:table-cell office:value-type="float" office:value="-4.78073E-034" calcext:value-type="float">
            <text:p>-4.78073E-34</text:p>
          </table:table-cell>
          <table:table-cell office:value-type="float" office:value="2.89799E-032" calcext:value-type="float">
            <text:p>2.89799E-32</text:p>
          </table:table-cell>
          <table:table-cell office:value-type="float" office:value="-3.92019E-031" calcext:value-type="float">
            <text:p>-3.92019E-31</text:p>
          </table:table-cell>
          <table:table-cell office:value-type="float" office:value="-5.31346E-032" calcext:value-type="float">
            <text:p>-5.31346E-32</text:p>
          </table:table-cell>
          <table:table-cell office:value-type="float" office:value="1.29242E-028" calcext:value-type="float">
            <text:p>1.29242E-28</text:p>
          </table:table-cell>
          <table:table-cell office:value-type="float" office:value="-3.73376E-027" calcext:value-type="float">
            <text:p>-3.73376E-27</text:p>
          </table:table-cell>
          <table:table-cell office:value-type="float" office:value="6.79597E-026" calcext:value-type="float">
            <text:p>6.79597E-26</text:p>
          </table:table-cell>
          <table:table-cell office:value-type="float" office:value="-6.1075E-025" calcext:value-type="float">
            <text:p>-6.1075E-25</text:p>
          </table:table-cell>
          <table:table-cell office:value-type="float" office:value="-2.58106E-023" calcext:value-type="float">
            <text:p>-2.58106E-23</text:p>
          </table:table-cell>
          <table:table-cell office:value-type="float" office:value="9.01722E-023" calcext:value-type="float">
            <text:p>9.01722E-23</text:p>
          </table:table-cell>
          <table:table-cell office:value-type="float" office:value="1.77894E-022" calcext:value-type="float">
            <text:p>1.77894E-22</text:p>
          </table:table-cell>
          <table:table-cell office:value-type="float" office:value="-3.62133E-020" calcext:value-type="float">
            <text:p>-3.62133E-20</text:p>
          </table:table-cell>
          <table:table-cell office:value-type="float" office:value="-4.1063E-019" calcext:value-type="float">
            <text:p>-4.1063E-19</text:p>
          </table:table-cell>
          <table:table-cell office:value-type="float" office:value="-5.37126E-018" calcext:value-type="float">
            <text:p>-5.37126E-18</text:p>
          </table:table-cell>
          <table:table-cell office:value-type="float" office:value="-2.5735E-017" calcext:value-type="float">
            <text:p>-2.5735E-17</text:p>
          </table:table-cell>
          <table:table-cell office:value-type="float" office:value="-1.00697E-016" calcext:value-type="float">
            <text:p>-1.00697E-16</text:p>
          </table:table-cell>
          <table:table-cell office:value-type="float" office:value="-5.52732E-016" calcext:value-type="float">
            <text:p>-5.52732E-16</text:p>
          </table:table-cell>
          <table:table-cell office:value-type="float" office:value="-3.27054E-015" calcext:value-type="float">
            <text:p>-3.27054E-15</text:p>
          </table:table-cell>
          <table:table-cell office:value-type="float" office:value="-5.77257E-015" calcext:value-type="float">
            <text:p>-5.77257E-15</text:p>
          </table:table-cell>
          <table:table-cell office:value-type="float" office:value="-0.0000000000000130723" calcext:value-type="float">
            <text:p>-1.30723E-14</text:p>
          </table:table-cell>
          <table:table-cell office:value-type="float" office:value="-0.0000000000000508123" calcext:value-type="float">
            <text:p>-5.08123E-14</text:p>
          </table:table-cell>
          <table:table-cell office:value-type="float" office:value="-0.000000000000178243" calcext:value-type="float">
            <text:p>-1.78243E-13</text:p>
          </table:table-cell>
          <table:table-cell office:value-type="float" office:value="-0.000000000000277916" calcext:value-type="float">
            <text:p>-2.77916E-13</text:p>
          </table:table-cell>
          <table:table-cell office:value-type="float" office:value="-0.000000000000440958" calcext:value-type="float">
            <text:p>-4.40958E-13</text:p>
          </table:table-cell>
          <table:table-cell office:value-type="float" office:value="-0.00000000000114685" calcext:value-type="float">
            <text:p>-1.14685E-12</text:p>
          </table:table-cell>
          <table:table-cell office:value-type="float" office:value="-0.00000000000368612" calcext:value-type="float">
            <text:p>-3.68612E-12</text:p>
          </table:table-cell>
          <table:table-cell office:value-type="float" office:value="-0.00000000000400066" calcext:value-type="float">
            <text:p>-4.00066E-12</text:p>
          </table:table-cell>
          <table:table-cell office:value-type="float" office:value="-0.00000000000687672" calcext:value-type="float">
            <text:p>-6.87672E-12</text:p>
          </table:table-cell>
          <table:table-cell office:value-type="float" office:value="-0.0000000000172515" calcext:value-type="float">
            <text:p>-1.72515E-11</text:p>
          </table:table-cell>
          <table:table-cell office:value-type="float" office:value="-0.0000000000311393" calcext:value-type="float">
            <text:p>-3.11393E-11</text:p>
          </table:table-cell>
          <table:table-cell office:value-type="float" office:value="-0.0000000000547896" calcext:value-type="float">
            <text:p>-5.47896E-11</text:p>
          </table:table-cell>
          <table:table-cell office:value-type="float" office:value="-0.0000000000940854" calcext:value-type="float">
            <text:p>-9.40854E-11</text:p>
          </table:table-cell>
          <table:table-cell office:value-type="float" office:value="-0.000000000157852" calcext:value-type="float">
            <text:p>-1.57852E-10</text:p>
          </table:table-cell>
          <table:table-cell office:value-type="float" office:value="-0.00000000025901" calcext:value-type="float">
            <text:p>-2.5901E-10</text:p>
          </table:table-cell>
          <table:table-cell office:value-type="float" office:value="-0.000000000416056" calcext:value-type="float">
            <text:p>-4.16056E-10</text:p>
          </table:table-cell>
          <table:table-cell office:value-type="float" office:value="-0.000000000654898" calcext:value-type="float">
            <text:p>-6.54898E-10</text:p>
          </table:table-cell>
          <table:table-cell office:value-type="float" office:value="-0.00000000101111" calcext:value-type="float">
            <text:p>-1.01111E-09</text:p>
          </table:table-cell>
          <table:table-cell office:value-type="float" office:value="-0.00000000153261" calcext:value-type="float">
            <text:p>-1.53261E-09</text:p>
          </table:table-cell>
          <table:table-cell office:value-type="float" office:value="-0.00000000228284" calcext:value-type="float">
            <text:p>-2.28284E-09</text:p>
          </table:table-cell>
          <table:table-cell office:value-type="float" office:value="-0.0000000033444" calcext:value-type="float">
            <text:p>-3.3444E-09</text:p>
          </table:table-cell>
          <table:table-cell office:value-type="float" office:value="-0.00000000482318" calcext:value-type="float">
            <text:p>-4.82318E-09</text:p>
          </table:table-cell>
          <table:table-cell office:value-type="float" office:value="-0.00000000685301" calcext:value-type="float">
            <text:p>-6.85301E-09</text:p>
          </table:table-cell>
          <table:table-cell office:value-type="float" office:value="-0.00000000960068" calcext:value-type="float">
            <text:p>-9.60068E-09</text:p>
          </table:table-cell>
          <table:table-cell office:value-type="float" office:value="-0.0000000132715" calcext:value-type="float">
            <text:p>-1.32715E-08</text:p>
          </table:table-cell>
          <table:table-cell office:value-type="float" office:value="-0.0000000181153" calcext:value-type="float">
            <text:p>-1.81153E-08</text:p>
          </table:table-cell>
          <table:table-cell office:value-type="float" office:value="-0.0000000244324" calcext:value-type="float">
            <text:p>-2.44324E-08</text:p>
          </table:table-cell>
          <table:table-cell office:value-type="float" office:value="-0.0000000325803" calcext:value-type="float">
            <text:p>-3.25803E-08</text:p>
          </table:table-cell>
          <table:table-cell office:value-type="float" office:value="-0.0000000429804" calcext:value-type="float">
            <text:p>-4.29804E-08</text:p>
          </table:table-cell>
          <table:table-cell office:value-type="float" office:value="-0.0000000561244" calcext:value-type="float">
            <text:p>-5.61244E-08</text:p>
          </table:table-cell>
          <table:table-cell office:value-type="float" office:value="-0.0000000725816" calcext:value-type="float">
            <text:p>-7.25816E-08</text:p>
          </table:table-cell>
          <table:table-cell office:value-type="float" office:value="-0.0000000930052" calcext:value-type="float">
            <text:p>-9.30052E-08</text:p>
          </table:table-cell>
          <table:table-cell office:value-type="float" office:value="-0.000000118139" calcext:value-type="float">
            <text:p>-1.18139E-07</text:p>
          </table:table-cell>
          <table:table-cell office:value-type="float" office:value="-0.000000148824" calcext:value-type="float">
            <text:p>-1.48824E-07</text:p>
          </table:table-cell>
          <table:table-cell office:value-type="float" office:value="-0.000000186005" calcext:value-type="float">
            <text:p>-1.86005E-07</text:p>
          </table:table-cell>
          <table:table-cell office:value-type="float" office:value="-0.000000230732" calcext:value-type="float">
            <text:p>-2.30732E-07</text:p>
          </table:table-cell>
          <table:table-cell office:value-type="float" office:value="-0.000000284172" calcext:value-type="float">
            <text:p>-2.84172E-07</text:p>
          </table:table-cell>
          <table:table-cell office:value-type="float" office:value="-0.000000347609" calcext:value-type="float">
            <text:p>-3.47609E-07</text:p>
          </table:table-cell>
          <table:table-cell office:value-type="float" office:value="-0.000000422449" calcext:value-type="float">
            <text:p>-4.22449E-07</text:p>
          </table:table-cell>
          <table:table-cell office:value-type="float" office:value="-0.000000498684" calcext:value-type="float">
            <text:p>-4.98684E-07</text:p>
          </table:table-cell>
          <table:table-cell office:value-type="float" office:value="-0.0000005871" calcext:value-type="float">
            <text:p>-5.871E-07</text:p>
          </table:table-cell>
          <table:table-cell office:value-type="float" office:value="-0.000000706404" calcext:value-type="float">
            <text:p>-7.06404E-07</text:p>
          </table:table-cell>
          <table:table-cell office:value-type="float" office:value="-0.000000862438" calcext:value-type="float">
            <text:p>-8.62438E-07</text:p>
          </table:table-cell>
          <table:table-cell office:value-type="float" office:value="-0.000000988144" calcext:value-type="float">
            <text:p>-9.88144E-07</text:p>
          </table:table-cell>
          <table:table-cell office:value-type="float" office:value="-0.00000115386" calcext:value-type="float">
            <text:p>-1.15386E-06</text:p>
          </table:table-cell>
          <table:table-cell office:value-type="float" office:value="-0.00000138377" calcext:value-type="float">
            <text:p>-1.38377E-06</text:p>
          </table:table-cell>
          <table:table-cell office:value-type="float" office:value="-0.00000160042" calcext:value-type="float">
            <text:p>-1.60042E-06</text:p>
          </table:table-cell>
          <table:table-cell office:value-type="float" office:value="-0.00000186124" calcext:value-type="float">
            <text:p>-1.86124E-06</text:p>
          </table:table-cell>
          <table:table-cell office:value-type="float" office:value="-0.00000216933" calcext:value-type="float">
            <text:p>-2.16933E-06</text:p>
          </table:table-cell>
          <table:table-cell office:value-type="float" office:value="-0.00000251744" calcext:value-type="float">
            <text:p>-2.51744E-06</text:p>
          </table:table-cell>
          <table:table-cell office:value-type="float" office:value="-0.00000282005" calcext:value-type="float">
            <text:p>-2.82005E-06</text:p>
          </table:table-cell>
          <table:table-cell office:value-type="float" office:value="-0.00000318576" calcext:value-type="float">
            <text:p>-3.18576E-06</text:p>
          </table:table-cell>
          <table:table-cell office:value-type="float" office:value="-0.00000367079" calcext:value-type="float">
            <text:p>-3.67079E-06</text:p>
          </table:table-cell>
          <table:table-cell office:value-type="float" office:value="-0.00000417053" calcext:value-type="float">
            <text:p>-4.17053E-06</text:p>
          </table:table-cell>
          <table:table-cell office:value-type="float" office:value="-0.00000471802" calcext:value-type="float">
            <text:p>-4.71802E-06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451E-067" calcext:value-type="float">
            <text:p>3.8451E-67</text:p>
          </table:table-cell>
          <table:table-cell office:value-type="float" office:value="6.91525E-064" calcext:value-type="float">
            <text:p>6.91525E-64</text:p>
          </table:table-cell>
          <table:table-cell office:value-type="float" office:value="-3.54022E-061" calcext:value-type="float">
            <text:p>-3.54022E-61</text:p>
          </table:table-cell>
          <table:table-cell office:value-type="float" office:value="1.51446E-060" calcext:value-type="float">
            <text:p>1.51446E-60</text:p>
          </table:table-cell>
          <table:table-cell office:value-type="float" office:value="2.39244E-057" calcext:value-type="float">
            <text:p>2.39244E-57</text:p>
          </table:table-cell>
          <table:table-cell office:value-type="float" office:value="4.40826E-056" calcext:value-type="float">
            <text:p>4.40826E-56</text:p>
          </table:table-cell>
          <table:table-cell office:value-type="float" office:value="-1.87473E-054" calcext:value-type="float">
            <text:p>-1.87473E-54</text:p>
          </table:table-cell>
          <table:table-cell office:value-type="float" office:value="-5.96001E-053" calcext:value-type="float">
            <text:p>-5.96001E-53</text:p>
          </table:table-cell>
          <table:table-cell office:value-type="float" office:value="-2.25663E-053" calcext:value-type="float">
            <text:p>-2.25663E-53</text:p>
          </table:table-cell>
          <table:table-cell office:value-type="float" office:value="1.88113E-050" calcext:value-type="float">
            <text:p>1.88113E-50</text:p>
          </table:table-cell>
          <table:table-cell office:value-type="float" office:value="2.02526E-049" calcext:value-type="float">
            <text:p>2.02526E-49</text:p>
          </table:table-cell>
          <table:table-cell office:value-type="float" office:value="-1.99111E-048" calcext:value-type="float">
            <text:p>-1.99111E-48</text:p>
          </table:table-cell>
          <table:table-cell office:value-type="float" office:value="-4.91259E-047" calcext:value-type="float">
            <text:p>-4.91259E-47</text:p>
          </table:table-cell>
          <table:table-cell office:value-type="float" office:value="-1.17593E-047" calcext:value-type="float">
            <text:p>-1.17593E-47</text:p>
          </table:table-cell>
          <table:table-cell office:value-type="float" office:value="6.71576E-045" calcext:value-type="float">
            <text:p>6.71576E-45</text:p>
          </table:table-cell>
          <table:table-cell office:value-type="float" office:value="2.50058E-044" calcext:value-type="float">
            <text:p>2.50058E-44</text:p>
          </table:table-cell>
          <table:table-cell office:value-type="float" office:value="-8.60859E-043" calcext:value-type="float">
            <text:p>-8.60859E-43</text:p>
          </table:table-cell>
          <table:table-cell office:value-type="float" office:value="-3.52071E-042" calcext:value-type="float">
            <text:p>-3.52071E-42</text:p>
          </table:table-cell>
          <table:table-cell office:value-type="float" office:value="1.41582E-040" calcext:value-type="float">
            <text:p>1.41582E-40</text:p>
          </table:table-cell>
          <table:table-cell office:value-type="float" office:value="-4.12658E-041" calcext:value-type="float">
            <text:p>-4.12658E-41</text:p>
          </table:table-cell>
          <table:table-cell office:value-type="float" office:value="-2.77588E-038" calcext:value-type="float">
            <text:p>-2.77588E-38</text:p>
          </table:table-cell>
          <table:table-cell office:value-type="float" office:value="2.89908E-037" calcext:value-type="float">
            <text:p>2.89908E-37</text:p>
          </table:table-cell>
          <table:table-cell office:value-type="float" office:value="3.20062E-036" calcext:value-type="float">
            <text:p>3.20062E-36</text:p>
          </table:table-cell>
          <table:table-cell office:value-type="float" office:value="-1.32565E-034" calcext:value-type="float">
            <text:p>-1.32565E-34</text:p>
          </table:table-cell>
          <table:table-cell office:value-type="float" office:value="1.5927E-033" calcext:value-type="float">
            <text:p>1.5927E-33</text:p>
          </table:table-cell>
          <table:table-cell office:value-type="float" office:value="7.98479E-033" calcext:value-type="float">
            <text:p>7.98479E-33</text:p>
          </table:table-cell>
          <table:table-cell office:value-type="float" office:value="-7.91258E-031" calcext:value-type="float">
            <text:p>-7.91258E-31</text:p>
          </table:table-cell>
          <table:table-cell office:value-type="float" office:value="2.04629E-029" calcext:value-type="float">
            <text:p>2.04629E-29</text:p>
          </table:table-cell>
          <table:table-cell office:value-type="float" office:value="-3.3306E-028" calcext:value-type="float">
            <text:p>-3.3306E-28</text:p>
          </table:table-cell>
          <table:table-cell office:value-type="float" office:value="1.92974E-027" calcext:value-type="float">
            <text:p>1.92974E-27</text:p>
          </table:table-cell>
          <table:table-cell office:value-type="float" office:value="1.3082E-025" calcext:value-type="float">
            <text:p>1.3082E-25</text:p>
          </table:table-cell>
          <table:table-cell office:value-type="float" office:value="-6.00739E-024" calcext:value-type="float">
            <text:p>-6.00739E-24</text:p>
          </table:table-cell>
          <table:table-cell office:value-type="float" office:value="6.79578E-024" calcext:value-type="float">
            <text:p>6.79578E-24</text:p>
          </table:table-cell>
          <table:table-cell office:value-type="float" office:value="5.66175E-022" calcext:value-type="float">
            <text:p>5.66175E-22</text:p>
          </table:table-cell>
          <table:table-cell office:value-type="float" office:value="1.25371E-020" calcext:value-type="float">
            <text:p>1.25371E-20</text:p>
          </table:table-cell>
          <table:table-cell office:value-type="float" office:value="1.31421E-019" calcext:value-type="float">
            <text:p>1.31421E-19</text:p>
          </table:table-cell>
          <table:table-cell office:value-type="float" office:value="1.97965E-018" calcext:value-type="float">
            <text:p>1.97965E-18</text:p>
          </table:table-cell>
          <table:table-cell office:value-type="float" office:value="1.03635E-017" calcext:value-type="float">
            <text:p>1.03635E-17</text:p>
          </table:table-cell>
          <table:table-cell office:value-type="float" office:value="4.37472E-017" calcext:value-type="float">
            <text:p>4.37472E-17</text:p>
          </table:table-cell>
          <table:table-cell office:value-type="float" office:value="2.48582E-016" calcext:value-type="float">
            <text:p>2.48582E-16</text:p>
          </table:table-cell>
          <table:table-cell office:value-type="float" office:value="1.47925E-015" calcext:value-type="float">
            <text:p>1.47925E-15</text:p>
          </table:table-cell>
          <table:table-cell office:value-type="float" office:value="2.63134E-015" calcext:value-type="float">
            <text:p>2.63134E-15</text:p>
          </table:table-cell>
          <table:table-cell office:value-type="float" office:value="5.7283E-015" calcext:value-type="float">
            <text:p>5.7283E-15</text:p>
          </table:table-cell>
          <table:table-cell office:value-type="float" office:value="0.0000000000000214641" calcext:value-type="float">
            <text:p>2.14641E-14</text:p>
          </table:table-cell>
          <table:table-cell office:value-type="float" office:value="0.0000000000000736212" calcext:value-type="float">
            <text:p>7.36212E-14</text:p>
          </table:table-cell>
          <table:table-cell office:value-type="float" office:value="0.0000000000000965861" calcext:value-type="float">
            <text:p>9.65861E-14</text:p>
          </table:table-cell>
          <table:table-cell office:value-type="float" office:value="0.000000000000106673" calcext:value-type="float">
            <text:p>1.06673E-13</text:p>
          </table:table-cell>
          <table:table-cell office:value-type="float" office:value="0.000000000000252543" calcext:value-type="float">
            <text:p>2.52543E-13</text:p>
          </table:table-cell>
          <table:table-cell office:value-type="float" office:value="0.000000000000970725" calcext:value-type="float">
            <text:p>9.70725E-13</text:p>
          </table:table-cell>
          <table:table-cell office:value-type="float" office:value="0.000000000000187179" calcext:value-type="float">
            <text:p>1.87179E-13</text:p>
          </table:table-cell>
          <table:table-cell office:value-type="float" office:value="-0.000000000000412496" calcext:value-type="float">
            <text:p>-4.12496E-13</text:p>
          </table:table-cell>
          <table:table-cell office:value-type="float" office:value="-0.0000000000000502391" calcext:value-type="float">
            <text:p>-5.02391E-14</text:p>
          </table:table-cell>
          <table:table-cell office:value-type="float" office:value="-0.00000000000165624" calcext:value-type="float">
            <text:p>-1.65624E-12</text:p>
          </table:table-cell>
          <table:table-cell office:value-type="float" office:value="-0.00000000000540611" calcext:value-type="float">
            <text:p>-5.40611E-12</text:p>
          </table:table-cell>
          <table:table-cell office:value-type="float" office:value="-0.0000000000130989" calcext:value-type="float">
            <text:p>-1.30989E-11</text:p>
          </table:table-cell>
          <table:table-cell office:value-type="float" office:value="-0.0000000000276252" calcext:value-type="float">
            <text:p>-2.76252E-11</text:p>
          </table:table-cell>
          <table:table-cell office:value-type="float" office:value="-0.0000000000534515" calcext:value-type="float">
            <text:p>-5.34515E-11</text:p>
          </table:table-cell>
          <table:table-cell office:value-type="float" office:value="-0.0000000000972509" calcext:value-type="float">
            <text:p>-9.72509E-11</text:p>
          </table:table-cell>
          <table:table-cell office:value-type="float" office:value="-0.000000000168707" calcext:value-type="float">
            <text:p>-1.68707E-10</text:p>
          </table:table-cell>
          <table:table-cell office:value-type="float" office:value="-0.000000000281508" calcext:value-type="float">
            <text:p>-2.81508E-10</text:p>
          </table:table-cell>
          <table:table-cell office:value-type="float" office:value="-0.000000000454561" calcext:value-type="float">
            <text:p>-4.54561E-10</text:p>
          </table:table-cell>
          <table:table-cell office:value-type="float" office:value="-0.000000000713436" calcext:value-type="float">
            <text:p>-7.13436E-10</text:p>
          </table:table-cell>
          <table:table-cell office:value-type="float" office:value="-0.00000000109205" calcext:value-type="float">
            <text:p>-1.09205E-09</text:p>
          </table:table-cell>
          <table:table-cell office:value-type="float" office:value="-0.00000000163461" calcext:value-type="float">
            <text:p>-1.63461E-09</text:p>
          </table:table-cell>
          <table:table-cell office:value-type="float" office:value="-0.00000000239781" calcext:value-type="float">
            <text:p>-2.39781E-09</text:p>
          </table:table-cell>
          <table:table-cell office:value-type="float" office:value="-0.00000000345326" calcext:value-type="float">
            <text:p>-3.45326E-09</text:p>
          </table:table-cell>
          <table:table-cell office:value-type="float" office:value="-0.00000000489017" calcext:value-type="float">
            <text:p>-4.89017E-09</text:p>
          </table:table-cell>
          <table:table-cell office:value-type="float" office:value="-0.00000000681825" calcext:value-type="float">
            <text:p>-6.81825E-09</text:p>
          </table:table-cell>
          <table:table-cell office:value-type="float" office:value="-0.00000000937079" calcext:value-type="float">
            <text:p>-9.37079E-09</text:p>
          </table:table-cell>
          <table:table-cell office:value-type="float" office:value="-0.0000000127079" calcext:value-type="float">
            <text:p>-1.27079E-08</text:p>
          </table:table-cell>
          <table:table-cell office:value-type="float" office:value="-0.0000000170199" calcext:value-type="float">
            <text:p>-1.70199E-08</text:p>
          </table:table-cell>
          <table:table-cell office:value-type="float" office:value="-0.0000000225308" calcext:value-type="float">
            <text:p>-2.25308E-08</text:p>
          </table:table-cell>
          <table:table-cell office:value-type="float" office:value="-0.0000000295018" calcext:value-type="float">
            <text:p>-2.95018E-08</text:p>
          </table:table-cell>
          <table:table-cell office:value-type="float" office:value="-0.0000000382347" calcext:value-type="float">
            <text:p>-3.82347E-08</text:p>
          </table:table-cell>
          <table:table-cell office:value-type="float" office:value="-0.0000000490755" calcext:value-type="float">
            <text:p>-4.90755E-08</text:p>
          </table:table-cell>
          <table:table-cell office:value-type="float" office:value="-0.0000000624179" calcext:value-type="float">
            <text:p>-6.24179E-08</text:p>
          </table:table-cell>
          <table:table-cell office:value-type="float" office:value="-0.000000078706" calcext:value-type="float">
            <text:p>-7.8706E-08</text:p>
          </table:table-cell>
          <table:table-cell office:value-type="float" office:value="-0.0000000984379" calcext:value-type="float">
            <text:p>-9.84379E-08</text:p>
          </table:table-cell>
          <table:table-cell office:value-type="float" office:value="-0.000000122168" calcext:value-type="float">
            <text:p>-1.22168E-07</text:p>
          </table:table-cell>
          <table:table-cell office:value-type="float" office:value="-0.000000150512" calcext:value-type="float">
            <text:p>-1.50512E-07</text:p>
          </table:table-cell>
          <table:table-cell office:value-type="float" office:value="-0.000000184143" calcext:value-type="float">
            <text:p>-1.84143E-07</text:p>
          </table:table-cell>
          <table:table-cell office:value-type="float" office:value="-0.000000220452" calcext:value-type="float">
            <text:p>-2.20452E-07</text:p>
          </table:table-cell>
          <table:table-cell office:value-type="float" office:value="-0.00000026186" calcext:value-type="float">
            <text:p>-2.6186E-07</text:p>
          </table:table-cell>
          <table:table-cell office:value-type="float" office:value="-0.00000031631" calcext:value-type="float">
            <text:p>-3.1631E-07</text:p>
          </table:table-cell>
          <table:table-cell office:value-type="float" office:value="-0.00000038584" calcext:value-type="float">
            <text:p>-3.8584E-07</text:p>
          </table:table-cell>
          <table:table-cell office:value-type="float" office:value="-0.000000446784" calcext:value-type="float">
            <text:p>-4.46784E-07</text:p>
          </table:table-cell>
          <table:table-cell office:value-type="float" office:value="-0.000000524197" calcext:value-type="float">
            <text:p>-5.24197E-07</text:p>
          </table:table-cell>
          <table:table-cell office:value-type="float" office:value="-0.000000629515" calcext:value-type="float">
            <text:p>-6.29515E-07</text:p>
          </table:table-cell>
          <table:table-cell office:value-type="float" office:value="-0.000000731674" calcext:value-type="float">
            <text:p>-7.31674E-07</text:p>
          </table:table-cell>
          <table:table-cell office:value-type="float" office:value="-0.000000853777" calcext:value-type="float">
            <text:p>-8.53777E-07</text:p>
          </table:table-cell>
          <table:table-cell office:value-type="float" office:value="-0.000000997307" calcext:value-type="float">
            <text:p>-9.97307E-07</text:p>
          </table:table-cell>
          <table:table-cell office:value-type="float" office:value="-0.00000115928" calcext:value-type="float">
            <text:p>-1.15928E-06</text:p>
          </table:table-cell>
          <table:table-cell office:value-type="float" office:value="-0.00000130751" calcext:value-type="float">
            <text:p>-1.30751E-06</text:p>
          </table:table-cell>
          <table:table-cell office:value-type="float" office:value="-0.0000014826" calcext:value-type="float">
            <text:p>-1.4826E-06</text:p>
          </table:table-cell>
          <table:table-cell office:value-type="float" office:value="-0.00000171203" calcext:value-type="float">
            <text:p>-1.71203E-06</text:p>
          </table:table-cell>
          <table:table-cell office:value-type="float" office:value="-0.00000195026" calcext:value-type="float">
            <text:p>-1.95026E-06</text:p>
          </table:table-cell>
          <table:table-cell office:value-type="float" office:value="-0.00000221209" calcext:value-type="float">
            <text:p>-2.21209E-06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281E-069" calcext:value-type="float">
            <text:p>1.0281E-69</text:p>
          </table:table-cell>
          <table:table-cell office:value-type="float" office:value="-1.20495E-065" calcext:value-type="float">
            <text:p>-1.20495E-65</text:p>
          </table:table-cell>
          <table:table-cell office:value-type="float" office:value="-3.4056E-063" calcext:value-type="float">
            <text:p>-3.4056E-63</text:p>
          </table:table-cell>
          <table:table-cell office:value-type="float" office:value="1.16662E-060" calcext:value-type="float">
            <text:p>1.16662E-60</text:p>
          </table:table-cell>
          <table:table-cell office:value-type="float" office:value="4.89982E-059" calcext:value-type="float">
            <text:p>4.89982E-59</text:p>
          </table:table-cell>
          <table:table-cell office:value-type="float" office:value="-2.07151E-057" calcext:value-type="float">
            <text:p>-2.07151E-57</text:p>
          </table:table-cell>
          <table:table-cell office:value-type="float" office:value="-1.07739E-055" calcext:value-type="float">
            <text:p>-1.07739E-55</text:p>
          </table:table-cell>
          <table:table-cell office:value-type="float" office:value="-4.58704E-055" calcext:value-type="float">
            <text:p>-4.58704E-55</text:p>
          </table:table-cell>
          <table:table-cell office:value-type="float" office:value="4.51263E-053" calcext:value-type="float">
            <text:p>4.51263E-53</text:p>
          </table:table-cell>
          <table:table-cell office:value-type="float" office:value="7.81754E-052" calcext:value-type="float">
            <text:p>7.81754E-52</text:p>
          </table:table-cell>
          <table:table-cell office:value-type="float" office:value="-3.15852E-051" calcext:value-type="float">
            <text:p>-3.15852E-51</text:p>
          </table:table-cell>
          <table:table-cell office:value-type="float" office:value="-2.02264E-049" calcext:value-type="float">
            <text:p>-2.02264E-49</text:p>
          </table:table-cell>
          <table:table-cell office:value-type="float" office:value="-1.15559E-048" calcext:value-type="float">
            <text:p>-1.15559E-48</text:p>
          </table:table-cell>
          <table:table-cell office:value-type="float" office:value="2.39924E-047" calcext:value-type="float">
            <text:p>2.39924E-47</text:p>
          </table:table-cell>
          <table:table-cell office:value-type="float" office:value="3.08482E-046" calcext:value-type="float">
            <text:p>3.08482E-46</text:p>
          </table:table-cell>
          <table:table-cell office:value-type="float" office:value="-2.09218E-045" calcext:value-type="float">
            <text:p>-2.09218E-45</text:p>
          </table:table-cell>
          <table:table-cell office:value-type="float" office:value="-4.94754E-044" calcext:value-type="float">
            <text:p>-4.94754E-44</text:p>
          </table:table-cell>
          <table:table-cell office:value-type="float" office:value="2.83931E-043" calcext:value-type="float">
            <text:p>2.83931E-43</text:p>
          </table:table-cell>
          <table:table-cell office:value-type="float" office:value="7.67617E-042" calcext:value-type="float">
            <text:p>7.67617E-42</text:p>
          </table:table-cell>
          <table:table-cell office:value-type="float" office:value="-8.34728E-041" calcext:value-type="float">
            <text:p>-8.34728E-41</text:p>
          </table:table-cell>
          <table:table-cell office:value-type="float" office:value="-1.05201E-039" calcext:value-type="float">
            <text:p>-1.05201E-39</text:p>
          </table:table-cell>
          <table:table-cell office:value-type="float" office:value="2.99501E-038" calcext:value-type="float">
            <text:p>2.99501E-38</text:p>
          </table:table-cell>
          <table:table-cell office:value-type="float" office:value="-9.39949E-038" calcext:value-type="float">
            <text:p>-9.39949E-38</text:p>
          </table:table-cell>
          <table:table-cell office:value-type="float" office:value="-7.3661E-036" calcext:value-type="float">
            <text:p>-7.3661E-36</text:p>
          </table:table-cell>
          <table:table-cell office:value-type="float" office:value="1.69158E-034" calcext:value-type="float">
            <text:p>1.69158E-34</text:p>
          </table:table-cell>
          <table:table-cell office:value-type="float" office:value="-1.177E-033" calcext:value-type="float">
            <text:p>-1.177E-33</text:p>
          </table:table-cell>
          <table:table-cell office:value-type="float" office:value="-3.44759E-032" calcext:value-type="float">
            <text:p>-3.44759E-32</text:p>
          </table:table-cell>
          <table:table-cell office:value-type="float" office:value="1.51704E-030" calcext:value-type="float">
            <text:p>1.51704E-30</text:p>
          </table:table-cell>
          <table:table-cell office:value-type="float" office:value="-3.45553E-029" calcext:value-type="float">
            <text:p>-3.45553E-29</text:p>
          </table:table-cell>
          <table:table-cell office:value-type="float" office:value="4.80274E-028" calcext:value-type="float">
            <text:p>4.80274E-28</text:p>
          </table:table-cell>
          <table:table-cell office:value-type="float" office:value="2.1649E-027" calcext:value-type="float">
            <text:p>2.1649E-27</text:p>
          </table:table-cell>
          <table:table-cell office:value-type="float" office:value="-4.02656E-025" calcext:value-type="float">
            <text:p>-4.02656E-25</text:p>
          </table:table-cell>
          <table:table-cell office:value-type="float" office:value="1.1185E-024" calcext:value-type="float">
            <text:p>1.1185E-24</text:p>
          </table:table-cell>
          <table:table-cell office:value-type="float" office:value="3.61803E-023" calcext:value-type="float">
            <text:p>3.61803E-23</text:p>
          </table:table-cell>
          <table:table-cell office:value-type="float" office:value="6.28398E-022" calcext:value-type="float">
            <text:p>6.28398E-22</text:p>
          </table:table-cell>
          <table:table-cell office:value-type="float" office:value="6.56014E-021" calcext:value-type="float">
            <text:p>6.56014E-21</text:p>
          </table:table-cell>
          <table:table-cell office:value-type="float" office:value="1.02946E-019" calcext:value-type="float">
            <text:p>1.02946E-19</text:p>
          </table:table-cell>
          <table:table-cell office:value-type="float" office:value="5.49367E-019" calcext:value-type="float">
            <text:p>5.49367E-19</text:p>
          </table:table-cell>
          <table:table-cell office:value-type="float" office:value="2.35101E-018" calcext:value-type="float">
            <text:p>2.35101E-18</text:p>
          </table:table-cell>
          <table:table-cell office:value-type="float" office:value="1.34132E-017" calcext:value-type="float">
            <text:p>1.34132E-17</text:p>
          </table:table-cell>
          <table:table-cell office:value-type="float" office:value="7.97602E-017" calcext:value-type="float">
            <text:p>7.97602E-17</text:p>
          </table:table-cell>
          <table:table-cell office:value-type="float" office:value="1.41765E-016" calcext:value-type="float">
            <text:p>1.41765E-16</text:p>
          </table:table-cell>
          <table:table-cell office:value-type="float" office:value="3.0549E-016" calcext:value-type="float">
            <text:p>3.0549E-16</text:p>
          </table:table-cell>
          <table:table-cell office:value-type="float" office:value="1.13574E-015" calcext:value-type="float">
            <text:p>1.13574E-15</text:p>
          </table:table-cell>
          <table:table-cell office:value-type="float" office:value="3.87721E-015" calcext:value-type="float">
            <text:p>3.87721E-15</text:p>
          </table:table-cell>
          <table:table-cell office:value-type="float" office:value="4.86612E-015" calcext:value-type="float">
            <text:p>4.86612E-15</text:p>
          </table:table-cell>
          <table:table-cell office:value-type="float" office:value="4.71811E-015" calcext:value-type="float">
            <text:p>4.71811E-15</text:p>
          </table:table-cell>
          <table:table-cell office:value-type="float" office:value="0.0000000000000107056" calcext:value-type="float">
            <text:p>1.07056E-14</text:p>
          </table:table-cell>
          <table:table-cell office:value-type="float" office:value="0.0000000000000447493" calcext:value-type="float">
            <text:p>4.47493E-14</text:p>
          </table:table-cell>
          <table:table-cell office:value-type="float" office:value="-7.01856E-015" calcext:value-type="float">
            <text:p>-7.01856E-15</text:p>
          </table:table-cell>
          <table:table-cell office:value-type="float" office:value="-0.0000000000000589444" calcext:value-type="float">
            <text:p>-5.89444E-14</text:p>
          </table:table-cell>
          <table:table-cell office:value-type="float" office:value="-0.0000000000000841182" calcext:value-type="float">
            <text:p>-8.41182E-14</text:p>
          </table:table-cell>
          <table:table-cell office:value-type="float" office:value="-0.000000000000251221" calcext:value-type="float">
            <text:p>-2.51221E-13</text:p>
          </table:table-cell>
          <table:table-cell office:value-type="float" office:value="-0.000000000000600008" calcext:value-type="float">
            <text:p>-6.00008E-13</text:p>
          </table:table-cell>
          <table:table-cell office:value-type="float" office:value="-0.00000000000127191" calcext:value-type="float">
            <text:p>-1.27191E-12</text:p>
          </table:table-cell>
          <table:table-cell office:value-type="float" office:value="-0.00000000000249112" calcext:value-type="float">
            <text:p>-2.49112E-12</text:p>
          </table:table-cell>
          <table:table-cell office:value-type="float" office:value="-0.00000000000460049" calcext:value-type="float">
            <text:p>-4.60049E-12</text:p>
          </table:table-cell>
          <table:table-cell office:value-type="float" office:value="-0.00000000000810827" calcext:value-type="float">
            <text:p>-8.10827E-12</text:p>
          </table:table-cell>
          <table:table-cell office:value-type="float" office:value="-0.0000000000137472" calcext:value-type="float">
            <text:p>-1.37472E-11</text:p>
          </table:table-cell>
          <table:table-cell office:value-type="float" office:value="-0.000000000022548" calcext:value-type="float">
            <text:p>-2.2548E-11</text:p>
          </table:table-cell>
          <table:table-cell office:value-type="float" office:value="-0.0000000000359279" calcext:value-type="float">
            <text:p>-3.59279E-11</text:p>
          </table:table-cell>
          <table:table-cell office:value-type="float" office:value="-0.0000000000557966" calcext:value-type="float">
            <text:p>-5.57966E-11</text:p>
          </table:table-cell>
          <table:table-cell office:value-type="float" office:value="-0.0000000000846793" calcext:value-type="float">
            <text:p>-8.46793E-11</text:p>
          </table:table-cell>
          <table:table-cell office:value-type="float" office:value="-0.000000000125858" calcext:value-type="float">
            <text:p>-1.25858E-10</text:p>
          </table:table-cell>
          <table:table-cell office:value-type="float" office:value="-0.000000000183531" calcext:value-type="float">
            <text:p>-1.83531E-10</text:p>
          </table:table-cell>
          <table:table-cell office:value-type="float" office:value="-0.000000000262991" calcext:value-type="float">
            <text:p>-2.62991E-10</text:p>
          </table:table-cell>
          <table:table-cell office:value-type="float" office:value="-0.000000000370818" calcext:value-type="float">
            <text:p>-3.70818E-10</text:p>
          </table:table-cell>
          <table:table-cell office:value-type="float" office:value="-0.000000000515087" calcext:value-type="float">
            <text:p>-5.15087E-10</text:p>
          </table:table-cell>
          <table:table-cell office:value-type="float" office:value="-0.000000000705595" calcext:value-type="float">
            <text:p>-7.05595E-10</text:p>
          </table:table-cell>
          <table:table-cell office:value-type="float" office:value="-0.000000000954095" calcext:value-type="float">
            <text:p>-9.54095E-10</text:p>
          </table:table-cell>
          <table:table-cell office:value-type="float" office:value="-0.00000000127453" calcext:value-type="float">
            <text:p>-1.27453E-09</text:p>
          </table:table-cell>
          <table:table-cell office:value-type="float" office:value="-0.00000000168331" calcext:value-type="float">
            <text:p>-1.68331E-09</text:p>
          </table:table-cell>
          <table:table-cell office:value-type="float" office:value="-0.00000000219951" calcext:value-type="float">
            <text:p>-2.19951E-09</text:p>
          </table:table-cell>
          <table:table-cell office:value-type="float" office:value="-0.00000000284519" calcext:value-type="float">
            <text:p>-2.84519E-09</text:p>
          </table:table-cell>
          <table:table-cell office:value-type="float" office:value="-0.00000000364559" calcext:value-type="float">
            <text:p>-3.64559E-09</text:p>
          </table:table-cell>
          <table:table-cell office:value-type="float" office:value="-0.00000000462938" calcext:value-type="float">
            <text:p>-4.62938E-09</text:p>
          </table:table-cell>
          <table:table-cell office:value-type="float" office:value="-0.00000000582893" calcext:value-type="float">
            <text:p>-5.82893E-09</text:p>
          </table:table-cell>
          <table:table-cell office:value-type="float" office:value="-0.00000000728047" calcext:value-type="float">
            <text:p>-7.28047E-09</text:p>
          </table:table-cell>
          <table:table-cell office:value-type="float" office:value="-0.00000000902433" calcext:value-type="float">
            <text:p>-9.02433E-09</text:p>
          </table:table-cell>
          <table:table-cell office:value-type="float" office:value="-0.0000000111051" calcext:value-type="float">
            <text:p>-1.11051E-08</text:p>
          </table:table-cell>
          <table:table-cell office:value-type="float" office:value="-0.0000000135718" calcext:value-type="float">
            <text:p>-1.35718E-08</text:p>
          </table:table-cell>
          <table:table-cell office:value-type="float" office:value="-0.0000000162145" calcext:value-type="float">
            <text:p>-1.62145E-08</text:p>
          </table:table-cell>
          <table:table-cell office:value-type="float" office:value="-0.0000000192344" calcext:value-type="float">
            <text:p>-1.92344E-08</text:p>
          </table:table-cell>
          <table:table-cell office:value-type="float" office:value="-0.0000000232185" calcext:value-type="float">
            <text:p>-2.32185E-08</text:p>
          </table:table-cell>
          <table:table-cell office:value-type="float" office:value="-0.0000000283217" calcext:value-type="float">
            <text:p>-2.83217E-08</text:p>
          </table:table-cell>
          <table:table-cell office:value-type="float" office:value="-0.0000000327453" calcext:value-type="float">
            <text:p>-3.27453E-08</text:p>
          </table:table-cell>
          <table:table-cell office:value-type="float" office:value="-0.0000000383905" calcext:value-type="float">
            <text:p>-3.83905E-08</text:p>
          </table:table-cell>
          <table:table-cell office:value-type="float" office:value="-0.0000000460896" calcext:value-type="float">
            <text:p>-4.60896E-08</text:p>
          </table:table-cell>
          <table:table-cell office:value-type="float" office:value="-0.000000053529" calcext:value-type="float">
            <text:p>-5.3529E-08</text:p>
          </table:table-cell>
          <table:table-cell office:value-type="float" office:value="-0.0000000624282" calcext:value-type="float">
            <text:p>-6.24282E-08</text:p>
          </table:table-cell>
          <table:table-cell office:value-type="float" office:value="-0.0000000728948" calcext:value-type="float">
            <text:p>-7.28948E-08</text:p>
          </table:table-cell>
          <table:table-cell office:value-type="float" office:value="-0.0000000847075" calcext:value-type="float">
            <text:p>-8.47075E-08</text:p>
          </table:table-cell>
          <table:table-cell office:value-type="float" office:value="-0.0000000954465" calcext:value-type="float">
            <text:p>-9.54465E-08</text:p>
          </table:table-cell>
          <table:table-cell office:value-type="float" office:value="-0.000000108167" calcext:value-type="float">
            <text:p>-1.08167E-07</text:p>
          </table:table-cell>
          <table:table-cell office:value-type="float" office:value="-0.00000012486" calcext:value-type="float">
            <text:p>-1.2486E-07</text:p>
          </table:table-cell>
          <table:table-cell office:value-type="float" office:value="-0.000000142175" calcext:value-type="float">
            <text:p>-1.42175E-07</text:p>
          </table:table-cell>
          <table:table-cell office:value-type="float" office:value="-0.000000161196" calcext:value-type="float">
            <text:p>-1.61196E-07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4791E-067" calcext:value-type="float">
            <text:p>-3.94791E-67</text:p>
          </table:table-cell>
          <table:table-cell office:value-type="float" office:value="-5.51072E-064" calcext:value-type="float">
            <text:p>-5.51072E-64</text:p>
          </table:table-cell>
          <table:table-cell office:value-type="float" office:value="3.99427E-061" calcext:value-type="float">
            <text:p>3.99427E-61</text:p>
          </table:table-cell>
          <table:table-cell office:value-type="float" office:value="-1.51203E-059" calcext:value-type="float">
            <text:p>-1.51203E-59</text:p>
          </table:table-cell>
          <table:table-cell office:value-type="float" office:value="-3.07987E-057" calcext:value-type="float">
            <text:p>-3.07987E-57</text:p>
          </table:table-cell>
          <table:table-cell office:value-type="float" office:value="-2.0944E-056" calcext:value-type="float">
            <text:p>-2.0944E-56</text:p>
          </table:table-cell>
          <table:table-cell office:value-type="float" office:value="3.39706E-054" calcext:value-type="float">
            <text:p>3.39706E-54</text:p>
          </table:table-cell>
          <table:table-cell office:value-type="float" office:value="7.22058E-053" calcext:value-type="float">
            <text:p>7.22058E-53</text:p>
          </table:table-cell>
          <table:table-cell office:value-type="float" office:value="-5.68518E-052" calcext:value-type="float">
            <text:p>-5.68518E-52</text:p>
          </table:table-cell>
          <table:table-cell office:value-type="float" office:value="-3.30921E-050" calcext:value-type="float">
            <text:p>-3.30921E-50</text:p>
          </table:table-cell>
          <table:table-cell office:value-type="float" office:value="-2.2001E-049" calcext:value-type="float">
            <text:p>-2.2001E-49</text:p>
          </table:table-cell>
          <table:table-cell office:value-type="float" office:value="5.27604E-048" calcext:value-type="float">
            <text:p>5.27604E-48</text:p>
          </table:table-cell>
          <table:table-cell office:value-type="float" office:value="8.82295E-047" calcext:value-type="float">
            <text:p>8.82295E-47</text:p>
          </table:table-cell>
          <table:table-cell office:value-type="float" office:value="-2.01694E-046" calcext:value-type="float">
            <text:p>-2.01694E-46</text:p>
          </table:table-cell>
          <table:table-cell office:value-type="float" office:value="-1.49773E-044" calcext:value-type="float">
            <text:p>-1.49773E-44</text:p>
          </table:table-cell>
          <table:table-cell office:value-type="float" office:value="-5.18435E-044" calcext:value-type="float">
            <text:p>-5.18435E-44</text:p>
          </table:table-cell>
          <table:table-cell office:value-type="float" office:value="1.9796E-042" calcext:value-type="float">
            <text:p>1.9796E-42</text:p>
          </table:table-cell>
          <table:table-cell office:value-type="float" office:value="1.2832E-041" calcext:value-type="float">
            <text:p>1.2832E-41</text:p>
          </table:table-cell>
          <table:table-cell office:value-type="float" office:value="-2.97735E-040" calcext:value-type="float">
            <text:p>-2.97735E-40</text:p>
          </table:table-cell>
          <table:table-cell office:value-type="float" office:value="-1.68292E-039" calcext:value-type="float">
            <text:p>-1.68292E-39</text:p>
          </table:table-cell>
          <table:table-cell office:value-type="float" office:value="5.93995E-038" calcext:value-type="float">
            <text:p>5.93995E-38</text:p>
          </table:table-cell>
          <table:table-cell office:value-type="float" office:value="-8.45351E-038" calcext:value-type="float">
            <text:p>-8.45351E-38</text:p>
          </table:table-cell>
          <table:table-cell office:value-type="float" office:value="-1.15277E-035" calcext:value-type="float">
            <text:p>-1.15277E-35</text:p>
          </table:table-cell>
          <table:table-cell office:value-type="float" office:value="1.72311E-034" calcext:value-type="float">
            <text:p>1.72311E-34</text:p>
          </table:table-cell>
          <table:table-cell office:value-type="float" office:value="-3.26644E-035" calcext:value-type="float">
            <text:p>-3.26644E-35</text:p>
          </table:table-cell>
          <table:table-cell office:value-type="float" office:value="-4.59479E-032" calcext:value-type="float">
            <text:p>-4.59479E-32</text:p>
          </table:table-cell>
          <table:table-cell office:value-type="float" office:value="1.10788E-030" calcext:value-type="float">
            <text:p>1.10788E-30</text:p>
          </table:table-cell>
          <table:table-cell office:value-type="float" office:value="-1.53262E-029" calcext:value-type="float">
            <text:p>-1.53262E-29</text:p>
          </table:table-cell>
          <table:table-cell office:value-type="float" office:value="6.30615E-029" calcext:value-type="float">
            <text:p>6.30615E-29</text:p>
          </table:table-cell>
          <table:table-cell office:value-type="float" office:value="4.63638E-027" calcext:value-type="float">
            <text:p>4.63638E-27</text:p>
          </table:table-cell>
          <table:table-cell office:value-type="float" office:value="-2.30392E-025" calcext:value-type="float">
            <text:p>-2.30392E-25</text:p>
          </table:table-cell>
          <table:table-cell office:value-type="float" office:value="5.38505E-024" calcext:value-type="float">
            <text:p>5.38505E-24</text:p>
          </table:table-cell>
          <table:table-cell office:value-type="float" office:value="4.85033E-024" calcext:value-type="float">
            <text:p>4.85033E-24</text:p>
          </table:table-cell>
          <table:table-cell office:value-type="float" office:value="-5.33264E-022" calcext:value-type="float">
            <text:p>-5.33264E-22</text:p>
          </table:table-cell>
          <table:table-cell office:value-type="float" office:value="-1.46069E-020" calcext:value-type="float">
            <text:p>-1.46069E-20</text:p>
          </table:table-cell>
          <table:table-cell office:value-type="float" office:value="-1.53922E-019" calcext:value-type="float">
            <text:p>-1.53922E-19</text:p>
          </table:table-cell>
          <table:table-cell office:value-type="float" office:value="-2.25807E-018" calcext:value-type="float">
            <text:p>-2.25807E-18</text:p>
          </table:table-cell>
          <table:table-cell office:value-type="float" office:value="-1.16757E-017" calcext:value-type="float">
            <text:p>-1.16757E-17</text:p>
          </table:table-cell>
          <table:table-cell office:value-type="float" office:value="-4.88483E-017" calcext:value-type="float">
            <text:p>-4.88483E-17</text:p>
          </table:table-cell>
          <table:table-cell office:value-type="float" office:value="-2.76983E-016" calcext:value-type="float">
            <text:p>-2.76983E-16</text:p>
          </table:table-cell>
          <table:table-cell office:value-type="float" office:value="-1.65044E-015" calcext:value-type="float">
            <text:p>-1.65044E-15</text:p>
          </table:table-cell>
          <table:table-cell office:value-type="float" office:value="-2.93918E-015" calcext:value-type="float">
            <text:p>-2.93918E-15</text:p>
          </table:table-cell>
          <table:table-cell office:value-type="float" office:value="-6.44866E-015" calcext:value-type="float">
            <text:p>-6.44866E-15</text:p>
          </table:table-cell>
          <table:table-cell office:value-type="float" office:value="-0.0000000000000243108" calcext:value-type="float">
            <text:p>-2.43108E-14</text:p>
          </table:table-cell>
          <table:table-cell office:value-type="float" office:value="-0.0000000000000836973" calcext:value-type="float">
            <text:p>-8.36973E-14</text:p>
          </table:table-cell>
          <table:table-cell office:value-type="float" office:value="-0.000000000000113156" calcext:value-type="float">
            <text:p>-1.13156E-13</text:p>
          </table:table-cell>
          <table:table-cell office:value-type="float" office:value="-0.000000000000134876" calcext:value-type="float">
            <text:p>-1.34876E-13</text:p>
          </table:table-cell>
          <table:table-cell office:value-type="float" office:value="-0.000000000000326368" calcext:value-type="float">
            <text:p>-3.26368E-13</text:p>
          </table:table-cell>
          <table:table-cell office:value-type="float" office:value="-0.00000000000120058" calcext:value-type="float">
            <text:p>-1.20058E-12</text:p>
          </table:table-cell>
          <table:table-cell office:value-type="float" office:value="-0.000000000000466734" calcext:value-type="float">
            <text:p>-4.66734E-13</text:p>
          </table:table-cell>
          <table:table-cell office:value-type="float" office:value="-0.0000000000000897151" calcext:value-type="float">
            <text:p>-8.97151E-14</text:p>
          </table:table-cell>
          <table:table-cell office:value-type="float" office:value="-0.0000000000011665" calcext:value-type="float">
            <text:p>-1.1665E-12</text:p>
          </table:table-cell>
          <table:table-cell office:value-type="float" office:value="-0.000000000000576209" calcext:value-type="float">
            <text:p>-5.76209E-13</text:p>
          </table:table-cell>
          <table:table-cell office:value-type="float" office:value="0.00000000000142481" calcext:value-type="float">
            <text:p>1.42481E-12</text:p>
          </table:table-cell>
          <table:table-cell office:value-type="float" office:value="0.00000000000618699" calcext:value-type="float">
            <text:p>6.18699E-12</text:p>
          </table:table-cell>
          <table:table-cell office:value-type="float" office:value="0.000000000015927" calcext:value-type="float">
            <text:p>1.5927E-11</text:p>
          </table:table-cell>
          <table:table-cell office:value-type="float" office:value="0.0000000000341237" calcext:value-type="float">
            <text:p>3.41237E-11</text:p>
          </table:table-cell>
          <table:table-cell office:value-type="float" office:value="0.0000000000660368" calcext:value-type="float">
            <text:p>6.60368E-11</text:p>
          </table:table-cell>
          <table:table-cell office:value-type="float" office:value="0.00000000011937" calcext:value-type="float">
            <text:p>1.1937E-10</text:p>
          </table:table-cell>
          <table:table-cell office:value-type="float" office:value="0.000000000205097" calcext:value-type="float">
            <text:p>2.05097E-10</text:p>
          </table:table-cell>
          <table:table-cell office:value-type="float" office:value="0.00000000033847" calcext:value-type="float">
            <text:p>3.3847E-10</text:p>
          </table:table-cell>
          <table:table-cell office:value-type="float" office:value="0.000000000540223" calcext:value-type="float">
            <text:p>5.40223E-10</text:p>
          </table:table-cell>
          <table:table-cell office:value-type="float" office:value="0.000000000837988" calcext:value-type="float">
            <text:p>8.37988E-10</text:p>
          </table:table-cell>
          <table:table-cell office:value-type="float" office:value="0.00000000126792" calcext:value-type="float">
            <text:p>1.26792E-09</text:p>
          </table:table-cell>
          <table:table-cell office:value-type="float" office:value="0.00000000187654" calcext:value-type="float">
            <text:p>1.87654E-09</text:p>
          </table:table-cell>
          <table:table-cell office:value-type="float" office:value="0.00000000272281" calcext:value-type="float">
            <text:p>2.72281E-09</text:p>
          </table:table-cell>
          <table:table-cell office:value-type="float" office:value="0.00000000388037" calcext:value-type="float">
            <text:p>3.88037E-09</text:p>
          </table:table-cell>
          <table:table-cell office:value-type="float" office:value="0.00000000544001" calcext:value-type="float">
            <text:p>5.44001E-09</text:p>
          </table:table-cell>
          <table:table-cell office:value-type="float" office:value="0.0000000075123" calcext:value-type="float">
            <text:p>7.5123E-09</text:p>
          </table:table-cell>
          <table:table-cell office:value-type="float" office:value="0.0000000102303" calcext:value-type="float">
            <text:p>1.02303E-08</text:p>
          </table:table-cell>
          <table:table-cell office:value-type="float" office:value="0.0000000137526" calcext:value-type="float">
            <text:p>1.37526E-08</text:p>
          </table:table-cell>
          <table:table-cell office:value-type="float" office:value="0.000000018266" calcext:value-type="float">
            <text:p>1.8266E-08</text:p>
          </table:table-cell>
          <table:table-cell office:value-type="float" office:value="0.0000000239887" calcext:value-type="float">
            <text:p>2.39887E-08</text:p>
          </table:table-cell>
          <table:table-cell office:value-type="float" office:value="0.0000000311734" calcext:value-type="float">
            <text:p>3.11734E-08</text:p>
          </table:table-cell>
          <table:table-cell office:value-type="float" office:value="0.0000000401101" calcext:value-type="float">
            <text:p>4.01101E-08</text:p>
          </table:table-cell>
          <table:table-cell office:value-type="float" office:value="0.000000051129" calcext:value-type="float">
            <text:p>5.1129E-08</text:p>
          </table:table-cell>
          <table:table-cell office:value-type="float" office:value="0.0000000646035" calcext:value-type="float">
            <text:p>6.46035E-08</text:p>
          </table:table-cell>
          <table:table-cell office:value-type="float" office:value="0.0000000809525" calcext:value-type="float">
            <text:p>8.09525E-08</text:p>
          </table:table-cell>
          <table:table-cell office:value-type="float" office:value="0.000000100643" calcext:value-type="float">
            <text:p>1.00643E-07</text:p>
          </table:table-cell>
          <table:table-cell office:value-type="float" office:value="0.000000124193" calcext:value-type="float">
            <text:p>1.24193E-07</text:p>
          </table:table-cell>
          <table:table-cell office:value-type="float" office:value="0.000000152172" calcext:value-type="float">
            <text:p>1.52172E-07</text:p>
          </table:table-cell>
          <table:table-cell office:value-type="float" office:value="0.000000182687" calcext:value-type="float">
            <text:p>1.82687E-07</text:p>
          </table:table-cell>
          <table:table-cell office:value-type="float" office:value="0.000000217396" calcext:value-type="float">
            <text:p>2.17396E-07</text:p>
          </table:table-cell>
          <table:table-cell office:value-type="float" office:value="0.000000262847" calcext:value-type="float">
            <text:p>2.62847E-07</text:p>
          </table:table-cell>
          <table:table-cell office:value-type="float" office:value="0.000000320655" calcext:value-type="float">
            <text:p>3.20655E-07</text:p>
          </table:table-cell>
          <table:table-cell office:value-type="float" office:value="0.000000372061" calcext:value-type="float">
            <text:p>3.72061E-07</text:p>
          </table:table-cell>
          <table:table-cell office:value-type="float" office:value="0.000000436972" calcext:value-type="float">
            <text:p>4.36972E-07</text:p>
          </table:table-cell>
          <table:table-cell office:value-type="float" office:value="0.000000525004" calcext:value-type="float">
            <text:p>5.25004E-07</text:p>
          </table:table-cell>
          <table:table-cell office:value-type="float" office:value="0.00000061083" calcext:value-type="float">
            <text:p>6.1083E-07</text:p>
          </table:table-cell>
          <table:table-cell office:value-type="float" office:value="0.000000713301" calcext:value-type="float">
            <text:p>7.13301E-07</text:p>
          </table:table-cell>
          <table:table-cell office:value-type="float" office:value="0.000000833677" calcext:value-type="float">
            <text:p>8.33677E-07</text:p>
          </table:table-cell>
          <table:table-cell office:value-type="float" office:value="0.000000969514" calcext:value-type="float">
            <text:p>9.69514E-07</text:p>
          </table:table-cell>
          <table:table-cell office:value-type="float" office:value="0.00000109489" calcext:value-type="float">
            <text:p>1.09489E-06</text:p>
          </table:table-cell>
          <table:table-cell office:value-type="float" office:value="0.00000124245" calcext:value-type="float">
            <text:p>1.24245E-06</text:p>
          </table:table-cell>
          <table:table-cell office:value-type="float" office:value="0.00000143544" calcext:value-type="float">
            <text:p>1.43544E-06</text:p>
          </table:table-cell>
          <table:table-cell office:value-type="float" office:value="0.00000163614" calcext:value-type="float">
            <text:p>1.63614E-06</text:p>
          </table:table-cell>
          <table:table-cell office:value-type="float" office:value="0.00000185684" calcext:value-type="float">
            <text:p>1.85684E-06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584E-065" calcext:value-type="float">
            <text:p>6.7584E-65</text:p>
          </table:table-cell>
          <table:table-cell office:value-type="float" office:value="5.74788E-062" calcext:value-type="float">
            <text:p>5.74788E-62</text:p>
          </table:table-cell>
          <table:table-cell office:value-type="float" office:value="-3.38705E-060" calcext:value-type="float">
            <text:p>-3.38705E-60</text:p>
          </table:table-cell>
          <table:table-cell office:value-type="float" office:value="-1.37385E-057" calcext:value-type="float">
            <text:p>-1.37385E-57</text:p>
          </table:table-cell>
          <table:table-cell office:value-type="float" office:value="2.51823E-058" calcext:value-type="float">
            <text:p>2.51823E-58</text:p>
          </table:table-cell>
          <table:table-cell office:value-type="float" office:value="2.92928E-054" calcext:value-type="float">
            <text:p>2.92928E-54</text:p>
          </table:table-cell>
          <table:table-cell office:value-type="float" office:value="5.41498E-053" calcext:value-type="float">
            <text:p>5.41498E-53</text:p>
          </table:table-cell>
          <table:table-cell office:value-type="float" office:value="-9.41605E-052" calcext:value-type="float">
            <text:p>-9.41605E-52</text:p>
          </table:table-cell>
          <table:table-cell office:value-type="float" office:value="-3.65223E-050" calcext:value-type="float">
            <text:p>-3.65223E-50</text:p>
          </table:table-cell>
          <table:table-cell office:value-type="float" office:value="-1.71223E-049" calcext:value-type="float">
            <text:p>-1.71223E-49</text:p>
          </table:table-cell>
          <table:table-cell office:value-type="float" office:value="7.14841E-048" calcext:value-type="float">
            <text:p>7.14841E-48</text:p>
          </table:table-cell>
          <table:table-cell office:value-type="float" office:value="1.04647E-046" calcext:value-type="float">
            <text:p>1.04647E-46</text:p>
          </table:table-cell>
          <table:table-cell office:value-type="float" office:value="-3.00229E-046" calcext:value-type="float">
            <text:p>-3.00229E-46</text:p>
          </table:table-cell>
          <table:table-cell office:value-type="float" office:value="-1.80612E-044" calcext:value-type="float">
            <text:p>-1.80612E-44</text:p>
          </table:table-cell>
          <table:table-cell office:value-type="float" office:value="-7.84417E-044" calcext:value-type="float">
            <text:p>-7.84417E-44</text:p>
          </table:table-cell>
          <table:table-cell office:value-type="float" office:value="1.97467E-042" calcext:value-type="float">
            <text:p>1.97467E-42</text:p>
          </table:table-cell>
          <table:table-cell office:value-type="float" office:value="1.88961E-041" calcext:value-type="float">
            <text:p>1.88961E-41</text:p>
          </table:table-cell>
          <table:table-cell office:value-type="float" office:value="-2.10813E-040" calcext:value-type="float">
            <text:p>-2.10813E-40</text:p>
          </table:table-cell>
          <table:table-cell office:value-type="float" office:value="-2.89186E-039" calcext:value-type="float">
            <text:p>-2.89186E-39</text:p>
          </table:table-cell>
          <table:table-cell office:value-type="float" office:value="3.36856E-038" calcext:value-type="float">
            <text:p>3.36856E-38</text:p>
          </table:table-cell>
          <table:table-cell office:value-type="float" office:value="3.53026E-037" calcext:value-type="float">
            <text:p>3.53026E-37</text:p>
          </table:table-cell>
          <table:table-cell office:value-type="float" office:value="-7.86738E-036" calcext:value-type="float">
            <text:p>-7.86738E-36</text:p>
          </table:table-cell>
          <table:table-cell office:value-type="float" office:value="2.71696E-036" calcext:value-type="float">
            <text:p>2.71696E-36</text:p>
          </table:table-cell>
          <table:table-cell office:value-type="float" office:value="1.56957E-033" calcext:value-type="float">
            <text:p>1.56957E-33</text:p>
          </table:table-cell>
          <table:table-cell office:value-type="float" office:value="-2.41573E-032" calcext:value-type="float">
            <text:p>-2.41573E-32</text:p>
          </table:table-cell>
          <table:table-cell office:value-type="float" office:value="6.01812E-032" calcext:value-type="float">
            <text:p>6.01812E-32</text:p>
          </table:table-cell>
          <table:table-cell office:value-type="float" office:value="5.20432E-030" calcext:value-type="float">
            <text:p>5.20432E-30</text:p>
          </table:table-cell>
          <table:table-cell office:value-type="float" office:value="-1.50244E-028" calcext:value-type="float">
            <text:p>-1.50244E-28</text:p>
          </table:table-cell>
          <table:table-cell office:value-type="float" office:value="2.58531E-027" calcext:value-type="float">
            <text:p>2.58531E-27</text:p>
          </table:table-cell>
          <table:table-cell office:value-type="float" office:value="-2.50292E-026" calcext:value-type="float">
            <text:p>-2.50292E-26</text:p>
          </table:table-cell>
          <table:table-cell office:value-type="float" office:value="-3.33151E-025" calcext:value-type="float">
            <text:p>-3.33151E-25</text:p>
          </table:table-cell>
          <table:table-cell office:value-type="float" office:value="3.98158E-023" calcext:value-type="float">
            <text:p>3.98158E-23</text:p>
          </table:table-cell>
          <table:table-cell office:value-type="float" office:value="7.10586E-024" calcext:value-type="float">
            <text:p>7.10586E-24</text:p>
          </table:table-cell>
          <table:table-cell office:value-type="float" office:value="4.22757E-022" calcext:value-type="float">
            <text:p>4.22757E-22</text:p>
          </table:table-cell>
          <table:table-cell office:value-type="float" office:value="4.61147E-020" calcext:value-type="float">
            <text:p>4.61147E-20</text:p>
          </table:table-cell>
          <table:table-cell office:value-type="float" office:value="5.26649E-019" calcext:value-type="float">
            <text:p>5.26649E-19</text:p>
          </table:table-cell>
          <table:table-cell office:value-type="float" office:value="7.13641E-018" calcext:value-type="float">
            <text:p>7.13641E-18</text:p>
          </table:table-cell>
          <table:table-cell office:value-type="float" office:value="3.44164E-017" calcext:value-type="float">
            <text:p>3.44164E-17</text:p>
          </table:table-cell>
          <table:table-cell office:value-type="float" office:value="1.34747E-016" calcext:value-type="float">
            <text:p>1.34747E-16</text:p>
          </table:table-cell>
          <table:table-cell office:value-type="float" office:value="7.29757E-016" calcext:value-type="float">
            <text:p>7.29757E-16</text:p>
          </table:table-cell>
          <table:table-cell office:value-type="float" office:value="4.24426E-015" calcext:value-type="float">
            <text:p>4.24426E-15</text:p>
          </table:table-cell>
          <table:table-cell office:value-type="float" office:value="7.37082E-015" calcext:value-type="float">
            <text:p>7.37082E-15</text:p>
          </table:table-cell>
          <table:table-cell office:value-type="float" office:value="0.0000000000000162401" calcext:value-type="float">
            <text:p>1.62401E-14</text:p>
          </table:table-cell>
          <table:table-cell office:value-type="float" office:value="0.0000000000000620802" calcext:value-type="float">
            <text:p>6.20802E-14</text:p>
          </table:table-cell>
          <table:table-cell office:value-type="float" office:value="0.000000000000215526" calcext:value-type="float">
            <text:p>2.15526E-13</text:p>
          </table:table-cell>
          <table:table-cell office:value-type="float" office:value="0.000000000000320669" calcext:value-type="float">
            <text:p>3.20669E-13</text:p>
          </table:table-cell>
          <table:table-cell office:value-type="float" office:value="0.000000000000475346" calcext:value-type="float">
            <text:p>4.75346E-13</text:p>
          </table:table-cell>
          <table:table-cell office:value-type="float" office:value="0.00000000000122589" calcext:value-type="float">
            <text:p>1.22589E-12</text:p>
          </table:table-cell>
          <table:table-cell office:value-type="float" office:value="0.00000000000405939" calcext:value-type="float">
            <text:p>4.05939E-12</text:p>
          </table:table-cell>
          <table:table-cell office:value-type="float" office:value="0.00000000000389603" calcext:value-type="float">
            <text:p>3.89603E-12</text:p>
          </table:table-cell>
          <table:table-cell office:value-type="float" office:value="0.00000000000633029" calcext:value-type="float">
            <text:p>6.33029E-12</text:p>
          </table:table-cell>
          <table:table-cell office:value-type="float" office:value="0.0000000000165975" calcext:value-type="float">
            <text:p>1.65975E-11</text:p>
          </table:table-cell>
          <table:table-cell office:value-type="float" office:value="0.000000000029355" calcext:value-type="float">
            <text:p>2.9355E-11</text:p>
          </table:table-cell>
          <table:table-cell office:value-type="float" office:value="0.0000000000507756" calcext:value-type="float">
            <text:p>5.07756E-11</text:p>
          </table:table-cell>
          <table:table-cell office:value-type="float" office:value="0.0000000000859827" calcext:value-type="float">
            <text:p>8.59827E-11</text:p>
          </table:table-cell>
          <table:table-cell office:value-type="float" office:value="0.000000000142655" calcext:value-type="float">
            <text:p>1.42655E-10</text:p>
          </table:table-cell>
          <table:table-cell office:value-type="float" office:value="0.00000000023204" calcext:value-type="float">
            <text:p>2.3204E-10</text:p>
          </table:table-cell>
          <table:table-cell office:value-type="float" office:value="0.000000000370256" calcext:value-type="float">
            <text:p>3.70256E-10</text:p>
          </table:table-cell>
          <table:table-cell office:value-type="float" office:value="0.000000000579926" calcext:value-type="float">
            <text:p>5.79926E-10</text:p>
          </table:table-cell>
          <table:table-cell office:value-type="float" office:value="0.000000000892175" calcext:value-type="float">
            <text:p>8.92175E-10</text:p>
          </table:table-cell>
          <table:table-cell office:value-type="float" office:value="0.00000000134904" calcext:value-type="float">
            <text:p>1.34904E-09</text:p>
          </table:table-cell>
          <table:table-cell office:value-type="float" office:value="0.00000000200629" calcext:value-type="float">
            <text:p>2.00629E-09</text:p>
          </table:table-cell>
          <table:table-cell office:value-type="float" office:value="0.00000000293675" calcext:value-type="float">
            <text:p>2.93675E-09</text:p>
          </table:table-cell>
          <table:table-cell office:value-type="float" office:value="0.00000000423397" calcext:value-type="float">
            <text:p>4.23397E-09</text:p>
          </table:table-cell>
          <table:table-cell office:value-type="float" office:value="0.00000000601649" calcext:value-type="float">
            <text:p>6.01649E-09</text:p>
          </table:table-cell>
          <table:table-cell office:value-type="float" office:value="0.00000000843239" calcext:value-type="float">
            <text:p>8.43239E-09</text:p>
          </table:table-cell>
          <table:table-cell office:value-type="float" office:value="0.0000000116644" calcext:value-type="float">
            <text:p>1.16644E-08</text:p>
          </table:table-cell>
          <table:table-cell office:value-type="float" office:value="0.0000000159351" calcext:value-type="float">
            <text:p>1.59351E-08</text:p>
          </table:table-cell>
          <table:table-cell office:value-type="float" office:value="0.000000021513" calcext:value-type="float">
            <text:p>2.1513E-08</text:p>
          </table:table-cell>
          <table:table-cell office:value-type="float" office:value="0.000000028718" calcext:value-type="float">
            <text:p>2.8718E-08</text:p>
          </table:table-cell>
          <table:table-cell office:value-type="float" office:value="0.000000037928" calcext:value-type="float">
            <text:p>3.7928E-08</text:p>
          </table:table-cell>
          <table:table-cell office:value-type="float" office:value="0.000000049585" calcext:value-type="float">
            <text:p>4.9585E-08</text:p>
          </table:table-cell>
          <table:table-cell office:value-type="float" office:value="0.000000064201" calcext:value-type="float">
            <text:p>6.4201E-08</text:p>
          </table:table-cell>
          <table:table-cell office:value-type="float" office:value="0.000000082365" calcext:value-type="float">
            <text:p>8.2365E-08</text:p>
          </table:table-cell>
          <table:table-cell office:value-type="float" office:value="0.000000104748" calcext:value-type="float">
            <text:p>1.04748E-07</text:p>
          </table:table-cell>
          <table:table-cell office:value-type="float" office:value="0.000000132111" calcext:value-type="float">
            <text:p>1.32111E-07</text:p>
          </table:table-cell>
          <table:table-cell office:value-type="float" office:value="0.000000165308" calcext:value-type="float">
            <text:p>1.65308E-07</text:p>
          </table:table-cell>
          <table:table-cell office:value-type="float" office:value="0.000000205292" calcext:value-type="float">
            <text:p>2.05292E-07</text:p>
          </table:table-cell>
          <table:table-cell office:value-type="float" office:value="0.000000253121" calcext:value-type="float">
            <text:p>2.53121E-07</text:p>
          </table:table-cell>
          <table:table-cell office:value-type="float" office:value="0.000000309962" calcext:value-type="float">
            <text:p>3.09962E-07</text:p>
          </table:table-cell>
          <table:table-cell office:value-type="float" office:value="0.000000377093" calcext:value-type="float">
            <text:p>3.77093E-07</text:p>
          </table:table-cell>
          <table:table-cell office:value-type="float" office:value="0.000000444939" calcext:value-type="float">
            <text:p>4.44939E-07</text:p>
          </table:table-cell>
          <table:table-cell office:value-type="float" office:value="0.000000523986" calcext:value-type="float">
            <text:p>5.23986E-07</text:p>
          </table:table-cell>
          <table:table-cell office:value-type="float" office:value="0.000000631291" calcext:value-type="float">
            <text:p>6.31291E-07</text:p>
          </table:table-cell>
          <table:table-cell office:value-type="float" office:value="0.000000772424" calcext:value-type="float">
            <text:p>7.72424E-07</text:p>
          </table:table-cell>
          <table:table-cell office:value-type="float" office:value="0.000000884742" calcext:value-type="float">
            <text:p>8.84742E-07</text:p>
          </table:table-cell>
          <table:table-cell office:value-type="float" office:value="0.00000103394" calcext:value-type="float">
            <text:p>1.03394E-06</text:p>
          </table:table-cell>
          <table:table-cell office:value-type="float" office:value="0.00000124192" calcext:value-type="float">
            <text:p>1.24192E-06</text:p>
          </table:table-cell>
          <table:table-cell office:value-type="float" office:value="0.00000143727" calcext:value-type="float">
            <text:p>1.43727E-06</text:p>
          </table:table-cell>
          <table:table-cell office:value-type="float" office:value="0.00000167303" calcext:value-type="float">
            <text:p>1.67303E-06</text:p>
          </table:table-cell>
          <table:table-cell office:value-type="float" office:value="0.00000195212" calcext:value-type="float">
            <text:p>1.95212E-06</text:p>
          </table:table-cell>
          <table:table-cell office:value-type="float" office:value="0.00000226794" calcext:value-type="float">
            <text:p>2.26794E-06</text:p>
          </table:table-cell>
          <table:table-cell office:value-type="float" office:value="0.00000254049" calcext:value-type="float">
            <text:p>2.54049E-06</text:p>
          </table:table-cell>
          <table:table-cell office:value-type="float" office:value="0.00000287146" calcext:value-type="float">
            <text:p>2.87146E-06</text:p>
          </table:table-cell>
          <table:table-cell office:value-type="float" office:value="0.00000331175" calcext:value-type="float">
            <text:p>3.31175E-06</text:p>
          </table:table-cell>
          <table:table-cell office:value-type="float" office:value="0.00000376532" calcext:value-type="float">
            <text:p>3.76532E-06</text:p>
          </table:table-cell>
          <table:table-cell office:value-type="float" office:value="0.00000426249" calcext:value-type="float">
            <text:p>4.26249E-0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6625E-063" calcext:value-type="float">
            <text:p>-6.6625E-63</text:p>
          </table:table-cell>
          <table:table-cell office:value-type="float" office:value="8.73634E-062" calcext:value-type="float">
            <text:p>8.73634E-62</text:p>
          </table:table-cell>
          <table:table-cell office:value-type="float" office:value="-4.28485E-058" calcext:value-type="float">
            <text:p>-4.28485E-58</text:p>
          </table:table-cell>
          <table:table-cell office:value-type="float" office:value="4.90092E-057" calcext:value-type="float">
            <text:p>4.90092E-57</text:p>
          </table:table-cell>
          <table:table-cell office:value-type="float" office:value="2.06844E-054" calcext:value-type="float">
            <text:p>2.06844E-54</text:p>
          </table:table-cell>
          <table:table-cell office:value-type="float" office:value="3.24465E-053" calcext:value-type="float">
            <text:p>3.24465E-53</text:p>
          </table:table-cell>
          <table:table-cell office:value-type="float" office:value="-1.26746E-051" calcext:value-type="float">
            <text:p>-1.26746E-51</text:p>
          </table:table-cell>
          <table:table-cell office:value-type="float" office:value="-3.80162E-050" calcext:value-type="float">
            <text:p>-3.80162E-50</text:p>
          </table:table-cell>
          <table:table-cell office:value-type="float" office:value="-6.73117E-050" calcext:value-type="float">
            <text:p>-6.73117E-50</text:p>
          </table:table-cell>
          <table:table-cell office:value-type="float" office:value="9.70337E-048" calcext:value-type="float">
            <text:p>9.70337E-48</text:p>
          </table:table-cell>
          <table:table-cell office:value-type="float" office:value="1.21566E-046" calcext:value-type="float">
            <text:p>1.21566E-46</text:p>
          </table:table-cell>
          <table:table-cell office:value-type="float" office:value="-5.72652E-046" calcext:value-type="float">
            <text:p>-5.72652E-46</text:p>
          </table:table-cell>
          <table:table-cell office:value-type="float" office:value="-2.34159E-044" calcext:value-type="float">
            <text:p>-2.34159E-44</text:p>
          </table:table-cell>
          <table:table-cell office:value-type="float" office:value="-1.01053E-043" calcext:value-type="float">
            <text:p>-1.01053E-43</text:p>
          </table:table-cell>
          <table:table-cell office:value-type="float" office:value="2.26288E-042" calcext:value-type="float">
            <text:p>2.26288E-42</text:p>
          </table:table-cell>
          <table:table-cell office:value-type="float" office:value="2.48868E-041" calcext:value-type="float">
            <text:p>2.48868E-41</text:p>
          </table:table-cell>
          <table:table-cell office:value-type="float" office:value="-1.5827E-040" calcext:value-type="float">
            <text:p>-1.5827E-40</text:p>
          </table:table-cell>
          <table:table-cell office:value-type="float" office:value="-3.51332E-039" calcext:value-type="float">
            <text:p>-3.51332E-39</text:p>
          </table:table-cell>
          <table:table-cell office:value-type="float" office:value="1.44717E-038" calcext:value-type="float">
            <text:p>1.44717E-38</text:p>
          </table:table-cell>
          <table:table-cell office:value-type="float" office:value="4.64852E-037" calcext:value-type="float">
            <text:p>4.64852E-37</text:p>
          </table:table-cell>
          <table:table-cell office:value-type="float" office:value="-3.22706E-036" calcext:value-type="float">
            <text:p>-3.22706E-36</text:p>
          </table:table-cell>
          <table:table-cell office:value-type="float" office:value="-5.60817E-035" calcext:value-type="float">
            <text:p>-5.60817E-35</text:p>
          </table:table-cell>
          <table:table-cell office:value-type="float" office:value="9.69963E-034" calcext:value-type="float">
            <text:p>9.69963E-34</text:p>
          </table:table-cell>
          <table:table-cell office:value-type="float" office:value="9.83297E-035" calcext:value-type="float">
            <text:p>9.83297E-35</text:p>
          </table:table-cell>
          <table:table-cell office:value-type="float" office:value="-1.94718E-031" calcext:value-type="float">
            <text:p>-1.94718E-31</text:p>
          </table:table-cell>
          <table:table-cell office:value-type="float" office:value="3.19371E-030" calcext:value-type="float">
            <text:p>3.19371E-30</text:p>
          </table:table-cell>
          <table:table-cell office:value-type="float" office:value="-1.57582E-029" calcext:value-type="float">
            <text:p>-1.57582E-29</text:p>
          </table:table-cell>
          <table:table-cell office:value-type="float" office:value="-5.07897E-028" calcext:value-type="float">
            <text:p>-5.07897E-28</text:p>
          </table:table-cell>
          <table:table-cell office:value-type="float" office:value="1.85424E-026" calcext:value-type="float">
            <text:p>1.85424E-26</text:p>
          </table:table-cell>
          <table:table-cell office:value-type="float" office:value="-3.82363E-025" calcext:value-type="float">
            <text:p>-3.82363E-25</text:p>
          </table:table-cell>
          <table:table-cell office:value-type="float" office:value="5.03498E-024" calcext:value-type="float">
            <text:p>5.03498E-24</text:p>
          </table:table-cell>
          <table:table-cell office:value-type="float" office:value="-1.47991E-023" calcext:value-type="float">
            <text:p>-1.47991E-23</text:p>
          </table:table-cell>
          <table:table-cell office:value-type="float" office:value="-7.22483E-022" calcext:value-type="float">
            <text:p>-7.22483E-22</text:p>
          </table:table-cell>
          <table:table-cell office:value-type="float" office:value="-8.49829E-021" calcext:value-type="float">
            <text:p>-8.49829E-21</text:p>
          </table:table-cell>
          <table:table-cell office:value-type="float" office:value="-1.32241E-019" calcext:value-type="float">
            <text:p>-1.32241E-19</text:p>
          </table:table-cell>
          <table:table-cell office:value-type="float" office:value="-1.31465E-018" calcext:value-type="float">
            <text:p>-1.31465E-18</text:p>
          </table:table-cell>
          <table:table-cell office:value-type="float" office:value="-1.88148E-017" calcext:value-type="float">
            <text:p>-1.88148E-17</text:p>
          </table:table-cell>
          <table:table-cell office:value-type="float" office:value="-9.01606E-017" calcext:value-type="float">
            <text:p>-9.01606E-17</text:p>
          </table:table-cell>
          <table:table-cell office:value-type="float" office:value="-3.48409E-016" calcext:value-type="float">
            <text:p>-3.48409E-16</text:p>
          </table:table-cell>
          <table:table-cell office:value-type="float" office:value="-1.79741E-015" calcext:value-type="float">
            <text:p>-1.79741E-15</text:p>
          </table:table-cell>
          <table:table-cell office:value-type="float" office:value="-9.76651E-015" calcext:value-type="float">
            <text:p>-9.76651E-15</text:p>
          </table:table-cell>
          <table:table-cell office:value-type="float" office:value="-0.000000000000015954" calcext:value-type="float">
            <text:p>-1.5954E-14</text:p>
          </table:table-cell>
          <table:table-cell office:value-type="float" office:value="-0.0000000000000314794" calcext:value-type="float">
            <text:p>-3.14794E-14</text:p>
          </table:table-cell>
          <table:table-cell office:value-type="float" office:value="-0.000000000000109514" calcext:value-type="float">
            <text:p>-1.09514E-13</text:p>
          </table:table-cell>
          <table:table-cell office:value-type="float" office:value="-0.00000000000035402" calcext:value-type="float">
            <text:p>-3.5402E-13</text:p>
          </table:table-cell>
          <table:table-cell office:value-type="float" office:value="-0.000000000000396881" calcext:value-type="float">
            <text:p>-3.96881E-13</text:p>
          </table:table-cell>
          <table:table-cell office:value-type="float" office:value="-0.000000000000293005" calcext:value-type="float">
            <text:p>-2.93005E-13</text:p>
          </table:table-cell>
          <table:table-cell office:value-type="float" office:value="-0.000000000000608907" calcext:value-type="float">
            <text:p>-6.08907E-13</text:p>
          </table:table-cell>
          <table:table-cell office:value-type="float" office:value="-0.00000000000297988" calcext:value-type="float">
            <text:p>-2.97988E-12</text:p>
          </table:table-cell>
          <table:table-cell office:value-type="float" office:value="0.00000000000189978" calcext:value-type="float">
            <text:p>1.89978E-12</text:p>
          </table:table-cell>
          <table:table-cell office:value-type="float" office:value="0.00000000000713648" calcext:value-type="float">
            <text:p>7.13648E-12</text:p>
          </table:table-cell>
          <table:table-cell office:value-type="float" office:value="0.0000000000113337" calcext:value-type="float">
            <text:p>1.13337E-11</text:p>
          </table:table-cell>
          <table:table-cell office:value-type="float" office:value="0.0000000000273514" calcext:value-type="float">
            <text:p>2.73514E-11</text:p>
          </table:table-cell>
          <table:table-cell office:value-type="float" office:value="0.0000000000582872" calcext:value-type="float">
            <text:p>5.82872E-11</text:p>
          </table:table-cell>
          <table:table-cell office:value-type="float" office:value="0.000000000114456" calcext:value-type="float">
            <text:p>1.14456E-10</text:p>
          </table:table-cell>
          <table:table-cell office:value-type="float" office:value="0.000000000211562" calcext:value-type="float">
            <text:p>2.11562E-10</text:p>
          </table:table-cell>
          <table:table-cell office:value-type="float" office:value="0.000000000372768" calcext:value-type="float">
            <text:p>3.72768E-10</text:p>
          </table:table-cell>
          <table:table-cell office:value-type="float" office:value="0.000000000631285" calcext:value-type="float">
            <text:p>6.31285E-10</text:p>
          </table:table-cell>
          <table:table-cell office:value-type="float" office:value="0.00000000103356" calcext:value-type="float">
            <text:p>1.03356E-09</text:p>
          </table:table-cell>
          <table:table-cell office:value-type="float" office:value="0.00000000164308" calcext:value-type="float">
            <text:p>1.64308E-09</text:p>
          </table:table-cell>
          <table:table-cell office:value-type="float" office:value="0.00000000254487" calcext:value-type="float">
            <text:p>2.54487E-09</text:p>
          </table:table-cell>
          <table:table-cell office:value-type="float" office:value="0.00000000385071" calcext:value-type="float">
            <text:p>3.85071E-09</text:p>
          </table:table-cell>
          <table:table-cell office:value-type="float" office:value="0.000000005705" calcext:value-type="float">
            <text:p>5.705E-09</text:p>
          </table:table-cell>
          <table:table-cell office:value-type="float" office:value="0.00000000829134" calcext:value-type="float">
            <text:p>8.29134E-09</text:p>
          </table:table-cell>
          <table:table-cell office:value-type="float" office:value="0.0000000118398" calcext:value-type="float">
            <text:p>1.18398E-08</text:p>
          </table:table-cell>
          <table:table-cell office:value-type="float" office:value="0.0000000166349" calcext:value-type="float">
            <text:p>1.66349E-08</text:p>
          </table:table-cell>
          <table:table-cell office:value-type="float" office:value="0.0000000230238" calcext:value-type="float">
            <text:p>2.30238E-08</text:p>
          </table:table-cell>
          <table:table-cell office:value-type="float" office:value="0.0000000314253" calcext:value-type="float">
            <text:p>3.14253E-08</text:p>
          </table:table-cell>
          <table:table-cell office:value-type="float" office:value="0.0000000423393" calcext:value-type="float">
            <text:p>4.23393E-08</text:p>
          </table:table-cell>
          <table:table-cell office:value-type="float" office:value="0.0000000563557" calcext:value-type="float">
            <text:p>5.63557E-08</text:p>
          </table:table-cell>
          <table:table-cell office:value-type="float" office:value="0.0000000741648" calcext:value-type="float">
            <text:p>7.41648E-08</text:p>
          </table:table-cell>
          <table:table-cell office:value-type="float" office:value="0.0000000965664" calcext:value-type="float">
            <text:p>9.65664E-08</text:p>
          </table:table-cell>
          <table:table-cell office:value-type="float" office:value="0.00000012448" calcext:value-type="float">
            <text:p>1.2448E-07</text:p>
          </table:table-cell>
          <table:table-cell office:value-type="float" office:value="0.000000158952" calcext:value-type="float">
            <text:p>1.58952E-07</text:p>
          </table:table-cell>
          <table:table-cell office:value-type="float" office:value="0.000000201169" calcext:value-type="float">
            <text:p>2.01169E-07</text:p>
          </table:table-cell>
          <table:table-cell office:value-type="float" office:value="0.000000252462" calcext:value-type="float">
            <text:p>2.52462E-07</text:p>
          </table:table-cell>
          <table:table-cell office:value-type="float" office:value="0.000000314315" calcext:value-type="float">
            <text:p>3.14315E-07</text:p>
          </table:table-cell>
          <table:table-cell office:value-type="float" office:value="0.000000388374" calcext:value-type="float">
            <text:p>3.88374E-07</text:p>
          </table:table-cell>
          <table:table-cell office:value-type="float" office:value="0.000000476453" calcext:value-type="float">
            <text:p>4.76453E-07</text:p>
          </table:table-cell>
          <table:table-cell office:value-type="float" office:value="0.000000580537" calcext:value-type="float">
            <text:p>5.80537E-07</text:p>
          </table:table-cell>
          <table:table-cell office:value-type="float" office:value="0.000000702789" calcext:value-type="float">
            <text:p>7.02789E-07</text:p>
          </table:table-cell>
          <table:table-cell office:value-type="float" office:value="0.000000833305" calcext:value-type="float">
            <text:p>8.33305E-07</text:p>
          </table:table-cell>
          <table:table-cell office:value-type="float" office:value="0.00000098103" calcext:value-type="float">
            <text:p>9.8103E-07</text:p>
          </table:table-cell>
          <table:table-cell office:value-type="float" office:value="0.0000011738" calcext:value-type="float">
            <text:p>1.1738E-06</text:p>
          </table:table-cell>
          <table:table-cell office:value-type="float" office:value="0.00000141788" calcext:value-type="float">
            <text:p>1.41788E-06</text:p>
          </table:table-cell>
          <table:table-cell office:value-type="float" office:value="0.00000162967" calcext:value-type="float">
            <text:p>1.62967E-06</text:p>
          </table:table-cell>
          <table:table-cell office:value-type="float" office:value="0.00000189706" calcext:value-type="float">
            <text:p>1.89706E-06</text:p>
          </table:table-cell>
          <table:table-cell office:value-type="float" office:value="0.00000225812" calcext:value-type="float">
            <text:p>2.25812E-06</text:p>
          </table:table-cell>
          <table:table-cell office:value-type="float" office:value="0.00000260556" calcext:value-type="float">
            <text:p>2.60556E-06</text:p>
          </table:table-cell>
          <table:table-cell office:value-type="float" office:value="0.00000301804" calcext:value-type="float">
            <text:p>3.01804E-06</text:p>
          </table:table-cell>
          <table:table-cell office:value-type="float" office:value="0.00000349959" calcext:value-type="float">
            <text:p>3.49959E-06</text:p>
          </table:table-cell>
          <table:table-cell office:value-type="float" office:value="0.00000403937" calcext:value-type="float">
            <text:p>4.03937E-06</text:p>
          </table:table-cell>
          <table:table-cell office:value-type="float" office:value="0.00000453033" calcext:value-type="float">
            <text:p>4.53033E-06</text:p>
          </table:table-cell>
          <table:table-cell office:value-type="float" office:value="0.00000510726" calcext:value-type="float">
            <text:p>5.10726E-06</text:p>
          </table:table-cell>
          <table:table-cell office:value-type="float" office:value="0.00000585887" calcext:value-type="float">
            <text:p>5.85887E-06</text:p>
          </table:table-cell>
          <table:table-cell office:value-type="float" office:value="0.00000663482" calcext:value-type="float">
            <text:p>6.63482E-06</text:p>
          </table:table-cell>
          <table:table-cell office:value-type="float" office:value="0.00000748302" calcext:value-type="float">
            <text:p>7.48302E-06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5427E-061" calcext:value-type="float">
            <text:p>4.05427E-61</text:p>
          </table:table-cell>
          <table:table-cell office:value-type="float" office:value="-7.03397E-059" calcext:value-type="float">
            <text:p>-7.03397E-59</text:p>
          </table:table-cell>
          <table:table-cell office:value-type="float" office:value="1.94394E-057" calcext:value-type="float">
            <text:p>1.94394E-57</text:p>
          </table:table-cell>
          <table:table-cell office:value-type="float" office:value="1.1171E-054" calcext:value-type="float">
            <text:p>1.1171E-54</text:p>
          </table:table-cell>
          <table:table-cell office:value-type="float" office:value="1.34367E-053" calcext:value-type="float">
            <text:p>1.34367E-53</text:p>
          </table:table-cell>
          <table:table-cell office:value-type="float" office:value="-1.39879E-051" calcext:value-type="float">
            <text:p>-1.39879E-51</text:p>
          </table:table-cell>
          <table:table-cell office:value-type="float" office:value="-3.53806E-050" calcext:value-type="float">
            <text:p>-3.53806E-50</text:p>
          </table:table-cell>
          <table:table-cell office:value-type="float" office:value="1.05193E-049" calcext:value-type="float">
            <text:p>1.05193E-49</text:p>
          </table:table-cell>
          <table:table-cell office:value-type="float" office:value="1.29476E-047" calcext:value-type="float">
            <text:p>1.29476E-47</text:p>
          </table:table-cell>
          <table:table-cell office:value-type="float" office:value="1.31759E-046" calcext:value-type="float">
            <text:p>1.31759E-46</text:p>
          </table:table-cell>
          <table:table-cell office:value-type="float" office:value="-1.12191E-045" calcext:value-type="float">
            <text:p>-1.12191E-45</text:p>
          </table:table-cell>
          <table:table-cell office:value-type="float" office:value="-3.17477E-044" calcext:value-type="float">
            <text:p>-3.17477E-44</text:p>
          </table:table-cell>
          <table:table-cell office:value-type="float" office:value="-1.15954E-043" calcext:value-type="float">
            <text:p>-1.15954E-43</text:p>
          </table:table-cell>
          <table:table-cell office:value-type="float" office:value="2.98559E-042" calcext:value-type="float">
            <text:p>2.98559E-42</text:p>
          </table:table-cell>
          <table:table-cell office:value-type="float" office:value="3.28958E-041" calcext:value-type="float">
            <text:p>3.28958E-41</text:p>
          </table:table-cell>
          <table:table-cell office:value-type="float" office:value="-1.37325E-040" calcext:value-type="float">
            <text:p>-1.37325E-40</text:p>
          </table:table-cell>
          <table:table-cell office:value-type="float" office:value="-4.16823E-039" calcext:value-type="float">
            <text:p>-4.16823E-39</text:p>
          </table:table-cell>
          <table:table-cell office:value-type="float" office:value="9.80084E-040" calcext:value-type="float">
            <text:p>9.80084E-40</text:p>
          </table:table-cell>
          <table:table-cell office:value-type="float" office:value="4.75812E-037" calcext:value-type="float">
            <text:p>4.75812E-37</text:p>
          </table:table-cell>
          <table:table-cell office:value-type="float" office:value="-3.24249E-038" calcext:value-type="float">
            <text:p>-3.24249E-38</text:p>
          </table:table-cell>
          <table:table-cell office:value-type="float" office:value="-6.1314E-035" calcext:value-type="float">
            <text:p>-6.1314E-35</text:p>
          </table:table-cell>
          <table:table-cell office:value-type="float" office:value="2.55806E-034" calcext:value-type="float">
            <text:p>2.55806E-34</text:p>
          </table:table-cell>
          <table:table-cell office:value-type="float" office:value="7.57997E-033" calcext:value-type="float">
            <text:p>7.57997E-33</text:p>
          </table:table-cell>
          <table:table-cell office:value-type="float" office:value="-1.11875E-031" calcext:value-type="float">
            <text:p>-1.11875E-31</text:p>
          </table:table-cell>
          <table:table-cell office:value-type="float" office:value="-1.8505E-032" calcext:value-type="float">
            <text:p>-1.8505E-32</text:p>
          </table:table-cell>
          <table:table-cell office:value-type="float" office:value="2.22632E-029" calcext:value-type="float">
            <text:p>2.22632E-29</text:p>
          </table:table-cell>
          <table:table-cell office:value-type="float" office:value="-3.92371E-028" calcext:value-type="float">
            <text:p>-3.92371E-28</text:p>
          </table:table-cell>
          <table:table-cell office:value-type="float" office:value="2.74938E-027" calcext:value-type="float">
            <text:p>2.74938E-27</text:p>
          </table:table-cell>
          <table:table-cell office:value-type="float" office:value="4.42426E-026" calcext:value-type="float">
            <text:p>4.42426E-26</text:p>
          </table:table-cell>
          <table:table-cell office:value-type="float" office:value="-2.16803E-024" calcext:value-type="float">
            <text:p>-2.16803E-24</text:p>
          </table:table-cell>
          <table:table-cell office:value-type="float" office:value="5.19142E-023" calcext:value-type="float">
            <text:p>5.19142E-23</text:p>
          </table:table-cell>
          <table:table-cell office:value-type="float" office:value="-6.12887E-022" calcext:value-type="float">
            <text:p>-6.12887E-22</text:p>
          </table:table-cell>
          <table:table-cell office:value-type="float" office:value="-3.79045E-021" calcext:value-type="float">
            <text:p>-3.79045E-21</text:p>
          </table:table-cell>
          <table:table-cell office:value-type="float" office:value="1.03545E-020" calcext:value-type="float">
            <text:p>1.03545E-20</text:p>
          </table:table-cell>
          <table:table-cell office:value-type="float" office:value="5.93618E-019" calcext:value-type="float">
            <text:p>5.93618E-19</text:p>
          </table:table-cell>
          <table:table-cell office:value-type="float" office:value="4.81849E-018" calcext:value-type="float">
            <text:p>4.81849E-18</text:p>
          </table:table-cell>
          <table:table-cell office:value-type="float" office:value="5.11605E-017" calcext:value-type="float">
            <text:p>5.11605E-17</text:p>
          </table:table-cell>
          <table:table-cell office:value-type="float" office:value="2.12013E-016" calcext:value-type="float">
            <text:p>2.12013E-16</text:p>
          </table:table-cell>
          <table:table-cell office:value-type="float" office:value="7.41266E-016" calcext:value-type="float">
            <text:p>7.41266E-16</text:p>
          </table:table-cell>
          <table:table-cell office:value-type="float" office:value="3.79906E-015" calcext:value-type="float">
            <text:p>3.79906E-15</text:p>
          </table:table-cell>
          <table:table-cell office:value-type="float" office:value="0.0000000000000210749" calcext:value-type="float">
            <text:p>2.10749E-14</text:p>
          </table:table-cell>
          <table:table-cell office:value-type="float" office:value="0.0000000000000359188" calcext:value-type="float">
            <text:p>3.59188E-14</text:p>
          </table:table-cell>
          <table:table-cell office:value-type="float" office:value="0.0000000000000807792" calcext:value-type="float">
            <text:p>8.07792E-14</text:p>
          </table:table-cell>
          <table:table-cell office:value-type="float" office:value="0.000000000000297364" calcext:value-type="float">
            <text:p>2.97364E-13</text:p>
          </table:table-cell>
          <table:table-cell office:value-type="float" office:value="0.000000000000983335" calcext:value-type="float">
            <text:p>9.83335E-13</text:p>
          </table:table-cell>
          <table:table-cell office:value-type="float" office:value="0.00000000000159994" calcext:value-type="float">
            <text:p>1.59994E-12</text:p>
          </table:table-cell>
          <table:table-cell office:value-type="float" office:value="0.00000000000271733" calcext:value-type="float">
            <text:p>2.71733E-12</text:p>
          </table:table-cell>
          <table:table-cell office:value-type="float" office:value="0.00000000000671351" calcext:value-type="float">
            <text:p>6.71351E-12</text:p>
          </table:table-cell>
          <table:table-cell office:value-type="float" office:value="0.0000000000193021" calcext:value-type="float">
            <text:p>1.93021E-11</text:p>
          </table:table-cell>
          <table:table-cell office:value-type="float" office:value="0.0000000000240538" calcext:value-type="float">
            <text:p>2.40538E-11</text:p>
          </table:table-cell>
          <table:table-cell office:value-type="float" office:value="0.0000000000421106" calcext:value-type="float">
            <text:p>4.21106E-11</text:p>
          </table:table-cell>
          <table:table-cell office:value-type="float" office:value="0.0000000000954104" calcext:value-type="float">
            <text:p>9.54104E-11</text:p>
          </table:table-cell>
          <table:table-cell office:value-type="float" office:value="0.000000000168868" calcext:value-type="float">
            <text:p>1.68868E-10</text:p>
          </table:table-cell>
          <table:table-cell office:value-type="float" office:value="0.000000000290628" calcext:value-type="float">
            <text:p>2.90628E-10</text:p>
          </table:table-cell>
          <table:table-cell office:value-type="float" office:value="0.000000000487224" calcext:value-type="float">
            <text:p>4.87224E-10</text:p>
          </table:table-cell>
          <table:table-cell office:value-type="float" office:value="0.000000000796928" calcext:value-type="float">
            <text:p>7.96928E-10</text:p>
          </table:table-cell>
          <table:table-cell office:value-type="float" office:value="0.00000000127368" calcext:value-type="float">
            <text:p>1.27368E-09</text:p>
          </table:table-cell>
          <table:table-cell office:value-type="float" office:value="0.00000000199185" calcext:value-type="float">
            <text:p>1.99185E-09</text:p>
          </table:table-cell>
          <table:table-cell office:value-type="float" office:value="0.00000000305199" calcext:value-type="float">
            <text:p>3.05199E-09</text:p>
          </table:table-cell>
          <table:table-cell office:value-type="float" office:value="0.00000000458748" calcext:value-type="float">
            <text:p>4.58748E-09</text:p>
          </table:table-cell>
          <table:table-cell office:value-type="float" office:value="0.00000000677218" calcext:value-type="float">
            <text:p>6.77218E-09</text:p>
          </table:table-cell>
          <table:table-cell office:value-type="float" office:value="0.00000000982914" calcext:value-type="float">
            <text:p>9.82914E-09</text:p>
          </table:table-cell>
          <table:table-cell office:value-type="float" office:value="0.0000000140401" calcext:value-type="float">
            <text:p>1.40401E-08</text:p>
          </table:table-cell>
          <table:table-cell office:value-type="float" office:value="0.0000000197563" calcext:value-type="float">
            <text:p>1.97563E-08</text:p>
          </table:table-cell>
          <table:table-cell office:value-type="float" office:value="0.0000000274092" calcext:value-type="float">
            <text:p>2.74092E-08</text:p>
          </table:table-cell>
          <table:table-cell office:value-type="float" office:value="0.0000000375231" calcext:value-type="float">
            <text:p>3.75231E-08</text:p>
          </table:table-cell>
          <table:table-cell office:value-type="float" office:value="0.0000000507275" calcext:value-type="float">
            <text:p>5.07275E-08</text:p>
          </table:table-cell>
          <table:table-cell office:value-type="float" office:value="0.00000006777" calcext:value-type="float">
            <text:p>6.777E-08</text:p>
          </table:table-cell>
          <table:table-cell office:value-type="float" office:value="0.0000000895296" calcext:value-type="float">
            <text:p>8.95296E-08</text:p>
          </table:table-cell>
          <table:table-cell office:value-type="float" office:value="0.00000011703" calcext:value-type="float">
            <text:p>1.1703E-07</text:p>
          </table:table-cell>
          <table:table-cell office:value-type="float" office:value="0.000000151453" calcext:value-type="float">
            <text:p>1.51453E-07</text:p>
          </table:table-cell>
          <table:table-cell office:value-type="float" office:value="0.000000194152" calcext:value-type="float">
            <text:p>1.94152E-07</text:p>
          </table:table-cell>
          <table:table-cell office:value-type="float" office:value="0.000000246662" calcext:value-type="float">
            <text:p>2.46662E-07</text:p>
          </table:table-cell>
          <table:table-cell office:value-type="float" office:value="0.000000310715" calcext:value-type="float">
            <text:p>3.10715E-07</text:p>
          </table:table-cell>
          <table:table-cell office:value-type="float" office:value="0.000000388249" calcext:value-type="float">
            <text:p>3.88249E-07</text:p>
          </table:table-cell>
          <table:table-cell office:value-type="float" office:value="0.000000481418" calcext:value-type="float">
            <text:p>4.81418E-07</text:p>
          </table:table-cell>
          <table:table-cell office:value-type="float" office:value="0.000000592601" calcext:value-type="float">
            <text:p>5.92601E-07</text:p>
          </table:table-cell>
          <table:table-cell office:value-type="float" office:value="0.000000724411" calcext:value-type="float">
            <text:p>7.24411E-07</text:p>
          </table:table-cell>
          <table:table-cell office:value-type="float" office:value="0.000000879702" calcext:value-type="float">
            <text:p>8.79702E-07</text:p>
          </table:table-cell>
          <table:table-cell office:value-type="float" office:value="0.00000106157" calcext:value-type="float">
            <text:p>1.06157E-06</text:p>
          </table:table-cell>
          <table:table-cell office:value-type="float" office:value="0.00000127337" calcext:value-type="float">
            <text:p>1.27337E-06</text:p>
          </table:table-cell>
          <table:table-cell office:value-type="float" office:value="0.00000148692" calcext:value-type="float">
            <text:p>1.48692E-06</text:p>
          </table:table-cell>
          <table:table-cell office:value-type="float" office:value="0.00000173176" calcext:value-type="float">
            <text:p>1.73176E-06</text:p>
          </table:table-cell>
          <table:table-cell office:value-type="float" office:value="0.00000205818" calcext:value-type="float">
            <text:p>2.05818E-06</text:p>
          </table:table-cell>
          <table:table-cell office:value-type="float" office:value="0.0000024797" calcext:value-type="float">
            <text:p>2.4797E-06</text:p>
          </table:table-cell>
          <table:table-cell office:value-type="float" office:value="0.00000281617" calcext:value-type="float">
            <text:p>2.81617E-06</text:p>
          </table:table-cell>
          <table:table-cell office:value-type="float" office:value="0.00000325537" calcext:value-type="float">
            <text:p>3.25537E-06</text:p>
          </table:table-cell>
          <table:table-cell office:value-type="float" office:value="0.00000385818" calcext:value-type="float">
            <text:p>3.85818E-06</text:p>
          </table:table-cell>
          <table:table-cell office:value-type="float" office:value="0.00000442061" calcext:value-type="float">
            <text:p>4.42061E-06</text:p>
          </table:table-cell>
          <table:table-cell office:value-type="float" office:value="0.00000509154" calcext:value-type="float">
            <text:p>5.09154E-06</text:p>
          </table:table-cell>
          <table:table-cell office:value-type="float" office:value="0.00000587676" calcext:value-type="float">
            <text:p>5.87676E-06</text:p>
          </table:table-cell>
          <table:table-cell office:value-type="float" office:value="0.000006756" calcext:value-type="float">
            <text:p>6.756E-06</text:p>
          </table:table-cell>
          <table:table-cell office:value-type="float" office:value="0.00000751406" calcext:value-type="float">
            <text:p>7.51406E-06</text:p>
          </table:table-cell>
          <table:table-cell office:value-type="float" office:value="0.0000084239" calcext:value-type="float">
            <text:p>8.4239E-06</text:p>
          </table:table-cell>
          <table:table-cell office:value-type="float" office:value="0.00000962135" calcext:value-type="float">
            <text:p>9.62135E-06</text:p>
          </table:table-cell>
          <table:table-cell office:value-type="float" office:value="0.0000108453" calcext:value-type="float">
            <text:p>1.08453E-05</text:p>
          </table:table-cell>
          <table:table-cell office:value-type="float" office:value="0.0000121765" calcext:value-type="float">
            <text:p>1.21765E-05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1037E-059" calcext:value-type="float">
            <text:p>-1.51037E-59</text:p>
          </table:table-cell>
          <table:table-cell office:value-type="float" office:value="-1.83633E-058" calcext:value-type="float">
            <text:p>-1.83633E-58</text:p>
          </table:table-cell>
          <table:table-cell office:value-type="float" office:value="4.22715E-055" calcext:value-type="float">
            <text:p>4.22715E-55</text:p>
          </table:table-cell>
          <table:table-cell office:value-type="float" office:value="2.71367E-054" calcext:value-type="float">
            <text:p>2.71367E-54</text:p>
          </table:table-cell>
          <table:table-cell office:value-type="float" office:value="-1.23385E-051" calcext:value-type="float">
            <text:p>-1.23385E-51</text:p>
          </table:table-cell>
          <table:table-cell office:value-type="float" office:value="-2.76933E-050" calcext:value-type="float">
            <text:p>-2.76933E-50</text:p>
          </table:table-cell>
          <table:table-cell office:value-type="float" office:value="3.30246E-049" calcext:value-type="float">
            <text:p>3.30246E-49</text:p>
          </table:table-cell>
          <table:table-cell office:value-type="float" office:value="1.63823E-047" calcext:value-type="float">
            <text:p>1.63823E-47</text:p>
          </table:table-cell>
          <table:table-cell office:value-type="float" office:value="1.24846E-046" calcext:value-type="float">
            <text:p>1.24846E-46</text:p>
          </table:table-cell>
          <table:table-cell office:value-type="float" office:value="-2.06872E-045" calcext:value-type="float">
            <text:p>-2.06872E-45</text:p>
          </table:table-cell>
          <table:table-cell office:value-type="float" office:value="-4.34535E-044" calcext:value-type="float">
            <text:p>-4.34535E-44</text:p>
          </table:table-cell>
          <table:table-cell office:value-type="float" office:value="-1.06027E-043" calcext:value-type="float">
            <text:p>-1.06027E-43</text:p>
          </table:table-cell>
          <table:table-cell office:value-type="float" office:value="4.42588E-042" calcext:value-type="float">
            <text:p>4.42588E-42</text:p>
          </table:table-cell>
          <table:table-cell office:value-type="float" office:value="4.45887E-041" calcext:value-type="float">
            <text:p>4.45887E-41</text:p>
          </table:table-cell>
          <table:table-cell office:value-type="float" office:value="-1.55657E-040" calcext:value-type="float">
            <text:p>-1.55657E-40</text:p>
          </table:table-cell>
          <table:table-cell office:value-type="float" office:value="-5.25025E-039" calcext:value-type="float">
            <text:p>-5.25025E-39</text:p>
          </table:table-cell>
          <table:table-cell office:value-type="float" office:value="-9.64052E-039" calcext:value-type="float">
            <text:p>-9.64052E-39</text:p>
          </table:table-cell>
          <table:table-cell office:value-type="float" office:value="4.8349E-037" calcext:value-type="float">
            <text:p>4.8349E-37</text:p>
          </table:table-cell>
          <table:table-cell office:value-type="float" office:value="2.06029E-036" calcext:value-type="float">
            <text:p>2.06029E-36</text:p>
          </table:table-cell>
          <table:table-cell office:value-type="float" office:value="-5.11446E-035" calcext:value-type="float">
            <text:p>-5.11446E-35</text:p>
          </table:table-cell>
          <table:table-cell office:value-type="float" office:value="-1.76383E-034" calcext:value-type="float">
            <text:p>-1.76383E-34</text:p>
          </table:table-cell>
          <table:table-cell office:value-type="float" office:value="6.99486E-033" calcext:value-type="float">
            <text:p>6.99486E-33</text:p>
          </table:table-cell>
          <table:table-cell office:value-type="float" office:value="-1.53209E-032" calcext:value-type="float">
            <text:p>-1.53209E-32</text:p>
          </table:table-cell>
          <table:table-cell office:value-type="float" office:value="-9.08665E-031" calcext:value-type="float">
            <text:p>-9.08665E-31</text:p>
          </table:table-cell>
          <table:table-cell office:value-type="float" office:value="1.20941E-029" calcext:value-type="float">
            <text:p>1.20941E-29</text:p>
          </table:table-cell>
          <table:table-cell office:value-type="float" office:value="3.49032E-031" calcext:value-type="float">
            <text:p>3.49032E-31</text:p>
          </table:table-cell>
          <table:table-cell office:value-type="float" office:value="-2.3774E-027" calcext:value-type="float">
            <text:p>-2.3774E-27</text:p>
          </table:table-cell>
          <table:table-cell office:value-type="float" office:value="4.49143E-026" calcext:value-type="float">
            <text:p>4.49143E-26</text:p>
          </table:table-cell>
          <table:table-cell office:value-type="float" office:value="-3.83618E-025" calcext:value-type="float">
            <text:p>-3.83618E-25</text:p>
          </table:table-cell>
          <table:table-cell office:value-type="float" office:value="-3.8452E-024" calcext:value-type="float">
            <text:p>-3.8452E-24</text:p>
          </table:table-cell>
          <table:table-cell office:value-type="float" office:value="2.55225E-022" calcext:value-type="float">
            <text:p>2.55225E-22</text:p>
          </table:table-cell>
          <table:table-cell office:value-type="float" office:value="-7.05641E-021" calcext:value-type="float">
            <text:p>-7.05641E-21</text:p>
          </table:table-cell>
          <table:table-cell office:value-type="float" office:value="-1.86542E-020" calcext:value-type="float">
            <text:p>-1.86542E-20</text:p>
          </table:table-cell>
          <table:table-cell office:value-type="float" office:value="1.15882E-020" calcext:value-type="float">
            <text:p>1.15882E-20</text:p>
          </table:table-cell>
          <table:table-cell office:value-type="float" office:value="-5.21522E-019" calcext:value-type="float">
            <text:p>-5.21522E-19</text:p>
          </table:table-cell>
          <table:table-cell office:value-type="float" office:value="-1.0084E-017" calcext:value-type="float">
            <text:p>-1.0084E-17</text:p>
          </table:table-cell>
          <table:table-cell office:value-type="float" office:value="-1.44967E-016" calcext:value-type="float">
            <text:p>-1.44967E-16</text:p>
          </table:table-cell>
          <table:table-cell office:value-type="float" office:value="-6.2998E-016" calcext:value-type="float">
            <text:p>-6.2998E-16</text:p>
          </table:table-cell>
          <table:table-cell office:value-type="float" office:value="-2.13489E-015" calcext:value-type="float">
            <text:p>-2.13489E-15</text:p>
          </table:table-cell>
          <table:table-cell office:value-type="float" office:value="-9.19772E-015" calcext:value-type="float">
            <text:p>-9.19772E-15</text:p>
          </table:table-cell>
          <table:table-cell office:value-type="float" office:value="-0.0000000000000427216" calcext:value-type="float">
            <text:p>-4.27216E-14</text:p>
          </table:table-cell>
          <table:table-cell office:value-type="float" office:value="-0.0000000000000543287" calcext:value-type="float">
            <text:p>-5.43287E-14</text:p>
          </table:table-cell>
          <table:table-cell office:value-type="float" office:value="-0.0000000000000689115" calcext:value-type="float">
            <text:p>-6.89115E-14</text:p>
          </table:table-cell>
          <table:table-cell office:value-type="float" office:value="-0.000000000000199555" calcext:value-type="float">
            <text:p>-1.99555E-13</text:p>
          </table:table-cell>
          <table:table-cell office:value-type="float" office:value="-0.000000000000587161" calcext:value-type="float">
            <text:p>-5.87161E-13</text:p>
          </table:table-cell>
          <table:table-cell office:value-type="float" office:value="0.000000000000301556" calcext:value-type="float">
            <text:p>3.01556E-13</text:p>
          </table:table-cell>
          <table:table-cell office:value-type="float" office:value="0.00000000000279028" calcext:value-type="float">
            <text:p>2.79028E-12</text:p>
          </table:table-cell>
          <table:table-cell office:value-type="float" office:value="0.00000000000687365" calcext:value-type="float">
            <text:p>6.87365E-12</text:p>
          </table:table-cell>
          <table:table-cell office:value-type="float" office:value="0.0000000000113589" calcext:value-type="float">
            <text:p>1.13589E-11</text:p>
          </table:table-cell>
          <table:table-cell office:value-type="float" office:value="0.000000000041651" calcext:value-type="float">
            <text:p>4.1651E-11</text:p>
          </table:table-cell>
          <table:table-cell office:value-type="float" office:value="0.0000000000869579" calcext:value-type="float">
            <text:p>8.69579E-11</text:p>
          </table:table-cell>
          <table:table-cell office:value-type="float" office:value="0.000000000162824" calcext:value-type="float">
            <text:p>1.62824E-10</text:p>
          </table:table-cell>
          <table:table-cell office:value-type="float" office:value="0.000000000304737" calcext:value-type="float">
            <text:p>3.04737E-10</text:p>
          </table:table-cell>
          <table:table-cell office:value-type="float" office:value="0.000000000545658" calcext:value-type="float">
            <text:p>5.45658E-10</text:p>
          </table:table-cell>
          <table:table-cell office:value-type="float" office:value="0.000000000940328" calcext:value-type="float">
            <text:p>9.40328E-10</text:p>
          </table:table-cell>
          <table:table-cell office:value-type="float" office:value="0.00000000156677" calcext:value-type="float">
            <text:p>1.56677E-09</text:p>
          </table:table-cell>
          <table:table-cell office:value-type="float" office:value="0.0000000025334" calcext:value-type="float">
            <text:p>2.5334E-09</text:p>
          </table:table-cell>
          <table:table-cell office:value-type="float" office:value="0.00000000398748" calcext:value-type="float">
            <text:p>3.98748E-09</text:p>
          </table:table-cell>
          <table:table-cell office:value-type="float" office:value="0.00000000612492" calcext:value-type="float">
            <text:p>6.12492E-09</text:p>
          </table:table-cell>
          <table:table-cell office:value-type="float" office:value="0.00000000920139" calcext:value-type="float">
            <text:p>9.20139E-09</text:p>
          </table:table-cell>
          <table:table-cell office:value-type="float" office:value="0.0000000135448" calcext:value-type="float">
            <text:p>1.35448E-08</text:p>
          </table:table-cell>
          <table:table-cell office:value-type="float" office:value="0.0000000195692" calcext:value-type="float">
            <text:p>1.95692E-08</text:p>
          </table:table-cell>
          <table:table-cell office:value-type="float" office:value="0.0000000277891" calcext:value-type="float">
            <text:p>2.77891E-08</text:p>
          </table:table-cell>
          <table:table-cell office:value-type="float" office:value="0.0000000388359" calcext:value-type="float">
            <text:p>3.88359E-08</text:p>
          </table:table-cell>
          <table:table-cell office:value-type="float" office:value="0.0000000534741" calcext:value-type="float">
            <text:p>5.34741E-08</text:p>
          </table:table-cell>
          <table:table-cell office:value-type="float" office:value="0.0000000726185" calcext:value-type="float">
            <text:p>7.26185E-08</text:p>
          </table:table-cell>
          <table:table-cell office:value-type="float" office:value="0.000000097352" calcext:value-type="float">
            <text:p>9.7352E-08</text:p>
          </table:table-cell>
          <table:table-cell office:value-type="float" office:value="0.000000128943" calcext:value-type="float">
            <text:p>1.28943E-07</text:p>
          </table:table-cell>
          <table:table-cell office:value-type="float" office:value="0.000000168863" calcext:value-type="float">
            <text:p>1.68863E-07</text:p>
          </table:table-cell>
          <table:table-cell office:value-type="float" office:value="0.000000218803" calcext:value-type="float">
            <text:p>2.18803E-07</text:p>
          </table:table-cell>
          <table:table-cell office:value-type="float" office:value="0.000000280692" calcext:value-type="float">
            <text:p>2.80692E-07</text:p>
          </table:table-cell>
          <table:table-cell office:value-type="float" office:value="0.00000035671" calcext:value-type="float">
            <text:p>3.5671E-07</text:p>
          </table:table-cell>
          <table:table-cell office:value-type="float" office:value="0.000000449304" calcext:value-type="float">
            <text:p>4.49304E-07</text:p>
          </table:table-cell>
          <table:table-cell office:value-type="float" office:value="0.000000561203" calcext:value-type="float">
            <text:p>5.61203E-07</text:p>
          </table:table-cell>
          <table:table-cell office:value-type="float" office:value="0.000000695424" calcext:value-type="float">
            <text:p>6.95424E-07</text:p>
          </table:table-cell>
          <table:table-cell office:value-type="float" office:value="0.00000085529" calcext:value-type="float">
            <text:p>8.5529E-07</text:p>
          </table:table-cell>
          <table:table-cell office:value-type="float" office:value="0.00000104443" calcext:value-type="float">
            <text:p>1.04443E-06</text:p>
          </table:table-cell>
          <table:table-cell office:value-type="float" office:value="0.00000126679" calcext:value-type="float">
            <text:p>1.26679E-06</text:p>
          </table:table-cell>
          <table:table-cell office:value-type="float" office:value="0.00000152665" calcext:value-type="float">
            <text:p>1.52665E-06</text:p>
          </table:table-cell>
          <table:table-cell office:value-type="float" office:value="0.00000182859" calcext:value-type="float">
            <text:p>1.82859E-06</text:p>
          </table:table-cell>
          <table:table-cell office:value-type="float" office:value="0.00000217754" calcext:value-type="float">
            <text:p>2.17754E-06</text:p>
          </table:table-cell>
          <table:table-cell office:value-type="float" office:value="0.00000254118" calcext:value-type="float">
            <text:p>2.54118E-06</text:p>
          </table:table-cell>
          <table:table-cell office:value-type="float" office:value="0.00000294879" calcext:value-type="float">
            <text:p>2.94879E-06</text:p>
          </table:table-cell>
          <table:table-cell office:value-type="float" office:value="0.00000347609" calcext:value-type="float">
            <text:p>3.47609E-06</text:p>
          </table:table-cell>
          <table:table-cell office:value-type="float" office:value="0.00000413694" calcext:value-type="float">
            <text:p>4.13694E-06</text:p>
          </table:table-cell>
          <table:table-cell office:value-type="float" office:value="0.00000469528" calcext:value-type="float">
            <text:p>4.69528E-06</text:p>
          </table:table-cell>
          <table:table-cell office:value-type="float" office:value="0.00000539675" calcext:value-type="float">
            <text:p>5.39675E-06</text:p>
          </table:table-cell>
          <table:table-cell office:value-type="float" office:value="0.0000063352" calcext:value-type="float">
            <text:p>6.3352E-06</text:p>
          </table:table-cell>
          <table:table-cell office:value-type="float" office:value="0.00000722329" calcext:value-type="float">
            <text:p>7.22329E-06</text:p>
          </table:table-cell>
          <table:table-cell office:value-type="float" office:value="0.00000826737" calcext:value-type="float">
            <text:p>8.26737E-06</text:p>
          </table:table-cell>
          <table:table-cell office:value-type="float" office:value="0.00000947372" calcext:value-type="float">
            <text:p>9.47372E-06</text:p>
          </table:table-cell>
          <table:table-cell office:value-type="float" office:value="0.0000108114" calcext:value-type="float">
            <text:p>1.08114E-05</text:p>
          </table:table-cell>
          <table:table-cell office:value-type="float" office:value="0.0000120074" calcext:value-type="float">
            <text:p>1.20074E-05</text:p>
          </table:table-cell>
          <table:table-cell office:value-type="float" office:value="0.0000134054" calcext:value-type="float">
            <text:p>1.34054E-05</text:p>
          </table:table-cell>
          <table:table-cell office:value-type="float" office:value="0.0000152126" calcext:value-type="float">
            <text:p>1.52126E-05</text:p>
          </table:table-cell>
          <table:table-cell office:value-type="float" office:value="0.0000170584" calcext:value-type="float">
            <text:p>1.70584E-05</text:p>
          </table:table-cell>
          <table:table-cell office:value-type="float" office:value="0.0000190572" calcext:value-type="float">
            <text:p>1.90572E-05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3432E-058" calcext:value-type="float">
            <text:p>3.43432E-58</text:p>
          </table:table-cell>
          <table:table-cell office:value-type="float" office:value="9.00721E-056" calcext:value-type="float">
            <text:p>9.00721E-56</text:p>
          </table:table-cell>
          <table:table-cell office:value-type="float" office:value="4.05205E-056" calcext:value-type="float">
            <text:p>4.05205E-56</text:p>
          </table:table-cell>
          <table:table-cell office:value-type="float" office:value="-8.24509E-052" calcext:value-type="float">
            <text:p>-8.24509E-52</text:p>
          </table:table-cell>
          <table:table-cell office:value-type="float" office:value="-1.68172E-050" calcext:value-type="float">
            <text:p>-1.68172E-50</text:p>
          </table:table-cell>
          <table:table-cell office:value-type="float" office:value="5.4146E-049" calcext:value-type="float">
            <text:p>5.4146E-49</text:p>
          </table:table-cell>
          <table:table-cell office:value-type="float" office:value="1.87162E-047" calcext:value-type="float">
            <text:p>1.87162E-47</text:p>
          </table:table-cell>
          <table:table-cell office:value-type="float" office:value="8.39149E-047" calcext:value-type="float">
            <text:p>8.39149E-47</text:p>
          </table:table-cell>
          <table:table-cell office:value-type="float" office:value="-3.59554E-045" calcext:value-type="float">
            <text:p>-3.59554E-45</text:p>
          </table:table-cell>
          <table:table-cell office:value-type="float" office:value="-5.74744E-044" calcext:value-type="float">
            <text:p>-5.74744E-44</text:p>
          </table:table-cell>
          <table:table-cell office:value-type="float" office:value="-3.15078E-044" calcext:value-type="float">
            <text:p>-3.15078E-44</text:p>
          </table:table-cell>
          <table:table-cell office:value-type="float" office:value="7.06356E-042" calcext:value-type="float">
            <text:p>7.06356E-42</text:p>
          </table:table-cell>
          <table:table-cell office:value-type="float" office:value="6.12046E-041" calcext:value-type="float">
            <text:p>6.12046E-41</text:p>
          </table:table-cell>
          <table:table-cell office:value-type="float" office:value="-2.43743E-040" calcext:value-type="float">
            <text:p>-2.43743E-40</text:p>
          </table:table-cell>
          <table:table-cell office:value-type="float" office:value="-7.20251E-039" calcext:value-type="float">
            <text:p>-7.20251E-39</text:p>
          </table:table-cell>
          <table:table-cell office:value-type="float" office:value="-1.96971E-038" calcext:value-type="float">
            <text:p>-1.96971E-38</text:p>
          </table:table-cell>
          <table:table-cell office:value-type="float" office:value="5.35662E-037" calcext:value-type="float">
            <text:p>5.35662E-37</text:p>
          </table:table-cell>
          <table:table-cell office:value-type="float" office:value="3.75647E-036" calcext:value-type="float">
            <text:p>3.75647E-36</text:p>
          </table:table-cell>
          <table:table-cell office:value-type="float" office:value="-4.01575E-035" calcext:value-type="float">
            <text:p>-4.01575E-35</text:p>
          </table:table-cell>
          <table:table-cell office:value-type="float" office:value="-4.08341E-034" calcext:value-type="float">
            <text:p>-4.08341E-34</text:p>
          </table:table-cell>
          <table:table-cell office:value-type="float" office:value="4.47562E-033" calcext:value-type="float">
            <text:p>4.47562E-33</text:p>
          </table:table-cell>
          <table:table-cell office:value-type="float" office:value="3.43582E-032" calcext:value-type="float">
            <text:p>3.43582E-32</text:p>
          </table:table-cell>
          <table:table-cell office:value-type="float" office:value="-7.08449E-031" calcext:value-type="float">
            <text:p>-7.08449E-31</text:p>
          </table:table-cell>
          <table:table-cell office:value-type="float" office:value="3.80081E-031" calcext:value-type="float">
            <text:p>3.80081E-31</text:p>
          </table:table-cell>
          <table:table-cell office:value-type="float" office:value="9.88799E-029" calcext:value-type="float">
            <text:p>9.88799E-29</text:p>
          </table:table-cell>
          <table:table-cell office:value-type="float" office:value="-1.22309E-027" calcext:value-type="float">
            <text:p>-1.22309E-27</text:p>
          </table:table-cell>
          <table:table-cell office:value-type="float" office:value="6.01809E-029" calcext:value-type="float">
            <text:p>6.01809E-29</text:p>
          </table:table-cell>
          <table:table-cell office:value-type="float" office:value="2.4275E-025" calcext:value-type="float">
            <text:p>2.4275E-25</text:p>
          </table:table-cell>
          <table:table-cell office:value-type="float" office:value="-4.84179E-024" calcext:value-type="float">
            <text:p>-4.84179E-24</text:p>
          </table:table-cell>
          <table:table-cell office:value-type="float" office:value="4.5018E-023" calcext:value-type="float">
            <text:p>4.5018E-23</text:p>
          </table:table-cell>
          <table:table-cell office:value-type="float" office:value="4.42545E-022" calcext:value-type="float">
            <text:p>4.42545E-22</text:p>
          </table:table-cell>
          <table:table-cell office:value-type="float" office:value="-3.01621E-020" calcext:value-type="float">
            <text:p>-3.01621E-20</text:p>
          </table:table-cell>
          <table:table-cell office:value-type="float" office:value="-1.98793E-020" calcext:value-type="float">
            <text:p>-1.98793E-20</text:p>
          </table:table-cell>
          <table:table-cell office:value-type="float" office:value="7.87685E-019" calcext:value-type="float">
            <text:p>7.87685E-19</text:p>
          </table:table-cell>
          <table:table-cell office:value-type="float" office:value="7.08658E-018" calcext:value-type="float">
            <text:p>7.08658E-18</text:p>
          </table:table-cell>
          <table:table-cell office:value-type="float" office:value="2.98287E-017" calcext:value-type="float">
            <text:p>2.98287E-17</text:p>
          </table:table-cell>
          <table:table-cell office:value-type="float" office:value="2.65503E-016" calcext:value-type="float">
            <text:p>2.65503E-16</text:p>
          </table:table-cell>
          <table:table-cell office:value-type="float" office:value="1.00304E-015" calcext:value-type="float">
            <text:p>1.00304E-15</text:p>
          </table:table-cell>
          <table:table-cell office:value-type="float" office:value="3.61496E-015" calcext:value-type="float">
            <text:p>3.61496E-15</text:p>
          </table:table-cell>
          <table:table-cell office:value-type="float" office:value="0.0000000000000203617" calcext:value-type="float">
            <text:p>2.03617E-14</text:p>
          </table:table-cell>
          <table:table-cell office:value-type="float" office:value="0.000000000000112352" calcext:value-type="float">
            <text:p>1.12352E-13</text:p>
          </table:table-cell>
          <table:table-cell office:value-type="float" office:value="0.000000000000220635" calcext:value-type="float">
            <text:p>2.20635E-13</text:p>
          </table:table-cell>
          <table:table-cell office:value-type="float" office:value="0.000000000000559463" calcext:value-type="float">
            <text:p>5.59463E-13</text:p>
          </table:table-cell>
          <table:table-cell office:value-type="float" office:value="0.00000000000189263" calcext:value-type="float">
            <text:p>1.89263E-12</text:p>
          </table:table-cell>
          <table:table-cell office:value-type="float" office:value="0.00000000000570647" calcext:value-type="float">
            <text:p>5.70647E-12</text:p>
          </table:table-cell>
          <table:table-cell office:value-type="float" office:value="0.0000000000106726" calcext:value-type="float">
            <text:p>1.06726E-11</text:p>
          </table:table-cell>
          <table:table-cell office:value-type="float" office:value="0.0000000000203736" calcext:value-type="float">
            <text:p>2.03736E-11</text:p>
          </table:table-cell>
          <table:table-cell office:value-type="float" office:value="0.0000000000465065" calcext:value-type="float">
            <text:p>4.65065E-11</text:p>
          </table:table-cell>
          <table:table-cell office:value-type="float" office:value="0.000000000112891" calcext:value-type="float">
            <text:p>1.12891E-10</text:p>
          </table:table-cell>
          <table:table-cell office:value-type="float" office:value="0.00000000016863" calcext:value-type="float">
            <text:p>1.6863E-10</text:p>
          </table:table-cell>
          <table:table-cell office:value-type="float" office:value="0.000000000296616" calcext:value-type="float">
            <text:p>2.96616E-10</text:p>
          </table:table-cell>
          <table:table-cell office:value-type="float" office:value="0.000000000595372" calcext:value-type="float">
            <text:p>5.95372E-10</text:p>
          </table:table-cell>
          <table:table-cell office:value-type="float" office:value="0.00000000102185" calcext:value-type="float">
            <text:p>1.02185E-09</text:p>
          </table:table-cell>
          <table:table-cell office:value-type="float" office:value="0.00000000170268" calcext:value-type="float">
            <text:p>1.70268E-09</text:p>
          </table:table-cell>
          <table:table-cell office:value-type="float" office:value="0.00000000276097" calcext:value-type="float">
            <text:p>2.76097E-09</text:p>
          </table:table-cell>
          <table:table-cell office:value-type="float" office:value="0.00000000436607" calcext:value-type="float">
            <text:p>4.36607E-09</text:p>
          </table:table-cell>
          <table:table-cell office:value-type="float" office:value="0.00000000674599" calcext:value-type="float">
            <text:p>6.74599E-09</text:p>
          </table:table-cell>
          <table:table-cell office:value-type="float" office:value="0.0000000102016" calcext:value-type="float">
            <text:p>1.02016E-08</text:p>
          </table:table-cell>
          <table:table-cell office:value-type="float" office:value="0.0000000151226" calcext:value-type="float">
            <text:p>1.51226E-08</text:p>
          </table:table-cell>
          <table:table-cell office:value-type="float" office:value="0.0000000220054" calcext:value-type="float">
            <text:p>2.20054E-08</text:p>
          </table:table-cell>
          <table:table-cell office:value-type="float" office:value="0.0000000314723" calcext:value-type="float">
            <text:p>3.14723E-08</text:p>
          </table:table-cell>
          <table:table-cell office:value-type="float" office:value="0.0000000442919" calcext:value-type="float">
            <text:p>4.42919E-08</text:p>
          </table:table-cell>
          <table:table-cell office:value-type="float" office:value="0.0000000614012" calcext:value-type="float">
            <text:p>6.14012E-08</text:p>
          </table:table-cell>
          <table:table-cell office:value-type="float" office:value="0.0000000839277" calcext:value-type="float">
            <text:p>8.39277E-08</text:p>
          </table:table-cell>
          <table:table-cell office:value-type="float" office:value="0.000000113212" calcext:value-type="float">
            <text:p>1.13212E-07</text:p>
          </table:table-cell>
          <table:table-cell office:value-type="float" office:value="0.000000150833" calcext:value-type="float">
            <text:p>1.50833E-07</text:p>
          </table:table-cell>
          <table:table-cell office:value-type="float" office:value="0.000000198625" calcext:value-type="float">
            <text:p>1.98625E-07</text:p>
          </table:table-cell>
          <table:table-cell office:value-type="float" office:value="0.000000258709" calcext:value-type="float">
            <text:p>2.58709E-07</text:p>
          </table:table-cell>
          <table:table-cell office:value-type="float" office:value="0.000000333504" calcext:value-type="float">
            <text:p>3.33504E-07</text:p>
          </table:table-cell>
          <table:table-cell office:value-type="float" office:value="0.000000425756" calcext:value-type="float">
            <text:p>4.25756E-07</text:p>
          </table:table-cell>
          <table:table-cell office:value-type="float" office:value="0.000000538548" calcext:value-type="float">
            <text:p>5.38548E-07</text:p>
          </table:table-cell>
          <table:table-cell office:value-type="float" office:value="0.000000675323" calcext:value-type="float">
            <text:p>6.75323E-07</text:p>
          </table:table-cell>
          <table:table-cell office:value-type="float" office:value="0.000000839898" calcext:value-type="float">
            <text:p>8.39898E-07</text:p>
          </table:table-cell>
          <table:table-cell office:value-type="float" office:value="0.00000103647" calcext:value-type="float">
            <text:p>1.03647E-06</text:p>
          </table:table-cell>
          <table:table-cell office:value-type="float" office:value="0.00000126964" calcext:value-type="float">
            <text:p>1.26964E-06</text:p>
          </table:table-cell>
          <table:table-cell office:value-type="float" office:value="0.0000015444" calcext:value-type="float">
            <text:p>1.5444E-06</text:p>
          </table:table-cell>
          <table:table-cell office:value-type="float" office:value="0.00000186615" calcext:value-type="float">
            <text:p>1.86615E-06</text:p>
          </table:table-cell>
          <table:table-cell office:value-type="float" office:value="0.00000224071" calcext:value-type="float">
            <text:p>2.24071E-06</text:p>
          </table:table-cell>
          <table:table-cell office:value-type="float" office:value="0.0000026743" calcext:value-type="float">
            <text:p>2.6743E-06</text:p>
          </table:table-cell>
          <table:table-cell office:value-type="float" office:value="0.00000317355" calcext:value-type="float">
            <text:p>3.17355E-06</text:p>
          </table:table-cell>
          <table:table-cell office:value-type="float" office:value="0.00000374548" calcext:value-type="float">
            <text:p>3.74548E-06</text:p>
          </table:table-cell>
          <table:table-cell office:value-type="float" office:value="0.00000431828" calcext:value-type="float">
            <text:p>4.31828E-06</text:p>
          </table:table-cell>
          <table:table-cell office:value-type="float" office:value="0.0000049638" calcext:value-type="float">
            <text:p>4.9638E-06</text:p>
          </table:table-cell>
          <table:table-cell office:value-type="float" office:value="0.0000058081" calcext:value-type="float">
            <text:p>5.8081E-06</text:p>
          </table:table-cell>
          <table:table-cell office:value-type="float" office:value="0.0000068768" calcext:value-type="float">
            <text:p>6.8768E-06</text:p>
          </table:table-cell>
          <table:table-cell office:value-type="float" office:value="0.00000772847" calcext:value-type="float">
            <text:p>7.72847E-06</text:p>
          </table:table-cell>
          <table:table-cell office:value-type="float" office:value="0.00000881998" calcext:value-type="float">
            <text:p>8.81998E-06</text:p>
          </table:table-cell>
          <table:table-cell office:value-type="float" office:value="0.0000102925" calcext:value-type="float">
            <text:p>1.02925E-05</text:p>
          </table:table-cell>
          <table:table-cell office:value-type="float" office:value="0.0000116533" calcext:value-type="float">
            <text:p>1.16533E-05</text:p>
          </table:table-cell>
          <table:table-cell office:value-type="float" office:value="0.0000132546" calcext:value-type="float">
            <text:p>1.32546E-05</text:p>
          </table:table-cell>
          <table:table-cell office:value-type="float" office:value="0.0000151036" calcext:value-type="float">
            <text:p>1.51036E-05</text:p>
          </table:table-cell>
          <table:table-cell office:value-type="float" office:value="0.0000171476" calcext:value-type="float">
            <text:p>1.71476E-05</text:p>
          </table:table-cell>
          <table:table-cell office:value-type="float" office:value="0.0000189033" calcext:value-type="float">
            <text:p>1.89033E-05</text:p>
          </table:table-cell>
          <table:table-cell office:value-type="float" office:value="0.0000209829" calcext:value-type="float">
            <text:p>2.09829E-05</text:p>
          </table:table-cell>
          <table:table-cell office:value-type="float" office:value="0.0000236856" calcext:value-type="float">
            <text:p>2.36856E-05</text:p>
          </table:table-cell>
          <table:table-cell office:value-type="float" office:value="0.0000264204" calcext:value-type="float">
            <text:p>2.64204E-05</text:p>
          </table:table-cell>
          <table:table-cell office:value-type="float" office:value="0.0000293653" calcext:value-type="float">
            <text:p>2.93653E-05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84933E-057" calcext:value-type="float">
            <text:p>-8.84933E-57</text:p>
          </table:table-cell>
          <table:table-cell office:value-type="float" office:value="3.57021E-055" calcext:value-type="float">
            <text:p>3.57021E-55</text:p>
          </table:table-cell>
          <table:table-cell office:value-type="float" office:value="-3.87608E-052" calcext:value-type="float">
            <text:p>-3.87608E-52</text:p>
          </table:table-cell>
          <table:table-cell office:value-type="float" office:value="-7.10453E-051" calcext:value-type="float">
            <text:p>-7.10453E-51</text:p>
          </table:table-cell>
          <table:table-cell office:value-type="float" office:value="6.35337E-049" calcext:value-type="float">
            <text:p>6.35337E-49</text:p>
          </table:table-cell>
          <table:table-cell office:value-type="float" office:value="1.83408E-047" calcext:value-type="float">
            <text:p>1.83408E-47</text:p>
          </table:table-cell>
          <table:table-cell office:value-type="float" office:value="-6.00493E-048" calcext:value-type="float">
            <text:p>-6.00493E-48</text:p>
          </table:table-cell>
          <table:table-cell office:value-type="float" office:value="-5.76662E-045" calcext:value-type="float">
            <text:p>-5.76662E-45</text:p>
          </table:table-cell>
          <table:table-cell office:value-type="float" office:value="-7.1219E-044" calcext:value-type="float">
            <text:p>-7.1219E-44</text:p>
          </table:table-cell>
          <table:table-cell office:value-type="float" office:value="1.78974E-043" calcext:value-type="float">
            <text:p>1.78974E-43</text:p>
          </table:table-cell>
          <table:table-cell office:value-type="float" office:value="1.15792E-041" calcext:value-type="float">
            <text:p>1.15792E-41</text:p>
          </table:table-cell>
          <table:table-cell office:value-type="float" office:value="8.20688E-041" calcext:value-type="float">
            <text:p>8.20688E-41</text:p>
          </table:table-cell>
          <table:table-cell office:value-type="float" office:value="-4.78415E-040" calcext:value-type="float">
            <text:p>-4.78415E-40</text:p>
          </table:table-cell>
          <table:table-cell office:value-type="float" office:value="-1.0716E-038" calcext:value-type="float">
            <text:p>-1.0716E-38</text:p>
          </table:table-cell>
          <table:table-cell office:value-type="float" office:value="-3.0189E-038" calcext:value-type="float">
            <text:p>-3.0189E-38</text:p>
          </table:table-cell>
          <table:table-cell office:value-type="float" office:value="6.79793E-037" calcext:value-type="float">
            <text:p>6.79793E-37</text:p>
          </table:table-cell>
          <table:table-cell office:value-type="float" office:value="5.69302E-036" calcext:value-type="float">
            <text:p>5.69302E-36</text:p>
          </table:table-cell>
          <table:table-cell office:value-type="float" office:value="-3.24344E-035" calcext:value-type="float">
            <text:p>-3.24344E-35</text:p>
          </table:table-cell>
          <table:table-cell office:value-type="float" office:value="-5.63803E-034" calcext:value-type="float">
            <text:p>-5.63803E-34</text:p>
          </table:table-cell>
          <table:table-cell office:value-type="float" office:value="2.0709E-033" calcext:value-type="float">
            <text:p>2.0709E-33</text:p>
          </table:table-cell>
          <table:table-cell office:value-type="float" office:value="5.27174E-032" calcext:value-type="float">
            <text:p>5.27174E-32</text:p>
          </table:table-cell>
          <table:table-cell office:value-type="float" office:value="-3.12746E-031" calcext:value-type="float">
            <text:p>-3.12746E-31</text:p>
          </table:table-cell>
          <table:table-cell office:value-type="float" office:value="-4.56903E-030" calcext:value-type="float">
            <text:p>-4.56903E-30</text:p>
          </table:table-cell>
          <table:table-cell office:value-type="float" office:value="6.44859E-029" calcext:value-type="float">
            <text:p>6.44859E-29</text:p>
          </table:table-cell>
          <table:table-cell office:value-type="float" office:value="6.99724E-029" calcext:value-type="float">
            <text:p>6.99724E-29</text:p>
          </table:table-cell>
          <table:table-cell office:value-type="float" office:value="-9.93037E-027" calcext:value-type="float">
            <text:p>-9.93037E-27</text:p>
          </table:table-cell>
          <table:table-cell office:value-type="float" office:value="1.15175E-025" calcext:value-type="float">
            <text:p>1.15175E-25</text:p>
          </table:table-cell>
          <table:table-cell office:value-type="float" office:value="3.30091E-026" calcext:value-type="float">
            <text:p>3.30091E-26</text:p>
          </table:table-cell>
          <table:table-cell office:value-type="float" office:value="-2.45014E-023" calcext:value-type="float">
            <text:p>-2.45014E-23</text:p>
          </table:table-cell>
          <table:table-cell office:value-type="float" office:value="4.97964E-022" calcext:value-type="float">
            <text:p>4.97964E-22</text:p>
          </table:table-cell>
          <table:table-cell office:value-type="float" office:value="-4.34885E-021" calcext:value-type="float">
            <text:p>-4.34885E-21</text:p>
          </table:table-cell>
          <table:table-cell office:value-type="float" office:value="-8.42218E-020" calcext:value-type="float">
            <text:p>-8.42218E-20</text:p>
          </table:table-cell>
          <table:table-cell office:value-type="float" office:value="2.46482E-019" calcext:value-type="float">
            <text:p>2.46482E-19</text:p>
          </table:table-cell>
          <table:table-cell office:value-type="float" office:value="3.1147E-018" calcext:value-type="float">
            <text:p>3.1147E-18</text:p>
          </table:table-cell>
          <table:table-cell office:value-type="float" office:value="-5.88408E-018" calcext:value-type="float">
            <text:p>-5.88408E-18</text:p>
          </table:table-cell>
          <table:table-cell office:value-type="float" office:value="-1.43781E-016" calcext:value-type="float">
            <text:p>-1.43781E-16</text:p>
          </table:table-cell>
          <table:table-cell office:value-type="float" office:value="-1.3286E-015" calcext:value-type="float">
            <text:p>-1.3286E-15</text:p>
          </table:table-cell>
          <table:table-cell office:value-type="float" office:value="-4.48304E-015" calcext:value-type="float">
            <text:p>-4.48304E-15</text:p>
          </table:table-cell>
          <table:table-cell office:value-type="float" office:value="-0.0000000000000106708" calcext:value-type="float">
            <text:p>-1.06708E-14</text:p>
          </table:table-cell>
          <table:table-cell office:value-type="float" office:value="-0.0000000000000282255" calcext:value-type="float">
            <text:p>-2.82255E-14</text:p>
          </table:table-cell>
          <table:table-cell office:value-type="float" office:value="-0.0000000000000909129" calcext:value-type="float">
            <text:p>-9.09129E-14</text:p>
          </table:table-cell>
          <table:table-cell office:value-type="float" office:value="0.000000000000107466" calcext:value-type="float">
            <text:p>1.07466E-13</text:p>
          </table:table-cell>
          <table:table-cell office:value-type="float" office:value="0.000000000000750861" calcext:value-type="float">
            <text:p>7.50861E-13</text:p>
          </table:table-cell>
          <table:table-cell office:value-type="float" office:value="0.00000000000234943" calcext:value-type="float">
            <text:p>2.34943E-12</text:p>
          </table:table-cell>
          <table:table-cell office:value-type="float" office:value="0.00000000000626897" calcext:value-type="float">
            <text:p>6.26897E-12</text:p>
          </table:table-cell>
          <table:table-cell office:value-type="float" office:value="0.0000000000190775" calcext:value-type="float">
            <text:p>1.90775E-11</text:p>
          </table:table-cell>
          <table:table-cell office:value-type="float" office:value="0.0000000000460115" calcext:value-type="float">
            <text:p>4.60115E-11</text:p>
          </table:table-cell>
          <table:table-cell office:value-type="float" office:value="0.0000000000998348" calcext:value-type="float">
            <text:p>9.98348E-11</text:p>
          </table:table-cell>
          <table:table-cell office:value-type="float" office:value="0.000000000199373" calcext:value-type="float">
            <text:p>1.99373E-10</text:p>
          </table:table-cell>
          <table:table-cell office:value-type="float" office:value="0.000000000396295" calcext:value-type="float">
            <text:p>3.96295E-10</text:p>
          </table:table-cell>
          <table:table-cell office:value-type="float" office:value="0.00000000072108" calcext:value-type="float">
            <text:p>7.2108E-10</text:p>
          </table:table-cell>
          <table:table-cell office:value-type="float" office:value="0.00000000131852" calcext:value-type="float">
            <text:p>1.31852E-09</text:p>
          </table:table-cell>
          <table:table-cell office:value-type="float" office:value="0.00000000225771" calcext:value-type="float">
            <text:p>2.25771E-09</text:p>
          </table:table-cell>
          <table:table-cell office:value-type="float" office:value="0.00000000374162" calcext:value-type="float">
            <text:p>3.74162E-09</text:p>
          </table:table-cell>
          <table:table-cell office:value-type="float" office:value="0.00000000602088" calcext:value-type="float">
            <text:p>6.02088E-09</text:p>
          </table:table-cell>
          <table:table-cell office:value-type="float" office:value="0.00000000943324" calcext:value-type="float">
            <text:p>9.43324E-09</text:p>
          </table:table-cell>
          <table:table-cell office:value-type="float" office:value="0.0000000144242" calcext:value-type="float">
            <text:p>1.44242E-08</text:p>
          </table:table-cell>
          <table:table-cell office:value-type="float" office:value="0.0000000215701" calcext:value-type="float">
            <text:p>2.15701E-08</text:p>
          </table:table-cell>
          <table:table-cell office:value-type="float" office:value="0.000000031603" calcext:value-type="float">
            <text:p>3.1603E-08</text:p>
          </table:table-cell>
          <table:table-cell office:value-type="float" office:value="0.0000000454378" calcext:value-type="float">
            <text:p>4.54378E-08</text:p>
          </table:table-cell>
          <table:table-cell office:value-type="float" office:value="0.0000000642007" calcext:value-type="float">
            <text:p>6.42007E-08</text:p>
          </table:table-cell>
          <table:table-cell office:value-type="float" office:value="0.0000000892584" calcext:value-type="float">
            <text:p>8.92584E-08</text:p>
          </table:table-cell>
          <table:table-cell office:value-type="float" office:value="0.000000122248" calcext:value-type="float">
            <text:p>1.22248E-07</text:p>
          </table:table-cell>
          <table:table-cell office:value-type="float" office:value="0.000000165108" calcext:value-type="float">
            <text:p>1.65108E-07</text:p>
          </table:table-cell>
          <table:table-cell office:value-type="float" office:value="0.000000220107" calcext:value-type="float">
            <text:p>2.20107E-07</text:p>
          </table:table-cell>
          <table:table-cell office:value-type="float" office:value="0.000000289871" calcext:value-type="float">
            <text:p>2.89871E-07</text:p>
          </table:table-cell>
          <table:table-cell office:value-type="float" office:value="0.000000377414" calcext:value-type="float">
            <text:p>3.77414E-07</text:p>
          </table:table-cell>
          <table:table-cell office:value-type="float" office:value="0.000000486162" calcext:value-type="float">
            <text:p>4.86162E-07</text:p>
          </table:table-cell>
          <table:table-cell office:value-type="float" office:value="0.000000619975" calcext:value-type="float">
            <text:p>6.19975E-07</text:p>
          </table:table-cell>
          <table:table-cell office:value-type="float" office:value="0.00000078317" calcext:value-type="float">
            <text:p>7.8317E-07</text:p>
          </table:table-cell>
          <table:table-cell office:value-type="float" office:value="0.000000980534" calcext:value-type="float">
            <text:p>9.80534E-07</text:p>
          </table:table-cell>
          <table:table-cell office:value-type="float" office:value="0.00000121735" calcext:value-type="float">
            <text:p>1.21735E-06</text:p>
          </table:table-cell>
          <table:table-cell office:value-type="float" office:value="0.00000149938" calcext:value-type="float">
            <text:p>1.49938E-06</text:p>
          </table:table-cell>
          <table:table-cell office:value-type="float" office:value="0.00000183292" calcext:value-type="float">
            <text:p>1.83292E-06</text:p>
          </table:table-cell>
          <table:table-cell office:value-type="float" office:value="0.00000222477" calcext:value-type="float">
            <text:p>2.22477E-06</text:p>
          </table:table-cell>
          <table:table-cell office:value-type="float" office:value="0.00000268221" calcext:value-type="float">
            <text:p>2.68221E-06</text:p>
          </table:table-cell>
          <table:table-cell office:value-type="float" office:value="0.00000321308" calcext:value-type="float">
            <text:p>3.21308E-06</text:p>
          </table:table-cell>
          <table:table-cell office:value-type="float" office:value="0.00000382567" calcext:value-type="float">
            <text:p>3.82567E-06</text:p>
          </table:table-cell>
          <table:table-cell office:value-type="float" office:value="0.00000452881" calcext:value-type="float">
            <text:p>4.52881E-06</text:p>
          </table:table-cell>
          <table:table-cell office:value-type="float" office:value="0.00000533176" calcext:value-type="float">
            <text:p>5.33176E-06</text:p>
          </table:table-cell>
          <table:table-cell office:value-type="float" office:value="0.00000624429" calcext:value-type="float">
            <text:p>6.24429E-06</text:p>
          </table:table-cell>
          <table:table-cell office:value-type="float" office:value="0.00000717453" calcext:value-type="float">
            <text:p>7.17453E-06</text:p>
          </table:table-cell>
          <table:table-cell office:value-type="float" office:value="0.0000082054" calcext:value-type="float">
            <text:p>8.2054E-06</text:p>
          </table:table-cell>
          <table:table-cell office:value-type="float" office:value="0.00000952448" calcext:value-type="float">
            <text:p>9.52448E-06</text:p>
          </table:table-cell>
          <table:table-cell office:value-type="float" office:value="0.0000111574" calcext:value-type="float">
            <text:p>1.11574E-05</text:p>
          </table:table-cell>
          <table:table-cell office:value-type="float" office:value="0.0000125042" calcext:value-type="float">
            <text:p>1.25042E-05</text:p>
          </table:table-cell>
          <table:table-cell office:value-type="float" office:value="0.000014184" calcext:value-type="float">
            <text:p>1.4184E-05</text:p>
          </table:table-cell>
          <table:table-cell office:value-type="float" office:value="0.0000164063" calcext:value-type="float">
            <text:p>1.64063E-05</text:p>
          </table:table-cell>
          <table:table-cell office:value-type="float" office:value="0.0000184746" calcext:value-type="float">
            <text:p>1.84746E-05</text:p>
          </table:table-cell>
          <table:table-cell office:value-type="float" office:value="0.0000208794" calcext:value-type="float">
            <text:p>2.08794E-05</text:p>
          </table:table-cell>
          <table:table-cell office:value-type="float" office:value="0.0000236258" calcext:value-type="float">
            <text:p>2.36258E-05</text:p>
          </table:table-cell>
          <table:table-cell office:value-type="float" office:value="0.0000266351" calcext:value-type="float">
            <text:p>2.66351E-05</text:p>
          </table:table-cell>
          <table:table-cell office:value-type="float" office:value="0.0000292809" calcext:value-type="float">
            <text:p>2.92809E-05</text:p>
          </table:table-cell>
          <table:table-cell office:value-type="float" office:value="0.0000323527" calcext:value-type="float">
            <text:p>3.23527E-05</text:p>
          </table:table-cell>
          <table:table-cell office:value-type="float" office:value="0.0000362873" calcext:value-type="float">
            <text:p>3.62873E-05</text:p>
          </table:table-cell>
          <table:table-cell office:value-type="float" office:value="0.0000402593" calcext:value-type="float">
            <text:p>4.02593E-05</text:p>
          </table:table-cell>
          <table:table-cell office:value-type="float" office:value="0.0000445159" calcext:value-type="float">
            <text:p>4.45159E-0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7648E-055" calcext:value-type="float">
            <text:p>4.97648E-55</text:p>
          </table:table-cell>
          <table:table-cell office:value-type="float" office:value="-1.07277E-052" calcext:value-type="float">
            <text:p>-1.07277E-52</text:p>
          </table:table-cell>
          <table:table-cell office:value-type="float" office:value="-1.96659E-051" calcext:value-type="float">
            <text:p>-1.96659E-51</text:p>
          </table:table-cell>
          <table:table-cell office:value-type="float" office:value="5.43455E-049" calcext:value-type="float">
            <text:p>5.43455E-49</text:p>
          </table:table-cell>
          <table:table-cell office:value-type="float" office:value="1.44768E-047" calcext:value-type="float">
            <text:p>1.44768E-47</text:p>
          </table:table-cell>
          <table:table-cell office:value-type="float" office:value="-1.38039E-046" calcext:value-type="float">
            <text:p>-1.38039E-46</text:p>
          </table:table-cell>
          <table:table-cell office:value-type="float" office:value="-8.23861E-045" calcext:value-type="float">
            <text:p>-8.23861E-45</text:p>
          </table:table-cell>
          <table:table-cell office:value-type="float" office:value="-7.69228E-044" calcext:value-type="float">
            <text:p>-7.69228E-44</text:p>
          </table:table-cell>
          <table:table-cell office:value-type="float" office:value="6.52505E-043" calcext:value-type="float">
            <text:p>6.52505E-43</text:p>
          </table:table-cell>
          <table:table-cell office:value-type="float" office:value="1.85866E-041" calcext:value-type="float">
            <text:p>1.85866E-41</text:p>
          </table:table-cell>
          <table:table-cell office:value-type="float" office:value="1.0043E-040" calcext:value-type="float">
            <text:p>1.0043E-40</text:p>
          </table:table-cell>
          <table:table-cell office:value-type="float" office:value="-1.02635E-039" calcext:value-type="float">
            <text:p>-1.02635E-39</text:p>
          </table:table-cell>
          <table:table-cell office:value-type="float" office:value="-1.68994E-038" calcext:value-type="float">
            <text:p>-1.68994E-38</text:p>
          </table:table-cell>
          <table:table-cell office:value-type="float" office:value="-3.90531E-038" calcext:value-type="float">
            <text:p>-3.90531E-38</text:p>
          </table:table-cell>
          <table:table-cell office:value-type="float" office:value="1.00423E-036" calcext:value-type="float">
            <text:p>1.00423E-36</text:p>
          </table:table-cell>
          <table:table-cell office:value-type="float" office:value="8.53706E-036" calcext:value-type="float">
            <text:p>8.53706E-36</text:p>
          </table:table-cell>
          <table:table-cell office:value-type="float" office:value="-2.95216E-035" calcext:value-type="float">
            <text:p>-2.95216E-35</text:p>
          </table:table-cell>
          <table:table-cell office:value-type="float" office:value="-7.37277E-034" calcext:value-type="float">
            <text:p>-7.37277E-34</text:p>
          </table:table-cell>
          <table:table-cell office:value-type="float" office:value="3.42521E-035" calcext:value-type="float">
            <text:p>3.42521E-35</text:p>
          </table:table-cell>
          <table:table-cell office:value-type="float" office:value="5.85913E-032" calcext:value-type="float">
            <text:p>5.85913E-32</text:p>
          </table:table-cell>
          <table:table-cell office:value-type="float" office:value="1.38231E-032" calcext:value-type="float">
            <text:p>1.38231E-32</text:p>
          </table:table-cell>
          <table:table-cell office:value-type="float" office:value="-5.36596E-030" calcext:value-type="float">
            <text:p>-5.36596E-30</text:p>
          </table:table-cell>
          <table:table-cell office:value-type="float" office:value="1.5399E-029" calcext:value-type="float">
            <text:p>1.5399E-29</text:p>
          </table:table-cell>
          <table:table-cell office:value-type="float" office:value="4.97426E-028" calcext:value-type="float">
            <text:p>4.97426E-28</text:p>
          </table:table-cell>
          <table:table-cell office:value-type="float" office:value="-5.28398E-027" calcext:value-type="float">
            <text:p>-5.28398E-27</text:p>
          </table:table-cell>
          <table:table-cell office:value-type="float" office:value="-1.59181E-026" calcext:value-type="float">
            <text:p>-1.59181E-26</text:p>
          </table:table-cell>
          <table:table-cell office:value-type="float" office:value="9.33069E-025" calcext:value-type="float">
            <text:p>9.33069E-25</text:p>
          </table:table-cell>
          <table:table-cell office:value-type="float" office:value="-9.99925E-024" calcext:value-type="float">
            <text:p>-9.99925E-24</text:p>
          </table:table-cell>
          <table:table-cell office:value-type="float" office:value="-1.60484E-023" calcext:value-type="float">
            <text:p>-1.60484E-23</text:p>
          </table:table-cell>
          <table:table-cell office:value-type="float" office:value="2.52511E-021" calcext:value-type="float">
            <text:p>2.52511E-21</text:p>
          </table:table-cell>
          <table:table-cell office:value-type="float" office:value="-4.8675E-020" calcext:value-type="float">
            <text:p>-4.8675E-20</text:p>
          </table:table-cell>
          <table:table-cell office:value-type="float" office:value="2.73224E-019" calcext:value-type="float">
            <text:p>2.73224E-19</text:p>
          </table:table-cell>
          <table:table-cell office:value-type="float" office:value="2.86215E-018" calcext:value-type="float">
            <text:p>2.86215E-18</text:p>
          </table:table-cell>
          <table:table-cell office:value-type="float" office:value="1.51554E-017" calcext:value-type="float">
            <text:p>1.51554E-17</text:p>
          </table:table-cell>
          <table:table-cell office:value-type="float" office:value="2.97933E-018" calcext:value-type="float">
            <text:p>2.97933E-18</text:p>
          </table:table-cell>
          <table:table-cell office:value-type="float" office:value="-1.86381E-016" calcext:value-type="float">
            <text:p>-1.86381E-16</text:p>
          </table:table-cell>
          <table:table-cell office:value-type="float" office:value="3.35394E-016" calcext:value-type="float">
            <text:p>3.35394E-16</text:p>
          </table:table-cell>
          <table:table-cell office:value-type="float" office:value="4.81311E-015" calcext:value-type="float">
            <text:p>4.81311E-15</text:p>
          </table:table-cell>
          <table:table-cell office:value-type="float" office:value="0.0000000000000309948" calcext:value-type="float">
            <text:p>3.09948E-14</text:p>
          </table:table-cell>
          <table:table-cell office:value-type="float" office:value="0.000000000000189235" calcext:value-type="float">
            <text:p>1.89235E-13</text:p>
          </table:table-cell>
          <table:table-cell office:value-type="float" office:value="0.000000000000924823" calcext:value-type="float">
            <text:p>9.24823E-13</text:p>
          </table:table-cell>
          <table:table-cell office:value-type="float" office:value="0.00000000000222884" calcext:value-type="float">
            <text:p>2.22884E-12</text:p>
          </table:table-cell>
          <table:table-cell office:value-type="float" office:value="0.00000000000589062" calcext:value-type="float">
            <text:p>5.89062E-12</text:p>
          </table:table-cell>
          <table:table-cell office:value-type="float" office:value="0.0000000000172003" calcext:value-type="float">
            <text:p>1.72003E-11</text:p>
          </table:table-cell>
          <table:table-cell office:value-type="float" office:value="0.0000000000453995" calcext:value-type="float">
            <text:p>4.53995E-11</text:p>
          </table:table-cell>
          <table:table-cell office:value-type="float" office:value="0.0000000000894682" calcext:value-type="float">
            <text:p>8.94682E-11</text:p>
          </table:table-cell>
          <table:table-cell office:value-type="float" office:value="0.000000000172506" calcext:value-type="float">
            <text:p>1.72506E-10</text:p>
          </table:table-cell>
          <table:table-cell office:value-type="float" office:value="0.000000000359881" calcext:value-type="float">
            <text:p>3.59881E-10</text:p>
          </table:table-cell>
          <table:table-cell office:value-type="float" office:value="0.000000000763872" calcext:value-type="float">
            <text:p>7.63872E-10</text:p>
          </table:table-cell>
          <table:table-cell office:value-type="float" office:value="0.0000000012006" calcext:value-type="float">
            <text:p>1.2006E-09</text:p>
          </table:table-cell>
          <table:table-cell office:value-type="float" office:value="0.0000000020347" calcext:value-type="float">
            <text:p>2.0347E-09</text:p>
          </table:table-cell>
          <table:table-cell office:value-type="float" office:value="0.00000000373426" calcext:value-type="float">
            <text:p>3.73426E-09</text:p>
          </table:table-cell>
          <table:table-cell office:value-type="float" office:value="0.00000000611893" calcext:value-type="float">
            <text:p>6.11893E-09</text:p>
          </table:table-cell>
          <table:table-cell office:value-type="float" office:value="0.00000000975091" calcext:value-type="float">
            <text:p>9.75091E-09</text:p>
          </table:table-cell>
          <table:table-cell office:value-type="float" office:value="0.0000000151477" calcext:value-type="float">
            <text:p>1.51477E-08</text:p>
          </table:table-cell>
          <table:table-cell office:value-type="float" office:value="0.0000000229874" calcext:value-type="float">
            <text:p>2.29874E-08</text:p>
          </table:table-cell>
          <table:table-cell office:value-type="float" office:value="0.0000000341415" calcext:value-type="float">
            <text:p>3.41415E-08</text:p>
          </table:table-cell>
          <table:table-cell office:value-type="float" office:value="0.0000000497099" calcext:value-type="float">
            <text:p>4.97099E-08</text:p>
          </table:table-cell>
          <table:table-cell office:value-type="float" office:value="0.0000000710585" calcext:value-type="float">
            <text:p>7.10585E-08</text:p>
          </table:table-cell>
          <table:table-cell office:value-type="float" office:value="0.0000000998576" calcext:value-type="float">
            <text:p>9.98576E-08</text:p>
          </table:table-cell>
          <table:table-cell office:value-type="float" office:value="0.000000138121" calcext:value-type="float">
            <text:p>1.38121E-07</text:p>
          </table:table-cell>
          <table:table-cell office:value-type="float" office:value="0.000000188247" calcext:value-type="float">
            <text:p>1.88247E-07</text:p>
          </table:table-cell>
          <table:table-cell office:value-type="float" office:value="0.000000253053" calcext:value-type="float">
            <text:p>2.53053E-07</text:p>
          </table:table-cell>
          <table:table-cell office:value-type="float" office:value="0.000000335819" calcext:value-type="float">
            <text:p>3.35819E-07</text:p>
          </table:table-cell>
          <table:table-cell office:value-type="float" office:value="0.000000440317" calcext:value-type="float">
            <text:p>4.40317E-07</text:p>
          </table:table-cell>
          <table:table-cell office:value-type="float" office:value="0.000000570845" calcext:value-type="float">
            <text:p>5.70845E-07</text:p>
          </table:table-cell>
          <table:table-cell office:value-type="float" office:value="0.00000073226" calcext:value-type="float">
            <text:p>7.3226E-07</text:p>
          </table:table-cell>
          <table:table-cell office:value-type="float" office:value="0.000000929996" calcext:value-type="float">
            <text:p>9.29996E-07</text:p>
          </table:table-cell>
          <table:table-cell office:value-type="float" office:value="0.00000117009" calcext:value-type="float">
            <text:p>1.17009E-06</text:p>
          </table:table-cell>
          <table:table-cell office:value-type="float" office:value="0.00000145921" calcext:value-type="float">
            <text:p>1.45921E-06</text:p>
          </table:table-cell>
          <table:table-cell office:value-type="float" office:value="0.00000180462" calcext:value-type="float">
            <text:p>1.80462E-06</text:p>
          </table:table-cell>
          <table:table-cell office:value-type="float" office:value="0.00000221427" calcext:value-type="float">
            <text:p>2.21427E-06</text:p>
          </table:table-cell>
          <table:table-cell office:value-type="float" office:value="0.00000269672" calcext:value-type="float">
            <text:p>2.69672E-06</text:p>
          </table:table-cell>
          <table:table-cell office:value-type="float" office:value="0.00000326117" calcext:value-type="float">
            <text:p>3.26117E-06</text:p>
          </table:table-cell>
          <table:table-cell office:value-type="float" office:value="0.00000391745" calcext:value-type="float">
            <text:p>3.91745E-06</text:p>
          </table:table-cell>
          <table:table-cell office:value-type="float" office:value="0.00000467602" calcext:value-type="float">
            <text:p>4.67602E-06</text:p>
          </table:table-cell>
          <table:table-cell office:value-type="float" office:value="0.00000554793" calcext:value-type="float">
            <text:p>5.54793E-06</text:p>
          </table:table-cell>
          <table:table-cell office:value-type="float" office:value="0.00000654481" calcext:value-type="float">
            <text:p>6.54481E-06</text:p>
          </table:table-cell>
          <table:table-cell office:value-type="float" office:value="0.00000767885" calcext:value-type="float">
            <text:p>7.67885E-06</text:p>
          </table:table-cell>
          <table:table-cell office:value-type="float" office:value="0.00000896278" calcext:value-type="float">
            <text:p>8.96278E-06</text:p>
          </table:table-cell>
          <table:table-cell office:value-type="float" office:value="0.0000104098" calcext:value-type="float">
            <text:p>1.04098E-05</text:p>
          </table:table-cell>
          <table:table-cell office:value-type="float" office:value="0.0000118452" calcext:value-type="float">
            <text:p>1.18452E-05</text:p>
          </table:table-cell>
          <table:table-cell office:value-type="float" office:value="0.0000134371" calcext:value-type="float">
            <text:p>1.34371E-05</text:p>
          </table:table-cell>
          <table:table-cell office:value-type="float" office:value="0.0000154831" calcext:value-type="float">
            <text:p>1.54831E-05</text:p>
          </table:table-cell>
          <table:table-cell office:value-type="float" office:value="0.000018025" calcext:value-type="float">
            <text:p>1.8025E-05</text:p>
          </table:table-cell>
          <table:table-cell office:value-type="float" office:value="0.0000200394" calcext:value-type="float">
            <text:p>2.00394E-05</text:p>
          </table:table-cell>
          <table:table-cell office:value-type="float" office:value="0.0000225792" calcext:value-type="float">
            <text:p>2.25792E-05</text:p>
          </table:table-cell>
          <table:table-cell office:value-type="float" office:value="0.00002595" calcext:value-type="float">
            <text:p>2.595E-05</text:p>
          </table:table-cell>
          <table:table-cell office:value-type="float" office:value="0.0000290313" calcext:value-type="float">
            <text:p>2.90313E-05</text:p>
          </table:table-cell>
          <table:table-cell office:value-type="float" office:value="0.0000326091" calcext:value-type="float">
            <text:p>3.26091E-05</text:p>
          </table:table-cell>
          <table:table-cell office:value-type="float" office:value="0.0000366852" calcext:value-type="float">
            <text:p>3.66852E-05</text:p>
          </table:table-cell>
          <table:table-cell office:value-type="float" office:value="0.0000411337" calcext:value-type="float">
            <text:p>4.11337E-05</text:p>
          </table:table-cell>
          <table:table-cell office:value-type="float" office:value="0.0000449323" calcext:value-type="float">
            <text:p>4.49323E-05</text:p>
          </table:table-cell>
          <table:table-cell office:value-type="float" office:value="0.000049376" calcext:value-type="float">
            <text:p>4.9376E-05</text:p>
          </table:table-cell>
          <table:table-cell office:value-type="float" office:value="0.0000550794" calcext:value-type="float">
            <text:p>5.50794E-05</text:p>
          </table:table-cell>
          <table:table-cell office:value-type="float" office:value="0.00006079" calcext:value-type="float">
            <text:p>6.079E-05</text:p>
          </table:table-cell>
          <table:table-cell office:value-type="float" office:value="0.0000668762" calcext:value-type="float">
            <text:p>6.68762E-05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6262E-053" calcext:value-type="float">
            <text:p>-1.56262E-53</text:p>
          </table:table-cell>
          <table:table-cell office:value-type="float" office:value="-6.69394E-052" calcext:value-type="float">
            <text:p>-6.69394E-52</text:p>
          </table:table-cell>
          <table:table-cell office:value-type="float" office:value="3.23934E-049" calcext:value-type="float">
            <text:p>3.23934E-49</text:p>
          </table:table-cell>
          <table:table-cell office:value-type="float" office:value="8.49133E-048" calcext:value-type="float">
            <text:p>8.49133E-48</text:p>
          </table:table-cell>
          <table:table-cell office:value-type="float" office:value="-2.64787E-046" calcext:value-type="float">
            <text:p>-2.64787E-46</text:p>
          </table:table-cell>
          <table:table-cell office:value-type="float" office:value="-1.00946E-044" calcext:value-type="float">
            <text:p>-1.00946E-44</text:p>
          </table:table-cell>
          <table:table-cell office:value-type="float" office:value="-6.07532E-044" calcext:value-type="float">
            <text:p>-6.07532E-44</text:p>
          </table:table-cell>
          <table:table-cell office:value-type="float" office:value="1.55392E-042" calcext:value-type="float">
            <text:p>1.55392E-42</text:p>
          </table:table-cell>
          <table:table-cell office:value-type="float" office:value="2.85892E-041" calcext:value-type="float">
            <text:p>2.85892E-41</text:p>
          </table:table-cell>
          <table:table-cell office:value-type="float" office:value="9.51979E-041" calcext:value-type="float">
            <text:p>9.51979E-41</text:p>
          </table:table-cell>
          <table:table-cell office:value-type="float" office:value="-2.20892E-039" calcext:value-type="float">
            <text:p>-2.20892E-39</text:p>
          </table:table-cell>
          <table:table-cell office:value-type="float" office:value="-2.72789E-038" calcext:value-type="float">
            <text:p>-2.72789E-38</text:p>
          </table:table-cell>
          <table:table-cell office:value-type="float" office:value="-3.55336E-038" calcext:value-type="float">
            <text:p>-3.55336E-38</text:p>
          </table:table-cell>
          <table:table-cell office:value-type="float" office:value="1.69788E-036" calcext:value-type="float">
            <text:p>1.69788E-36</text:p>
          </table:table-cell>
          <table:table-cell office:value-type="float" office:value="1.31736E-035" calcext:value-type="float">
            <text:p>1.31736E-35</text:p>
          </table:table-cell>
          <table:table-cell office:value-type="float" office:value="-3.49257E-035" calcext:value-type="float">
            <text:p>-3.49257E-35</text:p>
          </table:table-cell>
          <table:table-cell office:value-type="float" office:value="-1.02004E-033" calcext:value-type="float">
            <text:p>-1.02004E-33</text:p>
          </table:table-cell>
          <table:table-cell office:value-type="float" office:value="-1.92878E-033" calcext:value-type="float">
            <text:p>-1.92878E-33</text:p>
          </table:table-cell>
          <table:table-cell office:value-type="float" office:value="6.31241E-032" calcext:value-type="float">
            <text:p>6.31241E-32</text:p>
          </table:table-cell>
          <table:table-cell office:value-type="float" office:value="2.65828E-031" calcext:value-type="float">
            <text:p>2.65828E-31</text:p>
          </table:table-cell>
          <table:table-cell office:value-type="float" office:value="-4.63373E-030" calcext:value-type="float">
            <text:p>-4.63373E-30</text:p>
          </table:table-cell>
          <table:table-cell office:value-type="float" office:value="-1.82002E-029" calcext:value-type="float">
            <text:p>-1.82002E-29</text:p>
          </table:table-cell>
          <table:table-cell office:value-type="float" office:value="4.55342E-028" calcext:value-type="float">
            <text:p>4.55342E-28</text:p>
          </table:table-cell>
          <table:table-cell office:value-type="float" office:value="-1.38591E-028" calcext:value-type="float">
            <text:p>-1.38591E-28</text:p>
          </table:table-cell>
          <table:table-cell office:value-type="float" office:value="-4.69883E-026" calcext:value-type="float">
            <text:p>-4.69883E-26</text:p>
          </table:table-cell>
          <table:table-cell office:value-type="float" office:value="3.85122E-025" calcext:value-type="float">
            <text:p>3.85122E-25</text:p>
          </table:table-cell>
          <table:table-cell office:value-type="float" office:value="2.25824E-024" calcext:value-type="float">
            <text:p>2.25824E-24</text:p>
          </table:table-cell>
          <table:table-cell office:value-type="float" office:value="-8.28439E-023" calcext:value-type="float">
            <text:p>-8.28439E-23</text:p>
          </table:table-cell>
          <table:table-cell office:value-type="float" office:value="7.79075E-022" calcext:value-type="float">
            <text:p>7.79075E-22</text:p>
          </table:table-cell>
          <table:table-cell office:value-type="float" office:value="4.01269E-021" calcext:value-type="float">
            <text:p>4.01269E-21</text:p>
          </table:table-cell>
          <table:table-cell office:value-type="float" office:value="-2.67536E-019" calcext:value-type="float">
            <text:p>-2.67536E-19</text:p>
          </table:table-cell>
          <table:table-cell office:value-type="float" office:value="4.01936E-018" calcext:value-type="float">
            <text:p>4.01936E-18</text:p>
          </table:table-cell>
          <table:table-cell office:value-type="float" office:value="1.59564E-017" calcext:value-type="float">
            <text:p>1.59564E-17</text:p>
          </table:table-cell>
          <table:table-cell office:value-type="float" office:value="1.82396E-017" calcext:value-type="float">
            <text:p>1.82396E-17</text:p>
          </table:table-cell>
          <table:table-cell office:value-type="float" office:value="-4.68787E-016" calcext:value-type="float">
            <text:p>-4.68787E-16</text:p>
          </table:table-cell>
          <table:table-cell office:value-type="float" office:value="-2.76202E-015" calcext:value-type="float">
            <text:p>-2.76202E-15</text:p>
          </table:table-cell>
          <table:table-cell office:value-type="float" office:value="-0.0000000000000111112" calcext:value-type="float">
            <text:p>-1.11112E-14</text:p>
          </table:table-cell>
          <table:table-cell office:value-type="float" office:value="-0.0000000000000146612" calcext:value-type="float">
            <text:p>-1.46612E-14</text:p>
          </table:table-cell>
          <table:table-cell office:value-type="float" office:value="0.0000000000000415403" calcext:value-type="float">
            <text:p>4.15403E-14</text:p>
          </table:table-cell>
          <table:table-cell office:value-type="float" office:value="0.000000000000360459" calcext:value-type="float">
            <text:p>3.60459E-13</text:p>
          </table:table-cell>
          <table:table-cell office:value-type="float" office:value="0.00000000000156275" calcext:value-type="float">
            <text:p>1.56275E-12</text:p>
          </table:table-cell>
          <table:table-cell office:value-type="float" office:value="0.00000000000575129" calcext:value-type="float">
            <text:p>5.75129E-12</text:p>
          </table:table-cell>
          <table:table-cell office:value-type="float" office:value="0.0000000000165963" calcext:value-type="float">
            <text:p>1.65963E-11</text:p>
          </table:table-cell>
          <table:table-cell office:value-type="float" office:value="0.000000000044011" calcext:value-type="float">
            <text:p>4.4011E-11</text:p>
          </table:table-cell>
          <table:table-cell office:value-type="float" office:value="0.000000000105568" calcext:value-type="float">
            <text:p>1.05568E-10</text:p>
          </table:table-cell>
          <table:table-cell office:value-type="float" office:value="0.000000000229382" calcext:value-type="float">
            <text:p>2.29382E-10</text:p>
          </table:table-cell>
          <table:table-cell office:value-type="float" office:value="0.000000000460165" calcext:value-type="float">
            <text:p>4.60165E-10</text:p>
          </table:table-cell>
          <table:table-cell office:value-type="float" office:value="0.000000000914785" calcext:value-type="float">
            <text:p>9.14785E-10</text:p>
          </table:table-cell>
          <table:table-cell office:value-type="float" office:value="0.00000000176187" calcext:value-type="float">
            <text:p>1.76187E-09</text:p>
          </table:table-cell>
          <table:table-cell office:value-type="float" office:value="0.00000000299438" calcext:value-type="float">
            <text:p>2.99438E-09</text:p>
          </table:table-cell>
          <table:table-cell office:value-type="float" office:value="0.00000000503435" calcext:value-type="float">
            <text:p>5.03435E-09</text:p>
          </table:table-cell>
          <table:table-cell office:value-type="float" office:value="0.00000000874482" calcext:value-type="float">
            <text:p>8.74482E-09</text:p>
          </table:table-cell>
          <table:table-cell office:value-type="float" office:value="0.0000000140667" calcext:value-type="float">
            <text:p>1.40667E-08</text:p>
          </table:table-cell>
          <table:table-cell office:value-type="float" office:value="0.0000000220124" calcext:value-type="float">
            <text:p>2.20124E-08</text:p>
          </table:table-cell>
          <table:table-cell office:value-type="float" office:value="0.0000000335922" calcext:value-type="float">
            <text:p>3.35922E-08</text:p>
          </table:table-cell>
          <table:table-cell office:value-type="float" office:value="0.0000000501008" calcext:value-type="float">
            <text:p>5.01008E-08</text:p>
          </table:table-cell>
          <table:table-cell office:value-type="float" office:value="0.0000000731655" calcext:value-type="float">
            <text:p>7.31655E-08</text:p>
          </table:table-cell>
          <table:table-cell office:value-type="float" office:value="0.000000104798" calcext:value-type="float">
            <text:p>1.04798E-07</text:p>
          </table:table-cell>
          <table:table-cell office:value-type="float" office:value="0.000000147447" calcext:value-type="float">
            <text:p>1.47447E-07</text:p>
          </table:table-cell>
          <table:table-cell office:value-type="float" office:value="0.000000204049" calcext:value-type="float">
            <text:p>2.04049E-07</text:p>
          </table:table-cell>
          <table:table-cell office:value-type="float" office:value="0.000000278078" calcext:value-type="float">
            <text:p>2.78078E-07</text:p>
          </table:table-cell>
          <table:table-cell office:value-type="float" office:value="0.000000373599" calcext:value-type="float">
            <text:p>3.73599E-07</text:p>
          </table:table-cell>
          <table:table-cell office:value-type="float" office:value="0.000000495309" calcext:value-type="float">
            <text:p>4.95309E-07</text:p>
          </table:table-cell>
          <table:table-cell office:value-type="float" office:value="0.000000648578" calcext:value-type="float">
            <text:p>6.48578E-07</text:p>
          </table:table-cell>
          <table:table-cell office:value-type="float" office:value="0.000000839491" calcext:value-type="float">
            <text:p>8.39491E-07</text:p>
          </table:table-cell>
          <table:table-cell office:value-type="float" office:value="0.00000107487" calcext:value-type="float">
            <text:p>1.07487E-06</text:p>
          </table:table-cell>
          <table:table-cell office:value-type="float" office:value="0.00000136232" calcext:value-type="float">
            <text:p>1.36232E-06</text:p>
          </table:table-cell>
          <table:table-cell office:value-type="float" office:value="0.0000017102" calcext:value-type="float">
            <text:p>1.7102E-06</text:p>
          </table:table-cell>
          <table:table-cell office:value-type="float" office:value="0.00000212771" calcext:value-type="float">
            <text:p>2.12771E-06</text:p>
          </table:table-cell>
          <table:table-cell office:value-type="float" office:value="0.00000262482" calcext:value-type="float">
            <text:p>2.62482E-06</text:p>
          </table:table-cell>
          <table:table-cell office:value-type="float" office:value="0.00000321232" calcext:value-type="float">
            <text:p>3.21232E-06</text:p>
          </table:table-cell>
          <table:table-cell office:value-type="float" office:value="0.00000390179" calcext:value-type="float">
            <text:p>3.90179E-06</text:p>
          </table:table-cell>
          <table:table-cell office:value-type="float" office:value="0.00000470558" calcext:value-type="float">
            <text:p>4.70558E-06</text:p>
          </table:table-cell>
          <table:table-cell office:value-type="float" office:value="0.00000563682" calcext:value-type="float">
            <text:p>5.63682E-06</text:p>
          </table:table-cell>
          <table:table-cell office:value-type="float" office:value="0.00000670935" calcext:value-type="float">
            <text:p>6.70935E-06</text:p>
          </table:table-cell>
          <table:table-cell office:value-type="float" office:value="0.00000793772" calcext:value-type="float">
            <text:p>7.93772E-06</text:p>
          </table:table-cell>
          <table:table-cell office:value-type="float" office:value="0.00000933715" calcext:value-type="float">
            <text:p>9.33715E-06</text:p>
          </table:table-cell>
          <table:table-cell office:value-type="float" office:value="0.0000109235" calcext:value-type="float">
            <text:p>1.09235E-05</text:p>
          </table:table-cell>
          <table:table-cell office:value-type="float" office:value="0.0000127131" calcext:value-type="float">
            <text:p>1.27131E-05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169705" calcext:value-type="float">
            <text:p>1.69705E-05</text:p>
          </table:table-cell>
          <table:table-cell office:value-type="float" office:value="0.0000192187" calcext:value-type="float">
            <text:p>1.92187E-05</text:p>
          </table:table-cell>
          <table:table-cell office:value-type="float" office:value="0.0000216803" calcext:value-type="float">
            <text:p>2.16803E-05</text:p>
          </table:table-cell>
          <table:table-cell office:value-type="float" office:value="0.000024793" calcext:value-type="float">
            <text:p>2.4793E-05</text:p>
          </table:table-cell>
          <table:table-cell office:value-type="float" office:value="0.0000285955" calcext:value-type="float">
            <text:p>2.85955E-05</text:p>
          </table:table-cell>
          <table:table-cell office:value-type="float" office:value="0.0000316695" calcext:value-type="float">
            <text:p>3.16695E-05</text:p>
          </table:table-cell>
          <table:table-cell office:value-type="float" office:value="0.00003547" calcext:value-type="float">
            <text:p>3.547E-05</text:p>
          </table:table-cell>
          <table:table-cell office:value-type="float" office:value="0.0000404391" calcext:value-type="float">
            <text:p>4.04391E-05</text:p>
          </table:table-cell>
          <table:table-cell office:value-type="float" office:value="0.0000449931" calcext:value-type="float">
            <text:p>4.49931E-05</text:p>
          </table:table-cell>
          <table:table-cell office:value-type="float" office:value="0.0000502288" calcext:value-type="float">
            <text:p>5.02288E-05</text:p>
          </table:table-cell>
          <table:table-cell office:value-type="float" office:value="0.0000561387" calcext:value-type="float">
            <text:p>5.61387E-05</text:p>
          </table:table-cell>
          <table:table-cell office:value-type="float" office:value="0.0000625377" calcext:value-type="float">
            <text:p>6.25377E-05</text:p>
          </table:table-cell>
          <table:table-cell office:value-type="float" office:value="0.0000680806" calcext:value-type="float">
            <text:p>6.80806E-05</text:p>
          </table:table-cell>
          <table:table-cell office:value-type="float" office:value="0.0000744672" calcext:value-type="float">
            <text:p>7.44672E-05</text:p>
          </table:table-cell>
          <table:table-cell office:value-type="float" office:value="0.00008257" calcext:value-type="float">
            <text:p>8.257E-05</text:p>
          </table:table-cell>
          <table:table-cell office:value-type="float" office:value="0.0000906564" calcext:value-type="float">
            <text:p>9.06564E-05</text:p>
          </table:table-cell>
          <table:table-cell office:value-type="float" office:value="0.0000992332" calcext:value-type="float">
            <text:p>9.92332E-05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1075E-052" calcext:value-type="float">
            <text:p>-1.31075E-52</text:p>
          </table:table-cell>
          <table:table-cell office:value-type="float" office:value="1.17943E-049" calcext:value-type="float">
            <text:p>1.17943E-49</text:p>
          </table:table-cell>
          <table:table-cell office:value-type="float" office:value="3.45135E-048" calcext:value-type="float">
            <text:p>3.45135E-48</text:p>
          </table:table-cell>
          <table:table-cell office:value-type="float" office:value="-3.10946E-046" calcext:value-type="float">
            <text:p>-3.10946E-46</text:p>
          </table:table-cell>
          <table:table-cell office:value-type="float" office:value="-1.00976E-044" calcext:value-type="float">
            <text:p>-1.00976E-44</text:p>
          </table:table-cell>
          <table:table-cell office:value-type="float" office:value="-9.71391E-045" calcext:value-type="float">
            <text:p>-9.71391E-45</text:p>
          </table:table-cell>
          <table:table-cell office:value-type="float" office:value="2.96559E-042" calcext:value-type="float">
            <text:p>2.96559E-42</text:p>
          </table:table-cell>
          <table:table-cell office:value-type="float" office:value="4.02269E-041" calcext:value-type="float">
            <text:p>4.02269E-41</text:p>
          </table:table-cell>
          <table:table-cell office:value-type="float" office:value="1.6352E-041" calcext:value-type="float">
            <text:p>1.6352E-41</text:p>
          </table:table-cell>
          <table:table-cell office:value-type="float" office:value="-4.53716E-039" calcext:value-type="float">
            <text:p>-4.53716E-39</text:p>
          </table:table-cell>
          <table:table-cell office:value-type="float" office:value="-4.31015E-038" calcext:value-type="float">
            <text:p>-4.31015E-38</text:p>
          </table:table-cell>
          <table:table-cell office:value-type="float" office:value="1.46307E-038" calcext:value-type="float">
            <text:p>1.46307E-38</text:p>
          </table:table-cell>
          <table:table-cell office:value-type="float" office:value="3.15719E-036" calcext:value-type="float">
            <text:p>3.15719E-36</text:p>
          </table:table-cell>
          <table:table-cell office:value-type="float" office:value="2.0793E-035" calcext:value-type="float">
            <text:p>2.0793E-35</text:p>
          </table:table-cell>
          <table:table-cell office:value-type="float" office:value="-5.9813E-035" calcext:value-type="float">
            <text:p>-5.9813E-35</text:p>
          </table:table-cell>
          <table:table-cell office:value-type="float" office:value="-1.55165E-033" calcext:value-type="float">
            <text:p>-1.55165E-33</text:p>
          </table:table-cell>
          <table:table-cell office:value-type="float" office:value="-4.26177E-033" calcext:value-type="float">
            <text:p>-4.26177E-33</text:p>
          </table:table-cell>
          <table:table-cell office:value-type="float" office:value="7.35812E-032" calcext:value-type="float">
            <text:p>7.35812E-32</text:p>
          </table:table-cell>
          <table:table-cell office:value-type="float" office:value="5.06215E-031" calcext:value-type="float">
            <text:p>5.06215E-31</text:p>
          </table:table-cell>
          <table:table-cell office:value-type="float" office:value="-3.58726E-030" calcext:value-type="float">
            <text:p>-3.58726E-30</text:p>
          </table:table-cell>
          <table:table-cell office:value-type="float" office:value="-3.87344E-029" calcext:value-type="float">
            <text:p>-3.87344E-29</text:p>
          </table:table-cell>
          <table:table-cell office:value-type="float" office:value="2.7588E-028" calcext:value-type="float">
            <text:p>2.7588E-28</text:p>
          </table:table-cell>
          <table:table-cell office:value-type="float" office:value="2.60697E-027" calcext:value-type="float">
            <text:p>2.60697E-27</text:p>
          </table:table-cell>
          <table:table-cell office:value-type="float" office:value="-3.26291E-026" calcext:value-type="float">
            <text:p>-3.26291E-26</text:p>
          </table:table-cell>
          <table:table-cell office:value-type="float" office:value="-8.28513E-026" calcext:value-type="float">
            <text:p>-8.28513E-26</text:p>
          </table:table-cell>
          <table:table-cell office:value-type="float" office:value="3.94537E-024" calcext:value-type="float">
            <text:p>3.94537E-24</text:p>
          </table:table-cell>
          <table:table-cell office:value-type="float" office:value="-2.39421E-023" calcext:value-type="float">
            <text:p>-2.39421E-23</text:p>
          </table:table-cell>
          <table:table-cell office:value-type="float" office:value="-2.69881E-022" calcext:value-type="float">
            <text:p>-2.69881E-22</text:p>
          </table:table-cell>
          <table:table-cell office:value-type="float" office:value="6.94894E-021" calcext:value-type="float">
            <text:p>6.94894E-21</text:p>
          </table:table-cell>
          <table:table-cell office:value-type="float" office:value="-4.96985E-020" calcext:value-type="float">
            <text:p>-4.96985E-20</text:p>
          </table:table-cell>
          <table:table-cell office:value-type="float" office:value="-7.55349E-019" calcext:value-type="float">
            <text:p>-7.55349E-19</text:p>
          </table:table-cell>
          <table:table-cell office:value-type="float" office:value="2.73033E-017" calcext:value-type="float">
            <text:p>2.73033E-17</text:p>
          </table:table-cell>
          <table:table-cell office:value-type="float" office:value="6.09523E-017" calcext:value-type="float">
            <text:p>6.09523E-17</text:p>
          </table:table-cell>
          <table:table-cell office:value-type="float" office:value="-1.33069E-016" calcext:value-type="float">
            <text:p>-1.33069E-16</text:p>
          </table:table-cell>
          <table:table-cell office:value-type="float" office:value="-2.18326E-015" calcext:value-type="float">
            <text:p>-2.18326E-15</text:p>
          </table:table-cell>
          <table:table-cell office:value-type="float" office:value="-6.98643E-015" calcext:value-type="float">
            <text:p>-6.98643E-15</text:p>
          </table:table-cell>
          <table:table-cell office:value-type="float" office:value="5.89249E-015" calcext:value-type="float">
            <text:p>5.89249E-15</text:p>
          </table:table-cell>
          <table:table-cell office:value-type="float" office:value="0.000000000000124373" calcext:value-type="float">
            <text:p>1.24373E-13</text:p>
          </table:table-cell>
          <table:table-cell office:value-type="float" office:value="0.000000000000678378" calcext:value-type="float">
            <text:p>6.78378E-13</text:p>
          </table:table-cell>
          <table:table-cell office:value-type="float" office:value="0.00000000000303821" calcext:value-type="float">
            <text:p>3.03821E-12</text:p>
          </table:table-cell>
          <table:table-cell office:value-type="float" office:value="0.0000000000114243" calcext:value-type="float">
            <text:p>1.14243E-11</text:p>
          </table:table-cell>
          <table:table-cell office:value-type="float" office:value="0.0000000000279413" calcext:value-type="float">
            <text:p>2.79413E-11</text:p>
          </table:table-cell>
          <table:table-cell office:value-type="float" office:value="0.0000000000682705" calcext:value-type="float">
            <text:p>6.82705E-11</text:p>
          </table:table-cell>
          <table:table-cell office:value-type="float" office:value="0.000000000172452" calcext:value-type="float">
            <text:p>1.72452E-10</text:p>
          </table:table-cell>
          <table:table-cell office:value-type="float" office:value="0.00000000040081" calcext:value-type="float">
            <text:p>4.0081E-10</text:p>
          </table:table-cell>
          <table:table-cell office:value-type="float" office:value="0.000000000764194" calcext:value-type="float">
            <text:p>7.64194E-10</text:p>
          </table:table-cell>
          <table:table-cell office:value-type="float" office:value="0.00000000140452" calcext:value-type="float">
            <text:p>1.40452E-09</text:p>
          </table:table-cell>
          <table:table-cell office:value-type="float" office:value="0.0000000026934" calcext:value-type="float">
            <text:p>2.6934E-09</text:p>
          </table:table-cell>
          <table:table-cell office:value-type="float" office:value="0.00000000517288" calcext:value-type="float">
            <text:p>5.17288E-09</text:p>
          </table:table-cell>
          <table:table-cell office:value-type="float" office:value="0.00000000800728" calcext:value-type="float">
            <text:p>8.00728E-09</text:p>
          </table:table-cell>
          <table:table-cell office:value-type="float" office:value="0.000000012911" calcext:value-type="float">
            <text:p>1.2911E-08</text:p>
          </table:table-cell>
          <table:table-cell office:value-type="float" office:value="0.0000000220535" calcext:value-type="float">
            <text:p>2.20535E-08</text:p>
          </table:table-cell>
          <table:table-cell office:value-type="float" office:value="0.0000000343897" calcext:value-type="float">
            <text:p>3.43897E-08</text:p>
          </table:table-cell>
          <table:table-cell office:value-type="float" office:value="0.0000000522964" calcext:value-type="float">
            <text:p>5.22964E-08</text:p>
          </table:table-cell>
          <table:table-cell office:value-type="float" office:value="0.000000077721" calcext:value-type="float">
            <text:p>7.7721E-08</text:p>
          </table:table-cell>
          <table:table-cell office:value-type="float" office:value="0.000000113097" calcext:value-type="float">
            <text:p>1.13097E-07</text:p>
          </table:table-cell>
          <table:table-cell office:value-type="float" office:value="0.000000161411" calcext:value-type="float">
            <text:p>1.61411E-07</text:p>
          </table:table-cell>
          <table:table-cell office:value-type="float" office:value="0.000000226275" calcext:value-type="float">
            <text:p>2.26275E-07</text:p>
          </table:table-cell>
          <table:table-cell office:value-type="float" office:value="0.000000311993" calcext:value-type="float">
            <text:p>3.11993E-07</text:p>
          </table:table-cell>
          <table:table-cell office:value-type="float" office:value="0.000000423623" calcext:value-type="float">
            <text:p>4.23623E-07</text:p>
          </table:table-cell>
          <table:table-cell office:value-type="float" office:value="0.000000567037" calcext:value-type="float">
            <text:p>5.67037E-07</text:p>
          </table:table-cell>
          <table:table-cell office:value-type="float" office:value="0.000000748976" calcext:value-type="float">
            <text:p>7.48976E-07</text:p>
          </table:table-cell>
          <table:table-cell office:value-type="float" office:value="0.000000977095" calcext:value-type="float">
            <text:p>9.77095E-07</text:p>
          </table:table-cell>
          <table:table-cell office:value-type="float" office:value="0.00000126" calcext:value-type="float">
            <text:p>1.26E-06</text:p>
          </table:table-cell>
          <table:table-cell office:value-type="float" office:value="0.00000160729" calcext:value-type="float">
            <text:p>1.60729E-06</text:p>
          </table:table-cell>
          <table:table-cell office:value-type="float" office:value="0.00000202955" calcext:value-type="float">
            <text:p>2.02955E-06</text:p>
          </table:table-cell>
          <table:table-cell office:value-type="float" office:value="0.00000253838" calcext:value-type="float">
            <text:p>2.53838E-06</text:p>
          </table:table-cell>
          <table:table-cell office:value-type="float" office:value="0.00000314642" calcext:value-type="float">
            <text:p>3.14642E-06</text:p>
          </table:table-cell>
          <table:table-cell office:value-type="float" office:value="0.00000386729" calcext:value-type="float">
            <text:p>3.86729E-06</text:p>
          </table:table-cell>
          <table:table-cell office:value-type="float" office:value="0.00000471561" calcext:value-type="float">
            <text:p>4.71561E-06</text:p>
          </table:table-cell>
          <table:table-cell office:value-type="float" office:value="0.00000570698" calcext:value-type="float">
            <text:p>5.70698E-06</text:p>
          </table:table-cell>
          <table:table-cell office:value-type="float" office:value="0.0000068579" calcext:value-type="float">
            <text:p>6.8579E-06</text:p>
          </table:table-cell>
          <table:table-cell office:value-type="float" office:value="0.00000818578" calcext:value-type="float">
            <text:p>8.18578E-06</text:p>
          </table:table-cell>
          <table:table-cell office:value-type="float" office:value="0.00000970888" calcext:value-type="float">
            <text:p>9.70888E-06</text:p>
          </table:table-cell>
          <table:table-cell office:value-type="float" office:value="0.0000114462" calcext:value-type="float">
            <text:p>1.14462E-05</text:p>
          </table:table-cell>
          <table:table-cell office:value-type="float" office:value="0.0000134176" calcext:value-type="float">
            <text:p>1.34176E-05</text:p>
          </table:table-cell>
          <table:table-cell office:value-type="float" office:value="0.0000156434" calcext:value-type="float">
            <text:p>1.56434E-05</text:p>
          </table:table-cell>
          <table:table-cell office:value-type="float" office:value="0.0000181446" calcext:value-type="float">
            <text:p>1.81446E-05</text:p>
          </table:table-cell>
          <table:table-cell office:value-type="float" office:value="0.0000209428" calcext:value-type="float">
            <text:p>2.09428E-05</text:p>
          </table:table-cell>
          <table:table-cell office:value-type="float" office:value="0.00002406" calcext:value-type="float">
            <text:p>2.406E-05</text:p>
          </table:table-cell>
          <table:table-cell office:value-type="float" office:value="0.0000275186" calcext:value-type="float">
            <text:p>2.75186E-05</text:p>
          </table:table-cell>
          <table:table-cell office:value-type="float" office:value="0.0000309112" calcext:value-type="float">
            <text:p>3.09112E-05</text:p>
          </table:table-cell>
          <table:table-cell office:value-type="float" office:value="0.0000346196" calcext:value-type="float">
            <text:p>3.46196E-05</text:p>
          </table:table-cell>
          <table:table-cell office:value-type="float" office:value="0.0000393111" calcext:value-type="float">
            <text:p>3.93111E-05</text:p>
          </table:table-cell>
          <table:table-cell office:value-type="float" office:value="0.0000450416" calcext:value-type="float">
            <text:p>4.50416E-05</text:p>
          </table:table-cell>
          <table:table-cell office:value-type="float" office:value="0.0000495463" calcext:value-type="float">
            <text:p>4.95463E-05</text:p>
          </table:table-cell>
          <table:table-cell office:value-type="float" office:value="0.0000551445" calcext:value-type="float">
            <text:p>5.51445E-05</text:p>
          </table:table-cell>
          <table:table-cell office:value-type="float" office:value="0.0000624643" calcext:value-type="float">
            <text:p>6.24643E-05</text:p>
          </table:table-cell>
          <table:table-cell office:value-type="float" office:value="0.0000690803" calcext:value-type="float">
            <text:p>6.90803E-05</text:p>
          </table:table-cell>
          <table:table-cell office:value-type="float" office:value="0.0000766661" calcext:value-type="float">
            <text:p>7.66661E-05</text:p>
          </table:table-cell>
          <table:table-cell office:value-type="float" office:value="0.0000851996" calcext:value-type="float">
            <text:p>8.51996E-05</text:p>
          </table:table-cell>
          <table:table-cell office:value-type="float" office:value="0.0000943981" calcext:value-type="float">
            <text:p>9.43981E-05</text:p>
          </table:table-cell>
          <table:table-cell office:value-type="float" office:value="0.000102197" calcext:value-type="float">
            <text:p>0.000102197</text:p>
          </table:table-cell>
          <table:table-cell office:value-type="float" office:value="0.000111218" calcext:value-type="float">
            <text:p>0.000111218</text:p>
          </table:table-cell>
          <table:table-cell office:value-type="float" office:value="0.000122661" calcext:value-type="float">
            <text:p>0.00012266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5963" calcext:value-type="float">
            <text:p>0.000145963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2043E-050" calcext:value-type="float">
            <text:p>1.32043E-50</text:p>
          </table:table-cell>
          <table:table-cell office:value-type="float" office:value="1.05436E-048" calcext:value-type="float">
            <text:p>1.05436E-48</text:p>
          </table:table-cell>
          <table:table-cell office:value-type="float" office:value="-2.43208E-046" calcext:value-type="float">
            <text:p>-2.43208E-46</text:p>
          </table:table-cell>
          <table:table-cell office:value-type="float" office:value="-7.71399E-045" calcext:value-type="float">
            <text:p>-7.71399E-45</text:p>
          </table:table-cell>
          <table:table-cell office:value-type="float" office:value="7.16941E-044" calcext:value-type="float">
            <text:p>7.16941E-44</text:p>
          </table:table-cell>
          <table:table-cell office:value-type="float" office:value="4.66799E-042" calcext:value-type="float">
            <text:p>4.66799E-42</text:p>
          </table:table-cell>
          <table:table-cell office:value-type="float" office:value="4.77494E-041" calcext:value-type="float">
            <text:p>4.77494E-41</text:p>
          </table:table-cell>
          <table:table-cell office:value-type="float" office:value="-2.36165E-040" calcext:value-type="float">
            <text:p>-2.36165E-40</text:p>
          </table:table-cell>
          <table:table-cell office:value-type="float" office:value="-8.83189E-039" calcext:value-type="float">
            <text:p>-8.83189E-39</text:p>
          </table:table-cell>
          <table:table-cell office:value-type="float" office:value="-6.25956E-038" calcext:value-type="float">
            <text:p>-6.25956E-38</text:p>
          </table:table-cell>
          <table:table-cell office:value-type="float" office:value="2.02146E-037" calcext:value-type="float">
            <text:p>2.02146E-37</text:p>
          </table:table-cell>
          <table:table-cell office:value-type="float" office:value="6.1567E-036" calcext:value-type="float">
            <text:p>6.1567E-36</text:p>
          </table:table-cell>
          <table:table-cell office:value-type="float" office:value="3.24048E-035" calcext:value-type="float">
            <text:p>3.24048E-35</text:p>
          </table:table-cell>
          <table:table-cell office:value-type="float" office:value="-1.3637E-034" calcext:value-type="float">
            <text:p>-1.3637E-34</text:p>
          </table:table-cell>
          <table:table-cell office:value-type="float" office:value="-2.60314E-033" calcext:value-type="float">
            <text:p>-2.60314E-33</text:p>
          </table:table-cell>
          <table:table-cell office:value-type="float" office:value="-7.43238E-033" calcext:value-type="float">
            <text:p>-7.43238E-33</text:p>
          </table:table-cell>
          <table:table-cell office:value-type="float" office:value="9.91691E-032" calcext:value-type="float">
            <text:p>9.91691E-32</text:p>
          </table:table-cell>
          <table:table-cell office:value-type="float" office:value="8.21815E-031" calcext:value-type="float">
            <text:p>8.21815E-31</text:p>
          </table:table-cell>
          <table:table-cell office:value-type="float" office:value="-2.61537E-030" calcext:value-type="float">
            <text:p>-2.61537E-30</text:p>
          </table:table-cell>
          <table:table-cell office:value-type="float" office:value="-5.44468E-029" calcext:value-type="float">
            <text:p>-5.44468E-29</text:p>
          </table:table-cell>
          <table:table-cell office:value-type="float" office:value="8.40521E-029" calcext:value-type="float">
            <text:p>8.40521E-29</text:p>
          </table:table-cell>
          <table:table-cell office:value-type="float" office:value="3.6415E-027" calcext:value-type="float">
            <text:p>3.6415E-27</text:p>
          </table:table-cell>
          <table:table-cell office:value-type="float" office:value="-1.02782E-026" calcext:value-type="float">
            <text:p>-1.02782E-26</text:p>
          </table:table-cell>
          <table:table-cell office:value-type="float" office:value="-2.56947E-025" calcext:value-type="float">
            <text:p>-2.56947E-25</text:p>
          </table:table-cell>
          <table:table-cell office:value-type="float" office:value="1.92945E-024" calcext:value-type="float">
            <text:p>1.92945E-24</text:p>
          </table:table-cell>
          <table:table-cell office:value-type="float" office:value="1.30814E-023" calcext:value-type="float">
            <text:p>1.30814E-23</text:p>
          </table:table-cell>
          <table:table-cell office:value-type="float" office:value="-2.95967E-022" calcext:value-type="float">
            <text:p>-2.95967E-22</text:p>
          </table:table-cell>
          <table:table-cell office:value-type="float" office:value="1.09105E-021" calcext:value-type="float">
            <text:p>1.09105E-21</text:p>
          </table:table-cell>
          <table:table-cell office:value-type="float" office:value="2.90663E-020" calcext:value-type="float">
            <text:p>2.90663E-20</text:p>
          </table:table-cell>
          <table:table-cell office:value-type="float" office:value="-5.35589E-019" calcext:value-type="float">
            <text:p>-5.35589E-19</text:p>
          </table:table-cell>
          <table:table-cell office:value-type="float" office:value="1.51421E-018" calcext:value-type="float">
            <text:p>1.51421E-18</text:p>
          </table:table-cell>
          <table:table-cell office:value-type="float" office:value="1.13397E-016" calcext:value-type="float">
            <text:p>1.13397E-16</text:p>
          </table:table-cell>
          <table:table-cell office:value-type="float" office:value="8.82137E-017" calcext:value-type="float">
            <text:p>8.82137E-17</text:p>
          </table:table-cell>
          <table:table-cell office:value-type="float" office:value="-1.79401E-015" calcext:value-type="float">
            <text:p>-1.79401E-15</text:p>
          </table:table-cell>
          <table:table-cell office:value-type="float" office:value="-0.0000000000000121898" calcext:value-type="float">
            <text:p>-1.21898E-14</text:p>
          </table:table-cell>
          <table:table-cell office:value-type="float" office:value="-0.000000000000027196" calcext:value-type="float">
            <text:p>-2.7196E-14</text:p>
          </table:table-cell>
          <table:table-cell office:value-type="float" office:value="0.0000000000000305585" calcext:value-type="float">
            <text:p>3.05585E-14</text:p>
          </table:table-cell>
          <table:table-cell office:value-type="float" office:value="0.00000000000054833" calcext:value-type="float">
            <text:p>5.4833E-13</text:p>
          </table:table-cell>
          <table:table-cell office:value-type="float" office:value="0.00000000000276705" calcext:value-type="float">
            <text:p>2.76705E-12</text:p>
          </table:table-cell>
          <table:table-cell office:value-type="float" office:value="0.000000000010771" calcext:value-type="float">
            <text:p>1.0771E-11</text:p>
          </table:table-cell>
          <table:table-cell office:value-type="float" office:value="0.0000000000350894" calcext:value-type="float">
            <text:p>3.50894E-11</text:p>
          </table:table-cell>
          <table:table-cell office:value-type="float" office:value="0.0000000000896012" calcext:value-type="float">
            <text:p>8.96012E-11</text:p>
          </table:table-cell>
          <table:table-cell office:value-type="float" office:value="0.000000000213363" calcext:value-type="float">
            <text:p>2.13363E-10</text:p>
          </table:table-cell>
          <table:table-cell office:value-type="float" office:value="0.000000000500648" calcext:value-type="float">
            <text:p>5.00648E-10</text:p>
          </table:table-cell>
          <table:table-cell office:value-type="float" office:value="0.00000000108592" calcext:value-type="float">
            <text:p>1.08592E-09</text:p>
          </table:table-cell>
          <table:table-cell office:value-type="float" office:value="0.00000000207552" calcext:value-type="float">
            <text:p>2.07552E-09</text:p>
          </table:table-cell>
          <table:table-cell office:value-type="float" office:value="0.00000000376864" calcext:value-type="float">
            <text:p>3.76864E-09</text:p>
          </table:table-cell>
          <table:table-cell office:value-type="float" office:value="0.00000000693173" calcext:value-type="float">
            <text:p>6.93173E-09</text:p>
          </table:table-cell>
          <table:table-cell office:value-type="float" office:value="0.0000000125497" calcext:value-type="float">
            <text:p>1.25497E-08</text:p>
          </table:table-cell>
          <table:table-cell office:value-type="float" office:value="0.0000000196524" calcext:value-type="float">
            <text:p>1.96524E-08</text:p>
          </table:table-cell>
          <table:table-cell office:value-type="float" office:value="0.0000000310634" calcext:value-type="float">
            <text:p>3.10634E-08</text:p>
          </table:table-cell>
          <table:table-cell office:value-type="float" office:value="0.0000000510233" calcext:value-type="float">
            <text:p>5.10233E-08</text:p>
          </table:table-cell>
          <table:table-cell office:value-type="float" office:value="0.0000000778118" calcext:value-type="float">
            <text:p>7.78118E-08</text:p>
          </table:table-cell>
          <table:table-cell office:value-type="float" office:value="0.000000115852" calcext:value-type="float">
            <text:p>1.15852E-07</text:p>
          </table:table-cell>
          <table:table-cell office:value-type="float" office:value="0.000000168749" calcext:value-type="float">
            <text:p>1.68749E-07</text:p>
          </table:table-cell>
          <table:table-cell office:value-type="float" office:value="0.000000240901" calcext:value-type="float">
            <text:p>2.40901E-07</text:p>
          </table:table-cell>
          <table:table-cell office:value-type="float" office:value="0.000000337597" calcext:value-type="float">
            <text:p>3.37597E-07</text:p>
          </table:table-cell>
          <table:table-cell office:value-type="float" office:value="0.000000465097" calcext:value-type="float">
            <text:p>4.65097E-07</text:p>
          </table:table-cell>
          <table:table-cell office:value-type="float" office:value="0.00000063071" calcext:value-type="float">
            <text:p>6.3071E-07</text:p>
          </table:table-cell>
          <table:table-cell office:value-type="float" office:value="0.000000842866" calcext:value-type="float">
            <text:p>8.42866E-07</text:p>
          </table:table-cell>
          <table:table-cell office:value-type="float" office:value="0.00000111118" calcext:value-type="float">
            <text:p>1.11118E-06</text:p>
          </table:table-cell>
          <table:table-cell office:value-type="float" office:value="0.00000144647" calcext:value-type="float">
            <text:p>1.44647E-06</text:p>
          </table:table-cell>
          <table:table-cell office:value-type="float" office:value="0.00000186086" calcext:value-type="float">
            <text:p>1.86086E-06</text:p>
          </table:table-cell>
          <table:table-cell office:value-type="float" office:value="0.00000236771" calcext:value-type="float">
            <text:p>2.36771E-06</text:p>
          </table:table-cell>
          <table:table-cell office:value-type="float" office:value="0.0000029817" calcext:value-type="float">
            <text:p>2.9817E-06</text:p>
          </table:table-cell>
          <table:table-cell office:value-type="float" office:value="0.00000371879" calcext:value-type="float">
            <text:p>3.71879E-06</text:p>
          </table:table-cell>
          <table:table-cell office:value-type="float" office:value="0.00000459619" calcext:value-type="float">
            <text:p>4.59619E-06</text:p>
          </table:table-cell>
          <table:table-cell office:value-type="float" office:value="0.00000563239" calcext:value-type="float">
            <text:p>5.63239E-06</text:p>
          </table:table-cell>
          <table:table-cell office:value-type="float" office:value="0.00000684703" calcext:value-type="float">
            <text:p>6.84703E-06</text:p>
          </table:table-cell>
          <table:table-cell office:value-type="float" office:value="0.00000826092" calcext:value-type="float">
            <text:p>8.26092E-06</text:p>
          </table:table-cell>
          <table:table-cell office:value-type="float" office:value="0.00000989592" calcext:value-type="float">
            <text:p>9.89592E-06</text:p>
          </table:table-cell>
          <table:table-cell office:value-type="float" office:value="0.0000117749" calcext:value-type="float">
            <text:p>1.17749E-05</text:p>
          </table:table-cell>
          <table:table-cell office:value-type="float" office:value="0.0000139217" calcext:value-type="float">
            <text:p>1.39217E-05</text:p>
          </table:table-cell>
          <table:table-cell office:value-type="float" office:value="0.000016361" calcext:value-type="float">
            <text:p>1.6361E-05</text:p>
          </table:table-cell>
          <table:table-cell office:value-type="float" office:value="0.0000191182" calcext:value-type="float">
            <text:p>1.91182E-05</text:p>
          </table:table-cell>
          <table:table-cell office:value-type="float" office:value="0.0000222192" calcext:value-type="float">
            <text:p>2.22192E-05</text:p>
          </table:table-cell>
          <table:table-cell office:value-type="float" office:value="0.0000256907" calcext:value-type="float">
            <text:p>2.56907E-05</text:p>
          </table:table-cell>
          <table:table-cell office:value-type="float" office:value="0.0000295598" calcext:value-type="float">
            <text:p>2.95598E-05</text:p>
          </table:table-cell>
          <table:table-cell office:value-type="float" office:value="0.0000338538" calcext:value-type="float">
            <text:p>3.38538E-05</text:p>
          </table:table-cell>
          <table:table-cell office:value-type="float" office:value="0.0000386004" calcext:value-type="float">
            <text:p>3.86004E-05</text:p>
          </table:table-cell>
          <table:table-cell office:value-type="float" office:value="0.0000438274" calcext:value-type="float">
            <text:p>4.38274E-05</text:p>
          </table:table-cell>
          <table:table-cell office:value-type="float" office:value="0.0000489698" calcext:value-type="float">
            <text:p>4.89698E-05</text:p>
          </table:table-cell>
          <table:table-cell office:value-type="float" office:value="0.0000545335" calcext:value-type="float">
            <text:p>5.45335E-05</text:p>
          </table:table-cell>
          <table:table-cell office:value-type="float" office:value="0.0000614838" calcext:value-type="float">
            <text:p>6.14838E-05</text:p>
          </table:table-cell>
          <table:table-cell office:value-type="float" office:value="0.0000698615" calcext:value-type="float">
            <text:p>6.98615E-05</text:p>
          </table:table-cell>
          <table:table-cell office:value-type="float" office:value="0.0000765197" calcext:value-type="float">
            <text:p>7.65197E-05</text:p>
          </table:table-cell>
          <table:table-cell office:value-type="float" office:value="0.0000846742" calcext:value-type="float">
            <text:p>8.46742E-05</text:p>
          </table:table-cell>
          <table:table-cell office:value-type="float" office:value="0.0000952102" calcext:value-type="float">
            <text:p>9.52102E-05</text:p>
          </table:table-cell>
          <table:table-cell office:value-type="float" office:value="0.000104731" calcext:value-type="float">
            <text:p>0.000104731</text:p>
          </table:table-cell>
          <table:table-cell office:value-type="float" office:value="0.000115558" calcext:value-type="float">
            <text:p>0.000115558</text:p>
          </table:table-cell>
          <table:table-cell office:value-type="float" office:value="0.000127639" calcext:value-type="float">
            <text:p>0.000127639</text:p>
          </table:table-cell>
          <table:table-cell office:value-type="float" office:value="0.000140571" calcext:value-type="float">
            <text:p>0.000140571</text:p>
          </table:table-cell>
          <table:table-cell office:value-type="float" office:value="0.000151627" calcext:value-type="float">
            <text:p>0.000151627</text:p>
          </table:table-cell>
          <table:table-cell office:value-type="float" office:value="0.000164266" calcext:value-type="float">
            <text:p>0.000164266</text:p>
          </table:table-cell>
          <table:table-cell office:value-type="float" office:value="0.000180149" calcext:value-type="float">
            <text:p>0.000180149</text:p>
          </table:table-cell>
          <table:table-cell office:value-type="float" office:value="0.000195828" calcext:value-type="float">
            <text:p>0.000195828</text:p>
          </table:table-cell>
          <table:table-cell office:value-type="float" office:value="0.000212294" calcext:value-type="float">
            <text:p>0.000212294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4761E-053" calcext:value-type="float">
            <text:p>9.14761E-53</text:p>
          </table:table-cell>
          <table:table-cell office:value-type="float" office:value="4.02153E-049" calcext:value-type="float">
            <text:p>4.02153E-49</text:p>
          </table:table-cell>
          <table:table-cell office:value-type="float" office:value="-1.15184E-046" calcext:value-type="float">
            <text:p>-1.15184E-46</text:p>
          </table:table-cell>
          <table:table-cell office:value-type="float" office:value="-4.19533E-045" calcext:value-type="float">
            <text:p>-4.19533E-45</text:p>
          </table:table-cell>
          <table:table-cell office:value-type="float" office:value="1.45438E-043" calcext:value-type="float">
            <text:p>1.45438E-43</text:p>
          </table:table-cell>
          <table:table-cell office:value-type="float" office:value="5.94381E-042" calcext:value-type="float">
            <text:p>5.94381E-42</text:p>
          </table:table-cell>
          <table:table-cell office:value-type="float" office:value="4.02287E-041" calcext:value-type="float">
            <text:p>4.02287E-41</text:p>
          </table:table-cell>
          <table:table-cell office:value-type="float" office:value="-8.02481E-040" calcext:value-type="float">
            <text:p>-8.02481E-40</text:p>
          </table:table-cell>
          <table:table-cell office:value-type="float" office:value="-1.58105E-038" calcext:value-type="float">
            <text:p>-1.58105E-38</text:p>
          </table:table-cell>
          <table:table-cell office:value-type="float" office:value="-7.51853E-038" calcext:value-type="float">
            <text:p>-7.51853E-38</text:p>
          </table:table-cell>
          <table:table-cell office:value-type="float" office:value="7.2952E-037" calcext:value-type="float">
            <text:p>7.2952E-37</text:p>
          </table:table-cell>
          <table:table-cell office:value-type="float" office:value="1.2017E-035" calcext:value-type="float">
            <text:p>1.2017E-35</text:p>
          </table:table-cell>
          <table:table-cell office:value-type="float" office:value="4.62277E-035" calcext:value-type="float">
            <text:p>4.62277E-35</text:p>
          </table:table-cell>
          <table:table-cell office:value-type="float" office:value="-3.51331E-034" calcext:value-type="float">
            <text:p>-3.51331E-34</text:p>
          </table:table-cell>
          <table:table-cell office:value-type="float" office:value="-4.72144E-033" calcext:value-type="float">
            <text:p>-4.72144E-33</text:p>
          </table:table-cell>
          <table:table-cell office:value-type="float" office:value="-1.15753E-032" calcext:value-type="float">
            <text:p>-1.15753E-32</text:p>
          </table:table-cell>
          <table:table-cell office:value-type="float" office:value="1.59763E-031" calcext:value-type="float">
            <text:p>1.59763E-31</text:p>
          </table:table-cell>
          <table:table-cell office:value-type="float" office:value="1.34462E-030" calcext:value-type="float">
            <text:p>1.34462E-30</text:p>
          </table:table-cell>
          <table:table-cell office:value-type="float" office:value="-1.82711E-030" calcext:value-type="float">
            <text:p>-1.82711E-30</text:p>
          </table:table-cell>
          <table:table-cell office:value-type="float" office:value="-7.36294E-029" calcext:value-type="float">
            <text:p>-7.36294E-29</text:p>
          </table:table-cell>
          <table:table-cell office:value-type="float" office:value="-1.06481E-028" calcext:value-type="float">
            <text:p>-1.06481E-28</text:p>
          </table:table-cell>
          <table:table-cell office:value-type="float" office:value="3.92797E-027" calcext:value-type="float">
            <text:p>3.92797E-27</text:p>
          </table:table-cell>
          <table:table-cell office:value-type="float" office:value="8.82298E-027" calcext:value-type="float">
            <text:p>8.82298E-27</text:p>
          </table:table-cell>
          <table:table-cell office:value-type="float" office:value="-2.59494E-025" calcext:value-type="float">
            <text:p>-2.59494E-25</text:p>
          </table:table-cell>
          <table:table-cell office:value-type="float" office:value="-1.20407E-025" calcext:value-type="float">
            <text:p>-1.20407E-25</text:p>
          </table:table-cell>
          <table:table-cell office:value-type="float" office:value="2.02313E-023" calcext:value-type="float">
            <text:p>2.02313E-23</text:p>
          </table:table-cell>
          <table:table-cell office:value-type="float" office:value="-8.45489E-023" calcext:value-type="float">
            <text:p>-8.45489E-23</text:p>
          </table:table-cell>
          <table:table-cell office:value-type="float" office:value="-1.38088E-021" calcext:value-type="float">
            <text:p>-1.38088E-21</text:p>
          </table:table-cell>
          <table:table-cell office:value-type="float" office:value="1.94555E-020" calcext:value-type="float">
            <text:p>1.94555E-20</text:p>
          </table:table-cell>
          <table:table-cell office:value-type="float" office:value="-4.64469E-021" calcext:value-type="float">
            <text:p>-4.64469E-21</text:p>
          </table:table-cell>
          <table:table-cell office:value-type="float" office:value="-2.83307E-018" calcext:value-type="float">
            <text:p>-2.83307E-18</text:p>
          </table:table-cell>
          <table:table-cell office:value-type="float" office:value="3.38157E-017" calcext:value-type="float">
            <text:p>3.38157E-17</text:p>
          </table:table-cell>
          <table:table-cell office:value-type="float" office:value="2.53299E-016" calcext:value-type="float">
            <text:p>2.53299E-16</text:p>
          </table:table-cell>
          <table:table-cell office:value-type="float" office:value="-7.46842E-016" calcext:value-type="float">
            <text:p>-7.46842E-16</text:p>
          </table:table-cell>
          <table:table-cell office:value-type="float" office:value="-0.0000000000000109607" calcext:value-type="float">
            <text:p>-1.09607E-14</text:p>
          </table:table-cell>
          <table:table-cell office:value-type="float" office:value="-0.0000000000000390059" calcext:value-type="float">
            <text:p>-3.90059E-14</text:p>
          </table:table-cell>
          <table:table-cell office:value-type="float" office:value="7.3067E-016" calcext:value-type="float">
            <text:p>7.3067E-16</text:p>
          </table:table-cell>
          <table:table-cell office:value-type="float" office:value="0.000000000000732705" calcext:value-type="float">
            <text:p>7.32705E-13</text:p>
          </table:table-cell>
          <table:table-cell office:value-type="float" office:value="0.00000000000383776" calcext:value-type="float">
            <text:p>3.83776E-12</text:p>
          </table:table-cell>
          <table:table-cell office:value-type="float" office:value="0.0000000000142958" calcext:value-type="float">
            <text:p>1.42958E-11</text:p>
          </table:table-cell>
          <table:table-cell office:value-type="float" office:value="0.0000000000483587" calcext:value-type="float">
            <text:p>4.83587E-11</text:p>
          </table:table-cell>
          <table:table-cell office:value-type="float" office:value="0.000000000145936" calcext:value-type="float">
            <text:p>1.45936E-10</text:p>
          </table:table-cell>
          <table:table-cell office:value-type="float" office:value="0.00000000032731" calcext:value-type="float">
            <text:p>3.2731E-10</text:p>
          </table:table-cell>
          <table:table-cell office:value-type="float" office:value="0.000000000719367" calcext:value-type="float">
            <text:p>7.19367E-10</text:p>
          </table:table-cell>
          <table:table-cell office:value-type="float" office:value="0.00000000160797" calcext:value-type="float">
            <text:p>1.60797E-09</text:p>
          </table:table-cell>
          <table:table-cell office:value-type="float" office:value="0.00000000335367" calcext:value-type="float">
            <text:p>3.35367E-09</text:p>
          </table:table-cell>
          <table:table-cell office:value-type="float" office:value="0.00000000600739" calcext:value-type="float">
            <text:p>6.00739E-09</text:p>
          </table:table-cell>
          <table:table-cell office:value-type="float" office:value="0.0000000103682" calcext:value-type="float">
            <text:p>1.03682E-08</text:p>
          </table:table-cell>
          <table:table-cell office:value-type="float" office:value="0.0000000184258" calcext:value-type="float">
            <text:p>1.84258E-08</text:p>
          </table:table-cell>
          <table:table-cell office:value-type="float" office:value="0.0000000326403" calcext:value-type="float">
            <text:p>3.26403E-08</text:p>
          </table:table-cell>
          <table:table-cell office:value-type="float" office:value="0.0000000486703" calcext:value-type="float">
            <text:p>4.86703E-08</text:p>
          </table:table-cell>
          <table:table-cell office:value-type="float" office:value="0.0000000745684" calcext:value-type="float">
            <text:p>7.45684E-08</text:p>
          </table:table-cell>
          <table:table-cell office:value-type="float" office:value="0.000000119695" calcext:value-type="float">
            <text:p>1.19695E-07</text:p>
          </table:table-cell>
          <table:table-cell office:value-type="float" office:value="0.000000177869" calcext:value-type="float">
            <text:p>1.77869E-07</text:p>
          </table:table-cell>
          <table:table-cell office:value-type="float" office:value="0.000000258493" calcext:value-type="float">
            <text:p>2.58493E-07</text:p>
          </table:table-cell>
          <table:table-cell office:value-type="float" office:value="0.000000368073" calcext:value-type="float">
            <text:p>3.68073E-07</text:p>
          </table:table-cell>
          <table:table-cell office:value-type="float" office:value="0.000000514372" calcext:value-type="float">
            <text:p>5.14372E-07</text:p>
          </table:table-cell>
          <table:table-cell office:value-type="float" office:value="0.000000706512" calcext:value-type="float">
            <text:p>7.06512E-07</text:p>
          </table:table-cell>
          <table:table-cell office:value-type="float" office:value="0.000000955067" calcext:value-type="float">
            <text:p>9.55067E-07</text:p>
          </table:table-cell>
          <table:table-cell office:value-type="float" office:value="0.00000127213" calcext:value-type="float">
            <text:p>1.27213E-06</text:p>
          </table:table-cell>
          <table:table-cell office:value-type="float" office:value="0.0000016714" calcext:value-type="float">
            <text:p>1.6714E-06</text:p>
          </table:table-cell>
          <table:table-cell office:value-type="float" office:value="0.00000216819" calcext:value-type="float">
            <text:p>2.16819E-06</text:p>
          </table:table-cell>
          <table:table-cell office:value-type="float" office:value="0.00000277945" calcext:value-type="float">
            <text:p>2.77945E-06</text:p>
          </table:table-cell>
          <table:table-cell office:value-type="float" office:value="0.0000035238" calcext:value-type="float">
            <text:p>3.5238E-06</text:p>
          </table:table-cell>
          <table:table-cell office:value-type="float" office:value="0.00000442149" calcext:value-type="float">
            <text:p>4.42149E-06</text:p>
          </table:table-cell>
          <table:table-cell office:value-type="float" office:value="0.00000549436" calcext:value-type="float">
            <text:p>5.49436E-06</text:p>
          </table:table-cell>
          <table:table-cell office:value-type="float" office:value="0.00000676582" calcext:value-type="float">
            <text:p>6.76582E-06</text:p>
          </table:table-cell>
          <table:table-cell office:value-type="float" office:value="0.00000826075" calcext:value-type="float">
            <text:p>8.26075E-06</text:p>
          </table:table-cell>
          <table:table-cell office:value-type="float" office:value="0.0000100054" calcext:value-type="float">
            <text:p>1.00054E-05</text:p>
          </table:table-cell>
          <table:table-cell office:value-type="float" office:value="0.0000120274" calcext:value-type="float">
            <text:p>1.20274E-05</text:p>
          </table:table-cell>
          <table:table-cell office:value-type="float" office:value="0.0000143555" calcext:value-type="float">
            <text:p>1.43555E-05</text:p>
          </table:table-cell>
          <table:table-cell office:value-type="float" office:value="0.0000170195" calcext:value-type="float">
            <text:p>1.70195E-05</text:p>
          </table:table-cell>
          <table:table-cell office:value-type="float" office:value="0.0000200502" calcext:value-type="float">
            <text:p>2.00502E-05</text:p>
          </table:table-cell>
          <table:table-cell office:value-type="float" office:value="0.0000234793" calcext:value-type="float">
            <text:p>2.34793E-05</text:p>
          </table:table-cell>
          <table:table-cell office:value-type="float" office:value="0.0000273392" calcext:value-type="float">
            <text:p>2.73392E-05</text:p>
          </table:table-cell>
          <table:table-cell office:value-type="float" office:value="0.0000316626" calcext:value-type="float">
            <text:p>3.16626E-05</text:p>
          </table:table-cell>
          <table:table-cell office:value-type="float" office:value="0.000036483" calcext:value-type="float">
            <text:p>3.6483E-05</text:p>
          </table:table-cell>
          <table:table-cell office:value-type="float" office:value="0.0000418338" calcext:value-type="float">
            <text:p>4.18338E-05</text:p>
          </table:table-cell>
          <table:table-cell office:value-type="float" office:value="0.0000477488" calcext:value-type="float">
            <text:p>4.77488E-05</text:p>
          </table:table-cell>
          <table:table-cell office:value-type="float" office:value="0.0000542619" calcext:value-type="float">
            <text:p>5.42619E-05</text:p>
          </table:table-cell>
          <table:table-cell office:value-type="float" office:value="0.0000614066" calcext:value-type="float">
            <text:p>6.14066E-05</text:p>
          </table:table-cell>
          <table:table-cell office:value-type="float" office:value="0.0000692164" calcext:value-type="float">
            <text:p>6.92164E-05</text:p>
          </table:table-cell>
          <table:table-cell office:value-type="float" office:value="0.0000767877" calcext:value-type="float">
            <text:p>7.67877E-05</text:p>
          </table:table-cell>
          <table:table-cell office:value-type="float" office:value="0.0000849537" calcext:value-type="float">
            <text:p>8.49537E-05</text:p>
          </table:table-cell>
          <table:table-cell office:value-type="float" office:value="0.0000951373" calcext:value-type="float">
            <text:p>9.51373E-05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00128622" calcext:value-type="float">
            <text:p>0.000128622</text:p>
          </table:table-cell>
          <table:table-cell office:value-type="float" office:value="0.000143712" calcext:value-type="float">
            <text:p>0.000143712</text:p>
          </table:table-cell>
          <table:table-cell office:value-type="float" office:value="0.000157198" calcext:value-type="float">
            <text:p>0.000157198</text:p>
          </table:table-cell>
          <table:table-cell office:value-type="float" office:value="0.00017248" calcext:value-type="float">
            <text:p>0.00017248</text:p>
          </table:table-cell>
          <table:table-cell office:value-type="float" office:value="0.000189467" calcext:value-type="float">
            <text:p>0.000189467</text:p>
          </table:table-cell>
          <table:table-cell office:value-type="float" office:value="0.000207566" calcext:value-type="float">
            <text:p>0.000207566</text:p>
          </table:table-cell>
          <table:table-cell office:value-type="float" office:value="0.00022279" calcext:value-type="float">
            <text:p>0.00022279</text:p>
          </table:table-cell>
          <table:table-cell office:value-type="float" office:value="0.000240219" calcext:value-type="float">
            <text:p>0.000240219</text:p>
          </table:table-cell>
          <table:table-cell office:value-type="float" office:value="0.000262092" calcext:value-type="float">
            <text:p>0.000262092</text:p>
          </table:table-cell>
          <table:table-cell office:value-type="float" office:value="0.000283546" calcext:value-type="float">
            <text:p>0.000283546</text:p>
          </table:table-cell>
          <table:table-cell office:value-type="float" office:value="0.000305966" calcext:value-type="float">
            <text:p>0.00030596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3451E-050" calcext:value-type="float">
            <text:p>-2.63451E-50</text:p>
          </table:table-cell>
          <table:table-cell office:value-type="float" office:value="-2.4308E-047" calcext:value-type="float">
            <text:p>-2.4308E-47</text:p>
          </table:table-cell>
          <table:table-cell office:value-type="float" office:value="-1.58473E-045" calcext:value-type="float">
            <text:p>-1.58473E-45</text:p>
          </table:table-cell>
          <table:table-cell office:value-type="float" office:value="1.59877E-043" calcext:value-type="float">
            <text:p>1.59877E-43</text:p>
          </table:table-cell>
          <table:table-cell office:value-type="float" office:value="5.83257E-042" calcext:value-type="float">
            <text:p>5.83257E-42</text:p>
          </table:table-cell>
          <table:table-cell office:value-type="float" office:value="7.14004E-042" calcext:value-type="float">
            <text:p>7.14004E-42</text:p>
          </table:table-cell>
          <table:table-cell office:value-type="float" office:value="-1.77012E-039" calcext:value-type="float">
            <text:p>-1.77012E-39</text:p>
          </table:table-cell>
          <table:table-cell office:value-type="float" office:value="-2.47275E-038" calcext:value-type="float">
            <text:p>-2.47275E-38</text:p>
          </table:table-cell>
          <table:table-cell office:value-type="float" office:value="-4.54361E-038" calcext:value-type="float">
            <text:p>-4.54361E-38</text:p>
          </table:table-cell>
          <table:table-cell office:value-type="float" office:value="2.03056E-036" calcext:value-type="float">
            <text:p>2.03056E-36</text:p>
          </table:table-cell>
          <table:table-cell office:value-type="float" office:value="2.23525E-035" calcext:value-type="float">
            <text:p>2.23525E-35</text:p>
          </table:table-cell>
          <table:table-cell office:value-type="float" office:value="4.87914E-035" calcext:value-type="float">
            <text:p>4.87914E-35</text:p>
          </table:table-cell>
          <table:table-cell office:value-type="float" office:value="-9.23606E-034" calcext:value-type="float">
            <text:p>-9.23606E-34</text:p>
          </table:table-cell>
          <table:table-cell office:value-type="float" office:value="-8.94222E-033" calcext:value-type="float">
            <text:p>-8.94222E-33</text:p>
          </table:table-cell>
          <table:table-cell office:value-type="float" office:value="-1.48538E-032" calcext:value-type="float">
            <text:p>-1.48538E-32</text:p>
          </table:table-cell>
          <table:table-cell office:value-type="float" office:value="3.05013E-031" calcext:value-type="float">
            <text:p>3.05013E-31</text:p>
          </table:table-cell>
          <table:table-cell office:value-type="float" office:value="2.31439E-030" calcext:value-type="float">
            <text:p>2.31439E-30</text:p>
          </table:table-cell>
          <table:table-cell office:value-type="float" office:value="-1.47857E-030" calcext:value-type="float">
            <text:p>-1.47857E-30</text:p>
          </table:table-cell>
          <table:table-cell office:value-type="float" office:value="-1.06947E-028" calcext:value-type="float">
            <text:p>-1.06947E-28</text:p>
          </table:table-cell>
          <table:table-cell office:value-type="float" office:value="-3.31778E-028" calcext:value-type="float">
            <text:p>-3.31778E-28</text:p>
          </table:table-cell>
          <table:table-cell office:value-type="float" office:value="4.08714E-027" calcext:value-type="float">
            <text:p>4.08714E-27</text:p>
          </table:table-cell>
          <table:table-cell office:value-type="float" office:value="2.50127E-026" calcext:value-type="float">
            <text:p>2.50127E-26</text:p>
          </table:table-cell>
          <table:table-cell office:value-type="float" office:value="-1.95493E-025" calcext:value-type="float">
            <text:p>-1.95493E-25</text:p>
          </table:table-cell>
          <table:table-cell office:value-type="float" office:value="-1.43612E-024" calcext:value-type="float">
            <text:p>-1.43612E-24</text:p>
          </table:table-cell>
          <table:table-cell office:value-type="float" office:value="1.41835E-023" calcext:value-type="float">
            <text:p>1.41835E-23</text:p>
          </table:table-cell>
          <table:table-cell office:value-type="float" office:value="6.31968E-023" calcext:value-type="float">
            <text:p>6.31968E-23</text:p>
          </table:table-cell>
          <table:table-cell office:value-type="float" office:value="-1.31196E-021" calcext:value-type="float">
            <text:p>-1.31196E-21</text:p>
          </table:table-cell>
          <table:table-cell office:value-type="float" office:value="1.26445E-021" calcext:value-type="float">
            <text:p>1.26445E-21</text:p>
          </table:table-cell>
          <table:table-cell office:value-type="float" office:value="1.18027E-019" calcext:value-type="float">
            <text:p>1.18027E-19</text:p>
          </table:table-cell>
          <table:table-cell office:value-type="float" office:value="-1.03303E-018" calcext:value-type="float">
            <text:p>-1.03303E-18</text:p>
          </table:table-cell>
          <table:table-cell office:value-type="float" office:value="-6.80409E-018" calcext:value-type="float">
            <text:p>-6.80409E-18</text:p>
          </table:table-cell>
          <table:table-cell office:value-type="float" office:value="2.35966E-016" calcext:value-type="float">
            <text:p>2.35966E-16</text:p>
          </table:table-cell>
          <table:table-cell office:value-type="float" office:value="-8.22131E-016" calcext:value-type="float">
            <text:p>-8.22131E-16</text:p>
          </table:table-cell>
          <table:table-cell office:value-type="float" office:value="-8.40871E-015" calcext:value-type="float">
            <text:p>-8.40871E-15</text:p>
          </table:table-cell>
          <table:table-cell office:value-type="float" office:value="-0.0000000000000514259" calcext:value-type="float">
            <text:p>-5.14259E-14</text:p>
          </table:table-cell>
          <table:table-cell office:value-type="float" office:value="-0.0000000000000894821" calcext:value-type="float">
            <text:p>-8.94821E-14</text:p>
          </table:table-cell>
          <table:table-cell office:value-type="float" office:value="0.000000000000396473" calcext:value-type="float">
            <text:p>3.96473E-13</text:p>
          </table:table-cell>
          <table:table-cell office:value-type="float" office:value="0.00000000000409094" calcext:value-type="float">
            <text:p>4.09094E-12</text:p>
          </table:table-cell>
          <table:table-cell office:value-type="float" office:value="0.0000000000173452" calcext:value-type="float">
            <text:p>1.73452E-11</text:p>
          </table:table-cell>
          <table:table-cell office:value-type="float" office:value="0.0000000000573809" calcext:value-type="float">
            <text:p>5.73809E-11</text:p>
          </table:table-cell>
          <table:table-cell office:value-type="float" office:value="0.000000000173986" calcext:value-type="float">
            <text:p>1.73986E-10</text:p>
          </table:table-cell>
          <table:table-cell office:value-type="float" office:value="0.000000000475299" calcext:value-type="float">
            <text:p>4.75299E-10</text:p>
          </table:table-cell>
          <table:table-cell office:value-type="float" office:value="0.00000000103592" calcext:value-type="float">
            <text:p>1.03592E-09</text:p>
          </table:table-cell>
          <table:table-cell office:value-type="float" office:value="0.00000000217849" calcext:value-type="float">
            <text:p>2.17849E-09</text:p>
          </table:table-cell>
          <table:table-cell office:value-type="float" office:value="0.00000000459399" calcext:value-type="float">
            <text:p>4.59399E-09</text:p>
          </table:table-cell>
          <table:table-cell office:value-type="float" office:value="0.00000000908136" calcext:value-type="float">
            <text:p>9.08136E-09</text:p>
          </table:table-cell>
          <table:table-cell office:value-type="float" office:value="0.0000000159015" calcext:value-type="float">
            <text:p>1.59015E-08</text:p>
          </table:table-cell>
          <table:table-cell office:value-type="float" office:value="0.0000000267549" calcext:value-type="float">
            <text:p>2.67549E-08</text:p>
          </table:table-cell>
          <table:table-cell office:value-type="float" office:value="0.0000000458377" calcext:value-type="float">
            <text:p>4.58377E-08</text:p>
          </table:table-cell>
          <table:table-cell office:value-type="float" office:value="0.0000000777858" calcext:value-type="float">
            <text:p>7.77858E-08</text:p>
          </table:table-cell>
          <table:table-cell office:value-type="float" office:value="0.000000114826" calcext:value-type="float">
            <text:p>1.14826E-07</text:p>
          </table:table-cell>
          <table:table-cell office:value-type="float" office:value="0.00000017199" calcext:value-type="float">
            <text:p>1.7199E-07</text:p>
          </table:table-cell>
          <table:table-cell office:value-type="float" office:value="0.000000267456" calcext:value-type="float">
            <text:p>2.67456E-07</text:p>
          </table:table-cell>
          <table:table-cell office:value-type="float" office:value="0.00000038865" calcext:value-type="float">
            <text:p>3.8865E-07</text:p>
          </table:table-cell>
          <table:table-cell office:value-type="float" office:value="0.000000553018" calcext:value-type="float">
            <text:p>5.53018E-07</text:p>
          </table:table-cell>
          <table:table-cell office:value-type="float" office:value="0.000000771891" calcext:value-type="float">
            <text:p>7.71891E-07</text:p>
          </table:table-cell>
          <table:table-cell office:value-type="float" office:value="0.00000105849" calcext:value-type="float">
            <text:p>1.05849E-06</text:p>
          </table:table-cell>
          <table:table-cell office:value-type="float" office:value="0.00000142802" calcext:value-type="float">
            <text:p>1.42802E-06</text:p>
          </table:table-cell>
          <table:table-cell office:value-type="float" office:value="0.00000189776" calcext:value-type="float">
            <text:p>1.89776E-06</text:p>
          </table:table-cell>
          <table:table-cell office:value-type="float" office:value="0.00000248707" calcext:value-type="float">
            <text:p>2.48707E-06</text:p>
          </table:table-cell>
          <table:table-cell office:value-type="float" office:value="0.00000321746" calcext:value-type="float">
            <text:p>3.21746E-06</text:p>
          </table:table-cell>
          <table:table-cell office:value-type="float" office:value="0.00000411257" calcext:value-type="float">
            <text:p>4.11257E-06</text:p>
          </table:table-cell>
          <table:table-cell office:value-type="float" office:value="0.0000051981" calcext:value-type="float">
            <text:p>5.1981E-06</text:p>
          </table:table-cell>
          <table:table-cell office:value-type="float" office:value="0.00000650178" calcext:value-type="float">
            <text:p>6.50178E-06</text:p>
          </table:table-cell>
          <table:table-cell office:value-type="float" office:value="0.00000805332" calcext:value-type="float">
            <text:p>8.05332E-06</text:p>
          </table:table-cell>
          <table:table-cell office:value-type="float" office:value="0.00000988421" calcext:value-type="float">
            <text:p>9.88421E-06</text:p>
          </table:table-cell>
          <table:table-cell office:value-type="float" office:value="0.0000120277" calcext:value-type="float">
            <text:p>1.20277E-05</text:p>
          </table:table-cell>
          <table:table-cell office:value-type="float" office:value="0.0000145185" calcext:value-type="float">
            <text:p>1.45185E-05</text:p>
          </table:table-cell>
          <table:table-cell office:value-type="float" office:value="0.000017393" calcext:value-type="float">
            <text:p>1.7393E-05</text:p>
          </table:table-cell>
          <table:table-cell office:value-type="float" office:value="0.0000206885" calcext:value-type="float">
            <text:p>2.06885E-05</text:p>
          </table:table-cell>
          <table:table-cell office:value-type="float" office:value="0.0000244435" calcext:value-type="float">
            <text:p>2.44435E-05</text:p>
          </table:table-cell>
          <table:table-cell office:value-type="float" office:value="0.0000286975" calcext:value-type="float">
            <text:p>2.86975E-05</text:p>
          </table:table-cell>
          <table:table-cell office:value-type="float" office:value="0.0000334906" calcext:value-type="float">
            <text:p>3.34906E-05</text:p>
          </table:table-cell>
          <table:table-cell office:value-type="float" office:value="0.0000388633" calcext:value-type="float">
            <text:p>3.88633E-05</text:p>
          </table:table-cell>
          <table:table-cell office:value-type="float" office:value="0.0000448567" calcext:value-type="float">
            <text:p>4.48567E-05</text:p>
          </table:table-cell>
          <table:table-cell office:value-type="float" office:value="0.0000515118" calcext:value-type="float">
            <text:p>5.15118E-05</text:p>
          </table:table-cell>
          <table:table-cell office:value-type="float" office:value="0.0000588698" calcext:value-type="float">
            <text:p>5.88698E-05</text:p>
          </table:table-cell>
          <table:table-cell office:value-type="float" office:value="0.0000669714" calcext:value-type="float">
            <text:p>6.69714E-05</text:p>
          </table:table-cell>
          <table:table-cell office:value-type="float" office:value="0.0000758573" calcext:value-type="float">
            <text:p>7.58573E-05</text:p>
          </table:table-cell>
          <table:table-cell office:value-type="float" office:value="0.0000855673" calcext:value-type="float">
            <text:p>8.55673E-05</text:p>
          </table:table-cell>
          <table:table-cell office:value-type="float" office:value="0.0000961407" calcext:value-type="float">
            <text:p>9.61407E-05</text:p>
          </table:table-cell>
          <table:table-cell office:value-type="float" office:value="0.000107616" calcext:value-type="float">
            <text:p>0.000107616</text:p>
          </table:table-cell>
          <table:table-cell office:value-type="float" office:value="0.000118739" calcext:value-type="float">
            <text:p>0.000118739</text:p>
          </table:table-cell>
          <table:table-cell office:value-type="float" office:value="0.000130634" calcext:value-type="float">
            <text:p>0.000130634</text:p>
          </table:table-cell>
          <table:table-cell office:value-type="float" office:value="0.000145315" calcext:value-type="float">
            <text:p>0.000145315</text:p>
          </table:table-cell>
          <table:table-cell office:value-type="float" office:value="0.00016278" calcext:value-type="float">
            <text:p>0.00016278</text:p>
          </table:table-cell>
          <table:table-cell office:value-type="float" office:value="0.000176456" calcext:value-type="float">
            <text:p>0.000176456</text:p>
          </table:table-cell>
          <table:table-cell office:value-type="float" office:value="0.000193045" calcext:value-type="float">
            <text:p>0.000193045</text:p>
          </table:table-cell>
          <table:table-cell office:value-type="float" office:value="0.00021423" calcext:value-type="float">
            <text:p>0.00021423</text:p>
          </table:table-cell>
          <table:table-cell office:value-type="float" office:value="0.000233129" calcext:value-type="float">
            <text:p>0.000233129</text:p>
          </table:table-cell>
          <table:table-cell office:value-type="float" office:value="0.00025439" calcext:value-type="float">
            <text:p>0.00025439</text:p>
          </table:table-cell>
          <table:table-cell office:value-type="float" office:value="0.000277857" calcext:value-type="float">
            <text:p>0.000277857</text:p>
          </table:table-cell>
          <table:table-cell office:value-type="float" office:value="0.000302699" calcext:value-type="float">
            <text:p>0.000302699</text:p>
          </table:table-cell>
          <table:table-cell office:value-type="float" office:value="0.000323695" calcext:value-type="float">
            <text:p>0.000323695</text:p>
          </table:table-cell>
          <table:table-cell office:value-type="float" office:value="0.000347506" calcext:value-type="float">
            <text:p>0.000347506</text:p>
          </table:table-cell>
          <table:table-cell office:value-type="float" office:value="0.000377149" calcext:value-type="float">
            <text:p>0.000377149</text:p>
          </table:table-cell>
          <table:table-cell office:value-type="float" office:value="0.000406114" calcext:value-type="float">
            <text:p>0.000406114</text:p>
          </table:table-cell>
          <table:table-cell office:value-type="float" office:value="0.000436245" calcext:value-type="float">
            <text:p>0.000436245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17E-048" calcext:value-type="float">
            <text:p>3.2217E-48</text:p>
          </table:table-cell>
          <table:table-cell office:value-type="float" office:value="-4.6326E-046" calcext:value-type="float">
            <text:p>-4.6326E-46</text:p>
          </table:table-cell>
          <table:table-cell office:value-type="float" office:value="1.03189E-043" calcext:value-type="float">
            <text:p>1.03189E-43</text:p>
          </table:table-cell>
          <table:table-cell office:value-type="float" office:value="4.14655E-042" calcext:value-type="float">
            <text:p>4.14655E-42</text:p>
          </table:table-cell>
          <table:table-cell office:value-type="float" office:value="-4.60174E-041" calcext:value-type="float">
            <text:p>-4.60174E-41</text:p>
          </table:table-cell>
          <table:table-cell office:value-type="float" office:value="-2.962E-039" calcext:value-type="float">
            <text:p>-2.962E-39</text:p>
          </table:table-cell>
          <table:table-cell office:value-type="float" office:value="-3.11909E-038" calcext:value-type="float">
            <text:p>-3.11909E-38</text:p>
          </table:table-cell>
          <table:table-cell office:value-type="float" office:value="1.06825E-037" calcext:value-type="float">
            <text:p>1.06825E-37</text:p>
          </table:table-cell>
          <table:table-cell office:value-type="float" office:value="4.83757E-036" calcext:value-type="float">
            <text:p>4.83757E-36</text:p>
          </table:table-cell>
          <table:table-cell office:value-type="float" office:value="3.7997E-035" calcext:value-type="float">
            <text:p>3.7997E-35</text:p>
          </table:table-cell>
          <table:table-cell office:value-type="float" office:value="-8.49521E-036" calcext:value-type="float">
            <text:p>-8.49521E-36</text:p>
          </table:table-cell>
          <table:table-cell office:value-type="float" office:value="-2.35862E-033" calcext:value-type="float">
            <text:p>-2.35862E-33</text:p>
          </table:table-cell>
          <table:table-cell office:value-type="float" office:value="-1.68877E-032" calcext:value-type="float">
            <text:p>-1.68877E-32</text:p>
          </table:table-cell>
          <table:table-cell office:value-type="float" office:value="-7.39007E-033" calcext:value-type="float">
            <text:p>-7.39007E-33</text:p>
          </table:table-cell>
          <table:table-cell office:value-type="float" office:value="6.60998E-031" calcext:value-type="float">
            <text:p>6.60998E-31</text:p>
          </table:table-cell>
          <table:table-cell office:value-type="float" office:value="4.18406E-030" calcext:value-type="float">
            <text:p>4.18406E-30</text:p>
          </table:table-cell>
          <table:table-cell office:value-type="float" office:value="-2.77992E-030" calcext:value-type="float">
            <text:p>-2.77992E-30</text:p>
          </table:table-cell>
          <table:table-cell office:value-type="float" office:value="-1.7485E-028" calcext:value-type="float">
            <text:p>-1.7485E-28</text:p>
          </table:table-cell>
          <table:table-cell office:value-type="float" office:value="-6.6554E-028" calcext:value-type="float">
            <text:p>-6.6554E-28</text:p>
          </table:table-cell>
          <table:table-cell office:value-type="float" office:value="4.55857E-027" calcext:value-type="float">
            <text:p>4.55857E-27</text:p>
          </table:table-cell>
          <table:table-cell office:value-type="float" office:value="4.25766E-026" calcext:value-type="float">
            <text:p>4.25766E-26</text:p>
          </table:table-cell>
          <table:table-cell office:value-type="float" office:value="-1.09648E-025" calcext:value-type="float">
            <text:p>-1.09648E-25</text:p>
          </table:table-cell>
          <table:table-cell office:value-type="float" office:value="-2.22127E-024" calcext:value-type="float">
            <text:p>-2.22127E-24</text:p>
          </table:table-cell>
          <table:table-cell office:value-type="float" office:value="4.95411E-024" calcext:value-type="float">
            <text:p>4.95411E-24</text:p>
          </table:table-cell>
          <table:table-cell office:value-type="float" office:value="1.22705E-022" calcext:value-type="float">
            <text:p>1.22705E-22</text:p>
          </table:table-cell>
          <table:table-cell office:value-type="float" office:value="-5.27634E-022" calcext:value-type="float">
            <text:p>-5.27634E-22</text:p>
          </table:table-cell>
          <table:table-cell office:value-type="float" office:value="-6.83251E-021" calcext:value-type="float">
            <text:p>-6.83251E-21</text:p>
          </table:table-cell>
          <table:table-cell office:value-type="float" office:value="6.77102E-020" calcext:value-type="float">
            <text:p>6.77102E-20</text:p>
          </table:table-cell>
          <table:table-cell office:value-type="float" office:value="2.44612E-019" calcext:value-type="float">
            <text:p>2.44612E-19</text:p>
          </table:table-cell>
          <table:table-cell office:value-type="float" office:value="-8.3416E-018" calcext:value-type="float">
            <text:p>-8.3416E-18</text:p>
          </table:table-cell>
          <table:table-cell office:value-type="float" office:value="2.93376E-017" calcext:value-type="float">
            <text:p>2.93376E-17</text:p>
          </table:table-cell>
          <table:table-cell office:value-type="float" office:value="1.02576E-015" calcext:value-type="float">
            <text:p>1.02576E-15</text:p>
          </table:table-cell>
          <table:table-cell office:value-type="float" office:value="-0.0000000000000127883" calcext:value-type="float">
            <text:p>-1.27883E-14</text:p>
          </table:table-cell>
          <table:table-cell office:value-type="float" office:value="-0.0000000000000514106" calcext:value-type="float">
            <text:p>-5.14106E-14</text:p>
          </table:table-cell>
          <table:table-cell office:value-type="float" office:value="-0.000000000000172233" calcext:value-type="float">
            <text:p>-1.72233E-13</text:p>
          </table:table-cell>
          <table:table-cell office:value-type="float" office:value="0.000000000000188637" calcext:value-type="float">
            <text:p>1.88637E-13</text:p>
          </table:table-cell>
          <table:table-cell office:value-type="float" office:value="0.00000000000374111" calcext:value-type="float">
            <text:p>3.74111E-12</text:p>
          </table:table-cell>
          <table:table-cell office:value-type="float" office:value="0.0000000000226711" calcext:value-type="float">
            <text:p>2.26711E-11</text:p>
          </table:table-cell>
          <table:table-cell office:value-type="float" office:value="0.0000000000790477" calcext:value-type="float">
            <text:p>7.90477E-11</text:p>
          </table:table-cell>
          <table:table-cell office:value-type="float" office:value="0.000000000230753" calcext:value-type="float">
            <text:p>2.30753E-10</text:p>
          </table:table-cell>
          <table:table-cell office:value-type="float" office:value="0.00000000063936" calcext:value-type="float">
            <text:p>6.3936E-10</text:p>
          </table:table-cell>
          <table:table-cell office:value-type="float" office:value="0.00000000163291" calcext:value-type="float">
            <text:p>1.63291E-09</text:p>
          </table:table-cell>
          <table:table-cell office:value-type="float" office:value="0.00000000331238" calcext:value-type="float">
            <text:p>3.31238E-09</text:p>
          </table:table-cell>
          <table:table-cell office:value-type="float" office:value="0.00000000658425" calcext:value-type="float">
            <text:p>6.58425E-09</text:p>
          </table:table-cell>
          <table:table-cell office:value-type="float" office:value="0.0000000132578" calcext:value-type="float">
            <text:p>1.32578E-08</text:p>
          </table:table-cell>
          <table:table-cell office:value-type="float" office:value="0.0000000251828" calcext:value-type="float">
            <text:p>2.51828E-08</text:p>
          </table:table-cell>
          <table:table-cell office:value-type="float" office:value="0.0000000422021" calcext:value-type="float">
            <text:p>4.22021E-08</text:p>
          </table:table-cell>
          <table:table-cell office:value-type="float" office:value="0.000000068382" calcext:value-type="float">
            <text:p>6.8382E-08</text:p>
          </table:table-cell>
          <table:table-cell office:value-type="float" office:value="0.000000113418" calcext:value-type="float">
            <text:p>1.13418E-07</text:p>
          </table:table-cell>
          <table:table-cell office:value-type="float" office:value="0.000000187323" calcext:value-type="float">
            <text:p>1.87323E-07</text:p>
          </table:table-cell>
          <table:table-cell office:value-type="float" office:value="0.000000267662" calcext:value-type="float">
            <text:p>2.67662E-07</text:p>
          </table:table-cell>
          <table:table-cell office:value-type="float" office:value="0.000000390495" calcext:value-type="float">
            <text:p>3.90495E-07</text:p>
          </table:table-cell>
          <table:table-cell office:value-type="float" office:value="0.000000592665" calcext:value-type="float">
            <text:p>5.92665E-07</text:p>
          </table:table-cell>
          <table:table-cell office:value-type="float" office:value="0.000000841525" calcext:value-type="float">
            <text:p>8.41525E-07</text:p>
          </table:table-cell>
          <table:table-cell office:value-type="float" office:value="0.00000117167" calcext:value-type="float">
            <text:p>1.17167E-06</text:p>
          </table:table-cell>
          <table:table-cell office:value-type="float" office:value="0.00000160225" calcext:value-type="float">
            <text:p>1.60225E-06</text:p>
          </table:table-cell>
          <table:table-cell office:value-type="float" office:value="0.00000215511" calcext:value-type="float">
            <text:p>2.15511E-06</text:p>
          </table:table-cell>
          <table:table-cell office:value-type="float" office:value="0.00000285483" calcext:value-type="float">
            <text:p>2.85483E-06</text:p>
          </table:table-cell>
          <table:table-cell office:value-type="float" office:value="0.00000372877" calcext:value-type="float">
            <text:p>3.72877E-06</text:p>
          </table:table-cell>
          <table:table-cell office:value-type="float" office:value="0.00000480701" calcext:value-type="float">
            <text:p>4.80701E-06</text:p>
          </table:table-cell>
          <table:table-cell office:value-type="float" office:value="0.00000612234" calcext:value-type="float">
            <text:p>6.12234E-06</text:p>
          </table:table-cell>
          <table:table-cell office:value-type="float" office:value="0.00000771008" calcext:value-type="float">
            <text:p>7.71008E-06</text:p>
          </table:table-cell>
          <table:table-cell office:value-type="float" office:value="0.00000960802" calcext:value-type="float">
            <text:p>9.60802E-06</text:p>
          </table:table-cell>
          <table:table-cell office:value-type="float" office:value="0.0000118562" calcext:value-type="float">
            <text:p>1.18562E-05</text:p>
          </table:table-cell>
          <table:table-cell office:value-type="float" office:value="0.0000144968" calcext:value-type="float">
            <text:p>1.44968E-05</text:p>
          </table:table-cell>
          <table:table-cell office:value-type="float" office:value="0.0000175739" calcext:value-type="float">
            <text:p>1.75739E-05</text:p>
          </table:table-cell>
          <table:table-cell office:value-type="float" office:value="0.0000211331" calcext:value-type="float">
            <text:p>2.11331E-05</text:p>
          </table:table-cell>
          <table:table-cell office:value-type="float" office:value="0.0000252215" calcext:value-type="float">
            <text:p>2.52215E-05</text:p>
          </table:table-cell>
          <table:table-cell office:value-type="float" office:value="0.0000298875" calcext:value-type="float">
            <text:p>2.98875E-05</text:p>
          </table:table-cell>
          <table:table-cell office:value-type="float" office:value="0.0000351801" calcext:value-type="float">
            <text:p>3.51801E-05</text:p>
          </table:table-cell>
          <table:table-cell office:value-type="float" office:value="0.0000411492" calcext:value-type="float">
            <text:p>4.11492E-05</text:p>
          </table:table-cell>
          <table:table-cell office:value-type="float" office:value="0.000047845" calcext:value-type="float">
            <text:p>4.7845E-05</text:p>
          </table:table-cell>
          <table:table-cell office:value-type="float" office:value="0.0000553179" calcext:value-type="float">
            <text:p>5.53179E-05</text:p>
          </table:table-cell>
          <table:table-cell office:value-type="float" office:value="0.0000636182" calcext:value-type="float">
            <text:p>6.36182E-05</text:p>
          </table:table-cell>
          <table:table-cell office:value-type="float" office:value="0.0000727958" calcext:value-type="float">
            <text:p>7.27958E-05</text:p>
          </table:table-cell>
          <table:table-cell office:value-type="float" office:value="0.0000829001" calcext:value-type="float">
            <text:p>8.29001E-05</text:p>
          </table:table-cell>
          <table:table-cell office:value-type="float" office:value="0.0000939798" calcext:value-type="float">
            <text:p>9.39798E-05</text:p>
          </table:table-cell>
          <table:table-cell office:value-type="float" office:value="0.000106083" calcext:value-type="float">
            <text:p>0.000106083</text:p>
          </table:table-cell>
          <table:table-cell office:value-type="float" office:value="0.000119255" calcext:value-type="float">
            <text:p>0.000119255</text:p>
          </table:table-cell>
          <table:table-cell office:value-type="float" office:value="0.000133542" calcext:value-type="float">
            <text:p>0.000133542</text:p>
          </table:table-cell>
          <table:table-cell office:value-type="float" office:value="0.000148988" calcext:value-type="float">
            <text:p>0.000148988</text:p>
          </table:table-cell>
          <table:table-cell office:value-type="float" office:value="0.000165635" calcext:value-type="float">
            <text:p>0.000165635</text:p>
          </table:table-cell>
          <table:table-cell office:value-type="float" office:value="0.000181584" calcext:value-type="float">
            <text:p>0.000181584</text:p>
          </table:table-cell>
          <table:table-cell office:value-type="float" office:value="0.000198573" calcext:value-type="float">
            <text:p>0.000198573</text:p>
          </table:table-cell>
          <table:table-cell office:value-type="float" office:value="0.000219482" calcext:value-type="float">
            <text:p>0.000219482</text:p>
          </table:table-cell>
          <table:table-cell office:value-type="float" office:value="0.000244269" calcext:value-type="float">
            <text:p>0.000244269</text:p>
          </table:table-cell>
          <table:table-cell office:value-type="float" office:value="0.000263378" calcext:value-type="float">
            <text:p>0.000263378</text:p>
          </table:table-cell>
          <table:table-cell office:value-type="float" office:value="0.000286553" calcext:value-type="float">
            <text:p>0.000286553</text:p>
          </table:table-cell>
          <table:table-cell office:value-type="float" office:value="0.000316062" calcext:value-type="float">
            <text:p>0.000316062</text:p>
          </table:table-cell>
          <table:table-cell office:value-type="float" office:value="0.000342145" calcext:value-type="float">
            <text:p>0.000342145</text:p>
          </table:table-cell>
          <table:table-cell office:value-type="float" office:value="0.000371377" calcext:value-type="float">
            <text:p>0.000371377</text:p>
          </table:table-cell>
          <table:table-cell office:value-type="float" office:value="0.000403508" calcext:value-type="float">
            <text:p>0.000403508</text:p>
          </table:table-cell>
          <table:table-cell office:value-type="float" office:value="0.000437365" calcext:value-type="float">
            <text:p>0.000437365</text:p>
          </table:table-cell>
          <table:table-cell office:value-type="float" office:value="0.000465617" calcext:value-type="float">
            <text:p>0.000465617</text:p>
          </table:table-cell>
          <table:table-cell office:value-type="float" office:value="0.000497656" calcext:value-type="float">
            <text:p>0.000497656</text:p>
          </table:table-cell>
          <table:table-cell office:value-type="float" office:value="0.00053746" calcext:value-type="float">
            <text:p>0.00053746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616168" calcext:value-type="float">
            <text:p>0.000616168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514E-046" calcext:value-type="float">
            <text:p>-2.07514E-46</text:p>
          </table:table-cell>
          <table:table-cell office:value-type="float" office:value="3.04522E-044" calcext:value-type="float">
            <text:p>3.04522E-44</text:p>
          </table:table-cell>
          <table:table-cell office:value-type="float" office:value="1.9871E-042" calcext:value-type="float">
            <text:p>1.9871E-42</text:p>
          </table:table-cell>
          <table:table-cell office:value-type="float" office:value="-8.75208E-041" calcext:value-type="float">
            <text:p>-8.75208E-41</text:p>
          </table:table-cell>
          <table:table-cell office:value-type="float" office:value="-3.76335E-039" calcext:value-type="float">
            <text:p>-3.76335E-39</text:p>
          </table:table-cell>
          <table:table-cell office:value-type="float" office:value="-2.61242E-038" calcext:value-type="float">
            <text:p>-2.61242E-38</text:p>
          </table:table-cell>
          <table:table-cell office:value-type="float" office:value="5.03236E-037" calcext:value-type="float">
            <text:p>5.03236E-37</text:p>
          </table:table-cell>
          <table:table-cell office:value-type="float" office:value="9.88287E-036" calcext:value-type="float">
            <text:p>9.88287E-36</text:p>
          </table:table-cell>
          <table:table-cell office:value-type="float" office:value="5.30415E-035" calcext:value-type="float">
            <text:p>5.30415E-35</text:p>
          </table:table-cell>
          <table:table-cell office:value-type="float" office:value="-2.68772E-034" calcext:value-type="float">
            <text:p>-2.68772E-34</text:p>
          </table:table-cell>
          <table:table-cell office:value-type="float" office:value="-5.65539E-033" calcext:value-type="float">
            <text:p>-5.65539E-33</text:p>
          </table:table-cell>
          <table:table-cell office:value-type="float" office:value="-2.98046E-032" calcext:value-type="float">
            <text:p>-2.98046E-32</text:p>
          </table:table-cell>
          <table:table-cell office:value-type="float" office:value="4.81454E-032" calcext:value-type="float">
            <text:p>4.81454E-32</text:p>
          </table:table-cell>
          <table:table-cell office:value-type="float" office:value="1.53925E-030" calcext:value-type="float">
            <text:p>1.53925E-30</text:p>
          </table:table-cell>
          <table:table-cell office:value-type="float" office:value="7.71685E-030" calcext:value-type="float">
            <text:p>7.71685E-30</text:p>
          </table:table-cell>
          <table:table-cell office:value-type="float" office:value="-1.04514E-029" calcext:value-type="float">
            <text:p>-1.04514E-29</text:p>
          </table:table-cell>
          <table:table-cell office:value-type="float" office:value="-3.24928E-028" calcext:value-type="float">
            <text:p>-3.24928E-28</text:p>
          </table:table-cell>
          <table:table-cell office:value-type="float" office:value="-1.2391E-027" calcext:value-type="float">
            <text:p>-1.2391E-27</text:p>
          </table:table-cell>
          <table:table-cell office:value-type="float" office:value="5.9815E-027" calcext:value-type="float">
            <text:p>5.9815E-27</text:p>
          </table:table-cell>
          <table:table-cell office:value-type="float" office:value="6.87104E-026" calcext:value-type="float">
            <text:p>6.87104E-26</text:p>
          </table:table-cell>
          <table:table-cell office:value-type="float" office:value="-6.92771E-027" calcext:value-type="float">
            <text:p>-6.92771E-27</text:p>
          </table:table-cell>
          <table:table-cell office:value-type="float" office:value="-2.83028E-024" calcext:value-type="float">
            <text:p>-2.83028E-24</text:p>
          </table:table-cell>
          <table:table-cell office:value-type="float" office:value="-4.46218E-024" calcext:value-type="float">
            <text:p>-4.46218E-24</text:p>
          </table:table-cell>
          <table:table-cell office:value-type="float" office:value="1.302E-022" calcext:value-type="float">
            <text:p>1.302E-22</text:p>
          </table:table-cell>
          <table:table-cell office:value-type="float" office:value="2.06507E-022" calcext:value-type="float">
            <text:p>2.06507E-22</text:p>
          </table:table-cell>
          <table:table-cell office:value-type="float" office:value="-7.4994E-021" calcext:value-type="float">
            <text:p>-7.4994E-21</text:p>
          </table:table-cell>
          <table:table-cell office:value-type="float" office:value="3.22908E-021" calcext:value-type="float">
            <text:p>3.22908E-21</text:p>
          </table:table-cell>
          <table:table-cell office:value-type="float" office:value="5.04879E-019" calcext:value-type="float">
            <text:p>5.04879E-19</text:p>
          </table:table-cell>
          <table:table-cell office:value-type="float" office:value="-2.28467E-018" calcext:value-type="float">
            <text:p>-2.28467E-18</text:p>
          </table:table-cell>
          <table:table-cell office:value-type="float" office:value="-3.48942E-017" calcext:value-type="float">
            <text:p>-3.48942E-17</text:p>
          </table:table-cell>
          <table:table-cell office:value-type="float" office:value="4.42443E-016" calcext:value-type="float">
            <text:p>4.42443E-16</text:p>
          </table:table-cell>
          <table:table-cell office:value-type="float" office:value="2.18647E-015" calcext:value-type="float">
            <text:p>2.18647E-15</text:p>
          </table:table-cell>
          <table:table-cell office:value-type="float" office:value="-0.0000000000000864634" calcext:value-type="float">
            <text:p>-8.64634E-14</text:p>
          </table:table-cell>
          <table:table-cell office:value-type="float" office:value="-0.000000000000230419" calcext:value-type="float">
            <text:p>-2.30419E-13</text:p>
          </table:table-cell>
          <table:table-cell office:value-type="float" office:value="-0.000000000000304449" calcext:value-type="float">
            <text:p>-3.04449E-13</text:p>
          </table:table-cell>
          <table:table-cell office:value-type="float" office:value="0.00000000000323916" calcext:value-type="float">
            <text:p>3.23916E-12</text:p>
          </table:table-cell>
          <table:table-cell office:value-type="float" office:value="0.000000000022033" calcext:value-type="float">
            <text:p>2.2033E-11</text:p>
          </table:table-cell>
          <table:table-cell office:value-type="float" office:value="0.000000000102028" calcext:value-type="float">
            <text:p>1.02028E-10</text:p>
          </table:table-cell>
          <table:table-cell office:value-type="float" office:value="0.000000000314174" calcext:value-type="float">
            <text:p>3.14174E-10</text:p>
          </table:table-cell>
          <table:table-cell office:value-type="float" office:value="0.000000000837836" calcext:value-type="float">
            <text:p>8.37836E-10</text:p>
          </table:table-cell>
          <table:table-cell office:value-type="float" office:value="0.00000000213696" calcext:value-type="float">
            <text:p>2.13696E-09</text:p>
          </table:table-cell>
          <table:table-cell office:value-type="float" office:value="0.00000000506418" calcext:value-type="float">
            <text:p>5.06418E-09</text:p>
          </table:table-cell>
          <table:table-cell office:value-type="float" office:value="0.00000000985931" calcext:value-type="float">
            <text:p>9.85931E-09</text:p>
          </table:table-cell>
          <table:table-cell office:value-type="float" office:value="0.0000000187517" calcext:value-type="float">
            <text:p>1.87517E-08</text:p>
          </table:table-cell>
          <table:table-cell office:value-type="float" office:value="0.0000000359535" calcext:value-type="float">
            <text:p>3.59535E-08</text:p>
          </table:table-cell>
          <table:table-cell office:value-type="float" office:value="0.0000000652985" calcext:value-type="float">
            <text:p>6.52985E-08</text:p>
          </table:table-cell>
          <table:table-cell office:value-type="float" office:value="0.000000106356" calcext:value-type="float">
            <text:p>1.06356E-07</text:p>
          </table:table-cell>
          <table:table-cell office:value-type="float" office:value="0.000000167593" calcext:value-type="float">
            <text:p>1.67593E-07</text:p>
          </table:table-cell>
          <table:table-cell office:value-type="float" office:value="0.00000026899" calcext:value-type="float">
            <text:p>2.6899E-07</text:p>
          </table:table-cell>
          <table:table-cell office:value-type="float" office:value="0.000000428912" calcext:value-type="float">
            <text:p>4.28912E-07</text:p>
          </table:table-cell>
          <table:table-cell office:value-type="float" office:value="0.000000602648" calcext:value-type="float">
            <text:p>6.02648E-07</text:p>
          </table:table-cell>
          <table:table-cell office:value-type="float" office:value="0.000000859669" calcext:value-type="float">
            <text:p>8.59669E-07</text:p>
          </table:table-cell>
          <table:table-cell office:value-type="float" office:value="0.00000126925" calcext:value-type="float">
            <text:p>1.26925E-06</text:p>
          </table:table-cell>
          <table:table-cell office:value-type="float" office:value="0.00000176407" calcext:value-type="float">
            <text:p>1.76407E-06</text:p>
          </table:table-cell>
          <table:table-cell office:value-type="float" office:value="0.00000240711" calcext:value-type="float">
            <text:p>2.40711E-06</text:p>
          </table:table-cell>
          <table:table-cell office:value-type="float" office:value="0.00000322959" calcext:value-type="float">
            <text:p>3.22959E-06</text:p>
          </table:table-cell>
          <table:table-cell office:value-type="float" office:value="0.0000042663" calcext:value-type="float">
            <text:p>4.2663E-06</text:p>
          </table:table-cell>
          <table:table-cell office:value-type="float" office:value="0.00000555564" calcext:value-type="float">
            <text:p>5.55564E-06</text:p>
          </table:table-cell>
          <table:table-cell office:value-type="float" office:value="0.00000713941" calcext:value-type="float">
            <text:p>7.13941E-06</text:p>
          </table:table-cell>
          <table:table-cell office:value-type="float" office:value="0.00000906273" calcext:value-type="float">
            <text:p>9.06273E-06</text:p>
          </table:table-cell>
          <table:table-cell office:value-type="float" office:value="0.0000113738" calcext:value-type="float">
            <text:p>1.13738E-05</text:p>
          </table:table-cell>
          <table:table-cell office:value-type="float" office:value="0.0000141236" calcext:value-type="float">
            <text:p>1.41236E-05</text:p>
          </table:table-cell>
          <table:table-cell office:value-type="float" office:value="0.0000173658" calcext:value-type="float">
            <text:p>1.73658E-05</text:p>
          </table:table-cell>
          <table:table-cell office:value-type="float" office:value="0.0000211562" calcext:value-type="float">
            <text:p>2.11562E-05</text:p>
          </table:table-cell>
          <table:table-cell office:value-type="float" office:value="0.0000255525" calcext:value-type="float">
            <text:p>2.55525E-05</text:p>
          </table:table-cell>
          <table:table-cell office:value-type="float" office:value="0.000030614" calcext:value-type="float">
            <text:p>3.0614E-05</text:p>
          </table:table-cell>
          <table:table-cell office:value-type="float" office:value="0.0000364013" calcext:value-type="float">
            <text:p>3.64013E-05</text:p>
          </table:table-cell>
          <table:table-cell office:value-type="float" office:value="0.0000429758" calcext:value-type="float">
            <text:p>4.29758E-05</text:p>
          </table:table-cell>
          <table:table-cell office:value-type="float" office:value="0.0000503993" calcext:value-type="float">
            <text:p>5.03993E-05</text:p>
          </table:table-cell>
          <table:table-cell office:value-type="float" office:value="0.0000587339" calcext:value-type="float">
            <text:p>5.87339E-05</text:p>
          </table:table-cell>
          <table:table-cell office:value-type="float" office:value="0.0000680414" calcext:value-type="float">
            <text:p>6.80414E-05</text:p>
          </table:table-cell>
          <table:table-cell office:value-type="float" office:value="0.0000783834" calcext:value-type="float">
            <text:p>7.83834E-05</text:p>
          </table:table-cell>
          <table:table-cell office:value-type="float" office:value="0.0000898204" calcext:value-type="float">
            <text:p>8.98204E-05</text:p>
          </table:table-cell>
          <table:table-cell office:value-type="float" office:value="0.000102412" calcext:value-type="float">
            <text:p>0.000102412</text:p>
          </table:table-cell>
          <table:table-cell office:value-type="float" office:value="0.000116216" calcext:value-type="float">
            <text:p>0.000116216</text:p>
          </table:table-cell>
          <table:table-cell office:value-type="float" office:value="0.000131289" calcext:value-type="float">
            <text:p>0.000131289</text:p>
          </table:table-cell>
          <table:table-cell office:value-type="float" office:value="0.000147687" calcext:value-type="float">
            <text:p>0.000147687</text:p>
          </table:table-cell>
          <table:table-cell office:value-type="float" office:value="0.000165461" calcext:value-type="float">
            <text:p>0.000165461</text:p>
          </table:table-cell>
          <table:table-cell office:value-type="float" office:value="0.000184663" calcext:value-type="float">
            <text:p>0.000184663</text:p>
          </table:table-cell>
          <table:table-cell office:value-type="float" office:value="0.00020534" calcext:value-type="float">
            <text:p>0.00020534</text:p>
          </table:table-cell>
          <table:table-cell office:value-type="float" office:value="0.000227538" calcext:value-type="float">
            <text:p>0.000227538</text:p>
          </table:table-cell>
          <table:table-cell office:value-type="float" office:value="0.000251302" calcext:value-type="float">
            <text:p>0.000251302</text:p>
          </table:table-cell>
          <table:table-cell office:value-type="float" office:value="0.000274025" calcext:value-type="float">
            <text:p>0.000274025</text:p>
          </table:table-cell>
          <table:table-cell office:value-type="float" office:value="0.000298051" calcext:value-type="float">
            <text:p>0.000298051</text:p>
          </table:table-cell>
          <table:table-cell office:value-type="float" office:value="0.000327365" calcext:value-type="float">
            <text:p>0.000327365</text:p>
          </table:table-cell>
          <table:table-cell office:value-type="float" office:value="0.000361794" calcext:value-type="float">
            <text:p>0.000361794</text:p>
          </table:table-cell>
          <table:table-cell office:value-type="float" office:value="0.000388398" calcext:value-type="float">
            <text:p>0.000388398</text:p>
          </table:table-cell>
          <table:table-cell office:value-type="float" office:value="0.000420364" calcext:value-type="float">
            <text:p>0.000420364</text:p>
          </table:table-cell>
          <table:table-cell office:value-type="float" office:value="0.000460728" calcext:value-type="float">
            <text:p>0.000460728</text:p>
          </table:table-cell>
          <table:table-cell office:value-type="float" office:value="0.000496308" calcext:value-type="float">
            <text:p>0.000496308</text:p>
          </table:table-cell>
          <table:table-cell office:value-type="float" office:value="0.000535929" calcext:value-type="float">
            <text:p>0.000535929</text:p>
          </table:table-cell>
          <table:table-cell office:value-type="float" office:value="0.000579204" calcext:value-type="float">
            <text:p>0.000579204</text:p>
          </table:table-cell>
          <table:table-cell office:value-type="float" office:value="0.000624537" calcext:value-type="float">
            <text:p>0.000624537</text:p>
          </table:table-cell>
          <table:table-cell office:value-type="float" office:value="0.000662452" calcext:value-type="float">
            <text:p>0.000662452</text:p>
          </table:table-cell>
          <table:table-cell office:value-type="float" office:value="0.000705114" calcext:value-type="float">
            <text:p>0.000705114</text:p>
          </table:table-cell>
          <table:table-cell office:value-type="float" office:value="0.000757752" calcext:value-type="float">
            <text:p>0.000757752</text:p>
          </table:table-cell>
          <table:table-cell office:value-type="float" office:value="0.000808689" calcext:value-type="float">
            <text:p>0.000808689</text:p>
          </table:table-cell>
          <table:table-cell office:value-type="float" office:value="0.000861206" calcext:value-type="float">
            <text:p>0.000861206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2108E-045" calcext:value-type="float">
            <text:p>6.82108E-45</text:p>
          </table:table-cell>
          <table:table-cell office:value-type="float" office:value="6.30574E-043" calcext:value-type="float">
            <text:p>6.30574E-43</text:p>
          </table:table-cell>
          <table:table-cell office:value-type="float" office:value="-8.10179E-041" calcext:value-type="float">
            <text:p>-8.10179E-41</text:p>
          </table:table-cell>
          <table:table-cell office:value-type="float" office:value="-3.48668E-039" calcext:value-type="float">
            <text:p>-3.48668E-39</text:p>
          </table:table-cell>
          <table:table-cell office:value-type="float" office:value="-1.60227E-039" calcext:value-type="float">
            <text:p>-1.60227E-39</text:p>
          </table:table-cell>
          <table:table-cell office:value-type="float" office:value="1.2185E-036" calcext:value-type="float">
            <text:p>1.2185E-36</text:p>
          </table:table-cell>
          <table:table-cell office:value-type="float" office:value="1.67346E-035" calcext:value-type="float">
            <text:p>1.67346E-35</text:p>
          </table:table-cell>
          <table:table-cell office:value-type="float" office:value="4.04115E-035" calcext:value-type="float">
            <text:p>4.04115E-35</text:p>
          </table:table-cell>
          <table:table-cell office:value-type="float" office:value="-1.08084E-033" calcext:value-type="float">
            <text:p>-1.08084E-33</text:p>
          </table:table-cell>
          <table:table-cell office:value-type="float" office:value="-1.25661E-032" calcext:value-type="float">
            <text:p>-1.25661E-32</text:p>
          </table:table-cell>
          <table:table-cell office:value-type="float" office:value="-4.33207E-032" calcext:value-type="float">
            <text:p>-4.33207E-32</text:p>
          </table:table-cell>
          <table:table-cell office:value-type="float" office:value="2.7084E-031" calcext:value-type="float">
            <text:p>2.7084E-31</text:p>
          </table:table-cell>
          <table:table-cell office:value-type="float" office:value="3.65703E-030" calcext:value-type="float">
            <text:p>3.65703E-30</text:p>
          </table:table-cell>
          <table:table-cell office:value-type="float" office:value="1.36843E-029" calcext:value-type="float">
            <text:p>1.36843E-29</text:p>
          </table:table-cell>
          <table:table-cell office:value-type="float" office:value="-4.11248E-029" calcext:value-type="float">
            <text:p>-4.11248E-29</text:p>
          </table:table-cell>
          <table:table-cell office:value-type="float" office:value="-6.73809E-028" calcext:value-type="float">
            <text:p>-6.73809E-28</text:p>
          </table:table-cell>
          <table:table-cell office:value-type="float" office:value="-2.27157E-027" calcext:value-type="float">
            <text:p>-2.27157E-27</text:p>
          </table:table-cell>
          <table:table-cell office:value-type="float" office:value="1.00183E-026" calcext:value-type="float">
            <text:p>1.00183E-26</text:p>
          </table:table-cell>
          <table:table-cell office:value-type="float" office:value="1.172E-025" calcext:value-type="float">
            <text:p>1.172E-25</text:p>
          </table:table-cell>
          <table:table-cell office:value-type="float" office:value="1.32378E-025" calcext:value-type="float">
            <text:p>1.32378E-25</text:p>
          </table:table-cell>
          <table:table-cell office:value-type="float" office:value="-3.62639E-024" calcext:value-type="float">
            <text:p>-3.62639E-24</text:p>
          </table:table-cell>
          <table:table-cell office:value-type="float" office:value="-1.47384E-023" calcext:value-type="float">
            <text:p>-1.47384E-23</text:p>
          </table:table-cell>
          <table:table-cell office:value-type="float" office:value="1.14228E-022" calcext:value-type="float">
            <text:p>1.14228E-22</text:p>
          </table:table-cell>
          <table:table-cell office:value-type="float" office:value="7.6067E-022" calcext:value-type="float">
            <text:p>7.6067E-22</text:p>
          </table:table-cell>
          <table:table-cell office:value-type="float" office:value="-5.01691E-021" calcext:value-type="float">
            <text:p>-5.01691E-21</text:p>
          </table:table-cell>
          <table:table-cell office:value-type="float" office:value="-3.55463E-020" calcext:value-type="float">
            <text:p>-3.55463E-20</text:p>
          </table:table-cell>
          <table:table-cell office:value-type="float" office:value="3.27302E-019" calcext:value-type="float">
            <text:p>3.27302E-19</text:p>
          </table:table-cell>
          <table:table-cell office:value-type="float" office:value="1.47379E-018" calcext:value-type="float">
            <text:p>1.47379E-18</text:p>
          </table:table-cell>
          <table:table-cell office:value-type="float" office:value="-2.75077E-017" calcext:value-type="float">
            <text:p>-2.75077E-17</text:p>
          </table:table-cell>
          <table:table-cell office:value-type="float" office:value="-2.10575E-017" calcext:value-type="float">
            <text:p>-2.10575E-17</text:p>
          </table:table-cell>
          <table:table-cell office:value-type="float" office:value="2.80777E-015" calcext:value-type="float">
            <text:p>2.80777E-15</text:p>
          </table:table-cell>
          <table:table-cell office:value-type="float" office:value="-8.62162E-015" calcext:value-type="float">
            <text:p>-8.62162E-15</text:p>
          </table:table-cell>
          <table:table-cell office:value-type="float" office:value="-0.000000000000411217" calcext:value-type="float">
            <text:p>-4.11217E-13</text:p>
          </table:table-cell>
          <table:table-cell office:value-type="float" office:value="-0.0000000000007334" calcext:value-type="float">
            <text:p>-7.334E-13</text:p>
          </table:table-cell>
          <table:table-cell office:value-type="float" office:value="0.00000000000125632" calcext:value-type="float">
            <text:p>1.25632E-12</text:p>
          </table:table-cell>
          <table:table-cell office:value-type="float" office:value="0.0000000000236397" calcext:value-type="float">
            <text:p>2.36397E-11</text:p>
          </table:table-cell>
          <table:table-cell office:value-type="float" office:value="0.000000000111704" calcext:value-type="float">
            <text:p>1.11704E-10</text:p>
          </table:table-cell>
          <table:table-cell office:value-type="float" office:value="0.000000000433218" calcext:value-type="float">
            <text:p>4.33218E-10</text:p>
          </table:table-cell>
          <table:table-cell office:value-type="float" office:value="0.00000000119678" calcext:value-type="float">
            <text:p>1.19678E-09</text:p>
          </table:table-cell>
          <table:table-cell office:value-type="float" office:value="0.00000000293368" calcext:value-type="float">
            <text:p>2.93368E-09</text:p>
          </table:table-cell>
          <table:table-cell office:value-type="float" office:value="0.00000000696625" calcext:value-type="float">
            <text:p>6.96625E-09</text:p>
          </table:table-cell>
          <table:table-cell office:value-type="float" office:value="0.0000000155464" calcext:value-type="float">
            <text:p>1.55464E-08</text:p>
          </table:table-cell>
          <table:table-cell office:value-type="float" office:value="0.0000000287202" calcext:value-type="float">
            <text:p>2.87202E-08</text:p>
          </table:table-cell>
          <table:table-cell office:value-type="float" office:value="0.0000000521574" calcext:value-type="float">
            <text:p>5.21574E-08</text:p>
          </table:table-cell>
          <table:table-cell office:value-type="float" office:value="0.0000000958176" calcext:value-type="float">
            <text:p>9.58176E-08</text:p>
          </table:table-cell>
          <table:table-cell office:value-type="float" office:value="0.000000167529" calcext:value-type="float">
            <text:p>1.67529E-07</text:p>
          </table:table-cell>
          <table:table-cell office:value-type="float" office:value="0.000000263426" calcext:value-type="float">
            <text:p>2.63426E-07</text:p>
          </table:table-cell>
          <table:table-cell office:value-type="float" office:value="0.000000402181" calcext:value-type="float">
            <text:p>4.02181E-07</text:p>
          </table:table-cell>
          <table:table-cell office:value-type="float" office:value="0.000000626284" calcext:value-type="float">
            <text:p>6.26284E-07</text:p>
          </table:table-cell>
          <table:table-cell office:value-type="float" office:value="0.000000971289" calcext:value-type="float">
            <text:p>9.71289E-07</text:p>
          </table:table-cell>
          <table:table-cell office:value-type="float" office:value="0.00000133041" calcext:value-type="float">
            <text:p>1.33041E-06</text:p>
          </table:table-cell>
          <table:table-cell office:value-type="float" office:value="0.0000018538" calcext:value-type="float">
            <text:p>1.8538E-06</text:p>
          </table:table-cell>
          <table:table-cell office:value-type="float" office:value="0.0000026727" calcext:value-type="float">
            <text:p>2.6727E-06</text:p>
          </table:table-cell>
          <table:table-cell office:value-type="float" office:value="0.00000363675" calcext:value-type="float">
            <text:p>3.63675E-06</text:p>
          </table:table-cell>
          <table:table-cell office:value-type="float" office:value="0.00000486432" calcext:value-type="float">
            <text:p>4.86432E-06</text:p>
          </table:table-cell>
          <table:table-cell office:value-type="float" office:value="0.0000064045" calcext:value-type="float">
            <text:p>6.4045E-06</text:p>
          </table:table-cell>
          <table:table-cell office:value-type="float" office:value="0.00000831087" calcext:value-type="float">
            <text:p>8.31087E-06</text:p>
          </table:table-cell>
          <table:table-cell office:value-type="float" office:value="0.0000106412" calcext:value-type="float">
            <text:p>1.06412E-05</text:p>
          </table:table-cell>
          <table:table-cell office:value-type="float" office:value="0.0000134573" calcext:value-type="float">
            <text:p>1.34573E-05</text:p>
          </table:table-cell>
          <table:table-cell office:value-type="float" office:value="0.0000168242" calcext:value-type="float">
            <text:p>1.68242E-05</text:p>
          </table:table-cell>
          <table:table-cell office:value-type="float" office:value="0.0000208105" calcext:value-type="float">
            <text:p>2.08105E-05</text:p>
          </table:table-cell>
          <table:table-cell office:value-type="float" office:value="0.000025487" calcext:value-type="float">
            <text:p>2.5487E-05</text:p>
          </table:table-cell>
          <table:table-cell office:value-type="float" office:value="0.000030927" calcext:value-type="float">
            <text:p>3.0927E-05</text:p>
          </table:table-cell>
          <table:table-cell office:value-type="float" office:value="0.0000372054" calcext:value-type="float">
            <text:p>3.72054E-05</text:p>
          </table:table-cell>
          <table:table-cell office:value-type="float" office:value="0.0000443983" calcext:value-type="float">
            <text:p>4.43983E-05</text:p>
          </table:table-cell>
          <table:table-cell office:value-type="float" office:value="0.0000525824" calcext:value-type="float">
            <text:p>5.25824E-05</text:p>
          </table:table-cell>
          <table:table-cell office:value-type="float" office:value="0.0000618347" calcext:value-type="float">
            <text:p>6.18347E-05</text:p>
          </table:table-cell>
          <table:table-cell office:value-type="float" office:value="0.000072232" calcext:value-type="float">
            <text:p>7.2232E-05</text:p>
          </table:table-cell>
          <table:table-cell office:value-type="float" office:value="0.0000838503" calcext:value-type="float">
            <text:p>8.38503E-05</text:p>
          </table:table-cell>
          <table:table-cell office:value-type="float" office:value="0.0000967644" calcext:value-type="float">
            <text:p>9.67644E-05</text:p>
          </table:table-cell>
          <table:table-cell office:value-type="float" office:value="0.000111048" calcext:value-type="float">
            <text:p>0.000111048</text:p>
          </table:table-cell>
          <table:table-cell office:value-type="float" office:value="0.000126772" calcext:value-type="float">
            <text:p>0.000126772</text:p>
          </table:table-cell>
          <table:table-cell office:value-type="float" office:value="0.000144006" calcext:value-type="float">
            <text:p>0.000144006</text:p>
          </table:table-cell>
          <table:table-cell office:value-type="float" office:value="0.000162817" calcext:value-type="float">
            <text:p>0.000162817</text:p>
          </table:table-cell>
          <table:table-cell office:value-type="float" office:value="0.000183269" calcext:value-type="float">
            <text:p>0.000183269</text:p>
          </table:table-cell>
          <table:table-cell office:value-type="float" office:value="0.000205422" calcext:value-type="float">
            <text:p>0.000205422</text:p>
          </table:table-cell>
          <table:table-cell office:value-type="float" office:value="0.000229336" calcext:value-type="float">
            <text:p>0.000229336</text:p>
          </table:table-cell>
          <table:table-cell office:value-type="float" office:value="0.000255063" calcext:value-type="float">
            <text:p>0.000255063</text:p>
          </table:table-cell>
          <table:table-cell office:value-type="float" office:value="0.000282656" calcext:value-type="float">
            <text:p>0.000282656</text:p>
          </table:table-cell>
          <table:table-cell office:value-type="float" office:value="0.000312161" calcext:value-type="float">
            <text:p>0.000312161</text:p>
          </table:table-cell>
          <table:table-cell office:value-type="float" office:value="0.000343622" calcext:value-type="float">
            <text:p>0.000343622</text:p>
          </table:table-cell>
          <table:table-cell office:value-type="float" office:value="0.000377079" calcext:value-type="float">
            <text:p>0.000377079</text:p>
          </table:table-cell>
          <table:table-cell office:value-type="float" office:value="0.000408766" calcext:value-type="float">
            <text:p>0.000408766</text:p>
          </table:table-cell>
          <table:table-cell office:value-type="float" office:value="0.000442131" calcext:value-type="float">
            <text:p>0.000442131</text:p>
          </table:table-cell>
          <table:table-cell office:value-type="float" office:value="0.000482691" calcext:value-type="float">
            <text:p>0.000482691</text:p>
          </table:table-cell>
          <table:table-cell office:value-type="float" office:value="0.000530137" calcext:value-type="float">
            <text:p>0.000530137</text:p>
          </table:table-cell>
          <table:table-cell office:value-type="float" office:value="0.000566348" calcext:value-type="float">
            <text:p>0.000566348</text:p>
          </table:table-cell>
          <table:table-cell office:value-type="float" office:value="0.000609796" calcext:value-type="float">
            <text:p>0.000609796</text:p>
          </table:table-cell>
          <table:table-cell office:value-type="float" office:value="0.00066447" calcext:value-type="float">
            <text:p>0.00066447</text:p>
          </table:table-cell>
          <table:table-cell office:value-type="float" office:value="0.000712282" calcext:value-type="float">
            <text:p>0.000712282</text:p>
          </table:table-cell>
          <table:table-cell office:value-type="float" office:value="0.000765315" calcext:value-type="float">
            <text:p>0.000765315</text:p>
          </table:table-cell>
          <table:table-cell office:value-type="float" office:value="0.000822997" calcext:value-type="float">
            <text:p>0.000822997</text:p>
          </table:table-cell>
          <table:table-cell office:value-type="float" office:value="0.000883148" calcext:value-type="float">
            <text:p>0.000883148</text:p>
          </table:table-cell>
          <table:table-cell office:value-type="float" office:value="0.000932937" calcext:value-type="float">
            <text:p>0.000932937</text:p>
          </table:table-cell>
          <table:table-cell office:value-type="float" office:value="0.000988911" calcext:value-type="float">
            <text:p>0.000988911</text:p>
          </table:table-cell>
          <table:table-cell office:value-type="float" office:value="0.0010578" calcext:value-type="float">
            <text:p>0.0010578</text:p>
          </table:table-cell>
          <table:table-cell office:value-type="float" office:value="0.00112411" calcext:value-type="float">
            <text:p>0.00112411</text:p>
          </table:table-cell>
          <table:table-cell office:value-type="float" office:value="0.00119218" calcext:value-type="float">
            <text:p>0.00119218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2975E-044" calcext:value-type="float">
            <text:p>-8.42975E-44</text:p>
          </table:table-cell>
          <table:table-cell office:value-type="float" office:value="-3.42876E-041" calcext:value-type="float">
            <text:p>-3.42876E-41</text:p>
          </table:table-cell>
          <table:table-cell office:value-type="float" office:value="-2.18046E-039" calcext:value-type="float">
            <text:p>-2.18046E-39</text:p>
          </table:table-cell>
          <table:table-cell office:value-type="float" office:value="3.48143E-038" calcext:value-type="float">
            <text:p>3.48143E-38</text:p>
          </table:table-cell>
          <table:table-cell office:value-type="float" office:value="2.07053E-036" calcext:value-type="float">
            <text:p>2.07053E-36</text:p>
          </table:table-cell>
          <table:table-cell office:value-type="float" office:value="2.15922E-035" calcext:value-type="float">
            <text:p>2.15922E-35</text:p>
          </table:table-cell>
          <table:table-cell office:value-type="float" office:value="-6.84716E-035" calcext:value-type="float">
            <text:p>-6.84716E-35</text:p>
          </table:table-cell>
          <table:table-cell office:value-type="float" office:value="-3.08865E-033" calcext:value-type="float">
            <text:p>-3.08865E-33</text:p>
          </table:table-cell>
          <table:table-cell office:value-type="float" office:value="-2.46549E-032" calcext:value-type="float">
            <text:p>-2.46549E-32</text:p>
          </table:table-cell>
          <table:table-cell office:value-type="float" office:value="-2.92037E-032" calcext:value-type="float">
            <text:p>-2.92037E-32</text:p>
          </table:table-cell>
          <table:table-cell office:value-type="float" office:value="9.86507E-031" calcext:value-type="float">
            <text:p>9.86507E-31</text:p>
          </table:table-cell>
          <table:table-cell office:value-type="float" office:value="8.44209E-030" calcext:value-type="float">
            <text:p>8.44209E-30</text:p>
          </table:table-cell>
          <table:table-cell office:value-type="float" office:value="2.03935E-029" calcext:value-type="float">
            <text:p>2.03935E-29</text:p>
          </table:table-cell>
          <table:table-cell office:value-type="float" office:value="-1.49493E-028" calcext:value-type="float">
            <text:p>-1.49493E-28</text:p>
          </table:table-cell>
          <table:table-cell office:value-type="float" office:value="-1.50346E-027" calcext:value-type="float">
            <text:p>-1.50346E-27</text:p>
          </table:table-cell>
          <table:table-cell office:value-type="float" office:value="-4.00959E-027" calcext:value-type="float">
            <text:p>-4.00959E-27</text:p>
          </table:table-cell>
          <table:table-cell office:value-type="float" office:value="2.17396E-026" calcext:value-type="float">
            <text:p>2.17396E-26</text:p>
          </table:table-cell>
          <table:table-cell office:value-type="float" office:value="2.18958E-025" calcext:value-type="float">
            <text:p>2.18958E-25</text:p>
          </table:table-cell>
          <table:table-cell office:value-type="float" office:value="3.48545E-025" calcext:value-type="float">
            <text:p>3.48545E-25</text:p>
          </table:table-cell>
          <table:table-cell office:value-type="float" office:value="-5.14372E-024" calcext:value-type="float">
            <text:p>-5.14372E-24</text:p>
          </table:table-cell>
          <table:table-cell office:value-type="float" office:value="-2.88799E-023" calcext:value-type="float">
            <text:p>-2.88799E-23</text:p>
          </table:table-cell>
          <table:table-cell office:value-type="float" office:value="8.76281E-023" calcext:value-type="float">
            <text:p>8.76281E-23</text:p>
          </table:table-cell>
          <table:table-cell office:value-type="float" office:value="1.22468E-021" calcext:value-type="float">
            <text:p>1.22468E-21</text:p>
          </table:table-cell>
          <table:table-cell office:value-type="float" office:value="-1.49938E-021" calcext:value-type="float">
            <text:p>-1.49938E-21</text:p>
          </table:table-cell>
          <table:table-cell office:value-type="float" office:value="-5.20125E-020" calcext:value-type="float">
            <text:p>-5.20125E-20</text:p>
          </table:table-cell>
          <table:table-cell office:value-type="float" office:value="6.67036E-020" calcext:value-type="float">
            <text:p>6.67036E-20</text:p>
          </table:table-cell>
          <table:table-cell office:value-type="float" office:value="2.54956E-018" calcext:value-type="float">
            <text:p>2.54956E-18</text:p>
          </table:table-cell>
          <table:table-cell office:value-type="float" office:value="-7.32741E-018" calcext:value-type="float">
            <text:p>-7.32741E-18</text:p>
          </table:table-cell>
          <table:table-cell office:value-type="float" office:value="-1.47584E-016" calcext:value-type="float">
            <text:p>-1.47584E-16</text:p>
          </table:table-cell>
          <table:table-cell office:value-type="float" office:value="9.15176E-016" calcext:value-type="float">
            <text:p>9.15176E-16</text:p>
          </table:table-cell>
          <table:table-cell office:value-type="float" office:value="0.0000000000000107577" calcext:value-type="float">
            <text:p>1.07577E-14</text:p>
          </table:table-cell>
          <table:table-cell office:value-type="float" office:value="-0.000000000000127007" calcext:value-type="float">
            <text:p>-1.27007E-13</text:p>
          </table:table-cell>
          <table:table-cell office:value-type="float" office:value="-0.00000000000141627" calcext:value-type="float">
            <text:p>-1.41627E-12</text:p>
          </table:table-cell>
          <table:table-cell office:value-type="float" office:value="-0.000000000000946427" calcext:value-type="float">
            <text:p>-9.46427E-13</text:p>
          </table:table-cell>
          <table:table-cell office:value-type="float" office:value="0.0000000000168176" calcext:value-type="float">
            <text:p>1.68176E-11</text:p>
          </table:table-cell>
          <table:table-cell office:value-type="float" office:value="0.000000000129993" calcext:value-type="float">
            <text:p>1.29993E-10</text:p>
          </table:table-cell>
          <table:table-cell office:value-type="float" office:value="0.000000000496636" calcext:value-type="float">
            <text:p>4.96636E-10</text:p>
          </table:table-cell>
          <table:table-cell office:value-type="float" office:value="0.00000000167173" calcext:value-type="float">
            <text:p>1.67173E-09</text:p>
          </table:table-cell>
          <table:table-cell office:value-type="float" office:value="0.00000000422558" calcext:value-type="float">
            <text:p>4.22558E-09</text:p>
          </table:table-cell>
          <table:table-cell office:value-type="float" office:value="0.00000000963927" calcext:value-type="float">
            <text:p>9.63927E-09</text:p>
          </table:table-cell>
          <table:table-cell office:value-type="float" office:value="0.0000000214025" calcext:value-type="float">
            <text:p>2.14025E-08</text:p>
          </table:table-cell>
          <table:table-cell office:value-type="float" office:value="0.0000000449289" calcext:value-type="float">
            <text:p>4.49289E-08</text:p>
          </table:table-cell>
          <table:table-cell office:value-type="float" office:value="0.000000079682" calcext:value-type="float">
            <text:p>7.9682E-08</text:p>
          </table:table-cell>
          <table:table-cell office:value-type="float" office:value="0.000000138919" calcext:value-type="float">
            <text:p>1.38919E-07</text:p>
          </table:table-cell>
          <table:table-cell office:value-type="float" office:value="0.000000244501" calcext:value-type="float">
            <text:p>2.44501E-07</text:p>
          </table:table-cell>
          <table:table-cell office:value-type="float" office:value="0.000000411045" calcext:value-type="float">
            <text:p>4.11045E-07</text:p>
          </table:table-cell>
          <table:table-cell office:value-type="float" office:value="0.000000628082" calcext:value-type="float">
            <text:p>6.28082E-07</text:p>
          </table:table-cell>
          <table:table-cell office:value-type="float" office:value="0.000000933209" calcext:value-type="float">
            <text:p>9.33209E-07</text:p>
          </table:table-cell>
          <table:table-cell office:value-type="float" office:value="0.00000141047" calcext:value-type="float">
            <text:p>1.41047E-06</text:p>
          </table:table-cell>
          <table:table-cell office:value-type="float" office:value="0.00000212138" calcext:value-type="float">
            <text:p>2.12138E-06</text:p>
          </table:table-cell>
          <table:table-cell office:value-type="float" office:value="0.00000285269" calcext:value-type="float">
            <text:p>2.85269E-06</text:p>
          </table:table-cell>
          <table:table-cell office:value-type="float" office:value="0.00000389077" calcext:value-type="float">
            <text:p>3.89077E-06</text:p>
          </table:table-cell>
          <table:table-cell office:value-type="float" office:value="0.00000547196" calcext:value-type="float">
            <text:p>5.47196E-06</text:p>
          </table:table-cell>
          <table:table-cell office:value-type="float" office:value="0.00000729762" calcext:value-type="float">
            <text:p>7.29762E-06</text:p>
          </table:table-cell>
          <table:table-cell office:value-type="float" office:value="0.00000957764" calcext:value-type="float">
            <text:p>9.57764E-06</text:p>
          </table:table-cell>
          <table:table-cell office:value-type="float" office:value="0.0000123863" calcext:value-type="float">
            <text:p>1.23863E-05</text:p>
          </table:table-cell>
          <table:table-cell office:value-type="float" office:value="0.0000158027" calcext:value-type="float">
            <text:p>1.58027E-05</text:p>
          </table:table-cell>
          <table:table-cell office:value-type="float" office:value="0.0000199107" calcext:value-type="float">
            <text:p>1.99107E-05</text:p>
          </table:table-cell>
          <table:table-cell office:value-type="float" office:value="0.0000247976" calcext:value-type="float">
            <text:p>2.47976E-05</text:p>
          </table:table-cell>
          <table:table-cell office:value-type="float" office:value="0.0000305541" calcext:value-type="float">
            <text:p>3.05541E-05</text:p>
          </table:table-cell>
          <table:table-cell office:value-type="float" office:value="0.0000372731" calcext:value-type="float">
            <text:p>3.72731E-05</text:p>
          </table:table-cell>
          <table:table-cell office:value-type="float" office:value="0.0000450494" calcext:value-type="float">
            <text:p>4.50494E-05</text:p>
          </table:table-cell>
          <table:table-cell office:value-type="float" office:value="0.0000539789" calcext:value-type="float">
            <text:p>5.39789E-05</text:p>
          </table:table-cell>
          <table:table-cell office:value-type="float" office:value="0.0000641576" calcext:value-type="float">
            <text:p>6.41576E-05</text:p>
          </table:table-cell>
          <table:table-cell office:value-type="float" office:value="0.0000756813" calcext:value-type="float">
            <text:p>7.56813E-05</text:p>
          </table:table-cell>
          <table:table-cell office:value-type="float" office:value="0.0000886449" calcext:value-type="float">
            <text:p>8.86449E-05</text:p>
          </table:table-cell>
          <table:table-cell office:value-type="float" office:value="0.000103142" calcext:value-type="float">
            <text:p>0.000103142</text:p>
          </table:table-cell>
          <table:table-cell office:value-type="float" office:value="0.000119263" calcext:value-type="float">
            <text:p>0.000119263</text:p>
          </table:table-cell>
          <table:table-cell office:value-type="float" office:value="0.000137097" calcext:value-type="float">
            <text:p>0.000137097</text:p>
          </table:table-cell>
          <table:table-cell office:value-type="float" office:value="0.000156729" calcext:value-type="float">
            <text:p>0.000156729</text:p>
          </table:table-cell>
          <table:table-cell office:value-type="float" office:value="0.000178242" calcext:value-type="float">
            <text:p>0.000178242</text:p>
          </table:table-cell>
          <table:table-cell office:value-type="float" office:value="0.000201713" calcext:value-type="float">
            <text:p>0.000201713</text:p>
          </table:table-cell>
          <table:table-cell office:value-type="float" office:value="0.000227217" calcext:value-type="float">
            <text:p>0.000227217</text:p>
          </table:table-cell>
          <table:table-cell office:value-type="float" office:value="0.000254823" calcext:value-type="float">
            <text:p>0.000254823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0.000316599" calcext:value-type="float">
            <text:p>0.000316599</text:p>
          </table:table-cell>
          <table:table-cell office:value-type="float" office:value="0.000350884" calcext:value-type="float">
            <text:p>0.000350884</text:p>
          </table:table-cell>
          <table:table-cell office:value-type="float" office:value="0.000387503" calcext:value-type="float">
            <text:p>0.000387503</text:p>
          </table:table-cell>
          <table:table-cell office:value-type="float" office:value="0.000426502" calcext:value-type="float">
            <text:p>0.000426502</text:p>
          </table:table-cell>
          <table:table-cell office:value-type="float" office:value="0.000467921" calcext:value-type="float">
            <text:p>0.000467921</text:p>
          </table:table-cell>
          <table:table-cell office:value-type="float" office:value="0.000511797" calcext:value-type="float">
            <text:p>0.000511797</text:p>
          </table:table-cell>
          <table:table-cell office:value-type="float" office:value="0.000558159" calcext:value-type="float">
            <text:p>0.000558159</text:p>
          </table:table-cell>
          <table:table-cell office:value-type="float" office:value="0.000601942" calcext:value-type="float">
            <text:p>0.000601942</text:p>
          </table:table-cell>
          <table:table-cell office:value-type="float" office:value="0.00064774" calcext:value-type="float">
            <text:p>0.00064774</text:p>
          </table:table-cell>
          <table:table-cell office:value-type="float" office:value="0.000702997" calcext:value-type="float">
            <text:p>0.000702997</text:p>
          </table:table-cell>
          <table:table-cell office:value-type="float" office:value="0.000767108" calcext:value-type="float">
            <text:p>0.000767108</text:p>
          </table:table-cell>
          <table:table-cell office:value-type="float" office:value="0.000816057" calcext:value-type="float">
            <text:p>0.000816057</text:p>
          </table:table-cell>
          <table:table-cell office:value-type="float" office:value="0.00087433" calcext:value-type="float">
            <text:p>0.00087433</text:p>
          </table:table-cell>
          <table:table-cell office:value-type="float" office:value="0.00094712" calcext:value-type="float">
            <text:p>0.00094712</text:p>
          </table:table-cell>
          <table:table-cell office:value-type="float" office:value="0.00101057" calcext:value-type="float">
            <text:p>0.00101057</text:p>
          </table:table-cell>
          <table:table-cell office:value-type="float" office:value="0.00108055" calcext:value-type="float">
            <text:p>0.00108055</text:p>
          </table:table-cell>
          <table:table-cell office:value-type="float" office:value="0.00115622" calcext:value-type="float">
            <text:p>0.00115622</text:p>
          </table:table-cell>
          <table:table-cell office:value-type="float" office:value="0.0012347" calcext:value-type="float">
            <text:p>0.0012347</text:p>
          </table:table-cell>
          <table:table-cell office:value-type="float" office:value="0.00129972" calcext:value-type="float">
            <text:p>0.00129972</text:p>
          </table:table-cell>
          <table:table-cell office:value-type="float" office:value="0.00137233" calcext:value-type="float">
            <text:p>0.00137233</text:p>
          </table:table-cell>
          <table:table-cell office:value-type="float" office:value="0.00146114" calcext:value-type="float">
            <text:p>0.00146114</text:p>
          </table:table-cell>
          <table:table-cell office:value-type="float" office:value="0.00154631" calcext:value-type="float">
            <text:p>0.00154631</text:p>
          </table:table-cell>
          <table:table-cell office:value-type="float" office:value="0.00163337" calcext:value-type="float">
            <text:p>0.0016333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1556E-042" calcext:value-type="float">
            <text:p>1.91556E-42</text:p>
          </table:table-cell>
          <table:table-cell office:value-type="float" office:value="-8.51527E-040" calcext:value-type="float">
            <text:p>-8.51527E-40</text:p>
          </table:table-cell>
          <table:table-cell office:value-type="float" office:value="5.41302E-038" calcext:value-type="float">
            <text:p>5.41302E-38</text:p>
          </table:table-cell>
          <table:table-cell office:value-type="float" office:value="2.52708E-036" calcext:value-type="float">
            <text:p>2.52708E-36</text:p>
          </table:table-cell>
          <table:table-cell office:value-type="float" office:value="1.65411E-035" calcext:value-type="float">
            <text:p>1.65411E-35</text:p>
          </table:table-cell>
          <table:table-cell office:value-type="float" office:value="-3.81519E-034" calcext:value-type="float">
            <text:p>-3.81519E-34</text:p>
          </table:table-cell>
          <table:table-cell office:value-type="float" office:value="-7.00541E-033" calcext:value-type="float">
            <text:p>-7.00541E-33</text:p>
          </table:table-cell>
          <table:table-cell office:value-type="float" office:value="-3.81535E-032" calcext:value-type="float">
            <text:p>-3.81535E-32</text:p>
          </table:table-cell>
          <table:table-cell office:value-type="float" office:value="1.19275E-031" calcext:value-type="float">
            <text:p>1.19275E-31</text:p>
          </table:table-cell>
          <table:table-cell office:value-type="float" office:value="3.01112E-030" calcext:value-type="float">
            <text:p>3.01112E-30</text:p>
          </table:table-cell>
          <table:table-cell office:value-type="float" office:value="1.78486E-029" calcext:value-type="float">
            <text:p>1.78486E-29</text:p>
          </table:table-cell>
          <table:table-cell office:value-type="float" office:value="1.27149E-029" calcext:value-type="float">
            <text:p>1.27149E-29</text:p>
          </table:table-cell>
          <table:table-cell office:value-type="float" office:value="-5.02859E-028" calcext:value-type="float">
            <text:p>-5.02859E-28</text:p>
          </table:table-cell>
          <table:table-cell office:value-type="float" office:value="-3.44592E-027" calcext:value-type="float">
            <text:p>-3.44592E-27</text:p>
          </table:table-cell>
          <table:table-cell office:value-type="float" office:value="-6.07155E-027" calcext:value-type="float">
            <text:p>-6.07155E-27</text:p>
          </table:table-cell>
          <table:table-cell office:value-type="float" office:value="5.7076E-026" calcext:value-type="float">
            <text:p>5.7076E-26</text:p>
          </table:table-cell>
          <table:table-cell office:value-type="float" office:value="4.47686E-025" calcext:value-type="float">
            <text:p>4.47686E-25</text:p>
          </table:table-cell>
          <table:table-cell office:value-type="float" office:value="6.89259E-025" calcext:value-type="float">
            <text:p>6.89259E-25</text:p>
          </table:table-cell>
          <table:table-cell office:value-type="float" office:value="-8.59554E-024" calcext:value-type="float">
            <text:p>-8.59554E-24</text:p>
          </table:table-cell>
          <table:table-cell office:value-type="float" office:value="-5.33413E-023" calcext:value-type="float">
            <text:p>-5.33413E-23</text:p>
          </table:table-cell>
          <table:table-cell office:value-type="float" office:value="5.23104E-023" calcext:value-type="float">
            <text:p>5.23104E-23</text:p>
          </table:table-cell>
          <table:table-cell office:value-type="float" office:value="1.76207E-021" calcext:value-type="float">
            <text:p>1.76207E-21</text:p>
          </table:table-cell>
          <table:table-cell office:value-type="float" office:value="2.66899E-021" calcext:value-type="float">
            <text:p>2.66899E-21</text:p>
          </table:table-cell>
          <table:table-cell office:value-type="float" office:value="-5.60029E-020" calcext:value-type="float">
            <text:p>-5.60029E-20</text:p>
          </table:table-cell>
          <table:table-cell office:value-type="float" office:value="-1.6633E-019" calcext:value-type="float">
            <text:p>-1.6633E-19</text:p>
          </table:table-cell>
          <table:table-cell office:value-type="float" office:value="2.19747E-018" calcext:value-type="float">
            <text:p>2.19747E-18</text:p>
          </table:table-cell>
          <table:table-cell office:value-type="float" office:value="7.29526E-018" calcext:value-type="float">
            <text:p>7.29526E-18</text:p>
          </table:table-cell>
          <table:table-cell office:value-type="float" office:value="-1.15641E-016" calcext:value-type="float">
            <text:p>-1.15641E-16</text:p>
          </table:table-cell>
          <table:table-cell office:value-type="float" office:value="-2.88738E-016" calcext:value-type="float">
            <text:p>-2.88738E-16</text:p>
          </table:table-cell>
          <table:table-cell office:value-type="float" office:value="8.20506E-015" calcext:value-type="float">
            <text:p>8.20506E-15</text:p>
          </table:table-cell>
          <table:table-cell office:value-type="float" office:value="0.000000000000011889" calcext:value-type="float">
            <text:p>1.1889E-14</text:p>
          </table:table-cell>
          <table:table-cell office:value-type="float" office:value="-0.000000000000838009" calcext:value-type="float">
            <text:p>-8.38009E-13</text:p>
          </table:table-cell>
          <table:table-cell office:value-type="float" office:value="-0.00000000000244113" calcext:value-type="float">
            <text:p>-2.44113E-12</text:p>
          </table:table-cell>
          <table:table-cell office:value-type="float" office:value="0.00000000000818139" calcext:value-type="float">
            <text:p>8.18139E-12</text:p>
          </table:table-cell>
          <table:table-cell office:value-type="float" office:value="0.000000000114256" calcext:value-type="float">
            <text:p>1.14256E-10</text:p>
          </table:table-cell>
          <table:table-cell office:value-type="float" office:value="0.000000000618918" calcext:value-type="float">
            <text:p>6.18918E-10</text:p>
          </table:table-cell>
          <table:table-cell office:value-type="float" office:value="0.00000000202869" calcext:value-type="float">
            <text:p>2.02869E-09</text:p>
          </table:table-cell>
          <table:table-cell office:value-type="float" office:value="0.00000000609469" calcext:value-type="float">
            <text:p>6.09469E-09</text:p>
          </table:table-cell>
          <table:table-cell office:value-type="float" office:value="0.0000000142276" calcext:value-type="float">
            <text:p>1.42276E-08</text:p>
          </table:table-cell>
          <table:table-cell office:value-type="float" office:value="0.0000000303674" calcext:value-type="float">
            <text:p>3.03674E-08</text:p>
          </table:table-cell>
          <table:table-cell office:value-type="float" office:value="0.0000000634669" calcext:value-type="float">
            <text:p>6.34669E-08</text:p>
          </table:table-cell>
          <table:table-cell office:value-type="float" office:value="0.000000126285" calcext:value-type="float">
            <text:p>1.26285E-07</text:p>
          </table:table-cell>
          <table:table-cell office:value-type="float" office:value="0.000000214462" calcext:value-type="float">
            <text:p>2.14462E-07</text:p>
          </table:table-cell>
          <table:table-cell office:value-type="float" office:value="0.000000359149" calcext:value-type="float">
            <text:p>3.59149E-07</text:p>
          </table:table-cell>
          <table:table-cell office:value-type="float" office:value="0.000000607816" calcext:value-type="float">
            <text:p>6.07816E-07</text:p>
          </table:table-cell>
          <table:table-cell office:value-type="float" office:value="0.0000009863" calcext:value-type="float">
            <text:p>9.863E-07</text:p>
          </table:table-cell>
          <table:table-cell office:value-type="float" office:value="0.00000146178" calcext:value-type="float">
            <text:p>1.46178E-06</text:p>
          </table:table-cell>
          <table:table-cell office:value-type="float" office:value="0.00000211197" calcext:value-type="float">
            <text:p>2.11197E-06</text:p>
          </table:table-cell>
          <table:table-cell office:value-type="float" office:value="0.00000310382" calcext:value-type="float">
            <text:p>3.10382E-06</text:p>
          </table:table-cell>
          <table:table-cell office:value-type="float" office:value="0.00000454494" calcext:value-type="float">
            <text:p>4.54494E-06</text:p>
          </table:table-cell>
          <table:table-cell office:value-type="float" office:value="0.00000598036" calcext:value-type="float">
            <text:p>5.98036E-06</text:p>
          </table:table-cell>
          <table:table-cell office:value-type="float" office:value="0.00000798404" calcext:value-type="float">
            <text:p>7.98404E-06</text:p>
          </table:table-cell>
          <table:table-cell office:value-type="float" office:value="0.0000109779" calcext:value-type="float">
            <text:p>1.09779E-05</text:p>
          </table:table-cell>
          <table:table-cell office:value-type="float" office:value="0.0000143566" calcext:value-type="float">
            <text:p>1.43566E-05</text:p>
          </table:table-cell>
          <table:table-cell office:value-type="float" office:value="0.0000184972" calcext:value-type="float">
            <text:p>1.84972E-05</text:p>
          </table:table-cell>
          <table:table-cell office:value-type="float" office:value="0.0000235073" calcext:value-type="float">
            <text:p>2.35073E-05</text:p>
          </table:table-cell>
          <table:table-cell office:value-type="float" office:value="0.0000294993" calcext:value-type="float">
            <text:p>2.94993E-05</text:p>
          </table:table-cell>
          <table:table-cell office:value-type="float" office:value="0.0000365893" calcext:value-type="float">
            <text:p>3.65893E-05</text:p>
          </table:table-cell>
          <table:table-cell office:value-type="float" office:value="0.0000448958" calcext:value-type="float">
            <text:p>4.48958E-05</text:p>
          </table:table-cell>
          <table:table-cell office:value-type="float" office:value="0.0000545392" calcext:value-type="float">
            <text:p>5.45392E-05</text:p>
          </table:table-cell>
          <table:table-cell office:value-type="float" office:value="0.0000656404" calcext:value-type="float">
            <text:p>6.56404E-05</text:p>
          </table:table-cell>
          <table:table-cell office:value-type="float" office:value="0.00007832" calcext:value-type="float">
            <text:p>7.832E-05</text:p>
          </table:table-cell>
          <table:table-cell office:value-type="float" office:value="0.0000926973" calcext:value-type="float">
            <text:p>9.26973E-05</text:p>
          </table:table-cell>
          <table:table-cell office:value-type="float" office:value="0.00010889" calcext:value-type="float">
            <text:p>0.00010889</text:p>
          </table:table-cell>
          <table:table-cell office:value-type="float" office:value="0.000127011" calcext:value-type="float">
            <text:p>0.000127011</text:p>
          </table:table-cell>
          <table:table-cell office:value-type="float" office:value="0.000147173" calcext:value-type="float">
            <text:p>0.000147173</text:p>
          </table:table-cell>
          <table:table-cell office:value-type="float" office:value="0.000169481" calcext:value-type="float">
            <text:p>0.000169481</text:p>
          </table:table-cell>
          <table:table-cell office:value-type="float" office:value="0.000194038" calcext:value-type="float">
            <text:p>0.000194038</text:p>
          </table:table-cell>
          <table:table-cell office:value-type="float" office:value="0.00022094" calcext:value-type="float">
            <text:p>0.00022094</text:p>
          </table:table-cell>
          <table:table-cell office:value-type="float" office:value="0.000250277" calcext:value-type="float">
            <text:p>0.000250277</text:p>
          </table:table-cell>
          <table:table-cell office:value-type="float" office:value="0.000282135" calcext:value-type="float">
            <text:p>0.000282135</text:p>
          </table:table-cell>
          <table:table-cell office:value-type="float" office:value="0.000316591" calcext:value-type="float">
            <text:p>0.000316591</text:p>
          </table:table-cell>
          <table:table-cell office:value-type="float" office:value="0.000353718" calcext:value-type="float">
            <text:p>0.000353718</text:p>
          </table:table-cell>
          <table:table-cell office:value-type="float" office:value="0.000393582" calcext:value-type="float">
            <text:p>0.000393582</text:p>
          </table:table-cell>
          <table:table-cell office:value-type="float" office:value="0.000436241" calcext:value-type="float">
            <text:p>0.000436241</text:p>
          </table:table-cell>
          <table:table-cell office:value-type="float" office:value="0.000481747" calcext:value-type="float">
            <text:p>0.000481747</text:p>
          </table:table-cell>
          <table:table-cell office:value-type="float" office:value="0.000530145" calcext:value-type="float">
            <text:p>0.000530145</text:p>
          </table:table-cell>
          <table:table-cell office:value-type="float" office:value="0.000581476" calcext:value-type="float">
            <text:p>0.000581476</text:p>
          </table:table-cell>
          <table:table-cell office:value-type="float" office:value="0.00063577" calcext:value-type="float">
            <text:p>0.00063577</text:p>
          </table:table-cell>
          <table:table-cell office:value-type="float" office:value="0.000693054" calcext:value-type="float">
            <text:p>0.000693054</text:p>
          </table:table-cell>
          <table:table-cell office:value-type="float" office:value="0.000753348" calcext:value-type="float">
            <text:p>0.000753348</text:p>
          </table:table-cell>
          <table:table-cell office:value-type="float" office:value="0.000816665" calcext:value-type="float">
            <text:p>0.000816665</text:p>
          </table:table-cell>
          <table:table-cell office:value-type="float" office:value="0.000875967" calcext:value-type="float">
            <text:p>0.000875967</text:p>
          </table:table-cell>
          <table:table-cell office:value-type="float" office:value="0.000937738" calcext:value-type="float">
            <text:p>0.000937738</text:p>
          </table:table-cell>
          <table:table-cell office:value-type="float" office:value="0.00101198" calcext:value-type="float">
            <text:p>0.00101198</text:p>
          </table:table-cell>
          <table:table-cell office:value-type="float" office:value="0.00109774" calcext:value-type="float">
            <text:p>0.00109774</text:p>
          </table:table-cell>
          <table:table-cell office:value-type="float" office:value="0.00116255" calcext:value-type="float">
            <text:p>0.00116255</text:p>
          </table:table-cell>
          <table:table-cell office:value-type="float" office:value="0.00123955" calcext:value-type="float">
            <text:p>0.00123955</text:p>
          </table:table-cell>
          <table:table-cell office:value-type="float" office:value="0.00133538" calcext:value-type="float">
            <text:p>0.00133538</text:p>
          </table:table-cell>
          <table:table-cell office:value-type="float" office:value="0.00141833" calcext:value-type="float">
            <text:p>0.00141833</text:p>
          </table:table-cell>
          <table:table-cell office:value-type="float" office:value="0.00150946" calcext:value-type="float">
            <text:p>0.00150946</text:p>
          </table:table-cell>
          <table:table-cell office:value-type="float" office:value="0.00160759" calcext:value-type="float">
            <text:p>0.00160759</text:p>
          </table:table-cell>
          <table:table-cell office:value-type="float" office:value="0.00170892" calcext:value-type="float">
            <text:p>0.00170892</text:p>
          </table:table-cell>
          <table:table-cell office:value-type="float" office:value="0.00179214" calcext:value-type="float">
            <text:p>0.00179214</text:p>
          </table:table-cell>
          <table:table-cell office:value-type="float" office:value="0.00188494" calcext:value-type="float">
            <text:p>0.00188494</text:p>
          </table:table-cell>
          <table:table-cell office:value-type="float" office:value="0.00199815" calcext:value-type="float">
            <text:p>0.00199815</text:p>
          </table:table-cell>
          <table:table-cell office:value-type="float" office:value="0.00210618" calcext:value-type="float">
            <text:p>0.00210618</text:p>
          </table:table-cell>
          <table:table-cell office:value-type="float" office:value="0.00221616" calcext:value-type="float">
            <text:p>0.00221616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9166E-040" calcext:value-type="float">
            <text:p>-2.59166E-40</text:p>
          </table:table-cell>
          <table:table-cell office:value-type="float" office:value="3.45355E-038" calcext:value-type="float">
            <text:p>3.45355E-38</text:p>
          </table:table-cell>
          <table:table-cell office:value-type="float" office:value="2.08624E-036" calcext:value-type="float">
            <text:p>2.08624E-36</text:p>
          </table:table-cell>
          <table:table-cell office:value-type="float" office:value="-3.71423E-036" calcext:value-type="float">
            <text:p>-3.71423E-36</text:p>
          </table:table-cell>
          <table:table-cell office:value-type="float" office:value="-9.49496E-034" calcext:value-type="float">
            <text:p>-9.49496E-34</text:p>
          </table:table-cell>
          <table:table-cell office:value-type="float" office:value="-1.2435E-032" calcext:value-type="float">
            <text:p>-1.2435E-32</text:p>
          </table:table-cell>
          <table:table-cell office:value-type="float" office:value="-2.99773E-032" calcext:value-type="float">
            <text:p>-2.99773E-32</text:p>
          </table:table-cell>
          <table:table-cell office:value-type="float" office:value="6.97609E-031" calcext:value-type="float">
            <text:p>6.97609E-31</text:p>
          </table:table-cell>
          <table:table-cell office:value-type="float" office:value="7.95858E-030" calcext:value-type="float">
            <text:p>7.95858E-30</text:p>
          </table:table-cell>
          <table:table-cell office:value-type="float" office:value="3.15014E-029" calcext:value-type="float">
            <text:p>3.15014E-29</text:p>
          </table:table-cell>
          <table:table-cell office:value-type="float" office:value="-7.53573E-029" calcext:value-type="float">
            <text:p>-7.53573E-29</text:p>
          </table:table-cell>
          <table:table-cell office:value-type="float" office:value="-1.56614E-027" calcext:value-type="float">
            <text:p>-1.56614E-27</text:p>
          </table:table-cell>
          <table:table-cell office:value-type="float" office:value="-7.658E-027" calcext:value-type="float">
            <text:p>-7.658E-27</text:p>
          </table:table-cell>
          <table:table-cell office:value-type="float" office:value="-4.06153E-027" calcext:value-type="float">
            <text:p>-4.06153E-27</text:p>
          </table:table-cell>
          <table:table-cell office:value-type="float" office:value="1.65695E-025" calcext:value-type="float">
            <text:p>1.65695E-25</text:p>
          </table:table-cell>
          <table:table-cell office:value-type="float" office:value="9.76941E-025" calcext:value-type="float">
            <text:p>9.76941E-25</text:p>
          </table:table-cell>
          <table:table-cell office:value-type="float" office:value="1.09571E-024" calcext:value-type="float">
            <text:p>1.09571E-24</text:p>
          </table:table-cell>
          <table:table-cell office:value-type="float" office:value="-1.73513E-023" calcext:value-type="float">
            <text:p>-1.73513E-23</text:p>
          </table:table-cell>
          <table:table-cell office:value-type="float" office:value="-1.02557E-022" calcext:value-type="float">
            <text:p>-1.02557E-22</text:p>
          </table:table-cell>
          <table:table-cell office:value-type="float" office:value="5.36703E-024" calcext:value-type="float">
            <text:p>5.36703E-24</text:p>
          </table:table-cell>
          <table:table-cell office:value-type="float" office:value="2.64067E-021" calcext:value-type="float">
            <text:p>2.64067E-21</text:p>
          </table:table-cell>
          <table:table-cell office:value-type="float" office:value="8.28715E-021" calcext:value-type="float">
            <text:p>8.28715E-21</text:p>
          </table:table-cell>
          <table:table-cell office:value-type="float" office:value="-5.43137E-020" calcext:value-type="float">
            <text:p>-5.43137E-20</text:p>
          </table:table-cell>
          <table:table-cell office:value-type="float" office:value="-3.73751E-019" calcext:value-type="float">
            <text:p>-3.73751E-19</text:p>
          </table:table-cell>
          <table:table-cell office:value-type="float" office:value="1.24887E-018" calcext:value-type="float">
            <text:p>1.24887E-18</text:p>
          </table:table-cell>
          <table:table-cell office:value-type="float" office:value="1.50198E-017" calcext:value-type="float">
            <text:p>1.50198E-17</text:p>
          </table:table-cell>
          <table:table-cell office:value-type="float" office:value="-4.34355E-017" calcext:value-type="float">
            <text:p>-4.34355E-17</text:p>
          </table:table-cell>
          <table:table-cell office:value-type="float" office:value="-6.85503E-016" calcext:value-type="float">
            <text:p>-6.85503E-16</text:p>
          </table:table-cell>
          <table:table-cell office:value-type="float" office:value="2.46799E-015" calcext:value-type="float">
            <text:p>2.46799E-15</text:p>
          </table:table-cell>
          <table:table-cell office:value-type="float" office:value="0.0000000000000407385" calcext:value-type="float">
            <text:p>4.07385E-14</text:p>
          </table:table-cell>
          <table:table-cell office:value-type="float" office:value="-0.000000000000189786" calcext:value-type="float">
            <text:p>-1.89786E-13</text:p>
          </table:table-cell>
          <table:table-cell office:value-type="float" office:value="-0.00000000000386977" calcext:value-type="float">
            <text:p>-3.86977E-12</text:p>
          </table:table-cell>
          <table:table-cell office:value-type="float" office:value="0.0000000000109219" calcext:value-type="float">
            <text:p>1.09219E-11</text:p>
          </table:table-cell>
          <table:table-cell office:value-type="float" office:value="0.0000000000882205" calcext:value-type="float">
            <text:p>8.82205E-11</text:p>
          </table:table-cell>
          <table:table-cell office:value-type="float" office:value="0.000000000610122" calcext:value-type="float">
            <text:p>6.10122E-10</text:p>
          </table:table-cell>
          <table:table-cell office:value-type="float" office:value="0.00000000263928" calcext:value-type="float">
            <text:p>2.63928E-09</text:p>
          </table:table-cell>
          <table:table-cell office:value-type="float" office:value="0.00000000765733" calcext:value-type="float">
            <text:p>7.65733E-09</text:p>
          </table:table-cell>
          <table:table-cell office:value-type="float" office:value="0.0000000208128" calcext:value-type="float">
            <text:p>2.08128E-08</text:p>
          </table:table-cell>
          <table:table-cell office:value-type="float" office:value="0.000000045276" calcext:value-type="float">
            <text:p>4.5276E-08</text:p>
          </table:table-cell>
          <table:table-cell office:value-type="float" office:value="0.0000000909983" calcext:value-type="float">
            <text:p>9.09983E-08</text:p>
          </table:table-cell>
          <table:table-cell office:value-type="float" office:value="0.000000179625" calcext:value-type="float">
            <text:p>1.79625E-07</text:p>
          </table:table-cell>
          <table:table-cell office:value-type="float" office:value="0.000000339124" calcext:value-type="float">
            <text:p>3.39124E-07</text:p>
          </table:table-cell>
          <table:table-cell office:value-type="float" office:value="0.000000554507" calcext:value-type="float">
            <text:p>5.54507E-07</text:p>
          </table:table-cell>
          <table:table-cell office:value-type="float" office:value="0.000000894728" calcext:value-type="float">
            <text:p>8.94728E-07</text:p>
          </table:table-cell>
          <table:table-cell office:value-type="float" office:value="0.00000145729" calcext:value-type="float">
            <text:p>1.45729E-06</text:p>
          </table:table-cell>
          <table:table-cell office:value-type="float" office:value="0.00000228308" calcext:value-type="float">
            <text:p>2.28308E-06</text:p>
          </table:table-cell>
          <table:table-cell office:value-type="float" office:value="0.00000329298" calcext:value-type="float">
            <text:p>3.29298E-06</text:p>
          </table:table-cell>
          <table:table-cell office:value-type="float" office:value="0.0000046377" calcext:value-type="float">
            <text:p>4.6377E-06</text:p>
          </table:table-cell>
          <table:table-cell office:value-type="float" office:value="0.00000663202" calcext:value-type="float">
            <text:p>6.63202E-06</text:p>
          </table:table-cell>
          <table:table-cell office:value-type="float" office:value="0.00000944728" calcext:value-type="float">
            <text:p>9.44728E-06</text:p>
          </table:table-cell>
          <table:table-cell office:value-type="float" office:value="0.0000122069" calcext:value-type="float">
            <text:p>1.22069E-05</text:p>
          </table:table-cell>
          <table:table-cell office:value-type="float" office:value="0.0000159732" calcext:value-type="float">
            <text:p>1.59732E-05</text:p>
          </table:table-cell>
          <table:table-cell office:value-type="float" office:value="0.0000214704" calcext:value-type="float">
            <text:p>2.14704E-05</text:p>
          </table:table-cell>
          <table:table-cell office:value-type="float" office:value="0.0000275575" calcext:value-type="float">
            <text:p>2.75575E-05</text:p>
          </table:table-cell>
          <table:table-cell office:value-type="float" office:value="0.000034883" calcext:value-type="float">
            <text:p>3.4883E-05</text:p>
          </table:table-cell>
          <table:table-cell office:value-type="float" office:value="0.000043596" calcext:value-type="float">
            <text:p>4.3596E-05</text:p>
          </table:table-cell>
          <table:table-cell office:value-type="float" office:value="0.0000538483" calcext:value-type="float">
            <text:p>5.38483E-05</text:p>
          </table:table-cell>
          <table:table-cell office:value-type="float" office:value="0.0000657932" calcext:value-type="float">
            <text:p>6.57932E-05</text:p>
          </table:table-cell>
          <table:table-cell office:value-type="float" office:value="0.0000795836" calcext:value-type="float">
            <text:p>7.95836E-05</text:p>
          </table:table-cell>
          <table:table-cell office:value-type="float" office:value="0.0000953713" calcext:value-type="float">
            <text:p>9.53713E-05</text:p>
          </table:table-cell>
          <table:table-cell office:value-type="float" office:value="0.000113305" calcext:value-type="float">
            <text:p>0.000113305</text:p>
          </table:table-cell>
          <table:table-cell office:value-type="float" office:value="0.000133529" calcext:value-type="float">
            <text:p>0.000133529</text:p>
          </table:table-cell>
          <table:table-cell office:value-type="float" office:value="0.000156185" calcext:value-type="float">
            <text:p>0.000156185</text:p>
          </table:table-cell>
          <table:table-cell office:value-type="float" office:value="0.000181405" calcext:value-type="float">
            <text:p>0.000181405</text:p>
          </table:table-cell>
          <table:table-cell office:value-type="float" office:value="0.000209318" calcext:value-type="float">
            <text:p>0.000209318</text:p>
          </table:table-cell>
          <table:table-cell office:value-type="float" office:value="0.000240044" calcext:value-type="float">
            <text:p>0.000240044</text:p>
          </table:table-cell>
          <table:table-cell office:value-type="float" office:value="0.000273695" calcext:value-type="float">
            <text:p>0.000273695</text:p>
          </table:table-cell>
          <table:table-cell office:value-type="float" office:value="0.000310376" calcext:value-type="float">
            <text:p>0.000310376</text:p>
          </table:table-cell>
          <table:table-cell office:value-type="float" office:value="0.000350181" calcext:value-type="float">
            <text:p>0.000350181</text:p>
          </table:table-cell>
          <table:table-cell office:value-type="float" office:value="0.000393197" calcext:value-type="float">
            <text:p>0.000393197</text:p>
          </table:table-cell>
          <table:table-cell office:value-type="float" office:value="0.000439503" calcext:value-type="float">
            <text:p>0.000439503</text:p>
          </table:table-cell>
          <table:table-cell office:value-type="float" office:value="0.000489165" calcext:value-type="float">
            <text:p>0.000489165</text:p>
          </table:table-cell>
          <table:table-cell office:value-type="float" office:value="0.000542244" calcext:value-type="float">
            <text:p>0.000542244</text:p>
          </table:table-cell>
          <table:table-cell office:value-type="float" office:value="0.000598791" calcext:value-type="float">
            <text:p>0.000598791</text:p>
          </table:table-cell>
          <table:table-cell office:value-type="float" office:value="0.000658847" calcext:value-type="float">
            <text:p>0.000658847</text:p>
          </table:table-cell>
          <table:table-cell office:value-type="float" office:value="0.000722444" calcext:value-type="float">
            <text:p>0.000722444</text:p>
          </table:table-cell>
          <table:table-cell office:value-type="float" office:value="0.000789608" calcext:value-type="float">
            <text:p>0.000789608</text:p>
          </table:table-cell>
          <table:table-cell office:value-type="float" office:value="0.000860356" calcext:value-type="float">
            <text:p>0.000860356</text:p>
          </table:table-cell>
          <table:table-cell office:value-type="float" office:value="0.000934695" calcext:value-type="float">
            <text:p>0.000934695</text:p>
          </table:table-cell>
          <table:table-cell office:value-type="float" office:value="0.00101263" calcext:value-type="float">
            <text:p>0.00101263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117924" calcext:value-type="float">
            <text:p>0.00117924</text:p>
          </table:table-cell>
          <table:table-cell office:value-type="float" office:value="0.00125868" calcext:value-type="float">
            <text:p>0.00125868</text:p>
          </table:table-cell>
          <table:table-cell office:value-type="float" office:value="0.00134093" calcext:value-type="float">
            <text:p>0.00134093</text:p>
          </table:table-cell>
          <table:table-cell office:value-type="float" office:value="0.00143911" calcext:value-type="float">
            <text:p>0.00143911</text:p>
          </table:table-cell>
          <table:table-cell office:value-type="float" office:value="0.00155172" calcext:value-type="float">
            <text:p>0.00155172</text:p>
          </table:table-cell>
          <table:table-cell office:value-type="float" office:value="0.00163675" calcext:value-type="float">
            <text:p>0.00163675</text:p>
          </table:table-cell>
          <table:table-cell office:value-type="float" office:value="0.00173709" calcext:value-type="float">
            <text:p>0.00173709</text:p>
          </table:table-cell>
          <table:table-cell office:value-type="float" office:value="0.00186114" calcext:value-type="float">
            <text:p>0.00186114</text:p>
          </table:table-cell>
          <table:table-cell office:value-type="float" office:value="0.00196816" calcext:value-type="float">
            <text:p>0.00196816</text:p>
          </table:table-cell>
          <table:table-cell office:value-type="float" office:value="0.00208509" calcext:value-type="float">
            <text:p>0.00208509</text:p>
          </table:table-cell>
          <table:table-cell office:value-type="float" office:value="0.00221036" calcext:value-type="float">
            <text:p>0.00221036</text:p>
          </table:table-cell>
          <table:table-cell office:value-type="float" office:value="0.00233907" calcext:value-type="float">
            <text:p>0.00233907</text:p>
          </table:table-cell>
          <table:table-cell office:value-type="float" office:value="0.00244475" calcext:value-type="float">
            <text:p>0.00244475</text:p>
          </table:table-cell>
          <table:table-cell office:value-type="float" office:value="0.00256192" calcext:value-type="float">
            <text:p>0.00256192</text:p>
          </table:table-cell>
          <table:table-cell office:value-type="float" office:value="0.00270408" calcext:value-type="float">
            <text:p>0.00270408</text:p>
          </table:table-cell>
          <table:table-cell office:value-type="float" office:value="0.00283923" calcext:value-type="float">
            <text:p>0.00283923</text:p>
          </table:table-cell>
          <table:table-cell office:value-type="float" office:value="0.0029763" calcext:value-type="float">
            <text:p>0.0029763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5405E-039" calcext:value-type="float">
            <text:p>6.75405E-39</text:p>
          </table:table-cell>
          <table:table-cell office:value-type="float" office:value="1.05602E-036" calcext:value-type="float">
            <text:p>1.05602E-36</text:p>
          </table:table-cell>
          <table:table-cell office:value-type="float" office:value="-2.81293E-035" calcext:value-type="float">
            <text:p>-2.81293E-35</text:p>
          </table:table-cell>
          <table:table-cell office:value-type="float" office:value="-1.57291E-033" calcext:value-type="float">
            <text:p>-1.57291E-33</text:p>
          </table:table-cell>
          <table:table-cell office:value-type="float" office:value="-1.5647E-032" calcext:value-type="float">
            <text:p>-1.5647E-32</text:p>
          </table:table-cell>
          <table:table-cell office:value-type="float" office:value="6.35588E-032" calcext:value-type="float">
            <text:p>6.35588E-32</text:p>
          </table:table-cell>
          <table:table-cell office:value-type="float" office:value="2.30135E-030" calcext:value-type="float">
            <text:p>2.30135E-30</text:p>
          </table:table-cell>
          <table:table-cell office:value-type="float" office:value="1.75758E-029" calcext:value-type="float">
            <text:p>1.75758E-29</text:p>
          </table:table-cell>
          <table:table-cell office:value-type="float" office:value="3.10776E-029" calcext:value-type="float">
            <text:p>3.10776E-29</text:p>
          </table:table-cell>
          <table:table-cell office:value-type="float" office:value="-4.76712E-028" calcext:value-type="float">
            <text:p>-4.76712E-28</text:p>
          </table:table-cell>
          <table:table-cell office:value-type="float" office:value="-4.44185E-027" calcext:value-type="float">
            <text:p>-4.44185E-27</text:p>
          </table:table-cell>
          <table:table-cell office:value-type="float" office:value="-1.50475E-026" calcext:value-type="float">
            <text:p>-1.50475E-26</text:p>
          </table:table-cell>
          <table:table-cell office:value-type="float" office:value="2.43663E-026" calcext:value-type="float">
            <text:p>2.43663E-26</text:p>
          </table:table-cell>
          <table:table-cell office:value-type="float" office:value="4.96781E-025" calcext:value-type="float">
            <text:p>4.96781E-25</text:p>
          </table:table-cell>
          <table:table-cell office:value-type="float" office:value="2.17688E-024" calcext:value-type="float">
            <text:p>2.17688E-24</text:p>
          </table:table-cell>
          <table:table-cell office:value-type="float" office:value="7.79756E-025" calcext:value-type="float">
            <text:p>7.79756E-25</text:p>
          </table:table-cell>
          <table:table-cell office:value-type="float" office:value="-4.1457E-023" calcext:value-type="float">
            <text:p>-4.1457E-23</text:p>
          </table:table-cell>
          <table:table-cell office:value-type="float" office:value="-2.10324E-022" calcext:value-type="float">
            <text:p>-2.10324E-22</text:p>
          </table:table-cell>
          <table:table-cell office:value-type="float" office:value="-4.4585E-023" calcext:value-type="float">
            <text:p>-4.4585E-23</text:p>
          </table:table-cell>
          <table:table-cell office:value-type="float" office:value="4.44389E-021" calcext:value-type="float">
            <text:p>4.44389E-21</text:p>
          </table:table-cell>
          <table:table-cell office:value-type="float" office:value="1.75685E-020" calcext:value-type="float">
            <text:p>1.75685E-20</text:p>
          </table:table-cell>
          <table:table-cell office:value-type="float" office:value="-5.0472E-020" calcext:value-type="float">
            <text:p>-5.0472E-20</text:p>
          </table:table-cell>
          <table:table-cell office:value-type="float" office:value="-6.03617E-019" calcext:value-type="float">
            <text:p>-6.03617E-19</text:p>
          </table:table-cell>
          <table:table-cell office:value-type="float" office:value="-2.1523E-020" calcext:value-type="float">
            <text:p>-2.1523E-20</text:p>
          </table:table-cell>
          <table:table-cell office:value-type="float" office:value="1.83258E-017" calcext:value-type="float">
            <text:p>1.83258E-17</text:p>
          </table:table-cell>
          <table:table-cell office:value-type="float" office:value="2.70621E-017" calcext:value-type="float">
            <text:p>2.70621E-17</text:p>
          </table:table-cell>
          <table:table-cell office:value-type="float" office:value="-6.44733E-016" calcext:value-type="float">
            <text:p>-6.44733E-16</text:p>
          </table:table-cell>
          <table:table-cell office:value-type="float" office:value="-1.55028E-015" calcext:value-type="float">
            <text:p>-1.55028E-15</text:p>
          </table:table-cell>
          <table:table-cell office:value-type="float" office:value="0.0000000000000296267" calcext:value-type="float">
            <text:p>2.96267E-14</text:p>
          </table:table-cell>
          <table:table-cell office:value-type="float" office:value="0.000000000000100438" calcext:value-type="float">
            <text:p>1.00438E-13</text:p>
          </table:table-cell>
          <table:table-cell office:value-type="float" office:value="-0.00000000000188455" calcext:value-type="float">
            <text:p>-1.88455E-12</text:p>
          </table:table-cell>
          <table:table-cell office:value-type="float" office:value="-0.0000000000122988" calcext:value-type="float">
            <text:p>-1.22988E-11</text:p>
          </table:table-cell>
          <table:table-cell office:value-type="float" office:value="0.000000000143608" calcext:value-type="float">
            <text:p>1.43608E-10</text:p>
          </table:table-cell>
          <table:table-cell office:value-type="float" office:value="0.000000000564396" calcext:value-type="float">
            <text:p>5.64396E-10</text:p>
          </table:table-cell>
          <table:table-cell office:value-type="float" office:value="0.00000000282577" calcext:value-type="float">
            <text:p>2.82577E-09</text:p>
          </table:table-cell>
          <table:table-cell office:value-type="float" office:value="0.0000000103471" calcext:value-type="float">
            <text:p>1.03471E-08</text:p>
          </table:table-cell>
          <table:table-cell office:value-type="float" office:value="0.0000000270971" calcext:value-type="float">
            <text:p>2.70971E-08</text:p>
          </table:table-cell>
          <table:table-cell office:value-type="float" office:value="0.0000000674935" calcext:value-type="float">
            <text:p>6.74935E-08</text:p>
          </table:table-cell>
          <table:table-cell office:value-type="float" office:value="0.000000137638" calcext:value-type="float">
            <text:p>1.37638E-07</text:p>
          </table:table-cell>
          <table:table-cell office:value-type="float" office:value="0.000000261561" calcext:value-type="float">
            <text:p>2.61561E-07</text:p>
          </table:table-cell>
          <table:table-cell office:value-type="float" office:value="0.000000489773" calcext:value-type="float">
            <text:p>4.89773E-07</text:p>
          </table:table-cell>
          <table:table-cell office:value-type="float" office:value="0.000000881382" calcext:value-type="float">
            <text:p>8.81382E-07</text:p>
          </table:table-cell>
          <table:table-cell office:value-type="float" office:value="0.00000138772" calcext:value-type="float">
            <text:p>1.38772E-06</text:p>
          </table:table-cell>
          <table:table-cell office:value-type="float" office:value="0.00000216015" calcext:value-type="float">
            <text:p>2.16015E-06</text:p>
          </table:table-cell>
          <table:table-cell office:value-type="float" office:value="0.00000339455" calcext:value-type="float">
            <text:p>3.39455E-06</text:p>
          </table:table-cell>
          <table:table-cell office:value-type="float" office:value="0.00000514733" calcext:value-type="float">
            <text:p>5.14733E-06</text:p>
          </table:table-cell>
          <table:table-cell office:value-type="float" office:value="0.0000072241" calcext:value-type="float">
            <text:p>7.2241E-06</text:p>
          </table:table-cell>
          <table:table-cell office:value-type="float" office:value="0.0000099198" calcext:value-type="float">
            <text:p>9.9198E-06</text:p>
          </table:table-cell>
          <table:table-cell office:value-type="float" office:value="0.0000138227" calcext:value-type="float">
            <text:p>1.38227E-05</text:p>
          </table:table-cell>
          <table:table-cell office:value-type="float" office:value="0.0000192007" calcext:value-type="float">
            <text:p>1.92007E-05</text:p>
          </table:table-cell>
          <table:table-cell office:value-type="float" office:value="0.0000243344" calcext:value-type="float">
            <text:p>2.43344E-05</text:p>
          </table:table-cell>
          <table:table-cell office:value-type="float" office:value="0.0000312234" calcext:value-type="float">
            <text:p>3.12234E-05</text:p>
          </table:table-cell>
          <table:table-cell office:value-type="float" office:value="0.00004109" calcext:value-type="float">
            <text:p>4.109E-05</text:p>
          </table:table-cell>
          <table:table-cell office:value-type="float" office:value="0.0000517928" calcext:value-type="float">
            <text:p>5.17928E-05</text:p>
          </table:table-cell>
          <table:table-cell office:value-type="float" office:value="0.0000644483" calcext:value-type="float">
            <text:p>6.44483E-05</text:p>
          </table:table-cell>
          <table:table-cell office:value-type="float" office:value="0.0000792526" calcext:value-type="float">
            <text:p>7.92526E-05</text:p>
          </table:table-cell>
          <table:table-cell office:value-type="float" office:value="0.0000963999" calcext:value-type="float">
            <text:p>9.63999E-05</text:p>
          </table:table-cell>
          <table:table-cell office:value-type="float" office:value="0.000116081" calcext:value-type="float">
            <text:p>0.000116081</text:p>
          </table:table-cell>
          <table:table-cell office:value-type="float" office:value="0.000138482" calcext:value-type="float">
            <text:p>0.000138482</text:p>
          </table:table-cell>
          <table:table-cell office:value-type="float" office:value="0.000163782" calcext:value-type="float">
            <text:p>0.000163782</text:p>
          </table:table-cell>
          <table:table-cell office:value-type="float" office:value="0.000192152" calcext:value-type="float">
            <text:p>0.000192152</text:p>
          </table:table-cell>
          <table:table-cell office:value-type="float" office:value="0.000223755" calcext:value-type="float">
            <text:p>0.000223755</text:p>
          </table:table-cell>
          <table:table-cell office:value-type="float" office:value="0.000258741" calcext:value-type="float">
            <text:p>0.000258741</text:p>
          </table:table-cell>
          <table:table-cell office:value-type="float" office:value="0.000297252" calcext:value-type="float">
            <text:p>0.000297252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0385355" calcext:value-type="float">
            <text:p>0.000385355</text:p>
          </table:table-cell>
          <table:table-cell office:value-type="float" office:value="0.000435169" calcext:value-type="float">
            <text:p>0.000435169</text:p>
          </table:table-cell>
          <table:table-cell office:value-type="float" office:value="0.000488952" calcext:value-type="float">
            <text:p>0.000488952</text:p>
          </table:table-cell>
          <table:table-cell office:value-type="float" office:value="0.000546785" calcext:value-type="float">
            <text:p>0.000546785</text:p>
          </table:table-cell>
          <table:table-cell office:value-type="float" office:value="0.000608737" calcext:value-type="float">
            <text:p>0.000608737</text:p>
          </table:table-cell>
          <table:table-cell office:value-type="float" office:value="0.000674862" calcext:value-type="float">
            <text:p>0.000674862</text:p>
          </table:table-cell>
          <table:table-cell office:value-type="float" office:value="0.000745205" calcext:value-type="float">
            <text:p>0.000745205</text:p>
          </table:table-cell>
          <table:table-cell office:value-type="float" office:value="0.000819797" calcext:value-type="float">
            <text:p>0.000819797</text:p>
          </table:table-cell>
          <table:table-cell office:value-type="float" office:value="0.000898662" calcext:value-type="float">
            <text:p>0.000898662</text:p>
          </table:table-cell>
          <table:table-cell office:value-type="float" office:value="0.000981809" calcext:value-type="float">
            <text:p>0.000981809</text:p>
          </table:table-cell>
          <table:table-cell office:value-type="float" office:value="0.00106924" calcext:value-type="float">
            <text:p>0.00106924</text:p>
          </table:table-cell>
          <table:table-cell office:value-type="float" office:value="0.00116094" calcext:value-type="float">
            <text:p>0.00116094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0.00135708" calcext:value-type="float">
            <text:p>0.00135708</text:p>
          </table:table-cell>
          <table:table-cell office:value-type="float" office:value="0.00146146" calcext:value-type="float">
            <text:p>0.00146146</text:p>
          </table:table-cell>
          <table:table-cell office:value-type="float" office:value="0.00156999" calcext:value-type="float">
            <text:p>0.00156999</text:p>
          </table:table-cell>
          <table:table-cell office:value-type="float" office:value="0.00168263" calcext:value-type="float">
            <text:p>0.00168263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89463" calcext:value-type="float">
            <text:p>0.00189463</text:p>
          </table:table-cell>
          <table:table-cell office:value-type="float" office:value="0.0020226" calcext:value-type="float">
            <text:p>0.0020226</text:p>
          </table:table-cell>
          <table:table-cell office:value-type="float" office:value="0.00216873" calcext:value-type="float">
            <text:p>0.00216873</text:p>
          </table:table-cell>
          <table:table-cell office:value-type="float" office:value="0.00227811" calcext:value-type="float">
            <text:p>0.00227811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256547" calcext:value-type="float">
            <text:p>0.00256547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284944" calcext:value-type="float">
            <text:p>0.00284944</text:p>
          </table:table-cell>
          <table:table-cell office:value-type="float" office:value="0.00300735" calcext:value-type="float">
            <text:p>0.00300735</text:p>
          </table:table-cell>
          <table:table-cell office:value-type="float" office:value="0.00316891" calcext:value-type="float">
            <text:p>0.00316891</text:p>
          </table:table-cell>
          <table:table-cell office:value-type="float" office:value="0.00330059" calcext:value-type="float">
            <text:p>0.00330059</text:p>
          </table:table-cell>
          <table:table-cell office:value-type="float" office:value="0.00344632" calcext:value-type="float">
            <text:p>0.00344632</text:p>
          </table:table-cell>
          <table:table-cell office:value-type="float" office:value="0.00362264" calcext:value-type="float">
            <text:p>0.00362264</text:p>
          </table:table-cell>
          <table:table-cell office:value-type="float" office:value="0.00378952" calcext:value-type="float">
            <text:p>0.00378952</text:p>
          </table:table-cell>
          <table:table-cell office:value-type="float" office:value="0.0039581" calcext:value-type="float">
            <text:p>0.0039581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7E-037" calcext:value-type="float">
            <text:p>2.447E-37</text:p>
          </table:table-cell>
          <table:table-cell office:value-type="float" office:value="-3.02611E-035" calcext:value-type="float">
            <text:p>-3.02611E-35</text:p>
          </table:table-cell>
          <table:table-cell office:value-type="float" office:value="-1.74175E-033" calcext:value-type="float">
            <text:p>-1.74175E-33</text:p>
          </table:table-cell>
          <table:table-cell office:value-type="float" office:value="-9.56469E-033" calcext:value-type="float">
            <text:p>-9.56469E-33</text:p>
          </table:table-cell>
          <table:table-cell office:value-type="float" office:value="3.40115E-031" calcext:value-type="float">
            <text:p>3.40115E-31</text:p>
          </table:table-cell>
          <table:table-cell office:value-type="float" office:value="5.59692E-030" calcext:value-type="float">
            <text:p>5.59692E-30</text:p>
          </table:table-cell>
          <table:table-cell office:value-type="float" office:value="2.88879E-029" calcext:value-type="float">
            <text:p>2.88879E-29</text:p>
          </table:table-cell>
          <table:table-cell office:value-type="float" office:value="-7.1195E-029" calcext:value-type="float">
            <text:p>-7.1195E-29</text:p>
          </table:table-cell>
          <table:table-cell office:value-type="float" office:value="-1.86752E-027" calcext:value-type="float">
            <text:p>-1.86752E-27</text:p>
          </table:table-cell>
          <table:table-cell office:value-type="float" office:value="-1.12212E-026" calcext:value-type="float">
            <text:p>-1.12212E-26</text:p>
          </table:table-cell>
          <table:table-cell office:value-type="float" office:value="-2.01E-026" calcext:value-type="float">
            <text:p>-2.01E-26</text:p>
          </table:table-cell>
          <table:table-cell office:value-type="float" office:value="1.6863E-025" calcext:value-type="float">
            <text:p>1.6863E-25</text:p>
          </table:table-cell>
          <table:table-cell office:value-type="float" office:value="1.46442E-024" calcext:value-type="float">
            <text:p>1.46442E-24</text:p>
          </table:table-cell>
          <table:table-cell office:value-type="float" office:value="4.61114E-024" calcext:value-type="float">
            <text:p>4.61114E-24</text:p>
          </table:table-cell>
          <table:table-cell office:value-type="float" office:value="-4.58422E-024" calcext:value-type="float">
            <text:p>-4.58422E-24</text:p>
          </table:table-cell>
          <table:table-cell office:value-type="float" office:value="-1.11435E-022" calcext:value-type="float">
            <text:p>-1.11435E-22</text:p>
          </table:table-cell>
          <table:table-cell office:value-type="float" office:value="-4.54341E-022" calcext:value-type="float">
            <text:p>-4.54341E-22</text:p>
          </table:table-cell>
          <table:table-cell office:value-type="float" office:value="-3.38926E-025" calcext:value-type="float">
            <text:p>-3.38926E-25</text:p>
          </table:table-cell>
          <table:table-cell office:value-type="float" office:value="8.71587E-021" calcext:value-type="float">
            <text:p>8.71587E-21</text:p>
          </table:table-cell>
          <table:table-cell office:value-type="float" office:value="3.56327E-020" calcext:value-type="float">
            <text:p>3.56327E-20</text:p>
          </table:table-cell>
          <table:table-cell office:value-type="float" office:value="-4.71744E-020" calcext:value-type="float">
            <text:p>-4.71744E-20</text:p>
          </table:table-cell>
          <table:table-cell office:value-type="float" office:value="-9.47754E-019" calcext:value-type="float">
            <text:p>-9.47754E-19</text:p>
          </table:table-cell>
          <table:table-cell office:value-type="float" office:value="-1.75688E-018" calcext:value-type="float">
            <text:p>-1.75688E-18</text:p>
          </table:table-cell>
          <table:table-cell office:value-type="float" office:value="1.94278E-017" calcext:value-type="float">
            <text:p>1.94278E-17</text:p>
          </table:table-cell>
          <table:table-cell office:value-type="float" office:value="9.11981E-017" calcext:value-type="float">
            <text:p>9.11981E-17</text:p>
          </table:table-cell>
          <table:table-cell office:value-type="float" office:value="-4.15422E-016" calcext:value-type="float">
            <text:p>-4.15422E-16</text:p>
          </table:table-cell>
          <table:table-cell office:value-type="float" office:value="-3.64643E-015" calcext:value-type="float">
            <text:p>-3.64643E-15</text:p>
          </table:table-cell>
          <table:table-cell office:value-type="float" office:value="0.0000000000000108167" calcext:value-type="float">
            <text:p>1.08167E-14</text:p>
          </table:table-cell>
          <table:table-cell office:value-type="float" office:value="0.000000000000168299" calcext:value-type="float">
            <text:p>1.68299E-13</text:p>
          </table:table-cell>
          <table:table-cell office:value-type="float" office:value="-0.000000000000311453" calcext:value-type="float">
            <text:p>-3.11453E-13</text:p>
          </table:table-cell>
          <table:table-cell office:value-type="float" office:value="-0.0000000000108204" calcext:value-type="float">
            <text:p>-1.08204E-11</text:p>
          </table:table-cell>
          <table:table-cell office:value-type="float" office:value="-0.0000000000129603" calcext:value-type="float">
            <text:p>-1.29603E-11</text:p>
          </table:table-cell>
          <table:table-cell office:value-type="float" office:value="0.000000000965522" calcext:value-type="float">
            <text:p>9.65522E-10</text:p>
          </table:table-cell>
          <table:table-cell office:value-type="float" office:value="0.00000000291081" calcext:value-type="float">
            <text:p>2.91081E-09</text:p>
          </table:table-cell>
          <table:table-cell office:value-type="float" office:value="0.0000000117793" calcext:value-type="float">
            <text:p>1.17793E-08</text:p>
          </table:table-cell>
          <table:table-cell office:value-type="float" office:value="0.0000000376646" calcext:value-type="float">
            <text:p>3.76646E-08</text:p>
          </table:table-cell>
          <table:table-cell office:value-type="float" office:value="0.0000000901953" calcext:value-type="float">
            <text:p>9.01953E-08</text:p>
          </table:table-cell>
          <table:table-cell office:value-type="float" office:value="0.000000207461" calcext:value-type="float">
            <text:p>2.07461E-07</text:p>
          </table:table-cell>
          <table:table-cell office:value-type="float" office:value="0.000000398738" calcext:value-type="float">
            <text:p>3.98738E-07</text:p>
          </table:table-cell>
          <table:table-cell office:value-type="float" office:value="0.000000719427" calcext:value-type="float">
            <text:p>7.19427E-07</text:p>
          </table:table-cell>
          <table:table-cell office:value-type="float" office:value="0.00000128152" calcext:value-type="float">
            <text:p>1.28152E-06</text:p>
          </table:table-cell>
          <table:table-cell office:value-type="float" office:value="0.00000220188" calcext:value-type="float">
            <text:p>2.20188E-06</text:p>
          </table:table-cell>
          <table:table-cell office:value-type="float" office:value="0.00000334898" calcext:value-type="float">
            <text:p>3.34898E-06</text:p>
          </table:table-cell>
          <table:table-cell office:value-type="float" office:value="0.00000503994" calcext:value-type="float">
            <text:p>5.03994E-06</text:p>
          </table:table-cell>
          <table:table-cell office:value-type="float" office:value="0.00000765037" calcext:value-type="float">
            <text:p>7.65037E-06</text:p>
          </table:table-cell>
          <table:table-cell office:value-type="float" office:value="0.0000112372" calcext:value-type="float">
            <text:p>1.12372E-05</text:p>
          </table:table-cell>
          <table:table-cell office:value-type="float" office:value="0.0000153775" calcext:value-type="float">
            <text:p>1.53775E-05</text:p>
          </table:table-cell>
          <table:table-cell office:value-type="float" office:value="0.0000206213" calcext:value-type="float">
            <text:p>2.06213E-05</text:p>
          </table:table-cell>
          <table:table-cell office:value-type="float" office:value="0.0000280233" calcext:value-type="float">
            <text:p>2.80233E-05</text:p>
          </table:table-cell>
          <table:table-cell office:value-type="float" office:value="0.0000379624" calcext:value-type="float">
            <text:p>3.79624E-05</text:p>
          </table:table-cell>
          <table:table-cell office:value-type="float" office:value="0.0000472875" calcext:value-type="float">
            <text:p>4.72875E-05</text:p>
          </table:table-cell>
          <table:table-cell office:value-type="float" office:value="0.0000595547" calcext:value-type="float">
            <text:p>5.95547E-05</text:p>
          </table:table-cell>
          <table:table-cell office:value-type="float" office:value="0.0000767591" calcext:value-type="float">
            <text:p>7.67591E-05</text:p>
          </table:table-cell>
          <table:table-cell office:value-type="float" office:value="0.0000950863" calcext:value-type="float">
            <text:p>9.50863E-05</text:p>
          </table:table-cell>
          <table:table-cell office:value-type="float" office:value="0.000116394" calcext:value-type="float">
            <text:p>0.000116394</text:p>
          </table:table-cell>
          <table:table-cell office:value-type="float" office:value="0.000140924" calcext:value-type="float">
            <text:p>0.000140924</text:p>
          </table:table-cell>
          <table:table-cell office:value-type="float" office:value="0.000168908" calcext:value-type="float">
            <text:p>0.000168908</text:p>
          </table:table-cell>
          <table:table-cell office:value-type="float" office:value="0.000200568" calcext:value-type="float">
            <text:p>0.000200568</text:p>
          </table:table-cell>
          <table:table-cell office:value-type="float" office:value="0.000236113" calcext:value-type="float">
            <text:p>0.000236113</text:p>
          </table:table-cell>
          <table:table-cell office:value-type="float" office:value="0.000275737" calcext:value-type="float">
            <text:p>0.000275737</text:p>
          </table:table-cell>
          <table:table-cell office:value-type="float" office:value="0.00031962" calcext:value-type="float">
            <text:p>0.00031962</text:p>
          </table:table-cell>
          <table:table-cell office:value-type="float" office:value="0.000367925" calcext:value-type="float">
            <text:p>0.000367925</text:p>
          </table:table-cell>
          <table:table-cell office:value-type="float" office:value="0.000420798" calcext:value-type="float">
            <text:p>0.000420798</text:p>
          </table:table-cell>
          <table:table-cell office:value-type="float" office:value="0.000478369" calcext:value-type="float">
            <text:p>0.000478369</text:p>
          </table:table-cell>
          <table:table-cell office:value-type="float" office:value="0.000540751" calcext:value-type="float">
            <text:p>0.000540751</text:p>
          </table:table-cell>
          <table:table-cell office:value-type="float" office:value="0.000608037" calcext:value-type="float">
            <text:p>0.000608037</text:p>
          </table:table-cell>
          <table:table-cell office:value-type="float" office:value="0.000680307" calcext:value-type="float">
            <text:p>0.000680307</text:p>
          </table:table-cell>
          <table:table-cell office:value-type="float" office:value="0.000757622" calcext:value-type="float">
            <text:p>0.000757622</text:p>
          </table:table-cell>
          <table:table-cell office:value-type="float" office:value="0.000840027" calcext:value-type="float">
            <text:p>0.000840027</text:p>
          </table:table-cell>
          <table:table-cell office:value-type="float" office:value="0.000927552" calcext:value-type="float">
            <text:p>0.000927552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0.00111801" calcext:value-type="float">
            <text:p>0.00111801</text:p>
          </table:table-cell>
          <table:table-cell office:value-type="float" office:value="0.00122092" calcext:value-type="float">
            <text:p>0.00122092</text:p>
          </table:table-cell>
          <table:table-cell office:value-type="float" office:value="0.00132894" calcext:value-type="float">
            <text:p>0.00132894</text:p>
          </table:table-cell>
          <table:table-cell office:value-type="float" office:value="0.00144202" calcext:value-type="float">
            <text:p>0.00144202</text:p>
          </table:table-cell>
          <table:table-cell office:value-type="float" office:value="0.00156011" calcext:value-type="float">
            <text:p>0.00156011</text:p>
          </table:table-cell>
          <table:table-cell office:value-type="float" office:value="0.00168315" calcext:value-type="float">
            <text:p>0.00168315</text:p>
          </table:table-cell>
          <table:table-cell office:value-type="float" office:value="0.00181108" calcext:value-type="float">
            <text:p>0.00181108</text:p>
          </table:table-cell>
          <table:table-cell office:value-type="float" office:value="0.00194382" calcext:value-type="float">
            <text:p>0.00194382</text:p>
          </table:table-cell>
          <table:table-cell office:value-type="float" office:value="0.00208129" calcext:value-type="float">
            <text:p>0.00208129</text:p>
          </table:table-cell>
          <table:table-cell office:value-type="float" office:value="0.0022234" calcext:value-type="float">
            <text:p>0.0022234</text:p>
          </table:table-cell>
          <table:table-cell office:value-type="float" office:value="0.00237005" calcext:value-type="float">
            <text:p>0.00237005</text:p>
          </table:table-cell>
          <table:table-cell office:value-type="float" office:value="0.00250547" calcext:value-type="float">
            <text:p>0.00250547</text:p>
          </table:table-cell>
          <table:table-cell office:value-type="float" office:value="0.00264434" calcext:value-type="float">
            <text:p>0.00264434</text:p>
          </table:table-cell>
          <table:table-cell office:value-type="float" office:value="0.00280848" calcext:value-type="float">
            <text:p>0.00280848</text:p>
          </table:table-cell>
          <table:table-cell office:value-type="float" office:value="0.00299466" calcext:value-type="float">
            <text:p>0.00299466</text:p>
          </table:table-cell>
          <table:table-cell office:value-type="float" office:value="0.00313382" calcext:value-type="float">
            <text:p>0.00313382</text:p>
          </table:table-cell>
          <table:table-cell office:value-type="float" office:value="0.00329666" calcext:value-type="float">
            <text:p>0.00329666</text:p>
          </table:table-cell>
          <table:table-cell office:value-type="float" office:value="0.00349603" calcext:value-type="float">
            <text:p>0.00349603</text:p>
          </table:table-cell>
          <table:table-cell office:value-type="float" office:value="0.00366637" calcext:value-type="float">
            <text:p>0.00366637</text:p>
          </table:table-cell>
          <table:table-cell office:value-type="float" office:value="0.00385088" calcext:value-type="float">
            <text:p>0.00385088</text:p>
          </table:table-cell>
          <table:table-cell office:value-type="float" office:value="0.00404678" calcext:value-type="float">
            <text:p>0.00404678</text:p>
          </table:table-cell>
          <table:table-cell office:value-type="float" office:value="0.00424627" calcext:value-type="float">
            <text:p>0.00424627</text:p>
          </table:table-cell>
          <table:table-cell office:value-type="float" office:value="0.00440876" calcext:value-type="float">
            <text:p>0.00440876</text:p>
          </table:table-cell>
          <table:table-cell office:value-type="float" office:value="0.00458766" calcext:value-type="float">
            <text:p>0.00458766</text:p>
          </table:table-cell>
          <table:table-cell office:value-type="float" office:value="0.00480303" calcext:value-type="float">
            <text:p>0.00480303</text:p>
          </table:table-cell>
          <table:table-cell office:value-type="float" office:value="0.00500614" calcext:value-type="float">
            <text:p>0.00500614</text:p>
          </table:table-cell>
          <table:table-cell office:value-type="float" office:value="0.00521058" calcext:value-type="float">
            <text:p>0.00521058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5886E-036" calcext:value-type="float">
            <text:p>-7.95886E-36</text:p>
          </table:table-cell>
          <table:table-cell office:value-type="float" office:value="-1.15569E-033" calcext:value-type="float">
            <text:p>-1.15569E-33</text:p>
          </table:table-cell>
          <table:table-cell office:value-type="float" office:value="8.01755E-033" calcext:value-type="float">
            <text:p>8.01755E-33</text:p>
          </table:table-cell>
          <table:table-cell office:value-type="float" office:value="8.2468E-031" calcext:value-type="float">
            <text:p>8.2468E-31</text:p>
          </table:table-cell>
          <table:table-cell office:value-type="float" office:value="1.00153E-029" calcext:value-type="float">
            <text:p>1.00153E-29</text:p>
          </table:table-cell>
          <table:table-cell office:value-type="float" office:value="1.93263E-029" calcext:value-type="float">
            <text:p>1.93263E-29</text:p>
          </table:table-cell>
          <table:table-cell office:value-type="float" office:value="-5.48808E-028" calcext:value-type="float">
            <text:p>-5.48808E-28</text:p>
          </table:table-cell>
          <table:table-cell office:value-type="float" office:value="-5.73442E-027" calcext:value-type="float">
            <text:p>-5.73442E-27</text:p>
          </table:table-cell>
          <table:table-cell office:value-type="float" office:value="-2.30025E-026" calcext:value-type="float">
            <text:p>-2.30025E-26</text:p>
          </table:table-cell>
          <table:table-cell office:value-type="float" office:value="1.76756E-026" calcext:value-type="float">
            <text:p>1.76756E-26</text:p>
          </table:table-cell>
          <table:table-cell office:value-type="float" office:value="7.29887E-025" calcext:value-type="float">
            <text:p>7.29887E-25</text:p>
          </table:table-cell>
          <table:table-cell office:value-type="float" office:value="4.04908E-024" calcext:value-type="float">
            <text:p>4.04908E-24</text:p>
          </table:table-cell>
          <table:table-cell office:value-type="float" office:value="7.91037E-024" calcext:value-type="float">
            <text:p>7.91037E-24</text:p>
          </table:table-cell>
          <table:table-cell office:value-type="float" office:value="-3.41167E-023" calcext:value-type="float">
            <text:p>-3.41167E-23</text:p>
          </table:table-cell>
          <table:table-cell office:value-type="float" office:value="-3.18211E-022" calcext:value-type="float">
            <text:p>-3.18211E-22</text:p>
          </table:table-cell>
          <table:table-cell office:value-type="float" office:value="-9.91169E-022" calcext:value-type="float">
            <text:p>-9.91169E-22</text:p>
          </table:table-cell>
          <table:table-cell office:value-type="float" office:value="6.7961E-022" calcext:value-type="float">
            <text:p>6.7961E-22</text:p>
          </table:table-cell>
          <table:table-cell office:value-type="float" office:value="1.99315E-020" calcext:value-type="float">
            <text:p>1.99315E-20</text:p>
          </table:table-cell>
          <table:table-cell office:value-type="float" office:value="7.44571E-020" calcext:value-type="float">
            <text:p>7.44571E-20</text:p>
          </table:table-cell>
          <table:table-cell office:value-type="float" office:value="-5.36037E-020" calcext:value-type="float">
            <text:p>-5.36037E-20</text:p>
          </table:table-cell>
          <table:table-cell office:value-type="float" office:value="-1.60509E-018" calcext:value-type="float">
            <text:p>-1.60509E-18</text:p>
          </table:table-cell>
          <table:table-cell office:value-type="float" office:value="-4.55619E-018" calcext:value-type="float">
            <text:p>-4.55619E-18</text:p>
          </table:table-cell>
          <table:table-cell office:value-type="float" office:value="1.97027E-017" calcext:value-type="float">
            <text:p>1.97027E-17</text:p>
          </table:table-cell>
          <table:table-cell office:value-type="float" office:value="1.59931E-016" calcext:value-type="float">
            <text:p>1.59931E-16</text:p>
          </table:table-cell>
          <table:table-cell office:value-type="float" office:value="-8.96106E-017" calcext:value-type="float">
            <text:p>-8.96106E-17</text:p>
          </table:table-cell>
          <table:table-cell office:value-type="float" office:value="-4.5248E-015" calcext:value-type="float">
            <text:p>-4.5248E-15</text:p>
          </table:table-cell>
          <table:table-cell office:value-type="float" office:value="-6.14686E-015" calcext:value-type="float">
            <text:p>-6.14686E-15</text:p>
          </table:table-cell>
          <table:table-cell office:value-type="float" office:value="0.000000000000141052" calcext:value-type="float">
            <text:p>1.41052E-13</text:p>
          </table:table-cell>
          <table:table-cell office:value-type="float" office:value="0.000000000000499105" calcext:value-type="float">
            <text:p>4.99105E-13</text:p>
          </table:table-cell>
          <table:table-cell office:value-type="float" office:value="-0.00000000000532197" calcext:value-type="float">
            <text:p>-5.32197E-12</text:p>
          </table:table-cell>
          <table:table-cell office:value-type="float" office:value="-0.0000000000433124" calcext:value-type="float">
            <text:p>-4.33124E-11</text:p>
          </table:table-cell>
          <table:table-cell office:value-type="float" office:value="0.000000000168513" calcext:value-type="float">
            <text:p>1.68513E-10</text:p>
          </table:table-cell>
          <table:table-cell office:value-type="float" office:value="0.0000000051051" calcext:value-type="float">
            <text:p>5.1051E-09</text:p>
          </table:table-cell>
          <table:table-cell office:value-type="float" office:value="0.0000000131005" calcext:value-type="float">
            <text:p>1.31005E-08</text:p>
          </table:table-cell>
          <table:table-cell office:value-type="float" office:value="0.0000000450905" calcext:value-type="float">
            <text:p>4.50905E-08</text:p>
          </table:table-cell>
          <table:table-cell office:value-type="float" office:value="0.0000001285" calcext:value-type="float">
            <text:p>1.285E-07</text:p>
          </table:table-cell>
          <table:table-cell office:value-type="float" office:value="0.000000284148" calcext:value-type="float">
            <text:p>2.84148E-07</text:p>
          </table:table-cell>
          <table:table-cell office:value-type="float" office:value="0.000000608053" calcext:value-type="float">
            <text:p>6.08053E-07</text:p>
          </table:table-cell>
          <table:table-cell office:value-type="float" office:value="0.00000110608" calcext:value-type="float">
            <text:p>1.10608E-06</text:p>
          </table:table-cell>
          <table:table-cell office:value-type="float" office:value="0.00000190078" calcext:value-type="float">
            <text:p>1.90078E-06</text:p>
          </table:table-cell>
          <table:table-cell office:value-type="float" office:value="0.0000032313" calcext:value-type="float">
            <text:p>3.2313E-06</text:p>
          </table:table-cell>
          <table:table-cell office:value-type="float" office:value="0.00000531764" calcext:value-type="float">
            <text:p>5.31764E-06</text:p>
          </table:table-cell>
          <table:table-cell office:value-type="float" office:value="0.00000782021" calcext:value-type="float">
            <text:p>7.82021E-06</text:p>
          </table:table-cell>
          <table:table-cell office:value-type="float" office:value="0.0000113935" calcext:value-type="float">
            <text:p>1.13935E-05</text:p>
          </table:table-cell>
          <table:table-cell office:value-type="float" office:value="0.0000167382" calcext:value-type="float">
            <text:p>1.67382E-05</text:p>
          </table:table-cell>
          <table:table-cell office:value-type="float" office:value="0.0000238601" calcext:value-type="float">
            <text:p>2.38601E-05</text:p>
          </table:table-cell>
          <table:table-cell office:value-type="float" office:value="0.0000318522" calcext:value-type="float">
            <text:p>3.18522E-05</text:p>
          </table:table-cell>
          <table:table-cell office:value-type="float" office:value="0.0000417397" calcext:value-type="float">
            <text:p>4.17397E-05</text:p>
          </table:table-cell>
          <table:table-cell office:value-type="float" office:value="0.0000553841" calcext:value-type="float">
            <text:p>5.53841E-05</text:p>
          </table:table-cell>
          <table:table-cell office:value-type="float" office:value="0.0000732909" calcext:value-type="float">
            <text:p>7.32909E-05</text:p>
          </table:table-cell>
          <table:table-cell office:value-type="float" office:value="0.0000897113" calcext:value-type="float">
            <text:p>8.97113E-05</text:p>
          </table:table-cell>
          <table:table-cell office:value-type="float" office:value="0.000110962" calcext:value-type="float">
            <text:p>0.000110962</text:p>
          </table:table-cell>
          <table:table-cell office:value-type="float" office:value="0.000140232" calcext:value-type="float">
            <text:p>0.000140232</text:p>
          </table:table-cell>
          <table:table-cell office:value-type="float" office:value="0.000170832" calcext:value-type="float">
            <text:p>0.000170832</text:p>
          </table:table-cell>
          <table:table-cell office:value-type="float" office:value="0.000205833" calcext:value-type="float">
            <text:p>0.000205833</text:p>
          </table:table-cell>
          <table:table-cell office:value-type="float" office:value="0.000245508" calcext:value-type="float">
            <text:p>0.000245508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339879" calcext:value-type="float">
            <text:p>0.000339879</text:p>
          </table:table-cell>
          <table:table-cell office:value-type="float" office:value="0.000395017" calcext:value-type="float">
            <text:p>0.000395017</text:p>
          </table:table-cell>
          <table:table-cell office:value-type="float" office:value="0.000455712" calcext:value-type="float">
            <text:p>0.000455712</text:p>
          </table:table-cell>
          <table:table-cell office:value-type="float" office:value="0.000522127" calcext:value-type="float">
            <text:p>0.000522127</text:p>
          </table:table-cell>
          <table:table-cell office:value-type="float" office:value="0.000594401" calcext:value-type="float">
            <text:p>0.000594401</text:p>
          </table:table-cell>
          <table:table-cell office:value-type="float" office:value="0.000672646" calcext:value-type="float">
            <text:p>0.000672646</text:p>
          </table:table-cell>
          <table:table-cell office:value-type="float" office:value="0.000756954" calcext:value-type="float">
            <text:p>0.000756954</text:p>
          </table:table-cell>
          <table:table-cell office:value-type="float" office:value="0.000847392" calcext:value-type="float">
            <text:p>0.000847392</text:p>
          </table:table-cell>
          <table:table-cell office:value-type="float" office:value="0.000944005" calcext:value-type="float">
            <text:p>0.000944005</text:p>
          </table:table-cell>
          <table:table-cell office:value-type="float" office:value="0.00104682" calcext:value-type="float">
            <text:p>0.00104682</text:p>
          </table:table-cell>
          <table:table-cell office:value-type="float" office:value="0.00115583" calcext:value-type="float">
            <text:p>0.00115583</text:p>
          </table:table-cell>
          <table:table-cell office:value-type="float" office:value="0.00127104" calcext:value-type="float">
            <text:p>0.00127104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0151986" calcext:value-type="float">
            <text:p>0.00151986</text:p>
          </table:table-cell>
          <table:table-cell office:value-type="float" office:value="0.00165337" calcext:value-type="float">
            <text:p>0.00165337</text:p>
          </table:table-cell>
          <table:table-cell office:value-type="float" office:value="0.00179285" calcext:value-type="float">
            <text:p>0.00179285</text:p>
          </table:table-cell>
          <table:table-cell office:value-type="float" office:value="0.00193819" calcext:value-type="float">
            <text:p>0.00193819</text:p>
          </table:table-cell>
          <table:table-cell office:value-type="float" office:value="0.00208931" calcext:value-type="float">
            <text:p>0.00208931</text:p>
          </table:table-cell>
          <table:table-cell office:value-type="float" office:value="0.00224608" calcext:value-type="float">
            <text:p>0.00224608</text:p>
          </table:table-cell>
          <table:table-cell office:value-type="float" office:value="0.00240838" calcext:value-type="float">
            <text:p>0.00240838</text:p>
          </table:table-cell>
          <table:table-cell office:value-type="float" office:value="0.00257609" calcext:value-type="float">
            <text:p>0.00257609</text:p>
          </table:table-cell>
          <table:table-cell office:value-type="float" office:value="0.00274907" calcext:value-type="float">
            <text:p>0.00274907</text:p>
          </table:table-cell>
          <table:table-cell office:value-type="float" office:value="0.00292717" calcext:value-type="float">
            <text:p>0.00292717</text:p>
          </table:table-cell>
          <table:table-cell office:value-type="float" office:value="0.00311024" calcext:value-type="float">
            <text:p>0.00311024</text:p>
          </table:table-cell>
          <table:table-cell office:value-type="float" office:value="0.00329813" calcext:value-type="float">
            <text:p>0.00329813</text:p>
          </table:table-cell>
          <table:table-cell office:value-type="float" office:value="0.00347052" calcext:value-type="float">
            <text:p>0.00347052</text:p>
          </table:table-cell>
          <table:table-cell office:value-type="float" office:value="0.00364659" calcext:value-type="float">
            <text:p>0.00364659</text:p>
          </table:table-cell>
          <table:table-cell office:value-type="float" office:value="0.00385387" calcext:value-type="float">
            <text:p>0.00385387</text:p>
          </table:table-cell>
          <table:table-cell office:value-type="float" office:value="0.00408799" calcext:value-type="float">
            <text:p>0.00408799</text:p>
          </table:table-cell>
          <table:table-cell office:value-type="float" office:value="0.00426164" calcext:value-type="float">
            <text:p>0.00426164</text:p>
          </table:table-cell>
          <table:table-cell office:value-type="float" office:value="0.00446433" calcext:value-type="float">
            <text:p>0.00446433</text:p>
          </table:table-cell>
          <table:table-cell office:value-type="float" office:value="0.00471158" calcext:value-type="float">
            <text:p>0.00471158</text:p>
          </table:table-cell>
          <table:table-cell office:value-type="float" office:value="0.0049216" calcext:value-type="float">
            <text:p>0.0049216</text:p>
          </table:table-cell>
          <table:table-cell office:value-type="float" office:value="0.00514828" calcext:value-type="float">
            <text:p>0.00514828</text:p>
          </table:table-cell>
          <table:table-cell office:value-type="float" office:value="0.00538802" calcext:value-type="float">
            <text:p>0.00538802</text:p>
          </table:table-cell>
          <table:table-cell office:value-type="float" office:value="0.00563119" calcext:value-type="float">
            <text:p>0.00563119</text:p>
          </table:table-cell>
          <table:table-cell office:value-type="float" office:value="0.00582793" calcext:value-type="float">
            <text:p>0.00582793</text:p>
          </table:table-cell>
          <table:table-cell office:value-type="float" office:value="0.00604416" calcext:value-type="float">
            <text:p>0.00604416</text:p>
          </table:table-cell>
          <table:table-cell office:value-type="float" office:value="0.00630375" calcext:value-type="float">
            <text:p>0.00630375</text:p>
          </table:table-cell>
          <table:table-cell office:value-type="float" office:value="0.00654752" calcext:value-type="float">
            <text:p>0.00654752</text:p>
          </table:table-cell>
          <table:table-cell office:value-type="float" office:value="0.006792" calcext:value-type="float">
            <text:p>0.00679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03202E-034" calcext:value-type="float">
            <text:p>-4.03202E-34</text:p>
          </table:table-cell>
          <table:table-cell office:value-type="float" office:value="2.08972E-032" calcext:value-type="float">
            <text:p>2.08972E-32</text:p>
          </table:table-cell>
          <table:table-cell office:value-type="float" office:value="1.25888E-030" calcext:value-type="float">
            <text:p>1.25888E-30</text:p>
          </table:table-cell>
          <table:table-cell office:value-type="float" office:value="1.15799E-029" calcext:value-type="float">
            <text:p>1.15799E-29</text:p>
          </table:table-cell>
          <table:table-cell office:value-type="float" office:value="-7.52652E-029" calcext:value-type="float">
            <text:p>-7.52652E-29</text:p>
          </table:table-cell>
          <table:table-cell office:value-type="float" office:value="-1.98367E-027" calcext:value-type="float">
            <text:p>-1.98367E-27</text:p>
          </table:table-cell>
          <table:table-cell office:value-type="float" office:value="-1.38469E-026" calcext:value-type="float">
            <text:p>-1.38469E-26</text:p>
          </table:table-cell>
          <table:table-cell office:value-type="float" office:value="-2.58953E-026" calcext:value-type="float">
            <text:p>-2.58953E-26</text:p>
          </table:table-cell>
          <table:table-cell office:value-type="float" office:value="2.78052E-025" calcext:value-type="float">
            <text:p>2.78052E-25</text:p>
          </table:table-cell>
          <table:table-cell office:value-type="float" office:value="2.59454E-024" calcext:value-type="float">
            <text:p>2.59454E-24</text:p>
          </table:table-cell>
          <table:table-cell office:value-type="float" office:value="9.77231E-024" calcext:value-type="float">
            <text:p>9.77231E-24</text:p>
          </table:table-cell>
          <table:table-cell office:value-type="float" office:value="3.54867E-024" calcext:value-type="float">
            <text:p>3.54867E-24</text:p>
          </table:table-cell>
          <table:table-cell office:value-type="float" office:value="-1.62164E-022" calcext:value-type="float">
            <text:p>-1.62164E-22</text:p>
          </table:table-cell>
          <table:table-cell office:value-type="float" office:value="-9.13914E-022" calcext:value-type="float">
            <text:p>-9.13914E-22</text:p>
          </table:table-cell>
          <table:table-cell office:value-type="float" office:value="-1.9981E-021" calcext:value-type="float">
            <text:p>-1.9981E-21</text:p>
          </table:table-cell>
          <table:table-cell office:value-type="float" office:value="4.50694E-021" calcext:value-type="float">
            <text:p>4.50694E-21</text:p>
          </table:table-cell>
          <table:table-cell office:value-type="float" office:value="5.15366E-020" calcext:value-type="float">
            <text:p>5.15366E-20</text:p>
          </table:table-cell>
          <table:table-cell office:value-type="float" office:value="1.61413E-019" calcext:value-type="float">
            <text:p>1.61413E-19</text:p>
          </table:table-cell>
          <table:table-cell office:value-type="float" office:value="-1.15793E-019" calcext:value-type="float">
            <text:p>-1.15793E-19</text:p>
          </table:table-cell>
          <table:table-cell office:value-type="float" office:value="-3.08829E-018" calcext:value-type="float">
            <text:p>-3.08829E-18</text:p>
          </table:table-cell>
          <table:table-cell office:value-type="float" office:value="-9.8833E-018" calcext:value-type="float">
            <text:p>-9.8833E-18</text:p>
          </table:table-cell>
          <table:table-cell office:value-type="float" office:value="2.02146E-017" calcext:value-type="float">
            <text:p>2.02146E-17</text:p>
          </table:table-cell>
          <table:table-cell office:value-type="float" office:value="2.56482E-016" calcext:value-type="float">
            <text:p>2.56482E-16</text:p>
          </table:table-cell>
          <table:table-cell office:value-type="float" office:value="3.55245E-016" calcext:value-type="float">
            <text:p>3.55245E-16</text:p>
          </table:table-cell>
          <table:table-cell office:value-type="float" office:value="-4.76104E-015" calcext:value-type="float">
            <text:p>-4.76104E-15</text:p>
          </table:table-cell>
          <table:table-cell office:value-type="float" office:value="-0.0000000000000206587" calcext:value-type="float">
            <text:p>-2.06587E-14</text:p>
          </table:table-cell>
          <table:table-cell office:value-type="float" office:value="0.0000000000000800782" calcext:value-type="float">
            <text:p>8.00782E-14</text:p>
          </table:table-cell>
          <table:table-cell office:value-type="float" office:value="0.000000000000814925" calcext:value-type="float">
            <text:p>8.14925E-13</text:p>
          </table:table-cell>
          <table:table-cell office:value-type="float" office:value="-0.0000000000007882" calcext:value-type="float">
            <text:p>-7.882E-13</text:p>
          </table:table-cell>
          <table:table-cell office:value-type="float" office:value="-0.000000000035918" calcext:value-type="float">
            <text:p>-3.5918E-11</text:p>
          </table:table-cell>
          <table:table-cell office:value-type="float" office:value="-0.00000000010025" calcext:value-type="float">
            <text:p>-1.0025E-10</text:p>
          </table:table-cell>
          <table:table-cell office:value-type="float" office:value="0.0000000016874" calcext:value-type="float">
            <text:p>1.6874E-09</text:p>
          </table:table-cell>
          <table:table-cell office:value-type="float" office:value="0.000000023312" calcext:value-type="float">
            <text:p>2.3312E-08</text:p>
          </table:table-cell>
          <table:table-cell office:value-type="float" office:value="0.0000000531892" calcext:value-type="float">
            <text:p>5.31892E-08</text:p>
          </table:table-cell>
          <table:table-cell office:value-type="float" office:value="0.000000160278" calcext:value-type="float">
            <text:p>1.60278E-07</text:p>
          </table:table-cell>
          <table:table-cell office:value-type="float" office:value="0.000000412754" calcext:value-type="float">
            <text:p>4.12754E-07</text:p>
          </table:table-cell>
          <table:table-cell office:value-type="float" office:value="0.000000849016" calcext:value-type="float">
            <text:p>8.49016E-07</text:p>
          </table:table-cell>
          <table:table-cell office:value-type="float" office:value="0.00000169911" calcext:value-type="float">
            <text:p>1.69911E-06</text:p>
          </table:table-cell>
          <table:table-cell office:value-type="float" office:value="0.00000293633" calcext:value-type="float">
            <text:p>2.93633E-06</text:p>
          </table:table-cell>
          <table:table-cell office:value-type="float" office:value="0.00000482095" calcext:value-type="float">
            <text:p>4.82095E-06</text:p>
          </table:table-cell>
          <table:table-cell office:value-type="float" office:value="0.00000784035" calcext:value-type="float">
            <text:p>7.84035E-06</text:p>
          </table:table-cell>
          <table:table-cell office:value-type="float" office:value="0.0000123802" calcext:value-type="float">
            <text:p>1.23802E-05</text:p>
          </table:table-cell>
          <table:table-cell office:value-type="float" office:value="0.000017643" calcext:value-type="float">
            <text:p>1.7643E-05</text:p>
          </table:table-cell>
          <table:table-cell office:value-type="float" office:value="0.0000249276" calcext:value-type="float">
            <text:p>2.49276E-05</text:p>
          </table:table-cell>
          <table:table-cell office:value-type="float" office:value="0.0000354881" calcext:value-type="float">
            <text:p>3.54881E-05</text:p>
          </table:table-cell>
          <table:table-cell office:value-type="float" office:value="0.0000491446" calcext:value-type="float">
            <text:p>4.91446E-05</text:p>
          </table:table-cell>
          <table:table-cell office:value-type="float" office:value="0.0000640957" calcext:value-type="float">
            <text:p>6.40957E-05</text:p>
          </table:table-cell>
          <table:table-cell office:value-type="float" office:value="0.0000821792" calcext:value-type="float">
            <text:p>8.21792E-05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0.000137827" calcext:value-type="float">
            <text:p>0.000137827</text:p>
          </table:table-cell>
          <table:table-cell office:value-type="float" office:value="0.000166005" calcext:value-type="float">
            <text:p>0.000166005</text:p>
          </table:table-cell>
          <table:table-cell office:value-type="float" office:value="0.000201825" calcext:value-type="float">
            <text:p>0.000201825</text:p>
          </table:table-cell>
          <table:table-cell office:value-type="float" office:value="0.000250234" calcext:value-type="float">
            <text:p>0.000250234</text:p>
          </table:table-cell>
          <table:table-cell office:value-type="float" office:value="0.000299985" calcext:value-type="float">
            <text:p>0.000299985</text:p>
          </table:table-cell>
          <table:table-cell office:value-type="float" office:value="0.000356006" calcext:value-type="float">
            <text:p>0.000356006</text:p>
          </table:table-cell>
          <table:table-cell office:value-type="float" office:value="0.000418574" calcext:value-type="float">
            <text:p>0.000418574</text:p>
          </table:table-cell>
          <table:table-cell office:value-type="float" office:value="0.00048793" calcext:value-type="float">
            <text:p>0.00048793</text:p>
          </table:table-cell>
          <table:table-cell office:value-type="float" office:value="0.000564283" calcext:value-type="float">
            <text:p>0.000564283</text:p>
          </table:table-cell>
          <table:table-cell office:value-type="float" office:value="0.000647805" calcext:value-type="float">
            <text:p>0.000647805</text:p>
          </table:table-cell>
          <table:table-cell office:value-type="float" office:value="0.000738637" calcext:value-type="float">
            <text:p>0.000738637</text:p>
          </table:table-cell>
          <table:table-cell office:value-type="float" office:value="0.000836885" calcext:value-type="float">
            <text:p>0.000836885</text:p>
          </table:table-cell>
          <table:table-cell office:value-type="float" office:value="0.000942622" calcext:value-type="float">
            <text:p>0.000942622</text:p>
          </table:table-cell>
          <table:table-cell office:value-type="float" office:value="0.00105589" calcext:value-type="float">
            <text:p>0.00105589</text:p>
          </table:table-cell>
          <table:table-cell office:value-type="float" office:value="0.00117671" calcext:value-type="float">
            <text:p>0.00117671</text:p>
          </table:table-cell>
          <table:table-cell office:value-type="float" office:value="0.00130506" calcext:value-type="float">
            <text:p>0.00130506</text:p>
          </table:table-cell>
          <table:table-cell office:value-type="float" office:value="0.00144091" calcext:value-type="float">
            <text:p>0.00144091</text:p>
          </table:table-cell>
          <table:table-cell office:value-type="float" office:value="0.00158419" calcext:value-type="float">
            <text:p>0.00158419</text:p>
          </table:table-cell>
          <table:table-cell office:value-type="float" office:value="0.00173481" calcext:value-type="float">
            <text:p>0.00173481</text:p>
          </table:table-cell>
          <table:table-cell office:value-type="float" office:value="0.00189268" calcext:value-type="float">
            <text:p>0.00189268</text:p>
          </table:table-cell>
          <table:table-cell office:value-type="float" office:value="0.00205767" calcext:value-type="float">
            <text:p>0.00205767</text:p>
          </table:table-cell>
          <table:table-cell office:value-type="float" office:value="0.00222964" calcext:value-type="float">
            <text:p>0.00222964</text:p>
          </table:table-cell>
          <table:table-cell office:value-type="float" office:value="0.00240845" calcext:value-type="float">
            <text:p>0.00240845</text:p>
          </table:table-cell>
          <table:table-cell office:value-type="float" office:value="0.00259391" calcext:value-type="float">
            <text:p>0.00259391</text:p>
          </table:table-cell>
          <table:table-cell office:value-type="float" office:value="0.00278587" calcext:value-type="float">
            <text:p>0.00278587</text:p>
          </table:table-cell>
          <table:table-cell office:value-type="float" office:value="0.00298412" calcext:value-type="float">
            <text:p>0.00298412</text:p>
          </table:table-cell>
          <table:table-cell office:value-type="float" office:value="0.00318849" calcext:value-type="float">
            <text:p>0.00318849</text:p>
          </table:table-cell>
          <table:table-cell office:value-type="float" office:value="0.00339876" calcext:value-type="float">
            <text:p>0.00339876</text:p>
          </table:table-cell>
          <table:table-cell office:value-type="float" office:value="0.00361473" calcext:value-type="float">
            <text:p>0.00361473</text:p>
          </table:table-cell>
          <table:table-cell office:value-type="float" office:value="0.0038362" calcext:value-type="float">
            <text:p>0.0038362</text:p>
          </table:table-cell>
          <table:table-cell office:value-type="float" office:value="0.00406294" calcext:value-type="float">
            <text:p>0.00406294</text:p>
          </table:table-cell>
          <table:table-cell office:value-type="float" office:value="0.00429475" calcext:value-type="float">
            <text:p>0.00429475</text:p>
          </table:table-cell>
          <table:table-cell office:value-type="float" office:value="0.00453141" calcext:value-type="float">
            <text:p>0.00453141</text:p>
          </table:table-cell>
          <table:table-cell office:value-type="float" office:value="0.00474777" calcext:value-type="float">
            <text:p>0.00474777</text:p>
          </table:table-cell>
          <table:table-cell office:value-type="float" office:value="0.00496764" calcext:value-type="float">
            <text:p>0.00496764</text:p>
          </table:table-cell>
          <table:table-cell office:value-type="float" office:value="0.00522506" calcext:value-type="float">
            <text:p>0.00522506</text:p>
          </table:table-cell>
          <table:table-cell office:value-type="float" office:value="0.00551405" calcext:value-type="float">
            <text:p>0.00551405</text:p>
          </table:table-cell>
          <table:table-cell office:value-type="float" office:value="0.00572803" calcext:value-type="float">
            <text:p>0.00572803</text:p>
          </table:table-cell>
          <table:table-cell office:value-type="float" office:value="0.00597642" calcext:value-type="float">
            <text:p>0.00597642</text:p>
          </table:table-cell>
          <table:table-cell office:value-type="float" office:value="0.00627776" calcext:value-type="float">
            <text:p>0.00627776</text:p>
          </table:table-cell>
          <table:table-cell office:value-type="float" office:value="0.00653288" calcext:value-type="float">
            <text:p>0.00653288</text:p>
          </table:table-cell>
          <table:table-cell office:value-type="float" office:value="0.00680697" calcext:value-type="float">
            <text:p>0.00680697</text:p>
          </table:table-cell>
          <table:table-cell office:value-type="float" office:value="0.00709554" calcext:value-type="float">
            <text:p>0.00709554</text:p>
          </table:table-cell>
          <table:table-cell office:value-type="float" office:value="0.00738697" calcext:value-type="float">
            <text:p>0.00738697</text:p>
          </table:table-cell>
          <table:table-cell office:value-type="float" office:value="0.00762253" calcext:value-type="float">
            <text:p>0.00762253</text:p>
          </table:table-cell>
          <table:table-cell office:value-type="float" office:value="0.0078802" calcext:value-type="float">
            <text:p>0.0078802</text:p>
          </table:table-cell>
          <table:table-cell office:value-type="float" office:value="0.00818812" calcext:value-type="float">
            <text:p>0.00818812</text:p>
          </table:table-cell>
          <table:table-cell office:value-type="float" office:value="0.0084763" calcext:value-type="float">
            <text:p>0.0084763</text:p>
          </table:table-cell>
          <table:table-cell office:value-type="float" office:value="0.00876431" calcext:value-type="float">
            <text:p>0.00876431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157E-035" calcext:value-type="float">
            <text:p>1.23157E-35</text:p>
          </table:table-cell>
          <table:table-cell office:value-type="float" office:value="1.11949E-032" calcext:value-type="float">
            <text:p>1.11949E-32</text:p>
          </table:table-cell>
          <table:table-cell office:value-type="float" office:value="1.14879E-030" calcext:value-type="float">
            <text:p>1.14879E-30</text:p>
          </table:table-cell>
          <table:table-cell office:value-type="float" office:value="3.86897E-030" calcext:value-type="float">
            <text:p>3.86897E-30</text:p>
          </table:table-cell>
          <table:table-cell office:value-type="float" office:value="-3.47224E-028" calcext:value-type="float">
            <text:p>-3.47224E-28</text:p>
          </table:table-cell>
          <table:table-cell office:value-type="float" office:value="-4.97168E-027" calcext:value-type="float">
            <text:p>-4.97168E-27</text:p>
          </table:table-cell>
          <table:table-cell office:value-type="float" office:value="-2.29753E-026" calcext:value-type="float">
            <text:p>-2.29753E-26</text:p>
          </table:table-cell>
          <table:table-cell office:value-type="float" office:value="6.18217E-026" calcext:value-type="float">
            <text:p>6.18217E-26</text:p>
          </table:table-cell>
          <table:table-cell office:value-type="float" office:value="1.35801E-024" calcext:value-type="float">
            <text:p>1.35801E-24</text:p>
          </table:table-cell>
          <table:table-cell office:value-type="float" office:value="7.7335E-024" calcext:value-type="float">
            <text:p>7.7335E-24</text:p>
          </table:table-cell>
          <table:table-cell office:value-type="float" office:value="1.71705E-023" calcext:value-type="float">
            <text:p>1.71705E-23</text:p>
          </table:table-cell>
          <table:table-cell office:value-type="float" office:value="-5.74635E-023" calcext:value-type="float">
            <text:p>-5.74635E-23</text:p>
          </table:table-cell>
          <table:table-cell office:value-type="float" office:value="-6.44173E-022" calcext:value-type="float">
            <text:p>-6.44173E-22</text:p>
          </table:table-cell>
          <table:table-cell office:value-type="float" office:value="-2.4836E-021" calcext:value-type="float">
            <text:p>-2.4836E-21</text:p>
          </table:table-cell>
          <table:table-cell office:value-type="float" office:value="-2.82289E-021" calcext:value-type="float">
            <text:p>-2.82289E-21</text:p>
          </table:table-cell>
          <table:table-cell office:value-type="float" office:value="2.20697E-020" calcext:value-type="float">
            <text:p>2.20697E-20</text:p>
          </table:table-cell>
          <table:table-cell office:value-type="float" office:value="1.43686E-019" calcext:value-type="float">
            <text:p>1.43686E-19</text:p>
          </table:table-cell>
          <table:table-cell office:value-type="float" office:value="3.5055E-019" calcext:value-type="float">
            <text:p>3.5055E-19</text:p>
          </table:table-cell>
          <table:table-cell office:value-type="float" office:value="-4.49426E-019" calcext:value-type="float">
            <text:p>-4.49426E-19</text:p>
          </table:table-cell>
          <table:table-cell office:value-type="float" office:value="-6.8617E-018" calcext:value-type="float">
            <text:p>-6.8617E-18</text:p>
          </table:table-cell>
          <table:table-cell office:value-type="float" office:value="-2.12281E-017" calcext:value-type="float">
            <text:p>-2.12281E-17</text:p>
          </table:table-cell>
          <table:table-cell office:value-type="float" office:value="2.35094E-017" calcext:value-type="float">
            <text:p>2.35094E-17</text:p>
          </table:table-cell>
          <table:table-cell office:value-type="float" office:value="4.30445E-016" calcext:value-type="float">
            <text:p>4.30445E-16</text:p>
          </table:table-cell>
          <table:table-cell office:value-type="float" office:value="1.05836E-015" calcext:value-type="float">
            <text:p>1.05836E-15</text:p>
          </table:table-cell>
          <table:table-cell office:value-type="float" office:value="-4.66267E-015" calcext:value-type="float">
            <text:p>-4.66267E-15</text:p>
          </table:table-cell>
          <table:table-cell office:value-type="float" office:value="-0.0000000000000352186" calcext:value-type="float">
            <text:p>-3.52186E-14</text:p>
          </table:table-cell>
          <table:table-cell office:value-type="float" office:value="4.02804E-015" calcext:value-type="float">
            <text:p>4.02804E-15</text:p>
          </table:table-cell>
          <table:table-cell office:value-type="float" office:value="0.000000000000872931" calcext:value-type="float">
            <text:p>8.72931E-13</text:p>
          </table:table-cell>
          <table:table-cell office:value-type="float" office:value="0.00000000000231855" calcext:value-type="float">
            <text:p>2.31855E-12</text:p>
          </table:table-cell>
          <table:table-cell office:value-type="float" office:value="-0.0000000000206597" calcext:value-type="float">
            <text:p>-2.06597E-11</text:p>
          </table:table-cell>
          <table:table-cell office:value-type="float" office:value="-0.000000000161689" calcext:value-type="float">
            <text:p>-1.61689E-10</text:p>
          </table:table-cell>
          <table:table-cell office:value-type="float" office:value="0.000000000175641" calcext:value-type="float">
            <text:p>1.75641E-10</text:p>
          </table:table-cell>
          <table:table-cell office:value-type="float" office:value="0.0000000104922" calcext:value-type="float">
            <text:p>1.04922E-08</text:p>
          </table:table-cell>
          <table:table-cell office:value-type="float" office:value="0.0000000954946" calcext:value-type="float">
            <text:p>9.54946E-08</text:p>
          </table:table-cell>
          <table:table-cell office:value-type="float" office:value="0.000000198282" calcext:value-type="float">
            <text:p>1.98282E-07</text:p>
          </table:table-cell>
          <table:table-cell office:value-type="float" office:value="0.000000533083" calcext:value-type="float">
            <text:p>5.33083E-07</text:p>
          </table:table-cell>
          <table:table-cell office:value-type="float" office:value="0.00000125377" calcext:value-type="float">
            <text:p>1.25377E-06</text:p>
          </table:table-cell>
          <table:table-cell office:value-type="float" office:value="0.00000241364" calcext:value-type="float">
            <text:p>2.41364E-06</text:p>
          </table:table-cell>
          <table:table-cell office:value-type="float" office:value="0.00000454027" calcext:value-type="float">
            <text:p>4.54027E-06</text:p>
          </table:table-cell>
          <table:table-cell office:value-type="float" office:value="0.00000747822" calcext:value-type="float">
            <text:p>7.47822E-06</text:p>
          </table:table-cell>
          <table:table-cell office:value-type="float" office:value="0.0000117608" calcext:value-type="float">
            <text:p>1.17608E-05</text:p>
          </table:table-cell>
          <table:table-cell office:value-type="float" office:value="0.0000183446" calcext:value-type="float">
            <text:p>1.83446E-05</text:p>
          </table:table-cell>
          <table:table-cell office:value-type="float" office:value="0.0000278622" calcext:value-type="float">
            <text:p>2.78622E-05</text:p>
          </table:table-cell>
          <table:table-cell office:value-type="float" office:value="0.0000385227" calcext:value-type="float">
            <text:p>3.85227E-05</text:p>
          </table:table-cell>
          <table:table-cell office:value-type="float" office:value="0.0000528541" calcext:value-type="float">
            <text:p>5.28541E-05</text:p>
          </table:table-cell>
          <table:table-cell office:value-type="float" office:value="0.0000730353" calcext:value-type="float">
            <text:p>7.30353E-05</text:p>
          </table:table-cell>
          <table:table-cell office:value-type="float" office:value="0.0000984057" calcext:value-type="float">
            <text:p>9.84057E-05</text:p>
          </table:table-cell>
          <table:table-cell office:value-type="float" office:value="0.000125483" calcext:value-type="float">
            <text:p>0.000125483</text:p>
          </table:table-cell>
          <table:table-cell office:value-type="float" office:value="0.000157533" calcext:value-type="float">
            <text:p>0.000157533</text:p>
          </table:table-cell>
          <table:table-cell office:value-type="float" office:value="0.000199853" calcext:value-type="float">
            <text:p>0.000199853</text:p>
          </table:table-cell>
          <table:table-cell office:value-type="float" office:value="0.000252958" calcext:value-type="float">
            <text:p>0.000252958</text:p>
          </table:table-cell>
          <table:table-cell office:value-type="float" office:value="0.000299862" calcext:value-type="float">
            <text:p>0.000299862</text:p>
          </table:table-cell>
          <table:table-cell office:value-type="float" office:value="0.000358572" calcext:value-type="float">
            <text:p>0.000358572</text:p>
          </table:table-cell>
          <table:table-cell office:value-type="float" office:value="0.000436582" calcext:value-type="float">
            <text:p>0.000436582</text:p>
          </table:table-cell>
          <table:table-cell office:value-type="float" office:value="0.000515386" calcext:value-type="float">
            <text:p>0.000515386</text:p>
          </table:table-cell>
          <table:table-cell office:value-type="float" office:value="0.000602792" calcext:value-type="float">
            <text:p>0.000602792</text:p>
          </table:table-cell>
          <table:table-cell office:value-type="float" office:value="0.000699025" calcext:value-type="float">
            <text:p>0.000699025</text:p>
          </table:table-cell>
          <table:table-cell office:value-type="float" office:value="0.000804262" calcext:value-type="float">
            <text:p>0.000804262</text:p>
          </table:table-cell>
          <table:table-cell office:value-type="float" office:value="0.000918629" calcext:value-type="float">
            <text:p>0.000918629</text:p>
          </table:table-cell>
          <table:table-cell office:value-type="float" office:value="0.00104221" calcext:value-type="float">
            <text:p>0.00104221</text:p>
          </table:table-cell>
          <table:table-cell office:value-type="float" office:value="0.00117504" calcext:value-type="float">
            <text:p>0.00117504</text:p>
          </table:table-cell>
          <table:table-cell office:value-type="float" office:value="0.00131713" calcext:value-type="float">
            <text:p>0.00131713</text:p>
          </table:table-cell>
          <table:table-cell office:value-type="float" office:value="0.00146842" calcext:value-type="float">
            <text:p>0.00146842</text:p>
          </table:table-cell>
          <table:table-cell office:value-type="float" office:value="0.00162885" calcext:value-type="float">
            <text:p>0.00162885</text:p>
          </table:table-cell>
          <table:table-cell office:value-type="float" office:value="0.0017983" calcext:value-type="float">
            <text:p>0.0017983</text:p>
          </table:table-cell>
          <table:table-cell office:value-type="float" office:value="0.00197665" calcext:value-type="float">
            <text:p>0.00197665</text:p>
          </table:table-cell>
          <table:table-cell office:value-type="float" office:value="0.00216373" calcext:value-type="float">
            <text:p>0.00216373</text:p>
          </table:table-cell>
          <table:table-cell office:value-type="float" office:value="0.00235935" calcext:value-type="float">
            <text:p>0.00235935</text:p>
          </table:table-cell>
          <table:table-cell office:value-type="float" office:value="0.0025633" calcext:value-type="float">
            <text:p>0.0025633</text:p>
          </table:table-cell>
          <table:table-cell office:value-type="float" office:value="0.00277537" calcext:value-type="float">
            <text:p>0.00277537</text:p>
          </table:table-cell>
          <table:table-cell office:value-type="float" office:value="0.00299531" calcext:value-type="float">
            <text:p>0.00299531</text:p>
          </table:table-cell>
          <table:table-cell office:value-type="float" office:value="0.00322288" calcext:value-type="float">
            <text:p>0.00322288</text:p>
          </table:table-cell>
          <table:table-cell office:value-type="float" office:value="0.00345781" calcext:value-type="float">
            <text:p>0.00345781</text:p>
          </table:table-cell>
          <table:table-cell office:value-type="float" office:value="0.00369982" calcext:value-type="float">
            <text:p>0.00369982</text:p>
          </table:table-cell>
          <table:table-cell office:value-type="float" office:value="0.00394865" calcext:value-type="float">
            <text:p>0.00394865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44656" calcext:value-type="float">
            <text:p>0.0044656</text:p>
          </table:table-cell>
          <table:table-cell office:value-type="float" office:value="0.00473316" calcext:value-type="float">
            <text:p>0.00473316</text:p>
          </table:table-cell>
          <table:table-cell office:value-type="float" office:value="0.00500638" calcext:value-type="float">
            <text:p>0.00500638</text:p>
          </table:table-cell>
          <table:table-cell office:value-type="float" office:value="0.00528498" calcext:value-type="float">
            <text:p>0.00528498</text:p>
          </table:table-cell>
          <table:table-cell office:value-type="float" office:value="0.00556868" calcext:value-type="float">
            <text:p>0.00556868</text:p>
          </table:table-cell>
          <table:table-cell office:value-type="float" office:value="0.00585719" calcext:value-type="float">
            <text:p>0.00585719</text:p>
          </table:table-cell>
          <table:table-cell office:value-type="float" office:value="0.00615022" calcext:value-type="float">
            <text:p>0.00615022</text:p>
          </table:table-cell>
          <table:table-cell office:value-type="float" office:value="0.00641654" calcext:value-type="float">
            <text:p>0.00641654</text:p>
          </table:table-cell>
          <table:table-cell office:value-type="float" office:value="0.00668615" calcext:value-type="float">
            <text:p>0.00668615</text:p>
          </table:table-cell>
          <table:table-cell office:value-type="float" office:value="0.00700061" calcext:value-type="float">
            <text:p>0.00700061</text:p>
          </table:table-cell>
          <table:table-cell office:value-type="float" office:value="0.00735218" calcext:value-type="float">
            <text:p>0.00735218</text:p>
          </table:table-cell>
          <table:table-cell office:value-type="float" office:value="0.0076107" calcext:value-type="float">
            <text:p>0.0076107</text:p>
          </table:table-cell>
          <table:table-cell office:value-type="float" office:value="0.00791004" calcext:value-type="float">
            <text:p>0.00791004</text:p>
          </table:table-cell>
          <table:table-cell office:value-type="float" office:value="0.0082719" calcext:value-type="float">
            <text:p>0.0082719</text:p>
          </table:table-cell>
          <table:table-cell office:value-type="float" office:value="0.00857663" calcext:value-type="float">
            <text:p>0.00857663</text:p>
          </table:table-cell>
          <table:table-cell office:value-type="float" office:value="0.00890289" calcext:value-type="float">
            <text:p>0.00890289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58944" calcext:value-type="float">
            <text:p>0.00958944</text:p>
          </table:table-cell>
          <table:table-cell office:value-type="float" office:value="0.00986607" calcext:value-type="float">
            <text:p>0.00986607</text:p>
          </table:table-cell>
          <table:table-cell office:value-type="float" office:value="0.0101681" calcext:value-type="float">
            <text:p>0.0101681</text:p>
          </table:table-cell>
          <table:table-cell office:value-type="float" office:value="0.0105281" calcext:value-type="float">
            <text:p>0.0105281</text:p>
          </table:table-cell>
          <table:table-cell office:value-type="float" office:value="0.0108637" calcext:value-type="float">
            <text:p>0.0108637</text:p>
          </table:table-cell>
          <table:table-cell office:value-type="float" office:value="0.0111979" calcext:value-type="float">
            <text:p>0.0111979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461E-033" calcext:value-type="float">
            <text:p>-2.36461E-33</text:p>
          </table:table-cell>
          <table:table-cell office:value-type="float" office:value="5.21295E-031" calcext:value-type="float">
            <text:p>5.21295E-31</text:p>
          </table:table-cell>
          <table:table-cell office:value-type="float" office:value="-1.02893E-029" calcext:value-type="float">
            <text:p>-1.02893E-29</text:p>
          </table:table-cell>
          <table:table-cell office:value-type="float" office:value="-7.73854E-028" calcext:value-type="float">
            <text:p>-7.73854E-28</text:p>
          </table:table-cell>
          <table:table-cell office:value-type="float" office:value="-8.61364E-027" calcext:value-type="float">
            <text:p>-8.61364E-27</text:p>
          </table:table-cell>
          <table:table-cell office:value-type="float" office:value="-7.91592E-027" calcext:value-type="float">
            <text:p>-7.91592E-27</text:p>
          </table:table-cell>
          <table:table-cell office:value-type="float" office:value="5.18627E-025" calcext:value-type="float">
            <text:p>5.18627E-25</text:p>
          </table:table-cell>
          <table:table-cell office:value-type="float" office:value="4.69624E-024" calcext:value-type="float">
            <text:p>4.69624E-24</text:p>
          </table:table-cell>
          <table:table-cell office:value-type="float" office:value="1.77303E-023" calcext:value-type="float">
            <text:p>1.77303E-23</text:p>
          </table:table-cell>
          <table:table-cell office:value-type="float" office:value="-1.65533E-024" calcext:value-type="float">
            <text:p>-1.65533E-24</text:p>
          </table:table-cell>
          <table:table-cell office:value-type="float" office:value="-3.87202E-022" calcext:value-type="float">
            <text:p>-3.87202E-22</text:p>
          </table:table-cell>
          <table:table-cell office:value-type="float" office:value="-2.21698E-021" calcext:value-type="float">
            <text:p>-2.21698E-21</text:p>
          </table:table-cell>
          <table:table-cell office:value-type="float" office:value="-5.75972E-021" calcext:value-type="float">
            <text:p>-5.75972E-21</text:p>
          </table:table-cell>
          <table:table-cell office:value-type="float" office:value="3.15567E-021" calcext:value-type="float">
            <text:p>3.15567E-21</text:p>
          </table:table-cell>
          <table:table-cell office:value-type="float" office:value="9.45171E-020" calcext:value-type="float">
            <text:p>9.45171E-20</text:p>
          </table:table-cell>
          <table:table-cell office:value-type="float" office:value="4.09016E-019" calcext:value-type="float">
            <text:p>4.09016E-19</text:p>
          </table:table-cell>
          <table:table-cell office:value-type="float" office:value="6.92211E-019" calcext:value-type="float">
            <text:p>6.92211E-19</text:p>
          </table:table-cell>
          <table:table-cell office:value-type="float" office:value="-2.00511E-018" calcext:value-type="float">
            <text:p>-2.00511E-18</text:p>
          </table:table-cell>
          <table:table-cell office:value-type="float" office:value="-1.73286E-017" calcext:value-type="float">
            <text:p>-1.73286E-17</text:p>
          </table:table-cell>
          <table:table-cell office:value-type="float" office:value="-4.67836E-017" calcext:value-type="float">
            <text:p>-4.67836E-17</text:p>
          </table:table-cell>
          <table:table-cell office:value-type="float" office:value="4.09496E-017" calcext:value-type="float">
            <text:p>4.09496E-17</text:p>
          </table:table-cell>
          <table:table-cell office:value-type="float" office:value="8.07085E-016" calcext:value-type="float">
            <text:p>8.07085E-16</text:p>
          </table:table-cell>
          <table:table-cell office:value-type="float" office:value="2.37226E-015" calcext:value-type="float">
            <text:p>2.37226E-15</text:p>
          </table:table-cell>
          <table:table-cell office:value-type="float" office:value="-4.34117E-015" calcext:value-type="float">
            <text:p>-4.34117E-15</text:p>
          </table:table-cell>
          <table:table-cell office:value-type="float" office:value="-0.0000000000000543592" calcext:value-type="float">
            <text:p>-5.43592E-14</text:p>
          </table:table-cell>
          <table:table-cell office:value-type="float" office:value="-0.0000000000000931801" calcext:value-type="float">
            <text:p>-9.31801E-14</text:p>
          </table:table-cell>
          <table:table-cell office:value-type="float" office:value="0.000000000000798916" calcext:value-type="float">
            <text:p>7.98916E-13</text:p>
          </table:table-cell>
          <table:table-cell office:value-type="float" office:value="0.00000000000451766" calcext:value-type="float">
            <text:p>4.51766E-12</text:p>
          </table:table-cell>
          <table:table-cell office:value-type="float" office:value="-0.00000000000548079" calcext:value-type="float">
            <text:p>-5.48079E-12</text:p>
          </table:table-cell>
          <table:table-cell office:value-type="float" office:value="-0.000000000149661" calcext:value-type="float">
            <text:p>-1.49661E-10</text:p>
          </table:table-cell>
          <table:table-cell office:value-type="float" office:value="-0.000000000450972" calcext:value-type="float">
            <text:p>-4.50972E-10</text:p>
          </table:table-cell>
          <table:table-cell office:value-type="float" office:value="0.00000000373057" calcext:value-type="float">
            <text:p>3.73057E-09</text:p>
          </table:table-cell>
          <table:table-cell office:value-type="float" office:value="0.000000052768" calcext:value-type="float">
            <text:p>5.2768E-08</text:p>
          </table:table-cell>
          <table:table-cell office:value-type="float" office:value="0.000000357699" calcext:value-type="float">
            <text:p>3.57699E-07</text:p>
          </table:table-cell>
          <table:table-cell office:value-type="float" office:value="0.00000068584" calcext:value-type="float">
            <text:p>6.8584E-07</text:p>
          </table:table-cell>
          <table:table-cell office:value-type="float" office:value="0.00000166724" calcext:value-type="float">
            <text:p>1.66724E-06</text:p>
          </table:table-cell>
          <table:table-cell office:value-type="float" office:value="0.00000361043" calcext:value-type="float">
            <text:p>3.61043E-06</text:p>
          </table:table-cell>
          <table:table-cell office:value-type="float" office:value="0.00000653751" calcext:value-type="float">
            <text:p>6.53751E-06</text:p>
          </table:table-cell>
          <table:table-cell office:value-type="float" office:value="0.000011605" calcext:value-type="float">
            <text:p>1.1605E-05</text:p>
          </table:table-cell>
          <table:table-cell office:value-type="float" office:value="0.0000182718" calcext:value-type="float">
            <text:p>1.82718E-05</text:p>
          </table:table-cell>
          <table:table-cell office:value-type="float" office:value="0.0000275938" calcext:value-type="float">
            <text:p>2.75938E-05</text:p>
          </table:table-cell>
          <table:table-cell office:value-type="float" office:value="0.0000413694" calcext:value-type="float">
            <text:p>4.13694E-05</text:p>
          </table:table-cell>
          <table:table-cell office:value-type="float" office:value="0.0000605431" calcext:value-type="float">
            <text:p>6.05431E-05</text:p>
          </table:table-cell>
          <table:table-cell office:value-type="float" office:value="0.0000813547" calcext:value-type="float">
            <text:p>8.13547E-05</text:p>
          </table:table-cell>
          <table:table-cell office:value-type="float" office:value="0.000108554" calcext:value-type="float">
            <text:p>0.000108554</text:p>
          </table:table-cell>
          <table:table-cell office:value-type="float" office:value="0.000145782" calcext:value-type="float">
            <text:p>0.000145782</text:p>
          </table:table-cell>
          <table:table-cell office:value-type="float" office:value="0.00019132" calcext:value-type="float">
            <text:p>0.00019132</text:p>
          </table:table-cell>
          <table:table-cell office:value-type="float" office:value="0.000238815" calcext:value-type="float">
            <text:p>0.000238815</text:p>
          </table:table-cell>
          <table:table-cell office:value-type="float" office:value="0.000293879" calcext:value-type="float">
            <text:p>0.000293879</text:p>
          </table:table-cell>
          <table:table-cell office:value-type="float" office:value="0.000365077" calcext:value-type="float">
            <text:p>0.000365077</text:p>
          </table:table-cell>
          <table:table-cell office:value-type="float" office:value="0.000452523" calcext:value-type="float">
            <text:p>0.000452523</text:p>
          </table:table-cell>
          <table:table-cell office:value-type="float" office:value="0.000528498" calcext:value-type="float">
            <text:p>0.000528498</text:p>
          </table:table-cell>
          <table:table-cell office:value-type="float" office:value="0.000622065" calcext:value-type="float">
            <text:p>0.000622065</text:p>
          </table:table-cell>
          <table:table-cell office:value-type="float" office:value="0.000744252" calcext:value-type="float">
            <text:p>0.000744252</text:p>
          </table:table-cell>
          <table:table-cell office:value-type="float" office:value="0.000865738" calcext:value-type="float">
            <text:p>0.000865738</text:p>
          </table:table-cell>
          <table:table-cell office:value-type="float" office:value="0.000998547" calcext:value-type="float">
            <text:p>0.000998547</text:p>
          </table:table-cell>
          <table:table-cell office:value-type="float" office:value="0.00114277" calcext:value-type="float">
            <text:p>0.00114277</text:p>
          </table:table-cell>
          <table:table-cell office:value-type="float" office:value="0.00129845" calcext:value-type="float">
            <text:p>0.00129845</text:p>
          </table:table-cell>
          <table:table-cell office:value-type="float" office:value="0.00146555" calcext:value-type="float">
            <text:p>0.00146555</text:p>
          </table:table-cell>
          <table:table-cell office:value-type="float" office:value="0.00164399" calcext:value-type="float">
            <text:p>0.00164399</text:p>
          </table:table-cell>
          <table:table-cell office:value-type="float" office:value="0.00183365" calcext:value-type="float">
            <text:p>0.00183365</text:p>
          </table:table-cell>
          <table:table-cell office:value-type="float" office:value="0.00203434" calcext:value-type="float">
            <text:p>0.00203434</text:p>
          </table:table-cell>
          <table:table-cell office:value-type="float" office:value="0.00224587" calcext:value-type="float">
            <text:p>0.00224587</text:p>
          </table:table-cell>
          <table:table-cell office:value-type="float" office:value="0.00246797" calcext:value-type="float">
            <text:p>0.00246797</text:p>
          </table:table-cell>
          <table:table-cell office:value-type="float" office:value="0.00270038" calcext:value-type="float">
            <text:p>0.00270038</text:p>
          </table:table-cell>
          <table:table-cell office:value-type="float" office:value="0.00294279" calcext:value-type="float">
            <text:p>0.00294279</text:p>
          </table:table-cell>
          <table:table-cell office:value-type="float" office:value="0.00319488" calcext:value-type="float">
            <text:p>0.00319488</text:p>
          </table:table-cell>
          <table:table-cell office:value-type="float" office:value="0.0034563" calcext:value-type="float">
            <text:p>0.0034563</text:p>
          </table:table-cell>
          <table:table-cell office:value-type="float" office:value="0.0037267" calcext:value-type="float">
            <text:p>0.0037267</text:p>
          </table:table-cell>
          <table:table-cell office:value-type="float" office:value="0.00400571" calcext:value-type="float">
            <text:p>0.00400571</text:p>
          </table:table-cell>
          <table:table-cell office:value-type="float" office:value="0.00429294" calcext:value-type="float">
            <text:p>0.00429294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489056" calcext:value-type="float">
            <text:p>0.00489056</text:p>
          </table:table-cell>
          <table:table-cell office:value-type="float" office:value="0.00520017" calcext:value-type="float">
            <text:p>0.00520017</text:p>
          </table:table-cell>
          <table:table-cell office:value-type="float" office:value="0.00551646" calcext:value-type="float">
            <text:p>0.00551646</text:p>
          </table:table-cell>
          <table:table-cell office:value-type="float" office:value="0.00583905" calcext:value-type="float">
            <text:p>0.00583905</text:p>
          </table:table-cell>
          <table:table-cell office:value-type="float" office:value="0.00616756" calcext:value-type="float">
            <text:p>0.00616756</text:p>
          </table:table-cell>
          <table:table-cell office:value-type="float" office:value="0.00650161" calcext:value-type="float">
            <text:p>0.00650161</text:p>
          </table:table-cell>
          <table:table-cell office:value-type="float" office:value="0.00684082" calcext:value-type="float">
            <text:p>0.00684082</text:p>
          </table:table-cell>
          <table:table-cell office:value-type="float" office:value="0.00718484" calcext:value-type="float">
            <text:p>0.00718484</text:p>
          </table:table-cell>
          <table:table-cell office:value-type="float" office:value="0.00753332" calcext:value-type="float">
            <text:p>0.00753332</text:p>
          </table:table-cell>
          <table:table-cell office:value-type="float" office:value="0.00788589" calcext:value-type="float">
            <text:p>0.00788589</text:p>
          </table:table-cell>
          <table:table-cell office:value-type="float" office:value="0.00824223" calcext:value-type="float">
            <text:p>0.00824223</text:p>
          </table:table-cell>
          <table:table-cell office:value-type="float" office:value="0.00856496" calcext:value-type="float">
            <text:p>0.00856496</text:p>
          </table:table-cell>
          <table:table-cell office:value-type="float" office:value="0.00889016" calcext:value-type="float">
            <text:p>0.00889016</text:p>
          </table:table-cell>
          <table:table-cell office:value-type="float" office:value="0.00926751" calcext:value-type="float">
            <text:p>0.00926751</text:p>
          </table:table-cell>
          <table:table-cell office:value-type="float" office:value="0.00968706" calcext:value-type="float">
            <text:p>0.00968706</text:p>
          </table:table-cell>
          <table:table-cell office:value-type="float" office:value="0.00999496" calcext:value-type="float">
            <text:p>0.00999496</text:p>
          </table:table-cell>
          <table:table-cell office:value-type="float" office:value="0.0103497" calcext:value-type="float">
            <text:p>0.0103497</text:p>
          </table:table-cell>
          <table:table-cell office:value-type="float" office:value="0.0107764" calcext:value-type="float">
            <text:p>0.0107764</text:p>
          </table:table-cell>
          <table:table-cell office:value-type="float" office:value="0.0111345" calcext:value-type="float">
            <text:p>0.0111345</text:p>
          </table:table-cell>
          <table:table-cell office:value-type="float" office:value="0.0115163" calcext:value-type="float">
            <text:p>0.0115163</text:p>
          </table:table-cell>
          <table:table-cell office:value-type="float" office:value="0.0119151" calcext:value-type="float">
            <text:p>0.0119151</text:p>
          </table:table-cell>
          <table:table-cell office:value-type="float" office:value="0.0123147" calcext:value-type="float">
            <text:p>0.0123147</text:p>
          </table:table-cell>
          <table:table-cell office:value-type="float" office:value="0.0126354" calcext:value-type="float">
            <text:p>0.012635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33977" calcext:value-type="float">
            <text:p>0.0133977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0141637" calcext:value-type="float">
            <text:p>0.0141637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14E-031" calcext:value-type="float">
            <text:p>1.72414E-31</text:p>
          </table:table-cell>
          <table:table-cell office:value-type="float" office:value="-1.15049E-029" calcext:value-type="float">
            <text:p>-1.15049E-29</text:p>
          </table:table-cell>
          <table:table-cell office:value-type="float" office:value="-9.94566E-028" calcext:value-type="float">
            <text:p>-9.94566E-28</text:p>
          </table:table-cell>
          <table:table-cell office:value-type="float" office:value="-8.21388E-027" calcext:value-type="float">
            <text:p>-8.21388E-27</text:p>
          </table:table-cell>
          <table:table-cell office:value-type="float" office:value="1.0218E-025" calcext:value-type="float">
            <text:p>1.0218E-25</text:p>
          </table:table-cell>
          <table:table-cell office:value-type="float" office:value="1.94538E-024" calcext:value-type="float">
            <text:p>1.94538E-24</text:p>
          </table:table-cell>
          <table:table-cell office:value-type="float" office:value="1.19835E-023" calcext:value-type="float">
            <text:p>1.19835E-23</text:p>
          </table:table-cell>
          <table:table-cell office:value-type="float" office:value="1.97557E-023" calcext:value-type="float">
            <text:p>1.97557E-23</text:p>
          </table:table-cell>
          <table:table-cell office:value-type="float" office:value="-2.00086E-022" calcext:value-type="float">
            <text:p>-2.00086E-22</text:p>
          </table:table-cell>
          <table:table-cell office:value-type="float" office:value="-1.72055E-021" calcext:value-type="float">
            <text:p>-1.72055E-21</text:p>
          </table:table-cell>
          <table:table-cell office:value-type="float" office:value="-6.4584E-021" calcext:value-type="float">
            <text:p>-6.4584E-21</text:p>
          </table:table-cell>
          <table:table-cell office:value-type="float" office:value="-7.95782E-021" calcext:value-type="float">
            <text:p>-7.95782E-21</text:p>
          </table:table-cell>
          <table:table-cell office:value-type="float" office:value="5.24441E-020" calcext:value-type="float">
            <text:p>5.24441E-20</text:p>
          </table:table-cell>
          <table:table-cell office:value-type="float" office:value="3.66491E-019" calcext:value-type="float">
            <text:p>3.66491E-19</text:p>
          </table:table-cell>
          <table:table-cell office:value-type="float" office:value="1.11083E-018" calcext:value-type="float">
            <text:p>1.11083E-18</text:p>
          </table:table-cell>
          <table:table-cell office:value-type="float" office:value="8.55592E-019" calcext:value-type="float">
            <text:p>8.55592E-19</text:p>
          </table:table-cell>
          <table:table-cell office:value-type="float" office:value="-8.77246E-018" calcext:value-type="float">
            <text:p>-8.77246E-18</text:p>
          </table:table-cell>
          <table:table-cell office:value-type="float" office:value="-4.78603E-017" calcext:value-type="float">
            <text:p>-4.78603E-17</text:p>
          </table:table-cell>
          <table:table-cell office:value-type="float" office:value="-1.03774E-016" calcext:value-type="float">
            <text:p>-1.03774E-16</text:p>
          </table:table-cell>
          <table:table-cell office:value-type="float" office:value="1.25235E-016" calcext:value-type="float">
            <text:p>1.25235E-16</text:p>
          </table:table-cell>
          <table:table-cell office:value-type="float" office:value="1.74212E-015" calcext:value-type="float">
            <text:p>1.74212E-15</text:p>
          </table:table-cell>
          <table:table-cell office:value-type="float" office:value="5.15909E-015" calcext:value-type="float">
            <text:p>5.15909E-15</text:p>
          </table:table-cell>
          <table:table-cell office:value-type="float" office:value="-3.91261E-015" calcext:value-type="float">
            <text:p>-3.91261E-15</text:p>
          </table:table-cell>
          <table:table-cell office:value-type="float" office:value="-0.000000000000086997" calcext:value-type="float">
            <text:p>-8.6997E-14</text:p>
          </table:table-cell>
          <table:table-cell office:value-type="float" office:value="-0.00000000000024035" calcext:value-type="float">
            <text:p>-2.4035E-13</text:p>
          </table:table-cell>
          <table:table-cell office:value-type="float" office:value="0.00000000000062935" calcext:value-type="float">
            <text:p>6.2935E-13</text:p>
          </table:table-cell>
          <table:table-cell office:value-type="float" office:value="0.00000000000642902" calcext:value-type="float">
            <text:p>6.42902E-12</text:p>
          </table:table-cell>
          <table:table-cell office:value-type="float" office:value="0.000000000009101" calcext:value-type="float">
            <text:p>9.101E-12</text:p>
          </table:table-cell>
          <table:table-cell office:value-type="float" office:value="-0.000000000113024" calcext:value-type="float">
            <text:p>-1.13024E-10</text:p>
          </table:table-cell>
          <table:table-cell office:value-type="float" office:value="-0.000000000694677" calcext:value-type="float">
            <text:p>-6.94677E-10</text:p>
          </table:table-cell>
          <table:table-cell office:value-type="float" office:value="0.000000000137365" calcext:value-type="float">
            <text:p>1.37365E-10</text:p>
          </table:table-cell>
          <table:table-cell office:value-type="float" office:value="0.00000002726" calcext:value-type="float">
            <text:p>2.726E-08</text:p>
          </table:table-cell>
          <table:table-cell office:value-type="float" office:value="0.000000230854" calcext:value-type="float">
            <text:p>2.30854E-07</text:p>
          </table:table-cell>
          <table:table-cell office:value-type="float" office:value="0.00000123932" calcext:value-type="float">
            <text:p>1.23932E-06</text:p>
          </table:table-cell>
          <table:table-cell office:value-type="float" office:value="0.00000221637" calcext:value-type="float">
            <text:p>2.21637E-06</text:p>
          </table:table-cell>
          <table:table-cell office:value-type="float" office:value="0.00000492155" calcext:value-type="float">
            <text:p>4.92155E-06</text:p>
          </table:table-cell>
          <table:table-cell office:value-type="float" office:value="0.00000988029" calcext:value-type="float">
            <text:p>9.88029E-06</text:p>
          </table:table-cell>
          <table:table-cell office:value-type="float" office:value="0.0000169013" calcext:value-type="float">
            <text:p>1.69013E-05</text:p>
          </table:table-cell>
          <table:table-cell office:value-type="float" office:value="0.0000284214" calcext:value-type="float">
            <text:p>2.84214E-05</text:p>
          </table:table-cell>
          <table:table-cell office:value-type="float" office:value="0.0000428888" calcext:value-type="float">
            <text:p>4.28888E-05</text:p>
          </table:table-cell>
          <table:table-cell office:value-type="float" office:value="0.0000623353" calcext:value-type="float">
            <text:p>6.23353E-05</text:p>
          </table:table-cell>
          <table:table-cell office:value-type="float" office:value="0.0000900211" calcext:value-type="float">
            <text:p>9.00211E-05</text:p>
          </table:table-cell>
          <table:table-cell office:value-type="float" office:value="0.000127205" calcext:value-type="float">
            <text:p>0.000127205</text:p>
          </table:table-cell>
          <table:table-cell office:value-type="float" office:value="0.000166331" calcext:value-type="float">
            <text:p>0.000166331</text:p>
          </table:table-cell>
          <table:table-cell office:value-type="float" office:value="0.000216122" calcext:value-type="float">
            <text:p>0.000216122</text:p>
          </table:table-cell>
          <table:table-cell office:value-type="float" office:value="0.000282482" calcext:value-type="float">
            <text:p>0.000282482</text:p>
          </table:table-cell>
          <table:table-cell office:value-type="float" office:value="0.000361577" calcext:value-type="float">
            <text:p>0.000361577</text:p>
          </table:table-cell>
          <table:table-cell office:value-type="float" office:value="0.000442185" calcext:value-type="float">
            <text:p>0.000442185</text:p>
          </table:table-cell>
          <table:table-cell office:value-type="float" office:value="0.000533807" calcext:value-type="float">
            <text:p>0.000533807</text:p>
          </table:table-cell>
          <table:table-cell office:value-type="float" office:value="0.000649992" calcext:value-type="float">
            <text:p>0.000649992</text:p>
          </table:table-cell>
          <table:table-cell office:value-type="float" office:value="0.0007899" calcext:value-type="float">
            <text:p>0.0007899</text:p>
          </table:table-cell>
          <table:table-cell office:value-type="float" office:value="0.000909252" calcext:value-type="float">
            <text:p>0.000909252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0.00124039" calcext:value-type="float">
            <text:p>0.00124039</text:p>
          </table:table-cell>
          <table:table-cell office:value-type="float" office:value="0.00142266" calcext:value-type="float">
            <text:p>0.00142266</text:p>
          </table:table-cell>
          <table:table-cell office:value-type="float" office:value="0.00161917" calcext:value-type="float">
            <text:p>0.00161917</text:p>
          </table:table-cell>
          <table:table-cell office:value-type="float" office:value="0.00182978" calcext:value-type="float">
            <text:p>0.00182978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229239" calcext:value-type="float">
            <text:p>0.00229239</text:p>
          </table:table-cell>
          <table:table-cell office:value-type="float" office:value="0.0025438" calcext:value-type="float">
            <text:p>0.0025438</text:p>
          </table:table-cell>
          <table:table-cell office:value-type="float" office:value="0.00280813" calcext:value-type="float">
            <text:p>0.00280813</text:p>
          </table:table-cell>
          <table:table-cell office:value-type="float" office:value="0.00308497" calcext:value-type="float">
            <text:p>0.00308497</text:p>
          </table:table-cell>
          <table:table-cell office:value-type="float" office:value="0.00337389" calcext:value-type="float">
            <text:p>0.00337389</text:p>
          </table:table-cell>
          <table:table-cell office:value-type="float" office:value="0.00367441" calcext:value-type="float">
            <text:p>0.00367441</text:p>
          </table:table-cell>
          <table:table-cell office:value-type="float" office:value="0.00398604" calcext:value-type="float">
            <text:p>0.00398604</text:p>
          </table:table-cell>
          <table:table-cell office:value-type="float" office:value="0.00430827" calcext:value-type="float">
            <text:p>0.00430827</text:p>
          </table:table-cell>
          <table:table-cell office:value-type="float" office:value="0.00464059" calcext:value-type="float">
            <text:p>0.00464059</text:p>
          </table:table-cell>
          <table:table-cell office:value-type="float" office:value="0.00498247" calcext:value-type="float">
            <text:p>0.00498247</text:p>
          </table:table-cell>
          <table:table-cell office:value-type="float" office:value="0.00533337" calcext:value-type="float">
            <text:p>0.00533337</text:p>
          </table:table-cell>
          <table:table-cell office:value-type="float" office:value="0.00569278" calcext:value-type="float">
            <text:p>0.00569278</text:p>
          </table:table-cell>
          <table:table-cell office:value-type="float" office:value="0.00606016" calcext:value-type="float">
            <text:p>0.00606016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681677" calcext:value-type="float">
            <text:p>0.00681677</text:p>
          </table:table-cell>
          <table:table-cell office:value-type="float" office:value="0.00720497" calcext:value-type="float">
            <text:p>0.00720497</text:p>
          </table:table-cell>
          <table:table-cell office:value-type="float" office:value="0.00759911" calcext:value-type="float">
            <text:p>0.00759911</text:p>
          </table:table-cell>
          <table:table-cell office:value-type="float" office:value="0.00799871" calcext:value-type="float">
            <text:p>0.00799871</text:p>
          </table:table-cell>
          <table:table-cell office:value-type="float" office:value="0.00840329" calcext:value-type="float">
            <text:p>0.00840329</text:p>
          </table:table-cell>
          <table:table-cell office:value-type="float" office:value="0.00881239" calcext:value-type="float">
            <text:p>0.00881239</text:p>
          </table:table-cell>
          <table:table-cell office:value-type="float" office:value="0.00922558" calcext:value-type="float">
            <text:p>0.00922558</text:p>
          </table:table-cell>
          <table:table-cell office:value-type="float" office:value="0.00964243" calcext:value-type="float">
            <text:p>0.00964243</text:p>
          </table:table-cell>
          <table:table-cell office:value-type="float" office:value="0.0100625" calcext:value-type="float">
            <text:p>0.0100625</text:p>
          </table:table-cell>
          <table:table-cell office:value-type="float" office:value="0.0104855" calcext:value-type="float">
            <text:p>0.0104855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0.0112941" calcext:value-type="float">
            <text:p>0.0112941</text:p>
          </table:table-cell>
          <table:table-cell office:value-type="float" office:value="0.0116788" calcext:value-type="float">
            <text:p>0.0116788</text:p>
          </table:table-cell>
          <table:table-cell office:value-type="float" office:value="0.0121236" calcext:value-type="float">
            <text:p>0.0121236</text:p>
          </table:table-cell>
          <table:table-cell office:value-type="float" office:value="0.0126162" calcext:value-type="float">
            <text:p>0.0126162</text:p>
          </table:table-cell>
          <table:table-cell office:value-type="float" office:value="0.0129754" calcext:value-type="float">
            <text:p>0.0129754</text:p>
          </table:table-cell>
          <table:table-cell office:value-type="float" office:value="0.0133883" calcext:value-type="float">
            <text:p>0.0133883</text:p>
          </table:table-cell>
          <table:table-cell office:value-type="float" office:value="0.0138831" calcext:value-type="float">
            <text:p>0.0138831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147356" calcext:value-type="float">
            <text:p>0.0147356</text:p>
          </table:table-cell>
          <table:table-cell office:value-type="float" office:value="0.0151928" calcext:value-type="float">
            <text:p>0.0151928</text:p>
          </table:table-cell>
          <table:table-cell office:value-type="float" office:value="0.0156491" calcext:value-type="float">
            <text:p>0.0156491</text:p>
          </table:table-cell>
          <table:table-cell office:value-type="float" office:value="0.0160134" calcext:value-type="float">
            <text:p>0.0160134</text:p>
          </table:table-cell>
          <table:table-cell office:value-type="float" office:value="0.0164086" calcext:value-type="float">
            <text:p>0.0164086</text:p>
          </table:table-cell>
          <table:table-cell office:value-type="float" office:value="0.0168764" calcext:value-type="float">
            <text:p>0.0168764</text:p>
          </table:table-cell>
          <table:table-cell office:value-type="float" office:value="0.0173094" calcext:value-type="float">
            <text:p>0.0173094</text:p>
          </table:table-cell>
          <table:table-cell office:value-type="float" office:value="0.0177379" calcext:value-type="float">
            <text:p>0.0177379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2215E-030" calcext:value-type="float">
            <text:p>-4.82215E-30</text:p>
          </table:table-cell>
          <table:table-cell office:value-type="float" office:value="-6.27104E-028" calcext:value-type="float">
            <text:p>-6.27104E-28</text:p>
          </table:table-cell>
          <table:table-cell office:value-type="float" office:value="1.01557E-027" calcext:value-type="float">
            <text:p>1.01557E-27</text:p>
          </table:table-cell>
          <table:table-cell office:value-type="float" office:value="3.90606E-025" calcext:value-type="float">
            <text:p>3.90606E-25</text:p>
          </table:table-cell>
          <table:table-cell office:value-type="float" office:value="4.85492E-024" calcext:value-type="float">
            <text:p>4.85492E-24</text:p>
          </table:table-cell>
          <table:table-cell office:value-type="float" office:value="1.86502E-023" calcext:value-type="float">
            <text:p>1.86502E-23</text:p>
          </table:table-cell>
          <table:table-cell office:value-type="float" office:value="-7.30041E-023" calcext:value-type="float">
            <text:p>-7.30041E-23</text:p>
          </table:table-cell>
          <table:table-cell office:value-type="float" office:value="-1.15313E-021" calcext:value-type="float">
            <text:p>-1.15313E-21</text:p>
          </table:table-cell>
          <table:table-cell office:value-type="float" office:value="-5.90166E-021" calcext:value-type="float">
            <text:p>-5.90166E-21</text:p>
          </table:table-cell>
          <table:table-cell office:value-type="float" office:value="-1.35032E-020" calcext:value-type="float">
            <text:p>-1.35032E-20</text:p>
          </table:table-cell>
          <table:table-cell office:value-type="float" office:value="2.01853E-020" calcext:value-type="float">
            <text:p>2.01853E-20</text:p>
          </table:table-cell>
          <table:table-cell office:value-type="float" office:value="3.0223E-019" calcext:value-type="float">
            <text:p>3.0223E-19</text:p>
          </table:table-cell>
          <table:table-cell office:value-type="float" office:value="1.27033E-018" calcext:value-type="float">
            <text:p>1.27033E-18</text:p>
          </table:table-cell>
          <table:table-cell office:value-type="float" office:value="2.54093E-018" calcext:value-type="float">
            <text:p>2.54093E-18</text:p>
          </table:table-cell>
          <table:table-cell office:value-type="float" office:value="-2.20304E-018" calcext:value-type="float">
            <text:p>-2.20304E-18</text:p>
          </table:table-cell>
          <table:table-cell office:value-type="float" office:value="-3.65908E-017" calcext:value-type="float">
            <text:p>-3.65908E-17</text:p>
          </table:table-cell>
          <table:table-cell office:value-type="float" office:value="-1.3731E-016" calcext:value-type="float">
            <text:p>-1.3731E-16</text:p>
          </table:table-cell>
          <table:table-cell office:value-type="float" office:value="-2.1388E-016" calcext:value-type="float">
            <text:p>-2.1388E-16</text:p>
          </table:table-cell>
          <table:table-cell office:value-type="float" office:value="5.1314E-016" calcext:value-type="float">
            <text:p>5.1314E-16</text:p>
          </table:table-cell>
          <table:table-cell office:value-type="float" office:value="4.31755E-015" calcext:value-type="float">
            <text:p>4.31755E-15</text:p>
          </table:table-cell>
          <table:table-cell office:value-type="float" office:value="0.0000000000000115488" calcext:value-type="float">
            <text:p>1.15488E-14</text:p>
          </table:table-cell>
          <table:table-cell office:value-type="float" office:value="-4.40423E-015" calcext:value-type="float">
            <text:p>-4.40423E-15</text:p>
          </table:table-cell>
          <table:table-cell office:value-type="float" office:value="-0.000000000000154934" calcext:value-type="float">
            <text:p>-1.54934E-13</text:p>
          </table:table-cell>
          <table:table-cell office:value-type="float" office:value="-0.000000000000507913" calcext:value-type="float">
            <text:p>-5.07913E-13</text:p>
          </table:table-cell>
          <table:table-cell office:value-type="float" office:value="0.000000000000324309" calcext:value-type="float">
            <text:p>3.24309E-13</text:p>
          </table:table-cell>
          <table:table-cell office:value-type="float" office:value="0.00000000000871357" calcext:value-type="float">
            <text:p>8.71357E-12</text:p>
          </table:table-cell>
          <table:table-cell office:value-type="float" office:value="0.0000000000254665" calcext:value-type="float">
            <text:p>2.54665E-11</text:p>
          </table:table-cell>
          <table:table-cell office:value-type="float" office:value="-0.000000000065257" calcext:value-type="float">
            <text:p>-6.5257E-11</text:p>
          </table:table-cell>
          <table:table-cell office:value-type="float" office:value="-0.000000000781355" calcext:value-type="float">
            <text:p>-7.81355E-10</text:p>
          </table:table-cell>
          <table:table-cell office:value-type="float" office:value="-0.00000000194414" calcext:value-type="float">
            <text:p>-1.94414E-09</text:p>
          </table:table-cell>
          <table:table-cell office:value-type="float" office:value="0.0000000116254" calcext:value-type="float">
            <text:p>1.16254E-08</text:p>
          </table:table-cell>
          <table:table-cell office:value-type="float" office:value="0.000000148418" calcext:value-type="float">
            <text:p>1.48418E-07</text:p>
          </table:table-cell>
          <table:table-cell office:value-type="float" office:value="0.000000906684" calcext:value-type="float">
            <text:p>9.06684E-07</text:p>
          </table:table-cell>
          <table:table-cell office:value-type="float" office:value="0.00000400059" calcext:value-type="float">
            <text:p>4.00059E-06</text:p>
          </table:table-cell>
          <table:table-cell office:value-type="float" office:value="0.00000672349" calcext:value-type="float">
            <text:p>6.72349E-06</text:p>
          </table:table-cell>
          <table:table-cell office:value-type="float" office:value="0.0000137485" calcext:value-type="float">
            <text:p>1.37485E-05</text:p>
          </table:table-cell>
          <table:table-cell office:value-type="float" office:value="0.0000257333" calcext:value-type="float">
            <text:p>2.57333E-05</text:p>
          </table:table-cell>
          <table:table-cell office:value-type="float" office:value="0.0000417441" calcext:value-type="float">
            <text:p>4.17441E-05</text:p>
          </table:table-cell>
          <table:table-cell office:value-type="float" office:value="0.0000667146" calcext:value-type="float">
            <text:p>6.67146E-05</text:p>
          </table:table-cell>
          <table:table-cell office:value-type="float" office:value="0.0000967298" calcext:value-type="float">
            <text:p>9.67298E-05</text:p>
          </table:table-cell>
          <table:table-cell office:value-type="float" office:value="0.000135594" calcext:value-type="float">
            <text:p>0.000135594</text:p>
          </table:table-cell>
          <table:table-cell office:value-type="float" office:value="0.000188989" calcext:value-type="float">
            <text:p>0.000188989</text:p>
          </table:table-cell>
          <table:table-cell office:value-type="float" office:value="0.000258287" calcext:value-type="float">
            <text:p>0.000258287</text:p>
          </table:table-cell>
          <table:table-cell office:value-type="float" office:value="0.000329137" calcext:value-type="float">
            <text:p>0.000329137</text:p>
          </table:table-cell>
          <table:table-cell office:value-type="float" office:value="0.000417015" calcext:value-type="float">
            <text:p>0.000417015</text:p>
          </table:table-cell>
          <table:table-cell office:value-type="float" office:value="0.000531154" calcext:value-type="float">
            <text:p>0.000531154</text:p>
          </table:table-cell>
          <table:table-cell office:value-type="float" office:value="0.000663842" calcext:value-type="float">
            <text:p>0.000663842</text:p>
          </table:table-cell>
          <table:table-cell office:value-type="float" office:value="0.000796231" calcext:value-type="float">
            <text:p>0.000796231</text:p>
          </table:table-cell>
          <table:table-cell office:value-type="float" office:value="0.000943874" calcext:value-type="float">
            <text:p>0.000943874</text:p>
          </table:table-cell>
          <table:table-cell office:value-type="float" office:value="0.00112755" calcext:value-type="float">
            <text:p>0.00112755</text:p>
          </table:table-cell>
          <table:table-cell office:value-type="float" office:value="0.00134445" calcext:value-type="float">
            <text:p>0.00134445</text:p>
          </table:table-cell>
          <table:table-cell office:value-type="float" office:value="0.00152664" calcext:value-type="float">
            <text:p>0.00152664</text:p>
          </table:table-cell>
          <table:table-cell office:value-type="float" office:value="0.00174457" calcext:value-type="float">
            <text:p>0.00174457</text:p>
          </table:table-cell>
          <table:table-cell office:value-type="float" office:value="0.00202031" calcext:value-type="float">
            <text:p>0.00202031</text:p>
          </table:table-cell>
          <table:table-cell office:value-type="float" office:value="0.00228624" calcext:value-type="float">
            <text:p>0.00228624</text:p>
          </table:table-cell>
          <table:table-cell office:value-type="float" office:value="0.00256913" calcext:value-type="float">
            <text:p>0.00256913</text:p>
          </table:table-cell>
          <table:table-cell office:value-type="float" office:value="0.0028685" calcext:value-type="float">
            <text:p>0.0028685</text:p>
          </table:table-cell>
          <table:table-cell office:value-type="float" office:value="0.0031838" calcext:value-type="float">
            <text:p>0.0031838</text:p>
          </table:table-cell>
          <table:table-cell office:value-type="float" office:value="0.00351443" calcext:value-type="float">
            <text:p>0.00351443</text:p>
          </table:table-cell>
          <table:table-cell office:value-type="float" office:value="0.00385972" calcext:value-type="float">
            <text:p>0.00385972</text:p>
          </table:table-cell>
          <table:table-cell office:value-type="float" office:value="0.00421902" calcext:value-type="float">
            <text:p>0.00421902</text:p>
          </table:table-cell>
          <table:table-cell office:value-type="float" office:value="0.00459161" calcext:value-type="float">
            <text:p>0.00459161</text:p>
          </table:table-cell>
          <table:table-cell office:value-type="float" office:value="0.00497677" calcext:value-type="float">
            <text:p>0.00497677</text:p>
          </table:table-cell>
          <table:table-cell office:value-type="float" office:value="0.00537378" calcext:value-type="float">
            <text:p>0.00537378</text:p>
          </table:table-cell>
          <table:table-cell office:value-type="float" office:value="0.0057819" calcext:value-type="float">
            <text:p>0.0057819</text:p>
          </table:table-cell>
          <table:table-cell office:value-type="float" office:value="0.0062004" calcext:value-type="float">
            <text:p>0.0062004</text:p>
          </table:table-cell>
          <table:table-cell office:value-type="float" office:value="0.00662855" calcext:value-type="float">
            <text:p>0.00662855</text:p>
          </table:table-cell>
          <table:table-cell office:value-type="float" office:value="0.00706563" calcext:value-type="float">
            <text:p>0.00706563</text:p>
          </table:table-cell>
          <table:table-cell office:value-type="float" office:value="0.00751095" calcext:value-type="float">
            <text:p>0.00751095</text:p>
          </table:table-cell>
          <table:table-cell office:value-type="float" office:value="0.00796382" calcext:value-type="float">
            <text:p>0.00796382</text:p>
          </table:table-cell>
          <table:table-cell office:value-type="float" office:value="0.00842356" calcext:value-type="float">
            <text:p>0.00842356</text:p>
          </table:table-cell>
          <table:table-cell office:value-type="float" office:value="0.00888953" calcext:value-type="float">
            <text:p>0.00888953</text:p>
          </table:table-cell>
          <table:table-cell office:value-type="float" office:value="0.00936109" calcext:value-type="float">
            <text:p>0.00936109</text:p>
          </table:table-cell>
          <table:table-cell office:value-type="float" office:value="0.00983764" calcext:value-type="float">
            <text:p>0.00983764</text:p>
          </table:table-cell>
          <table:table-cell office:value-type="float" office:value="0.0103186" calcext:value-type="float">
            <text:p>0.0103186</text:p>
          </table:table-cell>
          <table:table-cell office:value-type="float" office:value="0.0108034" calcext:value-type="float">
            <text:p>0.0108034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0117824" calcext:value-type="float">
            <text:p>0.0117824</text:p>
          </table:table-cell>
          <table:table-cell office:value-type="float" office:value="0.0122757" calcext:value-type="float">
            <text:p>0.0122757</text:p>
          </table:table-cell>
          <table:table-cell office:value-type="float" office:value="0.0127707" calcext:value-type="float">
            <text:p>0.012770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0.0137646" calcext:value-type="float">
            <text:p>0.0137646</text:p>
          </table:table-cell>
          <table:table-cell office:value-type="float" office:value="0.0142626" calcext:value-type="float">
            <text:p>0.0142626</text:p>
          </table:table-cell>
          <table:table-cell office:value-type="float" office:value="0.0147097" calcext:value-type="float">
            <text:p>0.0147097</text:p>
          </table:table-cell>
          <table:table-cell office:value-type="float" office:value="0.0151566" calcext:value-type="float">
            <text:p>0.0151566</text:p>
          </table:table-cell>
          <table:table-cell office:value-type="float" office:value="0.0156708" calcext:value-type="float">
            <text:p>0.0156708</text:p>
          </table:table-cell>
          <table:table-cell office:value-type="float" office:value="0.0162373" calcext:value-type="float">
            <text:p>0.0162373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0171214" calcext:value-type="float">
            <text:p>0.0171214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0181525" calcext:value-type="float">
            <text:p>0.0181525</text:p>
          </table:table-cell>
          <table:table-cell office:value-type="float" office:value="0.0186483" calcext:value-type="float">
            <text:p>0.0186483</text:p>
          </table:table-cell>
          <table:table-cell office:value-type="float" office:value="0.0191623" calcext:value-type="float">
            <text:p>0.0191623</text:p>
          </table:table-cell>
          <table:table-cell office:value-type="float" office:value="0.0196734" calcext:value-type="float">
            <text:p>0.0196734</text:p>
          </table:table-cell>
          <table:table-cell office:value-type="float" office:value="0.0200809" calcext:value-type="float">
            <text:p>0.0200809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215193" calcext:value-type="float">
            <text:p>0.0215193</text:p>
          </table:table-cell>
          <table:table-cell office:value-type="float" office:value="0.0219918" calcext:value-type="float">
            <text:p>0.021991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266E-029" calcext:value-type="float">
            <text:p>-1.56266E-29</text:p>
          </table:table-cell>
          <table:table-cell office:value-type="float" office:value="8.71171E-027" calcext:value-type="float">
            <text:p>8.71171E-27</text:p>
          </table:table-cell>
          <table:table-cell office:value-type="float" office:value="7.39057E-025" calcext:value-type="float">
            <text:p>7.39057E-25</text:p>
          </table:table-cell>
          <table:table-cell office:value-type="float" office:value="7.64111E-024" calcext:value-type="float">
            <text:p>7.64111E-24</text:p>
          </table:table-cell>
          <table:table-cell office:value-type="float" office:value="-7.26391E-024" calcext:value-type="float">
            <text:p>-7.26391E-24</text:p>
          </table:table-cell>
          <table:table-cell office:value-type="float" office:value="-5.72212E-022" calcext:value-type="float">
            <text:p>-5.72212E-22</text:p>
          </table:table-cell>
          <table:table-cell office:value-type="float" office:value="-4.3324E-021" calcext:value-type="float">
            <text:p>-4.3324E-21</text:p>
          </table:table-cell>
          <table:table-cell office:value-type="float" office:value="-1.45637E-020" calcext:value-type="float">
            <text:p>-1.45637E-20</text:p>
          </table:table-cell>
          <table:table-cell office:value-type="float" office:value="-1.1695E-021" calcext:value-type="float">
            <text:p>-1.1695E-21</text:p>
          </table:table-cell>
          <table:table-cell office:value-type="float" office:value="2.39721E-019" calcext:value-type="float">
            <text:p>2.39721E-19</text:p>
          </table:table-cell>
          <table:table-cell office:value-type="float" office:value="1.31494E-018" calcext:value-type="float">
            <text:p>1.31494E-18</text:p>
          </table:table-cell>
          <table:table-cell office:value-type="float" office:value="3.69363E-018" calcext:value-type="float">
            <text:p>3.69363E-18</text:p>
          </table:table-cell>
          <table:table-cell office:value-type="float" office:value="2.85783E-018" calcext:value-type="float">
            <text:p>2.85783E-18</text:p>
          </table:table-cell>
          <table:table-cell office:value-type="float" office:value="-2.56674E-017" calcext:value-type="float">
            <text:p>-2.56674E-17</text:p>
          </table:table-cell>
          <table:table-cell office:value-type="float" office:value="-1.43412E-016" calcext:value-type="float">
            <text:p>-1.43412E-16</text:p>
          </table:table-cell>
          <table:table-cell office:value-type="float" office:value="-3.82757E-016" calcext:value-type="float">
            <text:p>-3.82757E-16</text:p>
          </table:table-cell>
          <table:table-cell office:value-type="float" office:value="-3.0547E-016" calcext:value-type="float">
            <text:p>-3.0547E-16</text:p>
          </table:table-cell>
          <table:table-cell office:value-type="float" office:value="2.233E-015" calcext:value-type="float">
            <text:p>2.233E-15</text:p>
          </table:table-cell>
          <table:table-cell office:value-type="float" office:value="0.0000000000000119235" calcext:value-type="float">
            <text:p>1.19235E-14</text:p>
          </table:table-cell>
          <table:table-cell office:value-type="float" office:value="0.0000000000000265855" calcext:value-type="float">
            <text:p>2.65855E-14</text:p>
          </table:table-cell>
          <table:table-cell office:value-type="float" office:value="-0.0000000000000124122" calcext:value-type="float">
            <text:p>-1.24122E-14</text:p>
          </table:table-cell>
          <table:table-cell office:value-type="float" office:value="-0.000000000000320039" calcext:value-type="float">
            <text:p>-3.20039E-13</text:p>
          </table:table-cell>
          <table:table-cell office:value-type="float" office:value="-0.00000000000106966" calcext:value-type="float">
            <text:p>-1.06966E-12</text:p>
          </table:table-cell>
          <table:table-cell office:value-type="float" office:value="-0.0000000000002514" calcext:value-type="float">
            <text:p>-2.514E-13</text:p>
          </table:table-cell>
          <table:table-cell office:value-type="float" office:value="0.0000000000123843" calcext:value-type="float">
            <text:p>1.23843E-11</text:p>
          </table:table-cell>
          <table:table-cell office:value-type="float" office:value="0.0000000000485921" calcext:value-type="float">
            <text:p>4.85921E-11</text:p>
          </table:table-cell>
          <table:table-cell office:value-type="float" office:value="-0.00000000000250899" calcext:value-type="float">
            <text:p>-2.50899E-12</text:p>
          </table:table-cell>
          <table:table-cell office:value-type="float" office:value="-0.000000000811034" calcext:value-type="float">
            <text:p>-8.11034E-10</text:p>
          </table:table-cell>
          <table:table-cell office:value-type="float" office:value="-0.00000000341075" calcext:value-type="float">
            <text:p>-3.41075E-09</text:p>
          </table:table-cell>
          <table:table-cell office:value-type="float" office:value="0.000000000952111" calcext:value-type="float">
            <text:p>9.52111E-10</text:p>
          </table:table-cell>
          <table:table-cell office:value-type="float" office:value="0.0000000937977" calcext:value-type="float">
            <text:p>9.37977E-08</text:p>
          </table:table-cell>
          <table:table-cell office:value-type="float" office:value="0.000000681065" calcext:value-type="float">
            <text:p>6.81065E-07</text:p>
          </table:table-cell>
          <table:table-cell office:value-type="float" office:value="0.00000325112" calcext:value-type="float">
            <text:p>3.25112E-06</text:p>
          </table:table-cell>
          <table:table-cell office:value-type="float" office:value="0.0000120931" calcext:value-type="float">
            <text:p>1.20931E-05</text:p>
          </table:table-cell>
          <table:table-cell office:value-type="float" office:value="0.0000192118" calcext:value-type="float">
            <text:p>1.92118E-05</text:p>
          </table:table-cell>
          <table:table-cell office:value-type="float" office:value="0.0000364217" calcext:value-type="float">
            <text:p>3.64217E-05</text:p>
          </table:table-cell>
          <table:table-cell office:value-type="float" office:value="0.0000638792" calcext:value-type="float">
            <text:p>6.38792E-05</text:p>
          </table:table-cell>
          <table:table-cell office:value-type="float" office:value="0.0000986082" calcext:value-type="float">
            <text:p>9.86082E-05</text:p>
          </table:table-cell>
          <table:table-cell office:value-type="float" office:value="0.000150249" calcext:value-type="float">
            <text:p>0.000150249</text:p>
          </table:table-cell>
          <table:table-cell office:value-type="float" office:value="0.000209789" calcext:value-type="float">
            <text:p>0.000209789</text:p>
          </table:table-cell>
          <table:table-cell office:value-type="float" office:value="0.000284195" calcext:value-type="float">
            <text:p>0.000284195</text:p>
          </table:table-cell>
          <table:table-cell office:value-type="float" office:value="0.00038304" calcext:value-type="float">
            <text:p>0.00038304</text:p>
          </table:table-cell>
          <table:table-cell office:value-type="float" office:value="0.000507242" calcext:value-type="float">
            <text:p>0.000507242</text:p>
          </table:table-cell>
          <table:table-cell office:value-type="float" office:value="0.000630702" calcext:value-type="float">
            <text:p>0.000630702</text:p>
          </table:table-cell>
          <table:table-cell office:value-type="float" office:value="0.000780173" calcext:value-type="float">
            <text:p>0.000780173</text:p>
          </table:table-cell>
          <table:table-cell office:value-type="float" office:value="0.000969654" calcext:value-type="float">
            <text:p>0.000969654</text:p>
          </table:table-cell>
          <table:table-cell office:value-type="float" office:value="0.00118478" calcext:value-type="float">
            <text:p>0.00118478</text:p>
          </table:table-cell>
          <table:table-cell office:value-type="float" office:value="0.00139496" calcext:value-type="float">
            <text:p>0.00139496</text:p>
          </table:table-cell>
          <table:table-cell office:value-type="float" office:value="0.00162514" calcext:value-type="float">
            <text:p>0.00162514</text:p>
          </table:table-cell>
          <table:table-cell office:value-type="float" office:value="0.00190645" calcext:value-type="float">
            <text:p>0.00190645</text:p>
          </table:table-cell>
          <table:table-cell office:value-type="float" office:value="0.00223265" calcext:value-type="float">
            <text:p>0.00223265</text:p>
          </table:table-cell>
          <table:table-cell office:value-type="float" office:value="0.00250216" calcext:value-type="float">
            <text:p>0.00250216</text:p>
          </table:table-cell>
          <table:table-cell office:value-type="float" office:value="0.00282028" calcext:value-type="float">
            <text:p>0.00282028</text:p>
          </table:table-cell>
          <table:table-cell office:value-type="float" office:value="0.00321699" calcext:value-type="float">
            <text:p>0.00321699</text:p>
          </table:table-cell>
          <table:table-cell office:value-type="float" office:value="0.00359407" calcext:value-type="float">
            <text:p>0.00359407</text:p>
          </table:table-cell>
          <table:table-cell office:value-type="float" office:value="0.00399012" calcext:value-type="float">
            <text:p>0.00399012</text:p>
          </table:table-cell>
          <table:table-cell office:value-type="float" office:value="0.00440418" calcext:value-type="float">
            <text:p>0.00440418</text:p>
          </table:table-cell>
          <table:table-cell office:value-type="float" office:value="0.00483526" calcext:value-type="float">
            <text:p>0.00483526</text:p>
          </table:table-cell>
          <table:table-cell office:value-type="float" office:value="0.00528236" calcext:value-type="float">
            <text:p>0.00528236</text:p>
          </table:table-cell>
          <table:table-cell office:value-type="float" office:value="0.00574445" calcext:value-type="float">
            <text:p>0.00574445</text:p>
          </table:table-cell>
          <table:table-cell office:value-type="float" office:value="0.00622049" calcext:value-type="float">
            <text:p>0.00622049</text:p>
          </table:table-cell>
          <table:table-cell office:value-type="float" office:value="0.00670946" calcext:value-type="float">
            <text:p>0.00670946</text:p>
          </table:table-cell>
          <table:table-cell office:value-type="float" office:value="0.00721035" calcext:value-type="float">
            <text:p>0.00721035</text:p>
          </table:table-cell>
          <table:table-cell office:value-type="float" office:value="0.00772214" calcext:value-type="float">
            <text:p>0.00772214</text:p>
          </table:table-cell>
          <table:table-cell office:value-type="float" office:value="0.00824387" calcext:value-type="float">
            <text:p>0.00824387</text:p>
          </table:table-cell>
          <table:table-cell office:value-type="float" office:value="0.00877459" calcext:value-type="float">
            <text:p>0.00877459</text:p>
          </table:table-cell>
          <table:table-cell office:value-type="float" office:value="0.00931337" calcext:value-type="float">
            <text:p>0.00931337</text:p>
          </table:table-cell>
          <table:table-cell office:value-type="float" office:value="0.00985934" calcext:value-type="float">
            <text:p>0.00985934</text:p>
          </table:table-cell>
          <table:table-cell office:value-type="float" office:value="0.0104116" calcext:value-type="float">
            <text:p>0.0104116</text:p>
          </table:table-cell>
          <table:table-cell office:value-type="float" office:value="0.0109694" calcext:value-type="float">
            <text:p>0.0109694</text:p>
          </table:table-cell>
          <table:table-cell office:value-type="float" office:value="0.0115319" calcext:value-type="float">
            <text:p>0.0115319</text:p>
          </table:table-cell>
          <table:table-cell office:value-type="float" office:value="0.0120984" calcext:value-type="float">
            <text:p>0.0120984</text:p>
          </table:table-cell>
          <table:table-cell office:value-type="float" office:value="0.0126682" calcext:value-type="float">
            <text:p>0.0126682</text:p>
          </table:table-cell>
          <table:table-cell office:value-type="float" office:value="0.0132406" calcext:value-type="float">
            <text:p>0.0132406</text:p>
          </table:table-cell>
          <table:table-cell office:value-type="float" office:value="0.0138149" calcext:value-type="float">
            <text:p>0.0138149</text:p>
          </table:table-cell>
          <table:table-cell office:value-type="float" office:value="0.0143906" calcext:value-type="float">
            <text:p>0.0143906</text:p>
          </table:table-cell>
          <table:table-cell office:value-type="float" office:value="0.0149671" calcext:value-type="float">
            <text:p>0.0149671</text:p>
          </table:table-cell>
          <table:table-cell office:value-type="float" office:value="0.0155439" calcext:value-type="float">
            <text:p>0.0155439</text:p>
          </table:table-cell>
          <table:table-cell office:value-type="float" office:value="0.0161204" calcext:value-type="float">
            <text:p>0.0161204</text:p>
          </table:table-cell>
          <table:table-cell office:value-type="float" office:value="0.0166962" calcext:value-type="float">
            <text:p>0.0166962</text:p>
          </table:table-cell>
          <table:table-cell office:value-type="float" office:value="0.0172709" calcext:value-type="float">
            <text:p>0.0172709</text:p>
          </table:table-cell>
          <table:table-cell office:value-type="float" office:value="0.0178441" calcext:value-type="float">
            <text:p>0.0178441</text:p>
          </table:table-cell>
          <table:table-cell office:value-type="float" office:value="0.0184153" calcext:value-type="float">
            <text:p>0.0184153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194337" calcext:value-type="float">
            <text:p>0.0194337</text:p>
          </table:table-cell>
          <table:table-cell office:value-type="float" office:value="0.0200165" calcext:value-type="float">
            <text:p>0.0200165</text:p>
          </table:table-cell>
          <table:table-cell office:value-type="float" office:value="0.020656" calcext:value-type="float">
            <text:p>0.020656</text:p>
          </table:table-cell>
          <table:table-cell office:value-type="float" office:value="0.0211188" calcext:value-type="float">
            <text:p>0.0211188</text:p>
          </table:table-cell>
          <table:table-cell office:value-type="float" office:value="0.0216469" calcext:value-type="float">
            <text:p>0.0216469</text:p>
          </table:table-cell>
          <table:table-cell office:value-type="float" office:value="0.0222748" calcext:value-type="float">
            <text:p>0.0222748</text:p>
          </table:table-cell>
          <table:table-cell office:value-type="float" office:value="0.0227952" calcext:value-type="float">
            <text:p>0.0227952</text:p>
          </table:table-cell>
          <table:table-cell office:value-type="float" office:value="0.0233441" calcext:value-type="float">
            <text:p>0.0233441</text:p>
          </table:table-cell>
          <table:table-cell office:value-type="float" office:value="0.0239113" calcext:value-type="float">
            <text:p>0.0239113</text:p>
          </table:table-cell>
          <table:table-cell office:value-type="float" office:value="0.0244733" calcext:value-type="float">
            <text:p>0.0244733</text:p>
          </table:table-cell>
          <table:table-cell office:value-type="float" office:value="0.024919" calcext:value-type="float">
            <text:p>0.024919</text:p>
          </table:table-cell>
          <table:table-cell office:value-type="float" office:value="0.0253998" calcext:value-type="float">
            <text:p>0.0253998</text:p>
          </table:table-cell>
          <table:table-cell office:value-type="float" office:value="0.0259651" calcext:value-type="float">
            <text:p>0.0259651</text:p>
          </table:table-cell>
          <table:table-cell office:value-type="float" office:value="0.0264849" calcext:value-type="float">
            <text:p>0.0264849</text:p>
          </table:table-cell>
          <table:table-cell office:value-type="float" office:value="0.026996" calcext:value-type="float">
            <text:p>0.02699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9798E-029" calcext:value-type="float">
            <text:p>-1.59798E-29</text:p>
          </table:table-cell>
          <table:table-cell office:value-type="float" office:value="6.88422E-025" calcext:value-type="float">
            <text:p>6.88422E-25</text:p>
          </table:table-cell>
          <table:table-cell office:value-type="float" office:value="4.70047E-024" calcext:value-type="float">
            <text:p>4.70047E-24</text:p>
          </table:table-cell>
          <table:table-cell office:value-type="float" office:value="-1.49279E-022" calcext:value-type="float">
            <text:p>-1.49279E-22</text:p>
          </table:table-cell>
          <table:table-cell office:value-type="float" office:value="-2.14478E-021" calcext:value-type="float">
            <text:p>-2.14478E-21</text:p>
          </table:table-cell>
          <table:table-cell office:value-type="float" office:value="-1.12136E-020" calcext:value-type="float">
            <text:p>-1.12136E-20</text:p>
          </table:table-cell>
          <table:table-cell office:value-type="float" office:value="-1.30728E-020" calcext:value-type="float">
            <text:p>-1.30728E-20</text:p>
          </table:table-cell>
          <table:table-cell office:value-type="float" office:value="1.77259E-019" calcext:value-type="float">
            <text:p>1.77259E-19</text:p>
          </table:table-cell>
          <table:table-cell office:value-type="float" office:value="1.29582E-018" calcext:value-type="float">
            <text:p>1.29582E-18</text:p>
          </table:table-cell>
          <table:table-cell office:value-type="float" office:value="4.54146E-018" calcext:value-type="float">
            <text:p>4.54146E-18</text:p>
          </table:table-cell>
          <table:table-cell office:value-type="float" office:value="7.15237E-018" calcext:value-type="float">
            <text:p>7.15237E-18</text:p>
          </table:table-cell>
          <table:table-cell office:value-type="float" office:value="-1.58648E-017" calcext:value-type="float">
            <text:p>-1.58648E-17</text:p>
          </table:table-cell>
          <table:table-cell office:value-type="float" office:value="-1.47748E-016" calcext:value-type="float">
            <text:p>-1.47748E-16</text:p>
          </table:table-cell>
          <table:table-cell office:value-type="float" office:value="-5.12759E-016" calcext:value-type="float">
            <text:p>-5.12759E-16</text:p>
          </table:table-cell>
          <table:table-cell office:value-type="float" office:value="-9.20151E-016" calcext:value-type="float">
            <text:p>-9.20151E-16</text:p>
          </table:table-cell>
          <table:table-cell office:value-type="float" office:value="4.63641E-016" calcext:value-type="float">
            <text:p>4.63641E-16</text:p>
          </table:table-cell>
          <table:table-cell office:value-type="float" office:value="9.56584E-015" calcext:value-type="float">
            <text:p>9.56584E-15</text:p>
          </table:table-cell>
          <table:table-cell office:value-type="float" office:value="0.0000000000000350129" calcext:value-type="float">
            <text:p>3.50129E-14</text:p>
          </table:table-cell>
          <table:table-cell office:value-type="float" office:value="0.0000000000000600145" calcext:value-type="float">
            <text:p>6.00145E-14</text:p>
          </table:table-cell>
          <table:table-cell office:value-type="float" office:value="-0.0000000000000629263" calcext:value-type="float">
            <text:p>-6.29263E-14</text:p>
          </table:table-cell>
          <table:table-cell office:value-type="float" office:value="-0.000000000000774641" calcext:value-type="float">
            <text:p>-7.74641E-13</text:p>
          </table:table-cell>
          <table:table-cell office:value-type="float" office:value="-0.00000000000237569" calcext:value-type="float">
            <text:p>-2.37569E-12</text:p>
          </table:table-cell>
          <table:table-cell office:value-type="float" office:value="-0.00000000000136499" calcext:value-type="float">
            <text:p>-1.36499E-12</text:p>
          </table:table-cell>
          <table:table-cell office:value-type="float" office:value="0.0000000000197458" calcext:value-type="float">
            <text:p>1.97458E-11</text:p>
          </table:table-cell>
          <table:table-cell office:value-type="float" office:value="0.0000000000889884" calcext:value-type="float">
            <text:p>8.89884E-11</text:p>
          </table:table-cell>
          <table:table-cell office:value-type="float" office:value="0.0000000000943505" calcext:value-type="float">
            <text:p>9.43505E-11</text:p>
          </table:table-cell>
          <table:table-cell office:value-type="float" office:value="-0.000000000827386" calcext:value-type="float">
            <text:p>-8.27386E-10</text:p>
          </table:table-cell>
          <table:table-cell office:value-type="float" office:value="-0.00000000483254" calcext:value-type="float">
            <text:p>-4.83254E-09</text:p>
          </table:table-cell>
          <table:table-cell office:value-type="float" office:value="-0.00000000792623" calcext:value-type="float">
            <text:p>-7.92623E-09</text:p>
          </table:table-cell>
          <table:table-cell office:value-type="float" office:value="0.0000000540174" calcext:value-type="float">
            <text:p>5.40174E-08</text:p>
          </table:table-cell>
          <table:table-cell office:value-type="float" office:value="0.000000530924" calcext:value-type="float">
            <text:p>5.30924E-07</text:p>
          </table:table-cell>
          <table:table-cell office:value-type="float" office:value="0.00000275647" calcext:value-type="float">
            <text:p>2.75647E-06</text:p>
          </table:table-cell>
          <table:table-cell office:value-type="float" office:value="0.0000107518" calcext:value-type="float">
            <text:p>1.07518E-05</text:p>
          </table:table-cell>
          <table:table-cell office:value-type="float" office:value="0.0000343524" calcext:value-type="float">
            <text:p>3.43524E-05</text:p>
          </table:table-cell>
          <table:table-cell office:value-type="float" office:value="0.0000518383" calcext:value-type="float">
            <text:p>5.18383E-05</text:p>
          </table:table-cell>
          <table:table-cell office:value-type="float" office:value="0.0000916402" calcext:value-type="float">
            <text:p>9.16402E-05</text:p>
          </table:table-cell>
          <table:table-cell office:value-type="float" office:value="0.000151275" calcext:value-type="float">
            <text:p>0.000151275</text:p>
          </table:table-cell>
          <table:table-cell office:value-type="float" office:value="0.000222914" calcext:value-type="float">
            <text:p>0.000222914</text:p>
          </table:table-cell>
          <table:table-cell office:value-type="float" office:value="0.000324736" calcext:value-type="float">
            <text:p>0.000324736</text:p>
          </table:table-cell>
          <table:table-cell office:value-type="float" office:value="0.000437608" calcext:value-type="float">
            <text:p>0.000437608</text:p>
          </table:table-cell>
          <table:table-cell office:value-type="float" office:value="0.000573996" calcext:value-type="float">
            <text:p>0.000573996</text:p>
          </table:table-cell>
          <table:table-cell office:value-type="float" office:value="0.000749463" calcext:value-type="float">
            <text:p>0.000749463</text:p>
          </table:table-cell>
          <table:table-cell office:value-type="float" office:value="0.000963229" calcext:value-type="float">
            <text:p>0.000963229</text:p>
          </table:table-cell>
          <table:table-cell office:value-type="float" office:value="0.00117023" calcext:value-type="float">
            <text:p>0.00117023</text:p>
          </table:table-cell>
          <table:table-cell office:value-type="float" office:value="0.00141507" calcext:value-type="float">
            <text:p>0.00141507</text:p>
          </table:table-cell>
          <table:table-cell office:value-type="float" office:value="0.00171829" calcext:value-type="float">
            <text:p>0.00171829</text:p>
          </table:table-cell>
          <table:table-cell office:value-type="float" office:value="0.00205481" calcext:value-type="float">
            <text:p>0.00205481</text:p>
          </table:table-cell>
          <table:table-cell office:value-type="float" office:value="0.00237726" calcext:value-type="float">
            <text:p>0.00237726</text:p>
          </table:table-cell>
          <table:table-cell office:value-type="float" office:value="0.00272435" calcext:value-type="float">
            <text:p>0.00272435</text:p>
          </table:table-cell>
          <table:table-cell office:value-type="float" office:value="0.00314119" calcext:value-type="float">
            <text:p>0.00314119</text:p>
          </table:table-cell>
          <table:table-cell office:value-type="float" office:value="0.00361602" calcext:value-type="float">
            <text:p>0.00361602</text:p>
          </table:table-cell>
          <table:table-cell office:value-type="float" office:value="0.00400276" calcext:value-type="float">
            <text:p>0.00400276</text:p>
          </table:table-cell>
          <table:table-cell office:value-type="float" office:value="0.00445314" calcext:value-type="float">
            <text:p>0.00445314</text:p>
          </table:table-cell>
          <table:table-cell office:value-type="float" office:value="0.00500675" calcext:value-type="float">
            <text:p>0.00500675</text:p>
          </table:table-cell>
          <table:table-cell office:value-type="float" office:value="0.00552591" calcext:value-type="float">
            <text:p>0.00552591</text:p>
          </table:table-cell>
          <table:table-cell office:value-type="float" office:value="0.00606453" calcext:value-type="float">
            <text:p>0.00606453</text:p>
          </table:table-cell>
          <table:table-cell office:value-type="float" office:value="0.00662114" calcext:value-type="float">
            <text:p>0.00662114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00778245" calcext:value-type="float">
            <text:p>0.00778245</text:p>
          </table:table-cell>
          <table:table-cell office:value-type="float" office:value="0.00838428" calcext:value-type="float">
            <text:p>0.00838428</text:p>
          </table:table-cell>
          <table:table-cell office:value-type="float" office:value="0.00899837" calcext:value-type="float">
            <text:p>0.00899837</text:p>
          </table:table-cell>
          <table:table-cell office:value-type="float" office:value="0.00962338" calcext:value-type="float">
            <text:p>0.00962338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0.0109011" calcext:value-type="float">
            <text:p>0.0109011</text:p>
          </table:table-cell>
          <table:table-cell office:value-type="float" office:value="0.0115513" calcext:value-type="float">
            <text:p>0.0115513</text:p>
          </table:table-cell>
          <table:table-cell office:value-type="float" office:value="0.0122077" calcext:value-type="float">
            <text:p>0.0122077</text:p>
          </table:table-cell>
          <table:table-cell office:value-type="float" office:value="0.0128691" calcext:value-type="float">
            <text:p>0.0128691</text:p>
          </table:table-cell>
          <table:table-cell office:value-type="float" office:value="0.0135345" calcext:value-type="float">
            <text:p>0.0135345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48737" calcext:value-type="float">
            <text:p>0.0148737</text:p>
          </table:table-cell>
          <table:table-cell office:value-type="float" office:value="0.0155458" calcext:value-type="float">
            <text:p>0.0155458</text:p>
          </table:table-cell>
          <table:table-cell office:value-type="float" office:value="0.0162184" calcext:value-type="float">
            <text:p>0.0162184</text:p>
          </table:table-cell>
          <table:table-cell office:value-type="float" office:value="0.0168909" calcext:value-type="float">
            <text:p>0.0168909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82327" calcext:value-type="float">
            <text:p>0.0182327</text:p>
          </table:table-cell>
          <table:table-cell office:value-type="float" office:value="0.0189008" calcext:value-type="float">
            <text:p>0.0189008</text:p>
          </table:table-cell>
          <table:table-cell office:value-type="float" office:value="0.0195664" calcext:value-type="float">
            <text:p>0.0195664</text:p>
          </table:table-cell>
          <table:table-cell office:value-type="float" office:value="0.0202288" calcext:value-type="float">
            <text:p>0.0202288</text:p>
          </table:table-cell>
          <table:table-cell office:value-type="float" office:value="0.0208878" calcext:value-type="float">
            <text:p>0.0208878</text:p>
          </table:table-cell>
          <table:table-cell office:value-type="float" office:value="0.0215427" calcext:value-type="float">
            <text:p>0.0215427</text:p>
          </table:table-cell>
          <table:table-cell office:value-type="float" office:value="0.0221933" calcext:value-type="float">
            <text:p>0.0221933</text:p>
          </table:table-cell>
          <table:table-cell office:value-type="float" office:value="0.0228392" calcext:value-type="float">
            <text:p>0.0228392</text:p>
          </table:table-cell>
          <table:table-cell office:value-type="float" office:value="0.0234801" calcext:value-type="float">
            <text:p>0.0234801</text:p>
          </table:table-cell>
          <table:table-cell office:value-type="float" office:value="0.0240507" calcext:value-type="float">
            <text:p>0.0240507</text:p>
          </table:table-cell>
          <table:table-cell office:value-type="float" office:value="0.0246167" calcext:value-type="float">
            <text:p>0.0246167</text:p>
          </table:table-cell>
          <table:table-cell office:value-type="float" office:value="0.0252628" calcext:value-type="float">
            <text:p>0.0252628</text:p>
          </table:table-cell>
          <table:table-cell office:value-type="float" office:value="0.0259683" calcext:value-type="float">
            <text:p>0.0259683</text:p>
          </table:table-cell>
          <table:table-cell office:value-type="float" office:value="0.0264778" calcext:value-type="float">
            <text:p>0.0264778</text:p>
          </table:table-cell>
          <table:table-cell office:value-type="float" office:value="0.0270567" calcext:value-type="float">
            <text:p>0.0270567</text:p>
          </table:table-cell>
          <table:table-cell office:value-type="float" office:value="0.0277418" calcext:value-type="float">
            <text:p>0.0277418</text:p>
          </table:table-cell>
          <table:table-cell office:value-type="float" office:value="0.0283078" calcext:value-type="float">
            <text:p>0.0283078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295147" calcext:value-type="float">
            <text:p>0.0295147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0305978" calcext:value-type="float">
            <text:p>0.0305978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.0317143" calcext:value-type="float">
            <text:p>0.0317143</text:p>
          </table:table-cell>
          <table:table-cell office:value-type="float" office:value="0.0322664" calcext:value-type="float">
            <text:p>0.0322664</text:p>
          </table:table-cell>
          <table:table-cell office:value-type="float" office:value="0.0328076" calcext:value-type="float">
            <text:p>0.0328076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463E-025" calcext:value-type="float">
            <text:p>2.49463E-25</text:p>
          </table:table-cell>
          <table:table-cell office:value-type="float" office:value="-4.03454E-024" calcext:value-type="float">
            <text:p>-4.03454E-24</text:p>
          </table:table-cell>
          <table:table-cell office:value-type="float" office:value="-4.57283E-022" calcext:value-type="float">
            <text:p>-4.57283E-22</text:p>
          </table:table-cell>
          <table:table-cell office:value-type="float" office:value="-5.0875E-021" calcext:value-type="float">
            <text:p>-5.0875E-21</text:p>
          </table:table-cell>
          <table:table-cell office:value-type="float" office:value="-1.42413E-020" calcext:value-type="float">
            <text:p>-1.42413E-20</text:p>
          </table:table-cell>
          <table:table-cell office:value-type="float" office:value="1.03176E-019" calcext:value-type="float">
            <text:p>1.03176E-19</text:p>
          </table:table-cell>
          <table:table-cell office:value-type="float" office:value="1.12735E-018" calcext:value-type="float">
            <text:p>1.12735E-18</text:p>
          </table:table-cell>
          <table:table-cell office:value-type="float" office:value="4.97063E-018" calcext:value-type="float">
            <text:p>4.97063E-18</text:p>
          </table:table-cell>
          <table:table-cell office:value-type="float" office:value="1.06775E-017" calcext:value-type="float">
            <text:p>1.06775E-17</text:p>
          </table:table-cell>
          <table:table-cell office:value-type="float" office:value="-7.59693E-018" calcext:value-type="float">
            <text:p>-7.59693E-18</text:p>
          </table:table-cell>
          <table:table-cell office:value-type="float" office:value="-1.55812E-016" calcext:value-type="float">
            <text:p>-1.55812E-16</text:p>
          </table:table-cell>
          <table:table-cell office:value-type="float" office:value="-6.59126E-016" calcext:value-type="float">
            <text:p>-6.59126E-16</text:p>
          </table:table-cell>
          <table:table-cell office:value-type="float" office:value="-1.55757E-015" calcext:value-type="float">
            <text:p>-1.55757E-15</text:p>
          </table:table-cell>
          <table:table-cell office:value-type="float" office:value="-1.19639E-015" calcext:value-type="float">
            <text:p>-1.19639E-15</text:p>
          </table:table-cell>
          <table:table-cell office:value-type="float" office:value="7.3266E-015" calcext:value-type="float">
            <text:p>7.3266E-15</text:p>
          </table:table-cell>
          <table:table-cell office:value-type="float" office:value="0.0000000000000392093" calcext:value-type="float">
            <text:p>3.92093E-14</text:p>
          </table:table-cell>
          <table:table-cell office:value-type="float" office:value="0.000000000000102944" calcext:value-type="float">
            <text:p>1.02944E-13</text:p>
          </table:table-cell>
          <table:table-cell office:value-type="float" office:value="0.000000000000115242" calcext:value-type="float">
            <text:p>1.15242E-13</text:p>
          </table:table-cell>
          <table:table-cell office:value-type="float" office:value="-0.000000000000325781" calcext:value-type="float">
            <text:p>-3.25781E-13</text:p>
          </table:table-cell>
          <table:table-cell office:value-type="float" office:value="-0.00000000000214875" calcext:value-type="float">
            <text:p>-2.14875E-12</text:p>
          </table:table-cell>
          <table:table-cell office:value-type="float" office:value="-0.00000000000561359" calcext:value-type="float">
            <text:p>-5.61359E-12</text:p>
          </table:table-cell>
          <table:table-cell office:value-type="float" office:value="-0.00000000000327997" calcext:value-type="float">
            <text:p>-3.27997E-12</text:p>
          </table:table-cell>
          <table:table-cell office:value-type="float" office:value="0.0000000000374171" calcext:value-type="float">
            <text:p>3.74171E-11</text:p>
          </table:table-cell>
          <table:table-cell office:value-type="float" office:value="0.000000000171974" calcext:value-type="float">
            <text:p>1.71974E-10</text:p>
          </table:table-cell>
          <table:table-cell office:value-type="float" office:value="0.000000000271432" calcext:value-type="float">
            <text:p>2.71432E-10</text:p>
          </table:table-cell>
          <table:table-cell office:value-type="float" office:value="-0.000000000851865" calcext:value-type="float">
            <text:p>-8.51865E-10</text:p>
          </table:table-cell>
          <table:table-cell office:value-type="float" office:value="-0.00000000675094" calcext:value-type="float">
            <text:p>-6.75094E-09</text:p>
          </table:table-cell>
          <table:table-cell office:value-type="float" office:value="-0.000000017674" calcext:value-type="float">
            <text:p>-1.7674E-08</text:p>
          </table:table-cell>
          <table:table-cell office:value-type="float" office:value="0.0000000195286" calcext:value-type="float">
            <text:p>1.95286E-08</text:p>
          </table:table-cell>
          <table:table-cell office:value-type="float" office:value="0.000000428101" calcext:value-type="float">
            <text:p>4.28101E-07</text:p>
          </table:table-cell>
          <table:table-cell office:value-type="float" office:value="0.000002479" calcext:value-type="float">
            <text:p>2.479E-06</text:p>
          </table:table-cell>
          <table:table-cell office:value-type="float" office:value="0.0000100615" calcext:value-type="float">
            <text:p>1.00615E-05</text:p>
          </table:table-cell>
          <table:table-cell office:value-type="float" office:value="0.0000330116" calcext:value-type="float">
            <text:p>3.30116E-05</text:p>
          </table:table-cell>
          <table:table-cell office:value-type="float" office:value="0.0000919453" calcext:value-type="float">
            <text:p>9.19453E-05</text:p>
          </table:table-cell>
          <table:table-cell office:value-type="float" office:value="0.000132334" calcext:value-type="float">
            <text:p>0.000132334</text:p>
          </table:table-cell>
          <table:table-cell office:value-type="float" office:value="0.000219264" calcext:value-type="float">
            <text:p>0.000219264</text:p>
          </table:table-cell>
          <table:table-cell office:value-type="float" office:value="0.000342061" calcext:value-type="float">
            <text:p>0.000342061</text:p>
          </table:table-cell>
          <table:table-cell office:value-type="float" office:value="0.000482577" calcext:value-type="float">
            <text:p>0.000482577</text:p>
          </table:table-cell>
          <table:table-cell office:value-type="float" office:value="0.000673987" calcext:value-type="float">
            <text:p>0.000673987</text:p>
          </table:table-cell>
          <table:table-cell office:value-type="float" office:value="0.000878388" calcext:value-type="float">
            <text:p>0.000878388</text:p>
          </table:table-cell>
          <table:table-cell office:value-type="float" office:value="0.00111762" calcext:value-type="float">
            <text:p>0.00111762</text:p>
          </table:table-cell>
          <table:table-cell office:value-type="float" office:value="0.00141623" calcext:value-type="float">
            <text:p>0.00141623</text:p>
          </table:table-cell>
          <table:table-cell office:value-type="float" office:value="0.00176953" calcext:value-type="float">
            <text:p>0.00176953</text:p>
          </table:table-cell>
          <table:table-cell office:value-type="float" office:value="0.00210306" calcext:value-type="float">
            <text:p>0.00210306</text:p>
          </table:table-cell>
          <table:table-cell office:value-type="float" office:value="0.00248902" calcext:value-type="float">
            <text:p>0.00248902</text:p>
          </table:table-cell>
          <table:table-cell office:value-type="float" office:value="0.00295657" calcext:value-type="float">
            <text:p>0.00295657</text:p>
          </table:table-cell>
          <table:table-cell office:value-type="float" office:value="0.00346445" calcext:value-type="float">
            <text:p>0.00346445</text:p>
          </table:table-cell>
          <table:table-cell office:value-type="float" office:value="0.0039419" calcext:value-type="float">
            <text:p>0.0039419</text:p>
          </table:table-cell>
          <table:table-cell office:value-type="float" office:value="0.00444742" calcext:value-type="float">
            <text:p>0.00444742</text:p>
          </table:table-cell>
          <table:table-cell office:value-type="float" office:value="0.00504472" calcext:value-type="float">
            <text:p>0.00504472</text:p>
          </table:table-cell>
          <table:table-cell office:value-type="float" office:value="0.00571394" calcext:value-type="float">
            <text:p>0.00571394</text:p>
          </table:table-cell>
          <table:table-cell office:value-type="float" office:value="0.00625086" calcext:value-type="float">
            <text:p>0.00625086</text:p>
          </table:table-cell>
          <table:table-cell office:value-type="float" office:value="0.00686857" calcext:value-type="float">
            <text:p>0.00686857</text:p>
          </table:table-cell>
          <table:table-cell office:value-type="float" office:value="0.0076178" calcext:value-type="float">
            <text:p>0.0076178</text:p>
          </table:table-cell>
          <table:table-cell office:value-type="float" office:value="0.00831116" calcext:value-type="float">
            <text:p>0.00831116</text:p>
          </table:table-cell>
          <table:table-cell office:value-type="float" office:value="0.00902212" calcext:value-type="float">
            <text:p>0.00902212</text:p>
          </table:table-cell>
          <table:table-cell office:value-type="float" office:value="0.00974868" calcext:value-type="float">
            <text:p>0.00974868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127735" calcext:value-type="float">
            <text:p>0.0127735</text:p>
          </table:table-cell>
          <table:table-cell office:value-type="float" office:value="0.0135508" calcext:value-type="float">
            <text:p>0.0135508</text:p>
          </table:table-cell>
          <table:table-cell office:value-type="float" office:value="0.0143334" calcext:value-type="float">
            <text:p>0.0143334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9093" calcext:value-type="float">
            <text:p>0.0159093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0174912" calcext:value-type="float">
            <text:p>0.0174912</text:p>
          </table:table-cell>
          <table:table-cell office:value-type="float" office:value="0.0182816" calcext:value-type="float">
            <text:p>0.0182816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198567" calcext:value-type="float">
            <text:p>0.0198567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0.0214188" calcext:value-type="float">
            <text:p>0.0214188</text:p>
          </table:table-cell>
          <table:table-cell office:value-type="float" office:value="0.0221931" calcext:value-type="float">
            <text:p>0.0221931</text:p>
          </table:table-cell>
          <table:table-cell office:value-type="float" office:value="0.0229621" calcext:value-type="float">
            <text:p>0.0229621</text:p>
          </table:table-cell>
          <table:table-cell office:value-type="float" office:value="0.0237252" calcext:value-type="float">
            <text:p>0.0237252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259748" calcext:value-type="float">
            <text:p>0.0259748</text:p>
          </table:table-cell>
          <table:table-cell office:value-type="float" office:value="0.0267101" calcext:value-type="float">
            <text:p>0.0267101</text:p>
          </table:table-cell>
          <table:table-cell office:value-type="float" office:value="0.0274374" calcext:value-type="float">
            <text:p>0.0274374</text:p>
          </table:table-cell>
          <table:table-cell office:value-type="float" office:value="0.0281567" calcext:value-type="float">
            <text:p>0.0281567</text:p>
          </table:table-cell>
          <table:table-cell office:value-type="float" office:value="0.0288675" calcext:value-type="float">
            <text:p>0.0288675</text:p>
          </table:table-cell>
          <table:table-cell office:value-type="float" office:value="0.0295698" calcext:value-type="float">
            <text:p>0.0295698</text:p>
          </table:table-cell>
          <table:table-cell office:value-type="float" office:value="0.030192" calcext:value-type="float">
            <text:p>0.030192</text:p>
          </table:table-cell>
          <table:table-cell office:value-type="float" office:value="0.0308071" calcext:value-type="float">
            <text:p>0.0308071</text:p>
          </table:table-cell>
          <table:table-cell office:value-type="float" office:value="0.0315069" calcext:value-type="float">
            <text:p>0.0315069</text:p>
          </table:table-cell>
          <table:table-cell office:value-type="float" office:value="0.0322682" calcext:value-type="float">
            <text:p>0.0322682</text:p>
          </table:table-cell>
          <table:table-cell office:value-type="float" office:value="0.0328149" calcext:value-type="float">
            <text:p>0.0328149</text:p>
          </table:table-cell>
          <table:table-cell office:value-type="float" office:value="0.0334345" calcext:value-type="float">
            <text:p>0.0334345</text:p>
          </table:table-cell>
          <table:table-cell office:value-type="float" office:value="0.0341654" calcext:value-type="float">
            <text:p>0.0341654</text:p>
          </table:table-cell>
          <table:table-cell office:value-type="float" office:value="0.0347666" calcext:value-type="float">
            <text:p>0.0347666</text:p>
          </table:table-cell>
          <table:table-cell office:value-type="float" office:value="0.0353963" calcext:value-type="float">
            <text:p>0.0353963</text:p>
          </table:table-cell>
          <table:table-cell office:value-type="float" office:value="0.0360422" calcext:value-type="float">
            <text:p>0.0360422</text:p>
          </table:table-cell>
          <table:table-cell office:value-type="float" office:value="0.0366777" calcext:value-type="float">
            <text:p>0.0366777</text:p>
          </table:table-cell>
          <table:table-cell office:value-type="float" office:value="0.0371784" calcext:value-type="float">
            <text:p>0.0371784</text:p>
          </table:table-cell>
          <table:table-cell office:value-type="float" office:value="0.0377153" calcext:value-type="float">
            <text:p>0.0377153</text:p>
          </table:table-cell>
          <table:table-cell office:value-type="float" office:value="0.0383426" calcext:value-type="float">
            <text:p>0.0383426</text:p>
          </table:table-cell>
          <table:table-cell office:value-type="float" office:value="0.0389155" calcext:value-type="float">
            <text:p>0.0389155</text:p>
          </table:table-cell>
          <table:table-cell office:value-type="float" office:value="0.0394753" calcext:value-type="float">
            <text:p>0.0394753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58E-024" calcext:value-type="float">
            <text:p>-3.5758E-24</text:p>
          </table:table-cell>
          <table:table-cell office:value-type="float" office:value="-6.56226E-022" calcext:value-type="float">
            <text:p>-6.56226E-22</text:p>
          </table:table-cell>
          <table:table-cell office:value-type="float" office:value="-6.47674E-021" calcext:value-type="float">
            <text:p>-6.47674E-21</text:p>
          </table:table-cell>
          <table:table-cell office:value-type="float" office:value="3.19448E-020" calcext:value-type="float">
            <text:p>3.19448E-20</text:p>
          </table:table-cell>
          <table:table-cell office:value-type="float" office:value="7.21645E-019" calcext:value-type="float">
            <text:p>7.21645E-19</text:p>
          </table:table-cell>
          <table:table-cell office:value-type="float" office:value="4.43469E-018" calcext:value-type="float">
            <text:p>4.43469E-18</text:p>
          </table:table-cell>
          <table:table-cell office:value-type="float" office:value="1.26101E-017" calcext:value-type="float">
            <text:p>1.26101E-17</text:p>
          </table:table-cell>
          <table:table-cell office:value-type="float" office:value="-9.85363E-019" calcext:value-type="float">
            <text:p>-9.85363E-19</text:p>
          </table:table-cell>
          <table:table-cell office:value-type="float" office:value="-1.73518E-016" calcext:value-type="float">
            <text:p>-1.73518E-16</text:p>
          </table:table-cell>
          <table:table-cell office:value-type="float" office:value="-8.56224E-016" calcext:value-type="float">
            <text:p>-8.56224E-16</text:p>
          </table:table-cell>
          <table:table-cell office:value-type="float" office:value="-2.35828E-015" calcext:value-type="float">
            <text:p>-2.35828E-15</text:p>
          </table:table-cell>
          <table:table-cell office:value-type="float" office:value="-3.1442E-015" calcext:value-type="float">
            <text:p>-3.1442E-15</text:p>
          </table:table-cell>
          <table:table-cell office:value-type="float" office:value="5.42272E-015" calcext:value-type="float">
            <text:p>5.42272E-15</text:p>
          </table:table-cell>
          <table:table-cell office:value-type="float" office:value="0.0000000000000461991" calcext:value-type="float">
            <text:p>4.61991E-14</text:p>
          </table:table-cell>
          <table:table-cell office:value-type="float" office:value="0.00000000000014921" calcext:value-type="float">
            <text:p>1.4921E-13</text:p>
          </table:table-cell>
          <table:table-cell office:value-type="float" office:value="0.000000000000276284" calcext:value-type="float">
            <text:p>2.76284E-13</text:p>
          </table:table-cell>
          <table:table-cell office:value-type="float" office:value="0.0000000000000735435" calcext:value-type="float">
            <text:p>7.35435E-14</text:p>
          </table:table-cell>
          <table:table-cell office:value-type="float" office:value="-0.00000000000157786" calcext:value-type="float">
            <text:p>-1.57786E-12</text:p>
          </table:table-cell>
          <table:table-cell office:value-type="float" office:value="-0.00000000000653585" calcext:value-type="float">
            <text:p>-6.53585E-12</text:p>
          </table:table-cell>
          <table:table-cell office:value-type="float" office:value="-0.0000000000137816" calcext:value-type="float">
            <text:p>-1.37816E-11</text:p>
          </table:table-cell>
          <table:table-cell office:value-type="float" office:value="-0.00000000000467986" calcext:value-type="float">
            <text:p>-4.67986E-12</text:p>
          </table:table-cell>
          <table:table-cell office:value-type="float" office:value="0.0000000000869744" calcext:value-type="float">
            <text:p>8.69744E-11</text:p>
          </table:table-cell>
          <table:table-cell office:value-type="float" office:value="0.000000000364961" calcext:value-type="float">
            <text:p>3.64961E-10</text:p>
          </table:table-cell>
          <table:table-cell office:value-type="float" office:value="0.000000000637115" calcext:value-type="float">
            <text:p>6.37115E-10</text:p>
          </table:table-cell>
          <table:table-cell office:value-type="float" office:value="-0.000000000916683" calcext:value-type="float">
            <text:p>-9.16683E-10</text:p>
          </table:table-cell>
          <table:table-cell office:value-type="float" office:value="-0.0000000100357" calcext:value-type="float">
            <text:p>-1.00357E-08</text:p>
          </table:table-cell>
          <table:table-cell office:value-type="float" office:value="-0.0000000317613" calcext:value-type="float">
            <text:p>-3.17613E-08</text:p>
          </table:table-cell>
          <table:table-cell office:value-type="float" office:value="-0.0000000191089" calcext:value-type="float">
            <text:p>-1.91089E-08</text:p>
          </table:table-cell>
          <table:table-cell office:value-type="float" office:value="0.000000352435" calcext:value-type="float">
            <text:p>3.52435E-07</text:p>
          </table:table-cell>
          <table:table-cell office:value-type="float" office:value="0.00000238628" calcext:value-type="float">
            <text:p>2.38628E-06</text:p>
          </table:table-cell>
          <table:table-cell office:value-type="float" office:value="0.000010081" calcext:value-type="float">
            <text:p>1.0081E-05</text:p>
          </table:table-cell>
          <table:table-cell office:value-type="float" office:value="0.0000335465" calcext:value-type="float">
            <text:p>3.35465E-05</text:p>
          </table:table-cell>
          <table:table-cell office:value-type="float" office:value="0.000094529" calcext:value-type="float">
            <text:p>9.4529E-05</text:p>
          </table:table-cell>
          <table:table-cell office:value-type="float" office:value="0.000232323" calcext:value-type="float">
            <text:p>0.000232323</text:p>
          </table:table-cell>
          <table:table-cell office:value-type="float" office:value="0.000320079" calcext:value-type="float">
            <text:p>0.000320079</text:p>
          </table:table-cell>
          <table:table-cell office:value-type="float" office:value="0.000499355" calcext:value-type="float">
            <text:p>0.000499355</text:p>
          </table:table-cell>
          <table:table-cell office:value-type="float" office:value="0.000738958" calcext:value-type="float">
            <text:p>0.000738958</text:p>
          </table:table-cell>
          <table:table-cell office:value-type="float" office:value="0.00100085" calcext:value-type="float">
            <text:p>0.00100085</text:p>
          </table:table-cell>
          <table:table-cell office:value-type="float" office:value="0.00134355" calcext:value-type="float">
            <text:p>0.00134355</text:p>
          </table:table-cell>
          <table:table-cell office:value-type="float" office:value="0.00169683" calcext:value-type="float">
            <text:p>0.00169683</text:p>
          </table:table-cell>
          <table:table-cell office:value-type="float" office:value="0.00209803" calcext:value-type="float">
            <text:p>0.00209803</text:p>
          </table:table-cell>
          <table:table-cell office:value-type="float" office:value="0.00258457" calcext:value-type="float">
            <text:p>0.00258457</text:p>
          </table:table-cell>
          <table:table-cell office:value-type="float" office:value="0.00314443" calcext:value-type="float">
            <text:p>0.00314443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424545" calcext:value-type="float">
            <text:p>0.00424545</text:p>
          </table:table-cell>
          <table:table-cell office:value-type="float" office:value="0.00493912" calcext:value-type="float">
            <text:p>0.00493912</text:p>
          </table:table-cell>
          <table:table-cell office:value-type="float" office:value="0.00567729" calcext:value-type="float">
            <text:p>0.00567729</text:p>
          </table:table-cell>
          <table:table-cell office:value-type="float" office:value="0.00635905" calcext:value-type="float">
            <text:p>0.00635905</text:p>
          </table:table-cell>
          <table:table-cell office:value-type="float" office:value="0.00706962" calcext:value-type="float">
            <text:p>0.00706962</text:p>
          </table:table-cell>
          <table:table-cell office:value-type="float" office:value="0.00789602" calcext:value-type="float">
            <text:p>0.00789602</text:p>
          </table:table-cell>
          <table:table-cell office:value-type="float" office:value="0.00880704" calcext:value-type="float">
            <text:p>0.00880704</text:p>
          </table:table-cell>
          <table:table-cell office:value-type="float" office:value="0.00952839" calcext:value-type="float">
            <text:p>0.00952839</text:p>
          </table:table-cell>
          <table:table-cell office:value-type="float" office:value="0.0103482" calcext:value-type="float">
            <text:p>0.0103482</text:p>
          </table:table-cell>
          <table:table-cell office:value-type="float" office:value="0.0113295" calcext:value-type="float">
            <text:p>0.0113295</text:p>
          </table:table-cell>
          <table:table-cell office:value-type="float" office:value="0.0122265" calcext:value-type="float">
            <text:p>0.0122265</text:p>
          </table:table-cell>
          <table:table-cell office:value-type="float" office:value="0.0131359" calcext:value-type="float">
            <text:p>0.0131359</text:p>
          </table:table-cell>
          <table:table-cell office:value-type="float" office:value="0.0140554" calcext:value-type="float">
            <text:p>0.0140554</text:p>
          </table:table-cell>
          <table:table-cell office:value-type="float" office:value="0.0149827" calcext:value-type="float">
            <text:p>0.0149827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0.017791" calcext:value-type="float">
            <text:p>0.017791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96677" calcext:value-type="float">
            <text:p>0.0196677</text:p>
          </table:table-cell>
          <table:table-cell office:value-type="float" office:value="0.0206028" calcext:value-type="float">
            <text:p>0.0206028</text:p>
          </table:table-cell>
          <table:table-cell office:value-type="float" office:value="0.0215341" calcext:value-type="float">
            <text:p>0.0215341</text:p>
          </table:table-cell>
          <table:table-cell office:value-type="float" office:value="0.0224604" calcext:value-type="float">
            <text:p>0.0224604</text:p>
          </table:table-cell>
          <table:table-cell office:value-type="float" office:value="0.0233807" calcext:value-type="float">
            <text:p>0.0233807</text:p>
          </table:table-cell>
          <table:table-cell office:value-type="float" office:value="0.024294" calcext:value-type="float">
            <text:p>0.024294</text:p>
          </table:table-cell>
          <table:table-cell office:value-type="float" office:value="0.0251996" calcext:value-type="float">
            <text:p>0.0251996</text:p>
          </table:table-cell>
          <table:table-cell office:value-type="float" office:value="0.0260966" calcext:value-type="float">
            <text:p>0.0260966</text:p>
          </table:table-cell>
          <table:table-cell office:value-type="float" office:value="0.0269845" calcext:value-type="float">
            <text:p>0.0269845</text:p>
          </table:table-cell>
          <table:table-cell office:value-type="float" office:value="0.0278626" calcext:value-type="float">
            <text:p>0.0278626</text:p>
          </table:table-cell>
          <table:table-cell office:value-type="float" office:value="0.0287305" calcext:value-type="float">
            <text:p>0.0287305</text:p>
          </table:table-cell>
          <table:table-cell office:value-type="float" office:value="0.0295877" calcext:value-type="float">
            <text:p>0.0295877</text:p>
          </table:table-cell>
          <table:table-cell office:value-type="float" office:value="0.0304338" calcext:value-type="float">
            <text:p>0.0304338</text:p>
          </table:table-cell>
          <table:table-cell office:value-type="float" office:value="0.0312686" calcext:value-type="float">
            <text:p>0.0312686</text:p>
          </table:table-cell>
          <table:table-cell office:value-type="float" office:value="0.0320916" calcext:value-type="float">
            <text:p>0.0320916</text:p>
          </table:table-cell>
          <table:table-cell office:value-type="float" office:value="0.0329028" calcext:value-type="float">
            <text:p>0.0329028</text:p>
          </table:table-cell>
          <table:table-cell office:value-type="float" office:value="0.0337019" calcext:value-type="float">
            <text:p>0.0337019</text:p>
          </table:table-cell>
          <table:table-cell office:value-type="float" office:value="0.0344887" calcext:value-type="float">
            <text:p>0.0344887</text:p>
          </table:table-cell>
          <table:table-cell office:value-type="float" office:value="0.0352632" calcext:value-type="float">
            <text:p>0.0352632</text:p>
          </table:table-cell>
          <table:table-cell office:value-type="float" office:value="0.0360253" calcext:value-type="float">
            <text:p>0.0360253</text:p>
          </table:table-cell>
          <table:table-cell office:value-type="float" office:value="0.0367748" calcext:value-type="float">
            <text:p>0.0367748</text:p>
          </table:table-cell>
          <table:table-cell office:value-type="float" office:value="0.0374368" calcext:value-type="float">
            <text:p>0.0374368</text:p>
          </table:table-cell>
          <table:table-cell office:value-type="float" office:value="0.0380887" calcext:value-type="float">
            <text:p>0.0380887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401987" calcext:value-type="float">
            <text:p>0.0401987</text:p>
          </table:table-cell>
          <table:table-cell office:value-type="float" office:value="0.0408449" calcext:value-type="float">
            <text:p>0.0408449</text:p>
          </table:table-cell>
          <table:table-cell office:value-type="float" office:value="0.0416038" calcext:value-type="float">
            <text:p>0.0416038</text:p>
          </table:table-cell>
          <table:table-cell office:value-type="float" office:value="0.0422259" calcext:value-type="float">
            <text:p>0.0422259</text:p>
          </table:table-cell>
          <table:table-cell office:value-type="float" office:value="0.0428751" calcext:value-type="float">
            <text:p>0.0428751</text:p>
          </table:table-cell>
          <table:table-cell office:value-type="float" office:value="0.0435383" calcext:value-type="float">
            <text:p>0.0435383</text:p>
          </table:table-cell>
          <table:table-cell office:value-type="float" office:value="0.0441883" calcext:value-type="float">
            <text:p>0.0441883</text:p>
          </table:table-cell>
          <table:table-cell office:value-type="float" office:value="0.0446998" calcext:value-type="float">
            <text:p>0.0446998</text:p>
          </table:table-cell>
          <table:table-cell office:value-type="float" office:value="0.0452461" calcext:value-type="float">
            <text:p>0.0452461</text:p>
          </table:table-cell>
          <table:table-cell office:value-type="float" office:value="0.0458817" calcext:value-type="float">
            <text:p>0.0458817</text:p>
          </table:table-cell>
          <table:table-cell office:value-type="float" office:value="0.0464603" calcext:value-type="float">
            <text:p>0.0464603</text:p>
          </table:table-cell>
          <table:table-cell office:value-type="float" office:value="0.0470238" calcext:value-type="float">
            <text:p>0.0470238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5198E-022" calcext:value-type="float">
            <text:p>-3.45198E-22</text:p>
          </table:table-cell>
          <table:table-cell office:value-type="float" office:value="-7.28756E-022" calcext:value-type="float">
            <text:p>-7.28756E-22</text:p>
          </table:table-cell>
          <table:table-cell office:value-type="float" office:value="2.23706E-019" calcext:value-type="float">
            <text:p>2.23706E-19</text:p>
          </table:table-cell>
          <table:table-cell office:value-type="float" office:value="2.604E-018" calcext:value-type="float">
            <text:p>2.604E-18</text:p>
          </table:table-cell>
          <table:table-cell office:value-type="float" office:value="1.10791E-017" calcext:value-type="float">
            <text:p>1.10791E-17</text:p>
          </table:table-cell>
          <table:table-cell office:value-type="float" office:value="4.27058E-018" calcext:value-type="float">
            <text:p>4.27058E-18</text:p>
          </table:table-cell>
          <table:table-cell office:value-type="float" office:value="-1.87463E-016" calcext:value-type="float">
            <text:p>-1.87463E-16</text:p>
          </table:table-cell>
          <table:table-cell office:value-type="float" office:value="-1.09727E-015" calcext:value-type="float">
            <text:p>-1.09727E-15</text:p>
          </table:table-cell>
          <table:table-cell office:value-type="float" office:value="-3.42263E-015" calcext:value-type="float">
            <text:p>-3.42263E-15</text:p>
          </table:table-cell>
          <table:table-cell office:value-type="float" office:value="-5.63393E-015" calcext:value-type="float">
            <text:p>-5.63393E-15</text:p>
          </table:table-cell>
          <table:table-cell office:value-type="float" office:value="3.77486E-015" calcext:value-type="float">
            <text:p>3.77486E-15</text:p>
          </table:table-cell>
          <table:table-cell office:value-type="float" office:value="0.0000000000000600351" calcext:value-type="float">
            <text:p>6.00351E-14</text:p>
          </table:table-cell>
          <table:table-cell office:value-type="float" office:value="0.000000000000223461" calcext:value-type="float">
            <text:p>2.23461E-13</text:p>
          </table:table-cell>
          <table:table-cell office:value-type="float" office:value="0.000000000000496596" calcext:value-type="float">
            <text:p>4.96596E-13</text:p>
          </table:table-cell>
          <table:table-cell office:value-type="float" office:value="0.000000000000526589" calcext:value-type="float">
            <text:p>5.26589E-13</text:p>
          </table:table-cell>
          <table:table-cell office:value-type="float" office:value="-0.00000000000103886" calcext:value-type="float">
            <text:p>-1.03886E-12</text:p>
          </table:table-cell>
          <table:table-cell office:value-type="float" office:value="-0.00000000000716027" calcext:value-type="float">
            <text:p>-7.16027E-12</text:p>
          </table:table-cell>
          <table:table-cell office:value-type="float" office:value="-0.0000000000206416" calcext:value-type="float">
            <text:p>-2.06416E-11</text:p>
          </table:table-cell>
          <table:table-cell office:value-type="float" office:value="-0.0000000000330481" calcext:value-type="float">
            <text:p>-3.30481E-11</text:p>
          </table:table-cell>
          <table:table-cell office:value-type="float" office:value="0.00000000000740633" calcext:value-type="float">
            <text:p>7.40633E-12</text:p>
          </table:table-cell>
          <table:table-cell office:value-type="float" office:value="0.00000000024423" calcext:value-type="float">
            <text:p>2.4423E-10</text:p>
          </table:table-cell>
          <table:table-cell office:value-type="float" office:value="0.000000000859377" calcext:value-type="float">
            <text:p>8.59377E-10</text:p>
          </table:table-cell>
          <table:table-cell office:value-type="float" office:value="0.00000000144763" calcext:value-type="float">
            <text:p>1.44763E-09</text:p>
          </table:table-cell>
          <table:table-cell office:value-type="float" office:value="-0.00000000117134" calcext:value-type="float">
            <text:p>-1.17134E-09</text:p>
          </table:table-cell>
          <table:table-cell office:value-type="float" office:value="-0.0000000166758" calcext:value-type="float">
            <text:p>-1.66758E-08</text:p>
          </table:table-cell>
          <table:table-cell office:value-type="float" office:value="-0.000000056764" calcext:value-type="float">
            <text:p>-5.6764E-08</text:p>
          </table:table-cell>
          <table:table-cell office:value-type="float" office:value="-0.0000000757527" calcext:value-type="float">
            <text:p>-7.57527E-08</text:p>
          </table:table-cell>
          <table:table-cell office:value-type="float" office:value="0.000000286557" calcext:value-type="float">
            <text:p>2.86557E-07</text:p>
          </table:table-cell>
          <table:table-cell office:value-type="float" office:value="0.00000248457" calcext:value-type="float">
            <text:p>2.48457E-06</text:p>
          </table:table-cell>
          <table:table-cell office:value-type="float" office:value="0.0000109297" calcext:value-type="float">
            <text:p>1.09297E-05</text:p>
          </table:table-cell>
          <table:table-cell office:value-type="float" office:value="0.0000366249" calcext:value-type="float">
            <text:p>3.66249E-05</text:p>
          </table:table-cell>
          <table:table-cell office:value-type="float" office:value="0.000102986" calcext:value-type="float">
            <text:p>0.000102986</text:p>
          </table:table-cell>
          <table:table-cell office:value-type="float" office:value="0.000253263" calcext:value-type="float">
            <text:p>0.000253263</text:p>
          </table:table-cell>
          <table:table-cell office:value-type="float" office:value="0.000554998" calcext:value-type="float">
            <text:p>0.000554998</text:p>
          </table:table-cell>
          <table:table-cell office:value-type="float" office:value="0.000734324" calcext:value-type="float">
            <text:p>0.000734324</text:p>
          </table:table-cell>
          <table:table-cell office:value-type="float" office:value="0.00108327" calcext:value-type="float">
            <text:p>0.00108327</text:p>
          </table:table-cell>
          <table:table-cell office:value-type="float" office:value="0.00152601" calcext:value-type="float">
            <text:p>0.00152601</text:p>
          </table:table-cell>
          <table:table-cell office:value-type="float" office:value="0.00198947" calcext:value-type="float">
            <text:p>0.00198947</text:p>
          </table:table-cell>
          <table:table-cell office:value-type="float" office:value="0.00257341" calcext:value-type="float">
            <text:p>0.00257341</text:p>
          </table:table-cell>
          <table:table-cell office:value-type="float" office:value="0.0031556" calcext:value-type="float">
            <text:p>0.0031556</text:p>
          </table:table-cell>
          <table:table-cell office:value-type="float" office:value="0.00379814" calcext:value-type="float">
            <text:p>0.00379814</text:p>
          </table:table-cell>
          <table:table-cell office:value-type="float" office:value="0.00455647" calcext:value-type="float">
            <text:p>0.00455647</text:p>
          </table:table-cell>
          <table:table-cell office:value-type="float" office:value="0.00540645" calcext:value-type="float">
            <text:p>0.00540645</text:p>
          </table:table-cell>
          <table:table-cell office:value-type="float" office:value="0.00617231" calcext:value-type="float">
            <text:p>0.00617231</text:p>
          </table:table-cell>
          <table:table-cell office:value-type="float" office:value="0.00702313" calcext:value-type="float">
            <text:p>0.00702313</text:p>
          </table:table-cell>
          <table:table-cell office:value-type="float" office:value="0.00801234" calcext:value-type="float">
            <text:p>0.00801234</text:p>
          </table:table-cell>
          <table:table-cell office:value-type="float" office:value="0.0090447" calcext:value-type="float">
            <text:p>0.0090447</text:p>
          </table:table-cell>
          <table:table-cell office:value-type="float" office:value="0.00998182" calcext:value-type="float">
            <text:p>0.00998182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120466" calcext:value-type="float">
            <text:p>0.0120466</text:p>
          </table:table-cell>
          <table:table-cell office:value-type="float" office:value="0.0132438" calcext:value-type="float">
            <text:p>0.0132438</text:p>
          </table:table-cell>
          <table:table-cell office:value-type="float" office:value="0.0141789" calcext:value-type="float">
            <text:p>0.0141789</text:p>
          </table:table-cell>
          <table:table-cell office:value-type="float" office:value="0.0152298" calcext:value-type="float">
            <text:p>0.0152298</text:p>
          </table:table-cell>
          <table:table-cell office:value-type="float" office:value="0.0164725" calcext:value-type="float">
            <text:p>0.0164725</text:p>
          </table:table-cell>
          <table:table-cell office:value-type="float" office:value="0.0175945" calcext:value-type="float">
            <text:p>0.0175945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98463" calcext:value-type="float">
            <text:p>0.0198463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220921" calcext:value-type="float">
            <text:p>0.0220921</text:p>
          </table:table-cell>
          <table:table-cell office:value-type="float" office:value="0.0232077" calcext:value-type="float">
            <text:p>0.0232077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0.0254155" calcext:value-type="float">
            <text:p>0.0254155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286493" calcext:value-type="float">
            <text:p>0.0286493</text:p>
          </table:table-cell>
          <table:table-cell office:value-type="float" office:value="0.0297021" calcext:value-type="float">
            <text:p>0.0297021</text:p>
          </table:table-cell>
          <table:table-cell office:value-type="float" office:value="0.030741" calcext:value-type="float">
            <text:p>0.030741</text:p>
          </table:table-cell>
          <table:table-cell office:value-type="float" office:value="0.0317652" calcext:value-type="float">
            <text:p>0.0317652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0337679" calcext:value-type="float">
            <text:p>0.0337679</text:p>
          </table:table-cell>
          <table:table-cell office:value-type="float" office:value="0.0347454" calcext:value-type="float">
            <text:p>0.0347454</text:p>
          </table:table-cell>
          <table:table-cell office:value-type="float" office:value="0.0357066" calcext:value-type="float">
            <text:p>0.0357066</text:p>
          </table:table-cell>
          <table:table-cell office:value-type="float" office:value="0.0366512" calcext:value-type="float">
            <text:p>0.0366512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384903" calcext:value-type="float">
            <text:p>0.0384903</text:p>
          </table:table-cell>
          <table:table-cell office:value-type="float" office:value="0.0393844" calcext:value-type="float">
            <text:p>0.0393844</text:p>
          </table:table-cell>
          <table:table-cell office:value-type="float" office:value="0.0402617" calcext:value-type="float">
            <text:p>0.0402617</text:p>
          </table:table-cell>
          <table:table-cell office:value-type="float" office:value="0.041122" calcext:value-type="float">
            <text:p>0.041122</text:p>
          </table:table-cell>
          <table:table-cell office:value-type="float" office:value="0.0419654" calcext:value-type="float">
            <text:p>0.0419654</text:p>
          </table:table-cell>
          <table:table-cell office:value-type="float" office:value="0.042792" calcext:value-type="float">
            <text:p>0.042792</text:p>
          </table:table-cell>
          <table:table-cell office:value-type="float" office:value="0.0436019" calcext:value-type="float">
            <text:p>0.0436019</text:p>
          </table:table-cell>
          <table:table-cell office:value-type="float" office:value="0.0443953" calcext:value-type="float">
            <text:p>0.0443953</text:p>
          </table:table-cell>
          <table:table-cell office:value-type="float" office:value="0.0451722" calcext:value-type="float">
            <text:p>0.0451722</text:p>
          </table:table-cell>
          <table:table-cell office:value-type="float" office:value="0.0458549" calcext:value-type="float">
            <text:p>0.0458549</text:p>
          </table:table-cell>
          <table:table-cell office:value-type="float" office:value="0.0465248" calcext:value-type="float">
            <text:p>0.0465248</text:p>
          </table:table-cell>
          <table:table-cell office:value-type="float" office:value="0.0472809" calcext:value-type="float">
            <text:p>0.0472809</text:p>
          </table:table-cell>
          <table:table-cell office:value-type="float" office:value="0.0480964" calcext:value-type="float">
            <text:p>0.0480964</text:p>
          </table:table-cell>
          <table:table-cell office:value-type="float" office:value="0.0486773" calcext:value-type="float">
            <text:p>0.0486773</text:p>
          </table:table-cell>
          <table:table-cell office:value-type="float" office:value="0.0493312" calcext:value-type="float">
            <text:p>0.0493312</text:p>
          </table:table-cell>
          <table:table-cell office:value-type="float" office:value="0.0500964" calcext:value-type="float">
            <text:p>0.0500964</text:p>
          </table:table-cell>
          <table:table-cell office:value-type="float" office:value="0.0507208" calcext:value-type="float">
            <text:p>0.0507208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526765" calcext:value-type="float">
            <text:p>0.0526765</text:p>
          </table:table-cell>
          <table:table-cell office:value-type="float" office:value="0.0531815" calcext:value-type="float">
            <text:p>0.0531815</text:p>
          </table:table-cell>
          <table:table-cell office:value-type="float" office:value="0.0537198" calcext:value-type="float">
            <text:p>0.0537198</text:p>
          </table:table-cell>
          <table:table-cell office:value-type="float" office:value="0.0543444" calcext:value-type="float">
            <text:p>0.0543444</text:p>
          </table:table-cell>
          <table:table-cell office:value-type="float" office:value="0.0549107" calcext:value-type="float">
            <text:p>0.0549107</text:p>
          </table:table-cell>
          <table:table-cell office:value-type="float" office:value="0.0554603" calcext:value-type="float">
            <text:p>0.055460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057E-021" calcext:value-type="float">
            <text:p>3.53057E-21</text:p>
          </table:table-cell>
          <table:table-cell office:value-type="float" office:value="5.13183E-019" calcext:value-type="float">
            <text:p>5.13183E-19</text:p>
          </table:table-cell>
          <table:table-cell office:value-type="float" office:value="5.45334E-018" calcext:value-type="float">
            <text:p>5.45334E-18</text:p>
          </table:table-cell>
          <table:table-cell office:value-type="float" office:value="7.0293E-018" calcext:value-type="float">
            <text:p>7.0293E-18</text:p>
          </table:table-cell>
          <table:table-cell office:value-type="float" office:value="-1.63047E-016" calcext:value-type="float">
            <text:p>-1.63047E-16</text:p>
          </table:table-cell>
          <table:table-cell office:value-type="float" office:value="-1.24256E-015" calcext:value-type="float">
            <text:p>-1.24256E-15</text:p>
          </table:table-cell>
          <table:table-cell office:value-type="float" office:value="-4.5622E-015" calcext:value-type="float">
            <text:p>-4.5622E-15</text:p>
          </table:table-cell>
          <table:table-cell office:value-type="float" office:value="-8.6252E-015" calcext:value-type="float">
            <text:p>-8.6252E-15</text:p>
          </table:table-cell>
          <table:table-cell office:value-type="float" office:value="3.55497E-015" calcext:value-type="float">
            <text:p>3.55497E-15</text:p>
          </table:table-cell>
          <table:table-cell office:value-type="float" office:value="0.0000000000000888218" calcext:value-type="float">
            <text:p>8.88218E-14</text:p>
          </table:table-cell>
          <table:table-cell office:value-type="float" office:value="0.000000000000356064" calcext:value-type="float">
            <text:p>3.56064E-13</text:p>
          </table:table-cell>
          <table:table-cell office:value-type="float" office:value="0.000000000000868931" calcext:value-type="float">
            <text:p>8.68931E-13</text:p>
          </table:table-cell>
          <table:table-cell office:value-type="float" office:value="0.00000000000121226" calcext:value-type="float">
            <text:p>1.21226E-12</text:p>
          </table:table-cell>
          <table:table-cell office:value-type="float" office:value="-0.000000000000496621" calcext:value-type="float">
            <text:p>-4.96621E-13</text:p>
          </table:table-cell>
          <table:table-cell office:value-type="float" office:value="-0.00000000000882068" calcext:value-type="float">
            <text:p>-8.82068E-12</text:p>
          </table:table-cell>
          <table:table-cell office:value-type="float" office:value="-0.0000000000302223" calcext:value-type="float">
            <text:p>-3.02223E-11</text:p>
          </table:table-cell>
          <table:table-cell office:value-type="float" office:value="-0.000000000063278" calcext:value-type="float">
            <text:p>-6.3278E-11</text:p>
          </table:table-cell>
          <table:table-cell office:value-type="float" office:value="-0.0000000000659718" calcext:value-type="float">
            <text:p>-6.59718E-11</text:p>
          </table:table-cell>
          <table:table-cell office:value-type="float" office:value="0.000000000111796" calcext:value-type="float">
            <text:p>1.11796E-10</text:p>
          </table:table-cell>
          <table:table-cell office:value-type="float" office:value="0.000000000785955" calcext:value-type="float">
            <text:p>7.85955E-10</text:p>
          </table:table-cell>
          <table:table-cell office:value-type="float" office:value="0.0000000022151" calcext:value-type="float">
            <text:p>2.2151E-09</text:p>
          </table:table-cell>
          <table:table-cell office:value-type="float" office:value="0.00000000327552" calcext:value-type="float">
            <text:p>3.27552E-09</text:p>
          </table:table-cell>
          <table:table-cell office:value-type="float" office:value="-0.00000000237471" calcext:value-type="float">
            <text:p>-2.37471E-09</text:p>
          </table:table-cell>
          <table:table-cell office:value-type="float" office:value="-0.0000000321097" calcext:value-type="float">
            <text:p>-3.21097E-08</text:p>
          </table:table-cell>
          <table:table-cell office:value-type="float" office:value="-0.000000107967" calcext:value-type="float">
            <text:p>-1.07967E-07</text:p>
          </table:table-cell>
          <table:table-cell office:value-type="float" office:value="-0.000000177441" calcext:value-type="float">
            <text:p>-1.77441E-07</text:p>
          </table:table-cell>
          <table:table-cell office:value-type="float" office:value="0.000000210341" calcext:value-type="float">
            <text:p>2.10341E-07</text:p>
          </table:table-cell>
          <table:table-cell office:value-type="float" office:value="0.00000283968" calcext:value-type="float">
            <text:p>2.83968E-06</text:p>
          </table:table-cell>
          <table:table-cell office:value-type="float" office:value="0.0000129706" calcext:value-type="float">
            <text:p>1.29706E-05</text:p>
          </table:table-cell>
          <table:table-cell office:value-type="float" office:value="0.0000433698" calcext:value-type="float">
            <text:p>4.33698E-05</text:p>
          </table:table-cell>
          <table:table-cell office:value-type="float" office:value="0.000120565" calcext:value-type="float">
            <text:p>0.000120565</text:p>
          </table:table-cell>
          <table:table-cell office:value-type="float" office:value="0.000292655" calcext:value-type="float">
            <text:p>0.000292655</text:p>
          </table:table-cell>
          <table:table-cell office:value-type="float" office:value="0.000636353" calcext:value-type="float">
            <text:p>0.000636353</text:p>
          </table:table-cell>
          <table:table-cell office:value-type="float" office:value="0.00125489" calcext:value-type="float">
            <text:p>0.00125489</text:p>
          </table:table-cell>
          <table:table-cell office:value-type="float" office:value="0.0015993" calcext:value-type="float">
            <text:p>0.0015993</text:p>
          </table:table-cell>
          <table:table-cell office:value-type="float" office:value="0.00223968" calcext:value-type="float">
            <text:p>0.00223968</text:p>
          </table:table-cell>
          <table:table-cell office:value-type="float" office:value="0.00301345" calcext:value-type="float">
            <text:p>0.00301345</text:p>
          </table:table-cell>
          <table:table-cell office:value-type="float" office:value="0.00379113" calcext:value-type="float">
            <text:p>0.00379113</text:p>
          </table:table-cell>
          <table:table-cell office:value-type="float" office:value="0.00473659" calcext:value-type="float">
            <text:p>0.00473659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63125" calcext:value-type="float">
            <text:p>0.00663125</text:p>
          </table:table-cell>
          <table:table-cell office:value-type="float" office:value="0.00775983" calcext:value-type="float">
            <text:p>0.00775983</text:p>
          </table:table-cell>
          <table:table-cell office:value-type="float" office:value="0.00899356" calcext:value-type="float">
            <text:p>0.00899356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112679" calcext:value-type="float">
            <text:p>0.0112679</text:p>
          </table:table-cell>
          <table:table-cell office:value-type="float" office:value="0.0126209" calcext:value-type="float">
            <text:p>0.0126209</text:p>
          </table:table-cell>
          <table:table-cell office:value-type="float" office:value="0.0140069" calcext:value-type="float">
            <text:p>0.0140069</text:p>
          </table:table-cell>
          <table:table-cell office:value-type="float" office:value="0.0152449" calcext:value-type="float">
            <text:p>0.0152449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179134" calcext:value-type="float">
            <text:p>0.0179134</text:p>
          </table:table-cell>
          <table:table-cell office:value-type="float" office:value="0.0194277" calcext:value-type="float">
            <text:p>0.0194277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218947" calcext:value-type="float">
            <text:p>0.0218947</text:p>
          </table:table-cell>
          <table:table-cell office:value-type="float" office:value="0.0234117" calcext:value-type="float">
            <text:p>0.0234117</text:p>
          </table:table-cell>
          <table:table-cell office:value-type="float" office:value="0.0247659" calcext:value-type="float">
            <text:p>0.0247659</text:p>
          </table:table-cell>
          <table:table-cell office:value-type="float" office:value="0.0261101" calcext:value-type="float">
            <text:p>0.0261101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287594" calcext:value-type="float">
            <text:p>0.0287594</text:p>
          </table:table-cell>
          <table:table-cell office:value-type="float" office:value="0.0300608" calcext:value-type="float">
            <text:p>0.0300608</text:p>
          </table:table-cell>
          <table:table-cell office:value-type="float" office:value="0.0313444" calcext:value-type="float">
            <text:p>0.0313444</text:p>
          </table:table-cell>
          <table:table-cell office:value-type="float" office:value="0.0326092" calcext:value-type="float">
            <text:p>0.0326092</text:p>
          </table:table-cell>
          <table:table-cell office:value-type="float" office:value="0.0338539" calcext:value-type="float">
            <text:p>0.0338539</text:p>
          </table:table-cell>
          <table:table-cell office:value-type="float" office:value="0.0350777" calcext:value-type="float">
            <text:p>0.0350777</text:p>
          </table:table-cell>
          <table:table-cell office:value-type="float" office:value="0.0362799" calcext:value-type="float">
            <text:p>0.0362799</text:p>
          </table:table-cell>
          <table:table-cell office:value-type="float" office:value="0.0374599" calcext:value-type="float">
            <text:p>0.0374599</text:p>
          </table:table-cell>
          <table:table-cell office:value-type="float" office:value="0.0386172" calcext:value-type="float">
            <text:p>0.0386172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408628" calcext:value-type="float">
            <text:p>0.0408628</text:p>
          </table:table-cell>
          <table:table-cell office:value-type="float" office:value="0.0419506" calcext:value-type="float">
            <text:p>0.0419506</text:p>
          </table:table-cell>
          <table:table-cell office:value-type="float" office:value="0.043015" calcext:value-type="float">
            <text:p>0.043015</text:p>
          </table:table-cell>
          <table:table-cell office:value-type="float" office:value="0.0440561" calcext:value-type="float">
            <text:p>0.0440561</text:p>
          </table:table-cell>
          <table:table-cell office:value-type="float" office:value="0.0450739" calcext:value-type="float">
            <text:p>0.0450739</text:p>
          </table:table-cell>
          <table:table-cell office:value-type="float" office:value="0.0460685" calcext:value-type="float">
            <text:p>0.0460685</text:p>
          </table:table-cell>
          <table:table-cell office:value-type="float" office:value="0.0470401" calcext:value-type="float">
            <text:p>0.0470401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0489153" calcext:value-type="float">
            <text:p>0.0489153</text:p>
          </table:table-cell>
          <table:table-cell office:value-type="float" office:value="0.0498195" calcext:value-type="float">
            <text:p>0.0498195</text:p>
          </table:table-cell>
          <table:table-cell office:value-type="float" office:value="0.0507018" calcext:value-type="float">
            <text:p>0.0507018</text:p>
          </table:table-cell>
          <table:table-cell office:value-type="float" office:value="0.0515624" calcext:value-type="float">
            <text:p>0.0515624</text:p>
          </table:table-cell>
          <table:table-cell office:value-type="float" office:value="0.0524019" calcext:value-type="float">
            <text:p>0.0524019</text:p>
          </table:table-cell>
          <table:table-cell office:value-type="float" office:value="0.0532205" calcext:value-type="float">
            <text:p>0.0532205</text:p>
          </table:table-cell>
          <table:table-cell office:value-type="float" office:value="0.0540186" calcext:value-type="float">
            <text:p>0.0540186</text:p>
          </table:table-cell>
          <table:table-cell office:value-type="float" office:value="0.0547966" calcext:value-type="float">
            <text:p>0.0547966</text:p>
          </table:table-cell>
          <table:table-cell office:value-type="float" office:value="0.055478" calcext:value-type="float">
            <text:p>0.055478</text:p>
          </table:table-cell>
          <table:table-cell office:value-type="float" office:value="0.0561437" calcext:value-type="float">
            <text:p>0.0561437</text:p>
          </table:table-cell>
          <table:table-cell office:value-type="float" office:value="0.0568913" calcext:value-type="float">
            <text:p>0.0568913</text:p>
          </table:table-cell>
          <table:table-cell office:value-type="float" office:value="0.0576933" calcext:value-type="float">
            <text:p>0.0576933</text:p>
          </table:table-cell>
          <table:table-cell office:value-type="float" office:value="0.0582634" calcext:value-type="float">
            <text:p>0.0582634</text:p>
          </table:table-cell>
          <table:table-cell office:value-type="float" office:value="0.058902" calcext:value-type="float">
            <text:p>0.058902</text:p>
          </table:table-cell>
          <table:table-cell office:value-type="float" office:value="0.0596455" calcext:value-type="float">
            <text:p>0.0596455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608759" calcext:value-type="float">
            <text:p>0.0608759</text:p>
          </table:table-cell>
          <table:table-cell office:value-type="float" office:value="0.0615101" calcext:value-type="float">
            <text:p>0.0615101</text:p>
          </table:table-cell>
          <table:table-cell office:value-type="float" office:value="0.0621266" calcext:value-type="float">
            <text:p>0.0621266</text:p>
          </table:table-cell>
          <table:table-cell office:value-type="float" office:value="0.0626084" calcext:value-type="float">
            <text:p>0.0626084</text:p>
          </table:table-cell>
          <table:table-cell office:value-type="float" office:value="0.0631195" calcext:value-type="float">
            <text:p>0.0631195</text:p>
          </table:table-cell>
          <table:table-cell office:value-type="float" office:value="0.0637095" calcext:value-type="float">
            <text:p>0.0637095</text:p>
          </table:table-cell>
          <table:table-cell office:value-type="float" office:value="0.0642424" calcext:value-type="float">
            <text:p>0.0642424</text:p>
          </table:table-cell>
          <table:table-cell office:value-type="float" office:value="0.0647576" calcext:value-type="float">
            <text:p>0.0647576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106E-019" calcext:value-type="float">
            <text:p>4.70106E-19</text:p>
          </table:table-cell>
          <table:table-cell office:value-type="float" office:value="4.40624E-018" calcext:value-type="float">
            <text:p>4.40624E-18</text:p>
          </table:table-cell>
          <table:table-cell office:value-type="float" office:value="-7.6109E-017" calcext:value-type="float">
            <text:p>-7.6109E-17</text:p>
          </table:table-cell>
          <table:table-cell office:value-type="float" office:value="-1.01526E-015" calcext:value-type="float">
            <text:p>-1.01526E-15</text:p>
          </table:table-cell>
          <table:table-cell office:value-type="float" office:value="-4.96265E-015" calcext:value-type="float">
            <text:p>-4.96265E-15</text:p>
          </table:table-cell>
          <table:table-cell office:value-type="float" office:value="-0.0000000000000111577" calcext:value-type="float">
            <text:p>-1.11577E-14</text:p>
          </table:table-cell>
          <table:table-cell office:value-type="float" office:value="6.03607E-015" calcext:value-type="float">
            <text:p>6.03607E-15</text:p>
          </table:table-cell>
          <table:table-cell office:value-type="float" office:value="0.000000000000144463" calcext:value-type="float">
            <text:p>1.44463E-13</text:p>
          </table:table-cell>
          <table:table-cell office:value-type="float" office:value="0.000000000000606166" calcext:value-type="float">
            <text:p>6.06166E-13</text:p>
          </table:table-cell>
          <table:table-cell office:value-type="float" office:value="0.00000000000154662" calcext:value-type="float">
            <text:p>1.54662E-12</text:p>
          </table:table-cell>
          <table:table-cell office:value-type="float" office:value="0.00000000000237896" calcext:value-type="float">
            <text:p>2.37896E-12</text:p>
          </table:table-cell>
          <table:table-cell office:value-type="float" office:value="0.000000000000090235" calcext:value-type="float">
            <text:p>9.0235E-14</text:p>
          </table:table-cell>
          <table:table-cell office:value-type="float" office:value="-0.0000000000131555" calcext:value-type="float">
            <text:p>-1.31555E-11</text:p>
          </table:table-cell>
          <table:table-cell office:value-type="float" office:value="-0.0000000000496562" calcext:value-type="float">
            <text:p>-4.96562E-11</text:p>
          </table:table-cell>
          <table:table-cell office:value-type="float" office:value="-0.00000000011485" calcext:value-type="float">
            <text:p>-1.1485E-10</text:p>
          </table:table-cell>
          <table:table-cell office:value-type="float" office:value="-0.000000000167536" calcext:value-type="float">
            <text:p>-1.67536E-10</text:p>
          </table:table-cell>
          <table:table-cell office:value-type="float" office:value="-0.0000000000324574" calcext:value-type="float">
            <text:p>-3.24574E-11</text:p>
          </table:table-cell>
          <table:table-cell office:value-type="float" office:value="0.000000000716909" calcext:value-type="float">
            <text:p>7.16909E-10</text:p>
          </table:table-cell>
          <table:table-cell office:value-type="float" office:value="0.00000000272392" calcext:value-type="float">
            <text:p>2.72392E-09</text:p>
          </table:table-cell>
          <table:table-cell office:value-type="float" office:value="0.00000000603717" calcext:value-type="float">
            <text:p>6.03717E-09</text:p>
          </table:table-cell>
          <table:table-cell office:value-type="float" office:value="0.00000000710139" calcext:value-type="float">
            <text:p>7.10139E-09</text:p>
          </table:table-cell>
          <table:table-cell office:value-type="float" office:value="-0.00000000819436" calcext:value-type="float">
            <text:p>-8.19436E-09</text:p>
          </table:table-cell>
          <table:table-cell office:value-type="float" office:value="-0.0000000728603" calcext:value-type="float">
            <text:p>-7.28603E-08</text:p>
          </table:table-cell>
          <table:table-cell office:value-type="float" office:value="-0.000000224841" calcext:value-type="float">
            <text:p>-2.24841E-07</text:p>
          </table:table-cell>
          <table:table-cell office:value-type="float" office:value="-0.000000384553" calcext:value-type="float">
            <text:p>-3.84553E-07</text:p>
          </table:table-cell>
          <table:table-cell office:value-type="float" office:value="0.0000000961592" calcext:value-type="float">
            <text:p>9.61592E-08</text:p>
          </table:table-cell>
          <table:table-cell office:value-type="float" office:value="0.00000364364" calcext:value-type="float">
            <text:p>3.64364E-06</text:p>
          </table:table-cell>
          <table:table-cell office:value-type="float" office:value="0.0000170699" calcext:value-type="float">
            <text:p>1.70699E-05</text:p>
          </table:table-cell>
          <table:table-cell office:value-type="float" office:value="0.0000562235" calcext:value-type="float">
            <text:p>5.62235E-05</text:p>
          </table:table-cell>
          <table:table-cell office:value-type="float" office:value="0.000152853" calcext:value-type="float">
            <text:p>0.000152853</text:p>
          </table:table-cell>
          <table:table-cell office:value-type="float" office:value="0.000362733" calcext:value-type="float">
            <text:p>0.000362733</text:p>
          </table:table-cell>
          <table:table-cell office:value-type="float" office:value="0.000772611" calcext:value-type="float">
            <text:p>0.000772611</text:p>
          </table:table-cell>
          <table:table-cell office:value-type="float" office:value="0.00150204" calcext:value-type="float">
            <text:p>0.00150204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0330873" calcext:value-type="float">
            <text:p>0.00330873</text:p>
          </table:table-cell>
          <table:table-cell office:value-type="float" office:value="0.00441525" calcext:value-type="float">
            <text:p>0.00441525</text:p>
          </table:table-cell>
          <table:table-cell office:value-type="float" office:value="0.00569233" calcext:value-type="float">
            <text:p>0.00569233</text:p>
          </table:table-cell>
          <table:table-cell office:value-type="float" office:value="0.00692757" calcext:value-type="float">
            <text:p>0.00692757</text:p>
          </table:table-cell>
          <table:table-cell office:value-type="float" office:value="0.00837973" calcext:value-type="float">
            <text:p>0.00837973</text:p>
          </table:table-cell>
          <table:table-cell office:value-type="float" office:value="0.00974142" calcext:value-type="float">
            <text:p>0.00974142</text:p>
          </table:table-cell>
          <table:table-cell office:value-type="float" office:value="0.0111674" calcext:value-type="float">
            <text:p>0.0111674</text:p>
          </table:table-cell>
          <table:table-cell office:value-type="float" office:value="0.0127681" calcext:value-type="float">
            <text:p>0.0127681</text:p>
          </table:table-cell>
          <table:table-cell office:value-type="float" office:value="0.0144771" calcext:value-type="float">
            <text:p>0.0144771</text:p>
          </table:table-cell>
          <table:table-cell office:value-type="float" office:value="0.0159536" calcext:value-type="float">
            <text:p>0.0159536</text:p>
          </table:table-cell>
          <table:table-cell office:value-type="float" office:value="0.0175347" calcext:value-type="float">
            <text:p>0.0175347</text:p>
          </table:table-cell>
          <table:table-cell office:value-type="float" office:value="0.0193059" calcext:value-type="float">
            <text:p>0.0193059</text:p>
          </table:table-cell>
          <table:table-cell office:value-type="float" office:value="0.0210885" calcext:value-type="float">
            <text:p>0.0210885</text:p>
          </table:table-cell>
          <table:table-cell office:value-type="float" office:value="0.0226559" calcext:value-type="float">
            <text:p>0.0226559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0.0259647" calcext:value-type="float">
            <text:p>0.0259647</text:p>
          </table:table-cell>
          <table:table-cell office:value-type="float" office:value="0.0278045" calcext:value-type="float">
            <text:p>0.0278045</text:p>
          </table:table-cell>
          <table:table-cell office:value-type="float" office:value="0.0292064" calcext:value-type="float">
            <text:p>0.0292064</text:p>
          </table:table-cell>
          <table:table-cell office:value-type="float" office:value="0.0307482" calcext:value-type="float">
            <text:p>0.0307482</text:p>
          </table:table-cell>
          <table:table-cell office:value-type="float" office:value="0.0325292" calcext:value-type="float">
            <text:p>0.0325292</text:p>
          </table:table-cell>
          <table:table-cell office:value-type="float" office:value="0.034101" calcext:value-type="float">
            <text:p>0.034101</text:p>
          </table:table-cell>
          <table:table-cell office:value-type="float" office:value="0.0356455" calcext:value-type="float">
            <text:p>0.0356455</text:p>
          </table:table-cell>
          <table:table-cell office:value-type="float" office:value="0.0371611" calcext:value-type="float">
            <text:p>0.0371611</text:p>
          </table:table-cell>
          <table:table-cell office:value-type="float" office:value="0.0386464" calcext:value-type="float">
            <text:p>0.0386464</text:p>
          </table:table-cell>
          <table:table-cell office:value-type="float" office:value="0.0401005" calcext:value-type="float">
            <text:p>0.0401005</text:p>
          </table:table-cell>
          <table:table-cell office:value-type="float" office:value="0.0415227" calcext:value-type="float">
            <text:p>0.0415227</text:p>
          </table:table-cell>
          <table:table-cell office:value-type="float" office:value="0.0429124" calcext:value-type="float">
            <text:p>0.0429124</text:p>
          </table:table-cell>
          <table:table-cell office:value-type="float" office:value="0.0442693" calcext:value-type="float">
            <text:p>0.0442693</text:p>
          </table:table-cell>
          <table:table-cell office:value-type="float" office:value="0.0455932" calcext:value-type="float">
            <text:p>0.0455932</text:p>
          </table:table-cell>
          <table:table-cell office:value-type="float" office:value="0.0468841" calcext:value-type="float">
            <text:p>0.0468841</text:p>
          </table:table-cell>
          <table:table-cell office:value-type="float" office:value="0.0481421" calcext:value-type="float">
            <text:p>0.0481421</text:p>
          </table:table-cell>
          <table:table-cell office:value-type="float" office:value="0.0493673" calcext:value-type="float">
            <text:p>0.0493673</text:p>
          </table:table-cell>
          <table:table-cell office:value-type="float" office:value="0.0505601" calcext:value-type="float">
            <text:p>0.0505601</text:p>
          </table:table-cell>
          <table:table-cell office:value-type="float" office:value="0.0517209" calcext:value-type="float">
            <text:p>0.0517209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39479" calcext:value-type="float">
            <text:p>0.0539479</text:p>
          </table:table-cell>
          <table:table-cell office:value-type="float" office:value="0.0550151" calcext:value-type="float">
            <text:p>0.0550151</text:p>
          </table:table-cell>
          <table:table-cell office:value-type="float" office:value="0.0560523" calcext:value-type="float">
            <text:p>0.0560523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580388" calcext:value-type="float">
            <text:p>0.0580388</text:p>
          </table:table-cell>
          <table:table-cell office:value-type="float" office:value="0.0589892" calcext:value-type="float">
            <text:p>0.0589892</text:p>
          </table:table-cell>
          <table:table-cell office:value-type="float" office:value="0.0599121" calcext:value-type="float">
            <text:p>0.0599121</text:p>
          </table:table-cell>
          <table:table-cell office:value-type="float" office:value="0.0608079" calcext:value-type="float">
            <text:p>0.0608079</text:p>
          </table:table-cell>
          <table:table-cell office:value-type="float" office:value="0.0616774" calcext:value-type="float">
            <text:p>0.0616774</text:p>
          </table:table-cell>
          <table:table-cell office:value-type="float" office:value="0.0625211" calcext:value-type="float">
            <text:p>0.0625211</text:p>
          </table:table-cell>
          <table:table-cell office:value-type="float" office:value="0.0633398" calcext:value-type="float">
            <text:p>0.0633398</text:p>
          </table:table-cell>
          <table:table-cell office:value-type="float" office:value="0.0641341" calcext:value-type="float">
            <text:p>0.0641341</text:p>
          </table:table-cell>
          <table:table-cell office:value-type="float" office:value="0.0649046" calcext:value-type="float">
            <text:p>0.0649046</text:p>
          </table:table-cell>
          <table:table-cell office:value-type="float" office:value="0.0656519" calcext:value-type="float">
            <text:p>0.0656519</text:p>
          </table:table-cell>
          <table:table-cell office:value-type="float" office:value="0.0663026" calcext:value-type="float">
            <text:p>0.0663026</text:p>
          </table:table-cell>
          <table:table-cell office:value-type="float" office:value="0.0669358" calcext:value-type="float">
            <text:p>0.0669358</text:p>
          </table:table-cell>
          <table:table-cell office:value-type="float" office:value="0.0676442" calcext:value-type="float">
            <text:p>0.0676442</text:p>
          </table:table-cell>
          <table:table-cell office:value-type="float" office:value="0.0684006" calcext:value-type="float">
            <text:p>0.0684006</text:p>
          </table:table-cell>
          <table:table-cell office:value-type="float" office:value="0.0689345" calcext:value-type="float">
            <text:p>0.0689345</text:p>
          </table:table-cell>
          <table:table-cell office:value-type="float" office:value="0.0695307" calcext:value-type="float">
            <text:p>0.0695307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707807" calcext:value-type="float">
            <text:p>0.0707807</text:p>
          </table:table-cell>
          <table:table-cell office:value-type="float" office:value="0.0713567" calcext:value-type="float">
            <text:p>0.0713567</text:p>
          </table:table-cell>
          <table:table-cell office:value-type="float" office:value="0.0719378" calcext:value-type="float">
            <text:p>0.0719378</text:p>
          </table:table-cell>
          <table:table-cell office:value-type="float" office:value="0.0724999" calcext:value-type="float">
            <text:p>0.0724999</text:p>
          </table:table-cell>
          <table:table-cell office:value-type="float" office:value="0.072936" calcext:value-type="float">
            <text:p>0.072936</text:p>
          </table:table-cell>
          <table:table-cell office:value-type="float" office:value="0.0733973" calcext:value-type="float">
            <text:p>0.0733973</text:p>
          </table:table-cell>
          <table:table-cell office:value-type="float" office:value="0.0739279" calcext:value-type="float">
            <text:p>0.0739279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0.0748632" calcext:value-type="float">
            <text:p>0.0748632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234E-018" calcext:value-type="float">
            <text:p>-2.38234E-18</text:p>
          </table:table-cell>
          <table:table-cell office:value-type="float" office:value="-3.26581E-016" calcext:value-type="float">
            <text:p>-3.26581E-16</text:p>
          </table:table-cell>
          <table:table-cell office:value-type="float" office:value="-3.3646E-015" calcext:value-type="float">
            <text:p>-3.3646E-15</text:p>
          </table:table-cell>
          <table:table-cell office:value-type="float" office:value="-0.0000000000000109105" calcext:value-type="float">
            <text:p>-1.09105E-14</text:p>
          </table:table-cell>
          <table:table-cell office:value-type="float" office:value="0.0000000000000104188" calcext:value-type="float">
            <text:p>1.04188E-14</text:p>
          </table:table-cell>
          <table:table-cell office:value-type="float" office:value="0.000000000000226189" calcext:value-type="float">
            <text:p>2.26189E-13</text:p>
          </table:table-cell>
          <table:table-cell office:value-type="float" office:value="0.00000000000102388" calcext:value-type="float">
            <text:p>1.02388E-12</text:p>
          </table:table-cell>
          <table:table-cell office:value-type="float" office:value="0.00000000000273866" calcext:value-type="float">
            <text:p>2.73866E-12</text:p>
          </table:table-cell>
          <table:table-cell office:value-type="float" office:value="0.00000000000431713" calcext:value-type="float">
            <text:p>4.31713E-12</text:p>
          </table:table-cell>
          <table:table-cell office:value-type="float" office:value="0.000000000000168702" calcext:value-type="float">
            <text:p>1.68702E-13</text:p>
          </table:table-cell>
          <table:table-cell office:value-type="float" office:value="-0.0000000000242382" calcext:value-type="float">
            <text:p>-2.42382E-11</text:p>
          </table:table-cell>
          <table:table-cell office:value-type="float" office:value="-0.0000000000932067" calcext:value-type="float">
            <text:p>-9.32067E-11</text:p>
          </table:table-cell>
          <table:table-cell office:value-type="float" office:value="-0.000000000223035" calcext:value-type="float">
            <text:p>-2.23035E-10</text:p>
          </table:table-cell>
          <table:table-cell office:value-type="float" office:value="-0.00000000035871" calcext:value-type="float">
            <text:p>-3.5871E-10</text:p>
          </table:table-cell>
          <table:table-cell office:value-type="float" office:value="-0.000000000246192" calcext:value-type="float">
            <text:p>-2.46192E-10</text:p>
          </table:table-cell>
          <table:table-cell office:value-type="float" office:value="0.00000000075262" calcext:value-type="float">
            <text:p>7.5262E-10</text:p>
          </table:table-cell>
          <table:table-cell office:value-type="float" office:value="0.00000000372688" calcext:value-type="float">
            <text:p>3.72688E-09</text:p>
          </table:table-cell>
          <table:table-cell office:value-type="float" office:value="0.00000000958999" calcext:value-type="float">
            <text:p>9.58999E-09</text:p>
          </table:table-cell>
          <table:table-cell office:value-type="float" office:value="0.0000000164123" calcext:value-type="float">
            <text:p>1.64123E-08</text:p>
          </table:table-cell>
          <table:table-cell office:value-type="float" office:value="0.0000000125242" calcext:value-type="float">
            <text:p>1.25242E-08</text:p>
          </table:table-cell>
          <table:table-cell office:value-type="float" office:value="-0.0000000357142" calcext:value-type="float">
            <text:p>-3.57142E-08</text:p>
          </table:table-cell>
          <table:table-cell office:value-type="float" office:value="-0.000000192759" calcext:value-type="float">
            <text:p>-1.92759E-07</text:p>
          </table:table-cell>
          <table:table-cell office:value-type="float" office:value="-0.000000515731" calcext:value-type="float">
            <text:p>-5.15731E-07</text:p>
          </table:table-cell>
          <table:table-cell office:value-type="float" office:value="-0.000000838253" calcext:value-type="float">
            <text:p>-8.38253E-07</text:p>
          </table:table-cell>
          <table:table-cell office:value-type="float" office:value="-0.0000000814232" calcext:value-type="float">
            <text:p>-8.14232E-08</text:p>
          </table:table-cell>
          <table:table-cell office:value-type="float" office:value="0.00000542261" calcext:value-type="float">
            <text:p>5.42261E-06</text:p>
          </table:table-cell>
          <table:table-cell office:value-type="float" office:value="0.0000252671" calcext:value-type="float">
            <text:p>2.52671E-05</text:p>
          </table:table-cell>
          <table:table-cell office:value-type="float" office:value="0.0000805093" calcext:value-type="float">
            <text:p>8.05093E-05</text:p>
          </table:table-cell>
          <table:table-cell office:value-type="float" office:value="0.000211283" calcext:value-type="float">
            <text:p>0.000211283</text:p>
          </table:table-cell>
          <table:table-cell office:value-type="float" office:value="0.000485099" calcext:value-type="float">
            <text:p>0.000485099</text:p>
          </table:table-cell>
          <table:table-cell office:value-type="float" office:value="0.00100299" calcext:value-type="float">
            <text:p>0.00100299</text:p>
          </table:table-cell>
          <table:table-cell office:value-type="float" office:value="0.00189978" calcext:value-type="float">
            <text:p>0.00189978</text:p>
          </table:table-cell>
          <table:table-cell office:value-type="float" office:value="0.00333473" calcext:value-type="float">
            <text:p>0.00333473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0.00650567" calcext:value-type="float">
            <text:p>0.00650567</text:p>
          </table:table-cell>
          <table:table-cell office:value-type="float" office:value="0.00830193" calcext:value-type="float">
            <text:p>0.00830193</text:p>
          </table:table-cell>
          <table:table-cell office:value-type="float" office:value="0.0102877" calcext:value-type="float">
            <text:p>0.0102877</text:p>
          </table:table-cell>
          <table:table-cell office:value-type="float" office:value="0.0121403" calcext:value-type="float">
            <text:p>0.0121403</text:p>
          </table:table-cell>
          <table:table-cell office:value-type="float" office:value="0.0142504" calcext:value-type="float">
            <text:p>0.0142504</text:p>
          </table:table-cell>
          <table:table-cell office:value-type="float" office:value="0.0161741" calcext:value-type="float">
            <text:p>0.0161741</text:p>
          </table:table-cell>
          <table:table-cell office:value-type="float" office:value="0.0181407" calcext:value-type="float">
            <text:p>0.0181407</text:p>
          </table:table-cell>
          <table:table-cell office:value-type="float" office:value="0.0202977" calcext:value-type="float">
            <text:p>0.0202977</text:p>
          </table:table-cell>
          <table:table-cell office:value-type="float" office:value="0.0225495" calcext:value-type="float">
            <text:p>0.0225495</text:p>
          </table:table-cell>
          <table:table-cell office:value-type="float" office:value="0.0244576" calcext:value-type="float">
            <text:p>0.0244576</text:p>
          </table:table-cell>
          <table:table-cell office:value-type="float" office:value="0.0264661" calcext:value-type="float">
            <text:p>0.0264661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308655" calcext:value-type="float">
            <text:p>0.0308655</text:p>
          </table:table-cell>
          <table:table-cell office:value-type="float" office:value="0.0327611" calcext:value-type="float">
            <text:p>0.0327611</text:p>
          </table:table-cell>
          <table:table-cell office:value-type="float" office:value="0.0346289" calcext:value-type="float">
            <text:p>0.0346289</text:p>
          </table:table-cell>
          <table:table-cell office:value-type="float" office:value="0.0366825" calcext:value-type="float">
            <text:p>0.0366825</text:p>
          </table:table-cell>
          <table:table-cell office:value-type="float" office:value="0.0388196" calcext:value-type="float">
            <text:p>0.0388196</text:p>
          </table:table-cell>
          <table:table-cell office:value-type="float" office:value="0.0404296" calcext:value-type="float">
            <text:p>0.0404296</text:p>
          </table:table-cell>
          <table:table-cell office:value-type="float" office:value="0.0421817" calcext:value-type="float">
            <text:p>0.0421817</text:p>
          </table:table-cell>
          <table:table-cell office:value-type="float" office:value="0.0441825" calcext:value-type="float">
            <text:p>0.0441825</text:p>
          </table:table-cell>
          <table:table-cell office:value-type="float" office:value="0.0459291" calcext:value-type="float">
            <text:p>0.0459291</text:p>
          </table:table-cell>
          <table:table-cell office:value-type="float" office:value="0.0476283" calcext:value-type="float">
            <text:p>0.0476283</text:p>
          </table:table-cell>
          <table:table-cell office:value-type="float" office:value="0.0492797" calcext:value-type="float">
            <text:p>0.0492797</text:p>
          </table:table-cell>
          <table:table-cell office:value-type="float" office:value="0.0508834" calcext:value-type="float">
            <text:p>0.0508834</text:p>
          </table:table-cell>
          <table:table-cell office:value-type="float" office:value="0.0524394" calcext:value-type="float">
            <text:p>0.0524394</text:p>
          </table:table-cell>
          <table:table-cell office:value-type="float" office:value="0.0539482" calcext:value-type="float">
            <text:p>0.0539482</text:p>
          </table:table-cell>
          <table:table-cell office:value-type="float" office:value="0.0554103" calcext:value-type="float">
            <text:p>0.0554103</text:p>
          </table:table-cell>
          <table:table-cell office:value-type="float" office:value="0.0568264" calcext:value-type="float">
            <text:p>0.0568264</text:p>
          </table:table-cell>
          <table:table-cell office:value-type="float" office:value="0.0581974" calcext:value-type="float">
            <text:p>0.0581974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0.0608073" calcext:value-type="float">
            <text:p>0.0608073</text:p>
          </table:table-cell>
          <table:table-cell office:value-type="float" office:value="0.0620481" calcext:value-type="float">
            <text:p>0.0620481</text:p>
          </table:table-cell>
          <table:table-cell office:value-type="float" office:value="0.0632476" calcext:value-type="float">
            <text:p>0.0632476</text:p>
          </table:table-cell>
          <table:table-cell office:value-type="float" office:value="0.0644068" calcext:value-type="float">
            <text:p>0.0644068</text:p>
          </table:table-cell>
          <table:table-cell office:value-type="float" office:value="0.0655268" calcext:value-type="float">
            <text:p>0.0655268</text:p>
          </table:table-cell>
          <table:table-cell office:value-type="float" office:value="0.0666087" calcext:value-type="float">
            <text:p>0.0666087</text:p>
          </table:table-cell>
          <table:table-cell office:value-type="float" office:value="0.0676535" calcext:value-type="float">
            <text:p>0.0676535</text:p>
          </table:table-cell>
          <table:table-cell office:value-type="float" office:value="0.0686623" calcext:value-type="float">
            <text:p>0.0686623</text:p>
          </table:table-cell>
          <table:table-cell office:value-type="float" office:value="0.0696362" calcext:value-type="float">
            <text:p>0.0696362</text:p>
          </table:table-cell>
          <table:table-cell office:value-type="float" office:value="0.0705763" calcext:value-type="float">
            <text:p>0.0705763</text:p>
          </table:table-cell>
          <table:table-cell office:value-type="float" office:value="0.0714836" calcext:value-type="float">
            <text:p>0.0714836</text:p>
          </table:table-cell>
          <table:table-cell office:value-type="float" office:value="0.0723591" calcext:value-type="float">
            <text:p>0.0723591</text:p>
          </table:table-cell>
          <table:table-cell office:value-type="float" office:value="0.0732038" calcext:value-type="float">
            <text:p>0.0732038</text:p>
          </table:table-cell>
          <table:table-cell office:value-type="float" office:value="0.0740188" calcext:value-type="float">
            <text:p>0.0740188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0.0755632" calcext:value-type="float">
            <text:p>0.0755632</text:p>
          </table:table-cell>
          <table:table-cell office:value-type="float" office:value="0.0762945" calcext:value-type="float">
            <text:p>0.0762945</text:p>
          </table:table-cell>
          <table:table-cell office:value-type="float" office:value="0.0769998" calcext:value-type="float">
            <text:p>0.0769998</text:p>
          </table:table-cell>
          <table:table-cell office:value-type="float" office:value="0.0776797" calcext:value-type="float">
            <text:p>0.0776797</text:p>
          </table:table-cell>
          <table:table-cell office:value-type="float" office:value="0.0782693" calcext:value-type="float">
            <text:p>0.0782693</text:p>
          </table:table-cell>
          <table:table-cell office:value-type="float" office:value="0.0788397" calcext:value-type="float">
            <text:p>0.0788397</text:p>
          </table:table-cell>
          <table:table-cell office:value-type="float" office:value="0.0794736" calcext:value-type="float">
            <text:p>0.0794736</text:p>
          </table:table-cell>
          <table:table-cell office:value-type="float" office:value="0.0801455" calcext:value-type="float">
            <text:p>0.0801455</text:p>
          </table:table-cell>
          <table:table-cell office:value-type="float" office:value="0.0806183" calcext:value-type="float">
            <text:p>0.0806183</text:p>
          </table:table-cell>
          <table:table-cell office:value-type="float" office:value="0.0811427" calcext:value-type="float">
            <text:p>0.0811427</text:p>
          </table:table-cell>
          <table:table-cell office:value-type="float" office:value="0.0817463" calcext:value-type="float">
            <text:p>0.0817463</text:p>
          </table:table-cell>
          <table:table-cell office:value-type="float" office:value="0.0822317" calcext:value-type="float">
            <text:p>0.0822317</text:p>
          </table:table-cell>
          <table:table-cell office:value-type="float" office:value="0.0827288" calcext:value-type="float">
            <text:p>0.0827288</text:p>
          </table:table-cell>
          <table:table-cell office:value-type="float" office:value="0.0832268" calcext:value-type="float">
            <text:p>0.0832268</text:p>
          </table:table-cell>
          <table:table-cell office:value-type="float" office:value="0.0837053" calcext:value-type="float">
            <text:p>0.0837053</text:p>
          </table:table-cell>
          <table:table-cell office:value-type="float" office:value="0.0840756" calcext:value-type="float">
            <text:p>0.0840756</text:p>
          </table:table-cell>
          <table:table-cell office:value-type="float" office:value="0.0844644" calcext:value-type="float">
            <text:p>0.0844644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853043" calcext:value-type="float">
            <text:p>0.0853043</text:p>
          </table:table-cell>
          <table:table-cell office:value-type="float" office:value="0.0856827" calcext:value-type="float">
            <text:p>0.0856827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2.40418E-018" calcext:value-type="float">
            <text:p>2.40418E-18</text:p>
          </table:table-cell>
          <table:table-cell office:value-type="float" office:value="-5.09726E-016" calcext:value-type="float">
            <text:p>-5.09726E-16</text:p>
          </table:table-cell>
          <table:table-cell office:value-type="float" office:value="-5.50553E-015" calcext:value-type="float">
            <text:p>-5.50553E-15</text:p>
          </table:table-cell>
          <table:table-cell office:value-type="float" office:value="8.66714E-015" calcext:value-type="float">
            <text:p>8.66714E-15</text:p>
          </table:table-cell>
          <table:table-cell office:value-type="float" office:value="0.000000000000278681" calcext:value-type="float">
            <text:p>2.78681E-13</text:p>
          </table:table-cell>
          <table:table-cell office:value-type="float" office:value="0.00000000000151565" calcext:value-type="float">
            <text:p>1.51565E-12</text:p>
          </table:table-cell>
          <table:table-cell office:value-type="float" office:value="0.00000000000446752" calcext:value-type="float">
            <text:p>4.46752E-12</text:p>
          </table:table-cell>
          <table:table-cell office:value-type="float" office:value="0.00000000000702999" calcext:value-type="float">
            <text:p>7.02999E-12</text:p>
          </table:table-cell>
          <table:table-cell office:value-type="float" office:value="-0.00000000000261126" calcext:value-type="float">
            <text:p>-2.61126E-12</text:p>
          </table:table-cell>
          <table:table-cell office:value-type="float" office:value="-0.0000000000547904" calcext:value-type="float">
            <text:p>-5.47904E-11</text:p>
          </table:table-cell>
          <table:table-cell office:value-type="float" office:value="-0.000000000198459" calcext:value-type="float">
            <text:p>-1.98459E-10</text:p>
          </table:table-cell>
          <table:table-cell office:value-type="float" office:value="-0.000000000466383" calcext:value-type="float">
            <text:p>-4.66383E-10</text:p>
          </table:table-cell>
          <table:table-cell office:value-type="float" office:value="-0.000000000761618" calcext:value-type="float">
            <text:p>-7.61618E-10</text:p>
          </table:table-cell>
          <table:table-cell office:value-type="float" office:value="-0.000000000618878" calcext:value-type="float">
            <text:p>-6.18878E-10</text:p>
          </table:table-cell>
          <table:table-cell office:value-type="float" office:value="0.00000000109896" calcext:value-type="float">
            <text:p>1.09896E-09</text:p>
          </table:table-cell>
          <table:table-cell office:value-type="float" office:value="0.00000000632471" calcext:value-type="float">
            <text:p>6.32471E-09</text:p>
          </table:table-cell>
          <table:table-cell office:value-type="float" office:value="0.0000000170452" calcext:value-type="float">
            <text:p>1.70452E-08</text:p>
          </table:table-cell>
          <table:table-cell office:value-type="float" office:value="0.0000000321945" calcext:value-type="float">
            <text:p>3.21945E-08</text:p>
          </table:table-cell>
          <table:table-cell office:value-type="float" office:value="0.0000000397903" calcext:value-type="float">
            <text:p>3.97903E-08</text:p>
          </table:table-cell>
          <table:table-cell office:value-type="float" office:value="0.00000000218562" calcext:value-type="float">
            <text:p>2.18562E-09</text:p>
          </table:table-cell>
          <table:table-cell office:value-type="float" office:value="-0.000000162019" calcext:value-type="float">
            <text:p>-1.62019E-07</text:p>
          </table:table-cell>
          <table:table-cell office:value-type="float" office:value="-0.000000574165" calcext:value-type="float">
            <text:p>-5.74165E-07</text:p>
          </table:table-cell>
          <table:table-cell office:value-type="float" office:value="-0.00000128628" calcext:value-type="float">
            <text:p>-1.28628E-06</text:p>
          </table:table-cell>
          <table:table-cell office:value-type="float" office:value="-0.00000186077" calcext:value-type="float">
            <text:p>-1.86077E-06</text:p>
          </table:table-cell>
          <table:table-cell office:value-type="float" office:value="-0.000000238599" calcext:value-type="float">
            <text:p>-2.38599E-07</text:p>
          </table:table-cell>
          <table:table-cell office:value-type="float" office:value="0.00000971146" calcext:value-type="float">
            <text:p>9.71146E-06</text:p>
          </table:table-cell>
          <table:table-cell office:value-type="float" office:value="0.0000426171" calcext:value-type="float">
            <text:p>4.26171E-05</text:p>
          </table:table-cell>
          <table:table-cell office:value-type="float" office:value="0.000128301" calcext:value-type="float">
            <text:p>0.000128301</text:p>
          </table:table-cell>
          <table:table-cell office:value-type="float" office:value="0.000320136" calcext:value-type="float">
            <text:p>0.000320136</text:p>
          </table:table-cell>
          <table:table-cell office:value-type="float" office:value="0.000703045" calcext:value-type="float">
            <text:p>0.000703045</text:p>
          </table:table-cell>
          <table:table-cell office:value-type="float" office:value="0.00139787" calcext:value-type="float">
            <text:p>0.00139787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0435875" calcext:value-type="float">
            <text:p>0.00435875</text:p>
          </table:table-cell>
          <table:table-cell office:value-type="float" office:value="0.00696991" calcext:value-type="float">
            <text:p>0.00696991</text:p>
          </table:table-cell>
          <table:table-cell office:value-type="float" office:value="0.0105065" calcext:value-type="float">
            <text:p>0.0105065</text:p>
          </table:table-cell>
          <table:table-cell office:value-type="float" office:value="0.0121612" calcext:value-type="float">
            <text:p>0.0121612</text:p>
          </table:table-cell>
          <table:table-cell office:value-type="float" office:value="0.0148925" calcext:value-type="float">
            <text:p>0.0148925</text:p>
          </table:table-cell>
          <table:table-cell office:value-type="float" office:value="0.0177923" calcext:value-type="float">
            <text:p>0.0177923</text:p>
          </table:table-cell>
          <table:table-cell office:value-type="float" office:value="0.0204072" calcext:value-type="float">
            <text:p>0.0204072</text:p>
          </table:table-cell>
          <table:table-cell office:value-type="float" office:value="0.0232978" calcext:value-type="float">
            <text:p>0.0232978</text:p>
          </table:table-cell>
          <table:table-cell office:value-type="float" office:value="0.0258638" calcext:value-type="float">
            <text:p>0.0258638</text:p>
          </table:table-cell>
          <table:table-cell office:value-type="float" office:value="0.0284275" calcext:value-type="float">
            <text:p>0.0284275</text:p>
          </table:table-cell>
          <table:table-cell office:value-type="float" office:value="0.0311785" calcext:value-type="float">
            <text:p>0.0311785</text:p>
          </table:table-cell>
          <table:table-cell office:value-type="float" office:value="0.0339896" calcext:value-type="float">
            <text:p>0.0339896</text:p>
          </table:table-cell>
          <table:table-cell office:value-type="float" office:value="0.0363271" calcext:value-type="float">
            <text:p>0.0363271</text:p>
          </table:table-cell>
          <table:table-cell office:value-type="float" office:value="0.0387477" calcext:value-type="float">
            <text:p>0.0387477</text:p>
          </table:table-cell>
          <table:table-cell office:value-type="float" office:value="0.0413689" calcext:value-type="float">
            <text:p>0.0413689</text:p>
          </table:table-cell>
          <table:table-cell office:value-type="float" office:value="0.0439201" calcext:value-type="float">
            <text:p>0.0439201</text:p>
          </table:table-cell>
          <table:table-cell office:value-type="float" office:value="0.0460981" calcext:value-type="float">
            <text:p>0.0460981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505162" calcext:value-type="float">
            <text:p>0.0505162</text:p>
          </table:table-cell>
          <table:table-cell office:value-type="float" office:value="0.0528777" calcext:value-type="float">
            <text:p>0.0528777</text:p>
          </table:table-cell>
          <table:table-cell office:value-type="float" office:value="0.0546351" calcext:value-type="float">
            <text:p>0.0546351</text:p>
          </table:table-cell>
          <table:table-cell office:value-type="float" office:value="0.0565285" calcext:value-type="float">
            <text:p>0.0565285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0605123" calcext:value-type="float">
            <text:p>0.0605123</text:p>
          </table:table-cell>
          <table:table-cell office:value-type="float" office:value="0.0622898" calcext:value-type="float">
            <text:p>0.0622898</text:p>
          </table:table-cell>
          <table:table-cell office:value-type="float" office:value="0.0640004" calcext:value-type="float">
            <text:p>0.0640004</text:p>
          </table:table-cell>
          <table:table-cell office:value-type="float" office:value="0.0656459" calcext:value-type="float">
            <text:p>0.0656459</text:p>
          </table:table-cell>
          <table:table-cell office:value-type="float" office:value="0.0672278" calcext:value-type="float">
            <text:p>0.0672278</text:p>
          </table:table-cell>
          <table:table-cell office:value-type="float" office:value="0.0687481" calcext:value-type="float">
            <text:p>0.0687481</text:p>
          </table:table-cell>
          <table:table-cell office:value-type="float" office:value="0.0702085" calcext:value-type="float">
            <text:p>0.0702085</text:p>
          </table:table-cell>
          <table:table-cell office:value-type="float" office:value="0.071611" calcext:value-type="float">
            <text:p>0.071611</text:p>
          </table:table-cell>
          <table:table-cell office:value-type="float" office:value="0.0729574" calcext:value-type="float">
            <text:p>0.0729574</text:p>
          </table:table-cell>
          <table:table-cell office:value-type="float" office:value="0.0742496" calcext:value-type="float">
            <text:p>0.0742496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0766792" calcext:value-type="float">
            <text:p>0.0766792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789144" calcext:value-type="float">
            <text:p>0.0789144</text:p>
          </table:table-cell>
          <table:table-cell office:value-type="float" office:value="0.0799636" calcext:value-type="float">
            <text:p>0.0799636</text:p>
          </table:table-cell>
          <table:table-cell office:value-type="float" office:value="0.0809693" calcext:value-type="float">
            <text:p>0.0809693</text:p>
          </table:table-cell>
          <table:table-cell office:value-type="float" office:value="0.0819334" calcext:value-type="float">
            <text:p>0.0819334</text:p>
          </table:table-cell>
          <table:table-cell office:value-type="float" office:value="0.0828573" calcext:value-type="float">
            <text:p>0.0828573</text:p>
          </table:table-cell>
          <table:table-cell office:value-type="float" office:value="0.0837427" calcext:value-type="float">
            <text:p>0.0837427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854035" calcext:value-type="float">
            <text:p>0.0854035</text:p>
          </table:table-cell>
          <table:table-cell office:value-type="float" office:value="0.0861819" calcext:value-type="float">
            <text:p>0.0861819</text:p>
          </table:table-cell>
          <table:table-cell office:value-type="float" office:value="0.0869273" calcext:value-type="float">
            <text:p>0.0869273</text:p>
          </table:table-cell>
          <table:table-cell office:value-type="float" office:value="0.0876411" calcext:value-type="float">
            <text:p>0.0876411</text:p>
          </table:table-cell>
          <table:table-cell office:value-type="float" office:value="0.0883245" calcext:value-type="float">
            <text:p>0.0883245</text:p>
          </table:table-cell>
          <table:table-cell office:value-type="float" office:value="0.0889786" calcext:value-type="float">
            <text:p>0.0889786</text:p>
          </table:table-cell>
          <table:table-cell office:value-type="float" office:value="0.0896047" calcext:value-type="float">
            <text:p>0.0896047</text:p>
          </table:table-cell>
          <table:table-cell office:value-type="float" office:value="0.0902038" calcext:value-type="float">
            <text:p>0.0902038</text:p>
          </table:table-cell>
          <table:table-cell office:value-type="float" office:value="0.090777" calcext:value-type="float">
            <text:p>0.090777</text:p>
          </table:table-cell>
          <table:table-cell office:value-type="float" office:value="0.0912694" calcext:value-type="float">
            <text:p>0.0912694</text:p>
          </table:table-cell>
          <table:table-cell office:value-type="float" office:value="0.0917427" calcext:value-type="float">
            <text:p>0.0917427</text:p>
          </table:table-cell>
          <table:table-cell office:value-type="float" office:value="0.0922652" calcext:value-type="float">
            <text:p>0.0922652</text:p>
          </table:table-cell>
          <table:table-cell office:value-type="float" office:value="0.0928147" calcext:value-type="float">
            <text:p>0.0928147</text:p>
          </table:table-cell>
          <table:table-cell office:value-type="float" office:value="0.0931967" calcext:value-type="float">
            <text:p>0.0931967</text:p>
          </table:table-cell>
          <table:table-cell office:value-type="float" office:value="0.093618" calcext:value-type="float">
            <text:p>0.093618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0944818" calcext:value-type="float">
            <text:p>0.0944818</text:p>
          </table:table-cell>
          <table:table-cell office:value-type="float" office:value="0.0948705" calcext:value-type="float">
            <text:p>0.0948705</text:p>
          </table:table-cell>
          <table:table-cell office:value-type="float" office:value="0.0952563" calcext:value-type="float">
            <text:p>0.0952563</text:p>
          </table:table-cell>
          <table:table-cell office:value-type="float" office:value="0.0956234" calcext:value-type="float">
            <text:p>0.0956234</text:p>
          </table:table-cell>
          <table:table-cell office:value-type="float" office:value="0.0959034" calcext:value-type="float">
            <text:p>0.0959034</text:p>
          </table:table-cell>
          <table:table-cell office:value-type="float" office:value="0.0961954" calcext:value-type="float">
            <text:p>0.0961954</text:p>
          </table:table-cell>
          <table:table-cell office:value-type="float" office:value="0.0965258" calcext:value-type="float">
            <text:p>0.0965258</text:p>
          </table:table-cell>
          <table:table-cell office:value-type="float" office:value="0.0968172" calcext:value-type="float">
            <text:p>0.0968172</text:p>
          </table:table-cell>
          <table:table-cell office:value-type="float" office:value="0.0970924" calcext:value-type="float">
            <text:p>0.0970924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-2.30801E-016" calcext:value-type="float">
            <text:p>-2.30801E-16</text:p>
          </table:table-cell>
          <table:table-cell office:value-type="float" office:value="-7.53152E-016" calcext:value-type="float">
            <text:p>-7.53152E-16</text:p>
          </table:table-cell>
          <table:table-cell office:value-type="float" office:value="0.000000000000155994" calcext:value-type="float">
            <text:p>1.55994E-13</text:p>
          </table:table-cell>
          <table:table-cell office:value-type="float" office:value="0.00000000000154813" calcext:value-type="float">
            <text:p>1.54813E-12</text:p>
          </table:table-cell>
          <table:table-cell office:value-type="float" office:value="0.00000000000590657" calcext:value-type="float">
            <text:p>5.90657E-12</text:p>
          </table:table-cell>
          <table:table-cell office:value-type="float" office:value="0.00000000000939594" calcext:value-type="float">
            <text:p>9.39594E-12</text:p>
          </table:table-cell>
          <table:table-cell office:value-type="float" office:value="-0.0000000000139477" calcext:value-type="float">
            <text:p>-1.39477E-11</text:p>
          </table:table-cell>
          <table:table-cell office:value-type="float" office:value="-0.000000000133234" calcext:value-type="float">
            <text:p>-1.33234E-10</text:p>
          </table:table-cell>
          <table:table-cell office:value-type="float" office:value="-0.000000000455005" calcext:value-type="float">
            <text:p>-4.55005E-10</text:p>
          </table:table-cell>
          <table:table-cell office:value-type="float" office:value="-0.00000000103374" calcext:value-type="float">
            <text:p>-1.03374E-09</text:p>
          </table:table-cell>
          <table:table-cell office:value-type="float" office:value="-0.00000000162014" calcext:value-type="float">
            <text:p>-1.62014E-09</text:p>
          </table:table-cell>
          <table:table-cell office:value-type="float" office:value="-0.00000000119899" calcext:value-type="float">
            <text:p>-1.19899E-09</text:p>
          </table:table-cell>
          <table:table-cell office:value-type="float" office:value="0.00000000259346" calcext:value-type="float">
            <text:p>2.59346E-09</text:p>
          </table:table-cell>
          <table:table-cell office:value-type="float" office:value="0.0000000136505" calcext:value-type="float">
            <text:p>1.36505E-08</text:p>
          </table:table-cell>
          <table:table-cell office:value-type="float" office:value="0.000000035778" calcext:value-type="float">
            <text:p>3.5778E-08</text:p>
          </table:table-cell>
          <table:table-cell office:value-type="float" office:value="0.0000000678733" calcext:value-type="float">
            <text:p>6.78733E-08</text:p>
          </table:table-cell>
          <table:table-cell office:value-type="float" office:value="0.0000000926863" calcext:value-type="float">
            <text:p>9.26863E-08</text:p>
          </table:table-cell>
          <table:table-cell office:value-type="float" office:value="0.0000000572009" calcext:value-type="float">
            <text:p>5.72009E-08</text:p>
          </table:table-cell>
          <table:table-cell office:value-type="float" office:value="-0.000000152467" calcext:value-type="float">
            <text:p>-1.52467E-07</text:p>
          </table:table-cell>
          <table:table-cell office:value-type="float" office:value="-0.000000721336" calcext:value-type="float">
            <text:p>-7.21336E-07</text:p>
          </table:table-cell>
          <table:table-cell office:value-type="float" office:value="-0.00000183662" calcext:value-type="float">
            <text:p>-1.83662E-06</text:p>
          </table:table-cell>
          <table:table-cell office:value-type="float" office:value="-0.00000338243" calcext:value-type="float">
            <text:p>-3.38243E-06</text:p>
          </table:table-cell>
          <table:table-cell office:value-type="float" office:value="-0.00000408065" calcext:value-type="float">
            <text:p>-4.08065E-06</text:p>
          </table:table-cell>
          <table:table-cell office:value-type="float" office:value="0.000000447207" calcext:value-type="float">
            <text:p>4.47207E-07</text:p>
          </table:table-cell>
          <table:table-cell office:value-type="float" office:value="0.0000213613" calcext:value-type="float">
            <text:p>2.13613E-05</text:p>
          </table:table-cell>
          <table:table-cell office:value-type="float" office:value="0.0000825321" calcext:value-type="float">
            <text:p>8.25321E-05</text:p>
          </table:table-cell>
          <table:table-cell office:value-type="float" office:value="0.000228537" calcext:value-type="float">
            <text:p>0.000228537</text:p>
          </table:table-cell>
          <table:table-cell office:value-type="float" office:value="0.000533339" calcext:value-type="float">
            <text:p>0.000533339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20961" calcext:value-type="float">
            <text:p>0.0020961</text:p>
          </table:table-cell>
          <table:table-cell office:value-type="float" office:value="0.00367674" calcext:value-type="float">
            <text:p>0.00367674</text:p>
          </table:table-cell>
          <table:table-cell office:value-type="float" office:value="0.0060354" calcext:value-type="float">
            <text:p>0.0060354</text:p>
          </table:table-cell>
          <table:table-cell office:value-type="float" office:value="0.009343" calcext:value-type="float">
            <text:p>0.009343</text:p>
          </table:table-cell>
          <table:table-cell office:value-type="float" office:value="0.0137233" calcext:value-type="float">
            <text:p>0.0137233</text:p>
          </table:table-cell>
          <table:table-cell office:value-type="float" office:value="0.0191891" calcext:value-type="float">
            <text:p>0.0191891</text:p>
          </table:table-cell>
          <table:table-cell office:value-type="float" office:value="0.0216181" calcext:value-type="float">
            <text:p>0.0216181</text:p>
          </table:table-cell>
          <table:table-cell office:value-type="float" office:value="0.025491" calcext:value-type="float">
            <text:p>0.025491</text:p>
          </table:table-cell>
          <table:table-cell office:value-type="float" office:value="0.0294491" calcext:value-type="float">
            <text:p>0.0294491</text:p>
          </table:table-cell>
          <table:table-cell office:value-type="float" office:value="0.0329052" calcext:value-type="float">
            <text:p>0.0329052</text:p>
          </table:table-cell>
          <table:table-cell office:value-type="float" office:value="0.0366188" calcext:value-type="float">
            <text:p>0.0366188</text:p>
          </table:table-cell>
          <table:table-cell office:value-type="float" office:value="0.0398328" calcext:value-type="float">
            <text:p>0.0398328</text:p>
          </table:table-cell>
          <table:table-cell office:value-type="float" office:value="0.0429743" calcext:value-type="float">
            <text:p>0.0429743</text:p>
          </table:table-cell>
          <table:table-cell office:value-type="float" office:value="0.0462747" calcext:value-type="float">
            <text:p>0.0462747</text:p>
          </table:table-cell>
          <table:table-cell office:value-type="float" office:value="0.0495778" calcext:value-type="float">
            <text:p>0.0495778</text:p>
          </table:table-cell>
          <table:table-cell office:value-type="float" office:value="0.0522755" calcext:value-type="float">
            <text:p>0.0522755</text:p>
          </table:table-cell>
          <table:table-cell office:value-type="float" office:value="0.0550244" calcext:value-type="float">
            <text:p>0.0550244</text:p>
          </table:table-cell>
          <table:table-cell office:value-type="float" office:value="0.0579524" calcext:value-type="float">
            <text:p>0.0579524</text:p>
          </table:table-cell>
          <table:table-cell office:value-type="float" office:value="0.0607561" calcext:value-type="float">
            <text:p>0.0607561</text:p>
          </table:table-cell>
          <table:table-cell office:value-type="float" office:value="0.0631157" calcext:value-type="float">
            <text:p>0.0631157</text:p>
          </table:table-cell>
          <table:table-cell office:value-type="float" office:value="0.0653812" calcext:value-type="float">
            <text:p>0.0653812</text:p>
          </table:table-cell>
          <table:table-cell office:value-type="float" office:value="0.0678081" calcext:value-type="float">
            <text:p>0.0678081</text:p>
          </table:table-cell>
          <table:table-cell office:value-type="float" office:value="0.0702658" calcext:value-type="float">
            <text:p>0.0702658</text:p>
          </table:table-cell>
          <table:table-cell office:value-type="float" office:value="0.0720741" calcext:value-type="float">
            <text:p>0.0720741</text:p>
          </table:table-cell>
          <table:table-cell office:value-type="float" office:value="0.074001" calcext:value-type="float">
            <text:p>0.074001</text:p>
          </table:table-cell>
          <table:table-cell office:value-type="float" office:value="0.0761509" calcext:value-type="float">
            <text:p>0.0761509</text:p>
          </table:table-cell>
          <table:table-cell office:value-type="float" office:value="0.0779853" calcext:value-type="float">
            <text:p>0.0779853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0813971" calcext:value-type="float">
            <text:p>0.0813971</text:p>
          </table:table-cell>
          <table:table-cell office:value-type="float" office:value="0.0829814" calcext:value-type="float">
            <text:p>0.0829814</text:p>
          </table:table-cell>
          <table:table-cell office:value-type="float" office:value="0.0844892" calcext:value-type="float">
            <text:p>0.0844892</text:p>
          </table:table-cell>
          <table:table-cell office:value-type="float" office:value="0.0859238" calcext:value-type="float">
            <text:p>0.0859238</text:p>
          </table:table-cell>
          <table:table-cell office:value-type="float" office:value="0.0872883" calcext:value-type="float">
            <text:p>0.0872883</text:p>
          </table:table-cell>
          <table:table-cell office:value-type="float" office:value="0.0885861" calcext:value-type="float">
            <text:p>0.0885861</text:p>
          </table:table-cell>
          <table:table-cell office:value-type="float" office:value="0.0898199" calcext:value-type="float">
            <text:p>0.0898199</text:p>
          </table:table-cell>
          <table:table-cell office:value-type="float" office:value="0.0909928" calcext:value-type="float">
            <text:p>0.0909928</text:p>
          </table:table-cell>
          <table:table-cell office:value-type="float" office:value="0.0921075" calcext:value-type="float">
            <text:p>0.0921075</text:p>
          </table:table-cell>
          <table:table-cell office:value-type="float" office:value="0.0931668" calcext:value-type="float">
            <text:p>0.0931668</text:p>
          </table:table-cell>
          <table:table-cell office:value-type="float" office:value="0.0941731" calcext:value-type="float">
            <text:p>0.0941731</text:p>
          </table:table-cell>
          <table:table-cell office:value-type="float" office:value="0.0951289" calcext:value-type="float">
            <text:p>0.0951289</text:p>
          </table:table-cell>
          <table:table-cell office:value-type="float" office:value="0.0960365" calcext:value-type="float">
            <text:p>0.0960365</text:p>
          </table:table-cell>
          <table:table-cell office:value-type="float" office:value="0.0968982" calcext:value-type="float">
            <text:p>0.0968982</text:p>
          </table:table-cell>
          <table:table-cell office:value-type="float" office:value="0.0977162" calcext:value-type="float">
            <text:p>0.0977162</text:p>
          </table:table-cell>
          <table:table-cell office:value-type="float" office:value="0.0984924" calcext:value-type="float">
            <text:p>0.0984924</text:p>
          </table:table-cell>
          <table:table-cell office:value-type="float" office:value="0.0992287" calcext:value-type="float">
            <text:p>0.0992287</text:p>
          </table:table-cell>
          <table:table-cell office:value-type="float" office:value="0.099927" calcext:value-type="float">
            <text:p>0.099927</text:p>
          </table:table-cell>
          <table:table-cell office:value-type="float" office:value="0.100589" calcext:value-type="float">
            <text:p>0.100589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0.102907" calcext:value-type="float">
            <text:p>0.102907</text:p>
          </table:table-cell>
          <table:table-cell office:value-type="float" office:value="0.103411" calcext:value-type="float">
            <text:p>0.103411</text:p>
          </table:table-cell>
          <table:table-cell office:value-type="float" office:value="0.103888" calcext:value-type="float">
            <text:p>0.103888</text:p>
          </table:table-cell>
          <table:table-cell office:value-type="float" office:value="0.104339" calcext:value-type="float">
            <text:p>0.104339</text:p>
          </table:table-cell>
          <table:table-cell office:value-type="float" office:value="0.104764" calcext:value-type="float">
            <text:p>0.104764</text:p>
          </table:table-cell>
          <table:table-cell office:value-type="float" office:value="0.105126" calcext:value-type="float">
            <text:p>0.105126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105843" calcext:value-type="float">
            <text:p>0.105843</text:p>
          </table:table-cell>
          <table:table-cell office:value-type="float" office:value="0.106229" calcext:value-type="float">
            <text:p>0.106229</text:p>
          </table:table-cell>
          <table:table-cell office:value-type="float" office:value="0.106494" calcext:value-type="float">
            <text:p>0.106494</text:p>
          </table:table-cell>
          <table:table-cell office:value-type="float" office:value="0.106782" calcext:value-type="float">
            <text:p>0.106782</text:p>
          </table:table-cell>
          <table:table-cell office:value-type="float" office:value="0.107104" calcext:value-type="float">
            <text:p>0.107104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0.107607" calcext:value-type="float">
            <text:p>0.107607</text:p>
          </table:table-cell>
          <table:table-cell office:value-type="float" office:value="0.107851" calcext:value-type="float">
            <text:p>0.107851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108775" calcext:value-type="float">
            <text:p>0.108775</text:p>
          </table:table-cell>
          <table:table-cell office:value-type="float" office:value="0.108924" calcext:value-type="float">
            <text:p>0.10892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.9884E-015" calcext:value-type="float">
            <text:p>4.9884E-15</text:p>
          </table:table-cell>
          <table:table-cell office:value-type="float" office:value="0.000000000000442197" calcext:value-type="float">
            <text:p>4.42197E-13</text:p>
          </table:table-cell>
          <table:table-cell office:value-type="float" office:value="0.00000000000442778" calcext:value-type="float">
            <text:p>4.42778E-12</text:p>
          </table:table-cell>
          <table:table-cell office:value-type="float" office:value="0.00000000000899373" calcext:value-type="float">
            <text:p>8.99373E-12</text:p>
          </table:table-cell>
          <table:table-cell office:value-type="float" office:value="-0.0000000000388528" calcext:value-type="float">
            <text:p>-3.88528E-11</text:p>
          </table:table-cell>
          <table:table-cell office:value-type="float" office:value="-0.000000000299461" calcext:value-type="float">
            <text:p>-2.99461E-10</text:p>
          </table:table-cell>
          <table:table-cell office:value-type="float" office:value="-0.00000000102137" calcext:value-type="float">
            <text:p>-1.02137E-09</text:p>
          </table:table-cell>
          <table:table-cell office:value-type="float" office:value="-0.00000000227472" calcext:value-type="float">
            <text:p>-2.27472E-09</text:p>
          </table:table-cell>
          <table:table-cell office:value-type="float" office:value="-0.00000000328084" calcext:value-type="float">
            <text:p>-3.28084E-09</text:p>
          </table:table-cell>
          <table:table-cell office:value-type="float" office:value="-0.00000000138584" calcext:value-type="float">
            <text:p>-1.38584E-09</text:p>
          </table:table-cell>
          <table:table-cell office:value-type="float" office:value="0.00000000893449" calcext:value-type="float">
            <text:p>8.93449E-09</text:p>
          </table:table-cell>
          <table:table-cell office:value-type="float" office:value="0.0000000359072" calcext:value-type="float">
            <text:p>3.59072E-08</text:p>
          </table:table-cell>
          <table:table-cell office:value-type="float" office:value="0.0000000870068" calcext:value-type="float">
            <text:p>8.70068E-08</text:p>
          </table:table-cell>
          <table:table-cell office:value-type="float" office:value="0.000000158341" calcext:value-type="float">
            <text:p>1.58341E-07</text:p>
          </table:table-cell>
          <table:table-cell office:value-type="float" office:value="0.00000021384" calcext:value-type="float">
            <text:p>2.1384E-07</text:p>
          </table:table-cell>
          <table:table-cell office:value-type="float" office:value="0.000000156701" calcext:value-type="float">
            <text:p>1.56701E-07</text:p>
          </table:table-cell>
          <table:table-cell office:value-type="float" office:value="-0.000000205054" calcext:value-type="float">
            <text:p>-2.05054E-07</text:p>
          </table:table-cell>
          <table:table-cell office:value-type="float" office:value="-0.00000117134" calcext:value-type="float">
            <text:p>-1.17134E-06</text:p>
          </table:table-cell>
          <table:table-cell office:value-type="float" office:value="-0.00000307652" calcext:value-type="float">
            <text:p>-3.07652E-06</text:p>
          </table:table-cell>
          <table:table-cell office:value-type="float" office:value="-0.00000598725" calcext:value-type="float">
            <text:p>-5.98725E-06</text:p>
          </table:table-cell>
          <table:table-cell office:value-type="float" office:value="-0.00000889997" calcext:value-type="float">
            <text:p>-8.89997E-06</text:p>
          </table:table-cell>
          <table:table-cell office:value-type="float" office:value="-0.00000798825" calcext:value-type="float">
            <text:p>-7.98825E-06</text:p>
          </table:table-cell>
          <table:table-cell office:value-type="float" office:value="0.00000671202" calcext:value-type="float">
            <text:p>6.71202E-06</text:p>
          </table:table-cell>
          <table:table-cell office:value-type="float" office:value="0.0000567625" calcext:value-type="float">
            <text:p>5.67625E-05</text:p>
          </table:table-cell>
          <table:table-cell office:value-type="float" office:value="0.00018302" calcext:value-type="float">
            <text:p>0.00018302</text:p>
          </table:table-cell>
          <table:table-cell office:value-type="float" office:value="0.00045457" calcext:value-type="float">
            <text:p>0.00045457</text:p>
          </table:table-cell>
          <table:table-cell office:value-type="float" office:value="0.000976459" calcext:value-type="float">
            <text:p>0.000976459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338148" calcext:value-type="float">
            <text:p>0.00338148</text:p>
          </table:table-cell>
          <table:table-cell office:value-type="float" office:value="0.00563936" calcext:value-type="float">
            <text:p>0.00563936</text:p>
          </table:table-cell>
          <table:table-cell office:value-type="float" office:value="0.00885721" calcext:value-type="float">
            <text:p>0.00885721</text:p>
          </table:table-cell>
          <table:table-cell office:value-type="float" office:value="0.0131898" calcext:value-type="float">
            <text:p>0.0131898</text:p>
          </table:table-cell>
          <table:table-cell office:value-type="float" office:value="0.0187262" calcext:value-type="float">
            <text:p>0.0187262</text:p>
          </table:table-cell>
          <table:table-cell office:value-type="float" office:value="0.0254649" calcext:value-type="float">
            <text:p>0.0254649</text:p>
          </table:table-cell>
          <table:table-cell office:value-type="float" office:value="0.0332539" calcext:value-type="float">
            <text:p>0.0332539</text:p>
          </table:table-cell>
          <table:table-cell office:value-type="float" office:value="0.0365506" calcext:value-type="float">
            <text:p>0.0365506</text:p>
          </table:table-cell>
          <table:table-cell office:value-type="float" office:value="0.0416382" calcext:value-type="float">
            <text:p>0.0416382</text:p>
          </table:table-cell>
          <table:table-cell office:value-type="float" office:value="0.046653" calcext:value-type="float">
            <text:p>0.046653</text:p>
          </table:table-cell>
          <table:table-cell office:value-type="float" office:value="0.050899" calcext:value-type="float">
            <text:p>0.050899</text:p>
          </table:table-cell>
          <table:table-cell office:value-type="float" office:value="0.0553387" calcext:value-type="float">
            <text:p>0.0553387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0626738" calcext:value-type="float">
            <text:p>0.0626738</text:p>
          </table:table-cell>
          <table:table-cell office:value-type="float" office:value="0.0663644" calcext:value-type="float">
            <text:p>0.0663644</text:p>
          </table:table-cell>
          <table:table-cell office:value-type="float" office:value="0.069983" calcext:value-type="float">
            <text:p>0.069983</text:p>
          </table:table-cell>
          <table:table-cell office:value-type="float" office:value="0.0728846" calcext:value-type="float">
            <text:p>0.0728846</text:p>
          </table:table-cell>
          <table:table-cell office:value-type="float" office:value="0.0757937" calcext:value-type="float">
            <text:p>0.0757937</text:p>
          </table:table-cell>
          <table:table-cell office:value-type="float" office:value="0.0788413" calcext:value-type="float">
            <text:p>0.0788413</text:p>
          </table:table-cell>
          <table:table-cell office:value-type="float" office:value="0.081711" calcext:value-type="float">
            <text:p>0.081711</text:p>
          </table:table-cell>
          <table:table-cell office:value-type="float" office:value="0.0840891" calcext:value-type="float">
            <text:p>0.0840891</text:p>
          </table:table-cell>
          <table:table-cell office:value-type="float" office:value="0.0863416" calcext:value-type="float">
            <text:p>0.0863416</text:p>
          </table:table-cell>
          <table:table-cell office:value-type="float" office:value="0.0887211" calcext:value-type="float">
            <text:p>0.0887211</text:p>
          </table:table-cell>
          <table:table-cell office:value-type="float" office:value="0.0910958" calcext:value-type="float">
            <text:p>0.0910958</text:p>
          </table:table-cell>
          <table:table-cell office:value-type="float" office:value="0.0928187" calcext:value-type="float">
            <text:p>0.0928187</text:p>
          </table:table-cell>
          <table:table-cell office:value-type="float" office:value="0.0946335" calcext:value-type="float">
            <text:p>0.0946335</text:p>
          </table:table-cell>
          <table:table-cell office:value-type="float" office:value="0.0966319" calcext:value-type="float">
            <text:p>0.0966319</text:p>
          </table:table-cell>
          <table:table-cell office:value-type="float" office:value="0.0983138" calcext:value-type="float">
            <text:p>0.0983138</text:p>
          </table:table-cell>
          <table:table-cell office:value-type="float" office:value="0.0998958" calcext:value-type="float">
            <text:p>0.0998958</text:p>
          </table:table-cell>
          <table:table-cell office:value-type="float" office:value="0.101383" calcext:value-type="float">
            <text:p>0.101383</text:p>
          </table:table-cell>
          <table:table-cell office:value-type="float" office:value="0.102782" calcext:value-type="float">
            <text:p>0.102782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105331" calcext:value-type="float">
            <text:p>0.105331</text:p>
          </table:table-cell>
          <table:table-cell office:value-type="float" office:value="0.106491" calcext:value-type="float">
            <text:p>0.106491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110459" calcext:value-type="float">
            <text:p>0.110459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113521" calcext:value-type="float">
            <text:p>0.113521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115334" calcext:value-type="float">
            <text:p>0.115334</text:p>
          </table:table-cell>
          <table:table-cell office:value-type="float" office:value="0.11586" calcext:value-type="float">
            <text:p>0.11586</text:p>
          </table:table-cell>
          <table:table-cell office:value-type="float" office:value="0.116349" calcext:value-type="float">
            <text:p>0.116349</text:p>
          </table:table-cell>
          <table:table-cell office:value-type="float" office:value="0.116804" calcext:value-type="float">
            <text:p>0.116804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117983" calcext:value-type="float">
            <text:p>0.117983</text:p>
          </table:table-cell>
          <table:table-cell office:value-type="float" office:value="0.118319" calcext:value-type="float">
            <text:p>0.118319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0.118913" calcext:value-type="float">
            <text:p>0.118913</text:p>
          </table:table-cell>
          <table:table-cell office:value-type="float" office:value="0.119175" calcext:value-type="float">
            <text:p>0.119175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0.119791" calcext:value-type="float">
            <text:p>0.119791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20166" calcext:value-type="float">
            <text:p>0.120166</text:p>
          </table:table-cell>
          <table:table-cell office:value-type="float" office:value="0.120287" calcext:value-type="float">
            <text:p>0.120287</text:p>
          </table:table-cell>
          <table:table-cell office:value-type="float" office:value="0.120412" calcext:value-type="float">
            <text:p>0.120412</text:p>
          </table:table-cell>
          <table:table-cell office:value-type="float" office:value="0.120544" calcext:value-type="float">
            <text:p>0.120544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20936" calcext:value-type="float">
            <text:p>0.120936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2098" calcext:value-type="float">
            <text:p>0.12098</text:p>
          </table:table-cell>
          <table:table-cell office:value-type="float" office:value="0.120985" calcext:value-type="float">
            <text:p>0.120985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42311" calcext:value-type="float">
            <text:p>1.42311E-13</text:p>
          </table:table-cell>
          <table:table-cell office:value-type="float" office:value="0.00000000000433774" calcext:value-type="float">
            <text:p>4.33774E-12</text:p>
          </table:table-cell>
          <table:table-cell office:value-type="float" office:value="-0.0000000000459289" calcext:value-type="float">
            <text:p>-4.59289E-11</text:p>
          </table:table-cell>
          <table:table-cell office:value-type="float" office:value="-0.000000000504468" calcext:value-type="float">
            <text:p>-5.04468E-10</text:p>
          </table:table-cell>
          <table:table-cell office:value-type="float" office:value="-0.0000000019905" calcext:value-type="float">
            <text:p>-1.9905E-09</text:p>
          </table:table-cell>
          <table:table-cell office:value-type="float" office:value="-0.0000000045371" calcext:value-type="float">
            <text:p>-4.5371E-09</text:p>
          </table:table-cell>
          <table:table-cell office:value-type="float" office:value="-0.0000000056088" calcext:value-type="float">
            <text:p>-5.6088E-09</text:p>
          </table:table-cell>
          <table:table-cell office:value-type="float" office:value="0.00000000260265" calcext:value-type="float">
            <text:p>2.60265E-09</text:p>
          </table:table-cell>
          <table:table-cell office:value-type="float" office:value="0.0000000346331" calcext:value-type="float">
            <text:p>3.46331E-08</text:p>
          </table:table-cell>
          <table:table-cell office:value-type="float" office:value="0.000000108992" calcext:value-type="float">
            <text:p>1.08992E-07</text:p>
          </table:table-cell>
          <table:table-cell office:value-type="float" office:value="0.000000236899" calcext:value-type="float">
            <text:p>2.36899E-07</text:p>
          </table:table-cell>
          <table:table-cell office:value-type="float" office:value="0.000000397704" calcext:value-type="float">
            <text:p>3.97704E-07</text:p>
          </table:table-cell>
          <table:table-cell office:value-type="float" office:value="0.000000497531" calcext:value-type="float">
            <text:p>4.97531E-07</text:p>
          </table:table-cell>
          <table:table-cell office:value-type="float" office:value="0.000000313661" calcext:value-type="float">
            <text:p>3.13661E-07</text:p>
          </table:table-cell>
          <table:table-cell office:value-type="float" office:value="-0.00000054243" calcext:value-type="float">
            <text:p>-5.4243E-07</text:p>
          </table:table-cell>
          <table:table-cell office:value-type="float" office:value="-0.0000026152" calcext:value-type="float">
            <text:p>-2.6152E-06</text:p>
          </table:table-cell>
          <table:table-cell office:value-type="float" office:value="-0.00000646301" calcext:value-type="float">
            <text:p>-6.46301E-06</text:p>
          </table:table-cell>
          <table:table-cell office:value-type="float" office:value="-0.0000122286" calcext:value-type="float">
            <text:p>-1.22286E-05</text:p>
          </table:table-cell>
          <table:table-cell office:value-type="float" office:value="-0.0000186653" calcext:value-type="float">
            <text:p>-1.86653E-05</text:p>
          </table:table-cell>
          <table:table-cell office:value-type="float" office:value="-0.0000212293" calcext:value-type="float">
            <text:p>-2.12293E-05</text:p>
          </table:table-cell>
          <table:table-cell office:value-type="float" office:value="-0.00000872037" calcext:value-type="float">
            <text:p>-8.72037E-06</text:p>
          </table:table-cell>
          <table:table-cell office:value-type="float" office:value="0.0000420528" calcext:value-type="float">
            <text:p>4.20528E-05</text:p>
          </table:table-cell>
          <table:table-cell office:value-type="float" office:value="0.000173781" calcext:value-type="float">
            <text:p>0.000173781</text:p>
          </table:table-cell>
          <table:table-cell office:value-type="float" office:value="0.000457641" calcext:value-type="float">
            <text:p>0.000457641</text:p>
          </table:table-cell>
          <table:table-cell office:value-type="float" office:value="0.00100159" calcext:value-type="float">
            <text:p>0.00100159</text:p>
          </table:table-cell>
          <table:table-cell office:value-type="float" office:value="0.00195439" calcext:value-type="float">
            <text:p>0.00195439</text:p>
          </table:table-cell>
          <table:table-cell office:value-type="float" office:value="0.00350164" calcext:value-type="float">
            <text:p>0.00350164</text:p>
          </table:table-cell>
          <table:table-cell office:value-type="float" office:value="0.00585136" calcext:value-type="float">
            <text:p>0.00585136</text:p>
          </table:table-cell>
          <table:table-cell office:value-type="float" office:value="0.00920983" calcext:value-type="float">
            <text:p>0.00920983</text:p>
          </table:table-cell>
          <table:table-cell office:value-type="float" office:value="0.0137509" calcext:value-type="float">
            <text:p>0.0137509</text:p>
          </table:table-cell>
          <table:table-cell office:value-type="float" office:value="0.0195848" calcext:value-type="float">
            <text:p>0.0195848</text:p>
          </table:table-cell>
          <table:table-cell office:value-type="float" office:value="0.0267331" calcext:value-type="float">
            <text:p>0.0267331</text:p>
          </table:table-cell>
          <table:table-cell office:value-type="float" office:value="0.0351151" calcext:value-type="float">
            <text:p>0.0351151</text:p>
          </table:table-cell>
          <table:table-cell office:value-type="float" office:value="0.0445454" calcext:value-type="float">
            <text:p>0.0445454</text:p>
          </table:table-cell>
          <table:table-cell office:value-type="float" office:value="0.0546863" calcext:value-type="float">
            <text:p>0.0546863</text:p>
          </table:table-cell>
          <table:table-cell office:value-type="float" office:value="0.0587829" calcext:value-type="float">
            <text:p>0.0587829</text:p>
          </table:table-cell>
          <table:table-cell office:value-type="float" office:value="0.0649097" calcext:value-type="float">
            <text:p>0.0649097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0755303" calcext:value-type="float">
            <text:p>0.0755303</text:p>
          </table:table-cell>
          <table:table-cell office:value-type="float" office:value="0.0804047" calcext:value-type="float">
            <text:p>0.0804047</text:p>
          </table:table-cell>
          <table:table-cell office:value-type="float" office:value="0.0844199" calcext:value-type="float">
            <text:p>0.0844199</text:p>
          </table:table-cell>
          <table:table-cell office:value-type="float" office:value="0.0881786" calcext:value-type="float">
            <text:p>0.0881786</text:p>
          </table:table-cell>
          <table:table-cell office:value-type="float" office:value="0.0919641" calcext:value-type="float">
            <text:p>0.0919641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0984532" calcext:value-type="float">
            <text:p>0.0984532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104161" calcext:value-type="float">
            <text:p>0.104161</text:p>
          </table:table-cell>
          <table:table-cell office:value-type="float" office:value="0.106835" calcext:value-type="float">
            <text:p>0.106835</text:p>
          </table:table-cell>
          <table:table-cell office:value-type="float" office:value="0.109012" calcext:value-type="float">
            <text:p>0.109012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0.11315" calcext:value-type="float">
            <text:p>0.11315</text:p>
          </table:table-cell>
          <table:table-cell office:value-type="float" office:value="0.115214" calcext:value-type="float">
            <text:p>0.115214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0.122498" calcext:value-type="float">
            <text:p>0.122498</text:p>
          </table:table-cell>
          <table:table-cell office:value-type="float" office:value="0.123662" calcext:value-type="float">
            <text:p>0.123662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125728" calcext:value-type="float">
            <text:p>0.125728</text:p>
          </table:table-cell>
          <table:table-cell office:value-type="float" office:value="0.12664" calcext:value-type="float">
            <text:p>0.12664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29601" calcext:value-type="float">
            <text:p>0.129601</text:p>
          </table:table-cell>
          <table:table-cell office:value-type="float" office:value="0.130192" calcext:value-type="float">
            <text:p>0.130192</text:p>
          </table:table-cell>
          <table:table-cell office:value-type="float" office:value="0.130731" calcext:value-type="float">
            <text:p>0.130731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31664" calcext:value-type="float">
            <text:p>0.131664</text:p>
          </table:table-cell>
          <table:table-cell office:value-type="float" office:value="0.132065" calcext:value-type="float">
            <text:p>0.132065</text:p>
          </table:table-cell>
          <table:table-cell office:value-type="float" office:value="0.132426" calcext:value-type="float">
            <text:p>0.132426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0.133038" calcext:value-type="float">
            <text:p>0.133038</text:p>
          </table:table-cell>
          <table:table-cell office:value-type="float" office:value="0.133294" calcext:value-type="float">
            <text:p>0.133294</text:p>
          </table:table-cell>
          <table:table-cell office:value-type="float" office:value="0.133518" calcext:value-type="float">
            <text:p>0.133518</text:p>
          </table:table-cell>
          <table:table-cell office:value-type="float" office:value="0.133713" calcext:value-type="float">
            <text:p>0.133713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34024" calcext:value-type="float">
            <text:p>0.134024</text:p>
          </table:table-cell>
          <table:table-cell office:value-type="float" office:value="0.134142" calcext:value-type="float">
            <text:p>0.134142</text:p>
          </table:table-cell>
          <table:table-cell office:value-type="float" office:value="0.134238" calcext:value-type="float">
            <text:p>0.134238</text:p>
          </table:table-cell>
          <table:table-cell office:value-type="float" office:value="0.134313" calcext:value-type="float">
            <text:p>0.134313</text:p>
          </table:table-cell>
          <table:table-cell office:value-type="float" office:value="0.134368" calcext:value-type="float">
            <text:p>0.134368</text:p>
          </table:table-cell>
          <table:table-cell office:value-type="float" office:value="0.134404" calcext:value-type="float">
            <text:p>0.134404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134389" calcext:value-type="float">
            <text:p>0.134389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34298" calcext:value-type="float">
            <text:p>0.134298</text:p>
          </table:table-cell>
          <table:table-cell office:value-type="float" office:value="0.134237" calcext:value-type="float">
            <text:p>0.134237</text:p>
          </table:table-cell>
          <table:table-cell office:value-type="float" office:value="0.134149" calcext:value-type="float">
            <text:p>0.134149</text:p>
          </table:table-cell>
          <table:table-cell office:value-type="float" office:value="0.134065" calcext:value-type="float">
            <text:p>0.134065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0.133851" calcext:value-type="float">
            <text:p>0.133851</text:p>
          </table:table-cell>
          <table:table-cell office:value-type="float" office:value="0.133727" calcext:value-type="float">
            <text:p>0.133727</text:p>
          </table:table-cell>
          <table:table-cell office:value-type="float" office:value="0.133621" calcext:value-type="float">
            <text:p>0.133621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33346" calcext:value-type="float">
            <text:p>0.133346</text:p>
          </table:table-cell>
          <table:table-cell office:value-type="float" office:value="0.133197" calcext:value-type="float">
            <text:p>0.133197</text:p>
          </table:table-cell>
          <table:table-cell office:value-type="float" office:value="0.133041" calcext:value-type="float">
            <text:p>0.133041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547274" calcext:value-type="float">
            <text:p>-5.47274E-14</text:p>
          </table:table-cell>
          <table:table-cell office:value-type="float" office:value="-0.00000000030071" calcext:value-type="float">
            <text:p>-3.0071E-10</text:p>
          </table:table-cell>
          <table:table-cell office:value-type="float" office:value="-0.0000000025016" calcext:value-type="float">
            <text:p>-2.5016E-09</text:p>
          </table:table-cell>
          <table:table-cell office:value-type="float" office:value="-0.00000000710259" calcext:value-type="float">
            <text:p>-7.10259E-09</text:p>
          </table:table-cell>
          <table:table-cell office:value-type="float" office:value="-0.00000000594864" calcext:value-type="float">
            <text:p>-5.94864E-09</text:p>
          </table:table-cell>
          <table:table-cell office:value-type="float" office:value="0.0000000252928" calcext:value-type="float">
            <text:p>2.52928E-08</text:p>
          </table:table-cell>
          <table:table-cell office:value-type="float" office:value="0.000000128185" calcext:value-type="float">
            <text:p>1.28185E-07</text:p>
          </table:table-cell>
          <table:table-cell office:value-type="float" office:value="0.000000345552" calcext:value-type="float">
            <text:p>3.45552E-07</text:p>
          </table:table-cell>
          <table:table-cell office:value-type="float" office:value="0.000000679557" calcext:value-type="float">
            <text:p>6.79557E-07</text:p>
          </table:table-cell>
          <table:table-cell office:value-type="float" office:value="0.00000102589" calcext:value-type="float">
            <text:p>1.02589E-06</text:p>
          </table:table-cell>
          <table:table-cell office:value-type="float" office:value="0.0000010865" calcext:value-type="float">
            <text:p>1.0865E-06</text:p>
          </table:table-cell>
          <table:table-cell office:value-type="float" office:value="0.000000284255" calcext:value-type="float">
            <text:p>2.84255E-07</text:p>
          </table:table-cell>
          <table:table-cell office:value-type="float" office:value="-0.00000227798" calcext:value-type="float">
            <text:p>-2.27798E-06</text:p>
          </table:table-cell>
          <table:table-cell office:value-type="float" office:value="-0.00000769999" calcext:value-type="float">
            <text:p>-7.69999E-06</text:p>
          </table:table-cell>
          <table:table-cell office:value-type="float" office:value="-0.0000168167" calcext:value-type="float">
            <text:p>-1.68167E-05</text:p>
          </table:table-cell>
          <table:table-cell office:value-type="float" office:value="-0.0000294708" calcext:value-type="float">
            <text:p>-2.94708E-05</text:p>
          </table:table-cell>
          <table:table-cell office:value-type="float" office:value="-0.0000430007" calcext:value-type="float">
            <text:p>-4.30007E-05</text:p>
          </table:table-cell>
          <table:table-cell office:value-type="float" office:value="-0.0000497704" calcext:value-type="float">
            <text:p>-4.97704E-05</text:p>
          </table:table-cell>
          <table:table-cell office:value-type="float" office:value="-0.0000333223" calcext:value-type="float">
            <text:p>-3.33223E-05</text:p>
          </table:table-cell>
          <table:table-cell office:value-type="float" office:value="0.0000371711" calcext:value-type="float">
            <text:p>3.71711E-05</text:p>
          </table:table-cell>
          <table:table-cell office:value-type="float" office:value="0.000214235" calcext:value-type="float">
            <text:p>0.000214235</text:p>
          </table:table-cell>
          <table:table-cell office:value-type="float" office:value="0.000580605" calcext:value-type="float">
            <text:p>0.000580605</text:p>
          </table:table-cell>
          <table:table-cell office:value-type="float" office:value="0.00125713" calcext:value-type="float">
            <text:p>0.00125713</text:p>
          </table:table-cell>
          <table:table-cell office:value-type="float" office:value="0.00240674" calcext:value-type="float">
            <text:p>0.00240674</text:p>
          </table:table-cell>
          <table:table-cell office:value-type="float" office:value="0.00423034" calcext:value-type="float">
            <text:p>0.00423034</text:p>
          </table:table-cell>
          <table:table-cell office:value-type="float" office:value="0.00695136" calcext:value-type="float">
            <text:p>0.00695136</text:p>
          </table:table-cell>
          <table:table-cell office:value-type="float" office:value="0.0107896" calcext:value-type="float">
            <text:p>0.0107896</text:p>
          </table:table-cell>
          <table:table-cell office:value-type="float" office:value="0.0159284" calcext:value-type="float">
            <text:p>0.0159284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0.0304701" calcext:value-type="float">
            <text:p>0.0304701</text:p>
          </table:table-cell>
          <table:table-cell office:value-type="float" office:value="0.0398033" calcext:value-type="float">
            <text:p>0.0398033</text:p>
          </table:table-cell>
          <table:table-cell office:value-type="float" office:value="0.0502852" calcext:value-type="float">
            <text:p>0.0502852</text:p>
          </table:table-cell>
          <table:table-cell office:value-type="float" office:value="0.0616273" calcext:value-type="float">
            <text:p>0.0616273</text:p>
          </table:table-cell>
          <table:table-cell office:value-type="float" office:value="0.0734705" calcext:value-type="float">
            <text:p>0.0734705</text:p>
          </table:table-cell>
          <table:table-cell office:value-type="float" office:value="0.0853496" calcext:value-type="float">
            <text:p>0.0853496</text:p>
          </table:table-cell>
          <table:table-cell office:value-type="float" office:value="0.0899315" calcext:value-type="float">
            <text:p>0.0899315</text:p>
          </table:table-cell>
          <table:table-cell office:value-type="float" office:value="0.0965732" calcext:value-type="float">
            <text:p>0.0965732</text:p>
          </table:table-cell>
          <table:table-cell office:value-type="float" office:value="0.102672" calcext:value-type="float">
            <text:p>0.102672</text:p>
          </table:table-cell>
          <table:table-cell office:value-type="float" office:value="0.107526" calcext:value-type="float">
            <text:p>0.107526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116174" calcext:value-type="float">
            <text:p>0.116174</text:p>
          </table:table-cell>
          <table:table-cell office:value-type="float" office:value="0.119688" calcext:value-type="float">
            <text:p>0.119688</text:p>
          </table:table-cell>
          <table:table-cell office:value-type="float" office:value="0.123142" calcext:value-type="float">
            <text:p>0.123142</text:p>
          </table:table-cell>
          <table:table-cell office:value-type="float" office:value="0.126372" calcext:value-type="float">
            <text:p>0.126372</text:p>
          </table:table-cell>
          <table:table-cell office:value-type="float" office:value="0.128853" calcext:value-type="float">
            <text:p>0.128853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33641" calcext:value-type="float">
            <text:p>0.133641</text:p>
          </table:table-cell>
          <table:table-cell office:value-type="float" office:value="0.135801" calcext:value-type="float">
            <text:p>0.135801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139079" calcext:value-type="float">
            <text:p>0.139079</text:p>
          </table:table-cell>
          <table:table-cell office:value-type="float" office:value="0.14066" calcext:value-type="float">
            <text:p>0.14066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0.143208" calcext:value-type="float">
            <text:p>0.143208</text:p>
          </table:table-cell>
          <table:table-cell office:value-type="float" office:value="0.144262" calcext:value-type="float">
            <text:p>0.144262</text:p>
          </table:table-cell>
          <table:table-cell office:value-type="float" office:value="0.145365" calcext:value-type="float">
            <text:p>0.145365</text:p>
          </table:table-cell>
          <table:table-cell office:value-type="float" office:value="0.146243" calcext:value-type="float">
            <text:p>0.146243</text:p>
          </table:table-cell>
          <table:table-cell office:value-type="float" office:value="0.147026" calcext:value-type="float">
            <text:p>0.147026</text:p>
          </table:table-cell>
          <table:table-cell office:value-type="float" office:value="0.147719" calcext:value-type="float">
            <text:p>0.147719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48869" calcext:value-type="float">
            <text:p>0.148869</text:p>
          </table:table-cell>
          <table:table-cell office:value-type="float" office:value="0.149338" calcext:value-type="float">
            <text:p>0.149338</text:p>
          </table:table-cell>
          <table:table-cell office:value-type="float" office:value="0.149743" calcext:value-type="float">
            <text:p>0.149743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50822" calcext:value-type="float">
            <text:p>0.150822</text:p>
          </table:table-cell>
          <table:table-cell office:value-type="float" office:value="0.150976" calcext:value-type="float">
            <text:p>0.150976</text:p>
          </table:table-cell>
          <table:table-cell office:value-type="float" office:value="0.151091" calcext:value-type="float">
            <text:p>0.151091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51229" calcext:value-type="float">
            <text:p>0.151229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51108" calcext:value-type="float">
            <text:p>0.151108</text:p>
          </table:table-cell>
          <table:table-cell office:value-type="float" office:value="0.15102" calcext:value-type="float">
            <text:p>0.15102</text:p>
          </table:table-cell>
          <table:table-cell office:value-type="float" office:value="0.150911" calcext:value-type="float">
            <text:p>0.150911</text:p>
          </table:table-cell>
          <table:table-cell office:value-type="float" office:value="0.150782" calcext:value-type="float">
            <text:p>0.150782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150294" calcext:value-type="float">
            <text:p>0.150294</text:p>
          </table:table-cell>
          <table:table-cell office:value-type="float" office:value="0.150101" calcext:value-type="float">
            <text:p>0.150101</text:p>
          </table:table-cell>
          <table:table-cell office:value-type="float" office:value="0.149895" calcext:value-type="float">
            <text:p>0.149895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149232" calcext:value-type="float">
            <text:p>0.149232</text:p>
          </table:table-cell>
          <table:table-cell office:value-type="float" office:value="0.149009" calcext:value-type="float">
            <text:p>0.149009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48441" calcext:value-type="float">
            <text:p>0.148441</text:p>
          </table:table-cell>
          <table:table-cell office:value-type="float" office:value="0.148214" calcext:value-type="float">
            <text:p>0.148214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47621" calcext:value-type="float">
            <text:p>0.147621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146721" calcext:value-type="float">
            <text:p>0.146721</text:p>
          </table:table-cell>
          <table:table-cell office:value-type="float" office:value="0.146397" calcext:value-type="float">
            <text:p>0.14639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144846" calcext:value-type="float">
            <text:p>0.144846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80896" calcext:value-type="float">
            <text:p>-3.80896E-10</text:p>
          </table:table-cell>
          <table:table-cell office:value-type="float" office:value="-0.00000000578438" calcext:value-type="float">
            <text:p>-5.78438E-09</text:p>
          </table:table-cell>
          <table:table-cell office:value-type="float" office:value="-0.000000000263844" calcext:value-type="float">
            <text:p>-2.63844E-10</text:p>
          </table:table-cell>
          <table:table-cell office:value-type="float" office:value="0.0000000968106" calcext:value-type="float">
            <text:p>9.68106E-08</text:p>
          </table:table-cell>
          <table:table-cell office:value-type="float" office:value="0.000000414903" calcext:value-type="float">
            <text:p>4.14903E-07</text:p>
          </table:table-cell>
          <table:table-cell office:value-type="float" office:value="0.00000104533" calcext:value-type="float">
            <text:p>1.04533E-06</text:p>
          </table:table-cell>
          <table:table-cell office:value-type="float" office:value="0.00000188806" calcext:value-type="float">
            <text:p>1.88806E-06</text:p>
          </table:table-cell>
          <table:table-cell office:value-type="float" office:value="0.0000024489" calcext:value-type="float">
            <text:p>2.4489E-06</text:p>
          </table:table-cell>
          <table:table-cell office:value-type="float" office:value="0.00000167242" calcext:value-type="float">
            <text:p>1.67242E-06</text:p>
          </table:table-cell>
          <table:table-cell office:value-type="float" office:value="-0.00000210286" calcext:value-type="float">
            <text:p>-2.10286E-06</text:p>
          </table:table-cell>
          <table:table-cell office:value-type="float" office:value="-0.0000109812" calcext:value-type="float">
            <text:p>-1.09812E-05</text:p>
          </table:table-cell>
          <table:table-cell office:value-type="float" office:value="-0.0000269854" calcext:value-type="float">
            <text:p>-2.69854E-05</text:p>
          </table:table-cell>
          <table:table-cell office:value-type="float" office:value="-0.0000510126" calcext:value-type="float">
            <text:p>-5.10126E-05</text:p>
          </table:table-cell>
          <table:table-cell office:value-type="float" office:value="-0.0000808567" calcext:value-type="float">
            <text:p>-8.08567E-05</text:p>
          </table:table-cell>
          <table:table-cell office:value-type="float" office:value="-0.000108372" calcext:value-type="float">
            <text:p>-0.000108372</text:p>
          </table:table-cell>
          <table:table-cell office:value-type="float" office:value="-0.00011659" calcext:value-type="float">
            <text:p>-0.00011659</text:p>
          </table:table-cell>
          <table:table-cell office:value-type="float" office:value="-0.0000748694" calcext:value-type="float">
            <text:p>-7.48694E-05</text:p>
          </table:table-cell>
          <table:table-cell office:value-type="float" office:value="0.000066794" calcext:value-type="float">
            <text:p>6.6794E-05</text:p>
          </table:table-cell>
          <table:table-cell office:value-type="float" office:value="0.000384386" calcext:value-type="float">
            <text:p>0.000384386</text:p>
          </table:table-cell>
          <table:table-cell office:value-type="float" office:value="0.000986701" calcext:value-type="float">
            <text:p>0.000986701</text:p>
          </table:table-cell>
          <table:table-cell office:value-type="float" office:value="0.00202085" calcext:value-type="float">
            <text:p>0.00202085</text:p>
          </table:table-cell>
          <table:table-cell office:value-type="float" office:value="0.00367388" calcext:value-type="float">
            <text:p>0.00367388</text:p>
          </table:table-cell>
          <table:table-cell office:value-type="float" office:value="0.00616684" calcext:value-type="float">
            <text:p>0.00616684</text:p>
          </table:table-cell>
          <table:table-cell office:value-type="float" office:value="0.00973793" calcext:value-type="float">
            <text:p>0.00973793</text:p>
          </table:table-cell>
          <table:table-cell office:value-type="float" office:value="0.0146137" calcext:value-type="float">
            <text:p>0.0146137</text:p>
          </table:table-cell>
          <table:table-cell office:value-type="float" office:value="0.0209725" calcext:value-type="float">
            <text:p>0.0209725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.0384087" calcext:value-type="float">
            <text:p>0.0384087</text:p>
          </table:table-cell>
          <table:table-cell office:value-type="float" office:value="0.0493382" calcext:value-type="float">
            <text:p>0.0493382</text:p>
          </table:table-cell>
          <table:table-cell office:value-type="float" office:value="0.0614517" calcext:value-type="float">
            <text:p>0.0614517</text:p>
          </table:table-cell>
          <table:table-cell office:value-type="float" office:value="0.0744111" calcext:value-type="float">
            <text:p>0.0744111</text:p>
          </table:table-cell>
          <table:table-cell office:value-type="float" office:value="0.0878169" calcext:value-type="float">
            <text:p>0.0878169</text:p>
          </table:table-cell>
          <table:table-cell office:value-type="float" office:value="0.101242" calcext:value-type="float">
            <text:p>0.101242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126421" calcext:value-type="float">
            <text:p>0.126421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50873" calcext:value-type="float">
            <text:p>0.150873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9326" calcext:value-type="float">
            <text:p>0.159326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163386" calcext:value-type="float">
            <text:p>0.163386</text:p>
          </table:table-cell>
          <table:table-cell office:value-type="float" office:value="0.164982" calcext:value-type="float">
            <text:p>0.164982</text:p>
          </table:table-cell>
          <table:table-cell office:value-type="float" office:value="0.166511" calcext:value-type="float">
            <text:p>0.166511</text:p>
          </table:table-cell>
          <table:table-cell office:value-type="float" office:value="0.167817" calcext:value-type="float">
            <text:p>0.167817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0.169643" calcext:value-type="float">
            <text:p>0.169643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0.171133" calcext:value-type="float">
            <text:p>0.171133</text:p>
          </table:table-cell>
          <table:table-cell office:value-type="float" office:value="0.171571" calcext:value-type="float">
            <text:p>0.171571</text:p>
          </table:table-cell>
          <table:table-cell office:value-type="float" office:value="0.171969" calcext:value-type="float">
            <text:p>0.171969</text:p>
          </table:table-cell>
          <table:table-cell office:value-type="float" office:value="0.172327" calcext:value-type="float">
            <text:p>0.172327</text:p>
          </table:table-cell>
          <table:table-cell office:value-type="float" office:value="0.172559" calcext:value-type="float">
            <text:p>0.172559</text:p>
          </table:table-cell>
          <table:table-cell office:value-type="float" office:value="0.172715" calcext:value-type="float">
            <text:p>0.172715</text:p>
          </table:table-cell>
          <table:table-cell office:value-type="float" office:value="0.172803" calcext:value-type="float">
            <text:p>0.172803</text:p>
          </table:table-cell>
          <table:table-cell office:value-type="float" office:value="0.172829" calcext:value-type="float">
            <text:p>0.172829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7272" calcext:value-type="float">
            <text:p>0.17272</text:p>
          </table:table-cell>
          <table:table-cell office:value-type="float" office:value="0.172595" calcext:value-type="float">
            <text:p>0.172595</text:p>
          </table:table-cell>
          <table:table-cell office:value-type="float" office:value="0.172428" calcext:value-type="float">
            <text:p>0.172428</text:p>
          </table:table-cell>
          <table:table-cell office:value-type="float" office:value="0.172225" calcext:value-type="float">
            <text:p>0.172225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17172" calcext:value-type="float">
            <text:p>0.17172</text:p>
          </table:table-cell>
          <table:table-cell office:value-type="float" office:value="0.171425" calcext:value-type="float">
            <text:p>0.171425</text:p>
          </table:table-cell>
          <table:table-cell office:value-type="float" office:value="0.171106" calcext:value-type="float">
            <text:p>0.171106</text:p>
          </table:table-cell>
          <table:table-cell office:value-type="float" office:value="0.170764" calcext:value-type="float">
            <text:p>0.170764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169626" calcext:value-type="float">
            <text:p>0.169626</text:p>
          </table:table-cell>
          <table:table-cell office:value-type="float" office:value="0.169215" calcext:value-type="float">
            <text:p>0.169215</text:p>
          </table:table-cell>
          <table:table-cell office:value-type="float" office:value="0.168791" calcext:value-type="float">
            <text:p>0.168791</text:p>
          </table:table-cell>
          <table:table-cell office:value-type="float" office:value="0.168356" calcext:value-type="float">
            <text:p>0.168356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66521" calcext:value-type="float">
            <text:p>0.166521</text:p>
          </table:table-cell>
          <table:table-cell office:value-type="float" office:value="0.166044" calcext:value-type="float">
            <text:p>0.166044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0.165075" calcext:value-type="float">
            <text:p>0.165075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164089" calcext:value-type="float">
            <text:p>0.164089</text:p>
          </table:table-cell>
          <table:table-cell office:value-type="float" office:value="0.163643" calcext:value-type="float">
            <text:p>0.163643</text:p>
          </table:table-cell>
          <table:table-cell office:value-type="float" office:value="0.163195" calcext:value-type="float">
            <text:p>0.163195</text:p>
          </table:table-cell>
          <table:table-cell office:value-type="float" office:value="0.162677" calcext:value-type="float">
            <text:p>0.162677</text:p>
          </table:table-cell>
          <table:table-cell office:value-type="float" office:value="0.162102" calcext:value-type="float">
            <text:p>0.162102</text:p>
          </table:table-cell>
          <table:table-cell office:value-type="float" office:value="0.161684" calcext:value-type="float">
            <text:p>0.161684</text:p>
          </table:table-cell>
          <table:table-cell office:value-type="float" office:value="0.161202" calcext:value-type="float">
            <text:p>0.161202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60143" calcext:value-type="float">
            <text:p>0.160143</text:p>
          </table:table-cell>
          <table:table-cell office:value-type="float" office:value="0.159631" calcext:value-type="float">
            <text:p>0.159631</text:p>
          </table:table-cell>
          <table:table-cell office:value-type="float" office:value="0.159098" calcext:value-type="float">
            <text:p>0.159098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15814" calcext:value-type="float">
            <text:p>0.15814</text:p>
          </table:table-cell>
          <table:table-cell office:value-type="float" office:value="0.157679" calcext:value-type="float">
            <text:p>0.157679</text:p>
          </table:table-cell>
          <table:table-cell office:value-type="float" office:value="0.157133" calcext:value-type="float">
            <text:p>0.157133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56126" calcext:value-type="float">
            <text:p>0.156126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2208" calcext:value-type="float">
            <text:p>-1.52208E-09</text:p>
          </table:table-cell>
          <table:table-cell office:value-type="float" office:value="0.00000014665" calcext:value-type="float">
            <text:p>1.4665E-07</text:p>
          </table:table-cell>
          <table:table-cell office:value-type="float" office:value="0.000000959034" calcext:value-type="float">
            <text:p>9.59034E-07</text:p>
          </table:table-cell>
          <table:table-cell office:value-type="float" office:value="0.00000269995" calcext:value-type="float">
            <text:p>2.69995E-06</text:p>
          </table:table-cell>
          <table:table-cell office:value-type="float" office:value="0.00000456087" calcext:value-type="float">
            <text:p>4.56087E-06</text:p>
          </table:table-cell>
          <table:table-cell office:value-type="float" office:value="0.00000423167" calcext:value-type="float">
            <text:p>4.23167E-06</text:p>
          </table:table-cell>
          <table:table-cell office:value-type="float" office:value="-0.00000221344" calcext:value-type="float">
            <text:p>-2.21344E-06</text:p>
          </table:table-cell>
          <table:table-cell office:value-type="float" office:value="-0.0000197626" calcext:value-type="float">
            <text:p>-1.97626E-05</text:p>
          </table:table-cell>
          <table:table-cell office:value-type="float" office:value="-0.0000529923" calcext:value-type="float">
            <text:p>-5.29923E-05</text:p>
          </table:table-cell>
          <table:table-cell office:value-type="float" office:value="-0.000104034" calcext:value-type="float">
            <text:p>-0.000104034</text:p>
          </table:table-cell>
          <table:table-cell office:value-type="float" office:value="-0.000169636" calcext:value-type="float">
            <text:p>-0.000169636</text:p>
          </table:table-cell>
          <table:table-cell office:value-type="float" office:value="-0.00023743" calcext:value-type="float">
            <text:p>-0.00023743</text:p>
          </table:table-cell>
          <table:table-cell office:value-type="float" office:value="-0.000281362" calcext:value-type="float">
            <text:p>-0.000281362</text:p>
          </table:table-cell>
          <table:table-cell office:value-type="float" office:value="-0.000256302" calcext:value-type="float">
            <text:p>-0.000256302</text:p>
          </table:table-cell>
          <table:table-cell office:value-type="float" office:value="-0.0000953621" calcext:value-type="float">
            <text:p>-9.53621E-05</text:p>
          </table:table-cell>
          <table:table-cell office:value-type="float" office:value="0.000293978" calcext:value-type="float">
            <text:p>0.000293978</text:p>
          </table:table-cell>
          <table:table-cell office:value-type="float" office:value="0.00103397" calcext:value-type="float">
            <text:p>0.00103397</text:p>
          </table:table-cell>
          <table:table-cell office:value-type="float" office:value="0.00227899" calcext:value-type="float">
            <text:p>0.00227899</text:p>
          </table:table-cell>
          <table:table-cell office:value-type="float" office:value="0.00421551" calcext:value-type="float">
            <text:p>0.00421551</text:p>
          </table:table-cell>
          <table:table-cell office:value-type="float" office:value="0.00705797" calcext:value-type="float">
            <text:p>0.00705797</text:p>
          </table:table-cell>
          <table:table-cell office:value-type="float" office:value="0.0110385" calcext:value-type="float">
            <text:p>0.0110385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0233083" calcext:value-type="float">
            <text:p>0.0233083</text:p>
          </table:table-cell>
          <table:table-cell office:value-type="float" office:value="0.0319355" calcext:value-type="float">
            <text:p>0.0319355</text:p>
          </table:table-cell>
          <table:table-cell office:value-type="float" office:value="0.0423046" calcext:value-type="float">
            <text:p>0.0423046</text:p>
          </table:table-cell>
          <table:table-cell office:value-type="float" office:value="0.0543236" calcext:value-type="float">
            <text:p>0.0543236</text:p>
          </table:table-cell>
          <table:table-cell office:value-type="float" office:value="0.0677685" calcext:value-type="float">
            <text:p>0.0677685</text:p>
          </table:table-cell>
          <table:table-cell office:value-type="float" office:value="0.0823003" calcext:value-type="float">
            <text:p>0.0823003</text:p>
          </table:table-cell>
          <table:table-cell office:value-type="float" office:value="0.0974964" calcext:value-type="float">
            <text:p>0.0974964</text:p>
          </table:table-cell>
          <table:table-cell office:value-type="float" office:value="0.11289" calcext:value-type="float">
            <text:p>0.11289</text:p>
          </table:table-cell>
          <table:table-cell office:value-type="float" office:value="0.128008" calcext:value-type="float">
            <text:p>0.128008</text:p>
          </table:table-cell>
          <table:table-cell office:value-type="float" office:value="0.142408" calcext:value-type="float">
            <text:p>0.142408</text:p>
          </table:table-cell>
          <table:table-cell office:value-type="float" office:value="0.155701" calcext:value-type="float">
            <text:p>0.155701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177721" calcext:value-type="float">
            <text:p>0.177721</text:p>
          </table:table-cell>
          <table:table-cell office:value-type="float" office:value="0.181205" calcext:value-type="float">
            <text:p>0.181205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189668" calcext:value-type="float">
            <text:p>0.189668</text:p>
          </table:table-cell>
          <table:table-cell office:value-type="float" office:value="0.192409" calcext:value-type="float">
            <text:p>0.192409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197987" calcext:value-type="float">
            <text:p>0.197987</text:p>
          </table:table-cell>
          <table:table-cell office:value-type="float" office:value="0.199189" calcext:value-type="float">
            <text:p>0.199189</text:p>
          </table:table-cell>
          <table:table-cell office:value-type="float" office:value="0.200133" calcext:value-type="float">
            <text:p>0.200133</text:p>
          </table:table-cell>
          <table:table-cell office:value-type="float" office:value="0.200723" calcext:value-type="float">
            <text:p>0.200723</text:p>
          </table:table-cell>
          <table:table-cell office:value-type="float" office:value="0.201169" calcext:value-type="float">
            <text:p>0.201169</text:p>
          </table:table-cell>
          <table:table-cell office:value-type="float" office:value="0.201477" calcext:value-type="float">
            <text:p>0.201477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201519" calcext:value-type="float">
            <text:p>0.201519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200978" calcext:value-type="float">
            <text:p>0.200978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200254" calcext:value-type="float">
            <text:p>0.200254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98587" calcext:value-type="float">
            <text:p>0.198587</text:p>
          </table:table-cell>
          <table:table-cell office:value-type="float" office:value="0.197966" calcext:value-type="float">
            <text:p>0.197966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195929" calcext:value-type="float">
            <text:p>0.195929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4464" calcext:value-type="float">
            <text:p>0.194464</text:p>
          </table:table-cell>
          <table:table-cell office:value-type="float" office:value="0.193709" calcext:value-type="float">
            <text:p>0.193709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92164" calcext:value-type="float">
            <text:p>0.192164</text:p>
          </table:table-cell>
          <table:table-cell office:value-type="float" office:value="0.191379" calcext:value-type="float">
            <text:p>0.191379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0.188993" calcext:value-type="float">
            <text:p>0.188993</text:p>
          </table:table-cell>
          <table:table-cell office:value-type="float" office:value="0.188192" calcext:value-type="float">
            <text:p>0.188192</text:p>
          </table:table-cell>
          <table:table-cell office:value-type="float" office:value="0.18739" calcext:value-type="float">
            <text:p>0.18739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185786" calcext:value-type="float">
            <text:p>0.185786</text:p>
          </table:table-cell>
          <table:table-cell office:value-type="float" office:value="0.184986" calcext:value-type="float">
            <text:p>0.184986</text:p>
          </table:table-cell>
          <table:table-cell office:value-type="float" office:value="0.184188" calcext:value-type="float">
            <text:p>0.184188</text:p>
          </table:table-cell>
          <table:table-cell office:value-type="float" office:value="0.183392" calcext:value-type="float">
            <text:p>0.183392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81812" calcext:value-type="float">
            <text:p>0.181812</text:p>
          </table:table-cell>
          <table:table-cell office:value-type="float" office:value="0.181028" calcext:value-type="float">
            <text:p>0.181028</text:p>
          </table:table-cell>
          <table:table-cell office:value-type="float" office:value="0.180248" calcext:value-type="float">
            <text:p>0.180248</text:p>
          </table:table-cell>
          <table:table-cell office:value-type="float" office:value="0.179473" calcext:value-type="float">
            <text:p>0.179473</text:p>
          </table:table-cell>
          <table:table-cell office:value-type="float" office:value="0.178703" calcext:value-type="float">
            <text:p>0.178703</text:p>
          </table:table-cell>
          <table:table-cell office:value-type="float" office:value="0.177938" calcext:value-type="float">
            <text:p>0.177938</text:p>
          </table:table-cell>
          <table:table-cell office:value-type="float" office:value="0.177256" calcext:value-type="float">
            <text:p>0.177256</text:p>
          </table:table-cell>
          <table:table-cell office:value-type="float" office:value="0.176579" calcext:value-type="float">
            <text:p>0.176579</text:p>
          </table:table-cell>
          <table:table-cell office:value-type="float" office:value="0.175805" calcext:value-type="float">
            <text:p>0.175805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0.172136" calcext:value-type="float">
            <text:p>0.172136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0.170669" calcext:value-type="float">
            <text:p>0.170669</text:p>
          </table:table-cell>
          <table:table-cell office:value-type="float" office:value="0.169931" calcext:value-type="float">
            <text:p>0.169931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68712" calcext:value-type="float">
            <text:p>0.168712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0.166613" calcext:value-type="float">
            <text:p>0.1666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000000495264" calcext:value-type="float">
            <text:p>4.95264E-07</text:p>
          </table:table-cell>
          <table:table-cell office:value-type="float" office:value="0.00000430679" calcext:value-type="float">
            <text:p>4.30679E-06</text:p>
          </table:table-cell>
          <table:table-cell office:value-type="float" office:value="0.00000774929" calcext:value-type="float">
            <text:p>7.74929E-06</text:p>
          </table:table-cell>
          <table:table-cell office:value-type="float" office:value="-0.0000012773" calcext:value-type="float">
            <text:p>-1.2773E-06</text:p>
          </table:table-cell>
          <table:table-cell office:value-type="float" office:value="-0.0000383688" calcext:value-type="float">
            <text:p>-3.83688E-05</text:p>
          </table:table-cell>
          <table:table-cell office:value-type="float" office:value="-0.000116965" calcext:value-type="float">
            <text:p>-0.000116965</text:p>
          </table:table-cell>
          <table:table-cell office:value-type="float" office:value="-0.000242462" calcext:value-type="float">
            <text:p>-0.000242462</text:p>
          </table:table-cell>
          <table:table-cell office:value-type="float" office:value="-0.000404734" calcext:value-type="float">
            <text:p>-0.000404734</text:p>
          </table:table-cell>
          <table:table-cell office:value-type="float" office:value="-0.000571648" calcext:value-type="float">
            <text:p>-0.000571648</text:p>
          </table:table-cell>
          <table:table-cell office:value-type="float" office:value="-0.000685502" calcext:value-type="float">
            <text:p>-0.000685502</text:p>
          </table:table-cell>
          <table:table-cell office:value-type="float" office:value="-0.0006589" calcext:value-type="float">
            <text:p>-0.0006589</text:p>
          </table:table-cell>
          <table:table-cell office:value-type="float" office:value="-0.000372382" calcext:value-type="float">
            <text:p>-0.000372382</text:p>
          </table:table-cell>
          <table:table-cell office:value-type="float" office:value="0.000327372" calcext:value-type="float">
            <text:p>0.000327372</text:p>
          </table:table-cell>
          <table:table-cell office:value-type="float" office:value="0.00162153" calcext:value-type="float">
            <text:p>0.00162153</text:p>
          </table:table-cell>
          <table:table-cell office:value-type="float" office:value="0.0036963" calcext:value-type="float">
            <text:p>0.0036963</text:p>
          </table:table-cell>
          <table:table-cell office:value-type="float" office:value="0.00675836" calcext:value-type="float">
            <text:p>0.00675836</text:p>
          </table:table-cell>
          <table:table-cell office:value-type="float" office:value="0.0110185" calcext:value-type="float">
            <text:p>0.0110185</text:p>
          </table:table-cell>
          <table:table-cell office:value-type="float" office:value="0.0166826" calcext:value-type="float">
            <text:p>0.0166826</text:p>
          </table:table-cell>
          <table:table-cell office:value-type="float" office:value="0.0239371" calcext:value-type="float">
            <text:p>0.0239371</text:p>
          </table:table-cell>
          <table:table-cell office:value-type="float" office:value="0.0329311" calcext:value-type="float">
            <text:p>0.0329311</text:p>
          </table:table-cell>
          <table:table-cell office:value-type="float" office:value="0.0437549" calcext:value-type="float">
            <text:p>0.0437549</text:p>
          </table:table-cell>
          <table:table-cell office:value-type="float" office:value="0.0564147" calcext:value-type="float">
            <text:p>0.0564147</text:p>
          </table:table-cell>
          <table:table-cell office:value-type="float" office:value="0.0708079" calcext:value-type="float">
            <text:p>0.0708079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103754" calcext:value-type="float">
            <text:p>0.103754</text:p>
          </table:table-cell>
          <table:table-cell office:value-type="float" office:value="0.121492" calcext:value-type="float">
            <text:p>0.121492</text:p>
          </table:table-cell>
          <table:table-cell office:value-type="float" office:value="0.139396" calcext:value-type="float">
            <text:p>0.139396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0.188958" calcext:value-type="float">
            <text:p>0.188958</text:p>
          </table:table-cell>
          <table:table-cell office:value-type="float" office:value="0.202659" calcext:value-type="float">
            <text:p>0.202659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0.224158" calcext:value-type="float">
            <text:p>0.224158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7104" calcext:value-type="float">
            <text:p>0.237104</text:p>
          </table:table-cell>
          <table:table-cell office:value-type="float" office:value="0.238646" calcext:value-type="float">
            <text:p>0.238646</text:p>
          </table:table-cell>
          <table:table-cell office:value-type="float" office:value="0.240365" calcext:value-type="float">
            <text:p>0.240365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241842" calcext:value-type="float">
            <text:p>0.241842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241282" calcext:value-type="float">
            <text:p>0.241282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3891" calcext:value-type="float">
            <text:p>0.23891</text:p>
          </table:table-cell>
          <table:table-cell office:value-type="float" office:value="0.237924" calcext:value-type="float">
            <text:p>0.237924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0.235479" calcext:value-type="float">
            <text:p>0.235479</text:p>
          </table:table-cell>
          <table:table-cell office:value-type="float" office:value="0.234321" calcext:value-type="float">
            <text:p>0.234321</text:p>
          </table:table-cell>
          <table:table-cell office:value-type="float" office:value="0.233126" calcext:value-type="float">
            <text:p>0.233126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229097" calcext:value-type="float">
            <text:p>0.229097</text:p>
          </table:table-cell>
          <table:table-cell office:value-type="float" office:value="0.227792" calcext:value-type="float">
            <text:p>0.227792</text:p>
          </table:table-cell>
          <table:table-cell office:value-type="float" office:value="0.226253" calcext:value-type="float">
            <text:p>0.226253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23481" calcext:value-type="float">
            <text:p>0.223481</text:p>
          </table:table-cell>
          <table:table-cell office:value-type="float" office:value="0.222097" calcext:value-type="float">
            <text:p>0.222097</text:p>
          </table:table-cell>
          <table:table-cell office:value-type="float" office:value="0.220719" calcext:value-type="float">
            <text:p>0.220719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215293" calcext:value-type="float">
            <text:p>0.215293</text:p>
          </table:table-cell>
          <table:table-cell office:value-type="float" office:value="0.213965" calcext:value-type="float">
            <text:p>0.213965</text:p>
          </table:table-cell>
          <table:table-cell office:value-type="float" office:value="0.212651" calcext:value-type="float">
            <text:p>0.212651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210064" calcext:value-type="float">
            <text:p>0.210064</text:p>
          </table:table-cell>
          <table:table-cell office:value-type="float" office:value="0.208793" calcext:value-type="float">
            <text:p>0.208793</text:p>
          </table:table-cell>
          <table:table-cell office:value-type="float" office:value="0.207537" calcext:value-type="float">
            <text:p>0.207537</text:p>
          </table:table-cell>
          <table:table-cell office:value-type="float" office:value="0.206296" calcext:value-type="float">
            <text:p>0.206296</text:p>
          </table:table-cell>
          <table:table-cell office:value-type="float" office:value="0.205072" calcext:value-type="float">
            <text:p>0.205072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202669" calcext:value-type="float">
            <text:p>0.202669</text:p>
          </table:table-cell>
          <table:table-cell office:value-type="float" office:value="0.201492" calcext:value-type="float">
            <text:p>0.201492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0.198053" calcext:value-type="float">
            <text:p>0.198053</text:p>
          </table:table-cell>
          <table:table-cell office:value-type="float" office:value="0.196938" calcext:value-type="float">
            <text:p>0.196938</text:p>
          </table:table-cell>
          <table:table-cell office:value-type="float" office:value="0.195838" calcext:value-type="float">
            <text:p>0.195838</text:p>
          </table:table-cell>
          <table:table-cell office:value-type="float" office:value="0.194753" calcext:value-type="float">
            <text:p>0.194753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192628" calcext:value-type="float">
            <text:p>0.192628</text:p>
          </table:table-cell>
          <table:table-cell office:value-type="float" office:value="0.191588" calcext:value-type="float">
            <text:p>0.191588</text:p>
          </table:table-cell>
          <table:table-cell office:value-type="float" office:value="0.190561" calcext:value-type="float">
            <text:p>0.190561</text:p>
          </table:table-cell>
          <table:table-cell office:value-type="float" office:value="0.189653" calcext:value-type="float">
            <text:p>0.189653</text:p>
          </table:table-cell>
          <table:table-cell office:value-type="float" office:value="0.188756" calcext:value-type="float">
            <text:p>0.188756</text:p>
          </table:table-cell>
          <table:table-cell office:value-type="float" office:value="0.187736" calcext:value-type="float">
            <text:p>0.187736</text:p>
          </table:table-cell>
          <table:table-cell office:value-type="float" office:value="0.186626" calcext:value-type="float">
            <text:p>0.186626</text:p>
          </table:table-cell>
          <table:table-cell office:value-type="float" office:value="0.18583" calcext:value-type="float">
            <text:p>0.18583</text:p>
          </table:table-cell>
          <table:table-cell office:value-type="float" office:value="0.184926" calcext:value-type="float">
            <text:p>0.184926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18298" calcext:value-type="float">
            <text:p>0.18298</text:p>
          </table:table-cell>
          <table:table-cell office:value-type="float" office:value="0.182058" calcext:value-type="float">
            <text:p>0.182058</text:p>
          </table:table-cell>
          <table:table-cell office:value-type="float" office:value="0.181111" calcext:value-type="float">
            <text:p>0.181111</text:p>
          </table:table-cell>
          <table:table-cell office:value-type="float" office:value="0.180177" calcext:value-type="float">
            <text:p>0.180177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0.178647" calcext:value-type="float">
            <text:p>0.178647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0.176867" calcext:value-type="float">
            <text:p>0.176867</text:p>
          </table:table-cell>
          <table:table-cell office:value-type="float" office:value="0.176032" calcext:value-type="float">
            <text:p>0.176032</text:p>
          </table:table-cell>
        </table:table-row>
        <table:table-row table:style-name="ro1">
          <table:table-cell office:value-type="float" office:value="-0.799999999999999" calcext:value-type="float">
            <text:p>-0.7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00000580242" calcext:value-type="float">
            <text:p>5.80242E-06</text:p>
          </table:table-cell>
          <table:table-cell office:value-type="float" office:value="-0.000034182" calcext:value-type="float">
            <text:p>-3.4182E-05</text:p>
          </table:table-cell>
          <table:table-cell office:value-type="float" office:value="-0.000213362" calcext:value-type="float">
            <text:p>-0.000213362</text:p>
          </table:table-cell>
          <table:table-cell office:value-type="float" office:value="-0.000558596" calcext:value-type="float">
            <text:p>-0.000558596</text:p>
          </table:table-cell>
          <table:table-cell office:value-type="float" office:value="-0.00101584" calcext:value-type="float">
            <text:p>-0.00101584</text:p>
          </table:table-cell>
          <table:table-cell office:value-type="float" office:value="-0.0014666" calcext:value-type="float">
            <text:p>-0.0014666</text:p>
          </table:table-cell>
          <table:table-cell office:value-type="float" office:value="-0.00172982" calcext:value-type="float">
            <text:p>-0.00172982</text:p>
          </table:table-cell>
          <table:table-cell office:value-type="float" office:value="-0.00157014" calcext:value-type="float">
            <text:p>-0.00157014</text:p>
          </table:table-cell>
          <table:table-cell office:value-type="float" office:value="-0.000720515" calcext:value-type="float">
            <text:p>-0.000720515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0.00417421" calcext:value-type="float">
            <text:p>0.00417421</text:p>
          </table:table-cell>
          <table:table-cell office:value-type="float" office:value="0.00876759" calcext:value-type="float">
            <text:p>0.00876759</text:p>
          </table:table-cell>
          <table:table-cell office:value-type="float" office:value="0.0151254" calcext:value-type="float">
            <text:p>0.0151254</text:p>
          </table:table-cell>
          <table:table-cell office:value-type="float" office:value="0.0234198" calcext:value-type="float">
            <text:p>0.0234198</text:p>
          </table:table-cell>
          <table:table-cell office:value-type="float" office:value="0.0336828" calcext:value-type="float">
            <text:p>0.0336828</text:p>
          </table:table-cell>
          <table:table-cell office:value-type="float" office:value="0.0459503" calcext:value-type="float">
            <text:p>0.0459503</text:p>
          </table:table-cell>
          <table:table-cell office:value-type="float" office:value="0.0601847" calcext:value-type="float">
            <text:p>0.0601847</text:p>
          </table:table-cell>
          <table:table-cell office:value-type="float" office:value="0.0762803" calcext:value-type="float">
            <text:p>0.0762803</text:p>
          </table:table-cell>
          <table:table-cell office:value-type="float" office:value="0.0940578" calcext:value-type="float">
            <text:p>0.0940578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235098" calcext:value-type="float">
            <text:p>0.235098</text:p>
          </table:table-cell>
          <table:table-cell office:value-type="float" office:value="0.251835" calcext:value-type="float">
            <text:p>0.251835</text:p>
          </table:table-cell>
          <table:table-cell office:value-type="float" office:value="0.266393" calcext:value-type="float">
            <text:p>0.266393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288169" calcext:value-type="float">
            <text:p>0.288169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299845" calcext:value-type="float">
            <text:p>0.299845</text:p>
          </table:table-cell>
          <table:table-cell office:value-type="float" office:value="0.302079" calcext:value-type="float">
            <text:p>0.302079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00202" calcext:value-type="float">
            <text:p>0.300202</text:p>
          </table:table-cell>
          <table:table-cell office:value-type="float" office:value="0.298969" calcext:value-type="float">
            <text:p>0.298969</text:p>
          </table:table-cell>
          <table:table-cell office:value-type="float" office:value="0.296694" calcext:value-type="float">
            <text:p>0.296694</text:p>
          </table:table-cell>
          <table:table-cell office:value-type="float" office:value="0.294078" calcext:value-type="float">
            <text:p>0.294078</text:p>
          </table:table-cell>
          <table:table-cell office:value-type="float" office:value="0.291609" calcext:value-type="float">
            <text:p>0.291609</text:p>
          </table:table-cell>
          <table:table-cell office:value-type="float" office:value="0.288799" calcext:value-type="float">
            <text:p>0.288799</text:p>
          </table:table-cell>
          <table:table-cell office:value-type="float" office:value="0.286251" calcext:value-type="float">
            <text:p>0.286251</text:p>
          </table:table-cell>
          <table:table-cell office:value-type="float" office:value="0.283667" calcext:value-type="float">
            <text:p>0.283667</text:p>
          </table:table-cell>
          <table:table-cell office:value-type="float" office:value="0.280857" calcext:value-type="float">
            <text:p>0.280857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0.275503" calcext:value-type="float">
            <text:p>0.275503</text:p>
          </table:table-cell>
          <table:table-cell office:value-type="float" office:value="0.272944" calcext:value-type="float">
            <text:p>0.272944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64992" calcext:value-type="float">
            <text:p>0.264992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0.26006" calcext:value-type="float">
            <text:p>0.26006</text:p>
          </table:table-cell>
          <table:table-cell office:value-type="float" office:value="0.25737" calcext:value-type="float">
            <text:p>0.25737</text:p>
          </table:table-cell>
          <table:table-cell office:value-type="float" office:value="0.255337" calcext:value-type="float">
            <text:p>0.255337</text:p>
          </table:table-cell>
          <table:table-cell office:value-type="float" office:value="0.253119" calcext:value-type="float">
            <text:p>0.253119</text:p>
          </table:table-cell>
          <table:table-cell office:value-type="float" office:value="0.250575" calcext:value-type="float">
            <text:p>0.250575</text:p>
          </table:table-cell>
          <table:table-cell office:value-type="float" office:value="0.248342" calcext:value-type="float">
            <text:p>0.248342</text:p>
          </table:table-cell>
          <table:table-cell office:value-type="float" office:value="0.246156" calcext:value-type="float">
            <text:p>0.246156</text:p>
          </table:table-cell>
          <table:table-cell office:value-type="float" office:value="0.244017" calcext:value-type="float">
            <text:p>0.244017</text:p>
          </table:table-cell>
          <table:table-cell office:value-type="float" office:value="0.241923" calcext:value-type="float">
            <text:p>0.241923</text:p>
          </table:table-cell>
          <table:table-cell office:value-type="float" office:value="0.239874" calcext:value-type="float">
            <text:p>0.239874</text:p>
          </table:table-cell>
          <table:table-cell office:value-type="float" office:value="0.237869" calcext:value-type="float">
            <text:p>0.237869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33987" calcext:value-type="float">
            <text:p>0.233987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28467" calcext:value-type="float">
            <text:p>0.228467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224977" calcext:value-type="float">
            <text:p>0.224977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221629" calcext:value-type="float">
            <text:p>0.221629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0.218416" calcext:value-type="float">
            <text:p>0.218416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215329" calcext:value-type="float">
            <text:p>0.215329</text:p>
          </table:table-cell>
          <table:table-cell office:value-type="float" office:value="0.213831" calcext:value-type="float">
            <text:p>0.213831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209507" calcext:value-type="float">
            <text:p>0.209507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206758" calcext:value-type="float">
            <text:p>0.206758</text:p>
          </table:table-cell>
          <table:table-cell office:value-type="float" office:value="0.205422" calcext:value-type="float">
            <text:p>0.205422</text:p>
          </table:table-cell>
          <table:table-cell office:value-type="float" office:value="0.20411" calcext:value-type="float">
            <text:p>0.20411</text:p>
          </table:table-cell>
          <table:table-cell office:value-type="float" office:value="0.202822" calcext:value-type="float">
            <text:p>0.202822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200441" calcext:value-type="float">
            <text:p>0.200441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94697" calcext:value-type="float">
            <text:p>0.194697</text:p>
          </table:table-cell>
          <table:table-cell office:value-type="float" office:value="0.193415" calcext:value-type="float">
            <text:p>0.193415</text:p>
          </table:table-cell>
          <table:table-cell office:value-type="float" office:value="0.192361" calcext:value-type="float">
            <text:p>0.192361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190132" calcext:value-type="float">
            <text:p>0.190132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186116" calcext:value-type="float">
            <text:p>0.186116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184137" calcext:value-type="float">
            <text:p>0.184137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-0.000435474" calcext:value-type="float">
            <text:p>-0.000435474</text:p>
          </table:table-cell>
          <table:table-cell office:value-type="float" office:value="-0.00196224" calcext:value-type="float">
            <text:p>-0.00196224</text:p>
          </table:table-cell>
          <table:table-cell office:value-type="float" office:value="-0.00357118" calcext:value-type="float">
            <text:p>-0.00357118</text:p>
          </table:table-cell>
          <table:table-cell office:value-type="float" office:value="-0.00427522" calcext:value-type="float">
            <text:p>-0.00427522</text:p>
          </table:table-cell>
          <table:table-cell office:value-type="float" office:value="-0.00321632" calcext:value-type="float">
            <text:p>-0.00321632</text:p>
          </table:table-cell>
          <table:table-cell office:value-type="float" office:value="0.00027149" calcext:value-type="float">
            <text:p>0.00027149</text:p>
          </table:table-cell>
          <table:table-cell office:value-type="float" office:value="0.00670313" calcext:value-type="float">
            <text:p>0.00670313</text:p>
          </table:table-cell>
          <table:table-cell office:value-type="float" office:value="0.0163902" calcext:value-type="float">
            <text:p>0.0163902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456921" calcext:value-type="float">
            <text:p>0.0456921</text:p>
          </table:table-cell>
          <table:table-cell office:value-type="float" office:value="0.0650255" calcext:value-type="float">
            <text:p>0.0650255</text:p>
          </table:table-cell>
          <table:table-cell office:value-type="float" office:value="0.0870837" calcext:value-type="float">
            <text:p>0.0870837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164743" calcext:value-type="float">
            <text:p>0.164743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0.246828" calcext:value-type="float">
            <text:p>0.246828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297209" calcext:value-type="float">
            <text:p>0.297209</text:p>
          </table:table-cell>
          <table:table-cell office:value-type="float" office:value="0.319779" calcext:value-type="float">
            <text:p>0.319779</text:p>
          </table:table-cell>
          <table:table-cell office:value-type="float" office:value="0.340101" calcext:value-type="float">
            <text:p>0.340101</text:p>
          </table:table-cell>
          <table:table-cell office:value-type="float" office:value="0.357861" calcext:value-type="float">
            <text:p>0.357861</text:p>
          </table:table-cell>
          <table:table-cell office:value-type="float" office:value="0.372805" calcext:value-type="float">
            <text:p>0.372805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393656" calcext:value-type="float">
            <text:p>0.393656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0.402441" calcext:value-type="float">
            <text:p>0.402441</text:p>
          </table:table-cell>
          <table:table-cell office:value-type="float" office:value="0.402631" calcext:value-type="float">
            <text:p>0.402631</text:p>
          </table:table-cell>
          <table:table-cell office:value-type="float" office:value="0.400316" calcext:value-type="float">
            <text:p>0.400316</text:p>
          </table:table-cell>
          <table:table-cell office:value-type="float" office:value="0.395759" calcext:value-type="float">
            <text:p>0.395759</text:p>
          </table:table-cell>
          <table:table-cell office:value-type="float" office:value="0.389235" calcext:value-type="float">
            <text:p>0.389235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371399" calcext:value-type="float">
            <text:p>0.371399</text:p>
          </table:table-cell>
          <table:table-cell office:value-type="float" office:value="0.360694" calcext:value-type="float">
            <text:p>0.360694</text:p>
          </table:table-cell>
          <table:table-cell office:value-type="float" office:value="0.356261" calcext:value-type="float">
            <text:p>0.356261</text:p>
          </table:table-cell>
          <table:table-cell office:value-type="float" office:value="0.349495" calcext:value-type="float">
            <text:p>0.349495</text:p>
          </table:table-cell>
          <table:table-cell office:value-type="float" office:value="0.342883" calcext:value-type="float">
            <text:p>0.342883</text:p>
          </table:table-cell>
          <table:table-cell office:value-type="float" office:value="0.337301" calcext:value-type="float">
            <text:p>0.337301</text:p>
          </table:table-cell>
          <table:table-cell office:value-type="float" office:value="0.331456" calcext:value-type="float">
            <text:p>0.331456</text:p>
          </table:table-cell>
          <table:table-cell office:value-type="float" office:value="0.326498" calcext:value-type="float">
            <text:p>0.326498</text:p>
          </table:table-cell>
          <table:table-cell office:value-type="float" office:value="0.321719" calcext:value-type="float">
            <text:p>0.321719</text:p>
          </table:table-cell>
          <table:table-cell office:value-type="float" office:value="0.316751" calcext:value-type="float">
            <text:p>0.316751</text:p>
          </table:table-cell>
          <table:table-cell office:value-type="float" office:value="0.311815" calcext:value-type="float">
            <text:p>0.311815</text:p>
          </table:table-cell>
          <table:table-cell office:value-type="float" office:value="0.307798" calcext:value-type="float">
            <text:p>0.307798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299345" calcext:value-type="float">
            <text:p>0.299345</text:p>
          </table:table-cell>
          <table:table-cell office:value-type="float" office:value="0.295148" calcext:value-type="float">
            <text:p>0.295148</text:p>
          </table:table-cell>
          <table:table-cell office:value-type="float" office:value="0.291597" calcext:value-type="float">
            <text:p>0.291597</text:p>
          </table:table-cell>
          <table:table-cell office:value-type="float" office:value="0.288161" calcext:value-type="float">
            <text:p>0.288161</text:p>
          </table:table-cell>
          <table:table-cell office:value-type="float" office:value="0.284447" calcext:value-type="float">
            <text:p>0.284447</text:p>
          </table:table-cell>
          <table:table-cell office:value-type="float" office:value="0.280639" calcext:value-type="float">
            <text:p>0.280639</text:p>
          </table:table-cell>
          <table:table-cell office:value-type="float" office:value="0.277806" calcext:value-type="float">
            <text:p>0.277806</text:p>
          </table:table-cell>
          <table:table-cell office:value-type="float" office:value="0.274749" calcext:value-type="float">
            <text:p>0.274749</text:p>
          </table:table-cell>
          <table:table-cell office:value-type="float" office:value="0.271285" calcext:value-type="float">
            <text:p>0.271285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265369" calcext:value-type="float">
            <text:p>0.265369</text:p>
          </table:table-cell>
          <table:table-cell office:value-type="float" office:value="0.262548" calcext:value-type="float">
            <text:p>0.262548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254578" calcext:value-type="float">
            <text:p>0.254578</text:p>
          </table:table-cell>
          <table:table-cell office:value-type="float" office:value="0.252073" calcext:value-type="float">
            <text:p>0.252073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44971" calcext:value-type="float">
            <text:p>0.244971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240549" calcext:value-type="float">
            <text:p>0.240549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36354" calcext:value-type="float">
            <text:p>0.236354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32367" calcext:value-type="float">
            <text:p>0.232367</text:p>
          </table:table-cell>
          <table:table-cell office:value-type="float" office:value="0.230446" calcext:value-type="float">
            <text:p>0.230446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24953" calcext:value-type="float">
            <text:p>0.224953</text:p>
          </table:table-cell>
          <table:table-cell office:value-type="float" office:value="0.223207" calcext:value-type="float">
            <text:p>0.223207</text:p>
          </table:table-cell>
          <table:table-cell office:value-type="float" office:value="0.221499" calcext:value-type="float">
            <text:p>0.221499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218198" calcext:value-type="float">
            <text:p>0.218198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215038" calcext:value-type="float">
            <text:p>0.215038</text:p>
          </table:table-cell>
          <table:table-cell office:value-type="float" office:value="0.213508" calcext:value-type="float">
            <text:p>0.213508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0.210542" calcext:value-type="float">
            <text:p>0.210542</text:p>
          </table:table-cell>
          <table:table-cell office:value-type="float" office:value="0.209252" calcext:value-type="float">
            <text:p>0.209252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0.206552" calcext:value-type="float">
            <text:p>0.206552</text:p>
          </table:table-cell>
          <table:table-cell office:value-type="float" office:value="0.205004" calcext:value-type="float">
            <text:p>0.205004</text:p>
          </table:table-cell>
          <table:table-cell office:value-type="float" office:value="0.203899" calcext:value-type="float">
            <text:p>0.203899</text:p>
          </table:table-cell>
          <table:table-cell office:value-type="float" office:value="0.202651" calcext:value-type="float">
            <text:p>0.202651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198735" calcext:value-type="float">
            <text:p>0.198735</text:p>
          </table:table-cell>
          <table:table-cell office:value-type="float" office:value="0.197454" calcext:value-type="float">
            <text:p>0.197454</text:p>
          </table:table-cell>
          <table:table-cell office:value-type="float" office:value="0.196198" calcext:value-type="float">
            <text:p>0.196198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0.192919" calcext:value-type="float">
            <text:p>0.192919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190694" calcext:value-type="float">
            <text:p>0.190694</text:p>
          </table:table-cell>
        </table:table-row>
        <table:table-row table:style-name="ro1">
          <table:table-cell office:value-type="float" office:value="-0.399999999999999" calcext:value-type="float">
            <text:p>-0.3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0800168" calcext:value-type="float">
            <text:p>-0.00800168</text:p>
          </table:table-cell>
          <table:table-cell office:value-type="float" office:value="-0.0050203" calcext:value-type="float">
            <text:p>-0.0050203</text:p>
          </table:table-cell>
          <table:table-cell office:value-type="float" office:value="0.0122453" calcext:value-type="float">
            <text:p>0.0122453</text:p>
          </table:table-cell>
          <table:table-cell office:value-type="float" office:value="0.0413672" calcext:value-type="float">
            <text:p>0.0413672</text:p>
          </table:table-cell>
          <table:table-cell office:value-type="float" office:value="0.0793678" calcext:value-type="float">
            <text:p>0.0793678</text:p>
          </table:table-cell>
          <table:table-cell office:value-type="float" office:value="0.123865" calcext:value-type="float">
            <text:p>0.123865</text:p>
          </table:table-cell>
          <table:table-cell office:value-type="float" office:value="0.172698" calcext:value-type="float">
            <text:p>0.172698</text:p>
          </table:table-cell>
          <table:table-cell office:value-type="float" office:value="0.223696" calcext:value-type="float">
            <text:p>0.223696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0.324608" calcext:value-type="float">
            <text:p>0.324608</text:p>
          </table:table-cell>
          <table:table-cell office:value-type="float" office:value="0.371816" calcext:value-type="float">
            <text:p>0.371816</text:p>
          </table:table-cell>
          <table:table-cell office:value-type="float" office:value="0.415552" calcext:value-type="float">
            <text:p>0.415552</text:p>
          </table:table-cell>
          <table:table-cell office:value-type="float" office:value="0.455195" calcext:value-type="float">
            <text:p>0.455195</text:p>
          </table:table-cell>
          <table:table-cell office:value-type="float" office:value="0.490193" calcext:value-type="float">
            <text:p>0.490193</text:p>
          </table:table-cell>
          <table:table-cell office:value-type="float" office:value="0.520097" calcext:value-type="float">
            <text:p>0.520097</text:p>
          </table:table-cell>
          <table:table-cell office:value-type="float" office:value="0.54501" calcext:value-type="float">
            <text:p>0.54501</text:p>
          </table:table-cell>
          <table:table-cell office:value-type="float" office:value="0.565086" calcext:value-type="float">
            <text:p>0.565086</text:p>
          </table:table-cell>
          <table:table-cell office:value-type="float" office:value="0.580541" calcext:value-type="float">
            <text:p>0.580541</text:p>
          </table:table-cell>
          <table:table-cell office:value-type="float" office:value="0.591621" calcext:value-type="float">
            <text:p>0.591621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601281" calcext:value-type="float">
            <text:p>0.601281</text:p>
          </table:table-cell>
          <table:table-cell office:value-type="float" office:value="0.59756" calcext:value-type="float">
            <text:p>0.59756</text:p>
          </table:table-cell>
          <table:table-cell office:value-type="float" office:value="0.590852" calcext:value-type="float">
            <text:p>0.590852</text:p>
          </table:table-cell>
          <table:table-cell office:value-type="float" office:value="0.581476" calcext:value-type="float">
            <text:p>0.581476</text:p>
          </table:table-cell>
          <table:table-cell office:value-type="float" office:value="0.569769" calcext:value-type="float">
            <text:p>0.569769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524086" calcext:value-type="float">
            <text:p>0.524086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469036" calcext:value-type="float">
            <text:p>0.469036</text:p>
          </table:table-cell>
          <table:table-cell office:value-type="float" office:value="0.44979" calcext:value-type="float">
            <text:p>0.44979</text:p>
          </table:table-cell>
          <table:table-cell office:value-type="float" office:value="0.430431" calcext:value-type="float">
            <text:p>0.430431</text:p>
          </table:table-cell>
          <table:table-cell office:value-type="float" office:value="0.411245" calcext:value-type="float">
            <text:p>0.411245</text:p>
          </table:table-cell>
          <table:table-cell office:value-type="float" office:value="0.403802" calcext:value-type="float">
            <text:p>0.403802</text:p>
          </table:table-cell>
          <table:table-cell office:value-type="float" office:value="0.392881" calcext:value-type="float">
            <text:p>0.392881</text:p>
          </table:table-cell>
          <table:table-cell office:value-type="float" office:value="0.382636" calcext:value-type="float">
            <text:p>0.382636</text:p>
          </table:table-cell>
          <table:table-cell office:value-type="float" office:value="0.374266" calcext:value-type="float">
            <text:p>0.374266</text:p>
          </table:table-cell>
          <table:table-cell office:value-type="float" office:value="0.365739" calcext:value-type="float">
            <text:p>0.365739</text:p>
          </table:table-cell>
          <table:table-cell office:value-type="float" office:value="0.358672" calcext:value-type="float">
            <text:p>0.358672</text:p>
          </table:table-cell>
          <table:table-cell office:value-type="float" office:value="0.351991" calcext:value-type="float">
            <text:p>0.351991</text:p>
          </table:table-cell>
          <table:table-cell office:value-type="float" office:value="0.34517" calcext:value-type="float">
            <text:p>0.34517</text:p>
          </table:table-cell>
          <table:table-cell office:value-type="float" office:value="0.338508" calcext:value-type="float">
            <text:p>0.338508</text:p>
          </table:table-cell>
          <table:table-cell office:value-type="float" office:value="0.333163" calcext:value-type="float">
            <text:p>0.333163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322121" calcext:value-type="float">
            <text:p>0.322121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0.307895" calcext:value-type="float">
            <text:p>0.307895</text:p>
          </table:table-cell>
          <table:table-cell office:value-type="float" office:value="0.303256" calcext:value-type="float">
            <text:p>0.303256</text:p>
          </table:table-cell>
          <table:table-cell office:value-type="float" office:value="0.298543" calcext:value-type="float">
            <text:p>0.298543</text:p>
          </table:table-cell>
          <table:table-cell office:value-type="float" office:value="0.295058" calcext:value-type="float">
            <text:p>0.295058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0.287121" calcext:value-type="float">
            <text:p>0.287121</text:p>
          </table:table-cell>
          <table:table-cell office:value-type="float" office:value="0.283498" calcext:value-type="float">
            <text:p>0.283498</text:p>
          </table:table-cell>
          <table:table-cell office:value-type="float" office:value="0.280008" calcext:value-type="float">
            <text:p>0.280008</text:p>
          </table:table-cell>
          <table:table-cell office:value-type="float" office:value="0.276643" calcext:value-type="float">
            <text:p>0.276643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27026" calcext:value-type="float">
            <text:p>0.27026</text:p>
          </table:table-cell>
          <table:table-cell office:value-type="float" office:value="0.267229" calcext:value-type="float">
            <text:p>0.267229</text:p>
          </table:table-cell>
          <table:table-cell office:value-type="float" office:value="0.264297" calcext:value-type="float">
            <text:p>0.264297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56048" calcext:value-type="float">
            <text:p>0.256048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250957" calcext:value-type="float">
            <text:p>0.250957</text:p>
          </table:table-cell>
          <table:table-cell office:value-type="float" office:value="0.248522" calcext:value-type="float">
            <text:p>0.248522</text:p>
          </table:table-cell>
          <table:table-cell office:value-type="float" office:value="0.246157" calcext:value-type="float">
            <text:p>0.246157</text:p>
          </table:table-cell>
          <table:table-cell office:value-type="float" office:value="0.243858" calcext:value-type="float">
            <text:p>0.243858</text:p>
          </table:table-cell>
          <table:table-cell office:value-type="float" office:value="0.241622" calcext:value-type="float">
            <text:p>0.241622</text:p>
          </table:table-cell>
          <table:table-cell office:value-type="float" office:value="0.239446" calcext:value-type="float">
            <text:p>0.239446</text:p>
          </table:table-cell>
          <table:table-cell office:value-type="float" office:value="0.237328" calcext:value-type="float">
            <text:p>0.237328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0.233254" calcext:value-type="float">
            <text:p>0.233254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229383" calcext:value-type="float">
            <text:p>0.229383</text:p>
          </table:table-cell>
          <table:table-cell office:value-type="float" office:value="0.227518" calcext:value-type="float">
            <text:p>0.227518</text:p>
          </table:table-cell>
          <table:table-cell office:value-type="float" office:value="0.225698" calcext:value-type="float">
            <text:p>0.225698</text:p>
          </table:table-cell>
          <table:table-cell office:value-type="float" office:value="0.223921" calcext:value-type="float">
            <text:p>0.223921</text:p>
          </table:table-cell>
          <table:table-cell office:value-type="float" office:value="0.222185" calcext:value-type="float">
            <text:p>0.222185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217209" calcext:value-type="float">
            <text:p>0.217209</text:p>
          </table:table-cell>
          <table:table-cell office:value-type="float" office:value="0.215784" calcext:value-type="float">
            <text:p>0.215784</text:p>
          </table:table-cell>
          <table:table-cell office:value-type="float" office:value="0.214387" calcext:value-type="float">
            <text:p>0.214387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211112" calcext:value-type="float">
            <text:p>0.211112</text:p>
          </table:table-cell>
          <table:table-cell office:value-type="float" office:value="0.209899" calcext:value-type="float">
            <text:p>0.209899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206931" calcext:value-type="float">
            <text:p>0.206931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0.20286" calcext:value-type="float">
            <text:p>0.20286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200418" calcext:value-type="float">
            <text:p>0.200418</text:p>
          </table:table-cell>
          <table:table-cell office:value-type="float" office:value="0.199269" calcext:value-type="float">
            <text:p>0.199269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96713" calcext:value-type="float">
            <text:p>0.196713</text:p>
          </table:table-cell>
          <table:table-cell office:value-type="float" office:value="0.195523" calcext:value-type="float">
            <text:p>0.195523</text:p>
          </table:table-cell>
        </table:table-row>
        <table:table-row table:style-name="ro1">
          <table:table-cell office:value-type="float" office:value="-0.199999999999999" calcext:value-type="float">
            <text:p>-0.1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0.421192" calcext:value-type="float">
            <text:p>0.421192</text:p>
          </table:table-cell>
          <table:table-cell office:value-type="float" office:value="0.61276" calcext:value-type="float">
            <text:p>0.61276</text:p>
          </table:table-cell>
          <table:table-cell office:value-type="float" office:value="0.769085" calcext:value-type="float">
            <text:p>0.769085</text:p>
          </table:table-cell>
          <table:table-cell office:value-type="float" office:value="0.89185" calcext:value-type="float">
            <text:p>0.89185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1.05475" calcext:value-type="float">
            <text:p>1.05475</text:p>
          </table:table-cell>
          <table:table-cell office:value-type="float" office:value="1.10216" calcext:value-type="float">
            <text:p>1.10216</text:p>
          </table:table-cell>
          <table:table-cell office:value-type="float" office:value="1.13126" calcext:value-type="float">
            <text:p>1.13126</text:p>
          </table:table-cell>
          <table:table-cell office:value-type="float" office:value="1.14531" calcext:value-type="float">
            <text:p>1.14531</text:p>
          </table:table-cell>
          <table:table-cell office:value-type="float" office:value="1.14717" calcext:value-type="float">
            <text:p>1.14717</text:p>
          </table:table-cell>
          <table:table-cell office:value-type="float" office:value="1.13933" calcext:value-type="float">
            <text:p>1.13933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1.01801" calcext:value-type="float">
            <text:p>1.01801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0.952706" calcext:value-type="float">
            <text:p>0.952706</text:p>
          </table:table-cell>
          <table:table-cell office:value-type="float" office:value="0.918804" calcext:value-type="float">
            <text:p>0.918804</text:p>
          </table:table-cell>
          <table:table-cell office:value-type="float" office:value="0.884424" calcext:value-type="float">
            <text:p>0.884424</text:p>
          </table:table-cell>
          <table:table-cell office:value-type="float" office:value="0.849761" calcext:value-type="float">
            <text:p>0.849761</text:p>
          </table:table-cell>
          <table:table-cell office:value-type="float" office:value="0.814992" calcext:value-type="float">
            <text:p>0.814992</text:p>
          </table:table-cell>
          <table:table-cell office:value-type="float" office:value="0.780292" calcext:value-type="float">
            <text:p>0.780292</text:p>
          </table:table-cell>
          <table:table-cell office:value-type="float" office:value="0.745848" calcext:value-type="float">
            <text:p>0.745848</text:p>
          </table:table-cell>
          <table:table-cell office:value-type="float" office:value="0.711843" calcext:value-type="float">
            <text:p>0.711843</text:p>
          </table:table-cell>
          <table:table-cell office:value-type="float" office:value="0.678449" calcext:value-type="float">
            <text:p>0.678449</text:p>
          </table:table-cell>
          <table:table-cell office:value-type="float" office:value="0.645808" calcext:value-type="float">
            <text:p>0.645808</text:p>
          </table:table-cell>
          <table:table-cell office:value-type="float" office:value="0.614032" calcext:value-type="float">
            <text:p>0.614032</text:p>
          </table:table-cell>
          <table:table-cell office:value-type="float" office:value="0.583202" calcext:value-type="float">
            <text:p>0.583202</text:p>
          </table:table-cell>
          <table:table-cell office:value-type="float" office:value="0.553378" calcext:value-type="float">
            <text:p>0.553378</text:p>
          </table:table-cell>
          <table:table-cell office:value-type="float" office:value="0.524599" calcext:value-type="float">
            <text:p>0.524599</text:p>
          </table:table-cell>
          <table:table-cell office:value-type="float" office:value="0.496889" calcext:value-type="float">
            <text:p>0.496889</text:p>
          </table:table-cell>
          <table:table-cell office:value-type="float" office:value="0.470274" calcext:value-type="float">
            <text:p>0.470274</text:p>
          </table:table-cell>
          <table:table-cell office:value-type="float" office:value="0.444921" calcext:value-type="float">
            <text:p>0.444921</text:p>
          </table:table-cell>
          <table:table-cell office:value-type="float" office:value="0.435324" calcext:value-type="float">
            <text:p>0.435324</text:p>
          </table:table-cell>
          <table:table-cell office:value-type="float" office:value="0.421459" calcext:value-type="float">
            <text:p>0.421459</text:p>
          </table:table-cell>
          <table:table-cell office:value-type="float" office:value="0.408668" calcext:value-type="float">
            <text:p>0.408668</text:p>
          </table:table-cell>
          <table:table-cell office:value-type="float" office:value="0.398362" calcext:value-type="float">
            <text:p>0.398362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79477" calcext:value-type="float">
            <text:p>0.379477</text:p>
          </table:table-cell>
          <table:table-cell office:value-type="float" office:value="0.371504" calcext:value-type="float">
            <text:p>0.371504</text:p>
          </table:table-cell>
          <table:table-cell office:value-type="float" office:value="0.36343" calcext:value-type="float">
            <text:p>0.36343</text:p>
          </table:table-cell>
          <table:table-cell office:value-type="float" office:value="0.355605" calcext:value-type="float">
            <text:p>0.355605</text:p>
          </table:table-cell>
          <table:table-cell office:value-type="float" office:value="0.349372" calcext:value-type="float">
            <text:p>0.349372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336609" calcext:value-type="float">
            <text:p>0.336609</text:p>
          </table:table-cell>
          <table:table-cell office:value-type="float" office:value="0.330437" calcext:value-type="float">
            <text:p>0.330437</text:p>
          </table:table-cell>
          <table:table-cell office:value-type="float" office:value="0.325291" calcext:value-type="float">
            <text:p>0.325291</text:p>
          </table:table-cell>
          <table:table-cell office:value-type="float" office:value="0.320377" calcext:value-type="float">
            <text:p>0.320377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305918" calcext:value-type="float">
            <text:p>0.305918</text:p>
          </table:table-cell>
          <table:table-cell office:value-type="float" office:value="0.301743" calcext:value-type="float">
            <text:p>0.301743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293037" calcext:value-type="float">
            <text:p>0.293037</text:p>
          </table:table-cell>
          <table:table-cell office:value-type="float" office:value="0.289173" calcext:value-type="float">
            <text:p>0.289173</text:p>
          </table:table-cell>
          <table:table-cell office:value-type="float" office:value="0.285458" calcext:value-type="float">
            <text:p>0.285458</text:p>
          </table:table-cell>
          <table:table-cell office:value-type="float" office:value="0.281883" calcext:value-type="float">
            <text:p>0.281883</text:p>
          </table:table-cell>
          <table:table-cell office:value-type="float" office:value="0.278438" calcext:value-type="float">
            <text:p>0.278438</text:p>
          </table:table-cell>
          <table:table-cell office:value-type="float" office:value="0.275117" calcext:value-type="float">
            <text:p>0.275117</text:p>
          </table:table-cell>
          <table:table-cell office:value-type="float" office:value="0.271912" calcext:value-type="float">
            <text:p>0.271912</text:p>
          </table:table-cell>
          <table:table-cell office:value-type="float" office:value="0.268816" calcext:value-type="float">
            <text:p>0.268816</text:p>
          </table:table-cell>
          <table:table-cell office:value-type="float" office:value="0.265824" calcext:value-type="float">
            <text:p>0.265824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260128" calcext:value-type="float">
            <text:p>0.260128</text:p>
          </table:table-cell>
          <table:table-cell office:value-type="float" office:value="0.257413" calcext:value-type="float">
            <text:p>0.257413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25223" calcext:value-type="float">
            <text:p>0.25223</text:p>
          </table:table-cell>
          <table:table-cell office:value-type="float" office:value="0.249753" calcext:value-type="float">
            <text:p>0.249753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0.245011" calcext:value-type="float">
            <text:p>0.245011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0.240529" calcext:value-type="float">
            <text:p>0.240529</text:p>
          </table:table-cell>
          <table:table-cell office:value-type="float" office:value="0.238378" calcext:value-type="float">
            <text:p>0.238378</text:p>
          </table:table-cell>
          <table:table-cell office:value-type="float" office:value="0.236284" calcext:value-type="float">
            <text:p>0.236284</text:p>
          </table:table-cell>
          <table:table-cell office:value-type="float" office:value="0.234244" calcext:value-type="float">
            <text:p>0.234244</text:p>
          </table:table-cell>
          <table:table-cell office:value-type="float" office:value="0.232256" calcext:value-type="float">
            <text:p>0.232256</text:p>
          </table:table-cell>
          <table:table-cell office:value-type="float" office:value="0.230318" calcext:value-type="float">
            <text:p>0.230318</text:p>
          </table:table-cell>
          <table:table-cell office:value-type="float" office:value="0.228427" calcext:value-type="float">
            <text:p>0.228427</text:p>
          </table:table-cell>
          <table:table-cell office:value-type="float" office:value="0.226582" calcext:value-type="float">
            <text:p>0.226582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0.223023" calcext:value-type="float">
            <text:p>0.223023</text:p>
          </table:table-cell>
          <table:table-cell office:value-type="float" office:value="0.221305" calcext:value-type="float">
            <text:p>0.221305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0.218322" calcext:value-type="float">
            <text:p>0.218322</text:p>
          </table:table-cell>
          <table:table-cell office:value-type="float" office:value="0.216656" calcext:value-type="float">
            <text:p>0.216656</text:p>
          </table:table-cell>
          <table:table-cell office:value-type="float" office:value="0.214861" calcext:value-type="float">
            <text:p>0.214861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10453" calcext:value-type="float">
            <text:p>0.210453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07637" calcext:value-type="float">
            <text:p>0.207637</text:p>
          </table:table-cell>
          <table:table-cell office:value-type="float" office:value="0.206171" calcext:value-type="float">
            <text:p>0.206171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9722" calcext:value-type="float">
            <text:p>0.199722</text:p>
          </table:table-cell>
          <table:table-cell office:value-type="float" office:value="0.198477" calcext:value-type="float">
            <text:p>0.198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3675" calcext:value-type="float">
            <text:p>4.63675</text:p>
          </table:table-cell>
          <table:table-cell office:value-type="float" office:value="4.17164" calcext:value-type="float">
            <text:p>4.17164</text:p>
          </table:table-cell>
          <table:table-cell office:value-type="float" office:value="3.75754" calcext:value-type="float">
            <text:p>3.75754</text:p>
          </table:table-cell>
          <table:table-cell office:value-type="float" office:value="3.38876" calcext:value-type="float">
            <text:p>3.38876</text:p>
          </table:table-cell>
          <table:table-cell office:value-type="float" office:value="3.0661" calcext:value-type="float">
            <text:p>3.0661</text:p>
          </table:table-cell>
          <table:table-cell office:value-type="float" office:value="2.78336" calcext:value-type="float">
            <text:p>2.78336</text:p>
          </table:table-cell>
          <table:table-cell office:value-type="float" office:value="2.53563" calcext:value-type="float">
            <text:p>2.53563</text:p>
          </table:table-cell>
          <table:table-cell office:value-type="float" office:value="2.31949" calcext:value-type="float">
            <text:p>2.31949</text:p>
          </table:table-cell>
          <table:table-cell office:value-type="float" office:value="2.13168" calcext:value-type="float">
            <text:p>2.13168</text:p>
          </table:table-cell>
          <table:table-cell office:value-type="float" office:value="1.96816" calcext:value-type="float">
            <text:p>1.96816</text:p>
          </table:table-cell>
          <table:table-cell office:value-type="float" office:value="1.8253" calcext:value-type="float">
            <text:p>1.8253</text:p>
          </table:table-cell>
          <table:table-cell office:value-type="float" office:value="1.6998" calcext:value-type="float">
            <text:p>1.6998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1.48986" calcext:value-type="float">
            <text:p>1.48986</text:p>
          </table:table-cell>
          <table:table-cell office:value-type="float" office:value="1.40179" calcext:value-type="float">
            <text:p>1.40179</text:p>
          </table:table-cell>
          <table:table-cell office:value-type="float" office:value="1.32234" calcext:value-type="float">
            <text:p>1.32234</text:p>
          </table:table-cell>
          <table:table-cell office:value-type="float" office:value="1.24985" calcext:value-type="float">
            <text:p>1.24985</text:p>
          </table:table-cell>
          <table:table-cell office:value-type="float" office:value="1.183" calcext:value-type="float">
            <text:p>1.183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0703" calcext:value-type="float">
            <text:p>1.00703</text:p>
          </table:table-cell>
          <table:table-cell office:value-type="float" office:value="0.954471" calcext:value-type="float">
            <text:p>0.954471</text:p>
          </table:table-cell>
          <table:table-cell office:value-type="float" office:value="0.904326" calcext:value-type="float">
            <text:p>0.904326</text:p>
          </table:table-cell>
          <table:table-cell office:value-type="float" office:value="0.856394" calcext:value-type="float">
            <text:p>0.856394</text:p>
          </table:table-cell>
          <table:table-cell office:value-type="float" office:value="0.810568" calcext:value-type="float">
            <text:p>0.810568</text:p>
          </table:table-cell>
          <table:table-cell office:value-type="float" office:value="0.76679" calcext:value-type="float">
            <text:p>0.76679</text:p>
          </table:table-cell>
          <table:table-cell office:value-type="float" office:value="0.725023" calcext:value-type="float">
            <text:p>0.725023</text:p>
          </table:table-cell>
          <table:table-cell office:value-type="float" office:value="0.685226" calcext:value-type="float">
            <text:p>0.685226</text:p>
          </table:table-cell>
          <table:table-cell office:value-type="float" office:value="0.647346" calcext:value-type="float">
            <text:p>0.647346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77079" calcext:value-type="float">
            <text:p>0.577079</text:p>
          </table:table-cell>
          <table:table-cell office:value-type="float" office:value="0.54455" calcext:value-type="float">
            <text:p>0.54455</text:p>
          </table:table-cell>
          <table:table-cell office:value-type="float" office:value="0.513663" calcext:value-type="float">
            <text:p>0.513663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456751" calcext:value-type="float">
            <text:p>0.456751</text:p>
          </table:table-cell>
          <table:table-cell office:value-type="float" office:value="0.44637" calcext:value-type="float">
            <text:p>0.44637</text:p>
          </table:table-cell>
          <table:table-cell office:value-type="float" office:value="0.431441" calcext:value-type="float">
            <text:p>0.431441</text:p>
          </table:table-cell>
          <table:table-cell office:value-type="float" office:value="0.417735" calcext:value-type="float">
            <text:p>0.417735</text:p>
          </table:table-cell>
          <table:table-cell office:value-type="float" office:value="0.406736" calcext:value-type="float">
            <text:p>0.406736</text:p>
          </table:table-cell>
          <table:table-cell office:value-type="float" office:value="0.395702" calcext:value-type="float">
            <text:p>0.395702</text:p>
          </table:table-cell>
          <table:table-cell office:value-type="float" office:value="0.38668" calcext:value-type="float">
            <text:p>0.38668</text:p>
          </table:table-cell>
          <table:table-cell office:value-type="float" office:value="0.378248" calcext:value-type="float">
            <text:p>0.378248</text:p>
          </table:table-cell>
          <table:table-cell office:value-type="float" office:value="0.369731" calcext:value-type="float">
            <text:p>0.369731</text:p>
          </table:table-cell>
          <table:table-cell office:value-type="float" office:value="0.361497" calcext:value-type="float">
            <text:p>0.361497</text:p>
          </table:table-cell>
          <table:table-cell office:value-type="float" office:value="0.354951" calcext:value-type="float">
            <text:p>0.354951</text:p>
          </table:table-cell>
          <table:table-cell office:value-type="float" office:value="0.348417" calcext:value-type="float">
            <text:p>0.348417</text:p>
          </table:table-cell>
          <table:table-cell office:value-type="float" office:value="0.341584" calcext:value-type="float">
            <text:p>0.341584</text:p>
          </table:table-cell>
          <table:table-cell office:value-type="float" office:value="0.335137" calcext:value-type="float">
            <text:p>0.335137</text:p>
          </table:table-cell>
          <table:table-cell office:value-type="float" office:value="0.329769" calcext:value-type="float">
            <text:p>0.329769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.319194" calcext:value-type="float">
            <text:p>0.319194</text:p>
          </table:table-cell>
          <table:table-cell office:value-type="float" office:value="0.313683" calcext:value-type="float">
            <text:p>0.313683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0.305299" calcext:value-type="float">
            <text:p>0.305299</text:p>
          </table:table-cell>
          <table:table-cell office:value-type="float" office:value="0.300451" calcext:value-type="float">
            <text:p>0.300451</text:p>
          </table:table-cell>
          <table:table-cell office:value-type="float" office:value="0.296289" calcext:value-type="float">
            <text:p>0.296289</text:p>
          </table:table-cell>
          <table:table-cell office:value-type="float" office:value="0.292296" calcext:value-type="float">
            <text:p>0.292296</text:p>
          </table:table-cell>
          <table:table-cell office:value-type="float" office:value="0.288461" calcext:value-type="float">
            <text:p>0.288461</text:p>
          </table:table-cell>
          <table:table-cell office:value-type="float" office:value="0.284772" calcext:value-type="float">
            <text:p>0.284772</text:p>
          </table:table-cell>
          <table:table-cell office:value-type="float" office:value="0.281221" calcext:value-type="float">
            <text:p>0.281221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274501" calcext:value-type="float">
            <text:p>0.274501</text:p>
          </table:table-cell>
          <table:table-cell office:value-type="float" office:value="0.271317" calcext:value-type="float">
            <text:p>0.271317</text:p>
          </table:table-cell>
          <table:table-cell office:value-type="float" office:value="0.268241" calcext:value-type="float">
            <text:p>0.268241</text:p>
          </table:table-cell>
          <table:table-cell office:value-type="float" office:value="0.265267" calcext:value-type="float">
            <text:p>0.265267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259605" calcext:value-type="float">
            <text:p>0.259605</text:p>
          </table:table-cell>
          <table:table-cell office:value-type="float" office:value="0.256906" calcext:value-type="float">
            <text:p>0.256906</text:p>
          </table:table-cell>
          <table:table-cell office:value-type="float" office:value="0.25429" calcext:value-type="float">
            <text:p>0.25429</text:p>
          </table:table-cell>
          <table:table-cell office:value-type="float" office:value="0.251752" calcext:value-type="float">
            <text:p>0.251752</text:p>
          </table:table-cell>
          <table:table-cell office:value-type="float" office:value="0.249289" calcext:value-type="float">
            <text:p>0.249289</text:p>
          </table:table-cell>
          <table:table-cell office:value-type="float" office:value="0.246897" calcext:value-type="float">
            <text:p>0.246897</text:p>
          </table:table-cell>
          <table:table-cell office:value-type="float" office:value="0.244572" calcext:value-type="float">
            <text:p>0.244572</text:p>
          </table:table-cell>
          <table:table-cell office:value-type="float" office:value="0.242312" calcext:value-type="float">
            <text:p>0.242312</text:p>
          </table:table-cell>
          <table:table-cell office:value-type="float" office:value="0.240113" calcext:value-type="float">
            <text:p>0.240113</text:p>
          </table:table-cell>
          <table:table-cell office:value-type="float" office:value="0.237973" calcext:value-type="float">
            <text:p>0.237973</text:p>
          </table:table-cell>
          <table:table-cell office:value-type="float" office:value="0.23589" calcext:value-type="float">
            <text:p>0.23589</text:p>
          </table:table-cell>
          <table:table-cell office:value-type="float" office:value="0.23386" calcext:value-type="float">
            <text:p>0.23386</text:p>
          </table:table-cell>
          <table:table-cell office:value-type="float" office:value="0.231881" calcext:value-type="float">
            <text:p>0.231881</text:p>
          </table:table-cell>
          <table:table-cell office:value-type="float" office:value="0.229952" calcext:value-type="float">
            <text:p>0.229952</text:p>
          </table:table-cell>
          <table:table-cell office:value-type="float" office:value="0.228071" calcext:value-type="float">
            <text:p>0.228071</text:p>
          </table:table-cell>
          <table:table-cell office:value-type="float" office:value="0.226235" calcext:value-type="float">
            <text:p>0.226235</text:p>
          </table:table-cell>
          <table:table-cell office:value-type="float" office:value="0.224442" calcext:value-type="float">
            <text:p>0.224442</text:p>
          </table:table-cell>
          <table:table-cell office:value-type="float" office:value="0.222692" calcext:value-type="float">
            <text:p>0.222692</text:p>
          </table:table-cell>
          <table:table-cell office:value-type="float" office:value="0.221155" calcext:value-type="float">
            <text:p>0.221155</text:p>
          </table:table-cell>
          <table:table-cell office:value-type="float" office:value="0.21965" calcext:value-type="float">
            <text:p>0.21965</text:p>
          </table:table-cell>
          <table:table-cell office:value-type="float" office:value="0.217954" calcext:value-type="float">
            <text:p>0.217954</text:p>
          </table:table-cell>
          <table:table-cell office:value-type="float" office:value="0.216128" calcext:value-type="float">
            <text:p>0.216128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0.213359" calcext:value-type="float">
            <text:p>0.213359</text:p>
          </table:table-cell>
          <table:table-cell office:value-type="float" office:value="0.211643" calcext:value-type="float">
            <text:p>0.211643</text:p>
          </table:table-cell>
          <table:table-cell office:value-type="float" office:value="0.21024" calcext:value-type="float">
            <text:p>0.21024</text:p>
          </table:table-cell>
          <table:table-cell office:value-type="float" office:value="0.208779" calcext:value-type="float">
            <text:p>0.208779</text:p>
          </table:table-cell>
          <table:table-cell office:value-type="float" office:value="0.207289" calcext:value-type="float">
            <text:p>0.207289</text:p>
          </table:table-cell>
          <table:table-cell office:value-type="float" office:value="0.20583" calcext:value-type="float">
            <text:p>0.20583</text:p>
          </table:table-cell>
          <table:table-cell office:value-type="float" office:value="0.204684" calcext:value-type="float">
            <text:p>0.204684</text:p>
          </table:table-cell>
          <table:table-cell office:value-type="float" office:value="0.203459" calcext:value-type="float">
            <text:p>0.203459</text:p>
          </table:table-cell>
          <table:table-cell office:value-type="float" office:value="0.202035" calcext:value-type="float">
            <text:p>0.202035</text:p>
          </table:table-cell>
          <table:table-cell office:value-type="float" office:value="0.200738" calcext:value-type="float">
            <text:p>0.200738</text:p>
          </table:table-cell>
          <table:table-cell office:value-type="float" office:value="0.199473" calcext:value-type="float">
            <text:p>0.199473</text:p>
          </table:table-cell>
        </table:table-row>
        <table:table-row table:style-name="ro1">
          <table:table-cell office:value-type="float" office:value="0.200000000000001" calcext:value-type="float">
            <text:p>0.2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190053" calcext:value-type="float">
            <text:p>0.190053</text:p>
          </table:table-cell>
          <table:table-cell office:value-type="float" office:value="0.421192" calcext:value-type="float">
            <text:p>0.421192</text:p>
          </table:table-cell>
          <table:table-cell office:value-type="float" office:value="0.61276" calcext:value-type="float">
            <text:p>0.61276</text:p>
          </table:table-cell>
          <table:table-cell office:value-type="float" office:value="0.769085" calcext:value-type="float">
            <text:p>0.769085</text:p>
          </table:table-cell>
          <table:table-cell office:value-type="float" office:value="0.89185" calcext:value-type="float">
            <text:p>0.89185</text:p>
          </table:table-cell>
          <table:table-cell office:value-type="float" office:value="0.985764" calcext:value-type="float">
            <text:p>0.985764</text:p>
          </table:table-cell>
          <table:table-cell office:value-type="float" office:value="1.05475" calcext:value-type="float">
            <text:p>1.05475</text:p>
          </table:table-cell>
          <table:table-cell office:value-type="float" office:value="1.10216" calcext:value-type="float">
            <text:p>1.10216</text:p>
          </table:table-cell>
          <table:table-cell office:value-type="float" office:value="1.13126" calcext:value-type="float">
            <text:p>1.13126</text:p>
          </table:table-cell>
          <table:table-cell office:value-type="float" office:value="1.14531" calcext:value-type="float">
            <text:p>1.14531</text:p>
          </table:table-cell>
          <table:table-cell office:value-type="float" office:value="1.14717" calcext:value-type="float">
            <text:p>1.14717</text:p>
          </table:table-cell>
          <table:table-cell office:value-type="float" office:value="1.13933" calcext:value-type="float">
            <text:p>1.13933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10256" calcext:value-type="float">
            <text:p>1.10256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4863" calcext:value-type="float">
            <text:p>1.04863</text:p>
          </table:table-cell>
          <table:table-cell office:value-type="float" office:value="1.01801" calcext:value-type="float">
            <text:p>1.01801</text:p>
          </table:table-cell>
          <table:table-cell office:value-type="float" office:value="0.985886" calcext:value-type="float">
            <text:p>0.985886</text:p>
          </table:table-cell>
          <table:table-cell office:value-type="float" office:value="0.952706" calcext:value-type="float">
            <text:p>0.952706</text:p>
          </table:table-cell>
          <table:table-cell office:value-type="float" office:value="0.918804" calcext:value-type="float">
            <text:p>0.918804</text:p>
          </table:table-cell>
          <table:table-cell office:value-type="float" office:value="0.884424" calcext:value-type="float">
            <text:p>0.884424</text:p>
          </table:table-cell>
          <table:table-cell office:value-type="float" office:value="0.849761" calcext:value-type="float">
            <text:p>0.849761</text:p>
          </table:table-cell>
          <table:table-cell office:value-type="float" office:value="0.814992" calcext:value-type="float">
            <text:p>0.814992</text:p>
          </table:table-cell>
          <table:table-cell office:value-type="float" office:value="0.780292" calcext:value-type="float">
            <text:p>0.780292</text:p>
          </table:table-cell>
          <table:table-cell office:value-type="float" office:value="0.745848" calcext:value-type="float">
            <text:p>0.745848</text:p>
          </table:table-cell>
          <table:table-cell office:value-type="float" office:value="0.711843" calcext:value-type="float">
            <text:p>0.711843</text:p>
          </table:table-cell>
          <table:table-cell office:value-type="float" office:value="0.678449" calcext:value-type="float">
            <text:p>0.678449</text:p>
          </table:table-cell>
          <table:table-cell office:value-type="float" office:value="0.645808" calcext:value-type="float">
            <text:p>0.645808</text:p>
          </table:table-cell>
          <table:table-cell office:value-type="float" office:value="0.614032" calcext:value-type="float">
            <text:p>0.614032</text:p>
          </table:table-cell>
          <table:table-cell office:value-type="float" office:value="0.583202" calcext:value-type="float">
            <text:p>0.583202</text:p>
          </table:table-cell>
          <table:table-cell office:value-type="float" office:value="0.553378" calcext:value-type="float">
            <text:p>0.553378</text:p>
          </table:table-cell>
          <table:table-cell office:value-type="float" office:value="0.524599" calcext:value-type="float">
            <text:p>0.524599</text:p>
          </table:table-cell>
          <table:table-cell office:value-type="float" office:value="0.496889" calcext:value-type="float">
            <text:p>0.496889</text:p>
          </table:table-cell>
          <table:table-cell office:value-type="float" office:value="0.470274" calcext:value-type="float">
            <text:p>0.470274</text:p>
          </table:table-cell>
          <table:table-cell office:value-type="float" office:value="0.444921" calcext:value-type="float">
            <text:p>0.444921</text:p>
          </table:table-cell>
          <table:table-cell office:value-type="float" office:value="0.435324" calcext:value-type="float">
            <text:p>0.435324</text:p>
          </table:table-cell>
          <table:table-cell office:value-type="float" office:value="0.421459" calcext:value-type="float">
            <text:p>0.421459</text:p>
          </table:table-cell>
          <table:table-cell office:value-type="float" office:value="0.408668" calcext:value-type="float">
            <text:p>0.408668</text:p>
          </table:table-cell>
          <table:table-cell office:value-type="float" office:value="0.398362" calcext:value-type="float">
            <text:p>0.398362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79477" calcext:value-type="float">
            <text:p>0.379477</text:p>
          </table:table-cell>
          <table:table-cell office:value-type="float" office:value="0.371504" calcext:value-type="float">
            <text:p>0.371504</text:p>
          </table:table-cell>
          <table:table-cell office:value-type="float" office:value="0.36343" calcext:value-type="float">
            <text:p>0.36343</text:p>
          </table:table-cell>
          <table:table-cell office:value-type="float" office:value="0.355605" calcext:value-type="float">
            <text:p>0.355605</text:p>
          </table:table-cell>
          <table:table-cell office:value-type="float" office:value="0.349372" calcext:value-type="float">
            <text:p>0.349372</text:p>
          </table:table-cell>
          <table:table-cell office:value-type="float" office:value="0.34314" calcext:value-type="float">
            <text:p>0.34314</text:p>
          </table:table-cell>
          <table:table-cell office:value-type="float" office:value="0.336609" calcext:value-type="float">
            <text:p>0.336609</text:p>
          </table:table-cell>
          <table:table-cell office:value-type="float" office:value="0.330437" calcext:value-type="float">
            <text:p>0.330437</text:p>
          </table:table-cell>
          <table:table-cell office:value-type="float" office:value="0.325291" calcext:value-type="float">
            <text:p>0.325291</text:p>
          </table:table-cell>
          <table:table-cell office:value-type="float" office:value="0.320377" calcext:value-type="float">
            <text:p>0.320377</text:p>
          </table:table-cell>
          <table:table-cell office:value-type="float" office:value="0.315132" calcext:value-type="float">
            <text:p>0.315132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305918" calcext:value-type="float">
            <text:p>0.305918</text:p>
          </table:table-cell>
          <table:table-cell office:value-type="float" office:value="0.301743" calcext:value-type="float">
            <text:p>0.301743</text:p>
          </table:table-cell>
          <table:table-cell office:value-type="float" office:value="0.29706" calcext:value-type="float">
            <text:p>0.29706</text:p>
          </table:table-cell>
          <table:table-cell office:value-type="float" office:value="0.293037" calcext:value-type="float">
            <text:p>0.293037</text:p>
          </table:table-cell>
          <table:table-cell office:value-type="float" office:value="0.289173" calcext:value-type="float">
            <text:p>0.289173</text:p>
          </table:table-cell>
          <table:table-cell office:value-type="float" office:value="0.285458" calcext:value-type="float">
            <text:p>0.285458</text:p>
          </table:table-cell>
          <table:table-cell office:value-type="float" office:value="0.281883" calcext:value-type="float">
            <text:p>0.281883</text:p>
          </table:table-cell>
          <table:table-cell office:value-type="float" office:value="0.278438" calcext:value-type="float">
            <text:p>0.278438</text:p>
          </table:table-cell>
          <table:table-cell office:value-type="float" office:value="0.275117" calcext:value-type="float">
            <text:p>0.275117</text:p>
          </table:table-cell>
          <table:table-cell office:value-type="float" office:value="0.271912" calcext:value-type="float">
            <text:p>0.271912</text:p>
          </table:table-cell>
          <table:table-cell office:value-type="float" office:value="0.268816" calcext:value-type="float">
            <text:p>0.268816</text:p>
          </table:table-cell>
          <table:table-cell office:value-type="float" office:value="0.265824" calcext:value-type="float">
            <text:p>0.265824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260128" calcext:value-type="float">
            <text:p>0.260128</text:p>
          </table:table-cell>
          <table:table-cell office:value-type="float" office:value="0.257413" calcext:value-type="float">
            <text:p>0.257413</text:p>
          </table:table-cell>
          <table:table-cell office:value-type="float" office:value="0.254782" calcext:value-type="float">
            <text:p>0.254782</text:p>
          </table:table-cell>
          <table:table-cell office:value-type="float" office:value="0.25223" calcext:value-type="float">
            <text:p>0.25223</text:p>
          </table:table-cell>
          <table:table-cell office:value-type="float" office:value="0.249753" calcext:value-type="float">
            <text:p>0.249753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0.245011" calcext:value-type="float">
            <text:p>0.245011</text:p>
          </table:table-cell>
          <table:table-cell office:value-type="float" office:value="0.242739" calcext:value-type="float">
            <text:p>0.242739</text:p>
          </table:table-cell>
          <table:table-cell office:value-type="float" office:value="0.240529" calcext:value-type="float">
            <text:p>0.240529</text:p>
          </table:table-cell>
          <table:table-cell office:value-type="float" office:value="0.238378" calcext:value-type="float">
            <text:p>0.238378</text:p>
          </table:table-cell>
          <table:table-cell office:value-type="float" office:value="0.236284" calcext:value-type="float">
            <text:p>0.236284</text:p>
          </table:table-cell>
          <table:table-cell office:value-type="float" office:value="0.234244" calcext:value-type="float">
            <text:p>0.234244</text:p>
          </table:table-cell>
          <table:table-cell office:value-type="float" office:value="0.232256" calcext:value-type="float">
            <text:p>0.232256</text:p>
          </table:table-cell>
          <table:table-cell office:value-type="float" office:value="0.230318" calcext:value-type="float">
            <text:p>0.230318</text:p>
          </table:table-cell>
          <table:table-cell office:value-type="float" office:value="0.228427" calcext:value-type="float">
            <text:p>0.228427</text:p>
          </table:table-cell>
          <table:table-cell office:value-type="float" office:value="0.226582" calcext:value-type="float">
            <text:p>0.226582</text:p>
          </table:table-cell>
          <table:table-cell office:value-type="float" office:value="0.224782" calcext:value-type="float">
            <text:p>0.224782</text:p>
          </table:table-cell>
          <table:table-cell office:value-type="float" office:value="0.223023" calcext:value-type="float">
            <text:p>0.223023</text:p>
          </table:table-cell>
          <table:table-cell office:value-type="float" office:value="0.221305" calcext:value-type="float">
            <text:p>0.221305</text:p>
          </table:table-cell>
          <table:table-cell office:value-type="float" office:value="0.219798" calcext:value-type="float">
            <text:p>0.219798</text:p>
          </table:table-cell>
          <table:table-cell office:value-type="float" office:value="0.218322" calcext:value-type="float">
            <text:p>0.218322</text:p>
          </table:table-cell>
          <table:table-cell office:value-type="float" office:value="0.216656" calcext:value-type="float">
            <text:p>0.216656</text:p>
          </table:table-cell>
          <table:table-cell office:value-type="float" office:value="0.214861" calcext:value-type="float">
            <text:p>0.214861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10453" calcext:value-type="float">
            <text:p>0.210453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07637" calcext:value-type="float">
            <text:p>0.207637</text:p>
          </table:table-cell>
          <table:table-cell office:value-type="float" office:value="0.206171" calcext:value-type="float">
            <text:p>0.206171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9722" calcext:value-type="float">
            <text:p>0.199722</text:p>
          </table:table-cell>
          <table:table-cell office:value-type="float" office:value="0.198477" calcext:value-type="float">
            <text:p>0.1984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-0.00800168" calcext:value-type="float">
            <text:p>-0.00800168</text:p>
          </table:table-cell>
          <table:table-cell office:value-type="float" office:value="-0.0050203" calcext:value-type="float">
            <text:p>-0.0050203</text:p>
          </table:table-cell>
          <table:table-cell office:value-type="float" office:value="0.0122453" calcext:value-type="float">
            <text:p>0.0122453</text:p>
          </table:table-cell>
          <table:table-cell office:value-type="float" office:value="0.0413672" calcext:value-type="float">
            <text:p>0.0413672</text:p>
          </table:table-cell>
          <table:table-cell office:value-type="float" office:value="0.0793678" calcext:value-type="float">
            <text:p>0.0793678</text:p>
          </table:table-cell>
          <table:table-cell office:value-type="float" office:value="0.123865" calcext:value-type="float">
            <text:p>0.123865</text:p>
          </table:table-cell>
          <table:table-cell office:value-type="float" office:value="0.172698" calcext:value-type="float">
            <text:p>0.172698</text:p>
          </table:table-cell>
          <table:table-cell office:value-type="float" office:value="0.223696" calcext:value-type="float">
            <text:p>0.223696</text:p>
          </table:table-cell>
          <table:table-cell office:value-type="float" office:value="0.274834" calcext:value-type="float">
            <text:p>0.274834</text:p>
          </table:table-cell>
          <table:table-cell office:value-type="float" office:value="0.324608" calcext:value-type="float">
            <text:p>0.324608</text:p>
          </table:table-cell>
          <table:table-cell office:value-type="float" office:value="0.371816" calcext:value-type="float">
            <text:p>0.371816</text:p>
          </table:table-cell>
          <table:table-cell office:value-type="float" office:value="0.415552" calcext:value-type="float">
            <text:p>0.415552</text:p>
          </table:table-cell>
          <table:table-cell office:value-type="float" office:value="0.455195" calcext:value-type="float">
            <text:p>0.455195</text:p>
          </table:table-cell>
          <table:table-cell office:value-type="float" office:value="0.490193" calcext:value-type="float">
            <text:p>0.490193</text:p>
          </table:table-cell>
          <table:table-cell office:value-type="float" office:value="0.520097" calcext:value-type="float">
            <text:p>0.520097</text:p>
          </table:table-cell>
          <table:table-cell office:value-type="float" office:value="0.54501" calcext:value-type="float">
            <text:p>0.54501</text:p>
          </table:table-cell>
          <table:table-cell office:value-type="float" office:value="0.565086" calcext:value-type="float">
            <text:p>0.565086</text:p>
          </table:table-cell>
          <table:table-cell office:value-type="float" office:value="0.580541" calcext:value-type="float">
            <text:p>0.580541</text:p>
          </table:table-cell>
          <table:table-cell office:value-type="float" office:value="0.591621" calcext:value-type="float">
            <text:p>0.591621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601281" calcext:value-type="float">
            <text:p>0.601281</text:p>
          </table:table-cell>
          <table:table-cell office:value-type="float" office:value="0.59756" calcext:value-type="float">
            <text:p>0.59756</text:p>
          </table:table-cell>
          <table:table-cell office:value-type="float" office:value="0.590852" calcext:value-type="float">
            <text:p>0.590852</text:p>
          </table:table-cell>
          <table:table-cell office:value-type="float" office:value="0.581476" calcext:value-type="float">
            <text:p>0.581476</text:p>
          </table:table-cell>
          <table:table-cell office:value-type="float" office:value="0.569769" calcext:value-type="float">
            <text:p>0.569769</text:p>
          </table:table-cell>
          <table:table-cell office:value-type="float" office:value="0.556076" calcext:value-type="float">
            <text:p>0.556076</text:p>
          </table:table-cell>
          <table:table-cell office:value-type="float" office:value="0.540741" calcext:value-type="float">
            <text:p>0.540741</text:p>
          </table:table-cell>
          <table:table-cell office:value-type="float" office:value="0.524086" calcext:value-type="float">
            <text:p>0.524086</text:p>
          </table:table-cell>
          <table:table-cell office:value-type="float" office:value="0.506409" calcext:value-type="float">
            <text:p>0.506409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469036" calcext:value-type="float">
            <text:p>0.469036</text:p>
          </table:table-cell>
          <table:table-cell office:value-type="float" office:value="0.44979" calcext:value-type="float">
            <text:p>0.44979</text:p>
          </table:table-cell>
          <table:table-cell office:value-type="float" office:value="0.430431" calcext:value-type="float">
            <text:p>0.430431</text:p>
          </table:table-cell>
          <table:table-cell office:value-type="float" office:value="0.411245" calcext:value-type="float">
            <text:p>0.411245</text:p>
          </table:table-cell>
          <table:table-cell office:value-type="float" office:value="0.403802" calcext:value-type="float">
            <text:p>0.403802</text:p>
          </table:table-cell>
          <table:table-cell office:value-type="float" office:value="0.392881" calcext:value-type="float">
            <text:p>0.392881</text:p>
          </table:table-cell>
          <table:table-cell office:value-type="float" office:value="0.382636" calcext:value-type="float">
            <text:p>0.382636</text:p>
          </table:table-cell>
          <table:table-cell office:value-type="float" office:value="0.374266" calcext:value-type="float">
            <text:p>0.374266</text:p>
          </table:table-cell>
          <table:table-cell office:value-type="float" office:value="0.365739" calcext:value-type="float">
            <text:p>0.365739</text:p>
          </table:table-cell>
          <table:table-cell office:value-type="float" office:value="0.358672" calcext:value-type="float">
            <text:p>0.358672</text:p>
          </table:table-cell>
          <table:table-cell office:value-type="float" office:value="0.351991" calcext:value-type="float">
            <text:p>0.351991</text:p>
          </table:table-cell>
          <table:table-cell office:value-type="float" office:value="0.34517" calcext:value-type="float">
            <text:p>0.34517</text:p>
          </table:table-cell>
          <table:table-cell office:value-type="float" office:value="0.338508" calcext:value-type="float">
            <text:p>0.338508</text:p>
          </table:table-cell>
          <table:table-cell office:value-type="float" office:value="0.333163" calcext:value-type="float">
            <text:p>0.333163</text:p>
          </table:table-cell>
          <table:table-cell office:value-type="float" office:value="0.327787" calcext:value-type="float">
            <text:p>0.327787</text:p>
          </table:table-cell>
          <table:table-cell office:value-type="float" office:value="0.322121" calcext:value-type="float">
            <text:p>0.322121</text:p>
          </table:table-cell>
          <table:table-cell office:value-type="float" office:value="0.316736" calcext:value-type="float">
            <text:p>0.316736</text:p>
          </table:table-cell>
          <table:table-cell office:value-type="float" office:value="0.312223" calcext:value-type="float">
            <text:p>0.312223</text:p>
          </table:table-cell>
          <table:table-cell office:value-type="float" office:value="0.307895" calcext:value-type="float">
            <text:p>0.307895</text:p>
          </table:table-cell>
          <table:table-cell office:value-type="float" office:value="0.303256" calcext:value-type="float">
            <text:p>0.303256</text:p>
          </table:table-cell>
          <table:table-cell office:value-type="float" office:value="0.298543" calcext:value-type="float">
            <text:p>0.298543</text:p>
          </table:table-cell>
          <table:table-cell office:value-type="float" office:value="0.295058" calcext:value-type="float">
            <text:p>0.295058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0.287121" calcext:value-type="float">
            <text:p>0.287121</text:p>
          </table:table-cell>
          <table:table-cell office:value-type="float" office:value="0.283498" calcext:value-type="float">
            <text:p>0.283498</text:p>
          </table:table-cell>
          <table:table-cell office:value-type="float" office:value="0.280008" calcext:value-type="float">
            <text:p>0.280008</text:p>
          </table:table-cell>
          <table:table-cell office:value-type="float" office:value="0.276643" calcext:value-type="float">
            <text:p>0.276643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27026" calcext:value-type="float">
            <text:p>0.27026</text:p>
          </table:table-cell>
          <table:table-cell office:value-type="float" office:value="0.267229" calcext:value-type="float">
            <text:p>0.267229</text:p>
          </table:table-cell>
          <table:table-cell office:value-type="float" office:value="0.264297" calcext:value-type="float">
            <text:p>0.264297</text:p>
          </table:table-cell>
          <table:table-cell office:value-type="float" office:value="0.26146" calcext:value-type="float">
            <text:p>0.26146</text:p>
          </table:table-cell>
          <table:table-cell office:value-type="float" office:value="0.258711" calcext:value-type="float">
            <text:p>0.258711</text:p>
          </table:table-cell>
          <table:table-cell office:value-type="float" office:value="0.256048" calcext:value-type="float">
            <text:p>0.256048</text:p>
          </table:table-cell>
          <table:table-cell office:value-type="float" office:value="0.253464" calcext:value-type="float">
            <text:p>0.253464</text:p>
          </table:table-cell>
          <table:table-cell office:value-type="float" office:value="0.250957" calcext:value-type="float">
            <text:p>0.250957</text:p>
          </table:table-cell>
          <table:table-cell office:value-type="float" office:value="0.248522" calcext:value-type="float">
            <text:p>0.248522</text:p>
          </table:table-cell>
          <table:table-cell office:value-type="float" office:value="0.246157" calcext:value-type="float">
            <text:p>0.246157</text:p>
          </table:table-cell>
          <table:table-cell office:value-type="float" office:value="0.243858" calcext:value-type="float">
            <text:p>0.243858</text:p>
          </table:table-cell>
          <table:table-cell office:value-type="float" office:value="0.241622" calcext:value-type="float">
            <text:p>0.241622</text:p>
          </table:table-cell>
          <table:table-cell office:value-type="float" office:value="0.239446" calcext:value-type="float">
            <text:p>0.239446</text:p>
          </table:table-cell>
          <table:table-cell office:value-type="float" office:value="0.237328" calcext:value-type="float">
            <text:p>0.237328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0.233254" calcext:value-type="float">
            <text:p>0.233254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229383" calcext:value-type="float">
            <text:p>0.229383</text:p>
          </table:table-cell>
          <table:table-cell office:value-type="float" office:value="0.227518" calcext:value-type="float">
            <text:p>0.227518</text:p>
          </table:table-cell>
          <table:table-cell office:value-type="float" office:value="0.225698" calcext:value-type="float">
            <text:p>0.225698</text:p>
          </table:table-cell>
          <table:table-cell office:value-type="float" office:value="0.223921" calcext:value-type="float">
            <text:p>0.223921</text:p>
          </table:table-cell>
          <table:table-cell office:value-type="float" office:value="0.222185" calcext:value-type="float">
            <text:p>0.222185</text:p>
          </table:table-cell>
          <table:table-cell office:value-type="float" office:value="0.220488" calcext:value-type="float">
            <text:p>0.220488</text:p>
          </table:table-cell>
          <table:table-cell office:value-type="float" office:value="0.21883" calcext:value-type="float">
            <text:p>0.21883</text:p>
          </table:table-cell>
          <table:table-cell office:value-type="float" office:value="0.217209" calcext:value-type="float">
            <text:p>0.217209</text:p>
          </table:table-cell>
          <table:table-cell office:value-type="float" office:value="0.215784" calcext:value-type="float">
            <text:p>0.215784</text:p>
          </table:table-cell>
          <table:table-cell office:value-type="float" office:value="0.214387" calcext:value-type="float">
            <text:p>0.214387</text:p>
          </table:table-cell>
          <table:table-cell office:value-type="float" office:value="0.212812" calcext:value-type="float">
            <text:p>0.212812</text:p>
          </table:table-cell>
          <table:table-cell office:value-type="float" office:value="0.211112" calcext:value-type="float">
            <text:p>0.211112</text:p>
          </table:table-cell>
          <table:table-cell office:value-type="float" office:value="0.209899" calcext:value-type="float">
            <text:p>0.209899</text:p>
          </table:table-cell>
          <table:table-cell office:value-type="float" office:value="0.208532" calcext:value-type="float">
            <text:p>0.208532</text:p>
          </table:table-cell>
          <table:table-cell office:value-type="float" office:value="0.206931" calcext:value-type="float">
            <text:p>0.206931</text:p>
          </table:table-cell>
          <table:table-cell office:value-type="float" office:value="0.20562" calcext:value-type="float">
            <text:p>0.20562</text:p>
          </table:table-cell>
          <table:table-cell office:value-type="float" office:value="0.204254" calcext:value-type="float">
            <text:p>0.204254</text:p>
          </table:table-cell>
          <table:table-cell office:value-type="float" office:value="0.20286" calcext:value-type="float">
            <text:p>0.20286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200418" calcext:value-type="float">
            <text:p>0.200418</text:p>
          </table:table-cell>
          <table:table-cell office:value-type="float" office:value="0.199269" calcext:value-type="float">
            <text:p>0.199269</text:p>
          </table:table-cell>
          <table:table-cell office:value-type="float" office:value="0.197932" calcext:value-type="float">
            <text:p>0.197932</text:p>
          </table:table-cell>
          <table:table-cell office:value-type="float" office:value="0.196713" calcext:value-type="float">
            <text:p>0.196713</text:p>
          </table:table-cell>
          <table:table-cell office:value-type="float" office:value="0.195523" calcext:value-type="float">
            <text:p>0.195523</text:p>
          </table:table-cell>
        </table:table-row>
        <table:table-row table:style-name="ro1">
          <table:table-cell office:value-type="float" office:value="0.600000000000001" calcext:value-type="float">
            <text:p>0.6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-0.000435474" calcext:value-type="float">
            <text:p>-0.000435474</text:p>
          </table:table-cell>
          <table:table-cell office:value-type="float" office:value="-0.00196224" calcext:value-type="float">
            <text:p>-0.00196224</text:p>
          </table:table-cell>
          <table:table-cell office:value-type="float" office:value="-0.00357118" calcext:value-type="float">
            <text:p>-0.00357118</text:p>
          </table:table-cell>
          <table:table-cell office:value-type="float" office:value="-0.00427522" calcext:value-type="float">
            <text:p>-0.00427522</text:p>
          </table:table-cell>
          <table:table-cell office:value-type="float" office:value="-0.00321632" calcext:value-type="float">
            <text:p>-0.00321632</text:p>
          </table:table-cell>
          <table:table-cell office:value-type="float" office:value="0.00027149" calcext:value-type="float">
            <text:p>0.00027149</text:p>
          </table:table-cell>
          <table:table-cell office:value-type="float" office:value="0.00670313" calcext:value-type="float">
            <text:p>0.00670313</text:p>
          </table:table-cell>
          <table:table-cell office:value-type="float" office:value="0.0163902" calcext:value-type="float">
            <text:p>0.0163902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456921" calcext:value-type="float">
            <text:p>0.0456921</text:p>
          </table:table-cell>
          <table:table-cell office:value-type="float" office:value="0.0650255" calcext:value-type="float">
            <text:p>0.0650255</text:p>
          </table:table-cell>
          <table:table-cell office:value-type="float" office:value="0.0870837" calcext:value-type="float">
            <text:p>0.0870837</text:p>
          </table:table-cell>
          <table:table-cell office:value-type="float" office:value="0.11147" calcext:value-type="float">
            <text:p>0.11147</text:p>
          </table:table-cell>
          <table:table-cell office:value-type="float" office:value="0.137616" calcext:value-type="float">
            <text:p>0.137616</text:p>
          </table:table-cell>
          <table:table-cell office:value-type="float" office:value="0.164743" calcext:value-type="float">
            <text:p>0.164743</text:p>
          </table:table-cell>
          <table:table-cell office:value-type="float" office:value="0.192335" calcext:value-type="float">
            <text:p>0.192335</text:p>
          </table:table-cell>
          <table:table-cell office:value-type="float" office:value="0.219863" calcext:value-type="float">
            <text:p>0.219863</text:p>
          </table:table-cell>
          <table:table-cell office:value-type="float" office:value="0.246828" calcext:value-type="float">
            <text:p>0.246828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297209" calcext:value-type="float">
            <text:p>0.297209</text:p>
          </table:table-cell>
          <table:table-cell office:value-type="float" office:value="0.319779" calcext:value-type="float">
            <text:p>0.319779</text:p>
          </table:table-cell>
          <table:table-cell office:value-type="float" office:value="0.340101" calcext:value-type="float">
            <text:p>0.340101</text:p>
          </table:table-cell>
          <table:table-cell office:value-type="float" office:value="0.357861" calcext:value-type="float">
            <text:p>0.357861</text:p>
          </table:table-cell>
          <table:table-cell office:value-type="float" office:value="0.372805" calcext:value-type="float">
            <text:p>0.372805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393656" calcext:value-type="float">
            <text:p>0.393656</text:p>
          </table:table-cell>
          <table:table-cell office:value-type="float" office:value="0.399511" calcext:value-type="float">
            <text:p>0.399511</text:p>
          </table:table-cell>
          <table:table-cell office:value-type="float" office:value="0.402441" calcext:value-type="float">
            <text:p>0.402441</text:p>
          </table:table-cell>
          <table:table-cell office:value-type="float" office:value="0.402631" calcext:value-type="float">
            <text:p>0.402631</text:p>
          </table:table-cell>
          <table:table-cell office:value-type="float" office:value="0.400316" calcext:value-type="float">
            <text:p>0.400316</text:p>
          </table:table-cell>
          <table:table-cell office:value-type="float" office:value="0.395759" calcext:value-type="float">
            <text:p>0.395759</text:p>
          </table:table-cell>
          <table:table-cell office:value-type="float" office:value="0.389235" calcext:value-type="float">
            <text:p>0.389235</text:p>
          </table:table-cell>
          <table:table-cell office:value-type="float" office:value="0.381024" calcext:value-type="float">
            <text:p>0.381024</text:p>
          </table:table-cell>
          <table:table-cell office:value-type="float" office:value="0.371399" calcext:value-type="float">
            <text:p>0.371399</text:p>
          </table:table-cell>
          <table:table-cell office:value-type="float" office:value="0.360694" calcext:value-type="float">
            <text:p>0.360694</text:p>
          </table:table-cell>
          <table:table-cell office:value-type="float" office:value="0.356261" calcext:value-type="float">
            <text:p>0.356261</text:p>
          </table:table-cell>
          <table:table-cell office:value-type="float" office:value="0.349495" calcext:value-type="float">
            <text:p>0.349495</text:p>
          </table:table-cell>
          <table:table-cell office:value-type="float" office:value="0.342883" calcext:value-type="float">
            <text:p>0.342883</text:p>
          </table:table-cell>
          <table:table-cell office:value-type="float" office:value="0.337301" calcext:value-type="float">
            <text:p>0.337301</text:p>
          </table:table-cell>
          <table:table-cell office:value-type="float" office:value="0.331456" calcext:value-type="float">
            <text:p>0.331456</text:p>
          </table:table-cell>
          <table:table-cell office:value-type="float" office:value="0.326498" calcext:value-type="float">
            <text:p>0.326498</text:p>
          </table:table-cell>
          <table:table-cell office:value-type="float" office:value="0.321719" calcext:value-type="float">
            <text:p>0.321719</text:p>
          </table:table-cell>
          <table:table-cell office:value-type="float" office:value="0.316751" calcext:value-type="float">
            <text:p>0.316751</text:p>
          </table:table-cell>
          <table:table-cell office:value-type="float" office:value="0.311815" calcext:value-type="float">
            <text:p>0.311815</text:p>
          </table:table-cell>
          <table:table-cell office:value-type="float" office:value="0.307798" calcext:value-type="float">
            <text:p>0.307798</text:p>
          </table:table-cell>
          <table:table-cell office:value-type="float" office:value="0.303709" calcext:value-type="float">
            <text:p>0.303709</text:p>
          </table:table-cell>
          <table:table-cell office:value-type="float" office:value="0.299345" calcext:value-type="float">
            <text:p>0.299345</text:p>
          </table:table-cell>
          <table:table-cell office:value-type="float" office:value="0.295148" calcext:value-type="float">
            <text:p>0.295148</text:p>
          </table:table-cell>
          <table:table-cell office:value-type="float" office:value="0.291597" calcext:value-type="float">
            <text:p>0.291597</text:p>
          </table:table-cell>
          <table:table-cell office:value-type="float" office:value="0.288161" calcext:value-type="float">
            <text:p>0.288161</text:p>
          </table:table-cell>
          <table:table-cell office:value-type="float" office:value="0.284447" calcext:value-type="float">
            <text:p>0.284447</text:p>
          </table:table-cell>
          <table:table-cell office:value-type="float" office:value="0.280639" calcext:value-type="float">
            <text:p>0.280639</text:p>
          </table:table-cell>
          <table:table-cell office:value-type="float" office:value="0.277806" calcext:value-type="float">
            <text:p>0.277806</text:p>
          </table:table-cell>
          <table:table-cell office:value-type="float" office:value="0.274749" calcext:value-type="float">
            <text:p>0.274749</text:p>
          </table:table-cell>
          <table:table-cell office:value-type="float" office:value="0.271285" calcext:value-type="float">
            <text:p>0.271285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265369" calcext:value-type="float">
            <text:p>0.265369</text:p>
          </table:table-cell>
          <table:table-cell office:value-type="float" office:value="0.262548" calcext:value-type="float">
            <text:p>0.262548</text:p>
          </table:table-cell>
          <table:table-cell office:value-type="float" office:value="0.259811" calcext:value-type="float">
            <text:p>0.259811</text:p>
          </table:table-cell>
          <table:table-cell office:value-type="float" office:value="0.257156" calcext:value-type="float">
            <text:p>0.257156</text:p>
          </table:table-cell>
          <table:table-cell office:value-type="float" office:value="0.254578" calcext:value-type="float">
            <text:p>0.254578</text:p>
          </table:table-cell>
          <table:table-cell office:value-type="float" office:value="0.252073" calcext:value-type="float">
            <text:p>0.252073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44971" calcext:value-type="float">
            <text:p>0.244971</text:p>
          </table:table-cell>
          <table:table-cell office:value-type="float" office:value="0.242731" calcext:value-type="float">
            <text:p>0.242731</text:p>
          </table:table-cell>
          <table:table-cell office:value-type="float" office:value="0.240549" calcext:value-type="float">
            <text:p>0.240549</text:p>
          </table:table-cell>
          <table:table-cell office:value-type="float" office:value="0.238424" calcext:value-type="float">
            <text:p>0.238424</text:p>
          </table:table-cell>
          <table:table-cell office:value-type="float" office:value="0.236354" calcext:value-type="float">
            <text:p>0.236354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32367" calcext:value-type="float">
            <text:p>0.232367</text:p>
          </table:table-cell>
          <table:table-cell office:value-type="float" office:value="0.230446" calcext:value-type="float">
            <text:p>0.230446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24953" calcext:value-type="float">
            <text:p>0.224953</text:p>
          </table:table-cell>
          <table:table-cell office:value-type="float" office:value="0.223207" calcext:value-type="float">
            <text:p>0.223207</text:p>
          </table:table-cell>
          <table:table-cell office:value-type="float" office:value="0.221499" calcext:value-type="float">
            <text:p>0.221499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218198" calcext:value-type="float">
            <text:p>0.218198</text:p>
          </table:table-cell>
          <table:table-cell office:value-type="float" office:value="0.216601" calcext:value-type="float">
            <text:p>0.216601</text:p>
          </table:table-cell>
          <table:table-cell office:value-type="float" office:value="0.215038" calcext:value-type="float">
            <text:p>0.215038</text:p>
          </table:table-cell>
          <table:table-cell office:value-type="float" office:value="0.213508" calcext:value-type="float">
            <text:p>0.213508</text:p>
          </table:table-cell>
          <table:table-cell office:value-type="float" office:value="0.21201" calcext:value-type="float">
            <text:p>0.21201</text:p>
          </table:table-cell>
          <table:table-cell office:value-type="float" office:value="0.210542" calcext:value-type="float">
            <text:p>0.210542</text:p>
          </table:table-cell>
          <table:table-cell office:value-type="float" office:value="0.209252" calcext:value-type="float">
            <text:p>0.209252</text:p>
          </table:table-cell>
          <table:table-cell office:value-type="float" office:value="0.207985" calcext:value-type="float">
            <text:p>0.207985</text:p>
          </table:table-cell>
          <table:table-cell office:value-type="float" office:value="0.206552" calcext:value-type="float">
            <text:p>0.206552</text:p>
          </table:table-cell>
          <table:table-cell office:value-type="float" office:value="0.205004" calcext:value-type="float">
            <text:p>0.205004</text:p>
          </table:table-cell>
          <table:table-cell office:value-type="float" office:value="0.203899" calcext:value-type="float">
            <text:p>0.203899</text:p>
          </table:table-cell>
          <table:table-cell office:value-type="float" office:value="0.202651" calcext:value-type="float">
            <text:p>0.202651</text:p>
          </table:table-cell>
          <table:table-cell office:value-type="float" office:value="0.201186" calcext:value-type="float">
            <text:p>0.201186</text:p>
          </table:table-cell>
          <table:table-cell office:value-type="float" office:value="0.199987" calcext:value-type="float">
            <text:p>0.199987</text:p>
          </table:table-cell>
          <table:table-cell office:value-type="float" office:value="0.198735" calcext:value-type="float">
            <text:p>0.198735</text:p>
          </table:table-cell>
          <table:table-cell office:value-type="float" office:value="0.197454" calcext:value-type="float">
            <text:p>0.197454</text:p>
          </table:table-cell>
          <table:table-cell office:value-type="float" office:value="0.196198" calcext:value-type="float">
            <text:p>0.196198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194152" calcext:value-type="float">
            <text:p>0.194152</text:p>
          </table:table-cell>
          <table:table-cell office:value-type="float" office:value="0.192919" calcext:value-type="float">
            <text:p>0.192919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190694" calcext:value-type="float">
            <text:p>0.190694</text:p>
          </table:table-cell>
        </table:table-row>
        <table:table-row table:style-name="ro1">
          <table:table-cell office:value-type="float" office:value="0.800000000000001" calcext:value-type="float">
            <text:p>0.8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0000580242" calcext:value-type="float">
            <text:p>5.80242E-06</text:p>
          </table:table-cell>
          <table:table-cell office:value-type="float" office:value="-0.000034182" calcext:value-type="float">
            <text:p>-3.4182E-05</text:p>
          </table:table-cell>
          <table:table-cell office:value-type="float" office:value="-0.000213362" calcext:value-type="float">
            <text:p>-0.000213362</text:p>
          </table:table-cell>
          <table:table-cell office:value-type="float" office:value="-0.000558596" calcext:value-type="float">
            <text:p>-0.000558596</text:p>
          </table:table-cell>
          <table:table-cell office:value-type="float" office:value="-0.00101584" calcext:value-type="float">
            <text:p>-0.00101584</text:p>
          </table:table-cell>
          <table:table-cell office:value-type="float" office:value="-0.0014666" calcext:value-type="float">
            <text:p>-0.0014666</text:p>
          </table:table-cell>
          <table:table-cell office:value-type="float" office:value="-0.00172982" calcext:value-type="float">
            <text:p>-0.00172982</text:p>
          </table:table-cell>
          <table:table-cell office:value-type="float" office:value="-0.00157014" calcext:value-type="float">
            <text:p>-0.00157014</text:p>
          </table:table-cell>
          <table:table-cell office:value-type="float" office:value="-0.000720515" calcext:value-type="float">
            <text:p>-0.000720515</text:p>
          </table:table-cell>
          <table:table-cell office:value-type="float" office:value="0.0011005" calcext:value-type="float">
            <text:p>0.0011005</text:p>
          </table:table-cell>
          <table:table-cell office:value-type="float" office:value="0.00417421" calcext:value-type="float">
            <text:p>0.00417421</text:p>
          </table:table-cell>
          <table:table-cell office:value-type="float" office:value="0.00876759" calcext:value-type="float">
            <text:p>0.00876759</text:p>
          </table:table-cell>
          <table:table-cell office:value-type="float" office:value="0.0151254" calcext:value-type="float">
            <text:p>0.0151254</text:p>
          </table:table-cell>
          <table:table-cell office:value-type="float" office:value="0.0234198" calcext:value-type="float">
            <text:p>0.0234198</text:p>
          </table:table-cell>
          <table:table-cell office:value-type="float" office:value="0.0336828" calcext:value-type="float">
            <text:p>0.0336828</text:p>
          </table:table-cell>
          <table:table-cell office:value-type="float" office:value="0.0459503" calcext:value-type="float">
            <text:p>0.0459503</text:p>
          </table:table-cell>
          <table:table-cell office:value-type="float" office:value="0.0601847" calcext:value-type="float">
            <text:p>0.0601847</text:p>
          </table:table-cell>
          <table:table-cell office:value-type="float" office:value="0.0762803" calcext:value-type="float">
            <text:p>0.0762803</text:p>
          </table:table-cell>
          <table:table-cell office:value-type="float" office:value="0.0940578" calcext:value-type="float">
            <text:p>0.0940578</text:p>
          </table:table-cell>
          <table:table-cell office:value-type="float" office:value="0.113262" calcext:value-type="float">
            <text:p>0.113262</text:p>
          </table:table-cell>
          <table:table-cell office:value-type="float" office:value="0.133557" calcext:value-type="float">
            <text:p>0.133557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75709" calcext:value-type="float">
            <text:p>0.175709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235098" calcext:value-type="float">
            <text:p>0.235098</text:p>
          </table:table-cell>
          <table:table-cell office:value-type="float" office:value="0.251835" calcext:value-type="float">
            <text:p>0.251835</text:p>
          </table:table-cell>
          <table:table-cell office:value-type="float" office:value="0.266393" calcext:value-type="float">
            <text:p>0.266393</text:p>
          </table:table-cell>
          <table:table-cell office:value-type="float" office:value="0.278543" calcext:value-type="float">
            <text:p>0.278543</text:p>
          </table:table-cell>
          <table:table-cell office:value-type="float" office:value="0.288169" calcext:value-type="float">
            <text:p>0.288169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299845" calcext:value-type="float">
            <text:p>0.299845</text:p>
          </table:table-cell>
          <table:table-cell office:value-type="float" office:value="0.302079" calcext:value-type="float">
            <text:p>0.302079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00202" calcext:value-type="float">
            <text:p>0.300202</text:p>
          </table:table-cell>
          <table:table-cell office:value-type="float" office:value="0.298969" calcext:value-type="float">
            <text:p>0.298969</text:p>
          </table:table-cell>
          <table:table-cell office:value-type="float" office:value="0.296694" calcext:value-type="float">
            <text:p>0.296694</text:p>
          </table:table-cell>
          <table:table-cell office:value-type="float" office:value="0.294078" calcext:value-type="float">
            <text:p>0.294078</text:p>
          </table:table-cell>
          <table:table-cell office:value-type="float" office:value="0.291609" calcext:value-type="float">
            <text:p>0.291609</text:p>
          </table:table-cell>
          <table:table-cell office:value-type="float" office:value="0.288799" calcext:value-type="float">
            <text:p>0.288799</text:p>
          </table:table-cell>
          <table:table-cell office:value-type="float" office:value="0.286251" calcext:value-type="float">
            <text:p>0.286251</text:p>
          </table:table-cell>
          <table:table-cell office:value-type="float" office:value="0.283667" calcext:value-type="float">
            <text:p>0.283667</text:p>
          </table:table-cell>
          <table:table-cell office:value-type="float" office:value="0.280857" calcext:value-type="float">
            <text:p>0.280857</text:p>
          </table:table-cell>
          <table:table-cell office:value-type="float" office:value="0.27795" calcext:value-type="float">
            <text:p>0.27795</text:p>
          </table:table-cell>
          <table:table-cell office:value-type="float" office:value="0.275503" calcext:value-type="float">
            <text:p>0.275503</text:p>
          </table:table-cell>
          <table:table-cell office:value-type="float" office:value="0.272944" calcext:value-type="float">
            <text:p>0.272944</text:p>
          </table:table-cell>
          <table:table-cell office:value-type="float" office:value="0.270141" calcext:value-type="float">
            <text:p>0.270141</text:p>
          </table:table-cell>
          <table:table-cell office:value-type="float" office:value="0.26738" calcext:value-type="float">
            <text:p>0.26738</text:p>
          </table:table-cell>
          <table:table-cell office:value-type="float" office:value="0.264992" calcext:value-type="float">
            <text:p>0.264992</text:p>
          </table:table-cell>
          <table:table-cell office:value-type="float" office:value="0.262643" calcext:value-type="float">
            <text:p>0.262643</text:p>
          </table:table-cell>
          <table:table-cell office:value-type="float" office:value="0.26006" calcext:value-type="float">
            <text:p>0.26006</text:p>
          </table:table-cell>
          <table:table-cell office:value-type="float" office:value="0.25737" calcext:value-type="float">
            <text:p>0.25737</text:p>
          </table:table-cell>
          <table:table-cell office:value-type="float" office:value="0.255337" calcext:value-type="float">
            <text:p>0.255337</text:p>
          </table:table-cell>
          <table:table-cell office:value-type="float" office:value="0.253119" calcext:value-type="float">
            <text:p>0.253119</text:p>
          </table:table-cell>
          <table:table-cell office:value-type="float" office:value="0.250575" calcext:value-type="float">
            <text:p>0.250575</text:p>
          </table:table-cell>
          <table:table-cell office:value-type="float" office:value="0.248342" calcext:value-type="float">
            <text:p>0.248342</text:p>
          </table:table-cell>
          <table:table-cell office:value-type="float" office:value="0.246156" calcext:value-type="float">
            <text:p>0.246156</text:p>
          </table:table-cell>
          <table:table-cell office:value-type="float" office:value="0.244017" calcext:value-type="float">
            <text:p>0.244017</text:p>
          </table:table-cell>
          <table:table-cell office:value-type="float" office:value="0.241923" calcext:value-type="float">
            <text:p>0.241923</text:p>
          </table:table-cell>
          <table:table-cell office:value-type="float" office:value="0.239874" calcext:value-type="float">
            <text:p>0.239874</text:p>
          </table:table-cell>
          <table:table-cell office:value-type="float" office:value="0.237869" calcext:value-type="float">
            <text:p>0.237869</text:p>
          </table:table-cell>
          <table:table-cell office:value-type="float" office:value="0.235907" calcext:value-type="float">
            <text:p>0.235907</text:p>
          </table:table-cell>
          <table:table-cell office:value-type="float" office:value="0.233987" calcext:value-type="float">
            <text:p>0.233987</text:p>
          </table:table-cell>
          <table:table-cell office:value-type="float" office:value="0.232108" calcext:value-type="float">
            <text:p>0.232108</text:p>
          </table:table-cell>
          <table:table-cell office:value-type="float" office:value="0.230268" calcext:value-type="float">
            <text:p>0.230268</text:p>
          </table:table-cell>
          <table:table-cell office:value-type="float" office:value="0.228467" calcext:value-type="float">
            <text:p>0.228467</text:p>
          </table:table-cell>
          <table:table-cell office:value-type="float" office:value="0.226704" calcext:value-type="float">
            <text:p>0.226704</text:p>
          </table:table-cell>
          <table:table-cell office:value-type="float" office:value="0.224977" calcext:value-type="float">
            <text:p>0.224977</text:p>
          </table:table-cell>
          <table:table-cell office:value-type="float" office:value="0.223286" calcext:value-type="float">
            <text:p>0.223286</text:p>
          </table:table-cell>
          <table:table-cell office:value-type="float" office:value="0.221629" calcext:value-type="float">
            <text:p>0.221629</text:p>
          </table:table-cell>
          <table:table-cell office:value-type="float" office:value="0.220006" calcext:value-type="float">
            <text:p>0.220006</text:p>
          </table:table-cell>
          <table:table-cell office:value-type="float" office:value="0.218416" calcext:value-type="float">
            <text:p>0.218416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215329" calcext:value-type="float">
            <text:p>0.215329</text:p>
          </table:table-cell>
          <table:table-cell office:value-type="float" office:value="0.213831" calcext:value-type="float">
            <text:p>0.213831</text:p>
          </table:table-cell>
          <table:table-cell office:value-type="float" office:value="0.212361" calcext:value-type="float">
            <text:p>0.212361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209507" calcext:value-type="float">
            <text:p>0.209507</text:p>
          </table:table-cell>
          <table:table-cell office:value-type="float" office:value="0.20812" calcext:value-type="float">
            <text:p>0.20812</text:p>
          </table:table-cell>
          <table:table-cell office:value-type="float" office:value="0.206758" calcext:value-type="float">
            <text:p>0.206758</text:p>
          </table:table-cell>
          <table:table-cell office:value-type="float" office:value="0.205422" calcext:value-type="float">
            <text:p>0.205422</text:p>
          </table:table-cell>
          <table:table-cell office:value-type="float" office:value="0.20411" calcext:value-type="float">
            <text:p>0.20411</text:p>
          </table:table-cell>
          <table:table-cell office:value-type="float" office:value="0.202822" calcext:value-type="float">
            <text:p>0.202822</text:p>
          </table:table-cell>
          <table:table-cell office:value-type="float" office:value="0.201558" calcext:value-type="float">
            <text:p>0.201558</text:p>
          </table:table-cell>
          <table:table-cell office:value-type="float" office:value="0.200441" calcext:value-type="float">
            <text:p>0.200441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196753" calcext:value-type="float">
            <text:p>0.196753</text:p>
          </table:table-cell>
          <table:table-cell office:value-type="float" office:value="0.195788" calcext:value-type="float">
            <text:p>0.195788</text:p>
          </table:table-cell>
          <table:table-cell office:value-type="float" office:value="0.194697" calcext:value-type="float">
            <text:p>0.194697</text:p>
          </table:table-cell>
          <table:table-cell office:value-type="float" office:value="0.193415" calcext:value-type="float">
            <text:p>0.193415</text:p>
          </table:table-cell>
          <table:table-cell office:value-type="float" office:value="0.192361" calcext:value-type="float">
            <text:p>0.192361</text:p>
          </table:table-cell>
          <table:table-cell office:value-type="float" office:value="0.19126" calcext:value-type="float">
            <text:p>0.19126</text:p>
          </table:table-cell>
          <table:table-cell office:value-type="float" office:value="0.190132" calcext:value-type="float">
            <text:p>0.190132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188148" calcext:value-type="float">
            <text:p>0.188148</text:p>
          </table:table-cell>
          <table:table-cell office:value-type="float" office:value="0.18721" calcext:value-type="float">
            <text:p>0.18721</text:p>
          </table:table-cell>
          <table:table-cell office:value-type="float" office:value="0.186116" calcext:value-type="float">
            <text:p>0.186116</text:p>
          </table:table-cell>
          <table:table-cell office:value-type="float" office:value="0.185115" calcext:value-type="float">
            <text:p>0.185115</text:p>
          </table:table-cell>
          <table:table-cell office:value-type="float" office:value="0.184137" calcext:value-type="float">
            <text:p>0.184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495264" calcext:value-type="float">
            <text:p>4.95264E-07</text:p>
          </table:table-cell>
          <table:table-cell office:value-type="float" office:value="0.00000430679" calcext:value-type="float">
            <text:p>4.30679E-06</text:p>
          </table:table-cell>
          <table:table-cell office:value-type="float" office:value="0.00000774929" calcext:value-type="float">
            <text:p>7.74929E-06</text:p>
          </table:table-cell>
          <table:table-cell office:value-type="float" office:value="-0.0000012773" calcext:value-type="float">
            <text:p>-1.2773E-06</text:p>
          </table:table-cell>
          <table:table-cell office:value-type="float" office:value="-0.0000383688" calcext:value-type="float">
            <text:p>-3.83688E-05</text:p>
          </table:table-cell>
          <table:table-cell office:value-type="float" office:value="-0.000116965" calcext:value-type="float">
            <text:p>-0.000116965</text:p>
          </table:table-cell>
          <table:table-cell office:value-type="float" office:value="-0.000242462" calcext:value-type="float">
            <text:p>-0.000242462</text:p>
          </table:table-cell>
          <table:table-cell office:value-type="float" office:value="-0.000404734" calcext:value-type="float">
            <text:p>-0.000404734</text:p>
          </table:table-cell>
          <table:table-cell office:value-type="float" office:value="-0.000571648" calcext:value-type="float">
            <text:p>-0.000571648</text:p>
          </table:table-cell>
          <table:table-cell office:value-type="float" office:value="-0.000685502" calcext:value-type="float">
            <text:p>-0.000685502</text:p>
          </table:table-cell>
          <table:table-cell office:value-type="float" office:value="-0.0006589" calcext:value-type="float">
            <text:p>-0.0006589</text:p>
          </table:table-cell>
          <table:table-cell office:value-type="float" office:value="-0.000372382" calcext:value-type="float">
            <text:p>-0.000372382</text:p>
          </table:table-cell>
          <table:table-cell office:value-type="float" office:value="0.000327372" calcext:value-type="float">
            <text:p>0.000327372</text:p>
          </table:table-cell>
          <table:table-cell office:value-type="float" office:value="0.00162153" calcext:value-type="float">
            <text:p>0.00162153</text:p>
          </table:table-cell>
          <table:table-cell office:value-type="float" office:value="0.0036963" calcext:value-type="float">
            <text:p>0.0036963</text:p>
          </table:table-cell>
          <table:table-cell office:value-type="float" office:value="0.00675836" calcext:value-type="float">
            <text:p>0.00675836</text:p>
          </table:table-cell>
          <table:table-cell office:value-type="float" office:value="0.0110185" calcext:value-type="float">
            <text:p>0.0110185</text:p>
          </table:table-cell>
          <table:table-cell office:value-type="float" office:value="0.0166826" calcext:value-type="float">
            <text:p>0.0166826</text:p>
          </table:table-cell>
          <table:table-cell office:value-type="float" office:value="0.0239371" calcext:value-type="float">
            <text:p>0.0239371</text:p>
          </table:table-cell>
          <table:table-cell office:value-type="float" office:value="0.0329311" calcext:value-type="float">
            <text:p>0.0329311</text:p>
          </table:table-cell>
          <table:table-cell office:value-type="float" office:value="0.0437549" calcext:value-type="float">
            <text:p>0.0437549</text:p>
          </table:table-cell>
          <table:table-cell office:value-type="float" office:value="0.0564147" calcext:value-type="float">
            <text:p>0.0564147</text:p>
          </table:table-cell>
          <table:table-cell office:value-type="float" office:value="0.0708079" calcext:value-type="float">
            <text:p>0.0708079</text:p>
          </table:table-cell>
          <table:table-cell office:value-type="float" office:value="0.0867061" calcext:value-type="float">
            <text:p>0.0867061</text:p>
          </table:table-cell>
          <table:table-cell office:value-type="float" office:value="0.103754" calcext:value-type="float">
            <text:p>0.103754</text:p>
          </table:table-cell>
          <table:table-cell office:value-type="float" office:value="0.121492" calcext:value-type="float">
            <text:p>0.121492</text:p>
          </table:table-cell>
          <table:table-cell office:value-type="float" office:value="0.139396" calcext:value-type="float">
            <text:p>0.139396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173599" calcext:value-type="float">
            <text:p>0.173599</text:p>
          </table:table-cell>
          <table:table-cell office:value-type="float" office:value="0.188958" calcext:value-type="float">
            <text:p>0.188958</text:p>
          </table:table-cell>
          <table:table-cell office:value-type="float" office:value="0.202659" calcext:value-type="float">
            <text:p>0.202659</text:p>
          </table:table-cell>
          <table:table-cell office:value-type="float" office:value="0.214447" calcext:value-type="float">
            <text:p>0.214447</text:p>
          </table:table-cell>
          <table:table-cell office:value-type="float" office:value="0.224158" calcext:value-type="float">
            <text:p>0.224158</text:p>
          </table:table-cell>
          <table:table-cell office:value-type="float" office:value="0.231717" calcext:value-type="float">
            <text:p>0.231717</text:p>
          </table:table-cell>
          <table:table-cell office:value-type="float" office:value="0.237104" calcext:value-type="float">
            <text:p>0.237104</text:p>
          </table:table-cell>
          <table:table-cell office:value-type="float" office:value="0.238646" calcext:value-type="float">
            <text:p>0.238646</text:p>
          </table:table-cell>
          <table:table-cell office:value-type="float" office:value="0.240365" calcext:value-type="float">
            <text:p>0.240365</text:p>
          </table:table-cell>
          <table:table-cell office:value-type="float" office:value="0.241402" calcext:value-type="float">
            <text:p>0.241402</text:p>
          </table:table-cell>
          <table:table-cell office:value-type="float" office:value="0.241842" calcext:value-type="float">
            <text:p>0.241842</text:p>
          </table:table-cell>
          <table:table-cell office:value-type="float" office:value="0.241922" calcext:value-type="float">
            <text:p>0.241922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241282" calcext:value-type="float">
            <text:p>0.241282</text:p>
          </table:table-cell>
          <table:table-cell office:value-type="float" office:value="0.240619" calcext:value-type="float">
            <text:p>0.240619</text:p>
          </table:table-cell>
          <table:table-cell office:value-type="float" office:value="0.239755" calcext:value-type="float">
            <text:p>0.239755</text:p>
          </table:table-cell>
          <table:table-cell office:value-type="float" office:value="0.23891" calcext:value-type="float">
            <text:p>0.23891</text:p>
          </table:table-cell>
          <table:table-cell office:value-type="float" office:value="0.237924" calcext:value-type="float">
            <text:p>0.237924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0.235479" calcext:value-type="float">
            <text:p>0.235479</text:p>
          </table:table-cell>
          <table:table-cell office:value-type="float" office:value="0.234321" calcext:value-type="float">
            <text:p>0.234321</text:p>
          </table:table-cell>
          <table:table-cell office:value-type="float" office:value="0.233126" calcext:value-type="float">
            <text:p>0.233126</text:p>
          </table:table-cell>
          <table:table-cell office:value-type="float" office:value="0.231752" calcext:value-type="float">
            <text:p>0.231752</text:p>
          </table:table-cell>
          <table:table-cell office:value-type="float" office:value="0.23026" calcext:value-type="float">
            <text:p>0.23026</text:p>
          </table:table-cell>
          <table:table-cell office:value-type="float" office:value="0.229097" calcext:value-type="float">
            <text:p>0.229097</text:p>
          </table:table-cell>
          <table:table-cell office:value-type="float" office:value="0.227792" calcext:value-type="float">
            <text:p>0.227792</text:p>
          </table:table-cell>
          <table:table-cell office:value-type="float" office:value="0.226253" calcext:value-type="float">
            <text:p>0.226253</text:p>
          </table:table-cell>
          <table:table-cell office:value-type="float" office:value="0.224867" calcext:value-type="float">
            <text:p>0.224867</text:p>
          </table:table-cell>
          <table:table-cell office:value-type="float" office:value="0.223481" calcext:value-type="float">
            <text:p>0.223481</text:p>
          </table:table-cell>
          <table:table-cell office:value-type="float" office:value="0.222097" calcext:value-type="float">
            <text:p>0.222097</text:p>
          </table:table-cell>
          <table:table-cell office:value-type="float" office:value="0.220719" calcext:value-type="float">
            <text:p>0.220719</text:p>
          </table:table-cell>
          <table:table-cell office:value-type="float" office:value="0.219348" calcext:value-type="float">
            <text:p>0.219348</text:p>
          </table:table-cell>
          <table:table-cell office:value-type="float" office:value="0.217985" calcext:value-type="float">
            <text:p>0.217985</text:p>
          </table:table-cell>
          <table:table-cell office:value-type="float" office:value="0.216633" calcext:value-type="float">
            <text:p>0.216633</text:p>
          </table:table-cell>
          <table:table-cell office:value-type="float" office:value="0.215293" calcext:value-type="float">
            <text:p>0.215293</text:p>
          </table:table-cell>
          <table:table-cell office:value-type="float" office:value="0.213965" calcext:value-type="float">
            <text:p>0.213965</text:p>
          </table:table-cell>
          <table:table-cell office:value-type="float" office:value="0.212651" calcext:value-type="float">
            <text:p>0.212651</text:p>
          </table:table-cell>
          <table:table-cell office:value-type="float" office:value="0.21135" calcext:value-type="float">
            <text:p>0.21135</text:p>
          </table:table-cell>
          <table:table-cell office:value-type="float" office:value="0.210064" calcext:value-type="float">
            <text:p>0.210064</text:p>
          </table:table-cell>
          <table:table-cell office:value-type="float" office:value="0.208793" calcext:value-type="float">
            <text:p>0.208793</text:p>
          </table:table-cell>
          <table:table-cell office:value-type="float" office:value="0.207537" calcext:value-type="float">
            <text:p>0.207537</text:p>
          </table:table-cell>
          <table:table-cell office:value-type="float" office:value="0.206296" calcext:value-type="float">
            <text:p>0.206296</text:p>
          </table:table-cell>
          <table:table-cell office:value-type="float" office:value="0.205072" calcext:value-type="float">
            <text:p>0.205072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202669" calcext:value-type="float">
            <text:p>0.202669</text:p>
          </table:table-cell>
          <table:table-cell office:value-type="float" office:value="0.201492" calcext:value-type="float">
            <text:p>0.201492</text:p>
          </table:table-cell>
          <table:table-cell office:value-type="float" office:value="0.20033" calcext:value-type="float">
            <text:p>0.20033</text:p>
          </table:table-cell>
          <table:table-cell office:value-type="float" office:value="0.199184" calcext:value-type="float">
            <text:p>0.199184</text:p>
          </table:table-cell>
          <table:table-cell office:value-type="float" office:value="0.198053" calcext:value-type="float">
            <text:p>0.198053</text:p>
          </table:table-cell>
          <table:table-cell office:value-type="float" office:value="0.196938" calcext:value-type="float">
            <text:p>0.196938</text:p>
          </table:table-cell>
          <table:table-cell office:value-type="float" office:value="0.195838" calcext:value-type="float">
            <text:p>0.195838</text:p>
          </table:table-cell>
          <table:table-cell office:value-type="float" office:value="0.194753" calcext:value-type="float">
            <text:p>0.194753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192628" calcext:value-type="float">
            <text:p>0.192628</text:p>
          </table:table-cell>
          <table:table-cell office:value-type="float" office:value="0.191588" calcext:value-type="float">
            <text:p>0.191588</text:p>
          </table:table-cell>
          <table:table-cell office:value-type="float" office:value="0.190561" calcext:value-type="float">
            <text:p>0.190561</text:p>
          </table:table-cell>
          <table:table-cell office:value-type="float" office:value="0.189653" calcext:value-type="float">
            <text:p>0.189653</text:p>
          </table:table-cell>
          <table:table-cell office:value-type="float" office:value="0.188756" calcext:value-type="float">
            <text:p>0.188756</text:p>
          </table:table-cell>
          <table:table-cell office:value-type="float" office:value="0.187736" calcext:value-type="float">
            <text:p>0.187736</text:p>
          </table:table-cell>
          <table:table-cell office:value-type="float" office:value="0.186626" calcext:value-type="float">
            <text:p>0.186626</text:p>
          </table:table-cell>
          <table:table-cell office:value-type="float" office:value="0.18583" calcext:value-type="float">
            <text:p>0.18583</text:p>
          </table:table-cell>
          <table:table-cell office:value-type="float" office:value="0.184926" calcext:value-type="float">
            <text:p>0.184926</text:p>
          </table:table-cell>
          <table:table-cell office:value-type="float" office:value="0.183859" calcext:value-type="float">
            <text:p>0.183859</text:p>
          </table:table-cell>
          <table:table-cell office:value-type="float" office:value="0.18298" calcext:value-type="float">
            <text:p>0.18298</text:p>
          </table:table-cell>
          <table:table-cell office:value-type="float" office:value="0.182058" calcext:value-type="float">
            <text:p>0.182058</text:p>
          </table:table-cell>
          <table:table-cell office:value-type="float" office:value="0.181111" calcext:value-type="float">
            <text:p>0.181111</text:p>
          </table:table-cell>
          <table:table-cell office:value-type="float" office:value="0.180177" calcext:value-type="float">
            <text:p>0.180177</text:p>
          </table:table-cell>
          <table:table-cell office:value-type="float" office:value="0.17944" calcext:value-type="float">
            <text:p>0.17944</text:p>
          </table:table-cell>
          <table:table-cell office:value-type="float" office:value="0.178647" calcext:value-type="float">
            <text:p>0.178647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0.176867" calcext:value-type="float">
            <text:p>0.176867</text:p>
          </table:table-cell>
          <table:table-cell office:value-type="float" office:value="0.176032" calcext:value-type="float">
            <text:p>0.17603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2208" calcext:value-type="float">
            <text:p>-1.52208E-09</text:p>
          </table:table-cell>
          <table:table-cell office:value-type="float" office:value="0.00000014665" calcext:value-type="float">
            <text:p>1.4665E-07</text:p>
          </table:table-cell>
          <table:table-cell office:value-type="float" office:value="0.000000959034" calcext:value-type="float">
            <text:p>9.59034E-07</text:p>
          </table:table-cell>
          <table:table-cell office:value-type="float" office:value="0.00000269995" calcext:value-type="float">
            <text:p>2.69995E-06</text:p>
          </table:table-cell>
          <table:table-cell office:value-type="float" office:value="0.00000456087" calcext:value-type="float">
            <text:p>4.56087E-06</text:p>
          </table:table-cell>
          <table:table-cell office:value-type="float" office:value="0.00000423167" calcext:value-type="float">
            <text:p>4.23167E-06</text:p>
          </table:table-cell>
          <table:table-cell office:value-type="float" office:value="-0.00000221344" calcext:value-type="float">
            <text:p>-2.21344E-06</text:p>
          </table:table-cell>
          <table:table-cell office:value-type="float" office:value="-0.0000197626" calcext:value-type="float">
            <text:p>-1.97626E-05</text:p>
          </table:table-cell>
          <table:table-cell office:value-type="float" office:value="-0.0000529923" calcext:value-type="float">
            <text:p>-5.29923E-05</text:p>
          </table:table-cell>
          <table:table-cell office:value-type="float" office:value="-0.000104034" calcext:value-type="float">
            <text:p>-0.000104034</text:p>
          </table:table-cell>
          <table:table-cell office:value-type="float" office:value="-0.000169636" calcext:value-type="float">
            <text:p>-0.000169636</text:p>
          </table:table-cell>
          <table:table-cell office:value-type="float" office:value="-0.00023743" calcext:value-type="float">
            <text:p>-0.00023743</text:p>
          </table:table-cell>
          <table:table-cell office:value-type="float" office:value="-0.000281362" calcext:value-type="float">
            <text:p>-0.000281362</text:p>
          </table:table-cell>
          <table:table-cell office:value-type="float" office:value="-0.000256302" calcext:value-type="float">
            <text:p>-0.000256302</text:p>
          </table:table-cell>
          <table:table-cell office:value-type="float" office:value="-0.0000953621" calcext:value-type="float">
            <text:p>-9.53621E-05</text:p>
          </table:table-cell>
          <table:table-cell office:value-type="float" office:value="0.000293978" calcext:value-type="float">
            <text:p>0.000293978</text:p>
          </table:table-cell>
          <table:table-cell office:value-type="float" office:value="0.00103397" calcext:value-type="float">
            <text:p>0.00103397</text:p>
          </table:table-cell>
          <table:table-cell office:value-type="float" office:value="0.00227899" calcext:value-type="float">
            <text:p>0.00227899</text:p>
          </table:table-cell>
          <table:table-cell office:value-type="float" office:value="0.00421551" calcext:value-type="float">
            <text:p>0.00421551</text:p>
          </table:table-cell>
          <table:table-cell office:value-type="float" office:value="0.00705797" calcext:value-type="float">
            <text:p>0.00705797</text:p>
          </table:table-cell>
          <table:table-cell office:value-type="float" office:value="0.0110385" calcext:value-type="float">
            <text:p>0.0110385</text:p>
          </table:table-cell>
          <table:table-cell office:value-type="float" office:value="0.016388" calcext:value-type="float">
            <text:p>0.016388</text:p>
          </table:table-cell>
          <table:table-cell office:value-type="float" office:value="0.0233083" calcext:value-type="float">
            <text:p>0.0233083</text:p>
          </table:table-cell>
          <table:table-cell office:value-type="float" office:value="0.0319355" calcext:value-type="float">
            <text:p>0.0319355</text:p>
          </table:table-cell>
          <table:table-cell office:value-type="float" office:value="0.0423046" calcext:value-type="float">
            <text:p>0.0423046</text:p>
          </table:table-cell>
          <table:table-cell office:value-type="float" office:value="0.0543236" calcext:value-type="float">
            <text:p>0.0543236</text:p>
          </table:table-cell>
          <table:table-cell office:value-type="float" office:value="0.0677685" calcext:value-type="float">
            <text:p>0.0677685</text:p>
          </table:table-cell>
          <table:table-cell office:value-type="float" office:value="0.0823003" calcext:value-type="float">
            <text:p>0.0823003</text:p>
          </table:table-cell>
          <table:table-cell office:value-type="float" office:value="0.0974964" calcext:value-type="float">
            <text:p>0.0974964</text:p>
          </table:table-cell>
          <table:table-cell office:value-type="float" office:value="0.11289" calcext:value-type="float">
            <text:p>0.11289</text:p>
          </table:table-cell>
          <table:table-cell office:value-type="float" office:value="0.128008" calcext:value-type="float">
            <text:p>0.128008</text:p>
          </table:table-cell>
          <table:table-cell office:value-type="float" office:value="0.142408" calcext:value-type="float">
            <text:p>0.142408</text:p>
          </table:table-cell>
          <table:table-cell office:value-type="float" office:value="0.155701" calcext:value-type="float">
            <text:p>0.155701</text:p>
          </table:table-cell>
          <table:table-cell office:value-type="float" office:value="0.167569" calcext:value-type="float">
            <text:p>0.167569</text:p>
          </table:table-cell>
          <table:table-cell office:value-type="float" office:value="0.177721" calcext:value-type="float">
            <text:p>0.177721</text:p>
          </table:table-cell>
          <table:table-cell office:value-type="float" office:value="0.181205" calcext:value-type="float">
            <text:p>0.181205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189668" calcext:value-type="float">
            <text:p>0.189668</text:p>
          </table:table-cell>
          <table:table-cell office:value-type="float" office:value="0.192409" calcext:value-type="float">
            <text:p>0.192409</text:p>
          </table:table-cell>
          <table:table-cell office:value-type="float" office:value="0.194841" calcext:value-type="float">
            <text:p>0.194841</text:p>
          </table:table-cell>
          <table:table-cell office:value-type="float" office:value="0.196579" calcext:value-type="float">
            <text:p>0.196579</text:p>
          </table:table-cell>
          <table:table-cell office:value-type="float" office:value="0.197987" calcext:value-type="float">
            <text:p>0.197987</text:p>
          </table:table-cell>
          <table:table-cell office:value-type="float" office:value="0.199189" calcext:value-type="float">
            <text:p>0.199189</text:p>
          </table:table-cell>
          <table:table-cell office:value-type="float" office:value="0.200133" calcext:value-type="float">
            <text:p>0.200133</text:p>
          </table:table-cell>
          <table:table-cell office:value-type="float" office:value="0.200723" calcext:value-type="float">
            <text:p>0.200723</text:p>
          </table:table-cell>
          <table:table-cell office:value-type="float" office:value="0.201169" calcext:value-type="float">
            <text:p>0.201169</text:p>
          </table:table-cell>
          <table:table-cell office:value-type="float" office:value="0.201477" calcext:value-type="float">
            <text:p>0.201477</text:p>
          </table:table-cell>
          <table:table-cell office:value-type="float" office:value="0.201616" calcext:value-type="float">
            <text:p>0.201616</text:p>
          </table:table-cell>
          <table:table-cell office:value-type="float" office:value="0.201617" calcext:value-type="float">
            <text:p>0.201617</text:p>
          </table:table-cell>
          <table:table-cell office:value-type="float" office:value="0.201519" calcext:value-type="float">
            <text:p>0.201519</text:p>
          </table:table-cell>
          <table:table-cell office:value-type="float" office:value="0.201307" calcext:value-type="float">
            <text:p>0.201307</text:p>
          </table:table-cell>
          <table:table-cell office:value-type="float" office:value="0.200978" calcext:value-type="float">
            <text:p>0.200978</text:p>
          </table:table-cell>
          <table:table-cell office:value-type="float" office:value="0.200662" calcext:value-type="float">
            <text:p>0.200662</text:p>
          </table:table-cell>
          <table:table-cell office:value-type="float" office:value="0.200254" calcext:value-type="float">
            <text:p>0.200254</text:p>
          </table:table-cell>
          <table:table-cell office:value-type="float" office:value="0.199711" calcext:value-type="float">
            <text:p>0.19971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198587" calcext:value-type="float">
            <text:p>0.198587</text:p>
          </table:table-cell>
          <table:table-cell office:value-type="float" office:value="0.197966" calcext:value-type="float">
            <text:p>0.197966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0.196633" calcext:value-type="float">
            <text:p>0.196633</text:p>
          </table:table-cell>
          <table:table-cell office:value-type="float" office:value="0.195929" calcext:value-type="float">
            <text:p>0.195929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4464" calcext:value-type="float">
            <text:p>0.194464</text:p>
          </table:table-cell>
          <table:table-cell office:value-type="float" office:value="0.193709" calcext:value-type="float">
            <text:p>0.193709</text:p>
          </table:table-cell>
          <table:table-cell office:value-type="float" office:value="0.192941" calcext:value-type="float">
            <text:p>0.192941</text:p>
          </table:table-cell>
          <table:table-cell office:value-type="float" office:value="0.192164" calcext:value-type="float">
            <text:p>0.192164</text:p>
          </table:table-cell>
          <table:table-cell office:value-type="float" office:value="0.191379" calcext:value-type="float">
            <text:p>0.191379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0.188993" calcext:value-type="float">
            <text:p>0.188993</text:p>
          </table:table-cell>
          <table:table-cell office:value-type="float" office:value="0.188192" calcext:value-type="float">
            <text:p>0.188192</text:p>
          </table:table-cell>
          <table:table-cell office:value-type="float" office:value="0.18739" calcext:value-type="float">
            <text:p>0.18739</text:p>
          </table:table-cell>
          <table:table-cell office:value-type="float" office:value="0.186587" calcext:value-type="float">
            <text:p>0.186587</text:p>
          </table:table-cell>
          <table:table-cell office:value-type="float" office:value="0.185786" calcext:value-type="float">
            <text:p>0.185786</text:p>
          </table:table-cell>
          <table:table-cell office:value-type="float" office:value="0.184986" calcext:value-type="float">
            <text:p>0.184986</text:p>
          </table:table-cell>
          <table:table-cell office:value-type="float" office:value="0.184188" calcext:value-type="float">
            <text:p>0.184188</text:p>
          </table:table-cell>
          <table:table-cell office:value-type="float" office:value="0.183392" calcext:value-type="float">
            <text:p>0.183392</text:p>
          </table:table-cell>
          <table:table-cell office:value-type="float" office:value="0.1826" calcext:value-type="float">
            <text:p>0.1826</text:p>
          </table:table-cell>
          <table:table-cell office:value-type="float" office:value="0.181812" calcext:value-type="float">
            <text:p>0.181812</text:p>
          </table:table-cell>
          <table:table-cell office:value-type="float" office:value="0.181028" calcext:value-type="float">
            <text:p>0.181028</text:p>
          </table:table-cell>
          <table:table-cell office:value-type="float" office:value="0.180248" calcext:value-type="float">
            <text:p>0.180248</text:p>
          </table:table-cell>
          <table:table-cell office:value-type="float" office:value="0.179473" calcext:value-type="float">
            <text:p>0.179473</text:p>
          </table:table-cell>
          <table:table-cell office:value-type="float" office:value="0.178703" calcext:value-type="float">
            <text:p>0.178703</text:p>
          </table:table-cell>
          <table:table-cell office:value-type="float" office:value="0.177938" calcext:value-type="float">
            <text:p>0.177938</text:p>
          </table:table-cell>
          <table:table-cell office:value-type="float" office:value="0.177256" calcext:value-type="float">
            <text:p>0.177256</text:p>
          </table:table-cell>
          <table:table-cell office:value-type="float" office:value="0.176579" calcext:value-type="float">
            <text:p>0.176579</text:p>
          </table:table-cell>
          <table:table-cell office:value-type="float" office:value="0.175805" calcext:value-type="float">
            <text:p>0.175805</text:p>
          </table:table-cell>
          <table:table-cell office:value-type="float" office:value="0.174959" calcext:value-type="float">
            <text:p>0.174959</text:p>
          </table:table-cell>
          <table:table-cell office:value-type="float" office:value="0.174346" calcext:value-type="float">
            <text:p>0.174346</text:p>
          </table:table-cell>
          <table:table-cell office:value-type="float" office:value="0.173648" calcext:value-type="float">
            <text:p>0.173648</text:p>
          </table:table-cell>
          <table:table-cell office:value-type="float" office:value="0.172821" calcext:value-type="float">
            <text:p>0.172821</text:p>
          </table:table-cell>
          <table:table-cell office:value-type="float" office:value="0.172136" calcext:value-type="float">
            <text:p>0.172136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0.170669" calcext:value-type="float">
            <text:p>0.170669</text:p>
          </table:table-cell>
          <table:table-cell office:value-type="float" office:value="0.169931" calcext:value-type="float">
            <text:p>0.169931</text:p>
          </table:table-cell>
          <table:table-cell office:value-type="float" office:value="0.169344" calcext:value-type="float">
            <text:p>0.169344</text:p>
          </table:table-cell>
          <table:table-cell office:value-type="float" office:value="0.168712" calcext:value-type="float">
            <text:p>0.168712</text:p>
          </table:table-cell>
          <table:table-cell office:value-type="float" office:value="0.167969" calcext:value-type="float">
            <text:p>0.167969</text:p>
          </table:table-cell>
          <table:table-cell office:value-type="float" office:value="0.167286" calcext:value-type="float">
            <text:p>0.167286</text:p>
          </table:table-cell>
          <table:table-cell office:value-type="float" office:value="0.166613" calcext:value-type="float">
            <text:p>0.1666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80896" calcext:value-type="float">
            <text:p>-3.80896E-10</text:p>
          </table:table-cell>
          <table:table-cell office:value-type="float" office:value="-0.00000000578438" calcext:value-type="float">
            <text:p>-5.78438E-09</text:p>
          </table:table-cell>
          <table:table-cell office:value-type="float" office:value="-0.000000000263844" calcext:value-type="float">
            <text:p>-2.63844E-10</text:p>
          </table:table-cell>
          <table:table-cell office:value-type="float" office:value="0.0000000968106" calcext:value-type="float">
            <text:p>9.68106E-08</text:p>
          </table:table-cell>
          <table:table-cell office:value-type="float" office:value="0.000000414903" calcext:value-type="float">
            <text:p>4.14903E-07</text:p>
          </table:table-cell>
          <table:table-cell office:value-type="float" office:value="0.00000104533" calcext:value-type="float">
            <text:p>1.04533E-06</text:p>
          </table:table-cell>
          <table:table-cell office:value-type="float" office:value="0.00000188806" calcext:value-type="float">
            <text:p>1.88806E-06</text:p>
          </table:table-cell>
          <table:table-cell office:value-type="float" office:value="0.0000024489" calcext:value-type="float">
            <text:p>2.4489E-06</text:p>
          </table:table-cell>
          <table:table-cell office:value-type="float" office:value="0.00000167242" calcext:value-type="float">
            <text:p>1.67242E-06</text:p>
          </table:table-cell>
          <table:table-cell office:value-type="float" office:value="-0.00000210286" calcext:value-type="float">
            <text:p>-2.10286E-06</text:p>
          </table:table-cell>
          <table:table-cell office:value-type="float" office:value="-0.0000109812" calcext:value-type="float">
            <text:p>-1.09812E-05</text:p>
          </table:table-cell>
          <table:table-cell office:value-type="float" office:value="-0.0000269854" calcext:value-type="float">
            <text:p>-2.69854E-05</text:p>
          </table:table-cell>
          <table:table-cell office:value-type="float" office:value="-0.0000510126" calcext:value-type="float">
            <text:p>-5.10126E-05</text:p>
          </table:table-cell>
          <table:table-cell office:value-type="float" office:value="-0.0000808567" calcext:value-type="float">
            <text:p>-8.08567E-05</text:p>
          </table:table-cell>
          <table:table-cell office:value-type="float" office:value="-0.000108372" calcext:value-type="float">
            <text:p>-0.000108372</text:p>
          </table:table-cell>
          <table:table-cell office:value-type="float" office:value="-0.00011659" calcext:value-type="float">
            <text:p>-0.00011659</text:p>
          </table:table-cell>
          <table:table-cell office:value-type="float" office:value="-0.0000748694" calcext:value-type="float">
            <text:p>-7.48694E-05</text:p>
          </table:table-cell>
          <table:table-cell office:value-type="float" office:value="0.000066794" calcext:value-type="float">
            <text:p>6.6794E-05</text:p>
          </table:table-cell>
          <table:table-cell office:value-type="float" office:value="0.000384386" calcext:value-type="float">
            <text:p>0.000384386</text:p>
          </table:table-cell>
          <table:table-cell office:value-type="float" office:value="0.000986701" calcext:value-type="float">
            <text:p>0.000986701</text:p>
          </table:table-cell>
          <table:table-cell office:value-type="float" office:value="0.00202085" calcext:value-type="float">
            <text:p>0.00202085</text:p>
          </table:table-cell>
          <table:table-cell office:value-type="float" office:value="0.00367388" calcext:value-type="float">
            <text:p>0.00367388</text:p>
          </table:table-cell>
          <table:table-cell office:value-type="float" office:value="0.00616684" calcext:value-type="float">
            <text:p>0.00616684</text:p>
          </table:table-cell>
          <table:table-cell office:value-type="float" office:value="0.00973793" calcext:value-type="float">
            <text:p>0.00973793</text:p>
          </table:table-cell>
          <table:table-cell office:value-type="float" office:value="0.0146137" calcext:value-type="float">
            <text:p>0.0146137</text:p>
          </table:table-cell>
          <table:table-cell office:value-type="float" office:value="0.0209725" calcext:value-type="float">
            <text:p>0.0209725</text:p>
          </table:table-cell>
          <table:table-cell office:value-type="float" office:value="0.028909" calcext:value-type="float">
            <text:p>0.028909</text:p>
          </table:table-cell>
          <table:table-cell office:value-type="float" office:value="0.0384087" calcext:value-type="float">
            <text:p>0.0384087</text:p>
          </table:table-cell>
          <table:table-cell office:value-type="float" office:value="0.0493382" calcext:value-type="float">
            <text:p>0.0493382</text:p>
          </table:table-cell>
          <table:table-cell office:value-type="float" office:value="0.0614517" calcext:value-type="float">
            <text:p>0.0614517</text:p>
          </table:table-cell>
          <table:table-cell office:value-type="float" office:value="0.0744111" calcext:value-type="float">
            <text:p>0.0744111</text:p>
          </table:table-cell>
          <table:table-cell office:value-type="float" office:value="0.0878169" calcext:value-type="float">
            <text:p>0.0878169</text:p>
          </table:table-cell>
          <table:table-cell office:value-type="float" office:value="0.101242" calcext:value-type="float">
            <text:p>0.101242</text:p>
          </table:table-cell>
          <table:table-cell office:value-type="float" office:value="0.114263" calcext:value-type="float">
            <text:p>0.114263</text:p>
          </table:table-cell>
          <table:table-cell office:value-type="float" office:value="0.126421" calcext:value-type="float">
            <text:p>0.126421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137131" calcext:value-type="float">
            <text:p>0.137131</text:p>
          </table:table-cell>
          <table:table-cell office:value-type="float" office:value="0.142635" calcext:value-type="float">
            <text:p>0.142635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50873" calcext:value-type="float">
            <text:p>0.150873</text:p>
          </table:table-cell>
          <table:table-cell office:value-type="float" office:value="0.153982" calcext:value-type="float">
            <text:p>0.153982</text:p>
          </table:table-cell>
          <table:table-cell office:value-type="float" office:value="0.156726" calcext:value-type="float">
            <text:p>0.156726</text:p>
          </table:table-cell>
          <table:table-cell office:value-type="float" office:value="0.159326" calcext:value-type="float">
            <text:p>0.159326</text:p>
          </table:table-cell>
          <table:table-cell office:value-type="float" office:value="0.161662" calcext:value-type="float">
            <text:p>0.161662</text:p>
          </table:table-cell>
          <table:table-cell office:value-type="float" office:value="0.163386" calcext:value-type="float">
            <text:p>0.163386</text:p>
          </table:table-cell>
          <table:table-cell office:value-type="float" office:value="0.164982" calcext:value-type="float">
            <text:p>0.164982</text:p>
          </table:table-cell>
          <table:table-cell office:value-type="float" office:value="0.166511" calcext:value-type="float">
            <text:p>0.166511</text:p>
          </table:table-cell>
          <table:table-cell office:value-type="float" office:value="0.167817" calcext:value-type="float">
            <text:p>0.167817</text:p>
          </table:table-cell>
          <table:table-cell office:value-type="float" office:value="0.168799" calcext:value-type="float">
            <text:p>0.168799</text:p>
          </table:table-cell>
          <table:table-cell office:value-type="float" office:value="0.169643" calcext:value-type="float">
            <text:p>0.169643</text:p>
          </table:table-cell>
          <table:table-cell office:value-type="float" office:value="0.17044" calcext:value-type="float">
            <text:p>0.17044</text:p>
          </table:table-cell>
          <table:table-cell office:value-type="float" office:value="0.171133" calcext:value-type="float">
            <text:p>0.171133</text:p>
          </table:table-cell>
          <table:table-cell office:value-type="float" office:value="0.171571" calcext:value-type="float">
            <text:p>0.171571</text:p>
          </table:table-cell>
          <table:table-cell office:value-type="float" office:value="0.171969" calcext:value-type="float">
            <text:p>0.171969</text:p>
          </table:table-cell>
          <table:table-cell office:value-type="float" office:value="0.172327" calcext:value-type="float">
            <text:p>0.172327</text:p>
          </table:table-cell>
          <table:table-cell office:value-type="float" office:value="0.172559" calcext:value-type="float">
            <text:p>0.172559</text:p>
          </table:table-cell>
          <table:table-cell office:value-type="float" office:value="0.172715" calcext:value-type="float">
            <text:p>0.172715</text:p>
          </table:table-cell>
          <table:table-cell office:value-type="float" office:value="0.172803" calcext:value-type="float">
            <text:p>0.172803</text:p>
          </table:table-cell>
          <table:table-cell office:value-type="float" office:value="0.172829" calcext:value-type="float">
            <text:p>0.172829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17272" calcext:value-type="float">
            <text:p>0.17272</text:p>
          </table:table-cell>
          <table:table-cell office:value-type="float" office:value="0.172595" calcext:value-type="float">
            <text:p>0.172595</text:p>
          </table:table-cell>
          <table:table-cell office:value-type="float" office:value="0.172428" calcext:value-type="float">
            <text:p>0.172428</text:p>
          </table:table-cell>
          <table:table-cell office:value-type="float" office:value="0.172225" calcext:value-type="float">
            <text:p>0.172225</text:p>
          </table:table-cell>
          <table:table-cell office:value-type="float" office:value="0.171988" calcext:value-type="float">
            <text:p>0.171988</text:p>
          </table:table-cell>
          <table:table-cell office:value-type="float" office:value="0.17172" calcext:value-type="float">
            <text:p>0.17172</text:p>
          </table:table-cell>
          <table:table-cell office:value-type="float" office:value="0.171425" calcext:value-type="float">
            <text:p>0.171425</text:p>
          </table:table-cell>
          <table:table-cell office:value-type="float" office:value="0.171106" calcext:value-type="float">
            <text:p>0.171106</text:p>
          </table:table-cell>
          <table:table-cell office:value-type="float" office:value="0.170764" calcext:value-type="float">
            <text:p>0.170764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0.170022" calcext:value-type="float">
            <text:p>0.170022</text:p>
          </table:table-cell>
          <table:table-cell office:value-type="float" office:value="0.169626" calcext:value-type="float">
            <text:p>0.169626</text:p>
          </table:table-cell>
          <table:table-cell office:value-type="float" office:value="0.169215" calcext:value-type="float">
            <text:p>0.169215</text:p>
          </table:table-cell>
          <table:table-cell office:value-type="float" office:value="0.168791" calcext:value-type="float">
            <text:p>0.168791</text:p>
          </table:table-cell>
          <table:table-cell office:value-type="float" office:value="0.168356" calcext:value-type="float">
            <text:p>0.168356</text:p>
          </table:table-cell>
          <table:table-cell office:value-type="float" office:value="0.16791" calcext:value-type="float">
            <text:p>0.16791</text:p>
          </table:table-cell>
          <table:table-cell office:value-type="float" office:value="0.167455" calcext:value-type="float">
            <text:p>0.167455</text:p>
          </table:table-cell>
          <table:table-cell office:value-type="float" office:value="0.166991" calcext:value-type="float">
            <text:p>0.166991</text:p>
          </table:table-cell>
          <table:table-cell office:value-type="float" office:value="0.166521" calcext:value-type="float">
            <text:p>0.166521</text:p>
          </table:table-cell>
          <table:table-cell office:value-type="float" office:value="0.166044" calcext:value-type="float">
            <text:p>0.166044</text:p>
          </table:table-cell>
          <table:table-cell office:value-type="float" office:value="0.165562" calcext:value-type="float">
            <text:p>0.165562</text:p>
          </table:table-cell>
          <table:table-cell office:value-type="float" office:value="0.165075" calcext:value-type="float">
            <text:p>0.165075</text:p>
          </table:table-cell>
          <table:table-cell office:value-type="float" office:value="0.164583" calcext:value-type="float">
            <text:p>0.164583</text:p>
          </table:table-cell>
          <table:table-cell office:value-type="float" office:value="0.164089" calcext:value-type="float">
            <text:p>0.164089</text:p>
          </table:table-cell>
          <table:table-cell office:value-type="float" office:value="0.163643" calcext:value-type="float">
            <text:p>0.163643</text:p>
          </table:table-cell>
          <table:table-cell office:value-type="float" office:value="0.163195" calcext:value-type="float">
            <text:p>0.163195</text:p>
          </table:table-cell>
          <table:table-cell office:value-type="float" office:value="0.162677" calcext:value-type="float">
            <text:p>0.162677</text:p>
          </table:table-cell>
          <table:table-cell office:value-type="float" office:value="0.162102" calcext:value-type="float">
            <text:p>0.162102</text:p>
          </table:table-cell>
          <table:table-cell office:value-type="float" office:value="0.161684" calcext:value-type="float">
            <text:p>0.161684</text:p>
          </table:table-cell>
          <table:table-cell office:value-type="float" office:value="0.161202" calcext:value-type="float">
            <text:p>0.161202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60143" calcext:value-type="float">
            <text:p>0.160143</text:p>
          </table:table-cell>
          <table:table-cell office:value-type="float" office:value="0.159631" calcext:value-type="float">
            <text:p>0.159631</text:p>
          </table:table-cell>
          <table:table-cell office:value-type="float" office:value="0.159098" calcext:value-type="float">
            <text:p>0.159098</text:p>
          </table:table-cell>
          <table:table-cell office:value-type="float" office:value="0.158565" calcext:value-type="float">
            <text:p>0.158565</text:p>
          </table:table-cell>
          <table:table-cell office:value-type="float" office:value="0.15814" calcext:value-type="float">
            <text:p>0.15814</text:p>
          </table:table-cell>
          <table:table-cell office:value-type="float" office:value="0.157679" calcext:value-type="float">
            <text:p>0.157679</text:p>
          </table:table-cell>
          <table:table-cell office:value-type="float" office:value="0.157133" calcext:value-type="float">
            <text:p>0.157133</text:p>
          </table:table-cell>
          <table:table-cell office:value-type="float" office:value="0.156627" calcext:value-type="float">
            <text:p>0.156627</text:p>
          </table:table-cell>
          <table:table-cell office:value-type="float" office:value="0.156126" calcext:value-type="float">
            <text:p>0.15612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000547274" calcext:value-type="float">
            <text:p>-5.47274E-14</text:p>
          </table:table-cell>
          <table:table-cell office:value-type="float" office:value="-0.00000000030071" calcext:value-type="float">
            <text:p>-3.0071E-10</text:p>
          </table:table-cell>
          <table:table-cell office:value-type="float" office:value="-0.0000000025016" calcext:value-type="float">
            <text:p>-2.5016E-09</text:p>
          </table:table-cell>
          <table:table-cell office:value-type="float" office:value="-0.00000000710259" calcext:value-type="float">
            <text:p>-7.10259E-09</text:p>
          </table:table-cell>
          <table:table-cell office:value-type="float" office:value="-0.00000000594864" calcext:value-type="float">
            <text:p>-5.94864E-09</text:p>
          </table:table-cell>
          <table:table-cell office:value-type="float" office:value="0.0000000252928" calcext:value-type="float">
            <text:p>2.52928E-08</text:p>
          </table:table-cell>
          <table:table-cell office:value-type="float" office:value="0.000000128185" calcext:value-type="float">
            <text:p>1.28185E-07</text:p>
          </table:table-cell>
          <table:table-cell office:value-type="float" office:value="0.000000345552" calcext:value-type="float">
            <text:p>3.45552E-07</text:p>
          </table:table-cell>
          <table:table-cell office:value-type="float" office:value="0.000000679557" calcext:value-type="float">
            <text:p>6.79557E-07</text:p>
          </table:table-cell>
          <table:table-cell office:value-type="float" office:value="0.00000102589" calcext:value-type="float">
            <text:p>1.02589E-06</text:p>
          </table:table-cell>
          <table:table-cell office:value-type="float" office:value="0.0000010865" calcext:value-type="float">
            <text:p>1.0865E-06</text:p>
          </table:table-cell>
          <table:table-cell office:value-type="float" office:value="0.000000284255" calcext:value-type="float">
            <text:p>2.84255E-07</text:p>
          </table:table-cell>
          <table:table-cell office:value-type="float" office:value="-0.00000227798" calcext:value-type="float">
            <text:p>-2.27798E-06</text:p>
          </table:table-cell>
          <table:table-cell office:value-type="float" office:value="-0.00000769999" calcext:value-type="float">
            <text:p>-7.69999E-06</text:p>
          </table:table-cell>
          <table:table-cell office:value-type="float" office:value="-0.0000168167" calcext:value-type="float">
            <text:p>-1.68167E-05</text:p>
          </table:table-cell>
          <table:table-cell office:value-type="float" office:value="-0.0000294708" calcext:value-type="float">
            <text:p>-2.94708E-05</text:p>
          </table:table-cell>
          <table:table-cell office:value-type="float" office:value="-0.0000430007" calcext:value-type="float">
            <text:p>-4.30007E-05</text:p>
          </table:table-cell>
          <table:table-cell office:value-type="float" office:value="-0.0000497704" calcext:value-type="float">
            <text:p>-4.97704E-05</text:p>
          </table:table-cell>
          <table:table-cell office:value-type="float" office:value="-0.0000333223" calcext:value-type="float">
            <text:p>-3.33223E-05</text:p>
          </table:table-cell>
          <table:table-cell office:value-type="float" office:value="0.0000371711" calcext:value-type="float">
            <text:p>3.71711E-05</text:p>
          </table:table-cell>
          <table:table-cell office:value-type="float" office:value="0.000214235" calcext:value-type="float">
            <text:p>0.000214235</text:p>
          </table:table-cell>
          <table:table-cell office:value-type="float" office:value="0.000580605" calcext:value-type="float">
            <text:p>0.000580605</text:p>
          </table:table-cell>
          <table:table-cell office:value-type="float" office:value="0.00125713" calcext:value-type="float">
            <text:p>0.00125713</text:p>
          </table:table-cell>
          <table:table-cell office:value-type="float" office:value="0.00240674" calcext:value-type="float">
            <text:p>0.00240674</text:p>
          </table:table-cell>
          <table:table-cell office:value-type="float" office:value="0.00423034" calcext:value-type="float">
            <text:p>0.00423034</text:p>
          </table:table-cell>
          <table:table-cell office:value-type="float" office:value="0.00695136" calcext:value-type="float">
            <text:p>0.00695136</text:p>
          </table:table-cell>
          <table:table-cell office:value-type="float" office:value="0.0107896" calcext:value-type="float">
            <text:p>0.0107896</text:p>
          </table:table-cell>
          <table:table-cell office:value-type="float" office:value="0.0159284" calcext:value-type="float">
            <text:p>0.0159284</text:p>
          </table:table-cell>
          <table:table-cell office:value-type="float" office:value="0.0224821" calcext:value-type="float">
            <text:p>0.0224821</text:p>
          </table:table-cell>
          <table:table-cell office:value-type="float" office:value="0.0304701" calcext:value-type="float">
            <text:p>0.0304701</text:p>
          </table:table-cell>
          <table:table-cell office:value-type="float" office:value="0.0398033" calcext:value-type="float">
            <text:p>0.0398033</text:p>
          </table:table-cell>
          <table:table-cell office:value-type="float" office:value="0.0502852" calcext:value-type="float">
            <text:p>0.0502852</text:p>
          </table:table-cell>
          <table:table-cell office:value-type="float" office:value="0.0616273" calcext:value-type="float">
            <text:p>0.0616273</text:p>
          </table:table-cell>
          <table:table-cell office:value-type="float" office:value="0.0734705" calcext:value-type="float">
            <text:p>0.0734705</text:p>
          </table:table-cell>
          <table:table-cell office:value-type="float" office:value="0.0853496" calcext:value-type="float">
            <text:p>0.0853496</text:p>
          </table:table-cell>
          <table:table-cell office:value-type="float" office:value="0.0899315" calcext:value-type="float">
            <text:p>0.0899315</text:p>
          </table:table-cell>
          <table:table-cell office:value-type="float" office:value="0.0965732" calcext:value-type="float">
            <text:p>0.0965732</text:p>
          </table:table-cell>
          <table:table-cell office:value-type="float" office:value="0.102672" calcext:value-type="float">
            <text:p>0.102672</text:p>
          </table:table-cell>
          <table:table-cell office:value-type="float" office:value="0.107526" calcext:value-type="float">
            <text:p>0.107526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116174" calcext:value-type="float">
            <text:p>0.116174</text:p>
          </table:table-cell>
          <table:table-cell office:value-type="float" office:value="0.119688" calcext:value-type="float">
            <text:p>0.119688</text:p>
          </table:table-cell>
          <table:table-cell office:value-type="float" office:value="0.123142" calcext:value-type="float">
            <text:p>0.123142</text:p>
          </table:table-cell>
          <table:table-cell office:value-type="float" office:value="0.126372" calcext:value-type="float">
            <text:p>0.126372</text:p>
          </table:table-cell>
          <table:table-cell office:value-type="float" office:value="0.128853" calcext:value-type="float">
            <text:p>0.128853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33641" calcext:value-type="float">
            <text:p>0.133641</text:p>
          </table:table-cell>
          <table:table-cell office:value-type="float" office:value="0.135801" calcext:value-type="float">
            <text:p>0.135801</text:p>
          </table:table-cell>
          <table:table-cell office:value-type="float" office:value="0.137517" calcext:value-type="float">
            <text:p>0.137517</text:p>
          </table:table-cell>
          <table:table-cell office:value-type="float" office:value="0.139079" calcext:value-type="float">
            <text:p>0.139079</text:p>
          </table:table-cell>
          <table:table-cell office:value-type="float" office:value="0.14066" calcext:value-type="float">
            <text:p>0.14066</text:p>
          </table:table-cell>
          <table:table-cell office:value-type="float" office:value="0.142165" calcext:value-type="float">
            <text:p>0.142165</text:p>
          </table:table-cell>
          <table:table-cell office:value-type="float" office:value="0.143208" calcext:value-type="float">
            <text:p>0.143208</text:p>
          </table:table-cell>
          <table:table-cell office:value-type="float" office:value="0.144262" calcext:value-type="float">
            <text:p>0.144262</text:p>
          </table:table-cell>
          <table:table-cell office:value-type="float" office:value="0.145365" calcext:value-type="float">
            <text:p>0.145365</text:p>
          </table:table-cell>
          <table:table-cell office:value-type="float" office:value="0.146243" calcext:value-type="float">
            <text:p>0.146243</text:p>
          </table:table-cell>
          <table:table-cell office:value-type="float" office:value="0.147026" calcext:value-type="float">
            <text:p>0.147026</text:p>
          </table:table-cell>
          <table:table-cell office:value-type="float" office:value="0.147719" calcext:value-type="float">
            <text:p>0.147719</text:p>
          </table:table-cell>
          <table:table-cell office:value-type="float" office:value="0.148332" calcext:value-type="float">
            <text:p>0.148332</text:p>
          </table:table-cell>
          <table:table-cell office:value-type="float" office:value="0.148869" calcext:value-type="float">
            <text:p>0.148869</text:p>
          </table:table-cell>
          <table:table-cell office:value-type="float" office:value="0.149338" calcext:value-type="float">
            <text:p>0.149338</text:p>
          </table:table-cell>
          <table:table-cell office:value-type="float" office:value="0.149743" calcext:value-type="float">
            <text:p>0.149743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150382" calcext:value-type="float">
            <text:p>0.150382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0.150822" calcext:value-type="float">
            <text:p>0.150822</text:p>
          </table:table-cell>
          <table:table-cell office:value-type="float" office:value="0.150976" calcext:value-type="float">
            <text:p>0.150976</text:p>
          </table:table-cell>
          <table:table-cell office:value-type="float" office:value="0.151091" calcext:value-type="float">
            <text:p>0.151091</text:p>
          </table:table-cell>
          <table:table-cell office:value-type="float" office:value="0.15117" calcext:value-type="float">
            <text:p>0.15117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51229" calcext:value-type="float">
            <text:p>0.151229</text:p>
          </table:table-cell>
          <table:table-cell office:value-type="float" office:value="0.151215" calcext:value-type="float">
            <text:p>0.151215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51108" calcext:value-type="float">
            <text:p>0.151108</text:p>
          </table:table-cell>
          <table:table-cell office:value-type="float" office:value="0.15102" calcext:value-type="float">
            <text:p>0.15102</text:p>
          </table:table-cell>
          <table:table-cell office:value-type="float" office:value="0.150911" calcext:value-type="float">
            <text:p>0.150911</text:p>
          </table:table-cell>
          <table:table-cell office:value-type="float" office:value="0.150782" calcext:value-type="float">
            <text:p>0.150782</text:p>
          </table:table-cell>
          <table:table-cell office:value-type="float" office:value="0.150636" calcext:value-type="float">
            <text:p>0.150636</text:p>
          </table:table-cell>
          <table:table-cell office:value-type="float" office:value="0.150473" calcext:value-type="float">
            <text:p>0.150473</text:p>
          </table:table-cell>
          <table:table-cell office:value-type="float" office:value="0.150294" calcext:value-type="float">
            <text:p>0.150294</text:p>
          </table:table-cell>
          <table:table-cell office:value-type="float" office:value="0.150101" calcext:value-type="float">
            <text:p>0.150101</text:p>
          </table:table-cell>
          <table:table-cell office:value-type="float" office:value="0.149895" calcext:value-type="float">
            <text:p>0.149895</text:p>
          </table:table-cell>
          <table:table-cell office:value-type="float" office:value="0.149677" calcext:value-type="float">
            <text:p>0.149677</text:p>
          </table:table-cell>
          <table:table-cell office:value-type="float" office:value="0.149447" calcext:value-type="float">
            <text:p>0.149447</text:p>
          </table:table-cell>
          <table:table-cell office:value-type="float" office:value="0.149232" calcext:value-type="float">
            <text:p>0.149232</text:p>
          </table:table-cell>
          <table:table-cell office:value-type="float" office:value="0.149009" calcext:value-type="float">
            <text:p>0.149009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48441" calcext:value-type="float">
            <text:p>0.148441</text:p>
          </table:table-cell>
          <table:table-cell office:value-type="float" office:value="0.148214" calcext:value-type="float">
            <text:p>0.148214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47621" calcext:value-type="float">
            <text:p>0.147621</text:p>
          </table:table-cell>
          <table:table-cell office:value-type="float" office:value="0.147342" calcext:value-type="float">
            <text:p>0.147342</text:p>
          </table:table-cell>
          <table:table-cell office:value-type="float" office:value="0.147041" calcext:value-type="float">
            <text:p>0.147041</text:p>
          </table:table-cell>
          <table:table-cell office:value-type="float" office:value="0.146721" calcext:value-type="float">
            <text:p>0.146721</text:p>
          </table:table-cell>
          <table:table-cell office:value-type="float" office:value="0.146397" calcext:value-type="float">
            <text:p>0.14639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145844" calcext:value-type="float">
            <text:p>0.145844</text:p>
          </table:table-cell>
          <table:table-cell office:value-type="float" office:value="0.145497" calcext:value-type="float">
            <text:p>0.145497</text:p>
          </table:table-cell>
          <table:table-cell office:value-type="float" office:value="0.145172" calcext:value-type="float">
            <text:p>0.145172</text:p>
          </table:table-cell>
          <table:table-cell office:value-type="float" office:value="0.144846" calcext:value-type="float">
            <text:p>0.14484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42311" calcext:value-type="float">
            <text:p>1.42311E-13</text:p>
          </table:table-cell>
          <table:table-cell office:value-type="float" office:value="0.00000000000433774" calcext:value-type="float">
            <text:p>4.33774E-12</text:p>
          </table:table-cell>
          <table:table-cell office:value-type="float" office:value="-0.0000000000459289" calcext:value-type="float">
            <text:p>-4.59289E-11</text:p>
          </table:table-cell>
          <table:table-cell office:value-type="float" office:value="-0.000000000504468" calcext:value-type="float">
            <text:p>-5.04468E-10</text:p>
          </table:table-cell>
          <table:table-cell office:value-type="float" office:value="-0.0000000019905" calcext:value-type="float">
            <text:p>-1.9905E-09</text:p>
          </table:table-cell>
          <table:table-cell office:value-type="float" office:value="-0.0000000045371" calcext:value-type="float">
            <text:p>-4.5371E-09</text:p>
          </table:table-cell>
          <table:table-cell office:value-type="float" office:value="-0.0000000056088" calcext:value-type="float">
            <text:p>-5.6088E-09</text:p>
          </table:table-cell>
          <table:table-cell office:value-type="float" office:value="0.00000000260265" calcext:value-type="float">
            <text:p>2.60265E-09</text:p>
          </table:table-cell>
          <table:table-cell office:value-type="float" office:value="0.0000000346331" calcext:value-type="float">
            <text:p>3.46331E-08</text:p>
          </table:table-cell>
          <table:table-cell office:value-type="float" office:value="0.000000108992" calcext:value-type="float">
            <text:p>1.08992E-07</text:p>
          </table:table-cell>
          <table:table-cell office:value-type="float" office:value="0.000000236899" calcext:value-type="float">
            <text:p>2.36899E-07</text:p>
          </table:table-cell>
          <table:table-cell office:value-type="float" office:value="0.000000397704" calcext:value-type="float">
            <text:p>3.97704E-07</text:p>
          </table:table-cell>
          <table:table-cell office:value-type="float" office:value="0.000000497531" calcext:value-type="float">
            <text:p>4.97531E-07</text:p>
          </table:table-cell>
          <table:table-cell office:value-type="float" office:value="0.000000313661" calcext:value-type="float">
            <text:p>3.13661E-07</text:p>
          </table:table-cell>
          <table:table-cell office:value-type="float" office:value="-0.00000054243" calcext:value-type="float">
            <text:p>-5.4243E-07</text:p>
          </table:table-cell>
          <table:table-cell office:value-type="float" office:value="-0.0000026152" calcext:value-type="float">
            <text:p>-2.6152E-06</text:p>
          </table:table-cell>
          <table:table-cell office:value-type="float" office:value="-0.00000646301" calcext:value-type="float">
            <text:p>-6.46301E-06</text:p>
          </table:table-cell>
          <table:table-cell office:value-type="float" office:value="-0.0000122286" calcext:value-type="float">
            <text:p>-1.22286E-05</text:p>
          </table:table-cell>
          <table:table-cell office:value-type="float" office:value="-0.0000186653" calcext:value-type="float">
            <text:p>-1.86653E-05</text:p>
          </table:table-cell>
          <table:table-cell office:value-type="float" office:value="-0.0000212293" calcext:value-type="float">
            <text:p>-2.12293E-05</text:p>
          </table:table-cell>
          <table:table-cell office:value-type="float" office:value="-0.00000872037" calcext:value-type="float">
            <text:p>-8.72037E-06</text:p>
          </table:table-cell>
          <table:table-cell office:value-type="float" office:value="0.0000420528" calcext:value-type="float">
            <text:p>4.20528E-05</text:p>
          </table:table-cell>
          <table:table-cell office:value-type="float" office:value="0.000173781" calcext:value-type="float">
            <text:p>0.000173781</text:p>
          </table:table-cell>
          <table:table-cell office:value-type="float" office:value="0.000457641" calcext:value-type="float">
            <text:p>0.000457641</text:p>
          </table:table-cell>
          <table:table-cell office:value-type="float" office:value="0.00100159" calcext:value-type="float">
            <text:p>0.00100159</text:p>
          </table:table-cell>
          <table:table-cell office:value-type="float" office:value="0.00195439" calcext:value-type="float">
            <text:p>0.00195439</text:p>
          </table:table-cell>
          <table:table-cell office:value-type="float" office:value="0.00350164" calcext:value-type="float">
            <text:p>0.00350164</text:p>
          </table:table-cell>
          <table:table-cell office:value-type="float" office:value="0.00585136" calcext:value-type="float">
            <text:p>0.00585136</text:p>
          </table:table-cell>
          <table:table-cell office:value-type="float" office:value="0.00920983" calcext:value-type="float">
            <text:p>0.00920983</text:p>
          </table:table-cell>
          <table:table-cell office:value-type="float" office:value="0.0137509" calcext:value-type="float">
            <text:p>0.0137509</text:p>
          </table:table-cell>
          <table:table-cell office:value-type="float" office:value="0.0195848" calcext:value-type="float">
            <text:p>0.0195848</text:p>
          </table:table-cell>
          <table:table-cell office:value-type="float" office:value="0.0267331" calcext:value-type="float">
            <text:p>0.0267331</text:p>
          </table:table-cell>
          <table:table-cell office:value-type="float" office:value="0.0351151" calcext:value-type="float">
            <text:p>0.0351151</text:p>
          </table:table-cell>
          <table:table-cell office:value-type="float" office:value="0.0445454" calcext:value-type="float">
            <text:p>0.0445454</text:p>
          </table:table-cell>
          <table:table-cell office:value-type="float" office:value="0.0546863" calcext:value-type="float">
            <text:p>0.0546863</text:p>
          </table:table-cell>
          <table:table-cell office:value-type="float" office:value="0.0587829" calcext:value-type="float">
            <text:p>0.0587829</text:p>
          </table:table-cell>
          <table:table-cell office:value-type="float" office:value="0.0649097" calcext:value-type="float">
            <text:p>0.0649097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0755303" calcext:value-type="float">
            <text:p>0.0755303</text:p>
          </table:table-cell>
          <table:table-cell office:value-type="float" office:value="0.0804047" calcext:value-type="float">
            <text:p>0.0804047</text:p>
          </table:table-cell>
          <table:table-cell office:value-type="float" office:value="0.0844199" calcext:value-type="float">
            <text:p>0.0844199</text:p>
          </table:table-cell>
          <table:table-cell office:value-type="float" office:value="0.0881786" calcext:value-type="float">
            <text:p>0.0881786</text:p>
          </table:table-cell>
          <table:table-cell office:value-type="float" office:value="0.0919641" calcext:value-type="float">
            <text:p>0.0919641</text:p>
          </table:table-cell>
          <table:table-cell office:value-type="float" office:value="0.0955962" calcext:value-type="float">
            <text:p>0.0955962</text:p>
          </table:table-cell>
          <table:table-cell office:value-type="float" office:value="0.0984532" calcext:value-type="float">
            <text:p>0.0984532</text:p>
          </table:table-cell>
          <table:table-cell office:value-type="float" office:value="0.101267" calcext:value-type="float">
            <text:p>0.101267</text:p>
          </table:table-cell>
          <table:table-cell office:value-type="float" office:value="0.104161" calcext:value-type="float">
            <text:p>0.104161</text:p>
          </table:table-cell>
          <table:table-cell office:value-type="float" office:value="0.106835" calcext:value-type="float">
            <text:p>0.106835</text:p>
          </table:table-cell>
          <table:table-cell office:value-type="float" office:value="0.109012" calcext:value-type="float">
            <text:p>0.109012</text:p>
          </table:table-cell>
          <table:table-cell office:value-type="float" office:value="0.111042" calcext:value-type="float">
            <text:p>0.111042</text:p>
          </table:table-cell>
          <table:table-cell office:value-type="float" office:value="0.11315" calcext:value-type="float">
            <text:p>0.11315</text:p>
          </table:table-cell>
          <table:table-cell office:value-type="float" office:value="0.115214" calcext:value-type="float">
            <text:p>0.115214</text:p>
          </table:table-cell>
          <table:table-cell office:value-type="float" office:value="0.116689" calcext:value-type="float">
            <text:p>0.116689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11987" calcext:value-type="float">
            <text:p>0.11987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0.122498" calcext:value-type="float">
            <text:p>0.122498</text:p>
          </table:table-cell>
          <table:table-cell office:value-type="float" office:value="0.123662" calcext:value-type="float">
            <text:p>0.123662</text:p>
          </table:table-cell>
          <table:table-cell office:value-type="float" office:value="0.124737" calcext:value-type="float">
            <text:p>0.124737</text:p>
          </table:table-cell>
          <table:table-cell office:value-type="float" office:value="0.125728" calcext:value-type="float">
            <text:p>0.125728</text:p>
          </table:table-cell>
          <table:table-cell office:value-type="float" office:value="0.12664" calcext:value-type="float">
            <text:p>0.12664</text:p>
          </table:table-cell>
          <table:table-cell office:value-type="float" office:value="0.127478" calcext:value-type="float">
            <text:p>0.127478</text:p>
          </table:table-cell>
          <table:table-cell office:value-type="float" office:value="0.128248" calcext:value-type="float">
            <text:p>0.128248</text:p>
          </table:table-cell>
          <table:table-cell office:value-type="float" office:value="0.128955" calcext:value-type="float">
            <text:p>0.128955</text:p>
          </table:table-cell>
          <table:table-cell office:value-type="float" office:value="0.129601" calcext:value-type="float">
            <text:p>0.129601</text:p>
          </table:table-cell>
          <table:table-cell office:value-type="float" office:value="0.130192" calcext:value-type="float">
            <text:p>0.130192</text:p>
          </table:table-cell>
          <table:table-cell office:value-type="float" office:value="0.130731" calcext:value-type="float">
            <text:p>0.130731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31664" calcext:value-type="float">
            <text:p>0.131664</text:p>
          </table:table-cell>
          <table:table-cell office:value-type="float" office:value="0.132065" calcext:value-type="float">
            <text:p>0.132065</text:p>
          </table:table-cell>
          <table:table-cell office:value-type="float" office:value="0.132426" calcext:value-type="float">
            <text:p>0.132426</text:p>
          </table:table-cell>
          <table:table-cell office:value-type="float" office:value="0.13275" calcext:value-type="float">
            <text:p>0.13275</text:p>
          </table:table-cell>
          <table:table-cell office:value-type="float" office:value="0.133038" calcext:value-type="float">
            <text:p>0.133038</text:p>
          </table:table-cell>
          <table:table-cell office:value-type="float" office:value="0.133294" calcext:value-type="float">
            <text:p>0.133294</text:p>
          </table:table-cell>
          <table:table-cell office:value-type="float" office:value="0.133518" calcext:value-type="float">
            <text:p>0.133518</text:p>
          </table:table-cell>
          <table:table-cell office:value-type="float" office:value="0.133713" calcext:value-type="float">
            <text:p>0.133713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34024" calcext:value-type="float">
            <text:p>0.134024</text:p>
          </table:table-cell>
          <table:table-cell office:value-type="float" office:value="0.134142" calcext:value-type="float">
            <text:p>0.134142</text:p>
          </table:table-cell>
          <table:table-cell office:value-type="float" office:value="0.134238" calcext:value-type="float">
            <text:p>0.134238</text:p>
          </table:table-cell>
          <table:table-cell office:value-type="float" office:value="0.134313" calcext:value-type="float">
            <text:p>0.134313</text:p>
          </table:table-cell>
          <table:table-cell office:value-type="float" office:value="0.134368" calcext:value-type="float">
            <text:p>0.134368</text:p>
          </table:table-cell>
          <table:table-cell office:value-type="float" office:value="0.134404" calcext:value-type="float">
            <text:p>0.134404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34425" calcext:value-type="float">
            <text:p>0.134425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0.134389" calcext:value-type="float">
            <text:p>0.134389</text:p>
          </table:table-cell>
          <table:table-cell office:value-type="float" office:value="0.134342" calcext:value-type="float">
            <text:p>0.134342</text:p>
          </table:table-cell>
          <table:table-cell office:value-type="float" office:value="0.134298" calcext:value-type="float">
            <text:p>0.134298</text:p>
          </table:table-cell>
          <table:table-cell office:value-type="float" office:value="0.134237" calcext:value-type="float">
            <text:p>0.134237</text:p>
          </table:table-cell>
          <table:table-cell office:value-type="float" office:value="0.134149" calcext:value-type="float">
            <text:p>0.134149</text:p>
          </table:table-cell>
          <table:table-cell office:value-type="float" office:value="0.134065" calcext:value-type="float">
            <text:p>0.134065</text:p>
          </table:table-cell>
          <table:table-cell office:value-type="float" office:value="0.133966" calcext:value-type="float">
            <text:p>0.133966</text:p>
          </table:table-cell>
          <table:table-cell office:value-type="float" office:value="0.133851" calcext:value-type="float">
            <text:p>0.133851</text:p>
          </table:table-cell>
          <table:table-cell office:value-type="float" office:value="0.133727" calcext:value-type="float">
            <text:p>0.133727</text:p>
          </table:table-cell>
          <table:table-cell office:value-type="float" office:value="0.133621" calcext:value-type="float">
            <text:p>0.133621</text:p>
          </table:table-cell>
          <table:table-cell office:value-type="float" office:value="0.1335" calcext:value-type="float">
            <text:p>0.1335</text:p>
          </table:table-cell>
          <table:table-cell office:value-type="float" office:value="0.133346" calcext:value-type="float">
            <text:p>0.133346</text:p>
          </table:table-cell>
          <table:table-cell office:value-type="float" office:value="0.133197" calcext:value-type="float">
            <text:p>0.133197</text:p>
          </table:table-cell>
          <table:table-cell office:value-type="float" office:value="0.133041" calcext:value-type="float">
            <text:p>0.1330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84E-015" calcext:value-type="float">
            <text:p>4.9884E-15</text:p>
          </table:table-cell>
          <table:table-cell office:value-type="float" office:value="0.000000000000442197" calcext:value-type="float">
            <text:p>4.42197E-13</text:p>
          </table:table-cell>
          <table:table-cell office:value-type="float" office:value="0.00000000000442778" calcext:value-type="float">
            <text:p>4.42778E-12</text:p>
          </table:table-cell>
          <table:table-cell office:value-type="float" office:value="0.00000000000899373" calcext:value-type="float">
            <text:p>8.99373E-12</text:p>
          </table:table-cell>
          <table:table-cell office:value-type="float" office:value="-0.0000000000388528" calcext:value-type="float">
            <text:p>-3.88528E-11</text:p>
          </table:table-cell>
          <table:table-cell office:value-type="float" office:value="-0.000000000299461" calcext:value-type="float">
            <text:p>-2.99461E-10</text:p>
          </table:table-cell>
          <table:table-cell office:value-type="float" office:value="-0.00000000102137" calcext:value-type="float">
            <text:p>-1.02137E-09</text:p>
          </table:table-cell>
          <table:table-cell office:value-type="float" office:value="-0.00000000227472" calcext:value-type="float">
            <text:p>-2.27472E-09</text:p>
          </table:table-cell>
          <table:table-cell office:value-type="float" office:value="-0.00000000328084" calcext:value-type="float">
            <text:p>-3.28084E-09</text:p>
          </table:table-cell>
          <table:table-cell office:value-type="float" office:value="-0.00000000138584" calcext:value-type="float">
            <text:p>-1.38584E-09</text:p>
          </table:table-cell>
          <table:table-cell office:value-type="float" office:value="0.00000000893449" calcext:value-type="float">
            <text:p>8.93449E-09</text:p>
          </table:table-cell>
          <table:table-cell office:value-type="float" office:value="0.0000000359072" calcext:value-type="float">
            <text:p>3.59072E-08</text:p>
          </table:table-cell>
          <table:table-cell office:value-type="float" office:value="0.0000000870068" calcext:value-type="float">
            <text:p>8.70068E-08</text:p>
          </table:table-cell>
          <table:table-cell office:value-type="float" office:value="0.000000158341" calcext:value-type="float">
            <text:p>1.58341E-07</text:p>
          </table:table-cell>
          <table:table-cell office:value-type="float" office:value="0.00000021384" calcext:value-type="float">
            <text:p>2.1384E-07</text:p>
          </table:table-cell>
          <table:table-cell office:value-type="float" office:value="0.000000156701" calcext:value-type="float">
            <text:p>1.56701E-07</text:p>
          </table:table-cell>
          <table:table-cell office:value-type="float" office:value="-0.000000205054" calcext:value-type="float">
            <text:p>-2.05054E-07</text:p>
          </table:table-cell>
          <table:table-cell office:value-type="float" office:value="-0.00000117134" calcext:value-type="float">
            <text:p>-1.17134E-06</text:p>
          </table:table-cell>
          <table:table-cell office:value-type="float" office:value="-0.00000307652" calcext:value-type="float">
            <text:p>-3.07652E-06</text:p>
          </table:table-cell>
          <table:table-cell office:value-type="float" office:value="-0.00000598725" calcext:value-type="float">
            <text:p>-5.98725E-06</text:p>
          </table:table-cell>
          <table:table-cell office:value-type="float" office:value="-0.00000889997" calcext:value-type="float">
            <text:p>-8.89997E-06</text:p>
          </table:table-cell>
          <table:table-cell office:value-type="float" office:value="-0.00000798825" calcext:value-type="float">
            <text:p>-7.98825E-06</text:p>
          </table:table-cell>
          <table:table-cell office:value-type="float" office:value="0.00000671202" calcext:value-type="float">
            <text:p>6.71202E-06</text:p>
          </table:table-cell>
          <table:table-cell office:value-type="float" office:value="0.0000567625" calcext:value-type="float">
            <text:p>5.67625E-05</text:p>
          </table:table-cell>
          <table:table-cell office:value-type="float" office:value="0.00018302" calcext:value-type="float">
            <text:p>0.00018302</text:p>
          </table:table-cell>
          <table:table-cell office:value-type="float" office:value="0.00045457" calcext:value-type="float">
            <text:p>0.00045457</text:p>
          </table:table-cell>
          <table:table-cell office:value-type="float" office:value="0.000976459" calcext:value-type="float">
            <text:p>0.000976459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338148" calcext:value-type="float">
            <text:p>0.00338148</text:p>
          </table:table-cell>
          <table:table-cell office:value-type="float" office:value="0.00563936" calcext:value-type="float">
            <text:p>0.00563936</text:p>
          </table:table-cell>
          <table:table-cell office:value-type="float" office:value="0.00885721" calcext:value-type="float">
            <text:p>0.00885721</text:p>
          </table:table-cell>
          <table:table-cell office:value-type="float" office:value="0.0131898" calcext:value-type="float">
            <text:p>0.0131898</text:p>
          </table:table-cell>
          <table:table-cell office:value-type="float" office:value="0.0187262" calcext:value-type="float">
            <text:p>0.0187262</text:p>
          </table:table-cell>
          <table:table-cell office:value-type="float" office:value="0.0254649" calcext:value-type="float">
            <text:p>0.0254649</text:p>
          </table:table-cell>
          <table:table-cell office:value-type="float" office:value="0.0332539" calcext:value-type="float">
            <text:p>0.0332539</text:p>
          </table:table-cell>
          <table:table-cell office:value-type="float" office:value="0.0365506" calcext:value-type="float">
            <text:p>0.0365506</text:p>
          </table:table-cell>
          <table:table-cell office:value-type="float" office:value="0.0416382" calcext:value-type="float">
            <text:p>0.0416382</text:p>
          </table:table-cell>
          <table:table-cell office:value-type="float" office:value="0.046653" calcext:value-type="float">
            <text:p>0.046653</text:p>
          </table:table-cell>
          <table:table-cell office:value-type="float" office:value="0.050899" calcext:value-type="float">
            <text:p>0.050899</text:p>
          </table:table-cell>
          <table:table-cell office:value-type="float" office:value="0.0553387" calcext:value-type="float">
            <text:p>0.0553387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0626738" calcext:value-type="float">
            <text:p>0.0626738</text:p>
          </table:table-cell>
          <table:table-cell office:value-type="float" office:value="0.0663644" calcext:value-type="float">
            <text:p>0.0663644</text:p>
          </table:table-cell>
          <table:table-cell office:value-type="float" office:value="0.069983" calcext:value-type="float">
            <text:p>0.069983</text:p>
          </table:table-cell>
          <table:table-cell office:value-type="float" office:value="0.0728846" calcext:value-type="float">
            <text:p>0.0728846</text:p>
          </table:table-cell>
          <table:table-cell office:value-type="float" office:value="0.0757937" calcext:value-type="float">
            <text:p>0.0757937</text:p>
          </table:table-cell>
          <table:table-cell office:value-type="float" office:value="0.0788413" calcext:value-type="float">
            <text:p>0.0788413</text:p>
          </table:table-cell>
          <table:table-cell office:value-type="float" office:value="0.081711" calcext:value-type="float">
            <text:p>0.081711</text:p>
          </table:table-cell>
          <table:table-cell office:value-type="float" office:value="0.0840891" calcext:value-type="float">
            <text:p>0.0840891</text:p>
          </table:table-cell>
          <table:table-cell office:value-type="float" office:value="0.0863416" calcext:value-type="float">
            <text:p>0.0863416</text:p>
          </table:table-cell>
          <table:table-cell office:value-type="float" office:value="0.0887211" calcext:value-type="float">
            <text:p>0.0887211</text:p>
          </table:table-cell>
          <table:table-cell office:value-type="float" office:value="0.0910958" calcext:value-type="float">
            <text:p>0.0910958</text:p>
          </table:table-cell>
          <table:table-cell office:value-type="float" office:value="0.0928187" calcext:value-type="float">
            <text:p>0.0928187</text:p>
          </table:table-cell>
          <table:table-cell office:value-type="float" office:value="0.0946335" calcext:value-type="float">
            <text:p>0.0946335</text:p>
          </table:table-cell>
          <table:table-cell office:value-type="float" office:value="0.0966319" calcext:value-type="float">
            <text:p>0.0966319</text:p>
          </table:table-cell>
          <table:table-cell office:value-type="float" office:value="0.0983138" calcext:value-type="float">
            <text:p>0.0983138</text:p>
          </table:table-cell>
          <table:table-cell office:value-type="float" office:value="0.0998958" calcext:value-type="float">
            <text:p>0.0998958</text:p>
          </table:table-cell>
          <table:table-cell office:value-type="float" office:value="0.101383" calcext:value-type="float">
            <text:p>0.101383</text:p>
          </table:table-cell>
          <table:table-cell office:value-type="float" office:value="0.102782" calcext:value-type="float">
            <text:p>0.102782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105331" calcext:value-type="float">
            <text:p>0.105331</text:p>
          </table:table-cell>
          <table:table-cell office:value-type="float" office:value="0.106491" calcext:value-type="float">
            <text:p>0.106491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108601" calcext:value-type="float">
            <text:p>0.108601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110459" calcext:value-type="float">
            <text:p>0.110459</text:p>
          </table:table-cell>
          <table:table-cell office:value-type="float" office:value="0.111302" calcext:value-type="float">
            <text:p>0.111302</text:p>
          </table:table-cell>
          <table:table-cell office:value-type="float" office:value="0.112091" calcext:value-type="float">
            <text:p>0.112091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113521" calcext:value-type="float">
            <text:p>0.113521</text:p>
          </table:table-cell>
          <table:table-cell office:value-type="float" office:value="0.114167" calcext:value-type="float">
            <text:p>0.114167</text:p>
          </table:table-cell>
          <table:table-cell office:value-type="float" office:value="0.114771" calcext:value-type="float">
            <text:p>0.114771</text:p>
          </table:table-cell>
          <table:table-cell office:value-type="float" office:value="0.115334" calcext:value-type="float">
            <text:p>0.115334</text:p>
          </table:table-cell>
          <table:table-cell office:value-type="float" office:value="0.11586" calcext:value-type="float">
            <text:p>0.11586</text:p>
          </table:table-cell>
          <table:table-cell office:value-type="float" office:value="0.116349" calcext:value-type="float">
            <text:p>0.116349</text:p>
          </table:table-cell>
          <table:table-cell office:value-type="float" office:value="0.116804" calcext:value-type="float">
            <text:p>0.116804</text:p>
          </table:table-cell>
          <table:table-cell office:value-type="float" office:value="0.117227" calcext:value-type="float">
            <text:p>0.117227</text:p>
          </table:table-cell>
          <table:table-cell office:value-type="float" office:value="0.11762" calcext:value-type="float">
            <text:p>0.11762</text:p>
          </table:table-cell>
          <table:table-cell office:value-type="float" office:value="0.117983" calcext:value-type="float">
            <text:p>0.117983</text:p>
          </table:table-cell>
          <table:table-cell office:value-type="float" office:value="0.118319" calcext:value-type="float">
            <text:p>0.118319</text:p>
          </table:table-cell>
          <table:table-cell office:value-type="float" office:value="0.118628" calcext:value-type="float">
            <text:p>0.118628</text:p>
          </table:table-cell>
          <table:table-cell office:value-type="float" office:value="0.118913" calcext:value-type="float">
            <text:p>0.118913</text:p>
          </table:table-cell>
          <table:table-cell office:value-type="float" office:value="0.119175" calcext:value-type="float">
            <text:p>0.119175</text:p>
          </table:table-cell>
          <table:table-cell office:value-type="float" office:value="0.119414" calcext:value-type="float">
            <text:p>0.119414</text:p>
          </table:table-cell>
          <table:table-cell office:value-type="float" office:value="0.11961" calcext:value-type="float">
            <text:p>0.11961</text:p>
          </table:table-cell>
          <table:table-cell office:value-type="float" office:value="0.119791" calcext:value-type="float">
            <text:p>0.119791</text:p>
          </table:table-cell>
          <table:table-cell office:value-type="float" office:value="0.11998" calcext:value-type="float">
            <text:p>0.11998</text:p>
          </table:table-cell>
          <table:table-cell office:value-type="float" office:value="0.120166" calcext:value-type="float">
            <text:p>0.120166</text:p>
          </table:table-cell>
          <table:table-cell office:value-type="float" office:value="0.120287" calcext:value-type="float">
            <text:p>0.120287</text:p>
          </table:table-cell>
          <table:table-cell office:value-type="float" office:value="0.120412" calcext:value-type="float">
            <text:p>0.120412</text:p>
          </table:table-cell>
          <table:table-cell office:value-type="float" office:value="0.120544" calcext:value-type="float">
            <text:p>0.120544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0.120802" calcext:value-type="float">
            <text:p>0.120802</text:p>
          </table:table-cell>
          <table:table-cell office:value-type="float" office:value="0.120864" calcext:value-type="float">
            <text:p>0.120864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20936" calcext:value-type="float">
            <text:p>0.120936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2098" calcext:value-type="float">
            <text:p>0.12098</text:p>
          </table:table-cell>
          <table:table-cell office:value-type="float" office:value="0.120985" calcext:value-type="float">
            <text:p>0.12098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2.30801E-016" calcext:value-type="float">
            <text:p>-2.30801E-16</text:p>
          </table:table-cell>
          <table:table-cell office:value-type="float" office:value="-7.53152E-016" calcext:value-type="float">
            <text:p>-7.53152E-16</text:p>
          </table:table-cell>
          <table:table-cell office:value-type="float" office:value="0.000000000000155994" calcext:value-type="float">
            <text:p>1.55994E-13</text:p>
          </table:table-cell>
          <table:table-cell office:value-type="float" office:value="0.00000000000154813" calcext:value-type="float">
            <text:p>1.54813E-12</text:p>
          </table:table-cell>
          <table:table-cell office:value-type="float" office:value="0.00000000000590657" calcext:value-type="float">
            <text:p>5.90657E-12</text:p>
          </table:table-cell>
          <table:table-cell office:value-type="float" office:value="0.00000000000939594" calcext:value-type="float">
            <text:p>9.39594E-12</text:p>
          </table:table-cell>
          <table:table-cell office:value-type="float" office:value="-0.0000000000139477" calcext:value-type="float">
            <text:p>-1.39477E-11</text:p>
          </table:table-cell>
          <table:table-cell office:value-type="float" office:value="-0.000000000133234" calcext:value-type="float">
            <text:p>-1.33234E-10</text:p>
          </table:table-cell>
          <table:table-cell office:value-type="float" office:value="-0.000000000455005" calcext:value-type="float">
            <text:p>-4.55005E-10</text:p>
          </table:table-cell>
          <table:table-cell office:value-type="float" office:value="-0.00000000103374" calcext:value-type="float">
            <text:p>-1.03374E-09</text:p>
          </table:table-cell>
          <table:table-cell office:value-type="float" office:value="-0.00000000162014" calcext:value-type="float">
            <text:p>-1.62014E-09</text:p>
          </table:table-cell>
          <table:table-cell office:value-type="float" office:value="-0.00000000119899" calcext:value-type="float">
            <text:p>-1.19899E-09</text:p>
          </table:table-cell>
          <table:table-cell office:value-type="float" office:value="0.00000000259346" calcext:value-type="float">
            <text:p>2.59346E-09</text:p>
          </table:table-cell>
          <table:table-cell office:value-type="float" office:value="0.0000000136505" calcext:value-type="float">
            <text:p>1.36505E-08</text:p>
          </table:table-cell>
          <table:table-cell office:value-type="float" office:value="0.000000035778" calcext:value-type="float">
            <text:p>3.5778E-08</text:p>
          </table:table-cell>
          <table:table-cell office:value-type="float" office:value="0.0000000678733" calcext:value-type="float">
            <text:p>6.78733E-08</text:p>
          </table:table-cell>
          <table:table-cell office:value-type="float" office:value="0.0000000926863" calcext:value-type="float">
            <text:p>9.26863E-08</text:p>
          </table:table-cell>
          <table:table-cell office:value-type="float" office:value="0.0000000572009" calcext:value-type="float">
            <text:p>5.72009E-08</text:p>
          </table:table-cell>
          <table:table-cell office:value-type="float" office:value="-0.000000152467" calcext:value-type="float">
            <text:p>-1.52467E-07</text:p>
          </table:table-cell>
          <table:table-cell office:value-type="float" office:value="-0.000000721336" calcext:value-type="float">
            <text:p>-7.21336E-07</text:p>
          </table:table-cell>
          <table:table-cell office:value-type="float" office:value="-0.00000183662" calcext:value-type="float">
            <text:p>-1.83662E-06</text:p>
          </table:table-cell>
          <table:table-cell office:value-type="float" office:value="-0.00000338243" calcext:value-type="float">
            <text:p>-3.38243E-06</text:p>
          </table:table-cell>
          <table:table-cell office:value-type="float" office:value="-0.00000408065" calcext:value-type="float">
            <text:p>-4.08065E-06</text:p>
          </table:table-cell>
          <table:table-cell office:value-type="float" office:value="0.000000447207" calcext:value-type="float">
            <text:p>4.47207E-07</text:p>
          </table:table-cell>
          <table:table-cell office:value-type="float" office:value="0.0000213613" calcext:value-type="float">
            <text:p>2.13613E-05</text:p>
          </table:table-cell>
          <table:table-cell office:value-type="float" office:value="0.0000825321" calcext:value-type="float">
            <text:p>8.25321E-05</text:p>
          </table:table-cell>
          <table:table-cell office:value-type="float" office:value="0.000228537" calcext:value-type="float">
            <text:p>0.000228537</text:p>
          </table:table-cell>
          <table:table-cell office:value-type="float" office:value="0.000533339" calcext:value-type="float">
            <text:p>0.000533339</text:p>
          </table:table-cell>
          <table:table-cell office:value-type="float" office:value="0.0011069" calcext:value-type="float">
            <text:p>0.0011069</text:p>
          </table:table-cell>
          <table:table-cell office:value-type="float" office:value="0.0020961" calcext:value-type="float">
            <text:p>0.0020961</text:p>
          </table:table-cell>
          <table:table-cell office:value-type="float" office:value="0.00367674" calcext:value-type="float">
            <text:p>0.00367674</text:p>
          </table:table-cell>
          <table:table-cell office:value-type="float" office:value="0.0060354" calcext:value-type="float">
            <text:p>0.0060354</text:p>
          </table:table-cell>
          <table:table-cell office:value-type="float" office:value="0.009343" calcext:value-type="float">
            <text:p>0.009343</text:p>
          </table:table-cell>
          <table:table-cell office:value-type="float" office:value="0.0137233" calcext:value-type="float">
            <text:p>0.0137233</text:p>
          </table:table-cell>
          <table:table-cell office:value-type="float" office:value="0.0191891" calcext:value-type="float">
            <text:p>0.0191891</text:p>
          </table:table-cell>
          <table:table-cell office:value-type="float" office:value="0.0216181" calcext:value-type="float">
            <text:p>0.0216181</text:p>
          </table:table-cell>
          <table:table-cell office:value-type="float" office:value="0.025491" calcext:value-type="float">
            <text:p>0.025491</text:p>
          </table:table-cell>
          <table:table-cell office:value-type="float" office:value="0.0294491" calcext:value-type="float">
            <text:p>0.0294491</text:p>
          </table:table-cell>
          <table:table-cell office:value-type="float" office:value="0.0329052" calcext:value-type="float">
            <text:p>0.0329052</text:p>
          </table:table-cell>
          <table:table-cell office:value-type="float" office:value="0.0366188" calcext:value-type="float">
            <text:p>0.0366188</text:p>
          </table:table-cell>
          <table:table-cell office:value-type="float" office:value="0.0398328" calcext:value-type="float">
            <text:p>0.0398328</text:p>
          </table:table-cell>
          <table:table-cell office:value-type="float" office:value="0.0429743" calcext:value-type="float">
            <text:p>0.0429743</text:p>
          </table:table-cell>
          <table:table-cell office:value-type="float" office:value="0.0462747" calcext:value-type="float">
            <text:p>0.0462747</text:p>
          </table:table-cell>
          <table:table-cell office:value-type="float" office:value="0.0495778" calcext:value-type="float">
            <text:p>0.0495778</text:p>
          </table:table-cell>
          <table:table-cell office:value-type="float" office:value="0.0522755" calcext:value-type="float">
            <text:p>0.0522755</text:p>
          </table:table-cell>
          <table:table-cell office:value-type="float" office:value="0.0550244" calcext:value-type="float">
            <text:p>0.0550244</text:p>
          </table:table-cell>
          <table:table-cell office:value-type="float" office:value="0.0579524" calcext:value-type="float">
            <text:p>0.0579524</text:p>
          </table:table-cell>
          <table:table-cell office:value-type="float" office:value="0.0607561" calcext:value-type="float">
            <text:p>0.0607561</text:p>
          </table:table-cell>
          <table:table-cell office:value-type="float" office:value="0.0631157" calcext:value-type="float">
            <text:p>0.0631157</text:p>
          </table:table-cell>
          <table:table-cell office:value-type="float" office:value="0.0653812" calcext:value-type="float">
            <text:p>0.0653812</text:p>
          </table:table-cell>
          <table:table-cell office:value-type="float" office:value="0.0678081" calcext:value-type="float">
            <text:p>0.0678081</text:p>
          </table:table-cell>
          <table:table-cell office:value-type="float" office:value="0.0702658" calcext:value-type="float">
            <text:p>0.0702658</text:p>
          </table:table-cell>
          <table:table-cell office:value-type="float" office:value="0.0720741" calcext:value-type="float">
            <text:p>0.0720741</text:p>
          </table:table-cell>
          <table:table-cell office:value-type="float" office:value="0.074001" calcext:value-type="float">
            <text:p>0.074001</text:p>
          </table:table-cell>
          <table:table-cell office:value-type="float" office:value="0.0761509" calcext:value-type="float">
            <text:p>0.0761509</text:p>
          </table:table-cell>
          <table:table-cell office:value-type="float" office:value="0.0779853" calcext:value-type="float">
            <text:p>0.0779853</text:p>
          </table:table-cell>
          <table:table-cell office:value-type="float" office:value="0.0797329" calcext:value-type="float">
            <text:p>0.0797329</text:p>
          </table:table-cell>
          <table:table-cell office:value-type="float" office:value="0.0813971" calcext:value-type="float">
            <text:p>0.0813971</text:p>
          </table:table-cell>
          <table:table-cell office:value-type="float" office:value="0.0829814" calcext:value-type="float">
            <text:p>0.0829814</text:p>
          </table:table-cell>
          <table:table-cell office:value-type="float" office:value="0.0844892" calcext:value-type="float">
            <text:p>0.0844892</text:p>
          </table:table-cell>
          <table:table-cell office:value-type="float" office:value="0.0859238" calcext:value-type="float">
            <text:p>0.0859238</text:p>
          </table:table-cell>
          <table:table-cell office:value-type="float" office:value="0.0872883" calcext:value-type="float">
            <text:p>0.0872883</text:p>
          </table:table-cell>
          <table:table-cell office:value-type="float" office:value="0.0885861" calcext:value-type="float">
            <text:p>0.0885861</text:p>
          </table:table-cell>
          <table:table-cell office:value-type="float" office:value="0.0898199" calcext:value-type="float">
            <text:p>0.0898199</text:p>
          </table:table-cell>
          <table:table-cell office:value-type="float" office:value="0.0909928" calcext:value-type="float">
            <text:p>0.0909928</text:p>
          </table:table-cell>
          <table:table-cell office:value-type="float" office:value="0.0921075" calcext:value-type="float">
            <text:p>0.0921075</text:p>
          </table:table-cell>
          <table:table-cell office:value-type="float" office:value="0.0931668" calcext:value-type="float">
            <text:p>0.0931668</text:p>
          </table:table-cell>
          <table:table-cell office:value-type="float" office:value="0.0941731" calcext:value-type="float">
            <text:p>0.0941731</text:p>
          </table:table-cell>
          <table:table-cell office:value-type="float" office:value="0.0951289" calcext:value-type="float">
            <text:p>0.0951289</text:p>
          </table:table-cell>
          <table:table-cell office:value-type="float" office:value="0.0960365" calcext:value-type="float">
            <text:p>0.0960365</text:p>
          </table:table-cell>
          <table:table-cell office:value-type="float" office:value="0.0968982" calcext:value-type="float">
            <text:p>0.0968982</text:p>
          </table:table-cell>
          <table:table-cell office:value-type="float" office:value="0.0977162" calcext:value-type="float">
            <text:p>0.0977162</text:p>
          </table:table-cell>
          <table:table-cell office:value-type="float" office:value="0.0984924" calcext:value-type="float">
            <text:p>0.0984924</text:p>
          </table:table-cell>
          <table:table-cell office:value-type="float" office:value="0.0992287" calcext:value-type="float">
            <text:p>0.0992287</text:p>
          </table:table-cell>
          <table:table-cell office:value-type="float" office:value="0.099927" calcext:value-type="float">
            <text:p>0.099927</text:p>
          </table:table-cell>
          <table:table-cell office:value-type="float" office:value="0.100589" calcext:value-type="float">
            <text:p>0.100589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101811" calcext:value-type="float">
            <text:p>0.101811</text:p>
          </table:table-cell>
          <table:table-cell office:value-type="float" office:value="0.102374" calcext:value-type="float">
            <text:p>0.102374</text:p>
          </table:table-cell>
          <table:table-cell office:value-type="float" office:value="0.102907" calcext:value-type="float">
            <text:p>0.102907</text:p>
          </table:table-cell>
          <table:table-cell office:value-type="float" office:value="0.103411" calcext:value-type="float">
            <text:p>0.103411</text:p>
          </table:table-cell>
          <table:table-cell office:value-type="float" office:value="0.103888" calcext:value-type="float">
            <text:p>0.103888</text:p>
          </table:table-cell>
          <table:table-cell office:value-type="float" office:value="0.104339" calcext:value-type="float">
            <text:p>0.104339</text:p>
          </table:table-cell>
          <table:table-cell office:value-type="float" office:value="0.104764" calcext:value-type="float">
            <text:p>0.104764</text:p>
          </table:table-cell>
          <table:table-cell office:value-type="float" office:value="0.105126" calcext:value-type="float">
            <text:p>0.105126</text:p>
          </table:table-cell>
          <table:table-cell office:value-type="float" office:value="0.10547" calcext:value-type="float">
            <text:p>0.10547</text:p>
          </table:table-cell>
          <table:table-cell office:value-type="float" office:value="0.105843" calcext:value-type="float">
            <text:p>0.105843</text:p>
          </table:table-cell>
          <table:table-cell office:value-type="float" office:value="0.106229" calcext:value-type="float">
            <text:p>0.106229</text:p>
          </table:table-cell>
          <table:table-cell office:value-type="float" office:value="0.106494" calcext:value-type="float">
            <text:p>0.106494</text:p>
          </table:table-cell>
          <table:table-cell office:value-type="float" office:value="0.106782" calcext:value-type="float">
            <text:p>0.106782</text:p>
          </table:table-cell>
          <table:table-cell office:value-type="float" office:value="0.107104" calcext:value-type="float">
            <text:p>0.107104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0.107607" calcext:value-type="float">
            <text:p>0.107607</text:p>
          </table:table-cell>
          <table:table-cell office:value-type="float" office:value="0.107851" calcext:value-type="float">
            <text:p>0.107851</text:p>
          </table:table-cell>
          <table:table-cell office:value-type="float" office:value="0.108077" calcext:value-type="float">
            <text:p>0.108077</text:p>
          </table:table-cell>
          <table:table-cell office:value-type="float" office:value="0.108248" calcext:value-type="float">
            <text:p>0.108248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0.108611" calcext:value-type="float">
            <text:p>0.108611</text:p>
          </table:table-cell>
          <table:table-cell office:value-type="float" office:value="0.108775" calcext:value-type="float">
            <text:p>0.108775</text:p>
          </table:table-cell>
          <table:table-cell office:value-type="float" office:value="0.108924" calcext:value-type="float">
            <text:p>0.10892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2.40418E-018" calcext:value-type="float">
            <text:p>2.40418E-18</text:p>
          </table:table-cell>
          <table:table-cell office:value-type="float" office:value="-5.09726E-016" calcext:value-type="float">
            <text:p>-5.09726E-16</text:p>
          </table:table-cell>
          <table:table-cell office:value-type="float" office:value="-5.50553E-015" calcext:value-type="float">
            <text:p>-5.50553E-15</text:p>
          </table:table-cell>
          <table:table-cell office:value-type="float" office:value="8.66714E-015" calcext:value-type="float">
            <text:p>8.66714E-15</text:p>
          </table:table-cell>
          <table:table-cell office:value-type="float" office:value="0.000000000000278681" calcext:value-type="float">
            <text:p>2.78681E-13</text:p>
          </table:table-cell>
          <table:table-cell office:value-type="float" office:value="0.00000000000151565" calcext:value-type="float">
            <text:p>1.51565E-12</text:p>
          </table:table-cell>
          <table:table-cell office:value-type="float" office:value="0.00000000000446752" calcext:value-type="float">
            <text:p>4.46752E-12</text:p>
          </table:table-cell>
          <table:table-cell office:value-type="float" office:value="0.00000000000702999" calcext:value-type="float">
            <text:p>7.02999E-12</text:p>
          </table:table-cell>
          <table:table-cell office:value-type="float" office:value="-0.00000000000261126" calcext:value-type="float">
            <text:p>-2.61126E-12</text:p>
          </table:table-cell>
          <table:table-cell office:value-type="float" office:value="-0.0000000000547904" calcext:value-type="float">
            <text:p>-5.47904E-11</text:p>
          </table:table-cell>
          <table:table-cell office:value-type="float" office:value="-0.000000000198459" calcext:value-type="float">
            <text:p>-1.98459E-10</text:p>
          </table:table-cell>
          <table:table-cell office:value-type="float" office:value="-0.000000000466383" calcext:value-type="float">
            <text:p>-4.66383E-10</text:p>
          </table:table-cell>
          <table:table-cell office:value-type="float" office:value="-0.000000000761618" calcext:value-type="float">
            <text:p>-7.61618E-10</text:p>
          </table:table-cell>
          <table:table-cell office:value-type="float" office:value="-0.000000000618878" calcext:value-type="float">
            <text:p>-6.18878E-10</text:p>
          </table:table-cell>
          <table:table-cell office:value-type="float" office:value="0.00000000109896" calcext:value-type="float">
            <text:p>1.09896E-09</text:p>
          </table:table-cell>
          <table:table-cell office:value-type="float" office:value="0.00000000632471" calcext:value-type="float">
            <text:p>6.32471E-09</text:p>
          </table:table-cell>
          <table:table-cell office:value-type="float" office:value="0.0000000170452" calcext:value-type="float">
            <text:p>1.70452E-08</text:p>
          </table:table-cell>
          <table:table-cell office:value-type="float" office:value="0.0000000321945" calcext:value-type="float">
            <text:p>3.21945E-08</text:p>
          </table:table-cell>
          <table:table-cell office:value-type="float" office:value="0.0000000397903" calcext:value-type="float">
            <text:p>3.97903E-08</text:p>
          </table:table-cell>
          <table:table-cell office:value-type="float" office:value="0.00000000218562" calcext:value-type="float">
            <text:p>2.18562E-09</text:p>
          </table:table-cell>
          <table:table-cell office:value-type="float" office:value="-0.000000162019" calcext:value-type="float">
            <text:p>-1.62019E-07</text:p>
          </table:table-cell>
          <table:table-cell office:value-type="float" office:value="-0.000000574165" calcext:value-type="float">
            <text:p>-5.74165E-07</text:p>
          </table:table-cell>
          <table:table-cell office:value-type="float" office:value="-0.00000128628" calcext:value-type="float">
            <text:p>-1.28628E-06</text:p>
          </table:table-cell>
          <table:table-cell office:value-type="float" office:value="-0.00000186077" calcext:value-type="float">
            <text:p>-1.86077E-06</text:p>
          </table:table-cell>
          <table:table-cell office:value-type="float" office:value="-0.000000238599" calcext:value-type="float">
            <text:p>-2.38599E-07</text:p>
          </table:table-cell>
          <table:table-cell office:value-type="float" office:value="0.00000971146" calcext:value-type="float">
            <text:p>9.71146E-06</text:p>
          </table:table-cell>
          <table:table-cell office:value-type="float" office:value="0.0000426171" calcext:value-type="float">
            <text:p>4.26171E-05</text:p>
          </table:table-cell>
          <table:table-cell office:value-type="float" office:value="0.000128301" calcext:value-type="float">
            <text:p>0.000128301</text:p>
          </table:table-cell>
          <table:table-cell office:value-type="float" office:value="0.000320136" calcext:value-type="float">
            <text:p>0.000320136</text:p>
          </table:table-cell>
          <table:table-cell office:value-type="float" office:value="0.000703045" calcext:value-type="float">
            <text:p>0.000703045</text:p>
          </table:table-cell>
          <table:table-cell office:value-type="float" office:value="0.00139787" calcext:value-type="float">
            <text:p>0.00139787</text:p>
          </table:table-cell>
          <table:table-cell office:value-type="float" office:value="0.00255842" calcext:value-type="float">
            <text:p>0.00255842</text:p>
          </table:table-cell>
          <table:table-cell office:value-type="float" office:value="0.00435875" calcext:value-type="float">
            <text:p>0.00435875</text:p>
          </table:table-cell>
          <table:table-cell office:value-type="float" office:value="0.00696991" calcext:value-type="float">
            <text:p>0.00696991</text:p>
          </table:table-cell>
          <table:table-cell office:value-type="float" office:value="0.0105065" calcext:value-type="float">
            <text:p>0.0105065</text:p>
          </table:table-cell>
          <table:table-cell office:value-type="float" office:value="0.0121612" calcext:value-type="float">
            <text:p>0.0121612</text:p>
          </table:table-cell>
          <table:table-cell office:value-type="float" office:value="0.0148925" calcext:value-type="float">
            <text:p>0.0148925</text:p>
          </table:table-cell>
          <table:table-cell office:value-type="float" office:value="0.0177923" calcext:value-type="float">
            <text:p>0.0177923</text:p>
          </table:table-cell>
          <table:table-cell office:value-type="float" office:value="0.0204072" calcext:value-type="float">
            <text:p>0.0204072</text:p>
          </table:table-cell>
          <table:table-cell office:value-type="float" office:value="0.0232978" calcext:value-type="float">
            <text:p>0.0232978</text:p>
          </table:table-cell>
          <table:table-cell office:value-type="float" office:value="0.0258638" calcext:value-type="float">
            <text:p>0.0258638</text:p>
          </table:table-cell>
          <table:table-cell office:value-type="float" office:value="0.0284275" calcext:value-type="float">
            <text:p>0.0284275</text:p>
          </table:table-cell>
          <table:table-cell office:value-type="float" office:value="0.0311785" calcext:value-type="float">
            <text:p>0.0311785</text:p>
          </table:table-cell>
          <table:table-cell office:value-type="float" office:value="0.0339896" calcext:value-type="float">
            <text:p>0.0339896</text:p>
          </table:table-cell>
          <table:table-cell office:value-type="float" office:value="0.0363271" calcext:value-type="float">
            <text:p>0.0363271</text:p>
          </table:table-cell>
          <table:table-cell office:value-type="float" office:value="0.0387477" calcext:value-type="float">
            <text:p>0.0387477</text:p>
          </table:table-cell>
          <table:table-cell office:value-type="float" office:value="0.0413689" calcext:value-type="float">
            <text:p>0.0413689</text:p>
          </table:table-cell>
          <table:table-cell office:value-type="float" office:value="0.0439201" calcext:value-type="float">
            <text:p>0.0439201</text:p>
          </table:table-cell>
          <table:table-cell office:value-type="float" office:value="0.0460981" calcext:value-type="float">
            <text:p>0.0460981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505162" calcext:value-type="float">
            <text:p>0.0505162</text:p>
          </table:table-cell>
          <table:table-cell office:value-type="float" office:value="0.0528777" calcext:value-type="float">
            <text:p>0.0528777</text:p>
          </table:table-cell>
          <table:table-cell office:value-type="float" office:value="0.0546351" calcext:value-type="float">
            <text:p>0.0546351</text:p>
          </table:table-cell>
          <table:table-cell office:value-type="float" office:value="0.0565285" calcext:value-type="float">
            <text:p>0.0565285</text:p>
          </table:table-cell>
          <table:table-cell office:value-type="float" office:value="0.0586666" calcext:value-type="float">
            <text:p>0.0586666</text:p>
          </table:table-cell>
          <table:table-cell office:value-type="float" office:value="0.0605123" calcext:value-type="float">
            <text:p>0.0605123</text:p>
          </table:table-cell>
          <table:table-cell office:value-type="float" office:value="0.0622898" calcext:value-type="float">
            <text:p>0.0622898</text:p>
          </table:table-cell>
          <table:table-cell office:value-type="float" office:value="0.0640004" calcext:value-type="float">
            <text:p>0.0640004</text:p>
          </table:table-cell>
          <table:table-cell office:value-type="float" office:value="0.0656459" calcext:value-type="float">
            <text:p>0.0656459</text:p>
          </table:table-cell>
          <table:table-cell office:value-type="float" office:value="0.0672278" calcext:value-type="float">
            <text:p>0.0672278</text:p>
          </table:table-cell>
          <table:table-cell office:value-type="float" office:value="0.0687481" calcext:value-type="float">
            <text:p>0.0687481</text:p>
          </table:table-cell>
          <table:table-cell office:value-type="float" office:value="0.0702085" calcext:value-type="float">
            <text:p>0.0702085</text:p>
          </table:table-cell>
          <table:table-cell office:value-type="float" office:value="0.071611" calcext:value-type="float">
            <text:p>0.071611</text:p>
          </table:table-cell>
          <table:table-cell office:value-type="float" office:value="0.0729574" calcext:value-type="float">
            <text:p>0.0729574</text:p>
          </table:table-cell>
          <table:table-cell office:value-type="float" office:value="0.0742496" calcext:value-type="float">
            <text:p>0.0742496</text:p>
          </table:table-cell>
          <table:table-cell office:value-type="float" office:value="0.0754897" calcext:value-type="float">
            <text:p>0.0754897</text:p>
          </table:table-cell>
          <table:table-cell office:value-type="float" office:value="0.0766792" calcext:value-type="float">
            <text:p>0.0766792</text:p>
          </table:table-cell>
          <table:table-cell office:value-type="float" office:value="0.0778202" calcext:value-type="float">
            <text:p>0.0778202</text:p>
          </table:table-cell>
          <table:table-cell office:value-type="float" office:value="0.0789144" calcext:value-type="float">
            <text:p>0.0789144</text:p>
          </table:table-cell>
          <table:table-cell office:value-type="float" office:value="0.0799636" calcext:value-type="float">
            <text:p>0.0799636</text:p>
          </table:table-cell>
          <table:table-cell office:value-type="float" office:value="0.0809693" calcext:value-type="float">
            <text:p>0.0809693</text:p>
          </table:table-cell>
          <table:table-cell office:value-type="float" office:value="0.0819334" calcext:value-type="float">
            <text:p>0.0819334</text:p>
          </table:table-cell>
          <table:table-cell office:value-type="float" office:value="0.0828573" calcext:value-type="float">
            <text:p>0.0828573</text:p>
          </table:table-cell>
          <table:table-cell office:value-type="float" office:value="0.0837427" calcext:value-type="float">
            <text:p>0.0837427</text:p>
          </table:table-cell>
          <table:table-cell office:value-type="float" office:value="0.0845909" calcext:value-type="float">
            <text:p>0.0845909</text:p>
          </table:table-cell>
          <table:table-cell office:value-type="float" office:value="0.0854035" calcext:value-type="float">
            <text:p>0.0854035</text:p>
          </table:table-cell>
          <table:table-cell office:value-type="float" office:value="0.0861819" calcext:value-type="float">
            <text:p>0.0861819</text:p>
          </table:table-cell>
          <table:table-cell office:value-type="float" office:value="0.0869273" calcext:value-type="float">
            <text:p>0.0869273</text:p>
          </table:table-cell>
          <table:table-cell office:value-type="float" office:value="0.0876411" calcext:value-type="float">
            <text:p>0.0876411</text:p>
          </table:table-cell>
          <table:table-cell office:value-type="float" office:value="0.0883245" calcext:value-type="float">
            <text:p>0.0883245</text:p>
          </table:table-cell>
          <table:table-cell office:value-type="float" office:value="0.0889786" calcext:value-type="float">
            <text:p>0.0889786</text:p>
          </table:table-cell>
          <table:table-cell office:value-type="float" office:value="0.0896047" calcext:value-type="float">
            <text:p>0.0896047</text:p>
          </table:table-cell>
          <table:table-cell office:value-type="float" office:value="0.0902038" calcext:value-type="float">
            <text:p>0.0902038</text:p>
          </table:table-cell>
          <table:table-cell office:value-type="float" office:value="0.090777" calcext:value-type="float">
            <text:p>0.090777</text:p>
          </table:table-cell>
          <table:table-cell office:value-type="float" office:value="0.0912694" calcext:value-type="float">
            <text:p>0.0912694</text:p>
          </table:table-cell>
          <table:table-cell office:value-type="float" office:value="0.0917427" calcext:value-type="float">
            <text:p>0.0917427</text:p>
          </table:table-cell>
          <table:table-cell office:value-type="float" office:value="0.0922652" calcext:value-type="float">
            <text:p>0.0922652</text:p>
          </table:table-cell>
          <table:table-cell office:value-type="float" office:value="0.0928147" calcext:value-type="float">
            <text:p>0.0928147</text:p>
          </table:table-cell>
          <table:table-cell office:value-type="float" office:value="0.0931967" calcext:value-type="float">
            <text:p>0.0931967</text:p>
          </table:table-cell>
          <table:table-cell office:value-type="float" office:value="0.093618" calcext:value-type="float">
            <text:p>0.093618</text:p>
          </table:table-cell>
          <table:table-cell office:value-type="float" office:value="0.0940992" calcext:value-type="float">
            <text:p>0.0940992</text:p>
          </table:table-cell>
          <table:table-cell office:value-type="float" office:value="0.0944818" calcext:value-type="float">
            <text:p>0.0944818</text:p>
          </table:table-cell>
          <table:table-cell office:value-type="float" office:value="0.0948705" calcext:value-type="float">
            <text:p>0.0948705</text:p>
          </table:table-cell>
          <table:table-cell office:value-type="float" office:value="0.0952563" calcext:value-type="float">
            <text:p>0.0952563</text:p>
          </table:table-cell>
          <table:table-cell office:value-type="float" office:value="0.0956234" calcext:value-type="float">
            <text:p>0.0956234</text:p>
          </table:table-cell>
          <table:table-cell office:value-type="float" office:value="0.0959034" calcext:value-type="float">
            <text:p>0.0959034</text:p>
          </table:table-cell>
          <table:table-cell office:value-type="float" office:value="0.0961954" calcext:value-type="float">
            <text:p>0.0961954</text:p>
          </table:table-cell>
          <table:table-cell office:value-type="float" office:value="0.0965258" calcext:value-type="float">
            <text:p>0.0965258</text:p>
          </table:table-cell>
          <table:table-cell office:value-type="float" office:value="0.0968172" calcext:value-type="float">
            <text:p>0.0968172</text:p>
          </table:table-cell>
          <table:table-cell office:value-type="float" office:value="0.0970924" calcext:value-type="float">
            <text:p>0.097092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8234E-018" calcext:value-type="float">
            <text:p>-2.38234E-18</text:p>
          </table:table-cell>
          <table:table-cell office:value-type="float" office:value="-3.26581E-016" calcext:value-type="float">
            <text:p>-3.26581E-16</text:p>
          </table:table-cell>
          <table:table-cell office:value-type="float" office:value="-3.3646E-015" calcext:value-type="float">
            <text:p>-3.3646E-15</text:p>
          </table:table-cell>
          <table:table-cell office:value-type="float" office:value="-0.0000000000000109105" calcext:value-type="float">
            <text:p>-1.09105E-14</text:p>
          </table:table-cell>
          <table:table-cell office:value-type="float" office:value="0.0000000000000104188" calcext:value-type="float">
            <text:p>1.04188E-14</text:p>
          </table:table-cell>
          <table:table-cell office:value-type="float" office:value="0.000000000000226189" calcext:value-type="float">
            <text:p>2.26189E-13</text:p>
          </table:table-cell>
          <table:table-cell office:value-type="float" office:value="0.00000000000102388" calcext:value-type="float">
            <text:p>1.02388E-12</text:p>
          </table:table-cell>
          <table:table-cell office:value-type="float" office:value="0.00000000000273866" calcext:value-type="float">
            <text:p>2.73866E-12</text:p>
          </table:table-cell>
          <table:table-cell office:value-type="float" office:value="0.00000000000431713" calcext:value-type="float">
            <text:p>4.31713E-12</text:p>
          </table:table-cell>
          <table:table-cell office:value-type="float" office:value="0.000000000000168702" calcext:value-type="float">
            <text:p>1.68702E-13</text:p>
          </table:table-cell>
          <table:table-cell office:value-type="float" office:value="-0.0000000000242382" calcext:value-type="float">
            <text:p>-2.42382E-11</text:p>
          </table:table-cell>
          <table:table-cell office:value-type="float" office:value="-0.0000000000932067" calcext:value-type="float">
            <text:p>-9.32067E-11</text:p>
          </table:table-cell>
          <table:table-cell office:value-type="float" office:value="-0.000000000223035" calcext:value-type="float">
            <text:p>-2.23035E-10</text:p>
          </table:table-cell>
          <table:table-cell office:value-type="float" office:value="-0.00000000035871" calcext:value-type="float">
            <text:p>-3.5871E-10</text:p>
          </table:table-cell>
          <table:table-cell office:value-type="float" office:value="-0.000000000246192" calcext:value-type="float">
            <text:p>-2.46192E-10</text:p>
          </table:table-cell>
          <table:table-cell office:value-type="float" office:value="0.00000000075262" calcext:value-type="float">
            <text:p>7.5262E-10</text:p>
          </table:table-cell>
          <table:table-cell office:value-type="float" office:value="0.00000000372688" calcext:value-type="float">
            <text:p>3.72688E-09</text:p>
          </table:table-cell>
          <table:table-cell office:value-type="float" office:value="0.00000000958999" calcext:value-type="float">
            <text:p>9.58999E-09</text:p>
          </table:table-cell>
          <table:table-cell office:value-type="float" office:value="0.0000000164123" calcext:value-type="float">
            <text:p>1.64123E-08</text:p>
          </table:table-cell>
          <table:table-cell office:value-type="float" office:value="0.0000000125242" calcext:value-type="float">
            <text:p>1.25242E-08</text:p>
          </table:table-cell>
          <table:table-cell office:value-type="float" office:value="-0.0000000357142" calcext:value-type="float">
            <text:p>-3.57142E-08</text:p>
          </table:table-cell>
          <table:table-cell office:value-type="float" office:value="-0.000000192759" calcext:value-type="float">
            <text:p>-1.92759E-07</text:p>
          </table:table-cell>
          <table:table-cell office:value-type="float" office:value="-0.000000515731" calcext:value-type="float">
            <text:p>-5.15731E-07</text:p>
          </table:table-cell>
          <table:table-cell office:value-type="float" office:value="-0.000000838253" calcext:value-type="float">
            <text:p>-8.38253E-07</text:p>
          </table:table-cell>
          <table:table-cell office:value-type="float" office:value="-0.0000000814232" calcext:value-type="float">
            <text:p>-8.14232E-08</text:p>
          </table:table-cell>
          <table:table-cell office:value-type="float" office:value="0.00000542261" calcext:value-type="float">
            <text:p>5.42261E-06</text:p>
          </table:table-cell>
          <table:table-cell office:value-type="float" office:value="0.0000252671" calcext:value-type="float">
            <text:p>2.52671E-05</text:p>
          </table:table-cell>
          <table:table-cell office:value-type="float" office:value="0.0000805093" calcext:value-type="float">
            <text:p>8.05093E-05</text:p>
          </table:table-cell>
          <table:table-cell office:value-type="float" office:value="0.000211283" calcext:value-type="float">
            <text:p>0.000211283</text:p>
          </table:table-cell>
          <table:table-cell office:value-type="float" office:value="0.000485099" calcext:value-type="float">
            <text:p>0.000485099</text:p>
          </table:table-cell>
          <table:table-cell office:value-type="float" office:value="0.00100299" calcext:value-type="float">
            <text:p>0.00100299</text:p>
          </table:table-cell>
          <table:table-cell office:value-type="float" office:value="0.00189978" calcext:value-type="float">
            <text:p>0.00189978</text:p>
          </table:table-cell>
          <table:table-cell office:value-type="float" office:value="0.00333473" calcext:value-type="float">
            <text:p>0.00333473</text:p>
          </table:table-cell>
          <table:table-cell office:value-type="float" office:value="0.005457" calcext:value-type="float">
            <text:p>0.005457</text:p>
          </table:table-cell>
          <table:table-cell office:value-type="float" office:value="0.00650567" calcext:value-type="float">
            <text:p>0.00650567</text:p>
          </table:table-cell>
          <table:table-cell office:value-type="float" office:value="0.00830193" calcext:value-type="float">
            <text:p>0.00830193</text:p>
          </table:table-cell>
          <table:table-cell office:value-type="float" office:value="0.0102877" calcext:value-type="float">
            <text:p>0.0102877</text:p>
          </table:table-cell>
          <table:table-cell office:value-type="float" office:value="0.0121403" calcext:value-type="float">
            <text:p>0.0121403</text:p>
          </table:table-cell>
          <table:table-cell office:value-type="float" office:value="0.0142504" calcext:value-type="float">
            <text:p>0.0142504</text:p>
          </table:table-cell>
          <table:table-cell office:value-type="float" office:value="0.0161741" calcext:value-type="float">
            <text:p>0.0161741</text:p>
          </table:table-cell>
          <table:table-cell office:value-type="float" office:value="0.0181407" calcext:value-type="float">
            <text:p>0.0181407</text:p>
          </table:table-cell>
          <table:table-cell office:value-type="float" office:value="0.0202977" calcext:value-type="float">
            <text:p>0.0202977</text:p>
          </table:table-cell>
          <table:table-cell office:value-type="float" office:value="0.0225495" calcext:value-type="float">
            <text:p>0.0225495</text:p>
          </table:table-cell>
          <table:table-cell office:value-type="float" office:value="0.0244576" calcext:value-type="float">
            <text:p>0.0244576</text:p>
          </table:table-cell>
          <table:table-cell office:value-type="float" office:value="0.0264661" calcext:value-type="float">
            <text:p>0.0264661</text:p>
          </table:table-cell>
          <table:table-cell office:value-type="float" office:value="0.0286775" calcext:value-type="float">
            <text:p>0.0286775</text:p>
          </table:table-cell>
          <table:table-cell office:value-type="float" office:value="0.0308655" calcext:value-type="float">
            <text:p>0.0308655</text:p>
          </table:table-cell>
          <table:table-cell office:value-type="float" office:value="0.0327611" calcext:value-type="float">
            <text:p>0.0327611</text:p>
          </table:table-cell>
          <table:table-cell office:value-type="float" office:value="0.0346289" calcext:value-type="float">
            <text:p>0.0346289</text:p>
          </table:table-cell>
          <table:table-cell office:value-type="float" office:value="0.0366825" calcext:value-type="float">
            <text:p>0.0366825</text:p>
          </table:table-cell>
          <table:table-cell office:value-type="float" office:value="0.0388196" calcext:value-type="float">
            <text:p>0.0388196</text:p>
          </table:table-cell>
          <table:table-cell office:value-type="float" office:value="0.0404296" calcext:value-type="float">
            <text:p>0.0404296</text:p>
          </table:table-cell>
          <table:table-cell office:value-type="float" office:value="0.0421817" calcext:value-type="float">
            <text:p>0.0421817</text:p>
          </table:table-cell>
          <table:table-cell office:value-type="float" office:value="0.0441825" calcext:value-type="float">
            <text:p>0.0441825</text:p>
          </table:table-cell>
          <table:table-cell office:value-type="float" office:value="0.0459291" calcext:value-type="float">
            <text:p>0.0459291</text:p>
          </table:table-cell>
          <table:table-cell office:value-type="float" office:value="0.0476283" calcext:value-type="float">
            <text:p>0.0476283</text:p>
          </table:table-cell>
          <table:table-cell office:value-type="float" office:value="0.0492797" calcext:value-type="float">
            <text:p>0.0492797</text:p>
          </table:table-cell>
          <table:table-cell office:value-type="float" office:value="0.0508834" calcext:value-type="float">
            <text:p>0.0508834</text:p>
          </table:table-cell>
          <table:table-cell office:value-type="float" office:value="0.0524394" calcext:value-type="float">
            <text:p>0.0524394</text:p>
          </table:table-cell>
          <table:table-cell office:value-type="float" office:value="0.0539482" calcext:value-type="float">
            <text:p>0.0539482</text:p>
          </table:table-cell>
          <table:table-cell office:value-type="float" office:value="0.0554103" calcext:value-type="float">
            <text:p>0.0554103</text:p>
          </table:table-cell>
          <table:table-cell office:value-type="float" office:value="0.0568264" calcext:value-type="float">
            <text:p>0.0568264</text:p>
          </table:table-cell>
          <table:table-cell office:value-type="float" office:value="0.0581974" calcext:value-type="float">
            <text:p>0.0581974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0.0608073" calcext:value-type="float">
            <text:p>0.0608073</text:p>
          </table:table-cell>
          <table:table-cell office:value-type="float" office:value="0.0620481" calcext:value-type="float">
            <text:p>0.0620481</text:p>
          </table:table-cell>
          <table:table-cell office:value-type="float" office:value="0.0632476" calcext:value-type="float">
            <text:p>0.0632476</text:p>
          </table:table-cell>
          <table:table-cell office:value-type="float" office:value="0.0644068" calcext:value-type="float">
            <text:p>0.0644068</text:p>
          </table:table-cell>
          <table:table-cell office:value-type="float" office:value="0.0655268" calcext:value-type="float">
            <text:p>0.0655268</text:p>
          </table:table-cell>
          <table:table-cell office:value-type="float" office:value="0.0666087" calcext:value-type="float">
            <text:p>0.0666087</text:p>
          </table:table-cell>
          <table:table-cell office:value-type="float" office:value="0.0676535" calcext:value-type="float">
            <text:p>0.0676535</text:p>
          </table:table-cell>
          <table:table-cell office:value-type="float" office:value="0.0686623" calcext:value-type="float">
            <text:p>0.0686623</text:p>
          </table:table-cell>
          <table:table-cell office:value-type="float" office:value="0.0696362" calcext:value-type="float">
            <text:p>0.0696362</text:p>
          </table:table-cell>
          <table:table-cell office:value-type="float" office:value="0.0705763" calcext:value-type="float">
            <text:p>0.0705763</text:p>
          </table:table-cell>
          <table:table-cell office:value-type="float" office:value="0.0714836" calcext:value-type="float">
            <text:p>0.0714836</text:p>
          </table:table-cell>
          <table:table-cell office:value-type="float" office:value="0.0723591" calcext:value-type="float">
            <text:p>0.0723591</text:p>
          </table:table-cell>
          <table:table-cell office:value-type="float" office:value="0.0732038" calcext:value-type="float">
            <text:p>0.0732038</text:p>
          </table:table-cell>
          <table:table-cell office:value-type="float" office:value="0.0740188" calcext:value-type="float">
            <text:p>0.0740188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0.0755632" calcext:value-type="float">
            <text:p>0.0755632</text:p>
          </table:table-cell>
          <table:table-cell office:value-type="float" office:value="0.0762945" calcext:value-type="float">
            <text:p>0.0762945</text:p>
          </table:table-cell>
          <table:table-cell office:value-type="float" office:value="0.0769998" calcext:value-type="float">
            <text:p>0.0769998</text:p>
          </table:table-cell>
          <table:table-cell office:value-type="float" office:value="0.0776797" calcext:value-type="float">
            <text:p>0.0776797</text:p>
          </table:table-cell>
          <table:table-cell office:value-type="float" office:value="0.0782693" calcext:value-type="float">
            <text:p>0.0782693</text:p>
          </table:table-cell>
          <table:table-cell office:value-type="float" office:value="0.0788397" calcext:value-type="float">
            <text:p>0.0788397</text:p>
          </table:table-cell>
          <table:table-cell office:value-type="float" office:value="0.0794736" calcext:value-type="float">
            <text:p>0.0794736</text:p>
          </table:table-cell>
          <table:table-cell office:value-type="float" office:value="0.0801455" calcext:value-type="float">
            <text:p>0.0801455</text:p>
          </table:table-cell>
          <table:table-cell office:value-type="float" office:value="0.0806183" calcext:value-type="float">
            <text:p>0.0806183</text:p>
          </table:table-cell>
          <table:table-cell office:value-type="float" office:value="0.0811427" calcext:value-type="float">
            <text:p>0.0811427</text:p>
          </table:table-cell>
          <table:table-cell office:value-type="float" office:value="0.0817463" calcext:value-type="float">
            <text:p>0.0817463</text:p>
          </table:table-cell>
          <table:table-cell office:value-type="float" office:value="0.0822317" calcext:value-type="float">
            <text:p>0.0822317</text:p>
          </table:table-cell>
          <table:table-cell office:value-type="float" office:value="0.0827288" calcext:value-type="float">
            <text:p>0.0827288</text:p>
          </table:table-cell>
          <table:table-cell office:value-type="float" office:value="0.0832268" calcext:value-type="float">
            <text:p>0.0832268</text:p>
          </table:table-cell>
          <table:table-cell office:value-type="float" office:value="0.0837053" calcext:value-type="float">
            <text:p>0.0837053</text:p>
          </table:table-cell>
          <table:table-cell office:value-type="float" office:value="0.0840756" calcext:value-type="float">
            <text:p>0.0840756</text:p>
          </table:table-cell>
          <table:table-cell office:value-type="float" office:value="0.0844644" calcext:value-type="float">
            <text:p>0.0844644</text:p>
          </table:table-cell>
          <table:table-cell office:value-type="float" office:value="0.0849081" calcext:value-type="float">
            <text:p>0.0849081</text:p>
          </table:table-cell>
          <table:table-cell office:value-type="float" office:value="0.0853043" calcext:value-type="float">
            <text:p>0.0853043</text:p>
          </table:table-cell>
          <table:table-cell office:value-type="float" office:value="0.0856827" calcext:value-type="float">
            <text:p>0.085682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0106E-019" calcext:value-type="float">
            <text:p>4.70106E-19</text:p>
          </table:table-cell>
          <table:table-cell office:value-type="float" office:value="4.40624E-018" calcext:value-type="float">
            <text:p>4.40624E-18</text:p>
          </table:table-cell>
          <table:table-cell office:value-type="float" office:value="-7.6109E-017" calcext:value-type="float">
            <text:p>-7.6109E-17</text:p>
          </table:table-cell>
          <table:table-cell office:value-type="float" office:value="-1.01526E-015" calcext:value-type="float">
            <text:p>-1.01526E-15</text:p>
          </table:table-cell>
          <table:table-cell office:value-type="float" office:value="-4.96265E-015" calcext:value-type="float">
            <text:p>-4.96265E-15</text:p>
          </table:table-cell>
          <table:table-cell office:value-type="float" office:value="-0.0000000000000111577" calcext:value-type="float">
            <text:p>-1.11577E-14</text:p>
          </table:table-cell>
          <table:table-cell office:value-type="float" office:value="6.03607E-015" calcext:value-type="float">
            <text:p>6.03607E-15</text:p>
          </table:table-cell>
          <table:table-cell office:value-type="float" office:value="0.000000000000144463" calcext:value-type="float">
            <text:p>1.44463E-13</text:p>
          </table:table-cell>
          <table:table-cell office:value-type="float" office:value="0.000000000000606166" calcext:value-type="float">
            <text:p>6.06166E-13</text:p>
          </table:table-cell>
          <table:table-cell office:value-type="float" office:value="0.00000000000154662" calcext:value-type="float">
            <text:p>1.54662E-12</text:p>
          </table:table-cell>
          <table:table-cell office:value-type="float" office:value="0.00000000000237896" calcext:value-type="float">
            <text:p>2.37896E-12</text:p>
          </table:table-cell>
          <table:table-cell office:value-type="float" office:value="0.000000000000090235" calcext:value-type="float">
            <text:p>9.0235E-14</text:p>
          </table:table-cell>
          <table:table-cell office:value-type="float" office:value="-0.0000000000131555" calcext:value-type="float">
            <text:p>-1.31555E-11</text:p>
          </table:table-cell>
          <table:table-cell office:value-type="float" office:value="-0.0000000000496562" calcext:value-type="float">
            <text:p>-4.96562E-11</text:p>
          </table:table-cell>
          <table:table-cell office:value-type="float" office:value="-0.00000000011485" calcext:value-type="float">
            <text:p>-1.1485E-10</text:p>
          </table:table-cell>
          <table:table-cell office:value-type="float" office:value="-0.000000000167536" calcext:value-type="float">
            <text:p>-1.67536E-10</text:p>
          </table:table-cell>
          <table:table-cell office:value-type="float" office:value="-0.0000000000324574" calcext:value-type="float">
            <text:p>-3.24574E-11</text:p>
          </table:table-cell>
          <table:table-cell office:value-type="float" office:value="0.000000000716909" calcext:value-type="float">
            <text:p>7.16909E-10</text:p>
          </table:table-cell>
          <table:table-cell office:value-type="float" office:value="0.00000000272392" calcext:value-type="float">
            <text:p>2.72392E-09</text:p>
          </table:table-cell>
          <table:table-cell office:value-type="float" office:value="0.00000000603717" calcext:value-type="float">
            <text:p>6.03717E-09</text:p>
          </table:table-cell>
          <table:table-cell office:value-type="float" office:value="0.00000000710139" calcext:value-type="float">
            <text:p>7.10139E-09</text:p>
          </table:table-cell>
          <table:table-cell office:value-type="float" office:value="-0.00000000819436" calcext:value-type="float">
            <text:p>-8.19436E-09</text:p>
          </table:table-cell>
          <table:table-cell office:value-type="float" office:value="-0.0000000728603" calcext:value-type="float">
            <text:p>-7.28603E-08</text:p>
          </table:table-cell>
          <table:table-cell office:value-type="float" office:value="-0.000000224841" calcext:value-type="float">
            <text:p>-2.24841E-07</text:p>
          </table:table-cell>
          <table:table-cell office:value-type="float" office:value="-0.000000384553" calcext:value-type="float">
            <text:p>-3.84553E-07</text:p>
          </table:table-cell>
          <table:table-cell office:value-type="float" office:value="0.0000000961592" calcext:value-type="float">
            <text:p>9.61592E-08</text:p>
          </table:table-cell>
          <table:table-cell office:value-type="float" office:value="0.00000364364" calcext:value-type="float">
            <text:p>3.64364E-06</text:p>
          </table:table-cell>
          <table:table-cell office:value-type="float" office:value="0.0000170699" calcext:value-type="float">
            <text:p>1.70699E-05</text:p>
          </table:table-cell>
          <table:table-cell office:value-type="float" office:value="0.0000562235" calcext:value-type="float">
            <text:p>5.62235E-05</text:p>
          </table:table-cell>
          <table:table-cell office:value-type="float" office:value="0.000152853" calcext:value-type="float">
            <text:p>0.000152853</text:p>
          </table:table-cell>
          <table:table-cell office:value-type="float" office:value="0.000362733" calcext:value-type="float">
            <text:p>0.000362733</text:p>
          </table:table-cell>
          <table:table-cell office:value-type="float" office:value="0.000772611" calcext:value-type="float">
            <text:p>0.000772611</text:p>
          </table:table-cell>
          <table:table-cell office:value-type="float" office:value="0.00150204" calcext:value-type="float">
            <text:p>0.00150204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0330873" calcext:value-type="float">
            <text:p>0.00330873</text:p>
          </table:table-cell>
          <table:table-cell office:value-type="float" office:value="0.00441525" calcext:value-type="float">
            <text:p>0.00441525</text:p>
          </table:table-cell>
          <table:table-cell office:value-type="float" office:value="0.00569233" calcext:value-type="float">
            <text:p>0.00569233</text:p>
          </table:table-cell>
          <table:table-cell office:value-type="float" office:value="0.00692757" calcext:value-type="float">
            <text:p>0.00692757</text:p>
          </table:table-cell>
          <table:table-cell office:value-type="float" office:value="0.00837973" calcext:value-type="float">
            <text:p>0.00837973</text:p>
          </table:table-cell>
          <table:table-cell office:value-type="float" office:value="0.00974142" calcext:value-type="float">
            <text:p>0.00974142</text:p>
          </table:table-cell>
          <table:table-cell office:value-type="float" office:value="0.0111674" calcext:value-type="float">
            <text:p>0.0111674</text:p>
          </table:table-cell>
          <table:table-cell office:value-type="float" office:value="0.0127681" calcext:value-type="float">
            <text:p>0.0127681</text:p>
          </table:table-cell>
          <table:table-cell office:value-type="float" office:value="0.0144771" calcext:value-type="float">
            <text:p>0.0144771</text:p>
          </table:table-cell>
          <table:table-cell office:value-type="float" office:value="0.0159536" calcext:value-type="float">
            <text:p>0.0159536</text:p>
          </table:table-cell>
          <table:table-cell office:value-type="float" office:value="0.0175347" calcext:value-type="float">
            <text:p>0.0175347</text:p>
          </table:table-cell>
          <table:table-cell office:value-type="float" office:value="0.0193059" calcext:value-type="float">
            <text:p>0.0193059</text:p>
          </table:table-cell>
          <table:table-cell office:value-type="float" office:value="0.0210885" calcext:value-type="float">
            <text:p>0.0210885</text:p>
          </table:table-cell>
          <table:table-cell office:value-type="float" office:value="0.0226559" calcext:value-type="float">
            <text:p>0.0226559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0.0259647" calcext:value-type="float">
            <text:p>0.0259647</text:p>
          </table:table-cell>
          <table:table-cell office:value-type="float" office:value="0.0278045" calcext:value-type="float">
            <text:p>0.0278045</text:p>
          </table:table-cell>
          <table:table-cell office:value-type="float" office:value="0.0292064" calcext:value-type="float">
            <text:p>0.0292064</text:p>
          </table:table-cell>
          <table:table-cell office:value-type="float" office:value="0.0307482" calcext:value-type="float">
            <text:p>0.0307482</text:p>
          </table:table-cell>
          <table:table-cell office:value-type="float" office:value="0.0325292" calcext:value-type="float">
            <text:p>0.0325292</text:p>
          </table:table-cell>
          <table:table-cell office:value-type="float" office:value="0.034101" calcext:value-type="float">
            <text:p>0.034101</text:p>
          </table:table-cell>
          <table:table-cell office:value-type="float" office:value="0.0356455" calcext:value-type="float">
            <text:p>0.0356455</text:p>
          </table:table-cell>
          <table:table-cell office:value-type="float" office:value="0.0371611" calcext:value-type="float">
            <text:p>0.0371611</text:p>
          </table:table-cell>
          <table:table-cell office:value-type="float" office:value="0.0386464" calcext:value-type="float">
            <text:p>0.0386464</text:p>
          </table:table-cell>
          <table:table-cell office:value-type="float" office:value="0.0401005" calcext:value-type="float">
            <text:p>0.0401005</text:p>
          </table:table-cell>
          <table:table-cell office:value-type="float" office:value="0.0415227" calcext:value-type="float">
            <text:p>0.0415227</text:p>
          </table:table-cell>
          <table:table-cell office:value-type="float" office:value="0.0429124" calcext:value-type="float">
            <text:p>0.0429124</text:p>
          </table:table-cell>
          <table:table-cell office:value-type="float" office:value="0.0442693" calcext:value-type="float">
            <text:p>0.0442693</text:p>
          </table:table-cell>
          <table:table-cell office:value-type="float" office:value="0.0455932" calcext:value-type="float">
            <text:p>0.0455932</text:p>
          </table:table-cell>
          <table:table-cell office:value-type="float" office:value="0.0468841" calcext:value-type="float">
            <text:p>0.0468841</text:p>
          </table:table-cell>
          <table:table-cell office:value-type="float" office:value="0.0481421" calcext:value-type="float">
            <text:p>0.0481421</text:p>
          </table:table-cell>
          <table:table-cell office:value-type="float" office:value="0.0493673" calcext:value-type="float">
            <text:p>0.0493673</text:p>
          </table:table-cell>
          <table:table-cell office:value-type="float" office:value="0.0505601" calcext:value-type="float">
            <text:p>0.0505601</text:p>
          </table:table-cell>
          <table:table-cell office:value-type="float" office:value="0.0517209" calcext:value-type="float">
            <text:p>0.0517209</text:p>
          </table:table-cell>
          <table:table-cell office:value-type="float" office:value="0.05285" calcext:value-type="float">
            <text:p>0.05285</text:p>
          </table:table-cell>
          <table:table-cell office:value-type="float" office:value="0.0539479" calcext:value-type="float">
            <text:p>0.0539479</text:p>
          </table:table-cell>
          <table:table-cell office:value-type="float" office:value="0.0550151" calcext:value-type="float">
            <text:p>0.0550151</text:p>
          </table:table-cell>
          <table:table-cell office:value-type="float" office:value="0.0560523" calcext:value-type="float">
            <text:p>0.0560523</text:p>
          </table:table-cell>
          <table:table-cell office:value-type="float" office:value="0.05706" calcext:value-type="float">
            <text:p>0.05706</text:p>
          </table:table-cell>
          <table:table-cell office:value-type="float" office:value="0.0580388" calcext:value-type="float">
            <text:p>0.0580388</text:p>
          </table:table-cell>
          <table:table-cell office:value-type="float" office:value="0.0589892" calcext:value-type="float">
            <text:p>0.0589892</text:p>
          </table:table-cell>
          <table:table-cell office:value-type="float" office:value="0.0599121" calcext:value-type="float">
            <text:p>0.0599121</text:p>
          </table:table-cell>
          <table:table-cell office:value-type="float" office:value="0.0608079" calcext:value-type="float">
            <text:p>0.0608079</text:p>
          </table:table-cell>
          <table:table-cell office:value-type="float" office:value="0.0616774" calcext:value-type="float">
            <text:p>0.0616774</text:p>
          </table:table-cell>
          <table:table-cell office:value-type="float" office:value="0.0625211" calcext:value-type="float">
            <text:p>0.0625211</text:p>
          </table:table-cell>
          <table:table-cell office:value-type="float" office:value="0.0633398" calcext:value-type="float">
            <text:p>0.0633398</text:p>
          </table:table-cell>
          <table:table-cell office:value-type="float" office:value="0.0641341" calcext:value-type="float">
            <text:p>0.0641341</text:p>
          </table:table-cell>
          <table:table-cell office:value-type="float" office:value="0.0649046" calcext:value-type="float">
            <text:p>0.0649046</text:p>
          </table:table-cell>
          <table:table-cell office:value-type="float" office:value="0.0656519" calcext:value-type="float">
            <text:p>0.0656519</text:p>
          </table:table-cell>
          <table:table-cell office:value-type="float" office:value="0.0663026" calcext:value-type="float">
            <text:p>0.0663026</text:p>
          </table:table-cell>
          <table:table-cell office:value-type="float" office:value="0.0669358" calcext:value-type="float">
            <text:p>0.0669358</text:p>
          </table:table-cell>
          <table:table-cell office:value-type="float" office:value="0.0676442" calcext:value-type="float">
            <text:p>0.0676442</text:p>
          </table:table-cell>
          <table:table-cell office:value-type="float" office:value="0.0684006" calcext:value-type="float">
            <text:p>0.0684006</text:p>
          </table:table-cell>
          <table:table-cell office:value-type="float" office:value="0.0689345" calcext:value-type="float">
            <text:p>0.0689345</text:p>
          </table:table-cell>
          <table:table-cell office:value-type="float" office:value="0.0695307" calcext:value-type="float">
            <text:p>0.0695307</text:p>
          </table:table-cell>
          <table:table-cell office:value-type="float" office:value="0.070222" calcext:value-type="float">
            <text:p>0.070222</text:p>
          </table:table-cell>
          <table:table-cell office:value-type="float" office:value="0.0707807" calcext:value-type="float">
            <text:p>0.0707807</text:p>
          </table:table-cell>
          <table:table-cell office:value-type="float" office:value="0.0713567" calcext:value-type="float">
            <text:p>0.0713567</text:p>
          </table:table-cell>
          <table:table-cell office:value-type="float" office:value="0.0719378" calcext:value-type="float">
            <text:p>0.0719378</text:p>
          </table:table-cell>
          <table:table-cell office:value-type="float" office:value="0.0724999" calcext:value-type="float">
            <text:p>0.0724999</text:p>
          </table:table-cell>
          <table:table-cell office:value-type="float" office:value="0.072936" calcext:value-type="float">
            <text:p>0.072936</text:p>
          </table:table-cell>
          <table:table-cell office:value-type="float" office:value="0.0733973" calcext:value-type="float">
            <text:p>0.0733973</text:p>
          </table:table-cell>
          <table:table-cell office:value-type="float" office:value="0.0739279" calcext:value-type="float">
            <text:p>0.0739279</text:p>
          </table:table-cell>
          <table:table-cell office:value-type="float" office:value="0.0744047" calcext:value-type="float">
            <text:p>0.0744047</text:p>
          </table:table-cell>
          <table:table-cell office:value-type="float" office:value="0.0748632" calcext:value-type="float">
            <text:p>0.0748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057E-021" calcext:value-type="float">
            <text:p>3.53057E-21</text:p>
          </table:table-cell>
          <table:table-cell office:value-type="float" office:value="5.13183E-019" calcext:value-type="float">
            <text:p>5.13183E-19</text:p>
          </table:table-cell>
          <table:table-cell office:value-type="float" office:value="5.45334E-018" calcext:value-type="float">
            <text:p>5.45334E-18</text:p>
          </table:table-cell>
          <table:table-cell office:value-type="float" office:value="7.0293E-018" calcext:value-type="float">
            <text:p>7.0293E-18</text:p>
          </table:table-cell>
          <table:table-cell office:value-type="float" office:value="-1.63047E-016" calcext:value-type="float">
            <text:p>-1.63047E-16</text:p>
          </table:table-cell>
          <table:table-cell office:value-type="float" office:value="-1.24256E-015" calcext:value-type="float">
            <text:p>-1.24256E-15</text:p>
          </table:table-cell>
          <table:table-cell office:value-type="float" office:value="-4.5622E-015" calcext:value-type="float">
            <text:p>-4.5622E-15</text:p>
          </table:table-cell>
          <table:table-cell office:value-type="float" office:value="-8.6252E-015" calcext:value-type="float">
            <text:p>-8.6252E-15</text:p>
          </table:table-cell>
          <table:table-cell office:value-type="float" office:value="3.55497E-015" calcext:value-type="float">
            <text:p>3.55497E-15</text:p>
          </table:table-cell>
          <table:table-cell office:value-type="float" office:value="0.0000000000000888218" calcext:value-type="float">
            <text:p>8.88218E-14</text:p>
          </table:table-cell>
          <table:table-cell office:value-type="float" office:value="0.000000000000356064" calcext:value-type="float">
            <text:p>3.56064E-13</text:p>
          </table:table-cell>
          <table:table-cell office:value-type="float" office:value="0.000000000000868931" calcext:value-type="float">
            <text:p>8.68931E-13</text:p>
          </table:table-cell>
          <table:table-cell office:value-type="float" office:value="0.00000000000121226" calcext:value-type="float">
            <text:p>1.21226E-12</text:p>
          </table:table-cell>
          <table:table-cell office:value-type="float" office:value="-0.000000000000496621" calcext:value-type="float">
            <text:p>-4.96621E-13</text:p>
          </table:table-cell>
          <table:table-cell office:value-type="float" office:value="-0.00000000000882068" calcext:value-type="float">
            <text:p>-8.82068E-12</text:p>
          </table:table-cell>
          <table:table-cell office:value-type="float" office:value="-0.0000000000302223" calcext:value-type="float">
            <text:p>-3.02223E-11</text:p>
          </table:table-cell>
          <table:table-cell office:value-type="float" office:value="-0.000000000063278" calcext:value-type="float">
            <text:p>-6.3278E-11</text:p>
          </table:table-cell>
          <table:table-cell office:value-type="float" office:value="-0.0000000000659718" calcext:value-type="float">
            <text:p>-6.59718E-11</text:p>
          </table:table-cell>
          <table:table-cell office:value-type="float" office:value="0.000000000111796" calcext:value-type="float">
            <text:p>1.11796E-10</text:p>
          </table:table-cell>
          <table:table-cell office:value-type="float" office:value="0.000000000785955" calcext:value-type="float">
            <text:p>7.85955E-10</text:p>
          </table:table-cell>
          <table:table-cell office:value-type="float" office:value="0.0000000022151" calcext:value-type="float">
            <text:p>2.2151E-09</text:p>
          </table:table-cell>
          <table:table-cell office:value-type="float" office:value="0.00000000327552" calcext:value-type="float">
            <text:p>3.27552E-09</text:p>
          </table:table-cell>
          <table:table-cell office:value-type="float" office:value="-0.00000000237471" calcext:value-type="float">
            <text:p>-2.37471E-09</text:p>
          </table:table-cell>
          <table:table-cell office:value-type="float" office:value="-0.0000000321097" calcext:value-type="float">
            <text:p>-3.21097E-08</text:p>
          </table:table-cell>
          <table:table-cell office:value-type="float" office:value="-0.000000107967" calcext:value-type="float">
            <text:p>-1.07967E-07</text:p>
          </table:table-cell>
          <table:table-cell office:value-type="float" office:value="-0.000000177441" calcext:value-type="float">
            <text:p>-1.77441E-07</text:p>
          </table:table-cell>
          <table:table-cell office:value-type="float" office:value="0.000000210341" calcext:value-type="float">
            <text:p>2.10341E-07</text:p>
          </table:table-cell>
          <table:table-cell office:value-type="float" office:value="0.00000283968" calcext:value-type="float">
            <text:p>2.83968E-06</text:p>
          </table:table-cell>
          <table:table-cell office:value-type="float" office:value="0.0000129706" calcext:value-type="float">
            <text:p>1.29706E-05</text:p>
          </table:table-cell>
          <table:table-cell office:value-type="float" office:value="0.0000433698" calcext:value-type="float">
            <text:p>4.33698E-05</text:p>
          </table:table-cell>
          <table:table-cell office:value-type="float" office:value="0.000120565" calcext:value-type="float">
            <text:p>0.000120565</text:p>
          </table:table-cell>
          <table:table-cell office:value-type="float" office:value="0.000292655" calcext:value-type="float">
            <text:p>0.000292655</text:p>
          </table:table-cell>
          <table:table-cell office:value-type="float" office:value="0.000636353" calcext:value-type="float">
            <text:p>0.000636353</text:p>
          </table:table-cell>
          <table:table-cell office:value-type="float" office:value="0.00125489" calcext:value-type="float">
            <text:p>0.00125489</text:p>
          </table:table-cell>
          <table:table-cell office:value-type="float" office:value="0.0015993" calcext:value-type="float">
            <text:p>0.0015993</text:p>
          </table:table-cell>
          <table:table-cell office:value-type="float" office:value="0.00223968" calcext:value-type="float">
            <text:p>0.00223968</text:p>
          </table:table-cell>
          <table:table-cell office:value-type="float" office:value="0.00301345" calcext:value-type="float">
            <text:p>0.00301345</text:p>
          </table:table-cell>
          <table:table-cell office:value-type="float" office:value="0.00379113" calcext:value-type="float">
            <text:p>0.00379113</text:p>
          </table:table-cell>
          <table:table-cell office:value-type="float" office:value="0.00473659" calcext:value-type="float">
            <text:p>0.00473659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663125" calcext:value-type="float">
            <text:p>0.00663125</text:p>
          </table:table-cell>
          <table:table-cell office:value-type="float" office:value="0.00775983" calcext:value-type="float">
            <text:p>0.00775983</text:p>
          </table:table-cell>
          <table:table-cell office:value-type="float" office:value="0.00899356" calcext:value-type="float">
            <text:p>0.00899356</text:p>
          </table:table-cell>
          <table:table-cell office:value-type="float" office:value="0.0100817" calcext:value-type="float">
            <text:p>0.0100817</text:p>
          </table:table-cell>
          <table:table-cell office:value-type="float" office:value="0.0112679" calcext:value-type="float">
            <text:p>0.0112679</text:p>
          </table:table-cell>
          <table:table-cell office:value-type="float" office:value="0.0126209" calcext:value-type="float">
            <text:p>0.0126209</text:p>
          </table:table-cell>
          <table:table-cell office:value-type="float" office:value="0.0140069" calcext:value-type="float">
            <text:p>0.0140069</text:p>
          </table:table-cell>
          <table:table-cell office:value-type="float" office:value="0.0152449" calcext:value-type="float">
            <text:p>0.0152449</text:p>
          </table:table-cell>
          <table:table-cell office:value-type="float" office:value="0.016498" calcext:value-type="float">
            <text:p>0.016498</text:p>
          </table:table-cell>
          <table:table-cell office:value-type="float" office:value="0.0179134" calcext:value-type="float">
            <text:p>0.0179134</text:p>
          </table:table-cell>
          <table:table-cell office:value-type="float" office:value="0.0194277" calcext:value-type="float">
            <text:p>0.0194277</text:p>
          </table:table-cell>
          <table:table-cell office:value-type="float" office:value="0.0205962" calcext:value-type="float">
            <text:p>0.0205962</text:p>
          </table:table-cell>
          <table:table-cell office:value-type="float" office:value="0.0218947" calcext:value-type="float">
            <text:p>0.0218947</text:p>
          </table:table-cell>
          <table:table-cell office:value-type="float" office:value="0.0234117" calcext:value-type="float">
            <text:p>0.0234117</text:p>
          </table:table-cell>
          <table:table-cell office:value-type="float" office:value="0.0247659" calcext:value-type="float">
            <text:p>0.0247659</text:p>
          </table:table-cell>
          <table:table-cell office:value-type="float" office:value="0.0261101" calcext:value-type="float">
            <text:p>0.0261101</text:p>
          </table:table-cell>
          <table:table-cell office:value-type="float" office:value="0.027442" calcext:value-type="float">
            <text:p>0.027442</text:p>
          </table:table-cell>
          <table:table-cell office:value-type="float" office:value="0.0287594" calcext:value-type="float">
            <text:p>0.0287594</text:p>
          </table:table-cell>
          <table:table-cell office:value-type="float" office:value="0.0300608" calcext:value-type="float">
            <text:p>0.0300608</text:p>
          </table:table-cell>
          <table:table-cell office:value-type="float" office:value="0.0313444" calcext:value-type="float">
            <text:p>0.0313444</text:p>
          </table:table-cell>
          <table:table-cell office:value-type="float" office:value="0.0326092" calcext:value-type="float">
            <text:p>0.0326092</text:p>
          </table:table-cell>
          <table:table-cell office:value-type="float" office:value="0.0338539" calcext:value-type="float">
            <text:p>0.0338539</text:p>
          </table:table-cell>
          <table:table-cell office:value-type="float" office:value="0.0350777" calcext:value-type="float">
            <text:p>0.0350777</text:p>
          </table:table-cell>
          <table:table-cell office:value-type="float" office:value="0.0362799" calcext:value-type="float">
            <text:p>0.0362799</text:p>
          </table:table-cell>
          <table:table-cell office:value-type="float" office:value="0.0374599" calcext:value-type="float">
            <text:p>0.0374599</text:p>
          </table:table-cell>
          <table:table-cell office:value-type="float" office:value="0.0386172" calcext:value-type="float">
            <text:p>0.0386172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408628" calcext:value-type="float">
            <text:p>0.0408628</text:p>
          </table:table-cell>
          <table:table-cell office:value-type="float" office:value="0.0419506" calcext:value-type="float">
            <text:p>0.0419506</text:p>
          </table:table-cell>
          <table:table-cell office:value-type="float" office:value="0.043015" calcext:value-type="float">
            <text:p>0.043015</text:p>
          </table:table-cell>
          <table:table-cell office:value-type="float" office:value="0.0440561" calcext:value-type="float">
            <text:p>0.0440561</text:p>
          </table:table-cell>
          <table:table-cell office:value-type="float" office:value="0.0450739" calcext:value-type="float">
            <text:p>0.0450739</text:p>
          </table:table-cell>
          <table:table-cell office:value-type="float" office:value="0.0460685" calcext:value-type="float">
            <text:p>0.0460685</text:p>
          </table:table-cell>
          <table:table-cell office:value-type="float" office:value="0.0470401" calcext:value-type="float">
            <text:p>0.0470401</text:p>
          </table:table-cell>
          <table:table-cell office:value-type="float" office:value="0.047989" calcext:value-type="float">
            <text:p>0.047989</text:p>
          </table:table-cell>
          <table:table-cell office:value-type="float" office:value="0.0489153" calcext:value-type="float">
            <text:p>0.0489153</text:p>
          </table:table-cell>
          <table:table-cell office:value-type="float" office:value="0.0498195" calcext:value-type="float">
            <text:p>0.0498195</text:p>
          </table:table-cell>
          <table:table-cell office:value-type="float" office:value="0.0507018" calcext:value-type="float">
            <text:p>0.0507018</text:p>
          </table:table-cell>
          <table:table-cell office:value-type="float" office:value="0.0515624" calcext:value-type="float">
            <text:p>0.0515624</text:p>
          </table:table-cell>
          <table:table-cell office:value-type="float" office:value="0.0524019" calcext:value-type="float">
            <text:p>0.0524019</text:p>
          </table:table-cell>
          <table:table-cell office:value-type="float" office:value="0.0532205" calcext:value-type="float">
            <text:p>0.0532205</text:p>
          </table:table-cell>
          <table:table-cell office:value-type="float" office:value="0.0540186" calcext:value-type="float">
            <text:p>0.0540186</text:p>
          </table:table-cell>
          <table:table-cell office:value-type="float" office:value="0.0547966" calcext:value-type="float">
            <text:p>0.0547966</text:p>
          </table:table-cell>
          <table:table-cell office:value-type="float" office:value="0.055478" calcext:value-type="float">
            <text:p>0.055478</text:p>
          </table:table-cell>
          <table:table-cell office:value-type="float" office:value="0.0561437" calcext:value-type="float">
            <text:p>0.0561437</text:p>
          </table:table-cell>
          <table:table-cell office:value-type="float" office:value="0.0568913" calcext:value-type="float">
            <text:p>0.0568913</text:p>
          </table:table-cell>
          <table:table-cell office:value-type="float" office:value="0.0576933" calcext:value-type="float">
            <text:p>0.0576933</text:p>
          </table:table-cell>
          <table:table-cell office:value-type="float" office:value="0.0582634" calcext:value-type="float">
            <text:p>0.0582634</text:p>
          </table:table-cell>
          <table:table-cell office:value-type="float" office:value="0.058902" calcext:value-type="float">
            <text:p>0.058902</text:p>
          </table:table-cell>
          <table:table-cell office:value-type="float" office:value="0.0596455" calcext:value-type="float">
            <text:p>0.0596455</text:p>
          </table:table-cell>
          <table:table-cell office:value-type="float" office:value="0.06025" calcext:value-type="float">
            <text:p>0.06025</text:p>
          </table:table-cell>
          <table:table-cell office:value-type="float" office:value="0.0608759" calcext:value-type="float">
            <text:p>0.0608759</text:p>
          </table:table-cell>
          <table:table-cell office:value-type="float" office:value="0.0615101" calcext:value-type="float">
            <text:p>0.0615101</text:p>
          </table:table-cell>
          <table:table-cell office:value-type="float" office:value="0.0621266" calcext:value-type="float">
            <text:p>0.0621266</text:p>
          </table:table-cell>
          <table:table-cell office:value-type="float" office:value="0.0626084" calcext:value-type="float">
            <text:p>0.0626084</text:p>
          </table:table-cell>
          <table:table-cell office:value-type="float" office:value="0.0631195" calcext:value-type="float">
            <text:p>0.0631195</text:p>
          </table:table-cell>
          <table:table-cell office:value-type="float" office:value="0.0637095" calcext:value-type="float">
            <text:p>0.0637095</text:p>
          </table:table-cell>
          <table:table-cell office:value-type="float" office:value="0.0642424" calcext:value-type="float">
            <text:p>0.0642424</text:p>
          </table:table-cell>
          <table:table-cell office:value-type="float" office:value="0.0647576" calcext:value-type="float">
            <text:p>0.064757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5198E-022" calcext:value-type="float">
            <text:p>-3.45198E-22</text:p>
          </table:table-cell>
          <table:table-cell office:value-type="float" office:value="-7.28756E-022" calcext:value-type="float">
            <text:p>-7.28756E-22</text:p>
          </table:table-cell>
          <table:table-cell office:value-type="float" office:value="2.23706E-019" calcext:value-type="float">
            <text:p>2.23706E-19</text:p>
          </table:table-cell>
          <table:table-cell office:value-type="float" office:value="2.604E-018" calcext:value-type="float">
            <text:p>2.604E-18</text:p>
          </table:table-cell>
          <table:table-cell office:value-type="float" office:value="1.10791E-017" calcext:value-type="float">
            <text:p>1.10791E-17</text:p>
          </table:table-cell>
          <table:table-cell office:value-type="float" office:value="4.27058E-018" calcext:value-type="float">
            <text:p>4.27058E-18</text:p>
          </table:table-cell>
          <table:table-cell office:value-type="float" office:value="-1.87463E-016" calcext:value-type="float">
            <text:p>-1.87463E-16</text:p>
          </table:table-cell>
          <table:table-cell office:value-type="float" office:value="-1.09727E-015" calcext:value-type="float">
            <text:p>-1.09727E-15</text:p>
          </table:table-cell>
          <table:table-cell office:value-type="float" office:value="-3.42263E-015" calcext:value-type="float">
            <text:p>-3.42263E-15</text:p>
          </table:table-cell>
          <table:table-cell office:value-type="float" office:value="-5.63393E-015" calcext:value-type="float">
            <text:p>-5.63393E-15</text:p>
          </table:table-cell>
          <table:table-cell office:value-type="float" office:value="3.77486E-015" calcext:value-type="float">
            <text:p>3.77486E-15</text:p>
          </table:table-cell>
          <table:table-cell office:value-type="float" office:value="0.0000000000000600351" calcext:value-type="float">
            <text:p>6.00351E-14</text:p>
          </table:table-cell>
          <table:table-cell office:value-type="float" office:value="0.000000000000223461" calcext:value-type="float">
            <text:p>2.23461E-13</text:p>
          </table:table-cell>
          <table:table-cell office:value-type="float" office:value="0.000000000000496596" calcext:value-type="float">
            <text:p>4.96596E-13</text:p>
          </table:table-cell>
          <table:table-cell office:value-type="float" office:value="0.000000000000526589" calcext:value-type="float">
            <text:p>5.26589E-13</text:p>
          </table:table-cell>
          <table:table-cell office:value-type="float" office:value="-0.00000000000103886" calcext:value-type="float">
            <text:p>-1.03886E-12</text:p>
          </table:table-cell>
          <table:table-cell office:value-type="float" office:value="-0.00000000000716027" calcext:value-type="float">
            <text:p>-7.16027E-12</text:p>
          </table:table-cell>
          <table:table-cell office:value-type="float" office:value="-0.0000000000206416" calcext:value-type="float">
            <text:p>-2.06416E-11</text:p>
          </table:table-cell>
          <table:table-cell office:value-type="float" office:value="-0.0000000000330481" calcext:value-type="float">
            <text:p>-3.30481E-11</text:p>
          </table:table-cell>
          <table:table-cell office:value-type="float" office:value="0.00000000000740633" calcext:value-type="float">
            <text:p>7.40633E-12</text:p>
          </table:table-cell>
          <table:table-cell office:value-type="float" office:value="0.00000000024423" calcext:value-type="float">
            <text:p>2.4423E-10</text:p>
          </table:table-cell>
          <table:table-cell office:value-type="float" office:value="0.000000000859377" calcext:value-type="float">
            <text:p>8.59377E-10</text:p>
          </table:table-cell>
          <table:table-cell office:value-type="float" office:value="0.00000000144763" calcext:value-type="float">
            <text:p>1.44763E-09</text:p>
          </table:table-cell>
          <table:table-cell office:value-type="float" office:value="-0.00000000117134" calcext:value-type="float">
            <text:p>-1.17134E-09</text:p>
          </table:table-cell>
          <table:table-cell office:value-type="float" office:value="-0.0000000166758" calcext:value-type="float">
            <text:p>-1.66758E-08</text:p>
          </table:table-cell>
          <table:table-cell office:value-type="float" office:value="-0.000000056764" calcext:value-type="float">
            <text:p>-5.6764E-08</text:p>
          </table:table-cell>
          <table:table-cell office:value-type="float" office:value="-0.0000000757527" calcext:value-type="float">
            <text:p>-7.57527E-08</text:p>
          </table:table-cell>
          <table:table-cell office:value-type="float" office:value="0.000000286557" calcext:value-type="float">
            <text:p>2.86557E-07</text:p>
          </table:table-cell>
          <table:table-cell office:value-type="float" office:value="0.00000248457" calcext:value-type="float">
            <text:p>2.48457E-06</text:p>
          </table:table-cell>
          <table:table-cell office:value-type="float" office:value="0.0000109297" calcext:value-type="float">
            <text:p>1.09297E-05</text:p>
          </table:table-cell>
          <table:table-cell office:value-type="float" office:value="0.0000366249" calcext:value-type="float">
            <text:p>3.66249E-05</text:p>
          </table:table-cell>
          <table:table-cell office:value-type="float" office:value="0.000102986" calcext:value-type="float">
            <text:p>0.000102986</text:p>
          </table:table-cell>
          <table:table-cell office:value-type="float" office:value="0.000253263" calcext:value-type="float">
            <text:p>0.000253263</text:p>
          </table:table-cell>
          <table:table-cell office:value-type="float" office:value="0.000554998" calcext:value-type="float">
            <text:p>0.000554998</text:p>
          </table:table-cell>
          <table:table-cell office:value-type="float" office:value="0.000734324" calcext:value-type="float">
            <text:p>0.000734324</text:p>
          </table:table-cell>
          <table:table-cell office:value-type="float" office:value="0.00108327" calcext:value-type="float">
            <text:p>0.00108327</text:p>
          </table:table-cell>
          <table:table-cell office:value-type="float" office:value="0.00152601" calcext:value-type="float">
            <text:p>0.00152601</text:p>
          </table:table-cell>
          <table:table-cell office:value-type="float" office:value="0.00198947" calcext:value-type="float">
            <text:p>0.00198947</text:p>
          </table:table-cell>
          <table:table-cell office:value-type="float" office:value="0.00257341" calcext:value-type="float">
            <text:p>0.00257341</text:p>
          </table:table-cell>
          <table:table-cell office:value-type="float" office:value="0.0031556" calcext:value-type="float">
            <text:p>0.0031556</text:p>
          </table:table-cell>
          <table:table-cell office:value-type="float" office:value="0.00379814" calcext:value-type="float">
            <text:p>0.00379814</text:p>
          </table:table-cell>
          <table:table-cell office:value-type="float" office:value="0.00455647" calcext:value-type="float">
            <text:p>0.00455647</text:p>
          </table:table-cell>
          <table:table-cell office:value-type="float" office:value="0.00540645" calcext:value-type="float">
            <text:p>0.00540645</text:p>
          </table:table-cell>
          <table:table-cell office:value-type="float" office:value="0.00617231" calcext:value-type="float">
            <text:p>0.00617231</text:p>
          </table:table-cell>
          <table:table-cell office:value-type="float" office:value="0.00702313" calcext:value-type="float">
            <text:p>0.00702313</text:p>
          </table:table-cell>
          <table:table-cell office:value-type="float" office:value="0.00801234" calcext:value-type="float">
            <text:p>0.00801234</text:p>
          </table:table-cell>
          <table:table-cell office:value-type="float" office:value="0.0090447" calcext:value-type="float">
            <text:p>0.0090447</text:p>
          </table:table-cell>
          <table:table-cell office:value-type="float" office:value="0.00998182" calcext:value-type="float">
            <text:p>0.00998182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120466" calcext:value-type="float">
            <text:p>0.0120466</text:p>
          </table:table-cell>
          <table:table-cell office:value-type="float" office:value="0.0132438" calcext:value-type="float">
            <text:p>0.0132438</text:p>
          </table:table-cell>
          <table:table-cell office:value-type="float" office:value="0.0141789" calcext:value-type="float">
            <text:p>0.0141789</text:p>
          </table:table-cell>
          <table:table-cell office:value-type="float" office:value="0.0152298" calcext:value-type="float">
            <text:p>0.0152298</text:p>
          </table:table-cell>
          <table:table-cell office:value-type="float" office:value="0.0164725" calcext:value-type="float">
            <text:p>0.0164725</text:p>
          </table:table-cell>
          <table:table-cell office:value-type="float" office:value="0.0175945" calcext:value-type="float">
            <text:p>0.0175945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198463" calcext:value-type="float">
            <text:p>0.0198463</text:p>
          </table:table-cell>
          <table:table-cell office:value-type="float" office:value="0.020971" calcext:value-type="float">
            <text:p>0.020971</text:p>
          </table:table-cell>
          <table:table-cell office:value-type="float" office:value="0.0220921" calcext:value-type="float">
            <text:p>0.0220921</text:p>
          </table:table-cell>
          <table:table-cell office:value-type="float" office:value="0.0232077" calcext:value-type="float">
            <text:p>0.0232077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0.0254155" calcext:value-type="float">
            <text:p>0.0254155</text:p>
          </table:table-cell>
          <table:table-cell office:value-type="float" office:value="0.026505" calcext:value-type="float">
            <text:p>0.026505</text:p>
          </table:table-cell>
          <table:table-cell office:value-type="float" office:value="0.0275833" calcext:value-type="float">
            <text:p>0.0275833</text:p>
          </table:table-cell>
          <table:table-cell office:value-type="float" office:value="0.0286493" calcext:value-type="float">
            <text:p>0.0286493</text:p>
          </table:table-cell>
          <table:table-cell office:value-type="float" office:value="0.0297021" calcext:value-type="float">
            <text:p>0.0297021</text:p>
          </table:table-cell>
          <table:table-cell office:value-type="float" office:value="0.030741" calcext:value-type="float">
            <text:p>0.030741</text:p>
          </table:table-cell>
          <table:table-cell office:value-type="float" office:value="0.0317652" calcext:value-type="float">
            <text:p>0.0317652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0337679" calcext:value-type="float">
            <text:p>0.0337679</text:p>
          </table:table-cell>
          <table:table-cell office:value-type="float" office:value="0.0347454" calcext:value-type="float">
            <text:p>0.0347454</text:p>
          </table:table-cell>
          <table:table-cell office:value-type="float" office:value="0.0357066" calcext:value-type="float">
            <text:p>0.0357066</text:p>
          </table:table-cell>
          <table:table-cell office:value-type="float" office:value="0.0366512" calcext:value-type="float">
            <text:p>0.0366512</text:p>
          </table:table-cell>
          <table:table-cell office:value-type="float" office:value="0.0375792" calcext:value-type="float">
            <text:p>0.0375792</text:p>
          </table:table-cell>
          <table:table-cell office:value-type="float" office:value="0.0384903" calcext:value-type="float">
            <text:p>0.0384903</text:p>
          </table:table-cell>
          <table:table-cell office:value-type="float" office:value="0.0393844" calcext:value-type="float">
            <text:p>0.0393844</text:p>
          </table:table-cell>
          <table:table-cell office:value-type="float" office:value="0.0402617" calcext:value-type="float">
            <text:p>0.0402617</text:p>
          </table:table-cell>
          <table:table-cell office:value-type="float" office:value="0.041122" calcext:value-type="float">
            <text:p>0.041122</text:p>
          </table:table-cell>
          <table:table-cell office:value-type="float" office:value="0.0419654" calcext:value-type="float">
            <text:p>0.0419654</text:p>
          </table:table-cell>
          <table:table-cell office:value-type="float" office:value="0.042792" calcext:value-type="float">
            <text:p>0.042792</text:p>
          </table:table-cell>
          <table:table-cell office:value-type="float" office:value="0.0436019" calcext:value-type="float">
            <text:p>0.0436019</text:p>
          </table:table-cell>
          <table:table-cell office:value-type="float" office:value="0.0443953" calcext:value-type="float">
            <text:p>0.0443953</text:p>
          </table:table-cell>
          <table:table-cell office:value-type="float" office:value="0.0451722" calcext:value-type="float">
            <text:p>0.0451722</text:p>
          </table:table-cell>
          <table:table-cell office:value-type="float" office:value="0.0458549" calcext:value-type="float">
            <text:p>0.0458549</text:p>
          </table:table-cell>
          <table:table-cell office:value-type="float" office:value="0.0465248" calcext:value-type="float">
            <text:p>0.0465248</text:p>
          </table:table-cell>
          <table:table-cell office:value-type="float" office:value="0.0472809" calcext:value-type="float">
            <text:p>0.0472809</text:p>
          </table:table-cell>
          <table:table-cell office:value-type="float" office:value="0.0480964" calcext:value-type="float">
            <text:p>0.0480964</text:p>
          </table:table-cell>
          <table:table-cell office:value-type="float" office:value="0.0486773" calcext:value-type="float">
            <text:p>0.0486773</text:p>
          </table:table-cell>
          <table:table-cell office:value-type="float" office:value="0.0493312" calcext:value-type="float">
            <text:p>0.0493312</text:p>
          </table:table-cell>
          <table:table-cell office:value-type="float" office:value="0.0500964" calcext:value-type="float">
            <text:p>0.0500964</text:p>
          </table:table-cell>
          <table:table-cell office:value-type="float" office:value="0.0507208" calcext:value-type="float">
            <text:p>0.0507208</text:p>
          </table:table-cell>
          <table:table-cell office:value-type="float" office:value="0.05137" calcext:value-type="float">
            <text:p>0.05137</text:p>
          </table:table-cell>
          <table:table-cell office:value-type="float" office:value="0.052031" calcext:value-type="float">
            <text:p>0.052031</text:p>
          </table:table-cell>
          <table:table-cell office:value-type="float" office:value="0.0526765" calcext:value-type="float">
            <text:p>0.0526765</text:p>
          </table:table-cell>
          <table:table-cell office:value-type="float" office:value="0.0531815" calcext:value-type="float">
            <text:p>0.0531815</text:p>
          </table:table-cell>
          <table:table-cell office:value-type="float" office:value="0.0537198" calcext:value-type="float">
            <text:p>0.0537198</text:p>
          </table:table-cell>
          <table:table-cell office:value-type="float" office:value="0.0543444" calcext:value-type="float">
            <text:p>0.0543444</text:p>
          </table:table-cell>
          <table:table-cell office:value-type="float" office:value="0.0549107" calcext:value-type="float">
            <text:p>0.0549107</text:p>
          </table:table-cell>
          <table:table-cell office:value-type="float" office:value="0.0554603" calcext:value-type="float">
            <text:p>0.055460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758E-024" calcext:value-type="float">
            <text:p>-3.5758E-24</text:p>
          </table:table-cell>
          <table:table-cell office:value-type="float" office:value="-6.56226E-022" calcext:value-type="float">
            <text:p>-6.56226E-22</text:p>
          </table:table-cell>
          <table:table-cell office:value-type="float" office:value="-6.47674E-021" calcext:value-type="float">
            <text:p>-6.47674E-21</text:p>
          </table:table-cell>
          <table:table-cell office:value-type="float" office:value="3.19448E-020" calcext:value-type="float">
            <text:p>3.19448E-20</text:p>
          </table:table-cell>
          <table:table-cell office:value-type="float" office:value="7.21645E-019" calcext:value-type="float">
            <text:p>7.21645E-19</text:p>
          </table:table-cell>
          <table:table-cell office:value-type="float" office:value="4.43469E-018" calcext:value-type="float">
            <text:p>4.43469E-18</text:p>
          </table:table-cell>
          <table:table-cell office:value-type="float" office:value="1.26101E-017" calcext:value-type="float">
            <text:p>1.26101E-17</text:p>
          </table:table-cell>
          <table:table-cell office:value-type="float" office:value="-9.85363E-019" calcext:value-type="float">
            <text:p>-9.85363E-19</text:p>
          </table:table-cell>
          <table:table-cell office:value-type="float" office:value="-1.73518E-016" calcext:value-type="float">
            <text:p>-1.73518E-16</text:p>
          </table:table-cell>
          <table:table-cell office:value-type="float" office:value="-8.56224E-016" calcext:value-type="float">
            <text:p>-8.56224E-16</text:p>
          </table:table-cell>
          <table:table-cell office:value-type="float" office:value="-2.35828E-015" calcext:value-type="float">
            <text:p>-2.35828E-15</text:p>
          </table:table-cell>
          <table:table-cell office:value-type="float" office:value="-3.1442E-015" calcext:value-type="float">
            <text:p>-3.1442E-15</text:p>
          </table:table-cell>
          <table:table-cell office:value-type="float" office:value="5.42272E-015" calcext:value-type="float">
            <text:p>5.42272E-15</text:p>
          </table:table-cell>
          <table:table-cell office:value-type="float" office:value="0.0000000000000461991" calcext:value-type="float">
            <text:p>4.61991E-14</text:p>
          </table:table-cell>
          <table:table-cell office:value-type="float" office:value="0.00000000000014921" calcext:value-type="float">
            <text:p>1.4921E-13</text:p>
          </table:table-cell>
          <table:table-cell office:value-type="float" office:value="0.000000000000276284" calcext:value-type="float">
            <text:p>2.76284E-13</text:p>
          </table:table-cell>
          <table:table-cell office:value-type="float" office:value="0.0000000000000735435" calcext:value-type="float">
            <text:p>7.35435E-14</text:p>
          </table:table-cell>
          <table:table-cell office:value-type="float" office:value="-0.00000000000157786" calcext:value-type="float">
            <text:p>-1.57786E-12</text:p>
          </table:table-cell>
          <table:table-cell office:value-type="float" office:value="-0.00000000000653585" calcext:value-type="float">
            <text:p>-6.53585E-12</text:p>
          </table:table-cell>
          <table:table-cell office:value-type="float" office:value="-0.0000000000137816" calcext:value-type="float">
            <text:p>-1.37816E-11</text:p>
          </table:table-cell>
          <table:table-cell office:value-type="float" office:value="-0.00000000000467986" calcext:value-type="float">
            <text:p>-4.67986E-12</text:p>
          </table:table-cell>
          <table:table-cell office:value-type="float" office:value="0.0000000000869744" calcext:value-type="float">
            <text:p>8.69744E-11</text:p>
          </table:table-cell>
          <table:table-cell office:value-type="float" office:value="0.000000000364961" calcext:value-type="float">
            <text:p>3.64961E-10</text:p>
          </table:table-cell>
          <table:table-cell office:value-type="float" office:value="0.000000000637115" calcext:value-type="float">
            <text:p>6.37115E-10</text:p>
          </table:table-cell>
          <table:table-cell office:value-type="float" office:value="-0.000000000916683" calcext:value-type="float">
            <text:p>-9.16683E-10</text:p>
          </table:table-cell>
          <table:table-cell office:value-type="float" office:value="-0.0000000100357" calcext:value-type="float">
            <text:p>-1.00357E-08</text:p>
          </table:table-cell>
          <table:table-cell office:value-type="float" office:value="-0.0000000317613" calcext:value-type="float">
            <text:p>-3.17613E-08</text:p>
          </table:table-cell>
          <table:table-cell office:value-type="float" office:value="-0.0000000191089" calcext:value-type="float">
            <text:p>-1.91089E-08</text:p>
          </table:table-cell>
          <table:table-cell office:value-type="float" office:value="0.000000352435" calcext:value-type="float">
            <text:p>3.52435E-07</text:p>
          </table:table-cell>
          <table:table-cell office:value-type="float" office:value="0.00000238628" calcext:value-type="float">
            <text:p>2.38628E-06</text:p>
          </table:table-cell>
          <table:table-cell office:value-type="float" office:value="0.000010081" calcext:value-type="float">
            <text:p>1.0081E-05</text:p>
          </table:table-cell>
          <table:table-cell office:value-type="float" office:value="0.0000335465" calcext:value-type="float">
            <text:p>3.35465E-05</text:p>
          </table:table-cell>
          <table:table-cell office:value-type="float" office:value="0.000094529" calcext:value-type="float">
            <text:p>9.4529E-05</text:p>
          </table:table-cell>
          <table:table-cell office:value-type="float" office:value="0.000232323" calcext:value-type="float">
            <text:p>0.000232323</text:p>
          </table:table-cell>
          <table:table-cell office:value-type="float" office:value="0.000320079" calcext:value-type="float">
            <text:p>0.000320079</text:p>
          </table:table-cell>
          <table:table-cell office:value-type="float" office:value="0.000499355" calcext:value-type="float">
            <text:p>0.000499355</text:p>
          </table:table-cell>
          <table:table-cell office:value-type="float" office:value="0.000738958" calcext:value-type="float">
            <text:p>0.000738958</text:p>
          </table:table-cell>
          <table:table-cell office:value-type="float" office:value="0.00100085" calcext:value-type="float">
            <text:p>0.00100085</text:p>
          </table:table-cell>
          <table:table-cell office:value-type="float" office:value="0.00134355" calcext:value-type="float">
            <text:p>0.00134355</text:p>
          </table:table-cell>
          <table:table-cell office:value-type="float" office:value="0.00169683" calcext:value-type="float">
            <text:p>0.00169683</text:p>
          </table:table-cell>
          <table:table-cell office:value-type="float" office:value="0.00209803" calcext:value-type="float">
            <text:p>0.00209803</text:p>
          </table:table-cell>
          <table:table-cell office:value-type="float" office:value="0.00258457" calcext:value-type="float">
            <text:p>0.00258457</text:p>
          </table:table-cell>
          <table:table-cell office:value-type="float" office:value="0.00314443" calcext:value-type="float">
            <text:p>0.00314443</text:p>
          </table:table-cell>
          <table:table-cell office:value-type="float" office:value="0.00366058" calcext:value-type="float">
            <text:p>0.00366058</text:p>
          </table:table-cell>
          <table:table-cell office:value-type="float" office:value="0.00424545" calcext:value-type="float">
            <text:p>0.00424545</text:p>
          </table:table-cell>
          <table:table-cell office:value-type="float" office:value="0.00493912" calcext:value-type="float">
            <text:p>0.00493912</text:p>
          </table:table-cell>
          <table:table-cell office:value-type="float" office:value="0.00567729" calcext:value-type="float">
            <text:p>0.00567729</text:p>
          </table:table-cell>
          <table:table-cell office:value-type="float" office:value="0.00635905" calcext:value-type="float">
            <text:p>0.00635905</text:p>
          </table:table-cell>
          <table:table-cell office:value-type="float" office:value="0.00706962" calcext:value-type="float">
            <text:p>0.00706962</text:p>
          </table:table-cell>
          <table:table-cell office:value-type="float" office:value="0.00789602" calcext:value-type="float">
            <text:p>0.00789602</text:p>
          </table:table-cell>
          <table:table-cell office:value-type="float" office:value="0.00880704" calcext:value-type="float">
            <text:p>0.00880704</text:p>
          </table:table-cell>
          <table:table-cell office:value-type="float" office:value="0.00952839" calcext:value-type="float">
            <text:p>0.00952839</text:p>
          </table:table-cell>
          <table:table-cell office:value-type="float" office:value="0.0103482" calcext:value-type="float">
            <text:p>0.0103482</text:p>
          </table:table-cell>
          <table:table-cell office:value-type="float" office:value="0.0113295" calcext:value-type="float">
            <text:p>0.0113295</text:p>
          </table:table-cell>
          <table:table-cell office:value-type="float" office:value="0.0122265" calcext:value-type="float">
            <text:p>0.0122265</text:p>
          </table:table-cell>
          <table:table-cell office:value-type="float" office:value="0.0131359" calcext:value-type="float">
            <text:p>0.0131359</text:p>
          </table:table-cell>
          <table:table-cell office:value-type="float" office:value="0.0140554" calcext:value-type="float">
            <text:p>0.0140554</text:p>
          </table:table-cell>
          <table:table-cell office:value-type="float" office:value="0.0149827" calcext:value-type="float">
            <text:p>0.0149827</text:p>
          </table:table-cell>
          <table:table-cell office:value-type="float" office:value="0.0159156" calcext:value-type="float">
            <text:p>0.0159156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0.017791" calcext:value-type="float">
            <text:p>0.017791</text:p>
          </table:table-cell>
          <table:table-cell office:value-type="float" office:value="0.01873" calcext:value-type="float">
            <text:p>0.01873</text:p>
          </table:table-cell>
          <table:table-cell office:value-type="float" office:value="0.0196677" calcext:value-type="float">
            <text:p>0.0196677</text:p>
          </table:table-cell>
          <table:table-cell office:value-type="float" office:value="0.0206028" calcext:value-type="float">
            <text:p>0.0206028</text:p>
          </table:table-cell>
          <table:table-cell office:value-type="float" office:value="0.0215341" calcext:value-type="float">
            <text:p>0.0215341</text:p>
          </table:table-cell>
          <table:table-cell office:value-type="float" office:value="0.0224604" calcext:value-type="float">
            <text:p>0.0224604</text:p>
          </table:table-cell>
          <table:table-cell office:value-type="float" office:value="0.0233807" calcext:value-type="float">
            <text:p>0.0233807</text:p>
          </table:table-cell>
          <table:table-cell office:value-type="float" office:value="0.024294" calcext:value-type="float">
            <text:p>0.024294</text:p>
          </table:table-cell>
          <table:table-cell office:value-type="float" office:value="0.0251996" calcext:value-type="float">
            <text:p>0.0251996</text:p>
          </table:table-cell>
          <table:table-cell office:value-type="float" office:value="0.0260966" calcext:value-type="float">
            <text:p>0.0260966</text:p>
          </table:table-cell>
          <table:table-cell office:value-type="float" office:value="0.0269845" calcext:value-type="float">
            <text:p>0.0269845</text:p>
          </table:table-cell>
          <table:table-cell office:value-type="float" office:value="0.0278626" calcext:value-type="float">
            <text:p>0.0278626</text:p>
          </table:table-cell>
          <table:table-cell office:value-type="float" office:value="0.0287305" calcext:value-type="float">
            <text:p>0.0287305</text:p>
          </table:table-cell>
          <table:table-cell office:value-type="float" office:value="0.0295877" calcext:value-type="float">
            <text:p>0.0295877</text:p>
          </table:table-cell>
          <table:table-cell office:value-type="float" office:value="0.0304338" calcext:value-type="float">
            <text:p>0.0304338</text:p>
          </table:table-cell>
          <table:table-cell office:value-type="float" office:value="0.0312686" calcext:value-type="float">
            <text:p>0.0312686</text:p>
          </table:table-cell>
          <table:table-cell office:value-type="float" office:value="0.0320916" calcext:value-type="float">
            <text:p>0.0320916</text:p>
          </table:table-cell>
          <table:table-cell office:value-type="float" office:value="0.0329028" calcext:value-type="float">
            <text:p>0.0329028</text:p>
          </table:table-cell>
          <table:table-cell office:value-type="float" office:value="0.0337019" calcext:value-type="float">
            <text:p>0.0337019</text:p>
          </table:table-cell>
          <table:table-cell office:value-type="float" office:value="0.0344887" calcext:value-type="float">
            <text:p>0.0344887</text:p>
          </table:table-cell>
          <table:table-cell office:value-type="float" office:value="0.0352632" calcext:value-type="float">
            <text:p>0.0352632</text:p>
          </table:table-cell>
          <table:table-cell office:value-type="float" office:value="0.0360253" calcext:value-type="float">
            <text:p>0.0360253</text:p>
          </table:table-cell>
          <table:table-cell office:value-type="float" office:value="0.0367748" calcext:value-type="float">
            <text:p>0.0367748</text:p>
          </table:table-cell>
          <table:table-cell office:value-type="float" office:value="0.0374368" calcext:value-type="float">
            <text:p>0.0374368</text:p>
          </table:table-cell>
          <table:table-cell office:value-type="float" office:value="0.0380887" calcext:value-type="float">
            <text:p>0.0380887</text:p>
          </table:table-cell>
          <table:table-cell office:value-type="float" office:value="0.0388269" calcext:value-type="float">
            <text:p>0.0388269</text:p>
          </table:table-cell>
          <table:table-cell office:value-type="float" office:value="0.039626" calcext:value-type="float">
            <text:p>0.039626</text:p>
          </table:table-cell>
          <table:table-cell office:value-type="float" office:value="0.0401987" calcext:value-type="float">
            <text:p>0.0401987</text:p>
          </table:table-cell>
          <table:table-cell office:value-type="float" office:value="0.0408449" calcext:value-type="float">
            <text:p>0.0408449</text:p>
          </table:table-cell>
          <table:table-cell office:value-type="float" office:value="0.0416038" calcext:value-type="float">
            <text:p>0.0416038</text:p>
          </table:table-cell>
          <table:table-cell office:value-type="float" office:value="0.0422259" calcext:value-type="float">
            <text:p>0.0422259</text:p>
          </table:table-cell>
          <table:table-cell office:value-type="float" office:value="0.0428751" calcext:value-type="float">
            <text:p>0.0428751</text:p>
          </table:table-cell>
          <table:table-cell office:value-type="float" office:value="0.0435383" calcext:value-type="float">
            <text:p>0.0435383</text:p>
          </table:table-cell>
          <table:table-cell office:value-type="float" office:value="0.0441883" calcext:value-type="float">
            <text:p>0.0441883</text:p>
          </table:table-cell>
          <table:table-cell office:value-type="float" office:value="0.0446998" calcext:value-type="float">
            <text:p>0.0446998</text:p>
          </table:table-cell>
          <table:table-cell office:value-type="float" office:value="0.0452461" calcext:value-type="float">
            <text:p>0.0452461</text:p>
          </table:table-cell>
          <table:table-cell office:value-type="float" office:value="0.0458817" calcext:value-type="float">
            <text:p>0.0458817</text:p>
          </table:table-cell>
          <table:table-cell office:value-type="float" office:value="0.0464603" calcext:value-type="float">
            <text:p>0.0464603</text:p>
          </table:table-cell>
          <table:table-cell office:value-type="float" office:value="0.0470238" calcext:value-type="float">
            <text:p>0.047023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463E-025" calcext:value-type="float">
            <text:p>2.49463E-25</text:p>
          </table:table-cell>
          <table:table-cell office:value-type="float" office:value="-4.03454E-024" calcext:value-type="float">
            <text:p>-4.03454E-24</text:p>
          </table:table-cell>
          <table:table-cell office:value-type="float" office:value="-4.57283E-022" calcext:value-type="float">
            <text:p>-4.57283E-22</text:p>
          </table:table-cell>
          <table:table-cell office:value-type="float" office:value="-5.0875E-021" calcext:value-type="float">
            <text:p>-5.0875E-21</text:p>
          </table:table-cell>
          <table:table-cell office:value-type="float" office:value="-1.42413E-020" calcext:value-type="float">
            <text:p>-1.42413E-20</text:p>
          </table:table-cell>
          <table:table-cell office:value-type="float" office:value="1.03176E-019" calcext:value-type="float">
            <text:p>1.03176E-19</text:p>
          </table:table-cell>
          <table:table-cell office:value-type="float" office:value="1.12735E-018" calcext:value-type="float">
            <text:p>1.12735E-18</text:p>
          </table:table-cell>
          <table:table-cell office:value-type="float" office:value="4.97063E-018" calcext:value-type="float">
            <text:p>4.97063E-18</text:p>
          </table:table-cell>
          <table:table-cell office:value-type="float" office:value="1.06775E-017" calcext:value-type="float">
            <text:p>1.06775E-17</text:p>
          </table:table-cell>
          <table:table-cell office:value-type="float" office:value="-7.59693E-018" calcext:value-type="float">
            <text:p>-7.59693E-18</text:p>
          </table:table-cell>
          <table:table-cell office:value-type="float" office:value="-1.55812E-016" calcext:value-type="float">
            <text:p>-1.55812E-16</text:p>
          </table:table-cell>
          <table:table-cell office:value-type="float" office:value="-6.59126E-016" calcext:value-type="float">
            <text:p>-6.59126E-16</text:p>
          </table:table-cell>
          <table:table-cell office:value-type="float" office:value="-1.55757E-015" calcext:value-type="float">
            <text:p>-1.55757E-15</text:p>
          </table:table-cell>
          <table:table-cell office:value-type="float" office:value="-1.19639E-015" calcext:value-type="float">
            <text:p>-1.19639E-15</text:p>
          </table:table-cell>
          <table:table-cell office:value-type="float" office:value="7.3266E-015" calcext:value-type="float">
            <text:p>7.3266E-15</text:p>
          </table:table-cell>
          <table:table-cell office:value-type="float" office:value="0.0000000000000392093" calcext:value-type="float">
            <text:p>3.92093E-14</text:p>
          </table:table-cell>
          <table:table-cell office:value-type="float" office:value="0.000000000000102944" calcext:value-type="float">
            <text:p>1.02944E-13</text:p>
          </table:table-cell>
          <table:table-cell office:value-type="float" office:value="0.000000000000115242" calcext:value-type="float">
            <text:p>1.15242E-13</text:p>
          </table:table-cell>
          <table:table-cell office:value-type="float" office:value="-0.000000000000325781" calcext:value-type="float">
            <text:p>-3.25781E-13</text:p>
          </table:table-cell>
          <table:table-cell office:value-type="float" office:value="-0.00000000000214875" calcext:value-type="float">
            <text:p>-2.14875E-12</text:p>
          </table:table-cell>
          <table:table-cell office:value-type="float" office:value="-0.00000000000561359" calcext:value-type="float">
            <text:p>-5.61359E-12</text:p>
          </table:table-cell>
          <table:table-cell office:value-type="float" office:value="-0.00000000000327997" calcext:value-type="float">
            <text:p>-3.27997E-12</text:p>
          </table:table-cell>
          <table:table-cell office:value-type="float" office:value="0.0000000000374171" calcext:value-type="float">
            <text:p>3.74171E-11</text:p>
          </table:table-cell>
          <table:table-cell office:value-type="float" office:value="0.000000000171974" calcext:value-type="float">
            <text:p>1.71974E-10</text:p>
          </table:table-cell>
          <table:table-cell office:value-type="float" office:value="0.000000000271432" calcext:value-type="float">
            <text:p>2.71432E-10</text:p>
          </table:table-cell>
          <table:table-cell office:value-type="float" office:value="-0.000000000851865" calcext:value-type="float">
            <text:p>-8.51865E-10</text:p>
          </table:table-cell>
          <table:table-cell office:value-type="float" office:value="-0.00000000675094" calcext:value-type="float">
            <text:p>-6.75094E-09</text:p>
          </table:table-cell>
          <table:table-cell office:value-type="float" office:value="-0.000000017674" calcext:value-type="float">
            <text:p>-1.7674E-08</text:p>
          </table:table-cell>
          <table:table-cell office:value-type="float" office:value="0.0000000195286" calcext:value-type="float">
            <text:p>1.95286E-08</text:p>
          </table:table-cell>
          <table:table-cell office:value-type="float" office:value="0.000000428101" calcext:value-type="float">
            <text:p>4.28101E-07</text:p>
          </table:table-cell>
          <table:table-cell office:value-type="float" office:value="0.000002479" calcext:value-type="float">
            <text:p>2.479E-06</text:p>
          </table:table-cell>
          <table:table-cell office:value-type="float" office:value="0.0000100615" calcext:value-type="float">
            <text:p>1.00615E-05</text:p>
          </table:table-cell>
          <table:table-cell office:value-type="float" office:value="0.0000330116" calcext:value-type="float">
            <text:p>3.30116E-05</text:p>
          </table:table-cell>
          <table:table-cell office:value-type="float" office:value="0.0000919453" calcext:value-type="float">
            <text:p>9.19453E-05</text:p>
          </table:table-cell>
          <table:table-cell office:value-type="float" office:value="0.000132334" calcext:value-type="float">
            <text:p>0.000132334</text:p>
          </table:table-cell>
          <table:table-cell office:value-type="float" office:value="0.000219264" calcext:value-type="float">
            <text:p>0.000219264</text:p>
          </table:table-cell>
          <table:table-cell office:value-type="float" office:value="0.000342061" calcext:value-type="float">
            <text:p>0.000342061</text:p>
          </table:table-cell>
          <table:table-cell office:value-type="float" office:value="0.000482577" calcext:value-type="float">
            <text:p>0.000482577</text:p>
          </table:table-cell>
          <table:table-cell office:value-type="float" office:value="0.000673987" calcext:value-type="float">
            <text:p>0.000673987</text:p>
          </table:table-cell>
          <table:table-cell office:value-type="float" office:value="0.000878388" calcext:value-type="float">
            <text:p>0.000878388</text:p>
          </table:table-cell>
          <table:table-cell office:value-type="float" office:value="0.00111762" calcext:value-type="float">
            <text:p>0.00111762</text:p>
          </table:table-cell>
          <table:table-cell office:value-type="float" office:value="0.00141623" calcext:value-type="float">
            <text:p>0.00141623</text:p>
          </table:table-cell>
          <table:table-cell office:value-type="float" office:value="0.00176953" calcext:value-type="float">
            <text:p>0.00176953</text:p>
          </table:table-cell>
          <table:table-cell office:value-type="float" office:value="0.00210306" calcext:value-type="float">
            <text:p>0.00210306</text:p>
          </table:table-cell>
          <table:table-cell office:value-type="float" office:value="0.00248902" calcext:value-type="float">
            <text:p>0.00248902</text:p>
          </table:table-cell>
          <table:table-cell office:value-type="float" office:value="0.00295657" calcext:value-type="float">
            <text:p>0.00295657</text:p>
          </table:table-cell>
          <table:table-cell office:value-type="float" office:value="0.00346445" calcext:value-type="float">
            <text:p>0.00346445</text:p>
          </table:table-cell>
          <table:table-cell office:value-type="float" office:value="0.0039419" calcext:value-type="float">
            <text:p>0.0039419</text:p>
          </table:table-cell>
          <table:table-cell office:value-type="float" office:value="0.00444742" calcext:value-type="float">
            <text:p>0.00444742</text:p>
          </table:table-cell>
          <table:table-cell office:value-type="float" office:value="0.00504472" calcext:value-type="float">
            <text:p>0.00504472</text:p>
          </table:table-cell>
          <table:table-cell office:value-type="float" office:value="0.00571394" calcext:value-type="float">
            <text:p>0.00571394</text:p>
          </table:table-cell>
          <table:table-cell office:value-type="float" office:value="0.00625086" calcext:value-type="float">
            <text:p>0.00625086</text:p>
          </table:table-cell>
          <table:table-cell office:value-type="float" office:value="0.00686857" calcext:value-type="float">
            <text:p>0.00686857</text:p>
          </table:table-cell>
          <table:table-cell office:value-type="float" office:value="0.0076178" calcext:value-type="float">
            <text:p>0.0076178</text:p>
          </table:table-cell>
          <table:table-cell office:value-type="float" office:value="0.00831116" calcext:value-type="float">
            <text:p>0.00831116</text:p>
          </table:table-cell>
          <table:table-cell office:value-type="float" office:value="0.00902212" calcext:value-type="float">
            <text:p>0.00902212</text:p>
          </table:table-cell>
          <table:table-cell office:value-type="float" office:value="0.00974868" calcext:value-type="float">
            <text:p>0.00974868</text:p>
          </table:table-cell>
          <table:table-cell office:value-type="float" office:value="0.0104889" calcext:value-type="float">
            <text:p>0.0104889</text:p>
          </table:table-cell>
          <table:table-cell office:value-type="float" office:value="0.0112409" calcext:value-type="float">
            <text:p>0.0112409</text:p>
          </table:table-cell>
          <table:table-cell office:value-type="float" office:value="0.012003" calcext:value-type="float">
            <text:p>0.012003</text:p>
          </table:table-cell>
          <table:table-cell office:value-type="float" office:value="0.0127735" calcext:value-type="float">
            <text:p>0.0127735</text:p>
          </table:table-cell>
          <table:table-cell office:value-type="float" office:value="0.0135508" calcext:value-type="float">
            <text:p>0.0135508</text:p>
          </table:table-cell>
          <table:table-cell office:value-type="float" office:value="0.0143334" calcext:value-type="float">
            <text:p>0.0143334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159093" calcext:value-type="float">
            <text:p>0.0159093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0174912" calcext:value-type="float">
            <text:p>0.0174912</text:p>
          </table:table-cell>
          <table:table-cell office:value-type="float" office:value="0.0182816" calcext:value-type="float">
            <text:p>0.0182816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198567" calcext:value-type="float">
            <text:p>0.0198567</text:p>
          </table:table-cell>
          <table:table-cell office:value-type="float" office:value="0.0206398" calcext:value-type="float">
            <text:p>0.0206398</text:p>
          </table:table-cell>
          <table:table-cell office:value-type="float" office:value="0.0214188" calcext:value-type="float">
            <text:p>0.0214188</text:p>
          </table:table-cell>
          <table:table-cell office:value-type="float" office:value="0.0221931" calcext:value-type="float">
            <text:p>0.0221931</text:p>
          </table:table-cell>
          <table:table-cell office:value-type="float" office:value="0.0229621" calcext:value-type="float">
            <text:p>0.0229621</text:p>
          </table:table-cell>
          <table:table-cell office:value-type="float" office:value="0.0237252" calcext:value-type="float">
            <text:p>0.0237252</text:p>
          </table:table-cell>
          <table:table-cell office:value-type="float" office:value="0.024482" calcext:value-type="float">
            <text:p>0.024482</text:p>
          </table:table-cell>
          <table:table-cell office:value-type="float" office:value="0.025232" calcext:value-type="float">
            <text:p>0.025232</text:p>
          </table:table-cell>
          <table:table-cell office:value-type="float" office:value="0.0259748" calcext:value-type="float">
            <text:p>0.0259748</text:p>
          </table:table-cell>
          <table:table-cell office:value-type="float" office:value="0.0267101" calcext:value-type="float">
            <text:p>0.0267101</text:p>
          </table:table-cell>
          <table:table-cell office:value-type="float" office:value="0.0274374" calcext:value-type="float">
            <text:p>0.0274374</text:p>
          </table:table-cell>
          <table:table-cell office:value-type="float" office:value="0.0281567" calcext:value-type="float">
            <text:p>0.0281567</text:p>
          </table:table-cell>
          <table:table-cell office:value-type="float" office:value="0.0288675" calcext:value-type="float">
            <text:p>0.0288675</text:p>
          </table:table-cell>
          <table:table-cell office:value-type="float" office:value="0.0295698" calcext:value-type="float">
            <text:p>0.0295698</text:p>
          </table:table-cell>
          <table:table-cell office:value-type="float" office:value="0.030192" calcext:value-type="float">
            <text:p>0.030192</text:p>
          </table:table-cell>
          <table:table-cell office:value-type="float" office:value="0.0308071" calcext:value-type="float">
            <text:p>0.0308071</text:p>
          </table:table-cell>
          <table:table-cell office:value-type="float" office:value="0.0315069" calcext:value-type="float">
            <text:p>0.0315069</text:p>
          </table:table-cell>
          <table:table-cell office:value-type="float" office:value="0.0322682" calcext:value-type="float">
            <text:p>0.0322682</text:p>
          </table:table-cell>
          <table:table-cell office:value-type="float" office:value="0.0328149" calcext:value-type="float">
            <text:p>0.0328149</text:p>
          </table:table-cell>
          <table:table-cell office:value-type="float" office:value="0.0334345" calcext:value-type="float">
            <text:p>0.0334345</text:p>
          </table:table-cell>
          <table:table-cell office:value-type="float" office:value="0.0341654" calcext:value-type="float">
            <text:p>0.0341654</text:p>
          </table:table-cell>
          <table:table-cell office:value-type="float" office:value="0.0347666" calcext:value-type="float">
            <text:p>0.0347666</text:p>
          </table:table-cell>
          <table:table-cell office:value-type="float" office:value="0.0353963" calcext:value-type="float">
            <text:p>0.0353963</text:p>
          </table:table-cell>
          <table:table-cell office:value-type="float" office:value="0.0360422" calcext:value-type="float">
            <text:p>0.0360422</text:p>
          </table:table-cell>
          <table:table-cell office:value-type="float" office:value="0.0366777" calcext:value-type="float">
            <text:p>0.0366777</text:p>
          </table:table-cell>
          <table:table-cell office:value-type="float" office:value="0.0371784" calcext:value-type="float">
            <text:p>0.0371784</text:p>
          </table:table-cell>
          <table:table-cell office:value-type="float" office:value="0.0377153" calcext:value-type="float">
            <text:p>0.0377153</text:p>
          </table:table-cell>
          <table:table-cell office:value-type="float" office:value="0.0383426" calcext:value-type="float">
            <text:p>0.0383426</text:p>
          </table:table-cell>
          <table:table-cell office:value-type="float" office:value="0.0389155" calcext:value-type="float">
            <text:p>0.0389155</text:p>
          </table:table-cell>
          <table:table-cell office:value-type="float" office:value="0.0394753" calcext:value-type="float">
            <text:p>0.039475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9798E-029" calcext:value-type="float">
            <text:p>-1.59798E-29</text:p>
          </table:table-cell>
          <table:table-cell office:value-type="float" office:value="6.88422E-025" calcext:value-type="float">
            <text:p>6.88422E-25</text:p>
          </table:table-cell>
          <table:table-cell office:value-type="float" office:value="4.70047E-024" calcext:value-type="float">
            <text:p>4.70047E-24</text:p>
          </table:table-cell>
          <table:table-cell office:value-type="float" office:value="-1.49279E-022" calcext:value-type="float">
            <text:p>-1.49279E-22</text:p>
          </table:table-cell>
          <table:table-cell office:value-type="float" office:value="-2.14478E-021" calcext:value-type="float">
            <text:p>-2.14478E-21</text:p>
          </table:table-cell>
          <table:table-cell office:value-type="float" office:value="-1.12136E-020" calcext:value-type="float">
            <text:p>-1.12136E-20</text:p>
          </table:table-cell>
          <table:table-cell office:value-type="float" office:value="-1.30728E-020" calcext:value-type="float">
            <text:p>-1.30728E-20</text:p>
          </table:table-cell>
          <table:table-cell office:value-type="float" office:value="1.77259E-019" calcext:value-type="float">
            <text:p>1.77259E-19</text:p>
          </table:table-cell>
          <table:table-cell office:value-type="float" office:value="1.29582E-018" calcext:value-type="float">
            <text:p>1.29582E-18</text:p>
          </table:table-cell>
          <table:table-cell office:value-type="float" office:value="4.54146E-018" calcext:value-type="float">
            <text:p>4.54146E-18</text:p>
          </table:table-cell>
          <table:table-cell office:value-type="float" office:value="7.15237E-018" calcext:value-type="float">
            <text:p>7.15237E-18</text:p>
          </table:table-cell>
          <table:table-cell office:value-type="float" office:value="-1.58648E-017" calcext:value-type="float">
            <text:p>-1.58648E-17</text:p>
          </table:table-cell>
          <table:table-cell office:value-type="float" office:value="-1.47748E-016" calcext:value-type="float">
            <text:p>-1.47748E-16</text:p>
          </table:table-cell>
          <table:table-cell office:value-type="float" office:value="-5.12759E-016" calcext:value-type="float">
            <text:p>-5.12759E-16</text:p>
          </table:table-cell>
          <table:table-cell office:value-type="float" office:value="-9.20151E-016" calcext:value-type="float">
            <text:p>-9.20151E-16</text:p>
          </table:table-cell>
          <table:table-cell office:value-type="float" office:value="4.63641E-016" calcext:value-type="float">
            <text:p>4.63641E-16</text:p>
          </table:table-cell>
          <table:table-cell office:value-type="float" office:value="9.56584E-015" calcext:value-type="float">
            <text:p>9.56584E-15</text:p>
          </table:table-cell>
          <table:table-cell office:value-type="float" office:value="0.0000000000000350129" calcext:value-type="float">
            <text:p>3.50129E-14</text:p>
          </table:table-cell>
          <table:table-cell office:value-type="float" office:value="0.0000000000000600145" calcext:value-type="float">
            <text:p>6.00145E-14</text:p>
          </table:table-cell>
          <table:table-cell office:value-type="float" office:value="-0.0000000000000629263" calcext:value-type="float">
            <text:p>-6.29263E-14</text:p>
          </table:table-cell>
          <table:table-cell office:value-type="float" office:value="-0.000000000000774641" calcext:value-type="float">
            <text:p>-7.74641E-13</text:p>
          </table:table-cell>
          <table:table-cell office:value-type="float" office:value="-0.00000000000237569" calcext:value-type="float">
            <text:p>-2.37569E-12</text:p>
          </table:table-cell>
          <table:table-cell office:value-type="float" office:value="-0.00000000000136499" calcext:value-type="float">
            <text:p>-1.36499E-12</text:p>
          </table:table-cell>
          <table:table-cell office:value-type="float" office:value="0.0000000000197458" calcext:value-type="float">
            <text:p>1.97458E-11</text:p>
          </table:table-cell>
          <table:table-cell office:value-type="float" office:value="0.0000000000889884" calcext:value-type="float">
            <text:p>8.89884E-11</text:p>
          </table:table-cell>
          <table:table-cell office:value-type="float" office:value="0.0000000000943505" calcext:value-type="float">
            <text:p>9.43505E-11</text:p>
          </table:table-cell>
          <table:table-cell office:value-type="float" office:value="-0.000000000827386" calcext:value-type="float">
            <text:p>-8.27386E-10</text:p>
          </table:table-cell>
          <table:table-cell office:value-type="float" office:value="-0.00000000483254" calcext:value-type="float">
            <text:p>-4.83254E-09</text:p>
          </table:table-cell>
          <table:table-cell office:value-type="float" office:value="-0.00000000792623" calcext:value-type="float">
            <text:p>-7.92623E-09</text:p>
          </table:table-cell>
          <table:table-cell office:value-type="float" office:value="0.0000000540174" calcext:value-type="float">
            <text:p>5.40174E-08</text:p>
          </table:table-cell>
          <table:table-cell office:value-type="float" office:value="0.000000530924" calcext:value-type="float">
            <text:p>5.30924E-07</text:p>
          </table:table-cell>
          <table:table-cell office:value-type="float" office:value="0.00000275647" calcext:value-type="float">
            <text:p>2.75647E-06</text:p>
          </table:table-cell>
          <table:table-cell office:value-type="float" office:value="0.0000107518" calcext:value-type="float">
            <text:p>1.07518E-05</text:p>
          </table:table-cell>
          <table:table-cell office:value-type="float" office:value="0.0000343524" calcext:value-type="float">
            <text:p>3.43524E-05</text:p>
          </table:table-cell>
          <table:table-cell office:value-type="float" office:value="0.0000518383" calcext:value-type="float">
            <text:p>5.18383E-05</text:p>
          </table:table-cell>
          <table:table-cell office:value-type="float" office:value="0.0000916402" calcext:value-type="float">
            <text:p>9.16402E-05</text:p>
          </table:table-cell>
          <table:table-cell office:value-type="float" office:value="0.000151275" calcext:value-type="float">
            <text:p>0.000151275</text:p>
          </table:table-cell>
          <table:table-cell office:value-type="float" office:value="0.000222914" calcext:value-type="float">
            <text:p>0.000222914</text:p>
          </table:table-cell>
          <table:table-cell office:value-type="float" office:value="0.000324736" calcext:value-type="float">
            <text:p>0.000324736</text:p>
          </table:table-cell>
          <table:table-cell office:value-type="float" office:value="0.000437608" calcext:value-type="float">
            <text:p>0.000437608</text:p>
          </table:table-cell>
          <table:table-cell office:value-type="float" office:value="0.000573996" calcext:value-type="float">
            <text:p>0.000573996</text:p>
          </table:table-cell>
          <table:table-cell office:value-type="float" office:value="0.000749463" calcext:value-type="float">
            <text:p>0.000749463</text:p>
          </table:table-cell>
          <table:table-cell office:value-type="float" office:value="0.000963229" calcext:value-type="float">
            <text:p>0.000963229</text:p>
          </table:table-cell>
          <table:table-cell office:value-type="float" office:value="0.00117023" calcext:value-type="float">
            <text:p>0.00117023</text:p>
          </table:table-cell>
          <table:table-cell office:value-type="float" office:value="0.00141507" calcext:value-type="float">
            <text:p>0.00141507</text:p>
          </table:table-cell>
          <table:table-cell office:value-type="float" office:value="0.00171829" calcext:value-type="float">
            <text:p>0.00171829</text:p>
          </table:table-cell>
          <table:table-cell office:value-type="float" office:value="0.00205481" calcext:value-type="float">
            <text:p>0.00205481</text:p>
          </table:table-cell>
          <table:table-cell office:value-type="float" office:value="0.00237726" calcext:value-type="float">
            <text:p>0.00237726</text:p>
          </table:table-cell>
          <table:table-cell office:value-type="float" office:value="0.00272435" calcext:value-type="float">
            <text:p>0.00272435</text:p>
          </table:table-cell>
          <table:table-cell office:value-type="float" office:value="0.00314119" calcext:value-type="float">
            <text:p>0.00314119</text:p>
          </table:table-cell>
          <table:table-cell office:value-type="float" office:value="0.00361602" calcext:value-type="float">
            <text:p>0.00361602</text:p>
          </table:table-cell>
          <table:table-cell office:value-type="float" office:value="0.00400276" calcext:value-type="float">
            <text:p>0.00400276</text:p>
          </table:table-cell>
          <table:table-cell office:value-type="float" office:value="0.00445314" calcext:value-type="float">
            <text:p>0.00445314</text:p>
          </table:table-cell>
          <table:table-cell office:value-type="float" office:value="0.00500675" calcext:value-type="float">
            <text:p>0.00500675</text:p>
          </table:table-cell>
          <table:table-cell office:value-type="float" office:value="0.00552591" calcext:value-type="float">
            <text:p>0.00552591</text:p>
          </table:table-cell>
          <table:table-cell office:value-type="float" office:value="0.00606453" calcext:value-type="float">
            <text:p>0.00606453</text:p>
          </table:table-cell>
          <table:table-cell office:value-type="float" office:value="0.00662114" calcext:value-type="float">
            <text:p>0.00662114</text:p>
          </table:table-cell>
          <table:table-cell office:value-type="float" office:value="0.00719426" calcext:value-type="float">
            <text:p>0.00719426</text:p>
          </table:table-cell>
          <table:table-cell office:value-type="float" office:value="0.00778245" calcext:value-type="float">
            <text:p>0.00778245</text:p>
          </table:table-cell>
          <table:table-cell office:value-type="float" office:value="0.00838428" calcext:value-type="float">
            <text:p>0.00838428</text:p>
          </table:table-cell>
          <table:table-cell office:value-type="float" office:value="0.00899837" calcext:value-type="float">
            <text:p>0.00899837</text:p>
          </table:table-cell>
          <table:table-cell office:value-type="float" office:value="0.00962338" calcext:value-type="float">
            <text:p>0.00962338</text:p>
          </table:table-cell>
          <table:table-cell office:value-type="float" office:value="0.010258" calcext:value-type="float">
            <text:p>0.010258</text:p>
          </table:table-cell>
          <table:table-cell office:value-type="float" office:value="0.0109011" calcext:value-type="float">
            <text:p>0.0109011</text:p>
          </table:table-cell>
          <table:table-cell office:value-type="float" office:value="0.0115513" calcext:value-type="float">
            <text:p>0.0115513</text:p>
          </table:table-cell>
          <table:table-cell office:value-type="float" office:value="0.0122077" calcext:value-type="float">
            <text:p>0.0122077</text:p>
          </table:table-cell>
          <table:table-cell office:value-type="float" office:value="0.0128691" calcext:value-type="float">
            <text:p>0.0128691</text:p>
          </table:table-cell>
          <table:table-cell office:value-type="float" office:value="0.0135345" calcext:value-type="float">
            <text:p>0.0135345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.0148737" calcext:value-type="float">
            <text:p>0.0148737</text:p>
          </table:table-cell>
          <table:table-cell office:value-type="float" office:value="0.0155458" calcext:value-type="float">
            <text:p>0.0155458</text:p>
          </table:table-cell>
          <table:table-cell office:value-type="float" office:value="0.0162184" calcext:value-type="float">
            <text:p>0.0162184</text:p>
          </table:table-cell>
          <table:table-cell office:value-type="float" office:value="0.0168909" calcext:value-type="float">
            <text:p>0.0168909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82327" calcext:value-type="float">
            <text:p>0.0182327</text:p>
          </table:table-cell>
          <table:table-cell office:value-type="float" office:value="0.0189008" calcext:value-type="float">
            <text:p>0.0189008</text:p>
          </table:table-cell>
          <table:table-cell office:value-type="float" office:value="0.0195664" calcext:value-type="float">
            <text:p>0.0195664</text:p>
          </table:table-cell>
          <table:table-cell office:value-type="float" office:value="0.0202288" calcext:value-type="float">
            <text:p>0.0202288</text:p>
          </table:table-cell>
          <table:table-cell office:value-type="float" office:value="0.0208878" calcext:value-type="float">
            <text:p>0.0208878</text:p>
          </table:table-cell>
          <table:table-cell office:value-type="float" office:value="0.0215427" calcext:value-type="float">
            <text:p>0.0215427</text:p>
          </table:table-cell>
          <table:table-cell office:value-type="float" office:value="0.0221933" calcext:value-type="float">
            <text:p>0.0221933</text:p>
          </table:table-cell>
          <table:table-cell office:value-type="float" office:value="0.0228392" calcext:value-type="float">
            <text:p>0.0228392</text:p>
          </table:table-cell>
          <table:table-cell office:value-type="float" office:value="0.0234801" calcext:value-type="float">
            <text:p>0.0234801</text:p>
          </table:table-cell>
          <table:table-cell office:value-type="float" office:value="0.0240507" calcext:value-type="float">
            <text:p>0.0240507</text:p>
          </table:table-cell>
          <table:table-cell office:value-type="float" office:value="0.0246167" calcext:value-type="float">
            <text:p>0.0246167</text:p>
          </table:table-cell>
          <table:table-cell office:value-type="float" office:value="0.0252628" calcext:value-type="float">
            <text:p>0.0252628</text:p>
          </table:table-cell>
          <table:table-cell office:value-type="float" office:value="0.0259683" calcext:value-type="float">
            <text:p>0.0259683</text:p>
          </table:table-cell>
          <table:table-cell office:value-type="float" office:value="0.0264778" calcext:value-type="float">
            <text:p>0.0264778</text:p>
          </table:table-cell>
          <table:table-cell office:value-type="float" office:value="0.0270567" calcext:value-type="float">
            <text:p>0.0270567</text:p>
          </table:table-cell>
          <table:table-cell office:value-type="float" office:value="0.0277418" calcext:value-type="float">
            <text:p>0.0277418</text:p>
          </table:table-cell>
          <table:table-cell office:value-type="float" office:value="0.0283078" calcext:value-type="float">
            <text:p>0.0283078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295147" calcext:value-type="float">
            <text:p>0.0295147</text:p>
          </table:table-cell>
          <table:table-cell office:value-type="float" office:value="0.030119" calcext:value-type="float">
            <text:p>0.030119</text:p>
          </table:table-cell>
          <table:table-cell office:value-type="float" office:value="0.0305978" calcext:value-type="float">
            <text:p>0.0305978</text:p>
          </table:table-cell>
          <table:table-cell office:value-type="float" office:value="0.031112" calcext:value-type="float">
            <text:p>0.031112</text:p>
          </table:table-cell>
          <table:table-cell office:value-type="float" office:value="0.0317143" calcext:value-type="float">
            <text:p>0.0317143</text:p>
          </table:table-cell>
          <table:table-cell office:value-type="float" office:value="0.0322664" calcext:value-type="float">
            <text:p>0.0322664</text:p>
          </table:table-cell>
          <table:table-cell office:value-type="float" office:value="0.0328076" calcext:value-type="float">
            <text:p>0.03280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6266E-029" calcext:value-type="float">
            <text:p>-1.56266E-29</text:p>
          </table:table-cell>
          <table:table-cell office:value-type="float" office:value="8.71171E-027" calcext:value-type="float">
            <text:p>8.71171E-27</text:p>
          </table:table-cell>
          <table:table-cell office:value-type="float" office:value="7.39057E-025" calcext:value-type="float">
            <text:p>7.39057E-25</text:p>
          </table:table-cell>
          <table:table-cell office:value-type="float" office:value="7.64111E-024" calcext:value-type="float">
            <text:p>7.64111E-24</text:p>
          </table:table-cell>
          <table:table-cell office:value-type="float" office:value="-7.26391E-024" calcext:value-type="float">
            <text:p>-7.26391E-24</text:p>
          </table:table-cell>
          <table:table-cell office:value-type="float" office:value="-5.72212E-022" calcext:value-type="float">
            <text:p>-5.72212E-22</text:p>
          </table:table-cell>
          <table:table-cell office:value-type="float" office:value="-4.3324E-021" calcext:value-type="float">
            <text:p>-4.3324E-21</text:p>
          </table:table-cell>
          <table:table-cell office:value-type="float" office:value="-1.45637E-020" calcext:value-type="float">
            <text:p>-1.45637E-20</text:p>
          </table:table-cell>
          <table:table-cell office:value-type="float" office:value="-1.1695E-021" calcext:value-type="float">
            <text:p>-1.1695E-21</text:p>
          </table:table-cell>
          <table:table-cell office:value-type="float" office:value="2.39721E-019" calcext:value-type="float">
            <text:p>2.39721E-19</text:p>
          </table:table-cell>
          <table:table-cell office:value-type="float" office:value="1.31494E-018" calcext:value-type="float">
            <text:p>1.31494E-18</text:p>
          </table:table-cell>
          <table:table-cell office:value-type="float" office:value="3.69363E-018" calcext:value-type="float">
            <text:p>3.69363E-18</text:p>
          </table:table-cell>
          <table:table-cell office:value-type="float" office:value="2.85783E-018" calcext:value-type="float">
            <text:p>2.85783E-18</text:p>
          </table:table-cell>
          <table:table-cell office:value-type="float" office:value="-2.56674E-017" calcext:value-type="float">
            <text:p>-2.56674E-17</text:p>
          </table:table-cell>
          <table:table-cell office:value-type="float" office:value="-1.43412E-016" calcext:value-type="float">
            <text:p>-1.43412E-16</text:p>
          </table:table-cell>
          <table:table-cell office:value-type="float" office:value="-3.82757E-016" calcext:value-type="float">
            <text:p>-3.82757E-16</text:p>
          </table:table-cell>
          <table:table-cell office:value-type="float" office:value="-3.0547E-016" calcext:value-type="float">
            <text:p>-3.0547E-16</text:p>
          </table:table-cell>
          <table:table-cell office:value-type="float" office:value="2.233E-015" calcext:value-type="float">
            <text:p>2.233E-15</text:p>
          </table:table-cell>
          <table:table-cell office:value-type="float" office:value="0.0000000000000119235" calcext:value-type="float">
            <text:p>1.19235E-14</text:p>
          </table:table-cell>
          <table:table-cell office:value-type="float" office:value="0.0000000000000265855" calcext:value-type="float">
            <text:p>2.65855E-14</text:p>
          </table:table-cell>
          <table:table-cell office:value-type="float" office:value="-0.0000000000000124122" calcext:value-type="float">
            <text:p>-1.24122E-14</text:p>
          </table:table-cell>
          <table:table-cell office:value-type="float" office:value="-0.000000000000320039" calcext:value-type="float">
            <text:p>-3.20039E-13</text:p>
          </table:table-cell>
          <table:table-cell office:value-type="float" office:value="-0.00000000000106966" calcext:value-type="float">
            <text:p>-1.06966E-12</text:p>
          </table:table-cell>
          <table:table-cell office:value-type="float" office:value="-0.0000000000002514" calcext:value-type="float">
            <text:p>-2.514E-13</text:p>
          </table:table-cell>
          <table:table-cell office:value-type="float" office:value="0.0000000000123843" calcext:value-type="float">
            <text:p>1.23843E-11</text:p>
          </table:table-cell>
          <table:table-cell office:value-type="float" office:value="0.0000000000485921" calcext:value-type="float">
            <text:p>4.85921E-11</text:p>
          </table:table-cell>
          <table:table-cell office:value-type="float" office:value="-0.00000000000250899" calcext:value-type="float">
            <text:p>-2.50899E-12</text:p>
          </table:table-cell>
          <table:table-cell office:value-type="float" office:value="-0.000000000811034" calcext:value-type="float">
            <text:p>-8.11034E-10</text:p>
          </table:table-cell>
          <table:table-cell office:value-type="float" office:value="-0.00000000341075" calcext:value-type="float">
            <text:p>-3.41075E-09</text:p>
          </table:table-cell>
          <table:table-cell office:value-type="float" office:value="0.000000000952111" calcext:value-type="float">
            <text:p>9.52111E-10</text:p>
          </table:table-cell>
          <table:table-cell office:value-type="float" office:value="0.0000000937977" calcext:value-type="float">
            <text:p>9.37977E-08</text:p>
          </table:table-cell>
          <table:table-cell office:value-type="float" office:value="0.000000681065" calcext:value-type="float">
            <text:p>6.81065E-07</text:p>
          </table:table-cell>
          <table:table-cell office:value-type="float" office:value="0.00000325112" calcext:value-type="float">
            <text:p>3.25112E-06</text:p>
          </table:table-cell>
          <table:table-cell office:value-type="float" office:value="0.0000120931" calcext:value-type="float">
            <text:p>1.20931E-05</text:p>
          </table:table-cell>
          <table:table-cell office:value-type="float" office:value="0.0000192118" calcext:value-type="float">
            <text:p>1.92118E-05</text:p>
          </table:table-cell>
          <table:table-cell office:value-type="float" office:value="0.0000364217" calcext:value-type="float">
            <text:p>3.64217E-05</text:p>
          </table:table-cell>
          <table:table-cell office:value-type="float" office:value="0.0000638792" calcext:value-type="float">
            <text:p>6.38792E-05</text:p>
          </table:table-cell>
          <table:table-cell office:value-type="float" office:value="0.0000986082" calcext:value-type="float">
            <text:p>9.86082E-05</text:p>
          </table:table-cell>
          <table:table-cell office:value-type="float" office:value="0.000150249" calcext:value-type="float">
            <text:p>0.000150249</text:p>
          </table:table-cell>
          <table:table-cell office:value-type="float" office:value="0.000209789" calcext:value-type="float">
            <text:p>0.000209789</text:p>
          </table:table-cell>
          <table:table-cell office:value-type="float" office:value="0.000284195" calcext:value-type="float">
            <text:p>0.000284195</text:p>
          </table:table-cell>
          <table:table-cell office:value-type="float" office:value="0.00038304" calcext:value-type="float">
            <text:p>0.00038304</text:p>
          </table:table-cell>
          <table:table-cell office:value-type="float" office:value="0.000507242" calcext:value-type="float">
            <text:p>0.000507242</text:p>
          </table:table-cell>
          <table:table-cell office:value-type="float" office:value="0.000630702" calcext:value-type="float">
            <text:p>0.000630702</text:p>
          </table:table-cell>
          <table:table-cell office:value-type="float" office:value="0.000780173" calcext:value-type="float">
            <text:p>0.000780173</text:p>
          </table:table-cell>
          <table:table-cell office:value-type="float" office:value="0.000969654" calcext:value-type="float">
            <text:p>0.000969654</text:p>
          </table:table-cell>
          <table:table-cell office:value-type="float" office:value="0.00118478" calcext:value-type="float">
            <text:p>0.00118478</text:p>
          </table:table-cell>
          <table:table-cell office:value-type="float" office:value="0.00139496" calcext:value-type="float">
            <text:p>0.00139496</text:p>
          </table:table-cell>
          <table:table-cell office:value-type="float" office:value="0.00162514" calcext:value-type="float">
            <text:p>0.00162514</text:p>
          </table:table-cell>
          <table:table-cell office:value-type="float" office:value="0.00190645" calcext:value-type="float">
            <text:p>0.00190645</text:p>
          </table:table-cell>
          <table:table-cell office:value-type="float" office:value="0.00223265" calcext:value-type="float">
            <text:p>0.00223265</text:p>
          </table:table-cell>
          <table:table-cell office:value-type="float" office:value="0.00250216" calcext:value-type="float">
            <text:p>0.00250216</text:p>
          </table:table-cell>
          <table:table-cell office:value-type="float" office:value="0.00282028" calcext:value-type="float">
            <text:p>0.00282028</text:p>
          </table:table-cell>
          <table:table-cell office:value-type="float" office:value="0.00321699" calcext:value-type="float">
            <text:p>0.00321699</text:p>
          </table:table-cell>
          <table:table-cell office:value-type="float" office:value="0.00359407" calcext:value-type="float">
            <text:p>0.00359407</text:p>
          </table:table-cell>
          <table:table-cell office:value-type="float" office:value="0.00399012" calcext:value-type="float">
            <text:p>0.00399012</text:p>
          </table:table-cell>
          <table:table-cell office:value-type="float" office:value="0.00440418" calcext:value-type="float">
            <text:p>0.00440418</text:p>
          </table:table-cell>
          <table:table-cell office:value-type="float" office:value="0.00483526" calcext:value-type="float">
            <text:p>0.00483526</text:p>
          </table:table-cell>
          <table:table-cell office:value-type="float" office:value="0.00528236" calcext:value-type="float">
            <text:p>0.00528236</text:p>
          </table:table-cell>
          <table:table-cell office:value-type="float" office:value="0.00574445" calcext:value-type="float">
            <text:p>0.00574445</text:p>
          </table:table-cell>
          <table:table-cell office:value-type="float" office:value="0.00622049" calcext:value-type="float">
            <text:p>0.00622049</text:p>
          </table:table-cell>
          <table:table-cell office:value-type="float" office:value="0.00670946" calcext:value-type="float">
            <text:p>0.00670946</text:p>
          </table:table-cell>
          <table:table-cell office:value-type="float" office:value="0.00721035" calcext:value-type="float">
            <text:p>0.00721035</text:p>
          </table:table-cell>
          <table:table-cell office:value-type="float" office:value="0.00772214" calcext:value-type="float">
            <text:p>0.00772214</text:p>
          </table:table-cell>
          <table:table-cell office:value-type="float" office:value="0.00824387" calcext:value-type="float">
            <text:p>0.00824387</text:p>
          </table:table-cell>
          <table:table-cell office:value-type="float" office:value="0.00877459" calcext:value-type="float">
            <text:p>0.00877459</text:p>
          </table:table-cell>
          <table:table-cell office:value-type="float" office:value="0.00931337" calcext:value-type="float">
            <text:p>0.00931337</text:p>
          </table:table-cell>
          <table:table-cell office:value-type="float" office:value="0.00985934" calcext:value-type="float">
            <text:p>0.00985934</text:p>
          </table:table-cell>
          <table:table-cell office:value-type="float" office:value="0.0104116" calcext:value-type="float">
            <text:p>0.0104116</text:p>
          </table:table-cell>
          <table:table-cell office:value-type="float" office:value="0.0109694" calcext:value-type="float">
            <text:p>0.0109694</text:p>
          </table:table-cell>
          <table:table-cell office:value-type="float" office:value="0.0115319" calcext:value-type="float">
            <text:p>0.0115319</text:p>
          </table:table-cell>
          <table:table-cell office:value-type="float" office:value="0.0120984" calcext:value-type="float">
            <text:p>0.0120984</text:p>
          </table:table-cell>
          <table:table-cell office:value-type="float" office:value="0.0126682" calcext:value-type="float">
            <text:p>0.0126682</text:p>
          </table:table-cell>
          <table:table-cell office:value-type="float" office:value="0.0132406" calcext:value-type="float">
            <text:p>0.0132406</text:p>
          </table:table-cell>
          <table:table-cell office:value-type="float" office:value="0.0138149" calcext:value-type="float">
            <text:p>0.0138149</text:p>
          </table:table-cell>
          <table:table-cell office:value-type="float" office:value="0.0143906" calcext:value-type="float">
            <text:p>0.0143906</text:p>
          </table:table-cell>
          <table:table-cell office:value-type="float" office:value="0.0149671" calcext:value-type="float">
            <text:p>0.0149671</text:p>
          </table:table-cell>
          <table:table-cell office:value-type="float" office:value="0.0155439" calcext:value-type="float">
            <text:p>0.0155439</text:p>
          </table:table-cell>
          <table:table-cell office:value-type="float" office:value="0.0161204" calcext:value-type="float">
            <text:p>0.0161204</text:p>
          </table:table-cell>
          <table:table-cell office:value-type="float" office:value="0.0166962" calcext:value-type="float">
            <text:p>0.0166962</text:p>
          </table:table-cell>
          <table:table-cell office:value-type="float" office:value="0.0172709" calcext:value-type="float">
            <text:p>0.0172709</text:p>
          </table:table-cell>
          <table:table-cell office:value-type="float" office:value="0.0178441" calcext:value-type="float">
            <text:p>0.0178441</text:p>
          </table:table-cell>
          <table:table-cell office:value-type="float" office:value="0.0184153" calcext:value-type="float">
            <text:p>0.0184153</text:p>
          </table:table-cell>
          <table:table-cell office:value-type="float" office:value="0.0189255" calcext:value-type="float">
            <text:p>0.0189255</text:p>
          </table:table-cell>
          <table:table-cell office:value-type="float" office:value="0.0194337" calcext:value-type="float">
            <text:p>0.0194337</text:p>
          </table:table-cell>
          <table:table-cell office:value-type="float" office:value="0.0200165" calcext:value-type="float">
            <text:p>0.0200165</text:p>
          </table:table-cell>
          <table:table-cell office:value-type="float" office:value="0.020656" calcext:value-type="float">
            <text:p>0.020656</text:p>
          </table:table-cell>
          <table:table-cell office:value-type="float" office:value="0.0211188" calcext:value-type="float">
            <text:p>0.0211188</text:p>
          </table:table-cell>
          <table:table-cell office:value-type="float" office:value="0.0216469" calcext:value-type="float">
            <text:p>0.0216469</text:p>
          </table:table-cell>
          <table:table-cell office:value-type="float" office:value="0.0222748" calcext:value-type="float">
            <text:p>0.0222748</text:p>
          </table:table-cell>
          <table:table-cell office:value-type="float" office:value="0.0227952" calcext:value-type="float">
            <text:p>0.0227952</text:p>
          </table:table-cell>
          <table:table-cell office:value-type="float" office:value="0.0233441" calcext:value-type="float">
            <text:p>0.0233441</text:p>
          </table:table-cell>
          <table:table-cell office:value-type="float" office:value="0.0239113" calcext:value-type="float">
            <text:p>0.0239113</text:p>
          </table:table-cell>
          <table:table-cell office:value-type="float" office:value="0.0244733" calcext:value-type="float">
            <text:p>0.0244733</text:p>
          </table:table-cell>
          <table:table-cell office:value-type="float" office:value="0.024919" calcext:value-type="float">
            <text:p>0.024919</text:p>
          </table:table-cell>
          <table:table-cell office:value-type="float" office:value="0.0253998" calcext:value-type="float">
            <text:p>0.0253998</text:p>
          </table:table-cell>
          <table:table-cell office:value-type="float" office:value="0.0259651" calcext:value-type="float">
            <text:p>0.0259651</text:p>
          </table:table-cell>
          <table:table-cell office:value-type="float" office:value="0.0264849" calcext:value-type="float">
            <text:p>0.0264849</text:p>
          </table:table-cell>
          <table:table-cell office:value-type="float" office:value="0.026996" calcext:value-type="float">
            <text:p>0.0269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2215E-030" calcext:value-type="float">
            <text:p>-4.82215E-30</text:p>
          </table:table-cell>
          <table:table-cell office:value-type="float" office:value="-6.27104E-028" calcext:value-type="float">
            <text:p>-6.27104E-28</text:p>
          </table:table-cell>
          <table:table-cell office:value-type="float" office:value="1.01557E-027" calcext:value-type="float">
            <text:p>1.01557E-27</text:p>
          </table:table-cell>
          <table:table-cell office:value-type="float" office:value="3.90606E-025" calcext:value-type="float">
            <text:p>3.90606E-25</text:p>
          </table:table-cell>
          <table:table-cell office:value-type="float" office:value="4.85492E-024" calcext:value-type="float">
            <text:p>4.85492E-24</text:p>
          </table:table-cell>
          <table:table-cell office:value-type="float" office:value="1.86502E-023" calcext:value-type="float">
            <text:p>1.86502E-23</text:p>
          </table:table-cell>
          <table:table-cell office:value-type="float" office:value="-7.30041E-023" calcext:value-type="float">
            <text:p>-7.30041E-23</text:p>
          </table:table-cell>
          <table:table-cell office:value-type="float" office:value="-1.15313E-021" calcext:value-type="float">
            <text:p>-1.15313E-21</text:p>
          </table:table-cell>
          <table:table-cell office:value-type="float" office:value="-5.90166E-021" calcext:value-type="float">
            <text:p>-5.90166E-21</text:p>
          </table:table-cell>
          <table:table-cell office:value-type="float" office:value="-1.35032E-020" calcext:value-type="float">
            <text:p>-1.35032E-20</text:p>
          </table:table-cell>
          <table:table-cell office:value-type="float" office:value="2.01853E-020" calcext:value-type="float">
            <text:p>2.01853E-20</text:p>
          </table:table-cell>
          <table:table-cell office:value-type="float" office:value="3.0223E-019" calcext:value-type="float">
            <text:p>3.0223E-19</text:p>
          </table:table-cell>
          <table:table-cell office:value-type="float" office:value="1.27033E-018" calcext:value-type="float">
            <text:p>1.27033E-18</text:p>
          </table:table-cell>
          <table:table-cell office:value-type="float" office:value="2.54093E-018" calcext:value-type="float">
            <text:p>2.54093E-18</text:p>
          </table:table-cell>
          <table:table-cell office:value-type="float" office:value="-2.20304E-018" calcext:value-type="float">
            <text:p>-2.20304E-18</text:p>
          </table:table-cell>
          <table:table-cell office:value-type="float" office:value="-3.65908E-017" calcext:value-type="float">
            <text:p>-3.65908E-17</text:p>
          </table:table-cell>
          <table:table-cell office:value-type="float" office:value="-1.3731E-016" calcext:value-type="float">
            <text:p>-1.3731E-16</text:p>
          </table:table-cell>
          <table:table-cell office:value-type="float" office:value="-2.1388E-016" calcext:value-type="float">
            <text:p>-2.1388E-16</text:p>
          </table:table-cell>
          <table:table-cell office:value-type="float" office:value="5.1314E-016" calcext:value-type="float">
            <text:p>5.1314E-16</text:p>
          </table:table-cell>
          <table:table-cell office:value-type="float" office:value="4.31755E-015" calcext:value-type="float">
            <text:p>4.31755E-15</text:p>
          </table:table-cell>
          <table:table-cell office:value-type="float" office:value="0.0000000000000115488" calcext:value-type="float">
            <text:p>1.15488E-14</text:p>
          </table:table-cell>
          <table:table-cell office:value-type="float" office:value="-4.40423E-015" calcext:value-type="float">
            <text:p>-4.40423E-15</text:p>
          </table:table-cell>
          <table:table-cell office:value-type="float" office:value="-0.000000000000154934" calcext:value-type="float">
            <text:p>-1.54934E-13</text:p>
          </table:table-cell>
          <table:table-cell office:value-type="float" office:value="-0.000000000000507913" calcext:value-type="float">
            <text:p>-5.07913E-13</text:p>
          </table:table-cell>
          <table:table-cell office:value-type="float" office:value="0.000000000000324309" calcext:value-type="float">
            <text:p>3.24309E-13</text:p>
          </table:table-cell>
          <table:table-cell office:value-type="float" office:value="0.00000000000871357" calcext:value-type="float">
            <text:p>8.71357E-12</text:p>
          </table:table-cell>
          <table:table-cell office:value-type="float" office:value="0.0000000000254665" calcext:value-type="float">
            <text:p>2.54665E-11</text:p>
          </table:table-cell>
          <table:table-cell office:value-type="float" office:value="-0.000000000065257" calcext:value-type="float">
            <text:p>-6.5257E-11</text:p>
          </table:table-cell>
          <table:table-cell office:value-type="float" office:value="-0.000000000781355" calcext:value-type="float">
            <text:p>-7.81355E-10</text:p>
          </table:table-cell>
          <table:table-cell office:value-type="float" office:value="-0.00000000194414" calcext:value-type="float">
            <text:p>-1.94414E-09</text:p>
          </table:table-cell>
          <table:table-cell office:value-type="float" office:value="0.0000000116254" calcext:value-type="float">
            <text:p>1.16254E-08</text:p>
          </table:table-cell>
          <table:table-cell office:value-type="float" office:value="0.000000148418" calcext:value-type="float">
            <text:p>1.48418E-07</text:p>
          </table:table-cell>
          <table:table-cell office:value-type="float" office:value="0.000000906684" calcext:value-type="float">
            <text:p>9.06684E-07</text:p>
          </table:table-cell>
          <table:table-cell office:value-type="float" office:value="0.00000400059" calcext:value-type="float">
            <text:p>4.00059E-06</text:p>
          </table:table-cell>
          <table:table-cell office:value-type="float" office:value="0.00000672349" calcext:value-type="float">
            <text:p>6.72349E-06</text:p>
          </table:table-cell>
          <table:table-cell office:value-type="float" office:value="0.0000137485" calcext:value-type="float">
            <text:p>1.37485E-05</text:p>
          </table:table-cell>
          <table:table-cell office:value-type="float" office:value="0.0000257333" calcext:value-type="float">
            <text:p>2.57333E-05</text:p>
          </table:table-cell>
          <table:table-cell office:value-type="float" office:value="0.0000417441" calcext:value-type="float">
            <text:p>4.17441E-05</text:p>
          </table:table-cell>
          <table:table-cell office:value-type="float" office:value="0.0000667146" calcext:value-type="float">
            <text:p>6.67146E-05</text:p>
          </table:table-cell>
          <table:table-cell office:value-type="float" office:value="0.0000967298" calcext:value-type="float">
            <text:p>9.67298E-05</text:p>
          </table:table-cell>
          <table:table-cell office:value-type="float" office:value="0.000135594" calcext:value-type="float">
            <text:p>0.000135594</text:p>
          </table:table-cell>
          <table:table-cell office:value-type="float" office:value="0.000188989" calcext:value-type="float">
            <text:p>0.000188989</text:p>
          </table:table-cell>
          <table:table-cell office:value-type="float" office:value="0.000258287" calcext:value-type="float">
            <text:p>0.000258287</text:p>
          </table:table-cell>
          <table:table-cell office:value-type="float" office:value="0.000329137" calcext:value-type="float">
            <text:p>0.000329137</text:p>
          </table:table-cell>
          <table:table-cell office:value-type="float" office:value="0.000417015" calcext:value-type="float">
            <text:p>0.000417015</text:p>
          </table:table-cell>
          <table:table-cell office:value-type="float" office:value="0.000531154" calcext:value-type="float">
            <text:p>0.000531154</text:p>
          </table:table-cell>
          <table:table-cell office:value-type="float" office:value="0.000663842" calcext:value-type="float">
            <text:p>0.000663842</text:p>
          </table:table-cell>
          <table:table-cell office:value-type="float" office:value="0.000796231" calcext:value-type="float">
            <text:p>0.000796231</text:p>
          </table:table-cell>
          <table:table-cell office:value-type="float" office:value="0.000943874" calcext:value-type="float">
            <text:p>0.000943874</text:p>
          </table:table-cell>
          <table:table-cell office:value-type="float" office:value="0.00112755" calcext:value-type="float">
            <text:p>0.00112755</text:p>
          </table:table-cell>
          <table:table-cell office:value-type="float" office:value="0.00134445" calcext:value-type="float">
            <text:p>0.00134445</text:p>
          </table:table-cell>
          <table:table-cell office:value-type="float" office:value="0.00152664" calcext:value-type="float">
            <text:p>0.00152664</text:p>
          </table:table-cell>
          <table:table-cell office:value-type="float" office:value="0.00174457" calcext:value-type="float">
            <text:p>0.00174457</text:p>
          </table:table-cell>
          <table:table-cell office:value-type="float" office:value="0.00202031" calcext:value-type="float">
            <text:p>0.00202031</text:p>
          </table:table-cell>
          <table:table-cell office:value-type="float" office:value="0.00228624" calcext:value-type="float">
            <text:p>0.00228624</text:p>
          </table:table-cell>
          <table:table-cell office:value-type="float" office:value="0.00256913" calcext:value-type="float">
            <text:p>0.00256913</text:p>
          </table:table-cell>
          <table:table-cell office:value-type="float" office:value="0.0028685" calcext:value-type="float">
            <text:p>0.0028685</text:p>
          </table:table-cell>
          <table:table-cell office:value-type="float" office:value="0.0031838" calcext:value-type="float">
            <text:p>0.0031838</text:p>
          </table:table-cell>
          <table:table-cell office:value-type="float" office:value="0.00351443" calcext:value-type="float">
            <text:p>0.00351443</text:p>
          </table:table-cell>
          <table:table-cell office:value-type="float" office:value="0.00385972" calcext:value-type="float">
            <text:p>0.00385972</text:p>
          </table:table-cell>
          <table:table-cell office:value-type="float" office:value="0.00421902" calcext:value-type="float">
            <text:p>0.00421902</text:p>
          </table:table-cell>
          <table:table-cell office:value-type="float" office:value="0.00459161" calcext:value-type="float">
            <text:p>0.00459161</text:p>
          </table:table-cell>
          <table:table-cell office:value-type="float" office:value="0.00497677" calcext:value-type="float">
            <text:p>0.00497677</text:p>
          </table:table-cell>
          <table:table-cell office:value-type="float" office:value="0.00537378" calcext:value-type="float">
            <text:p>0.00537378</text:p>
          </table:table-cell>
          <table:table-cell office:value-type="float" office:value="0.0057819" calcext:value-type="float">
            <text:p>0.0057819</text:p>
          </table:table-cell>
          <table:table-cell office:value-type="float" office:value="0.0062004" calcext:value-type="float">
            <text:p>0.0062004</text:p>
          </table:table-cell>
          <table:table-cell office:value-type="float" office:value="0.00662855" calcext:value-type="float">
            <text:p>0.00662855</text:p>
          </table:table-cell>
          <table:table-cell office:value-type="float" office:value="0.00706563" calcext:value-type="float">
            <text:p>0.00706563</text:p>
          </table:table-cell>
          <table:table-cell office:value-type="float" office:value="0.00751095" calcext:value-type="float">
            <text:p>0.00751095</text:p>
          </table:table-cell>
          <table:table-cell office:value-type="float" office:value="0.00796382" calcext:value-type="float">
            <text:p>0.00796382</text:p>
          </table:table-cell>
          <table:table-cell office:value-type="float" office:value="0.00842356" calcext:value-type="float">
            <text:p>0.00842356</text:p>
          </table:table-cell>
          <table:table-cell office:value-type="float" office:value="0.00888953" calcext:value-type="float">
            <text:p>0.00888953</text:p>
          </table:table-cell>
          <table:table-cell office:value-type="float" office:value="0.00936109" calcext:value-type="float">
            <text:p>0.00936109</text:p>
          </table:table-cell>
          <table:table-cell office:value-type="float" office:value="0.00983764" calcext:value-type="float">
            <text:p>0.00983764</text:p>
          </table:table-cell>
          <table:table-cell office:value-type="float" office:value="0.0103186" calcext:value-type="float">
            <text:p>0.0103186</text:p>
          </table:table-cell>
          <table:table-cell office:value-type="float" office:value="0.0108034" calcext:value-type="float">
            <text:p>0.0108034</text:p>
          </table:table-cell>
          <table:table-cell office:value-type="float" office:value="0.0112915" calcext:value-type="float">
            <text:p>0.0112915</text:p>
          </table:table-cell>
          <table:table-cell office:value-type="float" office:value="0.0117824" calcext:value-type="float">
            <text:p>0.0117824</text:p>
          </table:table-cell>
          <table:table-cell office:value-type="float" office:value="0.0122757" calcext:value-type="float">
            <text:p>0.0122757</text:p>
          </table:table-cell>
          <table:table-cell office:value-type="float" office:value="0.0127707" calcext:value-type="float">
            <text:p>0.0127707</text:p>
          </table:table-cell>
          <table:table-cell office:value-type="float" office:value="0.0132672" calcext:value-type="float">
            <text:p>0.0132672</text:p>
          </table:table-cell>
          <table:table-cell office:value-type="float" office:value="0.0137646" calcext:value-type="float">
            <text:p>0.0137646</text:p>
          </table:table-cell>
          <table:table-cell office:value-type="float" office:value="0.0142626" calcext:value-type="float">
            <text:p>0.0142626</text:p>
          </table:table-cell>
          <table:table-cell office:value-type="float" office:value="0.0147097" calcext:value-type="float">
            <text:p>0.0147097</text:p>
          </table:table-cell>
          <table:table-cell office:value-type="float" office:value="0.0151566" calcext:value-type="float">
            <text:p>0.0151566</text:p>
          </table:table-cell>
          <table:table-cell office:value-type="float" office:value="0.0156708" calcext:value-type="float">
            <text:p>0.0156708</text:p>
          </table:table-cell>
          <table:table-cell office:value-type="float" office:value="0.0162373" calcext:value-type="float">
            <text:p>0.0162373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0171214" calcext:value-type="float">
            <text:p>0.0171214</text:p>
          </table:table-cell>
          <table:table-cell office:value-type="float" office:value="0.017684" calcext:value-type="float">
            <text:p>0.017684</text:p>
          </table:table-cell>
          <table:table-cell office:value-type="float" office:value="0.0181525" calcext:value-type="float">
            <text:p>0.0181525</text:p>
          </table:table-cell>
          <table:table-cell office:value-type="float" office:value="0.0186483" calcext:value-type="float">
            <text:p>0.0186483</text:p>
          </table:table-cell>
          <table:table-cell office:value-type="float" office:value="0.0191623" calcext:value-type="float">
            <text:p>0.0191623</text:p>
          </table:table-cell>
          <table:table-cell office:value-type="float" office:value="0.0196734" calcext:value-type="float">
            <text:p>0.0196734</text:p>
          </table:table-cell>
          <table:table-cell office:value-type="float" office:value="0.0200809" calcext:value-type="float">
            <text:p>0.0200809</text:p>
          </table:table-cell>
          <table:table-cell office:value-type="float" office:value="0.0205213" calcext:value-type="float">
            <text:p>0.0205213</text:p>
          </table:table-cell>
          <table:table-cell office:value-type="float" office:value="0.0210403" calcext:value-type="float">
            <text:p>0.0210403</text:p>
          </table:table-cell>
          <table:table-cell office:value-type="float" office:value="0.0215193" calcext:value-type="float">
            <text:p>0.0215193</text:p>
          </table:table-cell>
          <table:table-cell office:value-type="float" office:value="0.0219918" calcext:value-type="float">
            <text:p>0.021991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14E-031" calcext:value-type="float">
            <text:p>1.72414E-31</text:p>
          </table:table-cell>
          <table:table-cell office:value-type="float" office:value="-1.15049E-029" calcext:value-type="float">
            <text:p>-1.15049E-29</text:p>
          </table:table-cell>
          <table:table-cell office:value-type="float" office:value="-9.94566E-028" calcext:value-type="float">
            <text:p>-9.94566E-28</text:p>
          </table:table-cell>
          <table:table-cell office:value-type="float" office:value="-8.21388E-027" calcext:value-type="float">
            <text:p>-8.21388E-27</text:p>
          </table:table-cell>
          <table:table-cell office:value-type="float" office:value="1.0218E-025" calcext:value-type="float">
            <text:p>1.0218E-25</text:p>
          </table:table-cell>
          <table:table-cell office:value-type="float" office:value="1.94538E-024" calcext:value-type="float">
            <text:p>1.94538E-24</text:p>
          </table:table-cell>
          <table:table-cell office:value-type="float" office:value="1.19835E-023" calcext:value-type="float">
            <text:p>1.19835E-23</text:p>
          </table:table-cell>
          <table:table-cell office:value-type="float" office:value="1.97557E-023" calcext:value-type="float">
            <text:p>1.97557E-23</text:p>
          </table:table-cell>
          <table:table-cell office:value-type="float" office:value="-2.00086E-022" calcext:value-type="float">
            <text:p>-2.00086E-22</text:p>
          </table:table-cell>
          <table:table-cell office:value-type="float" office:value="-1.72055E-021" calcext:value-type="float">
            <text:p>-1.72055E-21</text:p>
          </table:table-cell>
          <table:table-cell office:value-type="float" office:value="-6.4584E-021" calcext:value-type="float">
            <text:p>-6.4584E-21</text:p>
          </table:table-cell>
          <table:table-cell office:value-type="float" office:value="-7.95782E-021" calcext:value-type="float">
            <text:p>-7.95782E-21</text:p>
          </table:table-cell>
          <table:table-cell office:value-type="float" office:value="5.24441E-020" calcext:value-type="float">
            <text:p>5.24441E-20</text:p>
          </table:table-cell>
          <table:table-cell office:value-type="float" office:value="3.66491E-019" calcext:value-type="float">
            <text:p>3.66491E-19</text:p>
          </table:table-cell>
          <table:table-cell office:value-type="float" office:value="1.11083E-018" calcext:value-type="float">
            <text:p>1.11083E-18</text:p>
          </table:table-cell>
          <table:table-cell office:value-type="float" office:value="8.55592E-019" calcext:value-type="float">
            <text:p>8.55592E-19</text:p>
          </table:table-cell>
          <table:table-cell office:value-type="float" office:value="-8.77246E-018" calcext:value-type="float">
            <text:p>-8.77246E-18</text:p>
          </table:table-cell>
          <table:table-cell office:value-type="float" office:value="-4.78603E-017" calcext:value-type="float">
            <text:p>-4.78603E-17</text:p>
          </table:table-cell>
          <table:table-cell office:value-type="float" office:value="-1.03774E-016" calcext:value-type="float">
            <text:p>-1.03774E-16</text:p>
          </table:table-cell>
          <table:table-cell office:value-type="float" office:value="1.25235E-016" calcext:value-type="float">
            <text:p>1.25235E-16</text:p>
          </table:table-cell>
          <table:table-cell office:value-type="float" office:value="1.74212E-015" calcext:value-type="float">
            <text:p>1.74212E-15</text:p>
          </table:table-cell>
          <table:table-cell office:value-type="float" office:value="5.15909E-015" calcext:value-type="float">
            <text:p>5.15909E-15</text:p>
          </table:table-cell>
          <table:table-cell office:value-type="float" office:value="-3.91261E-015" calcext:value-type="float">
            <text:p>-3.91261E-15</text:p>
          </table:table-cell>
          <table:table-cell office:value-type="float" office:value="-0.000000000000086997" calcext:value-type="float">
            <text:p>-8.6997E-14</text:p>
          </table:table-cell>
          <table:table-cell office:value-type="float" office:value="-0.00000000000024035" calcext:value-type="float">
            <text:p>-2.4035E-13</text:p>
          </table:table-cell>
          <table:table-cell office:value-type="float" office:value="0.00000000000062935" calcext:value-type="float">
            <text:p>6.2935E-13</text:p>
          </table:table-cell>
          <table:table-cell office:value-type="float" office:value="0.00000000000642902" calcext:value-type="float">
            <text:p>6.42902E-12</text:p>
          </table:table-cell>
          <table:table-cell office:value-type="float" office:value="0.000000000009101" calcext:value-type="float">
            <text:p>9.101E-12</text:p>
          </table:table-cell>
          <table:table-cell office:value-type="float" office:value="-0.000000000113024" calcext:value-type="float">
            <text:p>-1.13024E-10</text:p>
          </table:table-cell>
          <table:table-cell office:value-type="float" office:value="-0.000000000694677" calcext:value-type="float">
            <text:p>-6.94677E-10</text:p>
          </table:table-cell>
          <table:table-cell office:value-type="float" office:value="0.000000000137365" calcext:value-type="float">
            <text:p>1.37365E-10</text:p>
          </table:table-cell>
          <table:table-cell office:value-type="float" office:value="0.00000002726" calcext:value-type="float">
            <text:p>2.726E-08</text:p>
          </table:table-cell>
          <table:table-cell office:value-type="float" office:value="0.000000230854" calcext:value-type="float">
            <text:p>2.30854E-07</text:p>
          </table:table-cell>
          <table:table-cell office:value-type="float" office:value="0.00000123932" calcext:value-type="float">
            <text:p>1.23932E-06</text:p>
          </table:table-cell>
          <table:table-cell office:value-type="float" office:value="0.00000221637" calcext:value-type="float">
            <text:p>2.21637E-06</text:p>
          </table:table-cell>
          <table:table-cell office:value-type="float" office:value="0.00000492155" calcext:value-type="float">
            <text:p>4.92155E-06</text:p>
          </table:table-cell>
          <table:table-cell office:value-type="float" office:value="0.00000988029" calcext:value-type="float">
            <text:p>9.88029E-06</text:p>
          </table:table-cell>
          <table:table-cell office:value-type="float" office:value="0.0000169013" calcext:value-type="float">
            <text:p>1.69013E-05</text:p>
          </table:table-cell>
          <table:table-cell office:value-type="float" office:value="0.0000284214" calcext:value-type="float">
            <text:p>2.84214E-05</text:p>
          </table:table-cell>
          <table:table-cell office:value-type="float" office:value="0.0000428888" calcext:value-type="float">
            <text:p>4.28888E-05</text:p>
          </table:table-cell>
          <table:table-cell office:value-type="float" office:value="0.0000623353" calcext:value-type="float">
            <text:p>6.23353E-05</text:p>
          </table:table-cell>
          <table:table-cell office:value-type="float" office:value="0.0000900211" calcext:value-type="float">
            <text:p>9.00211E-05</text:p>
          </table:table-cell>
          <table:table-cell office:value-type="float" office:value="0.000127205" calcext:value-type="float">
            <text:p>0.000127205</text:p>
          </table:table-cell>
          <table:table-cell office:value-type="float" office:value="0.000166331" calcext:value-type="float">
            <text:p>0.000166331</text:p>
          </table:table-cell>
          <table:table-cell office:value-type="float" office:value="0.000216122" calcext:value-type="float">
            <text:p>0.000216122</text:p>
          </table:table-cell>
          <table:table-cell office:value-type="float" office:value="0.000282482" calcext:value-type="float">
            <text:p>0.000282482</text:p>
          </table:table-cell>
          <table:table-cell office:value-type="float" office:value="0.000361577" calcext:value-type="float">
            <text:p>0.000361577</text:p>
          </table:table-cell>
          <table:table-cell office:value-type="float" office:value="0.000442185" calcext:value-type="float">
            <text:p>0.000442185</text:p>
          </table:table-cell>
          <table:table-cell office:value-type="float" office:value="0.000533807" calcext:value-type="float">
            <text:p>0.000533807</text:p>
          </table:table-cell>
          <table:table-cell office:value-type="float" office:value="0.000649992" calcext:value-type="float">
            <text:p>0.000649992</text:p>
          </table:table-cell>
          <table:table-cell office:value-type="float" office:value="0.0007899" calcext:value-type="float">
            <text:p>0.0007899</text:p>
          </table:table-cell>
          <table:table-cell office:value-type="float" office:value="0.000909252" calcext:value-type="float">
            <text:p>0.000909252</text:p>
          </table:table-cell>
          <table:table-cell office:value-type="float" office:value="0.00105414" calcext:value-type="float">
            <text:p>0.00105414</text:p>
          </table:table-cell>
          <table:table-cell office:value-type="float" office:value="0.00124039" calcext:value-type="float">
            <text:p>0.00124039</text:p>
          </table:table-cell>
          <table:table-cell office:value-type="float" office:value="0.00142266" calcext:value-type="float">
            <text:p>0.00142266</text:p>
          </table:table-cell>
          <table:table-cell office:value-type="float" office:value="0.00161917" calcext:value-type="float">
            <text:p>0.00161917</text:p>
          </table:table-cell>
          <table:table-cell office:value-type="float" office:value="0.00182978" calcext:value-type="float">
            <text:p>0.00182978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229239" calcext:value-type="float">
            <text:p>0.00229239</text:p>
          </table:table-cell>
          <table:table-cell office:value-type="float" office:value="0.0025438" calcext:value-type="float">
            <text:p>0.0025438</text:p>
          </table:table-cell>
          <table:table-cell office:value-type="float" office:value="0.00280813" calcext:value-type="float">
            <text:p>0.00280813</text:p>
          </table:table-cell>
          <table:table-cell office:value-type="float" office:value="0.00308497" calcext:value-type="float">
            <text:p>0.00308497</text:p>
          </table:table-cell>
          <table:table-cell office:value-type="float" office:value="0.00337389" calcext:value-type="float">
            <text:p>0.00337389</text:p>
          </table:table-cell>
          <table:table-cell office:value-type="float" office:value="0.00367441" calcext:value-type="float">
            <text:p>0.00367441</text:p>
          </table:table-cell>
          <table:table-cell office:value-type="float" office:value="0.00398604" calcext:value-type="float">
            <text:p>0.00398604</text:p>
          </table:table-cell>
          <table:table-cell office:value-type="float" office:value="0.00430827" calcext:value-type="float">
            <text:p>0.00430827</text:p>
          </table:table-cell>
          <table:table-cell office:value-type="float" office:value="0.00464059" calcext:value-type="float">
            <text:p>0.00464059</text:p>
          </table:table-cell>
          <table:table-cell office:value-type="float" office:value="0.00498247" calcext:value-type="float">
            <text:p>0.00498247</text:p>
          </table:table-cell>
          <table:table-cell office:value-type="float" office:value="0.00533337" calcext:value-type="float">
            <text:p>0.00533337</text:p>
          </table:table-cell>
          <table:table-cell office:value-type="float" office:value="0.00569278" calcext:value-type="float">
            <text:p>0.00569278</text:p>
          </table:table-cell>
          <table:table-cell office:value-type="float" office:value="0.00606016" calcext:value-type="float">
            <text:p>0.00606016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.00681677" calcext:value-type="float">
            <text:p>0.00681677</text:p>
          </table:table-cell>
          <table:table-cell office:value-type="float" office:value="0.00720497" calcext:value-type="float">
            <text:p>0.00720497</text:p>
          </table:table-cell>
          <table:table-cell office:value-type="float" office:value="0.00759911" calcext:value-type="float">
            <text:p>0.00759911</text:p>
          </table:table-cell>
          <table:table-cell office:value-type="float" office:value="0.00799871" calcext:value-type="float">
            <text:p>0.00799871</text:p>
          </table:table-cell>
          <table:table-cell office:value-type="float" office:value="0.00840329" calcext:value-type="float">
            <text:p>0.00840329</text:p>
          </table:table-cell>
          <table:table-cell office:value-type="float" office:value="0.00881239" calcext:value-type="float">
            <text:p>0.00881239</text:p>
          </table:table-cell>
          <table:table-cell office:value-type="float" office:value="0.00922558" calcext:value-type="float">
            <text:p>0.00922558</text:p>
          </table:table-cell>
          <table:table-cell office:value-type="float" office:value="0.00964243" calcext:value-type="float">
            <text:p>0.00964243</text:p>
          </table:table-cell>
          <table:table-cell office:value-type="float" office:value="0.0100625" calcext:value-type="float">
            <text:p>0.0100625</text:p>
          </table:table-cell>
          <table:table-cell office:value-type="float" office:value="0.0104855" calcext:value-type="float">
            <text:p>0.0104855</text:p>
          </table:table-cell>
          <table:table-cell office:value-type="float" office:value="0.0109109" calcext:value-type="float">
            <text:p>0.0109109</text:p>
          </table:table-cell>
          <table:table-cell office:value-type="float" office:value="0.0112941" calcext:value-type="float">
            <text:p>0.0112941</text:p>
          </table:table-cell>
          <table:table-cell office:value-type="float" office:value="0.0116788" calcext:value-type="float">
            <text:p>0.0116788</text:p>
          </table:table-cell>
          <table:table-cell office:value-type="float" office:value="0.0121236" calcext:value-type="float">
            <text:p>0.0121236</text:p>
          </table:table-cell>
          <table:table-cell office:value-type="float" office:value="0.0126162" calcext:value-type="float">
            <text:p>0.0126162</text:p>
          </table:table-cell>
          <table:table-cell office:value-type="float" office:value="0.0129754" calcext:value-type="float">
            <text:p>0.0129754</text:p>
          </table:table-cell>
          <table:table-cell office:value-type="float" office:value="0.0133883" calcext:value-type="float">
            <text:p>0.0133883</text:p>
          </table:table-cell>
          <table:table-cell office:value-type="float" office:value="0.0138831" calcext:value-type="float">
            <text:p>0.0138831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147356" calcext:value-type="float">
            <text:p>0.0147356</text:p>
          </table:table-cell>
          <table:table-cell office:value-type="float" office:value="0.0151928" calcext:value-type="float">
            <text:p>0.0151928</text:p>
          </table:table-cell>
          <table:table-cell office:value-type="float" office:value="0.0156491" calcext:value-type="float">
            <text:p>0.0156491</text:p>
          </table:table-cell>
          <table:table-cell office:value-type="float" office:value="0.0160134" calcext:value-type="float">
            <text:p>0.0160134</text:p>
          </table:table-cell>
          <table:table-cell office:value-type="float" office:value="0.0164086" calcext:value-type="float">
            <text:p>0.0164086</text:p>
          </table:table-cell>
          <table:table-cell office:value-type="float" office:value="0.0168764" calcext:value-type="float">
            <text:p>0.0168764</text:p>
          </table:table-cell>
          <table:table-cell office:value-type="float" office:value="0.0173094" calcext:value-type="float">
            <text:p>0.0173094</text:p>
          </table:table-cell>
          <table:table-cell office:value-type="float" office:value="0.0177379" calcext:value-type="float">
            <text:p>0.017737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6461E-033" calcext:value-type="float">
            <text:p>-2.36461E-33</text:p>
          </table:table-cell>
          <table:table-cell office:value-type="float" office:value="5.21295E-031" calcext:value-type="float">
            <text:p>5.21295E-31</text:p>
          </table:table-cell>
          <table:table-cell office:value-type="float" office:value="-1.02893E-029" calcext:value-type="float">
            <text:p>-1.02893E-29</text:p>
          </table:table-cell>
          <table:table-cell office:value-type="float" office:value="-7.73854E-028" calcext:value-type="float">
            <text:p>-7.73854E-28</text:p>
          </table:table-cell>
          <table:table-cell office:value-type="float" office:value="-8.61364E-027" calcext:value-type="float">
            <text:p>-8.61364E-27</text:p>
          </table:table-cell>
          <table:table-cell office:value-type="float" office:value="-7.91592E-027" calcext:value-type="float">
            <text:p>-7.91592E-27</text:p>
          </table:table-cell>
          <table:table-cell office:value-type="float" office:value="5.18627E-025" calcext:value-type="float">
            <text:p>5.18627E-25</text:p>
          </table:table-cell>
          <table:table-cell office:value-type="float" office:value="4.69624E-024" calcext:value-type="float">
            <text:p>4.69624E-24</text:p>
          </table:table-cell>
          <table:table-cell office:value-type="float" office:value="1.77303E-023" calcext:value-type="float">
            <text:p>1.77303E-23</text:p>
          </table:table-cell>
          <table:table-cell office:value-type="float" office:value="-1.65533E-024" calcext:value-type="float">
            <text:p>-1.65533E-24</text:p>
          </table:table-cell>
          <table:table-cell office:value-type="float" office:value="-3.87202E-022" calcext:value-type="float">
            <text:p>-3.87202E-22</text:p>
          </table:table-cell>
          <table:table-cell office:value-type="float" office:value="-2.21698E-021" calcext:value-type="float">
            <text:p>-2.21698E-21</text:p>
          </table:table-cell>
          <table:table-cell office:value-type="float" office:value="-5.75972E-021" calcext:value-type="float">
            <text:p>-5.75972E-21</text:p>
          </table:table-cell>
          <table:table-cell office:value-type="float" office:value="3.15567E-021" calcext:value-type="float">
            <text:p>3.15567E-21</text:p>
          </table:table-cell>
          <table:table-cell office:value-type="float" office:value="9.45171E-020" calcext:value-type="float">
            <text:p>9.45171E-20</text:p>
          </table:table-cell>
          <table:table-cell office:value-type="float" office:value="4.09016E-019" calcext:value-type="float">
            <text:p>4.09016E-19</text:p>
          </table:table-cell>
          <table:table-cell office:value-type="float" office:value="6.92211E-019" calcext:value-type="float">
            <text:p>6.92211E-19</text:p>
          </table:table-cell>
          <table:table-cell office:value-type="float" office:value="-2.00511E-018" calcext:value-type="float">
            <text:p>-2.00511E-18</text:p>
          </table:table-cell>
          <table:table-cell office:value-type="float" office:value="-1.73286E-017" calcext:value-type="float">
            <text:p>-1.73286E-17</text:p>
          </table:table-cell>
          <table:table-cell office:value-type="float" office:value="-4.67836E-017" calcext:value-type="float">
            <text:p>-4.67836E-17</text:p>
          </table:table-cell>
          <table:table-cell office:value-type="float" office:value="4.09496E-017" calcext:value-type="float">
            <text:p>4.09496E-17</text:p>
          </table:table-cell>
          <table:table-cell office:value-type="float" office:value="8.07085E-016" calcext:value-type="float">
            <text:p>8.07085E-16</text:p>
          </table:table-cell>
          <table:table-cell office:value-type="float" office:value="2.37226E-015" calcext:value-type="float">
            <text:p>2.37226E-15</text:p>
          </table:table-cell>
          <table:table-cell office:value-type="float" office:value="-4.34117E-015" calcext:value-type="float">
            <text:p>-4.34117E-15</text:p>
          </table:table-cell>
          <table:table-cell office:value-type="float" office:value="-0.0000000000000543592" calcext:value-type="float">
            <text:p>-5.43592E-14</text:p>
          </table:table-cell>
          <table:table-cell office:value-type="float" office:value="-0.0000000000000931801" calcext:value-type="float">
            <text:p>-9.31801E-14</text:p>
          </table:table-cell>
          <table:table-cell office:value-type="float" office:value="0.000000000000798916" calcext:value-type="float">
            <text:p>7.98916E-13</text:p>
          </table:table-cell>
          <table:table-cell office:value-type="float" office:value="0.00000000000451766" calcext:value-type="float">
            <text:p>4.51766E-12</text:p>
          </table:table-cell>
          <table:table-cell office:value-type="float" office:value="-0.00000000000548079" calcext:value-type="float">
            <text:p>-5.48079E-12</text:p>
          </table:table-cell>
          <table:table-cell office:value-type="float" office:value="-0.000000000149661" calcext:value-type="float">
            <text:p>-1.49661E-10</text:p>
          </table:table-cell>
          <table:table-cell office:value-type="float" office:value="-0.000000000450972" calcext:value-type="float">
            <text:p>-4.50972E-10</text:p>
          </table:table-cell>
          <table:table-cell office:value-type="float" office:value="0.00000000373057" calcext:value-type="float">
            <text:p>3.73057E-09</text:p>
          </table:table-cell>
          <table:table-cell office:value-type="float" office:value="0.000000052768" calcext:value-type="float">
            <text:p>5.2768E-08</text:p>
          </table:table-cell>
          <table:table-cell office:value-type="float" office:value="0.000000357699" calcext:value-type="float">
            <text:p>3.57699E-07</text:p>
          </table:table-cell>
          <table:table-cell office:value-type="float" office:value="0.00000068584" calcext:value-type="float">
            <text:p>6.8584E-07</text:p>
          </table:table-cell>
          <table:table-cell office:value-type="float" office:value="0.00000166724" calcext:value-type="float">
            <text:p>1.66724E-06</text:p>
          </table:table-cell>
          <table:table-cell office:value-type="float" office:value="0.00000361043" calcext:value-type="float">
            <text:p>3.61043E-06</text:p>
          </table:table-cell>
          <table:table-cell office:value-type="float" office:value="0.00000653751" calcext:value-type="float">
            <text:p>6.53751E-06</text:p>
          </table:table-cell>
          <table:table-cell office:value-type="float" office:value="0.000011605" calcext:value-type="float">
            <text:p>1.1605E-05</text:p>
          </table:table-cell>
          <table:table-cell office:value-type="float" office:value="0.0000182718" calcext:value-type="float">
            <text:p>1.82718E-05</text:p>
          </table:table-cell>
          <table:table-cell office:value-type="float" office:value="0.0000275938" calcext:value-type="float">
            <text:p>2.75938E-05</text:p>
          </table:table-cell>
          <table:table-cell office:value-type="float" office:value="0.0000413694" calcext:value-type="float">
            <text:p>4.13694E-05</text:p>
          </table:table-cell>
          <table:table-cell office:value-type="float" office:value="0.0000605431" calcext:value-type="float">
            <text:p>6.05431E-05</text:p>
          </table:table-cell>
          <table:table-cell office:value-type="float" office:value="0.0000813547" calcext:value-type="float">
            <text:p>8.13547E-05</text:p>
          </table:table-cell>
          <table:table-cell office:value-type="float" office:value="0.000108554" calcext:value-type="float">
            <text:p>0.000108554</text:p>
          </table:table-cell>
          <table:table-cell office:value-type="float" office:value="0.000145782" calcext:value-type="float">
            <text:p>0.000145782</text:p>
          </table:table-cell>
          <table:table-cell office:value-type="float" office:value="0.00019132" calcext:value-type="float">
            <text:p>0.00019132</text:p>
          </table:table-cell>
          <table:table-cell office:value-type="float" office:value="0.000238815" calcext:value-type="float">
            <text:p>0.000238815</text:p>
          </table:table-cell>
          <table:table-cell office:value-type="float" office:value="0.000293879" calcext:value-type="float">
            <text:p>0.000293879</text:p>
          </table:table-cell>
          <table:table-cell office:value-type="float" office:value="0.000365077" calcext:value-type="float">
            <text:p>0.000365077</text:p>
          </table:table-cell>
          <table:table-cell office:value-type="float" office:value="0.000452523" calcext:value-type="float">
            <text:p>0.000452523</text:p>
          </table:table-cell>
          <table:table-cell office:value-type="float" office:value="0.000528498" calcext:value-type="float">
            <text:p>0.000528498</text:p>
          </table:table-cell>
          <table:table-cell office:value-type="float" office:value="0.000622065" calcext:value-type="float">
            <text:p>0.000622065</text:p>
          </table:table-cell>
          <table:table-cell office:value-type="float" office:value="0.000744252" calcext:value-type="float">
            <text:p>0.000744252</text:p>
          </table:table-cell>
          <table:table-cell office:value-type="float" office:value="0.000865738" calcext:value-type="float">
            <text:p>0.000865738</text:p>
          </table:table-cell>
          <table:table-cell office:value-type="float" office:value="0.000998547" calcext:value-type="float">
            <text:p>0.000998547</text:p>
          </table:table-cell>
          <table:table-cell office:value-type="float" office:value="0.00114277" calcext:value-type="float">
            <text:p>0.00114277</text:p>
          </table:table-cell>
          <table:table-cell office:value-type="float" office:value="0.00129845" calcext:value-type="float">
            <text:p>0.00129845</text:p>
          </table:table-cell>
          <table:table-cell office:value-type="float" office:value="0.00146555" calcext:value-type="float">
            <text:p>0.00146555</text:p>
          </table:table-cell>
          <table:table-cell office:value-type="float" office:value="0.00164399" calcext:value-type="float">
            <text:p>0.00164399</text:p>
          </table:table-cell>
          <table:table-cell office:value-type="float" office:value="0.00183365" calcext:value-type="float">
            <text:p>0.00183365</text:p>
          </table:table-cell>
          <table:table-cell office:value-type="float" office:value="0.00203434" calcext:value-type="float">
            <text:p>0.00203434</text:p>
          </table:table-cell>
          <table:table-cell office:value-type="float" office:value="0.00224587" calcext:value-type="float">
            <text:p>0.00224587</text:p>
          </table:table-cell>
          <table:table-cell office:value-type="float" office:value="0.00246797" calcext:value-type="float">
            <text:p>0.00246797</text:p>
          </table:table-cell>
          <table:table-cell office:value-type="float" office:value="0.00270038" calcext:value-type="float">
            <text:p>0.00270038</text:p>
          </table:table-cell>
          <table:table-cell office:value-type="float" office:value="0.00294279" calcext:value-type="float">
            <text:p>0.00294279</text:p>
          </table:table-cell>
          <table:table-cell office:value-type="float" office:value="0.00319488" calcext:value-type="float">
            <text:p>0.00319488</text:p>
          </table:table-cell>
          <table:table-cell office:value-type="float" office:value="0.0034563" calcext:value-type="float">
            <text:p>0.0034563</text:p>
          </table:table-cell>
          <table:table-cell office:value-type="float" office:value="0.0037267" calcext:value-type="float">
            <text:p>0.0037267</text:p>
          </table:table-cell>
          <table:table-cell office:value-type="float" office:value="0.00400571" calcext:value-type="float">
            <text:p>0.00400571</text:p>
          </table:table-cell>
          <table:table-cell office:value-type="float" office:value="0.00429294" calcext:value-type="float">
            <text:p>0.00429294</text:p>
          </table:table-cell>
          <table:table-cell office:value-type="float" office:value="0.00458802" calcext:value-type="float">
            <text:p>0.00458802</text:p>
          </table:table-cell>
          <table:table-cell office:value-type="float" office:value="0.00489056" calcext:value-type="float">
            <text:p>0.00489056</text:p>
          </table:table-cell>
          <table:table-cell office:value-type="float" office:value="0.00520017" calcext:value-type="float">
            <text:p>0.00520017</text:p>
          </table:table-cell>
          <table:table-cell office:value-type="float" office:value="0.00551646" calcext:value-type="float">
            <text:p>0.00551646</text:p>
          </table:table-cell>
          <table:table-cell office:value-type="float" office:value="0.00583905" calcext:value-type="float">
            <text:p>0.00583905</text:p>
          </table:table-cell>
          <table:table-cell office:value-type="float" office:value="0.00616756" calcext:value-type="float">
            <text:p>0.00616756</text:p>
          </table:table-cell>
          <table:table-cell office:value-type="float" office:value="0.00650161" calcext:value-type="float">
            <text:p>0.00650161</text:p>
          </table:table-cell>
          <table:table-cell office:value-type="float" office:value="0.00684082" calcext:value-type="float">
            <text:p>0.00684082</text:p>
          </table:table-cell>
          <table:table-cell office:value-type="float" office:value="0.00718484" calcext:value-type="float">
            <text:p>0.00718484</text:p>
          </table:table-cell>
          <table:table-cell office:value-type="float" office:value="0.00753332" calcext:value-type="float">
            <text:p>0.00753332</text:p>
          </table:table-cell>
          <table:table-cell office:value-type="float" office:value="0.00788589" calcext:value-type="float">
            <text:p>0.00788589</text:p>
          </table:table-cell>
          <table:table-cell office:value-type="float" office:value="0.00824223" calcext:value-type="float">
            <text:p>0.00824223</text:p>
          </table:table-cell>
          <table:table-cell office:value-type="float" office:value="0.00856496" calcext:value-type="float">
            <text:p>0.00856496</text:p>
          </table:table-cell>
          <table:table-cell office:value-type="float" office:value="0.00889016" calcext:value-type="float">
            <text:p>0.00889016</text:p>
          </table:table-cell>
          <table:table-cell office:value-type="float" office:value="0.00926751" calcext:value-type="float">
            <text:p>0.00926751</text:p>
          </table:table-cell>
          <table:table-cell office:value-type="float" office:value="0.00968706" calcext:value-type="float">
            <text:p>0.00968706</text:p>
          </table:table-cell>
          <table:table-cell office:value-type="float" office:value="0.00999496" calcext:value-type="float">
            <text:p>0.00999496</text:p>
          </table:table-cell>
          <table:table-cell office:value-type="float" office:value="0.0103497" calcext:value-type="float">
            <text:p>0.0103497</text:p>
          </table:table-cell>
          <table:table-cell office:value-type="float" office:value="0.0107764" calcext:value-type="float">
            <text:p>0.0107764</text:p>
          </table:table-cell>
          <table:table-cell office:value-type="float" office:value="0.0111345" calcext:value-type="float">
            <text:p>0.0111345</text:p>
          </table:table-cell>
          <table:table-cell office:value-type="float" office:value="0.0115163" calcext:value-type="float">
            <text:p>0.0115163</text:p>
          </table:table-cell>
          <table:table-cell office:value-type="float" office:value="0.0119151" calcext:value-type="float">
            <text:p>0.0119151</text:p>
          </table:table-cell>
          <table:table-cell office:value-type="float" office:value="0.0123147" calcext:value-type="float">
            <text:p>0.0123147</text:p>
          </table:table-cell>
          <table:table-cell office:value-type="float" office:value="0.0126354" calcext:value-type="float">
            <text:p>0.012635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33977" calcext:value-type="float">
            <text:p>0.0133977</text:p>
          </table:table-cell>
          <table:table-cell office:value-type="float" office:value="0.0137821" calcext:value-type="float">
            <text:p>0.0137821</text:p>
          </table:table-cell>
          <table:table-cell office:value-type="float" office:value="0.0141637" calcext:value-type="float">
            <text:p>0.014163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157E-035" calcext:value-type="float">
            <text:p>1.23157E-35</text:p>
          </table:table-cell>
          <table:table-cell office:value-type="float" office:value="1.11949E-032" calcext:value-type="float">
            <text:p>1.11949E-32</text:p>
          </table:table-cell>
          <table:table-cell office:value-type="float" office:value="1.14879E-030" calcext:value-type="float">
            <text:p>1.14879E-30</text:p>
          </table:table-cell>
          <table:table-cell office:value-type="float" office:value="3.86897E-030" calcext:value-type="float">
            <text:p>3.86897E-30</text:p>
          </table:table-cell>
          <table:table-cell office:value-type="float" office:value="-3.47224E-028" calcext:value-type="float">
            <text:p>-3.47224E-28</text:p>
          </table:table-cell>
          <table:table-cell office:value-type="float" office:value="-4.97168E-027" calcext:value-type="float">
            <text:p>-4.97168E-27</text:p>
          </table:table-cell>
          <table:table-cell office:value-type="float" office:value="-2.29753E-026" calcext:value-type="float">
            <text:p>-2.29753E-26</text:p>
          </table:table-cell>
          <table:table-cell office:value-type="float" office:value="6.18217E-026" calcext:value-type="float">
            <text:p>6.18217E-26</text:p>
          </table:table-cell>
          <table:table-cell office:value-type="float" office:value="1.35801E-024" calcext:value-type="float">
            <text:p>1.35801E-24</text:p>
          </table:table-cell>
          <table:table-cell office:value-type="float" office:value="7.7335E-024" calcext:value-type="float">
            <text:p>7.7335E-24</text:p>
          </table:table-cell>
          <table:table-cell office:value-type="float" office:value="1.71705E-023" calcext:value-type="float">
            <text:p>1.71705E-23</text:p>
          </table:table-cell>
          <table:table-cell office:value-type="float" office:value="-5.74635E-023" calcext:value-type="float">
            <text:p>-5.74635E-23</text:p>
          </table:table-cell>
          <table:table-cell office:value-type="float" office:value="-6.44173E-022" calcext:value-type="float">
            <text:p>-6.44173E-22</text:p>
          </table:table-cell>
          <table:table-cell office:value-type="float" office:value="-2.4836E-021" calcext:value-type="float">
            <text:p>-2.4836E-21</text:p>
          </table:table-cell>
          <table:table-cell office:value-type="float" office:value="-2.82289E-021" calcext:value-type="float">
            <text:p>-2.82289E-21</text:p>
          </table:table-cell>
          <table:table-cell office:value-type="float" office:value="2.20697E-020" calcext:value-type="float">
            <text:p>2.20697E-20</text:p>
          </table:table-cell>
          <table:table-cell office:value-type="float" office:value="1.43686E-019" calcext:value-type="float">
            <text:p>1.43686E-19</text:p>
          </table:table-cell>
          <table:table-cell office:value-type="float" office:value="3.5055E-019" calcext:value-type="float">
            <text:p>3.5055E-19</text:p>
          </table:table-cell>
          <table:table-cell office:value-type="float" office:value="-4.49426E-019" calcext:value-type="float">
            <text:p>-4.49426E-19</text:p>
          </table:table-cell>
          <table:table-cell office:value-type="float" office:value="-6.8617E-018" calcext:value-type="float">
            <text:p>-6.8617E-18</text:p>
          </table:table-cell>
          <table:table-cell office:value-type="float" office:value="-2.12281E-017" calcext:value-type="float">
            <text:p>-2.12281E-17</text:p>
          </table:table-cell>
          <table:table-cell office:value-type="float" office:value="2.35094E-017" calcext:value-type="float">
            <text:p>2.35094E-17</text:p>
          </table:table-cell>
          <table:table-cell office:value-type="float" office:value="4.30445E-016" calcext:value-type="float">
            <text:p>4.30445E-16</text:p>
          </table:table-cell>
          <table:table-cell office:value-type="float" office:value="1.05836E-015" calcext:value-type="float">
            <text:p>1.05836E-15</text:p>
          </table:table-cell>
          <table:table-cell office:value-type="float" office:value="-4.66267E-015" calcext:value-type="float">
            <text:p>-4.66267E-15</text:p>
          </table:table-cell>
          <table:table-cell office:value-type="float" office:value="-0.0000000000000352186" calcext:value-type="float">
            <text:p>-3.52186E-14</text:p>
          </table:table-cell>
          <table:table-cell office:value-type="float" office:value="4.02804E-015" calcext:value-type="float">
            <text:p>4.02804E-15</text:p>
          </table:table-cell>
          <table:table-cell office:value-type="float" office:value="0.000000000000872931" calcext:value-type="float">
            <text:p>8.72931E-13</text:p>
          </table:table-cell>
          <table:table-cell office:value-type="float" office:value="0.00000000000231855" calcext:value-type="float">
            <text:p>2.31855E-12</text:p>
          </table:table-cell>
          <table:table-cell office:value-type="float" office:value="-0.0000000000206597" calcext:value-type="float">
            <text:p>-2.06597E-11</text:p>
          </table:table-cell>
          <table:table-cell office:value-type="float" office:value="-0.000000000161689" calcext:value-type="float">
            <text:p>-1.61689E-10</text:p>
          </table:table-cell>
          <table:table-cell office:value-type="float" office:value="0.000000000175641" calcext:value-type="float">
            <text:p>1.75641E-10</text:p>
          </table:table-cell>
          <table:table-cell office:value-type="float" office:value="0.0000000104922" calcext:value-type="float">
            <text:p>1.04922E-08</text:p>
          </table:table-cell>
          <table:table-cell office:value-type="float" office:value="0.0000000954946" calcext:value-type="float">
            <text:p>9.54946E-08</text:p>
          </table:table-cell>
          <table:table-cell office:value-type="float" office:value="0.000000198282" calcext:value-type="float">
            <text:p>1.98282E-07</text:p>
          </table:table-cell>
          <table:table-cell office:value-type="float" office:value="0.000000533083" calcext:value-type="float">
            <text:p>5.33083E-07</text:p>
          </table:table-cell>
          <table:table-cell office:value-type="float" office:value="0.00000125377" calcext:value-type="float">
            <text:p>1.25377E-06</text:p>
          </table:table-cell>
          <table:table-cell office:value-type="float" office:value="0.00000241364" calcext:value-type="float">
            <text:p>2.41364E-06</text:p>
          </table:table-cell>
          <table:table-cell office:value-type="float" office:value="0.00000454027" calcext:value-type="float">
            <text:p>4.54027E-06</text:p>
          </table:table-cell>
          <table:table-cell office:value-type="float" office:value="0.00000747822" calcext:value-type="float">
            <text:p>7.47822E-06</text:p>
          </table:table-cell>
          <table:table-cell office:value-type="float" office:value="0.0000117608" calcext:value-type="float">
            <text:p>1.17608E-05</text:p>
          </table:table-cell>
          <table:table-cell office:value-type="float" office:value="0.0000183446" calcext:value-type="float">
            <text:p>1.83446E-05</text:p>
          </table:table-cell>
          <table:table-cell office:value-type="float" office:value="0.0000278622" calcext:value-type="float">
            <text:p>2.78622E-05</text:p>
          </table:table-cell>
          <table:table-cell office:value-type="float" office:value="0.0000385227" calcext:value-type="float">
            <text:p>3.85227E-05</text:p>
          </table:table-cell>
          <table:table-cell office:value-type="float" office:value="0.0000528541" calcext:value-type="float">
            <text:p>5.28541E-05</text:p>
          </table:table-cell>
          <table:table-cell office:value-type="float" office:value="0.0000730353" calcext:value-type="float">
            <text:p>7.30353E-05</text:p>
          </table:table-cell>
          <table:table-cell office:value-type="float" office:value="0.0000984057" calcext:value-type="float">
            <text:p>9.84057E-05</text:p>
          </table:table-cell>
          <table:table-cell office:value-type="float" office:value="0.000125483" calcext:value-type="float">
            <text:p>0.000125483</text:p>
          </table:table-cell>
          <table:table-cell office:value-type="float" office:value="0.000157533" calcext:value-type="float">
            <text:p>0.000157533</text:p>
          </table:table-cell>
          <table:table-cell office:value-type="float" office:value="0.000199853" calcext:value-type="float">
            <text:p>0.000199853</text:p>
          </table:table-cell>
          <table:table-cell office:value-type="float" office:value="0.000252958" calcext:value-type="float">
            <text:p>0.000252958</text:p>
          </table:table-cell>
          <table:table-cell office:value-type="float" office:value="0.000299862" calcext:value-type="float">
            <text:p>0.000299862</text:p>
          </table:table-cell>
          <table:table-cell office:value-type="float" office:value="0.000358572" calcext:value-type="float">
            <text:p>0.000358572</text:p>
          </table:table-cell>
          <table:table-cell office:value-type="float" office:value="0.000436582" calcext:value-type="float">
            <text:p>0.000436582</text:p>
          </table:table-cell>
          <table:table-cell office:value-type="float" office:value="0.000515386" calcext:value-type="float">
            <text:p>0.000515386</text:p>
          </table:table-cell>
          <table:table-cell office:value-type="float" office:value="0.000602792" calcext:value-type="float">
            <text:p>0.000602792</text:p>
          </table:table-cell>
          <table:table-cell office:value-type="float" office:value="0.000699025" calcext:value-type="float">
            <text:p>0.000699025</text:p>
          </table:table-cell>
          <table:table-cell office:value-type="float" office:value="0.000804262" calcext:value-type="float">
            <text:p>0.000804262</text:p>
          </table:table-cell>
          <table:table-cell office:value-type="float" office:value="0.000918629" calcext:value-type="float">
            <text:p>0.000918629</text:p>
          </table:table-cell>
          <table:table-cell office:value-type="float" office:value="0.00104221" calcext:value-type="float">
            <text:p>0.00104221</text:p>
          </table:table-cell>
          <table:table-cell office:value-type="float" office:value="0.00117504" calcext:value-type="float">
            <text:p>0.00117504</text:p>
          </table:table-cell>
          <table:table-cell office:value-type="float" office:value="0.00131713" calcext:value-type="float">
            <text:p>0.00131713</text:p>
          </table:table-cell>
          <table:table-cell office:value-type="float" office:value="0.00146842" calcext:value-type="float">
            <text:p>0.00146842</text:p>
          </table:table-cell>
          <table:table-cell office:value-type="float" office:value="0.00162885" calcext:value-type="float">
            <text:p>0.00162885</text:p>
          </table:table-cell>
          <table:table-cell office:value-type="float" office:value="0.0017983" calcext:value-type="float">
            <text:p>0.0017983</text:p>
          </table:table-cell>
          <table:table-cell office:value-type="float" office:value="0.00197665" calcext:value-type="float">
            <text:p>0.00197665</text:p>
          </table:table-cell>
          <table:table-cell office:value-type="float" office:value="0.00216373" calcext:value-type="float">
            <text:p>0.00216373</text:p>
          </table:table-cell>
          <table:table-cell office:value-type="float" office:value="0.00235935" calcext:value-type="float">
            <text:p>0.00235935</text:p>
          </table:table-cell>
          <table:table-cell office:value-type="float" office:value="0.0025633" calcext:value-type="float">
            <text:p>0.0025633</text:p>
          </table:table-cell>
          <table:table-cell office:value-type="float" office:value="0.00277537" calcext:value-type="float">
            <text:p>0.00277537</text:p>
          </table:table-cell>
          <table:table-cell office:value-type="float" office:value="0.00299531" calcext:value-type="float">
            <text:p>0.00299531</text:p>
          </table:table-cell>
          <table:table-cell office:value-type="float" office:value="0.00322288" calcext:value-type="float">
            <text:p>0.00322288</text:p>
          </table:table-cell>
          <table:table-cell office:value-type="float" office:value="0.00345781" calcext:value-type="float">
            <text:p>0.00345781</text:p>
          </table:table-cell>
          <table:table-cell office:value-type="float" office:value="0.00369982" calcext:value-type="float">
            <text:p>0.00369982</text:p>
          </table:table-cell>
          <table:table-cell office:value-type="float" office:value="0.00394865" calcext:value-type="float">
            <text:p>0.00394865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0.0044656" calcext:value-type="float">
            <text:p>0.0044656</text:p>
          </table:table-cell>
          <table:table-cell office:value-type="float" office:value="0.00473316" calcext:value-type="float">
            <text:p>0.00473316</text:p>
          </table:table-cell>
          <table:table-cell office:value-type="float" office:value="0.00500638" calcext:value-type="float">
            <text:p>0.00500638</text:p>
          </table:table-cell>
          <table:table-cell office:value-type="float" office:value="0.00528498" calcext:value-type="float">
            <text:p>0.00528498</text:p>
          </table:table-cell>
          <table:table-cell office:value-type="float" office:value="0.00556868" calcext:value-type="float">
            <text:p>0.00556868</text:p>
          </table:table-cell>
          <table:table-cell office:value-type="float" office:value="0.00585719" calcext:value-type="float">
            <text:p>0.00585719</text:p>
          </table:table-cell>
          <table:table-cell office:value-type="float" office:value="0.00615022" calcext:value-type="float">
            <text:p>0.00615022</text:p>
          </table:table-cell>
          <table:table-cell office:value-type="float" office:value="0.00641654" calcext:value-type="float">
            <text:p>0.00641654</text:p>
          </table:table-cell>
          <table:table-cell office:value-type="float" office:value="0.00668615" calcext:value-type="float">
            <text:p>0.00668615</text:p>
          </table:table-cell>
          <table:table-cell office:value-type="float" office:value="0.00700061" calcext:value-type="float">
            <text:p>0.00700061</text:p>
          </table:table-cell>
          <table:table-cell office:value-type="float" office:value="0.00735218" calcext:value-type="float">
            <text:p>0.00735218</text:p>
          </table:table-cell>
          <table:table-cell office:value-type="float" office:value="0.0076107" calcext:value-type="float">
            <text:p>0.0076107</text:p>
          </table:table-cell>
          <table:table-cell office:value-type="float" office:value="0.00791004" calcext:value-type="float">
            <text:p>0.00791004</text:p>
          </table:table-cell>
          <table:table-cell office:value-type="float" office:value="0.0082719" calcext:value-type="float">
            <text:p>0.0082719</text:p>
          </table:table-cell>
          <table:table-cell office:value-type="float" office:value="0.00857663" calcext:value-type="float">
            <text:p>0.00857663</text:p>
          </table:table-cell>
          <table:table-cell office:value-type="float" office:value="0.00890289" calcext:value-type="float">
            <text:p>0.00890289</text:p>
          </table:table-cell>
          <table:table-cell office:value-type="float" office:value="0.00924512" calcext:value-type="float">
            <text:p>0.00924512</text:p>
          </table:table-cell>
          <table:table-cell office:value-type="float" office:value="0.00958944" calcext:value-type="float">
            <text:p>0.00958944</text:p>
          </table:table-cell>
          <table:table-cell office:value-type="float" office:value="0.00986607" calcext:value-type="float">
            <text:p>0.00986607</text:p>
          </table:table-cell>
          <table:table-cell office:value-type="float" office:value="0.0101681" calcext:value-type="float">
            <text:p>0.0101681</text:p>
          </table:table-cell>
          <table:table-cell office:value-type="float" office:value="0.0105281" calcext:value-type="float">
            <text:p>0.0105281</text:p>
          </table:table-cell>
          <table:table-cell office:value-type="float" office:value="0.0108637" calcext:value-type="float">
            <text:p>0.0108637</text:p>
          </table:table-cell>
          <table:table-cell office:value-type="float" office:value="0.0111979" calcext:value-type="float">
            <text:p>0.01119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.03202E-034" calcext:value-type="float">
            <text:p>-4.03202E-34</text:p>
          </table:table-cell>
          <table:table-cell office:value-type="float" office:value="2.08972E-032" calcext:value-type="float">
            <text:p>2.08972E-32</text:p>
          </table:table-cell>
          <table:table-cell office:value-type="float" office:value="1.25888E-030" calcext:value-type="float">
            <text:p>1.25888E-30</text:p>
          </table:table-cell>
          <table:table-cell office:value-type="float" office:value="1.15799E-029" calcext:value-type="float">
            <text:p>1.15799E-29</text:p>
          </table:table-cell>
          <table:table-cell office:value-type="float" office:value="-7.52652E-029" calcext:value-type="float">
            <text:p>-7.52652E-29</text:p>
          </table:table-cell>
          <table:table-cell office:value-type="float" office:value="-1.98367E-027" calcext:value-type="float">
            <text:p>-1.98367E-27</text:p>
          </table:table-cell>
          <table:table-cell office:value-type="float" office:value="-1.38469E-026" calcext:value-type="float">
            <text:p>-1.38469E-26</text:p>
          </table:table-cell>
          <table:table-cell office:value-type="float" office:value="-2.58953E-026" calcext:value-type="float">
            <text:p>-2.58953E-26</text:p>
          </table:table-cell>
          <table:table-cell office:value-type="float" office:value="2.78052E-025" calcext:value-type="float">
            <text:p>2.78052E-25</text:p>
          </table:table-cell>
          <table:table-cell office:value-type="float" office:value="2.59454E-024" calcext:value-type="float">
            <text:p>2.59454E-24</text:p>
          </table:table-cell>
          <table:table-cell office:value-type="float" office:value="9.77231E-024" calcext:value-type="float">
            <text:p>9.77231E-24</text:p>
          </table:table-cell>
          <table:table-cell office:value-type="float" office:value="3.54867E-024" calcext:value-type="float">
            <text:p>3.54867E-24</text:p>
          </table:table-cell>
          <table:table-cell office:value-type="float" office:value="-1.62164E-022" calcext:value-type="float">
            <text:p>-1.62164E-22</text:p>
          </table:table-cell>
          <table:table-cell office:value-type="float" office:value="-9.13914E-022" calcext:value-type="float">
            <text:p>-9.13914E-22</text:p>
          </table:table-cell>
          <table:table-cell office:value-type="float" office:value="-1.9981E-021" calcext:value-type="float">
            <text:p>-1.9981E-21</text:p>
          </table:table-cell>
          <table:table-cell office:value-type="float" office:value="4.50694E-021" calcext:value-type="float">
            <text:p>4.50694E-21</text:p>
          </table:table-cell>
          <table:table-cell office:value-type="float" office:value="5.15366E-020" calcext:value-type="float">
            <text:p>5.15366E-20</text:p>
          </table:table-cell>
          <table:table-cell office:value-type="float" office:value="1.61413E-019" calcext:value-type="float">
            <text:p>1.61413E-19</text:p>
          </table:table-cell>
          <table:table-cell office:value-type="float" office:value="-1.15793E-019" calcext:value-type="float">
            <text:p>-1.15793E-19</text:p>
          </table:table-cell>
          <table:table-cell office:value-type="float" office:value="-3.08829E-018" calcext:value-type="float">
            <text:p>-3.08829E-18</text:p>
          </table:table-cell>
          <table:table-cell office:value-type="float" office:value="-9.8833E-018" calcext:value-type="float">
            <text:p>-9.8833E-18</text:p>
          </table:table-cell>
          <table:table-cell office:value-type="float" office:value="2.02146E-017" calcext:value-type="float">
            <text:p>2.02146E-17</text:p>
          </table:table-cell>
          <table:table-cell office:value-type="float" office:value="2.56482E-016" calcext:value-type="float">
            <text:p>2.56482E-16</text:p>
          </table:table-cell>
          <table:table-cell office:value-type="float" office:value="3.55245E-016" calcext:value-type="float">
            <text:p>3.55245E-16</text:p>
          </table:table-cell>
          <table:table-cell office:value-type="float" office:value="-4.76104E-015" calcext:value-type="float">
            <text:p>-4.76104E-15</text:p>
          </table:table-cell>
          <table:table-cell office:value-type="float" office:value="-0.0000000000000206587" calcext:value-type="float">
            <text:p>-2.06587E-14</text:p>
          </table:table-cell>
          <table:table-cell office:value-type="float" office:value="0.0000000000000800782" calcext:value-type="float">
            <text:p>8.00782E-14</text:p>
          </table:table-cell>
          <table:table-cell office:value-type="float" office:value="0.000000000000814925" calcext:value-type="float">
            <text:p>8.14925E-13</text:p>
          </table:table-cell>
          <table:table-cell office:value-type="float" office:value="-0.0000000000007882" calcext:value-type="float">
            <text:p>-7.882E-13</text:p>
          </table:table-cell>
          <table:table-cell office:value-type="float" office:value="-0.000000000035918" calcext:value-type="float">
            <text:p>-3.5918E-11</text:p>
          </table:table-cell>
          <table:table-cell office:value-type="float" office:value="-0.00000000010025" calcext:value-type="float">
            <text:p>-1.0025E-10</text:p>
          </table:table-cell>
          <table:table-cell office:value-type="float" office:value="0.0000000016874" calcext:value-type="float">
            <text:p>1.6874E-09</text:p>
          </table:table-cell>
          <table:table-cell office:value-type="float" office:value="0.000000023312" calcext:value-type="float">
            <text:p>2.3312E-08</text:p>
          </table:table-cell>
          <table:table-cell office:value-type="float" office:value="0.0000000531892" calcext:value-type="float">
            <text:p>5.31892E-08</text:p>
          </table:table-cell>
          <table:table-cell office:value-type="float" office:value="0.000000160278" calcext:value-type="float">
            <text:p>1.60278E-07</text:p>
          </table:table-cell>
          <table:table-cell office:value-type="float" office:value="0.000000412754" calcext:value-type="float">
            <text:p>4.12754E-07</text:p>
          </table:table-cell>
          <table:table-cell office:value-type="float" office:value="0.000000849016" calcext:value-type="float">
            <text:p>8.49016E-07</text:p>
          </table:table-cell>
          <table:table-cell office:value-type="float" office:value="0.00000169911" calcext:value-type="float">
            <text:p>1.69911E-06</text:p>
          </table:table-cell>
          <table:table-cell office:value-type="float" office:value="0.00000293633" calcext:value-type="float">
            <text:p>2.93633E-06</text:p>
          </table:table-cell>
          <table:table-cell office:value-type="float" office:value="0.00000482095" calcext:value-type="float">
            <text:p>4.82095E-06</text:p>
          </table:table-cell>
          <table:table-cell office:value-type="float" office:value="0.00000784035" calcext:value-type="float">
            <text:p>7.84035E-06</text:p>
          </table:table-cell>
          <table:table-cell office:value-type="float" office:value="0.0000123802" calcext:value-type="float">
            <text:p>1.23802E-05</text:p>
          </table:table-cell>
          <table:table-cell office:value-type="float" office:value="0.000017643" calcext:value-type="float">
            <text:p>1.7643E-05</text:p>
          </table:table-cell>
          <table:table-cell office:value-type="float" office:value="0.0000249276" calcext:value-type="float">
            <text:p>2.49276E-05</text:p>
          </table:table-cell>
          <table:table-cell office:value-type="float" office:value="0.0000354881" calcext:value-type="float">
            <text:p>3.54881E-05</text:p>
          </table:table-cell>
          <table:table-cell office:value-type="float" office:value="0.0000491446" calcext:value-type="float">
            <text:p>4.91446E-05</text:p>
          </table:table-cell>
          <table:table-cell office:value-type="float" office:value="0.0000640957" calcext:value-type="float">
            <text:p>6.40957E-05</text:p>
          </table:table-cell>
          <table:table-cell office:value-type="float" office:value="0.0000821792" calcext:value-type="float">
            <text:p>8.21792E-05</text:p>
          </table:table-cell>
          <table:table-cell office:value-type="float" office:value="0.000106566" calcext:value-type="float">
            <text:p>0.000106566</text:p>
          </table:table-cell>
          <table:table-cell office:value-type="float" office:value="0.000137827" calcext:value-type="float">
            <text:p>0.000137827</text:p>
          </table:table-cell>
          <table:table-cell office:value-type="float" office:value="0.000166005" calcext:value-type="float">
            <text:p>0.000166005</text:p>
          </table:table-cell>
          <table:table-cell office:value-type="float" office:value="0.000201825" calcext:value-type="float">
            <text:p>0.000201825</text:p>
          </table:table-cell>
          <table:table-cell office:value-type="float" office:value="0.000250234" calcext:value-type="float">
            <text:p>0.000250234</text:p>
          </table:table-cell>
          <table:table-cell office:value-type="float" office:value="0.000299985" calcext:value-type="float">
            <text:p>0.000299985</text:p>
          </table:table-cell>
          <table:table-cell office:value-type="float" office:value="0.000356006" calcext:value-type="float">
            <text:p>0.000356006</text:p>
          </table:table-cell>
          <table:table-cell office:value-type="float" office:value="0.000418574" calcext:value-type="float">
            <text:p>0.000418574</text:p>
          </table:table-cell>
          <table:table-cell office:value-type="float" office:value="0.00048793" calcext:value-type="float">
            <text:p>0.00048793</text:p>
          </table:table-cell>
          <table:table-cell office:value-type="float" office:value="0.000564283" calcext:value-type="float">
            <text:p>0.000564283</text:p>
          </table:table-cell>
          <table:table-cell office:value-type="float" office:value="0.000647805" calcext:value-type="float">
            <text:p>0.000647805</text:p>
          </table:table-cell>
          <table:table-cell office:value-type="float" office:value="0.000738637" calcext:value-type="float">
            <text:p>0.000738637</text:p>
          </table:table-cell>
          <table:table-cell office:value-type="float" office:value="0.000836885" calcext:value-type="float">
            <text:p>0.000836885</text:p>
          </table:table-cell>
          <table:table-cell office:value-type="float" office:value="0.000942622" calcext:value-type="float">
            <text:p>0.000942622</text:p>
          </table:table-cell>
          <table:table-cell office:value-type="float" office:value="0.00105589" calcext:value-type="float">
            <text:p>0.00105589</text:p>
          </table:table-cell>
          <table:table-cell office:value-type="float" office:value="0.00117671" calcext:value-type="float">
            <text:p>0.00117671</text:p>
          </table:table-cell>
          <table:table-cell office:value-type="float" office:value="0.00130506" calcext:value-type="float">
            <text:p>0.00130506</text:p>
          </table:table-cell>
          <table:table-cell office:value-type="float" office:value="0.00144091" calcext:value-type="float">
            <text:p>0.00144091</text:p>
          </table:table-cell>
          <table:table-cell office:value-type="float" office:value="0.00158419" calcext:value-type="float">
            <text:p>0.00158419</text:p>
          </table:table-cell>
          <table:table-cell office:value-type="float" office:value="0.00173481" calcext:value-type="float">
            <text:p>0.00173481</text:p>
          </table:table-cell>
          <table:table-cell office:value-type="float" office:value="0.00189268" calcext:value-type="float">
            <text:p>0.00189268</text:p>
          </table:table-cell>
          <table:table-cell office:value-type="float" office:value="0.00205767" calcext:value-type="float">
            <text:p>0.00205767</text:p>
          </table:table-cell>
          <table:table-cell office:value-type="float" office:value="0.00222964" calcext:value-type="float">
            <text:p>0.00222964</text:p>
          </table:table-cell>
          <table:table-cell office:value-type="float" office:value="0.00240845" calcext:value-type="float">
            <text:p>0.00240845</text:p>
          </table:table-cell>
          <table:table-cell office:value-type="float" office:value="0.00259391" calcext:value-type="float">
            <text:p>0.00259391</text:p>
          </table:table-cell>
          <table:table-cell office:value-type="float" office:value="0.00278587" calcext:value-type="float">
            <text:p>0.00278587</text:p>
          </table:table-cell>
          <table:table-cell office:value-type="float" office:value="0.00298412" calcext:value-type="float">
            <text:p>0.00298412</text:p>
          </table:table-cell>
          <table:table-cell office:value-type="float" office:value="0.00318849" calcext:value-type="float">
            <text:p>0.00318849</text:p>
          </table:table-cell>
          <table:table-cell office:value-type="float" office:value="0.00339876" calcext:value-type="float">
            <text:p>0.00339876</text:p>
          </table:table-cell>
          <table:table-cell office:value-type="float" office:value="0.00361473" calcext:value-type="float">
            <text:p>0.00361473</text:p>
          </table:table-cell>
          <table:table-cell office:value-type="float" office:value="0.0038362" calcext:value-type="float">
            <text:p>0.0038362</text:p>
          </table:table-cell>
          <table:table-cell office:value-type="float" office:value="0.00406294" calcext:value-type="float">
            <text:p>0.00406294</text:p>
          </table:table-cell>
          <table:table-cell office:value-type="float" office:value="0.00429475" calcext:value-type="float">
            <text:p>0.00429475</text:p>
          </table:table-cell>
          <table:table-cell office:value-type="float" office:value="0.00453141" calcext:value-type="float">
            <text:p>0.00453141</text:p>
          </table:table-cell>
          <table:table-cell office:value-type="float" office:value="0.00474777" calcext:value-type="float">
            <text:p>0.00474777</text:p>
          </table:table-cell>
          <table:table-cell office:value-type="float" office:value="0.00496764" calcext:value-type="float">
            <text:p>0.00496764</text:p>
          </table:table-cell>
          <table:table-cell office:value-type="float" office:value="0.00522506" calcext:value-type="float">
            <text:p>0.00522506</text:p>
          </table:table-cell>
          <table:table-cell office:value-type="float" office:value="0.00551405" calcext:value-type="float">
            <text:p>0.00551405</text:p>
          </table:table-cell>
          <table:table-cell office:value-type="float" office:value="0.00572803" calcext:value-type="float">
            <text:p>0.00572803</text:p>
          </table:table-cell>
          <table:table-cell office:value-type="float" office:value="0.00597642" calcext:value-type="float">
            <text:p>0.00597642</text:p>
          </table:table-cell>
          <table:table-cell office:value-type="float" office:value="0.00627776" calcext:value-type="float">
            <text:p>0.00627776</text:p>
          </table:table-cell>
          <table:table-cell office:value-type="float" office:value="0.00653288" calcext:value-type="float">
            <text:p>0.00653288</text:p>
          </table:table-cell>
          <table:table-cell office:value-type="float" office:value="0.00680697" calcext:value-type="float">
            <text:p>0.00680697</text:p>
          </table:table-cell>
          <table:table-cell office:value-type="float" office:value="0.00709554" calcext:value-type="float">
            <text:p>0.00709554</text:p>
          </table:table-cell>
          <table:table-cell office:value-type="float" office:value="0.00738697" calcext:value-type="float">
            <text:p>0.00738697</text:p>
          </table:table-cell>
          <table:table-cell office:value-type="float" office:value="0.00762253" calcext:value-type="float">
            <text:p>0.00762253</text:p>
          </table:table-cell>
          <table:table-cell office:value-type="float" office:value="0.0078802" calcext:value-type="float">
            <text:p>0.0078802</text:p>
          </table:table-cell>
          <table:table-cell office:value-type="float" office:value="0.00818812" calcext:value-type="float">
            <text:p>0.00818812</text:p>
          </table:table-cell>
          <table:table-cell office:value-type="float" office:value="0.0084763" calcext:value-type="float">
            <text:p>0.0084763</text:p>
          </table:table-cell>
          <table:table-cell office:value-type="float" office:value="0.00876431" calcext:value-type="float">
            <text:p>0.0087643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95886E-036" calcext:value-type="float">
            <text:p>-7.95886E-36</text:p>
          </table:table-cell>
          <table:table-cell office:value-type="float" office:value="-1.15569E-033" calcext:value-type="float">
            <text:p>-1.15569E-33</text:p>
          </table:table-cell>
          <table:table-cell office:value-type="float" office:value="8.01755E-033" calcext:value-type="float">
            <text:p>8.01755E-33</text:p>
          </table:table-cell>
          <table:table-cell office:value-type="float" office:value="8.2468E-031" calcext:value-type="float">
            <text:p>8.2468E-31</text:p>
          </table:table-cell>
          <table:table-cell office:value-type="float" office:value="1.00153E-029" calcext:value-type="float">
            <text:p>1.00153E-29</text:p>
          </table:table-cell>
          <table:table-cell office:value-type="float" office:value="1.93263E-029" calcext:value-type="float">
            <text:p>1.93263E-29</text:p>
          </table:table-cell>
          <table:table-cell office:value-type="float" office:value="-5.48808E-028" calcext:value-type="float">
            <text:p>-5.48808E-28</text:p>
          </table:table-cell>
          <table:table-cell office:value-type="float" office:value="-5.73442E-027" calcext:value-type="float">
            <text:p>-5.73442E-27</text:p>
          </table:table-cell>
          <table:table-cell office:value-type="float" office:value="-2.30025E-026" calcext:value-type="float">
            <text:p>-2.30025E-26</text:p>
          </table:table-cell>
          <table:table-cell office:value-type="float" office:value="1.76756E-026" calcext:value-type="float">
            <text:p>1.76756E-26</text:p>
          </table:table-cell>
          <table:table-cell office:value-type="float" office:value="7.29887E-025" calcext:value-type="float">
            <text:p>7.29887E-25</text:p>
          </table:table-cell>
          <table:table-cell office:value-type="float" office:value="4.04908E-024" calcext:value-type="float">
            <text:p>4.04908E-24</text:p>
          </table:table-cell>
          <table:table-cell office:value-type="float" office:value="7.91037E-024" calcext:value-type="float">
            <text:p>7.91037E-24</text:p>
          </table:table-cell>
          <table:table-cell office:value-type="float" office:value="-3.41167E-023" calcext:value-type="float">
            <text:p>-3.41167E-23</text:p>
          </table:table-cell>
          <table:table-cell office:value-type="float" office:value="-3.18211E-022" calcext:value-type="float">
            <text:p>-3.18211E-22</text:p>
          </table:table-cell>
          <table:table-cell office:value-type="float" office:value="-9.91169E-022" calcext:value-type="float">
            <text:p>-9.91169E-22</text:p>
          </table:table-cell>
          <table:table-cell office:value-type="float" office:value="6.7961E-022" calcext:value-type="float">
            <text:p>6.7961E-22</text:p>
          </table:table-cell>
          <table:table-cell office:value-type="float" office:value="1.99315E-020" calcext:value-type="float">
            <text:p>1.99315E-20</text:p>
          </table:table-cell>
          <table:table-cell office:value-type="float" office:value="7.44571E-020" calcext:value-type="float">
            <text:p>7.44571E-20</text:p>
          </table:table-cell>
          <table:table-cell office:value-type="float" office:value="-5.36037E-020" calcext:value-type="float">
            <text:p>-5.36037E-20</text:p>
          </table:table-cell>
          <table:table-cell office:value-type="float" office:value="-1.60509E-018" calcext:value-type="float">
            <text:p>-1.60509E-18</text:p>
          </table:table-cell>
          <table:table-cell office:value-type="float" office:value="-4.55619E-018" calcext:value-type="float">
            <text:p>-4.55619E-18</text:p>
          </table:table-cell>
          <table:table-cell office:value-type="float" office:value="1.97027E-017" calcext:value-type="float">
            <text:p>1.97027E-17</text:p>
          </table:table-cell>
          <table:table-cell office:value-type="float" office:value="1.59931E-016" calcext:value-type="float">
            <text:p>1.59931E-16</text:p>
          </table:table-cell>
          <table:table-cell office:value-type="float" office:value="-8.96106E-017" calcext:value-type="float">
            <text:p>-8.96106E-17</text:p>
          </table:table-cell>
          <table:table-cell office:value-type="float" office:value="-4.5248E-015" calcext:value-type="float">
            <text:p>-4.5248E-15</text:p>
          </table:table-cell>
          <table:table-cell office:value-type="float" office:value="-6.14686E-015" calcext:value-type="float">
            <text:p>-6.14686E-15</text:p>
          </table:table-cell>
          <table:table-cell office:value-type="float" office:value="0.000000000000141052" calcext:value-type="float">
            <text:p>1.41052E-13</text:p>
          </table:table-cell>
          <table:table-cell office:value-type="float" office:value="0.000000000000499105" calcext:value-type="float">
            <text:p>4.99105E-13</text:p>
          </table:table-cell>
          <table:table-cell office:value-type="float" office:value="-0.00000000000532197" calcext:value-type="float">
            <text:p>-5.32197E-12</text:p>
          </table:table-cell>
          <table:table-cell office:value-type="float" office:value="-0.0000000000433124" calcext:value-type="float">
            <text:p>-4.33124E-11</text:p>
          </table:table-cell>
          <table:table-cell office:value-type="float" office:value="0.000000000168513" calcext:value-type="float">
            <text:p>1.68513E-10</text:p>
          </table:table-cell>
          <table:table-cell office:value-type="float" office:value="0.0000000051051" calcext:value-type="float">
            <text:p>5.1051E-09</text:p>
          </table:table-cell>
          <table:table-cell office:value-type="float" office:value="0.0000000131005" calcext:value-type="float">
            <text:p>1.31005E-08</text:p>
          </table:table-cell>
          <table:table-cell office:value-type="float" office:value="0.0000000450905" calcext:value-type="float">
            <text:p>4.50905E-08</text:p>
          </table:table-cell>
          <table:table-cell office:value-type="float" office:value="0.0000001285" calcext:value-type="float">
            <text:p>1.285E-07</text:p>
          </table:table-cell>
          <table:table-cell office:value-type="float" office:value="0.000000284148" calcext:value-type="float">
            <text:p>2.84148E-07</text:p>
          </table:table-cell>
          <table:table-cell office:value-type="float" office:value="0.000000608053" calcext:value-type="float">
            <text:p>6.08053E-07</text:p>
          </table:table-cell>
          <table:table-cell office:value-type="float" office:value="0.00000110608" calcext:value-type="float">
            <text:p>1.10608E-06</text:p>
          </table:table-cell>
          <table:table-cell office:value-type="float" office:value="0.00000190078" calcext:value-type="float">
            <text:p>1.90078E-06</text:p>
          </table:table-cell>
          <table:table-cell office:value-type="float" office:value="0.0000032313" calcext:value-type="float">
            <text:p>3.2313E-06</text:p>
          </table:table-cell>
          <table:table-cell office:value-type="float" office:value="0.00000531764" calcext:value-type="float">
            <text:p>5.31764E-06</text:p>
          </table:table-cell>
          <table:table-cell office:value-type="float" office:value="0.00000782021" calcext:value-type="float">
            <text:p>7.82021E-06</text:p>
          </table:table-cell>
          <table:table-cell office:value-type="float" office:value="0.0000113935" calcext:value-type="float">
            <text:p>1.13935E-05</text:p>
          </table:table-cell>
          <table:table-cell office:value-type="float" office:value="0.0000167382" calcext:value-type="float">
            <text:p>1.67382E-05</text:p>
          </table:table-cell>
          <table:table-cell office:value-type="float" office:value="0.0000238601" calcext:value-type="float">
            <text:p>2.38601E-05</text:p>
          </table:table-cell>
          <table:table-cell office:value-type="float" office:value="0.0000318522" calcext:value-type="float">
            <text:p>3.18522E-05</text:p>
          </table:table-cell>
          <table:table-cell office:value-type="float" office:value="0.0000417397" calcext:value-type="float">
            <text:p>4.17397E-05</text:p>
          </table:table-cell>
          <table:table-cell office:value-type="float" office:value="0.0000553841" calcext:value-type="float">
            <text:p>5.53841E-05</text:p>
          </table:table-cell>
          <table:table-cell office:value-type="float" office:value="0.0000732909" calcext:value-type="float">
            <text:p>7.32909E-05</text:p>
          </table:table-cell>
          <table:table-cell office:value-type="float" office:value="0.0000897113" calcext:value-type="float">
            <text:p>8.97113E-05</text:p>
          </table:table-cell>
          <table:table-cell office:value-type="float" office:value="0.000110962" calcext:value-type="float">
            <text:p>0.000110962</text:p>
          </table:table-cell>
          <table:table-cell office:value-type="float" office:value="0.000140232" calcext:value-type="float">
            <text:p>0.000140232</text:p>
          </table:table-cell>
          <table:table-cell office:value-type="float" office:value="0.000170832" calcext:value-type="float">
            <text:p>0.000170832</text:p>
          </table:table-cell>
          <table:table-cell office:value-type="float" office:value="0.000205833" calcext:value-type="float">
            <text:p>0.000205833</text:p>
          </table:table-cell>
          <table:table-cell office:value-type="float" office:value="0.000245508" calcext:value-type="float">
            <text:p>0.000245508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339879" calcext:value-type="float">
            <text:p>0.000339879</text:p>
          </table:table-cell>
          <table:table-cell office:value-type="float" office:value="0.000395017" calcext:value-type="float">
            <text:p>0.000395017</text:p>
          </table:table-cell>
          <table:table-cell office:value-type="float" office:value="0.000455712" calcext:value-type="float">
            <text:p>0.000455712</text:p>
          </table:table-cell>
          <table:table-cell office:value-type="float" office:value="0.000522127" calcext:value-type="float">
            <text:p>0.000522127</text:p>
          </table:table-cell>
          <table:table-cell office:value-type="float" office:value="0.000594401" calcext:value-type="float">
            <text:p>0.000594401</text:p>
          </table:table-cell>
          <table:table-cell office:value-type="float" office:value="0.000672646" calcext:value-type="float">
            <text:p>0.000672646</text:p>
          </table:table-cell>
          <table:table-cell office:value-type="float" office:value="0.000756954" calcext:value-type="float">
            <text:p>0.000756954</text:p>
          </table:table-cell>
          <table:table-cell office:value-type="float" office:value="0.000847392" calcext:value-type="float">
            <text:p>0.000847392</text:p>
          </table:table-cell>
          <table:table-cell office:value-type="float" office:value="0.000944005" calcext:value-type="float">
            <text:p>0.000944005</text:p>
          </table:table-cell>
          <table:table-cell office:value-type="float" office:value="0.00104682" calcext:value-type="float">
            <text:p>0.00104682</text:p>
          </table:table-cell>
          <table:table-cell office:value-type="float" office:value="0.00115583" calcext:value-type="float">
            <text:p>0.00115583</text:p>
          </table:table-cell>
          <table:table-cell office:value-type="float" office:value="0.00127104" calcext:value-type="float">
            <text:p>0.00127104</text:p>
          </table:table-cell>
          <table:table-cell office:value-type="float" office:value="0.0013924" calcext:value-type="float">
            <text:p>0.0013924</text:p>
          </table:table-cell>
          <table:table-cell office:value-type="float" office:value="0.00151986" calcext:value-type="float">
            <text:p>0.00151986</text:p>
          </table:table-cell>
          <table:table-cell office:value-type="float" office:value="0.00165337" calcext:value-type="float">
            <text:p>0.00165337</text:p>
          </table:table-cell>
          <table:table-cell office:value-type="float" office:value="0.00179285" calcext:value-type="float">
            <text:p>0.00179285</text:p>
          </table:table-cell>
          <table:table-cell office:value-type="float" office:value="0.00193819" calcext:value-type="float">
            <text:p>0.00193819</text:p>
          </table:table-cell>
          <table:table-cell office:value-type="float" office:value="0.00208931" calcext:value-type="float">
            <text:p>0.00208931</text:p>
          </table:table-cell>
          <table:table-cell office:value-type="float" office:value="0.00224608" calcext:value-type="float">
            <text:p>0.00224608</text:p>
          </table:table-cell>
          <table:table-cell office:value-type="float" office:value="0.00240838" calcext:value-type="float">
            <text:p>0.00240838</text:p>
          </table:table-cell>
          <table:table-cell office:value-type="float" office:value="0.00257609" calcext:value-type="float">
            <text:p>0.00257609</text:p>
          </table:table-cell>
          <table:table-cell office:value-type="float" office:value="0.00274907" calcext:value-type="float">
            <text:p>0.00274907</text:p>
          </table:table-cell>
          <table:table-cell office:value-type="float" office:value="0.00292717" calcext:value-type="float">
            <text:p>0.00292717</text:p>
          </table:table-cell>
          <table:table-cell office:value-type="float" office:value="0.00311024" calcext:value-type="float">
            <text:p>0.00311024</text:p>
          </table:table-cell>
          <table:table-cell office:value-type="float" office:value="0.00329813" calcext:value-type="float">
            <text:p>0.00329813</text:p>
          </table:table-cell>
          <table:table-cell office:value-type="float" office:value="0.00347052" calcext:value-type="float">
            <text:p>0.00347052</text:p>
          </table:table-cell>
          <table:table-cell office:value-type="float" office:value="0.00364659" calcext:value-type="float">
            <text:p>0.00364659</text:p>
          </table:table-cell>
          <table:table-cell office:value-type="float" office:value="0.00385387" calcext:value-type="float">
            <text:p>0.00385387</text:p>
          </table:table-cell>
          <table:table-cell office:value-type="float" office:value="0.00408799" calcext:value-type="float">
            <text:p>0.00408799</text:p>
          </table:table-cell>
          <table:table-cell office:value-type="float" office:value="0.00426164" calcext:value-type="float">
            <text:p>0.00426164</text:p>
          </table:table-cell>
          <table:table-cell office:value-type="float" office:value="0.00446433" calcext:value-type="float">
            <text:p>0.00446433</text:p>
          </table:table-cell>
          <table:table-cell office:value-type="float" office:value="0.00471158" calcext:value-type="float">
            <text:p>0.00471158</text:p>
          </table:table-cell>
          <table:table-cell office:value-type="float" office:value="0.0049216" calcext:value-type="float">
            <text:p>0.0049216</text:p>
          </table:table-cell>
          <table:table-cell office:value-type="float" office:value="0.00514828" calcext:value-type="float">
            <text:p>0.00514828</text:p>
          </table:table-cell>
          <table:table-cell office:value-type="float" office:value="0.00538802" calcext:value-type="float">
            <text:p>0.00538802</text:p>
          </table:table-cell>
          <table:table-cell office:value-type="float" office:value="0.00563119" calcext:value-type="float">
            <text:p>0.00563119</text:p>
          </table:table-cell>
          <table:table-cell office:value-type="float" office:value="0.00582793" calcext:value-type="float">
            <text:p>0.00582793</text:p>
          </table:table-cell>
          <table:table-cell office:value-type="float" office:value="0.00604416" calcext:value-type="float">
            <text:p>0.00604416</text:p>
          </table:table-cell>
          <table:table-cell office:value-type="float" office:value="0.00630375" calcext:value-type="float">
            <text:p>0.00630375</text:p>
          </table:table-cell>
          <table:table-cell office:value-type="float" office:value="0.00654752" calcext:value-type="float">
            <text:p>0.00654752</text:p>
          </table:table-cell>
          <table:table-cell office:value-type="float" office:value="0.006792" calcext:value-type="float">
            <text:p>0.00679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7E-037" calcext:value-type="float">
            <text:p>2.447E-37</text:p>
          </table:table-cell>
          <table:table-cell office:value-type="float" office:value="-3.02611E-035" calcext:value-type="float">
            <text:p>-3.02611E-35</text:p>
          </table:table-cell>
          <table:table-cell office:value-type="float" office:value="-1.74175E-033" calcext:value-type="float">
            <text:p>-1.74175E-33</text:p>
          </table:table-cell>
          <table:table-cell office:value-type="float" office:value="-9.56469E-033" calcext:value-type="float">
            <text:p>-9.56469E-33</text:p>
          </table:table-cell>
          <table:table-cell office:value-type="float" office:value="3.40115E-031" calcext:value-type="float">
            <text:p>3.40115E-31</text:p>
          </table:table-cell>
          <table:table-cell office:value-type="float" office:value="5.59692E-030" calcext:value-type="float">
            <text:p>5.59692E-30</text:p>
          </table:table-cell>
          <table:table-cell office:value-type="float" office:value="2.88879E-029" calcext:value-type="float">
            <text:p>2.88879E-29</text:p>
          </table:table-cell>
          <table:table-cell office:value-type="float" office:value="-7.1195E-029" calcext:value-type="float">
            <text:p>-7.1195E-29</text:p>
          </table:table-cell>
          <table:table-cell office:value-type="float" office:value="-1.86752E-027" calcext:value-type="float">
            <text:p>-1.86752E-27</text:p>
          </table:table-cell>
          <table:table-cell office:value-type="float" office:value="-1.12212E-026" calcext:value-type="float">
            <text:p>-1.12212E-26</text:p>
          </table:table-cell>
          <table:table-cell office:value-type="float" office:value="-2.01E-026" calcext:value-type="float">
            <text:p>-2.01E-26</text:p>
          </table:table-cell>
          <table:table-cell office:value-type="float" office:value="1.6863E-025" calcext:value-type="float">
            <text:p>1.6863E-25</text:p>
          </table:table-cell>
          <table:table-cell office:value-type="float" office:value="1.46442E-024" calcext:value-type="float">
            <text:p>1.46442E-24</text:p>
          </table:table-cell>
          <table:table-cell office:value-type="float" office:value="4.61114E-024" calcext:value-type="float">
            <text:p>4.61114E-24</text:p>
          </table:table-cell>
          <table:table-cell office:value-type="float" office:value="-4.58422E-024" calcext:value-type="float">
            <text:p>-4.58422E-24</text:p>
          </table:table-cell>
          <table:table-cell office:value-type="float" office:value="-1.11435E-022" calcext:value-type="float">
            <text:p>-1.11435E-22</text:p>
          </table:table-cell>
          <table:table-cell office:value-type="float" office:value="-4.54341E-022" calcext:value-type="float">
            <text:p>-4.54341E-22</text:p>
          </table:table-cell>
          <table:table-cell office:value-type="float" office:value="-3.38926E-025" calcext:value-type="float">
            <text:p>-3.38926E-25</text:p>
          </table:table-cell>
          <table:table-cell office:value-type="float" office:value="8.71587E-021" calcext:value-type="float">
            <text:p>8.71587E-21</text:p>
          </table:table-cell>
          <table:table-cell office:value-type="float" office:value="3.56327E-020" calcext:value-type="float">
            <text:p>3.56327E-20</text:p>
          </table:table-cell>
          <table:table-cell office:value-type="float" office:value="-4.71744E-020" calcext:value-type="float">
            <text:p>-4.71744E-20</text:p>
          </table:table-cell>
          <table:table-cell office:value-type="float" office:value="-9.47754E-019" calcext:value-type="float">
            <text:p>-9.47754E-19</text:p>
          </table:table-cell>
          <table:table-cell office:value-type="float" office:value="-1.75688E-018" calcext:value-type="float">
            <text:p>-1.75688E-18</text:p>
          </table:table-cell>
          <table:table-cell office:value-type="float" office:value="1.94278E-017" calcext:value-type="float">
            <text:p>1.94278E-17</text:p>
          </table:table-cell>
          <table:table-cell office:value-type="float" office:value="9.11981E-017" calcext:value-type="float">
            <text:p>9.11981E-17</text:p>
          </table:table-cell>
          <table:table-cell office:value-type="float" office:value="-4.15422E-016" calcext:value-type="float">
            <text:p>-4.15422E-16</text:p>
          </table:table-cell>
          <table:table-cell office:value-type="float" office:value="-3.64643E-015" calcext:value-type="float">
            <text:p>-3.64643E-15</text:p>
          </table:table-cell>
          <table:table-cell office:value-type="float" office:value="0.0000000000000108167" calcext:value-type="float">
            <text:p>1.08167E-14</text:p>
          </table:table-cell>
          <table:table-cell office:value-type="float" office:value="0.000000000000168299" calcext:value-type="float">
            <text:p>1.68299E-13</text:p>
          </table:table-cell>
          <table:table-cell office:value-type="float" office:value="-0.000000000000311453" calcext:value-type="float">
            <text:p>-3.11453E-13</text:p>
          </table:table-cell>
          <table:table-cell office:value-type="float" office:value="-0.0000000000108204" calcext:value-type="float">
            <text:p>-1.08204E-11</text:p>
          </table:table-cell>
          <table:table-cell office:value-type="float" office:value="-0.0000000000129603" calcext:value-type="float">
            <text:p>-1.29603E-11</text:p>
          </table:table-cell>
          <table:table-cell office:value-type="float" office:value="0.000000000965522" calcext:value-type="float">
            <text:p>9.65522E-10</text:p>
          </table:table-cell>
          <table:table-cell office:value-type="float" office:value="0.00000000291081" calcext:value-type="float">
            <text:p>2.91081E-09</text:p>
          </table:table-cell>
          <table:table-cell office:value-type="float" office:value="0.0000000117793" calcext:value-type="float">
            <text:p>1.17793E-08</text:p>
          </table:table-cell>
          <table:table-cell office:value-type="float" office:value="0.0000000376646" calcext:value-type="float">
            <text:p>3.76646E-08</text:p>
          </table:table-cell>
          <table:table-cell office:value-type="float" office:value="0.0000000901954" calcext:value-type="float">
            <text:p>9.01954E-08</text:p>
          </table:table-cell>
          <table:table-cell office:value-type="float" office:value="0.000000207461" calcext:value-type="float">
            <text:p>2.07461E-07</text:p>
          </table:table-cell>
          <table:table-cell office:value-type="float" office:value="0.000000398738" calcext:value-type="float">
            <text:p>3.98738E-07</text:p>
          </table:table-cell>
          <table:table-cell office:value-type="float" office:value="0.000000719427" calcext:value-type="float">
            <text:p>7.19427E-07</text:p>
          </table:table-cell>
          <table:table-cell office:value-type="float" office:value="0.00000128152" calcext:value-type="float">
            <text:p>1.28152E-06</text:p>
          </table:table-cell>
          <table:table-cell office:value-type="float" office:value="0.00000220188" calcext:value-type="float">
            <text:p>2.20188E-06</text:p>
          </table:table-cell>
          <table:table-cell office:value-type="float" office:value="0.00000334898" calcext:value-type="float">
            <text:p>3.34898E-06</text:p>
          </table:table-cell>
          <table:table-cell office:value-type="float" office:value="0.00000503994" calcext:value-type="float">
            <text:p>5.03994E-06</text:p>
          </table:table-cell>
          <table:table-cell office:value-type="float" office:value="0.00000765037" calcext:value-type="float">
            <text:p>7.65037E-06</text:p>
          </table:table-cell>
          <table:table-cell office:value-type="float" office:value="0.0000112372" calcext:value-type="float">
            <text:p>1.12372E-05</text:p>
          </table:table-cell>
          <table:table-cell office:value-type="float" office:value="0.0000153775" calcext:value-type="float">
            <text:p>1.53775E-05</text:p>
          </table:table-cell>
          <table:table-cell office:value-type="float" office:value="0.0000206213" calcext:value-type="float">
            <text:p>2.06213E-05</text:p>
          </table:table-cell>
          <table:table-cell office:value-type="float" office:value="0.0000280233" calcext:value-type="float">
            <text:p>2.80233E-05</text:p>
          </table:table-cell>
          <table:table-cell office:value-type="float" office:value="0.0000379624" calcext:value-type="float">
            <text:p>3.79624E-05</text:p>
          </table:table-cell>
          <table:table-cell office:value-type="float" office:value="0.0000472875" calcext:value-type="float">
            <text:p>4.72875E-05</text:p>
          </table:table-cell>
          <table:table-cell office:value-type="float" office:value="0.0000595547" calcext:value-type="float">
            <text:p>5.95547E-05</text:p>
          </table:table-cell>
          <table:table-cell office:value-type="float" office:value="0.0000767591" calcext:value-type="float">
            <text:p>7.67591E-05</text:p>
          </table:table-cell>
          <table:table-cell office:value-type="float" office:value="0.0000950863" calcext:value-type="float">
            <text:p>9.50863E-05</text:p>
          </table:table-cell>
          <table:table-cell office:value-type="float" office:value="0.000116394" calcext:value-type="float">
            <text:p>0.000116394</text:p>
          </table:table-cell>
          <table:table-cell office:value-type="float" office:value="0.000140924" calcext:value-type="float">
            <text:p>0.000140924</text:p>
          </table:table-cell>
          <table:table-cell office:value-type="float" office:value="0.000168908" calcext:value-type="float">
            <text:p>0.000168908</text:p>
          </table:table-cell>
          <table:table-cell office:value-type="float" office:value="0.000200568" calcext:value-type="float">
            <text:p>0.000200568</text:p>
          </table:table-cell>
          <table:table-cell office:value-type="float" office:value="0.000236113" calcext:value-type="float">
            <text:p>0.000236113</text:p>
          </table:table-cell>
          <table:table-cell office:value-type="float" office:value="0.000275737" calcext:value-type="float">
            <text:p>0.000275737</text:p>
          </table:table-cell>
          <table:table-cell office:value-type="float" office:value="0.00031962" calcext:value-type="float">
            <text:p>0.00031962</text:p>
          </table:table-cell>
          <table:table-cell office:value-type="float" office:value="0.000367925" calcext:value-type="float">
            <text:p>0.000367925</text:p>
          </table:table-cell>
          <table:table-cell office:value-type="float" office:value="0.000420798" calcext:value-type="float">
            <text:p>0.000420798</text:p>
          </table:table-cell>
          <table:table-cell office:value-type="float" office:value="0.000478369" calcext:value-type="float">
            <text:p>0.000478369</text:p>
          </table:table-cell>
          <table:table-cell office:value-type="float" office:value="0.000540751" calcext:value-type="float">
            <text:p>0.000540751</text:p>
          </table:table-cell>
          <table:table-cell office:value-type="float" office:value="0.000608037" calcext:value-type="float">
            <text:p>0.000608037</text:p>
          </table:table-cell>
          <table:table-cell office:value-type="float" office:value="0.000680307" calcext:value-type="float">
            <text:p>0.000680307</text:p>
          </table:table-cell>
          <table:table-cell office:value-type="float" office:value="0.000757622" calcext:value-type="float">
            <text:p>0.000757622</text:p>
          </table:table-cell>
          <table:table-cell office:value-type="float" office:value="0.000840027" calcext:value-type="float">
            <text:p>0.000840027</text:p>
          </table:table-cell>
          <table:table-cell office:value-type="float" office:value="0.000927552" calcext:value-type="float">
            <text:p>0.000927552</text:p>
          </table:table-cell>
          <table:table-cell office:value-type="float" office:value="0.00102021" calcext:value-type="float">
            <text:p>0.00102021</text:p>
          </table:table-cell>
          <table:table-cell office:value-type="float" office:value="0.00111801" calcext:value-type="float">
            <text:p>0.00111801</text:p>
          </table:table-cell>
          <table:table-cell office:value-type="float" office:value="0.00122092" calcext:value-type="float">
            <text:p>0.00122092</text:p>
          </table:table-cell>
          <table:table-cell office:value-type="float" office:value="0.00132894" calcext:value-type="float">
            <text:p>0.00132894</text:p>
          </table:table-cell>
          <table:table-cell office:value-type="float" office:value="0.00144202" calcext:value-type="float">
            <text:p>0.00144202</text:p>
          </table:table-cell>
          <table:table-cell office:value-type="float" office:value="0.00156011" calcext:value-type="float">
            <text:p>0.00156011</text:p>
          </table:table-cell>
          <table:table-cell office:value-type="float" office:value="0.00168315" calcext:value-type="float">
            <text:p>0.00168315</text:p>
          </table:table-cell>
          <table:table-cell office:value-type="float" office:value="0.00181108" calcext:value-type="float">
            <text:p>0.00181108</text:p>
          </table:table-cell>
          <table:table-cell office:value-type="float" office:value="0.00194382" calcext:value-type="float">
            <text:p>0.00194382</text:p>
          </table:table-cell>
          <table:table-cell office:value-type="float" office:value="0.00208129" calcext:value-type="float">
            <text:p>0.00208129</text:p>
          </table:table-cell>
          <table:table-cell office:value-type="float" office:value="0.0022234" calcext:value-type="float">
            <text:p>0.0022234</text:p>
          </table:table-cell>
          <table:table-cell office:value-type="float" office:value="0.00237005" calcext:value-type="float">
            <text:p>0.00237005</text:p>
          </table:table-cell>
          <table:table-cell office:value-type="float" office:value="0.00250547" calcext:value-type="float">
            <text:p>0.00250547</text:p>
          </table:table-cell>
          <table:table-cell office:value-type="float" office:value="0.00264434" calcext:value-type="float">
            <text:p>0.00264434</text:p>
          </table:table-cell>
          <table:table-cell office:value-type="float" office:value="0.00280848" calcext:value-type="float">
            <text:p>0.00280848</text:p>
          </table:table-cell>
          <table:table-cell office:value-type="float" office:value="0.00299466" calcext:value-type="float">
            <text:p>0.00299466</text:p>
          </table:table-cell>
          <table:table-cell office:value-type="float" office:value="0.00313382" calcext:value-type="float">
            <text:p>0.00313382</text:p>
          </table:table-cell>
          <table:table-cell office:value-type="float" office:value="0.00329666" calcext:value-type="float">
            <text:p>0.00329666</text:p>
          </table:table-cell>
          <table:table-cell office:value-type="float" office:value="0.00349603" calcext:value-type="float">
            <text:p>0.00349603</text:p>
          </table:table-cell>
          <table:table-cell office:value-type="float" office:value="0.00366637" calcext:value-type="float">
            <text:p>0.00366637</text:p>
          </table:table-cell>
          <table:table-cell office:value-type="float" office:value="0.00385088" calcext:value-type="float">
            <text:p>0.00385088</text:p>
          </table:table-cell>
          <table:table-cell office:value-type="float" office:value="0.00404678" calcext:value-type="float">
            <text:p>0.00404678</text:p>
          </table:table-cell>
          <table:table-cell office:value-type="float" office:value="0.00424627" calcext:value-type="float">
            <text:p>0.00424627</text:p>
          </table:table-cell>
          <table:table-cell office:value-type="float" office:value="0.00440876" calcext:value-type="float">
            <text:p>0.00440876</text:p>
          </table:table-cell>
          <table:table-cell office:value-type="float" office:value="0.00458766" calcext:value-type="float">
            <text:p>0.00458766</text:p>
          </table:table-cell>
          <table:table-cell office:value-type="float" office:value="0.00480303" calcext:value-type="float">
            <text:p>0.00480303</text:p>
          </table:table-cell>
          <table:table-cell office:value-type="float" office:value="0.00500614" calcext:value-type="float">
            <text:p>0.00500614</text:p>
          </table:table-cell>
          <table:table-cell office:value-type="float" office:value="0.00521058" calcext:value-type="float">
            <text:p>0.0052105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75405E-039" calcext:value-type="float">
            <text:p>6.75405E-39</text:p>
          </table:table-cell>
          <table:table-cell office:value-type="float" office:value="1.05602E-036" calcext:value-type="float">
            <text:p>1.05602E-36</text:p>
          </table:table-cell>
          <table:table-cell office:value-type="float" office:value="-2.81293E-035" calcext:value-type="float">
            <text:p>-2.81293E-35</text:p>
          </table:table-cell>
          <table:table-cell office:value-type="float" office:value="-1.57291E-033" calcext:value-type="float">
            <text:p>-1.57291E-33</text:p>
          </table:table-cell>
          <table:table-cell office:value-type="float" office:value="-1.5647E-032" calcext:value-type="float">
            <text:p>-1.5647E-32</text:p>
          </table:table-cell>
          <table:table-cell office:value-type="float" office:value="6.35588E-032" calcext:value-type="float">
            <text:p>6.35588E-32</text:p>
          </table:table-cell>
          <table:table-cell office:value-type="float" office:value="2.30135E-030" calcext:value-type="float">
            <text:p>2.30135E-30</text:p>
          </table:table-cell>
          <table:table-cell office:value-type="float" office:value="1.75758E-029" calcext:value-type="float">
            <text:p>1.75758E-29</text:p>
          </table:table-cell>
          <table:table-cell office:value-type="float" office:value="3.10776E-029" calcext:value-type="float">
            <text:p>3.10776E-29</text:p>
          </table:table-cell>
          <table:table-cell office:value-type="float" office:value="-4.76712E-028" calcext:value-type="float">
            <text:p>-4.76712E-28</text:p>
          </table:table-cell>
          <table:table-cell office:value-type="float" office:value="-4.44185E-027" calcext:value-type="float">
            <text:p>-4.44185E-27</text:p>
          </table:table-cell>
          <table:table-cell office:value-type="float" office:value="-1.50475E-026" calcext:value-type="float">
            <text:p>-1.50475E-26</text:p>
          </table:table-cell>
          <table:table-cell office:value-type="float" office:value="2.43663E-026" calcext:value-type="float">
            <text:p>2.43663E-26</text:p>
          </table:table-cell>
          <table:table-cell office:value-type="float" office:value="4.96781E-025" calcext:value-type="float">
            <text:p>4.96781E-25</text:p>
          </table:table-cell>
          <table:table-cell office:value-type="float" office:value="2.17688E-024" calcext:value-type="float">
            <text:p>2.17688E-24</text:p>
          </table:table-cell>
          <table:table-cell office:value-type="float" office:value="7.79756E-025" calcext:value-type="float">
            <text:p>7.79756E-25</text:p>
          </table:table-cell>
          <table:table-cell office:value-type="float" office:value="-4.1457E-023" calcext:value-type="float">
            <text:p>-4.1457E-23</text:p>
          </table:table-cell>
          <table:table-cell office:value-type="float" office:value="-2.10324E-022" calcext:value-type="float">
            <text:p>-2.10324E-22</text:p>
          </table:table-cell>
          <table:table-cell office:value-type="float" office:value="-4.4585E-023" calcext:value-type="float">
            <text:p>-4.4585E-23</text:p>
          </table:table-cell>
          <table:table-cell office:value-type="float" office:value="4.44389E-021" calcext:value-type="float">
            <text:p>4.44389E-21</text:p>
          </table:table-cell>
          <table:table-cell office:value-type="float" office:value="1.75685E-020" calcext:value-type="float">
            <text:p>1.75685E-20</text:p>
          </table:table-cell>
          <table:table-cell office:value-type="float" office:value="-5.0472E-020" calcext:value-type="float">
            <text:p>-5.0472E-20</text:p>
          </table:table-cell>
          <table:table-cell office:value-type="float" office:value="-6.03617E-019" calcext:value-type="float">
            <text:p>-6.03617E-19</text:p>
          </table:table-cell>
          <table:table-cell office:value-type="float" office:value="-2.1523E-020" calcext:value-type="float">
            <text:p>-2.1523E-20</text:p>
          </table:table-cell>
          <table:table-cell office:value-type="float" office:value="1.83258E-017" calcext:value-type="float">
            <text:p>1.83258E-17</text:p>
          </table:table-cell>
          <table:table-cell office:value-type="float" office:value="2.70621E-017" calcext:value-type="float">
            <text:p>2.70621E-17</text:p>
          </table:table-cell>
          <table:table-cell office:value-type="float" office:value="-6.44733E-016" calcext:value-type="float">
            <text:p>-6.44733E-16</text:p>
          </table:table-cell>
          <table:table-cell office:value-type="float" office:value="-1.55028E-015" calcext:value-type="float">
            <text:p>-1.55028E-15</text:p>
          </table:table-cell>
          <table:table-cell office:value-type="float" office:value="0.0000000000000296267" calcext:value-type="float">
            <text:p>2.96267E-14</text:p>
          </table:table-cell>
          <table:table-cell office:value-type="float" office:value="0.000000000000100438" calcext:value-type="float">
            <text:p>1.00438E-13</text:p>
          </table:table-cell>
          <table:table-cell office:value-type="float" office:value="-0.00000000000188455" calcext:value-type="float">
            <text:p>-1.88455E-12</text:p>
          </table:table-cell>
          <table:table-cell office:value-type="float" office:value="-0.0000000000122988" calcext:value-type="float">
            <text:p>-1.22988E-11</text:p>
          </table:table-cell>
          <table:table-cell office:value-type="float" office:value="0.000000000143608" calcext:value-type="float">
            <text:p>1.43608E-10</text:p>
          </table:table-cell>
          <table:table-cell office:value-type="float" office:value="0.000000000564396" calcext:value-type="float">
            <text:p>5.64396E-10</text:p>
          </table:table-cell>
          <table:table-cell office:value-type="float" office:value="0.00000000282577" calcext:value-type="float">
            <text:p>2.82577E-09</text:p>
          </table:table-cell>
          <table:table-cell office:value-type="float" office:value="0.0000000103471" calcext:value-type="float">
            <text:p>1.03471E-08</text:p>
          </table:table-cell>
          <table:table-cell office:value-type="float" office:value="0.0000000270971" calcext:value-type="float">
            <text:p>2.70971E-08</text:p>
          </table:table-cell>
          <table:table-cell office:value-type="float" office:value="0.0000000674935" calcext:value-type="float">
            <text:p>6.74935E-08</text:p>
          </table:table-cell>
          <table:table-cell office:value-type="float" office:value="0.000000137638" calcext:value-type="float">
            <text:p>1.37638E-07</text:p>
          </table:table-cell>
          <table:table-cell office:value-type="float" office:value="0.000000261561" calcext:value-type="float">
            <text:p>2.61561E-07</text:p>
          </table:table-cell>
          <table:table-cell office:value-type="float" office:value="0.000000489773" calcext:value-type="float">
            <text:p>4.89773E-07</text:p>
          </table:table-cell>
          <table:table-cell office:value-type="float" office:value="0.000000881382" calcext:value-type="float">
            <text:p>8.81382E-07</text:p>
          </table:table-cell>
          <table:table-cell office:value-type="float" office:value="0.00000138772" calcext:value-type="float">
            <text:p>1.38772E-06</text:p>
          </table:table-cell>
          <table:table-cell office:value-type="float" office:value="0.00000216015" calcext:value-type="float">
            <text:p>2.16015E-06</text:p>
          </table:table-cell>
          <table:table-cell office:value-type="float" office:value="0.00000339455" calcext:value-type="float">
            <text:p>3.39455E-06</text:p>
          </table:table-cell>
          <table:table-cell office:value-type="float" office:value="0.00000514733" calcext:value-type="float">
            <text:p>5.14733E-06</text:p>
          </table:table-cell>
          <table:table-cell office:value-type="float" office:value="0.0000072241" calcext:value-type="float">
            <text:p>7.2241E-06</text:p>
          </table:table-cell>
          <table:table-cell office:value-type="float" office:value="0.0000099198" calcext:value-type="float">
            <text:p>9.9198E-06</text:p>
          </table:table-cell>
          <table:table-cell office:value-type="float" office:value="0.0000138227" calcext:value-type="float">
            <text:p>1.38227E-05</text:p>
          </table:table-cell>
          <table:table-cell office:value-type="float" office:value="0.0000192007" calcext:value-type="float">
            <text:p>1.92007E-05</text:p>
          </table:table-cell>
          <table:table-cell office:value-type="float" office:value="0.0000243344" calcext:value-type="float">
            <text:p>2.43344E-05</text:p>
          </table:table-cell>
          <table:table-cell office:value-type="float" office:value="0.0000312234" calcext:value-type="float">
            <text:p>3.12234E-05</text:p>
          </table:table-cell>
          <table:table-cell office:value-type="float" office:value="0.00004109" calcext:value-type="float">
            <text:p>4.109E-05</text:p>
          </table:table-cell>
          <table:table-cell office:value-type="float" office:value="0.0000517928" calcext:value-type="float">
            <text:p>5.17928E-05</text:p>
          </table:table-cell>
          <table:table-cell office:value-type="float" office:value="0.0000644483" calcext:value-type="float">
            <text:p>6.44483E-05</text:p>
          </table:table-cell>
          <table:table-cell office:value-type="float" office:value="0.0000792526" calcext:value-type="float">
            <text:p>7.92526E-05</text:p>
          </table:table-cell>
          <table:table-cell office:value-type="float" office:value="0.0000963999" calcext:value-type="float">
            <text:p>9.63999E-05</text:p>
          </table:table-cell>
          <table:table-cell office:value-type="float" office:value="0.000116081" calcext:value-type="float">
            <text:p>0.000116081</text:p>
          </table:table-cell>
          <table:table-cell office:value-type="float" office:value="0.000138482" calcext:value-type="float">
            <text:p>0.000138482</text:p>
          </table:table-cell>
          <table:table-cell office:value-type="float" office:value="0.000163782" calcext:value-type="float">
            <text:p>0.000163782</text:p>
          </table:table-cell>
          <table:table-cell office:value-type="float" office:value="0.000192152" calcext:value-type="float">
            <text:p>0.000192152</text:p>
          </table:table-cell>
          <table:table-cell office:value-type="float" office:value="0.000223755" calcext:value-type="float">
            <text:p>0.000223755</text:p>
          </table:table-cell>
          <table:table-cell office:value-type="float" office:value="0.000258741" calcext:value-type="float">
            <text:p>0.000258741</text:p>
          </table:table-cell>
          <table:table-cell office:value-type="float" office:value="0.000297252" calcext:value-type="float">
            <text:p>0.000297252</text:p>
          </table:table-cell>
          <table:table-cell office:value-type="float" office:value="0.000339418" calcext:value-type="float">
            <text:p>0.000339418</text:p>
          </table:table-cell>
          <table:table-cell office:value-type="float" office:value="0.000385355" calcext:value-type="float">
            <text:p>0.000385355</text:p>
          </table:table-cell>
          <table:table-cell office:value-type="float" office:value="0.000435169" calcext:value-type="float">
            <text:p>0.000435169</text:p>
          </table:table-cell>
          <table:table-cell office:value-type="float" office:value="0.000488952" calcext:value-type="float">
            <text:p>0.000488952</text:p>
          </table:table-cell>
          <table:table-cell office:value-type="float" office:value="0.000546785" calcext:value-type="float">
            <text:p>0.000546785</text:p>
          </table:table-cell>
          <table:table-cell office:value-type="float" office:value="0.000608737" calcext:value-type="float">
            <text:p>0.000608737</text:p>
          </table:table-cell>
          <table:table-cell office:value-type="float" office:value="0.000674862" calcext:value-type="float">
            <text:p>0.000674862</text:p>
          </table:table-cell>
          <table:table-cell office:value-type="float" office:value="0.000745205" calcext:value-type="float">
            <text:p>0.000745205</text:p>
          </table:table-cell>
          <table:table-cell office:value-type="float" office:value="0.000819797" calcext:value-type="float">
            <text:p>0.000819797</text:p>
          </table:table-cell>
          <table:table-cell office:value-type="float" office:value="0.000898662" calcext:value-type="float">
            <text:p>0.000898662</text:p>
          </table:table-cell>
          <table:table-cell office:value-type="float" office:value="0.000981809" calcext:value-type="float">
            <text:p>0.000981809</text:p>
          </table:table-cell>
          <table:table-cell office:value-type="float" office:value="0.00106924" calcext:value-type="float">
            <text:p>0.00106924</text:p>
          </table:table-cell>
          <table:table-cell office:value-type="float" office:value="0.00116094" calcext:value-type="float">
            <text:p>0.00116094</text:p>
          </table:table-cell>
          <table:table-cell office:value-type="float" office:value="0.0012569" calcext:value-type="float">
            <text:p>0.0012569</text:p>
          </table:table-cell>
          <table:table-cell office:value-type="float" office:value="0.00135708" calcext:value-type="float">
            <text:p>0.00135708</text:p>
          </table:table-cell>
          <table:table-cell office:value-type="float" office:value="0.00146146" calcext:value-type="float">
            <text:p>0.00146146</text:p>
          </table:table-cell>
          <table:table-cell office:value-type="float" office:value="0.00156999" calcext:value-type="float">
            <text:p>0.00156999</text:p>
          </table:table-cell>
          <table:table-cell office:value-type="float" office:value="0.00168263" calcext:value-type="float">
            <text:p>0.00168263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189463" calcext:value-type="float">
            <text:p>0.00189463</text:p>
          </table:table-cell>
          <table:table-cell office:value-type="float" office:value="0.0020226" calcext:value-type="float">
            <text:p>0.0020226</text:p>
          </table:table-cell>
          <table:table-cell office:value-type="float" office:value="0.00216873" calcext:value-type="float">
            <text:p>0.00216873</text:p>
          </table:table-cell>
          <table:table-cell office:value-type="float" office:value="0.00227811" calcext:value-type="float">
            <text:p>0.00227811</text:p>
          </table:table-cell>
          <table:table-cell office:value-type="float" office:value="0.00240687" calcext:value-type="float">
            <text:p>0.00240687</text:p>
          </table:table-cell>
          <table:table-cell office:value-type="float" office:value="0.00256547" calcext:value-type="float">
            <text:p>0.00256547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284944" calcext:value-type="float">
            <text:p>0.00284944</text:p>
          </table:table-cell>
          <table:table-cell office:value-type="float" office:value="0.00300735" calcext:value-type="float">
            <text:p>0.00300735</text:p>
          </table:table-cell>
          <table:table-cell office:value-type="float" office:value="0.00316891" calcext:value-type="float">
            <text:p>0.00316891</text:p>
          </table:table-cell>
          <table:table-cell office:value-type="float" office:value="0.00330059" calcext:value-type="float">
            <text:p>0.00330059</text:p>
          </table:table-cell>
          <table:table-cell office:value-type="float" office:value="0.00344632" calcext:value-type="float">
            <text:p>0.00344632</text:p>
          </table:table-cell>
          <table:table-cell office:value-type="float" office:value="0.00362264" calcext:value-type="float">
            <text:p>0.00362264</text:p>
          </table:table-cell>
          <table:table-cell office:value-type="float" office:value="0.00378952" calcext:value-type="float">
            <text:p>0.00378952</text:p>
          </table:table-cell>
          <table:table-cell office:value-type="float" office:value="0.0039581" calcext:value-type="float">
            <text:p>0.003958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9166E-040" calcext:value-type="float">
            <text:p>-2.59166E-40</text:p>
          </table:table-cell>
          <table:table-cell office:value-type="float" office:value="3.45355E-038" calcext:value-type="float">
            <text:p>3.45355E-38</text:p>
          </table:table-cell>
          <table:table-cell office:value-type="float" office:value="2.08624E-036" calcext:value-type="float">
            <text:p>2.08624E-36</text:p>
          </table:table-cell>
          <table:table-cell office:value-type="float" office:value="-3.71423E-036" calcext:value-type="float">
            <text:p>-3.71423E-36</text:p>
          </table:table-cell>
          <table:table-cell office:value-type="float" office:value="-9.49496E-034" calcext:value-type="float">
            <text:p>-9.49496E-34</text:p>
          </table:table-cell>
          <table:table-cell office:value-type="float" office:value="-1.2435E-032" calcext:value-type="float">
            <text:p>-1.2435E-32</text:p>
          </table:table-cell>
          <table:table-cell office:value-type="float" office:value="-2.99773E-032" calcext:value-type="float">
            <text:p>-2.99773E-32</text:p>
          </table:table-cell>
          <table:table-cell office:value-type="float" office:value="6.97609E-031" calcext:value-type="float">
            <text:p>6.97609E-31</text:p>
          </table:table-cell>
          <table:table-cell office:value-type="float" office:value="7.95858E-030" calcext:value-type="float">
            <text:p>7.95858E-30</text:p>
          </table:table-cell>
          <table:table-cell office:value-type="float" office:value="3.15014E-029" calcext:value-type="float">
            <text:p>3.15014E-29</text:p>
          </table:table-cell>
          <table:table-cell office:value-type="float" office:value="-7.53573E-029" calcext:value-type="float">
            <text:p>-7.53573E-29</text:p>
          </table:table-cell>
          <table:table-cell office:value-type="float" office:value="-1.56614E-027" calcext:value-type="float">
            <text:p>-1.56614E-27</text:p>
          </table:table-cell>
          <table:table-cell office:value-type="float" office:value="-7.658E-027" calcext:value-type="float">
            <text:p>-7.658E-27</text:p>
          </table:table-cell>
          <table:table-cell office:value-type="float" office:value="-4.06153E-027" calcext:value-type="float">
            <text:p>-4.06153E-27</text:p>
          </table:table-cell>
          <table:table-cell office:value-type="float" office:value="1.65695E-025" calcext:value-type="float">
            <text:p>1.65695E-25</text:p>
          </table:table-cell>
          <table:table-cell office:value-type="float" office:value="9.76941E-025" calcext:value-type="float">
            <text:p>9.76941E-25</text:p>
          </table:table-cell>
          <table:table-cell office:value-type="float" office:value="1.09571E-024" calcext:value-type="float">
            <text:p>1.09571E-24</text:p>
          </table:table-cell>
          <table:table-cell office:value-type="float" office:value="-1.73513E-023" calcext:value-type="float">
            <text:p>-1.73513E-23</text:p>
          </table:table-cell>
          <table:table-cell office:value-type="float" office:value="-1.02557E-022" calcext:value-type="float">
            <text:p>-1.02557E-22</text:p>
          </table:table-cell>
          <table:table-cell office:value-type="float" office:value="5.36703E-024" calcext:value-type="float">
            <text:p>5.36703E-24</text:p>
          </table:table-cell>
          <table:table-cell office:value-type="float" office:value="2.64067E-021" calcext:value-type="float">
            <text:p>2.64067E-21</text:p>
          </table:table-cell>
          <table:table-cell office:value-type="float" office:value="8.28715E-021" calcext:value-type="float">
            <text:p>8.28715E-21</text:p>
          </table:table-cell>
          <table:table-cell office:value-type="float" office:value="-5.43137E-020" calcext:value-type="float">
            <text:p>-5.43137E-20</text:p>
          </table:table-cell>
          <table:table-cell office:value-type="float" office:value="-3.73751E-019" calcext:value-type="float">
            <text:p>-3.73751E-19</text:p>
          </table:table-cell>
          <table:table-cell office:value-type="float" office:value="1.24887E-018" calcext:value-type="float">
            <text:p>1.24887E-18</text:p>
          </table:table-cell>
          <table:table-cell office:value-type="float" office:value="1.50198E-017" calcext:value-type="float">
            <text:p>1.50198E-17</text:p>
          </table:table-cell>
          <table:table-cell office:value-type="float" office:value="-4.34355E-017" calcext:value-type="float">
            <text:p>-4.34355E-17</text:p>
          </table:table-cell>
          <table:table-cell office:value-type="float" office:value="-6.85503E-016" calcext:value-type="float">
            <text:p>-6.85503E-16</text:p>
          </table:table-cell>
          <table:table-cell office:value-type="float" office:value="2.46799E-015" calcext:value-type="float">
            <text:p>2.46799E-15</text:p>
          </table:table-cell>
          <table:table-cell office:value-type="float" office:value="0.0000000000000407385" calcext:value-type="float">
            <text:p>4.07385E-14</text:p>
          </table:table-cell>
          <table:table-cell office:value-type="float" office:value="-0.000000000000189786" calcext:value-type="float">
            <text:p>-1.89786E-13</text:p>
          </table:table-cell>
          <table:table-cell office:value-type="float" office:value="-0.00000000000386977" calcext:value-type="float">
            <text:p>-3.86977E-12</text:p>
          </table:table-cell>
          <table:table-cell office:value-type="float" office:value="0.0000000000109219" calcext:value-type="float">
            <text:p>1.09219E-11</text:p>
          </table:table-cell>
          <table:table-cell office:value-type="float" office:value="0.0000000000882205" calcext:value-type="float">
            <text:p>8.82205E-11</text:p>
          </table:table-cell>
          <table:table-cell office:value-type="float" office:value="0.000000000610122" calcext:value-type="float">
            <text:p>6.10122E-10</text:p>
          </table:table-cell>
          <table:table-cell office:value-type="float" office:value="0.00000000263928" calcext:value-type="float">
            <text:p>2.63928E-09</text:p>
          </table:table-cell>
          <table:table-cell office:value-type="float" office:value="0.00000000765733" calcext:value-type="float">
            <text:p>7.65733E-09</text:p>
          </table:table-cell>
          <table:table-cell office:value-type="float" office:value="0.0000000208128" calcext:value-type="float">
            <text:p>2.08128E-08</text:p>
          </table:table-cell>
          <table:table-cell office:value-type="float" office:value="0.000000045276" calcext:value-type="float">
            <text:p>4.5276E-08</text:p>
          </table:table-cell>
          <table:table-cell office:value-type="float" office:value="0.0000000909983" calcext:value-type="float">
            <text:p>9.09983E-08</text:p>
          </table:table-cell>
          <table:table-cell office:value-type="float" office:value="0.000000179625" calcext:value-type="float">
            <text:p>1.79625E-07</text:p>
          </table:table-cell>
          <table:table-cell office:value-type="float" office:value="0.000000339124" calcext:value-type="float">
            <text:p>3.39124E-07</text:p>
          </table:table-cell>
          <table:table-cell office:value-type="float" office:value="0.000000554507" calcext:value-type="float">
            <text:p>5.54507E-07</text:p>
          </table:table-cell>
          <table:table-cell office:value-type="float" office:value="0.000000894728" calcext:value-type="float">
            <text:p>8.94728E-07</text:p>
          </table:table-cell>
          <table:table-cell office:value-type="float" office:value="0.00000145729" calcext:value-type="float">
            <text:p>1.45729E-06</text:p>
          </table:table-cell>
          <table:table-cell office:value-type="float" office:value="0.00000228308" calcext:value-type="float">
            <text:p>2.28308E-06</text:p>
          </table:table-cell>
          <table:table-cell office:value-type="float" office:value="0.00000329298" calcext:value-type="float">
            <text:p>3.29298E-06</text:p>
          </table:table-cell>
          <table:table-cell office:value-type="float" office:value="0.0000046377" calcext:value-type="float">
            <text:p>4.6377E-06</text:p>
          </table:table-cell>
          <table:table-cell office:value-type="float" office:value="0.00000663202" calcext:value-type="float">
            <text:p>6.63202E-06</text:p>
          </table:table-cell>
          <table:table-cell office:value-type="float" office:value="0.00000944728" calcext:value-type="float">
            <text:p>9.44728E-06</text:p>
          </table:table-cell>
          <table:table-cell office:value-type="float" office:value="0.0000122069" calcext:value-type="float">
            <text:p>1.22069E-05</text:p>
          </table:table-cell>
          <table:table-cell office:value-type="float" office:value="0.0000159732" calcext:value-type="float">
            <text:p>1.59732E-05</text:p>
          </table:table-cell>
          <table:table-cell office:value-type="float" office:value="0.0000214704" calcext:value-type="float">
            <text:p>2.14704E-05</text:p>
          </table:table-cell>
          <table:table-cell office:value-type="float" office:value="0.0000275575" calcext:value-type="float">
            <text:p>2.75575E-05</text:p>
          </table:table-cell>
          <table:table-cell office:value-type="float" office:value="0.000034883" calcext:value-type="float">
            <text:p>3.4883E-05</text:p>
          </table:table-cell>
          <table:table-cell office:value-type="float" office:value="0.000043596" calcext:value-type="float">
            <text:p>4.3596E-05</text:p>
          </table:table-cell>
          <table:table-cell office:value-type="float" office:value="0.0000538483" calcext:value-type="float">
            <text:p>5.38483E-05</text:p>
          </table:table-cell>
          <table:table-cell office:value-type="float" office:value="0.0000657932" calcext:value-type="float">
            <text:p>6.57932E-05</text:p>
          </table:table-cell>
          <table:table-cell office:value-type="float" office:value="0.0000795836" calcext:value-type="float">
            <text:p>7.95836E-05</text:p>
          </table:table-cell>
          <table:table-cell office:value-type="float" office:value="0.0000953713" calcext:value-type="float">
            <text:p>9.53713E-05</text:p>
          </table:table-cell>
          <table:table-cell office:value-type="float" office:value="0.000113305" calcext:value-type="float">
            <text:p>0.000113305</text:p>
          </table:table-cell>
          <table:table-cell office:value-type="float" office:value="0.000133529" calcext:value-type="float">
            <text:p>0.000133529</text:p>
          </table:table-cell>
          <table:table-cell office:value-type="float" office:value="0.000156185" calcext:value-type="float">
            <text:p>0.000156185</text:p>
          </table:table-cell>
          <table:table-cell office:value-type="float" office:value="0.000181405" calcext:value-type="float">
            <text:p>0.000181405</text:p>
          </table:table-cell>
          <table:table-cell office:value-type="float" office:value="0.000209318" calcext:value-type="float">
            <text:p>0.000209318</text:p>
          </table:table-cell>
          <table:table-cell office:value-type="float" office:value="0.000240044" calcext:value-type="float">
            <text:p>0.000240044</text:p>
          </table:table-cell>
          <table:table-cell office:value-type="float" office:value="0.000273695" calcext:value-type="float">
            <text:p>0.000273695</text:p>
          </table:table-cell>
          <table:table-cell office:value-type="float" office:value="0.000310376" calcext:value-type="float">
            <text:p>0.000310376</text:p>
          </table:table-cell>
          <table:table-cell office:value-type="float" office:value="0.000350181" calcext:value-type="float">
            <text:p>0.000350181</text:p>
          </table:table-cell>
          <table:table-cell office:value-type="float" office:value="0.000393197" calcext:value-type="float">
            <text:p>0.000393197</text:p>
          </table:table-cell>
          <table:table-cell office:value-type="float" office:value="0.000439503" calcext:value-type="float">
            <text:p>0.000439503</text:p>
          </table:table-cell>
          <table:table-cell office:value-type="float" office:value="0.000489165" calcext:value-type="float">
            <text:p>0.000489165</text:p>
          </table:table-cell>
          <table:table-cell office:value-type="float" office:value="0.000542244" calcext:value-type="float">
            <text:p>0.000542244</text:p>
          </table:table-cell>
          <table:table-cell office:value-type="float" office:value="0.000598791" calcext:value-type="float">
            <text:p>0.000598791</text:p>
          </table:table-cell>
          <table:table-cell office:value-type="float" office:value="0.000658847" calcext:value-type="float">
            <text:p>0.000658847</text:p>
          </table:table-cell>
          <table:table-cell office:value-type="float" office:value="0.000722444" calcext:value-type="float">
            <text:p>0.000722444</text:p>
          </table:table-cell>
          <table:table-cell office:value-type="float" office:value="0.000789608" calcext:value-type="float">
            <text:p>0.000789608</text:p>
          </table:table-cell>
          <table:table-cell office:value-type="float" office:value="0.000860356" calcext:value-type="float">
            <text:p>0.000860356</text:p>
          </table:table-cell>
          <table:table-cell office:value-type="float" office:value="0.000934695" calcext:value-type="float">
            <text:p>0.000934695</text:p>
          </table:table-cell>
          <table:table-cell office:value-type="float" office:value="0.00101263" calcext:value-type="float">
            <text:p>0.00101263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117924" calcext:value-type="float">
            <text:p>0.00117924</text:p>
          </table:table-cell>
          <table:table-cell office:value-type="float" office:value="0.00125868" calcext:value-type="float">
            <text:p>0.00125868</text:p>
          </table:table-cell>
          <table:table-cell office:value-type="float" office:value="0.00134093" calcext:value-type="float">
            <text:p>0.00134093</text:p>
          </table:table-cell>
          <table:table-cell office:value-type="float" office:value="0.00143911" calcext:value-type="float">
            <text:p>0.00143911</text:p>
          </table:table-cell>
          <table:table-cell office:value-type="float" office:value="0.00155172" calcext:value-type="float">
            <text:p>0.00155172</text:p>
          </table:table-cell>
          <table:table-cell office:value-type="float" office:value="0.00163675" calcext:value-type="float">
            <text:p>0.00163675</text:p>
          </table:table-cell>
          <table:table-cell office:value-type="float" office:value="0.00173709" calcext:value-type="float">
            <text:p>0.00173709</text:p>
          </table:table-cell>
          <table:table-cell office:value-type="float" office:value="0.00186114" calcext:value-type="float">
            <text:p>0.00186114</text:p>
          </table:table-cell>
          <table:table-cell office:value-type="float" office:value="0.00196816" calcext:value-type="float">
            <text:p>0.00196816</text:p>
          </table:table-cell>
          <table:table-cell office:value-type="float" office:value="0.00208509" calcext:value-type="float">
            <text:p>0.00208509</text:p>
          </table:table-cell>
          <table:table-cell office:value-type="float" office:value="0.00221036" calcext:value-type="float">
            <text:p>0.00221036</text:p>
          </table:table-cell>
          <table:table-cell office:value-type="float" office:value="0.00233907" calcext:value-type="float">
            <text:p>0.00233907</text:p>
          </table:table-cell>
          <table:table-cell office:value-type="float" office:value="0.00244475" calcext:value-type="float">
            <text:p>0.00244475</text:p>
          </table:table-cell>
          <table:table-cell office:value-type="float" office:value="0.00256192" calcext:value-type="float">
            <text:p>0.00256192</text:p>
          </table:table-cell>
          <table:table-cell office:value-type="float" office:value="0.00270408" calcext:value-type="float">
            <text:p>0.00270408</text:p>
          </table:table-cell>
          <table:table-cell office:value-type="float" office:value="0.00283923" calcext:value-type="float">
            <text:p>0.00283923</text:p>
          </table:table-cell>
          <table:table-cell office:value-type="float" office:value="0.0029763" calcext:value-type="float">
            <text:p>0.00297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1556E-042" calcext:value-type="float">
            <text:p>1.91556E-42</text:p>
          </table:table-cell>
          <table:table-cell office:value-type="float" office:value="-8.51527E-040" calcext:value-type="float">
            <text:p>-8.51527E-40</text:p>
          </table:table-cell>
          <table:table-cell office:value-type="float" office:value="5.41302E-038" calcext:value-type="float">
            <text:p>5.41302E-38</text:p>
          </table:table-cell>
          <table:table-cell office:value-type="float" office:value="2.52708E-036" calcext:value-type="float">
            <text:p>2.52708E-36</text:p>
          </table:table-cell>
          <table:table-cell office:value-type="float" office:value="1.65411E-035" calcext:value-type="float">
            <text:p>1.65411E-35</text:p>
          </table:table-cell>
          <table:table-cell office:value-type="float" office:value="-3.81519E-034" calcext:value-type="float">
            <text:p>-3.81519E-34</text:p>
          </table:table-cell>
          <table:table-cell office:value-type="float" office:value="-7.00541E-033" calcext:value-type="float">
            <text:p>-7.00541E-33</text:p>
          </table:table-cell>
          <table:table-cell office:value-type="float" office:value="-3.81535E-032" calcext:value-type="float">
            <text:p>-3.81535E-32</text:p>
          </table:table-cell>
          <table:table-cell office:value-type="float" office:value="1.19275E-031" calcext:value-type="float">
            <text:p>1.19275E-31</text:p>
          </table:table-cell>
          <table:table-cell office:value-type="float" office:value="3.01112E-030" calcext:value-type="float">
            <text:p>3.01112E-30</text:p>
          </table:table-cell>
          <table:table-cell office:value-type="float" office:value="1.78486E-029" calcext:value-type="float">
            <text:p>1.78486E-29</text:p>
          </table:table-cell>
          <table:table-cell office:value-type="float" office:value="1.27149E-029" calcext:value-type="float">
            <text:p>1.27149E-29</text:p>
          </table:table-cell>
          <table:table-cell office:value-type="float" office:value="-5.02859E-028" calcext:value-type="float">
            <text:p>-5.02859E-28</text:p>
          </table:table-cell>
          <table:table-cell office:value-type="float" office:value="-3.44592E-027" calcext:value-type="float">
            <text:p>-3.44592E-27</text:p>
          </table:table-cell>
          <table:table-cell office:value-type="float" office:value="-6.07155E-027" calcext:value-type="float">
            <text:p>-6.07155E-27</text:p>
          </table:table-cell>
          <table:table-cell office:value-type="float" office:value="5.7076E-026" calcext:value-type="float">
            <text:p>5.7076E-26</text:p>
          </table:table-cell>
          <table:table-cell office:value-type="float" office:value="4.47686E-025" calcext:value-type="float">
            <text:p>4.47686E-25</text:p>
          </table:table-cell>
          <table:table-cell office:value-type="float" office:value="6.89259E-025" calcext:value-type="float">
            <text:p>6.89259E-25</text:p>
          </table:table-cell>
          <table:table-cell office:value-type="float" office:value="-8.59554E-024" calcext:value-type="float">
            <text:p>-8.59554E-24</text:p>
          </table:table-cell>
          <table:table-cell office:value-type="float" office:value="-5.33413E-023" calcext:value-type="float">
            <text:p>-5.33413E-23</text:p>
          </table:table-cell>
          <table:table-cell office:value-type="float" office:value="5.23104E-023" calcext:value-type="float">
            <text:p>5.23104E-23</text:p>
          </table:table-cell>
          <table:table-cell office:value-type="float" office:value="1.76207E-021" calcext:value-type="float">
            <text:p>1.76207E-21</text:p>
          </table:table-cell>
          <table:table-cell office:value-type="float" office:value="2.66899E-021" calcext:value-type="float">
            <text:p>2.66899E-21</text:p>
          </table:table-cell>
          <table:table-cell office:value-type="float" office:value="-5.60029E-020" calcext:value-type="float">
            <text:p>-5.60029E-20</text:p>
          </table:table-cell>
          <table:table-cell office:value-type="float" office:value="-1.6633E-019" calcext:value-type="float">
            <text:p>-1.6633E-19</text:p>
          </table:table-cell>
          <table:table-cell office:value-type="float" office:value="2.19747E-018" calcext:value-type="float">
            <text:p>2.19747E-18</text:p>
          </table:table-cell>
          <table:table-cell office:value-type="float" office:value="7.29526E-018" calcext:value-type="float">
            <text:p>7.29526E-18</text:p>
          </table:table-cell>
          <table:table-cell office:value-type="float" office:value="-1.15641E-016" calcext:value-type="float">
            <text:p>-1.15641E-16</text:p>
          </table:table-cell>
          <table:table-cell office:value-type="float" office:value="-2.88738E-016" calcext:value-type="float">
            <text:p>-2.88738E-16</text:p>
          </table:table-cell>
          <table:table-cell office:value-type="float" office:value="8.20506E-015" calcext:value-type="float">
            <text:p>8.20506E-15</text:p>
          </table:table-cell>
          <table:table-cell office:value-type="float" office:value="0.000000000000011889" calcext:value-type="float">
            <text:p>1.1889E-14</text:p>
          </table:table-cell>
          <table:table-cell office:value-type="float" office:value="-0.000000000000838009" calcext:value-type="float">
            <text:p>-8.38009E-13</text:p>
          </table:table-cell>
          <table:table-cell office:value-type="float" office:value="-0.00000000000244113" calcext:value-type="float">
            <text:p>-2.44113E-12</text:p>
          </table:table-cell>
          <table:table-cell office:value-type="float" office:value="0.00000000000818139" calcext:value-type="float">
            <text:p>8.18139E-12</text:p>
          </table:table-cell>
          <table:table-cell office:value-type="float" office:value="0.000000000114256" calcext:value-type="float">
            <text:p>1.14256E-10</text:p>
          </table:table-cell>
          <table:table-cell office:value-type="float" office:value="0.000000000618918" calcext:value-type="float">
            <text:p>6.18918E-10</text:p>
          </table:table-cell>
          <table:table-cell office:value-type="float" office:value="0.00000000202869" calcext:value-type="float">
            <text:p>2.02869E-09</text:p>
          </table:table-cell>
          <table:table-cell office:value-type="float" office:value="0.00000000609469" calcext:value-type="float">
            <text:p>6.09469E-09</text:p>
          </table:table-cell>
          <table:table-cell office:value-type="float" office:value="0.0000000142276" calcext:value-type="float">
            <text:p>1.42276E-08</text:p>
          </table:table-cell>
          <table:table-cell office:value-type="float" office:value="0.0000000303674" calcext:value-type="float">
            <text:p>3.03674E-08</text:p>
          </table:table-cell>
          <table:table-cell office:value-type="float" office:value="0.0000000634669" calcext:value-type="float">
            <text:p>6.34669E-08</text:p>
          </table:table-cell>
          <table:table-cell office:value-type="float" office:value="0.000000126285" calcext:value-type="float">
            <text:p>1.26285E-07</text:p>
          </table:table-cell>
          <table:table-cell office:value-type="float" office:value="0.000000214462" calcext:value-type="float">
            <text:p>2.14462E-07</text:p>
          </table:table-cell>
          <table:table-cell office:value-type="float" office:value="0.000000359149" calcext:value-type="float">
            <text:p>3.59149E-07</text:p>
          </table:table-cell>
          <table:table-cell office:value-type="float" office:value="0.000000607816" calcext:value-type="float">
            <text:p>6.07816E-07</text:p>
          </table:table-cell>
          <table:table-cell office:value-type="float" office:value="0.0000009863" calcext:value-type="float">
            <text:p>9.863E-07</text:p>
          </table:table-cell>
          <table:table-cell office:value-type="float" office:value="0.00000146178" calcext:value-type="float">
            <text:p>1.46178E-06</text:p>
          </table:table-cell>
          <table:table-cell office:value-type="float" office:value="0.00000211197" calcext:value-type="float">
            <text:p>2.11197E-06</text:p>
          </table:table-cell>
          <table:table-cell office:value-type="float" office:value="0.00000310382" calcext:value-type="float">
            <text:p>3.10382E-06</text:p>
          </table:table-cell>
          <table:table-cell office:value-type="float" office:value="0.00000454494" calcext:value-type="float">
            <text:p>4.54494E-06</text:p>
          </table:table-cell>
          <table:table-cell office:value-type="float" office:value="0.00000598036" calcext:value-type="float">
            <text:p>5.98036E-06</text:p>
          </table:table-cell>
          <table:table-cell office:value-type="float" office:value="0.00000798404" calcext:value-type="float">
            <text:p>7.98404E-06</text:p>
          </table:table-cell>
          <table:table-cell office:value-type="float" office:value="0.0000109779" calcext:value-type="float">
            <text:p>1.09779E-05</text:p>
          </table:table-cell>
          <table:table-cell office:value-type="float" office:value="0.0000143566" calcext:value-type="float">
            <text:p>1.43566E-05</text:p>
          </table:table-cell>
          <table:table-cell office:value-type="float" office:value="0.0000184972" calcext:value-type="float">
            <text:p>1.84972E-05</text:p>
          </table:table-cell>
          <table:table-cell office:value-type="float" office:value="0.0000235073" calcext:value-type="float">
            <text:p>2.35073E-05</text:p>
          </table:table-cell>
          <table:table-cell office:value-type="float" office:value="0.0000294993" calcext:value-type="float">
            <text:p>2.94993E-05</text:p>
          </table:table-cell>
          <table:table-cell office:value-type="float" office:value="0.0000365893" calcext:value-type="float">
            <text:p>3.65893E-05</text:p>
          </table:table-cell>
          <table:table-cell office:value-type="float" office:value="0.0000448958" calcext:value-type="float">
            <text:p>4.48958E-05</text:p>
          </table:table-cell>
          <table:table-cell office:value-type="float" office:value="0.0000545392" calcext:value-type="float">
            <text:p>5.45392E-05</text:p>
          </table:table-cell>
          <table:table-cell office:value-type="float" office:value="0.0000656404" calcext:value-type="float">
            <text:p>6.56404E-05</text:p>
          </table:table-cell>
          <table:table-cell office:value-type="float" office:value="0.00007832" calcext:value-type="float">
            <text:p>7.832E-05</text:p>
          </table:table-cell>
          <table:table-cell office:value-type="float" office:value="0.0000926973" calcext:value-type="float">
            <text:p>9.26973E-05</text:p>
          </table:table-cell>
          <table:table-cell office:value-type="float" office:value="0.00010889" calcext:value-type="float">
            <text:p>0.00010889</text:p>
          </table:table-cell>
          <table:table-cell office:value-type="float" office:value="0.000127011" calcext:value-type="float">
            <text:p>0.000127011</text:p>
          </table:table-cell>
          <table:table-cell office:value-type="float" office:value="0.000147173" calcext:value-type="float">
            <text:p>0.000147173</text:p>
          </table:table-cell>
          <table:table-cell office:value-type="float" office:value="0.000169481" calcext:value-type="float">
            <text:p>0.000169481</text:p>
          </table:table-cell>
          <table:table-cell office:value-type="float" office:value="0.000194038" calcext:value-type="float">
            <text:p>0.000194038</text:p>
          </table:table-cell>
          <table:table-cell office:value-type="float" office:value="0.00022094" calcext:value-type="float">
            <text:p>0.00022094</text:p>
          </table:table-cell>
          <table:table-cell office:value-type="float" office:value="0.000250277" calcext:value-type="float">
            <text:p>0.000250277</text:p>
          </table:table-cell>
          <table:table-cell office:value-type="float" office:value="0.000282135" calcext:value-type="float">
            <text:p>0.000282135</text:p>
          </table:table-cell>
          <table:table-cell office:value-type="float" office:value="0.000316591" calcext:value-type="float">
            <text:p>0.000316591</text:p>
          </table:table-cell>
          <table:table-cell office:value-type="float" office:value="0.000353718" calcext:value-type="float">
            <text:p>0.000353718</text:p>
          </table:table-cell>
          <table:table-cell office:value-type="float" office:value="0.000393582" calcext:value-type="float">
            <text:p>0.000393582</text:p>
          </table:table-cell>
          <table:table-cell office:value-type="float" office:value="0.000436241" calcext:value-type="float">
            <text:p>0.000436241</text:p>
          </table:table-cell>
          <table:table-cell office:value-type="float" office:value="0.000481747" calcext:value-type="float">
            <text:p>0.000481747</text:p>
          </table:table-cell>
          <table:table-cell office:value-type="float" office:value="0.000530145" calcext:value-type="float">
            <text:p>0.000530145</text:p>
          </table:table-cell>
          <table:table-cell office:value-type="float" office:value="0.000581476" calcext:value-type="float">
            <text:p>0.000581476</text:p>
          </table:table-cell>
          <table:table-cell office:value-type="float" office:value="0.00063577" calcext:value-type="float">
            <text:p>0.00063577</text:p>
          </table:table-cell>
          <table:table-cell office:value-type="float" office:value="0.000693054" calcext:value-type="float">
            <text:p>0.000693054</text:p>
          </table:table-cell>
          <table:table-cell office:value-type="float" office:value="0.000753348" calcext:value-type="float">
            <text:p>0.000753348</text:p>
          </table:table-cell>
          <table:table-cell office:value-type="float" office:value="0.000816665" calcext:value-type="float">
            <text:p>0.000816665</text:p>
          </table:table-cell>
          <table:table-cell office:value-type="float" office:value="0.000875967" calcext:value-type="float">
            <text:p>0.000875967</text:p>
          </table:table-cell>
          <table:table-cell office:value-type="float" office:value="0.000937738" calcext:value-type="float">
            <text:p>0.000937738</text:p>
          </table:table-cell>
          <table:table-cell office:value-type="float" office:value="0.00101198" calcext:value-type="float">
            <text:p>0.00101198</text:p>
          </table:table-cell>
          <table:table-cell office:value-type="float" office:value="0.00109774" calcext:value-type="float">
            <text:p>0.00109774</text:p>
          </table:table-cell>
          <table:table-cell office:value-type="float" office:value="0.00116255" calcext:value-type="float">
            <text:p>0.00116255</text:p>
          </table:table-cell>
          <table:table-cell office:value-type="float" office:value="0.00123955" calcext:value-type="float">
            <text:p>0.00123955</text:p>
          </table:table-cell>
          <table:table-cell office:value-type="float" office:value="0.00133538" calcext:value-type="float">
            <text:p>0.00133538</text:p>
          </table:table-cell>
          <table:table-cell office:value-type="float" office:value="0.00141833" calcext:value-type="float">
            <text:p>0.00141833</text:p>
          </table:table-cell>
          <table:table-cell office:value-type="float" office:value="0.00150946" calcext:value-type="float">
            <text:p>0.00150946</text:p>
          </table:table-cell>
          <table:table-cell office:value-type="float" office:value="0.00160759" calcext:value-type="float">
            <text:p>0.00160759</text:p>
          </table:table-cell>
          <table:table-cell office:value-type="float" office:value="0.00170892" calcext:value-type="float">
            <text:p>0.00170892</text:p>
          </table:table-cell>
          <table:table-cell office:value-type="float" office:value="0.00179214" calcext:value-type="float">
            <text:p>0.00179214</text:p>
          </table:table-cell>
          <table:table-cell office:value-type="float" office:value="0.00188494" calcext:value-type="float">
            <text:p>0.00188494</text:p>
          </table:table-cell>
          <table:table-cell office:value-type="float" office:value="0.00199815" calcext:value-type="float">
            <text:p>0.00199815</text:p>
          </table:table-cell>
          <table:table-cell office:value-type="float" office:value="0.00210618" calcext:value-type="float">
            <text:p>0.00210618</text:p>
          </table:table-cell>
          <table:table-cell office:value-type="float" office:value="0.00221616" calcext:value-type="float">
            <text:p>0.0022161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42975E-044" calcext:value-type="float">
            <text:p>-8.42975E-44</text:p>
          </table:table-cell>
          <table:table-cell office:value-type="float" office:value="-3.42876E-041" calcext:value-type="float">
            <text:p>-3.42876E-41</text:p>
          </table:table-cell>
          <table:table-cell office:value-type="float" office:value="-2.18046E-039" calcext:value-type="float">
            <text:p>-2.18046E-39</text:p>
          </table:table-cell>
          <table:table-cell office:value-type="float" office:value="3.48143E-038" calcext:value-type="float">
            <text:p>3.48143E-38</text:p>
          </table:table-cell>
          <table:table-cell office:value-type="float" office:value="2.07053E-036" calcext:value-type="float">
            <text:p>2.07053E-36</text:p>
          </table:table-cell>
          <table:table-cell office:value-type="float" office:value="2.15922E-035" calcext:value-type="float">
            <text:p>2.15922E-35</text:p>
          </table:table-cell>
          <table:table-cell office:value-type="float" office:value="-6.84716E-035" calcext:value-type="float">
            <text:p>-6.84716E-35</text:p>
          </table:table-cell>
          <table:table-cell office:value-type="float" office:value="-3.08865E-033" calcext:value-type="float">
            <text:p>-3.08865E-33</text:p>
          </table:table-cell>
          <table:table-cell office:value-type="float" office:value="-2.46549E-032" calcext:value-type="float">
            <text:p>-2.46549E-32</text:p>
          </table:table-cell>
          <table:table-cell office:value-type="float" office:value="-2.92037E-032" calcext:value-type="float">
            <text:p>-2.92037E-32</text:p>
          </table:table-cell>
          <table:table-cell office:value-type="float" office:value="9.86507E-031" calcext:value-type="float">
            <text:p>9.86507E-31</text:p>
          </table:table-cell>
          <table:table-cell office:value-type="float" office:value="8.44209E-030" calcext:value-type="float">
            <text:p>8.44209E-30</text:p>
          </table:table-cell>
          <table:table-cell office:value-type="float" office:value="2.03935E-029" calcext:value-type="float">
            <text:p>2.03935E-29</text:p>
          </table:table-cell>
          <table:table-cell office:value-type="float" office:value="-1.49493E-028" calcext:value-type="float">
            <text:p>-1.49493E-28</text:p>
          </table:table-cell>
          <table:table-cell office:value-type="float" office:value="-1.50346E-027" calcext:value-type="float">
            <text:p>-1.50346E-27</text:p>
          </table:table-cell>
          <table:table-cell office:value-type="float" office:value="-4.00959E-027" calcext:value-type="float">
            <text:p>-4.00959E-27</text:p>
          </table:table-cell>
          <table:table-cell office:value-type="float" office:value="2.17396E-026" calcext:value-type="float">
            <text:p>2.17396E-26</text:p>
          </table:table-cell>
          <table:table-cell office:value-type="float" office:value="2.18958E-025" calcext:value-type="float">
            <text:p>2.18958E-25</text:p>
          </table:table-cell>
          <table:table-cell office:value-type="float" office:value="3.48545E-025" calcext:value-type="float">
            <text:p>3.48545E-25</text:p>
          </table:table-cell>
          <table:table-cell office:value-type="float" office:value="-5.14372E-024" calcext:value-type="float">
            <text:p>-5.14372E-24</text:p>
          </table:table-cell>
          <table:table-cell office:value-type="float" office:value="-2.88799E-023" calcext:value-type="float">
            <text:p>-2.88799E-23</text:p>
          </table:table-cell>
          <table:table-cell office:value-type="float" office:value="8.76281E-023" calcext:value-type="float">
            <text:p>8.76281E-23</text:p>
          </table:table-cell>
          <table:table-cell office:value-type="float" office:value="1.22468E-021" calcext:value-type="float">
            <text:p>1.22468E-21</text:p>
          </table:table-cell>
          <table:table-cell office:value-type="float" office:value="-1.49938E-021" calcext:value-type="float">
            <text:p>-1.49938E-21</text:p>
          </table:table-cell>
          <table:table-cell office:value-type="float" office:value="-5.20125E-020" calcext:value-type="float">
            <text:p>-5.20125E-20</text:p>
          </table:table-cell>
          <table:table-cell office:value-type="float" office:value="6.67036E-020" calcext:value-type="float">
            <text:p>6.67036E-20</text:p>
          </table:table-cell>
          <table:table-cell office:value-type="float" office:value="2.54956E-018" calcext:value-type="float">
            <text:p>2.54956E-18</text:p>
          </table:table-cell>
          <table:table-cell office:value-type="float" office:value="-7.32741E-018" calcext:value-type="float">
            <text:p>-7.32741E-18</text:p>
          </table:table-cell>
          <table:table-cell office:value-type="float" office:value="-1.47584E-016" calcext:value-type="float">
            <text:p>-1.47584E-16</text:p>
          </table:table-cell>
          <table:table-cell office:value-type="float" office:value="9.15176E-016" calcext:value-type="float">
            <text:p>9.15176E-16</text:p>
          </table:table-cell>
          <table:table-cell office:value-type="float" office:value="0.0000000000000107577" calcext:value-type="float">
            <text:p>1.07577E-14</text:p>
          </table:table-cell>
          <table:table-cell office:value-type="float" office:value="-0.000000000000127007" calcext:value-type="float">
            <text:p>-1.27007E-13</text:p>
          </table:table-cell>
          <table:table-cell office:value-type="float" office:value="-0.00000000000141627" calcext:value-type="float">
            <text:p>-1.41627E-12</text:p>
          </table:table-cell>
          <table:table-cell office:value-type="float" office:value="-0.000000000000946427" calcext:value-type="float">
            <text:p>-9.46427E-13</text:p>
          </table:table-cell>
          <table:table-cell office:value-type="float" office:value="0.0000000000168176" calcext:value-type="float">
            <text:p>1.68176E-11</text:p>
          </table:table-cell>
          <table:table-cell office:value-type="float" office:value="0.000000000129993" calcext:value-type="float">
            <text:p>1.29993E-10</text:p>
          </table:table-cell>
          <table:table-cell office:value-type="float" office:value="0.000000000496636" calcext:value-type="float">
            <text:p>4.96636E-10</text:p>
          </table:table-cell>
          <table:table-cell office:value-type="float" office:value="0.00000000167173" calcext:value-type="float">
            <text:p>1.67173E-09</text:p>
          </table:table-cell>
          <table:table-cell office:value-type="float" office:value="0.00000000422558" calcext:value-type="float">
            <text:p>4.22558E-09</text:p>
          </table:table-cell>
          <table:table-cell office:value-type="float" office:value="0.00000000963927" calcext:value-type="float">
            <text:p>9.63927E-09</text:p>
          </table:table-cell>
          <table:table-cell office:value-type="float" office:value="0.0000000214025" calcext:value-type="float">
            <text:p>2.14025E-08</text:p>
          </table:table-cell>
          <table:table-cell office:value-type="float" office:value="0.0000000449289" calcext:value-type="float">
            <text:p>4.49289E-08</text:p>
          </table:table-cell>
          <table:table-cell office:value-type="float" office:value="0.000000079682" calcext:value-type="float">
            <text:p>7.9682E-08</text:p>
          </table:table-cell>
          <table:table-cell office:value-type="float" office:value="0.000000138919" calcext:value-type="float">
            <text:p>1.38919E-07</text:p>
          </table:table-cell>
          <table:table-cell office:value-type="float" office:value="0.000000244501" calcext:value-type="float">
            <text:p>2.44501E-07</text:p>
          </table:table-cell>
          <table:table-cell office:value-type="float" office:value="0.000000411045" calcext:value-type="float">
            <text:p>4.11045E-07</text:p>
          </table:table-cell>
          <table:table-cell office:value-type="float" office:value="0.000000628082" calcext:value-type="float">
            <text:p>6.28082E-07</text:p>
          </table:table-cell>
          <table:table-cell office:value-type="float" office:value="0.000000933209" calcext:value-type="float">
            <text:p>9.33209E-07</text:p>
          </table:table-cell>
          <table:table-cell office:value-type="float" office:value="0.00000141047" calcext:value-type="float">
            <text:p>1.41047E-06</text:p>
          </table:table-cell>
          <table:table-cell office:value-type="float" office:value="0.00000212138" calcext:value-type="float">
            <text:p>2.12138E-06</text:p>
          </table:table-cell>
          <table:table-cell office:value-type="float" office:value="0.00000285269" calcext:value-type="float">
            <text:p>2.85269E-06</text:p>
          </table:table-cell>
          <table:table-cell office:value-type="float" office:value="0.00000389077" calcext:value-type="float">
            <text:p>3.89077E-06</text:p>
          </table:table-cell>
          <table:table-cell office:value-type="float" office:value="0.00000547196" calcext:value-type="float">
            <text:p>5.47196E-06</text:p>
          </table:table-cell>
          <table:table-cell office:value-type="float" office:value="0.00000729762" calcext:value-type="float">
            <text:p>7.29762E-06</text:p>
          </table:table-cell>
          <table:table-cell office:value-type="float" office:value="0.00000957764" calcext:value-type="float">
            <text:p>9.57764E-06</text:p>
          </table:table-cell>
          <table:table-cell office:value-type="float" office:value="0.0000123863" calcext:value-type="float">
            <text:p>1.23863E-05</text:p>
          </table:table-cell>
          <table:table-cell office:value-type="float" office:value="0.0000158027" calcext:value-type="float">
            <text:p>1.58027E-05</text:p>
          </table:table-cell>
          <table:table-cell office:value-type="float" office:value="0.0000199107" calcext:value-type="float">
            <text:p>1.99107E-05</text:p>
          </table:table-cell>
          <table:table-cell office:value-type="float" office:value="0.0000247976" calcext:value-type="float">
            <text:p>2.47976E-05</text:p>
          </table:table-cell>
          <table:table-cell office:value-type="float" office:value="0.0000305541" calcext:value-type="float">
            <text:p>3.05541E-05</text:p>
          </table:table-cell>
          <table:table-cell office:value-type="float" office:value="0.0000372731" calcext:value-type="float">
            <text:p>3.72731E-05</text:p>
          </table:table-cell>
          <table:table-cell office:value-type="float" office:value="0.0000450494" calcext:value-type="float">
            <text:p>4.50494E-05</text:p>
          </table:table-cell>
          <table:table-cell office:value-type="float" office:value="0.0000539789" calcext:value-type="float">
            <text:p>5.39789E-05</text:p>
          </table:table-cell>
          <table:table-cell office:value-type="float" office:value="0.0000641576" calcext:value-type="float">
            <text:p>6.41576E-05</text:p>
          </table:table-cell>
          <table:table-cell office:value-type="float" office:value="0.0000756813" calcext:value-type="float">
            <text:p>7.56813E-05</text:p>
          </table:table-cell>
          <table:table-cell office:value-type="float" office:value="0.0000886449" calcext:value-type="float">
            <text:p>8.86449E-05</text:p>
          </table:table-cell>
          <table:table-cell office:value-type="float" office:value="0.000103142" calcext:value-type="float">
            <text:p>0.000103142</text:p>
          </table:table-cell>
          <table:table-cell office:value-type="float" office:value="0.000119263" calcext:value-type="float">
            <text:p>0.000119263</text:p>
          </table:table-cell>
          <table:table-cell office:value-type="float" office:value="0.000137097" calcext:value-type="float">
            <text:p>0.000137097</text:p>
          </table:table-cell>
          <table:table-cell office:value-type="float" office:value="0.000156729" calcext:value-type="float">
            <text:p>0.000156729</text:p>
          </table:table-cell>
          <table:table-cell office:value-type="float" office:value="0.000178242" calcext:value-type="float">
            <text:p>0.000178242</text:p>
          </table:table-cell>
          <table:table-cell office:value-type="float" office:value="0.000201713" calcext:value-type="float">
            <text:p>0.000201713</text:p>
          </table:table-cell>
          <table:table-cell office:value-type="float" office:value="0.000227217" calcext:value-type="float">
            <text:p>0.000227217</text:p>
          </table:table-cell>
          <table:table-cell office:value-type="float" office:value="0.000254823" calcext:value-type="float">
            <text:p>0.000254823</text:p>
          </table:table-cell>
          <table:table-cell office:value-type="float" office:value="0.000284597" calcext:value-type="float">
            <text:p>0.000284597</text:p>
          </table:table-cell>
          <table:table-cell office:value-type="float" office:value="0.000316599" calcext:value-type="float">
            <text:p>0.000316599</text:p>
          </table:table-cell>
          <table:table-cell office:value-type="float" office:value="0.000350884" calcext:value-type="float">
            <text:p>0.000350884</text:p>
          </table:table-cell>
          <table:table-cell office:value-type="float" office:value="0.000387503" calcext:value-type="float">
            <text:p>0.000387503</text:p>
          </table:table-cell>
          <table:table-cell office:value-type="float" office:value="0.000426502" calcext:value-type="float">
            <text:p>0.000426502</text:p>
          </table:table-cell>
          <table:table-cell office:value-type="float" office:value="0.000467921" calcext:value-type="float">
            <text:p>0.000467921</text:p>
          </table:table-cell>
          <table:table-cell office:value-type="float" office:value="0.000511797" calcext:value-type="float">
            <text:p>0.000511797</text:p>
          </table:table-cell>
          <table:table-cell office:value-type="float" office:value="0.000558159" calcext:value-type="float">
            <text:p>0.000558159</text:p>
          </table:table-cell>
          <table:table-cell office:value-type="float" office:value="0.000601942" calcext:value-type="float">
            <text:p>0.000601942</text:p>
          </table:table-cell>
          <table:table-cell office:value-type="float" office:value="0.00064774" calcext:value-type="float">
            <text:p>0.00064774</text:p>
          </table:table-cell>
          <table:table-cell office:value-type="float" office:value="0.000702997" calcext:value-type="float">
            <text:p>0.000702997</text:p>
          </table:table-cell>
          <table:table-cell office:value-type="float" office:value="0.000767108" calcext:value-type="float">
            <text:p>0.000767108</text:p>
          </table:table-cell>
          <table:table-cell office:value-type="float" office:value="0.000816057" calcext:value-type="float">
            <text:p>0.000816057</text:p>
          </table:table-cell>
          <table:table-cell office:value-type="float" office:value="0.00087433" calcext:value-type="float">
            <text:p>0.00087433</text:p>
          </table:table-cell>
          <table:table-cell office:value-type="float" office:value="0.00094712" calcext:value-type="float">
            <text:p>0.00094712</text:p>
          </table:table-cell>
          <table:table-cell office:value-type="float" office:value="0.00101057" calcext:value-type="float">
            <text:p>0.00101057</text:p>
          </table:table-cell>
          <table:table-cell office:value-type="float" office:value="0.00108055" calcext:value-type="float">
            <text:p>0.00108055</text:p>
          </table:table-cell>
          <table:table-cell office:value-type="float" office:value="0.00115622" calcext:value-type="float">
            <text:p>0.00115622</text:p>
          </table:table-cell>
          <table:table-cell office:value-type="float" office:value="0.0012347" calcext:value-type="float">
            <text:p>0.0012347</text:p>
          </table:table-cell>
          <table:table-cell office:value-type="float" office:value="0.00129972" calcext:value-type="float">
            <text:p>0.00129972</text:p>
          </table:table-cell>
          <table:table-cell office:value-type="float" office:value="0.00137233" calcext:value-type="float">
            <text:p>0.00137233</text:p>
          </table:table-cell>
          <table:table-cell office:value-type="float" office:value="0.00146114" calcext:value-type="float">
            <text:p>0.00146114</text:p>
          </table:table-cell>
          <table:table-cell office:value-type="float" office:value="0.00154631" calcext:value-type="float">
            <text:p>0.00154631</text:p>
          </table:table-cell>
          <table:table-cell office:value-type="float" office:value="0.00163337" calcext:value-type="float">
            <text:p>0.0016333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82108E-045" calcext:value-type="float">
            <text:p>6.82108E-45</text:p>
          </table:table-cell>
          <table:table-cell office:value-type="float" office:value="6.30574E-043" calcext:value-type="float">
            <text:p>6.30574E-43</text:p>
          </table:table-cell>
          <table:table-cell office:value-type="float" office:value="-8.10179E-041" calcext:value-type="float">
            <text:p>-8.10179E-41</text:p>
          </table:table-cell>
          <table:table-cell office:value-type="float" office:value="-3.48668E-039" calcext:value-type="float">
            <text:p>-3.48668E-39</text:p>
          </table:table-cell>
          <table:table-cell office:value-type="float" office:value="-1.60227E-039" calcext:value-type="float">
            <text:p>-1.60227E-39</text:p>
          </table:table-cell>
          <table:table-cell office:value-type="float" office:value="1.2185E-036" calcext:value-type="float">
            <text:p>1.2185E-36</text:p>
          </table:table-cell>
          <table:table-cell office:value-type="float" office:value="1.67346E-035" calcext:value-type="float">
            <text:p>1.67346E-35</text:p>
          </table:table-cell>
          <table:table-cell office:value-type="float" office:value="4.04115E-035" calcext:value-type="float">
            <text:p>4.04115E-35</text:p>
          </table:table-cell>
          <table:table-cell office:value-type="float" office:value="-1.08084E-033" calcext:value-type="float">
            <text:p>-1.08084E-33</text:p>
          </table:table-cell>
          <table:table-cell office:value-type="float" office:value="-1.25661E-032" calcext:value-type="float">
            <text:p>-1.25661E-32</text:p>
          </table:table-cell>
          <table:table-cell office:value-type="float" office:value="-4.33207E-032" calcext:value-type="float">
            <text:p>-4.33207E-32</text:p>
          </table:table-cell>
          <table:table-cell office:value-type="float" office:value="2.7084E-031" calcext:value-type="float">
            <text:p>2.7084E-31</text:p>
          </table:table-cell>
          <table:table-cell office:value-type="float" office:value="3.65703E-030" calcext:value-type="float">
            <text:p>3.65703E-30</text:p>
          </table:table-cell>
          <table:table-cell office:value-type="float" office:value="1.36843E-029" calcext:value-type="float">
            <text:p>1.36843E-29</text:p>
          </table:table-cell>
          <table:table-cell office:value-type="float" office:value="-4.11248E-029" calcext:value-type="float">
            <text:p>-4.11248E-29</text:p>
          </table:table-cell>
          <table:table-cell office:value-type="float" office:value="-6.73809E-028" calcext:value-type="float">
            <text:p>-6.73809E-28</text:p>
          </table:table-cell>
          <table:table-cell office:value-type="float" office:value="-2.27157E-027" calcext:value-type="float">
            <text:p>-2.27157E-27</text:p>
          </table:table-cell>
          <table:table-cell office:value-type="float" office:value="1.00183E-026" calcext:value-type="float">
            <text:p>1.00183E-26</text:p>
          </table:table-cell>
          <table:table-cell office:value-type="float" office:value="1.172E-025" calcext:value-type="float">
            <text:p>1.172E-25</text:p>
          </table:table-cell>
          <table:table-cell office:value-type="float" office:value="1.32378E-025" calcext:value-type="float">
            <text:p>1.32378E-25</text:p>
          </table:table-cell>
          <table:table-cell office:value-type="float" office:value="-3.62639E-024" calcext:value-type="float">
            <text:p>-3.62639E-24</text:p>
          </table:table-cell>
          <table:table-cell office:value-type="float" office:value="-1.47384E-023" calcext:value-type="float">
            <text:p>-1.47384E-23</text:p>
          </table:table-cell>
          <table:table-cell office:value-type="float" office:value="1.14228E-022" calcext:value-type="float">
            <text:p>1.14228E-22</text:p>
          </table:table-cell>
          <table:table-cell office:value-type="float" office:value="7.6067E-022" calcext:value-type="float">
            <text:p>7.6067E-22</text:p>
          </table:table-cell>
          <table:table-cell office:value-type="float" office:value="-5.01691E-021" calcext:value-type="float">
            <text:p>-5.01691E-21</text:p>
          </table:table-cell>
          <table:table-cell office:value-type="float" office:value="-3.55463E-020" calcext:value-type="float">
            <text:p>-3.55463E-20</text:p>
          </table:table-cell>
          <table:table-cell office:value-type="float" office:value="3.27302E-019" calcext:value-type="float">
            <text:p>3.27302E-19</text:p>
          </table:table-cell>
          <table:table-cell office:value-type="float" office:value="1.47379E-018" calcext:value-type="float">
            <text:p>1.47379E-18</text:p>
          </table:table-cell>
          <table:table-cell office:value-type="float" office:value="-2.75077E-017" calcext:value-type="float">
            <text:p>-2.75077E-17</text:p>
          </table:table-cell>
          <table:table-cell office:value-type="float" office:value="-2.10575E-017" calcext:value-type="float">
            <text:p>-2.10575E-17</text:p>
          </table:table-cell>
          <table:table-cell office:value-type="float" office:value="2.80777E-015" calcext:value-type="float">
            <text:p>2.80777E-15</text:p>
          </table:table-cell>
          <table:table-cell office:value-type="float" office:value="-8.62162E-015" calcext:value-type="float">
            <text:p>-8.62162E-15</text:p>
          </table:table-cell>
          <table:table-cell office:value-type="float" office:value="-0.000000000000411217" calcext:value-type="float">
            <text:p>-4.11217E-13</text:p>
          </table:table-cell>
          <table:table-cell office:value-type="float" office:value="-0.0000000000007334" calcext:value-type="float">
            <text:p>-7.334E-13</text:p>
          </table:table-cell>
          <table:table-cell office:value-type="float" office:value="0.00000000000125632" calcext:value-type="float">
            <text:p>1.25632E-12</text:p>
          </table:table-cell>
          <table:table-cell office:value-type="float" office:value="0.0000000000236397" calcext:value-type="float">
            <text:p>2.36397E-11</text:p>
          </table:table-cell>
          <table:table-cell office:value-type="float" office:value="0.000000000111704" calcext:value-type="float">
            <text:p>1.11704E-10</text:p>
          </table:table-cell>
          <table:table-cell office:value-type="float" office:value="0.000000000433218" calcext:value-type="float">
            <text:p>4.33218E-10</text:p>
          </table:table-cell>
          <table:table-cell office:value-type="float" office:value="0.00000000119678" calcext:value-type="float">
            <text:p>1.19678E-09</text:p>
          </table:table-cell>
          <table:table-cell office:value-type="float" office:value="0.00000000293368" calcext:value-type="float">
            <text:p>2.93368E-09</text:p>
          </table:table-cell>
          <table:table-cell office:value-type="float" office:value="0.00000000696625" calcext:value-type="float">
            <text:p>6.96625E-09</text:p>
          </table:table-cell>
          <table:table-cell office:value-type="float" office:value="0.0000000155464" calcext:value-type="float">
            <text:p>1.55464E-08</text:p>
          </table:table-cell>
          <table:table-cell office:value-type="float" office:value="0.0000000287202" calcext:value-type="float">
            <text:p>2.87202E-08</text:p>
          </table:table-cell>
          <table:table-cell office:value-type="float" office:value="0.0000000521574" calcext:value-type="float">
            <text:p>5.21574E-08</text:p>
          </table:table-cell>
          <table:table-cell office:value-type="float" office:value="0.0000000958176" calcext:value-type="float">
            <text:p>9.58176E-08</text:p>
          </table:table-cell>
          <table:table-cell office:value-type="float" office:value="0.000000167529" calcext:value-type="float">
            <text:p>1.67529E-07</text:p>
          </table:table-cell>
          <table:table-cell office:value-type="float" office:value="0.000000263426" calcext:value-type="float">
            <text:p>2.63426E-07</text:p>
          </table:table-cell>
          <table:table-cell office:value-type="float" office:value="0.000000402181" calcext:value-type="float">
            <text:p>4.02181E-07</text:p>
          </table:table-cell>
          <table:table-cell office:value-type="float" office:value="0.000000626284" calcext:value-type="float">
            <text:p>6.26284E-07</text:p>
          </table:table-cell>
          <table:table-cell office:value-type="float" office:value="0.000000971289" calcext:value-type="float">
            <text:p>9.71289E-07</text:p>
          </table:table-cell>
          <table:table-cell office:value-type="float" office:value="0.00000133041" calcext:value-type="float">
            <text:p>1.33041E-06</text:p>
          </table:table-cell>
          <table:table-cell office:value-type="float" office:value="0.0000018538" calcext:value-type="float">
            <text:p>1.8538E-06</text:p>
          </table:table-cell>
          <table:table-cell office:value-type="float" office:value="0.0000026727" calcext:value-type="float">
            <text:p>2.6727E-06</text:p>
          </table:table-cell>
          <table:table-cell office:value-type="float" office:value="0.00000363675" calcext:value-type="float">
            <text:p>3.63675E-06</text:p>
          </table:table-cell>
          <table:table-cell office:value-type="float" office:value="0.00000486432" calcext:value-type="float">
            <text:p>4.86432E-06</text:p>
          </table:table-cell>
          <table:table-cell office:value-type="float" office:value="0.0000064045" calcext:value-type="float">
            <text:p>6.4045E-06</text:p>
          </table:table-cell>
          <table:table-cell office:value-type="float" office:value="0.00000831087" calcext:value-type="float">
            <text:p>8.31087E-06</text:p>
          </table:table-cell>
          <table:table-cell office:value-type="float" office:value="0.0000106412" calcext:value-type="float">
            <text:p>1.06412E-05</text:p>
          </table:table-cell>
          <table:table-cell office:value-type="float" office:value="0.0000134573" calcext:value-type="float">
            <text:p>1.34573E-05</text:p>
          </table:table-cell>
          <table:table-cell office:value-type="float" office:value="0.0000168242" calcext:value-type="float">
            <text:p>1.68242E-05</text:p>
          </table:table-cell>
          <table:table-cell office:value-type="float" office:value="0.0000208105" calcext:value-type="float">
            <text:p>2.08105E-05</text:p>
          </table:table-cell>
          <table:table-cell office:value-type="float" office:value="0.000025487" calcext:value-type="float">
            <text:p>2.5487E-05</text:p>
          </table:table-cell>
          <table:table-cell office:value-type="float" office:value="0.000030927" calcext:value-type="float">
            <text:p>3.0927E-05</text:p>
          </table:table-cell>
          <table:table-cell office:value-type="float" office:value="0.0000372054" calcext:value-type="float">
            <text:p>3.72054E-05</text:p>
          </table:table-cell>
          <table:table-cell office:value-type="float" office:value="0.0000443983" calcext:value-type="float">
            <text:p>4.43983E-05</text:p>
          </table:table-cell>
          <table:table-cell office:value-type="float" office:value="0.0000525824" calcext:value-type="float">
            <text:p>5.25824E-05</text:p>
          </table:table-cell>
          <table:table-cell office:value-type="float" office:value="0.0000618347" calcext:value-type="float">
            <text:p>6.18347E-05</text:p>
          </table:table-cell>
          <table:table-cell office:value-type="float" office:value="0.000072232" calcext:value-type="float">
            <text:p>7.2232E-05</text:p>
          </table:table-cell>
          <table:table-cell office:value-type="float" office:value="0.0000838503" calcext:value-type="float">
            <text:p>8.38503E-05</text:p>
          </table:table-cell>
          <table:table-cell office:value-type="float" office:value="0.0000967644" calcext:value-type="float">
            <text:p>9.67644E-05</text:p>
          </table:table-cell>
          <table:table-cell office:value-type="float" office:value="0.000111048" calcext:value-type="float">
            <text:p>0.000111048</text:p>
          </table:table-cell>
          <table:table-cell office:value-type="float" office:value="0.000126772" calcext:value-type="float">
            <text:p>0.000126772</text:p>
          </table:table-cell>
          <table:table-cell office:value-type="float" office:value="0.000144006" calcext:value-type="float">
            <text:p>0.000144006</text:p>
          </table:table-cell>
          <table:table-cell office:value-type="float" office:value="0.000162817" calcext:value-type="float">
            <text:p>0.000162817</text:p>
          </table:table-cell>
          <table:table-cell office:value-type="float" office:value="0.000183269" calcext:value-type="float">
            <text:p>0.000183269</text:p>
          </table:table-cell>
          <table:table-cell office:value-type="float" office:value="0.000205422" calcext:value-type="float">
            <text:p>0.000205422</text:p>
          </table:table-cell>
          <table:table-cell office:value-type="float" office:value="0.000229336" calcext:value-type="float">
            <text:p>0.000229336</text:p>
          </table:table-cell>
          <table:table-cell office:value-type="float" office:value="0.000255063" calcext:value-type="float">
            <text:p>0.000255063</text:p>
          </table:table-cell>
          <table:table-cell office:value-type="float" office:value="0.000282656" calcext:value-type="float">
            <text:p>0.000282656</text:p>
          </table:table-cell>
          <table:table-cell office:value-type="float" office:value="0.000312161" calcext:value-type="float">
            <text:p>0.000312161</text:p>
          </table:table-cell>
          <table:table-cell office:value-type="float" office:value="0.000343622" calcext:value-type="float">
            <text:p>0.000343622</text:p>
          </table:table-cell>
          <table:table-cell office:value-type="float" office:value="0.000377079" calcext:value-type="float">
            <text:p>0.000377079</text:p>
          </table:table-cell>
          <table:table-cell office:value-type="float" office:value="0.000408766" calcext:value-type="float">
            <text:p>0.000408766</text:p>
          </table:table-cell>
          <table:table-cell office:value-type="float" office:value="0.000442131" calcext:value-type="float">
            <text:p>0.000442131</text:p>
          </table:table-cell>
          <table:table-cell office:value-type="float" office:value="0.000482691" calcext:value-type="float">
            <text:p>0.000482691</text:p>
          </table:table-cell>
          <table:table-cell office:value-type="float" office:value="0.000530137" calcext:value-type="float">
            <text:p>0.000530137</text:p>
          </table:table-cell>
          <table:table-cell office:value-type="float" office:value="0.000566348" calcext:value-type="float">
            <text:p>0.000566348</text:p>
          </table:table-cell>
          <table:table-cell office:value-type="float" office:value="0.000609796" calcext:value-type="float">
            <text:p>0.000609796</text:p>
          </table:table-cell>
          <table:table-cell office:value-type="float" office:value="0.00066447" calcext:value-type="float">
            <text:p>0.00066447</text:p>
          </table:table-cell>
          <table:table-cell office:value-type="float" office:value="0.000712282" calcext:value-type="float">
            <text:p>0.000712282</text:p>
          </table:table-cell>
          <table:table-cell office:value-type="float" office:value="0.000765315" calcext:value-type="float">
            <text:p>0.000765315</text:p>
          </table:table-cell>
          <table:table-cell office:value-type="float" office:value="0.000822997" calcext:value-type="float">
            <text:p>0.000822997</text:p>
          </table:table-cell>
          <table:table-cell office:value-type="float" office:value="0.000883148" calcext:value-type="float">
            <text:p>0.000883148</text:p>
          </table:table-cell>
          <table:table-cell office:value-type="float" office:value="0.000932937" calcext:value-type="float">
            <text:p>0.000932937</text:p>
          </table:table-cell>
          <table:table-cell office:value-type="float" office:value="0.000988911" calcext:value-type="float">
            <text:p>0.000988911</text:p>
          </table:table-cell>
          <table:table-cell office:value-type="float" office:value="0.0010578" calcext:value-type="float">
            <text:p>0.0010578</text:p>
          </table:table-cell>
          <table:table-cell office:value-type="float" office:value="0.00112411" calcext:value-type="float">
            <text:p>0.00112411</text:p>
          </table:table-cell>
          <table:table-cell office:value-type="float" office:value="0.00119218" calcext:value-type="float">
            <text:p>0.0011921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07514E-046" calcext:value-type="float">
            <text:p>-2.07514E-46</text:p>
          </table:table-cell>
          <table:table-cell office:value-type="float" office:value="3.04522E-044" calcext:value-type="float">
            <text:p>3.04522E-44</text:p>
          </table:table-cell>
          <table:table-cell office:value-type="float" office:value="1.9871E-042" calcext:value-type="float">
            <text:p>1.9871E-42</text:p>
          </table:table-cell>
          <table:table-cell office:value-type="float" office:value="-8.75208E-041" calcext:value-type="float">
            <text:p>-8.75208E-41</text:p>
          </table:table-cell>
          <table:table-cell office:value-type="float" office:value="-3.76335E-039" calcext:value-type="float">
            <text:p>-3.76335E-39</text:p>
          </table:table-cell>
          <table:table-cell office:value-type="float" office:value="-2.61242E-038" calcext:value-type="float">
            <text:p>-2.61242E-38</text:p>
          </table:table-cell>
          <table:table-cell office:value-type="float" office:value="5.03236E-037" calcext:value-type="float">
            <text:p>5.03236E-37</text:p>
          </table:table-cell>
          <table:table-cell office:value-type="float" office:value="9.88287E-036" calcext:value-type="float">
            <text:p>9.88287E-36</text:p>
          </table:table-cell>
          <table:table-cell office:value-type="float" office:value="5.30415E-035" calcext:value-type="float">
            <text:p>5.30415E-35</text:p>
          </table:table-cell>
          <table:table-cell office:value-type="float" office:value="-2.68772E-034" calcext:value-type="float">
            <text:p>-2.68772E-34</text:p>
          </table:table-cell>
          <table:table-cell office:value-type="float" office:value="-5.65539E-033" calcext:value-type="float">
            <text:p>-5.65539E-33</text:p>
          </table:table-cell>
          <table:table-cell office:value-type="float" office:value="-2.98046E-032" calcext:value-type="float">
            <text:p>-2.98046E-32</text:p>
          </table:table-cell>
          <table:table-cell office:value-type="float" office:value="4.81454E-032" calcext:value-type="float">
            <text:p>4.81454E-32</text:p>
          </table:table-cell>
          <table:table-cell office:value-type="float" office:value="1.53925E-030" calcext:value-type="float">
            <text:p>1.53925E-30</text:p>
          </table:table-cell>
          <table:table-cell office:value-type="float" office:value="7.71685E-030" calcext:value-type="float">
            <text:p>7.71685E-30</text:p>
          </table:table-cell>
          <table:table-cell office:value-type="float" office:value="-1.04514E-029" calcext:value-type="float">
            <text:p>-1.04514E-29</text:p>
          </table:table-cell>
          <table:table-cell office:value-type="float" office:value="-3.24928E-028" calcext:value-type="float">
            <text:p>-3.24928E-28</text:p>
          </table:table-cell>
          <table:table-cell office:value-type="float" office:value="-1.2391E-027" calcext:value-type="float">
            <text:p>-1.2391E-27</text:p>
          </table:table-cell>
          <table:table-cell office:value-type="float" office:value="5.9815E-027" calcext:value-type="float">
            <text:p>5.9815E-27</text:p>
          </table:table-cell>
          <table:table-cell office:value-type="float" office:value="6.87104E-026" calcext:value-type="float">
            <text:p>6.87104E-26</text:p>
          </table:table-cell>
          <table:table-cell office:value-type="float" office:value="-6.92771E-027" calcext:value-type="float">
            <text:p>-6.92771E-27</text:p>
          </table:table-cell>
          <table:table-cell office:value-type="float" office:value="-2.83028E-024" calcext:value-type="float">
            <text:p>-2.83028E-24</text:p>
          </table:table-cell>
          <table:table-cell office:value-type="float" office:value="-4.46218E-024" calcext:value-type="float">
            <text:p>-4.46218E-24</text:p>
          </table:table-cell>
          <table:table-cell office:value-type="float" office:value="1.302E-022" calcext:value-type="float">
            <text:p>1.302E-22</text:p>
          </table:table-cell>
          <table:table-cell office:value-type="float" office:value="2.06507E-022" calcext:value-type="float">
            <text:p>2.06507E-22</text:p>
          </table:table-cell>
          <table:table-cell office:value-type="float" office:value="-7.4994E-021" calcext:value-type="float">
            <text:p>-7.4994E-21</text:p>
          </table:table-cell>
          <table:table-cell office:value-type="float" office:value="3.22908E-021" calcext:value-type="float">
            <text:p>3.22908E-21</text:p>
          </table:table-cell>
          <table:table-cell office:value-type="float" office:value="5.04879E-019" calcext:value-type="float">
            <text:p>5.04879E-19</text:p>
          </table:table-cell>
          <table:table-cell office:value-type="float" office:value="-2.28467E-018" calcext:value-type="float">
            <text:p>-2.28467E-18</text:p>
          </table:table-cell>
          <table:table-cell office:value-type="float" office:value="-3.48942E-017" calcext:value-type="float">
            <text:p>-3.48942E-17</text:p>
          </table:table-cell>
          <table:table-cell office:value-type="float" office:value="4.42443E-016" calcext:value-type="float">
            <text:p>4.42443E-16</text:p>
          </table:table-cell>
          <table:table-cell office:value-type="float" office:value="2.18647E-015" calcext:value-type="float">
            <text:p>2.18647E-15</text:p>
          </table:table-cell>
          <table:table-cell office:value-type="float" office:value="-0.0000000000000864634" calcext:value-type="float">
            <text:p>-8.64634E-14</text:p>
          </table:table-cell>
          <table:table-cell office:value-type="float" office:value="-0.000000000000230419" calcext:value-type="float">
            <text:p>-2.30419E-13</text:p>
          </table:table-cell>
          <table:table-cell office:value-type="float" office:value="-0.000000000000304449" calcext:value-type="float">
            <text:p>-3.04449E-13</text:p>
          </table:table-cell>
          <table:table-cell office:value-type="float" office:value="0.00000000000323916" calcext:value-type="float">
            <text:p>3.23916E-12</text:p>
          </table:table-cell>
          <table:table-cell office:value-type="float" office:value="0.000000000022033" calcext:value-type="float">
            <text:p>2.2033E-11</text:p>
          </table:table-cell>
          <table:table-cell office:value-type="float" office:value="0.000000000102028" calcext:value-type="float">
            <text:p>1.02028E-10</text:p>
          </table:table-cell>
          <table:table-cell office:value-type="float" office:value="0.000000000314174" calcext:value-type="float">
            <text:p>3.14174E-10</text:p>
          </table:table-cell>
          <table:table-cell office:value-type="float" office:value="0.000000000837836" calcext:value-type="float">
            <text:p>8.37836E-10</text:p>
          </table:table-cell>
          <table:table-cell office:value-type="float" office:value="0.00000000213696" calcext:value-type="float">
            <text:p>2.13696E-09</text:p>
          </table:table-cell>
          <table:table-cell office:value-type="float" office:value="0.00000000506418" calcext:value-type="float">
            <text:p>5.06418E-09</text:p>
          </table:table-cell>
          <table:table-cell office:value-type="float" office:value="0.00000000985931" calcext:value-type="float">
            <text:p>9.85931E-09</text:p>
          </table:table-cell>
          <table:table-cell office:value-type="float" office:value="0.0000000187517" calcext:value-type="float">
            <text:p>1.87517E-08</text:p>
          </table:table-cell>
          <table:table-cell office:value-type="float" office:value="0.0000000359535" calcext:value-type="float">
            <text:p>3.59535E-08</text:p>
          </table:table-cell>
          <table:table-cell office:value-type="float" office:value="0.0000000652985" calcext:value-type="float">
            <text:p>6.52985E-08</text:p>
          </table:table-cell>
          <table:table-cell office:value-type="float" office:value="0.000000106356" calcext:value-type="float">
            <text:p>1.06356E-07</text:p>
          </table:table-cell>
          <table:table-cell office:value-type="float" office:value="0.000000167593" calcext:value-type="float">
            <text:p>1.67593E-07</text:p>
          </table:table-cell>
          <table:table-cell office:value-type="float" office:value="0.00000026899" calcext:value-type="float">
            <text:p>2.6899E-07</text:p>
          </table:table-cell>
          <table:table-cell office:value-type="float" office:value="0.000000428912" calcext:value-type="float">
            <text:p>4.28912E-07</text:p>
          </table:table-cell>
          <table:table-cell office:value-type="float" office:value="0.000000602648" calcext:value-type="float">
            <text:p>6.02648E-07</text:p>
          </table:table-cell>
          <table:table-cell office:value-type="float" office:value="0.000000859669" calcext:value-type="float">
            <text:p>8.59669E-07</text:p>
          </table:table-cell>
          <table:table-cell office:value-type="float" office:value="0.00000126925" calcext:value-type="float">
            <text:p>1.26925E-06</text:p>
          </table:table-cell>
          <table:table-cell office:value-type="float" office:value="0.00000176407" calcext:value-type="float">
            <text:p>1.76407E-06</text:p>
          </table:table-cell>
          <table:table-cell office:value-type="float" office:value="0.00000240711" calcext:value-type="float">
            <text:p>2.40711E-06</text:p>
          </table:table-cell>
          <table:table-cell office:value-type="float" office:value="0.00000322959" calcext:value-type="float">
            <text:p>3.22959E-06</text:p>
          </table:table-cell>
          <table:table-cell office:value-type="float" office:value="0.0000042663" calcext:value-type="float">
            <text:p>4.2663E-06</text:p>
          </table:table-cell>
          <table:table-cell office:value-type="float" office:value="0.00000555564" calcext:value-type="float">
            <text:p>5.55564E-06</text:p>
          </table:table-cell>
          <table:table-cell office:value-type="float" office:value="0.00000713941" calcext:value-type="float">
            <text:p>7.13941E-06</text:p>
          </table:table-cell>
          <table:table-cell office:value-type="float" office:value="0.00000906273" calcext:value-type="float">
            <text:p>9.06273E-06</text:p>
          </table:table-cell>
          <table:table-cell office:value-type="float" office:value="0.0000113738" calcext:value-type="float">
            <text:p>1.13738E-05</text:p>
          </table:table-cell>
          <table:table-cell office:value-type="float" office:value="0.0000141236" calcext:value-type="float">
            <text:p>1.41236E-05</text:p>
          </table:table-cell>
          <table:table-cell office:value-type="float" office:value="0.0000173658" calcext:value-type="float">
            <text:p>1.73658E-05</text:p>
          </table:table-cell>
          <table:table-cell office:value-type="float" office:value="0.0000211562" calcext:value-type="float">
            <text:p>2.11562E-05</text:p>
          </table:table-cell>
          <table:table-cell office:value-type="float" office:value="0.0000255525" calcext:value-type="float">
            <text:p>2.55525E-05</text:p>
          </table:table-cell>
          <table:table-cell office:value-type="float" office:value="0.000030614" calcext:value-type="float">
            <text:p>3.0614E-05</text:p>
          </table:table-cell>
          <table:table-cell office:value-type="float" office:value="0.0000364013" calcext:value-type="float">
            <text:p>3.64013E-05</text:p>
          </table:table-cell>
          <table:table-cell office:value-type="float" office:value="0.0000429758" calcext:value-type="float">
            <text:p>4.29758E-05</text:p>
          </table:table-cell>
          <table:table-cell office:value-type="float" office:value="0.0000503993" calcext:value-type="float">
            <text:p>5.03993E-05</text:p>
          </table:table-cell>
          <table:table-cell office:value-type="float" office:value="0.0000587339" calcext:value-type="float">
            <text:p>5.87339E-05</text:p>
          </table:table-cell>
          <table:table-cell office:value-type="float" office:value="0.0000680414" calcext:value-type="float">
            <text:p>6.80414E-05</text:p>
          </table:table-cell>
          <table:table-cell office:value-type="float" office:value="0.0000783834" calcext:value-type="float">
            <text:p>7.83834E-05</text:p>
          </table:table-cell>
          <table:table-cell office:value-type="float" office:value="0.0000898204" calcext:value-type="float">
            <text:p>8.98204E-05</text:p>
          </table:table-cell>
          <table:table-cell office:value-type="float" office:value="0.000102412" calcext:value-type="float">
            <text:p>0.000102412</text:p>
          </table:table-cell>
          <table:table-cell office:value-type="float" office:value="0.000116216" calcext:value-type="float">
            <text:p>0.000116216</text:p>
          </table:table-cell>
          <table:table-cell office:value-type="float" office:value="0.000131289" calcext:value-type="float">
            <text:p>0.000131289</text:p>
          </table:table-cell>
          <table:table-cell office:value-type="float" office:value="0.000147687" calcext:value-type="float">
            <text:p>0.000147687</text:p>
          </table:table-cell>
          <table:table-cell office:value-type="float" office:value="0.000165461" calcext:value-type="float">
            <text:p>0.000165461</text:p>
          </table:table-cell>
          <table:table-cell office:value-type="float" office:value="0.000184663" calcext:value-type="float">
            <text:p>0.000184663</text:p>
          </table:table-cell>
          <table:table-cell office:value-type="float" office:value="0.00020534" calcext:value-type="float">
            <text:p>0.00020534</text:p>
          </table:table-cell>
          <table:table-cell office:value-type="float" office:value="0.000227538" calcext:value-type="float">
            <text:p>0.000227538</text:p>
          </table:table-cell>
          <table:table-cell office:value-type="float" office:value="0.000251302" calcext:value-type="float">
            <text:p>0.000251302</text:p>
          </table:table-cell>
          <table:table-cell office:value-type="float" office:value="0.000274025" calcext:value-type="float">
            <text:p>0.000274025</text:p>
          </table:table-cell>
          <table:table-cell office:value-type="float" office:value="0.000298051" calcext:value-type="float">
            <text:p>0.000298051</text:p>
          </table:table-cell>
          <table:table-cell office:value-type="float" office:value="0.000327365" calcext:value-type="float">
            <text:p>0.000327365</text:p>
          </table:table-cell>
          <table:table-cell office:value-type="float" office:value="0.000361794" calcext:value-type="float">
            <text:p>0.000361794</text:p>
          </table:table-cell>
          <table:table-cell office:value-type="float" office:value="0.000388398" calcext:value-type="float">
            <text:p>0.000388398</text:p>
          </table:table-cell>
          <table:table-cell office:value-type="float" office:value="0.000420364" calcext:value-type="float">
            <text:p>0.000420364</text:p>
          </table:table-cell>
          <table:table-cell office:value-type="float" office:value="0.000460728" calcext:value-type="float">
            <text:p>0.000460728</text:p>
          </table:table-cell>
          <table:table-cell office:value-type="float" office:value="0.000496308" calcext:value-type="float">
            <text:p>0.000496308</text:p>
          </table:table-cell>
          <table:table-cell office:value-type="float" office:value="0.000535929" calcext:value-type="float">
            <text:p>0.000535929</text:p>
          </table:table-cell>
          <table:table-cell office:value-type="float" office:value="0.000579204" calcext:value-type="float">
            <text:p>0.000579204</text:p>
          </table:table-cell>
          <table:table-cell office:value-type="float" office:value="0.000624537" calcext:value-type="float">
            <text:p>0.000624537</text:p>
          </table:table-cell>
          <table:table-cell office:value-type="float" office:value="0.000662452" calcext:value-type="float">
            <text:p>0.000662452</text:p>
          </table:table-cell>
          <table:table-cell office:value-type="float" office:value="0.000705114" calcext:value-type="float">
            <text:p>0.000705114</text:p>
          </table:table-cell>
          <table:table-cell office:value-type="float" office:value="0.000757752" calcext:value-type="float">
            <text:p>0.000757752</text:p>
          </table:table-cell>
          <table:table-cell office:value-type="float" office:value="0.000808689" calcext:value-type="float">
            <text:p>0.000808689</text:p>
          </table:table-cell>
          <table:table-cell office:value-type="float" office:value="0.000861206" calcext:value-type="float">
            <text:p>0.00086120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217E-048" calcext:value-type="float">
            <text:p>3.2217E-48</text:p>
          </table:table-cell>
          <table:table-cell office:value-type="float" office:value="-4.6326E-046" calcext:value-type="float">
            <text:p>-4.6326E-46</text:p>
          </table:table-cell>
          <table:table-cell office:value-type="float" office:value="1.03189E-043" calcext:value-type="float">
            <text:p>1.03189E-43</text:p>
          </table:table-cell>
          <table:table-cell office:value-type="float" office:value="4.14655E-042" calcext:value-type="float">
            <text:p>4.14655E-42</text:p>
          </table:table-cell>
          <table:table-cell office:value-type="float" office:value="-4.60174E-041" calcext:value-type="float">
            <text:p>-4.60174E-41</text:p>
          </table:table-cell>
          <table:table-cell office:value-type="float" office:value="-2.962E-039" calcext:value-type="float">
            <text:p>-2.962E-39</text:p>
          </table:table-cell>
          <table:table-cell office:value-type="float" office:value="-3.11909E-038" calcext:value-type="float">
            <text:p>-3.11909E-38</text:p>
          </table:table-cell>
          <table:table-cell office:value-type="float" office:value="1.06825E-037" calcext:value-type="float">
            <text:p>1.06825E-37</text:p>
          </table:table-cell>
          <table:table-cell office:value-type="float" office:value="4.83757E-036" calcext:value-type="float">
            <text:p>4.83757E-36</text:p>
          </table:table-cell>
          <table:table-cell office:value-type="float" office:value="3.7997E-035" calcext:value-type="float">
            <text:p>3.7997E-35</text:p>
          </table:table-cell>
          <table:table-cell office:value-type="float" office:value="-8.49521E-036" calcext:value-type="float">
            <text:p>-8.49521E-36</text:p>
          </table:table-cell>
          <table:table-cell office:value-type="float" office:value="-2.35862E-033" calcext:value-type="float">
            <text:p>-2.35862E-33</text:p>
          </table:table-cell>
          <table:table-cell office:value-type="float" office:value="-1.68877E-032" calcext:value-type="float">
            <text:p>-1.68877E-32</text:p>
          </table:table-cell>
          <table:table-cell office:value-type="float" office:value="-7.39007E-033" calcext:value-type="float">
            <text:p>-7.39007E-33</text:p>
          </table:table-cell>
          <table:table-cell office:value-type="float" office:value="6.60998E-031" calcext:value-type="float">
            <text:p>6.60998E-31</text:p>
          </table:table-cell>
          <table:table-cell office:value-type="float" office:value="4.18406E-030" calcext:value-type="float">
            <text:p>4.18406E-30</text:p>
          </table:table-cell>
          <table:table-cell office:value-type="float" office:value="-2.77992E-030" calcext:value-type="float">
            <text:p>-2.77992E-30</text:p>
          </table:table-cell>
          <table:table-cell office:value-type="float" office:value="-1.7485E-028" calcext:value-type="float">
            <text:p>-1.7485E-28</text:p>
          </table:table-cell>
          <table:table-cell office:value-type="float" office:value="-6.6554E-028" calcext:value-type="float">
            <text:p>-6.6554E-28</text:p>
          </table:table-cell>
          <table:table-cell office:value-type="float" office:value="4.55857E-027" calcext:value-type="float">
            <text:p>4.55857E-27</text:p>
          </table:table-cell>
          <table:table-cell office:value-type="float" office:value="4.25766E-026" calcext:value-type="float">
            <text:p>4.25766E-26</text:p>
          </table:table-cell>
          <table:table-cell office:value-type="float" office:value="-1.09648E-025" calcext:value-type="float">
            <text:p>-1.09648E-25</text:p>
          </table:table-cell>
          <table:table-cell office:value-type="float" office:value="-2.22127E-024" calcext:value-type="float">
            <text:p>-2.22127E-24</text:p>
          </table:table-cell>
          <table:table-cell office:value-type="float" office:value="4.95411E-024" calcext:value-type="float">
            <text:p>4.95411E-24</text:p>
          </table:table-cell>
          <table:table-cell office:value-type="float" office:value="1.22705E-022" calcext:value-type="float">
            <text:p>1.22705E-22</text:p>
          </table:table-cell>
          <table:table-cell office:value-type="float" office:value="-5.27634E-022" calcext:value-type="float">
            <text:p>-5.27634E-22</text:p>
          </table:table-cell>
          <table:table-cell office:value-type="float" office:value="-6.83251E-021" calcext:value-type="float">
            <text:p>-6.83251E-21</text:p>
          </table:table-cell>
          <table:table-cell office:value-type="float" office:value="6.77102E-020" calcext:value-type="float">
            <text:p>6.77102E-20</text:p>
          </table:table-cell>
          <table:table-cell office:value-type="float" office:value="2.44612E-019" calcext:value-type="float">
            <text:p>2.44612E-19</text:p>
          </table:table-cell>
          <table:table-cell office:value-type="float" office:value="-8.3416E-018" calcext:value-type="float">
            <text:p>-8.3416E-18</text:p>
          </table:table-cell>
          <table:table-cell office:value-type="float" office:value="2.93376E-017" calcext:value-type="float">
            <text:p>2.93376E-17</text:p>
          </table:table-cell>
          <table:table-cell office:value-type="float" office:value="1.02576E-015" calcext:value-type="float">
            <text:p>1.02576E-15</text:p>
          </table:table-cell>
          <table:table-cell office:value-type="float" office:value="-0.0000000000000127883" calcext:value-type="float">
            <text:p>-1.27883E-14</text:p>
          </table:table-cell>
          <table:table-cell office:value-type="float" office:value="-0.0000000000000514106" calcext:value-type="float">
            <text:p>-5.14106E-14</text:p>
          </table:table-cell>
          <table:table-cell office:value-type="float" office:value="-0.000000000000172233" calcext:value-type="float">
            <text:p>-1.72233E-13</text:p>
          </table:table-cell>
          <table:table-cell office:value-type="float" office:value="0.000000000000188636" calcext:value-type="float">
            <text:p>1.88636E-13</text:p>
          </table:table-cell>
          <table:table-cell office:value-type="float" office:value="0.00000000000374111" calcext:value-type="float">
            <text:p>3.74111E-12</text:p>
          </table:table-cell>
          <table:table-cell office:value-type="float" office:value="0.0000000000226711" calcext:value-type="float">
            <text:p>2.26711E-11</text:p>
          </table:table-cell>
          <table:table-cell office:value-type="float" office:value="0.0000000000790477" calcext:value-type="float">
            <text:p>7.90477E-11</text:p>
          </table:table-cell>
          <table:table-cell office:value-type="float" office:value="0.000000000230753" calcext:value-type="float">
            <text:p>2.30753E-10</text:p>
          </table:table-cell>
          <table:table-cell office:value-type="float" office:value="0.00000000063936" calcext:value-type="float">
            <text:p>6.3936E-10</text:p>
          </table:table-cell>
          <table:table-cell office:value-type="float" office:value="0.00000000163291" calcext:value-type="float">
            <text:p>1.63291E-09</text:p>
          </table:table-cell>
          <table:table-cell office:value-type="float" office:value="0.00000000331238" calcext:value-type="float">
            <text:p>3.31238E-09</text:p>
          </table:table-cell>
          <table:table-cell office:value-type="float" office:value="0.00000000658425" calcext:value-type="float">
            <text:p>6.58425E-09</text:p>
          </table:table-cell>
          <table:table-cell office:value-type="float" office:value="0.0000000132578" calcext:value-type="float">
            <text:p>1.32578E-08</text:p>
          </table:table-cell>
          <table:table-cell office:value-type="float" office:value="0.0000000251828" calcext:value-type="float">
            <text:p>2.51828E-08</text:p>
          </table:table-cell>
          <table:table-cell office:value-type="float" office:value="0.0000000422021" calcext:value-type="float">
            <text:p>4.22021E-08</text:p>
          </table:table-cell>
          <table:table-cell office:value-type="float" office:value="0.000000068382" calcext:value-type="float">
            <text:p>6.8382E-08</text:p>
          </table:table-cell>
          <table:table-cell office:value-type="float" office:value="0.000000113418" calcext:value-type="float">
            <text:p>1.13418E-07</text:p>
          </table:table-cell>
          <table:table-cell office:value-type="float" office:value="0.000000187323" calcext:value-type="float">
            <text:p>1.87323E-07</text:p>
          </table:table-cell>
          <table:table-cell office:value-type="float" office:value="0.000000267662" calcext:value-type="float">
            <text:p>2.67662E-07</text:p>
          </table:table-cell>
          <table:table-cell office:value-type="float" office:value="0.000000390495" calcext:value-type="float">
            <text:p>3.90495E-07</text:p>
          </table:table-cell>
          <table:table-cell office:value-type="float" office:value="0.000000592665" calcext:value-type="float">
            <text:p>5.92665E-07</text:p>
          </table:table-cell>
          <table:table-cell office:value-type="float" office:value="0.000000841525" calcext:value-type="float">
            <text:p>8.41525E-07</text:p>
          </table:table-cell>
          <table:table-cell office:value-type="float" office:value="0.00000117167" calcext:value-type="float">
            <text:p>1.17167E-06</text:p>
          </table:table-cell>
          <table:table-cell office:value-type="float" office:value="0.00000160225" calcext:value-type="float">
            <text:p>1.60225E-06</text:p>
          </table:table-cell>
          <table:table-cell office:value-type="float" office:value="0.00000215511" calcext:value-type="float">
            <text:p>2.15511E-06</text:p>
          </table:table-cell>
          <table:table-cell office:value-type="float" office:value="0.00000285483" calcext:value-type="float">
            <text:p>2.85483E-06</text:p>
          </table:table-cell>
          <table:table-cell office:value-type="float" office:value="0.00000372877" calcext:value-type="float">
            <text:p>3.72877E-06</text:p>
          </table:table-cell>
          <table:table-cell office:value-type="float" office:value="0.00000480701" calcext:value-type="float">
            <text:p>4.80701E-06</text:p>
          </table:table-cell>
          <table:table-cell office:value-type="float" office:value="0.00000612234" calcext:value-type="float">
            <text:p>6.12234E-06</text:p>
          </table:table-cell>
          <table:table-cell office:value-type="float" office:value="0.00000771008" calcext:value-type="float">
            <text:p>7.71008E-06</text:p>
          </table:table-cell>
          <table:table-cell office:value-type="float" office:value="0.00000960802" calcext:value-type="float">
            <text:p>9.60802E-06</text:p>
          </table:table-cell>
          <table:table-cell office:value-type="float" office:value="0.0000118562" calcext:value-type="float">
            <text:p>1.18562E-05</text:p>
          </table:table-cell>
          <table:table-cell office:value-type="float" office:value="0.0000144968" calcext:value-type="float">
            <text:p>1.44968E-05</text:p>
          </table:table-cell>
          <table:table-cell office:value-type="float" office:value="0.0000175739" calcext:value-type="float">
            <text:p>1.75739E-05</text:p>
          </table:table-cell>
          <table:table-cell office:value-type="float" office:value="0.0000211331" calcext:value-type="float">
            <text:p>2.11331E-05</text:p>
          </table:table-cell>
          <table:table-cell office:value-type="float" office:value="0.0000252215" calcext:value-type="float">
            <text:p>2.52215E-05</text:p>
          </table:table-cell>
          <table:table-cell office:value-type="float" office:value="0.0000298875" calcext:value-type="float">
            <text:p>2.98875E-05</text:p>
          </table:table-cell>
          <table:table-cell office:value-type="float" office:value="0.0000351801" calcext:value-type="float">
            <text:p>3.51801E-05</text:p>
          </table:table-cell>
          <table:table-cell office:value-type="float" office:value="0.0000411492" calcext:value-type="float">
            <text:p>4.11492E-05</text:p>
          </table:table-cell>
          <table:table-cell office:value-type="float" office:value="0.000047845" calcext:value-type="float">
            <text:p>4.7845E-05</text:p>
          </table:table-cell>
          <table:table-cell office:value-type="float" office:value="0.0000553179" calcext:value-type="float">
            <text:p>5.53179E-05</text:p>
          </table:table-cell>
          <table:table-cell office:value-type="float" office:value="0.0000636182" calcext:value-type="float">
            <text:p>6.36182E-05</text:p>
          </table:table-cell>
          <table:table-cell office:value-type="float" office:value="0.0000727958" calcext:value-type="float">
            <text:p>7.27958E-05</text:p>
          </table:table-cell>
          <table:table-cell office:value-type="float" office:value="0.0000829001" calcext:value-type="float">
            <text:p>8.29001E-05</text:p>
          </table:table-cell>
          <table:table-cell office:value-type="float" office:value="0.0000939798" calcext:value-type="float">
            <text:p>9.39798E-05</text:p>
          </table:table-cell>
          <table:table-cell office:value-type="float" office:value="0.000106083" calcext:value-type="float">
            <text:p>0.000106083</text:p>
          </table:table-cell>
          <table:table-cell office:value-type="float" office:value="0.000119255" calcext:value-type="float">
            <text:p>0.000119255</text:p>
          </table:table-cell>
          <table:table-cell office:value-type="float" office:value="0.000133542" calcext:value-type="float">
            <text:p>0.000133542</text:p>
          </table:table-cell>
          <table:table-cell office:value-type="float" office:value="0.000148988" calcext:value-type="float">
            <text:p>0.000148988</text:p>
          </table:table-cell>
          <table:table-cell office:value-type="float" office:value="0.000165635" calcext:value-type="float">
            <text:p>0.000165635</text:p>
          </table:table-cell>
          <table:table-cell office:value-type="float" office:value="0.000181584" calcext:value-type="float">
            <text:p>0.000181584</text:p>
          </table:table-cell>
          <table:table-cell office:value-type="float" office:value="0.000198573" calcext:value-type="float">
            <text:p>0.000198573</text:p>
          </table:table-cell>
          <table:table-cell office:value-type="float" office:value="0.000219482" calcext:value-type="float">
            <text:p>0.000219482</text:p>
          </table:table-cell>
          <table:table-cell office:value-type="float" office:value="0.000244269" calcext:value-type="float">
            <text:p>0.000244269</text:p>
          </table:table-cell>
          <table:table-cell office:value-type="float" office:value="0.000263378" calcext:value-type="float">
            <text:p>0.000263378</text:p>
          </table:table-cell>
          <table:table-cell office:value-type="float" office:value="0.000286553" calcext:value-type="float">
            <text:p>0.000286553</text:p>
          </table:table-cell>
          <table:table-cell office:value-type="float" office:value="0.000316062" calcext:value-type="float">
            <text:p>0.000316062</text:p>
          </table:table-cell>
          <table:table-cell office:value-type="float" office:value="0.000342145" calcext:value-type="float">
            <text:p>0.000342145</text:p>
          </table:table-cell>
          <table:table-cell office:value-type="float" office:value="0.000371377" calcext:value-type="float">
            <text:p>0.000371377</text:p>
          </table:table-cell>
          <table:table-cell office:value-type="float" office:value="0.000403508" calcext:value-type="float">
            <text:p>0.000403508</text:p>
          </table:table-cell>
          <table:table-cell office:value-type="float" office:value="0.000437365" calcext:value-type="float">
            <text:p>0.000437365</text:p>
          </table:table-cell>
          <table:table-cell office:value-type="float" office:value="0.000465617" calcext:value-type="float">
            <text:p>0.000465617</text:p>
          </table:table-cell>
          <table:table-cell office:value-type="float" office:value="0.000497656" calcext:value-type="float">
            <text:p>0.000497656</text:p>
          </table:table-cell>
          <table:table-cell office:value-type="float" office:value="0.00053746" calcext:value-type="float">
            <text:p>0.00053746</text:p>
          </table:table-cell>
          <table:table-cell office:value-type="float" office:value="0.000576129" calcext:value-type="float">
            <text:p>0.000576129</text:p>
          </table:table-cell>
          <table:table-cell office:value-type="float" office:value="0.000616168" calcext:value-type="float">
            <text:p>0.000616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63451E-050" calcext:value-type="float">
            <text:p>-2.63451E-50</text:p>
          </table:table-cell>
          <table:table-cell office:value-type="float" office:value="-2.4308E-047" calcext:value-type="float">
            <text:p>-2.4308E-47</text:p>
          </table:table-cell>
          <table:table-cell office:value-type="float" office:value="-1.58473E-045" calcext:value-type="float">
            <text:p>-1.58473E-45</text:p>
          </table:table-cell>
          <table:table-cell office:value-type="float" office:value="1.59877E-043" calcext:value-type="float">
            <text:p>1.59877E-43</text:p>
          </table:table-cell>
          <table:table-cell office:value-type="float" office:value="5.83257E-042" calcext:value-type="float">
            <text:p>5.83257E-42</text:p>
          </table:table-cell>
          <table:table-cell office:value-type="float" office:value="7.14004E-042" calcext:value-type="float">
            <text:p>7.14004E-42</text:p>
          </table:table-cell>
          <table:table-cell office:value-type="float" office:value="-1.77012E-039" calcext:value-type="float">
            <text:p>-1.77012E-39</text:p>
          </table:table-cell>
          <table:table-cell office:value-type="float" office:value="-2.47275E-038" calcext:value-type="float">
            <text:p>-2.47275E-38</text:p>
          </table:table-cell>
          <table:table-cell office:value-type="float" office:value="-4.54361E-038" calcext:value-type="float">
            <text:p>-4.54361E-38</text:p>
          </table:table-cell>
          <table:table-cell office:value-type="float" office:value="2.03056E-036" calcext:value-type="float">
            <text:p>2.03056E-36</text:p>
          </table:table-cell>
          <table:table-cell office:value-type="float" office:value="2.23525E-035" calcext:value-type="float">
            <text:p>2.23525E-35</text:p>
          </table:table-cell>
          <table:table-cell office:value-type="float" office:value="4.87914E-035" calcext:value-type="float">
            <text:p>4.87914E-35</text:p>
          </table:table-cell>
          <table:table-cell office:value-type="float" office:value="-9.23606E-034" calcext:value-type="float">
            <text:p>-9.23606E-34</text:p>
          </table:table-cell>
          <table:table-cell office:value-type="float" office:value="-8.94222E-033" calcext:value-type="float">
            <text:p>-8.94222E-33</text:p>
          </table:table-cell>
          <table:table-cell office:value-type="float" office:value="-1.48538E-032" calcext:value-type="float">
            <text:p>-1.48538E-32</text:p>
          </table:table-cell>
          <table:table-cell office:value-type="float" office:value="3.05013E-031" calcext:value-type="float">
            <text:p>3.05013E-31</text:p>
          </table:table-cell>
          <table:table-cell office:value-type="float" office:value="2.31439E-030" calcext:value-type="float">
            <text:p>2.31439E-30</text:p>
          </table:table-cell>
          <table:table-cell office:value-type="float" office:value="-1.47857E-030" calcext:value-type="float">
            <text:p>-1.47857E-30</text:p>
          </table:table-cell>
          <table:table-cell office:value-type="float" office:value="-1.06947E-028" calcext:value-type="float">
            <text:p>-1.06947E-28</text:p>
          </table:table-cell>
          <table:table-cell office:value-type="float" office:value="-3.31778E-028" calcext:value-type="float">
            <text:p>-3.31778E-28</text:p>
          </table:table-cell>
          <table:table-cell office:value-type="float" office:value="4.08714E-027" calcext:value-type="float">
            <text:p>4.08714E-27</text:p>
          </table:table-cell>
          <table:table-cell office:value-type="float" office:value="2.50127E-026" calcext:value-type="float">
            <text:p>2.50127E-26</text:p>
          </table:table-cell>
          <table:table-cell office:value-type="float" office:value="-1.95493E-025" calcext:value-type="float">
            <text:p>-1.95493E-25</text:p>
          </table:table-cell>
          <table:table-cell office:value-type="float" office:value="-1.43612E-024" calcext:value-type="float">
            <text:p>-1.43612E-24</text:p>
          </table:table-cell>
          <table:table-cell office:value-type="float" office:value="1.41835E-023" calcext:value-type="float">
            <text:p>1.41835E-23</text:p>
          </table:table-cell>
          <table:table-cell office:value-type="float" office:value="6.31968E-023" calcext:value-type="float">
            <text:p>6.31968E-23</text:p>
          </table:table-cell>
          <table:table-cell office:value-type="float" office:value="-1.31196E-021" calcext:value-type="float">
            <text:p>-1.31196E-21</text:p>
          </table:table-cell>
          <table:table-cell office:value-type="float" office:value="1.26445E-021" calcext:value-type="float">
            <text:p>1.26445E-21</text:p>
          </table:table-cell>
          <table:table-cell office:value-type="float" office:value="1.18027E-019" calcext:value-type="float">
            <text:p>1.18027E-19</text:p>
          </table:table-cell>
          <table:table-cell office:value-type="float" office:value="-1.03303E-018" calcext:value-type="float">
            <text:p>-1.03303E-18</text:p>
          </table:table-cell>
          <table:table-cell office:value-type="float" office:value="-6.80409E-018" calcext:value-type="float">
            <text:p>-6.80409E-18</text:p>
          </table:table-cell>
          <table:table-cell office:value-type="float" office:value="2.35966E-016" calcext:value-type="float">
            <text:p>2.35966E-16</text:p>
          </table:table-cell>
          <table:table-cell office:value-type="float" office:value="-8.22133E-016" calcext:value-type="float">
            <text:p>-8.22133E-16</text:p>
          </table:table-cell>
          <table:table-cell office:value-type="float" office:value="-8.40871E-015" calcext:value-type="float">
            <text:p>-8.40871E-15</text:p>
          </table:table-cell>
          <table:table-cell office:value-type="float" office:value="-0.0000000000000514259" calcext:value-type="float">
            <text:p>-5.14259E-14</text:p>
          </table:table-cell>
          <table:table-cell office:value-type="float" office:value="-0.000000000000089482" calcext:value-type="float">
            <text:p>-8.9482E-14</text:p>
          </table:table-cell>
          <table:table-cell office:value-type="float" office:value="0.000000000000396474" calcext:value-type="float">
            <text:p>3.96474E-13</text:p>
          </table:table-cell>
          <table:table-cell office:value-type="float" office:value="0.00000000000409095" calcext:value-type="float">
            <text:p>4.09095E-12</text:p>
          </table:table-cell>
          <table:table-cell office:value-type="float" office:value="0.0000000000173452" calcext:value-type="float">
            <text:p>1.73452E-11</text:p>
          </table:table-cell>
          <table:table-cell office:value-type="float" office:value="0.000000000057381" calcext:value-type="float">
            <text:p>5.7381E-11</text:p>
          </table:table-cell>
          <table:table-cell office:value-type="float" office:value="0.000000000173986" calcext:value-type="float">
            <text:p>1.73986E-10</text:p>
          </table:table-cell>
          <table:table-cell office:value-type="float" office:value="0.000000000475299" calcext:value-type="float">
            <text:p>4.75299E-10</text:p>
          </table:table-cell>
          <table:table-cell office:value-type="float" office:value="0.00000000103592" calcext:value-type="float">
            <text:p>1.03592E-09</text:p>
          </table:table-cell>
          <table:table-cell office:value-type="float" office:value="0.00000000217849" calcext:value-type="float">
            <text:p>2.17849E-09</text:p>
          </table:table-cell>
          <table:table-cell office:value-type="float" office:value="0.00000000459399" calcext:value-type="float">
            <text:p>4.59399E-09</text:p>
          </table:table-cell>
          <table:table-cell office:value-type="float" office:value="0.00000000908136" calcext:value-type="float">
            <text:p>9.08136E-09</text:p>
          </table:table-cell>
          <table:table-cell office:value-type="float" office:value="0.0000000159015" calcext:value-type="float">
            <text:p>1.59015E-08</text:p>
          </table:table-cell>
          <table:table-cell office:value-type="float" office:value="0.0000000267549" calcext:value-type="float">
            <text:p>2.67549E-08</text:p>
          </table:table-cell>
          <table:table-cell office:value-type="float" office:value="0.0000000458377" calcext:value-type="float">
            <text:p>4.58377E-08</text:p>
          </table:table-cell>
          <table:table-cell office:value-type="float" office:value="0.0000000777858" calcext:value-type="float">
            <text:p>7.77858E-08</text:p>
          </table:table-cell>
          <table:table-cell office:value-type="float" office:value="0.000000114826" calcext:value-type="float">
            <text:p>1.14826E-07</text:p>
          </table:table-cell>
          <table:table-cell office:value-type="float" office:value="0.00000017199" calcext:value-type="float">
            <text:p>1.7199E-07</text:p>
          </table:table-cell>
          <table:table-cell office:value-type="float" office:value="0.000000267456" calcext:value-type="float">
            <text:p>2.67456E-07</text:p>
          </table:table-cell>
          <table:table-cell office:value-type="float" office:value="0.00000038865" calcext:value-type="float">
            <text:p>3.8865E-07</text:p>
          </table:table-cell>
          <table:table-cell office:value-type="float" office:value="0.000000553018" calcext:value-type="float">
            <text:p>5.53018E-07</text:p>
          </table:table-cell>
          <table:table-cell office:value-type="float" office:value="0.000000771891" calcext:value-type="float">
            <text:p>7.71891E-07</text:p>
          </table:table-cell>
          <table:table-cell office:value-type="float" office:value="0.00000105849" calcext:value-type="float">
            <text:p>1.05849E-06</text:p>
          </table:table-cell>
          <table:table-cell office:value-type="float" office:value="0.00000142802" calcext:value-type="float">
            <text:p>1.42802E-06</text:p>
          </table:table-cell>
          <table:table-cell office:value-type="float" office:value="0.00000189776" calcext:value-type="float">
            <text:p>1.89776E-06</text:p>
          </table:table-cell>
          <table:table-cell office:value-type="float" office:value="0.00000248707" calcext:value-type="float">
            <text:p>2.48707E-06</text:p>
          </table:table-cell>
          <table:table-cell office:value-type="float" office:value="0.00000321746" calcext:value-type="float">
            <text:p>3.21746E-06</text:p>
          </table:table-cell>
          <table:table-cell office:value-type="float" office:value="0.00000411257" calcext:value-type="float">
            <text:p>4.11257E-06</text:p>
          </table:table-cell>
          <table:table-cell office:value-type="float" office:value="0.0000051981" calcext:value-type="float">
            <text:p>5.1981E-06</text:p>
          </table:table-cell>
          <table:table-cell office:value-type="float" office:value="0.00000650178" calcext:value-type="float">
            <text:p>6.50178E-06</text:p>
          </table:table-cell>
          <table:table-cell office:value-type="float" office:value="0.00000805332" calcext:value-type="float">
            <text:p>8.05332E-06</text:p>
          </table:table-cell>
          <table:table-cell office:value-type="float" office:value="0.00000988421" calcext:value-type="float">
            <text:p>9.88421E-06</text:p>
          </table:table-cell>
          <table:table-cell office:value-type="float" office:value="0.0000120277" calcext:value-type="float">
            <text:p>1.20277E-05</text:p>
          </table:table-cell>
          <table:table-cell office:value-type="float" office:value="0.0000145185" calcext:value-type="float">
            <text:p>1.45185E-05</text:p>
          </table:table-cell>
          <table:table-cell office:value-type="float" office:value="0.000017393" calcext:value-type="float">
            <text:p>1.7393E-05</text:p>
          </table:table-cell>
          <table:table-cell office:value-type="float" office:value="0.0000206885" calcext:value-type="float">
            <text:p>2.06885E-05</text:p>
          </table:table-cell>
          <table:table-cell office:value-type="float" office:value="0.0000244435" calcext:value-type="float">
            <text:p>2.44435E-05</text:p>
          </table:table-cell>
          <table:table-cell office:value-type="float" office:value="0.0000286975" calcext:value-type="float">
            <text:p>2.86975E-05</text:p>
          </table:table-cell>
          <table:table-cell office:value-type="float" office:value="0.0000334906" calcext:value-type="float">
            <text:p>3.34906E-05</text:p>
          </table:table-cell>
          <table:table-cell office:value-type="float" office:value="0.0000388633" calcext:value-type="float">
            <text:p>3.88633E-05</text:p>
          </table:table-cell>
          <table:table-cell office:value-type="float" office:value="0.0000448567" calcext:value-type="float">
            <text:p>4.48567E-05</text:p>
          </table:table-cell>
          <table:table-cell office:value-type="float" office:value="0.0000515118" calcext:value-type="float">
            <text:p>5.15118E-05</text:p>
          </table:table-cell>
          <table:table-cell office:value-type="float" office:value="0.0000588698" calcext:value-type="float">
            <text:p>5.88698E-05</text:p>
          </table:table-cell>
          <table:table-cell office:value-type="float" office:value="0.0000669714" calcext:value-type="float">
            <text:p>6.69714E-05</text:p>
          </table:table-cell>
          <table:table-cell office:value-type="float" office:value="0.0000758573" calcext:value-type="float">
            <text:p>7.58573E-05</text:p>
          </table:table-cell>
          <table:table-cell office:value-type="float" office:value="0.0000855673" calcext:value-type="float">
            <text:p>8.55673E-05</text:p>
          </table:table-cell>
          <table:table-cell office:value-type="float" office:value="0.0000961407" calcext:value-type="float">
            <text:p>9.61407E-05</text:p>
          </table:table-cell>
          <table:table-cell office:value-type="float" office:value="0.000107616" calcext:value-type="float">
            <text:p>0.000107616</text:p>
          </table:table-cell>
          <table:table-cell office:value-type="float" office:value="0.000118739" calcext:value-type="float">
            <text:p>0.000118739</text:p>
          </table:table-cell>
          <table:table-cell office:value-type="float" office:value="0.000130634" calcext:value-type="float">
            <text:p>0.000130634</text:p>
          </table:table-cell>
          <table:table-cell office:value-type="float" office:value="0.000145315" calcext:value-type="float">
            <text:p>0.000145315</text:p>
          </table:table-cell>
          <table:table-cell office:value-type="float" office:value="0.00016278" calcext:value-type="float">
            <text:p>0.00016278</text:p>
          </table:table-cell>
          <table:table-cell office:value-type="float" office:value="0.000176456" calcext:value-type="float">
            <text:p>0.000176456</text:p>
          </table:table-cell>
          <table:table-cell office:value-type="float" office:value="0.000193045" calcext:value-type="float">
            <text:p>0.000193045</text:p>
          </table:table-cell>
          <table:table-cell office:value-type="float" office:value="0.00021423" calcext:value-type="float">
            <text:p>0.00021423</text:p>
          </table:table-cell>
          <table:table-cell office:value-type="float" office:value="0.000233129" calcext:value-type="float">
            <text:p>0.000233129</text:p>
          </table:table-cell>
          <table:table-cell office:value-type="float" office:value="0.00025439" calcext:value-type="float">
            <text:p>0.00025439</text:p>
          </table:table-cell>
          <table:table-cell office:value-type="float" office:value="0.000277857" calcext:value-type="float">
            <text:p>0.000277857</text:p>
          </table:table-cell>
          <table:table-cell office:value-type="float" office:value="0.000302699" calcext:value-type="float">
            <text:p>0.000302699</text:p>
          </table:table-cell>
          <table:table-cell office:value-type="float" office:value="0.000323695" calcext:value-type="float">
            <text:p>0.000323695</text:p>
          </table:table-cell>
          <table:table-cell office:value-type="float" office:value="0.000347506" calcext:value-type="float">
            <text:p>0.000347506</text:p>
          </table:table-cell>
          <table:table-cell office:value-type="float" office:value="0.000377149" calcext:value-type="float">
            <text:p>0.000377149</text:p>
          </table:table-cell>
          <table:table-cell office:value-type="float" office:value="0.000406114" calcext:value-type="float">
            <text:p>0.000406114</text:p>
          </table:table-cell>
          <table:table-cell office:value-type="float" office:value="0.000436245" calcext:value-type="float">
            <text:p>0.000436245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14761E-053" calcext:value-type="float">
            <text:p>9.14761E-53</text:p>
          </table:table-cell>
          <table:table-cell office:value-type="float" office:value="4.02153E-049" calcext:value-type="float">
            <text:p>4.02153E-49</text:p>
          </table:table-cell>
          <table:table-cell office:value-type="float" office:value="-1.15184E-046" calcext:value-type="float">
            <text:p>-1.15184E-46</text:p>
          </table:table-cell>
          <table:table-cell office:value-type="float" office:value="-4.19533E-045" calcext:value-type="float">
            <text:p>-4.19533E-45</text:p>
          </table:table-cell>
          <table:table-cell office:value-type="float" office:value="1.45438E-043" calcext:value-type="float">
            <text:p>1.45438E-43</text:p>
          </table:table-cell>
          <table:table-cell office:value-type="float" office:value="5.94381E-042" calcext:value-type="float">
            <text:p>5.94381E-42</text:p>
          </table:table-cell>
          <table:table-cell office:value-type="float" office:value="4.02287E-041" calcext:value-type="float">
            <text:p>4.02287E-41</text:p>
          </table:table-cell>
          <table:table-cell office:value-type="float" office:value="-8.02481E-040" calcext:value-type="float">
            <text:p>-8.02481E-40</text:p>
          </table:table-cell>
          <table:table-cell office:value-type="float" office:value="-1.58105E-038" calcext:value-type="float">
            <text:p>-1.58105E-38</text:p>
          </table:table-cell>
          <table:table-cell office:value-type="float" office:value="-7.51853E-038" calcext:value-type="float">
            <text:p>-7.51853E-38</text:p>
          </table:table-cell>
          <table:table-cell office:value-type="float" office:value="7.2952E-037" calcext:value-type="float">
            <text:p>7.2952E-37</text:p>
          </table:table-cell>
          <table:table-cell office:value-type="float" office:value="1.2017E-035" calcext:value-type="float">
            <text:p>1.2017E-35</text:p>
          </table:table-cell>
          <table:table-cell office:value-type="float" office:value="4.62277E-035" calcext:value-type="float">
            <text:p>4.62277E-35</text:p>
          </table:table-cell>
          <table:table-cell office:value-type="float" office:value="-3.51331E-034" calcext:value-type="float">
            <text:p>-3.51331E-34</text:p>
          </table:table-cell>
          <table:table-cell office:value-type="float" office:value="-4.72144E-033" calcext:value-type="float">
            <text:p>-4.72144E-33</text:p>
          </table:table-cell>
          <table:table-cell office:value-type="float" office:value="-1.15753E-032" calcext:value-type="float">
            <text:p>-1.15753E-32</text:p>
          </table:table-cell>
          <table:table-cell office:value-type="float" office:value="1.59763E-031" calcext:value-type="float">
            <text:p>1.59763E-31</text:p>
          </table:table-cell>
          <table:table-cell office:value-type="float" office:value="1.34462E-030" calcext:value-type="float">
            <text:p>1.34462E-30</text:p>
          </table:table-cell>
          <table:table-cell office:value-type="float" office:value="-1.82711E-030" calcext:value-type="float">
            <text:p>-1.82711E-30</text:p>
          </table:table-cell>
          <table:table-cell office:value-type="float" office:value="-7.36294E-029" calcext:value-type="float">
            <text:p>-7.36294E-29</text:p>
          </table:table-cell>
          <table:table-cell office:value-type="float" office:value="-1.06481E-028" calcext:value-type="float">
            <text:p>-1.06481E-28</text:p>
          </table:table-cell>
          <table:table-cell office:value-type="float" office:value="3.92797E-027" calcext:value-type="float">
            <text:p>3.92797E-27</text:p>
          </table:table-cell>
          <table:table-cell office:value-type="float" office:value="8.82298E-027" calcext:value-type="float">
            <text:p>8.82298E-27</text:p>
          </table:table-cell>
          <table:table-cell office:value-type="float" office:value="-2.59494E-025" calcext:value-type="float">
            <text:p>-2.59494E-25</text:p>
          </table:table-cell>
          <table:table-cell office:value-type="float" office:value="-1.20407E-025" calcext:value-type="float">
            <text:p>-1.20407E-25</text:p>
          </table:table-cell>
          <table:table-cell office:value-type="float" office:value="2.02313E-023" calcext:value-type="float">
            <text:p>2.02313E-23</text:p>
          </table:table-cell>
          <table:table-cell office:value-type="float" office:value="-8.45489E-023" calcext:value-type="float">
            <text:p>-8.45489E-23</text:p>
          </table:table-cell>
          <table:table-cell office:value-type="float" office:value="-1.38088E-021" calcext:value-type="float">
            <text:p>-1.38088E-21</text:p>
          </table:table-cell>
          <table:table-cell office:value-type="float" office:value="1.94555E-020" calcext:value-type="float">
            <text:p>1.94555E-20</text:p>
          </table:table-cell>
          <table:table-cell office:value-type="float" office:value="-4.64469E-021" calcext:value-type="float">
            <text:p>-4.64469E-21</text:p>
          </table:table-cell>
          <table:table-cell office:value-type="float" office:value="-2.83307E-018" calcext:value-type="float">
            <text:p>-2.83307E-18</text:p>
          </table:table-cell>
          <table:table-cell office:value-type="float" office:value="3.38157E-017" calcext:value-type="float">
            <text:p>3.38157E-17</text:p>
          </table:table-cell>
          <table:table-cell office:value-type="float" office:value="2.533E-016" calcext:value-type="float">
            <text:p>2.533E-16</text:p>
          </table:table-cell>
          <table:table-cell office:value-type="float" office:value="-7.46842E-016" calcext:value-type="float">
            <text:p>-7.46842E-16</text:p>
          </table:table-cell>
          <table:table-cell office:value-type="float" office:value="-0.0000000000000109607" calcext:value-type="float">
            <text:p>-1.09607E-14</text:p>
          </table:table-cell>
          <table:table-cell office:value-type="float" office:value="-0.0000000000000390059" calcext:value-type="float">
            <text:p>-3.90059E-14</text:p>
          </table:table-cell>
          <table:table-cell office:value-type="float" office:value="7.30431E-016" calcext:value-type="float">
            <text:p>7.30431E-16</text:p>
          </table:table-cell>
          <table:table-cell office:value-type="float" office:value="0.000000000000732704" calcext:value-type="float">
            <text:p>7.32704E-13</text:p>
          </table:table-cell>
          <table:table-cell office:value-type="float" office:value="0.00000000000383776" calcext:value-type="float">
            <text:p>3.83776E-12</text:p>
          </table:table-cell>
          <table:table-cell office:value-type="float" office:value="0.0000000000142958" calcext:value-type="float">
            <text:p>1.42958E-11</text:p>
          </table:table-cell>
          <table:table-cell office:value-type="float" office:value="0.0000000000483587" calcext:value-type="float">
            <text:p>4.83587E-11</text:p>
          </table:table-cell>
          <table:table-cell office:value-type="float" office:value="0.000000000145936" calcext:value-type="float">
            <text:p>1.45936E-10</text:p>
          </table:table-cell>
          <table:table-cell office:value-type="float" office:value="0.00000000032731" calcext:value-type="float">
            <text:p>3.2731E-10</text:p>
          </table:table-cell>
          <table:table-cell office:value-type="float" office:value="0.000000000719367" calcext:value-type="float">
            <text:p>7.19367E-10</text:p>
          </table:table-cell>
          <table:table-cell office:value-type="float" office:value="0.00000000160797" calcext:value-type="float">
            <text:p>1.60797E-09</text:p>
          </table:table-cell>
          <table:table-cell office:value-type="float" office:value="0.00000000335367" calcext:value-type="float">
            <text:p>3.35367E-09</text:p>
          </table:table-cell>
          <table:table-cell office:value-type="float" office:value="0.00000000600739" calcext:value-type="float">
            <text:p>6.00739E-09</text:p>
          </table:table-cell>
          <table:table-cell office:value-type="float" office:value="0.0000000103682" calcext:value-type="float">
            <text:p>1.03682E-08</text:p>
          </table:table-cell>
          <table:table-cell office:value-type="float" office:value="0.0000000184257" calcext:value-type="float">
            <text:p>1.84257E-08</text:p>
          </table:table-cell>
          <table:table-cell office:value-type="float" office:value="0.0000000326403" calcext:value-type="float">
            <text:p>3.26403E-08</text:p>
          </table:table-cell>
          <table:table-cell office:value-type="float" office:value="0.0000000486703" calcext:value-type="float">
            <text:p>4.86703E-08</text:p>
          </table:table-cell>
          <table:table-cell office:value-type="float" office:value="0.0000000745684" calcext:value-type="float">
            <text:p>7.45684E-08</text:p>
          </table:table-cell>
          <table:table-cell office:value-type="float" office:value="0.000000119695" calcext:value-type="float">
            <text:p>1.19695E-07</text:p>
          </table:table-cell>
          <table:table-cell office:value-type="float" office:value="0.000000177869" calcext:value-type="float">
            <text:p>1.77869E-07</text:p>
          </table:table-cell>
          <table:table-cell office:value-type="float" office:value="0.000000258493" calcext:value-type="float">
            <text:p>2.58493E-07</text:p>
          </table:table-cell>
          <table:table-cell office:value-type="float" office:value="0.000000368073" calcext:value-type="float">
            <text:p>3.68073E-07</text:p>
          </table:table-cell>
          <table:table-cell office:value-type="float" office:value="0.000000514372" calcext:value-type="float">
            <text:p>5.14372E-07</text:p>
          </table:table-cell>
          <table:table-cell office:value-type="float" office:value="0.000000706512" calcext:value-type="float">
            <text:p>7.06512E-07</text:p>
          </table:table-cell>
          <table:table-cell office:value-type="float" office:value="0.000000955067" calcext:value-type="float">
            <text:p>9.55067E-07</text:p>
          </table:table-cell>
          <table:table-cell office:value-type="float" office:value="0.00000127213" calcext:value-type="float">
            <text:p>1.27213E-06</text:p>
          </table:table-cell>
          <table:table-cell office:value-type="float" office:value="0.0000016714" calcext:value-type="float">
            <text:p>1.6714E-06</text:p>
          </table:table-cell>
          <table:table-cell office:value-type="float" office:value="0.00000216819" calcext:value-type="float">
            <text:p>2.16819E-06</text:p>
          </table:table-cell>
          <table:table-cell office:value-type="float" office:value="0.00000277945" calcext:value-type="float">
            <text:p>2.77945E-06</text:p>
          </table:table-cell>
          <table:table-cell office:value-type="float" office:value="0.0000035238" calcext:value-type="float">
            <text:p>3.5238E-06</text:p>
          </table:table-cell>
          <table:table-cell office:value-type="float" office:value="0.00000442149" calcext:value-type="float">
            <text:p>4.42149E-06</text:p>
          </table:table-cell>
          <table:table-cell office:value-type="float" office:value="0.00000549436" calcext:value-type="float">
            <text:p>5.49436E-06</text:p>
          </table:table-cell>
          <table:table-cell office:value-type="float" office:value="0.00000676582" calcext:value-type="float">
            <text:p>6.76582E-06</text:p>
          </table:table-cell>
          <table:table-cell office:value-type="float" office:value="0.00000826075" calcext:value-type="float">
            <text:p>8.26075E-06</text:p>
          </table:table-cell>
          <table:table-cell office:value-type="float" office:value="0.0000100054" calcext:value-type="float">
            <text:p>1.00054E-05</text:p>
          </table:table-cell>
          <table:table-cell office:value-type="float" office:value="0.0000120274" calcext:value-type="float">
            <text:p>1.20274E-05</text:p>
          </table:table-cell>
          <table:table-cell office:value-type="float" office:value="0.0000143555" calcext:value-type="float">
            <text:p>1.43555E-05</text:p>
          </table:table-cell>
          <table:table-cell office:value-type="float" office:value="0.0000170195" calcext:value-type="float">
            <text:p>1.70195E-05</text:p>
          </table:table-cell>
          <table:table-cell office:value-type="float" office:value="0.0000200502" calcext:value-type="float">
            <text:p>2.00502E-05</text:p>
          </table:table-cell>
          <table:table-cell office:value-type="float" office:value="0.0000234793" calcext:value-type="float">
            <text:p>2.34793E-05</text:p>
          </table:table-cell>
          <table:table-cell office:value-type="float" office:value="0.0000273392" calcext:value-type="float">
            <text:p>2.73392E-05</text:p>
          </table:table-cell>
          <table:table-cell office:value-type="float" office:value="0.0000316626" calcext:value-type="float">
            <text:p>3.16626E-05</text:p>
          </table:table-cell>
          <table:table-cell office:value-type="float" office:value="0.000036483" calcext:value-type="float">
            <text:p>3.6483E-05</text:p>
          </table:table-cell>
          <table:table-cell office:value-type="float" office:value="0.0000418338" calcext:value-type="float">
            <text:p>4.18338E-05</text:p>
          </table:table-cell>
          <table:table-cell office:value-type="float" office:value="0.0000477488" calcext:value-type="float">
            <text:p>4.77488E-05</text:p>
          </table:table-cell>
          <table:table-cell office:value-type="float" office:value="0.0000542619" calcext:value-type="float">
            <text:p>5.42619E-05</text:p>
          </table:table-cell>
          <table:table-cell office:value-type="float" office:value="0.0000614066" calcext:value-type="float">
            <text:p>6.14066E-05</text:p>
          </table:table-cell>
          <table:table-cell office:value-type="float" office:value="0.0000692164" calcext:value-type="float">
            <text:p>6.92164E-05</text:p>
          </table:table-cell>
          <table:table-cell office:value-type="float" office:value="0.0000767877" calcext:value-type="float">
            <text:p>7.67877E-05</text:p>
          </table:table-cell>
          <table:table-cell office:value-type="float" office:value="0.0000849537" calcext:value-type="float">
            <text:p>8.49537E-05</text:p>
          </table:table-cell>
          <table:table-cell office:value-type="float" office:value="0.0000951373" calcext:value-type="float">
            <text:p>9.51373E-05</text:p>
          </table:table-cell>
          <table:table-cell office:value-type="float" office:value="0.000107384" calcext:value-type="float">
            <text:p>0.000107384</text:p>
          </table:table-cell>
          <table:table-cell office:value-type="float" office:value="0.000116921" calcext:value-type="float">
            <text:p>0.000116921</text:p>
          </table:table-cell>
          <table:table-cell office:value-type="float" office:value="0.000128622" calcext:value-type="float">
            <text:p>0.000128622</text:p>
          </table:table-cell>
          <table:table-cell office:value-type="float" office:value="0.000143712" calcext:value-type="float">
            <text:p>0.000143712</text:p>
          </table:table-cell>
          <table:table-cell office:value-type="float" office:value="0.000157198" calcext:value-type="float">
            <text:p>0.000157198</text:p>
          </table:table-cell>
          <table:table-cell office:value-type="float" office:value="0.00017248" calcext:value-type="float">
            <text:p>0.00017248</text:p>
          </table:table-cell>
          <table:table-cell office:value-type="float" office:value="0.000189467" calcext:value-type="float">
            <text:p>0.000189467</text:p>
          </table:table-cell>
          <table:table-cell office:value-type="float" office:value="0.000207566" calcext:value-type="float">
            <text:p>0.000207566</text:p>
          </table:table-cell>
          <table:table-cell office:value-type="float" office:value="0.00022279" calcext:value-type="float">
            <text:p>0.00022279</text:p>
          </table:table-cell>
          <table:table-cell office:value-type="float" office:value="0.000240219" calcext:value-type="float">
            <text:p>0.000240219</text:p>
          </table:table-cell>
          <table:table-cell office:value-type="float" office:value="0.000262092" calcext:value-type="float">
            <text:p>0.000262092</text:p>
          </table:table-cell>
          <table:table-cell office:value-type="float" office:value="0.000283546" calcext:value-type="float">
            <text:p>0.000283546</text:p>
          </table:table-cell>
          <table:table-cell office:value-type="float" office:value="0.000305966" calcext:value-type="float">
            <text:p>0.00030596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2043E-050" calcext:value-type="float">
            <text:p>1.32043E-50</text:p>
          </table:table-cell>
          <table:table-cell office:value-type="float" office:value="1.05436E-048" calcext:value-type="float">
            <text:p>1.05436E-48</text:p>
          </table:table-cell>
          <table:table-cell office:value-type="float" office:value="-2.43208E-046" calcext:value-type="float">
            <text:p>-2.43208E-46</text:p>
          </table:table-cell>
          <table:table-cell office:value-type="float" office:value="-7.71399E-045" calcext:value-type="float">
            <text:p>-7.71399E-45</text:p>
          </table:table-cell>
          <table:table-cell office:value-type="float" office:value="7.16941E-044" calcext:value-type="float">
            <text:p>7.16941E-44</text:p>
          </table:table-cell>
          <table:table-cell office:value-type="float" office:value="4.66799E-042" calcext:value-type="float">
            <text:p>4.66799E-42</text:p>
          </table:table-cell>
          <table:table-cell office:value-type="float" office:value="4.77494E-041" calcext:value-type="float">
            <text:p>4.77494E-41</text:p>
          </table:table-cell>
          <table:table-cell office:value-type="float" office:value="-2.36165E-040" calcext:value-type="float">
            <text:p>-2.36165E-40</text:p>
          </table:table-cell>
          <table:table-cell office:value-type="float" office:value="-8.83189E-039" calcext:value-type="float">
            <text:p>-8.83189E-39</text:p>
          </table:table-cell>
          <table:table-cell office:value-type="float" office:value="-6.25956E-038" calcext:value-type="float">
            <text:p>-6.25956E-38</text:p>
          </table:table-cell>
          <table:table-cell office:value-type="float" office:value="2.02146E-037" calcext:value-type="float">
            <text:p>2.02146E-37</text:p>
          </table:table-cell>
          <table:table-cell office:value-type="float" office:value="6.1567E-036" calcext:value-type="float">
            <text:p>6.1567E-36</text:p>
          </table:table-cell>
          <table:table-cell office:value-type="float" office:value="3.24048E-035" calcext:value-type="float">
            <text:p>3.24048E-35</text:p>
          </table:table-cell>
          <table:table-cell office:value-type="float" office:value="-1.3637E-034" calcext:value-type="float">
            <text:p>-1.3637E-34</text:p>
          </table:table-cell>
          <table:table-cell office:value-type="float" office:value="-2.60314E-033" calcext:value-type="float">
            <text:p>-2.60314E-33</text:p>
          </table:table-cell>
          <table:table-cell office:value-type="float" office:value="-7.43238E-033" calcext:value-type="float">
            <text:p>-7.43238E-33</text:p>
          </table:table-cell>
          <table:table-cell office:value-type="float" office:value="9.91691E-032" calcext:value-type="float">
            <text:p>9.91691E-32</text:p>
          </table:table-cell>
          <table:table-cell office:value-type="float" office:value="8.21815E-031" calcext:value-type="float">
            <text:p>8.21815E-31</text:p>
          </table:table-cell>
          <table:table-cell office:value-type="float" office:value="-2.61537E-030" calcext:value-type="float">
            <text:p>-2.61537E-30</text:p>
          </table:table-cell>
          <table:table-cell office:value-type="float" office:value="-5.44468E-029" calcext:value-type="float">
            <text:p>-5.44468E-29</text:p>
          </table:table-cell>
          <table:table-cell office:value-type="float" office:value="8.40521E-029" calcext:value-type="float">
            <text:p>8.40521E-29</text:p>
          </table:table-cell>
          <table:table-cell office:value-type="float" office:value="3.6415E-027" calcext:value-type="float">
            <text:p>3.6415E-27</text:p>
          </table:table-cell>
          <table:table-cell office:value-type="float" office:value="-1.02782E-026" calcext:value-type="float">
            <text:p>-1.02782E-26</text:p>
          </table:table-cell>
          <table:table-cell office:value-type="float" office:value="-2.56947E-025" calcext:value-type="float">
            <text:p>-2.56947E-25</text:p>
          </table:table-cell>
          <table:table-cell office:value-type="float" office:value="1.92945E-024" calcext:value-type="float">
            <text:p>1.92945E-24</text:p>
          </table:table-cell>
          <table:table-cell office:value-type="float" office:value="1.30814E-023" calcext:value-type="float">
            <text:p>1.30814E-23</text:p>
          </table:table-cell>
          <table:table-cell office:value-type="float" office:value="-2.95967E-022" calcext:value-type="float">
            <text:p>-2.95967E-22</text:p>
          </table:table-cell>
          <table:table-cell office:value-type="float" office:value="1.09105E-021" calcext:value-type="float">
            <text:p>1.09105E-21</text:p>
          </table:table-cell>
          <table:table-cell office:value-type="float" office:value="2.90663E-020" calcext:value-type="float">
            <text:p>2.90663E-20</text:p>
          </table:table-cell>
          <table:table-cell office:value-type="float" office:value="-5.35589E-019" calcext:value-type="float">
            <text:p>-5.35589E-19</text:p>
          </table:table-cell>
          <table:table-cell office:value-type="float" office:value="1.51421E-018" calcext:value-type="float">
            <text:p>1.51421E-18</text:p>
          </table:table-cell>
          <table:table-cell office:value-type="float" office:value="1.13396E-016" calcext:value-type="float">
            <text:p>1.13396E-16</text:p>
          </table:table-cell>
          <table:table-cell office:value-type="float" office:value="8.82135E-017" calcext:value-type="float">
            <text:p>8.82135E-17</text:p>
          </table:table-cell>
          <table:table-cell office:value-type="float" office:value="-1.79401E-015" calcext:value-type="float">
            <text:p>-1.79401E-15</text:p>
          </table:table-cell>
          <table:table-cell office:value-type="float" office:value="-0.0000000000000121897" calcext:value-type="float">
            <text:p>-1.21897E-14</text:p>
          </table:table-cell>
          <table:table-cell office:value-type="float" office:value="-0.0000000000000271959" calcext:value-type="float">
            <text:p>-2.71959E-14</text:p>
          </table:table-cell>
          <table:table-cell office:value-type="float" office:value="0.0000000000000305592" calcext:value-type="float">
            <text:p>3.05592E-14</text:p>
          </table:table-cell>
          <table:table-cell office:value-type="float" office:value="0.000000000000548332" calcext:value-type="float">
            <text:p>5.48332E-13</text:p>
          </table:table-cell>
          <table:table-cell office:value-type="float" office:value="0.00000000000276705" calcext:value-type="float">
            <text:p>2.76705E-12</text:p>
          </table:table-cell>
          <table:table-cell office:value-type="float" office:value="0.0000000000107711" calcext:value-type="float">
            <text:p>1.07711E-11</text:p>
          </table:table-cell>
          <table:table-cell office:value-type="float" office:value="0.0000000000350894" calcext:value-type="float">
            <text:p>3.50894E-11</text:p>
          </table:table-cell>
          <table:table-cell office:value-type="float" office:value="0.0000000000896013" calcext:value-type="float">
            <text:p>8.96013E-11</text:p>
          </table:table-cell>
          <table:table-cell office:value-type="float" office:value="0.000000000213363" calcext:value-type="float">
            <text:p>2.13363E-10</text:p>
          </table:table-cell>
          <table:table-cell office:value-type="float" office:value="0.000000000500648" calcext:value-type="float">
            <text:p>5.00648E-10</text:p>
          </table:table-cell>
          <table:table-cell office:value-type="float" office:value="0.00000000108592" calcext:value-type="float">
            <text:p>1.08592E-09</text:p>
          </table:table-cell>
          <table:table-cell office:value-type="float" office:value="0.00000000207552" calcext:value-type="float">
            <text:p>2.07552E-09</text:p>
          </table:table-cell>
          <table:table-cell office:value-type="float" office:value="0.00000000376864" calcext:value-type="float">
            <text:p>3.76864E-09</text:p>
          </table:table-cell>
          <table:table-cell office:value-type="float" office:value="0.00000000693173" calcext:value-type="float">
            <text:p>6.93173E-09</text:p>
          </table:table-cell>
          <table:table-cell office:value-type="float" office:value="0.0000000125497" calcext:value-type="float">
            <text:p>1.25497E-08</text:p>
          </table:table-cell>
          <table:table-cell office:value-type="float" office:value="0.0000000196524" calcext:value-type="float">
            <text:p>1.96524E-08</text:p>
          </table:table-cell>
          <table:table-cell office:value-type="float" office:value="0.0000000310634" calcext:value-type="float">
            <text:p>3.10634E-08</text:p>
          </table:table-cell>
          <table:table-cell office:value-type="float" office:value="0.0000000510233" calcext:value-type="float">
            <text:p>5.10233E-08</text:p>
          </table:table-cell>
          <table:table-cell office:value-type="float" office:value="0.0000000778118" calcext:value-type="float">
            <text:p>7.78118E-08</text:p>
          </table:table-cell>
          <table:table-cell office:value-type="float" office:value="0.000000115852" calcext:value-type="float">
            <text:p>1.15852E-07</text:p>
          </table:table-cell>
          <table:table-cell office:value-type="float" office:value="0.000000168749" calcext:value-type="float">
            <text:p>1.68749E-07</text:p>
          </table:table-cell>
          <table:table-cell office:value-type="float" office:value="0.000000240901" calcext:value-type="float">
            <text:p>2.40901E-07</text:p>
          </table:table-cell>
          <table:table-cell office:value-type="float" office:value="0.000000337597" calcext:value-type="float">
            <text:p>3.37597E-07</text:p>
          </table:table-cell>
          <table:table-cell office:value-type="float" office:value="0.000000465097" calcext:value-type="float">
            <text:p>4.65097E-07</text:p>
          </table:table-cell>
          <table:table-cell office:value-type="float" office:value="0.00000063071" calcext:value-type="float">
            <text:p>6.3071E-07</text:p>
          </table:table-cell>
          <table:table-cell office:value-type="float" office:value="0.000000842866" calcext:value-type="float">
            <text:p>8.42866E-07</text:p>
          </table:table-cell>
          <table:table-cell office:value-type="float" office:value="0.00000111118" calcext:value-type="float">
            <text:p>1.11118E-06</text:p>
          </table:table-cell>
          <table:table-cell office:value-type="float" office:value="0.00000144647" calcext:value-type="float">
            <text:p>1.44647E-06</text:p>
          </table:table-cell>
          <table:table-cell office:value-type="float" office:value="0.00000186086" calcext:value-type="float">
            <text:p>1.86086E-06</text:p>
          </table:table-cell>
          <table:table-cell office:value-type="float" office:value="0.00000236771" calcext:value-type="float">
            <text:p>2.36771E-06</text:p>
          </table:table-cell>
          <table:table-cell office:value-type="float" office:value="0.0000029817" calcext:value-type="float">
            <text:p>2.9817E-06</text:p>
          </table:table-cell>
          <table:table-cell office:value-type="float" office:value="0.00000371879" calcext:value-type="float">
            <text:p>3.71879E-06</text:p>
          </table:table-cell>
          <table:table-cell office:value-type="float" office:value="0.00000459619" calcext:value-type="float">
            <text:p>4.59619E-06</text:p>
          </table:table-cell>
          <table:table-cell office:value-type="float" office:value="0.00000563239" calcext:value-type="float">
            <text:p>5.63239E-06</text:p>
          </table:table-cell>
          <table:table-cell office:value-type="float" office:value="0.00000684703" calcext:value-type="float">
            <text:p>6.84703E-06</text:p>
          </table:table-cell>
          <table:table-cell office:value-type="float" office:value="0.00000826092" calcext:value-type="float">
            <text:p>8.26092E-06</text:p>
          </table:table-cell>
          <table:table-cell office:value-type="float" office:value="0.00000989592" calcext:value-type="float">
            <text:p>9.89592E-06</text:p>
          </table:table-cell>
          <table:table-cell office:value-type="float" office:value="0.0000117749" calcext:value-type="float">
            <text:p>1.17749E-05</text:p>
          </table:table-cell>
          <table:table-cell office:value-type="float" office:value="0.0000139217" calcext:value-type="float">
            <text:p>1.39217E-05</text:p>
          </table:table-cell>
          <table:table-cell office:value-type="float" office:value="0.000016361" calcext:value-type="float">
            <text:p>1.6361E-05</text:p>
          </table:table-cell>
          <table:table-cell office:value-type="float" office:value="0.0000191182" calcext:value-type="float">
            <text:p>1.91182E-05</text:p>
          </table:table-cell>
          <table:table-cell office:value-type="float" office:value="0.0000222192" calcext:value-type="float">
            <text:p>2.22192E-05</text:p>
          </table:table-cell>
          <table:table-cell office:value-type="float" office:value="0.0000256907" calcext:value-type="float">
            <text:p>2.56907E-05</text:p>
          </table:table-cell>
          <table:table-cell office:value-type="float" office:value="0.0000295598" calcext:value-type="float">
            <text:p>2.95598E-05</text:p>
          </table:table-cell>
          <table:table-cell office:value-type="float" office:value="0.0000338538" calcext:value-type="float">
            <text:p>3.38538E-05</text:p>
          </table:table-cell>
          <table:table-cell office:value-type="float" office:value="0.0000386004" calcext:value-type="float">
            <text:p>3.86004E-05</text:p>
          </table:table-cell>
          <table:table-cell office:value-type="float" office:value="0.0000438274" calcext:value-type="float">
            <text:p>4.38274E-05</text:p>
          </table:table-cell>
          <table:table-cell office:value-type="float" office:value="0.0000489698" calcext:value-type="float">
            <text:p>4.89698E-05</text:p>
          </table:table-cell>
          <table:table-cell office:value-type="float" office:value="0.0000545335" calcext:value-type="float">
            <text:p>5.45335E-05</text:p>
          </table:table-cell>
          <table:table-cell office:value-type="float" office:value="0.0000614838" calcext:value-type="float">
            <text:p>6.14838E-05</text:p>
          </table:table-cell>
          <table:table-cell office:value-type="float" office:value="0.0000698615" calcext:value-type="float">
            <text:p>6.98615E-05</text:p>
          </table:table-cell>
          <table:table-cell office:value-type="float" office:value="0.0000765197" calcext:value-type="float">
            <text:p>7.65197E-05</text:p>
          </table:table-cell>
          <table:table-cell office:value-type="float" office:value="0.0000846742" calcext:value-type="float">
            <text:p>8.46742E-05</text:p>
          </table:table-cell>
          <table:table-cell office:value-type="float" office:value="0.0000952102" calcext:value-type="float">
            <text:p>9.52102E-05</text:p>
          </table:table-cell>
          <table:table-cell office:value-type="float" office:value="0.000104731" calcext:value-type="float">
            <text:p>0.000104731</text:p>
          </table:table-cell>
          <table:table-cell office:value-type="float" office:value="0.000115558" calcext:value-type="float">
            <text:p>0.000115558</text:p>
          </table:table-cell>
          <table:table-cell office:value-type="float" office:value="0.000127639" calcext:value-type="float">
            <text:p>0.000127639</text:p>
          </table:table-cell>
          <table:table-cell office:value-type="float" office:value="0.000140571" calcext:value-type="float">
            <text:p>0.000140571</text:p>
          </table:table-cell>
          <table:table-cell office:value-type="float" office:value="0.000151627" calcext:value-type="float">
            <text:p>0.000151627</text:p>
          </table:table-cell>
          <table:table-cell office:value-type="float" office:value="0.000164266" calcext:value-type="float">
            <text:p>0.000164266</text:p>
          </table:table-cell>
          <table:table-cell office:value-type="float" office:value="0.000180149" calcext:value-type="float">
            <text:p>0.000180149</text:p>
          </table:table-cell>
          <table:table-cell office:value-type="float" office:value="0.000195828" calcext:value-type="float">
            <text:p>0.000195828</text:p>
          </table:table-cell>
          <table:table-cell office:value-type="float" office:value="0.000212294" calcext:value-type="float">
            <text:p>0.0002122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31075E-052" calcext:value-type="float">
            <text:p>-1.31075E-52</text:p>
          </table:table-cell>
          <table:table-cell office:value-type="float" office:value="1.17943E-049" calcext:value-type="float">
            <text:p>1.17943E-49</text:p>
          </table:table-cell>
          <table:table-cell office:value-type="float" office:value="3.45135E-048" calcext:value-type="float">
            <text:p>3.45135E-48</text:p>
          </table:table-cell>
          <table:table-cell office:value-type="float" office:value="-3.10946E-046" calcext:value-type="float">
            <text:p>-3.10946E-46</text:p>
          </table:table-cell>
          <table:table-cell office:value-type="float" office:value="-1.00976E-044" calcext:value-type="float">
            <text:p>-1.00976E-44</text:p>
          </table:table-cell>
          <table:table-cell office:value-type="float" office:value="-9.71391E-045" calcext:value-type="float">
            <text:p>-9.71391E-45</text:p>
          </table:table-cell>
          <table:table-cell office:value-type="float" office:value="2.96559E-042" calcext:value-type="float">
            <text:p>2.96559E-42</text:p>
          </table:table-cell>
          <table:table-cell office:value-type="float" office:value="4.02269E-041" calcext:value-type="float">
            <text:p>4.02269E-41</text:p>
          </table:table-cell>
          <table:table-cell office:value-type="float" office:value="1.6352E-041" calcext:value-type="float">
            <text:p>1.6352E-41</text:p>
          </table:table-cell>
          <table:table-cell office:value-type="float" office:value="-4.53716E-039" calcext:value-type="float">
            <text:p>-4.53716E-39</text:p>
          </table:table-cell>
          <table:table-cell office:value-type="float" office:value="-4.31015E-038" calcext:value-type="float">
            <text:p>-4.31015E-38</text:p>
          </table:table-cell>
          <table:table-cell office:value-type="float" office:value="1.46307E-038" calcext:value-type="float">
            <text:p>1.46307E-38</text:p>
          </table:table-cell>
          <table:table-cell office:value-type="float" office:value="3.15719E-036" calcext:value-type="float">
            <text:p>3.15719E-36</text:p>
          </table:table-cell>
          <table:table-cell office:value-type="float" office:value="2.0793E-035" calcext:value-type="float">
            <text:p>2.0793E-35</text:p>
          </table:table-cell>
          <table:table-cell office:value-type="float" office:value="-5.9813E-035" calcext:value-type="float">
            <text:p>-5.9813E-35</text:p>
          </table:table-cell>
          <table:table-cell office:value-type="float" office:value="-1.55165E-033" calcext:value-type="float">
            <text:p>-1.55165E-33</text:p>
          </table:table-cell>
          <table:table-cell office:value-type="float" office:value="-4.26177E-033" calcext:value-type="float">
            <text:p>-4.26177E-33</text:p>
          </table:table-cell>
          <table:table-cell office:value-type="float" office:value="7.35812E-032" calcext:value-type="float">
            <text:p>7.35812E-32</text:p>
          </table:table-cell>
          <table:table-cell office:value-type="float" office:value="5.06215E-031" calcext:value-type="float">
            <text:p>5.06215E-31</text:p>
          </table:table-cell>
          <table:table-cell office:value-type="float" office:value="-3.58726E-030" calcext:value-type="float">
            <text:p>-3.58726E-30</text:p>
          </table:table-cell>
          <table:table-cell office:value-type="float" office:value="-3.87344E-029" calcext:value-type="float">
            <text:p>-3.87344E-29</text:p>
          </table:table-cell>
          <table:table-cell office:value-type="float" office:value="2.7588E-028" calcext:value-type="float">
            <text:p>2.7588E-28</text:p>
          </table:table-cell>
          <table:table-cell office:value-type="float" office:value="2.60697E-027" calcext:value-type="float">
            <text:p>2.60697E-27</text:p>
          </table:table-cell>
          <table:table-cell office:value-type="float" office:value="-3.26291E-026" calcext:value-type="float">
            <text:p>-3.26291E-26</text:p>
          </table:table-cell>
          <table:table-cell office:value-type="float" office:value="-8.28513E-026" calcext:value-type="float">
            <text:p>-8.28513E-26</text:p>
          </table:table-cell>
          <table:table-cell office:value-type="float" office:value="3.94537E-024" calcext:value-type="float">
            <text:p>3.94537E-24</text:p>
          </table:table-cell>
          <table:table-cell office:value-type="float" office:value="-2.39421E-023" calcext:value-type="float">
            <text:p>-2.39421E-23</text:p>
          </table:table-cell>
          <table:table-cell office:value-type="float" office:value="-2.69881E-022" calcext:value-type="float">
            <text:p>-2.69881E-22</text:p>
          </table:table-cell>
          <table:table-cell office:value-type="float" office:value="6.94894E-021" calcext:value-type="float">
            <text:p>6.94894E-21</text:p>
          </table:table-cell>
          <table:table-cell office:value-type="float" office:value="-4.96985E-020" calcext:value-type="float">
            <text:p>-4.96985E-20</text:p>
          </table:table-cell>
          <table:table-cell office:value-type="float" office:value="-7.55349E-019" calcext:value-type="float">
            <text:p>-7.55349E-19</text:p>
          </table:table-cell>
          <table:table-cell office:value-type="float" office:value="2.73034E-017" calcext:value-type="float">
            <text:p>2.73034E-17</text:p>
          </table:table-cell>
          <table:table-cell office:value-type="float" office:value="6.09524E-017" calcext:value-type="float">
            <text:p>6.09524E-17</text:p>
          </table:table-cell>
          <table:table-cell office:value-type="float" office:value="-1.33068E-016" calcext:value-type="float">
            <text:p>-1.33068E-16</text:p>
          </table:table-cell>
          <table:table-cell office:value-type="float" office:value="-2.18327E-015" calcext:value-type="float">
            <text:p>-2.18327E-15</text:p>
          </table:table-cell>
          <table:table-cell office:value-type="float" office:value="-6.98647E-015" calcext:value-type="float">
            <text:p>-6.98647E-15</text:p>
          </table:table-cell>
          <table:table-cell office:value-type="float" office:value="5.89219E-015" calcext:value-type="float">
            <text:p>5.89219E-15</text:p>
          </table:table-cell>
          <table:table-cell office:value-type="float" office:value="0.000000000000124372" calcext:value-type="float">
            <text:p>1.24372E-13</text:p>
          </table:table-cell>
          <table:table-cell office:value-type="float" office:value="0.000000000000678377" calcext:value-type="float">
            <text:p>6.78377E-13</text:p>
          </table:table-cell>
          <table:table-cell office:value-type="float" office:value="0.0000000000030382" calcext:value-type="float">
            <text:p>3.0382E-12</text:p>
          </table:table-cell>
          <table:table-cell office:value-type="float" office:value="0.0000000000114243" calcext:value-type="float">
            <text:p>1.14243E-11</text:p>
          </table:table-cell>
          <table:table-cell office:value-type="float" office:value="0.0000000000279412" calcext:value-type="float">
            <text:p>2.79412E-11</text:p>
          </table:table-cell>
          <table:table-cell office:value-type="float" office:value="0.0000000000682704" calcext:value-type="float">
            <text:p>6.82704E-11</text:p>
          </table:table-cell>
          <table:table-cell office:value-type="float" office:value="0.000000000172452" calcext:value-type="float">
            <text:p>1.72452E-10</text:p>
          </table:table-cell>
          <table:table-cell office:value-type="float" office:value="0.00000000040081" calcext:value-type="float">
            <text:p>4.0081E-10</text:p>
          </table:table-cell>
          <table:table-cell office:value-type="float" office:value="0.000000000764194" calcext:value-type="float">
            <text:p>7.64194E-10</text:p>
          </table:table-cell>
          <table:table-cell office:value-type="float" office:value="0.00000000140452" calcext:value-type="float">
            <text:p>1.40452E-09</text:p>
          </table:table-cell>
          <table:table-cell office:value-type="float" office:value="0.0000000026934" calcext:value-type="float">
            <text:p>2.6934E-09</text:p>
          </table:table-cell>
          <table:table-cell office:value-type="float" office:value="0.00000000517288" calcext:value-type="float">
            <text:p>5.17288E-09</text:p>
          </table:table-cell>
          <table:table-cell office:value-type="float" office:value="0.00000000800728" calcext:value-type="float">
            <text:p>8.00728E-09</text:p>
          </table:table-cell>
          <table:table-cell office:value-type="float" office:value="0.000000012911" calcext:value-type="float">
            <text:p>1.2911E-08</text:p>
          </table:table-cell>
          <table:table-cell office:value-type="float" office:value="0.0000000220535" calcext:value-type="float">
            <text:p>2.20535E-08</text:p>
          </table:table-cell>
          <table:table-cell office:value-type="float" office:value="0.0000000343897" calcext:value-type="float">
            <text:p>3.43897E-08</text:p>
          </table:table-cell>
          <table:table-cell office:value-type="float" office:value="0.0000000522964" calcext:value-type="float">
            <text:p>5.22964E-08</text:p>
          </table:table-cell>
          <table:table-cell office:value-type="float" office:value="0.000000077721" calcext:value-type="float">
            <text:p>7.7721E-08</text:p>
          </table:table-cell>
          <table:table-cell office:value-type="float" office:value="0.000000113096" calcext:value-type="float">
            <text:p>1.13096E-07</text:p>
          </table:table-cell>
          <table:table-cell office:value-type="float" office:value="0.000000161411" calcext:value-type="float">
            <text:p>1.61411E-07</text:p>
          </table:table-cell>
          <table:table-cell office:value-type="float" office:value="0.000000226275" calcext:value-type="float">
            <text:p>2.26275E-07</text:p>
          </table:table-cell>
          <table:table-cell office:value-type="float" office:value="0.000000311993" calcext:value-type="float">
            <text:p>3.11993E-07</text:p>
          </table:table-cell>
          <table:table-cell office:value-type="float" office:value="0.000000423623" calcext:value-type="float">
            <text:p>4.23623E-07</text:p>
          </table:table-cell>
          <table:table-cell office:value-type="float" office:value="0.000000567037" calcext:value-type="float">
            <text:p>5.67037E-07</text:p>
          </table:table-cell>
          <table:table-cell office:value-type="float" office:value="0.000000748976" calcext:value-type="float">
            <text:p>7.48976E-07</text:p>
          </table:table-cell>
          <table:table-cell office:value-type="float" office:value="0.000000977095" calcext:value-type="float">
            <text:p>9.77095E-07</text:p>
          </table:table-cell>
          <table:table-cell office:value-type="float" office:value="0.00000126" calcext:value-type="float">
            <text:p>1.26E-06</text:p>
          </table:table-cell>
          <table:table-cell office:value-type="float" office:value="0.00000160729" calcext:value-type="float">
            <text:p>1.60729E-06</text:p>
          </table:table-cell>
          <table:table-cell office:value-type="float" office:value="0.00000202955" calcext:value-type="float">
            <text:p>2.02955E-06</text:p>
          </table:table-cell>
          <table:table-cell office:value-type="float" office:value="0.00000253838" calcext:value-type="float">
            <text:p>2.53838E-06</text:p>
          </table:table-cell>
          <table:table-cell office:value-type="float" office:value="0.00000314642" calcext:value-type="float">
            <text:p>3.14642E-06</text:p>
          </table:table-cell>
          <table:table-cell office:value-type="float" office:value="0.00000386729" calcext:value-type="float">
            <text:p>3.86729E-06</text:p>
          </table:table-cell>
          <table:table-cell office:value-type="float" office:value="0.00000471561" calcext:value-type="float">
            <text:p>4.71561E-06</text:p>
          </table:table-cell>
          <table:table-cell office:value-type="float" office:value="0.00000570698" calcext:value-type="float">
            <text:p>5.70698E-06</text:p>
          </table:table-cell>
          <table:table-cell office:value-type="float" office:value="0.0000068579" calcext:value-type="float">
            <text:p>6.8579E-06</text:p>
          </table:table-cell>
          <table:table-cell office:value-type="float" office:value="0.00000818578" calcext:value-type="float">
            <text:p>8.18578E-06</text:p>
          </table:table-cell>
          <table:table-cell office:value-type="float" office:value="0.00000970888" calcext:value-type="float">
            <text:p>9.70888E-06</text:p>
          </table:table-cell>
          <table:table-cell office:value-type="float" office:value="0.0000114462" calcext:value-type="float">
            <text:p>1.14462E-05</text:p>
          </table:table-cell>
          <table:table-cell office:value-type="float" office:value="0.0000134176" calcext:value-type="float">
            <text:p>1.34176E-05</text:p>
          </table:table-cell>
          <table:table-cell office:value-type="float" office:value="0.0000156434" calcext:value-type="float">
            <text:p>1.56434E-05</text:p>
          </table:table-cell>
          <table:table-cell office:value-type="float" office:value="0.0000181446" calcext:value-type="float">
            <text:p>1.81446E-05</text:p>
          </table:table-cell>
          <table:table-cell office:value-type="float" office:value="0.0000209428" calcext:value-type="float">
            <text:p>2.09428E-05</text:p>
          </table:table-cell>
          <table:table-cell office:value-type="float" office:value="0.00002406" calcext:value-type="float">
            <text:p>2.406E-05</text:p>
          </table:table-cell>
          <table:table-cell office:value-type="float" office:value="0.0000275186" calcext:value-type="float">
            <text:p>2.75186E-05</text:p>
          </table:table-cell>
          <table:table-cell office:value-type="float" office:value="0.0000309112" calcext:value-type="float">
            <text:p>3.09112E-05</text:p>
          </table:table-cell>
          <table:table-cell office:value-type="float" office:value="0.0000346196" calcext:value-type="float">
            <text:p>3.46196E-05</text:p>
          </table:table-cell>
          <table:table-cell office:value-type="float" office:value="0.0000393111" calcext:value-type="float">
            <text:p>3.93111E-05</text:p>
          </table:table-cell>
          <table:table-cell office:value-type="float" office:value="0.0000450416" calcext:value-type="float">
            <text:p>4.50416E-05</text:p>
          </table:table-cell>
          <table:table-cell office:value-type="float" office:value="0.0000495463" calcext:value-type="float">
            <text:p>4.95463E-05</text:p>
          </table:table-cell>
          <table:table-cell office:value-type="float" office:value="0.0000551445" calcext:value-type="float">
            <text:p>5.51445E-05</text:p>
          </table:table-cell>
          <table:table-cell office:value-type="float" office:value="0.0000624643" calcext:value-type="float">
            <text:p>6.24643E-05</text:p>
          </table:table-cell>
          <table:table-cell office:value-type="float" office:value="0.0000690803" calcext:value-type="float">
            <text:p>6.90803E-05</text:p>
          </table:table-cell>
          <table:table-cell office:value-type="float" office:value="0.0000766661" calcext:value-type="float">
            <text:p>7.66661E-05</text:p>
          </table:table-cell>
          <table:table-cell office:value-type="float" office:value="0.0000851996" calcext:value-type="float">
            <text:p>8.51996E-05</text:p>
          </table:table-cell>
          <table:table-cell office:value-type="float" office:value="0.0000943981" calcext:value-type="float">
            <text:p>9.43981E-05</text:p>
          </table:table-cell>
          <table:table-cell office:value-type="float" office:value="0.000102197" calcext:value-type="float">
            <text:p>0.000102197</text:p>
          </table:table-cell>
          <table:table-cell office:value-type="float" office:value="0.000111218" calcext:value-type="float">
            <text:p>0.000111218</text:p>
          </table:table-cell>
          <table:table-cell office:value-type="float" office:value="0.000122661" calcext:value-type="float">
            <text:p>0.000122661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5963" calcext:value-type="float">
            <text:p>0.00014596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6262E-053" calcext:value-type="float">
            <text:p>-1.56262E-53</text:p>
          </table:table-cell>
          <table:table-cell office:value-type="float" office:value="-6.69394E-052" calcext:value-type="float">
            <text:p>-6.69394E-52</text:p>
          </table:table-cell>
          <table:table-cell office:value-type="float" office:value="3.23934E-049" calcext:value-type="float">
            <text:p>3.23934E-49</text:p>
          </table:table-cell>
          <table:table-cell office:value-type="float" office:value="8.49133E-048" calcext:value-type="float">
            <text:p>8.49133E-48</text:p>
          </table:table-cell>
          <table:table-cell office:value-type="float" office:value="-2.64787E-046" calcext:value-type="float">
            <text:p>-2.64787E-46</text:p>
          </table:table-cell>
          <table:table-cell office:value-type="float" office:value="-1.00946E-044" calcext:value-type="float">
            <text:p>-1.00946E-44</text:p>
          </table:table-cell>
          <table:table-cell office:value-type="float" office:value="-6.07532E-044" calcext:value-type="float">
            <text:p>-6.07532E-44</text:p>
          </table:table-cell>
          <table:table-cell office:value-type="float" office:value="1.55392E-042" calcext:value-type="float">
            <text:p>1.55392E-42</text:p>
          </table:table-cell>
          <table:table-cell office:value-type="float" office:value="2.85892E-041" calcext:value-type="float">
            <text:p>2.85892E-41</text:p>
          </table:table-cell>
          <table:table-cell office:value-type="float" office:value="9.51979E-041" calcext:value-type="float">
            <text:p>9.51979E-41</text:p>
          </table:table-cell>
          <table:table-cell office:value-type="float" office:value="-2.20892E-039" calcext:value-type="float">
            <text:p>-2.20892E-39</text:p>
          </table:table-cell>
          <table:table-cell office:value-type="float" office:value="-2.72789E-038" calcext:value-type="float">
            <text:p>-2.72789E-38</text:p>
          </table:table-cell>
          <table:table-cell office:value-type="float" office:value="-3.55336E-038" calcext:value-type="float">
            <text:p>-3.55336E-38</text:p>
          </table:table-cell>
          <table:table-cell office:value-type="float" office:value="1.69788E-036" calcext:value-type="float">
            <text:p>1.69788E-36</text:p>
          </table:table-cell>
          <table:table-cell office:value-type="float" office:value="1.31736E-035" calcext:value-type="float">
            <text:p>1.31736E-35</text:p>
          </table:table-cell>
          <table:table-cell office:value-type="float" office:value="-3.49257E-035" calcext:value-type="float">
            <text:p>-3.49257E-35</text:p>
          </table:table-cell>
          <table:table-cell office:value-type="float" office:value="-1.02004E-033" calcext:value-type="float">
            <text:p>-1.02004E-33</text:p>
          </table:table-cell>
          <table:table-cell office:value-type="float" office:value="-1.92878E-033" calcext:value-type="float">
            <text:p>-1.92878E-33</text:p>
          </table:table-cell>
          <table:table-cell office:value-type="float" office:value="6.31241E-032" calcext:value-type="float">
            <text:p>6.31241E-32</text:p>
          </table:table-cell>
          <table:table-cell office:value-type="float" office:value="2.65828E-031" calcext:value-type="float">
            <text:p>2.65828E-31</text:p>
          </table:table-cell>
          <table:table-cell office:value-type="float" office:value="-4.63373E-030" calcext:value-type="float">
            <text:p>-4.63373E-30</text:p>
          </table:table-cell>
          <table:table-cell office:value-type="float" office:value="-1.82002E-029" calcext:value-type="float">
            <text:p>-1.82002E-29</text:p>
          </table:table-cell>
          <table:table-cell office:value-type="float" office:value="4.55342E-028" calcext:value-type="float">
            <text:p>4.55342E-28</text:p>
          </table:table-cell>
          <table:table-cell office:value-type="float" office:value="-1.38591E-028" calcext:value-type="float">
            <text:p>-1.38591E-28</text:p>
          </table:table-cell>
          <table:table-cell office:value-type="float" office:value="-4.69883E-026" calcext:value-type="float">
            <text:p>-4.69883E-26</text:p>
          </table:table-cell>
          <table:table-cell office:value-type="float" office:value="3.85122E-025" calcext:value-type="float">
            <text:p>3.85122E-25</text:p>
          </table:table-cell>
          <table:table-cell office:value-type="float" office:value="2.25824E-024" calcext:value-type="float">
            <text:p>2.25824E-24</text:p>
          </table:table-cell>
          <table:table-cell office:value-type="float" office:value="-8.28439E-023" calcext:value-type="float">
            <text:p>-8.28439E-23</text:p>
          </table:table-cell>
          <table:table-cell office:value-type="float" office:value="7.79075E-022" calcext:value-type="float">
            <text:p>7.79075E-22</text:p>
          </table:table-cell>
          <table:table-cell office:value-type="float" office:value="4.01269E-021" calcext:value-type="float">
            <text:p>4.01269E-21</text:p>
          </table:table-cell>
          <table:table-cell office:value-type="float" office:value="-2.67536E-019" calcext:value-type="float">
            <text:p>-2.67536E-19</text:p>
          </table:table-cell>
          <table:table-cell office:value-type="float" office:value="4.01932E-018" calcext:value-type="float">
            <text:p>4.01932E-18</text:p>
          </table:table-cell>
          <table:table-cell office:value-type="float" office:value="1.59563E-017" calcext:value-type="float">
            <text:p>1.59563E-17</text:p>
          </table:table-cell>
          <table:table-cell office:value-type="float" office:value="1.82394E-017" calcext:value-type="float">
            <text:p>1.82394E-17</text:p>
          </table:table-cell>
          <table:table-cell office:value-type="float" office:value="-4.68786E-016" calcext:value-type="float">
            <text:p>-4.68786E-16</text:p>
          </table:table-cell>
          <table:table-cell office:value-type="float" office:value="-2.76201E-015" calcext:value-type="float">
            <text:p>-2.76201E-15</text:p>
          </table:table-cell>
          <table:table-cell office:value-type="float" office:value="-0.0000000000000111111" calcext:value-type="float">
            <text:p>-1.11111E-14</text:p>
          </table:table-cell>
          <table:table-cell office:value-type="float" office:value="-0.0000000000000146608" calcext:value-type="float">
            <text:p>-1.46608E-14</text:p>
          </table:table-cell>
          <table:table-cell office:value-type="float" office:value="0.000000000000041541" calcext:value-type="float">
            <text:p>4.1541E-14</text:p>
          </table:table-cell>
          <table:table-cell office:value-type="float" office:value="0.000000000000360461" calcext:value-type="float">
            <text:p>3.60461E-13</text:p>
          </table:table-cell>
          <table:table-cell office:value-type="float" office:value="0.00000000000156276" calcext:value-type="float">
            <text:p>1.56276E-12</text:p>
          </table:table-cell>
          <table:table-cell office:value-type="float" office:value="0.00000000000575129" calcext:value-type="float">
            <text:p>5.75129E-12</text:p>
          </table:table-cell>
          <table:table-cell office:value-type="float" office:value="0.0000000000165963" calcext:value-type="float">
            <text:p>1.65963E-11</text:p>
          </table:table-cell>
          <table:table-cell office:value-type="float" office:value="0.000000000044011" calcext:value-type="float">
            <text:p>4.4011E-11</text:p>
          </table:table-cell>
          <table:table-cell office:value-type="float" office:value="0.000000000105568" calcext:value-type="float">
            <text:p>1.05568E-10</text:p>
          </table:table-cell>
          <table:table-cell office:value-type="float" office:value="0.000000000229382" calcext:value-type="float">
            <text:p>2.29382E-10</text:p>
          </table:table-cell>
          <table:table-cell office:value-type="float" office:value="0.000000000460166" calcext:value-type="float">
            <text:p>4.60166E-10</text:p>
          </table:table-cell>
          <table:table-cell office:value-type="float" office:value="0.000000000914785" calcext:value-type="float">
            <text:p>9.14785E-10</text:p>
          </table:table-cell>
          <table:table-cell office:value-type="float" office:value="0.00000000176187" calcext:value-type="float">
            <text:p>1.76187E-09</text:p>
          </table:table-cell>
          <table:table-cell office:value-type="float" office:value="0.00000000299438" calcext:value-type="float">
            <text:p>2.99438E-09</text:p>
          </table:table-cell>
          <table:table-cell office:value-type="float" office:value="0.00000000503435" calcext:value-type="float">
            <text:p>5.03435E-09</text:p>
          </table:table-cell>
          <table:table-cell office:value-type="float" office:value="0.00000000874482" calcext:value-type="float">
            <text:p>8.74482E-09</text:p>
          </table:table-cell>
          <table:table-cell office:value-type="float" office:value="0.0000000140667" calcext:value-type="float">
            <text:p>1.40667E-08</text:p>
          </table:table-cell>
          <table:table-cell office:value-type="float" office:value="0.0000000220124" calcext:value-type="float">
            <text:p>2.20124E-08</text:p>
          </table:table-cell>
          <table:table-cell office:value-type="float" office:value="0.0000000335922" calcext:value-type="float">
            <text:p>3.35922E-08</text:p>
          </table:table-cell>
          <table:table-cell office:value-type="float" office:value="0.0000000501008" calcext:value-type="float">
            <text:p>5.01008E-08</text:p>
          </table:table-cell>
          <table:table-cell office:value-type="float" office:value="0.0000000731655" calcext:value-type="float">
            <text:p>7.31655E-08</text:p>
          </table:table-cell>
          <table:table-cell office:value-type="float" office:value="0.000000104798" calcext:value-type="float">
            <text:p>1.04798E-07</text:p>
          </table:table-cell>
          <table:table-cell office:value-type="float" office:value="0.000000147447" calcext:value-type="float">
            <text:p>1.47447E-07</text:p>
          </table:table-cell>
          <table:table-cell office:value-type="float" office:value="0.000000204049" calcext:value-type="float">
            <text:p>2.04049E-07</text:p>
          </table:table-cell>
          <table:table-cell office:value-type="float" office:value="0.000000278078" calcext:value-type="float">
            <text:p>2.78078E-07</text:p>
          </table:table-cell>
          <table:table-cell office:value-type="float" office:value="0.000000373599" calcext:value-type="float">
            <text:p>3.73599E-07</text:p>
          </table:table-cell>
          <table:table-cell office:value-type="float" office:value="0.000000495309" calcext:value-type="float">
            <text:p>4.95309E-07</text:p>
          </table:table-cell>
          <table:table-cell office:value-type="float" office:value="0.000000648578" calcext:value-type="float">
            <text:p>6.48578E-07</text:p>
          </table:table-cell>
          <table:table-cell office:value-type="float" office:value="0.000000839491" calcext:value-type="float">
            <text:p>8.39491E-07</text:p>
          </table:table-cell>
          <table:table-cell office:value-type="float" office:value="0.00000107487" calcext:value-type="float">
            <text:p>1.07487E-06</text:p>
          </table:table-cell>
          <table:table-cell office:value-type="float" office:value="0.00000136232" calcext:value-type="float">
            <text:p>1.36232E-06</text:p>
          </table:table-cell>
          <table:table-cell office:value-type="float" office:value="0.0000017102" calcext:value-type="float">
            <text:p>1.7102E-06</text:p>
          </table:table-cell>
          <table:table-cell office:value-type="float" office:value="0.00000212771" calcext:value-type="float">
            <text:p>2.12771E-06</text:p>
          </table:table-cell>
          <table:table-cell office:value-type="float" office:value="0.00000262482" calcext:value-type="float">
            <text:p>2.62482E-06</text:p>
          </table:table-cell>
          <table:table-cell office:value-type="float" office:value="0.00000321232" calcext:value-type="float">
            <text:p>3.21232E-06</text:p>
          </table:table-cell>
          <table:table-cell office:value-type="float" office:value="0.00000390179" calcext:value-type="float">
            <text:p>3.90179E-06</text:p>
          </table:table-cell>
          <table:table-cell office:value-type="float" office:value="0.00000470558" calcext:value-type="float">
            <text:p>4.70558E-06</text:p>
          </table:table-cell>
          <table:table-cell office:value-type="float" office:value="0.00000563682" calcext:value-type="float">
            <text:p>5.63682E-06</text:p>
          </table:table-cell>
          <table:table-cell office:value-type="float" office:value="0.00000670935" calcext:value-type="float">
            <text:p>6.70935E-06</text:p>
          </table:table-cell>
          <table:table-cell office:value-type="float" office:value="0.00000793772" calcext:value-type="float">
            <text:p>7.93772E-06</text:p>
          </table:table-cell>
          <table:table-cell office:value-type="float" office:value="0.00000933715" calcext:value-type="float">
            <text:p>9.33715E-06</text:p>
          </table:table-cell>
          <table:table-cell office:value-type="float" office:value="0.0000109235" calcext:value-type="float">
            <text:p>1.09235E-05</text:p>
          </table:table-cell>
          <table:table-cell office:value-type="float" office:value="0.0000127131" calcext:value-type="float">
            <text:p>1.27131E-05</text:p>
          </table:table-cell>
          <table:table-cell office:value-type="float" office:value="0.000014723" calcext:value-type="float">
            <text:p>1.4723E-05</text:p>
          </table:table-cell>
          <table:table-cell office:value-type="float" office:value="0.0000169705" calcext:value-type="float">
            <text:p>1.69705E-05</text:p>
          </table:table-cell>
          <table:table-cell office:value-type="float" office:value="0.0000192187" calcext:value-type="float">
            <text:p>1.92187E-05</text:p>
          </table:table-cell>
          <table:table-cell office:value-type="float" office:value="0.0000216803" calcext:value-type="float">
            <text:p>2.16803E-05</text:p>
          </table:table-cell>
          <table:table-cell office:value-type="float" office:value="0.000024793" calcext:value-type="float">
            <text:p>2.4793E-05</text:p>
          </table:table-cell>
          <table:table-cell office:value-type="float" office:value="0.0000285955" calcext:value-type="float">
            <text:p>2.85955E-05</text:p>
          </table:table-cell>
          <table:table-cell office:value-type="float" office:value="0.0000316695" calcext:value-type="float">
            <text:p>3.16695E-05</text:p>
          </table:table-cell>
          <table:table-cell office:value-type="float" office:value="0.00003547" calcext:value-type="float">
            <text:p>3.547E-05</text:p>
          </table:table-cell>
          <table:table-cell office:value-type="float" office:value="0.0000404391" calcext:value-type="float">
            <text:p>4.04391E-05</text:p>
          </table:table-cell>
          <table:table-cell office:value-type="float" office:value="0.0000449931" calcext:value-type="float">
            <text:p>4.49931E-05</text:p>
          </table:table-cell>
          <table:table-cell office:value-type="float" office:value="0.0000502288" calcext:value-type="float">
            <text:p>5.02288E-05</text:p>
          </table:table-cell>
          <table:table-cell office:value-type="float" office:value="0.0000561387" calcext:value-type="float">
            <text:p>5.61387E-05</text:p>
          </table:table-cell>
          <table:table-cell office:value-type="float" office:value="0.0000625377" calcext:value-type="float">
            <text:p>6.25377E-05</text:p>
          </table:table-cell>
          <table:table-cell office:value-type="float" office:value="0.0000680806" calcext:value-type="float">
            <text:p>6.80806E-05</text:p>
          </table:table-cell>
          <table:table-cell office:value-type="float" office:value="0.0000744672" calcext:value-type="float">
            <text:p>7.44672E-05</text:p>
          </table:table-cell>
          <table:table-cell office:value-type="float" office:value="0.00008257" calcext:value-type="float">
            <text:p>8.257E-05</text:p>
          </table:table-cell>
          <table:table-cell office:value-type="float" office:value="0.0000906564" calcext:value-type="float">
            <text:p>9.06564E-05</text:p>
          </table:table-cell>
          <table:table-cell office:value-type="float" office:value="0.0000992332" calcext:value-type="float">
            <text:p>9.92332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7648E-055" calcext:value-type="float">
            <text:p>4.97648E-55</text:p>
          </table:table-cell>
          <table:table-cell office:value-type="float" office:value="-1.07277E-052" calcext:value-type="float">
            <text:p>-1.07277E-52</text:p>
          </table:table-cell>
          <table:table-cell office:value-type="float" office:value="-1.96659E-051" calcext:value-type="float">
            <text:p>-1.96659E-51</text:p>
          </table:table-cell>
          <table:table-cell office:value-type="float" office:value="5.43455E-049" calcext:value-type="float">
            <text:p>5.43455E-49</text:p>
          </table:table-cell>
          <table:table-cell office:value-type="float" office:value="1.44768E-047" calcext:value-type="float">
            <text:p>1.44768E-47</text:p>
          </table:table-cell>
          <table:table-cell office:value-type="float" office:value="-1.38039E-046" calcext:value-type="float">
            <text:p>-1.38039E-46</text:p>
          </table:table-cell>
          <table:table-cell office:value-type="float" office:value="-8.23861E-045" calcext:value-type="float">
            <text:p>-8.23861E-45</text:p>
          </table:table-cell>
          <table:table-cell office:value-type="float" office:value="-7.69228E-044" calcext:value-type="float">
            <text:p>-7.69228E-44</text:p>
          </table:table-cell>
          <table:table-cell office:value-type="float" office:value="6.52505E-043" calcext:value-type="float">
            <text:p>6.52505E-43</text:p>
          </table:table-cell>
          <table:table-cell office:value-type="float" office:value="1.85866E-041" calcext:value-type="float">
            <text:p>1.85866E-41</text:p>
          </table:table-cell>
          <table:table-cell office:value-type="float" office:value="1.0043E-040" calcext:value-type="float">
            <text:p>1.0043E-40</text:p>
          </table:table-cell>
          <table:table-cell office:value-type="float" office:value="-1.02635E-039" calcext:value-type="float">
            <text:p>-1.02635E-39</text:p>
          </table:table-cell>
          <table:table-cell office:value-type="float" office:value="-1.68994E-038" calcext:value-type="float">
            <text:p>-1.68994E-38</text:p>
          </table:table-cell>
          <table:table-cell office:value-type="float" office:value="-3.90531E-038" calcext:value-type="float">
            <text:p>-3.90531E-38</text:p>
          </table:table-cell>
          <table:table-cell office:value-type="float" office:value="1.00423E-036" calcext:value-type="float">
            <text:p>1.00423E-36</text:p>
          </table:table-cell>
          <table:table-cell office:value-type="float" office:value="8.53706E-036" calcext:value-type="float">
            <text:p>8.53706E-36</text:p>
          </table:table-cell>
          <table:table-cell office:value-type="float" office:value="-2.95216E-035" calcext:value-type="float">
            <text:p>-2.95216E-35</text:p>
          </table:table-cell>
          <table:table-cell office:value-type="float" office:value="-7.37277E-034" calcext:value-type="float">
            <text:p>-7.37277E-34</text:p>
          </table:table-cell>
          <table:table-cell office:value-type="float" office:value="3.42521E-035" calcext:value-type="float">
            <text:p>3.42521E-35</text:p>
          </table:table-cell>
          <table:table-cell office:value-type="float" office:value="5.85913E-032" calcext:value-type="float">
            <text:p>5.85913E-32</text:p>
          </table:table-cell>
          <table:table-cell office:value-type="float" office:value="1.38231E-032" calcext:value-type="float">
            <text:p>1.38231E-32</text:p>
          </table:table-cell>
          <table:table-cell office:value-type="float" office:value="-5.36596E-030" calcext:value-type="float">
            <text:p>-5.36596E-30</text:p>
          </table:table-cell>
          <table:table-cell office:value-type="float" office:value="1.5399E-029" calcext:value-type="float">
            <text:p>1.5399E-29</text:p>
          </table:table-cell>
          <table:table-cell office:value-type="float" office:value="4.97426E-028" calcext:value-type="float">
            <text:p>4.97426E-28</text:p>
          </table:table-cell>
          <table:table-cell office:value-type="float" office:value="-5.28398E-027" calcext:value-type="float">
            <text:p>-5.28398E-27</text:p>
          </table:table-cell>
          <table:table-cell office:value-type="float" office:value="-1.59181E-026" calcext:value-type="float">
            <text:p>-1.59181E-26</text:p>
          </table:table-cell>
          <table:table-cell office:value-type="float" office:value="9.33069E-025" calcext:value-type="float">
            <text:p>9.33069E-25</text:p>
          </table:table-cell>
          <table:table-cell office:value-type="float" office:value="-9.99925E-024" calcext:value-type="float">
            <text:p>-9.99925E-24</text:p>
          </table:table-cell>
          <table:table-cell office:value-type="float" office:value="-1.60484E-023" calcext:value-type="float">
            <text:p>-1.60484E-23</text:p>
          </table:table-cell>
          <table:table-cell office:value-type="float" office:value="2.52511E-021" calcext:value-type="float">
            <text:p>2.52511E-21</text:p>
          </table:table-cell>
          <table:table-cell office:value-type="float" office:value="-4.8675E-020" calcext:value-type="float">
            <text:p>-4.8675E-20</text:p>
          </table:table-cell>
          <table:table-cell office:value-type="float" office:value="2.73238E-019" calcext:value-type="float">
            <text:p>2.73238E-19</text:p>
          </table:table-cell>
          <table:table-cell office:value-type="float" office:value="2.86216E-018" calcext:value-type="float">
            <text:p>2.86216E-18</text:p>
          </table:table-cell>
          <table:table-cell office:value-type="float" office:value="1.51555E-017" calcext:value-type="float">
            <text:p>1.51555E-17</text:p>
          </table:table-cell>
          <table:table-cell office:value-type="float" office:value="2.97927E-018" calcext:value-type="float">
            <text:p>2.97927E-18</text:p>
          </table:table-cell>
          <table:table-cell office:value-type="float" office:value="-1.86386E-016" calcext:value-type="float">
            <text:p>-1.86386E-16</text:p>
          </table:table-cell>
          <table:table-cell office:value-type="float" office:value="3.35341E-016" calcext:value-type="float">
            <text:p>3.35341E-16</text:p>
          </table:table-cell>
          <table:table-cell office:value-type="float" office:value="4.81295E-015" calcext:value-type="float">
            <text:p>4.81295E-15</text:p>
          </table:table-cell>
          <table:table-cell office:value-type="float" office:value="0.0000000000000309944" calcext:value-type="float">
            <text:p>3.09944E-14</text:p>
          </table:table-cell>
          <table:table-cell office:value-type="float" office:value="0.000000000000189234" calcext:value-type="float">
            <text:p>1.89234E-13</text:p>
          </table:table-cell>
          <table:table-cell office:value-type="float" office:value="0.000000000000924819" calcext:value-type="float">
            <text:p>9.24819E-13</text:p>
          </table:table-cell>
          <table:table-cell office:value-type="float" office:value="0.00000000000222884" calcext:value-type="float">
            <text:p>2.22884E-12</text:p>
          </table:table-cell>
          <table:table-cell office:value-type="float" office:value="0.00000000000589061" calcext:value-type="float">
            <text:p>5.89061E-12</text:p>
          </table:table-cell>
          <table:table-cell office:value-type="float" office:value="0.0000000000172003" calcext:value-type="float">
            <text:p>1.72003E-11</text:p>
          </table:table-cell>
          <table:table-cell office:value-type="float" office:value="0.0000000000453995" calcext:value-type="float">
            <text:p>4.53995E-11</text:p>
          </table:table-cell>
          <table:table-cell office:value-type="float" office:value="0.0000000000894682" calcext:value-type="float">
            <text:p>8.94682E-11</text:p>
          </table:table-cell>
          <table:table-cell office:value-type="float" office:value="0.000000000172506" calcext:value-type="float">
            <text:p>1.72506E-10</text:p>
          </table:table-cell>
          <table:table-cell office:value-type="float" office:value="0.000000000359881" calcext:value-type="float">
            <text:p>3.59881E-10</text:p>
          </table:table-cell>
          <table:table-cell office:value-type="float" office:value="0.000000000763872" calcext:value-type="float">
            <text:p>7.63872E-10</text:p>
          </table:table-cell>
          <table:table-cell office:value-type="float" office:value="0.0000000012006" calcext:value-type="float">
            <text:p>1.2006E-09</text:p>
          </table:table-cell>
          <table:table-cell office:value-type="float" office:value="0.0000000020347" calcext:value-type="float">
            <text:p>2.0347E-09</text:p>
          </table:table-cell>
          <table:table-cell office:value-type="float" office:value="0.00000000373426" calcext:value-type="float">
            <text:p>3.73426E-09</text:p>
          </table:table-cell>
          <table:table-cell office:value-type="float" office:value="0.00000000611893" calcext:value-type="float">
            <text:p>6.11893E-09</text:p>
          </table:table-cell>
          <table:table-cell office:value-type="float" office:value="0.00000000975091" calcext:value-type="float">
            <text:p>9.75091E-09</text:p>
          </table:table-cell>
          <table:table-cell office:value-type="float" office:value="0.0000000151477" calcext:value-type="float">
            <text:p>1.51477E-08</text:p>
          </table:table-cell>
          <table:table-cell office:value-type="float" office:value="0.0000000229874" calcext:value-type="float">
            <text:p>2.29874E-08</text:p>
          </table:table-cell>
          <table:table-cell office:value-type="float" office:value="0.0000000341415" calcext:value-type="float">
            <text:p>3.41415E-08</text:p>
          </table:table-cell>
          <table:table-cell office:value-type="float" office:value="0.0000000497099" calcext:value-type="float">
            <text:p>4.97099E-08</text:p>
          </table:table-cell>
          <table:table-cell office:value-type="float" office:value="0.0000000710585" calcext:value-type="float">
            <text:p>7.10585E-08</text:p>
          </table:table-cell>
          <table:table-cell office:value-type="float" office:value="0.0000000998576" calcext:value-type="float">
            <text:p>9.98576E-08</text:p>
          </table:table-cell>
          <table:table-cell office:value-type="float" office:value="0.000000138121" calcext:value-type="float">
            <text:p>1.38121E-07</text:p>
          </table:table-cell>
          <table:table-cell office:value-type="float" office:value="0.000000188247" calcext:value-type="float">
            <text:p>1.88247E-07</text:p>
          </table:table-cell>
          <table:table-cell office:value-type="float" office:value="0.000000253053" calcext:value-type="float">
            <text:p>2.53053E-07</text:p>
          </table:table-cell>
          <table:table-cell office:value-type="float" office:value="0.000000335819" calcext:value-type="float">
            <text:p>3.35819E-07</text:p>
          </table:table-cell>
          <table:table-cell office:value-type="float" office:value="0.000000440317" calcext:value-type="float">
            <text:p>4.40317E-07</text:p>
          </table:table-cell>
          <table:table-cell office:value-type="float" office:value="0.000000570845" calcext:value-type="float">
            <text:p>5.70845E-07</text:p>
          </table:table-cell>
          <table:table-cell office:value-type="float" office:value="0.00000073226" calcext:value-type="float">
            <text:p>7.3226E-07</text:p>
          </table:table-cell>
          <table:table-cell office:value-type="float" office:value="0.000000929996" calcext:value-type="float">
            <text:p>9.29996E-07</text:p>
          </table:table-cell>
          <table:table-cell office:value-type="float" office:value="0.00000117009" calcext:value-type="float">
            <text:p>1.17009E-06</text:p>
          </table:table-cell>
          <table:table-cell office:value-type="float" office:value="0.00000145921" calcext:value-type="float">
            <text:p>1.45921E-06</text:p>
          </table:table-cell>
          <table:table-cell office:value-type="float" office:value="0.00000180462" calcext:value-type="float">
            <text:p>1.80462E-06</text:p>
          </table:table-cell>
          <table:table-cell office:value-type="float" office:value="0.00000221427" calcext:value-type="float">
            <text:p>2.21427E-06</text:p>
          </table:table-cell>
          <table:table-cell office:value-type="float" office:value="0.00000269672" calcext:value-type="float">
            <text:p>2.69672E-06</text:p>
          </table:table-cell>
          <table:table-cell office:value-type="float" office:value="0.00000326117" calcext:value-type="float">
            <text:p>3.26117E-06</text:p>
          </table:table-cell>
          <table:table-cell office:value-type="float" office:value="0.00000391745" calcext:value-type="float">
            <text:p>3.91745E-06</text:p>
          </table:table-cell>
          <table:table-cell office:value-type="float" office:value="0.00000467602" calcext:value-type="float">
            <text:p>4.67602E-06</text:p>
          </table:table-cell>
          <table:table-cell office:value-type="float" office:value="0.00000554793" calcext:value-type="float">
            <text:p>5.54793E-06</text:p>
          </table:table-cell>
          <table:table-cell office:value-type="float" office:value="0.00000654481" calcext:value-type="float">
            <text:p>6.54481E-06</text:p>
          </table:table-cell>
          <table:table-cell office:value-type="float" office:value="0.00000767885" calcext:value-type="float">
            <text:p>7.67885E-06</text:p>
          </table:table-cell>
          <table:table-cell office:value-type="float" office:value="0.00000896278" calcext:value-type="float">
            <text:p>8.96278E-06</text:p>
          </table:table-cell>
          <table:table-cell office:value-type="float" office:value="0.0000104098" calcext:value-type="float">
            <text:p>1.04098E-05</text:p>
          </table:table-cell>
          <table:table-cell office:value-type="float" office:value="0.0000118452" calcext:value-type="float">
            <text:p>1.18452E-05</text:p>
          </table:table-cell>
          <table:table-cell office:value-type="float" office:value="0.0000134371" calcext:value-type="float">
            <text:p>1.34371E-05</text:p>
          </table:table-cell>
          <table:table-cell office:value-type="float" office:value="0.0000154831" calcext:value-type="float">
            <text:p>1.54831E-05</text:p>
          </table:table-cell>
          <table:table-cell office:value-type="float" office:value="0.000018025" calcext:value-type="float">
            <text:p>1.8025E-05</text:p>
          </table:table-cell>
          <table:table-cell office:value-type="float" office:value="0.0000200394" calcext:value-type="float">
            <text:p>2.00394E-05</text:p>
          </table:table-cell>
          <table:table-cell office:value-type="float" office:value="0.0000225792" calcext:value-type="float">
            <text:p>2.25792E-05</text:p>
          </table:table-cell>
          <table:table-cell office:value-type="float" office:value="0.00002595" calcext:value-type="float">
            <text:p>2.595E-05</text:p>
          </table:table-cell>
          <table:table-cell office:value-type="float" office:value="0.0000290313" calcext:value-type="float">
            <text:p>2.90313E-05</text:p>
          </table:table-cell>
          <table:table-cell office:value-type="float" office:value="0.0000326091" calcext:value-type="float">
            <text:p>3.26091E-05</text:p>
          </table:table-cell>
          <table:table-cell office:value-type="float" office:value="0.0000366852" calcext:value-type="float">
            <text:p>3.66852E-05</text:p>
          </table:table-cell>
          <table:table-cell office:value-type="float" office:value="0.0000411337" calcext:value-type="float">
            <text:p>4.11337E-05</text:p>
          </table:table-cell>
          <table:table-cell office:value-type="float" office:value="0.0000449323" calcext:value-type="float">
            <text:p>4.49323E-05</text:p>
          </table:table-cell>
          <table:table-cell office:value-type="float" office:value="0.000049376" calcext:value-type="float">
            <text:p>4.9376E-05</text:p>
          </table:table-cell>
          <table:table-cell office:value-type="float" office:value="0.0000550794" calcext:value-type="float">
            <text:p>5.50794E-05</text:p>
          </table:table-cell>
          <table:table-cell office:value-type="float" office:value="0.00006079" calcext:value-type="float">
            <text:p>6.079E-05</text:p>
          </table:table-cell>
          <table:table-cell office:value-type="float" office:value="0.0000668762" calcext:value-type="float">
            <text:p>6.68762E-05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84933E-057" calcext:value-type="float">
            <text:p>-8.84933E-57</text:p>
          </table:table-cell>
          <table:table-cell office:value-type="float" office:value="3.57021E-055" calcext:value-type="float">
            <text:p>3.57021E-55</text:p>
          </table:table-cell>
          <table:table-cell office:value-type="float" office:value="-3.87608E-052" calcext:value-type="float">
            <text:p>-3.87608E-52</text:p>
          </table:table-cell>
          <table:table-cell office:value-type="float" office:value="-7.10453E-051" calcext:value-type="float">
            <text:p>-7.10453E-51</text:p>
          </table:table-cell>
          <table:table-cell office:value-type="float" office:value="6.35337E-049" calcext:value-type="float">
            <text:p>6.35337E-49</text:p>
          </table:table-cell>
          <table:table-cell office:value-type="float" office:value="1.83408E-047" calcext:value-type="float">
            <text:p>1.83408E-47</text:p>
          </table:table-cell>
          <table:table-cell office:value-type="float" office:value="-6.00493E-048" calcext:value-type="float">
            <text:p>-6.00493E-48</text:p>
          </table:table-cell>
          <table:table-cell office:value-type="float" office:value="-5.76662E-045" calcext:value-type="float">
            <text:p>-5.76662E-45</text:p>
          </table:table-cell>
          <table:table-cell office:value-type="float" office:value="-7.1219E-044" calcext:value-type="float">
            <text:p>-7.1219E-44</text:p>
          </table:table-cell>
          <table:table-cell office:value-type="float" office:value="1.78974E-043" calcext:value-type="float">
            <text:p>1.78974E-43</text:p>
          </table:table-cell>
          <table:table-cell office:value-type="float" office:value="1.15792E-041" calcext:value-type="float">
            <text:p>1.15792E-41</text:p>
          </table:table-cell>
          <table:table-cell office:value-type="float" office:value="8.20688E-041" calcext:value-type="float">
            <text:p>8.20688E-41</text:p>
          </table:table-cell>
          <table:table-cell office:value-type="float" office:value="-4.78415E-040" calcext:value-type="float">
            <text:p>-4.78415E-40</text:p>
          </table:table-cell>
          <table:table-cell office:value-type="float" office:value="-1.0716E-038" calcext:value-type="float">
            <text:p>-1.0716E-38</text:p>
          </table:table-cell>
          <table:table-cell office:value-type="float" office:value="-3.0189E-038" calcext:value-type="float">
            <text:p>-3.0189E-38</text:p>
          </table:table-cell>
          <table:table-cell office:value-type="float" office:value="6.79793E-037" calcext:value-type="float">
            <text:p>6.79793E-37</text:p>
          </table:table-cell>
          <table:table-cell office:value-type="float" office:value="5.69302E-036" calcext:value-type="float">
            <text:p>5.69302E-36</text:p>
          </table:table-cell>
          <table:table-cell office:value-type="float" office:value="-3.24344E-035" calcext:value-type="float">
            <text:p>-3.24344E-35</text:p>
          </table:table-cell>
          <table:table-cell office:value-type="float" office:value="-5.63803E-034" calcext:value-type="float">
            <text:p>-5.63803E-34</text:p>
          </table:table-cell>
          <table:table-cell office:value-type="float" office:value="2.0709E-033" calcext:value-type="float">
            <text:p>2.0709E-33</text:p>
          </table:table-cell>
          <table:table-cell office:value-type="float" office:value="5.27174E-032" calcext:value-type="float">
            <text:p>5.27174E-32</text:p>
          </table:table-cell>
          <table:table-cell office:value-type="float" office:value="-3.12746E-031" calcext:value-type="float">
            <text:p>-3.12746E-31</text:p>
          </table:table-cell>
          <table:table-cell office:value-type="float" office:value="-4.56903E-030" calcext:value-type="float">
            <text:p>-4.56903E-30</text:p>
          </table:table-cell>
          <table:table-cell office:value-type="float" office:value="6.44859E-029" calcext:value-type="float">
            <text:p>6.44859E-29</text:p>
          </table:table-cell>
          <table:table-cell office:value-type="float" office:value="6.99724E-029" calcext:value-type="float">
            <text:p>6.99724E-29</text:p>
          </table:table-cell>
          <table:table-cell office:value-type="float" office:value="-9.93037E-027" calcext:value-type="float">
            <text:p>-9.93037E-27</text:p>
          </table:table-cell>
          <table:table-cell office:value-type="float" office:value="1.15175E-025" calcext:value-type="float">
            <text:p>1.15175E-25</text:p>
          </table:table-cell>
          <table:table-cell office:value-type="float" office:value="3.30091E-026" calcext:value-type="float">
            <text:p>3.30091E-26</text:p>
          </table:table-cell>
          <table:table-cell office:value-type="float" office:value="-2.45014E-023" calcext:value-type="float">
            <text:p>-2.45014E-23</text:p>
          </table:table-cell>
          <table:table-cell office:value-type="float" office:value="4.97964E-022" calcext:value-type="float">
            <text:p>4.97964E-22</text:p>
          </table:table-cell>
          <table:table-cell office:value-type="float" office:value="-4.34885E-021" calcext:value-type="float">
            <text:p>-4.34885E-21</text:p>
          </table:table-cell>
          <table:table-cell office:value-type="float" office:value="-8.42257E-020" calcext:value-type="float">
            <text:p>-8.42257E-20</text:p>
          </table:table-cell>
          <table:table-cell office:value-type="float" office:value="2.46476E-019" calcext:value-type="float">
            <text:p>2.46476E-19</text:p>
          </table:table-cell>
          <table:table-cell office:value-type="float" office:value="3.11465E-018" calcext:value-type="float">
            <text:p>3.11465E-18</text:p>
          </table:table-cell>
          <table:table-cell office:value-type="float" office:value="-5.88421E-018" calcext:value-type="float">
            <text:p>-5.88421E-18</text:p>
          </table:table-cell>
          <table:table-cell office:value-type="float" office:value="-1.4378E-016" calcext:value-type="float">
            <text:p>-1.4378E-16</text:p>
          </table:table-cell>
          <table:table-cell office:value-type="float" office:value="-1.32858E-015" calcext:value-type="float">
            <text:p>-1.32858E-15</text:p>
          </table:table-cell>
          <table:table-cell office:value-type="float" office:value="-4.48297E-015" calcext:value-type="float">
            <text:p>-4.48297E-15</text:p>
          </table:table-cell>
          <table:table-cell office:value-type="float" office:value="-0.0000000000000106706" calcext:value-type="float">
            <text:p>-1.06706E-14</text:p>
          </table:table-cell>
          <table:table-cell office:value-type="float" office:value="-0.000000000000028225" calcext:value-type="float">
            <text:p>-2.8225E-14</text:p>
          </table:table-cell>
          <table:table-cell office:value-type="float" office:value="-0.0000000000000909108" calcext:value-type="float">
            <text:p>-9.09108E-14</text:p>
          </table:table-cell>
          <table:table-cell office:value-type="float" office:value="0.000000000000107469" calcext:value-type="float">
            <text:p>1.07469E-13</text:p>
          </table:table-cell>
          <table:table-cell office:value-type="float" office:value="0.000000000000750865" calcext:value-type="float">
            <text:p>7.50865E-13</text:p>
          </table:table-cell>
          <table:table-cell office:value-type="float" office:value="0.00000000000234944" calcext:value-type="float">
            <text:p>2.34944E-12</text:p>
          </table:table-cell>
          <table:table-cell office:value-type="float" office:value="0.00000000000626899" calcext:value-type="float">
            <text:p>6.26899E-12</text:p>
          </table:table-cell>
          <table:table-cell office:value-type="float" office:value="0.0000000000190775" calcext:value-type="float">
            <text:p>1.90775E-11</text:p>
          </table:table-cell>
          <table:table-cell office:value-type="float" office:value="0.0000000000460116" calcext:value-type="float">
            <text:p>4.60116E-11</text:p>
          </table:table-cell>
          <table:table-cell office:value-type="float" office:value="0.0000000000998348" calcext:value-type="float">
            <text:p>9.98348E-11</text:p>
          </table:table-cell>
          <table:table-cell office:value-type="float" office:value="0.000000000199374" calcext:value-type="float">
            <text:p>1.99374E-10</text:p>
          </table:table-cell>
          <table:table-cell office:value-type="float" office:value="0.000000000396295" calcext:value-type="float">
            <text:p>3.96295E-10</text:p>
          </table:table-cell>
          <table:table-cell office:value-type="float" office:value="0.00000000072108" calcext:value-type="float">
            <text:p>7.2108E-10</text:p>
          </table:table-cell>
          <table:table-cell office:value-type="float" office:value="0.00000000131852" calcext:value-type="float">
            <text:p>1.31852E-09</text:p>
          </table:table-cell>
          <table:table-cell office:value-type="float" office:value="0.00000000225771" calcext:value-type="float">
            <text:p>2.25771E-09</text:p>
          </table:table-cell>
          <table:table-cell office:value-type="float" office:value="0.00000000374163" calcext:value-type="float">
            <text:p>3.74163E-09</text:p>
          </table:table-cell>
          <table:table-cell office:value-type="float" office:value="0.00000000602088" calcext:value-type="float">
            <text:p>6.02088E-09</text:p>
          </table:table-cell>
          <table:table-cell office:value-type="float" office:value="0.00000000943324" calcext:value-type="float">
            <text:p>9.43324E-09</text:p>
          </table:table-cell>
          <table:table-cell office:value-type="float" office:value="0.0000000144242" calcext:value-type="float">
            <text:p>1.44242E-08</text:p>
          </table:table-cell>
          <table:table-cell office:value-type="float" office:value="0.0000000215701" calcext:value-type="float">
            <text:p>2.15701E-08</text:p>
          </table:table-cell>
          <table:table-cell office:value-type="float" office:value="0.000000031603" calcext:value-type="float">
            <text:p>3.1603E-08</text:p>
          </table:table-cell>
          <table:table-cell office:value-type="float" office:value="0.0000000454378" calcext:value-type="float">
            <text:p>4.54378E-08</text:p>
          </table:table-cell>
          <table:table-cell office:value-type="float" office:value="0.0000000642007" calcext:value-type="float">
            <text:p>6.42007E-08</text:p>
          </table:table-cell>
          <table:table-cell office:value-type="float" office:value="0.0000000892584" calcext:value-type="float">
            <text:p>8.92584E-08</text:p>
          </table:table-cell>
          <table:table-cell office:value-type="float" office:value="0.000000122248" calcext:value-type="float">
            <text:p>1.22248E-07</text:p>
          </table:table-cell>
          <table:table-cell office:value-type="float" office:value="0.000000165108" calcext:value-type="float">
            <text:p>1.65108E-07</text:p>
          </table:table-cell>
          <table:table-cell office:value-type="float" office:value="0.000000220107" calcext:value-type="float">
            <text:p>2.20107E-07</text:p>
          </table:table-cell>
          <table:table-cell office:value-type="float" office:value="0.000000289871" calcext:value-type="float">
            <text:p>2.89871E-07</text:p>
          </table:table-cell>
          <table:table-cell office:value-type="float" office:value="0.000000377414" calcext:value-type="float">
            <text:p>3.77414E-07</text:p>
          </table:table-cell>
          <table:table-cell office:value-type="float" office:value="0.000000486162" calcext:value-type="float">
            <text:p>4.86162E-07</text:p>
          </table:table-cell>
          <table:table-cell office:value-type="float" office:value="0.000000619975" calcext:value-type="float">
            <text:p>6.19975E-07</text:p>
          </table:table-cell>
          <table:table-cell office:value-type="float" office:value="0.00000078317" calcext:value-type="float">
            <text:p>7.8317E-07</text:p>
          </table:table-cell>
          <table:table-cell office:value-type="float" office:value="0.000000980534" calcext:value-type="float">
            <text:p>9.80534E-07</text:p>
          </table:table-cell>
          <table:table-cell office:value-type="float" office:value="0.00000121735" calcext:value-type="float">
            <text:p>1.21735E-06</text:p>
          </table:table-cell>
          <table:table-cell office:value-type="float" office:value="0.00000149938" calcext:value-type="float">
            <text:p>1.49938E-06</text:p>
          </table:table-cell>
          <table:table-cell office:value-type="float" office:value="0.00000183292" calcext:value-type="float">
            <text:p>1.83292E-06</text:p>
          </table:table-cell>
          <table:table-cell office:value-type="float" office:value="0.00000222477" calcext:value-type="float">
            <text:p>2.22477E-06</text:p>
          </table:table-cell>
          <table:table-cell office:value-type="float" office:value="0.00000268221" calcext:value-type="float">
            <text:p>2.68221E-06</text:p>
          </table:table-cell>
          <table:table-cell office:value-type="float" office:value="0.00000321308" calcext:value-type="float">
            <text:p>3.21308E-06</text:p>
          </table:table-cell>
          <table:table-cell office:value-type="float" office:value="0.00000382567" calcext:value-type="float">
            <text:p>3.82567E-06</text:p>
          </table:table-cell>
          <table:table-cell office:value-type="float" office:value="0.00000452881" calcext:value-type="float">
            <text:p>4.52881E-06</text:p>
          </table:table-cell>
          <table:table-cell office:value-type="float" office:value="0.00000533176" calcext:value-type="float">
            <text:p>5.33176E-06</text:p>
          </table:table-cell>
          <table:table-cell office:value-type="float" office:value="0.00000624429" calcext:value-type="float">
            <text:p>6.24429E-06</text:p>
          </table:table-cell>
          <table:table-cell office:value-type="float" office:value="0.00000717453" calcext:value-type="float">
            <text:p>7.17453E-06</text:p>
          </table:table-cell>
          <table:table-cell office:value-type="float" office:value="0.0000082054" calcext:value-type="float">
            <text:p>8.2054E-06</text:p>
          </table:table-cell>
          <table:table-cell office:value-type="float" office:value="0.00000952448" calcext:value-type="float">
            <text:p>9.52448E-06</text:p>
          </table:table-cell>
          <table:table-cell office:value-type="float" office:value="0.0000111574" calcext:value-type="float">
            <text:p>1.11574E-05</text:p>
          </table:table-cell>
          <table:table-cell office:value-type="float" office:value="0.0000125042" calcext:value-type="float">
            <text:p>1.25042E-05</text:p>
          </table:table-cell>
          <table:table-cell office:value-type="float" office:value="0.000014184" calcext:value-type="float">
            <text:p>1.4184E-05</text:p>
          </table:table-cell>
          <table:table-cell office:value-type="float" office:value="0.0000164063" calcext:value-type="float">
            <text:p>1.64063E-05</text:p>
          </table:table-cell>
          <table:table-cell office:value-type="float" office:value="0.0000184746" calcext:value-type="float">
            <text:p>1.84746E-05</text:p>
          </table:table-cell>
          <table:table-cell office:value-type="float" office:value="0.0000208794" calcext:value-type="float">
            <text:p>2.08794E-05</text:p>
          </table:table-cell>
          <table:table-cell office:value-type="float" office:value="0.0000236258" calcext:value-type="float">
            <text:p>2.36258E-05</text:p>
          </table:table-cell>
          <table:table-cell office:value-type="float" office:value="0.0000266351" calcext:value-type="float">
            <text:p>2.66351E-05</text:p>
          </table:table-cell>
          <table:table-cell office:value-type="float" office:value="0.0000292809" calcext:value-type="float">
            <text:p>2.92809E-05</text:p>
          </table:table-cell>
          <table:table-cell office:value-type="float" office:value="0.0000323527" calcext:value-type="float">
            <text:p>3.23527E-05</text:p>
          </table:table-cell>
          <table:table-cell office:value-type="float" office:value="0.0000362873" calcext:value-type="float">
            <text:p>3.62873E-05</text:p>
          </table:table-cell>
          <table:table-cell office:value-type="float" office:value="0.0000402593" calcext:value-type="float">
            <text:p>4.02593E-05</text:p>
          </table:table-cell>
          <table:table-cell office:value-type="float" office:value="0.0000445159" calcext:value-type="float">
            <text:p>4.45159E-05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3432E-058" calcext:value-type="float">
            <text:p>3.43432E-58</text:p>
          </table:table-cell>
          <table:table-cell office:value-type="float" office:value="9.00721E-056" calcext:value-type="float">
            <text:p>9.00721E-56</text:p>
          </table:table-cell>
          <table:table-cell office:value-type="float" office:value="4.05205E-056" calcext:value-type="float">
            <text:p>4.05205E-56</text:p>
          </table:table-cell>
          <table:table-cell office:value-type="float" office:value="-8.24509E-052" calcext:value-type="float">
            <text:p>-8.24509E-52</text:p>
          </table:table-cell>
          <table:table-cell office:value-type="float" office:value="-1.68172E-050" calcext:value-type="float">
            <text:p>-1.68172E-50</text:p>
          </table:table-cell>
          <table:table-cell office:value-type="float" office:value="5.4146E-049" calcext:value-type="float">
            <text:p>5.4146E-49</text:p>
          </table:table-cell>
          <table:table-cell office:value-type="float" office:value="1.87162E-047" calcext:value-type="float">
            <text:p>1.87162E-47</text:p>
          </table:table-cell>
          <table:table-cell office:value-type="float" office:value="8.39149E-047" calcext:value-type="float">
            <text:p>8.39149E-47</text:p>
          </table:table-cell>
          <table:table-cell office:value-type="float" office:value="-3.59554E-045" calcext:value-type="float">
            <text:p>-3.59554E-45</text:p>
          </table:table-cell>
          <table:table-cell office:value-type="float" office:value="-5.74744E-044" calcext:value-type="float">
            <text:p>-5.74744E-44</text:p>
          </table:table-cell>
          <table:table-cell office:value-type="float" office:value="-3.15078E-044" calcext:value-type="float">
            <text:p>-3.15078E-44</text:p>
          </table:table-cell>
          <table:table-cell office:value-type="float" office:value="7.06356E-042" calcext:value-type="float">
            <text:p>7.06356E-42</text:p>
          </table:table-cell>
          <table:table-cell office:value-type="float" office:value="6.12046E-041" calcext:value-type="float">
            <text:p>6.12046E-41</text:p>
          </table:table-cell>
          <table:table-cell office:value-type="float" office:value="-2.43743E-040" calcext:value-type="float">
            <text:p>-2.43743E-40</text:p>
          </table:table-cell>
          <table:table-cell office:value-type="float" office:value="-7.20251E-039" calcext:value-type="float">
            <text:p>-7.20251E-39</text:p>
          </table:table-cell>
          <table:table-cell office:value-type="float" office:value="-1.96971E-038" calcext:value-type="float">
            <text:p>-1.96971E-38</text:p>
          </table:table-cell>
          <table:table-cell office:value-type="float" office:value="5.35662E-037" calcext:value-type="float">
            <text:p>5.35662E-37</text:p>
          </table:table-cell>
          <table:table-cell office:value-type="float" office:value="3.75647E-036" calcext:value-type="float">
            <text:p>3.75647E-36</text:p>
          </table:table-cell>
          <table:table-cell office:value-type="float" office:value="-4.01575E-035" calcext:value-type="float">
            <text:p>-4.01575E-35</text:p>
          </table:table-cell>
          <table:table-cell office:value-type="float" office:value="-4.08341E-034" calcext:value-type="float">
            <text:p>-4.08341E-34</text:p>
          </table:table-cell>
          <table:table-cell office:value-type="float" office:value="4.47562E-033" calcext:value-type="float">
            <text:p>4.47562E-33</text:p>
          </table:table-cell>
          <table:table-cell office:value-type="float" office:value="3.43582E-032" calcext:value-type="float">
            <text:p>3.43582E-32</text:p>
          </table:table-cell>
          <table:table-cell office:value-type="float" office:value="-7.08449E-031" calcext:value-type="float">
            <text:p>-7.08449E-31</text:p>
          </table:table-cell>
          <table:table-cell office:value-type="float" office:value="3.80081E-031" calcext:value-type="float">
            <text:p>3.80081E-31</text:p>
          </table:table-cell>
          <table:table-cell office:value-type="float" office:value="9.88799E-029" calcext:value-type="float">
            <text:p>9.88799E-29</text:p>
          </table:table-cell>
          <table:table-cell office:value-type="float" office:value="-1.22309E-027" calcext:value-type="float">
            <text:p>-1.22309E-27</text:p>
          </table:table-cell>
          <table:table-cell office:value-type="float" office:value="6.01809E-029" calcext:value-type="float">
            <text:p>6.01809E-29</text:p>
          </table:table-cell>
          <table:table-cell office:value-type="float" office:value="2.4275E-025" calcext:value-type="float">
            <text:p>2.4275E-25</text:p>
          </table:table-cell>
          <table:table-cell office:value-type="float" office:value="-4.84179E-024" calcext:value-type="float">
            <text:p>-4.84179E-24</text:p>
          </table:table-cell>
          <table:table-cell office:value-type="float" office:value="4.5018E-023" calcext:value-type="float">
            <text:p>4.5018E-23</text:p>
          </table:table-cell>
          <table:table-cell office:value-type="float" office:value="4.42544E-022" calcext:value-type="float">
            <text:p>4.42544E-22</text:p>
          </table:table-cell>
          <table:table-cell office:value-type="float" office:value="-3.01611E-020" calcext:value-type="float">
            <text:p>-3.01611E-20</text:p>
          </table:table-cell>
          <table:table-cell office:value-type="float" office:value="-1.98773E-020" calcext:value-type="float">
            <text:p>-1.98773E-20</text:p>
          </table:table-cell>
          <table:table-cell office:value-type="float" office:value="7.8771E-019" calcext:value-type="float">
            <text:p>7.8771E-19</text:p>
          </table:table-cell>
          <table:table-cell office:value-type="float" office:value="7.0867E-018" calcext:value-type="float">
            <text:p>7.0867E-18</text:p>
          </table:table-cell>
          <table:table-cell office:value-type="float" office:value="2.98282E-017" calcext:value-type="float">
            <text:p>2.98282E-17</text:p>
          </table:table-cell>
          <table:table-cell office:value-type="float" office:value="2.65495E-016" calcext:value-type="float">
            <text:p>2.65495E-16</text:p>
          </table:table-cell>
          <table:table-cell office:value-type="float" office:value="1.00301E-015" calcext:value-type="float">
            <text:p>1.00301E-15</text:p>
          </table:table-cell>
          <table:table-cell office:value-type="float" office:value="3.61488E-015" calcext:value-type="float">
            <text:p>3.61488E-15</text:p>
          </table:table-cell>
          <table:table-cell office:value-type="float" office:value="0.0000000000000203614" calcext:value-type="float">
            <text:p>2.03614E-14</text:p>
          </table:table-cell>
          <table:table-cell office:value-type="float" office:value="0.000000000000112351" calcext:value-type="float">
            <text:p>1.12351E-13</text:p>
          </table:table-cell>
          <table:table-cell office:value-type="float" office:value="0.000000000000220634" calcext:value-type="float">
            <text:p>2.20634E-13</text:p>
          </table:table-cell>
          <table:table-cell office:value-type="float" office:value="0.000000000000559461" calcext:value-type="float">
            <text:p>5.59461E-13</text:p>
          </table:table-cell>
          <table:table-cell office:value-type="float" office:value="0.00000000000189262" calcext:value-type="float">
            <text:p>1.89262E-12</text:p>
          </table:table-cell>
          <table:table-cell office:value-type="float" office:value="0.00000000000570646" calcext:value-type="float">
            <text:p>5.70646E-12</text:p>
          </table:table-cell>
          <table:table-cell office:value-type="float" office:value="0.0000000000106726" calcext:value-type="float">
            <text:p>1.06726E-11</text:p>
          </table:table-cell>
          <table:table-cell office:value-type="float" office:value="0.0000000000203736" calcext:value-type="float">
            <text:p>2.03736E-11</text:p>
          </table:table-cell>
          <table:table-cell office:value-type="float" office:value="0.0000000000465065" calcext:value-type="float">
            <text:p>4.65065E-11</text:p>
          </table:table-cell>
          <table:table-cell office:value-type="float" office:value="0.000000000112891" calcext:value-type="float">
            <text:p>1.12891E-10</text:p>
          </table:table-cell>
          <table:table-cell office:value-type="float" office:value="0.00000000016863" calcext:value-type="float">
            <text:p>1.6863E-10</text:p>
          </table:table-cell>
          <table:table-cell office:value-type="float" office:value="0.000000000296616" calcext:value-type="float">
            <text:p>2.96616E-10</text:p>
          </table:table-cell>
          <table:table-cell office:value-type="float" office:value="0.000000000595372" calcext:value-type="float">
            <text:p>5.95372E-10</text:p>
          </table:table-cell>
          <table:table-cell office:value-type="float" office:value="0.00000000102185" calcext:value-type="float">
            <text:p>1.02185E-09</text:p>
          </table:table-cell>
          <table:table-cell office:value-type="float" office:value="0.00000000170268" calcext:value-type="float">
            <text:p>1.70268E-09</text:p>
          </table:table-cell>
          <table:table-cell office:value-type="float" office:value="0.00000000276097" calcext:value-type="float">
            <text:p>2.76097E-09</text:p>
          </table:table-cell>
          <table:table-cell office:value-type="float" office:value="0.00000000436607" calcext:value-type="float">
            <text:p>4.36607E-09</text:p>
          </table:table-cell>
          <table:table-cell office:value-type="float" office:value="0.00000000674599" calcext:value-type="float">
            <text:p>6.74599E-09</text:p>
          </table:table-cell>
          <table:table-cell office:value-type="float" office:value="0.0000000102016" calcext:value-type="float">
            <text:p>1.02016E-08</text:p>
          </table:table-cell>
          <table:table-cell office:value-type="float" office:value="0.0000000151226" calcext:value-type="float">
            <text:p>1.51226E-08</text:p>
          </table:table-cell>
          <table:table-cell office:value-type="float" office:value="0.0000000220054" calcext:value-type="float">
            <text:p>2.20054E-08</text:p>
          </table:table-cell>
          <table:table-cell office:value-type="float" office:value="0.0000000314723" calcext:value-type="float">
            <text:p>3.14723E-08</text:p>
          </table:table-cell>
          <table:table-cell office:value-type="float" office:value="0.0000000442919" calcext:value-type="float">
            <text:p>4.42919E-08</text:p>
          </table:table-cell>
          <table:table-cell office:value-type="float" office:value="0.0000000614012" calcext:value-type="float">
            <text:p>6.14012E-08</text:p>
          </table:table-cell>
          <table:table-cell office:value-type="float" office:value="0.0000000839277" calcext:value-type="float">
            <text:p>8.39277E-08</text:p>
          </table:table-cell>
          <table:table-cell office:value-type="float" office:value="0.000000113212" calcext:value-type="float">
            <text:p>1.13212E-07</text:p>
          </table:table-cell>
          <table:table-cell office:value-type="float" office:value="0.000000150833" calcext:value-type="float">
            <text:p>1.50833E-07</text:p>
          </table:table-cell>
          <table:table-cell office:value-type="float" office:value="0.000000198625" calcext:value-type="float">
            <text:p>1.98625E-07</text:p>
          </table:table-cell>
          <table:table-cell office:value-type="float" office:value="0.000000258709" calcext:value-type="float">
            <text:p>2.58709E-07</text:p>
          </table:table-cell>
          <table:table-cell office:value-type="float" office:value="0.000000333504" calcext:value-type="float">
            <text:p>3.33504E-07</text:p>
          </table:table-cell>
          <table:table-cell office:value-type="float" office:value="0.000000425756" calcext:value-type="float">
            <text:p>4.25756E-07</text:p>
          </table:table-cell>
          <table:table-cell office:value-type="float" office:value="0.000000538548" calcext:value-type="float">
            <text:p>5.38548E-07</text:p>
          </table:table-cell>
          <table:table-cell office:value-type="float" office:value="0.000000675323" calcext:value-type="float">
            <text:p>6.75323E-07</text:p>
          </table:table-cell>
          <table:table-cell office:value-type="float" office:value="0.000000839898" calcext:value-type="float">
            <text:p>8.39898E-07</text:p>
          </table:table-cell>
          <table:table-cell office:value-type="float" office:value="0.00000103647" calcext:value-type="float">
            <text:p>1.03647E-06</text:p>
          </table:table-cell>
          <table:table-cell office:value-type="float" office:value="0.00000126964" calcext:value-type="float">
            <text:p>1.26964E-06</text:p>
          </table:table-cell>
          <table:table-cell office:value-type="float" office:value="0.0000015444" calcext:value-type="float">
            <text:p>1.5444E-06</text:p>
          </table:table-cell>
          <table:table-cell office:value-type="float" office:value="0.00000186615" calcext:value-type="float">
            <text:p>1.86615E-06</text:p>
          </table:table-cell>
          <table:table-cell office:value-type="float" office:value="0.00000224071" calcext:value-type="float">
            <text:p>2.24071E-06</text:p>
          </table:table-cell>
          <table:table-cell office:value-type="float" office:value="0.0000026743" calcext:value-type="float">
            <text:p>2.6743E-06</text:p>
          </table:table-cell>
          <table:table-cell office:value-type="float" office:value="0.00000317355" calcext:value-type="float">
            <text:p>3.17355E-06</text:p>
          </table:table-cell>
          <table:table-cell office:value-type="float" office:value="0.00000374548" calcext:value-type="float">
            <text:p>3.74548E-06</text:p>
          </table:table-cell>
          <table:table-cell office:value-type="float" office:value="0.00000431828" calcext:value-type="float">
            <text:p>4.31828E-06</text:p>
          </table:table-cell>
          <table:table-cell office:value-type="float" office:value="0.0000049638" calcext:value-type="float">
            <text:p>4.9638E-06</text:p>
          </table:table-cell>
          <table:table-cell office:value-type="float" office:value="0.0000058081" calcext:value-type="float">
            <text:p>5.8081E-06</text:p>
          </table:table-cell>
          <table:table-cell office:value-type="float" office:value="0.0000068768" calcext:value-type="float">
            <text:p>6.8768E-06</text:p>
          </table:table-cell>
          <table:table-cell office:value-type="float" office:value="0.00000772847" calcext:value-type="float">
            <text:p>7.72847E-06</text:p>
          </table:table-cell>
          <table:table-cell office:value-type="float" office:value="0.00000881998" calcext:value-type="float">
            <text:p>8.81998E-06</text:p>
          </table:table-cell>
          <table:table-cell office:value-type="float" office:value="0.0000102925" calcext:value-type="float">
            <text:p>1.02925E-05</text:p>
          </table:table-cell>
          <table:table-cell office:value-type="float" office:value="0.0000116533" calcext:value-type="float">
            <text:p>1.16533E-05</text:p>
          </table:table-cell>
          <table:table-cell office:value-type="float" office:value="0.0000132546" calcext:value-type="float">
            <text:p>1.32546E-05</text:p>
          </table:table-cell>
          <table:table-cell office:value-type="float" office:value="0.0000151036" calcext:value-type="float">
            <text:p>1.51036E-05</text:p>
          </table:table-cell>
          <table:table-cell office:value-type="float" office:value="0.0000171476" calcext:value-type="float">
            <text:p>1.71476E-05</text:p>
          </table:table-cell>
          <table:table-cell office:value-type="float" office:value="0.0000189033" calcext:value-type="float">
            <text:p>1.89033E-05</text:p>
          </table:table-cell>
          <table:table-cell office:value-type="float" office:value="0.0000209829" calcext:value-type="float">
            <text:p>2.09829E-05</text:p>
          </table:table-cell>
          <table:table-cell office:value-type="float" office:value="0.0000236856" calcext:value-type="float">
            <text:p>2.36856E-05</text:p>
          </table:table-cell>
          <table:table-cell office:value-type="float" office:value="0.0000264204" calcext:value-type="float">
            <text:p>2.64204E-05</text:p>
          </table:table-cell>
          <table:table-cell office:value-type="float" office:value="0.0000293653" calcext:value-type="float">
            <text:p>2.93653E-05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1037E-059" calcext:value-type="float">
            <text:p>-1.51037E-59</text:p>
          </table:table-cell>
          <table:table-cell office:value-type="float" office:value="-1.83633E-058" calcext:value-type="float">
            <text:p>-1.83633E-58</text:p>
          </table:table-cell>
          <table:table-cell office:value-type="float" office:value="4.22715E-055" calcext:value-type="float">
            <text:p>4.22715E-55</text:p>
          </table:table-cell>
          <table:table-cell office:value-type="float" office:value="2.71367E-054" calcext:value-type="float">
            <text:p>2.71367E-54</text:p>
          </table:table-cell>
          <table:table-cell office:value-type="float" office:value="-1.23385E-051" calcext:value-type="float">
            <text:p>-1.23385E-51</text:p>
          </table:table-cell>
          <table:table-cell office:value-type="float" office:value="-2.76933E-050" calcext:value-type="float">
            <text:p>-2.76933E-50</text:p>
          </table:table-cell>
          <table:table-cell office:value-type="float" office:value="3.30246E-049" calcext:value-type="float">
            <text:p>3.30246E-49</text:p>
          </table:table-cell>
          <table:table-cell office:value-type="float" office:value="1.63823E-047" calcext:value-type="float">
            <text:p>1.63823E-47</text:p>
          </table:table-cell>
          <table:table-cell office:value-type="float" office:value="1.24846E-046" calcext:value-type="float">
            <text:p>1.24846E-46</text:p>
          </table:table-cell>
          <table:table-cell office:value-type="float" office:value="-2.06872E-045" calcext:value-type="float">
            <text:p>-2.06872E-45</text:p>
          </table:table-cell>
          <table:table-cell office:value-type="float" office:value="-4.34535E-044" calcext:value-type="float">
            <text:p>-4.34535E-44</text:p>
          </table:table-cell>
          <table:table-cell office:value-type="float" office:value="-1.06027E-043" calcext:value-type="float">
            <text:p>-1.06027E-43</text:p>
          </table:table-cell>
          <table:table-cell office:value-type="float" office:value="4.42588E-042" calcext:value-type="float">
            <text:p>4.42588E-42</text:p>
          </table:table-cell>
          <table:table-cell office:value-type="float" office:value="4.45887E-041" calcext:value-type="float">
            <text:p>4.45887E-41</text:p>
          </table:table-cell>
          <table:table-cell office:value-type="float" office:value="-1.55657E-040" calcext:value-type="float">
            <text:p>-1.55657E-40</text:p>
          </table:table-cell>
          <table:table-cell office:value-type="float" office:value="-5.25025E-039" calcext:value-type="float">
            <text:p>-5.25025E-39</text:p>
          </table:table-cell>
          <table:table-cell office:value-type="float" office:value="-9.64052E-039" calcext:value-type="float">
            <text:p>-9.64052E-39</text:p>
          </table:table-cell>
          <table:table-cell office:value-type="float" office:value="4.8349E-037" calcext:value-type="float">
            <text:p>4.8349E-37</text:p>
          </table:table-cell>
          <table:table-cell office:value-type="float" office:value="2.06029E-036" calcext:value-type="float">
            <text:p>2.06029E-36</text:p>
          </table:table-cell>
          <table:table-cell office:value-type="float" office:value="-5.11446E-035" calcext:value-type="float">
            <text:p>-5.11446E-35</text:p>
          </table:table-cell>
          <table:table-cell office:value-type="float" office:value="-1.76383E-034" calcext:value-type="float">
            <text:p>-1.76383E-34</text:p>
          </table:table-cell>
          <table:table-cell office:value-type="float" office:value="6.99486E-033" calcext:value-type="float">
            <text:p>6.99486E-33</text:p>
          </table:table-cell>
          <table:table-cell office:value-type="float" office:value="-1.53209E-032" calcext:value-type="float">
            <text:p>-1.53209E-32</text:p>
          </table:table-cell>
          <table:table-cell office:value-type="float" office:value="-9.08665E-031" calcext:value-type="float">
            <text:p>-9.08665E-31</text:p>
          </table:table-cell>
          <table:table-cell office:value-type="float" office:value="1.20941E-029" calcext:value-type="float">
            <text:p>1.20941E-29</text:p>
          </table:table-cell>
          <table:table-cell office:value-type="float" office:value="3.49032E-031" calcext:value-type="float">
            <text:p>3.49032E-31</text:p>
          </table:table-cell>
          <table:table-cell office:value-type="float" office:value="-2.3774E-027" calcext:value-type="float">
            <text:p>-2.3774E-27</text:p>
          </table:table-cell>
          <table:table-cell office:value-type="float" office:value="4.49143E-026" calcext:value-type="float">
            <text:p>4.49143E-26</text:p>
          </table:table-cell>
          <table:table-cell office:value-type="float" office:value="-3.83618E-025" calcext:value-type="float">
            <text:p>-3.83618E-25</text:p>
          </table:table-cell>
          <table:table-cell office:value-type="float" office:value="-3.8452E-024" calcext:value-type="float">
            <text:p>-3.8452E-24</text:p>
          </table:table-cell>
          <table:table-cell office:value-type="float" office:value="2.55225E-022" calcext:value-type="float">
            <text:p>2.55225E-22</text:p>
          </table:table-cell>
          <table:table-cell office:value-type="float" office:value="-7.05663E-021" calcext:value-type="float">
            <text:p>-7.05663E-21</text:p>
          </table:table-cell>
          <table:table-cell office:value-type="float" office:value="-1.86549E-020" calcext:value-type="float">
            <text:p>-1.86549E-20</text:p>
          </table:table-cell>
          <table:table-cell office:value-type="float" office:value="1.1578E-020" calcext:value-type="float">
            <text:p>1.1578E-20</text:p>
          </table:table-cell>
          <table:table-cell office:value-type="float" office:value="-5.21593E-019" calcext:value-type="float">
            <text:p>-5.21593E-19</text:p>
          </table:table-cell>
          <table:table-cell office:value-type="float" office:value="-1.00839E-017" calcext:value-type="float">
            <text:p>-1.00839E-17</text:p>
          </table:table-cell>
          <table:table-cell office:value-type="float" office:value="-1.44964E-016" calcext:value-type="float">
            <text:p>-1.44964E-16</text:p>
          </table:table-cell>
          <table:table-cell office:value-type="float" office:value="-6.29967E-016" calcext:value-type="float">
            <text:p>-6.29967E-16</text:p>
          </table:table-cell>
          <table:table-cell office:value-type="float" office:value="-2.13486E-015" calcext:value-type="float">
            <text:p>-2.13486E-15</text:p>
          </table:table-cell>
          <table:table-cell office:value-type="float" office:value="-9.19757E-015" calcext:value-type="float">
            <text:p>-9.19757E-15</text:p>
          </table:table-cell>
          <table:table-cell office:value-type="float" office:value="-0.000000000000042721" calcext:value-type="float">
            <text:p>-4.2721E-14</text:p>
          </table:table-cell>
          <table:table-cell office:value-type="float" office:value="-0.0000000000000543279" calcext:value-type="float">
            <text:p>-5.43279E-14</text:p>
          </table:table-cell>
          <table:table-cell office:value-type="float" office:value="-0.0000000000000689103" calcext:value-type="float">
            <text:p>-6.89103E-14</text:p>
          </table:table-cell>
          <table:table-cell office:value-type="float" office:value="-0.000000000000199552" calcext:value-type="float">
            <text:p>-1.99552E-13</text:p>
          </table:table-cell>
          <table:table-cell office:value-type="float" office:value="-0.000000000000587153" calcext:value-type="float">
            <text:p>-5.87153E-13</text:p>
          </table:table-cell>
          <table:table-cell office:value-type="float" office:value="0.000000000000301565" calcext:value-type="float">
            <text:p>3.01565E-13</text:p>
          </table:table-cell>
          <table:table-cell office:value-type="float" office:value="0.00000000000279029" calcext:value-type="float">
            <text:p>2.79029E-12</text:p>
          </table:table-cell>
          <table:table-cell office:value-type="float" office:value="0.00000000000687367" calcext:value-type="float">
            <text:p>6.87367E-12</text:p>
          </table:table-cell>
          <table:table-cell office:value-type="float" office:value="0.0000000000113589" calcext:value-type="float">
            <text:p>1.13589E-11</text:p>
          </table:table-cell>
          <table:table-cell office:value-type="float" office:value="0.000000000041651" calcext:value-type="float">
            <text:p>4.1651E-11</text:p>
          </table:table-cell>
          <table:table-cell office:value-type="float" office:value="0.0000000000869579" calcext:value-type="float">
            <text:p>8.69579E-11</text:p>
          </table:table-cell>
          <table:table-cell office:value-type="float" office:value="0.000000000162825" calcext:value-type="float">
            <text:p>1.62825E-10</text:p>
          </table:table-cell>
          <table:table-cell office:value-type="float" office:value="0.000000000304737" calcext:value-type="float">
            <text:p>3.04737E-10</text:p>
          </table:table-cell>
          <table:table-cell office:value-type="float" office:value="0.000000000545658" calcext:value-type="float">
            <text:p>5.45658E-10</text:p>
          </table:table-cell>
          <table:table-cell office:value-type="float" office:value="0.000000000940328" calcext:value-type="float">
            <text:p>9.40328E-10</text:p>
          </table:table-cell>
          <table:table-cell office:value-type="float" office:value="0.00000000156677" calcext:value-type="float">
            <text:p>1.56677E-09</text:p>
          </table:table-cell>
          <table:table-cell office:value-type="float" office:value="0.0000000025334" calcext:value-type="float">
            <text:p>2.5334E-09</text:p>
          </table:table-cell>
          <table:table-cell office:value-type="float" office:value="0.00000000398748" calcext:value-type="float">
            <text:p>3.98748E-09</text:p>
          </table:table-cell>
          <table:table-cell office:value-type="float" office:value="0.00000000612492" calcext:value-type="float">
            <text:p>6.12492E-09</text:p>
          </table:table-cell>
          <table:table-cell office:value-type="float" office:value="0.00000000920139" calcext:value-type="float">
            <text:p>9.20139E-09</text:p>
          </table:table-cell>
          <table:table-cell office:value-type="float" office:value="0.0000000135449" calcext:value-type="float">
            <text:p>1.35449E-08</text:p>
          </table:table-cell>
          <table:table-cell office:value-type="float" office:value="0.0000000195692" calcext:value-type="float">
            <text:p>1.95692E-08</text:p>
          </table:table-cell>
          <table:table-cell office:value-type="float" office:value="0.0000000277891" calcext:value-type="float">
            <text:p>2.77891E-08</text:p>
          </table:table-cell>
          <table:table-cell office:value-type="float" office:value="0.0000000388359" calcext:value-type="float">
            <text:p>3.88359E-08</text:p>
          </table:table-cell>
          <table:table-cell office:value-type="float" office:value="0.0000000534741" calcext:value-type="float">
            <text:p>5.34741E-08</text:p>
          </table:table-cell>
          <table:table-cell office:value-type="float" office:value="0.0000000726185" calcext:value-type="float">
            <text:p>7.26185E-08</text:p>
          </table:table-cell>
          <table:table-cell office:value-type="float" office:value="0.000000097352" calcext:value-type="float">
            <text:p>9.7352E-08</text:p>
          </table:table-cell>
          <table:table-cell office:value-type="float" office:value="0.000000128943" calcext:value-type="float">
            <text:p>1.28943E-07</text:p>
          </table:table-cell>
          <table:table-cell office:value-type="float" office:value="0.000000168863" calcext:value-type="float">
            <text:p>1.68863E-07</text:p>
          </table:table-cell>
          <table:table-cell office:value-type="float" office:value="0.000000218803" calcext:value-type="float">
            <text:p>2.18803E-07</text:p>
          </table:table-cell>
          <table:table-cell office:value-type="float" office:value="0.000000280692" calcext:value-type="float">
            <text:p>2.80692E-07</text:p>
          </table:table-cell>
          <table:table-cell office:value-type="float" office:value="0.00000035671" calcext:value-type="float">
            <text:p>3.5671E-07</text:p>
          </table:table-cell>
          <table:table-cell office:value-type="float" office:value="0.000000449304" calcext:value-type="float">
            <text:p>4.49304E-07</text:p>
          </table:table-cell>
          <table:table-cell office:value-type="float" office:value="0.000000561203" calcext:value-type="float">
            <text:p>5.61203E-07</text:p>
          </table:table-cell>
          <table:table-cell office:value-type="float" office:value="0.000000695424" calcext:value-type="float">
            <text:p>6.95424E-07</text:p>
          </table:table-cell>
          <table:table-cell office:value-type="float" office:value="0.00000085529" calcext:value-type="float">
            <text:p>8.5529E-07</text:p>
          </table:table-cell>
          <table:table-cell office:value-type="float" office:value="0.00000104443" calcext:value-type="float">
            <text:p>1.04443E-06</text:p>
          </table:table-cell>
          <table:table-cell office:value-type="float" office:value="0.00000126679" calcext:value-type="float">
            <text:p>1.26679E-06</text:p>
          </table:table-cell>
          <table:table-cell office:value-type="float" office:value="0.00000152665" calcext:value-type="float">
            <text:p>1.52665E-06</text:p>
          </table:table-cell>
          <table:table-cell office:value-type="float" office:value="0.00000182859" calcext:value-type="float">
            <text:p>1.82859E-06</text:p>
          </table:table-cell>
          <table:table-cell office:value-type="float" office:value="0.00000217754" calcext:value-type="float">
            <text:p>2.17754E-06</text:p>
          </table:table-cell>
          <table:table-cell office:value-type="float" office:value="0.00000254118" calcext:value-type="float">
            <text:p>2.54118E-06</text:p>
          </table:table-cell>
          <table:table-cell office:value-type="float" office:value="0.00000294879" calcext:value-type="float">
            <text:p>2.94879E-06</text:p>
          </table:table-cell>
          <table:table-cell office:value-type="float" office:value="0.00000347609" calcext:value-type="float">
            <text:p>3.47609E-06</text:p>
          </table:table-cell>
          <table:table-cell office:value-type="float" office:value="0.00000413694" calcext:value-type="float">
            <text:p>4.13694E-06</text:p>
          </table:table-cell>
          <table:table-cell office:value-type="float" office:value="0.00000469528" calcext:value-type="float">
            <text:p>4.69528E-06</text:p>
          </table:table-cell>
          <table:table-cell office:value-type="float" office:value="0.00000539675" calcext:value-type="float">
            <text:p>5.39675E-06</text:p>
          </table:table-cell>
          <table:table-cell office:value-type="float" office:value="0.0000063352" calcext:value-type="float">
            <text:p>6.3352E-06</text:p>
          </table:table-cell>
          <table:table-cell office:value-type="float" office:value="0.00000722329" calcext:value-type="float">
            <text:p>7.22329E-06</text:p>
          </table:table-cell>
          <table:table-cell office:value-type="float" office:value="0.00000826737" calcext:value-type="float">
            <text:p>8.26737E-06</text:p>
          </table:table-cell>
          <table:table-cell office:value-type="float" office:value="0.00000947372" calcext:value-type="float">
            <text:p>9.47372E-06</text:p>
          </table:table-cell>
          <table:table-cell office:value-type="float" office:value="0.0000108114" calcext:value-type="float">
            <text:p>1.08114E-05</text:p>
          </table:table-cell>
          <table:table-cell office:value-type="float" office:value="0.0000120074" calcext:value-type="float">
            <text:p>1.20074E-05</text:p>
          </table:table-cell>
          <table:table-cell office:value-type="float" office:value="0.0000134054" calcext:value-type="float">
            <text:p>1.34054E-05</text:p>
          </table:table-cell>
          <table:table-cell office:value-type="float" office:value="0.0000152126" calcext:value-type="float">
            <text:p>1.52126E-05</text:p>
          </table:table-cell>
          <table:table-cell office:value-type="float" office:value="0.0000170584" calcext:value-type="float">
            <text:p>1.70584E-05</text:p>
          </table:table-cell>
          <table:table-cell office:value-type="float" office:value="0.0000190572" calcext:value-type="float">
            <text:p>1.90572E-0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05427E-061" calcext:value-type="float">
            <text:p>4.05427E-61</text:p>
          </table:table-cell>
          <table:table-cell office:value-type="float" office:value="-7.03397E-059" calcext:value-type="float">
            <text:p>-7.03397E-59</text:p>
          </table:table-cell>
          <table:table-cell office:value-type="float" office:value="1.94394E-057" calcext:value-type="float">
            <text:p>1.94394E-57</text:p>
          </table:table-cell>
          <table:table-cell office:value-type="float" office:value="1.1171E-054" calcext:value-type="float">
            <text:p>1.1171E-54</text:p>
          </table:table-cell>
          <table:table-cell office:value-type="float" office:value="1.34367E-053" calcext:value-type="float">
            <text:p>1.34367E-53</text:p>
          </table:table-cell>
          <table:table-cell office:value-type="float" office:value="-1.39879E-051" calcext:value-type="float">
            <text:p>-1.39879E-51</text:p>
          </table:table-cell>
          <table:table-cell office:value-type="float" office:value="-3.53806E-050" calcext:value-type="float">
            <text:p>-3.53806E-50</text:p>
          </table:table-cell>
          <table:table-cell office:value-type="float" office:value="1.05193E-049" calcext:value-type="float">
            <text:p>1.05193E-49</text:p>
          </table:table-cell>
          <table:table-cell office:value-type="float" office:value="1.29476E-047" calcext:value-type="float">
            <text:p>1.29476E-47</text:p>
          </table:table-cell>
          <table:table-cell office:value-type="float" office:value="1.31759E-046" calcext:value-type="float">
            <text:p>1.31759E-46</text:p>
          </table:table-cell>
          <table:table-cell office:value-type="float" office:value="-1.12191E-045" calcext:value-type="float">
            <text:p>-1.12191E-45</text:p>
          </table:table-cell>
          <table:table-cell office:value-type="float" office:value="-3.17477E-044" calcext:value-type="float">
            <text:p>-3.17477E-44</text:p>
          </table:table-cell>
          <table:table-cell office:value-type="float" office:value="-1.15954E-043" calcext:value-type="float">
            <text:p>-1.15954E-43</text:p>
          </table:table-cell>
          <table:table-cell office:value-type="float" office:value="2.98559E-042" calcext:value-type="float">
            <text:p>2.98559E-42</text:p>
          </table:table-cell>
          <table:table-cell office:value-type="float" office:value="3.28958E-041" calcext:value-type="float">
            <text:p>3.28958E-41</text:p>
          </table:table-cell>
          <table:table-cell office:value-type="float" office:value="-1.37325E-040" calcext:value-type="float">
            <text:p>-1.37325E-40</text:p>
          </table:table-cell>
          <table:table-cell office:value-type="float" office:value="-4.16823E-039" calcext:value-type="float">
            <text:p>-4.16823E-39</text:p>
          </table:table-cell>
          <table:table-cell office:value-type="float" office:value="9.80084E-040" calcext:value-type="float">
            <text:p>9.80084E-40</text:p>
          </table:table-cell>
          <table:table-cell office:value-type="float" office:value="4.75812E-037" calcext:value-type="float">
            <text:p>4.75812E-37</text:p>
          </table:table-cell>
          <table:table-cell office:value-type="float" office:value="-3.24249E-038" calcext:value-type="float">
            <text:p>-3.24249E-38</text:p>
          </table:table-cell>
          <table:table-cell office:value-type="float" office:value="-6.1314E-035" calcext:value-type="float">
            <text:p>-6.1314E-35</text:p>
          </table:table-cell>
          <table:table-cell office:value-type="float" office:value="2.55806E-034" calcext:value-type="float">
            <text:p>2.55806E-34</text:p>
          </table:table-cell>
          <table:table-cell office:value-type="float" office:value="7.57997E-033" calcext:value-type="float">
            <text:p>7.57997E-33</text:p>
          </table:table-cell>
          <table:table-cell office:value-type="float" office:value="-1.11875E-031" calcext:value-type="float">
            <text:p>-1.11875E-31</text:p>
          </table:table-cell>
          <table:table-cell office:value-type="float" office:value="-1.8505E-032" calcext:value-type="float">
            <text:p>-1.8505E-32</text:p>
          </table:table-cell>
          <table:table-cell office:value-type="float" office:value="2.22632E-029" calcext:value-type="float">
            <text:p>2.22632E-29</text:p>
          </table:table-cell>
          <table:table-cell office:value-type="float" office:value="-3.92371E-028" calcext:value-type="float">
            <text:p>-3.92371E-28</text:p>
          </table:table-cell>
          <table:table-cell office:value-type="float" office:value="2.74938E-027" calcext:value-type="float">
            <text:p>2.74938E-27</text:p>
          </table:table-cell>
          <table:table-cell office:value-type="float" office:value="4.42426E-026" calcext:value-type="float">
            <text:p>4.42426E-26</text:p>
          </table:table-cell>
          <table:table-cell office:value-type="float" office:value="-2.16803E-024" calcext:value-type="float">
            <text:p>-2.16803E-24</text:p>
          </table:table-cell>
          <table:table-cell office:value-type="float" office:value="5.1914E-023" calcext:value-type="float">
            <text:p>5.1914E-23</text:p>
          </table:table-cell>
          <table:table-cell office:value-type="float" office:value="-6.12853E-022" calcext:value-type="float">
            <text:p>-6.12853E-22</text:p>
          </table:table-cell>
          <table:table-cell office:value-type="float" office:value="-3.79024E-021" calcext:value-type="float">
            <text:p>-3.79024E-21</text:p>
          </table:table-cell>
          <table:table-cell office:value-type="float" office:value="1.03585E-020" calcext:value-type="float">
            <text:p>1.03585E-20</text:p>
          </table:table-cell>
          <table:table-cell office:value-type="float" office:value="5.93654E-019" calcext:value-type="float">
            <text:p>5.93654E-19</text:p>
          </table:table-cell>
          <table:table-cell office:value-type="float" office:value="4.81851E-018" calcext:value-type="float">
            <text:p>4.81851E-18</text:p>
          </table:table-cell>
          <table:table-cell office:value-type="float" office:value="5.11596E-017" calcext:value-type="float">
            <text:p>5.11596E-17</text:p>
          </table:table-cell>
          <table:table-cell office:value-type="float" office:value="2.12008E-016" calcext:value-type="float">
            <text:p>2.12008E-16</text:p>
          </table:table-cell>
          <table:table-cell office:value-type="float" office:value="7.41249E-016" calcext:value-type="float">
            <text:p>7.41249E-16</text:p>
          </table:table-cell>
          <table:table-cell office:value-type="float" office:value="3.79899E-015" calcext:value-type="float">
            <text:p>3.79899E-15</text:p>
          </table:table-cell>
          <table:table-cell office:value-type="float" office:value="0.0000000000000210746" calcext:value-type="float">
            <text:p>2.10746E-14</text:p>
          </table:table-cell>
          <table:table-cell office:value-type="float" office:value="0.0000000000000359184" calcext:value-type="float">
            <text:p>3.59184E-14</text:p>
          </table:table-cell>
          <table:table-cell office:value-type="float" office:value="0.0000000000000807786" calcext:value-type="float">
            <text:p>8.07786E-14</text:p>
          </table:table-cell>
          <table:table-cell office:value-type="float" office:value="0.000000000000297362" calcext:value-type="float">
            <text:p>2.97362E-13</text:p>
          </table:table-cell>
          <table:table-cell office:value-type="float" office:value="0.00000000000098333" calcext:value-type="float">
            <text:p>9.8333E-13</text:p>
          </table:table-cell>
          <table:table-cell office:value-type="float" office:value="0.00000000000159994" calcext:value-type="float">
            <text:p>1.59994E-12</text:p>
          </table:table-cell>
          <table:table-cell office:value-type="float" office:value="0.00000000000271732" calcext:value-type="float">
            <text:p>2.71732E-12</text:p>
          </table:table-cell>
          <table:table-cell office:value-type="float" office:value="0.0000000000067135" calcext:value-type="float">
            <text:p>6.7135E-12</text:p>
          </table:table-cell>
          <table:table-cell office:value-type="float" office:value="0.0000000000193021" calcext:value-type="float">
            <text:p>1.93021E-11</text:p>
          </table:table-cell>
          <table:table-cell office:value-type="float" office:value="0.0000000000240538" calcext:value-type="float">
            <text:p>2.40538E-11</text:p>
          </table:table-cell>
          <table:table-cell office:value-type="float" office:value="0.0000000000421106" calcext:value-type="float">
            <text:p>4.21106E-11</text:p>
          </table:table-cell>
          <table:table-cell office:value-type="float" office:value="0.0000000000954103" calcext:value-type="float">
            <text:p>9.54103E-11</text:p>
          </table:table-cell>
          <table:table-cell office:value-type="float" office:value="0.000000000168868" calcext:value-type="float">
            <text:p>1.68868E-10</text:p>
          </table:table-cell>
          <table:table-cell office:value-type="float" office:value="0.000000000290628" calcext:value-type="float">
            <text:p>2.90628E-10</text:p>
          </table:table-cell>
          <table:table-cell office:value-type="float" office:value="0.000000000487224" calcext:value-type="float">
            <text:p>4.87224E-10</text:p>
          </table:table-cell>
          <table:table-cell office:value-type="float" office:value="0.000000000796928" calcext:value-type="float">
            <text:p>7.96928E-10</text:p>
          </table:table-cell>
          <table:table-cell office:value-type="float" office:value="0.00000000127367" calcext:value-type="float">
            <text:p>1.27367E-09</text:p>
          </table:table-cell>
          <table:table-cell office:value-type="float" office:value="0.00000000199185" calcext:value-type="float">
            <text:p>1.99185E-09</text:p>
          </table:table-cell>
          <table:table-cell office:value-type="float" office:value="0.00000000305199" calcext:value-type="float">
            <text:p>3.05199E-09</text:p>
          </table:table-cell>
          <table:table-cell office:value-type="float" office:value="0.00000000458748" calcext:value-type="float">
            <text:p>4.58748E-09</text:p>
          </table:table-cell>
          <table:table-cell office:value-type="float" office:value="0.00000000677218" calcext:value-type="float">
            <text:p>6.77218E-09</text:p>
          </table:table-cell>
          <table:table-cell office:value-type="float" office:value="0.00000000982914" calcext:value-type="float">
            <text:p>9.82914E-09</text:p>
          </table:table-cell>
          <table:table-cell office:value-type="float" office:value="0.0000000140401" calcext:value-type="float">
            <text:p>1.40401E-08</text:p>
          </table:table-cell>
          <table:table-cell office:value-type="float" office:value="0.0000000197563" calcext:value-type="float">
            <text:p>1.97563E-08</text:p>
          </table:table-cell>
          <table:table-cell office:value-type="float" office:value="0.0000000274092" calcext:value-type="float">
            <text:p>2.74092E-08</text:p>
          </table:table-cell>
          <table:table-cell office:value-type="float" office:value="0.0000000375231" calcext:value-type="float">
            <text:p>3.75231E-08</text:p>
          </table:table-cell>
          <table:table-cell office:value-type="float" office:value="0.0000000507275" calcext:value-type="float">
            <text:p>5.07275E-08</text:p>
          </table:table-cell>
          <table:table-cell office:value-type="float" office:value="0.00000006777" calcext:value-type="float">
            <text:p>6.777E-08</text:p>
          </table:table-cell>
          <table:table-cell office:value-type="float" office:value="0.0000000895296" calcext:value-type="float">
            <text:p>8.95296E-08</text:p>
          </table:table-cell>
          <table:table-cell office:value-type="float" office:value="0.00000011703" calcext:value-type="float">
            <text:p>1.1703E-07</text:p>
          </table:table-cell>
          <table:table-cell office:value-type="float" office:value="0.000000151453" calcext:value-type="float">
            <text:p>1.51453E-07</text:p>
          </table:table-cell>
          <table:table-cell office:value-type="float" office:value="0.000000194152" calcext:value-type="float">
            <text:p>1.94152E-07</text:p>
          </table:table-cell>
          <table:table-cell office:value-type="float" office:value="0.000000246662" calcext:value-type="float">
            <text:p>2.46662E-07</text:p>
          </table:table-cell>
          <table:table-cell office:value-type="float" office:value="0.000000310715" calcext:value-type="float">
            <text:p>3.10715E-07</text:p>
          </table:table-cell>
          <table:table-cell office:value-type="float" office:value="0.000000388249" calcext:value-type="float">
            <text:p>3.88249E-07</text:p>
          </table:table-cell>
          <table:table-cell office:value-type="float" office:value="0.000000481418" calcext:value-type="float">
            <text:p>4.81418E-07</text:p>
          </table:table-cell>
          <table:table-cell office:value-type="float" office:value="0.000000592601" calcext:value-type="float">
            <text:p>5.92601E-07</text:p>
          </table:table-cell>
          <table:table-cell office:value-type="float" office:value="0.000000724411" calcext:value-type="float">
            <text:p>7.24411E-07</text:p>
          </table:table-cell>
          <table:table-cell office:value-type="float" office:value="0.000000879702" calcext:value-type="float">
            <text:p>8.79702E-07</text:p>
          </table:table-cell>
          <table:table-cell office:value-type="float" office:value="0.00000106157" calcext:value-type="float">
            <text:p>1.06157E-06</text:p>
          </table:table-cell>
          <table:table-cell office:value-type="float" office:value="0.00000127337" calcext:value-type="float">
            <text:p>1.27337E-06</text:p>
          </table:table-cell>
          <table:table-cell office:value-type="float" office:value="0.00000148692" calcext:value-type="float">
            <text:p>1.48692E-06</text:p>
          </table:table-cell>
          <table:table-cell office:value-type="float" office:value="0.00000173176" calcext:value-type="float">
            <text:p>1.73176E-06</text:p>
          </table:table-cell>
          <table:table-cell office:value-type="float" office:value="0.00000205818" calcext:value-type="float">
            <text:p>2.05818E-06</text:p>
          </table:table-cell>
          <table:table-cell office:value-type="float" office:value="0.0000024797" calcext:value-type="float">
            <text:p>2.4797E-06</text:p>
          </table:table-cell>
          <table:table-cell office:value-type="float" office:value="0.00000281617" calcext:value-type="float">
            <text:p>2.81617E-06</text:p>
          </table:table-cell>
          <table:table-cell office:value-type="float" office:value="0.00000325537" calcext:value-type="float">
            <text:p>3.25537E-06</text:p>
          </table:table-cell>
          <table:table-cell office:value-type="float" office:value="0.00000385818" calcext:value-type="float">
            <text:p>3.85818E-06</text:p>
          </table:table-cell>
          <table:table-cell office:value-type="float" office:value="0.00000442061" calcext:value-type="float">
            <text:p>4.42061E-06</text:p>
          </table:table-cell>
          <table:table-cell office:value-type="float" office:value="0.00000509154" calcext:value-type="float">
            <text:p>5.09154E-06</text:p>
          </table:table-cell>
          <table:table-cell office:value-type="float" office:value="0.00000587676" calcext:value-type="float">
            <text:p>5.87676E-06</text:p>
          </table:table-cell>
          <table:table-cell office:value-type="float" office:value="0.000006756" calcext:value-type="float">
            <text:p>6.756E-06</text:p>
          </table:table-cell>
          <table:table-cell office:value-type="float" office:value="0.00000751406" calcext:value-type="float">
            <text:p>7.51406E-06</text:p>
          </table:table-cell>
          <table:table-cell office:value-type="float" office:value="0.0000084239" calcext:value-type="float">
            <text:p>8.4239E-06</text:p>
          </table:table-cell>
          <table:table-cell office:value-type="float" office:value="0.00000962135" calcext:value-type="float">
            <text:p>9.62135E-06</text:p>
          </table:table-cell>
          <table:table-cell office:value-type="float" office:value="0.0000108453" calcext:value-type="float">
            <text:p>1.08453E-05</text:p>
          </table:table-cell>
          <table:table-cell office:value-type="float" office:value="0.0000121765" calcext:value-type="float">
            <text:p>1.21765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6625E-063" calcext:value-type="float">
            <text:p>-6.6625E-63</text:p>
          </table:table-cell>
          <table:table-cell office:value-type="float" office:value="8.73634E-062" calcext:value-type="float">
            <text:p>8.73634E-62</text:p>
          </table:table-cell>
          <table:table-cell office:value-type="float" office:value="-4.28485E-058" calcext:value-type="float">
            <text:p>-4.28485E-58</text:p>
          </table:table-cell>
          <table:table-cell office:value-type="float" office:value="4.90092E-057" calcext:value-type="float">
            <text:p>4.90092E-57</text:p>
          </table:table-cell>
          <table:table-cell office:value-type="float" office:value="2.06844E-054" calcext:value-type="float">
            <text:p>2.06844E-54</text:p>
          </table:table-cell>
          <table:table-cell office:value-type="float" office:value="3.24465E-053" calcext:value-type="float">
            <text:p>3.24465E-53</text:p>
          </table:table-cell>
          <table:table-cell office:value-type="float" office:value="-1.26746E-051" calcext:value-type="float">
            <text:p>-1.26746E-51</text:p>
          </table:table-cell>
          <table:table-cell office:value-type="float" office:value="-3.80162E-050" calcext:value-type="float">
            <text:p>-3.80162E-50</text:p>
          </table:table-cell>
          <table:table-cell office:value-type="float" office:value="-6.73117E-050" calcext:value-type="float">
            <text:p>-6.73117E-50</text:p>
          </table:table-cell>
          <table:table-cell office:value-type="float" office:value="9.70337E-048" calcext:value-type="float">
            <text:p>9.70337E-48</text:p>
          </table:table-cell>
          <table:table-cell office:value-type="float" office:value="1.21566E-046" calcext:value-type="float">
            <text:p>1.21566E-46</text:p>
          </table:table-cell>
          <table:table-cell office:value-type="float" office:value="-5.72652E-046" calcext:value-type="float">
            <text:p>-5.72652E-46</text:p>
          </table:table-cell>
          <table:table-cell office:value-type="float" office:value="-2.34159E-044" calcext:value-type="float">
            <text:p>-2.34159E-44</text:p>
          </table:table-cell>
          <table:table-cell office:value-type="float" office:value="-1.01053E-043" calcext:value-type="float">
            <text:p>-1.01053E-43</text:p>
          </table:table-cell>
          <table:table-cell office:value-type="float" office:value="2.26288E-042" calcext:value-type="float">
            <text:p>2.26288E-42</text:p>
          </table:table-cell>
          <table:table-cell office:value-type="float" office:value="2.48868E-041" calcext:value-type="float">
            <text:p>2.48868E-41</text:p>
          </table:table-cell>
          <table:table-cell office:value-type="float" office:value="-1.5827E-040" calcext:value-type="float">
            <text:p>-1.5827E-40</text:p>
          </table:table-cell>
          <table:table-cell office:value-type="float" office:value="-3.51332E-039" calcext:value-type="float">
            <text:p>-3.51332E-39</text:p>
          </table:table-cell>
          <table:table-cell office:value-type="float" office:value="1.44717E-038" calcext:value-type="float">
            <text:p>1.44717E-38</text:p>
          </table:table-cell>
          <table:table-cell office:value-type="float" office:value="4.64852E-037" calcext:value-type="float">
            <text:p>4.64852E-37</text:p>
          </table:table-cell>
          <table:table-cell office:value-type="float" office:value="-3.22706E-036" calcext:value-type="float">
            <text:p>-3.22706E-36</text:p>
          </table:table-cell>
          <table:table-cell office:value-type="float" office:value="-5.60817E-035" calcext:value-type="float">
            <text:p>-5.60817E-35</text:p>
          </table:table-cell>
          <table:table-cell office:value-type="float" office:value="9.69963E-034" calcext:value-type="float">
            <text:p>9.69963E-34</text:p>
          </table:table-cell>
          <table:table-cell office:value-type="float" office:value="9.83297E-035" calcext:value-type="float">
            <text:p>9.83297E-35</text:p>
          </table:table-cell>
          <table:table-cell office:value-type="float" office:value="-1.94718E-031" calcext:value-type="float">
            <text:p>-1.94718E-31</text:p>
          </table:table-cell>
          <table:table-cell office:value-type="float" office:value="3.19371E-030" calcext:value-type="float">
            <text:p>3.19371E-30</text:p>
          </table:table-cell>
          <table:table-cell office:value-type="float" office:value="-1.57582E-029" calcext:value-type="float">
            <text:p>-1.57582E-29</text:p>
          </table:table-cell>
          <table:table-cell office:value-type="float" office:value="-5.07897E-028" calcext:value-type="float">
            <text:p>-5.07897E-28</text:p>
          </table:table-cell>
          <table:table-cell office:value-type="float" office:value="1.85424E-026" calcext:value-type="float">
            <text:p>1.85424E-26</text:p>
          </table:table-cell>
          <table:table-cell office:value-type="float" office:value="-3.82363E-025" calcext:value-type="float">
            <text:p>-3.82363E-25</text:p>
          </table:table-cell>
          <table:table-cell office:value-type="float" office:value="5.03504E-024" calcext:value-type="float">
            <text:p>5.03504E-24</text:p>
          </table:table-cell>
          <table:table-cell office:value-type="float" office:value="-1.47998E-023" calcext:value-type="float">
            <text:p>-1.47998E-23</text:p>
          </table:table-cell>
          <table:table-cell office:value-type="float" office:value="-7.22542E-022" calcext:value-type="float">
            <text:p>-7.22542E-22</text:p>
          </table:table-cell>
          <table:table-cell office:value-type="float" office:value="-8.49977E-021" calcext:value-type="float">
            <text:p>-8.49977E-21</text:p>
          </table:table-cell>
          <table:table-cell office:value-type="float" office:value="-1.32258E-019" calcext:value-type="float">
            <text:p>-1.32258E-19</text:p>
          </table:table-cell>
          <table:table-cell office:value-type="float" office:value="-1.31468E-018" calcext:value-type="float">
            <text:p>-1.31468E-18</text:p>
          </table:table-cell>
          <table:table-cell office:value-type="float" office:value="-1.88145E-017" calcext:value-type="float">
            <text:p>-1.88145E-17</text:p>
          </table:table-cell>
          <table:table-cell office:value-type="float" office:value="-9.01586E-017" calcext:value-type="float">
            <text:p>-9.01586E-17</text:p>
          </table:table-cell>
          <table:table-cell office:value-type="float" office:value="-3.48401E-016" calcext:value-type="float">
            <text:p>-3.48401E-16</text:p>
          </table:table-cell>
          <table:table-cell office:value-type="float" office:value="-1.79738E-015" calcext:value-type="float">
            <text:p>-1.79738E-15</text:p>
          </table:table-cell>
          <table:table-cell office:value-type="float" office:value="-9.76637E-015" calcext:value-type="float">
            <text:p>-9.76637E-15</text:p>
          </table:table-cell>
          <table:table-cell office:value-type="float" office:value="-0.0000000000000159538" calcext:value-type="float">
            <text:p>-1.59538E-14</text:p>
          </table:table-cell>
          <table:table-cell office:value-type="float" office:value="-0.0000000000000314791" calcext:value-type="float">
            <text:p>-3.14791E-14</text:p>
          </table:table-cell>
          <table:table-cell office:value-type="float" office:value="-0.000000000000109513" calcext:value-type="float">
            <text:p>-1.09513E-13</text:p>
          </table:table-cell>
          <table:table-cell office:value-type="float" office:value="-0.000000000000354017" calcext:value-type="float">
            <text:p>-3.54017E-13</text:p>
          </table:table-cell>
          <table:table-cell office:value-type="float" office:value="-0.000000000000396878" calcext:value-type="float">
            <text:p>-3.96878E-13</text:p>
          </table:table-cell>
          <table:table-cell office:value-type="float" office:value="-0.000000000000293002" calcext:value-type="float">
            <text:p>-2.93002E-13</text:p>
          </table:table-cell>
          <table:table-cell office:value-type="float" office:value="-0.0000000000006089" calcext:value-type="float">
            <text:p>-6.089E-13</text:p>
          </table:table-cell>
          <table:table-cell office:value-type="float" office:value="-0.00000000000297986" calcext:value-type="float">
            <text:p>-2.97986E-12</text:p>
          </table:table-cell>
          <table:table-cell office:value-type="float" office:value="0.00000000000189979" calcext:value-type="float">
            <text:p>1.89979E-12</text:p>
          </table:table-cell>
          <table:table-cell office:value-type="float" office:value="0.0000000000071365" calcext:value-type="float">
            <text:p>7.1365E-12</text:p>
          </table:table-cell>
          <table:table-cell office:value-type="float" office:value="0.0000000000113338" calcext:value-type="float">
            <text:p>1.13338E-11</text:p>
          </table:table-cell>
          <table:table-cell office:value-type="float" office:value="0.0000000000273514" calcext:value-type="float">
            <text:p>2.73514E-11</text:p>
          </table:table-cell>
          <table:table-cell office:value-type="float" office:value="0.0000000000582873" calcext:value-type="float">
            <text:p>5.82873E-11</text:p>
          </table:table-cell>
          <table:table-cell office:value-type="float" office:value="0.000000000114456" calcext:value-type="float">
            <text:p>1.14456E-10</text:p>
          </table:table-cell>
          <table:table-cell office:value-type="float" office:value="0.000000000211562" calcext:value-type="float">
            <text:p>2.11562E-10</text:p>
          </table:table-cell>
          <table:table-cell office:value-type="float" office:value="0.000000000372768" calcext:value-type="float">
            <text:p>3.72768E-10</text:p>
          </table:table-cell>
          <table:table-cell office:value-type="float" office:value="0.000000000631285" calcext:value-type="float">
            <text:p>6.31285E-10</text:p>
          </table:table-cell>
          <table:table-cell office:value-type="float" office:value="0.00000000103356" calcext:value-type="float">
            <text:p>1.03356E-09</text:p>
          </table:table-cell>
          <table:table-cell office:value-type="float" office:value="0.00000000164308" calcext:value-type="float">
            <text:p>1.64308E-09</text:p>
          </table:table-cell>
          <table:table-cell office:value-type="float" office:value="0.00000000254487" calcext:value-type="float">
            <text:p>2.54487E-09</text:p>
          </table:table-cell>
          <table:table-cell office:value-type="float" office:value="0.00000000385071" calcext:value-type="float">
            <text:p>3.85071E-09</text:p>
          </table:table-cell>
          <table:table-cell office:value-type="float" office:value="0.000000005705" calcext:value-type="float">
            <text:p>5.705E-09</text:p>
          </table:table-cell>
          <table:table-cell office:value-type="float" office:value="0.00000000829134" calcext:value-type="float">
            <text:p>8.29134E-09</text:p>
          </table:table-cell>
          <table:table-cell office:value-type="float" office:value="0.0000000118398" calcext:value-type="float">
            <text:p>1.18398E-08</text:p>
          </table:table-cell>
          <table:table-cell office:value-type="float" office:value="0.0000000166349" calcext:value-type="float">
            <text:p>1.66349E-08</text:p>
          </table:table-cell>
          <table:table-cell office:value-type="float" office:value="0.0000000230238" calcext:value-type="float">
            <text:p>2.30238E-08</text:p>
          </table:table-cell>
          <table:table-cell office:value-type="float" office:value="0.0000000314253" calcext:value-type="float">
            <text:p>3.14253E-08</text:p>
          </table:table-cell>
          <table:table-cell office:value-type="float" office:value="0.0000000423393" calcext:value-type="float">
            <text:p>4.23393E-08</text:p>
          </table:table-cell>
          <table:table-cell office:value-type="float" office:value="0.0000000563557" calcext:value-type="float">
            <text:p>5.63557E-08</text:p>
          </table:table-cell>
          <table:table-cell office:value-type="float" office:value="0.0000000741648" calcext:value-type="float">
            <text:p>7.41648E-08</text:p>
          </table:table-cell>
          <table:table-cell office:value-type="float" office:value="0.0000000965664" calcext:value-type="float">
            <text:p>9.65664E-08</text:p>
          </table:table-cell>
          <table:table-cell office:value-type="float" office:value="0.00000012448" calcext:value-type="float">
            <text:p>1.2448E-07</text:p>
          </table:table-cell>
          <table:table-cell office:value-type="float" office:value="0.000000158952" calcext:value-type="float">
            <text:p>1.58952E-07</text:p>
          </table:table-cell>
          <table:table-cell office:value-type="float" office:value="0.000000201169" calcext:value-type="float">
            <text:p>2.01169E-07</text:p>
          </table:table-cell>
          <table:table-cell office:value-type="float" office:value="0.000000252462" calcext:value-type="float">
            <text:p>2.52462E-07</text:p>
          </table:table-cell>
          <table:table-cell office:value-type="float" office:value="0.000000314315" calcext:value-type="float">
            <text:p>3.14315E-07</text:p>
          </table:table-cell>
          <table:table-cell office:value-type="float" office:value="0.000000388374" calcext:value-type="float">
            <text:p>3.88374E-07</text:p>
          </table:table-cell>
          <table:table-cell office:value-type="float" office:value="0.000000476453" calcext:value-type="float">
            <text:p>4.76453E-07</text:p>
          </table:table-cell>
          <table:table-cell office:value-type="float" office:value="0.000000580537" calcext:value-type="float">
            <text:p>5.80537E-07</text:p>
          </table:table-cell>
          <table:table-cell office:value-type="float" office:value="0.000000702789" calcext:value-type="float">
            <text:p>7.02789E-07</text:p>
          </table:table-cell>
          <table:table-cell office:value-type="float" office:value="0.000000833305" calcext:value-type="float">
            <text:p>8.33305E-07</text:p>
          </table:table-cell>
          <table:table-cell office:value-type="float" office:value="0.00000098103" calcext:value-type="float">
            <text:p>9.8103E-07</text:p>
          </table:table-cell>
          <table:table-cell office:value-type="float" office:value="0.0000011738" calcext:value-type="float">
            <text:p>1.1738E-06</text:p>
          </table:table-cell>
          <table:table-cell office:value-type="float" office:value="0.00000141788" calcext:value-type="float">
            <text:p>1.41788E-06</text:p>
          </table:table-cell>
          <table:table-cell office:value-type="float" office:value="0.00000162967" calcext:value-type="float">
            <text:p>1.62967E-06</text:p>
          </table:table-cell>
          <table:table-cell office:value-type="float" office:value="0.00000189706" calcext:value-type="float">
            <text:p>1.89706E-06</text:p>
          </table:table-cell>
          <table:table-cell office:value-type="float" office:value="0.00000225812" calcext:value-type="float">
            <text:p>2.25812E-06</text:p>
          </table:table-cell>
          <table:table-cell office:value-type="float" office:value="0.00000260556" calcext:value-type="float">
            <text:p>2.60556E-06</text:p>
          </table:table-cell>
          <table:table-cell office:value-type="float" office:value="0.00000301804" calcext:value-type="float">
            <text:p>3.01804E-06</text:p>
          </table:table-cell>
          <table:table-cell office:value-type="float" office:value="0.00000349959" calcext:value-type="float">
            <text:p>3.49959E-06</text:p>
          </table:table-cell>
          <table:table-cell office:value-type="float" office:value="0.00000403937" calcext:value-type="float">
            <text:p>4.03937E-06</text:p>
          </table:table-cell>
          <table:table-cell office:value-type="float" office:value="0.00000453033" calcext:value-type="float">
            <text:p>4.53033E-06</text:p>
          </table:table-cell>
          <table:table-cell office:value-type="float" office:value="0.00000510726" calcext:value-type="float">
            <text:p>5.10726E-06</text:p>
          </table:table-cell>
          <table:table-cell office:value-type="float" office:value="0.00000585887" calcext:value-type="float">
            <text:p>5.85887E-06</text:p>
          </table:table-cell>
          <table:table-cell office:value-type="float" office:value="0.00000663482" calcext:value-type="float">
            <text:p>6.63482E-06</text:p>
          </table:table-cell>
          <table:table-cell office:value-type="float" office:value="0.00000748302" calcext:value-type="float">
            <text:p>7.48302E-0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7584E-065" calcext:value-type="float">
            <text:p>6.7584E-65</text:p>
          </table:table-cell>
          <table:table-cell office:value-type="float" office:value="5.74788E-062" calcext:value-type="float">
            <text:p>5.74788E-62</text:p>
          </table:table-cell>
          <table:table-cell office:value-type="float" office:value="-3.38705E-060" calcext:value-type="float">
            <text:p>-3.38705E-60</text:p>
          </table:table-cell>
          <table:table-cell office:value-type="float" office:value="-1.37385E-057" calcext:value-type="float">
            <text:p>-1.37385E-57</text:p>
          </table:table-cell>
          <table:table-cell office:value-type="float" office:value="2.51823E-058" calcext:value-type="float">
            <text:p>2.51823E-58</text:p>
          </table:table-cell>
          <table:table-cell office:value-type="float" office:value="2.92928E-054" calcext:value-type="float">
            <text:p>2.92928E-54</text:p>
          </table:table-cell>
          <table:table-cell office:value-type="float" office:value="5.41498E-053" calcext:value-type="float">
            <text:p>5.41498E-53</text:p>
          </table:table-cell>
          <table:table-cell office:value-type="float" office:value="-9.41605E-052" calcext:value-type="float">
            <text:p>-9.41605E-52</text:p>
          </table:table-cell>
          <table:table-cell office:value-type="float" office:value="-3.65223E-050" calcext:value-type="float">
            <text:p>-3.65223E-50</text:p>
          </table:table-cell>
          <table:table-cell office:value-type="float" office:value="-1.71223E-049" calcext:value-type="float">
            <text:p>-1.71223E-49</text:p>
          </table:table-cell>
          <table:table-cell office:value-type="float" office:value="7.14841E-048" calcext:value-type="float">
            <text:p>7.14841E-48</text:p>
          </table:table-cell>
          <table:table-cell office:value-type="float" office:value="1.04647E-046" calcext:value-type="float">
            <text:p>1.04647E-46</text:p>
          </table:table-cell>
          <table:table-cell office:value-type="float" office:value="-3.00229E-046" calcext:value-type="float">
            <text:p>-3.00229E-46</text:p>
          </table:table-cell>
          <table:table-cell office:value-type="float" office:value="-1.80612E-044" calcext:value-type="float">
            <text:p>-1.80612E-44</text:p>
          </table:table-cell>
          <table:table-cell office:value-type="float" office:value="-7.84417E-044" calcext:value-type="float">
            <text:p>-7.84417E-44</text:p>
          </table:table-cell>
          <table:table-cell office:value-type="float" office:value="1.97467E-042" calcext:value-type="float">
            <text:p>1.97467E-42</text:p>
          </table:table-cell>
          <table:table-cell office:value-type="float" office:value="1.88961E-041" calcext:value-type="float">
            <text:p>1.88961E-41</text:p>
          </table:table-cell>
          <table:table-cell office:value-type="float" office:value="-2.10813E-040" calcext:value-type="float">
            <text:p>-2.10813E-40</text:p>
          </table:table-cell>
          <table:table-cell office:value-type="float" office:value="-2.89186E-039" calcext:value-type="float">
            <text:p>-2.89186E-39</text:p>
          </table:table-cell>
          <table:table-cell office:value-type="float" office:value="3.36856E-038" calcext:value-type="float">
            <text:p>3.36856E-38</text:p>
          </table:table-cell>
          <table:table-cell office:value-type="float" office:value="3.53026E-037" calcext:value-type="float">
            <text:p>3.53026E-37</text:p>
          </table:table-cell>
          <table:table-cell office:value-type="float" office:value="-7.86738E-036" calcext:value-type="float">
            <text:p>-7.86738E-36</text:p>
          </table:table-cell>
          <table:table-cell office:value-type="float" office:value="2.71696E-036" calcext:value-type="float">
            <text:p>2.71696E-36</text:p>
          </table:table-cell>
          <table:table-cell office:value-type="float" office:value="1.56957E-033" calcext:value-type="float">
            <text:p>1.56957E-33</text:p>
          </table:table-cell>
          <table:table-cell office:value-type="float" office:value="-2.41573E-032" calcext:value-type="float">
            <text:p>-2.41573E-32</text:p>
          </table:table-cell>
          <table:table-cell office:value-type="float" office:value="6.01812E-032" calcext:value-type="float">
            <text:p>6.01812E-32</text:p>
          </table:table-cell>
          <table:table-cell office:value-type="float" office:value="5.20432E-030" calcext:value-type="float">
            <text:p>5.20432E-30</text:p>
          </table:table-cell>
          <table:table-cell office:value-type="float" office:value="-1.50244E-028" calcext:value-type="float">
            <text:p>-1.50244E-28</text:p>
          </table:table-cell>
          <table:table-cell office:value-type="float" office:value="2.58531E-027" calcext:value-type="float">
            <text:p>2.58531E-27</text:p>
          </table:table-cell>
          <table:table-cell office:value-type="float" office:value="-2.50292E-026" calcext:value-type="float">
            <text:p>-2.50292E-26</text:p>
          </table:table-cell>
          <table:table-cell office:value-type="float" office:value="-3.33167E-025" calcext:value-type="float">
            <text:p>-3.33167E-25</text:p>
          </table:table-cell>
          <table:table-cell office:value-type="float" office:value="3.98135E-023" calcext:value-type="float">
            <text:p>3.98135E-23</text:p>
          </table:table-cell>
          <table:table-cell office:value-type="float" office:value="7.12156E-024" calcext:value-type="float">
            <text:p>7.12156E-24</text:p>
          </table:table-cell>
          <table:table-cell office:value-type="float" office:value="4.23268E-022" calcext:value-type="float">
            <text:p>4.23268E-22</text:p>
          </table:table-cell>
          <table:table-cell office:value-type="float" office:value="4.61217E-020" calcext:value-type="float">
            <text:p>4.61217E-20</text:p>
          </table:table-cell>
          <table:table-cell office:value-type="float" office:value="5.26666E-019" calcext:value-type="float">
            <text:p>5.26666E-19</text:p>
          </table:table-cell>
          <table:table-cell office:value-type="float" office:value="7.13634E-018" calcext:value-type="float">
            <text:p>7.13634E-18</text:p>
          </table:table-cell>
          <table:table-cell office:value-type="float" office:value="3.44157E-017" calcext:value-type="float">
            <text:p>3.44157E-17</text:p>
          </table:table-cell>
          <table:table-cell office:value-type="float" office:value="1.34744E-016" calcext:value-type="float">
            <text:p>1.34744E-16</text:p>
          </table:table-cell>
          <table:table-cell office:value-type="float" office:value="7.29743E-016" calcext:value-type="float">
            <text:p>7.29743E-16</text:p>
          </table:table-cell>
          <table:table-cell office:value-type="float" office:value="4.2442E-015" calcext:value-type="float">
            <text:p>4.2442E-15</text:p>
          </table:table-cell>
          <table:table-cell office:value-type="float" office:value="7.37072E-015" calcext:value-type="float">
            <text:p>7.37072E-15</text:p>
          </table:table-cell>
          <table:table-cell office:value-type="float" office:value="0.0000000000000162399" calcext:value-type="float">
            <text:p>1.62399E-14</text:p>
          </table:table-cell>
          <table:table-cell office:value-type="float" office:value="0.0000000000000620797" calcext:value-type="float">
            <text:p>6.20797E-14</text:p>
          </table:table-cell>
          <table:table-cell office:value-type="float" office:value="0.000000000000215525" calcext:value-type="float">
            <text:p>2.15525E-13</text:p>
          </table:table-cell>
          <table:table-cell office:value-type="float" office:value="0.000000000000320667" calcext:value-type="float">
            <text:p>3.20667E-13</text:p>
          </table:table-cell>
          <table:table-cell office:value-type="float" office:value="0.000000000000475344" calcext:value-type="float">
            <text:p>4.75344E-13</text:p>
          </table:table-cell>
          <table:table-cell office:value-type="float" office:value="0.00000000000122588" calcext:value-type="float">
            <text:p>1.22588E-12</text:p>
          </table:table-cell>
          <table:table-cell office:value-type="float" office:value="0.00000000000405937" calcext:value-type="float">
            <text:p>4.05937E-12</text:p>
          </table:table-cell>
          <table:table-cell office:value-type="float" office:value="0.00000000000389602" calcext:value-type="float">
            <text:p>3.89602E-12</text:p>
          </table:table-cell>
          <table:table-cell office:value-type="float" office:value="0.00000000000633028" calcext:value-type="float">
            <text:p>6.33028E-12</text:p>
          </table:table-cell>
          <table:table-cell office:value-type="float" office:value="0.0000000000165975" calcext:value-type="float">
            <text:p>1.65975E-11</text:p>
          </table:table-cell>
          <table:table-cell office:value-type="float" office:value="0.000000000029355" calcext:value-type="float">
            <text:p>2.9355E-11</text:p>
          </table:table-cell>
          <table:table-cell office:value-type="float" office:value="0.0000000000507755" calcext:value-type="float">
            <text:p>5.07755E-11</text:p>
          </table:table-cell>
          <table:table-cell office:value-type="float" office:value="0.0000000000859826" calcext:value-type="float">
            <text:p>8.59826E-11</text:p>
          </table:table-cell>
          <table:table-cell office:value-type="float" office:value="0.000000000142655" calcext:value-type="float">
            <text:p>1.42655E-10</text:p>
          </table:table-cell>
          <table:table-cell office:value-type="float" office:value="0.00000000023204" calcext:value-type="float">
            <text:p>2.3204E-10</text:p>
          </table:table-cell>
          <table:table-cell office:value-type="float" office:value="0.000000000370256" calcext:value-type="float">
            <text:p>3.70256E-10</text:p>
          </table:table-cell>
          <table:table-cell office:value-type="float" office:value="0.000000000579926" calcext:value-type="float">
            <text:p>5.79926E-10</text:p>
          </table:table-cell>
          <table:table-cell office:value-type="float" office:value="0.000000000892175" calcext:value-type="float">
            <text:p>8.92175E-10</text:p>
          </table:table-cell>
          <table:table-cell office:value-type="float" office:value="0.00000000134904" calcext:value-type="float">
            <text:p>1.34904E-09</text:p>
          </table:table-cell>
          <table:table-cell office:value-type="float" office:value="0.00000000200629" calcext:value-type="float">
            <text:p>2.00629E-09</text:p>
          </table:table-cell>
          <table:table-cell office:value-type="float" office:value="0.00000000293675" calcext:value-type="float">
            <text:p>2.93675E-09</text:p>
          </table:table-cell>
          <table:table-cell office:value-type="float" office:value="0.00000000423397" calcext:value-type="float">
            <text:p>4.23397E-09</text:p>
          </table:table-cell>
          <table:table-cell office:value-type="float" office:value="0.00000000601649" calcext:value-type="float">
            <text:p>6.01649E-09</text:p>
          </table:table-cell>
          <table:table-cell office:value-type="float" office:value="0.00000000843239" calcext:value-type="float">
            <text:p>8.43239E-09</text:p>
          </table:table-cell>
          <table:table-cell office:value-type="float" office:value="0.0000000116644" calcext:value-type="float">
            <text:p>1.16644E-08</text:p>
          </table:table-cell>
          <table:table-cell office:value-type="float" office:value="0.0000000159351" calcext:value-type="float">
            <text:p>1.59351E-08</text:p>
          </table:table-cell>
          <table:table-cell office:value-type="float" office:value="0.000000021513" calcext:value-type="float">
            <text:p>2.1513E-08</text:p>
          </table:table-cell>
          <table:table-cell office:value-type="float" office:value="0.000000028718" calcext:value-type="float">
            <text:p>2.8718E-08</text:p>
          </table:table-cell>
          <table:table-cell office:value-type="float" office:value="0.000000037928" calcext:value-type="float">
            <text:p>3.7928E-08</text:p>
          </table:table-cell>
          <table:table-cell office:value-type="float" office:value="0.000000049585" calcext:value-type="float">
            <text:p>4.9585E-08</text:p>
          </table:table-cell>
          <table:table-cell office:value-type="float" office:value="0.000000064201" calcext:value-type="float">
            <text:p>6.4201E-08</text:p>
          </table:table-cell>
          <table:table-cell office:value-type="float" office:value="0.000000082365" calcext:value-type="float">
            <text:p>8.2365E-08</text:p>
          </table:table-cell>
          <table:table-cell office:value-type="float" office:value="0.000000104748" calcext:value-type="float">
            <text:p>1.04748E-07</text:p>
          </table:table-cell>
          <table:table-cell office:value-type="float" office:value="0.000000132111" calcext:value-type="float">
            <text:p>1.32111E-07</text:p>
          </table:table-cell>
          <table:table-cell office:value-type="float" office:value="0.000000165308" calcext:value-type="float">
            <text:p>1.65308E-07</text:p>
          </table:table-cell>
          <table:table-cell office:value-type="float" office:value="0.000000205292" calcext:value-type="float">
            <text:p>2.05292E-07</text:p>
          </table:table-cell>
          <table:table-cell office:value-type="float" office:value="0.000000253121" calcext:value-type="float">
            <text:p>2.53121E-07</text:p>
          </table:table-cell>
          <table:table-cell office:value-type="float" office:value="0.000000309962" calcext:value-type="float">
            <text:p>3.09962E-07</text:p>
          </table:table-cell>
          <table:table-cell office:value-type="float" office:value="0.000000377093" calcext:value-type="float">
            <text:p>3.77093E-07</text:p>
          </table:table-cell>
          <table:table-cell office:value-type="float" office:value="0.000000444939" calcext:value-type="float">
            <text:p>4.44939E-07</text:p>
          </table:table-cell>
          <table:table-cell office:value-type="float" office:value="0.000000523986" calcext:value-type="float">
            <text:p>5.23986E-07</text:p>
          </table:table-cell>
          <table:table-cell office:value-type="float" office:value="0.000000631291" calcext:value-type="float">
            <text:p>6.31291E-07</text:p>
          </table:table-cell>
          <table:table-cell office:value-type="float" office:value="0.000000772424" calcext:value-type="float">
            <text:p>7.72424E-07</text:p>
          </table:table-cell>
          <table:table-cell office:value-type="float" office:value="0.000000884742" calcext:value-type="float">
            <text:p>8.84742E-07</text:p>
          </table:table-cell>
          <table:table-cell office:value-type="float" office:value="0.00000103394" calcext:value-type="float">
            <text:p>1.03394E-06</text:p>
          </table:table-cell>
          <table:table-cell office:value-type="float" office:value="0.00000124192" calcext:value-type="float">
            <text:p>1.24192E-06</text:p>
          </table:table-cell>
          <table:table-cell office:value-type="float" office:value="0.00000143727" calcext:value-type="float">
            <text:p>1.43727E-06</text:p>
          </table:table-cell>
          <table:table-cell office:value-type="float" office:value="0.00000167303" calcext:value-type="float">
            <text:p>1.67303E-06</text:p>
          </table:table-cell>
          <table:table-cell office:value-type="float" office:value="0.00000195212" calcext:value-type="float">
            <text:p>1.95212E-06</text:p>
          </table:table-cell>
          <table:table-cell office:value-type="float" office:value="0.00000226794" calcext:value-type="float">
            <text:p>2.26794E-06</text:p>
          </table:table-cell>
          <table:table-cell office:value-type="float" office:value="0.00000254049" calcext:value-type="float">
            <text:p>2.54049E-06</text:p>
          </table:table-cell>
          <table:table-cell office:value-type="float" office:value="0.00000287146" calcext:value-type="float">
            <text:p>2.87146E-06</text:p>
          </table:table-cell>
          <table:table-cell office:value-type="float" office:value="0.00000331175" calcext:value-type="float">
            <text:p>3.31175E-06</text:p>
          </table:table-cell>
          <table:table-cell office:value-type="float" office:value="0.00000376532" calcext:value-type="float">
            <text:p>3.76532E-06</text:p>
          </table:table-cell>
          <table:table-cell office:value-type="float" office:value="0.00000426249" calcext:value-type="float">
            <text:p>4.26249E-0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94791E-067" calcext:value-type="float">
            <text:p>-3.94791E-67</text:p>
          </table:table-cell>
          <table:table-cell office:value-type="float" office:value="-5.51072E-064" calcext:value-type="float">
            <text:p>-5.51072E-64</text:p>
          </table:table-cell>
          <table:table-cell office:value-type="float" office:value="3.99427E-061" calcext:value-type="float">
            <text:p>3.99427E-61</text:p>
          </table:table-cell>
          <table:table-cell office:value-type="float" office:value="-1.51203E-059" calcext:value-type="float">
            <text:p>-1.51203E-59</text:p>
          </table:table-cell>
          <table:table-cell office:value-type="float" office:value="-3.07987E-057" calcext:value-type="float">
            <text:p>-3.07987E-57</text:p>
          </table:table-cell>
          <table:table-cell office:value-type="float" office:value="-2.0944E-056" calcext:value-type="float">
            <text:p>-2.0944E-56</text:p>
          </table:table-cell>
          <table:table-cell office:value-type="float" office:value="3.39706E-054" calcext:value-type="float">
            <text:p>3.39706E-54</text:p>
          </table:table-cell>
          <table:table-cell office:value-type="float" office:value="7.22058E-053" calcext:value-type="float">
            <text:p>7.22058E-53</text:p>
          </table:table-cell>
          <table:table-cell office:value-type="float" office:value="-5.68518E-052" calcext:value-type="float">
            <text:p>-5.68518E-52</text:p>
          </table:table-cell>
          <table:table-cell office:value-type="float" office:value="-3.30921E-050" calcext:value-type="float">
            <text:p>-3.30921E-50</text:p>
          </table:table-cell>
          <table:table-cell office:value-type="float" office:value="-2.2001E-049" calcext:value-type="float">
            <text:p>-2.2001E-49</text:p>
          </table:table-cell>
          <table:table-cell office:value-type="float" office:value="5.27604E-048" calcext:value-type="float">
            <text:p>5.27604E-48</text:p>
          </table:table-cell>
          <table:table-cell office:value-type="float" office:value="8.82295E-047" calcext:value-type="float">
            <text:p>8.82295E-47</text:p>
          </table:table-cell>
          <table:table-cell office:value-type="float" office:value="-2.01694E-046" calcext:value-type="float">
            <text:p>-2.01694E-46</text:p>
          </table:table-cell>
          <table:table-cell office:value-type="float" office:value="-1.49773E-044" calcext:value-type="float">
            <text:p>-1.49773E-44</text:p>
          </table:table-cell>
          <table:table-cell office:value-type="float" office:value="-5.18435E-044" calcext:value-type="float">
            <text:p>-5.18435E-44</text:p>
          </table:table-cell>
          <table:table-cell office:value-type="float" office:value="1.9796E-042" calcext:value-type="float">
            <text:p>1.9796E-42</text:p>
          </table:table-cell>
          <table:table-cell office:value-type="float" office:value="1.2832E-041" calcext:value-type="float">
            <text:p>1.2832E-41</text:p>
          </table:table-cell>
          <table:table-cell office:value-type="float" office:value="-2.97735E-040" calcext:value-type="float">
            <text:p>-2.97735E-40</text:p>
          </table:table-cell>
          <table:table-cell office:value-type="float" office:value="-1.68292E-039" calcext:value-type="float">
            <text:p>-1.68292E-39</text:p>
          </table:table-cell>
          <table:table-cell office:value-type="float" office:value="5.93995E-038" calcext:value-type="float">
            <text:p>5.93995E-38</text:p>
          </table:table-cell>
          <table:table-cell office:value-type="float" office:value="-8.45351E-038" calcext:value-type="float">
            <text:p>-8.45351E-38</text:p>
          </table:table-cell>
          <table:table-cell office:value-type="float" office:value="-1.15277E-035" calcext:value-type="float">
            <text:p>-1.15277E-35</text:p>
          </table:table-cell>
          <table:table-cell office:value-type="float" office:value="1.72311E-034" calcext:value-type="float">
            <text:p>1.72311E-34</text:p>
          </table:table-cell>
          <table:table-cell office:value-type="float" office:value="-3.26644E-035" calcext:value-type="float">
            <text:p>-3.26644E-35</text:p>
          </table:table-cell>
          <table:table-cell office:value-type="float" office:value="-4.59479E-032" calcext:value-type="float">
            <text:p>-4.59479E-32</text:p>
          </table:table-cell>
          <table:table-cell office:value-type="float" office:value="1.10788E-030" calcext:value-type="float">
            <text:p>1.10788E-30</text:p>
          </table:table-cell>
          <table:table-cell office:value-type="float" office:value="-1.53262E-029" calcext:value-type="float">
            <text:p>-1.53262E-29</text:p>
          </table:table-cell>
          <table:table-cell office:value-type="float" office:value="6.30615E-029" calcext:value-type="float">
            <text:p>6.30615E-29</text:p>
          </table:table-cell>
          <table:table-cell office:value-type="float" office:value="4.63638E-027" calcext:value-type="float">
            <text:p>4.63638E-27</text:p>
          </table:table-cell>
          <table:table-cell office:value-type="float" office:value="-2.30388E-025" calcext:value-type="float">
            <text:p>-2.30388E-25</text:p>
          </table:table-cell>
          <table:table-cell office:value-type="float" office:value="5.38627E-024" calcext:value-type="float">
            <text:p>5.38627E-24</text:p>
          </table:table-cell>
          <table:table-cell office:value-type="float" office:value="4.84667E-024" calcext:value-type="float">
            <text:p>4.84667E-24</text:p>
          </table:table-cell>
          <table:table-cell office:value-type="float" office:value="-5.33421E-022" calcext:value-type="float">
            <text:p>-5.33421E-22</text:p>
          </table:table-cell>
          <table:table-cell office:value-type="float" office:value="-1.46095E-020" calcext:value-type="float">
            <text:p>-1.46095E-20</text:p>
          </table:table-cell>
          <table:table-cell office:value-type="float" office:value="-1.5393E-019" calcext:value-type="float">
            <text:p>-1.5393E-19</text:p>
          </table:table-cell>
          <table:table-cell office:value-type="float" office:value="-2.25806E-018" calcext:value-type="float">
            <text:p>-2.25806E-18</text:p>
          </table:table-cell>
          <table:table-cell office:value-type="float" office:value="-1.16755E-017" calcext:value-type="float">
            <text:p>-1.16755E-17</text:p>
          </table:table-cell>
          <table:table-cell office:value-type="float" office:value="-4.88472E-017" calcext:value-type="float">
            <text:p>-4.88472E-17</text:p>
          </table:table-cell>
          <table:table-cell office:value-type="float" office:value="-2.76978E-016" calcext:value-type="float">
            <text:p>-2.76978E-16</text:p>
          </table:table-cell>
          <table:table-cell office:value-type="float" office:value="-1.65041E-015" calcext:value-type="float">
            <text:p>-1.65041E-15</text:p>
          </table:table-cell>
          <table:table-cell office:value-type="float" office:value="-2.93914E-015" calcext:value-type="float">
            <text:p>-2.93914E-15</text:p>
          </table:table-cell>
          <table:table-cell office:value-type="float" office:value="-6.44859E-015" calcext:value-type="float">
            <text:p>-6.44859E-15</text:p>
          </table:table-cell>
          <table:table-cell office:value-type="float" office:value="-0.0000000000000243106" calcext:value-type="float">
            <text:p>-2.43106E-14</text:p>
          </table:table-cell>
          <table:table-cell office:value-type="float" office:value="-0.0000000000000836967" calcext:value-type="float">
            <text:p>-8.36967E-14</text:p>
          </table:table-cell>
          <table:table-cell office:value-type="float" office:value="-0.000000000000113156" calcext:value-type="float">
            <text:p>-1.13156E-13</text:p>
          </table:table-cell>
          <table:table-cell office:value-type="float" office:value="-0.000000000000134875" calcext:value-type="float">
            <text:p>-1.34875E-13</text:p>
          </table:table-cell>
          <table:table-cell office:value-type="float" office:value="-0.000000000000326366" calcext:value-type="float">
            <text:p>-3.26366E-13</text:p>
          </table:table-cell>
          <table:table-cell office:value-type="float" office:value="-0.00000000000120058" calcext:value-type="float">
            <text:p>-1.20058E-12</text:p>
          </table:table-cell>
          <table:table-cell office:value-type="float" office:value="-0.00000000000046673" calcext:value-type="float">
            <text:p>-4.6673E-13</text:p>
          </table:table-cell>
          <table:table-cell office:value-type="float" office:value="-0.0000000000000897115" calcext:value-type="float">
            <text:p>-8.97115E-14</text:p>
          </table:table-cell>
          <table:table-cell office:value-type="float" office:value="-0.00000000000116649" calcext:value-type="float">
            <text:p>-1.16649E-12</text:p>
          </table:table-cell>
          <table:table-cell office:value-type="float" office:value="-0.000000000000576195" calcext:value-type="float">
            <text:p>-5.76195E-13</text:p>
          </table:table-cell>
          <table:table-cell office:value-type="float" office:value="0.00000000000142483" calcext:value-type="float">
            <text:p>1.42483E-12</text:p>
          </table:table-cell>
          <table:table-cell office:value-type="float" office:value="0.00000000000618701" calcext:value-type="float">
            <text:p>6.18701E-12</text:p>
          </table:table-cell>
          <table:table-cell office:value-type="float" office:value="0.0000000000159271" calcext:value-type="float">
            <text:p>1.59271E-11</text:p>
          </table:table-cell>
          <table:table-cell office:value-type="float" office:value="0.0000000000341237" calcext:value-type="float">
            <text:p>3.41237E-11</text:p>
          </table:table-cell>
          <table:table-cell office:value-type="float" office:value="0.0000000000660369" calcext:value-type="float">
            <text:p>6.60369E-11</text:p>
          </table:table-cell>
          <table:table-cell office:value-type="float" office:value="0.00000000011937" calcext:value-type="float">
            <text:p>1.1937E-10</text:p>
          </table:table-cell>
          <table:table-cell office:value-type="float" office:value="0.000000000205097" calcext:value-type="float">
            <text:p>2.05097E-10</text:p>
          </table:table-cell>
          <table:table-cell office:value-type="float" office:value="0.00000000033847" calcext:value-type="float">
            <text:p>3.3847E-10</text:p>
          </table:table-cell>
          <table:table-cell office:value-type="float" office:value="0.000000000540224" calcext:value-type="float">
            <text:p>5.40224E-10</text:p>
          </table:table-cell>
          <table:table-cell office:value-type="float" office:value="0.000000000837988" calcext:value-type="float">
            <text:p>8.37988E-10</text:p>
          </table:table-cell>
          <table:table-cell office:value-type="float" office:value="0.00000000126792" calcext:value-type="float">
            <text:p>1.26792E-09</text:p>
          </table:table-cell>
          <table:table-cell office:value-type="float" office:value="0.00000000187654" calcext:value-type="float">
            <text:p>1.87654E-09</text:p>
          </table:table-cell>
          <table:table-cell office:value-type="float" office:value="0.00000000272281" calcext:value-type="float">
            <text:p>2.72281E-09</text:p>
          </table:table-cell>
          <table:table-cell office:value-type="float" office:value="0.00000000388037" calcext:value-type="float">
            <text:p>3.88037E-09</text:p>
          </table:table-cell>
          <table:table-cell office:value-type="float" office:value="0.00000000544001" calcext:value-type="float">
            <text:p>5.44001E-09</text:p>
          </table:table-cell>
          <table:table-cell office:value-type="float" office:value="0.0000000075123" calcext:value-type="float">
            <text:p>7.5123E-09</text:p>
          </table:table-cell>
          <table:table-cell office:value-type="float" office:value="0.0000000102303" calcext:value-type="float">
            <text:p>1.02303E-08</text:p>
          </table:table-cell>
          <table:table-cell office:value-type="float" office:value="0.0000000137526" calcext:value-type="float">
            <text:p>1.37526E-08</text:p>
          </table:table-cell>
          <table:table-cell office:value-type="float" office:value="0.000000018266" calcext:value-type="float">
            <text:p>1.8266E-08</text:p>
          </table:table-cell>
          <table:table-cell office:value-type="float" office:value="0.0000000239887" calcext:value-type="float">
            <text:p>2.39887E-08</text:p>
          </table:table-cell>
          <table:table-cell office:value-type="float" office:value="0.0000000311734" calcext:value-type="float">
            <text:p>3.11734E-08</text:p>
          </table:table-cell>
          <table:table-cell office:value-type="float" office:value="0.0000000401101" calcext:value-type="float">
            <text:p>4.01101E-08</text:p>
          </table:table-cell>
          <table:table-cell office:value-type="float" office:value="0.000000051129" calcext:value-type="float">
            <text:p>5.1129E-08</text:p>
          </table:table-cell>
          <table:table-cell office:value-type="float" office:value="0.0000000646035" calcext:value-type="float">
            <text:p>6.46035E-08</text:p>
          </table:table-cell>
          <table:table-cell office:value-type="float" office:value="0.0000000809525" calcext:value-type="float">
            <text:p>8.09525E-08</text:p>
          </table:table-cell>
          <table:table-cell office:value-type="float" office:value="0.000000100643" calcext:value-type="float">
            <text:p>1.00643E-07</text:p>
          </table:table-cell>
          <table:table-cell office:value-type="float" office:value="0.000000124193" calcext:value-type="float">
            <text:p>1.24193E-07</text:p>
          </table:table-cell>
          <table:table-cell office:value-type="float" office:value="0.000000152172" calcext:value-type="float">
            <text:p>1.52172E-07</text:p>
          </table:table-cell>
          <table:table-cell office:value-type="float" office:value="0.000000182687" calcext:value-type="float">
            <text:p>1.82687E-07</text:p>
          </table:table-cell>
          <table:table-cell office:value-type="float" office:value="0.000000217396" calcext:value-type="float">
            <text:p>2.17396E-07</text:p>
          </table:table-cell>
          <table:table-cell office:value-type="float" office:value="0.000000262847" calcext:value-type="float">
            <text:p>2.62847E-07</text:p>
          </table:table-cell>
          <table:table-cell office:value-type="float" office:value="0.000000320655" calcext:value-type="float">
            <text:p>3.20655E-07</text:p>
          </table:table-cell>
          <table:table-cell office:value-type="float" office:value="0.000000372061" calcext:value-type="float">
            <text:p>3.72061E-07</text:p>
          </table:table-cell>
          <table:table-cell office:value-type="float" office:value="0.000000436972" calcext:value-type="float">
            <text:p>4.36972E-07</text:p>
          </table:table-cell>
          <table:table-cell office:value-type="float" office:value="0.000000525004" calcext:value-type="float">
            <text:p>5.25004E-07</text:p>
          </table:table-cell>
          <table:table-cell office:value-type="float" office:value="0.00000061083" calcext:value-type="float">
            <text:p>6.1083E-07</text:p>
          </table:table-cell>
          <table:table-cell office:value-type="float" office:value="0.000000713301" calcext:value-type="float">
            <text:p>7.13301E-07</text:p>
          </table:table-cell>
          <table:table-cell office:value-type="float" office:value="0.000000833677" calcext:value-type="float">
            <text:p>8.33677E-07</text:p>
          </table:table-cell>
          <table:table-cell office:value-type="float" office:value="0.000000969514" calcext:value-type="float">
            <text:p>9.69514E-07</text:p>
          </table:table-cell>
          <table:table-cell office:value-type="float" office:value="0.00000109489" calcext:value-type="float">
            <text:p>1.09489E-06</text:p>
          </table:table-cell>
          <table:table-cell office:value-type="float" office:value="0.00000124245" calcext:value-type="float">
            <text:p>1.24245E-06</text:p>
          </table:table-cell>
          <table:table-cell office:value-type="float" office:value="0.00000143544" calcext:value-type="float">
            <text:p>1.43544E-06</text:p>
          </table:table-cell>
          <table:table-cell office:value-type="float" office:value="0.00000163614" calcext:value-type="float">
            <text:p>1.63614E-06</text:p>
          </table:table-cell>
          <table:table-cell office:value-type="float" office:value="0.00000185684" calcext:value-type="float">
            <text:p>1.85684E-0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281E-069" calcext:value-type="float">
            <text:p>1.0281E-69</text:p>
          </table:table-cell>
          <table:table-cell office:value-type="float" office:value="-1.20495E-065" calcext:value-type="float">
            <text:p>-1.20495E-65</text:p>
          </table:table-cell>
          <table:table-cell office:value-type="float" office:value="-3.4056E-063" calcext:value-type="float">
            <text:p>-3.4056E-63</text:p>
          </table:table-cell>
          <table:table-cell office:value-type="float" office:value="1.16662E-060" calcext:value-type="float">
            <text:p>1.16662E-60</text:p>
          </table:table-cell>
          <table:table-cell office:value-type="float" office:value="4.89982E-059" calcext:value-type="float">
            <text:p>4.89982E-59</text:p>
          </table:table-cell>
          <table:table-cell office:value-type="float" office:value="-2.07151E-057" calcext:value-type="float">
            <text:p>-2.07151E-57</text:p>
          </table:table-cell>
          <table:table-cell office:value-type="float" office:value="-1.07739E-055" calcext:value-type="float">
            <text:p>-1.07739E-55</text:p>
          </table:table-cell>
          <table:table-cell office:value-type="float" office:value="-4.58704E-055" calcext:value-type="float">
            <text:p>-4.58704E-55</text:p>
          </table:table-cell>
          <table:table-cell office:value-type="float" office:value="4.51263E-053" calcext:value-type="float">
            <text:p>4.51263E-53</text:p>
          </table:table-cell>
          <table:table-cell office:value-type="float" office:value="7.81754E-052" calcext:value-type="float">
            <text:p>7.81754E-52</text:p>
          </table:table-cell>
          <table:table-cell office:value-type="float" office:value="-3.15852E-051" calcext:value-type="float">
            <text:p>-3.15852E-51</text:p>
          </table:table-cell>
          <table:table-cell office:value-type="float" office:value="-2.02264E-049" calcext:value-type="float">
            <text:p>-2.02264E-49</text:p>
          </table:table-cell>
          <table:table-cell office:value-type="float" office:value="-1.15559E-048" calcext:value-type="float">
            <text:p>-1.15559E-48</text:p>
          </table:table-cell>
          <table:table-cell office:value-type="float" office:value="2.39924E-047" calcext:value-type="float">
            <text:p>2.39924E-47</text:p>
          </table:table-cell>
          <table:table-cell office:value-type="float" office:value="3.08482E-046" calcext:value-type="float">
            <text:p>3.08482E-46</text:p>
          </table:table-cell>
          <table:table-cell office:value-type="float" office:value="-2.09218E-045" calcext:value-type="float">
            <text:p>-2.09218E-45</text:p>
          </table:table-cell>
          <table:table-cell office:value-type="float" office:value="-4.94754E-044" calcext:value-type="float">
            <text:p>-4.94754E-44</text:p>
          </table:table-cell>
          <table:table-cell office:value-type="float" office:value="2.83931E-043" calcext:value-type="float">
            <text:p>2.83931E-43</text:p>
          </table:table-cell>
          <table:table-cell office:value-type="float" office:value="7.67617E-042" calcext:value-type="float">
            <text:p>7.67617E-42</text:p>
          </table:table-cell>
          <table:table-cell office:value-type="float" office:value="-8.34728E-041" calcext:value-type="float">
            <text:p>-8.34728E-41</text:p>
          </table:table-cell>
          <table:table-cell office:value-type="float" office:value="-1.05201E-039" calcext:value-type="float">
            <text:p>-1.05201E-39</text:p>
          </table:table-cell>
          <table:table-cell office:value-type="float" office:value="2.99501E-038" calcext:value-type="float">
            <text:p>2.99501E-38</text:p>
          </table:table-cell>
          <table:table-cell office:value-type="float" office:value="-9.39949E-038" calcext:value-type="float">
            <text:p>-9.39949E-38</text:p>
          </table:table-cell>
          <table:table-cell office:value-type="float" office:value="-7.3661E-036" calcext:value-type="float">
            <text:p>-7.3661E-36</text:p>
          </table:table-cell>
          <table:table-cell office:value-type="float" office:value="1.69158E-034" calcext:value-type="float">
            <text:p>1.69158E-34</text:p>
          </table:table-cell>
          <table:table-cell office:value-type="float" office:value="-1.177E-033" calcext:value-type="float">
            <text:p>-1.177E-33</text:p>
          </table:table-cell>
          <table:table-cell office:value-type="float" office:value="-3.44759E-032" calcext:value-type="float">
            <text:p>-3.44759E-32</text:p>
          </table:table-cell>
          <table:table-cell office:value-type="float" office:value="1.51704E-030" calcext:value-type="float">
            <text:p>1.51704E-30</text:p>
          </table:table-cell>
          <table:table-cell office:value-type="float" office:value="-3.45553E-029" calcext:value-type="float">
            <text:p>-3.45553E-29</text:p>
          </table:table-cell>
          <table:table-cell office:value-type="float" office:value="4.80274E-028" calcext:value-type="float">
            <text:p>4.80274E-28</text:p>
          </table:table-cell>
          <table:table-cell office:value-type="float" office:value="2.16473E-027" calcext:value-type="float">
            <text:p>2.16473E-27</text:p>
          </table:table-cell>
          <table:table-cell office:value-type="float" office:value="-4.02717E-025" calcext:value-type="float">
            <text:p>-4.02717E-25</text:p>
          </table:table-cell>
          <table:table-cell office:value-type="float" office:value="1.11865E-024" calcext:value-type="float">
            <text:p>1.11865E-24</text:p>
          </table:table-cell>
          <table:table-cell office:value-type="float" office:value="3.61874E-023" calcext:value-type="float">
            <text:p>3.61874E-23</text:p>
          </table:table-cell>
          <table:table-cell office:value-type="float" office:value="6.28519E-022" calcext:value-type="float">
            <text:p>6.28519E-22</text:p>
          </table:table-cell>
          <table:table-cell office:value-type="float" office:value="6.56054E-021" calcext:value-type="float">
            <text:p>6.56054E-21</text:p>
          </table:table-cell>
          <table:table-cell office:value-type="float" office:value="1.02946E-019" calcext:value-type="float">
            <text:p>1.02946E-19</text:p>
          </table:table-cell>
          <table:table-cell office:value-type="float" office:value="5.49356E-019" calcext:value-type="float">
            <text:p>5.49356E-19</text:p>
          </table:table-cell>
          <table:table-cell office:value-type="float" office:value="2.35096E-018" calcext:value-type="float">
            <text:p>2.35096E-18</text:p>
          </table:table-cell>
          <table:table-cell office:value-type="float" office:value="1.34129E-017" calcext:value-type="float">
            <text:p>1.34129E-17</text:p>
          </table:table-cell>
          <table:table-cell office:value-type="float" office:value="7.97589E-017" calcext:value-type="float">
            <text:p>7.97589E-17</text:p>
          </table:table-cell>
          <table:table-cell office:value-type="float" office:value="1.41763E-016" calcext:value-type="float">
            <text:p>1.41763E-16</text:p>
          </table:table-cell>
          <table:table-cell office:value-type="float" office:value="3.05487E-016" calcext:value-type="float">
            <text:p>3.05487E-16</text:p>
          </table:table-cell>
          <table:table-cell office:value-type="float" office:value="1.13573E-015" calcext:value-type="float">
            <text:p>1.13573E-15</text:p>
          </table:table-cell>
          <table:table-cell office:value-type="float" office:value="3.87718E-015" calcext:value-type="float">
            <text:p>3.87718E-15</text:p>
          </table:table-cell>
          <table:table-cell office:value-type="float" office:value="4.86608E-015" calcext:value-type="float">
            <text:p>4.86608E-15</text:p>
          </table:table-cell>
          <table:table-cell office:value-type="float" office:value="4.71806E-015" calcext:value-type="float">
            <text:p>4.71806E-15</text:p>
          </table:table-cell>
          <table:table-cell office:value-type="float" office:value="0.0000000000000107055" calcext:value-type="float">
            <text:p>1.07055E-14</text:p>
          </table:table-cell>
          <table:table-cell office:value-type="float" office:value="0.000000000000044749" calcext:value-type="float">
            <text:p>4.4749E-14</text:p>
          </table:table-cell>
          <table:table-cell office:value-type="float" office:value="-7.01873E-015" calcext:value-type="float">
            <text:p>-7.01873E-15</text:p>
          </table:table-cell>
          <table:table-cell office:value-type="float" office:value="-0.0000000000000589446" calcext:value-type="float">
            <text:p>-5.89446E-14</text:p>
          </table:table-cell>
          <table:table-cell office:value-type="float" office:value="-0.0000000000000841187" calcext:value-type="float">
            <text:p>-8.41187E-14</text:p>
          </table:table-cell>
          <table:table-cell office:value-type="float" office:value="-0.000000000000251222" calcext:value-type="float">
            <text:p>-2.51222E-13</text:p>
          </table:table-cell>
          <table:table-cell office:value-type="float" office:value="-0.000000000000600008" calcext:value-type="float">
            <text:p>-6.00008E-13</text:p>
          </table:table-cell>
          <table:table-cell office:value-type="float" office:value="-0.00000000000127191" calcext:value-type="float">
            <text:p>-1.27191E-12</text:p>
          </table:table-cell>
          <table:table-cell office:value-type="float" office:value="-0.00000000000249112" calcext:value-type="float">
            <text:p>-2.49112E-12</text:p>
          </table:table-cell>
          <table:table-cell office:value-type="float" office:value="-0.0000000000046005" calcext:value-type="float">
            <text:p>-4.6005E-12</text:p>
          </table:table-cell>
          <table:table-cell office:value-type="float" office:value="-0.00000000000810827" calcext:value-type="float">
            <text:p>-8.10827E-12</text:p>
          </table:table-cell>
          <table:table-cell office:value-type="float" office:value="-0.0000000000137472" calcext:value-type="float">
            <text:p>-1.37472E-11</text:p>
          </table:table-cell>
          <table:table-cell office:value-type="float" office:value="-0.000000000022548" calcext:value-type="float">
            <text:p>-2.2548E-11</text:p>
          </table:table-cell>
          <table:table-cell office:value-type="float" office:value="-0.0000000000359279" calcext:value-type="float">
            <text:p>-3.59279E-11</text:p>
          </table:table-cell>
          <table:table-cell office:value-type="float" office:value="-0.0000000000557967" calcext:value-type="float">
            <text:p>-5.57967E-11</text:p>
          </table:table-cell>
          <table:table-cell office:value-type="float" office:value="-0.0000000000846793" calcext:value-type="float">
            <text:p>-8.46793E-11</text:p>
          </table:table-cell>
          <table:table-cell office:value-type="float" office:value="-0.000000000125858" calcext:value-type="float">
            <text:p>-1.25858E-10</text:p>
          </table:table-cell>
          <table:table-cell office:value-type="float" office:value="-0.000000000183531" calcext:value-type="float">
            <text:p>-1.83531E-10</text:p>
          </table:table-cell>
          <table:table-cell office:value-type="float" office:value="-0.000000000262991" calcext:value-type="float">
            <text:p>-2.62991E-10</text:p>
          </table:table-cell>
          <table:table-cell office:value-type="float" office:value="-0.000000000370818" calcext:value-type="float">
            <text:p>-3.70818E-10</text:p>
          </table:table-cell>
          <table:table-cell office:value-type="float" office:value="-0.000000000515087" calcext:value-type="float">
            <text:p>-5.15087E-10</text:p>
          </table:table-cell>
          <table:table-cell office:value-type="float" office:value="-0.000000000705595" calcext:value-type="float">
            <text:p>-7.05595E-10</text:p>
          </table:table-cell>
          <table:table-cell office:value-type="float" office:value="-0.000000000954095" calcext:value-type="float">
            <text:p>-9.54095E-10</text:p>
          </table:table-cell>
          <table:table-cell office:value-type="float" office:value="-0.00000000127453" calcext:value-type="float">
            <text:p>-1.27453E-09</text:p>
          </table:table-cell>
          <table:table-cell office:value-type="float" office:value="-0.00000000168331" calcext:value-type="float">
            <text:p>-1.68331E-09</text:p>
          </table:table-cell>
          <table:table-cell office:value-type="float" office:value="-0.00000000219951" calcext:value-type="float">
            <text:p>-2.19951E-09</text:p>
          </table:table-cell>
          <table:table-cell office:value-type="float" office:value="-0.00000000284519" calcext:value-type="float">
            <text:p>-2.84519E-09</text:p>
          </table:table-cell>
          <table:table-cell office:value-type="float" office:value="-0.00000000364559" calcext:value-type="float">
            <text:p>-3.64559E-09</text:p>
          </table:table-cell>
          <table:table-cell office:value-type="float" office:value="-0.00000000462938" calcext:value-type="float">
            <text:p>-4.62938E-09</text:p>
          </table:table-cell>
          <table:table-cell office:value-type="float" office:value="-0.00000000582893" calcext:value-type="float">
            <text:p>-5.82893E-09</text:p>
          </table:table-cell>
          <table:table-cell office:value-type="float" office:value="-0.00000000728047" calcext:value-type="float">
            <text:p>-7.28047E-09</text:p>
          </table:table-cell>
          <table:table-cell office:value-type="float" office:value="-0.00000000902433" calcext:value-type="float">
            <text:p>-9.02433E-09</text:p>
          </table:table-cell>
          <table:table-cell office:value-type="float" office:value="-0.0000000111051" calcext:value-type="float">
            <text:p>-1.11051E-08</text:p>
          </table:table-cell>
          <table:table-cell office:value-type="float" office:value="-0.0000000135718" calcext:value-type="float">
            <text:p>-1.35718E-08</text:p>
          </table:table-cell>
          <table:table-cell office:value-type="float" office:value="-0.0000000162145" calcext:value-type="float">
            <text:p>-1.62145E-08</text:p>
          </table:table-cell>
          <table:table-cell office:value-type="float" office:value="-0.0000000192344" calcext:value-type="float">
            <text:p>-1.92344E-08</text:p>
          </table:table-cell>
          <table:table-cell office:value-type="float" office:value="-0.0000000232185" calcext:value-type="float">
            <text:p>-2.32185E-08</text:p>
          </table:table-cell>
          <table:table-cell office:value-type="float" office:value="-0.0000000283217" calcext:value-type="float">
            <text:p>-2.83217E-08</text:p>
          </table:table-cell>
          <table:table-cell office:value-type="float" office:value="-0.0000000327453" calcext:value-type="float">
            <text:p>-3.27453E-08</text:p>
          </table:table-cell>
          <table:table-cell office:value-type="float" office:value="-0.0000000383905" calcext:value-type="float">
            <text:p>-3.83905E-08</text:p>
          </table:table-cell>
          <table:table-cell office:value-type="float" office:value="-0.0000000460896" calcext:value-type="float">
            <text:p>-4.60896E-08</text:p>
          </table:table-cell>
          <table:table-cell office:value-type="float" office:value="-0.000000053529" calcext:value-type="float">
            <text:p>-5.3529E-08</text:p>
          </table:table-cell>
          <table:table-cell office:value-type="float" office:value="-0.0000000624282" calcext:value-type="float">
            <text:p>-6.24282E-08</text:p>
          </table:table-cell>
          <table:table-cell office:value-type="float" office:value="-0.0000000728948" calcext:value-type="float">
            <text:p>-7.28948E-08</text:p>
          </table:table-cell>
          <table:table-cell office:value-type="float" office:value="-0.0000000847075" calcext:value-type="float">
            <text:p>-8.47075E-08</text:p>
          </table:table-cell>
          <table:table-cell office:value-type="float" office:value="-0.0000000954465" calcext:value-type="float">
            <text:p>-9.54465E-08</text:p>
          </table:table-cell>
          <table:table-cell office:value-type="float" office:value="-0.000000108167" calcext:value-type="float">
            <text:p>-1.08167E-07</text:p>
          </table:table-cell>
          <table:table-cell office:value-type="float" office:value="-0.00000012486" calcext:value-type="float">
            <text:p>-1.2486E-07</text:p>
          </table:table-cell>
          <table:table-cell office:value-type="float" office:value="-0.000000142175" calcext:value-type="float">
            <text:p>-1.42175E-07</text:p>
          </table:table-cell>
          <table:table-cell office:value-type="float" office:value="-0.000000161196" calcext:value-type="float">
            <text:p>-1.61196E-0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8451E-067" calcext:value-type="float">
            <text:p>3.8451E-67</text:p>
          </table:table-cell>
          <table:table-cell office:value-type="float" office:value="6.91525E-064" calcext:value-type="float">
            <text:p>6.91525E-64</text:p>
          </table:table-cell>
          <table:table-cell office:value-type="float" office:value="-3.54022E-061" calcext:value-type="float">
            <text:p>-3.54022E-61</text:p>
          </table:table-cell>
          <table:table-cell office:value-type="float" office:value="1.51446E-060" calcext:value-type="float">
            <text:p>1.51446E-60</text:p>
          </table:table-cell>
          <table:table-cell office:value-type="float" office:value="2.39244E-057" calcext:value-type="float">
            <text:p>2.39244E-57</text:p>
          </table:table-cell>
          <table:table-cell office:value-type="float" office:value="4.40826E-056" calcext:value-type="float">
            <text:p>4.40826E-56</text:p>
          </table:table-cell>
          <table:table-cell office:value-type="float" office:value="-1.87473E-054" calcext:value-type="float">
            <text:p>-1.87473E-54</text:p>
          </table:table-cell>
          <table:table-cell office:value-type="float" office:value="-5.96001E-053" calcext:value-type="float">
            <text:p>-5.96001E-53</text:p>
          </table:table-cell>
          <table:table-cell office:value-type="float" office:value="-2.25663E-053" calcext:value-type="float">
            <text:p>-2.25663E-53</text:p>
          </table:table-cell>
          <table:table-cell office:value-type="float" office:value="1.88113E-050" calcext:value-type="float">
            <text:p>1.88113E-50</text:p>
          </table:table-cell>
          <table:table-cell office:value-type="float" office:value="2.02526E-049" calcext:value-type="float">
            <text:p>2.02526E-49</text:p>
          </table:table-cell>
          <table:table-cell office:value-type="float" office:value="-1.99111E-048" calcext:value-type="float">
            <text:p>-1.99111E-48</text:p>
          </table:table-cell>
          <table:table-cell office:value-type="float" office:value="-4.91259E-047" calcext:value-type="float">
            <text:p>-4.91259E-47</text:p>
          </table:table-cell>
          <table:table-cell office:value-type="float" office:value="-1.17593E-047" calcext:value-type="float">
            <text:p>-1.17593E-47</text:p>
          </table:table-cell>
          <table:table-cell office:value-type="float" office:value="6.71576E-045" calcext:value-type="float">
            <text:p>6.71576E-45</text:p>
          </table:table-cell>
          <table:table-cell office:value-type="float" office:value="2.50058E-044" calcext:value-type="float">
            <text:p>2.50058E-44</text:p>
          </table:table-cell>
          <table:table-cell office:value-type="float" office:value="-8.60859E-043" calcext:value-type="float">
            <text:p>-8.60859E-43</text:p>
          </table:table-cell>
          <table:table-cell office:value-type="float" office:value="-3.52071E-042" calcext:value-type="float">
            <text:p>-3.52071E-42</text:p>
          </table:table-cell>
          <table:table-cell office:value-type="float" office:value="1.41582E-040" calcext:value-type="float">
            <text:p>1.41582E-40</text:p>
          </table:table-cell>
          <table:table-cell office:value-type="float" office:value="-4.12658E-041" calcext:value-type="float">
            <text:p>-4.12658E-41</text:p>
          </table:table-cell>
          <table:table-cell office:value-type="float" office:value="-2.77588E-038" calcext:value-type="float">
            <text:p>-2.77588E-38</text:p>
          </table:table-cell>
          <table:table-cell office:value-type="float" office:value="2.89908E-037" calcext:value-type="float">
            <text:p>2.89908E-37</text:p>
          </table:table-cell>
          <table:table-cell office:value-type="float" office:value="3.20062E-036" calcext:value-type="float">
            <text:p>3.20062E-36</text:p>
          </table:table-cell>
          <table:table-cell office:value-type="float" office:value="-1.32565E-034" calcext:value-type="float">
            <text:p>-1.32565E-34</text:p>
          </table:table-cell>
          <table:table-cell office:value-type="float" office:value="1.5927E-033" calcext:value-type="float">
            <text:p>1.5927E-33</text:p>
          </table:table-cell>
          <table:table-cell office:value-type="float" office:value="7.98479E-033" calcext:value-type="float">
            <text:p>7.98479E-33</text:p>
          </table:table-cell>
          <table:table-cell office:value-type="float" office:value="-7.91258E-031" calcext:value-type="float">
            <text:p>-7.91258E-31</text:p>
          </table:table-cell>
          <table:table-cell office:value-type="float" office:value="2.04629E-029" calcext:value-type="float">
            <text:p>2.04629E-29</text:p>
          </table:table-cell>
          <table:table-cell office:value-type="float" office:value="-3.3306E-028" calcext:value-type="float">
            <text:p>-3.3306E-28</text:p>
          </table:table-cell>
          <table:table-cell office:value-type="float" office:value="1.92973E-027" calcext:value-type="float">
            <text:p>1.92973E-27</text:p>
          </table:table-cell>
          <table:table-cell office:value-type="float" office:value="1.30817E-025" calcext:value-type="float">
            <text:p>1.30817E-25</text:p>
          </table:table-cell>
          <table:table-cell office:value-type="float" office:value="-6.00848E-024" calcext:value-type="float">
            <text:p>-6.00848E-24</text:p>
          </table:table-cell>
          <table:table-cell office:value-type="float" office:value="6.79891E-024" calcext:value-type="float">
            <text:p>6.79891E-24</text:p>
          </table:table-cell>
          <table:table-cell office:value-type="float" office:value="5.66313E-022" calcext:value-type="float">
            <text:p>5.66313E-22</text:p>
          </table:table-cell>
          <table:table-cell office:value-type="float" office:value="1.25394E-020" calcext:value-type="float">
            <text:p>1.25394E-20</text:p>
          </table:table-cell>
          <table:table-cell office:value-type="float" office:value="1.31428E-019" calcext:value-type="float">
            <text:p>1.31428E-19</text:p>
          </table:table-cell>
          <table:table-cell office:value-type="float" office:value="1.97964E-018" calcext:value-type="float">
            <text:p>1.97964E-18</text:p>
          </table:table-cell>
          <table:table-cell office:value-type="float" office:value="1.03633E-017" calcext:value-type="float">
            <text:p>1.03633E-17</text:p>
          </table:table-cell>
          <table:table-cell office:value-type="float" office:value="4.37463E-017" calcext:value-type="float">
            <text:p>4.37463E-17</text:p>
          </table:table-cell>
          <table:table-cell office:value-type="float" office:value="2.48577E-016" calcext:value-type="float">
            <text:p>2.48577E-16</text:p>
          </table:table-cell>
          <table:table-cell office:value-type="float" office:value="1.47923E-015" calcext:value-type="float">
            <text:p>1.47923E-15</text:p>
          </table:table-cell>
          <table:table-cell office:value-type="float" office:value="2.6313E-015" calcext:value-type="float">
            <text:p>2.6313E-15</text:p>
          </table:table-cell>
          <table:table-cell office:value-type="float" office:value="5.72824E-015" calcext:value-type="float">
            <text:p>5.72824E-15</text:p>
          </table:table-cell>
          <table:table-cell office:value-type="float" office:value="0.0000000000000214639" calcext:value-type="float">
            <text:p>2.14639E-14</text:p>
          </table:table-cell>
          <table:table-cell office:value-type="float" office:value="0.0000000000000736207" calcext:value-type="float">
            <text:p>7.36207E-14</text:p>
          </table:table-cell>
          <table:table-cell office:value-type="float" office:value="0.0000000000000965855" calcext:value-type="float">
            <text:p>9.65855E-14</text:p>
          </table:table-cell>
          <table:table-cell office:value-type="float" office:value="0.000000000000106672" calcext:value-type="float">
            <text:p>1.06672E-13</text:p>
          </table:table-cell>
          <table:table-cell office:value-type="float" office:value="0.000000000000252542" calcext:value-type="float">
            <text:p>2.52542E-13</text:p>
          </table:table-cell>
          <table:table-cell office:value-type="float" office:value="0.00000000000097072" calcext:value-type="float">
            <text:p>9.7072E-13</text:p>
          </table:table-cell>
          <table:table-cell office:value-type="float" office:value="0.000000000000187176" calcext:value-type="float">
            <text:p>1.87176E-13</text:p>
          </table:table-cell>
          <table:table-cell office:value-type="float" office:value="-0.000000000000412499" calcext:value-type="float">
            <text:p>-4.12499E-13</text:p>
          </table:table-cell>
          <table:table-cell office:value-type="float" office:value="-0.0000000000000502483" calcext:value-type="float">
            <text:p>-5.02483E-14</text:p>
          </table:table-cell>
          <table:table-cell office:value-type="float" office:value="-0.00000000000165625" calcext:value-type="float">
            <text:p>-1.65625E-12</text:p>
          </table:table-cell>
          <table:table-cell office:value-type="float" office:value="-0.00000000000540613" calcext:value-type="float">
            <text:p>-5.40613E-12</text:p>
          </table:table-cell>
          <table:table-cell office:value-type="float" office:value="-0.0000000000130989" calcext:value-type="float">
            <text:p>-1.30989E-11</text:p>
          </table:table-cell>
          <table:table-cell office:value-type="float" office:value="-0.0000000000276252" calcext:value-type="float">
            <text:p>-2.76252E-11</text:p>
          </table:table-cell>
          <table:table-cell office:value-type="float" office:value="-0.0000000000534515" calcext:value-type="float">
            <text:p>-5.34515E-11</text:p>
          </table:table-cell>
          <table:table-cell office:value-type="float" office:value="-0.000000000097251" calcext:value-type="float">
            <text:p>-9.7251E-11</text:p>
          </table:table-cell>
          <table:table-cell office:value-type="float" office:value="-0.000000000168707" calcext:value-type="float">
            <text:p>-1.68707E-10</text:p>
          </table:table-cell>
          <table:table-cell office:value-type="float" office:value="-0.000000000281508" calcext:value-type="float">
            <text:p>-2.81508E-10</text:p>
          </table:table-cell>
          <table:table-cell office:value-type="float" office:value="-0.000000000454561" calcext:value-type="float">
            <text:p>-4.54561E-10</text:p>
          </table:table-cell>
          <table:table-cell office:value-type="float" office:value="-0.000000000713437" calcext:value-type="float">
            <text:p>-7.13437E-10</text:p>
          </table:table-cell>
          <table:table-cell office:value-type="float" office:value="-0.00000000109205" calcext:value-type="float">
            <text:p>-1.09205E-09</text:p>
          </table:table-cell>
          <table:table-cell office:value-type="float" office:value="-0.00000000163461" calcext:value-type="float">
            <text:p>-1.63461E-09</text:p>
          </table:table-cell>
          <table:table-cell office:value-type="float" office:value="-0.00000000239781" calcext:value-type="float">
            <text:p>-2.39781E-09</text:p>
          </table:table-cell>
          <table:table-cell office:value-type="float" office:value="-0.00000000345326" calcext:value-type="float">
            <text:p>-3.45326E-09</text:p>
          </table:table-cell>
          <table:table-cell office:value-type="float" office:value="-0.00000000489017" calcext:value-type="float">
            <text:p>-4.89017E-09</text:p>
          </table:table-cell>
          <table:table-cell office:value-type="float" office:value="-0.00000000681825" calcext:value-type="float">
            <text:p>-6.81825E-09</text:p>
          </table:table-cell>
          <table:table-cell office:value-type="float" office:value="-0.00000000937079" calcext:value-type="float">
            <text:p>-9.37079E-09</text:p>
          </table:table-cell>
          <table:table-cell office:value-type="float" office:value="-0.0000000127079" calcext:value-type="float">
            <text:p>-1.27079E-08</text:p>
          </table:table-cell>
          <table:table-cell office:value-type="float" office:value="-0.0000000170199" calcext:value-type="float">
            <text:p>-1.70199E-08</text:p>
          </table:table-cell>
          <table:table-cell office:value-type="float" office:value="-0.0000000225308" calcext:value-type="float">
            <text:p>-2.25308E-08</text:p>
          </table:table-cell>
          <table:table-cell office:value-type="float" office:value="-0.0000000295018" calcext:value-type="float">
            <text:p>-2.95018E-08</text:p>
          </table:table-cell>
          <table:table-cell office:value-type="float" office:value="-0.0000000382347" calcext:value-type="float">
            <text:p>-3.82347E-08</text:p>
          </table:table-cell>
          <table:table-cell office:value-type="float" office:value="-0.0000000490755" calcext:value-type="float">
            <text:p>-4.90755E-08</text:p>
          </table:table-cell>
          <table:table-cell office:value-type="float" office:value="-0.0000000624179" calcext:value-type="float">
            <text:p>-6.24179E-08</text:p>
          </table:table-cell>
          <table:table-cell office:value-type="float" office:value="-0.000000078706" calcext:value-type="float">
            <text:p>-7.8706E-08</text:p>
          </table:table-cell>
          <table:table-cell office:value-type="float" office:value="-0.0000000984379" calcext:value-type="float">
            <text:p>-9.84379E-08</text:p>
          </table:table-cell>
          <table:table-cell office:value-type="float" office:value="-0.000000122168" calcext:value-type="float">
            <text:p>-1.22168E-07</text:p>
          </table:table-cell>
          <table:table-cell office:value-type="float" office:value="-0.000000150512" calcext:value-type="float">
            <text:p>-1.50512E-07</text:p>
          </table:table-cell>
          <table:table-cell office:value-type="float" office:value="-0.000000184143" calcext:value-type="float">
            <text:p>-1.84143E-07</text:p>
          </table:table-cell>
          <table:table-cell office:value-type="float" office:value="-0.000000220452" calcext:value-type="float">
            <text:p>-2.20452E-07</text:p>
          </table:table-cell>
          <table:table-cell office:value-type="float" office:value="-0.00000026186" calcext:value-type="float">
            <text:p>-2.6186E-07</text:p>
          </table:table-cell>
          <table:table-cell office:value-type="float" office:value="-0.00000031631" calcext:value-type="float">
            <text:p>-3.1631E-07</text:p>
          </table:table-cell>
          <table:table-cell office:value-type="float" office:value="-0.00000038584" calcext:value-type="float">
            <text:p>-3.8584E-07</text:p>
          </table:table-cell>
          <table:table-cell office:value-type="float" office:value="-0.000000446784" calcext:value-type="float">
            <text:p>-4.46784E-07</text:p>
          </table:table-cell>
          <table:table-cell office:value-type="float" office:value="-0.000000524197" calcext:value-type="float">
            <text:p>-5.24197E-07</text:p>
          </table:table-cell>
          <table:table-cell office:value-type="float" office:value="-0.000000629515" calcext:value-type="float">
            <text:p>-6.29515E-07</text:p>
          </table:table-cell>
          <table:table-cell office:value-type="float" office:value="-0.000000731674" calcext:value-type="float">
            <text:p>-7.31674E-07</text:p>
          </table:table-cell>
          <table:table-cell office:value-type="float" office:value="-0.000000853777" calcext:value-type="float">
            <text:p>-8.53777E-07</text:p>
          </table:table-cell>
          <table:table-cell office:value-type="float" office:value="-0.000000997307" calcext:value-type="float">
            <text:p>-9.97307E-07</text:p>
          </table:table-cell>
          <table:table-cell office:value-type="float" office:value="-0.00000115928" calcext:value-type="float">
            <text:p>-1.15928E-06</text:p>
          </table:table-cell>
          <table:table-cell office:value-type="float" office:value="-0.00000130751" calcext:value-type="float">
            <text:p>-1.30751E-06</text:p>
          </table:table-cell>
          <table:table-cell office:value-type="float" office:value="-0.0000014826" calcext:value-type="float">
            <text:p>-1.4826E-06</text:p>
          </table:table-cell>
          <table:table-cell office:value-type="float" office:value="-0.00000171203" calcext:value-type="float">
            <text:p>-1.71203E-06</text:p>
          </table:table-cell>
          <table:table-cell office:value-type="float" office:value="-0.00000195026" calcext:value-type="float">
            <text:p>-1.95026E-06</text:p>
          </table:table-cell>
          <table:table-cell office:value-type="float" office:value="-0.00000221209" calcext:value-type="float">
            <text:p>-2.21209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.84613E-066" calcext:value-type="float">
            <text:p>-3.84613E-66</text:p>
          </table:table-cell>
          <table:table-cell office:value-type="float" office:value="-7.43058E-063" calcext:value-type="float">
            <text:p>-7.43058E-63</text:p>
          </table:table-cell>
          <table:table-cell office:value-type="float" office:value="4.1026E-060" calcext:value-type="float">
            <text:p>4.1026E-60</text:p>
          </table:table-cell>
          <table:table-cell office:value-type="float" office:value="1.55552E-059" calcext:value-type="float">
            <text:p>1.55552E-59</text:p>
          </table:table-cell>
          <table:table-cell office:value-type="float" office:value="-2.96995E-056" calcext:value-type="float">
            <text:p>-2.96995E-56</text:p>
          </table:table-cell>
          <table:table-cell office:value-type="float" office:value="-7.01582E-055" calcext:value-type="float">
            <text:p>-7.01582E-55</text:p>
          </table:table-cell>
          <table:table-cell office:value-type="float" office:value="2.20288E-053" calcext:value-type="float">
            <text:p>2.20288E-53</text:p>
          </table:table-cell>
          <table:table-cell office:value-type="float" office:value="9.1116E-052" calcext:value-type="float">
            <text:p>9.1116E-52</text:p>
          </table:table-cell>
          <table:table-cell office:value-type="float" office:value="4.04496E-051" calcext:value-type="float">
            <text:p>4.04496E-51</text:p>
          </table:table-cell>
          <table:table-cell office:value-type="float" office:value="-2.66073E-049" calcext:value-type="float">
            <text:p>-2.66073E-49</text:p>
          </table:table-cell>
          <table:table-cell office:value-type="float" office:value="-4.45088E-048" calcext:value-type="float">
            <text:p>-4.45088E-48</text:p>
          </table:table-cell>
          <table:table-cell office:value-type="float" office:value="1.12433E-047" calcext:value-type="float">
            <text:p>1.12433E-47</text:p>
          </table:table-cell>
          <table:table-cell office:value-type="float" office:value="9.48737E-046" calcext:value-type="float">
            <text:p>9.48737E-46</text:p>
          </table:table-cell>
          <table:table-cell office:value-type="float" office:value="6.31487E-045" calcext:value-type="float">
            <text:p>6.31487E-45</text:p>
          </table:table-cell>
          <table:table-cell office:value-type="float" office:value="-9.80344E-044" calcext:value-type="float">
            <text:p>-9.80344E-44</text:p>
          </table:table-cell>
          <table:table-cell office:value-type="float" office:value="-1.55667E-042" calcext:value-type="float">
            <text:p>-1.55667E-42</text:p>
          </table:table-cell>
          <table:table-cell office:value-type="float" office:value="6.19998E-042" calcext:value-type="float">
            <text:p>6.19998E-42</text:p>
          </table:table-cell>
          <table:table-cell office:value-type="float" office:value="2.52444E-040" calcext:value-type="float">
            <text:p>2.52444E-40</text:p>
          </table:table-cell>
          <table:table-cell office:value-type="float" office:value="-4.50991E-040" calcext:value-type="float">
            <text:p>-4.50991E-40</text:p>
          </table:table-cell>
          <table:table-cell office:value-type="float" office:value="-4.09572E-038" calcext:value-type="float">
            <text:p>-4.09572E-38</text:p>
          </table:table-cell>
          <table:table-cell office:value-type="float" office:value="1.78671E-037" calcext:value-type="float">
            <text:p>1.78671E-37</text:p>
          </table:table-cell>
          <table:table-cell office:value-type="float" office:value="6.79084E-036" calcext:value-type="float">
            <text:p>6.79084E-36</text:p>
          </table:table-cell>
          <table:table-cell office:value-type="float" office:value="-9.14378E-035" calcext:value-type="float">
            <text:p>-9.14378E-35</text:p>
          </table:table-cell>
          <table:table-cell office:value-type="float" office:value="-4.78073E-034" calcext:value-type="float">
            <text:p>-4.78073E-34</text:p>
          </table:table-cell>
          <table:table-cell office:value-type="float" office:value="2.89799E-032" calcext:value-type="float">
            <text:p>2.89799E-32</text:p>
          </table:table-cell>
          <table:table-cell office:value-type="float" office:value="-3.92019E-031" calcext:value-type="float">
            <text:p>-3.92019E-31</text:p>
          </table:table-cell>
          <table:table-cell office:value-type="float" office:value="-5.31346E-032" calcext:value-type="float">
            <text:p>-5.31346E-32</text:p>
          </table:table-cell>
          <table:table-cell office:value-type="float" office:value="1.29242E-028" calcext:value-type="float">
            <text:p>1.29242E-28</text:p>
          </table:table-cell>
          <table:table-cell office:value-type="float" office:value="-3.73376E-027" calcext:value-type="float">
            <text:p>-3.73376E-27</text:p>
          </table:table-cell>
          <table:table-cell office:value-type="float" office:value="6.79598E-026" calcext:value-type="float">
            <text:p>6.79598E-26</text:p>
          </table:table-cell>
          <table:table-cell office:value-type="float" office:value="-6.10739E-025" calcext:value-type="float">
            <text:p>-6.10739E-25</text:p>
          </table:table-cell>
          <table:table-cell office:value-type="float" office:value="-2.58085E-023" calcext:value-type="float">
            <text:p>-2.58085E-23</text:p>
          </table:table-cell>
          <table:table-cell office:value-type="float" office:value="9.01613E-023" calcext:value-type="float">
            <text:p>9.01613E-23</text:p>
          </table:table-cell>
          <table:table-cell office:value-type="float" office:value="1.77516E-022" calcext:value-type="float">
            <text:p>1.77516E-22</text:p>
          </table:table-cell>
          <table:table-cell office:value-type="float" office:value="-3.62187E-020" calcext:value-type="float">
            <text:p>-3.62187E-20</text:p>
          </table:table-cell>
          <table:table-cell office:value-type="float" office:value="-4.10644E-019" calcext:value-type="float">
            <text:p>-4.10644E-19</text:p>
          </table:table-cell>
          <table:table-cell office:value-type="float" office:value="-5.37122E-018" calcext:value-type="float">
            <text:p>-5.37122E-18</text:p>
          </table:table-cell>
          <table:table-cell office:value-type="float" office:value="-2.57345E-017" calcext:value-type="float">
            <text:p>-2.57345E-17</text:p>
          </table:table-cell>
          <table:table-cell office:value-type="float" office:value="-1.00695E-016" calcext:value-type="float">
            <text:p>-1.00695E-16</text:p>
          </table:table-cell>
          <table:table-cell office:value-type="float" office:value="-5.52721E-016" calcext:value-type="float">
            <text:p>-5.52721E-16</text:p>
          </table:table-cell>
          <table:table-cell office:value-type="float" office:value="-3.27048E-015" calcext:value-type="float">
            <text:p>-3.27048E-15</text:p>
          </table:table-cell>
          <table:table-cell office:value-type="float" office:value="-5.7725E-015" calcext:value-type="float">
            <text:p>-5.7725E-15</text:p>
          </table:table-cell>
          <table:table-cell office:value-type="float" office:value="-0.0000000000000130721" calcext:value-type="float">
            <text:p>-1.30721E-14</text:p>
          </table:table-cell>
          <table:table-cell office:value-type="float" office:value="-0.0000000000000508119" calcext:value-type="float">
            <text:p>-5.08119E-14</text:p>
          </table:table-cell>
          <table:table-cell office:value-type="float" office:value="-0.000000000000178242" calcext:value-type="float">
            <text:p>-1.78242E-13</text:p>
          </table:table-cell>
          <table:table-cell office:value-type="float" office:value="-0.000000000000277915" calcext:value-type="float">
            <text:p>-2.77915E-13</text:p>
          </table:table-cell>
          <table:table-cell office:value-type="float" office:value="-0.000000000000440957" calcext:value-type="float">
            <text:p>-4.40957E-13</text:p>
          </table:table-cell>
          <table:table-cell office:value-type="float" office:value="-0.00000000000114685" calcext:value-type="float">
            <text:p>-1.14685E-12</text:p>
          </table:table-cell>
          <table:table-cell office:value-type="float" office:value="-0.00000000000368611" calcext:value-type="float">
            <text:p>-3.68611E-12</text:p>
          </table:table-cell>
          <table:table-cell office:value-type="float" office:value="-0.00000000000400065" calcext:value-type="float">
            <text:p>-4.00065E-12</text:p>
          </table:table-cell>
          <table:table-cell office:value-type="float" office:value="-0.00000000000687672" calcext:value-type="float">
            <text:p>-6.87672E-12</text:p>
          </table:table-cell>
          <table:table-cell office:value-type="float" office:value="-0.0000000000172515" calcext:value-type="float">
            <text:p>-1.72515E-11</text:p>
          </table:table-cell>
          <table:table-cell office:value-type="float" office:value="-0.0000000000311393" calcext:value-type="float">
            <text:p>-3.11393E-11</text:p>
          </table:table-cell>
          <table:table-cell office:value-type="float" office:value="-0.0000000000547896" calcext:value-type="float">
            <text:p>-5.47896E-11</text:p>
          </table:table-cell>
          <table:table-cell office:value-type="float" office:value="-0.0000000000940854" calcext:value-type="float">
            <text:p>-9.40854E-11</text:p>
          </table:table-cell>
          <table:table-cell office:value-type="float" office:value="-0.000000000157852" calcext:value-type="float">
            <text:p>-1.57852E-10</text:p>
          </table:table-cell>
          <table:table-cell office:value-type="float" office:value="-0.00000000025901" calcext:value-type="float">
            <text:p>-2.5901E-10</text:p>
          </table:table-cell>
          <table:table-cell office:value-type="float" office:value="-0.000000000416056" calcext:value-type="float">
            <text:p>-4.16056E-10</text:p>
          </table:table-cell>
          <table:table-cell office:value-type="float" office:value="-0.000000000654898" calcext:value-type="float">
            <text:p>-6.54898E-10</text:p>
          </table:table-cell>
          <table:table-cell office:value-type="float" office:value="-0.00000000101111" calcext:value-type="float">
            <text:p>-1.01111E-09</text:p>
          </table:table-cell>
          <table:table-cell office:value-type="float" office:value="-0.00000000153261" calcext:value-type="float">
            <text:p>-1.53261E-09</text:p>
          </table:table-cell>
          <table:table-cell office:value-type="float" office:value="-0.00000000228284" calcext:value-type="float">
            <text:p>-2.28284E-09</text:p>
          </table:table-cell>
          <table:table-cell office:value-type="float" office:value="-0.0000000033444" calcext:value-type="float">
            <text:p>-3.3444E-09</text:p>
          </table:table-cell>
          <table:table-cell office:value-type="float" office:value="-0.00000000482318" calcext:value-type="float">
            <text:p>-4.82318E-09</text:p>
          </table:table-cell>
          <table:table-cell office:value-type="float" office:value="-0.00000000685301" calcext:value-type="float">
            <text:p>-6.85301E-09</text:p>
          </table:table-cell>
          <table:table-cell office:value-type="float" office:value="-0.00000000960068" calcext:value-type="float">
            <text:p>-9.60068E-09</text:p>
          </table:table-cell>
          <table:table-cell office:value-type="float" office:value="-0.0000000132715" calcext:value-type="float">
            <text:p>-1.32715E-08</text:p>
          </table:table-cell>
          <table:table-cell office:value-type="float" office:value="-0.0000000181153" calcext:value-type="float">
            <text:p>-1.81153E-08</text:p>
          </table:table-cell>
          <table:table-cell office:value-type="float" office:value="-0.0000000244324" calcext:value-type="float">
            <text:p>-2.44324E-08</text:p>
          </table:table-cell>
          <table:table-cell office:value-type="float" office:value="-0.0000000325803" calcext:value-type="float">
            <text:p>-3.25803E-08</text:p>
          </table:table-cell>
          <table:table-cell office:value-type="float" office:value="-0.0000000429804" calcext:value-type="float">
            <text:p>-4.29804E-08</text:p>
          </table:table-cell>
          <table:table-cell office:value-type="float" office:value="-0.0000000561244" calcext:value-type="float">
            <text:p>-5.61244E-08</text:p>
          </table:table-cell>
          <table:table-cell office:value-type="float" office:value="-0.0000000725815" calcext:value-type="float">
            <text:p>-7.25815E-08</text:p>
          </table:table-cell>
          <table:table-cell office:value-type="float" office:value="-0.0000000930052" calcext:value-type="float">
            <text:p>-9.30052E-08</text:p>
          </table:table-cell>
          <table:table-cell office:value-type="float" office:value="-0.000000118139" calcext:value-type="float">
            <text:p>-1.18139E-07</text:p>
          </table:table-cell>
          <table:table-cell office:value-type="float" office:value="-0.000000148824" calcext:value-type="float">
            <text:p>-1.48824E-07</text:p>
          </table:table-cell>
          <table:table-cell office:value-type="float" office:value="-0.000000186005" calcext:value-type="float">
            <text:p>-1.86005E-07</text:p>
          </table:table-cell>
          <table:table-cell office:value-type="float" office:value="-0.000000230732" calcext:value-type="float">
            <text:p>-2.30732E-07</text:p>
          </table:table-cell>
          <table:table-cell office:value-type="float" office:value="-0.000000284172" calcext:value-type="float">
            <text:p>-2.84172E-07</text:p>
          </table:table-cell>
          <table:table-cell office:value-type="float" office:value="-0.000000347609" calcext:value-type="float">
            <text:p>-3.47609E-07</text:p>
          </table:table-cell>
          <table:table-cell office:value-type="float" office:value="-0.000000422449" calcext:value-type="float">
            <text:p>-4.22449E-07</text:p>
          </table:table-cell>
          <table:table-cell office:value-type="float" office:value="-0.000000498684" calcext:value-type="float">
            <text:p>-4.98684E-07</text:p>
          </table:table-cell>
          <table:table-cell office:value-type="float" office:value="-0.0000005871" calcext:value-type="float">
            <text:p>-5.871E-07</text:p>
          </table:table-cell>
          <table:table-cell office:value-type="float" office:value="-0.000000706404" calcext:value-type="float">
            <text:p>-7.06404E-07</text:p>
          </table:table-cell>
          <table:table-cell office:value-type="float" office:value="-0.000000862438" calcext:value-type="float">
            <text:p>-8.62438E-07</text:p>
          </table:table-cell>
          <table:table-cell office:value-type="float" office:value="-0.000000988144" calcext:value-type="float">
            <text:p>-9.88144E-07</text:p>
          </table:table-cell>
          <table:table-cell office:value-type="float" office:value="-0.00000115386" calcext:value-type="float">
            <text:p>-1.15386E-06</text:p>
          </table:table-cell>
          <table:table-cell office:value-type="float" office:value="-0.00000138377" calcext:value-type="float">
            <text:p>-1.38377E-06</text:p>
          </table:table-cell>
          <table:table-cell office:value-type="float" office:value="-0.00000160042" calcext:value-type="float">
            <text:p>-1.60042E-06</text:p>
          </table:table-cell>
          <table:table-cell office:value-type="float" office:value="-0.00000186124" calcext:value-type="float">
            <text:p>-1.86124E-06</text:p>
          </table:table-cell>
          <table:table-cell office:value-type="float" office:value="-0.00000216933" calcext:value-type="float">
            <text:p>-2.16933E-06</text:p>
          </table:table-cell>
          <table:table-cell office:value-type="float" office:value="-0.00000251744" calcext:value-type="float">
            <text:p>-2.51744E-06</text:p>
          </table:table-cell>
          <table:table-cell office:value-type="float" office:value="-0.00000282005" calcext:value-type="float">
            <text:p>-2.82005E-06</text:p>
          </table:table-cell>
          <table:table-cell office:value-type="float" office:value="-0.00000318576" calcext:value-type="float">
            <text:p>-3.18576E-06</text:p>
          </table:table-cell>
          <table:table-cell office:value-type="float" office:value="-0.00000367079" calcext:value-type="float">
            <text:p>-3.67079E-06</text:p>
          </table:table-cell>
          <table:table-cell office:value-type="float" office:value="-0.00000417053" calcext:value-type="float">
            <text:p>-4.17053E-06</text:p>
          </table:table-cell>
          <table:table-cell office:value-type="float" office:value="-0.00000471802" calcext:value-type="float">
            <text:p>-4.7180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1T21:11:03.420123354</dc:date>
    <meta:editing-duration>PT9M57S</meta:editing-duration>
    <meta:editing-cycles>1</meta:editing-cycles>
    <meta:document-statistic meta:table-count="2" meta:cell-count="2060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2.B46:Sheet2.CX56" svg:x="0.32cm" svg:y="0.18cm" svg:width="15.36cm" svg:height="8.64cm">
          <chartooo:coordinate-region svg:x="0.862cm" svg:y="0.379cm" svg:width="14.631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B46:Sheet2.B56" chart:class="chart:line">
            <chart:data-point chart:repeated="11"/>
          </chart:series>
          <chart:series chart:style-name="ch6" chart:values-cell-range-address="Sheet2.C46:Sheet2.C56" chart:class="chart:line">
            <chart:data-point chart:repeated="11"/>
          </chart:series>
          <chart:series chart:style-name="ch7" chart:values-cell-range-address="Sheet2.D46:Sheet2.D56" chart:class="chart:line">
            <chart:data-point chart:repeated="11"/>
          </chart:series>
          <chart:series chart:style-name="ch8" chart:values-cell-range-address="Sheet2.E46:Sheet2.E56" chart:class="chart:line">
            <chart:data-point chart:repeated="11"/>
          </chart:series>
          <chart:series chart:style-name="ch9" chart:values-cell-range-address="Sheet2.F46:Sheet2.F56" chart:class="chart:line">
            <chart:data-point chart:repeated="11"/>
          </chart:series>
          <chart:series chart:style-name="ch10" chart:values-cell-range-address="Sheet2.G46:Sheet2.G56" chart:class="chart:line">
            <chart:data-point chart:repeated="11"/>
          </chart:series>
          <chart:series chart:style-name="ch11" chart:values-cell-range-address="Sheet2.H46:Sheet2.H56" chart:class="chart:line">
            <chart:data-point chart:repeated="11"/>
          </chart:series>
          <chart:series chart:style-name="ch12" chart:values-cell-range-address="Sheet2.I46:Sheet2.I56" chart:class="chart:line">
            <chart:data-point chart:repeated="11"/>
          </chart:series>
          <chart:series chart:style-name="ch13" chart:values-cell-range-address="Sheet2.J46:Sheet2.J56" chart:class="chart:line">
            <chart:data-point chart:repeated="11"/>
          </chart:series>
          <chart:series chart:style-name="ch14" chart:values-cell-range-address="Sheet2.K46:Sheet2.K56" chart:class="chart:line">
            <chart:data-point chart:repeated="11"/>
          </chart:series>
          <chart:series chart:style-name="ch15" chart:values-cell-range-address="Sheet2.L46:Sheet2.L56" chart:class="chart:line">
            <chart:data-point chart:repeated="11"/>
          </chart:series>
          <chart:series chart:style-name="ch16" chart:values-cell-range-address="Sheet2.M46:Sheet2.M56" chart:class="chart:line">
            <chart:data-point chart:repeated="11"/>
          </chart:series>
          <chart:series chart:style-name="ch17" chart:values-cell-range-address="Sheet2.N46:Sheet2.N56" chart:class="chart:line">
            <chart:data-point chart:repeated="11"/>
          </chart:series>
          <chart:series chart:style-name="ch18" chart:values-cell-range-address="Sheet2.O46:Sheet2.O56" chart:class="chart:line">
            <chart:data-point chart:repeated="11"/>
          </chart:series>
          <chart:series chart:style-name="ch19" chart:values-cell-range-address="Sheet2.P46:Sheet2.P56" chart:class="chart:line">
            <chart:data-point chart:repeated="11"/>
          </chart:series>
          <chart:series chart:style-name="ch8" chart:values-cell-range-address="Sheet2.Q46:Sheet2.Q56" chart:class="chart:line">
            <chart:data-point chart:repeated="11"/>
          </chart:series>
          <chart:series chart:style-name="ch9" chart:values-cell-range-address="Sheet2.R46:Sheet2.R56" chart:class="chart:line">
            <chart:data-point chart:repeated="11"/>
          </chart:series>
          <chart:series chart:style-name="ch10" chart:values-cell-range-address="Sheet2.S46:Sheet2.S56" chart:class="chart:line">
            <chart:data-point chart:repeated="11"/>
          </chart:series>
          <chart:series chart:style-name="ch11" chart:values-cell-range-address="Sheet2.T46:Sheet2.T56" chart:class="chart:line">
            <chart:data-point chart:repeated="11"/>
          </chart:series>
          <chart:series chart:style-name="ch12" chart:values-cell-range-address="Sheet2.U46:Sheet2.U56" chart:class="chart:line">
            <chart:data-point chart:repeated="11"/>
          </chart:series>
          <chart:series chart:style-name="ch13" chart:values-cell-range-address="Sheet2.V46:Sheet2.V56" chart:class="chart:line">
            <chart:data-point chart:repeated="11"/>
          </chart:series>
          <chart:series chart:style-name="ch14" chart:values-cell-range-address="Sheet2.W46:Sheet2.W56" chart:class="chart:line">
            <chart:data-point chart:repeated="11"/>
          </chart:series>
          <chart:series chart:style-name="ch15" chart:values-cell-range-address="Sheet2.X46:Sheet2.X56" chart:class="chart:line">
            <chart:data-point chart:repeated="11"/>
          </chart:series>
          <chart:series chart:style-name="ch16" chart:values-cell-range-address="Sheet2.Y46:Sheet2.Y56" chart:class="chart:line">
            <chart:data-point chart:repeated="11"/>
          </chart:series>
          <chart:series chart:style-name="ch17" chart:values-cell-range-address="Sheet2.Z46:Sheet2.Z56" chart:class="chart:line">
            <chart:data-point chart:repeated="11"/>
          </chart:series>
          <chart:series chart:style-name="ch18" chart:values-cell-range-address="Sheet2.AA46:Sheet2.AA56" chart:class="chart:line">
            <chart:data-point chart:repeated="11"/>
          </chart:series>
          <chart:series chart:style-name="ch19" chart:values-cell-range-address="Sheet2.AB46:Sheet2.AB56" chart:class="chart:line">
            <chart:data-point chart:repeated="11"/>
          </chart:series>
          <chart:series chart:style-name="ch8" chart:values-cell-range-address="Sheet2.AC46:Sheet2.AC56" chart:class="chart:line">
            <chart:data-point chart:repeated="11"/>
          </chart:series>
          <chart:series chart:style-name="ch9" chart:values-cell-range-address="Sheet2.AD46:Sheet2.AD56" chart:class="chart:line">
            <chart:data-point chart:repeated="11"/>
          </chart:series>
          <chart:series chart:style-name="ch10" chart:values-cell-range-address="Sheet2.AE46:Sheet2.AE56" chart:class="chart:line">
            <chart:data-point chart:repeated="11"/>
          </chart:series>
          <chart:series chart:style-name="ch11" chart:values-cell-range-address="Sheet2.AF46:Sheet2.AF56" chart:class="chart:line">
            <chart:data-point chart:repeated="11"/>
          </chart:series>
          <chart:series chart:style-name="ch12" chart:values-cell-range-address="Sheet2.AG46:Sheet2.AG56" chart:class="chart:line">
            <chart:data-point chart:repeated="11"/>
          </chart:series>
          <chart:series chart:style-name="ch13" chart:values-cell-range-address="Sheet2.AH46:Sheet2.AH56" chart:class="chart:line">
            <chart:data-point chart:repeated="11"/>
          </chart:series>
          <chart:series chart:style-name="ch14" chart:values-cell-range-address="Sheet2.AI46:Sheet2.AI56" chart:class="chart:line">
            <chart:data-point chart:repeated="11"/>
          </chart:series>
          <chart:series chart:style-name="ch15" chart:values-cell-range-address="Sheet2.AJ46:Sheet2.AJ56" chart:class="chart:line">
            <chart:data-point chart:repeated="11"/>
          </chart:series>
          <chart:series chart:style-name="ch16" chart:values-cell-range-address="Sheet2.AK46:Sheet2.AK56" chart:class="chart:line">
            <chart:data-point chart:repeated="11"/>
          </chart:series>
          <chart:series chart:style-name="ch17" chart:values-cell-range-address="Sheet2.AL46:Sheet2.AL56" chart:class="chart:line">
            <chart:data-point chart:repeated="11"/>
          </chart:series>
          <chart:series chart:style-name="ch18" chart:values-cell-range-address="Sheet2.AM46:Sheet2.AM56" chart:class="chart:line">
            <chart:data-point chart:repeated="11"/>
          </chart:series>
          <chart:series chart:style-name="ch19" chart:values-cell-range-address="Sheet2.AN46:Sheet2.AN56" chart:class="chart:line">
            <chart:data-point chart:repeated="11"/>
          </chart:series>
          <chart:series chart:style-name="ch8" chart:values-cell-range-address="Sheet2.AO46:Sheet2.AO56" chart:class="chart:line">
            <chart:data-point chart:repeated="11"/>
          </chart:series>
          <chart:series chart:style-name="ch9" chart:values-cell-range-address="Sheet2.AP46:Sheet2.AP56" chart:class="chart:line">
            <chart:data-point chart:repeated="11"/>
          </chart:series>
          <chart:series chart:style-name="ch10" chart:values-cell-range-address="Sheet2.AQ46:Sheet2.AQ56" chart:class="chart:line">
            <chart:data-point chart:repeated="11"/>
          </chart:series>
          <chart:series chart:style-name="ch11" chart:values-cell-range-address="Sheet2.AR46:Sheet2.AR56" chart:class="chart:line">
            <chart:data-point chart:repeated="11"/>
          </chart:series>
          <chart:series chart:style-name="ch12" chart:values-cell-range-address="Sheet2.AS46:Sheet2.AS56" chart:class="chart:line">
            <chart:data-point chart:repeated="11"/>
          </chart:series>
          <chart:series chart:style-name="ch13" chart:values-cell-range-address="Sheet2.AT46:Sheet2.AT56" chart:class="chart:line">
            <chart:data-point chart:repeated="11"/>
          </chart:series>
          <chart:series chart:style-name="ch14" chart:values-cell-range-address="Sheet2.AU46:Sheet2.AU56" chart:class="chart:line">
            <chart:data-point chart:repeated="11"/>
          </chart:series>
          <chart:series chart:style-name="ch15" chart:values-cell-range-address="Sheet2.AV46:Sheet2.AV56" chart:class="chart:line">
            <chart:data-point chart:repeated="11"/>
          </chart:series>
          <chart:series chart:style-name="ch16" chart:values-cell-range-address="Sheet2.AW46:Sheet2.AW56" chart:class="chart:line">
            <chart:data-point chart:repeated="11"/>
          </chart:series>
          <chart:series chart:style-name="ch17" chart:values-cell-range-address="Sheet2.AX46:Sheet2.AX56" chart:class="chart:line">
            <chart:data-point chart:repeated="11"/>
          </chart:series>
          <chart:series chart:style-name="ch18" chart:values-cell-range-address="Sheet2.AY46:Sheet2.AY56" chart:class="chart:line">
            <chart:data-point chart:repeated="11"/>
          </chart:series>
          <chart:series chart:style-name="ch19" chart:values-cell-range-address="Sheet2.AZ46:Sheet2.AZ56" chart:class="chart:line">
            <chart:data-point chart:repeated="11"/>
          </chart:series>
          <chart:series chart:style-name="ch8" chart:values-cell-range-address="Sheet2.BA46:Sheet2.BA56" chart:class="chart:line">
            <chart:data-point chart:repeated="11"/>
          </chart:series>
          <chart:series chart:style-name="ch9" chart:values-cell-range-address="Sheet2.BB46:Sheet2.BB56" chart:class="chart:line">
            <chart:data-point chart:repeated="11"/>
          </chart:series>
          <chart:series chart:style-name="ch10" chart:values-cell-range-address="Sheet2.BC46:Sheet2.BC56" chart:class="chart:line">
            <chart:data-point chart:repeated="11"/>
          </chart:series>
          <chart:series chart:style-name="ch11" chart:values-cell-range-address="Sheet2.BD46:Sheet2.BD56" chart:class="chart:line">
            <chart:data-point chart:repeated="11"/>
          </chart:series>
          <chart:series chart:style-name="ch12" chart:values-cell-range-address="Sheet2.BE46:Sheet2.BE56" chart:class="chart:line">
            <chart:data-point chart:repeated="11"/>
          </chart:series>
          <chart:series chart:style-name="ch13" chart:values-cell-range-address="Sheet2.BF46:Sheet2.BF56" chart:class="chart:line">
            <chart:data-point chart:repeated="11"/>
          </chart:series>
          <chart:series chart:style-name="ch14" chart:values-cell-range-address="Sheet2.BG46:Sheet2.BG56" chart:class="chart:line">
            <chart:data-point chart:repeated="11"/>
          </chart:series>
          <chart:series chart:style-name="ch15" chart:values-cell-range-address="Sheet2.BH46:Sheet2.BH56" chart:class="chart:line">
            <chart:data-point chart:repeated="11"/>
          </chart:series>
          <chart:series chart:style-name="ch16" chart:values-cell-range-address="Sheet2.BI46:Sheet2.BI56" chart:class="chart:line">
            <chart:data-point chart:repeated="11"/>
          </chart:series>
          <chart:series chart:style-name="ch17" chart:values-cell-range-address="Sheet2.BJ46:Sheet2.BJ56" chart:class="chart:line">
            <chart:data-point chart:repeated="11"/>
          </chart:series>
          <chart:series chart:style-name="ch18" chart:values-cell-range-address="Sheet2.BK46:Sheet2.BK56" chart:class="chart:line">
            <chart:data-point chart:repeated="11"/>
          </chart:series>
          <chart:series chart:style-name="ch19" chart:values-cell-range-address="Sheet2.BL46:Sheet2.BL56" chart:class="chart:line">
            <chart:data-point chart:repeated="11"/>
          </chart:series>
          <chart:series chart:style-name="ch8" chart:values-cell-range-address="Sheet2.BM46:Sheet2.BM56" chart:class="chart:line">
            <chart:data-point chart:repeated="11"/>
          </chart:series>
          <chart:series chart:style-name="ch9" chart:values-cell-range-address="Sheet2.BN46:Sheet2.BN56" chart:class="chart:line">
            <chart:data-point chart:repeated="11"/>
          </chart:series>
          <chart:series chart:style-name="ch10" chart:values-cell-range-address="Sheet2.BO46:Sheet2.BO56" chart:class="chart:line">
            <chart:data-point chart:repeated="11"/>
          </chart:series>
          <chart:series chart:style-name="ch11" chart:values-cell-range-address="Sheet2.BP46:Sheet2.BP56" chart:class="chart:line">
            <chart:data-point chart:repeated="11"/>
          </chart:series>
          <chart:series chart:style-name="ch12" chart:values-cell-range-address="Sheet2.BQ46:Sheet2.BQ56" chart:class="chart:line">
            <chart:data-point chart:repeated="11"/>
          </chart:series>
          <chart:series chart:style-name="ch13" chart:values-cell-range-address="Sheet2.BR46:Sheet2.BR56" chart:class="chart:line">
            <chart:data-point chart:repeated="11"/>
          </chart:series>
          <chart:series chart:style-name="ch14" chart:values-cell-range-address="Sheet2.BS46:Sheet2.BS56" chart:class="chart:line">
            <chart:data-point chart:repeated="11"/>
          </chart:series>
          <chart:series chart:style-name="ch15" chart:values-cell-range-address="Sheet2.BT46:Sheet2.BT56" chart:class="chart:line">
            <chart:data-point chart:repeated="11"/>
          </chart:series>
          <chart:series chart:style-name="ch16" chart:values-cell-range-address="Sheet2.BU46:Sheet2.BU56" chart:class="chart:line">
            <chart:data-point chart:repeated="11"/>
          </chart:series>
          <chart:series chart:style-name="ch17" chart:values-cell-range-address="Sheet2.BV46:Sheet2.BV56" chart:class="chart:line">
            <chart:data-point chart:repeated="11"/>
          </chart:series>
          <chart:series chart:style-name="ch18" chart:values-cell-range-address="Sheet2.BW46:Sheet2.BW56" chart:class="chart:line">
            <chart:data-point chart:repeated="11"/>
          </chart:series>
          <chart:series chart:style-name="ch19" chart:values-cell-range-address="Sheet2.BX46:Sheet2.BX56" chart:class="chart:line">
            <chart:data-point chart:repeated="11"/>
          </chart:series>
          <chart:series chart:style-name="ch8" chart:values-cell-range-address="Sheet2.BY46:Sheet2.BY56" chart:class="chart:line">
            <chart:data-point chart:repeated="11"/>
          </chart:series>
          <chart:series chart:style-name="ch9" chart:values-cell-range-address="Sheet2.BZ46:Sheet2.BZ56" chart:class="chart:line">
            <chart:data-point chart:repeated="11"/>
          </chart:series>
          <chart:series chart:style-name="ch10" chart:values-cell-range-address="Sheet2.CA46:Sheet2.CA56" chart:class="chart:line">
            <chart:data-point chart:repeated="11"/>
          </chart:series>
          <chart:series chart:style-name="ch11" chart:values-cell-range-address="Sheet2.CB46:Sheet2.CB56" chart:class="chart:line">
            <chart:data-point chart:repeated="11"/>
          </chart:series>
          <chart:series chart:style-name="ch12" chart:values-cell-range-address="Sheet2.CC46:Sheet2.CC56" chart:class="chart:line">
            <chart:data-point chart:repeated="11"/>
          </chart:series>
          <chart:series chart:style-name="ch13" chart:values-cell-range-address="Sheet2.CD46:Sheet2.CD56" chart:class="chart:line">
            <chart:data-point chart:repeated="11"/>
          </chart:series>
          <chart:series chart:style-name="ch14" chart:values-cell-range-address="Sheet2.CE46:Sheet2.CE56" chart:class="chart:line">
            <chart:data-point chart:repeated="11"/>
          </chart:series>
          <chart:series chart:style-name="ch15" chart:values-cell-range-address="Sheet2.CF46:Sheet2.CF56" chart:class="chart:line">
            <chart:data-point chart:repeated="11"/>
          </chart:series>
          <chart:series chart:style-name="ch16" chart:values-cell-range-address="Sheet2.CG46:Sheet2.CG56" chart:class="chart:line">
            <chart:data-point chart:repeated="11"/>
          </chart:series>
          <chart:series chart:style-name="ch17" chart:values-cell-range-address="Sheet2.CH46:Sheet2.CH56" chart:class="chart:line">
            <chart:data-point chart:repeated="11"/>
          </chart:series>
          <chart:series chart:style-name="ch18" chart:values-cell-range-address="Sheet2.CI46:Sheet2.CI56" chart:class="chart:line">
            <chart:data-point chart:repeated="11"/>
          </chart:series>
          <chart:series chart:style-name="ch19" chart:values-cell-range-address="Sheet2.CJ46:Sheet2.CJ56" chart:class="chart:line">
            <chart:data-point chart:repeated="11"/>
          </chart:series>
          <chart:series chart:style-name="ch8" chart:values-cell-range-address="Sheet2.CK46:Sheet2.CK56" chart:class="chart:line">
            <chart:data-point chart:repeated="11"/>
          </chart:series>
          <chart:series chart:style-name="ch9" chart:values-cell-range-address="Sheet2.CL46:Sheet2.CL56" chart:class="chart:line">
            <chart:data-point chart:repeated="11"/>
          </chart:series>
          <chart:series chart:style-name="ch10" chart:values-cell-range-address="Sheet2.CM46:Sheet2.CM56" chart:class="chart:line">
            <chart:data-point chart:repeated="11"/>
          </chart:series>
          <chart:series chart:style-name="ch11" chart:values-cell-range-address="Sheet2.CN46:Sheet2.CN56" chart:class="chart:line">
            <chart:data-point chart:repeated="11"/>
          </chart:series>
          <chart:series chart:style-name="ch12" chart:values-cell-range-address="Sheet2.CO46:Sheet2.CO56" chart:class="chart:line">
            <chart:data-point chart:repeated="11"/>
          </chart:series>
          <chart:series chart:style-name="ch13" chart:values-cell-range-address="Sheet2.CP46:Sheet2.CP56" chart:class="chart:line">
            <chart:data-point chart:repeated="11"/>
          </chart:series>
          <chart:series chart:style-name="ch14" chart:values-cell-range-address="Sheet2.CQ46:Sheet2.CQ56" chart:class="chart:line">
            <chart:data-point chart:repeated="11"/>
          </chart:series>
          <chart:series chart:style-name="ch15" chart:values-cell-range-address="Sheet2.CR46:Sheet2.CR56" chart:class="chart:line">
            <chart:data-point chart:repeated="11"/>
          </chart:series>
          <chart:series chart:style-name="ch16" chart:values-cell-range-address="Sheet2.CS46:Sheet2.CS56" chart:class="chart:line">
            <chart:data-point chart:repeated="11"/>
          </chart:series>
          <chart:series chart:style-name="ch17" chart:values-cell-range-address="Sheet2.CT46:Sheet2.CT56" chart:class="chart:line">
            <chart:data-point chart:repeated="11"/>
          </chart:series>
          <chart:series chart:style-name="ch18" chart:values-cell-range-address="Sheet2.CU46:Sheet2.CU56" chart:class="chart:line">
            <chart:data-point chart:repeated="11"/>
          </chart:series>
          <chart:series chart:style-name="ch19" chart:values-cell-range-address="Sheet2.CV46:Sheet2.CV56" chart:class="chart:line">
            <chart:data-point chart:repeated="11"/>
          </chart:series>
          <chart:series chart:style-name="ch8" chart:values-cell-range-address="Sheet2.CW46:Sheet2.CW56" chart:class="chart:line">
            <chart:data-point chart:repeated="11"/>
          </chart:series>
          <chart:series chart:style-name="ch9" chart:values-cell-range-address="Sheet2.CX46:Sheet2.CX56" chart:class="chart:line">
            <chart:data-point chart:repeated="1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46:Sheet2.B56</svg:desc>
                </draw:g>
              </table:table-cell>
              <table:table-cell office:value-type="float" office:value="0.000000495264">
                <text:p>0.000000495264</text:p>
                <draw:g>
                  <svg:desc>Sheet2.C46:Sheet2.C56</svg:desc>
                </draw:g>
              </table:table-cell>
              <table:table-cell office:value-type="float" office:value="0.00000430679">
                <text:p>0.00000430679</text:p>
                <draw:g>
                  <svg:desc>Sheet2.D46:Sheet2.D56</svg:desc>
                </draw:g>
              </table:table-cell>
              <table:table-cell office:value-type="float" office:value="0.00000774929">
                <text:p>0.00000774929</text:p>
                <draw:g>
                  <svg:desc>Sheet2.E46:Sheet2.E56</svg:desc>
                </draw:g>
              </table:table-cell>
              <table:table-cell office:value-type="float" office:value="-0.0000012773">
                <text:p>-0.0000012773</text:p>
                <draw:g>
                  <svg:desc>Sheet2.F46:Sheet2.F56</svg:desc>
                </draw:g>
              </table:table-cell>
              <table:table-cell office:value-type="float" office:value="-0.0000383688">
                <text:p>-0.0000383688</text:p>
                <draw:g>
                  <svg:desc>Sheet2.G46:Sheet2.G56</svg:desc>
                </draw:g>
              </table:table-cell>
              <table:table-cell office:value-type="float" office:value="-0.000116965">
                <text:p>-0.000116965</text:p>
                <draw:g>
                  <svg:desc>Sheet2.H46:Sheet2.H56</svg:desc>
                </draw:g>
              </table:table-cell>
              <table:table-cell office:value-type="float" office:value="-0.000242462">
                <text:p>-0.000242462</text:p>
                <draw:g>
                  <svg:desc>Sheet2.I46:Sheet2.I56</svg:desc>
                </draw:g>
              </table:table-cell>
              <table:table-cell office:value-type="float" office:value="-0.000404734">
                <text:p>-0.000404734</text:p>
                <draw:g>
                  <svg:desc>Sheet2.J46:Sheet2.J56</svg:desc>
                </draw:g>
              </table:table-cell>
              <table:table-cell office:value-type="float" office:value="-0.000571648">
                <text:p>-0.000571648</text:p>
                <draw:g>
                  <svg:desc>Sheet2.K46:Sheet2.K56</svg:desc>
                </draw:g>
              </table:table-cell>
              <table:table-cell office:value-type="float" office:value="-0.000685502">
                <text:p>-0.000685502</text:p>
                <draw:g>
                  <svg:desc>Sheet2.L46:Sheet2.L56</svg:desc>
                </draw:g>
              </table:table-cell>
              <table:table-cell office:value-type="float" office:value="-0.0006589">
                <text:p>-0.0006589</text:p>
                <draw:g>
                  <svg:desc>Sheet2.M46:Sheet2.M56</svg:desc>
                </draw:g>
              </table:table-cell>
              <table:table-cell office:value-type="float" office:value="-0.000372382">
                <text:p>-0.000372382</text:p>
                <draw:g>
                  <svg:desc>Sheet2.N46:Sheet2.N56</svg:desc>
                </draw:g>
              </table:table-cell>
              <table:table-cell office:value-type="float" office:value="0.000327372">
                <text:p>0.000327372</text:p>
                <draw:g>
                  <svg:desc>Sheet2.O46:Sheet2.O56</svg:desc>
                </draw:g>
              </table:table-cell>
              <table:table-cell office:value-type="float" office:value="0.00162153">
                <text:p>0.00162153</text:p>
                <draw:g>
                  <svg:desc>Sheet2.P46:Sheet2.P56</svg:desc>
                </draw:g>
              </table:table-cell>
              <table:table-cell office:value-type="float" office:value="0.0036963">
                <text:p>0.0036963</text:p>
                <draw:g>
                  <svg:desc>Sheet2.Q46:Sheet2.Q56</svg:desc>
                </draw:g>
              </table:table-cell>
              <table:table-cell office:value-type="float" office:value="0.00675836">
                <text:p>0.00675836</text:p>
                <draw:g>
                  <svg:desc>Sheet2.R46:Sheet2.R56</svg:desc>
                </draw:g>
              </table:table-cell>
              <table:table-cell office:value-type="float" office:value="0.0110185">
                <text:p>0.0110185</text:p>
                <draw:g>
                  <svg:desc>Sheet2.S46:Sheet2.S56</svg:desc>
                </draw:g>
              </table:table-cell>
              <table:table-cell office:value-type="float" office:value="0.0166826">
                <text:p>0.0166826</text:p>
                <draw:g>
                  <svg:desc>Sheet2.T46:Sheet2.T56</svg:desc>
                </draw:g>
              </table:table-cell>
              <table:table-cell office:value-type="float" office:value="0.0239371">
                <text:p>0.0239371</text:p>
                <draw:g>
                  <svg:desc>Sheet2.U46:Sheet2.U56</svg:desc>
                </draw:g>
              </table:table-cell>
              <table:table-cell office:value-type="float" office:value="0.0329311">
                <text:p>0.0329311</text:p>
                <draw:g>
                  <svg:desc>Sheet2.V46:Sheet2.V56</svg:desc>
                </draw:g>
              </table:table-cell>
              <table:table-cell office:value-type="float" office:value="0.0437549">
                <text:p>0.0437549</text:p>
                <draw:g>
                  <svg:desc>Sheet2.W46:Sheet2.W56</svg:desc>
                </draw:g>
              </table:table-cell>
              <table:table-cell office:value-type="float" office:value="0.0564147">
                <text:p>0.0564147</text:p>
                <draw:g>
                  <svg:desc>Sheet2.X46:Sheet2.X56</svg:desc>
                </draw:g>
              </table:table-cell>
              <table:table-cell office:value-type="float" office:value="0.0708079">
                <text:p>0.0708079</text:p>
                <draw:g>
                  <svg:desc>Sheet2.Y46:Sheet2.Y56</svg:desc>
                </draw:g>
              </table:table-cell>
              <table:table-cell office:value-type="float" office:value="0.0867061">
                <text:p>0.0867061</text:p>
                <draw:g>
                  <svg:desc>Sheet2.Z46:Sheet2.Z56</svg:desc>
                </draw:g>
              </table:table-cell>
              <table:table-cell office:value-type="float" office:value="0.103754">
                <text:p>0.103754</text:p>
                <draw:g>
                  <svg:desc>Sheet2.AA46:Sheet2.AA56</svg:desc>
                </draw:g>
              </table:table-cell>
              <table:table-cell office:value-type="float" office:value="0.121492">
                <text:p>0.121492</text:p>
                <draw:g>
                  <svg:desc>Sheet2.AB46:Sheet2.AB56</svg:desc>
                </draw:g>
              </table:table-cell>
              <table:table-cell office:value-type="float" office:value="0.139396">
                <text:p>0.139396</text:p>
                <draw:g>
                  <svg:desc>Sheet2.AC46:Sheet2.AC56</svg:desc>
                </draw:g>
              </table:table-cell>
              <table:table-cell office:value-type="float" office:value="0.156933">
                <text:p>0.156933</text:p>
                <draw:g>
                  <svg:desc>Sheet2.AD46:Sheet2.AD56</svg:desc>
                </draw:g>
              </table:table-cell>
              <table:table-cell office:value-type="float" office:value="0.173599">
                <text:p>0.173599</text:p>
                <draw:g>
                  <svg:desc>Sheet2.AE46:Sheet2.AE56</svg:desc>
                </draw:g>
              </table:table-cell>
              <table:table-cell office:value-type="float" office:value="0.188958">
                <text:p>0.188958</text:p>
                <draw:g>
                  <svg:desc>Sheet2.AF46:Sheet2.AF56</svg:desc>
                </draw:g>
              </table:table-cell>
              <table:table-cell office:value-type="float" office:value="0.202659">
                <text:p>0.202659</text:p>
                <draw:g>
                  <svg:desc>Sheet2.AG46:Sheet2.AG56</svg:desc>
                </draw:g>
              </table:table-cell>
              <table:table-cell office:value-type="float" office:value="0.214447">
                <text:p>0.214447</text:p>
                <draw:g>
                  <svg:desc>Sheet2.AH46:Sheet2.AH56</svg:desc>
                </draw:g>
              </table:table-cell>
              <table:table-cell office:value-type="float" office:value="0.224158">
                <text:p>0.224158</text:p>
                <draw:g>
                  <svg:desc>Sheet2.AI46:Sheet2.AI56</svg:desc>
                </draw:g>
              </table:table-cell>
              <table:table-cell office:value-type="float" office:value="0.231717">
                <text:p>0.231717</text:p>
                <draw:g>
                  <svg:desc>Sheet2.AJ46:Sheet2.AJ56</svg:desc>
                </draw:g>
              </table:table-cell>
              <table:table-cell office:value-type="float" office:value="0.237104">
                <text:p>0.237104</text:p>
                <draw:g>
                  <svg:desc>Sheet2.AK46:Sheet2.AK56</svg:desc>
                </draw:g>
              </table:table-cell>
              <table:table-cell office:value-type="float" office:value="0.238646">
                <text:p>0.238646</text:p>
                <draw:g>
                  <svg:desc>Sheet2.AL46:Sheet2.AL56</svg:desc>
                </draw:g>
              </table:table-cell>
              <table:table-cell office:value-type="float" office:value="0.240365">
                <text:p>0.240365</text:p>
                <draw:g>
                  <svg:desc>Sheet2.AM46:Sheet2.AM56</svg:desc>
                </draw:g>
              </table:table-cell>
              <table:table-cell office:value-type="float" office:value="0.241402">
                <text:p>0.241402</text:p>
                <draw:g>
                  <svg:desc>Sheet2.AN46:Sheet2.AN56</svg:desc>
                </draw:g>
              </table:table-cell>
              <table:table-cell office:value-type="float" office:value="0.241842">
                <text:p>0.241842</text:p>
                <draw:g>
                  <svg:desc>Sheet2.AO46:Sheet2.AO56</svg:desc>
                </draw:g>
              </table:table-cell>
              <table:table-cell office:value-type="float" office:value="0.241922">
                <text:p>0.241922</text:p>
                <draw:g>
                  <svg:desc>Sheet2.AP46:Sheet2.AP56</svg:desc>
                </draw:g>
              </table:table-cell>
              <table:table-cell office:value-type="float" office:value="0.24171">
                <text:p>0.24171</text:p>
                <draw:g>
                  <svg:desc>Sheet2.AQ46:Sheet2.AQ56</svg:desc>
                </draw:g>
              </table:table-cell>
              <table:table-cell office:value-type="float" office:value="0.241282">
                <text:p>0.241282</text:p>
                <draw:g>
                  <svg:desc>Sheet2.AR46:Sheet2.AR56</svg:desc>
                </draw:g>
              </table:table-cell>
              <table:table-cell office:value-type="float" office:value="0.240619">
                <text:p>0.240619</text:p>
                <draw:g>
                  <svg:desc>Sheet2.AS46:Sheet2.AS56</svg:desc>
                </draw:g>
              </table:table-cell>
              <table:table-cell office:value-type="float" office:value="0.239755">
                <text:p>0.239755</text:p>
                <draw:g>
                  <svg:desc>Sheet2.AT46:Sheet2.AT56</svg:desc>
                </draw:g>
              </table:table-cell>
              <table:table-cell office:value-type="float" office:value="0.23891">
                <text:p>0.23891</text:p>
                <draw:g>
                  <svg:desc>Sheet2.AU46:Sheet2.AU56</svg:desc>
                </draw:g>
              </table:table-cell>
              <table:table-cell office:value-type="float" office:value="0.237924">
                <text:p>0.237924</text:p>
                <draw:g>
                  <svg:desc>Sheet2.AV46:Sheet2.AV56</svg:desc>
                </draw:g>
              </table:table-cell>
              <table:table-cell office:value-type="float" office:value="0.23674">
                <text:p>0.23674</text:p>
                <draw:g>
                  <svg:desc>Sheet2.AW46:Sheet2.AW56</svg:desc>
                </draw:g>
              </table:table-cell>
              <table:table-cell office:value-type="float" office:value="0.235479">
                <text:p>0.235479</text:p>
                <draw:g>
                  <svg:desc>Sheet2.AX46:Sheet2.AX56</svg:desc>
                </draw:g>
              </table:table-cell>
              <table:table-cell office:value-type="float" office:value="0.234321">
                <text:p>0.234321</text:p>
                <draw:g>
                  <svg:desc>Sheet2.AY46:Sheet2.AY56</svg:desc>
                </draw:g>
              </table:table-cell>
              <table:table-cell office:value-type="float" office:value="0.233126">
                <text:p>0.233126</text:p>
                <draw:g>
                  <svg:desc>Sheet2.AZ46:Sheet2.AZ56</svg:desc>
                </draw:g>
              </table:table-cell>
              <table:table-cell office:value-type="float" office:value="0.231752">
                <text:p>0.231752</text:p>
                <draw:g>
                  <svg:desc>Sheet2.BA46:Sheet2.BA56</svg:desc>
                </draw:g>
              </table:table-cell>
              <table:table-cell office:value-type="float" office:value="0.23026">
                <text:p>0.23026</text:p>
                <draw:g>
                  <svg:desc>Sheet2.BB46:Sheet2.BB56</svg:desc>
                </draw:g>
              </table:table-cell>
              <table:table-cell office:value-type="float" office:value="0.229097">
                <text:p>0.229097</text:p>
                <draw:g>
                  <svg:desc>Sheet2.BC46:Sheet2.BC56</svg:desc>
                </draw:g>
              </table:table-cell>
              <table:table-cell office:value-type="float" office:value="0.227792">
                <text:p>0.227792</text:p>
                <draw:g>
                  <svg:desc>Sheet2.BD46:Sheet2.BD56</svg:desc>
                </draw:g>
              </table:table-cell>
              <table:table-cell office:value-type="float" office:value="0.226253">
                <text:p>0.226253</text:p>
                <draw:g>
                  <svg:desc>Sheet2.BE46:Sheet2.BE56</svg:desc>
                </draw:g>
              </table:table-cell>
              <table:table-cell office:value-type="float" office:value="0.224867">
                <text:p>0.224867</text:p>
                <draw:g>
                  <svg:desc>Sheet2.BF46:Sheet2.BF56</svg:desc>
                </draw:g>
              </table:table-cell>
              <table:table-cell office:value-type="float" office:value="0.223481">
                <text:p>0.223481</text:p>
                <draw:g>
                  <svg:desc>Sheet2.BG46:Sheet2.BG56</svg:desc>
                </draw:g>
              </table:table-cell>
              <table:table-cell office:value-type="float" office:value="0.222097">
                <text:p>0.222097</text:p>
                <draw:g>
                  <svg:desc>Sheet2.BH46:Sheet2.BH56</svg:desc>
                </draw:g>
              </table:table-cell>
              <table:table-cell office:value-type="float" office:value="0.220719">
                <text:p>0.220719</text:p>
                <draw:g>
                  <svg:desc>Sheet2.BI46:Sheet2.BI56</svg:desc>
                </draw:g>
              </table:table-cell>
              <table:table-cell office:value-type="float" office:value="0.219348">
                <text:p>0.219348</text:p>
                <draw:g>
                  <svg:desc>Sheet2.BJ46:Sheet2.BJ56</svg:desc>
                </draw:g>
              </table:table-cell>
              <table:table-cell office:value-type="float" office:value="0.217985">
                <text:p>0.217985</text:p>
                <draw:g>
                  <svg:desc>Sheet2.BK46:Sheet2.BK56</svg:desc>
                </draw:g>
              </table:table-cell>
              <table:table-cell office:value-type="float" office:value="0.216633">
                <text:p>0.216633</text:p>
                <draw:g>
                  <svg:desc>Sheet2.BL46:Sheet2.BL56</svg:desc>
                </draw:g>
              </table:table-cell>
              <table:table-cell office:value-type="float" office:value="0.215293">
                <text:p>0.215293</text:p>
                <draw:g>
                  <svg:desc>Sheet2.BM46:Sheet2.BM56</svg:desc>
                </draw:g>
              </table:table-cell>
              <table:table-cell office:value-type="float" office:value="0.213965">
                <text:p>0.213965</text:p>
                <draw:g>
                  <svg:desc>Sheet2.BN46:Sheet2.BN56</svg:desc>
                </draw:g>
              </table:table-cell>
              <table:table-cell office:value-type="float" office:value="0.212651">
                <text:p>0.212651</text:p>
                <draw:g>
                  <svg:desc>Sheet2.BO46:Sheet2.BO56</svg:desc>
                </draw:g>
              </table:table-cell>
              <table:table-cell office:value-type="float" office:value="0.21135">
                <text:p>0.21135</text:p>
                <draw:g>
                  <svg:desc>Sheet2.BP46:Sheet2.BP56</svg:desc>
                </draw:g>
              </table:table-cell>
              <table:table-cell office:value-type="float" office:value="0.210064">
                <text:p>0.210064</text:p>
                <draw:g>
                  <svg:desc>Sheet2.BQ46:Sheet2.BQ56</svg:desc>
                </draw:g>
              </table:table-cell>
              <table:table-cell office:value-type="float" office:value="0.208793">
                <text:p>0.208793</text:p>
                <draw:g>
                  <svg:desc>Sheet2.BR46:Sheet2.BR56</svg:desc>
                </draw:g>
              </table:table-cell>
              <table:table-cell office:value-type="float" office:value="0.207537">
                <text:p>0.207537</text:p>
                <draw:g>
                  <svg:desc>Sheet2.BS46:Sheet2.BS56</svg:desc>
                </draw:g>
              </table:table-cell>
              <table:table-cell office:value-type="float" office:value="0.206296">
                <text:p>0.206296</text:p>
                <draw:g>
                  <svg:desc>Sheet2.BT46:Sheet2.BT56</svg:desc>
                </draw:g>
              </table:table-cell>
              <table:table-cell office:value-type="float" office:value="0.205072">
                <text:p>0.205072</text:p>
                <draw:g>
                  <svg:desc>Sheet2.BU46:Sheet2.BU56</svg:desc>
                </draw:g>
              </table:table-cell>
              <table:table-cell office:value-type="float" office:value="0.203863">
                <text:p>0.203863</text:p>
                <draw:g>
                  <svg:desc>Sheet2.BV46:Sheet2.BV56</svg:desc>
                </draw:g>
              </table:table-cell>
              <table:table-cell office:value-type="float" office:value="0.202669">
                <text:p>0.202669</text:p>
                <draw:g>
                  <svg:desc>Sheet2.BW46:Sheet2.BW56</svg:desc>
                </draw:g>
              </table:table-cell>
              <table:table-cell office:value-type="float" office:value="0.201492">
                <text:p>0.201492</text:p>
                <draw:g>
                  <svg:desc>Sheet2.BX46:Sheet2.BX56</svg:desc>
                </draw:g>
              </table:table-cell>
              <table:table-cell office:value-type="float" office:value="0.20033">
                <text:p>0.20033</text:p>
                <draw:g>
                  <svg:desc>Sheet2.BY46:Sheet2.BY56</svg:desc>
                </draw:g>
              </table:table-cell>
              <table:table-cell office:value-type="float" office:value="0.199184">
                <text:p>0.199184</text:p>
                <draw:g>
                  <svg:desc>Sheet2.BZ46:Sheet2.BZ56</svg:desc>
                </draw:g>
              </table:table-cell>
              <table:table-cell office:value-type="float" office:value="0.198053">
                <text:p>0.198053</text:p>
                <draw:g>
                  <svg:desc>Sheet2.CA46:Sheet2.CA56</svg:desc>
                </draw:g>
              </table:table-cell>
              <table:table-cell office:value-type="float" office:value="0.196938">
                <text:p>0.196938</text:p>
                <draw:g>
                  <svg:desc>Sheet2.CB46:Sheet2.CB56</svg:desc>
                </draw:g>
              </table:table-cell>
              <table:table-cell office:value-type="float" office:value="0.195838">
                <text:p>0.195838</text:p>
                <draw:g>
                  <svg:desc>Sheet2.CC46:Sheet2.CC56</svg:desc>
                </draw:g>
              </table:table-cell>
              <table:table-cell office:value-type="float" office:value="0.194753">
                <text:p>0.194753</text:p>
                <draw:g>
                  <svg:desc>Sheet2.CD46:Sheet2.CD56</svg:desc>
                </draw:g>
              </table:table-cell>
              <table:table-cell office:value-type="float" office:value="0.193683">
                <text:p>0.193683</text:p>
                <draw:g>
                  <svg:desc>Sheet2.CE46:Sheet2.CE56</svg:desc>
                </draw:g>
              </table:table-cell>
              <table:table-cell office:value-type="float" office:value="0.192628">
                <text:p>0.192628</text:p>
                <draw:g>
                  <svg:desc>Sheet2.CF46:Sheet2.CF56</svg:desc>
                </draw:g>
              </table:table-cell>
              <table:table-cell office:value-type="float" office:value="0.191588">
                <text:p>0.191588</text:p>
                <draw:g>
                  <svg:desc>Sheet2.CG46:Sheet2.CG56</svg:desc>
                </draw:g>
              </table:table-cell>
              <table:table-cell office:value-type="float" office:value="0.190561">
                <text:p>0.190561</text:p>
                <draw:g>
                  <svg:desc>Sheet2.CH46:Sheet2.CH56</svg:desc>
                </draw:g>
              </table:table-cell>
              <table:table-cell office:value-type="float" office:value="0.189653">
                <text:p>0.189653</text:p>
                <draw:g>
                  <svg:desc>Sheet2.CI46:Sheet2.CI56</svg:desc>
                </draw:g>
              </table:table-cell>
              <table:table-cell office:value-type="float" office:value="0.188756">
                <text:p>0.188756</text:p>
                <draw:g>
                  <svg:desc>Sheet2.CJ46:Sheet2.CJ56</svg:desc>
                </draw:g>
              </table:table-cell>
              <table:table-cell office:value-type="float" office:value="0.187736">
                <text:p>0.187736</text:p>
                <draw:g>
                  <svg:desc>Sheet2.CK46:Sheet2.CK56</svg:desc>
                </draw:g>
              </table:table-cell>
              <table:table-cell office:value-type="float" office:value="0.186626">
                <text:p>0.186626</text:p>
                <draw:g>
                  <svg:desc>Sheet2.CL46:Sheet2.CL56</svg:desc>
                </draw:g>
              </table:table-cell>
              <table:table-cell office:value-type="float" office:value="0.18583">
                <text:p>0.18583</text:p>
                <draw:g>
                  <svg:desc>Sheet2.CM46:Sheet2.CM56</svg:desc>
                </draw:g>
              </table:table-cell>
              <table:table-cell office:value-type="float" office:value="0.184926">
                <text:p>0.184926</text:p>
                <draw:g>
                  <svg:desc>Sheet2.CN46:Sheet2.CN56</svg:desc>
                </draw:g>
              </table:table-cell>
              <table:table-cell office:value-type="float" office:value="0.183859">
                <text:p>0.183859</text:p>
                <draw:g>
                  <svg:desc>Sheet2.CO46:Sheet2.CO56</svg:desc>
                </draw:g>
              </table:table-cell>
              <table:table-cell office:value-type="float" office:value="0.18298">
                <text:p>0.18298</text:p>
                <draw:g>
                  <svg:desc>Sheet2.CP46:Sheet2.CP56</svg:desc>
                </draw:g>
              </table:table-cell>
              <table:table-cell office:value-type="float" office:value="0.182058">
                <text:p>0.182058</text:p>
                <draw:g>
                  <svg:desc>Sheet2.CQ46:Sheet2.CQ56</svg:desc>
                </draw:g>
              </table:table-cell>
              <table:table-cell office:value-type="float" office:value="0.181111">
                <text:p>0.181111</text:p>
                <draw:g>
                  <svg:desc>Sheet2.CR46:Sheet2.CR56</svg:desc>
                </draw:g>
              </table:table-cell>
              <table:table-cell office:value-type="float" office:value="0.180177">
                <text:p>0.180177</text:p>
                <draw:g>
                  <svg:desc>Sheet2.CS46:Sheet2.CS56</svg:desc>
                </draw:g>
              </table:table-cell>
              <table:table-cell office:value-type="float" office:value="0.17944">
                <text:p>0.17944</text:p>
                <draw:g>
                  <svg:desc>Sheet2.CT46:Sheet2.CT56</svg:desc>
                </draw:g>
              </table:table-cell>
              <table:table-cell office:value-type="float" office:value="0.178647">
                <text:p>0.178647</text:p>
                <draw:g>
                  <svg:desc>Sheet2.CU46:Sheet2.CU56</svg:desc>
                </draw:g>
              </table:table-cell>
              <table:table-cell office:value-type="float" office:value="0.177718">
                <text:p>0.177718</text:p>
                <draw:g>
                  <svg:desc>Sheet2.CV46:Sheet2.CV56</svg:desc>
                </draw:g>
              </table:table-cell>
              <table:table-cell office:value-type="float" office:value="0.176867">
                <text:p>0.176867</text:p>
                <draw:g>
                  <svg:desc>Sheet2.CW46:Sheet2.CW56</svg:desc>
                </draw:g>
              </table:table-cell>
              <table:table-cell office:value-type="float" office:value="0.176032">
                <text:p>0.176032</text:p>
                <draw:g>
                  <svg:desc>Sheet2.CX46:Sheet2.CX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000580242">
                <text:p>0.00000580242</text:p>
              </table:table-cell>
              <table:table-cell office:value-type="float" office:value="-0.000034182">
                <text:p>-0.000034182</text:p>
              </table:table-cell>
              <table:table-cell office:value-type="float" office:value="-0.000213362">
                <text:p>-0.000213362</text:p>
              </table:table-cell>
              <table:table-cell office:value-type="float" office:value="-0.000558596">
                <text:p>-0.000558596</text:p>
              </table:table-cell>
              <table:table-cell office:value-type="float" office:value="-0.00101584">
                <text:p>-0.00101584</text:p>
              </table:table-cell>
              <table:table-cell office:value-type="float" office:value="-0.0014666">
                <text:p>-0.0014666</text:p>
              </table:table-cell>
              <table:table-cell office:value-type="float" office:value="-0.00172982">
                <text:p>-0.00172982</text:p>
              </table:table-cell>
              <table:table-cell office:value-type="float" office:value="-0.00157014">
                <text:p>-0.00157014</text:p>
              </table:table-cell>
              <table:table-cell office:value-type="float" office:value="-0.000720515">
                <text:p>-0.000720515</text:p>
              </table:table-cell>
              <table:table-cell office:value-type="float" office:value="0.0011005">
                <text:p>0.0011005</text:p>
              </table:table-cell>
              <table:table-cell office:value-type="float" office:value="0.00417421">
                <text:p>0.00417421</text:p>
              </table:table-cell>
              <table:table-cell office:value-type="float" office:value="0.00876759">
                <text:p>0.00876759</text:p>
              </table:table-cell>
              <table:table-cell office:value-type="float" office:value="0.0151254">
                <text:p>0.0151254</text:p>
              </table:table-cell>
              <table:table-cell office:value-type="float" office:value="0.0234198">
                <text:p>0.0234198</text:p>
              </table:table-cell>
              <table:table-cell office:value-type="float" office:value="0.0336828">
                <text:p>0.0336828</text:p>
              </table:table-cell>
              <table:table-cell office:value-type="float" office:value="0.0459503">
                <text:p>0.0459503</text:p>
              </table:table-cell>
              <table:table-cell office:value-type="float" office:value="0.0601847">
                <text:p>0.0601847</text:p>
              </table:table-cell>
              <table:table-cell office:value-type="float" office:value="0.0762803">
                <text:p>0.0762803</text:p>
              </table:table-cell>
              <table:table-cell office:value-type="float" office:value="0.0940578">
                <text:p>0.0940578</text:p>
              </table:table-cell>
              <table:table-cell office:value-type="float" office:value="0.113262">
                <text:p>0.113262</text:p>
              </table:table-cell>
              <table:table-cell office:value-type="float" office:value="0.133557">
                <text:p>0.133557</text:p>
              </table:table-cell>
              <table:table-cell office:value-type="float" office:value="0.154533">
                <text:p>0.154533</text:p>
              </table:table-cell>
              <table:table-cell office:value-type="float" office:value="0.175709">
                <text:p>0.175709</text:p>
              </table:table-cell>
              <table:table-cell office:value-type="float" office:value="0.196554">
                <text:p>0.196554</text:p>
              </table:table-cell>
              <table:table-cell office:value-type="float" office:value="0.216522">
                <text:p>0.216522</text:p>
              </table:table-cell>
              <table:table-cell office:value-type="float" office:value="0.235098">
                <text:p>0.235098</text:p>
              </table:table-cell>
              <table:table-cell office:value-type="float" office:value="0.251835">
                <text:p>0.251835</text:p>
              </table:table-cell>
              <table:table-cell office:value-type="float" office:value="0.266393">
                <text:p>0.266393</text:p>
              </table:table-cell>
              <table:table-cell office:value-type="float" office:value="0.278543">
                <text:p>0.278543</text:p>
              </table:table-cell>
              <table:table-cell office:value-type="float" office:value="0.288169">
                <text:p>0.288169</text:p>
              </table:table-cell>
              <table:table-cell office:value-type="float" office:value="0.295249">
                <text:p>0.295249</text:p>
              </table:table-cell>
              <table:table-cell office:value-type="float" office:value="0.299845">
                <text:p>0.299845</text:p>
              </table:table-cell>
              <table:table-cell office:value-type="float" office:value="0.302079">
                <text:p>0.302079</text:p>
              </table:table-cell>
              <table:table-cell office:value-type="float" office:value="0.302123">
                <text:p>0.302123</text:p>
              </table:table-cell>
              <table:table-cell office:value-type="float" office:value="0.300202">
                <text:p>0.300202</text:p>
              </table:table-cell>
              <table:table-cell office:value-type="float" office:value="0.298969">
                <text:p>0.298969</text:p>
              </table:table-cell>
              <table:table-cell office:value-type="float" office:value="0.296694">
                <text:p>0.296694</text:p>
              </table:table-cell>
              <table:table-cell office:value-type="float" office:value="0.294078">
                <text:p>0.294078</text:p>
              </table:table-cell>
              <table:table-cell office:value-type="float" office:value="0.291609">
                <text:p>0.291609</text:p>
              </table:table-cell>
              <table:table-cell office:value-type="float" office:value="0.288799">
                <text:p>0.288799</text:p>
              </table:table-cell>
              <table:table-cell office:value-type="float" office:value="0.286251">
                <text:p>0.286251</text:p>
              </table:table-cell>
              <table:table-cell office:value-type="float" office:value="0.283667">
                <text:p>0.283667</text:p>
              </table:table-cell>
              <table:table-cell office:value-type="float" office:value="0.280857">
                <text:p>0.280857</text:p>
              </table:table-cell>
              <table:table-cell office:value-type="float" office:value="0.27795">
                <text:p>0.27795</text:p>
              </table:table-cell>
              <table:table-cell office:value-type="float" office:value="0.275503">
                <text:p>0.275503</text:p>
              </table:table-cell>
              <table:table-cell office:value-type="float" office:value="0.272944">
                <text:p>0.272944</text:p>
              </table:table-cell>
              <table:table-cell office:value-type="float" office:value="0.270141">
                <text:p>0.270141</text:p>
              </table:table-cell>
              <table:table-cell office:value-type="float" office:value="0.26738">
                <text:p>0.26738</text:p>
              </table:table-cell>
              <table:table-cell office:value-type="float" office:value="0.264992">
                <text:p>0.264992</text:p>
              </table:table-cell>
              <table:table-cell office:value-type="float" office:value="0.262643">
                <text:p>0.262643</text:p>
              </table:table-cell>
              <table:table-cell office:value-type="float" office:value="0.26006">
                <text:p>0.26006</text:p>
              </table:table-cell>
              <table:table-cell office:value-type="float" office:value="0.25737">
                <text:p>0.25737</text:p>
              </table:table-cell>
              <table:table-cell office:value-type="float" office:value="0.255337">
                <text:p>0.255337</text:p>
              </table:table-cell>
              <table:table-cell office:value-type="float" office:value="0.253119">
                <text:p>0.253119</text:p>
              </table:table-cell>
              <table:table-cell office:value-type="float" office:value="0.250575">
                <text:p>0.250575</text:p>
              </table:table-cell>
              <table:table-cell office:value-type="float" office:value="0.248342">
                <text:p>0.248342</text:p>
              </table:table-cell>
              <table:table-cell office:value-type="float" office:value="0.246156">
                <text:p>0.246156</text:p>
              </table:table-cell>
              <table:table-cell office:value-type="float" office:value="0.244017">
                <text:p>0.244017</text:p>
              </table:table-cell>
              <table:table-cell office:value-type="float" office:value="0.241923">
                <text:p>0.241923</text:p>
              </table:table-cell>
              <table:table-cell office:value-type="float" office:value="0.239874">
                <text:p>0.239874</text:p>
              </table:table-cell>
              <table:table-cell office:value-type="float" office:value="0.237869">
                <text:p>0.237869</text:p>
              </table:table-cell>
              <table:table-cell office:value-type="float" office:value="0.235907">
                <text:p>0.235907</text:p>
              </table:table-cell>
              <table:table-cell office:value-type="float" office:value="0.233987">
                <text:p>0.233987</text:p>
              </table:table-cell>
              <table:table-cell office:value-type="float" office:value="0.232108">
                <text:p>0.232108</text:p>
              </table:table-cell>
              <table:table-cell office:value-type="float" office:value="0.230268">
                <text:p>0.230268</text:p>
              </table:table-cell>
              <table:table-cell office:value-type="float" office:value="0.228467">
                <text:p>0.228467</text:p>
              </table:table-cell>
              <table:table-cell office:value-type="float" office:value="0.226704">
                <text:p>0.226704</text:p>
              </table:table-cell>
              <table:table-cell office:value-type="float" office:value="0.224977">
                <text:p>0.224977</text:p>
              </table:table-cell>
              <table:table-cell office:value-type="float" office:value="0.223286">
                <text:p>0.223286</text:p>
              </table:table-cell>
              <table:table-cell office:value-type="float" office:value="0.221629">
                <text:p>0.221629</text:p>
              </table:table-cell>
              <table:table-cell office:value-type="float" office:value="0.220006">
                <text:p>0.220006</text:p>
              </table:table-cell>
              <table:table-cell office:value-type="float" office:value="0.218416">
                <text:p>0.218416</text:p>
              </table:table-cell>
              <table:table-cell office:value-type="float" office:value="0.216857">
                <text:p>0.216857</text:p>
              </table:table-cell>
              <table:table-cell office:value-type="float" office:value="0.215329">
                <text:p>0.215329</text:p>
              </table:table-cell>
              <table:table-cell office:value-type="float" office:value="0.213831">
                <text:p>0.213831</text:p>
              </table:table-cell>
              <table:table-cell office:value-type="float" office:value="0.212361">
                <text:p>0.212361</text:p>
              </table:table-cell>
              <table:table-cell office:value-type="float" office:value="0.21092">
                <text:p>0.21092</text:p>
              </table:table-cell>
              <table:table-cell office:value-type="float" office:value="0.209507">
                <text:p>0.209507</text:p>
              </table:table-cell>
              <table:table-cell office:value-type="float" office:value="0.20812">
                <text:p>0.20812</text:p>
              </table:table-cell>
              <table:table-cell office:value-type="float" office:value="0.206758">
                <text:p>0.206758</text:p>
              </table:table-cell>
              <table:table-cell office:value-type="float" office:value="0.205422">
                <text:p>0.205422</text:p>
              </table:table-cell>
              <table:table-cell office:value-type="float" office:value="0.20411">
                <text:p>0.20411</text:p>
              </table:table-cell>
              <table:table-cell office:value-type="float" office:value="0.202822">
                <text:p>0.202822</text:p>
              </table:table-cell>
              <table:table-cell office:value-type="float" office:value="0.201558">
                <text:p>0.201558</text:p>
              </table:table-cell>
              <table:table-cell office:value-type="float" office:value="0.200441">
                <text:p>0.200441</text:p>
              </table:table-cell>
              <table:table-cell office:value-type="float" office:value="0.199343">
                <text:p>0.199343</text:p>
              </table:table-cell>
              <table:table-cell office:value-type="float" office:value="0.1981">
                <text:p>0.1981</text:p>
              </table:table-cell>
              <table:table-cell office:value-type="float" office:value="0.196753">
                <text:p>0.196753</text:p>
              </table:table-cell>
              <table:table-cell office:value-type="float" office:value="0.195788">
                <text:p>0.195788</text:p>
              </table:table-cell>
              <table:table-cell office:value-type="float" office:value="0.194697">
                <text:p>0.194697</text:p>
              </table:table-cell>
              <table:table-cell office:value-type="float" office:value="0.193415">
                <text:p>0.193415</text:p>
              </table:table-cell>
              <table:table-cell office:value-type="float" office:value="0.192361">
                <text:p>0.192361</text:p>
              </table:table-cell>
              <table:table-cell office:value-type="float" office:value="0.19126">
                <text:p>0.19126</text:p>
              </table:table-cell>
              <table:table-cell office:value-type="float" office:value="0.190132">
                <text:p>0.190132</text:p>
              </table:table-cell>
              <table:table-cell office:value-type="float" office:value="0.189023">
                <text:p>0.189023</text:p>
              </table:table-cell>
              <table:table-cell office:value-type="float" office:value="0.188148">
                <text:p>0.188148</text:p>
              </table:table-cell>
              <table:table-cell office:value-type="float" office:value="0.18721">
                <text:p>0.18721</text:p>
              </table:table-cell>
              <table:table-cell office:value-type="float" office:value="0.186116">
                <text:p>0.186116</text:p>
              </table:table-cell>
              <table:table-cell office:value-type="float" office:value="0.185115">
                <text:p>0.185115</text:p>
              </table:table-cell>
              <table:table-cell office:value-type="float" office:value="0.184137">
                <text:p>0.184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0.000435474">
                <text:p>-0.000435474</text:p>
              </table:table-cell>
              <table:table-cell office:value-type="float" office:value="-0.00196224">
                <text:p>-0.00196224</text:p>
              </table:table-cell>
              <table:table-cell office:value-type="float" office:value="-0.00357118">
                <text:p>-0.00357118</text:p>
              </table:table-cell>
              <table:table-cell office:value-type="float" office:value="-0.00427522">
                <text:p>-0.00427522</text:p>
              </table:table-cell>
              <table:table-cell office:value-type="float" office:value="-0.00321632">
                <text:p>-0.00321632</text:p>
              </table:table-cell>
              <table:table-cell office:value-type="float" office:value="0.00027149">
                <text:p>0.00027149</text:p>
              </table:table-cell>
              <table:table-cell office:value-type="float" office:value="0.00670313">
                <text:p>0.00670313</text:p>
              </table:table-cell>
              <table:table-cell office:value-type="float" office:value="0.0163902">
                <text:p>0.0163902</text:p>
              </table:table-cell>
              <table:table-cell office:value-type="float" office:value="0.0294094">
                <text:p>0.0294094</text:p>
              </table:table-cell>
              <table:table-cell office:value-type="float" office:value="0.0456921">
                <text:p>0.0456921</text:p>
              </table:table-cell>
              <table:table-cell office:value-type="float" office:value="0.0650255">
                <text:p>0.0650255</text:p>
              </table:table-cell>
              <table:table-cell office:value-type="float" office:value="0.0870837">
                <text:p>0.0870837</text:p>
              </table:table-cell>
              <table:table-cell office:value-type="float" office:value="0.11147">
                <text:p>0.11147</text:p>
              </table:table-cell>
              <table:table-cell office:value-type="float" office:value="0.137616">
                <text:p>0.137616</text:p>
              </table:table-cell>
              <table:table-cell office:value-type="float" office:value="0.164743">
                <text:p>0.164743</text:p>
              </table:table-cell>
              <table:table-cell office:value-type="float" office:value="0.192335">
                <text:p>0.192335</text:p>
              </table:table-cell>
              <table:table-cell office:value-type="float" office:value="0.219863">
                <text:p>0.219863</text:p>
              </table:table-cell>
              <table:table-cell office:value-type="float" office:value="0.246828">
                <text:p>0.246828</text:p>
              </table:table-cell>
              <table:table-cell office:value-type="float" office:value="0.272757">
                <text:p>0.272757</text:p>
              </table:table-cell>
              <table:table-cell office:value-type="float" office:value="0.297209">
                <text:p>0.297209</text:p>
              </table:table-cell>
              <table:table-cell office:value-type="float" office:value="0.319779">
                <text:p>0.319779</text:p>
              </table:table-cell>
              <table:table-cell office:value-type="float" office:value="0.340101">
                <text:p>0.340101</text:p>
              </table:table-cell>
              <table:table-cell office:value-type="float" office:value="0.357861">
                <text:p>0.357861</text:p>
              </table:table-cell>
              <table:table-cell office:value-type="float" office:value="0.372805">
                <text:p>0.372805</text:p>
              </table:table-cell>
              <table:table-cell office:value-type="float" office:value="0.384762">
                <text:p>0.384762</text:p>
              </table:table-cell>
              <table:table-cell office:value-type="float" office:value="0.393656">
                <text:p>0.393656</text:p>
              </table:table-cell>
              <table:table-cell office:value-type="float" office:value="0.399511">
                <text:p>0.399511</text:p>
              </table:table-cell>
              <table:table-cell office:value-type="float" office:value="0.402441">
                <text:p>0.402441</text:p>
              </table:table-cell>
              <table:table-cell office:value-type="float" office:value="0.402631">
                <text:p>0.402631</text:p>
              </table:table-cell>
              <table:table-cell office:value-type="float" office:value="0.400316">
                <text:p>0.400316</text:p>
              </table:table-cell>
              <table:table-cell office:value-type="float" office:value="0.395759">
                <text:p>0.395759</text:p>
              </table:table-cell>
              <table:table-cell office:value-type="float" office:value="0.389235">
                <text:p>0.389235</text:p>
              </table:table-cell>
              <table:table-cell office:value-type="float" office:value="0.381024">
                <text:p>0.381024</text:p>
              </table:table-cell>
              <table:table-cell office:value-type="float" office:value="0.371399">
                <text:p>0.371399</text:p>
              </table:table-cell>
              <table:table-cell office:value-type="float" office:value="0.360694">
                <text:p>0.360694</text:p>
              </table:table-cell>
              <table:table-cell office:value-type="float" office:value="0.356261">
                <text:p>0.356261</text:p>
              </table:table-cell>
              <table:table-cell office:value-type="float" office:value="0.349495">
                <text:p>0.349495</text:p>
              </table:table-cell>
              <table:table-cell office:value-type="float" office:value="0.342883">
                <text:p>0.342883</text:p>
              </table:table-cell>
              <table:table-cell office:value-type="float" office:value="0.337301">
                <text:p>0.337301</text:p>
              </table:table-cell>
              <table:table-cell office:value-type="float" office:value="0.331456">
                <text:p>0.331456</text:p>
              </table:table-cell>
              <table:table-cell office:value-type="float" office:value="0.326498">
                <text:p>0.326498</text:p>
              </table:table-cell>
              <table:table-cell office:value-type="float" office:value="0.321719">
                <text:p>0.321719</text:p>
              </table:table-cell>
              <table:table-cell office:value-type="float" office:value="0.316751">
                <text:p>0.316751</text:p>
              </table:table-cell>
              <table:table-cell office:value-type="float" office:value="0.311815">
                <text:p>0.311815</text:p>
              </table:table-cell>
              <table:table-cell office:value-type="float" office:value="0.307798">
                <text:p>0.307798</text:p>
              </table:table-cell>
              <table:table-cell office:value-type="float" office:value="0.303709">
                <text:p>0.303709</text:p>
              </table:table-cell>
              <table:table-cell office:value-type="float" office:value="0.299345">
                <text:p>0.299345</text:p>
              </table:table-cell>
              <table:table-cell office:value-type="float" office:value="0.295148">
                <text:p>0.295148</text:p>
              </table:table-cell>
              <table:table-cell office:value-type="float" office:value="0.291597">
                <text:p>0.291597</text:p>
              </table:table-cell>
              <table:table-cell office:value-type="float" office:value="0.288161">
                <text:p>0.288161</text:p>
              </table:table-cell>
              <table:table-cell office:value-type="float" office:value="0.284447">
                <text:p>0.284447</text:p>
              </table:table-cell>
              <table:table-cell office:value-type="float" office:value="0.280639">
                <text:p>0.280639</text:p>
              </table:table-cell>
              <table:table-cell office:value-type="float" office:value="0.277806">
                <text:p>0.277806</text:p>
              </table:table-cell>
              <table:table-cell office:value-type="float" office:value="0.274749">
                <text:p>0.274749</text:p>
              </table:table-cell>
              <table:table-cell office:value-type="float" office:value="0.271285">
                <text:p>0.271285</text:p>
              </table:table-cell>
              <table:table-cell office:value-type="float" office:value="0.26828">
                <text:p>0.26828</text:p>
              </table:table-cell>
              <table:table-cell office:value-type="float" office:value="0.265369">
                <text:p>0.265369</text:p>
              </table:table-cell>
              <table:table-cell office:value-type="float" office:value="0.262548">
                <text:p>0.262548</text:p>
              </table:table-cell>
              <table:table-cell office:value-type="float" office:value="0.259811">
                <text:p>0.259811</text:p>
              </table:table-cell>
              <table:table-cell office:value-type="float" office:value="0.257156">
                <text:p>0.257156</text:p>
              </table:table-cell>
              <table:table-cell office:value-type="float" office:value="0.254578">
                <text:p>0.254578</text:p>
              </table:table-cell>
              <table:table-cell office:value-type="float" office:value="0.252073">
                <text:p>0.252073</text:p>
              </table:table-cell>
              <table:table-cell office:value-type="float" office:value="0.24964">
                <text:p>0.24964</text:p>
              </table:table-cell>
              <table:table-cell office:value-type="float" office:value="0.247273">
                <text:p>0.247273</text:p>
              </table:table-cell>
              <table:table-cell office:value-type="float" office:value="0.244971">
                <text:p>0.244971</text:p>
              </table:table-cell>
              <table:table-cell office:value-type="float" office:value="0.242731">
                <text:p>0.242731</text:p>
              </table:table-cell>
              <table:table-cell office:value-type="float" office:value="0.240549">
                <text:p>0.240549</text:p>
              </table:table-cell>
              <table:table-cell office:value-type="float" office:value="0.238424">
                <text:p>0.238424</text:p>
              </table:table-cell>
              <table:table-cell office:value-type="float" office:value="0.236354">
                <text:p>0.236354</text:p>
              </table:table-cell>
              <table:table-cell office:value-type="float" office:value="0.234335">
                <text:p>0.234335</text:p>
              </table:table-cell>
              <table:table-cell office:value-type="float" office:value="0.232367">
                <text:p>0.232367</text:p>
              </table:table-cell>
              <table:table-cell office:value-type="float" office:value="0.230446">
                <text:p>0.230446</text:p>
              </table:table-cell>
              <table:table-cell office:value-type="float" office:value="0.228571">
                <text:p>0.228571</text:p>
              </table:table-cell>
              <table:table-cell office:value-type="float" office:value="0.226741">
                <text:p>0.226741</text:p>
              </table:table-cell>
              <table:table-cell office:value-type="float" office:value="0.224953">
                <text:p>0.224953</text:p>
              </table:table-cell>
              <table:table-cell office:value-type="float" office:value="0.223207">
                <text:p>0.223207</text:p>
              </table:table-cell>
              <table:table-cell office:value-type="float" office:value="0.221499">
                <text:p>0.221499</text:p>
              </table:table-cell>
              <table:table-cell office:value-type="float" office:value="0.21983">
                <text:p>0.21983</text:p>
              </table:table-cell>
              <table:table-cell office:value-type="float" office:value="0.218198">
                <text:p>0.218198</text:p>
              </table:table-cell>
              <table:table-cell office:value-type="float" office:value="0.216601">
                <text:p>0.216601</text:p>
              </table:table-cell>
              <table:table-cell office:value-type="float" office:value="0.215038">
                <text:p>0.215038</text:p>
              </table:table-cell>
              <table:table-cell office:value-type="float" office:value="0.213508">
                <text:p>0.213508</text:p>
              </table:table-cell>
              <table:table-cell office:value-type="float" office:value="0.21201">
                <text:p>0.21201</text:p>
              </table:table-cell>
              <table:table-cell office:value-type="float" office:value="0.210542">
                <text:p>0.210542</text:p>
              </table:table-cell>
              <table:table-cell office:value-type="float" office:value="0.209252">
                <text:p>0.209252</text:p>
              </table:table-cell>
              <table:table-cell office:value-type="float" office:value="0.207985">
                <text:p>0.207985</text:p>
              </table:table-cell>
              <table:table-cell office:value-type="float" office:value="0.206552">
                <text:p>0.206552</text:p>
              </table:table-cell>
              <table:table-cell office:value-type="float" office:value="0.205004">
                <text:p>0.205004</text:p>
              </table:table-cell>
              <table:table-cell office:value-type="float" office:value="0.203899">
                <text:p>0.203899</text:p>
              </table:table-cell>
              <table:table-cell office:value-type="float" office:value="0.202651">
                <text:p>0.202651</text:p>
              </table:table-cell>
              <table:table-cell office:value-type="float" office:value="0.201186">
                <text:p>0.201186</text:p>
              </table:table-cell>
              <table:table-cell office:value-type="float" office:value="0.199987">
                <text:p>0.199987</text:p>
              </table:table-cell>
              <table:table-cell office:value-type="float" office:value="0.198735">
                <text:p>0.198735</text:p>
              </table:table-cell>
              <table:table-cell office:value-type="float" office:value="0.197454">
                <text:p>0.197454</text:p>
              </table:table-cell>
              <table:table-cell office:value-type="float" office:value="0.196198">
                <text:p>0.196198</text:p>
              </table:table-cell>
              <table:table-cell office:value-type="float" office:value="0.19521">
                <text:p>0.19521</text:p>
              </table:table-cell>
              <table:table-cell office:value-type="float" office:value="0.194152">
                <text:p>0.194152</text:p>
              </table:table-cell>
              <table:table-cell office:value-type="float" office:value="0.192919">
                <text:p>0.192919</text:p>
              </table:table-cell>
              <table:table-cell office:value-type="float" office:value="0.191793">
                <text:p>0.191793</text:p>
              </table:table-cell>
              <table:table-cell office:value-type="float" office:value="0.190694">
                <text:p>0.190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0800168">
                <text:p>-0.00800168</text:p>
              </table:table-cell>
              <table:table-cell office:value-type="float" office:value="-0.0050203">
                <text:p>-0.0050203</text:p>
              </table:table-cell>
              <table:table-cell office:value-type="float" office:value="0.0122453">
                <text:p>0.0122453</text:p>
              </table:table-cell>
              <table:table-cell office:value-type="float" office:value="0.0413672">
                <text:p>0.0413672</text:p>
              </table:table-cell>
              <table:table-cell office:value-type="float" office:value="0.0793678">
                <text:p>0.0793678</text:p>
              </table:table-cell>
              <table:table-cell office:value-type="float" office:value="0.123865">
                <text:p>0.123865</text:p>
              </table:table-cell>
              <table:table-cell office:value-type="float" office:value="0.172698">
                <text:p>0.172698</text:p>
              </table:table-cell>
              <table:table-cell office:value-type="float" office:value="0.223696">
                <text:p>0.223696</text:p>
              </table:table-cell>
              <table:table-cell office:value-type="float" office:value="0.274834">
                <text:p>0.274834</text:p>
              </table:table-cell>
              <table:table-cell office:value-type="float" office:value="0.324608">
                <text:p>0.324608</text:p>
              </table:table-cell>
              <table:table-cell office:value-type="float" office:value="0.371816">
                <text:p>0.371816</text:p>
              </table:table-cell>
              <table:table-cell office:value-type="float" office:value="0.415552">
                <text:p>0.415552</text:p>
              </table:table-cell>
              <table:table-cell office:value-type="float" office:value="0.455195">
                <text:p>0.455195</text:p>
              </table:table-cell>
              <table:table-cell office:value-type="float" office:value="0.490193">
                <text:p>0.490193</text:p>
              </table:table-cell>
              <table:table-cell office:value-type="float" office:value="0.520097">
                <text:p>0.520097</text:p>
              </table:table-cell>
              <table:table-cell office:value-type="float" office:value="0.54501">
                <text:p>0.54501</text:p>
              </table:table-cell>
              <table:table-cell office:value-type="float" office:value="0.565086">
                <text:p>0.565086</text:p>
              </table:table-cell>
              <table:table-cell office:value-type="float" office:value="0.580541">
                <text:p>0.580541</text:p>
              </table:table-cell>
              <table:table-cell office:value-type="float" office:value="0.591621">
                <text:p>0.591621</text:p>
              </table:table-cell>
              <table:table-cell office:value-type="float" office:value="0.59859">
                <text:p>0.59859</text:p>
              </table:table-cell>
              <table:table-cell office:value-type="float" office:value="0.601718">
                <text:p>0.601718</text:p>
              </table:table-cell>
              <table:table-cell office:value-type="float" office:value="0.601281">
                <text:p>0.601281</text:p>
              </table:table-cell>
              <table:table-cell office:value-type="float" office:value="0.59756">
                <text:p>0.59756</text:p>
              </table:table-cell>
              <table:table-cell office:value-type="float" office:value="0.590852">
                <text:p>0.590852</text:p>
              </table:table-cell>
              <table:table-cell office:value-type="float" office:value="0.581476">
                <text:p>0.581476</text:p>
              </table:table-cell>
              <table:table-cell office:value-type="float" office:value="0.569769">
                <text:p>0.569769</text:p>
              </table:table-cell>
              <table:table-cell office:value-type="float" office:value="0.556076">
                <text:p>0.556076</text:p>
              </table:table-cell>
              <table:table-cell office:value-type="float" office:value="0.540741">
                <text:p>0.540741</text:p>
              </table:table-cell>
              <table:table-cell office:value-type="float" office:value="0.524086">
                <text:p>0.524086</text:p>
              </table:table-cell>
              <table:table-cell office:value-type="float" office:value="0.506409">
                <text:p>0.506409</text:p>
              </table:table-cell>
              <table:table-cell office:value-type="float" office:value="0.48798">
                <text:p>0.48798</text:p>
              </table:table-cell>
              <table:table-cell office:value-type="float" office:value="0.469036">
                <text:p>0.469036</text:p>
              </table:table-cell>
              <table:table-cell office:value-type="float" office:value="0.44979">
                <text:p>0.44979</text:p>
              </table:table-cell>
              <table:table-cell office:value-type="float" office:value="0.430431">
                <text:p>0.430431</text:p>
              </table:table-cell>
              <table:table-cell office:value-type="float" office:value="0.411245">
                <text:p>0.411245</text:p>
              </table:table-cell>
              <table:table-cell office:value-type="float" office:value="0.403802">
                <text:p>0.403802</text:p>
              </table:table-cell>
              <table:table-cell office:value-type="float" office:value="0.392881">
                <text:p>0.392881</text:p>
              </table:table-cell>
              <table:table-cell office:value-type="float" office:value="0.382636">
                <text:p>0.382636</text:p>
              </table:table-cell>
              <table:table-cell office:value-type="float" office:value="0.374266">
                <text:p>0.374266</text:p>
              </table:table-cell>
              <table:table-cell office:value-type="float" office:value="0.365739">
                <text:p>0.365739</text:p>
              </table:table-cell>
              <table:table-cell office:value-type="float" office:value="0.358672">
                <text:p>0.358672</text:p>
              </table:table-cell>
              <table:table-cell office:value-type="float" office:value="0.351991">
                <text:p>0.351991</text:p>
              </table:table-cell>
              <table:table-cell office:value-type="float" office:value="0.34517">
                <text:p>0.34517</text:p>
              </table:table-cell>
              <table:table-cell office:value-type="float" office:value="0.338508">
                <text:p>0.338508</text:p>
              </table:table-cell>
              <table:table-cell office:value-type="float" office:value="0.333163">
                <text:p>0.333163</text:p>
              </table:table-cell>
              <table:table-cell office:value-type="float" office:value="0.327787">
                <text:p>0.327787</text:p>
              </table:table-cell>
              <table:table-cell office:value-type="float" office:value="0.322121">
                <text:p>0.322121</text:p>
              </table:table-cell>
              <table:table-cell office:value-type="float" office:value="0.316736">
                <text:p>0.316736</text:p>
              </table:table-cell>
              <table:table-cell office:value-type="float" office:value="0.312223">
                <text:p>0.312223</text:p>
              </table:table-cell>
              <table:table-cell office:value-type="float" office:value="0.307895">
                <text:p>0.307895</text:p>
              </table:table-cell>
              <table:table-cell office:value-type="float" office:value="0.303256">
                <text:p>0.303256</text:p>
              </table:table-cell>
              <table:table-cell office:value-type="float" office:value="0.298543">
                <text:p>0.298543</text:p>
              </table:table-cell>
              <table:table-cell office:value-type="float" office:value="0.295058">
                <text:p>0.295058</text:p>
              </table:table-cell>
              <table:table-cell office:value-type="float" office:value="0.291323">
                <text:p>0.291323</text:p>
              </table:table-cell>
              <table:table-cell office:value-type="float" office:value="0.287121">
                <text:p>0.287121</text:p>
              </table:table-cell>
              <table:table-cell office:value-type="float" office:value="0.283498">
                <text:p>0.283498</text:p>
              </table:table-cell>
              <table:table-cell office:value-type="float" office:value="0.280008">
                <text:p>0.280008</text:p>
              </table:table-cell>
              <table:table-cell office:value-type="float" office:value="0.276643">
                <text:p>0.276643</text:p>
              </table:table-cell>
              <table:table-cell office:value-type="float" office:value="0.273396">
                <text:p>0.273396</text:p>
              </table:table-cell>
              <table:table-cell office:value-type="float" office:value="0.27026">
                <text:p>0.27026</text:p>
              </table:table-cell>
              <table:table-cell office:value-type="float" office:value="0.267229">
                <text:p>0.267229</text:p>
              </table:table-cell>
              <table:table-cell office:value-type="float" office:value="0.264297">
                <text:p>0.264297</text:p>
              </table:table-cell>
              <table:table-cell office:value-type="float" office:value="0.26146">
                <text:p>0.26146</text:p>
              </table:table-cell>
              <table:table-cell office:value-type="float" office:value="0.258711">
                <text:p>0.258711</text:p>
              </table:table-cell>
              <table:table-cell office:value-type="float" office:value="0.256048">
                <text:p>0.256048</text:p>
              </table:table-cell>
              <table:table-cell office:value-type="float" office:value="0.253464">
                <text:p>0.253464</text:p>
              </table:table-cell>
              <table:table-cell office:value-type="float" office:value="0.250957">
                <text:p>0.250957</text:p>
              </table:table-cell>
              <table:table-cell office:value-type="float" office:value="0.248522">
                <text:p>0.248522</text:p>
              </table:table-cell>
              <table:table-cell office:value-type="float" office:value="0.246157">
                <text:p>0.246157</text:p>
              </table:table-cell>
              <table:table-cell office:value-type="float" office:value="0.243858">
                <text:p>0.243858</text:p>
              </table:table-cell>
              <table:table-cell office:value-type="float" office:value="0.241622">
                <text:p>0.241622</text:p>
              </table:table-cell>
              <table:table-cell office:value-type="float" office:value="0.239446">
                <text:p>0.239446</text:p>
              </table:table-cell>
              <table:table-cell office:value-type="float" office:value="0.237328">
                <text:p>0.237328</text:p>
              </table:table-cell>
              <table:table-cell office:value-type="float" office:value="0.235265">
                <text:p>0.235265</text:p>
              </table:table-cell>
              <table:table-cell office:value-type="float" office:value="0.233254">
                <text:p>0.233254</text:p>
              </table:table-cell>
              <table:table-cell office:value-type="float" office:value="0.231294">
                <text:p>0.231294</text:p>
              </table:table-cell>
              <table:table-cell office:value-type="float" office:value="0.229383">
                <text:p>0.229383</text:p>
              </table:table-cell>
              <table:table-cell office:value-type="float" office:value="0.227518">
                <text:p>0.227518</text:p>
              </table:table-cell>
              <table:table-cell office:value-type="float" office:value="0.225698">
                <text:p>0.225698</text:p>
              </table:table-cell>
              <table:table-cell office:value-type="float" office:value="0.223921">
                <text:p>0.223921</text:p>
              </table:table-cell>
              <table:table-cell office:value-type="float" office:value="0.222185">
                <text:p>0.222185</text:p>
              </table:table-cell>
              <table:table-cell office:value-type="float" office:value="0.220488">
                <text:p>0.220488</text:p>
              </table:table-cell>
              <table:table-cell office:value-type="float" office:value="0.21883">
                <text:p>0.21883</text:p>
              </table:table-cell>
              <table:table-cell office:value-type="float" office:value="0.217209">
                <text:p>0.217209</text:p>
              </table:table-cell>
              <table:table-cell office:value-type="float" office:value="0.215784">
                <text:p>0.215784</text:p>
              </table:table-cell>
              <table:table-cell office:value-type="float" office:value="0.214387">
                <text:p>0.214387</text:p>
              </table:table-cell>
              <table:table-cell office:value-type="float" office:value="0.212812">
                <text:p>0.212812</text:p>
              </table:table-cell>
              <table:table-cell office:value-type="float" office:value="0.211112">
                <text:p>0.211112</text:p>
              </table:table-cell>
              <table:table-cell office:value-type="float" office:value="0.209899">
                <text:p>0.209899</text:p>
              </table:table-cell>
              <table:table-cell office:value-type="float" office:value="0.208532">
                <text:p>0.208532</text:p>
              </table:table-cell>
              <table:table-cell office:value-type="float" office:value="0.206931">
                <text:p>0.206931</text:p>
              </table:table-cell>
              <table:table-cell office:value-type="float" office:value="0.20562">
                <text:p>0.20562</text:p>
              </table:table-cell>
              <table:table-cell office:value-type="float" office:value="0.204254">
                <text:p>0.204254</text:p>
              </table:table-cell>
              <table:table-cell office:value-type="float" office:value="0.20286">
                <text:p>0.20286</text:p>
              </table:table-cell>
              <table:table-cell office:value-type="float" office:value="0.201493">
                <text:p>0.201493</text:p>
              </table:table-cell>
              <table:table-cell office:value-type="float" office:value="0.200418">
                <text:p>0.200418</text:p>
              </table:table-cell>
              <table:table-cell office:value-type="float" office:value="0.199269">
                <text:p>0.199269</text:p>
              </table:table-cell>
              <table:table-cell office:value-type="float" office:value="0.197932">
                <text:p>0.197932</text:p>
              </table:table-cell>
              <table:table-cell office:value-type="float" office:value="0.196713">
                <text:p>0.196713</text:p>
              </table:table-cell>
              <table:table-cell office:value-type="float" office:value="0.195523">
                <text:p>0.195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0053">
                <text:p>0.190053</text:p>
              </table:table-cell>
              <table:table-cell office:value-type="float" office:value="0.421192">
                <text:p>0.421192</text:p>
              </table:table-cell>
              <table:table-cell office:value-type="float" office:value="0.61276">
                <text:p>0.61276</text:p>
              </table:table-cell>
              <table:table-cell office:value-type="float" office:value="0.769085">
                <text:p>0.769085</text:p>
              </table:table-cell>
              <table:table-cell office:value-type="float" office:value="0.89185">
                <text:p>0.89185</text:p>
              </table:table-cell>
              <table:table-cell office:value-type="float" office:value="0.985764">
                <text:p>0.985764</text:p>
              </table:table-cell>
              <table:table-cell office:value-type="float" office:value="1.05475">
                <text:p>1.05475</text:p>
              </table:table-cell>
              <table:table-cell office:value-type="float" office:value="1.10216">
                <text:p>1.10216</text:p>
              </table:table-cell>
              <table:table-cell office:value-type="float" office:value="1.13126">
                <text:p>1.13126</text:p>
              </table:table-cell>
              <table:table-cell office:value-type="float" office:value="1.14531">
                <text:p>1.14531</text:p>
              </table:table-cell>
              <table:table-cell office:value-type="float" office:value="1.14717">
                <text:p>1.14717</text:p>
              </table:table-cell>
              <table:table-cell office:value-type="float" office:value="1.13933">
                <text:p>1.13933</text:p>
              </table:table-cell>
              <table:table-cell office:value-type="float" office:value="1.12386">
                <text:p>1.12386</text:p>
              </table:table-cell>
              <table:table-cell office:value-type="float" office:value="1.10256">
                <text:p>1.10256</text:p>
              </table:table-cell>
              <table:table-cell office:value-type="float" office:value="1.0771">
                <text:p>1.0771</text:p>
              </table:table-cell>
              <table:table-cell office:value-type="float" office:value="1.04863">
                <text:p>1.04863</text:p>
              </table:table-cell>
              <table:table-cell office:value-type="float" office:value="1.01801">
                <text:p>1.01801</text:p>
              </table:table-cell>
              <table:table-cell office:value-type="float" office:value="0.985886">
                <text:p>0.985886</text:p>
              </table:table-cell>
              <table:table-cell office:value-type="float" office:value="0.952706">
                <text:p>0.952706</text:p>
              </table:table-cell>
              <table:table-cell office:value-type="float" office:value="0.918804">
                <text:p>0.918804</text:p>
              </table:table-cell>
              <table:table-cell office:value-type="float" office:value="0.884424">
                <text:p>0.884424</text:p>
              </table:table-cell>
              <table:table-cell office:value-type="float" office:value="0.849761">
                <text:p>0.849761</text:p>
              </table:table-cell>
              <table:table-cell office:value-type="float" office:value="0.814992">
                <text:p>0.814992</text:p>
              </table:table-cell>
              <table:table-cell office:value-type="float" office:value="0.780292">
                <text:p>0.780292</text:p>
              </table:table-cell>
              <table:table-cell office:value-type="float" office:value="0.745848">
                <text:p>0.745848</text:p>
              </table:table-cell>
              <table:table-cell office:value-type="float" office:value="0.711843">
                <text:p>0.711843</text:p>
              </table:table-cell>
              <table:table-cell office:value-type="float" office:value="0.678449">
                <text:p>0.678449</text:p>
              </table:table-cell>
              <table:table-cell office:value-type="float" office:value="0.645808">
                <text:p>0.645808</text:p>
              </table:table-cell>
              <table:table-cell office:value-type="float" office:value="0.614032">
                <text:p>0.614032</text:p>
              </table:table-cell>
              <table:table-cell office:value-type="float" office:value="0.583202">
                <text:p>0.583202</text:p>
              </table:table-cell>
              <table:table-cell office:value-type="float" office:value="0.553378">
                <text:p>0.553378</text:p>
              </table:table-cell>
              <table:table-cell office:value-type="float" office:value="0.524599">
                <text:p>0.524599</text:p>
              </table:table-cell>
              <table:table-cell office:value-type="float" office:value="0.496889">
                <text:p>0.496889</text:p>
              </table:table-cell>
              <table:table-cell office:value-type="float" office:value="0.470274">
                <text:p>0.470274</text:p>
              </table:table-cell>
              <table:table-cell office:value-type="float" office:value="0.444921">
                <text:p>0.444921</text:p>
              </table:table-cell>
              <table:table-cell office:value-type="float" office:value="0.435324">
                <text:p>0.435324</text:p>
              </table:table-cell>
              <table:table-cell office:value-type="float" office:value="0.421459">
                <text:p>0.421459</text:p>
              </table:table-cell>
              <table:table-cell office:value-type="float" office:value="0.408668">
                <text:p>0.408668</text:p>
              </table:table-cell>
              <table:table-cell office:value-type="float" office:value="0.398362">
                <text:p>0.398362</text:p>
              </table:table-cell>
              <table:table-cell office:value-type="float" office:value="0.387987">
                <text:p>0.387987</text:p>
              </table:table-cell>
              <table:table-cell office:value-type="float" office:value="0.379477">
                <text:p>0.379477</text:p>
              </table:table-cell>
              <table:table-cell office:value-type="float" office:value="0.371504">
                <text:p>0.371504</text:p>
              </table:table-cell>
              <table:table-cell office:value-type="float" office:value="0.36343">
                <text:p>0.36343</text:p>
              </table:table-cell>
              <table:table-cell office:value-type="float" office:value="0.355605">
                <text:p>0.355605</text:p>
              </table:table-cell>
              <table:table-cell office:value-type="float" office:value="0.349372">
                <text:p>0.349372</text:p>
              </table:table-cell>
              <table:table-cell office:value-type="float" office:value="0.34314">
                <text:p>0.34314</text:p>
              </table:table-cell>
              <table:table-cell office:value-type="float" office:value="0.336609">
                <text:p>0.336609</text:p>
              </table:table-cell>
              <table:table-cell office:value-type="float" office:value="0.330437">
                <text:p>0.330437</text:p>
              </table:table-cell>
              <table:table-cell office:value-type="float" office:value="0.325291">
                <text:p>0.325291</text:p>
              </table:table-cell>
              <table:table-cell office:value-type="float" office:value="0.320377">
                <text:p>0.320377</text:p>
              </table:table-cell>
              <table:table-cell office:value-type="float" office:value="0.315132">
                <text:p>0.315132</text:p>
              </table:table-cell>
              <table:table-cell office:value-type="float" office:value="0.309825">
                <text:p>0.309825</text:p>
              </table:table-cell>
              <table:table-cell office:value-type="float" office:value="0.305918">
                <text:p>0.305918</text:p>
              </table:table-cell>
              <table:table-cell office:value-type="float" office:value="0.301743">
                <text:p>0.301743</text:p>
              </table:table-cell>
              <table:table-cell office:value-type="float" office:value="0.29706">
                <text:p>0.29706</text:p>
              </table:table-cell>
              <table:table-cell office:value-type="float" office:value="0.293037">
                <text:p>0.293037</text:p>
              </table:table-cell>
              <table:table-cell office:value-type="float" office:value="0.289173">
                <text:p>0.289173</text:p>
              </table:table-cell>
              <table:table-cell office:value-type="float" office:value="0.285458">
                <text:p>0.285458</text:p>
              </table:table-cell>
              <table:table-cell office:value-type="float" office:value="0.281883">
                <text:p>0.281883</text:p>
              </table:table-cell>
              <table:table-cell office:value-type="float" office:value="0.278438">
                <text:p>0.278438</text:p>
              </table:table-cell>
              <table:table-cell office:value-type="float" office:value="0.275117">
                <text:p>0.275117</text:p>
              </table:table-cell>
              <table:table-cell office:value-type="float" office:value="0.271912">
                <text:p>0.271912</text:p>
              </table:table-cell>
              <table:table-cell office:value-type="float" office:value="0.268816">
                <text:p>0.268816</text:p>
              </table:table-cell>
              <table:table-cell office:value-type="float" office:value="0.265824">
                <text:p>0.265824</text:p>
              </table:table-cell>
              <table:table-cell office:value-type="float" office:value="0.26293">
                <text:p>0.26293</text:p>
              </table:table-cell>
              <table:table-cell office:value-type="float" office:value="0.260128">
                <text:p>0.260128</text:p>
              </table:table-cell>
              <table:table-cell office:value-type="float" office:value="0.257413">
                <text:p>0.257413</text:p>
              </table:table-cell>
              <table:table-cell office:value-type="float" office:value="0.254782">
                <text:p>0.254782</text:p>
              </table:table-cell>
              <table:table-cell office:value-type="float" office:value="0.25223">
                <text:p>0.25223</text:p>
              </table:table-cell>
              <table:table-cell office:value-type="float" office:value="0.249753">
                <text:p>0.249753</text:p>
              </table:table-cell>
              <table:table-cell office:value-type="float" office:value="0.247348">
                <text:p>0.247348</text:p>
              </table:table-cell>
              <table:table-cell office:value-type="float" office:value="0.245011">
                <text:p>0.245011</text:p>
              </table:table-cell>
              <table:table-cell office:value-type="float" office:value="0.242739">
                <text:p>0.242739</text:p>
              </table:table-cell>
              <table:table-cell office:value-type="float" office:value="0.240529">
                <text:p>0.240529</text:p>
              </table:table-cell>
              <table:table-cell office:value-type="float" office:value="0.238378">
                <text:p>0.238378</text:p>
              </table:table-cell>
              <table:table-cell office:value-type="float" office:value="0.236284">
                <text:p>0.236284</text:p>
              </table:table-cell>
              <table:table-cell office:value-type="float" office:value="0.234244">
                <text:p>0.234244</text:p>
              </table:table-cell>
              <table:table-cell office:value-type="float" office:value="0.232256">
                <text:p>0.232256</text:p>
              </table:table-cell>
              <table:table-cell office:value-type="float" office:value="0.230318">
                <text:p>0.230318</text:p>
              </table:table-cell>
              <table:table-cell office:value-type="float" office:value="0.228427">
                <text:p>0.228427</text:p>
              </table:table-cell>
              <table:table-cell office:value-type="float" office:value="0.226582">
                <text:p>0.226582</text:p>
              </table:table-cell>
              <table:table-cell office:value-type="float" office:value="0.224782">
                <text:p>0.224782</text:p>
              </table:table-cell>
              <table:table-cell office:value-type="float" office:value="0.223023">
                <text:p>0.223023</text:p>
              </table:table-cell>
              <table:table-cell office:value-type="float" office:value="0.221305">
                <text:p>0.221305</text:p>
              </table:table-cell>
              <table:table-cell office:value-type="float" office:value="0.219798">
                <text:p>0.219798</text:p>
              </table:table-cell>
              <table:table-cell office:value-type="float" office:value="0.218322">
                <text:p>0.218322</text:p>
              </table:table-cell>
              <table:table-cell office:value-type="float" office:value="0.216656">
                <text:p>0.216656</text:p>
              </table:table-cell>
              <table:table-cell office:value-type="float" office:value="0.214861">
                <text:p>0.214861</text:p>
              </table:table-cell>
              <table:table-cell office:value-type="float" office:value="0.213582">
                <text:p>0.213582</text:p>
              </table:table-cell>
              <table:table-cell office:value-type="float" office:value="0.212141">
                <text:p>0.212141</text:p>
              </table:table-cell>
              <table:table-cell office:value-type="float" office:value="0.210453">
                <text:p>0.210453</text:p>
              </table:table-cell>
              <table:table-cell office:value-type="float" office:value="0.209074">
                <text:p>0.209074</text:p>
              </table:table-cell>
              <table:table-cell office:value-type="float" office:value="0.207637">
                <text:p>0.207637</text:p>
              </table:table-cell>
              <table:table-cell office:value-type="float" office:value="0.206171">
                <text:p>0.206171</text:p>
              </table:table-cell>
              <table:table-cell office:value-type="float" office:value="0.204735">
                <text:p>0.204735</text:p>
              </table:table-cell>
              <table:table-cell office:value-type="float" office:value="0.203608">
                <text:p>0.203608</text:p>
              </table:table-cell>
              <table:table-cell office:value-type="float" office:value="0.202403">
                <text:p>0.202403</text:p>
              </table:table-cell>
              <table:table-cell office:value-type="float" office:value="0.201">
                <text:p>0.201</text:p>
              </table:table-cell>
              <table:table-cell office:value-type="float" office:value="0.199722">
                <text:p>0.199722</text:p>
              </table:table-cell>
              <table:table-cell office:value-type="float" office:value="0.198477">
                <text:p>0.19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63675">
                <text:p>4.63675</text:p>
              </table:table-cell>
              <table:table-cell office:value-type="float" office:value="4.17164">
                <text:p>4.17164</text:p>
              </table:table-cell>
              <table:table-cell office:value-type="float" office:value="3.75754">
                <text:p>3.75754</text:p>
              </table:table-cell>
              <table:table-cell office:value-type="float" office:value="3.38876">
                <text:p>3.38876</text:p>
              </table:table-cell>
              <table:table-cell office:value-type="float" office:value="3.0661">
                <text:p>3.0661</text:p>
              </table:table-cell>
              <table:table-cell office:value-type="float" office:value="2.78336">
                <text:p>2.78336</text:p>
              </table:table-cell>
              <table:table-cell office:value-type="float" office:value="2.53563">
                <text:p>2.53563</text:p>
              </table:table-cell>
              <table:table-cell office:value-type="float" office:value="2.31949">
                <text:p>2.31949</text:p>
              </table:table-cell>
              <table:table-cell office:value-type="float" office:value="2.13168">
                <text:p>2.13168</text:p>
              </table:table-cell>
              <table:table-cell office:value-type="float" office:value="1.96816">
                <text:p>1.96816</text:p>
              </table:table-cell>
              <table:table-cell office:value-type="float" office:value="1.8253">
                <text:p>1.8253</text:p>
              </table:table-cell>
              <table:table-cell office:value-type="float" office:value="1.6998">
                <text:p>1.6998</text:p>
              </table:table-cell>
              <table:table-cell office:value-type="float" office:value="1.58871">
                <text:p>1.58871</text:p>
              </table:table-cell>
              <table:table-cell office:value-type="float" office:value="1.48986">
                <text:p>1.48986</text:p>
              </table:table-cell>
              <table:table-cell office:value-type="float" office:value="1.40179">
                <text:p>1.40179</text:p>
              </table:table-cell>
              <table:table-cell office:value-type="float" office:value="1.32234">
                <text:p>1.32234</text:p>
              </table:table-cell>
              <table:table-cell office:value-type="float" office:value="1.24985">
                <text:p>1.24985</text:p>
              </table:table-cell>
              <table:table-cell office:value-type="float" office:value="1.183">
                <text:p>1.183</text:p>
              </table:table-cell>
              <table:table-cell office:value-type="float" office:value="1.12075">
                <text:p>1.12075</text:p>
              </table:table-cell>
              <table:table-cell office:value-type="float" office:value="1.0623">
                <text:p>1.0623</text:p>
              </table:table-cell>
              <table:table-cell office:value-type="float" office:value="1.00703">
                <text:p>1.00703</text:p>
              </table:table-cell>
              <table:table-cell office:value-type="float" office:value="0.954471">
                <text:p>0.954471</text:p>
              </table:table-cell>
              <table:table-cell office:value-type="float" office:value="0.904326">
                <text:p>0.904326</text:p>
              </table:table-cell>
              <table:table-cell office:value-type="float" office:value="0.856394">
                <text:p>0.856394</text:p>
              </table:table-cell>
              <table:table-cell office:value-type="float" office:value="0.810568">
                <text:p>0.810568</text:p>
              </table:table-cell>
              <table:table-cell office:value-type="float" office:value="0.76679">
                <text:p>0.76679</text:p>
              </table:table-cell>
              <table:table-cell office:value-type="float" office:value="0.725023">
                <text:p>0.725023</text:p>
              </table:table-cell>
              <table:table-cell office:value-type="float" office:value="0.685226">
                <text:p>0.685226</text:p>
              </table:table-cell>
              <table:table-cell office:value-type="float" office:value="0.647346">
                <text:p>0.647346</text:p>
              </table:table-cell>
              <table:table-cell office:value-type="float" office:value="0.61132">
                <text:p>0.61132</text:p>
              </table:table-cell>
              <table:table-cell office:value-type="float" office:value="0.577079">
                <text:p>0.577079</text:p>
              </table:table-cell>
              <table:table-cell office:value-type="float" office:value="0.54455">
                <text:p>0.54455</text:p>
              </table:table-cell>
              <table:table-cell office:value-type="float" office:value="0.513663">
                <text:p>0.513663</text:p>
              </table:table-cell>
              <table:table-cell office:value-type="float" office:value="0.48436">
                <text:p>0.48436</text:p>
              </table:table-cell>
              <table:table-cell office:value-type="float" office:value="0.456751">
                <text:p>0.456751</text:p>
              </table:table-cell>
              <table:table-cell office:value-type="float" office:value="0.44637">
                <text:p>0.44637</text:p>
              </table:table-cell>
              <table:table-cell office:value-type="float" office:value="0.431441">
                <text:p>0.431441</text:p>
              </table:table-cell>
              <table:table-cell office:value-type="float" office:value="0.417735">
                <text:p>0.417735</text:p>
              </table:table-cell>
              <table:table-cell office:value-type="float" office:value="0.406736">
                <text:p>0.406736</text:p>
              </table:table-cell>
              <table:table-cell office:value-type="float" office:value="0.395702">
                <text:p>0.395702</text:p>
              </table:table-cell>
              <table:table-cell office:value-type="float" office:value="0.38668">
                <text:p>0.38668</text:p>
              </table:table-cell>
              <table:table-cell office:value-type="float" office:value="0.378248">
                <text:p>0.378248</text:p>
              </table:table-cell>
              <table:table-cell office:value-type="float" office:value="0.369731">
                <text:p>0.369731</text:p>
              </table:table-cell>
              <table:table-cell office:value-type="float" office:value="0.361497">
                <text:p>0.361497</text:p>
              </table:table-cell>
              <table:table-cell office:value-type="float" office:value="0.354951">
                <text:p>0.354951</text:p>
              </table:table-cell>
              <table:table-cell office:value-type="float" office:value="0.348417">
                <text:p>0.348417</text:p>
              </table:table-cell>
              <table:table-cell office:value-type="float" office:value="0.341584">
                <text:p>0.341584</text:p>
              </table:table-cell>
              <table:table-cell office:value-type="float" office:value="0.335137">
                <text:p>0.335137</text:p>
              </table:table-cell>
              <table:table-cell office:value-type="float" office:value="0.329769">
                <text:p>0.329769</text:p>
              </table:table-cell>
              <table:table-cell office:value-type="float" office:value="0.324651">
                <text:p>0.324651</text:p>
              </table:table-cell>
              <table:table-cell office:value-type="float" office:value="0.319194">
                <text:p>0.319194</text:p>
              </table:table-cell>
              <table:table-cell office:value-type="float" office:value="0.313683">
                <text:p>0.313683</text:p>
              </table:table-cell>
              <table:table-cell office:value-type="float" office:value="0.309628">
                <text:p>0.309628</text:p>
              </table:table-cell>
              <table:table-cell office:value-type="float" office:value="0.305299">
                <text:p>0.305299</text:p>
              </table:table-cell>
              <table:table-cell office:value-type="float" office:value="0.300451">
                <text:p>0.300451</text:p>
              </table:table-cell>
              <table:table-cell office:value-type="float" office:value="0.296289">
                <text:p>0.296289</text:p>
              </table:table-cell>
              <table:table-cell office:value-type="float" office:value="0.292296">
                <text:p>0.292296</text:p>
              </table:table-cell>
              <table:table-cell office:value-type="float" office:value="0.288461">
                <text:p>0.288461</text:p>
              </table:table-cell>
              <table:table-cell office:value-type="float" office:value="0.284772">
                <text:p>0.284772</text:p>
              </table:table-cell>
              <table:table-cell office:value-type="float" office:value="0.281221">
                <text:p>0.281221</text:p>
              </table:table-cell>
              <table:table-cell office:value-type="float" office:value="0.2778">
                <text:p>0.2778</text:p>
              </table:table-cell>
              <table:table-cell office:value-type="float" office:value="0.274501">
                <text:p>0.274501</text:p>
              </table:table-cell>
              <table:table-cell office:value-type="float" office:value="0.271317">
                <text:p>0.271317</text:p>
              </table:table-cell>
              <table:table-cell office:value-type="float" office:value="0.268241">
                <text:p>0.268241</text:p>
              </table:table-cell>
              <table:table-cell office:value-type="float" office:value="0.265267">
                <text:p>0.265267</text:p>
              </table:table-cell>
              <table:table-cell office:value-type="float" office:value="0.26239">
                <text:p>0.26239</text:p>
              </table:table-cell>
              <table:table-cell office:value-type="float" office:value="0.259605">
                <text:p>0.259605</text:p>
              </table:table-cell>
              <table:table-cell office:value-type="float" office:value="0.256906">
                <text:p>0.256906</text:p>
              </table:table-cell>
              <table:table-cell office:value-type="float" office:value="0.25429">
                <text:p>0.25429</text:p>
              </table:table-cell>
              <table:table-cell office:value-type="float" office:value="0.251752">
                <text:p>0.251752</text:p>
              </table:table-cell>
              <table:table-cell office:value-type="float" office:value="0.249289">
                <text:p>0.249289</text:p>
              </table:table-cell>
              <table:table-cell office:value-type="float" office:value="0.246897">
                <text:p>0.246897</text:p>
              </table:table-cell>
              <table:table-cell office:value-type="float" office:value="0.244572">
                <text:p>0.244572</text:p>
              </table:table-cell>
              <table:table-cell office:value-type="float" office:value="0.242312">
                <text:p>0.242312</text:p>
              </table:table-cell>
              <table:table-cell office:value-type="float" office:value="0.240113">
                <text:p>0.240113</text:p>
              </table:table-cell>
              <table:table-cell office:value-type="float" office:value="0.237973">
                <text:p>0.237973</text:p>
              </table:table-cell>
              <table:table-cell office:value-type="float" office:value="0.23589">
                <text:p>0.23589</text:p>
              </table:table-cell>
              <table:table-cell office:value-type="float" office:value="0.23386">
                <text:p>0.23386</text:p>
              </table:table-cell>
              <table:table-cell office:value-type="float" office:value="0.231881">
                <text:p>0.231881</text:p>
              </table:table-cell>
              <table:table-cell office:value-type="float" office:value="0.229952">
                <text:p>0.229952</text:p>
              </table:table-cell>
              <table:table-cell office:value-type="float" office:value="0.228071">
                <text:p>0.228071</text:p>
              </table:table-cell>
              <table:table-cell office:value-type="float" office:value="0.226235">
                <text:p>0.226235</text:p>
              </table:table-cell>
              <table:table-cell office:value-type="float" office:value="0.224442">
                <text:p>0.224442</text:p>
              </table:table-cell>
              <table:table-cell office:value-type="float" office:value="0.222692">
                <text:p>0.222692</text:p>
              </table:table-cell>
              <table:table-cell office:value-type="float" office:value="0.221155">
                <text:p>0.221155</text:p>
              </table:table-cell>
              <table:table-cell office:value-type="float" office:value="0.21965">
                <text:p>0.21965</text:p>
              </table:table-cell>
              <table:table-cell office:value-type="float" office:value="0.217954">
                <text:p>0.217954</text:p>
              </table:table-cell>
              <table:table-cell office:value-type="float" office:value="0.216128">
                <text:p>0.216128</text:p>
              </table:table-cell>
              <table:table-cell office:value-type="float" office:value="0.214825">
                <text:p>0.214825</text:p>
              </table:table-cell>
              <table:table-cell office:value-type="float" office:value="0.213359">
                <text:p>0.213359</text:p>
              </table:table-cell>
              <table:table-cell office:value-type="float" office:value="0.211643">
                <text:p>0.211643</text:p>
              </table:table-cell>
              <table:table-cell office:value-type="float" office:value="0.21024">
                <text:p>0.21024</text:p>
              </table:table-cell>
              <table:table-cell office:value-type="float" office:value="0.208779">
                <text:p>0.208779</text:p>
              </table:table-cell>
              <table:table-cell office:value-type="float" office:value="0.207289">
                <text:p>0.207289</text:p>
              </table:table-cell>
              <table:table-cell office:value-type="float" office:value="0.20583">
                <text:p>0.20583</text:p>
              </table:table-cell>
              <table:table-cell office:value-type="float" office:value="0.204684">
                <text:p>0.204684</text:p>
              </table:table-cell>
              <table:table-cell office:value-type="float" office:value="0.203459">
                <text:p>0.203459</text:p>
              </table:table-cell>
              <table:table-cell office:value-type="float" office:value="0.202035">
                <text:p>0.202035</text:p>
              </table:table-cell>
              <table:table-cell office:value-type="float" office:value="0.200738">
                <text:p>0.200738</text:p>
              </table:table-cell>
              <table:table-cell office:value-type="float" office:value="0.199473">
                <text:p>0.199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190053">
                <text:p>0.190053</text:p>
              </table:table-cell>
              <table:table-cell office:value-type="float" office:value="0.421192">
                <text:p>0.421192</text:p>
              </table:table-cell>
              <table:table-cell office:value-type="float" office:value="0.61276">
                <text:p>0.61276</text:p>
              </table:table-cell>
              <table:table-cell office:value-type="float" office:value="0.769085">
                <text:p>0.769085</text:p>
              </table:table-cell>
              <table:table-cell office:value-type="float" office:value="0.89185">
                <text:p>0.89185</text:p>
              </table:table-cell>
              <table:table-cell office:value-type="float" office:value="0.985764">
                <text:p>0.985764</text:p>
              </table:table-cell>
              <table:table-cell office:value-type="float" office:value="1.05475">
                <text:p>1.05475</text:p>
              </table:table-cell>
              <table:table-cell office:value-type="float" office:value="1.10216">
                <text:p>1.10216</text:p>
              </table:table-cell>
              <table:table-cell office:value-type="float" office:value="1.13126">
                <text:p>1.13126</text:p>
              </table:table-cell>
              <table:table-cell office:value-type="float" office:value="1.14531">
                <text:p>1.14531</text:p>
              </table:table-cell>
              <table:table-cell office:value-type="float" office:value="1.14717">
                <text:p>1.14717</text:p>
              </table:table-cell>
              <table:table-cell office:value-type="float" office:value="1.13933">
                <text:p>1.13933</text:p>
              </table:table-cell>
              <table:table-cell office:value-type="float" office:value="1.12386">
                <text:p>1.12386</text:p>
              </table:table-cell>
              <table:table-cell office:value-type="float" office:value="1.10256">
                <text:p>1.10256</text:p>
              </table:table-cell>
              <table:table-cell office:value-type="float" office:value="1.0771">
                <text:p>1.0771</text:p>
              </table:table-cell>
              <table:table-cell office:value-type="float" office:value="1.04863">
                <text:p>1.04863</text:p>
              </table:table-cell>
              <table:table-cell office:value-type="float" office:value="1.01801">
                <text:p>1.01801</text:p>
              </table:table-cell>
              <table:table-cell office:value-type="float" office:value="0.985886">
                <text:p>0.985886</text:p>
              </table:table-cell>
              <table:table-cell office:value-type="float" office:value="0.952706">
                <text:p>0.952706</text:p>
              </table:table-cell>
              <table:table-cell office:value-type="float" office:value="0.918804">
                <text:p>0.918804</text:p>
              </table:table-cell>
              <table:table-cell office:value-type="float" office:value="0.884424">
                <text:p>0.884424</text:p>
              </table:table-cell>
              <table:table-cell office:value-type="float" office:value="0.849761">
                <text:p>0.849761</text:p>
              </table:table-cell>
              <table:table-cell office:value-type="float" office:value="0.814992">
                <text:p>0.814992</text:p>
              </table:table-cell>
              <table:table-cell office:value-type="float" office:value="0.780292">
                <text:p>0.780292</text:p>
              </table:table-cell>
              <table:table-cell office:value-type="float" office:value="0.745848">
                <text:p>0.745848</text:p>
              </table:table-cell>
              <table:table-cell office:value-type="float" office:value="0.711843">
                <text:p>0.711843</text:p>
              </table:table-cell>
              <table:table-cell office:value-type="float" office:value="0.678449">
                <text:p>0.678449</text:p>
              </table:table-cell>
              <table:table-cell office:value-type="float" office:value="0.645808">
                <text:p>0.645808</text:p>
              </table:table-cell>
              <table:table-cell office:value-type="float" office:value="0.614032">
                <text:p>0.614032</text:p>
              </table:table-cell>
              <table:table-cell office:value-type="float" office:value="0.583202">
                <text:p>0.583202</text:p>
              </table:table-cell>
              <table:table-cell office:value-type="float" office:value="0.553378">
                <text:p>0.553378</text:p>
              </table:table-cell>
              <table:table-cell office:value-type="float" office:value="0.524599">
                <text:p>0.524599</text:p>
              </table:table-cell>
              <table:table-cell office:value-type="float" office:value="0.496889">
                <text:p>0.496889</text:p>
              </table:table-cell>
              <table:table-cell office:value-type="float" office:value="0.470274">
                <text:p>0.470274</text:p>
              </table:table-cell>
              <table:table-cell office:value-type="float" office:value="0.444921">
                <text:p>0.444921</text:p>
              </table:table-cell>
              <table:table-cell office:value-type="float" office:value="0.435324">
                <text:p>0.435324</text:p>
              </table:table-cell>
              <table:table-cell office:value-type="float" office:value="0.421459">
                <text:p>0.421459</text:p>
              </table:table-cell>
              <table:table-cell office:value-type="float" office:value="0.408668">
                <text:p>0.408668</text:p>
              </table:table-cell>
              <table:table-cell office:value-type="float" office:value="0.398362">
                <text:p>0.398362</text:p>
              </table:table-cell>
              <table:table-cell office:value-type="float" office:value="0.387987">
                <text:p>0.387987</text:p>
              </table:table-cell>
              <table:table-cell office:value-type="float" office:value="0.379477">
                <text:p>0.379477</text:p>
              </table:table-cell>
              <table:table-cell office:value-type="float" office:value="0.371504">
                <text:p>0.371504</text:p>
              </table:table-cell>
              <table:table-cell office:value-type="float" office:value="0.36343">
                <text:p>0.36343</text:p>
              </table:table-cell>
              <table:table-cell office:value-type="float" office:value="0.355605">
                <text:p>0.355605</text:p>
              </table:table-cell>
              <table:table-cell office:value-type="float" office:value="0.349372">
                <text:p>0.349372</text:p>
              </table:table-cell>
              <table:table-cell office:value-type="float" office:value="0.34314">
                <text:p>0.34314</text:p>
              </table:table-cell>
              <table:table-cell office:value-type="float" office:value="0.336609">
                <text:p>0.336609</text:p>
              </table:table-cell>
              <table:table-cell office:value-type="float" office:value="0.330437">
                <text:p>0.330437</text:p>
              </table:table-cell>
              <table:table-cell office:value-type="float" office:value="0.325291">
                <text:p>0.325291</text:p>
              </table:table-cell>
              <table:table-cell office:value-type="float" office:value="0.320377">
                <text:p>0.320377</text:p>
              </table:table-cell>
              <table:table-cell office:value-type="float" office:value="0.315132">
                <text:p>0.315132</text:p>
              </table:table-cell>
              <table:table-cell office:value-type="float" office:value="0.309825">
                <text:p>0.309825</text:p>
              </table:table-cell>
              <table:table-cell office:value-type="float" office:value="0.305918">
                <text:p>0.305918</text:p>
              </table:table-cell>
              <table:table-cell office:value-type="float" office:value="0.301743">
                <text:p>0.301743</text:p>
              </table:table-cell>
              <table:table-cell office:value-type="float" office:value="0.29706">
                <text:p>0.29706</text:p>
              </table:table-cell>
              <table:table-cell office:value-type="float" office:value="0.293037">
                <text:p>0.293037</text:p>
              </table:table-cell>
              <table:table-cell office:value-type="float" office:value="0.289173">
                <text:p>0.289173</text:p>
              </table:table-cell>
              <table:table-cell office:value-type="float" office:value="0.285458">
                <text:p>0.285458</text:p>
              </table:table-cell>
              <table:table-cell office:value-type="float" office:value="0.281883">
                <text:p>0.281883</text:p>
              </table:table-cell>
              <table:table-cell office:value-type="float" office:value="0.278438">
                <text:p>0.278438</text:p>
              </table:table-cell>
              <table:table-cell office:value-type="float" office:value="0.275117">
                <text:p>0.275117</text:p>
              </table:table-cell>
              <table:table-cell office:value-type="float" office:value="0.271912">
                <text:p>0.271912</text:p>
              </table:table-cell>
              <table:table-cell office:value-type="float" office:value="0.268816">
                <text:p>0.268816</text:p>
              </table:table-cell>
              <table:table-cell office:value-type="float" office:value="0.265824">
                <text:p>0.265824</text:p>
              </table:table-cell>
              <table:table-cell office:value-type="float" office:value="0.26293">
                <text:p>0.26293</text:p>
              </table:table-cell>
              <table:table-cell office:value-type="float" office:value="0.260128">
                <text:p>0.260128</text:p>
              </table:table-cell>
              <table:table-cell office:value-type="float" office:value="0.257413">
                <text:p>0.257413</text:p>
              </table:table-cell>
              <table:table-cell office:value-type="float" office:value="0.254782">
                <text:p>0.254782</text:p>
              </table:table-cell>
              <table:table-cell office:value-type="float" office:value="0.25223">
                <text:p>0.25223</text:p>
              </table:table-cell>
              <table:table-cell office:value-type="float" office:value="0.249753">
                <text:p>0.249753</text:p>
              </table:table-cell>
              <table:table-cell office:value-type="float" office:value="0.247348">
                <text:p>0.247348</text:p>
              </table:table-cell>
              <table:table-cell office:value-type="float" office:value="0.245011">
                <text:p>0.245011</text:p>
              </table:table-cell>
              <table:table-cell office:value-type="float" office:value="0.242739">
                <text:p>0.242739</text:p>
              </table:table-cell>
              <table:table-cell office:value-type="float" office:value="0.240529">
                <text:p>0.240529</text:p>
              </table:table-cell>
              <table:table-cell office:value-type="float" office:value="0.238378">
                <text:p>0.238378</text:p>
              </table:table-cell>
              <table:table-cell office:value-type="float" office:value="0.236284">
                <text:p>0.236284</text:p>
              </table:table-cell>
              <table:table-cell office:value-type="float" office:value="0.234244">
                <text:p>0.234244</text:p>
              </table:table-cell>
              <table:table-cell office:value-type="float" office:value="0.232256">
                <text:p>0.232256</text:p>
              </table:table-cell>
              <table:table-cell office:value-type="float" office:value="0.230318">
                <text:p>0.230318</text:p>
              </table:table-cell>
              <table:table-cell office:value-type="float" office:value="0.228427">
                <text:p>0.228427</text:p>
              </table:table-cell>
              <table:table-cell office:value-type="float" office:value="0.226582">
                <text:p>0.226582</text:p>
              </table:table-cell>
              <table:table-cell office:value-type="float" office:value="0.224782">
                <text:p>0.224782</text:p>
              </table:table-cell>
              <table:table-cell office:value-type="float" office:value="0.223023">
                <text:p>0.223023</text:p>
              </table:table-cell>
              <table:table-cell office:value-type="float" office:value="0.221305">
                <text:p>0.221305</text:p>
              </table:table-cell>
              <table:table-cell office:value-type="float" office:value="0.219798">
                <text:p>0.219798</text:p>
              </table:table-cell>
              <table:table-cell office:value-type="float" office:value="0.218322">
                <text:p>0.218322</text:p>
              </table:table-cell>
              <table:table-cell office:value-type="float" office:value="0.216656">
                <text:p>0.216656</text:p>
              </table:table-cell>
              <table:table-cell office:value-type="float" office:value="0.214861">
                <text:p>0.214861</text:p>
              </table:table-cell>
              <table:table-cell office:value-type="float" office:value="0.213582">
                <text:p>0.213582</text:p>
              </table:table-cell>
              <table:table-cell office:value-type="float" office:value="0.212141">
                <text:p>0.212141</text:p>
              </table:table-cell>
              <table:table-cell office:value-type="float" office:value="0.210453">
                <text:p>0.210453</text:p>
              </table:table-cell>
              <table:table-cell office:value-type="float" office:value="0.209074">
                <text:p>0.209074</text:p>
              </table:table-cell>
              <table:table-cell office:value-type="float" office:value="0.207637">
                <text:p>0.207637</text:p>
              </table:table-cell>
              <table:table-cell office:value-type="float" office:value="0.206171">
                <text:p>0.206171</text:p>
              </table:table-cell>
              <table:table-cell office:value-type="float" office:value="0.204735">
                <text:p>0.204735</text:p>
              </table:table-cell>
              <table:table-cell office:value-type="float" office:value="0.203608">
                <text:p>0.203608</text:p>
              </table:table-cell>
              <table:table-cell office:value-type="float" office:value="0.202403">
                <text:p>0.202403</text:p>
              </table:table-cell>
              <table:table-cell office:value-type="float" office:value="0.201">
                <text:p>0.201</text:p>
              </table:table-cell>
              <table:table-cell office:value-type="float" office:value="0.199722">
                <text:p>0.199722</text:p>
              </table:table-cell>
              <table:table-cell office:value-type="float" office:value="0.198477">
                <text:p>0.198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0.00800168">
                <text:p>-0.00800168</text:p>
              </table:table-cell>
              <table:table-cell office:value-type="float" office:value="-0.0050203">
                <text:p>-0.0050203</text:p>
              </table:table-cell>
              <table:table-cell office:value-type="float" office:value="0.0122453">
                <text:p>0.0122453</text:p>
              </table:table-cell>
              <table:table-cell office:value-type="float" office:value="0.0413672">
                <text:p>0.0413672</text:p>
              </table:table-cell>
              <table:table-cell office:value-type="float" office:value="0.0793678">
                <text:p>0.0793678</text:p>
              </table:table-cell>
              <table:table-cell office:value-type="float" office:value="0.123865">
                <text:p>0.123865</text:p>
              </table:table-cell>
              <table:table-cell office:value-type="float" office:value="0.172698">
                <text:p>0.172698</text:p>
              </table:table-cell>
              <table:table-cell office:value-type="float" office:value="0.223696">
                <text:p>0.223696</text:p>
              </table:table-cell>
              <table:table-cell office:value-type="float" office:value="0.274834">
                <text:p>0.274834</text:p>
              </table:table-cell>
              <table:table-cell office:value-type="float" office:value="0.324608">
                <text:p>0.324608</text:p>
              </table:table-cell>
              <table:table-cell office:value-type="float" office:value="0.371816">
                <text:p>0.371816</text:p>
              </table:table-cell>
              <table:table-cell office:value-type="float" office:value="0.415552">
                <text:p>0.415552</text:p>
              </table:table-cell>
              <table:table-cell office:value-type="float" office:value="0.455195">
                <text:p>0.455195</text:p>
              </table:table-cell>
              <table:table-cell office:value-type="float" office:value="0.490193">
                <text:p>0.490193</text:p>
              </table:table-cell>
              <table:table-cell office:value-type="float" office:value="0.520097">
                <text:p>0.520097</text:p>
              </table:table-cell>
              <table:table-cell office:value-type="float" office:value="0.54501">
                <text:p>0.54501</text:p>
              </table:table-cell>
              <table:table-cell office:value-type="float" office:value="0.565086">
                <text:p>0.565086</text:p>
              </table:table-cell>
              <table:table-cell office:value-type="float" office:value="0.580541">
                <text:p>0.580541</text:p>
              </table:table-cell>
              <table:table-cell office:value-type="float" office:value="0.591621">
                <text:p>0.591621</text:p>
              </table:table-cell>
              <table:table-cell office:value-type="float" office:value="0.59859">
                <text:p>0.59859</text:p>
              </table:table-cell>
              <table:table-cell office:value-type="float" office:value="0.601718">
                <text:p>0.601718</text:p>
              </table:table-cell>
              <table:table-cell office:value-type="float" office:value="0.601281">
                <text:p>0.601281</text:p>
              </table:table-cell>
              <table:table-cell office:value-type="float" office:value="0.59756">
                <text:p>0.59756</text:p>
              </table:table-cell>
              <table:table-cell office:value-type="float" office:value="0.590852">
                <text:p>0.590852</text:p>
              </table:table-cell>
              <table:table-cell office:value-type="float" office:value="0.581476">
                <text:p>0.581476</text:p>
              </table:table-cell>
              <table:table-cell office:value-type="float" office:value="0.569769">
                <text:p>0.569769</text:p>
              </table:table-cell>
              <table:table-cell office:value-type="float" office:value="0.556076">
                <text:p>0.556076</text:p>
              </table:table-cell>
              <table:table-cell office:value-type="float" office:value="0.540741">
                <text:p>0.540741</text:p>
              </table:table-cell>
              <table:table-cell office:value-type="float" office:value="0.524086">
                <text:p>0.524086</text:p>
              </table:table-cell>
              <table:table-cell office:value-type="float" office:value="0.506409">
                <text:p>0.506409</text:p>
              </table:table-cell>
              <table:table-cell office:value-type="float" office:value="0.48798">
                <text:p>0.48798</text:p>
              </table:table-cell>
              <table:table-cell office:value-type="float" office:value="0.469036">
                <text:p>0.469036</text:p>
              </table:table-cell>
              <table:table-cell office:value-type="float" office:value="0.44979">
                <text:p>0.44979</text:p>
              </table:table-cell>
              <table:table-cell office:value-type="float" office:value="0.430431">
                <text:p>0.430431</text:p>
              </table:table-cell>
              <table:table-cell office:value-type="float" office:value="0.411245">
                <text:p>0.411245</text:p>
              </table:table-cell>
              <table:table-cell office:value-type="float" office:value="0.403802">
                <text:p>0.403802</text:p>
              </table:table-cell>
              <table:table-cell office:value-type="float" office:value="0.392881">
                <text:p>0.392881</text:p>
              </table:table-cell>
              <table:table-cell office:value-type="float" office:value="0.382636">
                <text:p>0.382636</text:p>
              </table:table-cell>
              <table:table-cell office:value-type="float" office:value="0.374266">
                <text:p>0.374266</text:p>
              </table:table-cell>
              <table:table-cell office:value-type="float" office:value="0.365739">
                <text:p>0.365739</text:p>
              </table:table-cell>
              <table:table-cell office:value-type="float" office:value="0.358672">
                <text:p>0.358672</text:p>
              </table:table-cell>
              <table:table-cell office:value-type="float" office:value="0.351991">
                <text:p>0.351991</text:p>
              </table:table-cell>
              <table:table-cell office:value-type="float" office:value="0.34517">
                <text:p>0.34517</text:p>
              </table:table-cell>
              <table:table-cell office:value-type="float" office:value="0.338508">
                <text:p>0.338508</text:p>
              </table:table-cell>
              <table:table-cell office:value-type="float" office:value="0.333163">
                <text:p>0.333163</text:p>
              </table:table-cell>
              <table:table-cell office:value-type="float" office:value="0.327787">
                <text:p>0.327787</text:p>
              </table:table-cell>
              <table:table-cell office:value-type="float" office:value="0.322121">
                <text:p>0.322121</text:p>
              </table:table-cell>
              <table:table-cell office:value-type="float" office:value="0.316736">
                <text:p>0.316736</text:p>
              </table:table-cell>
              <table:table-cell office:value-type="float" office:value="0.312223">
                <text:p>0.312223</text:p>
              </table:table-cell>
              <table:table-cell office:value-type="float" office:value="0.307895">
                <text:p>0.307895</text:p>
              </table:table-cell>
              <table:table-cell office:value-type="float" office:value="0.303256">
                <text:p>0.303256</text:p>
              </table:table-cell>
              <table:table-cell office:value-type="float" office:value="0.298543">
                <text:p>0.298543</text:p>
              </table:table-cell>
              <table:table-cell office:value-type="float" office:value="0.295058">
                <text:p>0.295058</text:p>
              </table:table-cell>
              <table:table-cell office:value-type="float" office:value="0.291323">
                <text:p>0.291323</text:p>
              </table:table-cell>
              <table:table-cell office:value-type="float" office:value="0.287121">
                <text:p>0.287121</text:p>
              </table:table-cell>
              <table:table-cell office:value-type="float" office:value="0.283498">
                <text:p>0.283498</text:p>
              </table:table-cell>
              <table:table-cell office:value-type="float" office:value="0.280008">
                <text:p>0.280008</text:p>
              </table:table-cell>
              <table:table-cell office:value-type="float" office:value="0.276643">
                <text:p>0.276643</text:p>
              </table:table-cell>
              <table:table-cell office:value-type="float" office:value="0.273396">
                <text:p>0.273396</text:p>
              </table:table-cell>
              <table:table-cell office:value-type="float" office:value="0.27026">
                <text:p>0.27026</text:p>
              </table:table-cell>
              <table:table-cell office:value-type="float" office:value="0.267229">
                <text:p>0.267229</text:p>
              </table:table-cell>
              <table:table-cell office:value-type="float" office:value="0.264297">
                <text:p>0.264297</text:p>
              </table:table-cell>
              <table:table-cell office:value-type="float" office:value="0.26146">
                <text:p>0.26146</text:p>
              </table:table-cell>
              <table:table-cell office:value-type="float" office:value="0.258711">
                <text:p>0.258711</text:p>
              </table:table-cell>
              <table:table-cell office:value-type="float" office:value="0.256048">
                <text:p>0.256048</text:p>
              </table:table-cell>
              <table:table-cell office:value-type="float" office:value="0.253464">
                <text:p>0.253464</text:p>
              </table:table-cell>
              <table:table-cell office:value-type="float" office:value="0.250957">
                <text:p>0.250957</text:p>
              </table:table-cell>
              <table:table-cell office:value-type="float" office:value="0.248522">
                <text:p>0.248522</text:p>
              </table:table-cell>
              <table:table-cell office:value-type="float" office:value="0.246157">
                <text:p>0.246157</text:p>
              </table:table-cell>
              <table:table-cell office:value-type="float" office:value="0.243858">
                <text:p>0.243858</text:p>
              </table:table-cell>
              <table:table-cell office:value-type="float" office:value="0.241622">
                <text:p>0.241622</text:p>
              </table:table-cell>
              <table:table-cell office:value-type="float" office:value="0.239446">
                <text:p>0.239446</text:p>
              </table:table-cell>
              <table:table-cell office:value-type="float" office:value="0.237328">
                <text:p>0.237328</text:p>
              </table:table-cell>
              <table:table-cell office:value-type="float" office:value="0.235265">
                <text:p>0.235265</text:p>
              </table:table-cell>
              <table:table-cell office:value-type="float" office:value="0.233254">
                <text:p>0.233254</text:p>
              </table:table-cell>
              <table:table-cell office:value-type="float" office:value="0.231294">
                <text:p>0.231294</text:p>
              </table:table-cell>
              <table:table-cell office:value-type="float" office:value="0.229383">
                <text:p>0.229383</text:p>
              </table:table-cell>
              <table:table-cell office:value-type="float" office:value="0.227518">
                <text:p>0.227518</text:p>
              </table:table-cell>
              <table:table-cell office:value-type="float" office:value="0.225698">
                <text:p>0.225698</text:p>
              </table:table-cell>
              <table:table-cell office:value-type="float" office:value="0.223921">
                <text:p>0.223921</text:p>
              </table:table-cell>
              <table:table-cell office:value-type="float" office:value="0.222185">
                <text:p>0.222185</text:p>
              </table:table-cell>
              <table:table-cell office:value-type="float" office:value="0.220488">
                <text:p>0.220488</text:p>
              </table:table-cell>
              <table:table-cell office:value-type="float" office:value="0.21883">
                <text:p>0.21883</text:p>
              </table:table-cell>
              <table:table-cell office:value-type="float" office:value="0.217209">
                <text:p>0.217209</text:p>
              </table:table-cell>
              <table:table-cell office:value-type="float" office:value="0.215784">
                <text:p>0.215784</text:p>
              </table:table-cell>
              <table:table-cell office:value-type="float" office:value="0.214387">
                <text:p>0.214387</text:p>
              </table:table-cell>
              <table:table-cell office:value-type="float" office:value="0.212812">
                <text:p>0.212812</text:p>
              </table:table-cell>
              <table:table-cell office:value-type="float" office:value="0.211112">
                <text:p>0.211112</text:p>
              </table:table-cell>
              <table:table-cell office:value-type="float" office:value="0.209899">
                <text:p>0.209899</text:p>
              </table:table-cell>
              <table:table-cell office:value-type="float" office:value="0.208532">
                <text:p>0.208532</text:p>
              </table:table-cell>
              <table:table-cell office:value-type="float" office:value="0.206931">
                <text:p>0.206931</text:p>
              </table:table-cell>
              <table:table-cell office:value-type="float" office:value="0.20562">
                <text:p>0.20562</text:p>
              </table:table-cell>
              <table:table-cell office:value-type="float" office:value="0.204254">
                <text:p>0.204254</text:p>
              </table:table-cell>
              <table:table-cell office:value-type="float" office:value="0.20286">
                <text:p>0.20286</text:p>
              </table:table-cell>
              <table:table-cell office:value-type="float" office:value="0.201493">
                <text:p>0.201493</text:p>
              </table:table-cell>
              <table:table-cell office:value-type="float" office:value="0.200418">
                <text:p>0.200418</text:p>
              </table:table-cell>
              <table:table-cell office:value-type="float" office:value="0.199269">
                <text:p>0.199269</text:p>
              </table:table-cell>
              <table:table-cell office:value-type="float" office:value="0.197932">
                <text:p>0.197932</text:p>
              </table:table-cell>
              <table:table-cell office:value-type="float" office:value="0.196713">
                <text:p>0.196713</text:p>
              </table:table-cell>
              <table:table-cell office:value-type="float" office:value="0.195523">
                <text:p>0.195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000435474">
                <text:p>-0.000435474</text:p>
              </table:table-cell>
              <table:table-cell office:value-type="float" office:value="-0.00196224">
                <text:p>-0.00196224</text:p>
              </table:table-cell>
              <table:table-cell office:value-type="float" office:value="-0.00357118">
                <text:p>-0.00357118</text:p>
              </table:table-cell>
              <table:table-cell office:value-type="float" office:value="-0.00427522">
                <text:p>-0.00427522</text:p>
              </table:table-cell>
              <table:table-cell office:value-type="float" office:value="-0.00321632">
                <text:p>-0.00321632</text:p>
              </table:table-cell>
              <table:table-cell office:value-type="float" office:value="0.00027149">
                <text:p>0.00027149</text:p>
              </table:table-cell>
              <table:table-cell office:value-type="float" office:value="0.00670313">
                <text:p>0.00670313</text:p>
              </table:table-cell>
              <table:table-cell office:value-type="float" office:value="0.0163902">
                <text:p>0.0163902</text:p>
              </table:table-cell>
              <table:table-cell office:value-type="float" office:value="0.0294094">
                <text:p>0.0294094</text:p>
              </table:table-cell>
              <table:table-cell office:value-type="float" office:value="0.0456921">
                <text:p>0.0456921</text:p>
              </table:table-cell>
              <table:table-cell office:value-type="float" office:value="0.0650255">
                <text:p>0.0650255</text:p>
              </table:table-cell>
              <table:table-cell office:value-type="float" office:value="0.0870837">
                <text:p>0.0870837</text:p>
              </table:table-cell>
              <table:table-cell office:value-type="float" office:value="0.11147">
                <text:p>0.11147</text:p>
              </table:table-cell>
              <table:table-cell office:value-type="float" office:value="0.137616">
                <text:p>0.137616</text:p>
              </table:table-cell>
              <table:table-cell office:value-type="float" office:value="0.164743">
                <text:p>0.164743</text:p>
              </table:table-cell>
              <table:table-cell office:value-type="float" office:value="0.192335">
                <text:p>0.192335</text:p>
              </table:table-cell>
              <table:table-cell office:value-type="float" office:value="0.219863">
                <text:p>0.219863</text:p>
              </table:table-cell>
              <table:table-cell office:value-type="float" office:value="0.246828">
                <text:p>0.246828</text:p>
              </table:table-cell>
              <table:table-cell office:value-type="float" office:value="0.272757">
                <text:p>0.272757</text:p>
              </table:table-cell>
              <table:table-cell office:value-type="float" office:value="0.297209">
                <text:p>0.297209</text:p>
              </table:table-cell>
              <table:table-cell office:value-type="float" office:value="0.319779">
                <text:p>0.319779</text:p>
              </table:table-cell>
              <table:table-cell office:value-type="float" office:value="0.340101">
                <text:p>0.340101</text:p>
              </table:table-cell>
              <table:table-cell office:value-type="float" office:value="0.357861">
                <text:p>0.357861</text:p>
              </table:table-cell>
              <table:table-cell office:value-type="float" office:value="0.372805">
                <text:p>0.372805</text:p>
              </table:table-cell>
              <table:table-cell office:value-type="float" office:value="0.384762">
                <text:p>0.384762</text:p>
              </table:table-cell>
              <table:table-cell office:value-type="float" office:value="0.393656">
                <text:p>0.393656</text:p>
              </table:table-cell>
              <table:table-cell office:value-type="float" office:value="0.399511">
                <text:p>0.399511</text:p>
              </table:table-cell>
              <table:table-cell office:value-type="float" office:value="0.402441">
                <text:p>0.402441</text:p>
              </table:table-cell>
              <table:table-cell office:value-type="float" office:value="0.402631">
                <text:p>0.402631</text:p>
              </table:table-cell>
              <table:table-cell office:value-type="float" office:value="0.400316">
                <text:p>0.400316</text:p>
              </table:table-cell>
              <table:table-cell office:value-type="float" office:value="0.395759">
                <text:p>0.395759</text:p>
              </table:table-cell>
              <table:table-cell office:value-type="float" office:value="0.389235">
                <text:p>0.389235</text:p>
              </table:table-cell>
              <table:table-cell office:value-type="float" office:value="0.381024">
                <text:p>0.381024</text:p>
              </table:table-cell>
              <table:table-cell office:value-type="float" office:value="0.371399">
                <text:p>0.371399</text:p>
              </table:table-cell>
              <table:table-cell office:value-type="float" office:value="0.360694">
                <text:p>0.360694</text:p>
              </table:table-cell>
              <table:table-cell office:value-type="float" office:value="0.356261">
                <text:p>0.356261</text:p>
              </table:table-cell>
              <table:table-cell office:value-type="float" office:value="0.349495">
                <text:p>0.349495</text:p>
              </table:table-cell>
              <table:table-cell office:value-type="float" office:value="0.342883">
                <text:p>0.342883</text:p>
              </table:table-cell>
              <table:table-cell office:value-type="float" office:value="0.337301">
                <text:p>0.337301</text:p>
              </table:table-cell>
              <table:table-cell office:value-type="float" office:value="0.331456">
                <text:p>0.331456</text:p>
              </table:table-cell>
              <table:table-cell office:value-type="float" office:value="0.326498">
                <text:p>0.326498</text:p>
              </table:table-cell>
              <table:table-cell office:value-type="float" office:value="0.321719">
                <text:p>0.321719</text:p>
              </table:table-cell>
              <table:table-cell office:value-type="float" office:value="0.316751">
                <text:p>0.316751</text:p>
              </table:table-cell>
              <table:table-cell office:value-type="float" office:value="0.311815">
                <text:p>0.311815</text:p>
              </table:table-cell>
              <table:table-cell office:value-type="float" office:value="0.307798">
                <text:p>0.307798</text:p>
              </table:table-cell>
              <table:table-cell office:value-type="float" office:value="0.303709">
                <text:p>0.303709</text:p>
              </table:table-cell>
              <table:table-cell office:value-type="float" office:value="0.299345">
                <text:p>0.299345</text:p>
              </table:table-cell>
              <table:table-cell office:value-type="float" office:value="0.295148">
                <text:p>0.295148</text:p>
              </table:table-cell>
              <table:table-cell office:value-type="float" office:value="0.291597">
                <text:p>0.291597</text:p>
              </table:table-cell>
              <table:table-cell office:value-type="float" office:value="0.288161">
                <text:p>0.288161</text:p>
              </table:table-cell>
              <table:table-cell office:value-type="float" office:value="0.284447">
                <text:p>0.284447</text:p>
              </table:table-cell>
              <table:table-cell office:value-type="float" office:value="0.280639">
                <text:p>0.280639</text:p>
              </table:table-cell>
              <table:table-cell office:value-type="float" office:value="0.277806">
                <text:p>0.277806</text:p>
              </table:table-cell>
              <table:table-cell office:value-type="float" office:value="0.274749">
                <text:p>0.274749</text:p>
              </table:table-cell>
              <table:table-cell office:value-type="float" office:value="0.271285">
                <text:p>0.271285</text:p>
              </table:table-cell>
              <table:table-cell office:value-type="float" office:value="0.26828">
                <text:p>0.26828</text:p>
              </table:table-cell>
              <table:table-cell office:value-type="float" office:value="0.265369">
                <text:p>0.265369</text:p>
              </table:table-cell>
              <table:table-cell office:value-type="float" office:value="0.262548">
                <text:p>0.262548</text:p>
              </table:table-cell>
              <table:table-cell office:value-type="float" office:value="0.259811">
                <text:p>0.259811</text:p>
              </table:table-cell>
              <table:table-cell office:value-type="float" office:value="0.257156">
                <text:p>0.257156</text:p>
              </table:table-cell>
              <table:table-cell office:value-type="float" office:value="0.254578">
                <text:p>0.254578</text:p>
              </table:table-cell>
              <table:table-cell office:value-type="float" office:value="0.252073">
                <text:p>0.252073</text:p>
              </table:table-cell>
              <table:table-cell office:value-type="float" office:value="0.24964">
                <text:p>0.24964</text:p>
              </table:table-cell>
              <table:table-cell office:value-type="float" office:value="0.247273">
                <text:p>0.247273</text:p>
              </table:table-cell>
              <table:table-cell office:value-type="float" office:value="0.244971">
                <text:p>0.244971</text:p>
              </table:table-cell>
              <table:table-cell office:value-type="float" office:value="0.242731">
                <text:p>0.242731</text:p>
              </table:table-cell>
              <table:table-cell office:value-type="float" office:value="0.240549">
                <text:p>0.240549</text:p>
              </table:table-cell>
              <table:table-cell office:value-type="float" office:value="0.238424">
                <text:p>0.238424</text:p>
              </table:table-cell>
              <table:table-cell office:value-type="float" office:value="0.236354">
                <text:p>0.236354</text:p>
              </table:table-cell>
              <table:table-cell office:value-type="float" office:value="0.234335">
                <text:p>0.234335</text:p>
              </table:table-cell>
              <table:table-cell office:value-type="float" office:value="0.232367">
                <text:p>0.232367</text:p>
              </table:table-cell>
              <table:table-cell office:value-type="float" office:value="0.230446">
                <text:p>0.230446</text:p>
              </table:table-cell>
              <table:table-cell office:value-type="float" office:value="0.228571">
                <text:p>0.228571</text:p>
              </table:table-cell>
              <table:table-cell office:value-type="float" office:value="0.226741">
                <text:p>0.226741</text:p>
              </table:table-cell>
              <table:table-cell office:value-type="float" office:value="0.224953">
                <text:p>0.224953</text:p>
              </table:table-cell>
              <table:table-cell office:value-type="float" office:value="0.223207">
                <text:p>0.223207</text:p>
              </table:table-cell>
              <table:table-cell office:value-type="float" office:value="0.221499">
                <text:p>0.221499</text:p>
              </table:table-cell>
              <table:table-cell office:value-type="float" office:value="0.21983">
                <text:p>0.21983</text:p>
              </table:table-cell>
              <table:table-cell office:value-type="float" office:value="0.218198">
                <text:p>0.218198</text:p>
              </table:table-cell>
              <table:table-cell office:value-type="float" office:value="0.216601">
                <text:p>0.216601</text:p>
              </table:table-cell>
              <table:table-cell office:value-type="float" office:value="0.215038">
                <text:p>0.215038</text:p>
              </table:table-cell>
              <table:table-cell office:value-type="float" office:value="0.213508">
                <text:p>0.213508</text:p>
              </table:table-cell>
              <table:table-cell office:value-type="float" office:value="0.21201">
                <text:p>0.21201</text:p>
              </table:table-cell>
              <table:table-cell office:value-type="float" office:value="0.210542">
                <text:p>0.210542</text:p>
              </table:table-cell>
              <table:table-cell office:value-type="float" office:value="0.209252">
                <text:p>0.209252</text:p>
              </table:table-cell>
              <table:table-cell office:value-type="float" office:value="0.207985">
                <text:p>0.207985</text:p>
              </table:table-cell>
              <table:table-cell office:value-type="float" office:value="0.206552">
                <text:p>0.206552</text:p>
              </table:table-cell>
              <table:table-cell office:value-type="float" office:value="0.205004">
                <text:p>0.205004</text:p>
              </table:table-cell>
              <table:table-cell office:value-type="float" office:value="0.203899">
                <text:p>0.203899</text:p>
              </table:table-cell>
              <table:table-cell office:value-type="float" office:value="0.202651">
                <text:p>0.202651</text:p>
              </table:table-cell>
              <table:table-cell office:value-type="float" office:value="0.201186">
                <text:p>0.201186</text:p>
              </table:table-cell>
              <table:table-cell office:value-type="float" office:value="0.199987">
                <text:p>0.199987</text:p>
              </table:table-cell>
              <table:table-cell office:value-type="float" office:value="0.198735">
                <text:p>0.198735</text:p>
              </table:table-cell>
              <table:table-cell office:value-type="float" office:value="0.197454">
                <text:p>0.197454</text:p>
              </table:table-cell>
              <table:table-cell office:value-type="float" office:value="0.196198">
                <text:p>0.196198</text:p>
              </table:table-cell>
              <table:table-cell office:value-type="float" office:value="0.19521">
                <text:p>0.19521</text:p>
              </table:table-cell>
              <table:table-cell office:value-type="float" office:value="0.194152">
                <text:p>0.194152</text:p>
              </table:table-cell>
              <table:table-cell office:value-type="float" office:value="0.192919">
                <text:p>0.192919</text:p>
              </table:table-cell>
              <table:table-cell office:value-type="float" office:value="0.191793">
                <text:p>0.191793</text:p>
              </table:table-cell>
              <table:table-cell office:value-type="float" office:value="0.190694">
                <text:p>0.190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00580242">
                <text:p>0.00000580242</text:p>
              </table:table-cell>
              <table:table-cell office:value-type="float" office:value="-0.000034182">
                <text:p>-0.000034182</text:p>
              </table:table-cell>
              <table:table-cell office:value-type="float" office:value="-0.000213362">
                <text:p>-0.000213362</text:p>
              </table:table-cell>
              <table:table-cell office:value-type="float" office:value="-0.000558596">
                <text:p>-0.000558596</text:p>
              </table:table-cell>
              <table:table-cell office:value-type="float" office:value="-0.00101584">
                <text:p>-0.00101584</text:p>
              </table:table-cell>
              <table:table-cell office:value-type="float" office:value="-0.0014666">
                <text:p>-0.0014666</text:p>
              </table:table-cell>
              <table:table-cell office:value-type="float" office:value="-0.00172982">
                <text:p>-0.00172982</text:p>
              </table:table-cell>
              <table:table-cell office:value-type="float" office:value="-0.00157014">
                <text:p>-0.00157014</text:p>
              </table:table-cell>
              <table:table-cell office:value-type="float" office:value="-0.000720515">
                <text:p>-0.000720515</text:p>
              </table:table-cell>
              <table:table-cell office:value-type="float" office:value="0.0011005">
                <text:p>0.0011005</text:p>
              </table:table-cell>
              <table:table-cell office:value-type="float" office:value="0.00417421">
                <text:p>0.00417421</text:p>
              </table:table-cell>
              <table:table-cell office:value-type="float" office:value="0.00876759">
                <text:p>0.00876759</text:p>
              </table:table-cell>
              <table:table-cell office:value-type="float" office:value="0.0151254">
                <text:p>0.0151254</text:p>
              </table:table-cell>
              <table:table-cell office:value-type="float" office:value="0.0234198">
                <text:p>0.0234198</text:p>
              </table:table-cell>
              <table:table-cell office:value-type="float" office:value="0.0336828">
                <text:p>0.0336828</text:p>
              </table:table-cell>
              <table:table-cell office:value-type="float" office:value="0.0459503">
                <text:p>0.0459503</text:p>
              </table:table-cell>
              <table:table-cell office:value-type="float" office:value="0.0601847">
                <text:p>0.0601847</text:p>
              </table:table-cell>
              <table:table-cell office:value-type="float" office:value="0.0762803">
                <text:p>0.0762803</text:p>
              </table:table-cell>
              <table:table-cell office:value-type="float" office:value="0.0940578">
                <text:p>0.0940578</text:p>
              </table:table-cell>
              <table:table-cell office:value-type="float" office:value="0.113262">
                <text:p>0.113262</text:p>
              </table:table-cell>
              <table:table-cell office:value-type="float" office:value="0.133557">
                <text:p>0.133557</text:p>
              </table:table-cell>
              <table:table-cell office:value-type="float" office:value="0.154533">
                <text:p>0.154533</text:p>
              </table:table-cell>
              <table:table-cell office:value-type="float" office:value="0.175709">
                <text:p>0.175709</text:p>
              </table:table-cell>
              <table:table-cell office:value-type="float" office:value="0.196554">
                <text:p>0.196554</text:p>
              </table:table-cell>
              <table:table-cell office:value-type="float" office:value="0.216522">
                <text:p>0.216522</text:p>
              </table:table-cell>
              <table:table-cell office:value-type="float" office:value="0.235098">
                <text:p>0.235098</text:p>
              </table:table-cell>
              <table:table-cell office:value-type="float" office:value="0.251835">
                <text:p>0.251835</text:p>
              </table:table-cell>
              <table:table-cell office:value-type="float" office:value="0.266393">
                <text:p>0.266393</text:p>
              </table:table-cell>
              <table:table-cell office:value-type="float" office:value="0.278543">
                <text:p>0.278543</text:p>
              </table:table-cell>
              <table:table-cell office:value-type="float" office:value="0.288169">
                <text:p>0.288169</text:p>
              </table:table-cell>
              <table:table-cell office:value-type="float" office:value="0.295249">
                <text:p>0.295249</text:p>
              </table:table-cell>
              <table:table-cell office:value-type="float" office:value="0.299845">
                <text:p>0.299845</text:p>
              </table:table-cell>
              <table:table-cell office:value-type="float" office:value="0.302079">
                <text:p>0.302079</text:p>
              </table:table-cell>
              <table:table-cell office:value-type="float" office:value="0.302123">
                <text:p>0.302123</text:p>
              </table:table-cell>
              <table:table-cell office:value-type="float" office:value="0.300202">
                <text:p>0.300202</text:p>
              </table:table-cell>
              <table:table-cell office:value-type="float" office:value="0.298969">
                <text:p>0.298969</text:p>
              </table:table-cell>
              <table:table-cell office:value-type="float" office:value="0.296694">
                <text:p>0.296694</text:p>
              </table:table-cell>
              <table:table-cell office:value-type="float" office:value="0.294078">
                <text:p>0.294078</text:p>
              </table:table-cell>
              <table:table-cell office:value-type="float" office:value="0.291609">
                <text:p>0.291609</text:p>
              </table:table-cell>
              <table:table-cell office:value-type="float" office:value="0.288799">
                <text:p>0.288799</text:p>
              </table:table-cell>
              <table:table-cell office:value-type="float" office:value="0.286251">
                <text:p>0.286251</text:p>
              </table:table-cell>
              <table:table-cell office:value-type="float" office:value="0.283667">
                <text:p>0.283667</text:p>
              </table:table-cell>
              <table:table-cell office:value-type="float" office:value="0.280857">
                <text:p>0.280857</text:p>
              </table:table-cell>
              <table:table-cell office:value-type="float" office:value="0.27795">
                <text:p>0.27795</text:p>
              </table:table-cell>
              <table:table-cell office:value-type="float" office:value="0.275503">
                <text:p>0.275503</text:p>
              </table:table-cell>
              <table:table-cell office:value-type="float" office:value="0.272944">
                <text:p>0.272944</text:p>
              </table:table-cell>
              <table:table-cell office:value-type="float" office:value="0.270141">
                <text:p>0.270141</text:p>
              </table:table-cell>
              <table:table-cell office:value-type="float" office:value="0.26738">
                <text:p>0.26738</text:p>
              </table:table-cell>
              <table:table-cell office:value-type="float" office:value="0.264992">
                <text:p>0.264992</text:p>
              </table:table-cell>
              <table:table-cell office:value-type="float" office:value="0.262643">
                <text:p>0.262643</text:p>
              </table:table-cell>
              <table:table-cell office:value-type="float" office:value="0.26006">
                <text:p>0.26006</text:p>
              </table:table-cell>
              <table:table-cell office:value-type="float" office:value="0.25737">
                <text:p>0.25737</text:p>
              </table:table-cell>
              <table:table-cell office:value-type="float" office:value="0.255337">
                <text:p>0.255337</text:p>
              </table:table-cell>
              <table:table-cell office:value-type="float" office:value="0.253119">
                <text:p>0.253119</text:p>
              </table:table-cell>
              <table:table-cell office:value-type="float" office:value="0.250575">
                <text:p>0.250575</text:p>
              </table:table-cell>
              <table:table-cell office:value-type="float" office:value="0.248342">
                <text:p>0.248342</text:p>
              </table:table-cell>
              <table:table-cell office:value-type="float" office:value="0.246156">
                <text:p>0.246156</text:p>
              </table:table-cell>
              <table:table-cell office:value-type="float" office:value="0.244017">
                <text:p>0.244017</text:p>
              </table:table-cell>
              <table:table-cell office:value-type="float" office:value="0.241923">
                <text:p>0.241923</text:p>
              </table:table-cell>
              <table:table-cell office:value-type="float" office:value="0.239874">
                <text:p>0.239874</text:p>
              </table:table-cell>
              <table:table-cell office:value-type="float" office:value="0.237869">
                <text:p>0.237869</text:p>
              </table:table-cell>
              <table:table-cell office:value-type="float" office:value="0.235907">
                <text:p>0.235907</text:p>
              </table:table-cell>
              <table:table-cell office:value-type="float" office:value="0.233987">
                <text:p>0.233987</text:p>
              </table:table-cell>
              <table:table-cell office:value-type="float" office:value="0.232108">
                <text:p>0.232108</text:p>
              </table:table-cell>
              <table:table-cell office:value-type="float" office:value="0.230268">
                <text:p>0.230268</text:p>
              </table:table-cell>
              <table:table-cell office:value-type="float" office:value="0.228467">
                <text:p>0.228467</text:p>
              </table:table-cell>
              <table:table-cell office:value-type="float" office:value="0.226704">
                <text:p>0.226704</text:p>
              </table:table-cell>
              <table:table-cell office:value-type="float" office:value="0.224977">
                <text:p>0.224977</text:p>
              </table:table-cell>
              <table:table-cell office:value-type="float" office:value="0.223286">
                <text:p>0.223286</text:p>
              </table:table-cell>
              <table:table-cell office:value-type="float" office:value="0.221629">
                <text:p>0.221629</text:p>
              </table:table-cell>
              <table:table-cell office:value-type="float" office:value="0.220006">
                <text:p>0.220006</text:p>
              </table:table-cell>
              <table:table-cell office:value-type="float" office:value="0.218416">
                <text:p>0.218416</text:p>
              </table:table-cell>
              <table:table-cell office:value-type="float" office:value="0.216857">
                <text:p>0.216857</text:p>
              </table:table-cell>
              <table:table-cell office:value-type="float" office:value="0.215329">
                <text:p>0.215329</text:p>
              </table:table-cell>
              <table:table-cell office:value-type="float" office:value="0.213831">
                <text:p>0.213831</text:p>
              </table:table-cell>
              <table:table-cell office:value-type="float" office:value="0.212361">
                <text:p>0.212361</text:p>
              </table:table-cell>
              <table:table-cell office:value-type="float" office:value="0.21092">
                <text:p>0.21092</text:p>
              </table:table-cell>
              <table:table-cell office:value-type="float" office:value="0.209507">
                <text:p>0.209507</text:p>
              </table:table-cell>
              <table:table-cell office:value-type="float" office:value="0.20812">
                <text:p>0.20812</text:p>
              </table:table-cell>
              <table:table-cell office:value-type="float" office:value="0.206758">
                <text:p>0.206758</text:p>
              </table:table-cell>
              <table:table-cell office:value-type="float" office:value="0.205422">
                <text:p>0.205422</text:p>
              </table:table-cell>
              <table:table-cell office:value-type="float" office:value="0.20411">
                <text:p>0.20411</text:p>
              </table:table-cell>
              <table:table-cell office:value-type="float" office:value="0.202822">
                <text:p>0.202822</text:p>
              </table:table-cell>
              <table:table-cell office:value-type="float" office:value="0.201558">
                <text:p>0.201558</text:p>
              </table:table-cell>
              <table:table-cell office:value-type="float" office:value="0.200441">
                <text:p>0.200441</text:p>
              </table:table-cell>
              <table:table-cell office:value-type="float" office:value="0.199343">
                <text:p>0.199343</text:p>
              </table:table-cell>
              <table:table-cell office:value-type="float" office:value="0.1981">
                <text:p>0.1981</text:p>
              </table:table-cell>
              <table:table-cell office:value-type="float" office:value="0.196753">
                <text:p>0.196753</text:p>
              </table:table-cell>
              <table:table-cell office:value-type="float" office:value="0.195788">
                <text:p>0.195788</text:p>
              </table:table-cell>
              <table:table-cell office:value-type="float" office:value="0.194697">
                <text:p>0.194697</text:p>
              </table:table-cell>
              <table:table-cell office:value-type="float" office:value="0.193415">
                <text:p>0.193415</text:p>
              </table:table-cell>
              <table:table-cell office:value-type="float" office:value="0.192361">
                <text:p>0.192361</text:p>
              </table:table-cell>
              <table:table-cell office:value-type="float" office:value="0.19126">
                <text:p>0.19126</text:p>
              </table:table-cell>
              <table:table-cell office:value-type="float" office:value="0.190132">
                <text:p>0.190132</text:p>
              </table:table-cell>
              <table:table-cell office:value-type="float" office:value="0.189023">
                <text:p>0.189023</text:p>
              </table:table-cell>
              <table:table-cell office:value-type="float" office:value="0.188148">
                <text:p>0.188148</text:p>
              </table:table-cell>
              <table:table-cell office:value-type="float" office:value="0.18721">
                <text:p>0.18721</text:p>
              </table:table-cell>
              <table:table-cell office:value-type="float" office:value="0.186116">
                <text:p>0.186116</text:p>
              </table:table-cell>
              <table:table-cell office:value-type="float" office:value="0.185115">
                <text:p>0.185115</text:p>
              </table:table-cell>
              <table:table-cell office:value-type="float" office:value="0.184137">
                <text:p>0.184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0000495264">
                <text:p>0.000000495264</text:p>
              </table:table-cell>
              <table:table-cell office:value-type="float" office:value="0.00000430679">
                <text:p>0.00000430679</text:p>
              </table:table-cell>
              <table:table-cell office:value-type="float" office:value="0.00000774929">
                <text:p>0.00000774929</text:p>
              </table:table-cell>
              <table:table-cell office:value-type="float" office:value="-0.0000012773">
                <text:p>-0.0000012773</text:p>
              </table:table-cell>
              <table:table-cell office:value-type="float" office:value="-0.0000383688">
                <text:p>-0.0000383688</text:p>
              </table:table-cell>
              <table:table-cell office:value-type="float" office:value="-0.000116965">
                <text:p>-0.000116965</text:p>
              </table:table-cell>
              <table:table-cell office:value-type="float" office:value="-0.000242462">
                <text:p>-0.000242462</text:p>
              </table:table-cell>
              <table:table-cell office:value-type="float" office:value="-0.000404734">
                <text:p>-0.000404734</text:p>
              </table:table-cell>
              <table:table-cell office:value-type="float" office:value="-0.000571648">
                <text:p>-0.000571648</text:p>
              </table:table-cell>
              <table:table-cell office:value-type="float" office:value="-0.000685502">
                <text:p>-0.000685502</text:p>
              </table:table-cell>
              <table:table-cell office:value-type="float" office:value="-0.0006589">
                <text:p>-0.0006589</text:p>
              </table:table-cell>
              <table:table-cell office:value-type="float" office:value="-0.000372382">
                <text:p>-0.000372382</text:p>
              </table:table-cell>
              <table:table-cell office:value-type="float" office:value="0.000327372">
                <text:p>0.000327372</text:p>
              </table:table-cell>
              <table:table-cell office:value-type="float" office:value="0.00162153">
                <text:p>0.00162153</text:p>
              </table:table-cell>
              <table:table-cell office:value-type="float" office:value="0.0036963">
                <text:p>0.0036963</text:p>
              </table:table-cell>
              <table:table-cell office:value-type="float" office:value="0.00675836">
                <text:p>0.00675836</text:p>
              </table:table-cell>
              <table:table-cell office:value-type="float" office:value="0.0110185">
                <text:p>0.0110185</text:p>
              </table:table-cell>
              <table:table-cell office:value-type="float" office:value="0.0166826">
                <text:p>0.0166826</text:p>
              </table:table-cell>
              <table:table-cell office:value-type="float" office:value="0.0239371">
                <text:p>0.0239371</text:p>
              </table:table-cell>
              <table:table-cell office:value-type="float" office:value="0.0329311">
                <text:p>0.0329311</text:p>
              </table:table-cell>
              <table:table-cell office:value-type="float" office:value="0.0437549">
                <text:p>0.0437549</text:p>
              </table:table-cell>
              <table:table-cell office:value-type="float" office:value="0.0564147">
                <text:p>0.0564147</text:p>
              </table:table-cell>
              <table:table-cell office:value-type="float" office:value="0.0708079">
                <text:p>0.0708079</text:p>
              </table:table-cell>
              <table:table-cell office:value-type="float" office:value="0.0867061">
                <text:p>0.0867061</text:p>
              </table:table-cell>
              <table:table-cell office:value-type="float" office:value="0.103754">
                <text:p>0.103754</text:p>
              </table:table-cell>
              <table:table-cell office:value-type="float" office:value="0.121492">
                <text:p>0.121492</text:p>
              </table:table-cell>
              <table:table-cell office:value-type="float" office:value="0.139396">
                <text:p>0.139396</text:p>
              </table:table-cell>
              <table:table-cell office:value-type="float" office:value="0.156933">
                <text:p>0.156933</text:p>
              </table:table-cell>
              <table:table-cell office:value-type="float" office:value="0.173599">
                <text:p>0.173599</text:p>
              </table:table-cell>
              <table:table-cell office:value-type="float" office:value="0.188958">
                <text:p>0.188958</text:p>
              </table:table-cell>
              <table:table-cell office:value-type="float" office:value="0.202659">
                <text:p>0.202659</text:p>
              </table:table-cell>
              <table:table-cell office:value-type="float" office:value="0.214447">
                <text:p>0.214447</text:p>
              </table:table-cell>
              <table:table-cell office:value-type="float" office:value="0.224158">
                <text:p>0.224158</text:p>
              </table:table-cell>
              <table:table-cell office:value-type="float" office:value="0.231717">
                <text:p>0.231717</text:p>
              </table:table-cell>
              <table:table-cell office:value-type="float" office:value="0.237104">
                <text:p>0.237104</text:p>
              </table:table-cell>
              <table:table-cell office:value-type="float" office:value="0.238646">
                <text:p>0.238646</text:p>
              </table:table-cell>
              <table:table-cell office:value-type="float" office:value="0.240365">
                <text:p>0.240365</text:p>
              </table:table-cell>
              <table:table-cell office:value-type="float" office:value="0.241402">
                <text:p>0.241402</text:p>
              </table:table-cell>
              <table:table-cell office:value-type="float" office:value="0.241842">
                <text:p>0.241842</text:p>
              </table:table-cell>
              <table:table-cell office:value-type="float" office:value="0.241922">
                <text:p>0.241922</text:p>
              </table:table-cell>
              <table:table-cell office:value-type="float" office:value="0.24171">
                <text:p>0.24171</text:p>
              </table:table-cell>
              <table:table-cell office:value-type="float" office:value="0.241282">
                <text:p>0.241282</text:p>
              </table:table-cell>
              <table:table-cell office:value-type="float" office:value="0.240619">
                <text:p>0.240619</text:p>
              </table:table-cell>
              <table:table-cell office:value-type="float" office:value="0.239755">
                <text:p>0.239755</text:p>
              </table:table-cell>
              <table:table-cell office:value-type="float" office:value="0.23891">
                <text:p>0.23891</text:p>
              </table:table-cell>
              <table:table-cell office:value-type="float" office:value="0.237924">
                <text:p>0.237924</text:p>
              </table:table-cell>
              <table:table-cell office:value-type="float" office:value="0.23674">
                <text:p>0.23674</text:p>
              </table:table-cell>
              <table:table-cell office:value-type="float" office:value="0.235479">
                <text:p>0.235479</text:p>
              </table:table-cell>
              <table:table-cell office:value-type="float" office:value="0.234321">
                <text:p>0.234321</text:p>
              </table:table-cell>
              <table:table-cell office:value-type="float" office:value="0.233126">
                <text:p>0.233126</text:p>
              </table:table-cell>
              <table:table-cell office:value-type="float" office:value="0.231752">
                <text:p>0.231752</text:p>
              </table:table-cell>
              <table:table-cell office:value-type="float" office:value="0.23026">
                <text:p>0.23026</text:p>
              </table:table-cell>
              <table:table-cell office:value-type="float" office:value="0.229097">
                <text:p>0.229097</text:p>
              </table:table-cell>
              <table:table-cell office:value-type="float" office:value="0.227792">
                <text:p>0.227792</text:p>
              </table:table-cell>
              <table:table-cell office:value-type="float" office:value="0.226253">
                <text:p>0.226253</text:p>
              </table:table-cell>
              <table:table-cell office:value-type="float" office:value="0.224867">
                <text:p>0.224867</text:p>
              </table:table-cell>
              <table:table-cell office:value-type="float" office:value="0.223481">
                <text:p>0.223481</text:p>
              </table:table-cell>
              <table:table-cell office:value-type="float" office:value="0.222097">
                <text:p>0.222097</text:p>
              </table:table-cell>
              <table:table-cell office:value-type="float" office:value="0.220719">
                <text:p>0.220719</text:p>
              </table:table-cell>
              <table:table-cell office:value-type="float" office:value="0.219348">
                <text:p>0.219348</text:p>
              </table:table-cell>
              <table:table-cell office:value-type="float" office:value="0.217985">
                <text:p>0.217985</text:p>
              </table:table-cell>
              <table:table-cell office:value-type="float" office:value="0.216633">
                <text:p>0.216633</text:p>
              </table:table-cell>
              <table:table-cell office:value-type="float" office:value="0.215293">
                <text:p>0.215293</text:p>
              </table:table-cell>
              <table:table-cell office:value-type="float" office:value="0.213965">
                <text:p>0.213965</text:p>
              </table:table-cell>
              <table:table-cell office:value-type="float" office:value="0.212651">
                <text:p>0.212651</text:p>
              </table:table-cell>
              <table:table-cell office:value-type="float" office:value="0.21135">
                <text:p>0.21135</text:p>
              </table:table-cell>
              <table:table-cell office:value-type="float" office:value="0.210064">
                <text:p>0.210064</text:p>
              </table:table-cell>
              <table:table-cell office:value-type="float" office:value="0.208793">
                <text:p>0.208793</text:p>
              </table:table-cell>
              <table:table-cell office:value-type="float" office:value="0.207537">
                <text:p>0.207537</text:p>
              </table:table-cell>
              <table:table-cell office:value-type="float" office:value="0.206296">
                <text:p>0.206296</text:p>
              </table:table-cell>
              <table:table-cell office:value-type="float" office:value="0.205072">
                <text:p>0.205072</text:p>
              </table:table-cell>
              <table:table-cell office:value-type="float" office:value="0.203863">
                <text:p>0.203863</text:p>
              </table:table-cell>
              <table:table-cell office:value-type="float" office:value="0.202669">
                <text:p>0.202669</text:p>
              </table:table-cell>
              <table:table-cell office:value-type="float" office:value="0.201492">
                <text:p>0.201492</text:p>
              </table:table-cell>
              <table:table-cell office:value-type="float" office:value="0.20033">
                <text:p>0.20033</text:p>
              </table:table-cell>
              <table:table-cell office:value-type="float" office:value="0.199184">
                <text:p>0.199184</text:p>
              </table:table-cell>
              <table:table-cell office:value-type="float" office:value="0.198053">
                <text:p>0.198053</text:p>
              </table:table-cell>
              <table:table-cell office:value-type="float" office:value="0.196938">
                <text:p>0.196938</text:p>
              </table:table-cell>
              <table:table-cell office:value-type="float" office:value="0.195838">
                <text:p>0.195838</text:p>
              </table:table-cell>
              <table:table-cell office:value-type="float" office:value="0.194753">
                <text:p>0.194753</text:p>
              </table:table-cell>
              <table:table-cell office:value-type="float" office:value="0.193683">
                <text:p>0.193683</text:p>
              </table:table-cell>
              <table:table-cell office:value-type="float" office:value="0.192628">
                <text:p>0.192628</text:p>
              </table:table-cell>
              <table:table-cell office:value-type="float" office:value="0.191588">
                <text:p>0.191588</text:p>
              </table:table-cell>
              <table:table-cell office:value-type="float" office:value="0.190561">
                <text:p>0.190561</text:p>
              </table:table-cell>
              <table:table-cell office:value-type="float" office:value="0.189653">
                <text:p>0.189653</text:p>
              </table:table-cell>
              <table:table-cell office:value-type="float" office:value="0.188756">
                <text:p>0.188756</text:p>
              </table:table-cell>
              <table:table-cell office:value-type="float" office:value="0.187736">
                <text:p>0.187736</text:p>
              </table:table-cell>
              <table:table-cell office:value-type="float" office:value="0.186626">
                <text:p>0.186626</text:p>
              </table:table-cell>
              <table:table-cell office:value-type="float" office:value="0.18583">
                <text:p>0.18583</text:p>
              </table:table-cell>
              <table:table-cell office:value-type="float" office:value="0.184926">
                <text:p>0.184926</text:p>
              </table:table-cell>
              <table:table-cell office:value-type="float" office:value="0.183859">
                <text:p>0.183859</text:p>
              </table:table-cell>
              <table:table-cell office:value-type="float" office:value="0.18298">
                <text:p>0.18298</text:p>
              </table:table-cell>
              <table:table-cell office:value-type="float" office:value="0.182058">
                <text:p>0.182058</text:p>
              </table:table-cell>
              <table:table-cell office:value-type="float" office:value="0.181111">
                <text:p>0.181111</text:p>
              </table:table-cell>
              <table:table-cell office:value-type="float" office:value="0.180177">
                <text:p>0.180177</text:p>
              </table:table-cell>
              <table:table-cell office:value-type="float" office:value="0.17944">
                <text:p>0.17944</text:p>
              </table:table-cell>
              <table:table-cell office:value-type="float" office:value="0.178647">
                <text:p>0.178647</text:p>
              </table:table-cell>
              <table:table-cell office:value-type="float" office:value="0.177718">
                <text:p>0.177718</text:p>
              </table:table-cell>
              <table:table-cell office:value-type="float" office:value="0.176867">
                <text:p>0.176867</text:p>
              </table:table-cell>
              <table:table-cell office:value-type="float" office:value="0.176032">
                <text:p>0.176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